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323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2.133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3.794cm"/>
    </style:style>
    <style:style style:name="co9" style:family="table-column">
      <style:table-column-properties fo:break-before="auto" style:column-width="2.485cm"/>
    </style:style>
    <style:style style:name="co10" style:family="table-column">
      <style:table-column-properties fo:break-before="auto" style:column-width="2.676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2.078cm"/>
    </style:style>
    <style:style style:name="co13" style:family="table-column">
      <style:table-column-properties fo:break-before="auto" style:column-width="3.14cm"/>
    </style:style>
    <style:style style:name="co14" style:family="table-column">
      <style:table-column-properties fo:break-before="auto" style:column-width="1.588cm"/>
    </style:style>
    <style:style style:name="co15" style:family="table-column">
      <style:table-column-properties fo:break-before="auto" style:column-width="2.104cm"/>
    </style:style>
    <style:style style:name="co16" style:family="table-column">
      <style:table-column-properties fo:break-before="auto" style:column-width="1.914cm"/>
    </style:style>
    <style:style style:name="co17" style:family="table-column">
      <style:table-column-properties fo:break-before="auto" style:column-width="2.295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1p_flux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default-cell-style-name="Default"/>
        <table:table-column table:style-name="co13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3" table:number-columns-repeated="5" table:default-cell-style-name="Default"/>
        <table:table-column table:style-name="co5" table:number-columns-repeated="6" table:default-cell-style-name="Default"/>
        <table:table-column table:style-name="co14" table:default-cell-style-name="Default"/>
        <table:table-column table:style-name="co5" table:number-columns-repeated="4" table:default-cell-style-name="Default"/>
        <table:table-column table:style-name="co15" table:default-cell-style-name="Default"/>
        <table:table-column table:style-name="co5" table:number-columns-repeated="2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4" table:default-cell-style-name="Default"/>
        <table:table-column table:style-name="co3" table:default-cell-style-name="Default"/>
        <table:table-column table:style-name="co19" table:number-columns-repeated="2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ESIDUE_P</text:p>
          </table:table-cell>
          <table:table-cell office:value-type="string" calcext:value-type="string">
            <text:p>HUMUS_P</text:p>
          </table:table-cell>
          <table:table-cell office:value-type="string" calcext:value-type="string">
            <text:p>FERTZR_P</text:p>
          </table:table-cell>
          <table:table-cell office:value-type="string" calcext:value-type="string">
            <text:p>NET_PL_EXCH_P</text:p>
          </table:table-cell>
          <table:table-cell office:value-type="string" calcext:value-type="string">
            <text:p>EXCH_PO4</text:p>
          </table:table-cell>
          <table:table-cell office:value-type="string" calcext:value-type="string">
            <text:p>SUR_DOP+SED_FLX</text:p>
          </table:table-cell>
          <table:table-cell office:value-type="string" calcext:value-type="string">
            <text:p>SUB_DOP_FLX</text:p>
          </table:table-cell>
          <table:table-cell office:value-type="string" calcext:value-type="string">
            <text:p>SUR_DIP_FLX</text:p>
          </table:table-cell>
          <table:table-cell office:value-type="string" calcext:value-type="string">
            <text:p>SUB_DIP_FLX</text:p>
          </table:table-cell>
          <table:table-cell office:value-type="string" calcext:value-type="string">
            <text:p>PRECIP_P</text:p>
          </table:table-cell>
          <table:table-cell office:value-type="string" calcext:value-type="string">
            <text:p>MICRO_P</text:p>
          </table:table-cell>
          <table:table-cell office:value-type="string" calcext:value-type="string">
            <text:p>FIRE_POX_EMIT</text:p>
          </table:table-cell>
          <table:table-cell office:value-type="string" calcext:value-type="string">
            <text:p>PO4_1</text:p>
          </table:table-cell>
          <table:table-cell office:value-type="string" calcext:value-type="string">
            <text:p>PO4_2</text:p>
          </table:table-cell>
          <table:table-cell office:value-type="string" calcext:value-type="string">
            <text:p>PO4_3</text:p>
          </table:table-cell>
          <table:table-cell office:value-type="string" calcext:value-type="string">
            <text:p>PO4_4</text:p>
          </table:table-cell>
          <table:table-cell office:value-type="string" calcext:value-type="string">
            <text:p>PO4_5</text:p>
          </table:table-cell>
          <table:table-cell office:value-type="string" calcext:value-type="string">
            <text:p>PO4_6</text:p>
          </table:table-cell>
          <table:table-cell office:value-type="string" calcext:value-type="string">
            <text:p>PO4_7</text:p>
          </table:table-cell>
          <table:table-cell office:value-type="string" calcext:value-type="string">
            <text:p>PO4_8</text:p>
          </table:table-cell>
          <table:table-cell office:value-type="string" calcext:value-type="string">
            <text:p>PO4_9</text:p>
          </table:table-cell>
          <table:table-cell office:value-type="string" calcext:value-type="string">
            <text:p>PO4_10</text:p>
          </table:table-cell>
          <table:table-cell office:value-type="string" calcext:value-type="string">
            <text:p>PO4_11</text:p>
          </table:table-cell>
          <table:table-cell office:value-type="string" calcext:value-type="string">
            <text:p>PO4_12</text:p>
          </table:table-cell>
          <table:table-cell office:value-type="string" calcext:value-type="string">
            <text:p>PO4_13</text:p>
          </table:table-cell>
          <table:table-cell office:value-type="string" calcext:value-type="string">
            <text:p>PO4_14</text:p>
          </table:table-cell>
          <table:table-cell office:value-type="string" calcext:value-type="string">
            <text:p>PO4_15</text:p>
          </table:table-cell>
          <table:table-cell office:value-type="string" calcext:value-type="string">
            <text:p>EXCH_P_1</text:p>
          </table:table-cell>
          <table:table-cell office:value-type="string" calcext:value-type="string">
            <text:p>EXCH_P_2</text:p>
          </table:table-cell>
          <table:table-cell office:value-type="string" calcext:value-type="string">
            <text:p>EXCH_P_3</text:p>
          </table:table-cell>
          <table:table-cell office:value-type="string" calcext:value-type="string">
            <text:p>EXCH_P_4</text:p>
          </table:table-cell>
          <table:table-cell office:value-type="string" calcext:value-type="string">
            <text:p>EXCH_P_5</text:p>
          </table:table-cell>
          <table:table-cell office:value-type="string" calcext:value-type="string">
            <text:p>EXCH_P_6</text:p>
          </table:table-cell>
          <table:table-cell office:value-type="string" calcext:value-type="string">
            <text:p>EXCH_P_7</text:p>
          </table:table-cell>
          <table:table-cell office:value-type="string" calcext:value-type="string">
            <text:p>EXCH_P_8</text:p>
          </table:table-cell>
          <table:table-cell office:value-type="string" calcext:value-type="string">
            <text:p>EXCH_P_9</text:p>
          </table:table-cell>
          <table:table-cell office:value-type="string" calcext:value-type="string">
            <text:p>EXCH_P_10</text:p>
          </table:table-cell>
          <table:table-cell office:value-type="string" calcext:value-type="string">
            <text:p>EXCH_P_11</text:p>
          </table:table-cell>
          <table:table-cell office:value-type="string" calcext:value-type="string">
            <text:p>EXCH_P_12</text:p>
          </table:table-cell>
          <table:table-cell office:value-type="string" calcext:value-type="string">
            <text:p>EXCH_P_13</text:p>
          </table:table-cell>
          <table:table-cell office:value-type="string" calcext:value-type="string">
            <text:p>EXCH_P_14</text:p>
          </table:table-cell>
          <table:table-cell office:value-type="string" calcext:value-type="string">
            <text:p>EXCH_P_15</text:p>
          </table:table-cell>
          <table:table-cell office:value-type="string" calcext:value-type="string">
            <text:p>PO4_RES</text:p>
          </table:table-cell>
          <table:table-cell office:value-type="string" calcext:value-type="string">
            <text:p>EXCH_P_RES</text:p>
          </table:table-cell>
          <table:table-cell office:value-type="string" calcext:value-type="string">
            <text:p>ECO_HVST_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1" calcext:value-type="float">
            <text:p>1012001</text:p>
          </table:table-cell>
          <table:table-cell office:value-type="float" office:value="2.241199" calcext:value-type="float">
            <text:p>2.241199</text:p>
          </table:table-cell>
          <table:table-cell office:value-type="float" office:value="140.4132" calcext:value-type="float">
            <text:p>140.41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6458696" calcext:value-type="float">
            <text:p>0.6458696</text:p>
          </table:table-cell>
          <table:table-cell office:value-type="float" office:value="0" calcext:value-type="float">
            <text:p>0</text:p>
          </table:table-cell>
          <table:table-cell office:value-type="float" office:value="0.00001927905" calcext:value-type="float">
            <text:p>1.927905E-05</text:p>
          </table:table-cell>
          <table:table-cell office:value-type="float" office:value="0" calcext:value-type="float">
            <text:p>0</text:p>
          </table:table-cell>
          <table:table-cell office:value-type="float" office:value="-0.001223929" calcext:value-type="float">
            <text:p>-0.001223929</text:p>
          </table:table-cell>
          <table:table-cell office:value-type="float" office:value="1196.172" calcext:value-type="float">
            <text:p>1196.172</text:p>
          </table:table-cell>
          <table:table-cell office:value-type="float" office:value="2.994784" calcext:value-type="float">
            <text:p>2.994784</text:p>
          </table:table-cell>
          <table:table-cell office:value-type="float" office:value="0" calcext:value-type="float">
            <text:p>0</text:p>
          </table:table-cell>
          <table:table-cell office:value-type="float" office:value="0.1230127" calcext:value-type="float">
            <text:p>0.1230127</text:p>
          </table:table-cell>
          <table:table-cell office:value-type="float" office:value="0.1111112" calcext:value-type="float">
            <text:p>0.1111112</text:p>
          </table:table-cell>
          <table:table-cell office:value-type="float" office:value="0.1078506" calcext:value-type="float">
            <text:p>0.1078506</text:p>
          </table:table-cell>
          <table:table-cell office:value-type="float" office:value="0.08939815" calcext:value-type="float">
            <text:p>0.08939815</text:p>
          </table:table-cell>
          <table:table-cell office:value-type="float" office:value="0.0680272" calcext:value-type="float">
            <text:p>0.0680272</text:p>
          </table:table-cell>
          <table:table-cell office:value-type="float" office:value="0.07738511" calcext:value-type="float">
            <text:p>0.07738511</text:p>
          </table:table-cell>
          <table:table-cell office:value-type="float" office:value="0.05682673" calcext:value-type="float">
            <text:p>0.05682673</text:p>
          </table:table-cell>
          <table:table-cell office:value-type="float" office:value="0.08447304" calcext:value-type="float">
            <text:p>0.08447304</text:p>
          </table:table-cell>
          <table:table-cell office:value-type="float" office:value="0.1246559" calcext:value-type="float">
            <text:p>0.1246559</text:p>
          </table:table-cell>
          <table:table-cell office:value-type="float" office:value="0.1144592" calcext:value-type="float">
            <text:p>0.1144592</text:p>
          </table:table-cell>
          <table:table-cell office:value-type="float" office:value="0.1105686" calcext:value-type="float">
            <text:p>0.1105686</text:p>
          </table:table-cell>
          <table:table-cell office:value-type="float" office:value="0.109769" calcext:value-type="float">
            <text:p>0.109769</text:p>
          </table:table-cell>
          <table:table-cell office:value-type="float" office:value="0.1092395" calcext:value-type="float">
            <text:p>0.1092395</text:p>
          </table:table-cell>
          <table:table-cell office:value-type="float" office:value="0.1091806" calcext:value-type="float">
            <text:p>0.1091806</text:p>
          </table:table-cell>
          <table:table-cell office:value-type="float" office:value="0" calcext:value-type="float">
            <text:p>0</text:p>
          </table:table-cell>
          <table:table-cell office:value-type="float" office:value="0.03075012" calcext:value-type="float">
            <text:p>0.03075012</text:p>
          </table:table-cell>
          <table:table-cell office:value-type="float" office:value="0.05238965" calcext:value-type="float">
            <text:p>0.05238965</text:p>
          </table:table-cell>
          <table:table-cell office:value-type="float" office:value="0.05101348" calcext:value-type="float">
            <text:p>0.05101348</text:p>
          </table:table-cell>
          <table:table-cell office:value-type="float" office:value="0.04041519" calcext:value-type="float">
            <text:p>0.04041519</text:p>
          </table:table-cell>
          <table:table-cell office:value-type="float" office:value="0.03110083" calcext:value-type="float">
            <text:p>0.03110083</text:p>
          </table:table-cell>
          <table:table-cell office:value-type="float" office:value="0.03920814" calcext:value-type="float">
            <text:p>0.03920814</text:p>
          </table:table-cell>
          <table:table-cell office:value-type="float" office:value="0.05149132" calcext:value-type="float">
            <text:p>0.05149132</text:p>
          </table:table-cell>
          <table:table-cell office:value-type="float" office:value="0.1160106" calcext:value-type="float">
            <text:p>0.1160106</text:p>
          </table:table-cell>
          <table:table-cell office:value-type="float" office:value="0.1847625" calcext:value-type="float">
            <text:p>0.1847625</text:p>
          </table:table-cell>
          <table:table-cell office:value-type="float" office:value="0.1833993" calcext:value-type="float">
            <text:p>0.1833993</text:p>
          </table:table-cell>
          <table:table-cell office:value-type="float" office:value="0.1844595" calcext:value-type="float">
            <text:p>0.1844595</text:p>
          </table:table-cell>
          <table:table-cell office:value-type="float" office:value="0.1841762" calcext:value-type="float">
            <text:p>0.1841762</text:p>
          </table:table-cell>
          <table:table-cell office:value-type="float" office:value="0.1841059" calcext:value-type="float">
            <text:p>0.1841059</text:p>
          </table:table-cell>
          <table:table-cell office:value-type="float" office:value="0.1849267" calcext:value-type="float">
            <text:p>0.1849267</text:p>
          </table:table-cell>
          <table:table-cell office:value-type="float" office:value="0" calcext:value-type="float">
            <text:p>0</text:p>
          </table:table-cell>
          <table:table-cell office:value-type="float" office:value="0.2226945" calcext:value-type="float">
            <text:p>0.2226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1" calcext:value-type="float">
            <text:p>2012001</text:p>
          </table:table-cell>
          <table:table-cell office:value-type="float" office:value="2.241756" calcext:value-type="float">
            <text:p>2.241756</text:p>
          </table:table-cell>
          <table:table-cell office:value-type="float" office:value="140.3971" calcext:value-type="float">
            <text:p>140.39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217857" calcext:value-type="float">
            <text:p>0.7217857</text:p>
          </table:table-cell>
          <table:table-cell office:value-type="float" office:value="0" calcext:value-type="float">
            <text:p>0</text:p>
          </table:table-cell>
          <table:table-cell office:value-type="float" office:value="0.00001928723" calcext:value-type="float">
            <text:p>1.928723E-05</text:p>
          </table:table-cell>
          <table:table-cell office:value-type="float" office:value="0" calcext:value-type="float">
            <text:p>0</text:p>
          </table:table-cell>
          <table:table-cell office:value-type="float" office:value="-0.001625966" calcext:value-type="float">
            <text:p>-0.001625966</text:p>
          </table:table-cell>
          <table:table-cell office:value-type="float" office:value="1196.14" calcext:value-type="float">
            <text:p>1196.14</text:p>
          </table:table-cell>
          <table:table-cell office:value-type="float" office:value="2.996296" calcext:value-type="float">
            <text:p>2.996296</text:p>
          </table:table-cell>
          <table:table-cell office:value-type="float" office:value="0" calcext:value-type="float">
            <text:p>0</text:p>
          </table:table-cell>
          <table:table-cell office:value-type="float" office:value="0.02504424" calcext:value-type="float">
            <text:p>0.02504424</text:p>
          </table:table-cell>
          <table:table-cell office:value-type="float" office:value="0.07306846" calcext:value-type="float">
            <text:p>0.07306846</text:p>
          </table:table-cell>
          <table:table-cell office:value-type="float" office:value="0.06882719" calcext:value-type="float">
            <text:p>0.06882719</text:p>
          </table:table-cell>
          <table:table-cell office:value-type="float" office:value="0.06041202" calcext:value-type="float">
            <text:p>0.06041202</text:p>
          </table:table-cell>
          <table:table-cell office:value-type="float" office:value="0.04934108" calcext:value-type="float">
            <text:p>0.04934108</text:p>
          </table:table-cell>
          <table:table-cell office:value-type="float" office:value="0.05310357" calcext:value-type="float">
            <text:p>0.05310357</text:p>
          </table:table-cell>
          <table:table-cell office:value-type="float" office:value="0.04205027" calcext:value-type="float">
            <text:p>0.04205027</text:p>
          </table:table-cell>
          <table:table-cell office:value-type="float" office:value="0.06583422" calcext:value-type="float">
            <text:p>0.06583422</text:p>
          </table:table-cell>
          <table:table-cell office:value-type="float" office:value="0.09265323" calcext:value-type="float">
            <text:p>0.09265323</text:p>
          </table:table-cell>
          <table:table-cell office:value-type="float" office:value="0.08263358" calcext:value-type="float">
            <text:p>0.08263358</text:p>
          </table:table-cell>
          <table:table-cell office:value-type="float" office:value="0.07878295" calcext:value-type="float">
            <text:p>0.07878295</text:p>
          </table:table-cell>
          <table:table-cell office:value-type="float" office:value="0.07793646" calcext:value-type="float">
            <text:p>0.07793646</text:p>
          </table:table-cell>
          <table:table-cell office:value-type="float" office:value="0.07735834" calcext:value-type="float">
            <text:p>0.07735834</text:p>
          </table:table-cell>
          <table:table-cell office:value-type="float" office:value="0.07721253" calcext:value-type="float">
            <text:p>0.07721253</text:p>
          </table:table-cell>
          <table:table-cell office:value-type="float" office:value="0" calcext:value-type="float">
            <text:p>0</text:p>
          </table:table-cell>
          <table:table-cell office:value-type="float" office:value="0.04046198" calcext:value-type="float">
            <text:p>0.04046198</text:p>
          </table:table-cell>
          <table:table-cell office:value-type="float" office:value="0.08121527" calcext:value-type="float">
            <text:p>0.08121527</text:p>
          </table:table-cell>
          <table:table-cell office:value-type="float" office:value="0.08020204" calcext:value-type="float">
            <text:p>0.08020204</text:p>
          </table:table-cell>
          <table:table-cell office:value-type="float" office:value="0.06617416" calcext:value-type="float">
            <text:p>0.06617416</text:p>
          </table:table-cell>
          <table:table-cell office:value-type="float" office:value="0.05178099" calcext:value-type="float">
            <text:p>0.05178099</text:p>
          </table:table-cell>
          <table:table-cell office:value-type="float" office:value="0.05350645" calcext:value-type="float">
            <text:p>0.05350645</text:p>
          </table:table-cell>
          <table:table-cell office:value-type="float" office:value="0.06129166" calcext:value-type="float">
            <text:p>0.06129166</text:p>
          </table:table-cell>
          <table:table-cell office:value-type="float" office:value="0.1328971" calcext:value-type="float">
            <text:p>0.1328971</text:p>
          </table:table-cell>
          <table:table-cell office:value-type="float" office:value="0.2054818" calcext:value-type="float">
            <text:p>0.2054818</text:p>
          </table:table-cell>
          <table:table-cell office:value-type="float" office:value="0.2025" calcext:value-type="float">
            <text:p>0.2025</text:p>
          </table:table-cell>
          <table:table-cell office:value-type="float" office:value="0.2038506" calcext:value-type="float">
            <text:p>0.2038506</text:p>
          </table:table-cell>
          <table:table-cell office:value-type="float" office:value="0.2032935" calcext:value-type="float">
            <text:p>0.2032935</text:p>
          </table:table-cell>
          <table:table-cell office:value-type="float" office:value="0.2031411" calcext:value-type="float">
            <text:p>0.2031411</text:p>
          </table:table-cell>
          <table:table-cell office:value-type="float" office:value="0.2051423" calcext:value-type="float">
            <text:p>0.2051423</text:p>
          </table:table-cell>
          <table:table-cell office:value-type="float" office:value="0" calcext:value-type="float">
            <text:p>0</text:p>
          </table:table-cell>
          <table:table-cell office:value-type="float" office:value="0.02014334" calcext:value-type="float">
            <text:p>0.02014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1" calcext:value-type="float">
            <text:p>3012001</text:p>
          </table:table-cell>
          <table:table-cell office:value-type="float" office:value="2.241833" calcext:value-type="float">
            <text:p>2.241833</text:p>
          </table:table-cell>
          <table:table-cell office:value-type="float" office:value="140.3828" calcext:value-type="float">
            <text:p>140.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7826473" calcext:value-type="float">
            <text:p>0.7826473</text:p>
          </table:table-cell>
          <table:table-cell office:value-type="float" office:value="0" calcext:value-type="float">
            <text:p>0</text:p>
          </table:table-cell>
          <table:table-cell office:value-type="float" office:value="0.00001928724" calcext:value-type="float">
            <text:p>1.928724E-05</text:p>
          </table:table-cell>
          <table:table-cell office:value-type="float" office:value="0" calcext:value-type="float">
            <text:p>0</text:p>
          </table:table-cell>
          <table:table-cell office:value-type="float" office:value="-0.001855157" calcext:value-type="float">
            <text:p>-0.001855157</text:p>
          </table:table-cell>
          <table:table-cell office:value-type="float" office:value="1196.103" calcext:value-type="float">
            <text:p>1196.103</text:p>
          </table:table-cell>
          <table:table-cell office:value-type="float" office:value="3.002782" calcext:value-type="float">
            <text:p>3.002782</text:p>
          </table:table-cell>
          <table:table-cell office:value-type="float" office:value="0" calcext:value-type="float">
            <text:p>0</text:p>
          </table:table-cell>
          <table:table-cell office:value-type="float" office:value="0.01589319" calcext:value-type="float">
            <text:p>0.01589319</text:p>
          </table:table-cell>
          <table:table-cell office:value-type="float" office:value="0.06326852" calcext:value-type="float">
            <text:p>0.06326852</text:p>
          </table:table-cell>
          <table:table-cell office:value-type="float" office:value="0.05989475" calcext:value-type="float">
            <text:p>0.05989475</text:p>
          </table:table-cell>
          <table:table-cell office:value-type="float" office:value="0.05084994" calcext:value-type="float">
            <text:p>0.05084994</text:p>
          </table:table-cell>
          <table:table-cell office:value-type="float" office:value="0.04153458" calcext:value-type="float">
            <text:p>0.04153458</text:p>
          </table:table-cell>
          <table:table-cell office:value-type="float" office:value="0.04325002" calcext:value-type="float">
            <text:p>0.04325002</text:p>
          </table:table-cell>
          <table:table-cell office:value-type="float" office:value="0.0357076" calcext:value-type="float">
            <text:p>0.0357076</text:p>
          </table:table-cell>
          <table:table-cell office:value-type="float" office:value="0.05836693" calcext:value-type="float">
            <text:p>0.05836693</text:p>
          </table:table-cell>
          <table:table-cell office:value-type="float" office:value="0.08127046" calcext:value-type="float">
            <text:p>0.08127046</text:p>
          </table:table-cell>
          <table:table-cell office:value-type="float" office:value="0.07201838" calcext:value-type="float">
            <text:p>0.07201838</text:p>
          </table:table-cell>
          <table:table-cell office:value-type="float" office:value="0.06830765" calcext:value-type="float">
            <text:p>0.06830765</text:p>
          </table:table-cell>
          <table:table-cell office:value-type="float" office:value="0.06747415" calcext:value-type="float">
            <text:p>0.06747415</text:p>
          </table:table-cell>
          <table:table-cell office:value-type="float" office:value="0.06690546" calcext:value-type="float">
            <text:p>0.06690546</text:p>
          </table:table-cell>
          <table:table-cell office:value-type="float" office:value="0.06673583" calcext:value-type="float">
            <text:p>0.06673583</text:p>
          </table:table-cell>
          <table:table-cell office:value-type="float" office:value="0" calcext:value-type="float">
            <text:p>0</text:p>
          </table:table-cell>
          <table:table-cell office:value-type="float" office:value="0.04338264" calcext:value-type="float">
            <text:p>0.04338264</text:p>
          </table:table-cell>
          <table:table-cell office:value-type="float" office:value="0.1031859" calcext:value-type="float">
            <text:p>0.1031859</text:p>
          </table:table-cell>
          <table:table-cell office:value-type="float" office:value="0.1017078" calcext:value-type="float">
            <text:p>0.1017078</text:p>
          </table:table-cell>
          <table:table-cell office:value-type="float" office:value="0.08524758" calcext:value-type="float">
            <text:p>0.08524758</text:p>
          </table:table-cell>
          <table:table-cell office:value-type="float" office:value="0.06758665" calcext:value-type="float">
            <text:p>0.06758665</text:p>
          </table:table-cell>
          <table:table-cell office:value-type="float" office:value="0.06409848" calcext:value-type="float">
            <text:p>0.06409848</text:p>
          </table:table-cell>
          <table:table-cell office:value-type="float" office:value="0.06902089" calcext:value-type="float">
            <text:p>0.06902089</text:p>
          </table:table-cell>
          <table:table-cell office:value-type="float" office:value="0.1469864" calcext:value-type="float">
            <text:p>0.1469864</text:p>
          </table:table-cell>
          <table:table-cell office:value-type="float" office:value="0.2225179" calcext:value-type="float">
            <text:p>0.2225179</text:p>
          </table:table-cell>
          <table:table-cell office:value-type="float" office:value="0.2179044" calcext:value-type="float">
            <text:p>0.2179044</text:p>
          </table:table-cell>
          <table:table-cell office:value-type="float" office:value="0.2193286" calcext:value-type="float">
            <text:p>0.2193286</text:p>
          </table:table-cell>
          <table:table-cell office:value-type="float" office:value="0.2185144" calcext:value-type="float">
            <text:p>0.2185144</text:p>
          </table:table-cell>
          <table:table-cell office:value-type="float" office:value="0.2183141" calcext:value-type="float">
            <text:p>0.2183141</text:p>
          </table:table-cell>
          <table:table-cell office:value-type="float" office:value="0.2215706" calcext:value-type="float">
            <text:p>0.2215706</text:p>
          </table:table-cell>
          <table:table-cell office:value-type="float" office:value="0" calcext:value-type="float">
            <text:p>0</text:p>
          </table:table-cell>
          <table:table-cell office:value-type="float" office:value="0.01370329" calcext:value-type="float">
            <text:p>0.01370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1" calcext:value-type="float">
            <text:p>4012001</text:p>
          </table:table-cell>
          <table:table-cell office:value-type="float" office:value="2.241659" calcext:value-type="float">
            <text:p>2.241659</text:p>
          </table:table-cell>
          <table:table-cell office:value-type="float" office:value="140.3682" calcext:value-type="float">
            <text:p>140.36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385716" calcext:value-type="float">
            <text:p>0.8385716</text:p>
          </table:table-cell>
          <table:table-cell office:value-type="float" office:value="0" calcext:value-type="float">
            <text:p>0</text:p>
          </table:table-cell>
          <table:table-cell office:value-type="float" office:value="0.00001928724" calcext:value-type="float">
            <text:p>1.928724E-05</text:p>
          </table:table-cell>
          <table:table-cell office:value-type="float" office:value="0" calcext:value-type="float">
            <text:p>0</text:p>
          </table:table-cell>
          <table:table-cell office:value-type="float" office:value="-0.002024454" calcext:value-type="float">
            <text:p>-0.002024454</text:p>
          </table:table-cell>
          <table:table-cell office:value-type="float" office:value="1196.062" calcext:value-type="float">
            <text:p>1196.062</text:p>
          </table:table-cell>
          <table:table-cell office:value-type="float" office:value="3.016879" calcext:value-type="float">
            <text:p>3.016879</text:p>
          </table:table-cell>
          <table:table-cell office:value-type="float" office:value="0" calcext:value-type="float">
            <text:p>0</text:p>
          </table:table-cell>
          <table:table-cell office:value-type="float" office:value="0.008649799" calcext:value-type="float">
            <text:p>0.008649799</text:p>
          </table:table-cell>
          <table:table-cell office:value-type="float" office:value="0.09701715" calcext:value-type="float">
            <text:p>0.09701715</text:p>
          </table:table-cell>
          <table:table-cell office:value-type="float" office:value="0.07661016" calcext:value-type="float">
            <text:p>0.07661016</text:p>
          </table:table-cell>
          <table:table-cell office:value-type="float" office:value="0.05619847" calcext:value-type="float">
            <text:p>0.05619847</text:p>
          </table:table-cell>
          <table:table-cell office:value-type="float" office:value="0.04218995" calcext:value-type="float">
            <text:p>0.04218995</text:p>
          </table:table-cell>
          <table:table-cell office:value-type="float" office:value="0.04052913" calcext:value-type="float">
            <text:p>0.04052913</text:p>
          </table:table-cell>
          <table:table-cell office:value-type="float" office:value="0.03302175" calcext:value-type="float">
            <text:p>0.03302175</text:p>
          </table:table-cell>
          <table:table-cell office:value-type="float" office:value="0.05470569" calcext:value-type="float">
            <text:p>0.05470569</text:p>
          </table:table-cell>
          <table:table-cell office:value-type="float" office:value="0.07690419" calcext:value-type="float">
            <text:p>0.07690419</text:p>
          </table:table-cell>
          <table:table-cell office:value-type="float" office:value="0.06855123" calcext:value-type="float">
            <text:p>0.06855123</text:p>
          </table:table-cell>
          <table:table-cell office:value-type="float" office:value="0.06502972" calcext:value-type="float">
            <text:p>0.06502972</text:p>
          </table:table-cell>
          <table:table-cell office:value-type="float" office:value="0.06422532" calcext:value-type="float">
            <text:p>0.06422532</text:p>
          </table:table-cell>
          <table:table-cell office:value-type="float" office:value="0.06367417" calcext:value-type="float">
            <text:p>0.06367417</text:p>
          </table:table-cell>
          <table:table-cell office:value-type="float" office:value="0.06351328" calcext:value-type="float">
            <text:p>0.06351328</text:p>
          </table:table-cell>
          <table:table-cell office:value-type="float" office:value="0" calcext:value-type="float">
            <text:p>0</text:p>
          </table:table-cell>
          <table:table-cell office:value-type="float" office:value="0.04604613" calcext:value-type="float">
            <text:p>0.04604613</text:p>
          </table:table-cell>
          <table:table-cell office:value-type="float" office:value="0.1279447" calcext:value-type="float">
            <text:p>0.1279447</text:p>
          </table:table-cell>
          <table:table-cell office:value-type="float" office:value="0.123282" calcext:value-type="float">
            <text:p>0.123282</text:p>
          </table:table-cell>
          <table:table-cell office:value-type="float" office:value="0.102863" calcext:value-type="float">
            <text:p>0.102863</text:p>
          </table:table-cell>
          <table:table-cell office:value-type="float" office:value="0.08177305" calcext:value-type="float">
            <text:p>0.08177305</text:p>
          </table:table-cell>
          <table:table-cell office:value-type="float" office:value="0.07322057" calcext:value-type="float">
            <text:p>0.07322057</text:p>
          </table:table-cell>
          <table:table-cell office:value-type="float" office:value="0.07582404" calcext:value-type="float">
            <text:p>0.07582404</text:p>
          </table:table-cell>
          <table:table-cell office:value-type="float" office:value="0.1598029" calcext:value-type="float">
            <text:p>0.1598029</text:p>
          </table:table-cell>
          <table:table-cell office:value-type="float" office:value="0.2381153" calcext:value-type="float">
            <text:p>0.2381153</text:p>
          </table:table-cell>
          <table:table-cell office:value-type="float" office:value="0.2320139" calcext:value-type="float">
            <text:p>0.2320139</text:p>
          </table:table-cell>
          <table:table-cell office:value-type="float" office:value="0.2334668" calcext:value-type="float">
            <text:p>0.2334668</text:p>
          </table:table-cell>
          <table:table-cell office:value-type="float" office:value="0.2324095" calcext:value-type="float">
            <text:p>0.2324095</text:p>
          </table:table-cell>
          <table:table-cell office:value-type="float" office:value="0.2322018" calcext:value-type="float">
            <text:p>0.2322018</text:p>
          </table:table-cell>
          <table:table-cell office:value-type="float" office:value="0.2367792" calcext:value-type="float">
            <text:p>0.2367792</text:p>
          </table:table-cell>
          <table:table-cell office:value-type="float" office:value="0" calcext:value-type="float">
            <text:p>0</text:p>
          </table:table-cell>
          <table:table-cell office:value-type="float" office:value="0.01880493" calcext:value-type="float">
            <text:p>0.01880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1" calcext:value-type="float">
            <text:p>5012001</text:p>
          </table:table-cell>
          <table:table-cell office:value-type="float" office:value="2.241584" calcext:value-type="float">
            <text:p>2.241584</text:p>
          </table:table-cell>
          <table:table-cell office:value-type="float" office:value="140.3521" calcext:value-type="float">
            <text:p>140.35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936533" calcext:value-type="float">
            <text:p>0.8936533</text:p>
          </table:table-cell>
          <table:table-cell office:value-type="float" office:value="0" calcext:value-type="float">
            <text:p>0</text:p>
          </table:table-cell>
          <table:table-cell office:value-type="float" office:value="0.00001928724" calcext:value-type="float">
            <text:p>1.928724E-05</text:p>
          </table:table-cell>
          <table:table-cell office:value-type="float" office:value="0" calcext:value-type="float">
            <text:p>0</text:p>
          </table:table-cell>
          <table:table-cell office:value-type="float" office:value="-0.00216518" calcext:value-type="float">
            <text:p>-0.00216518</text:p>
          </table:table-cell>
          <table:table-cell office:value-type="float" office:value="1196.021" calcext:value-type="float">
            <text:p>1196.021</text:p>
          </table:table-cell>
          <table:table-cell office:value-type="float" office:value="3.037234" calcext:value-type="float">
            <text:p>3.037234</text:p>
          </table:table-cell>
          <table:table-cell office:value-type="float" office:value="0" calcext:value-type="float">
            <text:p>0</text:p>
          </table:table-cell>
          <table:table-cell office:value-type="float" office:value="0.007870869" calcext:value-type="float">
            <text:p>0.007870869</text:p>
          </table:table-cell>
          <table:table-cell office:value-type="float" office:value="0.1307376" calcext:value-type="float">
            <text:p>0.1307376</text:p>
          </table:table-cell>
          <table:table-cell office:value-type="float" office:value="0.09604" calcext:value-type="float">
            <text:p>0.09604</text:p>
          </table:table-cell>
          <table:table-cell office:value-type="float" office:value="0.06635688" calcext:value-type="float">
            <text:p>0.06635688</text:p>
          </table:table-cell>
          <table:table-cell office:value-type="float" office:value="0.04742625" calcext:value-type="float">
            <text:p>0.04742625</text:p>
          </table:table-cell>
          <table:table-cell office:value-type="float" office:value="0.0417464" calcext:value-type="float">
            <text:p>0.0417464</text:p>
          </table:table-cell>
          <table:table-cell office:value-type="float" office:value="0.032643" calcext:value-type="float">
            <text:p>0.032643</text:p>
          </table:table-cell>
          <table:table-cell office:value-type="float" office:value="0.05308219" calcext:value-type="float">
            <text:p>0.05308219</text:p>
          </table:table-cell>
          <table:table-cell office:value-type="float" office:value="0.07500546" calcext:value-type="float">
            <text:p>0.07500546</text:p>
          </table:table-cell>
          <table:table-cell office:value-type="float" office:value="0.06738243" calcext:value-type="float">
            <text:p>0.06738243</text:p>
          </table:table-cell>
          <table:table-cell office:value-type="float" office:value="0.06404801" calcext:value-type="float">
            <text:p>0.06404801</text:p>
          </table:table-cell>
          <table:table-cell office:value-type="float" office:value="0.06327523" calcext:value-type="float">
            <text:p>0.06327523</text:p>
          </table:table-cell>
          <table:table-cell office:value-type="float" office:value="0.06274167" calcext:value-type="float">
            <text:p>0.06274167</text:p>
          </table:table-cell>
          <table:table-cell office:value-type="float" office:value="0.06260019" calcext:value-type="float">
            <text:p>0.06260019</text:p>
          </table:table-cell>
          <table:table-cell office:value-type="float" office:value="0" calcext:value-type="float">
            <text:p>0</text:p>
          </table:table-cell>
          <table:table-cell office:value-type="float" office:value="0.04844274" calcext:value-type="float">
            <text:p>0.04844274</text:p>
          </table:table-cell>
          <table:table-cell office:value-type="float" office:value="0.162387" calcext:value-type="float">
            <text:p>0.162387</text:p>
          </table:table-cell>
          <table:table-cell office:value-type="float" office:value="0.1504474" calcext:value-type="float">
            <text:p>0.1504474</text:p>
          </table:table-cell>
          <table:table-cell office:value-type="float" office:value="0.1229503" calcext:value-type="float">
            <text:p>0.1229503</text:p>
          </table:table-cell>
          <table:table-cell office:value-type="float" office:value="0.09685948" calcext:value-type="float">
            <text:p>0.09685948</text:p>
          </table:table-cell>
          <table:table-cell office:value-type="float" office:value="0.08221444" calcext:value-type="float">
            <text:p>0.08221444</text:p>
          </table:table-cell>
          <table:table-cell office:value-type="float" office:value="0.0823299" calcext:value-type="float">
            <text:p>0.0823299</text:p>
          </table:table-cell>
          <table:table-cell office:value-type="float" office:value="0.1719871" calcext:value-type="float">
            <text:p>0.1719871</text:p>
          </table:table-cell>
          <table:table-cell office:value-type="float" office:value="0.2530925" calcext:value-type="float">
            <text:p>0.2530925</text:p>
          </table:table-cell>
          <table:table-cell office:value-type="float" office:value="0.2456638" calcext:value-type="float">
            <text:p>0.2456638</text:p>
          </table:table-cell>
          <table:table-cell office:value-type="float" office:value="0.2471593" calcext:value-type="float">
            <text:p>0.2471593</text:p>
          </table:table-cell>
          <table:table-cell office:value-type="float" office:value="0.2458724" calcext:value-type="float">
            <text:p>0.2458724</text:p>
          </table:table-cell>
          <table:table-cell office:value-type="float" office:value="0.2456984" calcext:value-type="float">
            <text:p>0.2456984</text:p>
          </table:table-cell>
          <table:table-cell office:value-type="float" office:value="0.2516616" calcext:value-type="float">
            <text:p>0.2516616</text:p>
          </table:table-cell>
          <table:table-cell office:value-type="float" office:value="0" calcext:value-type="float">
            <text:p>0</text:p>
          </table:table-cell>
          <table:table-cell office:value-type="float" office:value="0.02088235" calcext:value-type="float">
            <text:p>0.0208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1" calcext:value-type="float">
            <text:p>6012001</text:p>
          </table:table-cell>
          <table:table-cell office:value-type="float" office:value="2.241407" calcext:value-type="float">
            <text:p>2.241407</text:p>
          </table:table-cell>
          <table:table-cell office:value-type="float" office:value="140.3355" calcext:value-type="float">
            <text:p>140.33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48948" calcext:value-type="float">
            <text:p>0.948948</text:p>
          </table:table-cell>
          <table:table-cell office:value-type="float" office:value="0" calcext:value-type="float">
            <text:p>0</text:p>
          </table:table-cell>
          <table:table-cell office:value-type="float" office:value="0.00001928724" calcext:value-type="float">
            <text:p>1.928724E-05</text:p>
          </table:table-cell>
          <table:table-cell office:value-type="float" office:value="0" calcext:value-type="float">
            <text:p>0</text:p>
          </table:table-cell>
          <table:table-cell office:value-type="float" office:value="-0.002288837" calcext:value-type="float">
            <text:p>-0.002288837</text:p>
          </table:table-cell>
          <table:table-cell office:value-type="float" office:value="1195.98" calcext:value-type="float">
            <text:p>1195.98</text:p>
          </table:table-cell>
          <table:table-cell office:value-type="float" office:value="3.068887" calcext:value-type="float">
            <text:p>3.068887</text:p>
          </table:table-cell>
          <table:table-cell office:value-type="float" office:value="0" calcext:value-type="float">
            <text:p>0</text:p>
          </table:table-cell>
          <table:table-cell office:value-type="float" office:value="0.006710645" calcext:value-type="float">
            <text:p>0.006710645</text:p>
          </table:table-cell>
          <table:table-cell office:value-type="float" office:value="0.1533251" calcext:value-type="float">
            <text:p>0.1533251</text:p>
          </table:table-cell>
          <table:table-cell office:value-type="float" office:value="0.1095608" calcext:value-type="float">
            <text:p>0.1095608</text:p>
          </table:table-cell>
          <table:table-cell office:value-type="float" office:value="0.07373959" calcext:value-type="float">
            <text:p>0.07373959</text:p>
          </table:table-cell>
          <table:table-cell office:value-type="float" office:value="0.05144457" calcext:value-type="float">
            <text:p>0.05144457</text:p>
          </table:table-cell>
          <table:table-cell office:value-type="float" office:value="0.04323396" calcext:value-type="float">
            <text:p>0.04323396</text:p>
          </table:table-cell>
          <table:table-cell office:value-type="float" office:value="0.03284774" calcext:value-type="float">
            <text:p>0.03284774</text:p>
          </table:table-cell>
          <table:table-cell office:value-type="float" office:value="0.05250255" calcext:value-type="float">
            <text:p>0.05250255</text:p>
          </table:table-cell>
          <table:table-cell office:value-type="float" office:value="0.07410455" calcext:value-type="float">
            <text:p>0.07410455</text:p>
          </table:table-cell>
          <table:table-cell office:value-type="float" office:value="0.06696308" calcext:value-type="float">
            <text:p>0.06696308</text:p>
          </table:table-cell>
          <table:table-cell office:value-type="float" office:value="0.06379362" calcext:value-type="float">
            <text:p>0.06379362</text:p>
          </table:table-cell>
          <table:table-cell office:value-type="float" office:value="0.06305117" calcext:value-type="float">
            <text:p>0.06305117</text:p>
          </table:table-cell>
          <table:table-cell office:value-type="float" office:value="0.06253313" calcext:value-type="float">
            <text:p>0.06253313</text:p>
          </table:table-cell>
          <table:table-cell office:value-type="float" office:value="0.06241337" calcext:value-type="float">
            <text:p>0.06241337</text:p>
          </table:table-cell>
          <table:table-cell office:value-type="float" office:value="0" calcext:value-type="float">
            <text:p>0</text:p>
          </table:table-cell>
          <table:table-cell office:value-type="float" office:value="0.05070046" calcext:value-type="float">
            <text:p>0.05070046</text:p>
          </table:table-cell>
          <table:table-cell office:value-type="float" office:value="0.2045943" calcext:value-type="float">
            <text:p>0.2045943</text:p>
          </table:table-cell>
          <table:table-cell office:value-type="float" office:value="0.182569" calcext:value-type="float">
            <text:p>0.182569</text:p>
          </table:table-cell>
          <table:table-cell office:value-type="float" office:value="0.1458381" calcext:value-type="float">
            <text:p>0.1458381</text:p>
          </table:table-cell>
          <table:table-cell office:value-type="float" office:value="0.1134303" calcext:value-type="float">
            <text:p>0.1134303</text:p>
          </table:table-cell>
          <table:table-cell office:value-type="float" office:value="0.09149149" calcext:value-type="float">
            <text:p>0.09149149</text:p>
          </table:table-cell>
          <table:table-cell office:value-type="float" office:value="0.0888126" calcext:value-type="float">
            <text:p>0.0888126</text:p>
          </table:table-cell>
          <table:table-cell office:value-type="float" office:value="0.1838958" calcext:value-type="float">
            <text:p>0.1838958</text:p>
          </table:table-cell>
          <table:table-cell office:value-type="float" office:value="0.2677622" calcext:value-type="float">
            <text:p>0.2677622</text:p>
          </table:table-cell>
          <table:table-cell office:value-type="float" office:value="0.2591282" calcext:value-type="float">
            <text:p>0.2591282</text:p>
          </table:table-cell>
          <table:table-cell office:value-type="float" office:value="0.2606946" calcext:value-type="float">
            <text:p>0.2606946</text:p>
          </table:table-cell>
          <table:table-cell office:value-type="float" office:value="0.2591914" calcext:value-type="float">
            <text:p>0.2591914</text:p>
          </table:table-cell>
          <table:table-cell office:value-type="float" office:value="0.2590903" calcext:value-type="float">
            <text:p>0.2590903</text:p>
          </table:table-cell>
          <table:table-cell office:value-type="float" office:value="0.2665234" calcext:value-type="float">
            <text:p>0.2665234</text:p>
          </table:table-cell>
          <table:table-cell office:value-type="float" office:value="0" calcext:value-type="float">
            <text:p>0</text:p>
          </table:table-cell>
          <table:table-cell office:value-type="float" office:value="0.02213946" calcext:value-type="float">
            <text:p>0.022139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1" calcext:value-type="float">
            <text:p>7012001</text:p>
          </table:table-cell>
          <table:table-cell office:value-type="float" office:value="2.241445" calcext:value-type="float">
            <text:p>2.241445</text:p>
          </table:table-cell>
          <table:table-cell office:value-type="float" office:value="140.319" calcext:value-type="float">
            <text:p>140.3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04384" calcext:value-type="float">
            <text:p>1.004384</text:p>
          </table:table-cell>
          <table:table-cell office:value-type="float" office:value="0" calcext:value-type="float">
            <text:p>0</text:p>
          </table:table-cell>
          <table:table-cell office:value-type="float" office:value="0.00001928724" calcext:value-type="float">
            <text:p>1.928724E-05</text:p>
          </table:table-cell>
          <table:table-cell office:value-type="float" office:value="0" calcext:value-type="float">
            <text:p>0</text:p>
          </table:table-cell>
          <table:table-cell office:value-type="float" office:value="-0.002401453" calcext:value-type="float">
            <text:p>-0.002401453</text:p>
          </table:table-cell>
          <table:table-cell office:value-type="float" office:value="1195.939" calcext:value-type="float">
            <text:p>1195.939</text:p>
          </table:table-cell>
          <table:table-cell office:value-type="float" office:value="3.093159" calcext:value-type="float">
            <text:p>3.093159</text:p>
          </table:table-cell>
          <table:table-cell office:value-type="float" office:value="0" calcext:value-type="float">
            <text:p>0</text:p>
          </table:table-cell>
          <table:table-cell office:value-type="float" office:value="0.007210143" calcext:value-type="float">
            <text:p>0.007210143</text:p>
          </table:table-cell>
          <table:table-cell office:value-type="float" office:value="0.1442793" calcext:value-type="float">
            <text:p>0.1442793</text:p>
          </table:table-cell>
          <table:table-cell office:value-type="float" office:value="0.1067095" calcext:value-type="float">
            <text:p>0.1067095</text:p>
          </table:table-cell>
          <table:table-cell office:value-type="float" office:value="0.07375359" calcext:value-type="float">
            <text:p>0.07375359</text:p>
          </table:table-cell>
          <table:table-cell office:value-type="float" office:value="0.05204425" calcext:value-type="float">
            <text:p>0.05204425</text:p>
          </table:table-cell>
          <table:table-cell office:value-type="float" office:value="0.04357761" calcext:value-type="float">
            <text:p>0.04357761</text:p>
          </table:table-cell>
          <table:table-cell office:value-type="float" office:value="0.0329046" calcext:value-type="float">
            <text:p>0.0329046</text:p>
          </table:table-cell>
          <table:table-cell office:value-type="float" office:value="0.05231899" calcext:value-type="float">
            <text:p>0.05231899</text:p>
          </table:table-cell>
          <table:table-cell office:value-type="float" office:value="0.07365881" calcext:value-type="float">
            <text:p>0.07365881</text:p>
          </table:table-cell>
          <table:table-cell office:value-type="float" office:value="0.06680217" calcext:value-type="float">
            <text:p>0.06680217</text:p>
          </table:table-cell>
          <table:table-cell office:value-type="float" office:value="0.06377095" calcext:value-type="float">
            <text:p>0.06377095</text:p>
          </table:table-cell>
          <table:table-cell office:value-type="float" office:value="0.06305669" calcext:value-type="float">
            <text:p>0.06305669</text:p>
          </table:table-cell>
          <table:table-cell office:value-type="float" office:value="0.06255281" calcext:value-type="float">
            <text:p>0.06255281</text:p>
          </table:table-cell>
          <table:table-cell office:value-type="float" office:value="0.06245574" calcext:value-type="float">
            <text:p>0.06245574</text:p>
          </table:table-cell>
          <table:table-cell office:value-type="float" office:value="0" calcext:value-type="float">
            <text:p>0</text:p>
          </table:table-cell>
          <table:table-cell office:value-type="float" office:value="0.05266684" calcext:value-type="float">
            <text:p>0.05266684</text:p>
          </table:table-cell>
          <table:table-cell office:value-type="float" office:value="0.2492742" calcext:value-type="float">
            <text:p>0.2492742</text:p>
          </table:table-cell>
          <table:table-cell office:value-type="float" office:value="0.2169331" calcext:value-type="float">
            <text:p>0.2169331</text:p>
          </table:table-cell>
          <table:table-cell office:value-type="float" office:value="0.1702967" calcext:value-type="float">
            <text:p>0.1702967</text:p>
          </table:table-cell>
          <table:table-cell office:value-type="float" office:value="0.1309762" calcext:value-type="float">
            <text:p>0.1309762</text:p>
          </table:table-cell>
          <table:table-cell office:value-type="float" office:value="0.1009848" calcext:value-type="float">
            <text:p>0.1009848</text:p>
          </table:table-cell>
          <table:table-cell office:value-type="float" office:value="0.09531688" calcext:value-type="float">
            <text:p>0.09531688</text:p>
          </table:table-cell>
          <table:table-cell office:value-type="float" office:value="0.1956889" calcext:value-type="float">
            <text:p>0.1956889</text:p>
          </table:table-cell>
          <table:table-cell office:value-type="float" office:value="0.2822606" calcext:value-type="float">
            <text:p>0.2822606</text:p>
          </table:table-cell>
          <table:table-cell office:value-type="float" office:value="0.2724984" calcext:value-type="float">
            <text:p>0.2724984</text:p>
          </table:table-cell>
          <table:table-cell office:value-type="float" office:value="0.2741642" calcext:value-type="float">
            <text:p>0.2741642</text:p>
          </table:table-cell>
          <table:table-cell office:value-type="float" office:value="0.2724588" calcext:value-type="float">
            <text:p>0.2724588</text:p>
          </table:table-cell>
          <table:table-cell office:value-type="float" office:value="0.2724748" calcext:value-type="float">
            <text:p>0.2724748</text:p>
          </table:table-cell>
          <table:table-cell office:value-type="float" office:value="0.2814373" calcext:value-type="float">
            <text:p>0.2814373</text:p>
          </table:table-cell>
          <table:table-cell office:value-type="float" office:value="0" calcext:value-type="float">
            <text:p>0</text:p>
          </table:table-cell>
          <table:table-cell office:value-type="float" office:value="0.01527447" calcext:value-type="float">
            <text:p>0.01527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1" calcext:value-type="float">
            <text:p>8012001</text:p>
          </table:table-cell>
          <table:table-cell office:value-type="float" office:value="2.24141" calcext:value-type="float">
            <text:p>2.24141</text:p>
          </table:table-cell>
          <table:table-cell office:value-type="float" office:value="140.3037" calcext:value-type="float">
            <text:p>140.30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59206" calcext:value-type="float">
            <text:p>1.059206</text:p>
          </table:table-cell>
          <table:table-cell office:value-type="float" office:value="0" calcext:value-type="float">
            <text:p>0</text:p>
          </table:table-cell>
          <table:table-cell office:value-type="float" office:value="0.00001928724" calcext:value-type="float">
            <text:p>1.928724E-05</text:p>
          </table:table-cell>
          <table:table-cell office:value-type="float" office:value="0" calcext:value-type="float">
            <text:p>0</text:p>
          </table:table-cell>
          <table:table-cell office:value-type="float" office:value="-0.002505796" calcext:value-type="float">
            <text:p>-0.002505796</text:p>
          </table:table-cell>
          <table:table-cell office:value-type="float" office:value="1195.898" calcext:value-type="float">
            <text:p>1195.898</text:p>
          </table:table-cell>
          <table:table-cell office:value-type="float" office:value="3.111853" calcext:value-type="float">
            <text:p>3.111853</text:p>
          </table:table-cell>
          <table:table-cell office:value-type="float" office:value="0" calcext:value-type="float">
            <text:p>0</text:p>
          </table:table-cell>
          <table:table-cell office:value-type="float" office:value="0.009875015" calcext:value-type="float">
            <text:p>0.009875015</text:p>
          </table:table-cell>
          <table:table-cell office:value-type="float" office:value="0.1260079" calcext:value-type="float">
            <text:p>0.1260079</text:p>
          </table:table-cell>
          <table:table-cell office:value-type="float" office:value="0.09521648" calcext:value-type="float">
            <text:p>0.09521648</text:p>
          </table:table-cell>
          <table:table-cell office:value-type="float" office:value="0.06750065" calcext:value-type="float">
            <text:p>0.06750065</text:p>
          </table:table-cell>
          <table:table-cell office:value-type="float" office:value="0.04847883" calcext:value-type="float">
            <text:p>0.04847883</text:p>
          </table:table-cell>
          <table:table-cell office:value-type="float" office:value="0.0417553" calcext:value-type="float">
            <text:p>0.0417553</text:p>
          </table:table-cell>
          <table:table-cell office:value-type="float" office:value="0.03213237" calcext:value-type="float">
            <text:p>0.03213237</text:p>
          </table:table-cell>
          <table:table-cell office:value-type="float" office:value="0.05197518" calcext:value-type="float">
            <text:p>0.05197518</text:p>
          </table:table-cell>
          <table:table-cell office:value-type="float" office:value="0.07340883" calcext:value-type="float">
            <text:p>0.07340883</text:p>
          </table:table-cell>
          <table:table-cell office:value-type="float" office:value="0.066742" calcext:value-type="float">
            <text:p>0.066742</text:p>
          </table:table-cell>
          <table:table-cell office:value-type="float" office:value="0.06382439" calcext:value-type="float">
            <text:p>0.06382439</text:p>
          </table:table-cell>
          <table:table-cell office:value-type="float" office:value="0.06313537" calcext:value-type="float">
            <text:p>0.06313537</text:p>
          </table:table-cell>
          <table:table-cell office:value-type="float" office:value="0.06264527" calcext:value-type="float">
            <text:p>0.06264527</text:p>
          </table:table-cell>
          <table:table-cell office:value-type="float" office:value="0.06257173" calcext:value-type="float">
            <text:p>0.06257173</text:p>
          </table:table-cell>
          <table:table-cell office:value-type="float" office:value="0" calcext:value-type="float">
            <text:p>0</text:p>
          </table:table-cell>
          <table:table-cell office:value-type="float" office:value="0.05467609" calcext:value-type="float">
            <text:p>0.05467609</text:p>
          </table:table-cell>
          <table:table-cell office:value-type="float" office:value="0.2885701" calcext:value-type="float">
            <text:p>0.2885701</text:p>
          </table:table-cell>
          <table:table-cell office:value-type="float" office:value="0.2482269" calcext:value-type="float">
            <text:p>0.2482269</text:p>
          </table:table-cell>
          <table:table-cell office:value-type="float" office:value="0.1932345" calcext:value-type="float">
            <text:p>0.1932345</text:p>
          </table:table-cell>
          <table:table-cell office:value-type="float" office:value="0.1477409" calcext:value-type="float">
            <text:p>0.1477409</text:p>
          </table:table-cell>
          <table:table-cell office:value-type="float" office:value="0.1102335" calcext:value-type="float">
            <text:p>0.1102335</text:p>
          </table:table-cell>
          <table:table-cell office:value-type="float" office:value="0.1017157" calcext:value-type="float">
            <text:p>0.1017157</text:p>
          </table:table-cell>
          <table:table-cell office:value-type="float" office:value="0.2073883" calcext:value-type="float">
            <text:p>0.2073883</text:p>
          </table:table-cell>
          <table:table-cell office:value-type="float" office:value="0.2966494" calcext:value-type="float">
            <text:p>0.2966494</text:p>
          </table:table-cell>
          <table:table-cell office:value-type="float" office:value="0.285808" calcext:value-type="float">
            <text:p>0.285808</text:p>
          </table:table-cell>
          <table:table-cell office:value-type="float" office:value="0.2875979" calcext:value-type="float">
            <text:p>0.2875979</text:p>
          </table:table-cell>
          <table:table-cell office:value-type="float" office:value="0.2857043" calcext:value-type="float">
            <text:p>0.2857043</text:p>
          </table:table-cell>
          <table:table-cell office:value-type="float" office:value="0.2858786" calcext:value-type="float">
            <text:p>0.2858786</text:p>
          </table:table-cell>
          <table:table-cell office:value-type="float" office:value="0.2964199" calcext:value-type="float">
            <text:p>0.2964199</text:p>
          </table:table-cell>
          <table:table-cell office:value-type="float" office:value="0" calcext:value-type="float">
            <text:p>0</text:p>
          </table:table-cell>
          <table:table-cell office:value-type="float" office:value="0.01995173" calcext:value-type="float">
            <text:p>0.01995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1" calcext:value-type="float">
            <text:p>9012001</text:p>
          </table:table-cell>
          <table:table-cell office:value-type="float" office:value="2.241128" calcext:value-type="float">
            <text:p>2.241128</text:p>
          </table:table-cell>
          <table:table-cell office:value-type="float" office:value="140.2894" calcext:value-type="float">
            <text:p>140.28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13383" calcext:value-type="float">
            <text:p>1.113383</text:p>
          </table:table-cell>
          <table:table-cell office:value-type="float" office:value="0" calcext:value-type="float">
            <text:p>0</text:p>
          </table:table-cell>
          <table:table-cell office:value-type="float" office:value="0.00001928724" calcext:value-type="float">
            <text:p>1.928724E-05</text:p>
          </table:table-cell>
          <table:table-cell office:value-type="float" office:value="0" calcext:value-type="float">
            <text:p>0</text:p>
          </table:table-cell>
          <table:table-cell office:value-type="float" office:value="-0.002603462" calcext:value-type="float">
            <text:p>-0.002603462</text:p>
          </table:table-cell>
          <table:table-cell office:value-type="float" office:value="1195.856" calcext:value-type="float">
            <text:p>1195.856</text:p>
          </table:table-cell>
          <table:table-cell office:value-type="float" office:value="3.135131" calcext:value-type="float">
            <text:p>3.135131</text:p>
          </table:table-cell>
          <table:table-cell office:value-type="float" office:value="0" calcext:value-type="float">
            <text:p>0</text:p>
          </table:table-cell>
          <table:table-cell office:value-type="float" office:value="0.008614989" calcext:value-type="float">
            <text:p>0.008614989</text:p>
          </table:table-cell>
          <table:table-cell office:value-type="float" office:value="0.1227489" calcext:value-type="float">
            <text:p>0.1227489</text:p>
          </table:table-cell>
          <table:table-cell office:value-type="float" office:value="0.0909925" calcext:value-type="float">
            <text:p>0.0909925</text:p>
          </table:table-cell>
          <table:table-cell office:value-type="float" office:value="0.06394323" calcext:value-type="float">
            <text:p>0.06394323</text:p>
          </table:table-cell>
          <table:table-cell office:value-type="float" office:value="0.04591301" calcext:value-type="float">
            <text:p>0.04591301</text:p>
          </table:table-cell>
          <table:table-cell office:value-type="float" office:value="0.03990932" calcext:value-type="float">
            <text:p>0.03990932</text:p>
          </table:table-cell>
          <table:table-cell office:value-type="float" office:value="0.03116929" calcext:value-type="float">
            <text:p>0.03116929</text:p>
          </table:table-cell>
          <table:table-cell office:value-type="float" office:value="0.0513855" calcext:value-type="float">
            <text:p>0.0513855</text:p>
          </table:table-cell>
          <table:table-cell office:value-type="float" office:value="0.0732045" calcext:value-type="float">
            <text:p>0.0732045</text:p>
          </table:table-cell>
          <table:table-cell office:value-type="float" office:value="0.06672593" calcext:value-type="float">
            <text:p>0.06672593</text:p>
          </table:table-cell>
          <table:table-cell office:value-type="float" office:value="0.06390506" calcext:value-type="float">
            <text:p>0.06390506</text:p>
          </table:table-cell>
          <table:table-cell office:value-type="float" office:value="0.06323823" calcext:value-type="float">
            <text:p>0.06323823</text:p>
          </table:table-cell>
          <table:table-cell office:value-type="float" office:value="0.06276183" calcext:value-type="float">
            <text:p>0.06276183</text:p>
          </table:table-cell>
          <table:table-cell office:value-type="float" office:value="0.06271224" calcext:value-type="float">
            <text:p>0.06271224</text:p>
          </table:table-cell>
          <table:table-cell office:value-type="float" office:value="0" calcext:value-type="float">
            <text:p>0</text:p>
          </table:table-cell>
          <table:table-cell office:value-type="float" office:value="0.05727214" calcext:value-type="float">
            <text:p>0.05727214</text:p>
          </table:table-cell>
          <table:table-cell office:value-type="float" office:value="0.3238549" calcext:value-type="float">
            <text:p>0.3238549</text:p>
          </table:table-cell>
          <table:table-cell office:value-type="float" office:value="0.2763344" calcext:value-type="float">
            <text:p>0.2763344</text:p>
          </table:table-cell>
          <table:table-cell office:value-type="float" office:value="0.2140743" calcext:value-type="float">
            <text:p>0.2140743</text:p>
          </table:table-cell>
          <table:table-cell office:value-type="float" office:value="0.1631663" calcext:value-type="float">
            <text:p>0.1631663</text:p>
          </table:table-cell>
          <table:table-cell office:value-type="float" office:value="0.1189763" calcext:value-type="float">
            <text:p>0.1189763</text:p>
          </table:table-cell>
          <table:table-cell office:value-type="float" office:value="0.1078948" calcext:value-type="float">
            <text:p>0.1078948</text:p>
          </table:table-cell>
          <table:table-cell office:value-type="float" office:value="0.2189342" calcext:value-type="float">
            <text:p>0.2189342</text:p>
          </table:table-cell>
          <table:table-cell office:value-type="float" office:value="0.3109494" calcext:value-type="float">
            <text:p>0.3109494</text:p>
          </table:table-cell>
          <table:table-cell office:value-type="float" office:value="0.2990704" calcext:value-type="float">
            <text:p>0.2990704</text:p>
          </table:table-cell>
          <table:table-cell office:value-type="float" office:value="0.3010057" calcext:value-type="float">
            <text:p>0.3010057</text:p>
          </table:table-cell>
          <table:table-cell office:value-type="float" office:value="0.2989387" calcext:value-type="float">
            <text:p>0.2989387</text:p>
          </table:table-cell>
          <table:table-cell office:value-type="float" office:value="0.2993053" calcext:value-type="float">
            <text:p>0.2993053</text:p>
          </table:table-cell>
          <table:table-cell office:value-type="float" office:value="0.3114758" calcext:value-type="float">
            <text:p>0.3114758</text:p>
          </table:table-cell>
          <table:table-cell office:value-type="float" office:value="0" calcext:value-type="float">
            <text:p>0</text:p>
          </table:table-cell>
          <table:table-cell office:value-type="float" office:value="0.01966335" calcext:value-type="float">
            <text:p>0.019663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1" calcext:value-type="float">
            <text:p>10012001</text:p>
          </table:table-cell>
          <table:table-cell office:value-type="float" office:value="2.240282" calcext:value-type="float">
            <text:p>2.240282</text:p>
          </table:table-cell>
          <table:table-cell office:value-type="float" office:value="140.2762" calcext:value-type="float">
            <text:p>140.2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167248" calcext:value-type="float">
            <text:p>1.167248</text:p>
          </table:table-cell>
          <table:table-cell office:value-type="float" office:value="0" calcext:value-type="float">
            <text:p>0</text:p>
          </table:table-cell>
          <table:table-cell office:value-type="float" office:value="0.00001928733" calcext:value-type="float">
            <text:p>1.928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2695809" calcext:value-type="float">
            <text:p>-0.002695809</text:p>
          </table:table-cell>
          <table:table-cell office:value-type="float" office:value="1195.813" calcext:value-type="float">
            <text:p>1195.813</text:p>
          </table:table-cell>
          <table:table-cell office:value-type="float" office:value="3.166914" calcext:value-type="float">
            <text:p>3.166914</text:p>
          </table:table-cell>
          <table:table-cell office:value-type="float" office:value="0" calcext:value-type="float">
            <text:p>0</text:p>
          </table:table-cell>
          <table:table-cell office:value-type="float" office:value="0.004756851" calcext:value-type="float">
            <text:p>0.004756851</text:p>
          </table:table-cell>
          <table:table-cell office:value-type="float" office:value="0.1177474" calcext:value-type="float">
            <text:p>0.1177474</text:p>
          </table:table-cell>
          <table:table-cell office:value-type="float" office:value="0.09032648" calcext:value-type="float">
            <text:p>0.09032648</text:p>
          </table:table-cell>
          <table:table-cell office:value-type="float" office:value="0.06285918" calcext:value-type="float">
            <text:p>0.06285918</text:p>
          </table:table-cell>
          <table:table-cell office:value-type="float" office:value="0.04494472" calcext:value-type="float">
            <text:p>0.04494472</text:p>
          </table:table-cell>
          <table:table-cell office:value-type="float" office:value="0.03887571" calcext:value-type="float">
            <text:p>0.03887571</text:p>
          </table:table-cell>
          <table:table-cell office:value-type="float" office:value="0.03051371" calcext:value-type="float">
            <text:p>0.03051371</text:p>
          </table:table-cell>
          <table:table-cell office:value-type="float" office:value="0.05082346" calcext:value-type="float">
            <text:p>0.05082346</text:p>
          </table:table-cell>
          <table:table-cell office:value-type="float" office:value="0.07300638" calcext:value-type="float">
            <text:p>0.07300638</text:p>
          </table:table-cell>
          <table:table-cell office:value-type="float" office:value="0.06673001" calcext:value-type="float">
            <text:p>0.06673001</text:p>
          </table:table-cell>
          <table:table-cell office:value-type="float" office:value="0.06399688" calcext:value-type="float">
            <text:p>0.06399688</text:p>
          </table:table-cell>
          <table:table-cell office:value-type="float" office:value="0.06334984" calcext:value-type="float">
            <text:p>0.06334984</text:p>
          </table:table-cell>
          <table:table-cell office:value-type="float" office:value="0.06288742" calcext:value-type="float">
            <text:p>0.06288742</text:p>
          </table:table-cell>
          <table:table-cell office:value-type="float" office:value="0.06286138" calcext:value-type="float">
            <text:p>0.06286138</text:p>
          </table:table-cell>
          <table:table-cell office:value-type="float" office:value="0" calcext:value-type="float">
            <text:p>0</text:p>
          </table:table-cell>
          <table:table-cell office:value-type="float" office:value="0.05915546" calcext:value-type="float">
            <text:p>0.05915546</text:p>
          </table:table-cell>
          <table:table-cell office:value-type="float" office:value="0.3582468" calcext:value-type="float">
            <text:p>0.3582468</text:p>
          </table:table-cell>
          <table:table-cell office:value-type="float" office:value="0.3034998" calcext:value-type="float">
            <text:p>0.3034998</text:p>
          </table:table-cell>
          <table:table-cell office:value-type="float" office:value="0.2340466" calcext:value-type="float">
            <text:p>0.2340466</text:p>
          </table:table-cell>
          <table:table-cell office:value-type="float" office:value="0.1779205" calcext:value-type="float">
            <text:p>0.1779205</text:p>
          </table:table-cell>
          <table:table-cell office:value-type="float" office:value="0.1273703" calcext:value-type="float">
            <text:p>0.1273703</text:p>
          </table:table-cell>
          <table:table-cell office:value-type="float" office:value="0.1138873" calcext:value-type="float">
            <text:p>0.1138873</text:p>
          </table:table-cell>
          <table:table-cell office:value-type="float" office:value="0.2303014" calcext:value-type="float">
            <text:p>0.2303014</text:p>
          </table:table-cell>
          <table:table-cell office:value-type="float" office:value="0.3251632" calcext:value-type="float">
            <text:p>0.3251632</text:p>
          </table:table-cell>
          <table:table-cell office:value-type="float" office:value="0.3122919" calcext:value-type="float">
            <text:p>0.3122919</text:p>
          </table:table-cell>
          <table:table-cell office:value-type="float" office:value="0.3143915" calcext:value-type="float">
            <text:p>0.3143915</text:p>
          </table:table-cell>
          <table:table-cell office:value-type="float" office:value="0.3121667" calcext:value-type="float">
            <text:p>0.3121667</text:p>
          </table:table-cell>
          <table:table-cell office:value-type="float" office:value="0.3127572" calcext:value-type="float">
            <text:p>0.3127572</text:p>
          </table:table-cell>
          <table:table-cell office:value-type="float" office:value="0.3265962" calcext:value-type="float">
            <text:p>0.3265962</text:p>
          </table:table-cell>
          <table:table-cell office:value-type="float" office:value="0" calcext:value-type="float">
            <text:p>0</text:p>
          </table:table-cell>
          <table:table-cell office:value-type="float" office:value="0.01954193" calcext:value-type="float">
            <text:p>0.01954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1" calcext:value-type="float">
            <text:p>11012001</text:p>
          </table:table-cell>
          <table:table-cell office:value-type="float" office:value="2.239289" calcext:value-type="float">
            <text:p>2.239289</text:p>
          </table:table-cell>
          <table:table-cell office:value-type="float" office:value="140.2626" calcext:value-type="float">
            <text:p>140.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21146" calcext:value-type="float">
            <text:p>1.221146</text:p>
          </table:table-cell>
          <table:table-cell office:value-type="float" office:value="0" calcext:value-type="float">
            <text:p>0</text:p>
          </table:table-cell>
          <table:table-cell office:value-type="float" office:value="0.00001928733" calcext:value-type="float">
            <text:p>1.928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2784208" calcext:value-type="float">
            <text:p>-0.002784208</text:p>
          </table:table-cell>
          <table:table-cell office:value-type="float" office:value="1195.771" calcext:value-type="float">
            <text:p>1195.771</text:p>
          </table:table-cell>
          <table:table-cell office:value-type="float" office:value="3.208535" calcext:value-type="float">
            <text:p>3.208535</text:p>
          </table:table-cell>
          <table:table-cell office:value-type="float" office:value="0" calcext:value-type="float">
            <text:p>0</text:p>
          </table:table-cell>
          <table:table-cell office:value-type="float" office:value="0.004589953" calcext:value-type="float">
            <text:p>0.004589953</text:p>
          </table:table-cell>
          <table:table-cell office:value-type="float" office:value="0.1285968" calcext:value-type="float">
            <text:p>0.1285968</text:p>
          </table:table-cell>
          <table:table-cell office:value-type="float" office:value="0.09633668" calcext:value-type="float">
            <text:p>0.09633668</text:p>
          </table:table-cell>
          <table:table-cell office:value-type="float" office:value="0.06590708" calcext:value-type="float">
            <text:p>0.06590708</text:p>
          </table:table-cell>
          <table:table-cell office:value-type="float" office:value="0.04659146" calcext:value-type="float">
            <text:p>0.04659146</text:p>
          </table:table-cell>
          <table:table-cell office:value-type="float" office:value="0.03901083" calcext:value-type="float">
            <text:p>0.03901083</text:p>
          </table:table-cell>
          <table:table-cell office:value-type="float" office:value="0.0303094" calcext:value-type="float">
            <text:p>0.0303094</text:p>
          </table:table-cell>
          <table:table-cell office:value-type="float" office:value="0.05042504" calcext:value-type="float">
            <text:p>0.05042504</text:p>
          </table:table-cell>
          <table:table-cell office:value-type="float" office:value="0.07283091" calcext:value-type="float">
            <text:p>0.07283091</text:p>
          </table:table-cell>
          <table:table-cell office:value-type="float" office:value="0.06674556" calcext:value-type="float">
            <text:p>0.06674556</text:p>
          </table:table-cell>
          <table:table-cell office:value-type="float" office:value="0.0640943" calcext:value-type="float">
            <text:p>0.0640943</text:p>
          </table:table-cell>
          <table:table-cell office:value-type="float" office:value="0.06346527" calcext:value-type="float">
            <text:p>0.06346527</text:p>
          </table:table-cell>
          <table:table-cell office:value-type="float" office:value="0.06301649" calcext:value-type="float">
            <text:p>0.06301649</text:p>
          </table:table-cell>
          <table:table-cell office:value-type="float" office:value="0.06301454" calcext:value-type="float">
            <text:p>0.06301454</text:p>
          </table:table-cell>
          <table:table-cell office:value-type="float" office:value="0" calcext:value-type="float">
            <text:p>0</text:p>
          </table:table-cell>
          <table:table-cell office:value-type="float" office:value="0.06082273" calcext:value-type="float">
            <text:p>0.06082273</text:p>
          </table:table-cell>
          <table:table-cell office:value-type="float" office:value="0.3948754" calcext:value-type="float">
            <text:p>0.3948754</text:p>
          </table:table-cell>
          <table:table-cell office:value-type="float" office:value="0.3316523" calcext:value-type="float">
            <text:p>0.3316523</text:p>
          </table:table-cell>
          <table:table-cell office:value-type="float" office:value="0.2542322" calcext:value-type="float">
            <text:p>0.2542322</text:p>
          </table:table-cell>
          <table:table-cell office:value-type="float" office:value="0.1926525" calcext:value-type="float">
            <text:p>0.1926525</text:p>
          </table:table-cell>
          <table:table-cell office:value-type="float" office:value="0.1356091" calcext:value-type="float">
            <text:p>0.1356091</text:p>
          </table:table-cell>
          <table:table-cell office:value-type="float" office:value="0.1197639" calcext:value-type="float">
            <text:p>0.1197639</text:p>
          </table:table-cell>
          <table:table-cell office:value-type="float" office:value="0.2415139" calcext:value-type="float">
            <text:p>0.2415139</text:p>
          </table:table-cell>
          <table:table-cell office:value-type="float" office:value="0.3392935" calcext:value-type="float">
            <text:p>0.3392935</text:p>
          </table:table-cell>
          <table:table-cell office:value-type="float" office:value="0.3254755" calcext:value-type="float">
            <text:p>0.3254755</text:p>
          </table:table-cell>
          <table:table-cell office:value-type="float" office:value="0.3277578" calcext:value-type="float">
            <text:p>0.3277578</text:p>
          </table:table-cell>
          <table:table-cell office:value-type="float" office:value="0.3253905" calcext:value-type="float">
            <text:p>0.3253905</text:p>
          </table:table-cell>
          <table:table-cell office:value-type="float" office:value="0.3262413" calcext:value-type="float">
            <text:p>0.3262413</text:p>
          </table:table-cell>
          <table:table-cell office:value-type="float" office:value="0.3417662" calcext:value-type="float">
            <text:p>0.3417662</text:p>
          </table:table-cell>
          <table:table-cell office:value-type="float" office:value="0" calcext:value-type="float">
            <text:p>0</text:p>
          </table:table-cell>
          <table:table-cell office:value-type="float" office:value="0.01600818" calcext:value-type="float">
            <text:p>0.016008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1" calcext:value-type="float">
            <text:p>12012001</text:p>
          </table:table-cell>
          <table:table-cell office:value-type="float" office:value="2.238946" calcext:value-type="float">
            <text:p>2.238946</text:p>
          </table:table-cell>
          <table:table-cell office:value-type="float" office:value="140.2495" calcext:value-type="float">
            <text:p>140.24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4906" calcext:value-type="float">
            <text:p>1.274906</text:p>
          </table:table-cell>
          <table:table-cell office:value-type="float" office:value="0" calcext:value-type="float">
            <text:p>0</text:p>
          </table:table-cell>
          <table:table-cell office:value-type="float" office:value="0.00001928733" calcext:value-type="float">
            <text:p>1.928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2869129" calcext:value-type="float">
            <text:p>-0.002869129</text:p>
          </table:table-cell>
          <table:table-cell office:value-type="float" office:value="1195.728" calcext:value-type="float">
            <text:p>1195.728</text:p>
          </table:table-cell>
          <table:table-cell office:value-type="float" office:value="3.225836" calcext:value-type="float">
            <text:p>3.225836</text:p>
          </table:table-cell>
          <table:table-cell office:value-type="float" office:value="0" calcext:value-type="float">
            <text:p>0</text:p>
          </table:table-cell>
          <table:table-cell office:value-type="float" office:value="0.006960542" calcext:value-type="float">
            <text:p>0.006960542</text:p>
          </table:table-cell>
          <table:table-cell office:value-type="float" office:value="0.1075214" calcext:value-type="float">
            <text:p>0.1075214</text:p>
          </table:table-cell>
          <table:table-cell office:value-type="float" office:value="0.08413287" calcext:value-type="float">
            <text:p>0.08413287</text:p>
          </table:table-cell>
          <table:table-cell office:value-type="float" office:value="0.06059029" calcext:value-type="float">
            <text:p>0.06059029</text:p>
          </table:table-cell>
          <table:table-cell office:value-type="float" office:value="0.04382705" calcext:value-type="float">
            <text:p>0.04382705</text:p>
          </table:table-cell>
          <table:table-cell office:value-type="float" office:value="0.03808363" calcext:value-type="float">
            <text:p>0.03808363</text:p>
          </table:table-cell>
          <table:table-cell office:value-type="float" office:value="0.02994103" calcext:value-type="float">
            <text:p>0.02994103</text:p>
          </table:table-cell>
          <table:table-cell office:value-type="float" office:value="0.05019429" calcext:value-type="float">
            <text:p>0.05019429</text:p>
          </table:table-cell>
          <table:table-cell office:value-type="float" office:value="0.07270525" calcext:value-type="float">
            <text:p>0.07270525</text:p>
          </table:table-cell>
          <table:table-cell office:value-type="float" office:value="0.06677123" calcext:value-type="float">
            <text:p>0.06677123</text:p>
          </table:table-cell>
          <table:table-cell office:value-type="float" office:value="0.06419527" calcext:value-type="float">
            <text:p>0.06419527</text:p>
          </table:table-cell>
          <table:table-cell office:value-type="float" office:value="0.0635828" calcext:value-type="float">
            <text:p>0.0635828</text:p>
          </table:table-cell>
          <table:table-cell office:value-type="float" office:value="0.06314749" calcext:value-type="float">
            <text:p>0.06314749</text:p>
          </table:table-cell>
          <table:table-cell office:value-type="float" office:value="0.06316979" calcext:value-type="float">
            <text:p>0.06316979</text:p>
          </table:table-cell>
          <table:table-cell office:value-type="float" office:value="0" calcext:value-type="float">
            <text:p>0</text:p>
          </table:table-cell>
          <table:table-cell office:value-type="float" office:value="0.06252492" calcext:value-type="float">
            <text:p>0.06252492</text:p>
          </table:table-cell>
          <table:table-cell office:value-type="float" office:value="0.4300963" calcext:value-type="float">
            <text:p>0.4300963</text:p>
          </table:table-cell>
          <table:table-cell office:value-type="float" office:value="0.3595016" calcext:value-type="float">
            <text:p>0.3595016</text:p>
          </table:table-cell>
          <table:table-cell office:value-type="float" office:value="0.2744742" calcext:value-type="float">
            <text:p>0.2744742</text:p>
          </table:table-cell>
          <table:table-cell office:value-type="float" office:value="0.2074595" calcext:value-type="float">
            <text:p>0.2074595</text:p>
          </table:table-cell>
          <table:table-cell office:value-type="float" office:value="0.1438095" calcext:value-type="float">
            <text:p>0.1438095</text:p>
          </table:table-cell>
          <table:table-cell office:value-type="float" office:value="0.12559" calcext:value-type="float">
            <text:p>0.12559</text:p>
          </table:table-cell>
          <table:table-cell office:value-type="float" office:value="0.2526209" calcext:value-type="float">
            <text:p>0.2526209</text:p>
          </table:table-cell>
          <table:table-cell office:value-type="float" office:value="0.3533485" calcext:value-type="float">
            <text:p>0.3533485</text:p>
          </table:table-cell>
          <table:table-cell office:value-type="float" office:value="0.3386232" calcext:value-type="float">
            <text:p>0.3386232</text:p>
          </table:table-cell>
          <table:table-cell office:value-type="float" office:value="0.3411058" calcext:value-type="float">
            <text:p>0.3411058</text:p>
          </table:table-cell>
          <table:table-cell office:value-type="float" office:value="0.3386111" calcext:value-type="float">
            <text:p>0.3386111</text:p>
          </table:table-cell>
          <table:table-cell office:value-type="float" office:value="0.3397536" calcext:value-type="float">
            <text:p>0.3397536</text:p>
          </table:table-cell>
          <table:table-cell office:value-type="float" office:value="0.3569758" calcext:value-type="float">
            <text:p>0.3569758</text:p>
          </table:table-cell>
          <table:table-cell office:value-type="float" office:value="0" calcext:value-type="float">
            <text:p>0</text:p>
          </table:table-cell>
          <table:table-cell office:value-type="float" office:value="0.02289352" calcext:value-type="float">
            <text:p>0.02289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1" calcext:value-type="float">
            <text:p>13012001</text:p>
          </table:table-cell>
          <table:table-cell office:value-type="float" office:value="2.238616" calcext:value-type="float">
            <text:p>2.238616</text:p>
          </table:table-cell>
          <table:table-cell office:value-type="float" office:value="140.2376" calcext:value-type="float">
            <text:p>140.2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27915" calcext:value-type="float">
            <text:p>1.327915</text:p>
          </table:table-cell>
          <table:table-cell office:value-type="float" office:value="0" calcext:value-type="float">
            <text:p>0</text:p>
          </table:table-cell>
          <table:table-cell office:value-type="float" office:value="0.00001928733" calcext:value-type="float">
            <text:p>1.928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2950883" calcext:value-type="float">
            <text:p>-0.002950883</text:p>
          </table:table-cell>
          <table:table-cell office:value-type="float" office:value="1195.685" calcext:value-type="float">
            <text:p>1195.685</text:p>
          </table:table-cell>
          <table:table-cell office:value-type="float" office:value="3.237322" calcext:value-type="float">
            <text:p>3.237322</text:p>
          </table:table-cell>
          <table:table-cell office:value-type="float" office:value="0" calcext:value-type="float">
            <text:p>0</text:p>
          </table:table-cell>
          <table:table-cell office:value-type="float" office:value="0.004012825" calcext:value-type="float">
            <text:p>0.004012825</text:p>
          </table:table-cell>
          <table:table-cell office:value-type="float" office:value="0.09368502" calcext:value-type="float">
            <text:p>0.09368502</text:p>
          </table:table-cell>
          <table:table-cell office:value-type="float" office:value="0.07190253" calcext:value-type="float">
            <text:p>0.07190253</text:p>
          </table:table-cell>
          <table:table-cell office:value-type="float" office:value="0.05280517" calcext:value-type="float">
            <text:p>0.05280517</text:p>
          </table:table-cell>
          <table:table-cell office:value-type="float" office:value="0.03949916" calcext:value-type="float">
            <text:p>0.03949916</text:p>
          </table:table-cell>
          <table:table-cell office:value-type="float" office:value="0.03582218" calcext:value-type="float">
            <text:p>0.03582218</text:p>
          </table:table-cell>
          <table:table-cell office:value-type="float" office:value="0.02898739" calcext:value-type="float">
            <text:p>0.02898739</text:p>
          </table:table-cell>
          <table:table-cell office:value-type="float" office:value="0.04974699" calcext:value-type="float">
            <text:p>0.04974699</text:p>
          </table:table-cell>
          <table:table-cell office:value-type="float" office:value="0.07259576" calcext:value-type="float">
            <text:p>0.07259576</text:p>
          </table:table-cell>
          <table:table-cell office:value-type="float" office:value="0.06680639" calcext:value-type="float">
            <text:p>0.06680639</text:p>
          </table:table-cell>
          <table:table-cell office:value-type="float" office:value="0.06429902" calcext:value-type="float">
            <text:p>0.06429902</text:p>
          </table:table-cell>
          <table:table-cell office:value-type="float" office:value="0.06370192" calcext:value-type="float">
            <text:p>0.06370192</text:p>
          </table:table-cell>
          <table:table-cell office:value-type="float" office:value="0.06327987" calcext:value-type="float">
            <text:p>0.06327987</text:p>
          </table:table-cell>
          <table:table-cell office:value-type="float" office:value="0.06332637" calcext:value-type="float">
            <text:p>0.06332637</text:p>
          </table:table-cell>
          <table:table-cell office:value-type="float" office:value="0" calcext:value-type="float">
            <text:p>0</text:p>
          </table:table-cell>
          <table:table-cell office:value-type="float" office:value="0.06366702" calcext:value-type="float">
            <text:p>0.06366702</text:p>
          </table:table-cell>
          <table:table-cell office:value-type="float" office:value="0.4591062" calcext:value-type="float">
            <text:p>0.4591062</text:p>
          </table:table-cell>
          <table:table-cell office:value-type="float" office:value="0.3832713" calcext:value-type="float">
            <text:p>0.3832713</text:p>
          </table:table-cell>
          <table:table-cell office:value-type="float" office:value="0.2924463" calcext:value-type="float">
            <text:p>0.2924463</text:p>
          </table:table-cell>
          <table:table-cell office:value-type="float" office:value="0.2209755" calcext:value-type="float">
            <text:p>0.2209755</text:p>
          </table:table-cell>
          <table:table-cell office:value-type="float" office:value="0.1516056" calcext:value-type="float">
            <text:p>0.1516056</text:p>
          </table:table-cell>
          <table:table-cell office:value-type="float" office:value="0.1312537" calcext:value-type="float">
            <text:p>0.1312537</text:p>
          </table:table-cell>
          <table:table-cell office:value-type="float" office:value="0.2636096" calcext:value-type="float">
            <text:p>0.2636096</text:p>
          </table:table-cell>
          <table:table-cell office:value-type="float" office:value="0.3673359" calcext:value-type="float">
            <text:p>0.3673359</text:p>
          </table:table-cell>
          <table:table-cell office:value-type="float" office:value="0.3517372" calcext:value-type="float">
            <text:p>0.3517372</text:p>
          </table:table-cell>
          <table:table-cell office:value-type="float" office:value="0.3544368" calcext:value-type="float">
            <text:p>0.3544368</text:p>
          </table:table-cell>
          <table:table-cell office:value-type="float" office:value="0.3518294" calcext:value-type="float">
            <text:p>0.3518294</text:p>
          </table:table-cell>
          <table:table-cell office:value-type="float" office:value="0.3532898" calcext:value-type="float">
            <text:p>0.3532898</text:p>
          </table:table-cell>
          <table:table-cell office:value-type="float" office:value="0.3722503" calcext:value-type="float">
            <text:p>0.3722503</text:p>
          </table:table-cell>
          <table:table-cell office:value-type="float" office:value="0" calcext:value-type="float">
            <text:p>0</text:p>
          </table:table-cell>
          <table:table-cell office:value-type="float" office:value="0.04882029" calcext:value-type="float">
            <text:p>0.04882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1" calcext:value-type="float">
            <text:p>14012001</text:p>
          </table:table-cell>
          <table:table-cell office:value-type="float" office:value="2.238151" calcext:value-type="float">
            <text:p>2.238151</text:p>
          </table:table-cell>
          <table:table-cell office:value-type="float" office:value="140.2259" calcext:value-type="float">
            <text:p>140.2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80611" calcext:value-type="float">
            <text:p>1.380611</text:p>
          </table:table-cell>
          <table:table-cell office:value-type="float" office:value="0" calcext:value-type="float">
            <text:p>0</text:p>
          </table:table-cell>
          <table:table-cell office:value-type="float" office:value="0.00001928733" calcext:value-type="float">
            <text:p>1.928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303007" calcext:value-type="float">
            <text:p>-0.00303007</text:p>
          </table:table-cell>
          <table:table-cell office:value-type="float" office:value="1195.642" calcext:value-type="float">
            <text:p>1195.642</text:p>
          </table:table-cell>
          <table:table-cell office:value-type="float" office:value="3.251628" calcext:value-type="float">
            <text:p>3.251628</text:p>
          </table:table-cell>
          <table:table-cell office:value-type="float" office:value="0" calcext:value-type="float">
            <text:p>0</text:p>
          </table:table-cell>
          <table:table-cell office:value-type="float" office:value="0.003904109" calcext:value-type="float">
            <text:p>0.003904109</text:p>
          </table:table-cell>
          <table:table-cell office:value-type="float" office:value="0.09240071" calcext:value-type="float">
            <text:p>0.09240071</text:p>
          </table:table-cell>
          <table:table-cell office:value-type="float" office:value="0.07142994" calcext:value-type="float">
            <text:p>0.07142994</text:p>
          </table:table-cell>
          <table:table-cell office:value-type="float" office:value="0.05182967" calcext:value-type="float">
            <text:p>0.05182967</text:p>
          </table:table-cell>
          <table:table-cell office:value-type="float" office:value="0.03865154" calcext:value-type="float">
            <text:p>0.03865154</text:p>
          </table:table-cell>
          <table:table-cell office:value-type="float" office:value="0.0349268" calcext:value-type="float">
            <text:p>0.0349268</text:p>
          </table:table-cell>
          <table:table-cell office:value-type="float" office:value="0.02840392" calcext:value-type="float">
            <text:p>0.02840392</text:p>
          </table:table-cell>
          <table:table-cell office:value-type="float" office:value="0.04923227" calcext:value-type="float">
            <text:p>0.04923227</text:p>
          </table:table-cell>
          <table:table-cell office:value-type="float" office:value="0.072466" calcext:value-type="float">
            <text:p>0.072466</text:p>
          </table:table-cell>
          <table:table-cell office:value-type="float" office:value="0.06684659" calcext:value-type="float">
            <text:p>0.06684659</text:p>
          </table:table-cell>
          <table:table-cell office:value-type="float" office:value="0.06440512" calcext:value-type="float">
            <text:p>0.06440512</text:p>
          </table:table-cell>
          <table:table-cell office:value-type="float" office:value="0.06382234" calcext:value-type="float">
            <text:p>0.06382234</text:p>
          </table:table-cell>
          <table:table-cell office:value-type="float" office:value="0.06341382" calcext:value-type="float">
            <text:p>0.06341382</text:p>
          </table:table-cell>
          <table:table-cell office:value-type="float" office:value="0.06348348" calcext:value-type="float">
            <text:p>0.06348348</text:p>
          </table:table-cell>
          <table:table-cell office:value-type="float" office:value="0" calcext:value-type="float">
            <text:p>0</text:p>
          </table:table-cell>
          <table:table-cell office:value-type="float" office:value="0.06485708" calcext:value-type="float">
            <text:p>0.06485708</text:p>
          </table:table-cell>
          <table:table-cell office:value-type="float" office:value="0.487786" calcext:value-type="float">
            <text:p>0.487786</text:p>
          </table:table-cell>
          <table:table-cell office:value-type="float" office:value="0.4057693" calcext:value-type="float">
            <text:p>0.4057693</text:p>
          </table:table-cell>
          <table:table-cell office:value-type="float" office:value="0.3092355" calcext:value-type="float">
            <text:p>0.3092355</text:p>
          </table:table-cell>
          <table:table-cell office:value-type="float" office:value="0.2336839" calcext:value-type="float">
            <text:p>0.2336839</text:p>
          </table:table-cell>
          <table:table-cell office:value-type="float" office:value="0.1590233" calcext:value-type="float">
            <text:p>0.1590233</text:p>
          </table:table-cell>
          <table:table-cell office:value-type="float" office:value="0.1367312" calcext:value-type="float">
            <text:p>0.1367312</text:p>
          </table:table-cell>
          <table:table-cell office:value-type="float" office:value="0.2744362" calcext:value-type="float">
            <text:p>0.2744362</text:p>
          </table:table-cell>
          <table:table-cell office:value-type="float" office:value="0.3812537" calcext:value-type="float">
            <text:p>0.3812537</text:p>
          </table:table-cell>
          <table:table-cell office:value-type="float" office:value="0.3648193" calcext:value-type="float">
            <text:p>0.3648193</text:p>
          </table:table-cell>
          <table:table-cell office:value-type="float" office:value="0.3677518" calcext:value-type="float">
            <text:p>0.3677518</text:p>
          </table:table-cell>
          <table:table-cell office:value-type="float" office:value="0.3650451" calcext:value-type="float">
            <text:p>0.3650451</text:p>
          </table:table-cell>
          <table:table-cell office:value-type="float" office:value="0.3668521" calcext:value-type="float">
            <text:p>0.3668521</text:p>
          </table:table-cell>
          <table:table-cell office:value-type="float" office:value="0.3875553" calcext:value-type="float">
            <text:p>0.3875553</text:p>
          </table:table-cell>
          <table:table-cell office:value-type="float" office:value="0" calcext:value-type="float">
            <text:p>0</text:p>
          </table:table-cell>
          <table:table-cell office:value-type="float" office:value="0.0459721" calcext:value-type="float">
            <text:p>0.04597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1" calcext:value-type="float">
            <text:p>15012001</text:p>
          </table:table-cell>
          <table:table-cell office:value-type="float" office:value="2.237542" calcext:value-type="float">
            <text:p>2.237542</text:p>
          </table:table-cell>
          <table:table-cell office:value-type="float" office:value="140.2146" calcext:value-type="float">
            <text:p>140.21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33151" calcext:value-type="float">
            <text:p>1.433151</text:p>
          </table:table-cell>
          <table:table-cell office:value-type="float" office:value="0" calcext:value-type="float">
            <text:p>0</text:p>
          </table:table-cell>
          <table:table-cell office:value-type="float" office:value="0.00001928733" calcext:value-type="float">
            <text:p>1.928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3107343" calcext:value-type="float">
            <text:p>-0.003107343</text:p>
          </table:table-cell>
          <table:table-cell office:value-type="float" office:value="1195.599" calcext:value-type="float">
            <text:p>1195.599</text:p>
          </table:table-cell>
          <table:table-cell office:value-type="float" office:value="3.268397" calcext:value-type="float">
            <text:p>3.268397</text:p>
          </table:table-cell>
          <table:table-cell office:value-type="float" office:value="0" calcext:value-type="float">
            <text:p>0</text:p>
          </table:table-cell>
          <table:table-cell office:value-type="float" office:value="0.004063027" calcext:value-type="float">
            <text:p>0.004063027</text:p>
          </table:table-cell>
          <table:table-cell office:value-type="float" office:value="0.0928511" calcext:value-type="float">
            <text:p>0.0928511</text:p>
          </table:table-cell>
          <table:table-cell office:value-type="float" office:value="0.07146826" calcext:value-type="float">
            <text:p>0.07146826</text:p>
          </table:table-cell>
          <table:table-cell office:value-type="float" office:value="0.05141693" calcext:value-type="float">
            <text:p>0.05141693</text:p>
          </table:table-cell>
          <table:table-cell office:value-type="float" office:value="0.03821972" calcext:value-type="float">
            <text:p>0.03821972</text:p>
          </table:table-cell>
          <table:table-cell office:value-type="float" office:value="0.03433352" calcext:value-type="float">
            <text:p>0.03433352</text:p>
          </table:table-cell>
          <table:table-cell office:value-type="float" office:value="0.02799466" calcext:value-type="float">
            <text:p>0.02799466</text:p>
          </table:table-cell>
          <table:table-cell office:value-type="float" office:value="0.04883894" calcext:value-type="float">
            <text:p>0.04883894</text:p>
          </table:table-cell>
          <table:table-cell office:value-type="float" office:value="0.07234089" calcext:value-type="float">
            <text:p>0.07234089</text:p>
          </table:table-cell>
          <table:table-cell office:value-type="float" office:value="0.06688966" calcext:value-type="float">
            <text:p>0.06688966</text:p>
          </table:table-cell>
          <table:table-cell office:value-type="float" office:value="0.06451296" calcext:value-type="float">
            <text:p>0.06451296</text:p>
          </table:table-cell>
          <table:table-cell office:value-type="float" office:value="0.06394377" calcext:value-type="float">
            <text:p>0.06394377</text:p>
          </table:table-cell>
          <table:table-cell office:value-type="float" office:value="0.06354834" calcext:value-type="float">
            <text:p>0.06354834</text:p>
          </table:table-cell>
          <table:table-cell office:value-type="float" office:value="0.06364166" calcext:value-type="float">
            <text:p>0.06364166</text:p>
          </table:table-cell>
          <table:table-cell office:value-type="float" office:value="0" calcext:value-type="float">
            <text:p>0</text:p>
          </table:table-cell>
          <table:table-cell office:value-type="float" office:value="0.06607797" calcext:value-type="float">
            <text:p>0.06607797</text:p>
          </table:table-cell>
          <table:table-cell office:value-type="float" office:value="0.5163525" calcext:value-type="float">
            <text:p>0.5163525</text:p>
          </table:table-cell>
          <table:table-cell office:value-type="float" office:value="0.4280178" calcext:value-type="float">
            <text:p>0.4280178</text:p>
          </table:table-cell>
          <table:table-cell office:value-type="float" office:value="0.3256784" calcext:value-type="float">
            <text:p>0.3256784</text:p>
          </table:table-cell>
          <table:table-cell office:value-type="float" office:value="0.2461011" calcext:value-type="float">
            <text:p>0.2461011</text:p>
          </table:table-cell>
          <table:table-cell office:value-type="float" office:value="0.1662528" calcext:value-type="float">
            <text:p>0.1662528</text:p>
          </table:table-cell>
          <table:table-cell office:value-type="float" office:value="0.1420943" calcext:value-type="float">
            <text:p>0.1420943</text:p>
          </table:table-cell>
          <table:table-cell office:value-type="float" office:value="0.285119" calcext:value-type="float">
            <text:p>0.285119</text:p>
          </table:table-cell>
          <table:table-cell office:value-type="float" office:value="0.3951" calcext:value-type="float">
            <text:p>0.3951</text:p>
          </table:table-cell>
          <table:table-cell office:value-type="float" office:value="0.3778704" calcext:value-type="float">
            <text:p>0.3778704</text:p>
          </table:table-cell>
          <table:table-cell office:value-type="float" office:value="0.3810518" calcext:value-type="float">
            <text:p>0.3810518</text:p>
          </table:table-cell>
          <table:table-cell office:value-type="float" office:value="0.3782607" calcext:value-type="float">
            <text:p>0.3782607</text:p>
          </table:table-cell>
          <table:table-cell office:value-type="float" office:value="0.3804464" calcext:value-type="float">
            <text:p>0.3804464</text:p>
          </table:table-cell>
          <table:table-cell office:value-type="float" office:value="0.4028887" calcext:value-type="float">
            <text:p>0.4028887</text:p>
          </table:table-cell>
          <table:table-cell office:value-type="float" office:value="0" calcext:value-type="float">
            <text:p>0</text:p>
          </table:table-cell>
          <table:table-cell office:value-type="float" office:value="0.04300107" calcext:value-type="float">
            <text:p>0.04300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1" calcext:value-type="float">
            <text:p>16012001</text:p>
          </table:table-cell>
          <table:table-cell office:value-type="float" office:value="2.23689" calcext:value-type="float">
            <text:p>2.23689</text:p>
          </table:table-cell>
          <table:table-cell office:value-type="float" office:value="140.2033" calcext:value-type="float">
            <text:p>140.20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85645" calcext:value-type="float">
            <text:p>1.485645</text:p>
          </table:table-cell>
          <table:table-cell office:value-type="float" office:value="0" calcext:value-type="float">
            <text:p>0</text:p>
          </table:table-cell>
          <table:table-cell office:value-type="float" office:value="0.00001928733" calcext:value-type="float">
            <text:p>1.928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3182732" calcext:value-type="float">
            <text:p>-0.003182732</text:p>
          </table:table-cell>
          <table:table-cell office:value-type="float" office:value="1195.556" calcext:value-type="float">
            <text:p>1195.556</text:p>
          </table:table-cell>
          <table:table-cell office:value-type="float" office:value="3.285065" calcext:value-type="float">
            <text:p>3.285065</text:p>
          </table:table-cell>
          <table:table-cell office:value-type="float" office:value="0" calcext:value-type="float">
            <text:p>0</text:p>
          </table:table-cell>
          <table:table-cell office:value-type="float" office:value="0.003957078" calcext:value-type="float">
            <text:p>0.003957078</text:p>
          </table:table-cell>
          <table:table-cell office:value-type="float" office:value="0.09349439" calcext:value-type="float">
            <text:p>0.09349439</text:p>
          </table:table-cell>
          <table:table-cell office:value-type="float" office:value="0.07179804" calcext:value-type="float">
            <text:p>0.07179804</text:p>
          </table:table-cell>
          <table:table-cell office:value-type="float" office:value="0.05146687" calcext:value-type="float">
            <text:p>0.05146687</text:p>
          </table:table-cell>
          <table:table-cell office:value-type="float" office:value="0.03817548" calcext:value-type="float">
            <text:p>0.03817548</text:p>
          </table:table-cell>
          <table:table-cell office:value-type="float" office:value="0.03407792" calcext:value-type="float">
            <text:p>0.03407792</text:p>
          </table:table-cell>
          <table:table-cell office:value-type="float" office:value="0.02776073" calcext:value-type="float">
            <text:p>0.02776073</text:p>
          </table:table-cell>
          <table:table-cell office:value-type="float" office:value="0.04855808" calcext:value-type="float">
            <text:p>0.04855808</text:p>
          </table:table-cell>
          <table:table-cell office:value-type="float" office:value="0.07223805" calcext:value-type="float">
            <text:p>0.07223805</text:p>
          </table:table-cell>
          <table:table-cell office:value-type="float" office:value="0.06693631" calcext:value-type="float">
            <text:p>0.06693631</text:p>
          </table:table-cell>
          <table:table-cell office:value-type="float" office:value="0.06462225" calcext:value-type="float">
            <text:p>0.06462225</text:p>
          </table:table-cell>
          <table:table-cell office:value-type="float" office:value="0.06406629" calcext:value-type="float">
            <text:p>0.06406629</text:p>
          </table:table-cell>
          <table:table-cell office:value-type="float" office:value="0.06368364" calcext:value-type="float">
            <text:p>0.06368364</text:p>
          </table:table-cell>
          <table:table-cell office:value-type="float" office:value="0.06380058" calcext:value-type="float">
            <text:p>0.06380058</text:p>
          </table:table-cell>
          <table:table-cell office:value-type="float" office:value="0" calcext:value-type="float">
            <text:p>0</text:p>
          </table:table-cell>
          <table:table-cell office:value-type="float" office:value="0.06731176" calcext:value-type="float">
            <text:p>0.06731176</text:p>
          </table:table-cell>
          <table:table-cell office:value-type="float" office:value="0.5456693" calcext:value-type="float">
            <text:p>0.5456693</text:p>
          </table:table-cell>
          <table:table-cell office:value-type="float" office:value="0.4506151" calcext:value-type="float">
            <text:p>0.4506151</text:p>
          </table:table-cell>
          <table:table-cell office:value-type="float" office:value="0.3421109" calcext:value-type="float">
            <text:p>0.3421109</text:p>
          </table:table-cell>
          <table:table-cell office:value-type="float" office:value="0.2584339" calcext:value-type="float">
            <text:p>0.2584339</text:p>
          </table:table-cell>
          <table:table-cell office:value-type="float" office:value="0.1733718" calcext:value-type="float">
            <text:p>0.1733718</text:p>
          </table:table-cell>
          <table:table-cell office:value-type="float" office:value="0.1473768" calcext:value-type="float">
            <text:p>0.1473768</text:p>
          </table:table-cell>
          <table:table-cell office:value-type="float" office:value="0.2956845" calcext:value-type="float">
            <text:p>0.2956845</text:p>
          </table:table-cell>
          <table:table-cell office:value-type="float" office:value="0.408878" calcext:value-type="float">
            <text:p>0.408878</text:p>
          </table:table-cell>
          <table:table-cell office:value-type="float" office:value="0.3908909" calcext:value-type="float">
            <text:p>0.3908909</text:p>
          </table:table-cell>
          <table:table-cell office:value-type="float" office:value="0.3943373" calcext:value-type="float">
            <text:p>0.3943373</text:p>
          </table:table-cell>
          <table:table-cell office:value-type="float" office:value="0.3914764" calcext:value-type="float">
            <text:p>0.3914764</text:p>
          </table:table-cell>
          <table:table-cell office:value-type="float" office:value="0.3940673" calcext:value-type="float">
            <text:p>0.3940673</text:p>
          </table:table-cell>
          <table:table-cell office:value-type="float" office:value="0.4182523" calcext:value-type="float">
            <text:p>0.4182523</text:p>
          </table:table-cell>
          <table:table-cell office:value-type="float" office:value="0" calcext:value-type="float">
            <text:p>0</text:p>
          </table:table-cell>
          <table:table-cell office:value-type="float" office:value="0.04346415" calcext:value-type="float">
            <text:p>0.043464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1" calcext:value-type="float">
            <text:p>17012001</text:p>
          </table:table-cell>
          <table:table-cell office:value-type="float" office:value="2.236157" calcext:value-type="float">
            <text:p>2.236157</text:p>
          </table:table-cell>
          <table:table-cell office:value-type="float" office:value="140.1924" calcext:value-type="float">
            <text:p>140.19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38017" calcext:value-type="float">
            <text:p>1.538017</text:p>
          </table:table-cell>
          <table:table-cell office:value-type="float" office:value="0" calcext:value-type="float">
            <text:p>0</text:p>
          </table:table-cell>
          <table:table-cell office:value-type="float" office:value="0.00001928733" calcext:value-type="float">
            <text:p>1.928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3256292" calcext:value-type="float">
            <text:p>-0.003256292</text:p>
          </table:table-cell>
          <table:table-cell office:value-type="float" office:value="1195.513" calcext:value-type="float">
            <text:p>1195.513</text:p>
          </table:table-cell>
          <table:table-cell office:value-type="float" office:value="3.301624" calcext:value-type="float">
            <text:p>3.301624</text:p>
          </table:table-cell>
          <table:table-cell office:value-type="float" office:value="0" calcext:value-type="float">
            <text:p>0</text:p>
          </table:table-cell>
          <table:table-cell office:value-type="float" office:value="0.004113249" calcext:value-type="float">
            <text:p>0.004113249</text:p>
          </table:table-cell>
          <table:table-cell office:value-type="float" office:value="0.09258059" calcext:value-type="float">
            <text:p>0.09258059</text:p>
          </table:table-cell>
          <table:table-cell office:value-type="float" office:value="0.07065222" calcext:value-type="float">
            <text:p>0.07065222</text:p>
          </table:table-cell>
          <table:table-cell office:value-type="float" office:value="0.05078951" calcext:value-type="float">
            <text:p>0.05078951</text:p>
          </table:table-cell>
          <table:table-cell office:value-type="float" office:value="0.03771667" calcext:value-type="float">
            <text:p>0.03771667</text:p>
          </table:table-cell>
          <table:table-cell office:value-type="float" office:value="0.03364575" calcext:value-type="float">
            <text:p>0.03364575</text:p>
          </table:table-cell>
          <table:table-cell office:value-type="float" office:value="0.02749836" calcext:value-type="float">
            <text:p>0.02749836</text:p>
          </table:table-cell>
          <table:table-cell office:value-type="float" office:value="0.04833466" calcext:value-type="float">
            <text:p>0.04833466</text:p>
          </table:table-cell>
          <table:table-cell office:value-type="float" office:value="0.07216341" calcext:value-type="float">
            <text:p>0.07216341</text:p>
          </table:table-cell>
          <table:table-cell office:value-type="float" office:value="0.06698789" calcext:value-type="float">
            <text:p>0.06698789</text:p>
          </table:table-cell>
          <table:table-cell office:value-type="float" office:value="0.06473286" calcext:value-type="float">
            <text:p>0.06473286</text:p>
          </table:table-cell>
          <table:table-cell office:value-type="float" office:value="0.06418955" calcext:value-type="float">
            <text:p>0.06418955</text:p>
          </table:table-cell>
          <table:table-cell office:value-type="float" office:value="0.06381968" calcext:value-type="float">
            <text:p>0.06381968</text:p>
          </table:table-cell>
          <table:table-cell office:value-type="float" office:value="0.06396007" calcext:value-type="float">
            <text:p>0.06396007</text:p>
          </table:table-cell>
          <table:table-cell office:value-type="float" office:value="0" calcext:value-type="float">
            <text:p>0</text:p>
          </table:table-cell>
          <table:table-cell office:value-type="float" office:value="0.06853416" calcext:value-type="float">
            <text:p>0.06853416</text:p>
          </table:table-cell>
          <table:table-cell office:value-type="float" office:value="0.5745752" calcext:value-type="float">
            <text:p>0.5745752</text:p>
          </table:table-cell>
          <table:table-cell office:value-type="float" office:value="0.4729189" calcext:value-type="float">
            <text:p>0.4729189</text:p>
          </table:table-cell>
          <table:table-cell office:value-type="float" office:value="0.3583532" calcext:value-type="float">
            <text:p>0.3583532</text:p>
          </table:table-cell>
          <table:table-cell office:value-type="float" office:value="0.2706237" calcext:value-type="float">
            <text:p>0.2706237</text:p>
          </table:table-cell>
          <table:table-cell office:value-type="float" office:value="0.1803906" calcext:value-type="float">
            <text:p>0.1803906</text:p>
          </table:table-cell>
          <table:table-cell office:value-type="float" office:value="0.1525922" calcext:value-type="float">
            <text:p>0.1525922</text:p>
          </table:table-cell>
          <table:table-cell office:value-type="float" office:value="0.3061552" calcext:value-type="float">
            <text:p>0.3061552</text:p>
          </table:table-cell>
          <table:table-cell office:value-type="float" office:value="0.4225935" calcext:value-type="float">
            <text:p>0.4225935</text:p>
          </table:table-cell>
          <table:table-cell office:value-type="float" office:value="0.4038818" calcext:value-type="float">
            <text:p>0.4038818</text:p>
          </table:table-cell>
          <table:table-cell office:value-type="float" office:value="0.4076094" calcext:value-type="float">
            <text:p>0.4076094</text:p>
          </table:table-cell>
          <table:table-cell office:value-type="float" office:value="0.4046923" calcext:value-type="float">
            <text:p>0.4046923</text:p>
          </table:table-cell>
          <table:table-cell office:value-type="float" office:value="0.4077103" calcext:value-type="float">
            <text:p>0.4077103</text:p>
          </table:table-cell>
          <table:table-cell office:value-type="float" office:value="0.4336472" calcext:value-type="float">
            <text:p>0.4336472</text:p>
          </table:table-cell>
          <table:table-cell office:value-type="float" office:value="0" calcext:value-type="float">
            <text:p>0</text:p>
          </table:table-cell>
          <table:table-cell office:value-type="float" office:value="0.04980766" calcext:value-type="float">
            <text:p>0.04980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1" calcext:value-type="float">
            <text:p>18012001</text:p>
          </table:table-cell>
          <table:table-cell office:value-type="float" office:value="2.235439" calcext:value-type="float">
            <text:p>2.235439</text:p>
          </table:table-cell>
          <table:table-cell office:value-type="float" office:value="140.1816" calcext:value-type="float">
            <text:p>140.18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90283" calcext:value-type="float">
            <text:p>1.590283</text:p>
          </table:table-cell>
          <table:table-cell office:value-type="float" office:value="0" calcext:value-type="float">
            <text:p>0</text:p>
          </table:table-cell>
          <table:table-cell office:value-type="float" office:value="0.00001928733" calcext:value-type="float">
            <text:p>1.928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3328397" calcext:value-type="float">
            <text:p>-0.003328397</text:p>
          </table:table-cell>
          <table:table-cell office:value-type="float" office:value="1195.469" calcext:value-type="float">
            <text:p>1195.469</text:p>
          </table:table-cell>
          <table:table-cell office:value-type="float" office:value="3.317295" calcext:value-type="float">
            <text:p>3.317295</text:p>
          </table:table-cell>
          <table:table-cell office:value-type="float" office:value="0" calcext:value-type="float">
            <text:p>0</text:p>
          </table:table-cell>
          <table:table-cell office:value-type="float" office:value="0.003759486" calcext:value-type="float">
            <text:p>0.003759486</text:p>
          </table:table-cell>
          <table:table-cell office:value-type="float" office:value="0.08986233" calcext:value-type="float">
            <text:p>0.08986233</text:p>
          </table:table-cell>
          <table:table-cell office:value-type="float" office:value="0.06932974" calcext:value-type="float">
            <text:p>0.06932974</text:p>
          </table:table-cell>
          <table:table-cell office:value-type="float" office:value="0.05014759" calcext:value-type="float">
            <text:p>0.05014759</text:p>
          </table:table-cell>
          <table:table-cell office:value-type="float" office:value="0.03730892" calcext:value-type="float">
            <text:p>0.03730892</text:p>
          </table:table-cell>
          <table:table-cell office:value-type="float" office:value="0.0332711" calcext:value-type="float">
            <text:p>0.0332711</text:p>
          </table:table-cell>
          <table:table-cell office:value-type="float" office:value="0.02727118" calcext:value-type="float">
            <text:p>0.02727118</text:p>
          </table:table-cell>
          <table:table-cell office:value-type="float" office:value="0.04813854" calcext:value-type="float">
            <text:p>0.04813854</text:p>
          </table:table-cell>
          <table:table-cell office:value-type="float" office:value="0.07210992" calcext:value-type="float">
            <text:p>0.07210992</text:p>
          </table:table-cell>
          <table:table-cell office:value-type="float" office:value="0.06704439" calcext:value-type="float">
            <text:p>0.06704439</text:p>
          </table:table-cell>
          <table:table-cell office:value-type="float" office:value="0.06484486" calcext:value-type="float">
            <text:p>0.06484486</text:p>
          </table:table-cell>
          <table:table-cell office:value-type="float" office:value="0.06431377" calcext:value-type="float">
            <text:p>0.06431377</text:p>
          </table:table-cell>
          <table:table-cell office:value-type="float" office:value="0.06395706" calcext:value-type="float">
            <text:p>0.06395706</text:p>
          </table:table-cell>
          <table:table-cell office:value-type="float" office:value="0.06411947" calcext:value-type="float">
            <text:p>0.06411947</text:p>
          </table:table-cell>
          <table:table-cell office:value-type="float" office:value="0" calcext:value-type="float">
            <text:p>0</text:p>
          </table:table-cell>
          <table:table-cell office:value-type="float" office:value="0.06974047" calcext:value-type="float">
            <text:p>0.06974047</text:p>
          </table:table-cell>
          <table:table-cell office:value-type="float" office:value="0.6032842" calcext:value-type="float">
            <text:p>0.6032842</text:p>
          </table:table-cell>
          <table:table-cell office:value-type="float" office:value="0.4950072" calcext:value-type="float">
            <text:p>0.4950072</text:p>
          </table:table-cell>
          <table:table-cell office:value-type="float" office:value="0.3744097" calcext:value-type="float">
            <text:p>0.3744097</text:p>
          </table:table-cell>
          <table:table-cell office:value-type="float" office:value="0.2826616" calcext:value-type="float">
            <text:p>0.2826616</text:p>
          </table:table-cell>
          <table:table-cell office:value-type="float" office:value="0.1873058" calcext:value-type="float">
            <text:p>0.1873058</text:p>
          </table:table-cell>
          <table:table-cell office:value-type="float" office:value="0.1577423" calcext:value-type="float">
            <text:p>0.1577423</text:p>
          </table:table-cell>
          <table:table-cell office:value-type="float" office:value="0.3165394" calcext:value-type="float">
            <text:p>0.3165394</text:p>
          </table:table-cell>
          <table:table-cell office:value-type="float" office:value="0.4362518" calcext:value-type="float">
            <text:p>0.4362518</text:p>
          </table:table-cell>
          <table:table-cell office:value-type="float" office:value="0.4168445" calcext:value-type="float">
            <text:p>0.4168445</text:p>
          </table:table-cell>
          <table:table-cell office:value-type="float" office:value="0.4208684" calcext:value-type="float">
            <text:p>0.4208684</text:p>
          </table:table-cell>
          <table:table-cell office:value-type="float" office:value="0.4179085" calcext:value-type="float">
            <text:p>0.4179085</text:p>
          </table:table-cell>
          <table:table-cell office:value-type="float" office:value="0.4213791" calcext:value-type="float">
            <text:p>0.4213791</text:p>
          </table:table-cell>
          <table:table-cell office:value-type="float" office:value="0.4490658" calcext:value-type="float">
            <text:p>0.4490658</text:p>
          </table:table-cell>
          <table:table-cell office:value-type="float" office:value="0" calcext:value-type="float">
            <text:p>0</text:p>
          </table:table-cell>
          <table:table-cell office:value-type="float" office:value="0.03571828" calcext:value-type="float">
            <text:p>0.035718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1" calcext:value-type="float">
            <text:p>19012001</text:p>
          </table:table-cell>
          <table:table-cell office:value-type="float" office:value="2.235037" calcext:value-type="float">
            <text:p>2.235037</text:p>
          </table:table-cell>
          <table:table-cell office:value-type="float" office:value="140.1713" calcext:value-type="float">
            <text:p>140.17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422" calcext:value-type="float">
            <text:p>1.6422</text:p>
          </table:table-cell>
          <table:table-cell office:value-type="float" office:value="0" calcext:value-type="float">
            <text:p>0</text:p>
          </table:table-cell>
          <table:table-cell office:value-type="float" office:value="0.00001928733" calcext:value-type="float">
            <text:p>1.928733E-05</text:p>
          </table:table-cell>
          <table:table-cell office:value-type="float" office:value="0" calcext:value-type="float">
            <text:p>0</text:p>
          </table:table-cell>
          <table:table-cell office:value-type="float" office:value="-0.003399437" calcext:value-type="float">
            <text:p>-0.003399437</text:p>
          </table:table-cell>
          <table:table-cell office:value-type="float" office:value="1195.426" calcext:value-type="float">
            <text:p>1195.426</text:p>
          </table:table-cell>
          <table:table-cell office:value-type="float" office:value="3.325836" calcext:value-type="float">
            <text:p>3.325836</text:p>
          </table:table-cell>
          <table:table-cell office:value-type="float" office:value="0" calcext:value-type="float">
            <text:p>0</text:p>
          </table:table-cell>
          <table:table-cell office:value-type="float" office:value="0.003877256" calcext:value-type="float">
            <text:p>0.003877256</text:p>
          </table:table-cell>
          <table:table-cell office:value-type="float" office:value="0.07546055" calcext:value-type="float">
            <text:p>0.07546055</text:p>
          </table:table-cell>
          <table:table-cell office:value-type="float" office:value="0.06093402" calcext:value-type="float">
            <text:p>0.06093402</text:p>
          </table:table-cell>
          <table:table-cell office:value-type="float" office:value="0.04599107" calcext:value-type="float">
            <text:p>0.04599107</text:p>
          </table:table-cell>
          <table:table-cell office:value-type="float" office:value="0.03503676" calcext:value-type="float">
            <text:p>0.03503676</text:p>
          </table:table-cell>
          <table:table-cell office:value-type="float" office:value="0.03205484" calcext:value-type="float">
            <text:p>0.03205484</text:p>
          </table:table-cell>
          <table:table-cell office:value-type="float" office:value="0.0267733" calcext:value-type="float">
            <text:p>0.0267733</text:p>
          </table:table-cell>
          <table:table-cell office:value-type="float" office:value="0.04789843" calcext:value-type="float">
            <text:p>0.04789843</text:p>
          </table:table-cell>
          <table:table-cell office:value-type="float" office:value="0.07206962" calcext:value-type="float">
            <text:p>0.07206962</text:p>
          </table:table-cell>
          <table:table-cell office:value-type="float" office:value="0.06710558" calcext:value-type="float">
            <text:p>0.06710558</text:p>
          </table:table-cell>
          <table:table-cell office:value-type="float" office:value="0.06495823" calcext:value-type="float">
            <text:p>0.06495823</text:p>
          </table:table-cell>
          <table:table-cell office:value-type="float" office:value="0.0644384" calcext:value-type="float">
            <text:p>0.0644384</text:p>
          </table:table-cell>
          <table:table-cell office:value-type="float" office:value="0.0640946" calcext:value-type="float">
            <text:p>0.0640946</text:p>
          </table:table-cell>
          <table:table-cell office:value-type="float" office:value="0.0642797" calcext:value-type="float">
            <text:p>0.0642797</text:p>
          </table:table-cell>
          <table:table-cell office:value-type="float" office:value="0" calcext:value-type="float">
            <text:p>0</text:p>
          </table:table-cell>
          <table:table-cell office:value-type="float" office:value="0.07081059" calcext:value-type="float">
            <text:p>0.07081059</text:p>
          </table:table-cell>
          <table:table-cell office:value-type="float" office:value="0.6288477" calcext:value-type="float">
            <text:p>0.6288477</text:p>
          </table:table-cell>
          <table:table-cell office:value-type="float" office:value="0.5154405" calcext:value-type="float">
            <text:p>0.5154405</text:p>
          </table:table-cell>
          <table:table-cell office:value-type="float" office:value="0.3896663" calcext:value-type="float">
            <text:p>0.3896663</text:p>
          </table:table-cell>
          <table:table-cell office:value-type="float" office:value="0.2942438" calcext:value-type="float">
            <text:p>0.2942438</text:p>
          </table:table-cell>
          <table:table-cell office:value-type="float" office:value="0.1940463" calcext:value-type="float">
            <text:p>0.1940463</text:p>
          </table:table-cell>
          <table:table-cell office:value-type="float" office:value="0.1628109" calcext:value-type="float">
            <text:p>0.1628109</text:p>
          </table:table-cell>
          <table:table-cell office:value-type="float" office:value="0.3268387" calcext:value-type="float">
            <text:p>0.3268387</text:p>
          </table:table-cell>
          <table:table-cell office:value-type="float" office:value="0.4498562" calcext:value-type="float">
            <text:p>0.4498562</text:p>
          </table:table-cell>
          <table:table-cell office:value-type="float" office:value="0.4297802" calcext:value-type="float">
            <text:p>0.4297802</text:p>
          </table:table-cell>
          <table:table-cell office:value-type="float" office:value="0.4341152" calcext:value-type="float">
            <text:p>0.4341152</text:p>
          </table:table-cell>
          <table:table-cell office:value-type="float" office:value="0.4311259" calcext:value-type="float">
            <text:p>0.4311259</text:p>
          </table:table-cell>
          <table:table-cell office:value-type="float" office:value="0.4350795" calcext:value-type="float">
            <text:p>0.4350795</text:p>
          </table:table-cell>
          <table:table-cell office:value-type="float" office:value="0.4644968" calcext:value-type="float">
            <text:p>0.4644968</text:p>
          </table:table-cell>
          <table:table-cell office:value-type="float" office:value="0" calcext:value-type="float">
            <text:p>0</text:p>
          </table:table-cell>
          <table:table-cell office:value-type="float" office:value="0.03930676" calcext:value-type="float">
            <text:p>0.03930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1" calcext:value-type="float">
            <text:p>20012001</text:p>
          </table:table-cell>
          <table:table-cell office:value-type="float" office:value="2.234571" calcext:value-type="float">
            <text:p>2.234571</text:p>
          </table:table-cell>
          <table:table-cell office:value-type="float" office:value="140.1617" calcext:value-type="float">
            <text:p>140.16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693591" calcext:value-type="float">
            <text:p>1.693591</text:p>
          </table:table-cell>
          <table:table-cell office:value-type="float" office:value="0" calcext:value-type="float">
            <text:p>0</text:p>
          </table:table-cell>
          <table:table-cell office:value-type="float" office:value="0.00001931494" calcext:value-type="float">
            <text:p>1.931494E-05</text:p>
          </table:table-cell>
          <table:table-cell office:value-type="float" office:value="0" calcext:value-type="float">
            <text:p>0</text:p>
          </table:table-cell>
          <table:table-cell office:value-type="float" office:value="-0.003469237" calcext:value-type="float">
            <text:p>-0.003469237</text:p>
          </table:table-cell>
          <table:table-cell office:value-type="float" office:value="1195.382" calcext:value-type="float">
            <text:p>1195.382</text:p>
          </table:table-cell>
          <table:table-cell office:value-type="float" office:value="3.333595" calcext:value-type="float">
            <text:p>3.333595</text:p>
          </table:table-cell>
          <table:table-cell office:value-type="float" office:value="0" calcext:value-type="float">
            <text:p>0</text:p>
          </table:table-cell>
          <table:table-cell office:value-type="float" office:value="0.003890882" calcext:value-type="float">
            <text:p>0.003890882</text:p>
          </table:table-cell>
          <table:table-cell office:value-type="float" office:value="0.0715106" calcext:value-type="float">
            <text:p>0.0715106</text:p>
          </table:table-cell>
          <table:table-cell office:value-type="float" office:value="0.05671603" calcext:value-type="float">
            <text:p>0.05671603</text:p>
          </table:table-cell>
          <table:table-cell office:value-type="float" office:value="0.04276584" calcext:value-type="float">
            <text:p>0.04276584</text:p>
          </table:table-cell>
          <table:table-cell office:value-type="float" office:value="0.03283776" calcext:value-type="float">
            <text:p>0.03283776</text:p>
          </table:table-cell>
          <table:table-cell office:value-type="float" office:value="0.03047079" calcext:value-type="float">
            <text:p>0.03047079</text:p>
          </table:table-cell>
          <table:table-cell office:value-type="float" office:value="0.0259264" calcext:value-type="float">
            <text:p>0.0259264</text:p>
          </table:table-cell>
          <table:table-cell office:value-type="float" office:value="0.04748245" calcext:value-type="float">
            <text:p>0.04748245</text:p>
          </table:table-cell>
          <table:table-cell office:value-type="float" office:value="0.07201412" calcext:value-type="float">
            <text:p>0.07201412</text:p>
          </table:table-cell>
          <table:table-cell office:value-type="float" office:value="0.06717025" calcext:value-type="float">
            <text:p>0.06717025</text:p>
          </table:table-cell>
          <table:table-cell office:value-type="float" office:value="0.06507286" calcext:value-type="float">
            <text:p>0.06507286</text:p>
          </table:table-cell>
          <table:table-cell office:value-type="float" office:value="0.06456374" calcext:value-type="float">
            <text:p>0.06456374</text:p>
          </table:table-cell>
          <table:table-cell office:value-type="float" office:value="0.06423256" calcext:value-type="float">
            <text:p>0.06423256</text:p>
          </table:table-cell>
          <table:table-cell office:value-type="float" office:value="0.06444035" calcext:value-type="float">
            <text:p>0.06444035</text:p>
          </table:table-cell>
          <table:table-cell office:value-type="float" office:value="0" calcext:value-type="float">
            <text:p>0</text:p>
          </table:table-cell>
          <table:table-cell office:value-type="float" office:value="0.07182389" calcext:value-type="float">
            <text:p>0.07182389</text:p>
          </table:table-cell>
          <table:table-cell office:value-type="float" office:value="0.6503661" calcext:value-type="float">
            <text:p>0.6503661</text:p>
          </table:table-cell>
          <table:table-cell office:value-type="float" office:value="0.5332831" calcext:value-type="float">
            <text:p>0.5332831</text:p>
          </table:table-cell>
          <table:table-cell office:value-type="float" office:value="0.4034045" calcext:value-type="float">
            <text:p>0.4034045</text:p>
          </table:table-cell>
          <table:table-cell office:value-type="float" office:value="0.3048993" calcext:value-type="float">
            <text:p>0.3048993</text:p>
          </table:table-cell>
          <table:table-cell office:value-type="float" office:value="0.2004249" calcext:value-type="float">
            <text:p>0.2004249</text:p>
          </table:table-cell>
          <table:table-cell office:value-type="float" office:value="0.1677265" calcext:value-type="float">
            <text:p>0.1677265</text:p>
          </table:table-cell>
          <table:table-cell office:value-type="float" office:value="0.3370233" calcext:value-type="float">
            <text:p>0.3370233</text:p>
          </table:table-cell>
          <table:table-cell office:value-type="float" office:value="0.4634067" calcext:value-type="float">
            <text:p>0.4634067</text:p>
          </table:table-cell>
          <table:table-cell office:value-type="float" office:value="0.4426896" calcext:value-type="float">
            <text:p>0.4426896</text:p>
          </table:table-cell>
          <table:table-cell office:value-type="float" office:value="0.4473513" calcext:value-type="float">
            <text:p>0.4473513</text:p>
          </table:table-cell>
          <table:table-cell office:value-type="float" office:value="0.4443456" calcext:value-type="float">
            <text:p>0.4443456</text:p>
          </table:table-cell>
          <table:table-cell office:value-type="float" office:value="0.4488026" calcext:value-type="float">
            <text:p>0.4488026</text:p>
          </table:table-cell>
          <table:table-cell office:value-type="float" office:value="0.4799517" calcext:value-type="float">
            <text:p>0.4799517</text:p>
          </table:table-cell>
          <table:table-cell office:value-type="float" office:value="0" calcext:value-type="float">
            <text:p>0</text:p>
          </table:table-cell>
          <table:table-cell office:value-type="float" office:value="0.03545749" calcext:value-type="float">
            <text:p>0.03545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1" calcext:value-type="float">
            <text:p>21012001</text:p>
          </table:table-cell>
          <table:table-cell office:value-type="float" office:value="2.234228" calcext:value-type="float">
            <text:p>2.234228</text:p>
          </table:table-cell>
          <table:table-cell office:value-type="float" office:value="140.1523" calcext:value-type="float">
            <text:p>140.15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44677" calcext:value-type="float">
            <text:p>1.744677</text:p>
          </table:table-cell>
          <table:table-cell office:value-type="float" office:value="0" calcext:value-type="float">
            <text:p>0</text:p>
          </table:table-cell>
          <table:table-cell office:value-type="float" office:value="0.00001937264" calcext:value-type="float">
            <text:p>1.937264E-05</text:p>
          </table:table-cell>
          <table:table-cell office:value-type="float" office:value="0" calcext:value-type="float">
            <text:p>0</text:p>
          </table:table-cell>
          <table:table-cell office:value-type="float" office:value="-0.003537751" calcext:value-type="float">
            <text:p>-0.003537751</text:p>
          </table:table-cell>
          <table:table-cell office:value-type="float" office:value="1195.339" calcext:value-type="float">
            <text:p>1195.339</text:p>
          </table:table-cell>
          <table:table-cell office:value-type="float" office:value="3.337517" calcext:value-type="float">
            <text:p>3.337517</text:p>
          </table:table-cell>
          <table:table-cell office:value-type="float" office:value="0" calcext:value-type="float">
            <text:p>0</text:p>
          </table:table-cell>
          <table:table-cell office:value-type="float" office:value="0.004685676" calcext:value-type="float">
            <text:p>0.004685676</text:p>
          </table:table-cell>
          <table:table-cell office:value-type="float" office:value="0.06930024" calcext:value-type="float">
            <text:p>0.06930024</text:p>
          </table:table-cell>
          <table:table-cell office:value-type="float" office:value="0.05434434" calcext:value-type="float">
            <text:p>0.05434434</text:p>
          </table:table-cell>
          <table:table-cell office:value-type="float" office:value="0.04091727" calcext:value-type="float">
            <text:p>0.04091727</text:p>
          </table:table-cell>
          <table:table-cell office:value-type="float" office:value="0.03150605" calcext:value-type="float">
            <text:p>0.03150605</text:p>
          </table:table-cell>
          <table:table-cell office:value-type="float" office:value="0.02940237" calcext:value-type="float">
            <text:p>0.02940237</text:p>
          </table:table-cell>
          <table:table-cell office:value-type="float" office:value="0.02517848" calcext:value-type="float">
            <text:p>0.02517848</text:p>
          </table:table-cell>
          <table:table-cell office:value-type="float" office:value="0.04704526" calcext:value-type="float">
            <text:p>0.04704526</text:p>
          </table:table-cell>
          <table:table-cell office:value-type="float" office:value="0.0719342" calcext:value-type="float">
            <text:p>0.0719342</text:p>
          </table:table-cell>
          <table:table-cell office:value-type="float" office:value="0.06723505" calcext:value-type="float">
            <text:p>0.06723505</text:p>
          </table:table-cell>
          <table:table-cell office:value-type="float" office:value="0.06518833" calcext:value-type="float">
            <text:p>0.06518833</text:p>
          </table:table-cell>
          <table:table-cell office:value-type="float" office:value="0.0646897" calcext:value-type="float">
            <text:p>0.0646897</text:p>
          </table:table-cell>
          <table:table-cell office:value-type="float" office:value="0.06437121" calcext:value-type="float">
            <text:p>0.06437121</text:p>
          </table:table-cell>
          <table:table-cell office:value-type="float" office:value="0.06460136" calcext:value-type="float">
            <text:p>0.06460136</text:p>
          </table:table-cell>
          <table:table-cell office:value-type="float" office:value="0" calcext:value-type="float">
            <text:p>0</text:p>
          </table:table-cell>
          <table:table-cell office:value-type="float" office:value="0.07279817" calcext:value-type="float">
            <text:p>0.07279817</text:p>
          </table:table-cell>
          <table:table-cell office:value-type="float" office:value="0.6704252" calcext:value-type="float">
            <text:p>0.6704252</text:p>
          </table:table-cell>
          <table:table-cell office:value-type="float" office:value="0.5499724" calcext:value-type="float">
            <text:p>0.5499724</text:p>
          </table:table-cell>
          <table:table-cell office:value-type="float" office:value="0.4163022" calcext:value-type="float">
            <text:p>0.4163022</text:p>
          </table:table-cell>
          <table:table-cell office:value-type="float" office:value="0.3149576" calcext:value-type="float">
            <text:p>0.3149576</text:p>
          </table:table-cell>
          <table:table-cell office:value-type="float" office:value="0.2065152" calcext:value-type="float">
            <text:p>0.2065152</text:p>
          </table:table-cell>
          <table:table-cell office:value-type="float" office:value="0.1724923" calcext:value-type="float">
            <text:p>0.1724923</text:p>
          </table:table-cell>
          <table:table-cell office:value-type="float" office:value="0.3470727" calcext:value-type="float">
            <text:p>0.3470727</text:p>
          </table:table-cell>
          <table:table-cell office:value-type="float" office:value="0.4768983" calcext:value-type="float">
            <text:p>0.4768983</text:p>
          </table:table-cell>
          <table:table-cell office:value-type="float" office:value="0.4555732" calcext:value-type="float">
            <text:p>0.4555732</text:p>
          </table:table-cell>
          <table:table-cell office:value-type="float" office:value="0.4605779" calcext:value-type="float">
            <text:p>0.4605779</text:p>
          </table:table-cell>
          <table:table-cell office:value-type="float" office:value="0.4575688" calcext:value-type="float">
            <text:p>0.4575688</text:p>
          </table:table-cell>
          <table:table-cell office:value-type="float" office:value="0.4625428" calcext:value-type="float">
            <text:p>0.4625428</text:p>
          </table:table-cell>
          <table:table-cell office:value-type="float" office:value="0.4954214" calcext:value-type="float">
            <text:p>0.4954214</text:p>
          </table:table-cell>
          <table:table-cell office:value-type="float" office:value="0" calcext:value-type="float">
            <text:p>0</text:p>
          </table:table-cell>
          <table:table-cell office:value-type="float" office:value="0.03995351" calcext:value-type="float">
            <text:p>0.039953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1" calcext:value-type="float">
            <text:p>22012001</text:p>
          </table:table-cell>
          <table:table-cell office:value-type="float" office:value="2.233653" calcext:value-type="float">
            <text:p>2.233653</text:p>
          </table:table-cell>
          <table:table-cell office:value-type="float" office:value="140.1434" calcext:value-type="float">
            <text:p>140.14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795545" calcext:value-type="float">
            <text:p>1.795545</text:p>
          </table:table-cell>
          <table:table-cell office:value-type="float" office:value="0" calcext:value-type="float">
            <text:p>0</text:p>
          </table:table-cell>
          <table:table-cell office:value-type="float" office:value="0.0000194778" calcext:value-type="float">
            <text:p>1.94778E-05</text:p>
          </table:table-cell>
          <table:table-cell office:value-type="float" office:value="0" calcext:value-type="float">
            <text:p>0</text:p>
          </table:table-cell>
          <table:table-cell office:value-type="float" office:value="-0.003605277" calcext:value-type="float">
            <text:p>-0.003605277</text:p>
          </table:table-cell>
          <table:table-cell office:value-type="float" office:value="1195.295" calcext:value-type="float">
            <text:p>1195.295</text:p>
          </table:table-cell>
          <table:table-cell office:value-type="float" office:value="3.345769" calcext:value-type="float">
            <text:p>3.345769</text:p>
          </table:table-cell>
          <table:table-cell office:value-type="float" office:value="0" calcext:value-type="float">
            <text:p>0</text:p>
          </table:table-cell>
          <table:table-cell office:value-type="float" office:value="0.003966817" calcext:value-type="float">
            <text:p>0.003966817</text:p>
          </table:table-cell>
          <table:table-cell office:value-type="float" office:value="0.07294302" calcext:value-type="float">
            <text:p>0.07294302</text:p>
          </table:table-cell>
          <table:table-cell office:value-type="float" office:value="0.05534604" calcext:value-type="float">
            <text:p>0.05534604</text:p>
          </table:table-cell>
          <table:table-cell office:value-type="float" office:value="0.04062309" calcext:value-type="float">
            <text:p>0.04062309</text:p>
          </table:table-cell>
          <table:table-cell office:value-type="float" office:value="0.03093245" calcext:value-type="float">
            <text:p>0.03093245</text:p>
          </table:table-cell>
          <table:table-cell office:value-type="float" office:value="0.02852048" calcext:value-type="float">
            <text:p>0.02852048</text:p>
          </table:table-cell>
          <table:table-cell office:value-type="float" office:value="0.02210833" calcext:value-type="float">
            <text:p>0.02210833</text:p>
          </table:table-cell>
          <table:table-cell office:value-type="float" office:value="0.0464731" calcext:value-type="float">
            <text:p>0.0464731</text:p>
          </table:table-cell>
          <table:table-cell office:value-type="float" office:value="0.07184339" calcext:value-type="float">
            <text:p>0.07184339</text:p>
          </table:table-cell>
          <table:table-cell office:value-type="float" office:value="0.06729884" calcext:value-type="float">
            <text:p>0.06729884</text:p>
          </table:table-cell>
          <table:table-cell office:value-type="float" office:value="0.06530426" calcext:value-type="float">
            <text:p>0.06530426</text:p>
          </table:table-cell>
          <table:table-cell office:value-type="float" office:value="0.06481627" calcext:value-type="float">
            <text:p>0.06481627</text:p>
          </table:table-cell>
          <table:table-cell office:value-type="float" office:value="0.06451175" calcext:value-type="float">
            <text:p>0.06451175</text:p>
          </table:table-cell>
          <table:table-cell office:value-type="float" office:value="0.06476158" calcext:value-type="float">
            <text:p>0.06476158</text:p>
          </table:table-cell>
          <table:table-cell office:value-type="float" office:value="0" calcext:value-type="float">
            <text:p>0</text:p>
          </table:table-cell>
          <table:table-cell office:value-type="float" office:value="0.07394406" calcext:value-type="float">
            <text:p>0.07394406</text:p>
          </table:table-cell>
          <table:table-cell office:value-type="float" office:value="0.6898735" calcext:value-type="float">
            <text:p>0.6898735</text:p>
          </table:table-cell>
          <table:table-cell office:value-type="float" office:value="0.5659135" calcext:value-type="float">
            <text:p>0.5659135</text:p>
          </table:table-cell>
          <table:table-cell office:value-type="float" office:value="0.4285779" calcext:value-type="float">
            <text:p>0.4285779</text:p>
          </table:table-cell>
          <table:table-cell office:value-type="float" office:value="0.3245615" calcext:value-type="float">
            <text:p>0.3245615</text:p>
          </table:table-cell>
          <table:table-cell office:value-type="float" office:value="0.2123833" calcext:value-type="float">
            <text:p>0.2123833</text:p>
          </table:table-cell>
          <table:table-cell office:value-type="float" office:value="0.1771266" calcext:value-type="float">
            <text:p>0.1771266</text:p>
          </table:table-cell>
          <table:table-cell office:value-type="float" office:value="0.357001" calcext:value-type="float">
            <text:p>0.357001</text:p>
          </table:table-cell>
          <table:table-cell office:value-type="float" office:value="0.4903281" calcext:value-type="float">
            <text:p>0.4903281</text:p>
          </table:table-cell>
          <table:table-cell office:value-type="float" office:value="0.4684312" calcext:value-type="float">
            <text:p>0.4684312</text:p>
          </table:table-cell>
          <table:table-cell office:value-type="float" office:value="0.4737958" calcext:value-type="float">
            <text:p>0.4737958</text:p>
          </table:table-cell>
          <table:table-cell office:value-type="float" office:value="0.4707969" calcext:value-type="float">
            <text:p>0.4707969</text:p>
          </table:table-cell>
          <table:table-cell office:value-type="float" office:value="0.4763061" calcext:value-type="float">
            <text:p>0.4763061</text:p>
          </table:table-cell>
          <table:table-cell office:value-type="float" office:value="0.5109121" calcext:value-type="float">
            <text:p>0.5109121</text:p>
          </table:table-cell>
          <table:table-cell office:value-type="float" office:value="0" calcext:value-type="float">
            <text:p>0</text:p>
          </table:table-cell>
          <table:table-cell office:value-type="float" office:value="0.02474212" calcext:value-type="float">
            <text:p>0.02474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1" calcext:value-type="float">
            <text:p>23012001</text:p>
          </table:table-cell>
          <table:table-cell office:value-type="float" office:value="2.232889" calcext:value-type="float">
            <text:p>2.232889</text:p>
          </table:table-cell>
          <table:table-cell office:value-type="float" office:value="140.1345" calcext:value-type="float">
            <text:p>140.13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4645" calcext:value-type="float">
            <text:p>1.84645</text:p>
          </table:table-cell>
          <table:table-cell office:value-type="float" office:value="0" calcext:value-type="float">
            <text:p>0</text:p>
          </table:table-cell>
          <table:table-cell office:value-type="float" office:value="0.00001955342" calcext:value-type="float">
            <text:p>1.955342E-05</text:p>
          </table:table-cell>
          <table:table-cell office:value-type="float" office:value="0" calcext:value-type="float">
            <text:p>0</text:p>
          </table:table-cell>
          <table:table-cell office:value-type="float" office:value="-0.003673008" calcext:value-type="float">
            <text:p>-0.003673008</text:p>
          </table:table-cell>
          <table:table-cell office:value-type="float" office:value="1195.251" calcext:value-type="float">
            <text:p>1195.251</text:p>
          </table:table-cell>
          <table:table-cell office:value-type="float" office:value="3.357927" calcext:value-type="float">
            <text:p>3.357927</text:p>
          </table:table-cell>
          <table:table-cell office:value-type="float" office:value="0" calcext:value-type="float">
            <text:p>0</text:p>
          </table:table-cell>
          <table:table-cell office:value-type="float" office:value="0.003928079" calcext:value-type="float">
            <text:p>0.003928079</text:p>
          </table:table-cell>
          <table:table-cell office:value-type="float" office:value="0.07600468" calcext:value-type="float">
            <text:p>0.07600468</text:p>
          </table:table-cell>
          <table:table-cell office:value-type="float" office:value="0.05828751" calcext:value-type="float">
            <text:p>0.05828751</text:p>
          </table:table-cell>
          <table:table-cell office:value-type="float" office:value="0.04191171" calcext:value-type="float">
            <text:p>0.04191171</text:p>
          </table:table-cell>
          <table:table-cell office:value-type="float" office:value="0.03139902" calcext:value-type="float">
            <text:p>0.03139902</text:p>
          </table:table-cell>
          <table:table-cell office:value-type="float" office:value="0.0283103" calcext:value-type="float">
            <text:p>0.0283103</text:p>
          </table:table-cell>
          <table:table-cell office:value-type="float" office:value="0.02257665" calcext:value-type="float">
            <text:p>0.02257665</text:p>
          </table:table-cell>
          <table:table-cell office:value-type="float" office:value="0.0460319" calcext:value-type="float">
            <text:p>0.0460319</text:p>
          </table:table-cell>
          <table:table-cell office:value-type="float" office:value="0.07174238" calcext:value-type="float">
            <text:p>0.07174238</text:p>
          </table:table-cell>
          <table:table-cell office:value-type="float" office:value="0.06736189" calcext:value-type="float">
            <text:p>0.06736189</text:p>
          </table:table-cell>
          <table:table-cell office:value-type="float" office:value="0.06542058" calcext:value-type="float">
            <text:p>0.06542058</text:p>
          </table:table-cell>
          <table:table-cell office:value-type="float" office:value="0.06494328" calcext:value-type="float">
            <text:p>0.06494328</text:p>
          </table:table-cell>
          <table:table-cell office:value-type="float" office:value="0.06465234" calcext:value-type="float">
            <text:p>0.06465234</text:p>
          </table:table-cell>
          <table:table-cell office:value-type="float" office:value="0.06492243" calcext:value-type="float">
            <text:p>0.06492243</text:p>
          </table:table-cell>
          <table:table-cell office:value-type="float" office:value="0" calcext:value-type="float">
            <text:p>0</text:p>
          </table:table-cell>
          <table:table-cell office:value-type="float" office:value="0.07515121" calcext:value-type="float">
            <text:p>0.07515121</text:p>
          </table:table-cell>
          <table:table-cell office:value-type="float" office:value="0.7107435" calcext:value-type="float">
            <text:p>0.7107435</text:p>
          </table:table-cell>
          <table:table-cell office:value-type="float" office:value="0.582377" calcext:value-type="float">
            <text:p>0.582377</text:p>
          </table:table-cell>
          <table:table-cell office:value-type="float" office:value="0.4409488" calcext:value-type="float">
            <text:p>0.4409488</text:p>
          </table:table-cell>
          <table:table-cell office:value-type="float" office:value="0.3341327" calcext:value-type="float">
            <text:p>0.3341327</text:p>
          </table:table-cell>
          <table:table-cell office:value-type="float" office:value="0.2181998" calcext:value-type="float">
            <text:p>0.2181998</text:p>
          </table:table-cell>
          <table:table-cell office:value-type="float" office:value="0.181755" calcext:value-type="float">
            <text:p>0.181755</text:p>
          </table:table-cell>
          <table:table-cell office:value-type="float" office:value="0.3668785" calcext:value-type="float">
            <text:p>0.3668785</text:p>
          </table:table-cell>
          <table:table-cell office:value-type="float" office:value="0.5036997" calcext:value-type="float">
            <text:p>0.5036997</text:p>
          </table:table-cell>
          <table:table-cell office:value-type="float" office:value="0.4812635" calcext:value-type="float">
            <text:p>0.4812635</text:p>
          </table:table-cell>
          <table:table-cell office:value-type="float" office:value="0.4870048" calcext:value-type="float">
            <text:p>0.4870048</text:p>
          </table:table-cell>
          <table:table-cell office:value-type="float" office:value="0.4840292" calcext:value-type="float">
            <text:p>0.4840292</text:p>
          </table:table-cell>
          <table:table-cell office:value-type="float" office:value="0.4901191" calcext:value-type="float">
            <text:p>0.4901191</text:p>
          </table:table-cell>
          <table:table-cell office:value-type="float" office:value="0.5263728" calcext:value-type="float">
            <text:p>0.5263728</text:p>
          </table:table-cell>
          <table:table-cell office:value-type="float" office:value="0" calcext:value-type="float">
            <text:p>0</text:p>
          </table:table-cell>
          <table:table-cell office:value-type="float" office:value="0.01192635" calcext:value-type="float">
            <text:p>0.011926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1" calcext:value-type="float">
            <text:p>24012001</text:p>
          </table:table-cell>
          <table:table-cell office:value-type="float" office:value="2.232516" calcext:value-type="float">
            <text:p>2.232516</text:p>
          </table:table-cell>
          <table:table-cell office:value-type="float" office:value="140.1258" calcext:value-type="float">
            <text:p>140.1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897267" calcext:value-type="float">
            <text:p>1.897267</text:p>
          </table:table-cell>
          <table:table-cell office:value-type="float" office:value="0" calcext:value-type="float">
            <text:p>0</text:p>
          </table:table-cell>
          <table:table-cell office:value-type="float" office:value="0.00001959812" calcext:value-type="float">
            <text:p>1.959812E-05</text:p>
          </table:table-cell>
          <table:table-cell office:value-type="float" office:value="0" calcext:value-type="float">
            <text:p>0</text:p>
          </table:table-cell>
          <table:table-cell office:value-type="float" office:value="-0.003740988" calcext:value-type="float">
            <text:p>-0.003740988</text:p>
          </table:table-cell>
          <table:table-cell office:value-type="float" office:value="1195.208" calcext:value-type="float">
            <text:p>1195.208</text:p>
          </table:table-cell>
          <table:table-cell office:value-type="float" office:value="3.362404" calcext:value-type="float">
            <text:p>3.362404</text:p>
          </table:table-cell>
          <table:table-cell office:value-type="float" office:value="0" calcext:value-type="float">
            <text:p>0</text:p>
          </table:table-cell>
          <table:table-cell office:value-type="float" office:value="0.01137171" calcext:value-type="float">
            <text:p>0.01137171</text:p>
          </table:table-cell>
          <table:table-cell office:value-type="float" office:value="0.06697527" calcext:value-type="float">
            <text:p>0.06697527</text:p>
          </table:table-cell>
          <table:table-cell office:value-type="float" office:value="0.05194902" calcext:value-type="float">
            <text:p>0.05194902</text:p>
          </table:table-cell>
          <table:table-cell office:value-type="float" office:value="0.03885495" calcext:value-type="float">
            <text:p>0.03885495</text:p>
          </table:table-cell>
          <table:table-cell office:value-type="float" office:value="0.02971938" calcext:value-type="float">
            <text:p>0.02971938</text:p>
          </table:table-cell>
          <table:table-cell office:value-type="float" office:value="0.02747249" calcext:value-type="float">
            <text:p>0.02747249</text:p>
          </table:table-cell>
          <table:table-cell office:value-type="float" office:value="0.02335314" calcext:value-type="float">
            <text:p>0.02335314</text:p>
          </table:table-cell>
          <table:table-cell office:value-type="float" office:value="0.04590018" calcext:value-type="float">
            <text:p>0.04590018</text:p>
          </table:table-cell>
          <table:table-cell office:value-type="float" office:value="0.07166506" calcext:value-type="float">
            <text:p>0.07166506</text:p>
          </table:table-cell>
          <table:table-cell office:value-type="float" office:value="0.06742646" calcext:value-type="float">
            <text:p>0.06742646</text:p>
          </table:table-cell>
          <table:table-cell office:value-type="float" office:value="0.06553738" calcext:value-type="float">
            <text:p>0.06553738</text:p>
          </table:table-cell>
          <table:table-cell office:value-type="float" office:value="0.06507084" calcext:value-type="float">
            <text:p>0.06507084</text:p>
          </table:table-cell>
          <table:table-cell office:value-type="float" office:value="0.06479293" calcext:value-type="float">
            <text:p>0.06479293</text:p>
          </table:table-cell>
          <table:table-cell office:value-type="float" office:value="0.06508366" calcext:value-type="float">
            <text:p>0.06508366</text:p>
          </table:table-cell>
          <table:table-cell office:value-type="float" office:value="0" calcext:value-type="float">
            <text:p>0</text:p>
          </table:table-cell>
          <table:table-cell office:value-type="float" office:value="0.07646131" calcext:value-type="float">
            <text:p>0.07646131</text:p>
          </table:table-cell>
          <table:table-cell office:value-type="float" office:value="0.7305826" calcext:value-type="float">
            <text:p>0.7305826</text:p>
          </table:table-cell>
          <table:table-cell office:value-type="float" office:value="0.5984846" calcext:value-type="float">
            <text:p>0.5984846</text:p>
          </table:table-cell>
          <table:table-cell office:value-type="float" office:value="0.4531991" calcext:value-type="float">
            <text:p>0.4531991</text:p>
          </table:table-cell>
          <table:table-cell office:value-type="float" office:value="0.3436475" calcext:value-type="float">
            <text:p>0.3436475</text:p>
          </table:table-cell>
          <table:table-cell office:value-type="float" office:value="0.224002" calcext:value-type="float">
            <text:p>0.224002</text:p>
          </table:table-cell>
          <table:table-cell office:value-type="float" office:value="0.1863954" calcext:value-type="float">
            <text:p>0.1863954</text:p>
          </table:table-cell>
          <table:table-cell office:value-type="float" office:value="0.3767467" calcext:value-type="float">
            <text:p>0.3767467</text:p>
          </table:table-cell>
          <table:table-cell office:value-type="float" office:value="0.517027" calcext:value-type="float">
            <text:p>0.517027</text:p>
          </table:table-cell>
          <table:table-cell office:value-type="float" office:value="0.4940709" calcext:value-type="float">
            <text:p>0.4940709</text:p>
          </table:table-cell>
          <table:table-cell office:value-type="float" office:value="0.5002055" calcext:value-type="float">
            <text:p>0.5002055</text:p>
          </table:table-cell>
          <table:table-cell office:value-type="float" office:value="0.4972675" calcext:value-type="float">
            <text:p>0.4972675</text:p>
          </table:table-cell>
          <table:table-cell office:value-type="float" office:value="0.5039816" calcext:value-type="float">
            <text:p>0.5039816</text:p>
          </table:table-cell>
          <table:table-cell office:value-type="float" office:value="0.5417225" calcext:value-type="float">
            <text:p>0.5417225</text:p>
          </table:table-cell>
          <table:table-cell office:value-type="float" office:value="0" calcext:value-type="float">
            <text:p>0</text:p>
          </table:table-cell>
          <table:table-cell office:value-type="float" office:value="0.01956564" calcext:value-type="float">
            <text:p>0.019565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1" calcext:value-type="float">
            <text:p>25012001</text:p>
          </table:table-cell>
          <table:table-cell office:value-type="float" office:value="2.232268" calcext:value-type="float">
            <text:p>2.232268</text:p>
          </table:table-cell>
          <table:table-cell office:value-type="float" office:value="140.1175" calcext:value-type="float">
            <text:p>140.11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7759" calcext:value-type="float">
            <text:p>1.947759</text:p>
          </table:table-cell>
          <table:table-cell office:value-type="float" office:value="0" calcext:value-type="float">
            <text:p>0</text:p>
          </table:table-cell>
          <table:table-cell office:value-type="float" office:value="0.00001964007" calcext:value-type="float">
            <text:p>1.964007E-05</text:p>
          </table:table-cell>
          <table:table-cell office:value-type="float" office:value="0" calcext:value-type="float">
            <text:p>0</text:p>
          </table:table-cell>
          <table:table-cell office:value-type="float" office:value="-0.003809149" calcext:value-type="float">
            <text:p>-0.003809149</text:p>
          </table:table-cell>
          <table:table-cell office:value-type="float" office:value="1195.165" calcext:value-type="float">
            <text:p>1195.165</text:p>
          </table:table-cell>
          <table:table-cell office:value-type="float" office:value="3.363906" calcext:value-type="float">
            <text:p>3.363906</text:p>
          </table:table-cell>
          <table:table-cell office:value-type="float" office:value="0" calcext:value-type="float">
            <text:p>0</text:p>
          </table:table-cell>
          <table:table-cell office:value-type="float" office:value="0.00364725" calcext:value-type="float">
            <text:p>0.00364725</text:p>
          </table:table-cell>
          <table:table-cell office:value-type="float" office:value="0.06402911" calcext:value-type="float">
            <text:p>0.06402911</text:p>
          </table:table-cell>
          <table:table-cell office:value-type="float" office:value="0.04854769" calcext:value-type="float">
            <text:p>0.04854769</text:p>
          </table:table-cell>
          <table:table-cell office:value-type="float" office:value="0.03637218" calcext:value-type="float">
            <text:p>0.03637218</text:p>
          </table:table-cell>
          <table:table-cell office:value-type="float" office:value="0.02803268" calcext:value-type="float">
            <text:p>0.02803268</text:p>
          </table:table-cell>
          <table:table-cell office:value-type="float" office:value="0.02635808" calcext:value-type="float">
            <text:p>0.02635808</text:p>
          </table:table-cell>
          <table:table-cell office:value-type="float" office:value="0.0232491" calcext:value-type="float">
            <text:p>0.0232491</text:p>
          </table:table-cell>
          <table:table-cell office:value-type="float" office:value="0.0456834" calcext:value-type="float">
            <text:p>0.0456834</text:p>
          </table:table-cell>
          <table:table-cell office:value-type="float" office:value="0.07160854" calcext:value-type="float">
            <text:p>0.07160854</text:p>
          </table:table-cell>
          <table:table-cell office:value-type="float" office:value="0.06749362" calcext:value-type="float">
            <text:p>0.06749362</text:p>
          </table:table-cell>
          <table:table-cell office:value-type="float" office:value="0.06565474" calcext:value-type="float">
            <text:p>0.06565474</text:p>
          </table:table-cell>
          <table:table-cell office:value-type="float" office:value="0.06519868" calcext:value-type="float">
            <text:p>0.06519868</text:p>
          </table:table-cell>
          <table:table-cell office:value-type="float" office:value="0.06493442" calcext:value-type="float">
            <text:p>0.06493442</text:p>
          </table:table-cell>
          <table:table-cell office:value-type="float" office:value="0.06524475" calcext:value-type="float">
            <text:p>0.06524475</text:p>
          </table:table-cell>
          <table:table-cell office:value-type="float" office:value="0" calcext:value-type="float">
            <text:p>0</text:p>
          </table:table-cell>
          <table:table-cell office:value-type="float" office:value="0.07774536" calcext:value-type="float">
            <text:p>0.07774536</text:p>
          </table:table-cell>
          <table:table-cell office:value-type="float" office:value="0.7478992" calcext:value-type="float">
            <text:p>0.7478992</text:p>
          </table:table-cell>
          <table:table-cell office:value-type="float" office:value="0.6129601" calcext:value-type="float">
            <text:p>0.6129601</text:p>
          </table:table-cell>
          <table:table-cell office:value-type="float" office:value="0.4644819" calcext:value-type="float">
            <text:p>0.4644819</text:p>
          </table:table-cell>
          <table:table-cell office:value-type="float" office:value="0.3525529" calcext:value-type="float">
            <text:p>0.3525529</text:p>
          </table:table-cell>
          <table:table-cell office:value-type="float" office:value="0.229568" calcext:value-type="float">
            <text:p>0.229568</text:p>
          </table:table-cell>
          <table:table-cell office:value-type="float" office:value="0.1909454" calcext:value-type="float">
            <text:p>0.1909454</text:p>
          </table:table-cell>
          <table:table-cell office:value-type="float" office:value="0.3865582" calcext:value-type="float">
            <text:p>0.3865582</text:p>
          </table:table-cell>
          <table:table-cell office:value-type="float" office:value="0.5303189" calcext:value-type="float">
            <text:p>0.5303189</text:p>
          </table:table-cell>
          <table:table-cell office:value-type="float" office:value="0.5068547" calcext:value-type="float">
            <text:p>0.5068547</text:p>
          </table:table-cell>
          <table:table-cell office:value-type="float" office:value="0.5133984" calcext:value-type="float">
            <text:p>0.5133984</text:p>
          </table:table-cell>
          <table:table-cell office:value-type="float" office:value="0.510512" calcext:value-type="float">
            <text:p>0.510512</text:p>
          </table:table-cell>
          <table:table-cell office:value-type="float" office:value="0.5178921" calcext:value-type="float">
            <text:p>0.5178921</text:p>
          </table:table-cell>
          <table:table-cell office:value-type="float" office:value="0.5571674" calcext:value-type="float">
            <text:p>0.5571674</text:p>
          </table:table-cell>
          <table:table-cell office:value-type="float" office:value="0" calcext:value-type="float">
            <text:p>0</text:p>
          </table:table-cell>
          <table:table-cell office:value-type="float" office:value="0.05818797" calcext:value-type="float">
            <text:p>0.05818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1" calcext:value-type="float">
            <text:p>26012001</text:p>
          </table:table-cell>
          <table:table-cell office:value-type="float" office:value="2.231878" calcext:value-type="float">
            <text:p>2.231878</text:p>
          </table:table-cell>
          <table:table-cell office:value-type="float" office:value="140.1096" calcext:value-type="float">
            <text:p>140.1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98059" calcext:value-type="float">
            <text:p>1.998059</text:p>
          </table:table-cell>
          <table:table-cell office:value-type="float" office:value="0" calcext:value-type="float">
            <text:p>0</text:p>
          </table:table-cell>
          <table:table-cell office:value-type="float" office:value="0.00001967599" calcext:value-type="float">
            <text:p>1.967599E-05</text:p>
          </table:table-cell>
          <table:table-cell office:value-type="float" office:value="0" calcext:value-type="float">
            <text:p>0</text:p>
          </table:table-cell>
          <table:table-cell office:value-type="float" office:value="-0.003877501" calcext:value-type="float">
            <text:p>-0.003877501</text:p>
          </table:table-cell>
          <table:table-cell office:value-type="float" office:value="1195.121" calcext:value-type="float">
            <text:p>1195.121</text:p>
          </table:table-cell>
          <table:table-cell office:value-type="float" office:value="3.365849" calcext:value-type="float">
            <text:p>3.365849</text:p>
          </table:table-cell>
          <table:table-cell office:value-type="float" office:value="0" calcext:value-type="float">
            <text:p>0</text:p>
          </table:table-cell>
          <table:table-cell office:value-type="float" office:value="0.003819918" calcext:value-type="float">
            <text:p>0.003819918</text:p>
          </table:table-cell>
          <table:table-cell office:value-type="float" office:value="0.06239161" calcext:value-type="float">
            <text:p>0.06239161</text:p>
          </table:table-cell>
          <table:table-cell office:value-type="float" office:value="0.04779357" calcext:value-type="float">
            <text:p>0.04779357</text:p>
          </table:table-cell>
          <table:table-cell office:value-type="float" office:value="0.03553709" calcext:value-type="float">
            <text:p>0.03553709</text:p>
          </table:table-cell>
          <table:table-cell office:value-type="float" office:value="0.02732502" calcext:value-type="float">
            <text:p>0.02732502</text:p>
          </table:table-cell>
          <table:table-cell office:value-type="float" office:value="0.0257583" calcext:value-type="float">
            <text:p>0.0257583</text:p>
          </table:table-cell>
          <table:table-cell office:value-type="float" office:value="0.02309182" calcext:value-type="float">
            <text:p>0.02309182</text:p>
          </table:table-cell>
          <table:table-cell office:value-type="float" office:value="0.0454302" calcext:value-type="float">
            <text:p>0.0454302</text:p>
          </table:table-cell>
          <table:table-cell office:value-type="float" office:value="0.07154797" calcext:value-type="float">
            <text:p>0.07154797</text:p>
          </table:table-cell>
          <table:table-cell office:value-type="float" office:value="0.06756217" calcext:value-type="float">
            <text:p>0.06756217</text:p>
          </table:table-cell>
          <table:table-cell office:value-type="float" office:value="0.06577265" calcext:value-type="float">
            <text:p>0.06577265</text:p>
          </table:table-cell>
          <table:table-cell office:value-type="float" office:value="0.06532698" calcext:value-type="float">
            <text:p>0.06532698</text:p>
          </table:table-cell>
          <table:table-cell office:value-type="float" office:value="0.0650765" calcext:value-type="float">
            <text:p>0.0650765</text:p>
          </table:table-cell>
          <table:table-cell office:value-type="float" office:value="0.06540576" calcext:value-type="float">
            <text:p>0.06540576</text:p>
          </table:table-cell>
          <table:table-cell office:value-type="float" office:value="0" calcext:value-type="float">
            <text:p>0</text:p>
          </table:table-cell>
          <table:table-cell office:value-type="float" office:value="0.07854438" calcext:value-type="float">
            <text:p>0.07854438</text:p>
          </table:table-cell>
          <table:table-cell office:value-type="float" office:value="0.7644837" calcext:value-type="float">
            <text:p>0.7644837</text:p>
          </table:table-cell>
          <table:table-cell office:value-type="float" office:value="0.6268124" calcext:value-type="float">
            <text:p>0.6268124</text:p>
          </table:table-cell>
          <table:table-cell office:value-type="float" office:value="0.4752482" calcext:value-type="float">
            <text:p>0.4752482</text:p>
          </table:table-cell>
          <table:table-cell office:value-type="float" office:value="0.3610618" calcext:value-type="float">
            <text:p>0.3610618</text:p>
          </table:table-cell>
          <table:table-cell office:value-type="float" office:value="0.2349296" calcext:value-type="float">
            <text:p>0.2349296</text:p>
          </table:table-cell>
          <table:table-cell office:value-type="float" office:value="0.1953907" calcext:value-type="float">
            <text:p>0.1953907</text:p>
          </table:table-cell>
          <table:table-cell office:value-type="float" office:value="0.396269" calcext:value-type="float">
            <text:p>0.396269</text:p>
          </table:table-cell>
          <table:table-cell office:value-type="float" office:value="0.5435744" calcext:value-type="float">
            <text:p>0.5435744</text:p>
          </table:table-cell>
          <table:table-cell office:value-type="float" office:value="0.5196164" calcext:value-type="float">
            <text:p>0.5196164</text:p>
          </table:table-cell>
          <table:table-cell office:value-type="float" office:value="0.5265839" calcext:value-type="float">
            <text:p>0.5265839</text:p>
          </table:table-cell>
          <table:table-cell office:value-type="float" office:value="0.5237628" calcext:value-type="float">
            <text:p>0.5237628</text:p>
          </table:table-cell>
          <table:table-cell office:value-type="float" office:value="0.531853" calcext:value-type="float">
            <text:p>0.531853</text:p>
          </table:table-cell>
          <table:table-cell office:value-type="float" office:value="0.572633" calcext:value-type="float">
            <text:p>0.572633</text:p>
          </table:table-cell>
          <table:table-cell office:value-type="float" office:value="0" calcext:value-type="float">
            <text:p>0</text:p>
          </table:table-cell>
          <table:table-cell office:value-type="float" office:value="0.05214352" calcext:value-type="float">
            <text:p>0.05214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1" calcext:value-type="float">
            <text:p>27012001</text:p>
          </table:table-cell>
          <table:table-cell office:value-type="float" office:value="2.231475" calcext:value-type="float">
            <text:p>2.231475</text:p>
          </table:table-cell>
          <table:table-cell office:value-type="float" office:value="140.1018" calcext:value-type="float">
            <text:p>140.10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48243" calcext:value-type="float">
            <text:p>2.048243</text:p>
          </table:table-cell>
          <table:table-cell office:value-type="float" office:value="0" calcext:value-type="float">
            <text:p>0</text:p>
          </table:table-cell>
          <table:table-cell office:value-type="float" office:value="0.00001972647" calcext:value-type="float">
            <text:p>1.972647E-05</text:p>
          </table:table-cell>
          <table:table-cell office:value-type="float" office:value="0" calcext:value-type="float">
            <text:p>0</text:p>
          </table:table-cell>
          <table:table-cell office:value-type="float" office:value="-0.00394598" calcext:value-type="float">
            <text:p>-0.00394598</text:p>
          </table:table-cell>
          <table:table-cell office:value-type="float" office:value="1195.077" calcext:value-type="float">
            <text:p>1195.077</text:p>
          </table:table-cell>
          <table:table-cell office:value-type="float" office:value="3.367704" calcext:value-type="float">
            <text:p>3.367704</text:p>
          </table:table-cell>
          <table:table-cell office:value-type="float" office:value="0" calcext:value-type="float">
            <text:p>0</text:p>
          </table:table-cell>
          <table:table-cell office:value-type="float" office:value="0.003660495" calcext:value-type="float">
            <text:p>0.003660495</text:p>
          </table:table-cell>
          <table:table-cell office:value-type="float" office:value="0.06255075" calcext:value-type="float">
            <text:p>0.06255075</text:p>
          </table:table-cell>
          <table:table-cell office:value-type="float" office:value="0.04755523" calcext:value-type="float">
            <text:p>0.04755523</text:p>
          </table:table-cell>
          <table:table-cell office:value-type="float" office:value="0.03511293" calcext:value-type="float">
            <text:p>0.03511293</text:p>
          </table:table-cell>
          <table:table-cell office:value-type="float" office:value="0.02692665" calcext:value-type="float">
            <text:p>0.02692665</text:p>
          </table:table-cell>
          <table:table-cell office:value-type="float" office:value="0.02536744" calcext:value-type="float">
            <text:p>0.02536744</text:p>
          </table:table-cell>
          <table:table-cell office:value-type="float" office:value="0.02280641" calcext:value-type="float">
            <text:p>0.02280641</text:p>
          </table:table-cell>
          <table:table-cell office:value-type="float" office:value="0.04521037" calcext:value-type="float">
            <text:p>0.04521037</text:p>
          </table:table-cell>
          <table:table-cell office:value-type="float" office:value="0.07149685" calcext:value-type="float">
            <text:p>0.07149685</text:p>
          </table:table-cell>
          <table:table-cell office:value-type="float" office:value="0.06763127" calcext:value-type="float">
            <text:p>0.06763127</text:p>
          </table:table-cell>
          <table:table-cell office:value-type="float" office:value="0.06589108" calcext:value-type="float">
            <text:p>0.06589108</text:p>
          </table:table-cell>
          <table:table-cell office:value-type="float" office:value="0.06545577" calcext:value-type="float">
            <text:p>0.06545577</text:p>
          </table:table-cell>
          <table:table-cell office:value-type="float" office:value="0.06521917" calcext:value-type="float">
            <text:p>0.06521917</text:p>
          </table:table-cell>
          <table:table-cell office:value-type="float" office:value="0.06556669" calcext:value-type="float">
            <text:p>0.06556669</text:p>
          </table:table-cell>
          <table:table-cell office:value-type="float" office:value="0" calcext:value-type="float">
            <text:p>0</text:p>
          </table:table-cell>
          <table:table-cell office:value-type="float" office:value="0.07937165" calcext:value-type="float">
            <text:p>0.07937165</text:p>
          </table:table-cell>
          <table:table-cell office:value-type="float" office:value="0.7808492" calcext:value-type="float">
            <text:p>0.7808492</text:p>
          </table:table-cell>
          <table:table-cell office:value-type="float" office:value="0.6404125" calcext:value-type="float">
            <text:p>0.6404125</text:p>
          </table:table-cell>
          <table:table-cell office:value-type="float" office:value="0.4857651" calcext:value-type="float">
            <text:p>0.4857651</text:p>
          </table:table-cell>
          <table:table-cell office:value-type="float" office:value="0.369352" calcext:value-type="float">
            <text:p>0.369352</text:p>
          </table:table-cell>
          <table:table-cell office:value-type="float" office:value="0.2401608" calcext:value-type="float">
            <text:p>0.2401608</text:p>
          </table:table-cell>
          <table:table-cell office:value-type="float" office:value="0.1997528" calcext:value-type="float">
            <text:p>0.1997528</text:p>
          </table:table-cell>
          <table:table-cell office:value-type="float" office:value="0.4058758" calcext:value-type="float">
            <text:p>0.4058758</text:p>
          </table:table-cell>
          <table:table-cell office:value-type="float" office:value="0.5567923" calcext:value-type="float">
            <text:p>0.5567923</text:p>
          </table:table-cell>
          <table:table-cell office:value-type="float" office:value="0.5323576" calcext:value-type="float">
            <text:p>0.5323576</text:p>
          </table:table-cell>
          <table:table-cell office:value-type="float" office:value="0.5397622" calcext:value-type="float">
            <text:p>0.5397622</text:p>
          </table:table-cell>
          <table:table-cell office:value-type="float" office:value="0.53702" calcext:value-type="float">
            <text:p>0.53702</text:p>
          </table:table-cell>
          <table:table-cell office:value-type="float" office:value="0.545863" calcext:value-type="float">
            <text:p>0.545863</text:p>
          </table:table-cell>
          <table:table-cell office:value-type="float" office:value="0.5880752" calcext:value-type="float">
            <text:p>0.5880752</text:p>
          </table:table-cell>
          <table:table-cell office:value-type="float" office:value="0" calcext:value-type="float">
            <text:p>0</text:p>
          </table:table-cell>
          <table:table-cell office:value-type="float" office:value="0.05233566" calcext:value-type="float">
            <text:p>0.05233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1" calcext:value-type="float">
            <text:p>28012001</text:p>
          </table:table-cell>
          <table:table-cell office:value-type="float" office:value="2.23102" calcext:value-type="float">
            <text:p>2.23102</text:p>
          </table:table-cell>
          <table:table-cell office:value-type="float" office:value="140.0942" calcext:value-type="float">
            <text:p>140.09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098366" calcext:value-type="float">
            <text:p>2.098366</text:p>
          </table:table-cell>
          <table:table-cell office:value-type="float" office:value="0" calcext:value-type="float">
            <text:p>0</text:p>
          </table:table-cell>
          <table:table-cell office:value-type="float" office:value="0.00001977913" calcext:value-type="float">
            <text:p>1.977913E-05</text:p>
          </table:table-cell>
          <table:table-cell office:value-type="float" office:value="0" calcext:value-type="float">
            <text:p>0</text:p>
          </table:table-cell>
          <table:table-cell office:value-type="float" office:value="-0.004014628" calcext:value-type="float">
            <text:p>-0.004014628</text:p>
          </table:table-cell>
          <table:table-cell office:value-type="float" office:value="1195.032" calcext:value-type="float">
            <text:p>1195.032</text:p>
          </table:table-cell>
          <table:table-cell office:value-type="float" office:value="3.369627" calcext:value-type="float">
            <text:p>3.369627</text:p>
          </table:table-cell>
          <table:table-cell office:value-type="float" office:value="0" calcext:value-type="float">
            <text:p>0</text:p>
          </table:table-cell>
          <table:table-cell office:value-type="float" office:value="0.003692274" calcext:value-type="float">
            <text:p>0.003692274</text:p>
          </table:table-cell>
          <table:table-cell office:value-type="float" office:value="0.06526499" calcext:value-type="float">
            <text:p>0.06526499</text:p>
          </table:table-cell>
          <table:table-cell office:value-type="float" office:value="0.04834971" calcext:value-type="float">
            <text:p>0.04834971</text:p>
          </table:table-cell>
          <table:table-cell office:value-type="float" office:value="0.03534281" calcext:value-type="float">
            <text:p>0.03534281</text:p>
          </table:table-cell>
          <table:table-cell office:value-type="float" office:value="0.02694027" calcext:value-type="float">
            <text:p>0.02694027</text:p>
          </table:table-cell>
          <table:table-cell office:value-type="float" office:value="0.02521086" calcext:value-type="float">
            <text:p>0.02521086</text:p>
          </table:table-cell>
          <table:table-cell office:value-type="float" office:value="0.02263645" calcext:value-type="float">
            <text:p>0.02263645</text:p>
          </table:table-cell>
          <table:table-cell office:value-type="float" office:value="0.04503911" calcext:value-type="float">
            <text:p>0.04503911</text:p>
          </table:table-cell>
          <table:table-cell office:value-type="float" office:value="0.0714616" calcext:value-type="float">
            <text:p>0.0714616</text:p>
          </table:table-cell>
          <table:table-cell office:value-type="float" office:value="0.06770135" calcext:value-type="float">
            <text:p>0.06770135</text:p>
          </table:table-cell>
          <table:table-cell office:value-type="float" office:value="0.0660099" calcext:value-type="float">
            <text:p>0.0660099</text:p>
          </table:table-cell>
          <table:table-cell office:value-type="float" office:value="0.06558491" calcext:value-type="float">
            <text:p>0.06558491</text:p>
          </table:table-cell>
          <table:table-cell office:value-type="float" office:value="0.06536244" calcext:value-type="float">
            <text:p>0.06536244</text:p>
          </table:table-cell>
          <table:table-cell office:value-type="float" office:value="0.06572747" calcext:value-type="float">
            <text:p>0.06572747</text:p>
          </table:table-cell>
          <table:table-cell office:value-type="float" office:value="0" calcext:value-type="float">
            <text:p>0</text:p>
          </table:table-cell>
          <table:table-cell office:value-type="float" office:value="0.08019338" calcext:value-type="float">
            <text:p>0.08019338</text:p>
          </table:table-cell>
          <table:table-cell office:value-type="float" office:value="0.797424" calcext:value-type="float">
            <text:p>0.797424</text:p>
          </table:table-cell>
          <table:table-cell office:value-type="float" office:value="0.6540304" calcext:value-type="float">
            <text:p>0.6540304</text:p>
          </table:table-cell>
          <table:table-cell office:value-type="float" office:value="0.4961987" calcext:value-type="float">
            <text:p>0.4961987</text:p>
          </table:table-cell>
          <table:table-cell office:value-type="float" office:value="0.3775364" calcext:value-type="float">
            <text:p>0.3775364</text:p>
          </table:table-cell>
          <table:table-cell office:value-type="float" office:value="0.2453075" calcext:value-type="float">
            <text:p>0.2453075</text:p>
          </table:table-cell>
          <table:table-cell office:value-type="float" office:value="0.2040508" calcext:value-type="float">
            <text:p>0.2040508</text:p>
          </table:table-cell>
          <table:table-cell office:value-type="float" office:value="0.4153936" calcext:value-type="float">
            <text:p>0.4153936</text:p>
          </table:table-cell>
          <table:table-cell office:value-type="float" office:value="0.5699712" calcext:value-type="float">
            <text:p>0.5699712</text:p>
          </table:table-cell>
          <table:table-cell office:value-type="float" office:value="0.5450788" calcext:value-type="float">
            <text:p>0.5450788</text:p>
          </table:table-cell>
          <table:table-cell office:value-type="float" office:value="0.5529354" calcext:value-type="float">
            <text:p>0.5529354</text:p>
          </table:table-cell>
          <table:table-cell office:value-type="float" office:value="0.5502905" calcext:value-type="float">
            <text:p>0.5502905</text:p>
          </table:table-cell>
          <table:table-cell office:value-type="float" office:value="0.5599152" calcext:value-type="float">
            <text:p>0.5599152</text:p>
          </table:table-cell>
          <table:table-cell office:value-type="float" office:value="0.6034852" calcext:value-type="float">
            <text:p>0.6034852</text:p>
          </table:table-cell>
          <table:table-cell office:value-type="float" office:value="0" calcext:value-type="float">
            <text:p>0</text:p>
          </table:table-cell>
          <table:table-cell office:value-type="float" office:value="0.05782257" calcext:value-type="float">
            <text:p>0.05782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1" calcext:value-type="float">
            <text:p>29012001</text:p>
          </table:table-cell>
          <table:table-cell office:value-type="float" office:value="2.230395" calcext:value-type="float">
            <text:p>2.230395</text:p>
          </table:table-cell>
          <table:table-cell office:value-type="float" office:value="140.0864" calcext:value-type="float">
            <text:p>140.08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48528" calcext:value-type="float">
            <text:p>2.148528</text:p>
          </table:table-cell>
          <table:table-cell office:value-type="float" office:value="0" calcext:value-type="float">
            <text:p>0</text:p>
          </table:table-cell>
          <table:table-cell office:value-type="float" office:value="0.00001979604" calcext:value-type="float">
            <text:p>1.979604E-05</text:p>
          </table:table-cell>
          <table:table-cell office:value-type="float" office:value="0" calcext:value-type="float">
            <text:p>0</text:p>
          </table:table-cell>
          <table:table-cell office:value-type="float" office:value="-0.004083527" calcext:value-type="float">
            <text:p>-0.004083527</text:p>
          </table:table-cell>
          <table:table-cell office:value-type="float" office:value="1194.988" calcext:value-type="float">
            <text:p>1194.988</text:p>
          </table:table-cell>
          <table:table-cell office:value-type="float" office:value="3.372775" calcext:value-type="float">
            <text:p>3.372775</text:p>
          </table:table-cell>
          <table:table-cell office:value-type="float" office:value="0" calcext:value-type="float">
            <text:p>0</text:p>
          </table:table-cell>
          <table:table-cell office:value-type="float" office:value="0.003793926" calcext:value-type="float">
            <text:p>0.003793926</text:p>
          </table:table-cell>
          <table:table-cell office:value-type="float" office:value="0.07079374" calcext:value-type="float">
            <text:p>0.07079374</text:p>
          </table:table-cell>
          <table:table-cell office:value-type="float" office:value="0.05102426" calcext:value-type="float">
            <text:p>0.05102426</text:p>
          </table:table-cell>
          <table:table-cell office:value-type="float" office:value="0.03670187" calcext:value-type="float">
            <text:p>0.03670187</text:p>
          </table:table-cell>
          <table:table-cell office:value-type="float" office:value="0.02764174" calcext:value-type="float">
            <text:p>0.02764174</text:p>
          </table:table-cell>
          <table:table-cell office:value-type="float" office:value="0.02545507" calcext:value-type="float">
            <text:p>0.02545507</text:p>
          </table:table-cell>
          <table:table-cell office:value-type="float" office:value="0.02279568" calcext:value-type="float">
            <text:p>0.02279568</text:p>
          </table:table-cell>
          <table:table-cell office:value-type="float" office:value="0.0449588" calcext:value-type="float">
            <text:p>0.0449588</text:p>
          </table:table-cell>
          <table:table-cell office:value-type="float" office:value="0.07144696" calcext:value-type="float">
            <text:p>0.07144696</text:p>
          </table:table-cell>
          <table:table-cell office:value-type="float" office:value="0.06777358" calcext:value-type="float">
            <text:p>0.06777358</text:p>
          </table:table-cell>
          <table:table-cell office:value-type="float" office:value="0.06612917" calcext:value-type="float">
            <text:p>0.06612917</text:p>
          </table:table-cell>
          <table:table-cell office:value-type="float" office:value="0.06571433" calcext:value-type="float">
            <text:p>0.06571433</text:p>
          </table:table-cell>
          <table:table-cell office:value-type="float" office:value="0.06550652" calcext:value-type="float">
            <text:p>0.06550652</text:p>
          </table:table-cell>
          <table:table-cell office:value-type="float" office:value="0.06588823" calcext:value-type="float">
            <text:p>0.06588823</text:p>
          </table:table-cell>
          <table:table-cell office:value-type="float" office:value="0" calcext:value-type="float">
            <text:p>0</text:p>
          </table:table-cell>
          <table:table-cell office:value-type="float" office:value="0.08104423" calcext:value-type="float">
            <text:p>0.08104423</text:p>
          </table:table-cell>
          <table:table-cell office:value-type="float" office:value="0.8149996" calcext:value-type="float">
            <text:p>0.8149996</text:p>
          </table:table-cell>
          <table:table-cell office:value-type="float" office:value="0.6681824" calcext:value-type="float">
            <text:p>0.6681824</text:p>
          </table:table-cell>
          <table:table-cell office:value-type="float" office:value="0.5068546" calcext:value-type="float">
            <text:p>0.5068546</text:p>
          </table:table-cell>
          <table:table-cell office:value-type="float" office:value="0.3858024" calcext:value-type="float">
            <text:p>0.3858024</text:p>
          </table:table-cell>
          <table:table-cell office:value-type="float" office:value="0.2504377" calcext:value-type="float">
            <text:p>0.2504377</text:p>
          </table:table-cell>
          <table:table-cell office:value-type="float" office:value="0.2083159" calcext:value-type="float">
            <text:p>0.2083159</text:p>
          </table:table-cell>
          <table:table-cell office:value-type="float" office:value="0.4248424" calcext:value-type="float">
            <text:p>0.4248424</text:p>
          </table:table-cell>
          <table:table-cell office:value-type="float" office:value="0.5831119" calcext:value-type="float">
            <text:p>0.5831119</text:p>
          </table:table-cell>
          <table:table-cell office:value-type="float" office:value="0.5577806" calcext:value-type="float">
            <text:p>0.5577806</text:p>
          </table:table-cell>
          <table:table-cell office:value-type="float" office:value="0.5661036" calcext:value-type="float">
            <text:p>0.5661036</text:p>
          </table:table-cell>
          <table:table-cell office:value-type="float" office:value="0.5635734" calcext:value-type="float">
            <text:p>0.5635734</text:p>
          </table:table-cell>
          <table:table-cell office:value-type="float" office:value="0.5740072" calcext:value-type="float">
            <text:p>0.5740072</text:p>
          </table:table-cell>
          <table:table-cell office:value-type="float" office:value="0.6188496" calcext:value-type="float">
            <text:p>0.6188496</text:p>
          </table:table-cell>
          <table:table-cell office:value-type="float" office:value="0" calcext:value-type="float">
            <text:p>0</text:p>
          </table:table-cell>
          <table:table-cell office:value-type="float" office:value="0.06262407" calcext:value-type="float">
            <text:p>0.06262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1" calcext:value-type="float">
            <text:p>30012001</text:p>
          </table:table-cell>
          <table:table-cell office:value-type="float" office:value="2.229617" calcext:value-type="float">
            <text:p>2.229617</text:p>
          </table:table-cell>
          <table:table-cell office:value-type="float" office:value="140.0786" calcext:value-type="float">
            <text:p>140.07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98806" calcext:value-type="float">
            <text:p>2.198806</text:p>
          </table:table-cell>
          <table:table-cell office:value-type="float" office:value="0" calcext:value-type="float">
            <text:p>0</text:p>
          </table:table-cell>
          <table:table-cell office:value-type="float" office:value="0.0000197964" calcext:value-type="float">
            <text:p>1.97964E-05</text:p>
          </table:table-cell>
          <table:table-cell office:value-type="float" office:value="0" calcext:value-type="float">
            <text:p>0</text:p>
          </table:table-cell>
          <table:table-cell office:value-type="float" office:value="-0.004152631" calcext:value-type="float">
            <text:p>-0.004152631</text:p>
          </table:table-cell>
          <table:table-cell office:value-type="float" office:value="1194.944" calcext:value-type="float">
            <text:p>1194.944</text:p>
          </table:table-cell>
          <table:table-cell office:value-type="float" office:value="3.378267" calcext:value-type="float">
            <text:p>3.378267</text:p>
          </table:table-cell>
          <table:table-cell office:value-type="float" office:value="0" calcext:value-type="float">
            <text:p>0</text:p>
          </table:table-cell>
          <table:table-cell office:value-type="float" office:value="0.003653103" calcext:value-type="float">
            <text:p>0.003653103</text:p>
          </table:table-cell>
          <table:table-cell office:value-type="float" office:value="0.07474034" calcext:value-type="float">
            <text:p>0.07474034</text:p>
          </table:table-cell>
          <table:table-cell office:value-type="float" office:value="0.05347117" calcext:value-type="float">
            <text:p>0.05347117</text:p>
          </table:table-cell>
          <table:table-cell office:value-type="float" office:value="0.03814869" calcext:value-type="float">
            <text:p>0.03814869</text:p>
          </table:table-cell>
          <table:table-cell office:value-type="float" office:value="0.02850835" calcext:value-type="float">
            <text:p>0.02850835</text:p>
          </table:table-cell>
          <table:table-cell office:value-type="float" office:value="0.02589108" calcext:value-type="float">
            <text:p>0.02589108</text:p>
          </table:table-cell>
          <table:table-cell office:value-type="float" office:value="0.02300697" calcext:value-type="float">
            <text:p>0.02300697</text:p>
          </table:table-cell>
          <table:table-cell office:value-type="float" office:value="0.04498275" calcext:value-type="float">
            <text:p>0.04498275</text:p>
          </table:table-cell>
          <table:table-cell office:value-type="float" office:value="0.07146411" calcext:value-type="float">
            <text:p>0.07146411</text:p>
          </table:table-cell>
          <table:table-cell office:value-type="float" office:value="0.06784926" calcext:value-type="float">
            <text:p>0.06784926</text:p>
          </table:table-cell>
          <table:table-cell office:value-type="float" office:value="0.06624908" calcext:value-type="float">
            <text:p>0.06624908</text:p>
          </table:table-cell>
          <table:table-cell office:value-type="float" office:value="0.06584422" calcext:value-type="float">
            <text:p>0.06584422</text:p>
          </table:table-cell>
          <table:table-cell office:value-type="float" office:value="0.0656512" calcext:value-type="float">
            <text:p>0.0656512</text:p>
          </table:table-cell>
          <table:table-cell office:value-type="float" office:value="0.06604873" calcext:value-type="float">
            <text:p>0.06604873</text:p>
          </table:table-cell>
          <table:table-cell office:value-type="float" office:value="0" calcext:value-type="float">
            <text:p>0</text:p>
          </table:table-cell>
          <table:table-cell office:value-type="float" office:value="0.08195815" calcext:value-type="float">
            <text:p>0.08195815</text:p>
          </table:table-cell>
          <table:table-cell office:value-type="float" office:value="0.834021" calcext:value-type="float">
            <text:p>0.834021</text:p>
          </table:table-cell>
          <table:table-cell office:value-type="float" office:value="0.6831702" calcext:value-type="float">
            <text:p>0.6831702</text:p>
          </table:table-cell>
          <table:table-cell office:value-type="float" office:value="0.5179771" calcext:value-type="float">
            <text:p>0.5179771</text:p>
          </table:table-cell>
          <table:table-cell office:value-type="float" office:value="0.3943208" calcext:value-type="float">
            <text:p>0.3943208</text:p>
          </table:table-cell>
          <table:table-cell office:value-type="float" office:value="0.2556256" calcext:value-type="float">
            <text:p>0.2556256</text:p>
          </table:table-cell>
          <table:table-cell office:value-type="float" office:value="0.2125826" calcext:value-type="float">
            <text:p>0.2125826</text:p>
          </table:table-cell>
          <table:table-cell office:value-type="float" office:value="0.4342459" calcext:value-type="float">
            <text:p>0.4342459</text:p>
          </table:table-cell>
          <table:table-cell office:value-type="float" office:value="0.5962173" calcext:value-type="float">
            <text:p>0.5962173</text:p>
          </table:table-cell>
          <table:table-cell office:value-type="float" office:value="0.5704641" calcext:value-type="float">
            <text:p>0.5704641</text:p>
          </table:table-cell>
          <table:table-cell office:value-type="float" office:value="0.579268" calcext:value-type="float">
            <text:p>0.579268</text:p>
          </table:table-cell>
          <table:table-cell office:value-type="float" office:value="0.5768693" calcext:value-type="float">
            <text:p>0.5768693</text:p>
          </table:table-cell>
          <table:table-cell office:value-type="float" office:value="0.5881391" calcext:value-type="float">
            <text:p>0.5881391</text:p>
          </table:table-cell>
          <table:table-cell office:value-type="float" office:value="0.6341959" calcext:value-type="float">
            <text:p>0.6341959</text:p>
          </table:table-cell>
          <table:table-cell office:value-type="float" office:value="0" calcext:value-type="float">
            <text:p>0</text:p>
          </table:table-cell>
          <table:table-cell office:value-type="float" office:value="0.05668809" calcext:value-type="float">
            <text:p>0.05668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1" calcext:value-type="float">
            <text:p>31012001</text:p>
          </table:table-cell>
          <table:table-cell office:value-type="float" office:value="2.228761" calcext:value-type="float">
            <text:p>2.228761</text:p>
          </table:table-cell>
          <table:table-cell office:value-type="float" office:value="140.0706" calcext:value-type="float">
            <text:p>140.07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179" calcext:value-type="float">
            <text:p>2.249179</text:p>
          </table:table-cell>
          <table:table-cell office:value-type="float" office:value="0" calcext:value-type="float">
            <text:p>0</text:p>
          </table:table-cell>
          <table:table-cell office:value-type="float" office:value="0.0000197964" calcext:value-type="float">
            <text:p>1.97964E-05</text:p>
          </table:table-cell>
          <table:table-cell office:value-type="float" office:value="0" calcext:value-type="float">
            <text:p>0</text:p>
          </table:table-cell>
          <table:table-cell office:value-type="float" office:value="-0.004221899" calcext:value-type="float">
            <text:p>-0.004221899</text:p>
          </table:table-cell>
          <table:table-cell office:value-type="float" office:value="1194.9" calcext:value-type="float">
            <text:p>1194.9</text:p>
          </table:table-cell>
          <table:table-cell office:value-type="float" office:value="3.385283" calcext:value-type="float">
            <text:p>3.385283</text:p>
          </table:table-cell>
          <table:table-cell office:value-type="float" office:value="0" calcext:value-type="float">
            <text:p>0</text:p>
          </table:table-cell>
          <table:table-cell office:value-type="float" office:value="0.003654388" calcext:value-type="float">
            <text:p>0.003654388</text:p>
          </table:table-cell>
          <table:table-cell office:value-type="float" office:value="0.07638018" calcext:value-type="float">
            <text:p>0.07638018</text:p>
          </table:table-cell>
          <table:table-cell office:value-type="float" office:value="0.05531697" calcext:value-type="float">
            <text:p>0.05531697</text:p>
          </table:table-cell>
          <table:table-cell office:value-type="float" office:value="0.0392583" calcext:value-type="float">
            <text:p>0.0392583</text:p>
          </table:table-cell>
          <table:table-cell office:value-type="float" office:value="0.02921918" calcext:value-type="float">
            <text:p>0.02921918</text:p>
          </table:table-cell>
          <table:table-cell office:value-type="float" office:value="0.02626264" calcext:value-type="float">
            <text:p>0.02626264</text:p>
          </table:table-cell>
          <table:table-cell office:value-type="float" office:value="0.02317895" calcext:value-type="float">
            <text:p>0.02317895</text:p>
          </table:table-cell>
          <table:table-cell office:value-type="float" office:value="0.04505859" calcext:value-type="float">
            <text:p>0.04505859</text:p>
          </table:table-cell>
          <table:table-cell office:value-type="float" office:value="0.07151244" calcext:value-type="float">
            <text:p>0.07151244</text:p>
          </table:table-cell>
          <table:table-cell office:value-type="float" office:value="0.06792986" calcext:value-type="float">
            <text:p>0.06792986</text:p>
          </table:table-cell>
          <table:table-cell office:value-type="float" office:value="0.06636974" calcext:value-type="float">
            <text:p>0.06636974</text:p>
          </table:table-cell>
          <table:table-cell office:value-type="float" office:value="0.06597455" calcext:value-type="float">
            <text:p>0.06597455</text:p>
          </table:table-cell>
          <table:table-cell office:value-type="float" office:value="0.06579653" calcext:value-type="float">
            <text:p>0.06579653</text:p>
          </table:table-cell>
          <table:table-cell office:value-type="float" office:value="0.06620907" calcext:value-type="float">
            <text:p>0.06620907</text:p>
          </table:table-cell>
          <table:table-cell office:value-type="float" office:value="0" calcext:value-type="float">
            <text:p>0</text:p>
          </table:table-cell>
          <table:table-cell office:value-type="float" office:value="0.08292559" calcext:value-type="float">
            <text:p>0.08292559</text:p>
          </table:table-cell>
          <table:table-cell office:value-type="float" office:value="0.8541888" calcext:value-type="float">
            <text:p>0.8541888</text:p>
          </table:table-cell>
          <table:table-cell office:value-type="float" office:value="0.6987798" calcext:value-type="float">
            <text:p>0.6987798</text:p>
          </table:table-cell>
          <table:table-cell office:value-type="float" office:value="0.5294724" calcext:value-type="float">
            <text:p>0.5294724</text:p>
          </table:table-cell>
          <table:table-cell office:value-type="float" office:value="0.4030611" calcext:value-type="float">
            <text:p>0.4030611</text:p>
          </table:table-cell>
          <table:table-cell office:value-type="float" office:value="0.2608741" calcext:value-type="float">
            <text:p>0.2608741</text:p>
          </table:table-cell>
          <table:table-cell office:value-type="float" office:value="0.2168594" calcext:value-type="float">
            <text:p>0.2168594</text:p>
          </table:table-cell>
          <table:table-cell office:value-type="float" office:value="0.4436233" calcext:value-type="float">
            <text:p>0.4436233</text:p>
          </table:table-cell>
          <table:table-cell office:value-type="float" office:value="0.6092916" calcext:value-type="float">
            <text:p>0.6092916</text:p>
          </table:table-cell>
          <table:table-cell office:value-type="float" office:value="0.5831299" calcext:value-type="float">
            <text:p>0.5831299</text:p>
          </table:table-cell>
          <table:table-cell office:value-type="float" office:value="0.5924289" calcext:value-type="float">
            <text:p>0.5924289</text:p>
          </table:table-cell>
          <table:table-cell office:value-type="float" office:value="0.5901761" calcext:value-type="float">
            <text:p>0.5901761</text:p>
          </table:table-cell>
          <table:table-cell office:value-type="float" office:value="0.602311" calcext:value-type="float">
            <text:p>0.602311</text:p>
          </table:table-cell>
          <table:table-cell office:value-type="float" office:value="0.649525" calcext:value-type="float">
            <text:p>0.649525</text:p>
          </table:table-cell>
          <table:table-cell office:value-type="float" office:value="0" calcext:value-type="float">
            <text:p>0</text:p>
          </table:table-cell>
          <table:table-cell office:value-type="float" office:value="0.05273286" calcext:value-type="float">
            <text:p>0.052732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1" calcext:value-type="float">
            <text:p>1022001</text:p>
          </table:table-cell>
          <table:table-cell office:value-type="float" office:value="2.227925" calcext:value-type="float">
            <text:p>2.227925</text:p>
          </table:table-cell>
          <table:table-cell office:value-type="float" office:value="140.0627" calcext:value-type="float">
            <text:p>140.06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9606" calcext:value-type="float">
            <text:p>2.299606</text:p>
          </table:table-cell>
          <table:table-cell office:value-type="float" office:value="0" calcext:value-type="float">
            <text:p>0</text:p>
          </table:table-cell>
          <table:table-cell office:value-type="float" office:value="0.0000197964" calcext:value-type="float">
            <text:p>1.97964E-05</text:p>
          </table:table-cell>
          <table:table-cell office:value-type="float" office:value="0" calcext:value-type="float">
            <text:p>0</text:p>
          </table:table-cell>
          <table:table-cell office:value-type="float" office:value="-0.004291331" calcext:value-type="float">
            <text:p>-0.004291331</text:p>
          </table:table-cell>
          <table:table-cell office:value-type="float" office:value="1194.857" calcext:value-type="float">
            <text:p>1194.857</text:p>
          </table:table-cell>
          <table:table-cell office:value-type="float" office:value="3.392382" calcext:value-type="float">
            <text:p>3.392382</text:p>
          </table:table-cell>
          <table:table-cell office:value-type="float" office:value="0" calcext:value-type="float">
            <text:p>0</text:p>
          </table:table-cell>
          <table:table-cell office:value-type="float" office:value="0.00353489" calcext:value-type="float">
            <text:p>0.00353489</text:p>
          </table:table-cell>
          <table:table-cell office:value-type="float" office:value="0.07478242" calcext:value-type="float">
            <text:p>0.07478242</text:p>
          </table:table-cell>
          <table:table-cell office:value-type="float" office:value="0.0557081" calcext:value-type="float">
            <text:p>0.0557081</text:p>
          </table:table-cell>
          <table:table-cell office:value-type="float" office:value="0.0397162" calcext:value-type="float">
            <text:p>0.0397162</text:p>
          </table:table-cell>
          <table:table-cell office:value-type="float" office:value="0.02962329" calcext:value-type="float">
            <text:p>0.02962329</text:p>
          </table:table-cell>
          <table:table-cell office:value-type="float" office:value="0.0264791" calcext:value-type="float">
            <text:p>0.0264791</text:p>
          </table:table-cell>
          <table:table-cell office:value-type="float" office:value="0.0232872" calcext:value-type="float">
            <text:p>0.0232872</text:p>
          </table:table-cell>
          <table:table-cell office:value-type="float" office:value="0.04514648" calcext:value-type="float">
            <text:p>0.04514648</text:p>
          </table:table-cell>
          <table:table-cell office:value-type="float" office:value="0.07158378" calcext:value-type="float">
            <text:p>0.07158378</text:p>
          </table:table-cell>
          <table:table-cell office:value-type="float" office:value="0.06801639" calcext:value-type="float">
            <text:p>0.06801639</text:p>
          </table:table-cell>
          <table:table-cell office:value-type="float" office:value="0.06649136" calcext:value-type="float">
            <text:p>0.06649136</text:p>
          </table:table-cell>
          <table:table-cell office:value-type="float" office:value="0.06610536" calcext:value-type="float">
            <text:p>0.06610536</text:p>
          </table:table-cell>
          <table:table-cell office:value-type="float" office:value="0.06594245" calcext:value-type="float">
            <text:p>0.06594245</text:p>
          </table:table-cell>
          <table:table-cell office:value-type="float" office:value="0.06636924" calcext:value-type="float">
            <text:p>0.06636924</text:p>
          </table:table-cell>
          <table:table-cell office:value-type="float" office:value="0" calcext:value-type="float">
            <text:p>0</text:p>
          </table:table-cell>
          <table:table-cell office:value-type="float" office:value="0.08391368" calcext:value-type="float">
            <text:p>0.08391368</text:p>
          </table:table-cell>
          <table:table-cell office:value-type="float" office:value="0.8749471" calcext:value-type="float">
            <text:p>0.8749471</text:p>
          </table:table-cell>
          <table:table-cell office:value-type="float" office:value="0.7147598" calcext:value-type="float">
            <text:p>0.7147598</text:p>
          </table:table-cell>
          <table:table-cell office:value-type="float" office:value="0.5412019" calcext:value-type="float">
            <text:p>0.5412019</text:p>
          </table:table-cell>
          <table:table-cell office:value-type="float" office:value="0.4119469" calcext:value-type="float">
            <text:p>0.4119469</text:p>
          </table:table-cell>
          <table:table-cell office:value-type="float" office:value="0.2661641" calcext:value-type="float">
            <text:p>0.2661641</text:p>
          </table:table-cell>
          <table:table-cell office:value-type="float" office:value="0.2211435" calcext:value-type="float">
            <text:p>0.2211435</text:p>
          </table:table-cell>
          <table:table-cell office:value-type="float" office:value="0.4529828" calcext:value-type="float">
            <text:p>0.4529828</text:p>
          </table:table-cell>
          <table:table-cell office:value-type="float" office:value="0.6223385" calcext:value-type="float">
            <text:p>0.6223385</text:p>
          </table:table-cell>
          <table:table-cell office:value-type="float" office:value="0.5957798" calcext:value-type="float">
            <text:p>0.5957798</text:p>
          </table:table-cell>
          <table:table-cell office:value-type="float" office:value="0.605587" calcext:value-type="float">
            <text:p>0.605587</text:p>
          </table:table-cell>
          <table:table-cell office:value-type="float" office:value="0.603494" calcext:value-type="float">
            <text:p>0.603494</text:p>
          </table:table-cell>
          <table:table-cell office:value-type="float" office:value="0.6165234" calcext:value-type="float">
            <text:p>0.6165234</text:p>
          </table:table-cell>
          <table:table-cell office:value-type="float" office:value="0.6648359" calcext:value-type="float">
            <text:p>0.6648359</text:p>
          </table:table-cell>
          <table:table-cell office:value-type="float" office:value="0" calcext:value-type="float">
            <text:p>0</text:p>
          </table:table-cell>
          <table:table-cell office:value-type="float" office:value="0.04729622" calcext:value-type="float">
            <text:p>0.04729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1" calcext:value-type="float">
            <text:p>2022001</text:p>
          </table:table-cell>
          <table:table-cell office:value-type="float" office:value="2.227149" calcext:value-type="float">
            <text:p>2.227149</text:p>
          </table:table-cell>
          <table:table-cell office:value-type="float" office:value="140.0548" calcext:value-type="float">
            <text:p>140.05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49975" calcext:value-type="float">
            <text:p>2.349975</text:p>
          </table:table-cell>
          <table:table-cell office:value-type="float" office:value="0" calcext:value-type="float">
            <text:p>0</text:p>
          </table:table-cell>
          <table:table-cell office:value-type="float" office:value="0.0000197964" calcext:value-type="float">
            <text:p>1.97964E-05</text:p>
          </table:table-cell>
          <table:table-cell office:value-type="float" office:value="0" calcext:value-type="float">
            <text:p>0</text:p>
          </table:table-cell>
          <table:table-cell office:value-type="float" office:value="-0.004360173" calcext:value-type="float">
            <text:p>-0.004360173</text:p>
          </table:table-cell>
          <table:table-cell office:value-type="float" office:value="1194.814" calcext:value-type="float">
            <text:p>1194.814</text:p>
          </table:table-cell>
          <table:table-cell office:value-type="float" office:value="3.398325" calcext:value-type="float">
            <text:p>3.398325</text:p>
          </table:table-cell>
          <table:table-cell office:value-type="float" office:value="0" calcext:value-type="float">
            <text:p>0</text:p>
          </table:table-cell>
          <table:table-cell office:value-type="float" office:value="0.003477714" calcext:value-type="float">
            <text:p>0.003477714</text:p>
          </table:table-cell>
          <table:table-cell office:value-type="float" office:value="0.07146756" calcext:value-type="float">
            <text:p>0.07146756</text:p>
          </table:table-cell>
          <table:table-cell office:value-type="float" office:value="0.05416844" calcext:value-type="float">
            <text:p>0.05416844</text:p>
          </table:table-cell>
          <table:table-cell office:value-type="float" office:value="0.03906392" calcext:value-type="float">
            <text:p>0.03906392</text:p>
          </table:table-cell>
          <table:table-cell office:value-type="float" office:value="0.02933151" calcext:value-type="float">
            <text:p>0.02933151</text:p>
          </table:table-cell>
          <table:table-cell office:value-type="float" office:value="0.02632506" calcext:value-type="float">
            <text:p>0.02632506</text:p>
          </table:table-cell>
          <table:table-cell office:value-type="float" office:value="0.02325726" calcext:value-type="float">
            <text:p>0.02325726</text:p>
          </table:table-cell>
          <table:table-cell office:value-type="float" office:value="0.04519157" calcext:value-type="float">
            <text:p>0.04519157</text:p>
          </table:table-cell>
          <table:table-cell office:value-type="float" office:value="0.07166585" calcext:value-type="float">
            <text:p>0.07166585</text:p>
          </table:table-cell>
          <table:table-cell office:value-type="float" office:value="0.06810797" calcext:value-type="float">
            <text:p>0.06810797</text:p>
          </table:table-cell>
          <table:table-cell office:value-type="float" office:value="0.06661424" calcext:value-type="float">
            <text:p>0.06661424</text:p>
          </table:table-cell>
          <table:table-cell office:value-type="float" office:value="0.06623673" calcext:value-type="float">
            <text:p>0.06623673</text:p>
          </table:table-cell>
          <table:table-cell office:value-type="float" office:value="0.06608497" calcext:value-type="float">
            <text:p>0.06608497</text:p>
          </table:table-cell>
          <table:table-cell office:value-type="float" office:value="0.06653161" calcext:value-type="float">
            <text:p>0.06653161</text:p>
          </table:table-cell>
          <table:table-cell office:value-type="float" office:value="0" calcext:value-type="float">
            <text:p>0</text:p>
          </table:table-cell>
          <table:table-cell office:value-type="float" office:value="0.08487289" calcext:value-type="float">
            <text:p>0.08487289</text:p>
          </table:table-cell>
          <table:table-cell office:value-type="float" office:value="0.8951507" calcext:value-type="float">
            <text:p>0.8951507</text:p>
          </table:table-cell>
          <table:table-cell office:value-type="float" office:value="0.7304596" calcext:value-type="float">
            <text:p>0.7304596</text:p>
          </table:table-cell>
          <table:table-cell office:value-type="float" office:value="0.5528117" calcext:value-type="float">
            <text:p>0.5528117</text:p>
          </table:table-cell>
          <table:table-cell office:value-type="float" office:value="0.4207881" calcext:value-type="float">
            <text:p>0.4207881</text:p>
          </table:table-cell>
          <table:table-cell office:value-type="float" office:value="0.2714327" calcext:value-type="float">
            <text:p>0.2714327</text:p>
          </table:table-cell>
          <table:table-cell office:value-type="float" office:value="0.2254148" calcext:value-type="float">
            <text:p>0.2254148</text:p>
          </table:table-cell>
          <table:table-cell office:value-type="float" office:value="0.4623228" calcext:value-type="float">
            <text:p>0.4623228</text:p>
          </table:table-cell>
          <table:table-cell office:value-type="float" office:value="0.6353603" calcext:value-type="float">
            <text:p>0.6353603</text:p>
          </table:table-cell>
          <table:table-cell office:value-type="float" office:value="0.6084145" calcext:value-type="float">
            <text:p>0.6084145</text:p>
          </table:table-cell>
          <table:table-cell office:value-type="float" office:value="0.6187414" calcext:value-type="float">
            <text:p>0.6187414</text:p>
          </table:table-cell>
          <table:table-cell office:value-type="float" office:value="0.6168211" calcext:value-type="float">
            <text:p>0.6168211</text:p>
          </table:table-cell>
          <table:table-cell office:value-type="float" office:value="0.6307536" calcext:value-type="float">
            <text:p>0.6307536</text:p>
          </table:table-cell>
          <table:table-cell office:value-type="float" office:value="0.6801529" calcext:value-type="float">
            <text:p>0.6801529</text:p>
          </table:table-cell>
          <table:table-cell office:value-type="float" office:value="0" calcext:value-type="float">
            <text:p>0</text:p>
          </table:table-cell>
          <table:table-cell office:value-type="float" office:value="0.04650164" calcext:value-type="float">
            <text:p>0.046501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1" calcext:value-type="float">
            <text:p>3022001</text:p>
          </table:table-cell>
          <table:table-cell office:value-type="float" office:value="2.226307" calcext:value-type="float">
            <text:p>2.226307</text:p>
          </table:table-cell>
          <table:table-cell office:value-type="float" office:value="140.0472" calcext:value-type="float">
            <text:p>140.0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00244" calcext:value-type="float">
            <text:p>2.400244</text:p>
          </table:table-cell>
          <table:table-cell office:value-type="float" office:value="0" calcext:value-type="float">
            <text:p>0</text:p>
          </table:table-cell>
          <table:table-cell office:value-type="float" office:value="0.00001983448" calcext:value-type="float">
            <text:p>1.983448E-05</text:p>
          </table:table-cell>
          <table:table-cell office:value-type="float" office:value="0" calcext:value-type="float">
            <text:p>0</text:p>
          </table:table-cell>
          <table:table-cell office:value-type="float" office:value="-0.004427531" calcext:value-type="float">
            <text:p>-0.004427531</text:p>
          </table:table-cell>
          <table:table-cell office:value-type="float" office:value="1194.771" calcext:value-type="float">
            <text:p>1194.771</text:p>
          </table:table-cell>
          <table:table-cell office:value-type="float" office:value="3.405387" calcext:value-type="float">
            <text:p>3.405387</text:p>
          </table:table-cell>
          <table:table-cell office:value-type="float" office:value="0" calcext:value-type="float">
            <text:p>0</text:p>
          </table:table-cell>
          <table:table-cell office:value-type="float" office:value="0.003472503" calcext:value-type="float">
            <text:p>0.003472503</text:p>
          </table:table-cell>
          <table:table-cell office:value-type="float" office:value="0.0685515" calcext:value-type="float">
            <text:p>0.0685515</text:p>
          </table:table-cell>
          <table:table-cell office:value-type="float" office:value="0.05331035" calcext:value-type="float">
            <text:p>0.05331035</text:p>
          </table:table-cell>
          <table:table-cell office:value-type="float" office:value="0.03854988" calcext:value-type="float">
            <text:p>0.03854988</text:p>
          </table:table-cell>
          <table:table-cell office:value-type="float" office:value="0.02900486" calcext:value-type="float">
            <text:p>0.02900486</text:p>
          </table:table-cell>
          <table:table-cell office:value-type="float" office:value="0.02604693" calcext:value-type="float">
            <text:p>0.02604693</text:p>
          </table:table-cell>
          <table:table-cell office:value-type="float" office:value="0.02212581" calcext:value-type="float">
            <text:p>0.02212581</text:p>
          </table:table-cell>
          <table:table-cell office:value-type="float" office:value="0.04512675" calcext:value-type="float">
            <text:p>0.04512675</text:p>
          </table:table-cell>
          <table:table-cell office:value-type="float" office:value="0.07174333" calcext:value-type="float">
            <text:p>0.07174333</text:p>
          </table:table-cell>
          <table:table-cell office:value-type="float" office:value="0.06820353" calcext:value-type="float">
            <text:p>0.06820353</text:p>
          </table:table-cell>
          <table:table-cell office:value-type="float" office:value="0.06673793" calcext:value-type="float">
            <text:p>0.06673793</text:p>
          </table:table-cell>
          <table:table-cell office:value-type="float" office:value="0.06636862" calcext:value-type="float">
            <text:p>0.06636862</text:p>
          </table:table-cell>
          <table:table-cell office:value-type="float" office:value="0.06623159" calcext:value-type="float">
            <text:p>0.06623159</text:p>
          </table:table-cell>
          <table:table-cell office:value-type="float" office:value="0.06669193" calcext:value-type="float">
            <text:p>0.06669193</text:p>
          </table:table-cell>
          <table:table-cell office:value-type="float" office:value="0" calcext:value-type="float">
            <text:p>0</text:p>
          </table:table-cell>
          <table:table-cell office:value-type="float" office:value="0.08584685" calcext:value-type="float">
            <text:p>0.08584685</text:p>
          </table:table-cell>
          <table:table-cell office:value-type="float" office:value="0.914655" calcext:value-type="float">
            <text:p>0.914655</text:p>
          </table:table-cell>
          <table:table-cell office:value-type="float" office:value="0.7457191" calcext:value-type="float">
            <text:p>0.7457191</text:p>
          </table:table-cell>
          <table:table-cell office:value-type="float" office:value="0.5641499" calcext:value-type="float">
            <text:p>0.5641499</text:p>
          </table:table-cell>
          <table:table-cell office:value-type="float" office:value="0.4294636" calcext:value-type="float">
            <text:p>0.4294636</text:p>
          </table:table-cell>
          <table:table-cell office:value-type="float" office:value="0.2766289" calcext:value-type="float">
            <text:p>0.2766289</text:p>
          </table:table-cell>
          <table:table-cell office:value-type="float" office:value="0.2296426" calcext:value-type="float">
            <text:p>0.2296426</text:p>
          </table:table-cell>
          <table:table-cell office:value-type="float" office:value="0.4716321" calcext:value-type="float">
            <text:p>0.4716321</text:p>
          </table:table-cell>
          <table:table-cell office:value-type="float" office:value="0.6483568" calcext:value-type="float">
            <text:p>0.6483568</text:p>
          </table:table-cell>
          <table:table-cell office:value-type="float" office:value="0.6210349" calcext:value-type="float">
            <text:p>0.6210349</text:p>
          </table:table-cell>
          <table:table-cell office:value-type="float" office:value="0.6318925" calcext:value-type="float">
            <text:p>0.6318925</text:p>
          </table:table-cell>
          <table:table-cell office:value-type="float" office:value="0.6301627" calcext:value-type="float">
            <text:p>0.6301627</text:p>
          </table:table-cell>
          <table:table-cell office:value-type="float" office:value="0.6449693" calcext:value-type="float">
            <text:p>0.6449693</text:p>
          </table:table-cell>
          <table:table-cell office:value-type="float" office:value="0.6954993" calcext:value-type="float">
            <text:p>0.6954993</text:p>
          </table:table-cell>
          <table:table-cell office:value-type="float" office:value="0" calcext:value-type="float">
            <text:p>0</text:p>
          </table:table-cell>
          <table:table-cell office:value-type="float" office:value="0.04143018" calcext:value-type="float">
            <text:p>0.041430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1" calcext:value-type="float">
            <text:p>4022001</text:p>
          </table:table-cell>
          <table:table-cell office:value-type="float" office:value="2.225328" calcext:value-type="float">
            <text:p>2.225328</text:p>
          </table:table-cell>
          <table:table-cell office:value-type="float" office:value="140.0396" calcext:value-type="float">
            <text:p>140.03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450526" calcext:value-type="float">
            <text:p>2.450526</text:p>
          </table:table-cell>
          <table:table-cell office:value-type="float" office:value="0" calcext:value-type="float">
            <text:p>0</text:p>
          </table:table-cell>
          <table:table-cell office:value-type="float" office:value="0.00001985638" calcext:value-type="float">
            <text:p>1.985638E-05</text:p>
          </table:table-cell>
          <table:table-cell office:value-type="float" office:value="0" calcext:value-type="float">
            <text:p>0</text:p>
          </table:table-cell>
          <table:table-cell office:value-type="float" office:value="-0.00449395" calcext:value-type="float">
            <text:p>-0.00449395</text:p>
          </table:table-cell>
          <table:table-cell office:value-type="float" office:value="1194.728" calcext:value-type="float">
            <text:p>1194.728</text:p>
          </table:table-cell>
          <table:table-cell office:value-type="float" office:value="3.415135" calcext:value-type="float">
            <text:p>3.415135</text:p>
          </table:table-cell>
          <table:table-cell office:value-type="float" office:value="0" calcext:value-type="float">
            <text:p>0</text:p>
          </table:table-cell>
          <table:table-cell office:value-type="float" office:value="0.003431007" calcext:value-type="float">
            <text:p>0.003431007</text:p>
          </table:table-cell>
          <table:table-cell office:value-type="float" office:value="0.06620616" calcext:value-type="float">
            <text:p>0.06620616</text:p>
          </table:table-cell>
          <table:table-cell office:value-type="float" office:value="0.05428325" calcext:value-type="float">
            <text:p>0.05428325</text:p>
          </table:table-cell>
          <table:table-cell office:value-type="float" office:value="0.03915307" calcext:value-type="float">
            <text:p>0.03915307</text:p>
          </table:table-cell>
          <table:table-cell office:value-type="float" office:value="0.02930906" calcext:value-type="float">
            <text:p>0.02930906</text:p>
          </table:table-cell>
          <table:table-cell office:value-type="float" office:value="0.02606149" calcext:value-type="float">
            <text:p>0.02606149</text:p>
          </table:table-cell>
          <table:table-cell office:value-type="float" office:value="0.02241943" calcext:value-type="float">
            <text:p>0.02241943</text:p>
          </table:table-cell>
          <table:table-cell office:value-type="float" office:value="0.0450795" calcext:value-type="float">
            <text:p>0.0450795</text:p>
          </table:table-cell>
          <table:table-cell office:value-type="float" office:value="0.07180671" calcext:value-type="float">
            <text:p>0.07180671</text:p>
          </table:table-cell>
          <table:table-cell office:value-type="float" office:value="0.06830113" calcext:value-type="float">
            <text:p>0.06830113</text:p>
          </table:table-cell>
          <table:table-cell office:value-type="float" office:value="0.06686249" calcext:value-type="float">
            <text:p>0.06686249</text:p>
          </table:table-cell>
          <table:table-cell office:value-type="float" office:value="0.06650084" calcext:value-type="float">
            <text:p>0.06650084</text:p>
          </table:table-cell>
          <table:table-cell office:value-type="float" office:value="0.06638028" calcext:value-type="float">
            <text:p>0.06638028</text:p>
          </table:table-cell>
          <table:table-cell office:value-type="float" office:value="0.06685144" calcext:value-type="float">
            <text:p>0.06685144</text:p>
          </table:table-cell>
          <table:table-cell office:value-type="float" office:value="0" calcext:value-type="float">
            <text:p>0</text:p>
          </table:table-cell>
          <table:table-cell office:value-type="float" office:value="0.08689706" calcext:value-type="float">
            <text:p>0.08689706</text:p>
          </table:table-cell>
          <table:table-cell office:value-type="float" office:value="0.9345257" calcext:value-type="float">
            <text:p>0.9345257</text:p>
          </table:table-cell>
          <table:table-cell office:value-type="float" office:value="0.7612264" calcext:value-type="float">
            <text:p>0.7612264</text:p>
          </table:table-cell>
          <table:table-cell office:value-type="float" office:value="0.5755206" calcext:value-type="float">
            <text:p>0.5755206</text:p>
          </table:table-cell>
          <table:table-cell office:value-type="float" office:value="0.4381263" calcext:value-type="float">
            <text:p>0.4381263</text:p>
          </table:table-cell>
          <table:table-cell office:value-type="float" office:value="0.2818007" calcext:value-type="float">
            <text:p>0.2818007</text:p>
          </table:table-cell>
          <table:table-cell office:value-type="float" office:value="0.2338576" calcext:value-type="float">
            <text:p>0.2338576</text:p>
          </table:table-cell>
          <table:table-cell office:value-type="float" office:value="0.4809212" calcext:value-type="float">
            <text:p>0.4809212</text:p>
          </table:table-cell>
          <table:table-cell office:value-type="float" office:value="0.661328" calcext:value-type="float">
            <text:p>0.661328</text:p>
          </table:table-cell>
          <table:table-cell office:value-type="float" office:value="0.6336418" calcext:value-type="float">
            <text:p>0.6336418</text:p>
          </table:table-cell>
          <table:table-cell office:value-type="float" office:value="0.6450474" calcext:value-type="float">
            <text:p>0.6450474</text:p>
          </table:table-cell>
          <table:table-cell office:value-type="float" office:value="0.6435162" calcext:value-type="float">
            <text:p>0.6435162</text:p>
          </table:table-cell>
          <table:table-cell office:value-type="float" office:value="0.6591786" calcext:value-type="float">
            <text:p>0.6591786</text:p>
          </table:table-cell>
          <table:table-cell office:value-type="float" office:value="0.7108655" calcext:value-type="float">
            <text:p>0.7108655</text:p>
          </table:table-cell>
          <table:table-cell office:value-type="float" office:value="0" calcext:value-type="float">
            <text:p>0</text:p>
          </table:table-cell>
          <table:table-cell office:value-type="float" office:value="0.03545074" calcext:value-type="float">
            <text:p>0.03545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1" calcext:value-type="float">
            <text:p>5022001</text:p>
          </table:table-cell>
          <table:table-cell office:value-type="float" office:value="2.224264" calcext:value-type="float">
            <text:p>2.224264</text:p>
          </table:table-cell>
          <table:table-cell office:value-type="float" office:value="140.0322" calcext:value-type="float">
            <text:p>140.0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00811" calcext:value-type="float">
            <text:p>2.500811</text:p>
          </table:table-cell>
          <table:table-cell office:value-type="float" office:value="0" calcext:value-type="float">
            <text:p>0</text:p>
          </table:table-cell>
          <table:table-cell office:value-type="float" office:value="0.00001986495" calcext:value-type="float">
            <text:p>1.986495E-05</text:p>
          </table:table-cell>
          <table:table-cell office:value-type="float" office:value="0" calcext:value-type="float">
            <text:p>0</text:p>
          </table:table-cell>
          <table:table-cell office:value-type="float" office:value="-0.00455927" calcext:value-type="float">
            <text:p>-0.00455927</text:p>
          </table:table-cell>
          <table:table-cell office:value-type="float" office:value="1194.684" calcext:value-type="float">
            <text:p>1194.684</text:p>
          </table:table-cell>
          <table:table-cell office:value-type="float" office:value="3.426267" calcext:value-type="float">
            <text:p>3.426267</text:p>
          </table:table-cell>
          <table:table-cell office:value-type="float" office:value="0" calcext:value-type="float">
            <text:p>0</text:p>
          </table:table-cell>
          <table:table-cell office:value-type="float" office:value="0.003131342" calcext:value-type="float">
            <text:p>0.003131342</text:p>
          </table:table-cell>
          <table:table-cell office:value-type="float" office:value="0.04947827" calcext:value-type="float">
            <text:p>0.04947827</text:p>
          </table:table-cell>
          <table:table-cell office:value-type="float" office:value="0.05327933" calcext:value-type="float">
            <text:p>0.05327933</text:p>
          </table:table-cell>
          <table:table-cell office:value-type="float" office:value="0.03913013" calcext:value-type="float">
            <text:p>0.03913013</text:p>
          </table:table-cell>
          <table:table-cell office:value-type="float" office:value="0.02933079" calcext:value-type="float">
            <text:p>0.02933079</text:p>
          </table:table-cell>
          <table:table-cell office:value-type="float" office:value="0.02605695" calcext:value-type="float">
            <text:p>0.02605695</text:p>
          </table:table-cell>
          <table:table-cell office:value-type="float" office:value="0.02272562" calcext:value-type="float">
            <text:p>0.02272562</text:p>
          </table:table-cell>
          <table:table-cell office:value-type="float" office:value="0.04510777" calcext:value-type="float">
            <text:p>0.04510777</text:p>
          </table:table-cell>
          <table:table-cell office:value-type="float" office:value="0.07187337" calcext:value-type="float">
            <text:p>0.07187337</text:p>
          </table:table-cell>
          <table:table-cell office:value-type="float" office:value="0.06840024" calcext:value-type="float">
            <text:p>0.06840024</text:p>
          </table:table-cell>
          <table:table-cell office:value-type="float" office:value="0.06698772" calcext:value-type="float">
            <text:p>0.06698772</text:p>
          </table:table-cell>
          <table:table-cell office:value-type="float" office:value="0.06663356" calcext:value-type="float">
            <text:p>0.06663356</text:p>
          </table:table-cell>
          <table:table-cell office:value-type="float" office:value="0.06653117" calcext:value-type="float">
            <text:p>0.06653117</text:p>
          </table:table-cell>
          <table:table-cell office:value-type="float" office:value="0.06700987" calcext:value-type="float">
            <text:p>0.06700987</text:p>
          </table:table-cell>
          <table:table-cell office:value-type="float" office:value="0" calcext:value-type="float">
            <text:p>0</text:p>
          </table:table-cell>
          <table:table-cell office:value-type="float" office:value="0.08802004" calcext:value-type="float">
            <text:p>0.08802004</text:p>
          </table:table-cell>
          <table:table-cell office:value-type="float" office:value="0.9538133" calcext:value-type="float">
            <text:p>0.9538133</text:p>
          </table:table-cell>
          <table:table-cell office:value-type="float" office:value="0.7771762" calcext:value-type="float">
            <text:p>0.7771762</text:p>
          </table:table-cell>
          <table:table-cell office:value-type="float" office:value="0.5870377" calcext:value-type="float">
            <text:p>0.5870377</text:p>
          </table:table-cell>
          <table:table-cell office:value-type="float" office:value="0.446859" calcext:value-type="float">
            <text:p>0.446859</text:p>
          </table:table-cell>
          <table:table-cell office:value-type="float" office:value="0.2869822" calcext:value-type="float">
            <text:p>0.2869822</text:p>
          </table:table-cell>
          <table:table-cell office:value-type="float" office:value="0.2380819" calcext:value-type="float">
            <text:p>0.2380819</text:p>
          </table:table-cell>
          <table:table-cell office:value-type="float" office:value="0.4901976" calcext:value-type="float">
            <text:p>0.4901976</text:p>
          </table:table-cell>
          <table:table-cell office:value-type="float" office:value="0.674277" calcext:value-type="float">
            <text:p>0.674277</text:p>
          </table:table-cell>
          <table:table-cell office:value-type="float" office:value="0.6462359" calcext:value-type="float">
            <text:p>0.6462359</text:p>
          </table:table-cell>
          <table:table-cell office:value-type="float" office:value="0.6582056" calcext:value-type="float">
            <text:p>0.6582056</text:p>
          </table:table-cell>
          <table:table-cell office:value-type="float" office:value="0.6568787" calcext:value-type="float">
            <text:p>0.6568787</text:p>
          </table:table-cell>
          <table:table-cell office:value-type="float" office:value="0.6733746" calcext:value-type="float">
            <text:p>0.6733746</text:p>
          </table:table-cell>
          <table:table-cell office:value-type="float" office:value="0.7262589" calcext:value-type="float">
            <text:p>0.7262589</text:p>
          </table:table-cell>
          <table:table-cell office:value-type="float" office:value="0" calcext:value-type="float">
            <text:p>0</text:p>
          </table:table-cell>
          <table:table-cell office:value-type="float" office:value="0.03454439" calcext:value-type="float">
            <text:p>0.03454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1" calcext:value-type="float">
            <text:p>6022001</text:p>
          </table:table-cell>
          <table:table-cell office:value-type="float" office:value="2.22317" calcext:value-type="float">
            <text:p>2.22317</text:p>
          </table:table-cell>
          <table:table-cell office:value-type="float" office:value="140.0248" calcext:value-type="float">
            <text:p>140.0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51052" calcext:value-type="float">
            <text:p>2.551052</text:p>
          </table:table-cell>
          <table:table-cell office:value-type="float" office:value="0" calcext:value-type="float">
            <text:p>0</text:p>
          </table:table-cell>
          <table:table-cell office:value-type="float" office:value="0.00001986511" calcext:value-type="float">
            <text:p>1.986511E-05</text:p>
          </table:table-cell>
          <table:table-cell office:value-type="float" office:value="0" calcext:value-type="float">
            <text:p>0</text:p>
          </table:table-cell>
          <table:table-cell office:value-type="float" office:value="-0.004624484" calcext:value-type="float">
            <text:p>-0.004624484</text:p>
          </table:table-cell>
          <table:table-cell office:value-type="float" office:value="1194.641" calcext:value-type="float">
            <text:p>1194.641</text:p>
          </table:table-cell>
          <table:table-cell office:value-type="float" office:value="3.438279" calcext:value-type="float">
            <text:p>3.438279</text:p>
          </table:table-cell>
          <table:table-cell office:value-type="float" office:value="0" calcext:value-type="float">
            <text:p>0</text:p>
          </table:table-cell>
          <table:table-cell office:value-type="float" office:value="0.003083772" calcext:value-type="float">
            <text:p>0.003083772</text:p>
          </table:table-cell>
          <table:table-cell office:value-type="float" office:value="0.04952013" calcext:value-type="float">
            <text:p>0.04952013</text:p>
          </table:table-cell>
          <table:table-cell office:value-type="float" office:value="0.05005622" calcext:value-type="float">
            <text:p>0.05005622</text:p>
          </table:table-cell>
          <table:table-cell office:value-type="float" office:value="0.0388415" calcext:value-type="float">
            <text:p>0.0388415</text:p>
          </table:table-cell>
          <table:table-cell office:value-type="float" office:value="0.0291786" calcext:value-type="float">
            <text:p>0.0291786</text:p>
          </table:table-cell>
          <table:table-cell office:value-type="float" office:value="0.02601611" calcext:value-type="float">
            <text:p>0.02601611</text:p>
          </table:table-cell>
          <table:table-cell office:value-type="float" office:value="0.02290433" calcext:value-type="float">
            <text:p>0.02290433</text:p>
          </table:table-cell>
          <table:table-cell office:value-type="float" office:value="0.0451481" calcext:value-type="float">
            <text:p>0.0451481</text:p>
          </table:table-cell>
          <table:table-cell office:value-type="float" office:value="0.07195" calcext:value-type="float">
            <text:p>0.07195</text:p>
          </table:table-cell>
          <table:table-cell office:value-type="float" office:value="0.06850095" calcext:value-type="float">
            <text:p>0.06850095</text:p>
          </table:table-cell>
          <table:table-cell office:value-type="float" office:value="0.06711359" calcext:value-type="float">
            <text:p>0.06711359</text:p>
          </table:table-cell>
          <table:table-cell office:value-type="float" office:value="0.06676684" calcext:value-type="float">
            <text:p>0.06676684</text:p>
          </table:table-cell>
          <table:table-cell office:value-type="float" office:value="0.06667198" calcext:value-type="float">
            <text:p>0.06667198</text:p>
          </table:table-cell>
          <table:table-cell office:value-type="float" office:value="0.06717439" calcext:value-type="float">
            <text:p>0.06717439</text:p>
          </table:table-cell>
          <table:table-cell office:value-type="float" office:value="0" calcext:value-type="float">
            <text:p>0</text:p>
          </table:table-cell>
          <table:table-cell office:value-type="float" office:value="0.08913509" calcext:value-type="float">
            <text:p>0.08913509</text:p>
          </table:table-cell>
          <table:table-cell office:value-type="float" office:value="0.9714019" calcext:value-type="float">
            <text:p>0.9714019</text:p>
          </table:table-cell>
          <table:table-cell office:value-type="float" office:value="0.7936522" calcext:value-type="float">
            <text:p>0.7936522</text:p>
          </table:table-cell>
          <table:table-cell office:value-type="float" office:value="0.5987614" calcext:value-type="float">
            <text:p>0.5987614</text:p>
          </table:table-cell>
          <table:table-cell office:value-type="float" office:value="0.4556141" calcext:value-type="float">
            <text:p>0.4556141</text:p>
          </table:table-cell>
          <table:table-cell office:value-type="float" office:value="0.2921477" calcext:value-type="float">
            <text:p>0.2921477</text:p>
          </table:table-cell>
          <table:table-cell office:value-type="float" office:value="0.2422962" calcext:value-type="float">
            <text:p>0.2422962</text:p>
          </table:table-cell>
          <table:table-cell office:value-type="float" office:value="0.4994559" calcext:value-type="float">
            <text:p>0.4994559</text:p>
          </table:table-cell>
          <table:table-cell office:value-type="float" office:value="0.6872064" calcext:value-type="float">
            <text:p>0.6872064</text:p>
          </table:table-cell>
          <table:table-cell office:value-type="float" office:value="0.6588175" calcext:value-type="float">
            <text:p>0.6588175</text:p>
          </table:table-cell>
          <table:table-cell office:value-type="float" office:value="0.6713638" calcext:value-type="float">
            <text:p>0.6713638</text:p>
          </table:table-cell>
          <table:table-cell office:value-type="float" office:value="0.670249" calcext:value-type="float">
            <text:p>0.670249</text:p>
          </table:table-cell>
          <table:table-cell office:value-type="float" office:value="0.6875945" calcext:value-type="float">
            <text:p>0.6875945</text:p>
          </table:table-cell>
          <table:table-cell office:value-type="float" office:value="0.7416438" calcext:value-type="float">
            <text:p>0.7416438</text:p>
          </table:table-cell>
          <table:table-cell office:value-type="float" office:value="0" calcext:value-type="float">
            <text:p>0</text:p>
          </table:table-cell>
          <table:table-cell office:value-type="float" office:value="0.02874629" calcext:value-type="float">
            <text:p>0.02874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1" calcext:value-type="float">
            <text:p>7022001</text:p>
          </table:table-cell>
          <table:table-cell office:value-type="float" office:value="2.222266" calcext:value-type="float">
            <text:p>2.222266</text:p>
          </table:table-cell>
          <table:table-cell office:value-type="float" office:value="140.0174" calcext:value-type="float">
            <text:p>140.01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01217" calcext:value-type="float">
            <text:p>2.601217</text:p>
          </table:table-cell>
          <table:table-cell office:value-type="float" office:value="0" calcext:value-type="float">
            <text:p>0</text:p>
          </table:table-cell>
          <table:table-cell office:value-type="float" office:value="0.00001986515" calcext:value-type="float">
            <text:p>1.986515E-05</text:p>
          </table:table-cell>
          <table:table-cell office:value-type="float" office:value="0" calcext:value-type="float">
            <text:p>0</text:p>
          </table:table-cell>
          <table:table-cell office:value-type="float" office:value="-0.004687679" calcext:value-type="float">
            <text:p>-0.004687679</text:p>
          </table:table-cell>
          <table:table-cell office:value-type="float" office:value="1194.598" calcext:value-type="float">
            <text:p>1194.598</text:p>
          </table:table-cell>
          <table:table-cell office:value-type="float" office:value="3.447184" calcext:value-type="float">
            <text:p>3.447184</text:p>
          </table:table-cell>
          <table:table-cell office:value-type="float" office:value="0" calcext:value-type="float">
            <text:p>0</text:p>
          </table:table-cell>
          <table:table-cell office:value-type="float" office:value="0.003133585" calcext:value-type="float">
            <text:p>0.003133585</text:p>
          </table:table-cell>
          <table:table-cell office:value-type="float" office:value="0.05311256" calcext:value-type="float">
            <text:p>0.05311256</text:p>
          </table:table-cell>
          <table:table-cell office:value-type="float" office:value="0.04606284" calcext:value-type="float">
            <text:p>0.04606284</text:p>
          </table:table-cell>
          <table:table-cell office:value-type="float" office:value="0.03609668" calcext:value-type="float">
            <text:p>0.03609668</text:p>
          </table:table-cell>
          <table:table-cell office:value-type="float" office:value="0.02777863" calcext:value-type="float">
            <text:p>0.02777863</text:p>
          </table:table-cell>
          <table:table-cell office:value-type="float" office:value="0.0255061" calcext:value-type="float">
            <text:p>0.0255061</text:p>
          </table:table-cell>
          <table:table-cell office:value-type="float" office:value="0.0228441" calcext:value-type="float">
            <text:p>0.0228441</text:p>
          </table:table-cell>
          <table:table-cell office:value-type="float" office:value="0.04514129" calcext:value-type="float">
            <text:p>0.04514129</text:p>
          </table:table-cell>
          <table:table-cell office:value-type="float" office:value="0.07203136" calcext:value-type="float">
            <text:p>0.07203136</text:p>
          </table:table-cell>
          <table:table-cell office:value-type="float" office:value="0.0686032" calcext:value-type="float">
            <text:p>0.0686032</text:p>
          </table:table-cell>
          <table:table-cell office:value-type="float" office:value="0.06724007" calcext:value-type="float">
            <text:p>0.06724007</text:p>
          </table:table-cell>
          <table:table-cell office:value-type="float" office:value="0.06690047" calcext:value-type="float">
            <text:p>0.06690047</text:p>
          </table:table-cell>
          <table:table-cell office:value-type="float" office:value="0.06682224" calcext:value-type="float">
            <text:p>0.06682224</text:p>
          </table:table-cell>
          <table:table-cell office:value-type="float" office:value="0.06733413" calcext:value-type="float">
            <text:p>0.06733413</text:p>
          </table:table-cell>
          <table:table-cell office:value-type="float" office:value="0" calcext:value-type="float">
            <text:p>0</text:p>
          </table:table-cell>
          <table:table-cell office:value-type="float" office:value="0.090198" calcext:value-type="float">
            <text:p>0.090198</text:p>
          </table:table-cell>
          <table:table-cell office:value-type="float" office:value="0.9887266" calcext:value-type="float">
            <text:p>0.9887266</text:p>
          </table:table-cell>
          <table:table-cell office:value-type="float" office:value="0.8093811" calcext:value-type="float">
            <text:p>0.8093811</text:p>
          </table:table-cell>
          <table:table-cell office:value-type="float" office:value="0.6104577" calcext:value-type="float">
            <text:p>0.6104577</text:p>
          </table:table-cell>
          <table:table-cell office:value-type="float" office:value="0.464346" calcext:value-type="float">
            <text:p>0.464346</text:p>
          </table:table-cell>
          <table:table-cell office:value-type="float" office:value="0.2972668" calcext:value-type="float">
            <text:p>0.2972668</text:p>
          </table:table-cell>
          <table:table-cell office:value-type="float" office:value="0.2464827" calcext:value-type="float">
            <text:p>0.2464827</text:p>
          </table:table-cell>
          <table:table-cell office:value-type="float" office:value="0.5086842" calcext:value-type="float">
            <text:p>0.5086842</text:p>
          </table:table-cell>
          <table:table-cell office:value-type="float" office:value="0.7001163" calcext:value-type="float">
            <text:p>0.7001163</text:p>
          </table:table-cell>
          <table:table-cell office:value-type="float" office:value="0.6713876" calcext:value-type="float">
            <text:p>0.6713876</text:p>
          </table:table-cell>
          <table:table-cell office:value-type="float" office:value="0.6845219" calcext:value-type="float">
            <text:p>0.6845219</text:p>
          </table:table-cell>
          <table:table-cell office:value-type="float" office:value="0.6836237" calcext:value-type="float">
            <text:p>0.6836237</text:p>
          </table:table-cell>
          <table:table-cell office:value-type="float" office:value="0.7017658" calcext:value-type="float">
            <text:p>0.7017658</text:p>
          </table:table-cell>
          <table:table-cell office:value-type="float" office:value="0.757091" calcext:value-type="float">
            <text:p>0.757091</text:p>
          </table:table-cell>
          <table:table-cell office:value-type="float" office:value="0" calcext:value-type="float">
            <text:p>0</text:p>
          </table:table-cell>
          <table:table-cell office:value-type="float" office:value="0.03145659" calcext:value-type="float">
            <text:p>0.03145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1" calcext:value-type="float">
            <text:p>8022001</text:p>
          </table:table-cell>
          <table:table-cell office:value-type="float" office:value="2.221327" calcext:value-type="float">
            <text:p>2.221327</text:p>
          </table:table-cell>
          <table:table-cell office:value-type="float" office:value="140.0103" calcext:value-type="float">
            <text:p>140.01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51261" calcext:value-type="float">
            <text:p>2.651261</text:p>
          </table:table-cell>
          <table:table-cell office:value-type="float" office:value="0" calcext:value-type="float">
            <text:p>0</text:p>
          </table:table-cell>
          <table:table-cell office:value-type="float" office:value="0.00001986515" calcext:value-type="float">
            <text:p>1.986515E-05</text:p>
          </table:table-cell>
          <table:table-cell office:value-type="float" office:value="0" calcext:value-type="float">
            <text:p>0</text:p>
          </table:table-cell>
          <table:table-cell office:value-type="float" office:value="-0.004750376" calcext:value-type="float">
            <text:p>-0.004750376</text:p>
          </table:table-cell>
          <table:table-cell office:value-type="float" office:value="1194.555" calcext:value-type="float">
            <text:p>1194.555</text:p>
          </table:table-cell>
          <table:table-cell office:value-type="float" office:value="3.455764" calcext:value-type="float">
            <text:p>3.455764</text:p>
          </table:table-cell>
          <table:table-cell office:value-type="float" office:value="0" calcext:value-type="float">
            <text:p>0</text:p>
          </table:table-cell>
          <table:table-cell office:value-type="float" office:value="0.003184664" calcext:value-type="float">
            <text:p>0.003184664</text:p>
          </table:table-cell>
          <table:table-cell office:value-type="float" office:value="0.05567902" calcext:value-type="float">
            <text:p>0.05567902</text:p>
          </table:table-cell>
          <table:table-cell office:value-type="float" office:value="0.04495427" calcext:value-type="float">
            <text:p>0.04495427</text:p>
          </table:table-cell>
          <table:table-cell office:value-type="float" office:value="0.03428851" calcext:value-type="float">
            <text:p>0.03428851</text:p>
          </table:table-cell>
          <table:table-cell office:value-type="float" office:value="0.0264932" calcext:value-type="float">
            <text:p>0.0264932</text:p>
          </table:table-cell>
          <table:table-cell office:value-type="float" office:value="0.02494247" calcext:value-type="float">
            <text:p>0.02494247</text:p>
          </table:table-cell>
          <table:table-cell office:value-type="float" office:value="0.02267163" calcext:value-type="float">
            <text:p>0.02267163</text:p>
          </table:table-cell>
          <table:table-cell office:value-type="float" office:value="0.04506512" calcext:value-type="float">
            <text:p>0.04506512</text:p>
          </table:table-cell>
          <table:table-cell office:value-type="float" office:value="0.07210345" calcext:value-type="float">
            <text:p>0.07210345</text:p>
          </table:table-cell>
          <table:table-cell office:value-type="float" office:value="0.06870609" calcext:value-type="float">
            <text:p>0.06870609</text:p>
          </table:table-cell>
          <table:table-cell office:value-type="float" office:value="0.06736711" calcext:value-type="float">
            <text:p>0.06736711</text:p>
          </table:table-cell>
          <table:table-cell office:value-type="float" office:value="0.06703454" calcext:value-type="float">
            <text:p>0.06703454</text:p>
          </table:table-cell>
          <table:table-cell office:value-type="float" office:value="0.06696544" calcext:value-type="float">
            <text:p>0.06696544</text:p>
          </table:table-cell>
          <table:table-cell office:value-type="float" office:value="0.06749773" calcext:value-type="float">
            <text:p>0.06749773</text:p>
          </table:table-cell>
          <table:table-cell office:value-type="float" office:value="0" calcext:value-type="float">
            <text:p>0</text:p>
          </table:table-cell>
          <table:table-cell office:value-type="float" office:value="0.09124026" calcext:value-type="float">
            <text:p>0.09124026</text:p>
          </table:table-cell>
          <table:table-cell office:value-type="float" office:value="1.006418" calcext:value-type="float">
            <text:p>1.006418</text:p>
          </table:table-cell>
          <table:table-cell office:value-type="float" office:value="0.8239837" calcext:value-type="float">
            <text:p>0.8239837</text:p>
          </table:table-cell>
          <table:table-cell office:value-type="float" office:value="0.6215605" calcext:value-type="float">
            <text:p>0.6215605</text:p>
          </table:table-cell>
          <table:table-cell office:value-type="float" office:value="0.472816" calcext:value-type="float">
            <text:p>0.472816</text:p>
          </table:table-cell>
          <table:table-cell office:value-type="float" office:value="0.3022923" calcext:value-type="float">
            <text:p>0.3022923</text:p>
          </table:table-cell>
          <table:table-cell office:value-type="float" office:value="0.2506211" calcext:value-type="float">
            <text:p>0.2506211</text:p>
          </table:table-cell>
          <table:table-cell office:value-type="float" office:value="0.5178652" calcext:value-type="float">
            <text:p>0.5178652</text:p>
          </table:table-cell>
          <table:table-cell office:value-type="float" office:value="0.7130044" calcext:value-type="float">
            <text:p>0.7130044</text:p>
          </table:table-cell>
          <table:table-cell office:value-type="float" office:value="0.6839462" calcext:value-type="float">
            <text:p>0.6839462</text:p>
          </table:table-cell>
          <table:table-cell office:value-type="float" office:value="0.697683" calcext:value-type="float">
            <text:p>0.697683</text:p>
          </table:table-cell>
          <table:table-cell office:value-type="float" office:value="0.6970024" calcext:value-type="float">
            <text:p>0.6970024</text:p>
          </table:table-cell>
          <table:table-cell office:value-type="float" office:value="0.7159457" calcext:value-type="float">
            <text:p>0.7159457</text:p>
          </table:table-cell>
          <table:table-cell office:value-type="float" office:value="0.7725481" calcext:value-type="float">
            <text:p>0.7725481</text:p>
          </table:table-cell>
          <table:table-cell office:value-type="float" office:value="0" calcext:value-type="float">
            <text:p>0</text:p>
          </table:table-cell>
          <table:table-cell office:value-type="float" office:value="0.03372554" calcext:value-type="float">
            <text:p>0.033725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1" calcext:value-type="float">
            <text:p>9022001</text:p>
          </table:table-cell>
          <table:table-cell office:value-type="float" office:value="2.220464" calcext:value-type="float">
            <text:p>2.220464</text:p>
          </table:table-cell>
          <table:table-cell office:value-type="float" office:value="140.0032" calcext:value-type="float">
            <text:p>140.0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01225" calcext:value-type="float">
            <text:p>2.701225</text:p>
          </table:table-cell>
          <table:table-cell office:value-type="float" office:value="0" calcext:value-type="float">
            <text:p>0</text:p>
          </table:table-cell>
          <table:table-cell office:value-type="float" office:value="0.00001990136" calcext:value-type="float">
            <text:p>1.990136E-05</text:p>
          </table:table-cell>
          <table:table-cell office:value-type="float" office:value="0" calcext:value-type="float">
            <text:p>0</text:p>
          </table:table-cell>
          <table:table-cell office:value-type="float" office:value="-0.004813112" calcext:value-type="float">
            <text:p>-0.004813112</text:p>
          </table:table-cell>
          <table:table-cell office:value-type="float" office:value="1194.512" calcext:value-type="float">
            <text:p>1194.512</text:p>
          </table:table-cell>
          <table:table-cell office:value-type="float" office:value="3.463233" calcext:value-type="float">
            <text:p>3.463233</text:p>
          </table:table-cell>
          <table:table-cell office:value-type="float" office:value="0" calcext:value-type="float">
            <text:p>0</text:p>
          </table:table-cell>
          <table:table-cell office:value-type="float" office:value="0.003401223" calcext:value-type="float">
            <text:p>0.003401223</text:p>
          </table:table-cell>
          <table:table-cell office:value-type="float" office:value="0.0555486" calcext:value-type="float">
            <text:p>0.0555486</text:p>
          </table:table-cell>
          <table:table-cell office:value-type="float" office:value="0.04419091" calcext:value-type="float">
            <text:p>0.04419091</text:p>
          </table:table-cell>
          <table:table-cell office:value-type="float" office:value="0.03338201" calcext:value-type="float">
            <text:p>0.03338201</text:p>
          </table:table-cell>
          <table:table-cell office:value-type="float" office:value="0.02580016" calcext:value-type="float">
            <text:p>0.02580016</text:p>
          </table:table-cell>
          <table:table-cell office:value-type="float" office:value="0.02453565" calcext:value-type="float">
            <text:p>0.02453565</text:p>
          </table:table-cell>
          <table:table-cell office:value-type="float" office:value="0.02238366" calcext:value-type="float">
            <text:p>0.02238366</text:p>
          </table:table-cell>
          <table:table-cell office:value-type="float" office:value="0.04498703" calcext:value-type="float">
            <text:p>0.04498703</text:p>
          </table:table-cell>
          <table:table-cell office:value-type="float" office:value="0.07216549" calcext:value-type="float">
            <text:p>0.07216549</text:p>
          </table:table-cell>
          <table:table-cell office:value-type="float" office:value="0.06880887" calcext:value-type="float">
            <text:p>0.06880887</text:p>
          </table:table-cell>
          <table:table-cell office:value-type="float" office:value="0.06749462" calcext:value-type="float">
            <text:p>0.06749462</text:p>
          </table:table-cell>
          <table:table-cell office:value-type="float" office:value="0.067169" calcext:value-type="float">
            <text:p>0.067169</text:p>
          </table:table-cell>
          <table:table-cell office:value-type="float" office:value="0.06711925" calcext:value-type="float">
            <text:p>0.06711925</text:p>
          </table:table-cell>
          <table:table-cell office:value-type="float" office:value="0.06765565" calcext:value-type="float">
            <text:p>0.06765565</text:p>
          </table:table-cell>
          <table:table-cell office:value-type="float" office:value="0" calcext:value-type="float">
            <text:p>0</text:p>
          </table:table-cell>
          <table:table-cell office:value-type="float" office:value="0.09224824" calcext:value-type="float">
            <text:p>0.09224824</text:p>
          </table:table-cell>
          <table:table-cell office:value-type="float" office:value="1.024225" calcext:value-type="float">
            <text:p>1.024225</text:p>
          </table:table-cell>
          <table:table-cell office:value-type="float" office:value="0.8382083" calcext:value-type="float">
            <text:p>0.8382083</text:p>
          </table:table-cell>
          <table:table-cell office:value-type="float" office:value="0.6322692" calcext:value-type="float">
            <text:p>0.6322692</text:p>
          </table:table-cell>
          <table:table-cell office:value-type="float" office:value="0.4810297" calcext:value-type="float">
            <text:p>0.4810297</text:p>
          </table:table-cell>
          <table:table-cell office:value-type="float" office:value="0.3072573" calcext:value-type="float">
            <text:p>0.3072573</text:p>
          </table:table-cell>
          <table:table-cell office:value-type="float" office:value="0.2547193" calcext:value-type="float">
            <text:p>0.2547193</text:p>
          </table:table-cell>
          <table:table-cell office:value-type="float" office:value="0.5269939" calcext:value-type="float">
            <text:p>0.5269939</text:p>
          </table:table-cell>
          <table:table-cell office:value-type="float" office:value="0.7258666" calcext:value-type="float">
            <text:p>0.7258666</text:p>
          </table:table-cell>
          <table:table-cell office:value-type="float" office:value="0.6964936" calcext:value-type="float">
            <text:p>0.6964936</text:p>
          </table:table-cell>
          <table:table-cell office:value-type="float" office:value="0.7108483" calcext:value-type="float">
            <text:p>0.7108483</text:p>
          </table:table-cell>
          <table:table-cell office:value-type="float" office:value="0.7103831" calcext:value-type="float">
            <text:p>0.7103831</text:p>
          </table:table-cell>
          <table:table-cell office:value-type="float" office:value="0.7301577" calcext:value-type="float">
            <text:p>0.7301577</text:p>
          </table:table-cell>
          <table:table-cell office:value-type="float" office:value="0.7879873" calcext:value-type="float">
            <text:p>0.7879873</text:p>
          </table:table-cell>
          <table:table-cell office:value-type="float" office:value="0" calcext:value-type="float">
            <text:p>0</text:p>
          </table:table-cell>
          <table:table-cell office:value-type="float" office:value="0.03550607" calcext:value-type="float">
            <text:p>0.03550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1" calcext:value-type="float">
            <text:p>10022001</text:p>
          </table:table-cell>
          <table:table-cell office:value-type="float" office:value="2.219746" calcext:value-type="float">
            <text:p>2.219746</text:p>
          </table:table-cell>
          <table:table-cell office:value-type="float" office:value="139.9964" calcext:value-type="float">
            <text:p>139.99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51019" calcext:value-type="float">
            <text:p>2.751019</text:p>
          </table:table-cell>
          <table:table-cell office:value-type="float" office:value="0" calcext:value-type="float">
            <text:p>0</text:p>
          </table:table-cell>
          <table:table-cell office:value-type="float" office:value="0.00001999941" calcext:value-type="float">
            <text:p>1.999941E-05</text:p>
          </table:table-cell>
          <table:table-cell office:value-type="float" office:value="0" calcext:value-type="float">
            <text:p>0</text:p>
          </table:table-cell>
          <table:table-cell office:value-type="float" office:value="-0.004875273" calcext:value-type="float">
            <text:p>-0.004875273</text:p>
          </table:table-cell>
          <table:table-cell office:value-type="float" office:value="1194.469" calcext:value-type="float">
            <text:p>1194.469</text:p>
          </table:table-cell>
          <table:table-cell office:value-type="float" office:value="3.467786" calcext:value-type="float">
            <text:p>3.467786</text:p>
          </table:table-cell>
          <table:table-cell office:value-type="float" office:value="0" calcext:value-type="float">
            <text:p>0</text:p>
          </table:table-cell>
          <table:table-cell office:value-type="float" office:value="0.003662099" calcext:value-type="float">
            <text:p>0.003662099</text:p>
          </table:table-cell>
          <table:table-cell office:value-type="float" office:value="0.05516273" calcext:value-type="float">
            <text:p>0.05516273</text:p>
          </table:table-cell>
          <table:table-cell office:value-type="float" office:value="0.04328115" calcext:value-type="float">
            <text:p>0.04328115</text:p>
          </table:table-cell>
          <table:table-cell office:value-type="float" office:value="0.03239506" calcext:value-type="float">
            <text:p>0.03239506</text:p>
          </table:table-cell>
          <table:table-cell office:value-type="float" office:value="0.02501546" calcext:value-type="float">
            <text:p>0.02501546</text:p>
          </table:table-cell>
          <table:table-cell office:value-type="float" office:value="0.02395136" calcext:value-type="float">
            <text:p>0.02395136</text:p>
          </table:table-cell>
          <table:table-cell office:value-type="float" office:value="0.02147593" calcext:value-type="float">
            <text:p>0.02147593</text:p>
          </table:table-cell>
          <table:table-cell office:value-type="float" office:value="0.04483609" calcext:value-type="float">
            <text:p>0.04483609</text:p>
          </table:table-cell>
          <table:table-cell office:value-type="float" office:value="0.07221828" calcext:value-type="float">
            <text:p>0.07221828</text:p>
          </table:table-cell>
          <table:table-cell office:value-type="float" office:value="0.06891081" calcext:value-type="float">
            <text:p>0.06891081</text:p>
          </table:table-cell>
          <table:table-cell office:value-type="float" office:value="0.06762244" calcext:value-type="float">
            <text:p>0.06762244</text:p>
          </table:table-cell>
          <table:table-cell office:value-type="float" office:value="0.06730382" calcext:value-type="float">
            <text:p>0.06730382</text:p>
          </table:table-cell>
          <table:table-cell office:value-type="float" office:value="0.06726015" calcext:value-type="float">
            <text:p>0.06726015</text:p>
          </table:table-cell>
          <table:table-cell office:value-type="float" office:value="0.0678206" calcext:value-type="float">
            <text:p>0.0678206</text:p>
          </table:table-cell>
          <table:table-cell office:value-type="float" office:value="0" calcext:value-type="float">
            <text:p>0</text:p>
          </table:table-cell>
          <table:table-cell office:value-type="float" office:value="0.09317205" calcext:value-type="float">
            <text:p>0.09317205</text:p>
          </table:table-cell>
          <table:table-cell office:value-type="float" office:value="1.040681" calcext:value-type="float">
            <text:p>1.040681</text:p>
          </table:table-cell>
          <table:table-cell office:value-type="float" office:value="0.851677" calcext:value-type="float">
            <text:p>0.851677</text:p>
          </table:table-cell>
          <table:table-cell office:value-type="float" office:value="0.642481" calcext:value-type="float">
            <text:p>0.642481</text:p>
          </table:table-cell>
          <table:table-cell office:value-type="float" office:value="0.4889313" calcext:value-type="float">
            <text:p>0.4889313</text:p>
          </table:table-cell>
          <table:table-cell office:value-type="float" office:value="0.3121443" calcext:value-type="float">
            <text:p>0.3121443</text:p>
          </table:table-cell>
          <table:table-cell office:value-type="float" office:value="0.2587696" calcext:value-type="float">
            <text:p>0.2587696</text:p>
          </table:table-cell>
          <table:table-cell office:value-type="float" office:value="0.5360781" calcext:value-type="float">
            <text:p>0.5360781</text:p>
          </table:table-cell>
          <table:table-cell office:value-type="float" office:value="0.7387018" calcext:value-type="float">
            <text:p>0.7387018</text:p>
          </table:table-cell>
          <table:table-cell office:value-type="float" office:value="0.7090296" calcext:value-type="float">
            <text:p>0.7090296</text:p>
          </table:table-cell>
          <table:table-cell office:value-type="float" office:value="0.7240134" calcext:value-type="float">
            <text:p>0.7240134</text:p>
          </table:table-cell>
          <table:table-cell office:value-type="float" office:value="0.7237715" calcext:value-type="float">
            <text:p>0.7237715</text:p>
          </table:table-cell>
          <table:table-cell office:value-type="float" office:value="0.7443777" calcext:value-type="float">
            <text:p>0.7443777</text:p>
          </table:table-cell>
          <table:table-cell office:value-type="float" office:value="0.8034282" calcext:value-type="float">
            <text:p>0.8034282</text:p>
          </table:table-cell>
          <table:table-cell office:value-type="float" office:value="0" calcext:value-type="float">
            <text:p>0</text:p>
          </table:table-cell>
          <table:table-cell office:value-type="float" office:value="0.04985435" calcext:value-type="float">
            <text:p>0.04985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1" calcext:value-type="float">
            <text:p>11022001</text:p>
          </table:table-cell>
          <table:table-cell office:value-type="float" office:value="2.219099" calcext:value-type="float">
            <text:p>2.219099</text:p>
          </table:table-cell>
          <table:table-cell office:value-type="float" office:value="139.9896" calcext:value-type="float">
            <text:p>139.98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00677" calcext:value-type="float">
            <text:p>2.800677</text:p>
          </table:table-cell>
          <table:table-cell office:value-type="float" office:value="0" calcext:value-type="float">
            <text:p>0</text:p>
          </table:table-cell>
          <table:table-cell office:value-type="float" office:value="0.00002008645" calcext:value-type="float">
            <text:p>2.008645E-05</text:p>
          </table:table-cell>
          <table:table-cell office:value-type="float" office:value="0" calcext:value-type="float">
            <text:p>0</text:p>
          </table:table-cell>
          <table:table-cell office:value-type="float" office:value="-0.004935404" calcext:value-type="float">
            <text:p>-0.004935404</text:p>
          </table:table-cell>
          <table:table-cell office:value-type="float" office:value="1194.425" calcext:value-type="float">
            <text:p>1194.425</text:p>
          </table:table-cell>
          <table:table-cell office:value-type="float" office:value="3.468894" calcext:value-type="float">
            <text:p>3.468894</text:p>
          </table:table-cell>
          <table:table-cell office:value-type="float" office:value="0" calcext:value-type="float">
            <text:p>0</text:p>
          </table:table-cell>
          <table:table-cell office:value-type="float" office:value="0.003631672" calcext:value-type="float">
            <text:p>0.003631672</text:p>
          </table:table-cell>
          <table:table-cell office:value-type="float" office:value="0.05648626" calcext:value-type="float">
            <text:p>0.05648626</text:p>
          </table:table-cell>
          <table:table-cell office:value-type="float" office:value="0.04326006" calcext:value-type="float">
            <text:p>0.04326006</text:p>
          </table:table-cell>
          <table:table-cell office:value-type="float" office:value="0.03200789" calcext:value-type="float">
            <text:p>0.03200789</text:p>
          </table:table-cell>
          <table:table-cell office:value-type="float" office:value="0.02456369" calcext:value-type="float">
            <text:p>0.02456369</text:p>
          </table:table-cell>
          <table:table-cell office:value-type="float" office:value="0.02342713" calcext:value-type="float">
            <text:p>0.02342713</text:p>
          </table:table-cell>
          <table:table-cell office:value-type="float" office:value="0.02132413" calcext:value-type="float">
            <text:p>0.02132413</text:p>
          </table:table-cell>
          <table:table-cell office:value-type="float" office:value="0.04466588" calcext:value-type="float">
            <text:p>0.04466588</text:p>
          </table:table-cell>
          <table:table-cell office:value-type="float" office:value="0.072255" calcext:value-type="float">
            <text:p>0.072255</text:p>
          </table:table-cell>
          <table:table-cell office:value-type="float" office:value="0.06901208" calcext:value-type="float">
            <text:p>0.06901208</text:p>
          </table:table-cell>
          <table:table-cell office:value-type="float" office:value="0.06775039" calcext:value-type="float">
            <text:p>0.06775039</text:p>
          </table:table-cell>
          <table:table-cell office:value-type="float" office:value="0.06743863" calcext:value-type="float">
            <text:p>0.06743863</text:p>
          </table:table-cell>
          <table:table-cell office:value-type="float" office:value="0.067406" calcext:value-type="float">
            <text:p>0.067406</text:p>
          </table:table-cell>
          <table:table-cell office:value-type="float" office:value="0.06798361" calcext:value-type="float">
            <text:p>0.06798361</text:p>
          </table:table-cell>
          <table:table-cell office:value-type="float" office:value="0" calcext:value-type="float">
            <text:p>0</text:p>
          </table:table-cell>
          <table:table-cell office:value-type="float" office:value="0.0940146" calcext:value-type="float">
            <text:p>0.0940146</text:p>
          </table:table-cell>
          <table:table-cell office:value-type="float" office:value="1.056309" calcext:value-type="float">
            <text:p>1.056309</text:p>
          </table:table-cell>
          <table:table-cell office:value-type="float" office:value="0.8645095" calcext:value-type="float">
            <text:p>0.8645095</text:p>
          </table:table-cell>
          <table:table-cell office:value-type="float" office:value="0.6522521" calcext:value-type="float">
            <text:p>0.6522521</text:p>
          </table:table-cell>
          <table:table-cell office:value-type="float" office:value="0.4965152" calcext:value-type="float">
            <text:p>0.4965152</text:p>
          </table:table-cell>
          <table:table-cell office:value-type="float" office:value="0.3169445" calcext:value-type="float">
            <text:p>0.3169445</text:p>
          </table:table-cell>
          <table:table-cell office:value-type="float" office:value="0.2627846" calcext:value-type="float">
            <text:p>0.2627846</text:p>
          </table:table-cell>
          <table:table-cell office:value-type="float" office:value="0.5451288" calcext:value-type="float">
            <text:p>0.5451288</text:p>
          </table:table-cell>
          <table:table-cell office:value-type="float" office:value="0.7515105" calcext:value-type="float">
            <text:p>0.7515105</text:p>
          </table:table-cell>
          <table:table-cell office:value-type="float" office:value="0.7215551" calcext:value-type="float">
            <text:p>0.7215551</text:p>
          </table:table-cell>
          <table:table-cell office:value-type="float" office:value="0.7371787" calcext:value-type="float">
            <text:p>0.7371787</text:p>
          </table:table-cell>
          <table:table-cell office:value-type="float" office:value="0.7371684" calcext:value-type="float">
            <text:p>0.7371684</text:p>
          </table:table-cell>
          <table:table-cell office:value-type="float" office:value="0.7585263" calcext:value-type="float">
            <text:p>0.7585263</text:p>
          </table:table-cell>
          <table:table-cell office:value-type="float" office:value="0.8189486" calcext:value-type="float">
            <text:p>0.8189486</text:p>
          </table:table-cell>
          <table:table-cell office:value-type="float" office:value="0" calcext:value-type="float">
            <text:p>0</text:p>
          </table:table-cell>
          <table:table-cell office:value-type="float" office:value="0.0608539" calcext:value-type="float">
            <text:p>0.0608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1" calcext:value-type="float">
            <text:p>12022001</text:p>
          </table:table-cell>
          <table:table-cell office:value-type="float" office:value="2.218445" calcext:value-type="float">
            <text:p>2.218445</text:p>
          </table:table-cell>
          <table:table-cell office:value-type="float" office:value="139.9829" calcext:value-type="float">
            <text:p>139.98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50277" calcext:value-type="float">
            <text:p>2.850277</text:p>
          </table:table-cell>
          <table:table-cell office:value-type="float" office:value="0" calcext:value-type="float">
            <text:p>0</text:p>
          </table:table-cell>
          <table:table-cell office:value-type="float" office:value="0.00002014167" calcext:value-type="float">
            <text:p>2.014167E-05</text:p>
          </table:table-cell>
          <table:table-cell office:value-type="float" office:value="0" calcext:value-type="float">
            <text:p>0</text:p>
          </table:table-cell>
          <table:table-cell office:value-type="float" office:value="-0.004994845" calcext:value-type="float">
            <text:p>-0.004994845</text:p>
          </table:table-cell>
          <table:table-cell office:value-type="float" office:value="1194.382" calcext:value-type="float">
            <text:p>1194.382</text:p>
          </table:table-cell>
          <table:table-cell office:value-type="float" office:value="3.468597" calcext:value-type="float">
            <text:p>3.468597</text:p>
          </table:table-cell>
          <table:table-cell office:value-type="float" office:value="0" calcext:value-type="float">
            <text:p>0</text:p>
          </table:table-cell>
          <table:table-cell office:value-type="float" office:value="0.003827355" calcext:value-type="float">
            <text:p>0.003827355</text:p>
          </table:table-cell>
          <table:table-cell office:value-type="float" office:value="0.05914722" calcext:value-type="float">
            <text:p>0.05914722</text:p>
          </table:table-cell>
          <table:table-cell office:value-type="float" office:value="0.04417988" calcext:value-type="float">
            <text:p>0.04417988</text:p>
          </table:table-cell>
          <table:table-cell office:value-type="float" office:value="0.03223138" calcext:value-type="float">
            <text:p>0.03223138</text:p>
          </table:table-cell>
          <table:table-cell office:value-type="float" office:value="0.02453289" calcext:value-type="float">
            <text:p>0.02453289</text:p>
          </table:table-cell>
          <table:table-cell office:value-type="float" office:value="0.02315802" calcext:value-type="float">
            <text:p>0.02315802</text:p>
          </table:table-cell>
          <table:table-cell office:value-type="float" office:value="0.0215394" calcext:value-type="float">
            <text:p>0.0215394</text:p>
          </table:table-cell>
          <table:table-cell office:value-type="float" office:value="0.04457127" calcext:value-type="float">
            <text:p>0.04457127</text:p>
          </table:table-cell>
          <table:table-cell office:value-type="float" office:value="0.07228798" calcext:value-type="float">
            <text:p>0.07228798</text:p>
          </table:table-cell>
          <table:table-cell office:value-type="float" office:value="0.06911262" calcext:value-type="float">
            <text:p>0.06911262</text:p>
          </table:table-cell>
          <table:table-cell office:value-type="float" office:value="0.06787851" calcext:value-type="float">
            <text:p>0.06787851</text:p>
          </table:table-cell>
          <table:table-cell office:value-type="float" office:value="0.06757377" calcext:value-type="float">
            <text:p>0.06757377</text:p>
          </table:table-cell>
          <table:table-cell office:value-type="float" office:value="0.06755591" calcext:value-type="float">
            <text:p>0.06755591</text:p>
          </table:table-cell>
          <table:table-cell office:value-type="float" office:value="0.0681451" calcext:value-type="float">
            <text:p>0.0681451</text:p>
          </table:table-cell>
          <table:table-cell office:value-type="float" office:value="0" calcext:value-type="float">
            <text:p>0</text:p>
          </table:table-cell>
          <table:table-cell office:value-type="float" office:value="0.09482434" calcext:value-type="float">
            <text:p>0.09482434</text:p>
          </table:table-cell>
          <table:table-cell office:value-type="float" office:value="1.071962" calcext:value-type="float">
            <text:p>1.071962</text:p>
          </table:table-cell>
          <table:table-cell office:value-type="float" office:value="0.8771467" calcext:value-type="float">
            <text:p>0.8771467</text:p>
          </table:table-cell>
          <table:table-cell office:value-type="float" office:value="0.6618032" calcext:value-type="float">
            <text:p>0.6618032</text:p>
          </table:table-cell>
          <table:table-cell office:value-type="float" office:value="0.5039288" calcext:value-type="float">
            <text:p>0.5039288</text:p>
          </table:table-cell>
          <table:table-cell office:value-type="float" office:value="0.3216675" calcext:value-type="float">
            <text:p>0.3216675</text:p>
          </table:table-cell>
          <table:table-cell office:value-type="float" office:value="0.266787" calcext:value-type="float">
            <text:p>0.266787</text:p>
          </table:table-cell>
          <table:table-cell office:value-type="float" office:value="0.5541496" calcext:value-type="float">
            <text:p>0.5541496</text:p>
          </table:table-cell>
          <table:table-cell office:value-type="float" office:value="0.764296" calcext:value-type="float">
            <text:p>0.764296</text:p>
          </table:table-cell>
          <table:table-cell office:value-type="float" office:value="0.7340699" calcext:value-type="float">
            <text:p>0.7340699</text:p>
          </table:table-cell>
          <table:table-cell office:value-type="float" office:value="0.7503439" calcext:value-type="float">
            <text:p>0.7503439</text:p>
          </table:table-cell>
          <table:table-cell office:value-type="float" office:value="0.7505683" calcext:value-type="float">
            <text:p>0.7505683</text:p>
          </table:table-cell>
          <table:table-cell office:value-type="float" office:value="0.7726596" calcext:value-type="float">
            <text:p>0.7726596</text:p>
          </table:table-cell>
          <table:table-cell office:value-type="float" office:value="0.834493" calcext:value-type="float">
            <text:p>0.834493</text:p>
          </table:table-cell>
          <table:table-cell office:value-type="float" office:value="0" calcext:value-type="float">
            <text:p>0</text:p>
          </table:table-cell>
          <table:table-cell office:value-type="float" office:value="0.07214247" calcext:value-type="float">
            <text:p>0.07214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1" calcext:value-type="float">
            <text:p>13022001</text:p>
          </table:table-cell>
          <table:table-cell office:value-type="float" office:value="2.217599" calcext:value-type="float">
            <text:p>2.217599</text:p>
          </table:table-cell>
          <table:table-cell office:value-type="float" office:value="139.9762" calcext:value-type="float">
            <text:p>139.97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89993" calcext:value-type="float">
            <text:p>2.89993</text:p>
          </table:table-cell>
          <table:table-cell office:value-type="float" office:value="0" calcext:value-type="float">
            <text:p>0</text:p>
          </table:table-cell>
          <table:table-cell office:value-type="float" office:value="0.00002018374" calcext:value-type="float">
            <text:p>2.018374E-05</text:p>
          </table:table-cell>
          <table:table-cell office:value-type="float" office:value="0" calcext:value-type="float">
            <text:p>0</text:p>
          </table:table-cell>
          <table:table-cell office:value-type="float" office:value="-0.005053534" calcext:value-type="float">
            <text:p>-0.005053534</text:p>
          </table:table-cell>
          <table:table-cell office:value-type="float" office:value="1194.339" calcext:value-type="float">
            <text:p>1194.339</text:p>
          </table:table-cell>
          <table:table-cell office:value-type="float" office:value="3.469882" calcext:value-type="float">
            <text:p>3.469882</text:p>
          </table:table-cell>
          <table:table-cell office:value-type="float" office:value="0" calcext:value-type="float">
            <text:p>0</text:p>
          </table:table-cell>
          <table:table-cell office:value-type="float" office:value="0.00369563" calcext:value-type="float">
            <text:p>0.00369563</text:p>
          </table:table-cell>
          <table:table-cell office:value-type="float" office:value="0.06344576" calcext:value-type="float">
            <text:p>0.06344576</text:p>
          </table:table-cell>
          <table:table-cell office:value-type="float" office:value="0.04653461" calcext:value-type="float">
            <text:p>0.04653461</text:p>
          </table:table-cell>
          <table:table-cell office:value-type="float" office:value="0.03344723" calcext:value-type="float">
            <text:p>0.03344723</text:p>
          </table:table-cell>
          <table:table-cell office:value-type="float" office:value="0.02518032" calcext:value-type="float">
            <text:p>0.02518032</text:p>
          </table:table-cell>
          <table:table-cell office:value-type="float" office:value="0.02335907" calcext:value-type="float">
            <text:p>0.02335907</text:p>
          </table:table-cell>
          <table:table-cell office:value-type="float" office:value="0.02165255" calcext:value-type="float">
            <text:p>0.02165255</text:p>
          </table:table-cell>
          <table:table-cell office:value-type="float" office:value="0.04456143" calcext:value-type="float">
            <text:p>0.04456143</text:p>
          </table:table-cell>
          <table:table-cell office:value-type="float" office:value="0.07233135" calcext:value-type="float">
            <text:p>0.07233135</text:p>
          </table:table-cell>
          <table:table-cell office:value-type="float" office:value="0.06921256" calcext:value-type="float">
            <text:p>0.06921256</text:p>
          </table:table-cell>
          <table:table-cell office:value-type="float" office:value="0.06800676" calcext:value-type="float">
            <text:p>0.06800676</text:p>
          </table:table-cell>
          <table:table-cell office:value-type="float" office:value="0.06770906" calcext:value-type="float">
            <text:p>0.06770906</text:p>
          </table:table-cell>
          <table:table-cell office:value-type="float" office:value="0.06770077" calcext:value-type="float">
            <text:p>0.06770077</text:p>
          </table:table-cell>
          <table:table-cell office:value-type="float" office:value="0.06830891" calcext:value-type="float">
            <text:p>0.06830891</text:p>
          </table:table-cell>
          <table:table-cell office:value-type="float" office:value="0" calcext:value-type="float">
            <text:p>0</text:p>
          </table:table-cell>
          <table:table-cell office:value-type="float" office:value="0.09569747" calcext:value-type="float">
            <text:p>0.09569747</text:p>
          </table:table-cell>
          <table:table-cell office:value-type="float" office:value="1.088606" calcext:value-type="float">
            <text:p>1.088606</text:p>
          </table:table-cell>
          <table:table-cell office:value-type="float" office:value="0.8902693" calcext:value-type="float">
            <text:p>0.8902693</text:p>
          </table:table-cell>
          <table:table-cell office:value-type="float" office:value="0.671539" calcext:value-type="float">
            <text:p>0.671539</text:p>
          </table:table-cell>
          <table:table-cell office:value-type="float" office:value="0.511401" calcext:value-type="float">
            <text:p>0.511401</text:p>
          </table:table-cell>
          <table:table-cell office:value-type="float" office:value="0.3263707" calcext:value-type="float">
            <text:p>0.3263707</text:p>
          </table:table-cell>
          <table:table-cell office:value-type="float" office:value="0.2707862" calcext:value-type="float">
            <text:p>0.2707862</text:p>
          </table:table-cell>
          <table:table-cell office:value-type="float" office:value="0.5631399" calcext:value-type="float">
            <text:p>0.5631399</text:p>
          </table:table-cell>
          <table:table-cell office:value-type="float" office:value="0.7770607" calcext:value-type="float">
            <text:p>0.7770607</text:p>
          </table:table-cell>
          <table:table-cell office:value-type="float" office:value="0.7465743" calcext:value-type="float">
            <text:p>0.7465743</text:p>
          </table:table-cell>
          <table:table-cell office:value-type="float" office:value="0.7635092" calcext:value-type="float">
            <text:p>0.7635092</text:p>
          </table:table-cell>
          <table:table-cell office:value-type="float" office:value="0.7639711" calcext:value-type="float">
            <text:p>0.7639711</text:p>
          </table:table-cell>
          <table:table-cell office:value-type="float" office:value="0.7867757" calcext:value-type="float">
            <text:p>0.7867757</text:p>
          </table:table-cell>
          <table:table-cell office:value-type="float" office:value="0.8500637" calcext:value-type="float">
            <text:p>0.8500637</text:p>
          </table:table-cell>
          <table:table-cell office:value-type="float" office:value="0" calcext:value-type="float">
            <text:p>0</text:p>
          </table:table-cell>
          <table:table-cell office:value-type="float" office:value="0.06541121" calcext:value-type="float">
            <text:p>0.06541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1" calcext:value-type="float">
            <text:p>14022001</text:p>
          </table:table-cell>
          <table:table-cell office:value-type="float" office:value="2.216775" calcext:value-type="float">
            <text:p>2.216775</text:p>
          </table:table-cell>
          <table:table-cell office:value-type="float" office:value="139.9694" calcext:value-type="float">
            <text:p>139.9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4963" calcext:value-type="float">
            <text:p>2.94963</text:p>
          </table:table-cell>
          <table:table-cell office:value-type="float" office:value="0" calcext:value-type="float">
            <text:p>0</text:p>
          </table:table-cell>
          <table:table-cell office:value-type="float" office:value="0.00002021636" calcext:value-type="float">
            <text:p>2.021636E-05</text:p>
          </table:table-cell>
          <table:table-cell office:value-type="float" office:value="0" calcext:value-type="float">
            <text:p>0</text:p>
          </table:table-cell>
          <table:table-cell office:value-type="float" office:value="-0.005114331" calcext:value-type="float">
            <text:p>-0.005114331</text:p>
          </table:table-cell>
          <table:table-cell office:value-type="float" office:value="1194.295" calcext:value-type="float">
            <text:p>1194.295</text:p>
          </table:table-cell>
          <table:table-cell office:value-type="float" office:value="3.471577" calcext:value-type="float">
            <text:p>3.471577</text:p>
          </table:table-cell>
          <table:table-cell office:value-type="float" office:value="0" calcext:value-type="float">
            <text:p>0</text:p>
          </table:table-cell>
          <table:table-cell office:value-type="float" office:value="0.003474619" calcext:value-type="float">
            <text:p>0.003474619</text:p>
          </table:table-cell>
          <table:table-cell office:value-type="float" office:value="0.06259133" calcext:value-type="float">
            <text:p>0.06259133</text:p>
          </table:table-cell>
          <table:table-cell office:value-type="float" office:value="0.04659871" calcext:value-type="float">
            <text:p>0.04659871</text:p>
          </table:table-cell>
          <table:table-cell office:value-type="float" office:value="0.03376117" calcext:value-type="float">
            <text:p>0.03376117</text:p>
          </table:table-cell>
          <table:table-cell office:value-type="float" office:value="0.0254354" calcext:value-type="float">
            <text:p>0.0254354</text:p>
          </table:table-cell>
          <table:table-cell office:value-type="float" office:value="0.02350372" calcext:value-type="float">
            <text:p>0.02350372</text:p>
          </table:table-cell>
          <table:table-cell office:value-type="float" office:value="0.02182717" calcext:value-type="float">
            <text:p>0.02182717</text:p>
          </table:table-cell>
          <table:table-cell office:value-type="float" office:value="0.04461527" calcext:value-type="float">
            <text:p>0.04461527</text:p>
          </table:table-cell>
          <table:table-cell office:value-type="float" office:value="0.07239467" calcext:value-type="float">
            <text:p>0.07239467</text:p>
          </table:table-cell>
          <table:table-cell office:value-type="float" office:value="0.0693131" calcext:value-type="float">
            <text:p>0.0693131</text:p>
          </table:table-cell>
          <table:table-cell office:value-type="float" office:value="0.06813518" calcext:value-type="float">
            <text:p>0.06813518</text:p>
          </table:table-cell>
          <table:table-cell office:value-type="float" office:value="0.06784475" calcext:value-type="float">
            <text:p>0.06784475</text:p>
          </table:table-cell>
          <table:table-cell office:value-type="float" office:value="0.06785467" calcext:value-type="float">
            <text:p>0.06785467</text:p>
          </table:table-cell>
          <table:table-cell office:value-type="float" office:value="0.06846772" calcext:value-type="float">
            <text:p>0.06846772</text:p>
          </table:table-cell>
          <table:table-cell office:value-type="float" office:value="0" calcext:value-type="float">
            <text:p>0</text:p>
          </table:table-cell>
          <table:table-cell office:value-type="float" office:value="0.09656592" calcext:value-type="float">
            <text:p>0.09656592</text:p>
          </table:table-cell>
          <table:table-cell office:value-type="float" office:value="1.105843" calcext:value-type="float">
            <text:p>1.105843</text:p>
          </table:table-cell>
          <table:table-cell office:value-type="float" office:value="0.9037712" calcext:value-type="float">
            <text:p>0.9037712</text:p>
          </table:table-cell>
          <table:table-cell office:value-type="float" office:value="0.6814985" calcext:value-type="float">
            <text:p>0.6814985</text:p>
          </table:table-cell>
          <table:table-cell office:value-type="float" office:value="0.518996" calcext:value-type="float">
            <text:p>0.518996</text:p>
          </table:table-cell>
          <table:table-cell office:value-type="float" office:value="0.3310979" calcext:value-type="float">
            <text:p>0.3310979</text:p>
          </table:table-cell>
          <table:table-cell office:value-type="float" office:value="0.2747898" calcext:value-type="float">
            <text:p>0.2747898</text:p>
          </table:table-cell>
          <table:table-cell office:value-type="float" office:value="0.5721099" calcext:value-type="float">
            <text:p>0.5721099</text:p>
          </table:table-cell>
          <table:table-cell office:value-type="float" office:value="0.7898072" calcext:value-type="float">
            <text:p>0.7898072</text:p>
          </table:table-cell>
          <table:table-cell office:value-type="float" office:value="0.7590688" calcext:value-type="float">
            <text:p>0.7590688</text:p>
          </table:table-cell>
          <table:table-cell office:value-type="float" office:value="0.7766744" calcext:value-type="float">
            <text:p>0.7766744</text:p>
          </table:table-cell>
          <table:table-cell office:value-type="float" office:value="0.7773762" calcext:value-type="float">
            <text:p>0.7773762</text:p>
          </table:table-cell>
          <table:table-cell office:value-type="float" office:value="0.8010127" calcext:value-type="float">
            <text:p>0.8010127</text:p>
          </table:table-cell>
          <table:table-cell office:value-type="float" office:value="0.8655245" calcext:value-type="float">
            <text:p>0.8655245</text:p>
          </table:table-cell>
          <table:table-cell office:value-type="float" office:value="0" calcext:value-type="float">
            <text:p>0</text:p>
          </table:table-cell>
          <table:table-cell office:value-type="float" office:value="0.05713451" calcext:value-type="float">
            <text:p>0.05713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1" calcext:value-type="float">
            <text:p>15022001</text:p>
          </table:table-cell>
          <table:table-cell office:value-type="float" office:value="2.216224" calcext:value-type="float">
            <text:p>2.216224</text:p>
          </table:table-cell>
          <table:table-cell office:value-type="float" office:value="139.9628" calcext:value-type="float">
            <text:p>139.96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999182" calcext:value-type="float">
            <text:p>2.999182</text:p>
          </table:table-cell>
          <table:table-cell office:value-type="float" office:value="0" calcext:value-type="float">
            <text:p>0</text:p>
          </table:table-cell>
          <table:table-cell office:value-type="float" office:value="0.00002027689" calcext:value-type="float">
            <text:p>2.027689E-05</text:p>
          </table:table-cell>
          <table:table-cell office:value-type="float" office:value="0" calcext:value-type="float">
            <text:p>0</text:p>
          </table:table-cell>
          <table:table-cell office:value-type="float" office:value="-0.005173736" calcext:value-type="float">
            <text:p>-0.005173736</text:p>
          </table:table-cell>
          <table:table-cell office:value-type="float" office:value="1194.252" calcext:value-type="float">
            <text:p>1194.252</text:p>
          </table:table-cell>
          <table:table-cell office:value-type="float" office:value="3.47036" calcext:value-type="float">
            <text:p>3.47036</text:p>
          </table:table-cell>
          <table:table-cell office:value-type="float" office:value="0" calcext:value-type="float">
            <text:p>0</text:p>
          </table:table-cell>
          <table:table-cell office:value-type="float" office:value="0.003888361" calcext:value-type="float">
            <text:p>0.003888361</text:p>
          </table:table-cell>
          <table:table-cell office:value-type="float" office:value="0.05815971" calcext:value-type="float">
            <text:p>0.05815971</text:p>
          </table:table-cell>
          <table:table-cell office:value-type="float" office:value="0.04394466" calcext:value-type="float">
            <text:p>0.04394466</text:p>
          </table:table-cell>
          <table:table-cell office:value-type="float" office:value="0.03229867" calcext:value-type="float">
            <text:p>0.03229867</text:p>
          </table:table-cell>
          <table:table-cell office:value-type="float" office:value="0.02461957" calcext:value-type="float">
            <text:p>0.02461957</text:p>
          </table:table-cell>
          <table:table-cell office:value-type="float" office:value="0.02306393" calcext:value-type="float">
            <text:p>0.02306393</text:p>
          </table:table-cell>
          <table:table-cell office:value-type="float" office:value="0.02158818" calcext:value-type="float">
            <text:p>0.02158818</text:p>
          </table:table-cell>
          <table:table-cell office:value-type="float" office:value="0.04460733" calcext:value-type="float">
            <text:p>0.04460733</text:p>
          </table:table-cell>
          <table:table-cell office:value-type="float" office:value="0.07247042" calcext:value-type="float">
            <text:p>0.07247042</text:p>
          </table:table-cell>
          <table:table-cell office:value-type="float" office:value="0.06941547" calcext:value-type="float">
            <text:p>0.06941547</text:p>
          </table:table-cell>
          <table:table-cell office:value-type="float" office:value="0.06826378" calcext:value-type="float">
            <text:p>0.06826378</text:p>
          </table:table-cell>
          <table:table-cell office:value-type="float" office:value="0.0679804" calcext:value-type="float">
            <text:p>0.0679804</text:p>
          </table:table-cell>
          <table:table-cell office:value-type="float" office:value="0.06799637" calcext:value-type="float">
            <text:p>0.06799637</text:p>
          </table:table-cell>
          <table:table-cell office:value-type="float" office:value="0.06863304" calcext:value-type="float">
            <text:p>0.06863304</text:p>
          </table:table-cell>
          <table:table-cell office:value-type="float" office:value="0" calcext:value-type="float">
            <text:p>0</text:p>
          </table:table-cell>
          <table:table-cell office:value-type="float" office:value="0.09734046" calcext:value-type="float">
            <text:p>0.09734046</text:p>
          </table:table-cell>
          <table:table-cell office:value-type="float" office:value="1.121678" calcext:value-type="float">
            <text:p>1.121678</text:p>
          </table:table-cell>
          <table:table-cell office:value-type="float" office:value="0.916506" calcext:value-type="float">
            <text:p>0.916506</text:p>
          </table:table-cell>
          <table:table-cell office:value-type="float" office:value="0.6910886" calcext:value-type="float">
            <text:p>0.6910886</text:p>
          </table:table-cell>
          <table:table-cell office:value-type="float" office:value="0.5263888" calcext:value-type="float">
            <text:p>0.5263888</text:p>
          </table:table-cell>
          <table:table-cell office:value-type="float" office:value="0.3357575" calcext:value-type="float">
            <text:p>0.3357575</text:p>
          </table:table-cell>
          <table:table-cell office:value-type="float" office:value="0.2787668" calcext:value-type="float">
            <text:p>0.2787668</text:p>
          </table:table-cell>
          <table:table-cell office:value-type="float" office:value="0.5810587" calcext:value-type="float">
            <text:p>0.5810587</text:p>
          </table:table-cell>
          <table:table-cell office:value-type="float" office:value="0.8025376" calcext:value-type="float">
            <text:p>0.8025376</text:p>
          </table:table-cell>
          <table:table-cell office:value-type="float" office:value="0.7715539" calcext:value-type="float">
            <text:p>0.7715539</text:p>
          </table:table-cell>
          <table:table-cell office:value-type="float" office:value="0.7898397" calcext:value-type="float">
            <text:p>0.7898397</text:p>
          </table:table-cell>
          <table:table-cell office:value-type="float" office:value="0.7907836" calcext:value-type="float">
            <text:p>0.7907836</text:p>
          </table:table-cell>
          <table:table-cell office:value-type="float" office:value="0.8152092" calcext:value-type="float">
            <text:p>0.8152092</text:p>
          </table:table-cell>
          <table:table-cell office:value-type="float" office:value="0.8810232" calcext:value-type="float">
            <text:p>0.8810232</text:p>
          </table:table-cell>
          <table:table-cell office:value-type="float" office:value="0" calcext:value-type="float">
            <text:p>0</text:p>
          </table:table-cell>
          <table:table-cell office:value-type="float" office:value="0.05484678" calcext:value-type="float">
            <text:p>0.05484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1" calcext:value-type="float">
            <text:p>16022001</text:p>
          </table:table-cell>
          <table:table-cell office:value-type="float" office:value="2.215901" calcext:value-type="float">
            <text:p>2.215901</text:p>
          </table:table-cell>
          <table:table-cell office:value-type="float" office:value="139.9565" calcext:value-type="float">
            <text:p>139.9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48543" calcext:value-type="float">
            <text:p>3.048543</text:p>
          </table:table-cell>
          <table:table-cell office:value-type="float" office:value="0" calcext:value-type="float">
            <text:p>0</text:p>
          </table:table-cell>
          <table:table-cell office:value-type="float" office:value="0.00002032094" calcext:value-type="float">
            <text:p>2.032094E-05</text:p>
          </table:table-cell>
          <table:table-cell office:value-type="float" office:value="0" calcext:value-type="float">
            <text:p>0</text:p>
          </table:table-cell>
          <table:table-cell office:value-type="float" office:value="-0.005231395" calcext:value-type="float">
            <text:p>-0.005231395</text:p>
          </table:table-cell>
          <table:table-cell office:value-type="float" office:value="1194.208" calcext:value-type="float">
            <text:p>1194.208</text:p>
          </table:table-cell>
          <table:table-cell office:value-type="float" office:value="3.468154" calcext:value-type="float">
            <text:p>3.468154</text:p>
          </table:table-cell>
          <table:table-cell office:value-type="float" office:value="0" calcext:value-type="float">
            <text:p>0</text:p>
          </table:table-cell>
          <table:table-cell office:value-type="float" office:value="0.004584768" calcext:value-type="float">
            <text:p>0.004584768</text:p>
          </table:table-cell>
          <table:table-cell office:value-type="float" office:value="0.05716765" calcext:value-type="float">
            <text:p>0.05716765</text:p>
          </table:table-cell>
          <table:table-cell office:value-type="float" office:value="0.04202408" calcext:value-type="float">
            <text:p>0.04202408</text:p>
          </table:table-cell>
          <table:table-cell office:value-type="float" office:value="0.0310209" calcext:value-type="float">
            <text:p>0.0310209</text:p>
          </table:table-cell>
          <table:table-cell office:value-type="float" office:value="0.02381225" calcext:value-type="float">
            <text:p>0.02381225</text:p>
          </table:table-cell>
          <table:table-cell office:value-type="float" office:value="0.02251492" calcext:value-type="float">
            <text:p>0.02251492</text:p>
          </table:table-cell>
          <table:table-cell office:value-type="float" office:value="0.02145894" calcext:value-type="float">
            <text:p>0.02145894</text:p>
          </table:table-cell>
          <table:table-cell office:value-type="float" office:value="0.04451939" calcext:value-type="float">
            <text:p>0.04451939</text:p>
          </table:table-cell>
          <table:table-cell office:value-type="float" office:value="0.07253774" calcext:value-type="float">
            <text:p>0.07253774</text:p>
          </table:table-cell>
          <table:table-cell office:value-type="float" office:value="0.06951872" calcext:value-type="float">
            <text:p>0.06951872</text:p>
          </table:table-cell>
          <table:table-cell office:value-type="float" office:value="0.0683927" calcext:value-type="float">
            <text:p>0.0683927</text:p>
          </table:table-cell>
          <table:table-cell office:value-type="float" office:value="0.06811627" calcext:value-type="float">
            <text:p>0.06811627</text:p>
          </table:table-cell>
          <table:table-cell office:value-type="float" office:value="0.06814253" calcext:value-type="float">
            <text:p>0.06814253</text:p>
          </table:table-cell>
          <table:table-cell office:value-type="float" office:value="0.06879669" calcext:value-type="float">
            <text:p>0.06879669</text:p>
          </table:table-cell>
          <table:table-cell office:value-type="float" office:value="0" calcext:value-type="float">
            <text:p>0</text:p>
          </table:table-cell>
          <table:table-cell office:value-type="float" office:value="0.09819907" calcext:value-type="float">
            <text:p>0.09819907</text:p>
          </table:table-cell>
          <table:table-cell office:value-type="float" office:value="1.136183" calcext:value-type="float">
            <text:p>1.136183</text:p>
          </table:table-cell>
          <table:table-cell office:value-type="float" office:value="0.9283149" calcext:value-type="float">
            <text:p>0.9283149</text:p>
          </table:table-cell>
          <table:table-cell office:value-type="float" office:value="0.7000884" calcext:value-type="float">
            <text:p>0.7000884</text:p>
          </table:table-cell>
          <table:table-cell office:value-type="float" office:value="0.5334109" calcext:value-type="float">
            <text:p>0.5334109</text:p>
          </table:table-cell>
          <table:table-cell office:value-type="float" office:value="0.3402672" calcext:value-type="float">
            <text:p>0.3402672</text:p>
          </table:table-cell>
          <table:table-cell office:value-type="float" office:value="0.2826858" calcext:value-type="float">
            <text:p>0.2826858</text:p>
          </table:table-cell>
          <table:table-cell office:value-type="float" office:value="0.5899664" calcext:value-type="float">
            <text:p>0.5899664</text:p>
          </table:table-cell>
          <table:table-cell office:value-type="float" office:value="0.8152516" calcext:value-type="float">
            <text:p>0.8152516</text:p>
          </table:table-cell>
          <table:table-cell office:value-type="float" office:value="0.7840302" calcext:value-type="float">
            <text:p>0.7840302</text:p>
          </table:table-cell>
          <table:table-cell office:value-type="float" office:value="0.8030053" calcext:value-type="float">
            <text:p>0.8030053</text:p>
          </table:table-cell>
          <table:table-cell office:value-type="float" office:value="0.804188" calcext:value-type="float">
            <text:p>0.804188</text:p>
          </table:table-cell>
          <table:table-cell office:value-type="float" office:value="0.8293331" calcext:value-type="float">
            <text:p>0.8293331</text:p>
          </table:table-cell>
          <table:table-cell office:value-type="float" office:value="0.8965638" calcext:value-type="float">
            <text:p>0.8965638</text:p>
          </table:table-cell>
          <table:table-cell office:value-type="float" office:value="0" calcext:value-type="float">
            <text:p>0</text:p>
          </table:table-cell>
          <table:table-cell office:value-type="float" office:value="0.0479401" calcext:value-type="float">
            <text:p>0.0479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1" calcext:value-type="float">
            <text:p>17022001</text:p>
          </table:table-cell>
          <table:table-cell office:value-type="float" office:value="2.215613" calcext:value-type="float">
            <text:p>2.215613</text:p>
          </table:table-cell>
          <table:table-cell office:value-type="float" office:value="139.9503" calcext:value-type="float">
            <text:p>139.9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9777" calcext:value-type="float">
            <text:p>3.09777</text:p>
          </table:table-cell>
          <table:table-cell office:value-type="float" office:value="0" calcext:value-type="float">
            <text:p>0</text:p>
          </table:table-cell>
          <table:table-cell office:value-type="float" office:value="0.00002035247" calcext:value-type="float">
            <text:p>2.035247E-05</text:p>
          </table:table-cell>
          <table:table-cell office:value-type="float" office:value="0" calcext:value-type="float">
            <text:p>0</text:p>
          </table:table-cell>
          <table:table-cell office:value-type="float" office:value="-0.005287724" calcext:value-type="float">
            <text:p>-0.005287724</text:p>
          </table:table-cell>
          <table:table-cell office:value-type="float" office:value="1194.164" calcext:value-type="float">
            <text:p>1194.164</text:p>
          </table:table-cell>
          <table:table-cell office:value-type="float" office:value="3.465829" calcext:value-type="float">
            <text:p>3.465829</text:p>
          </table:table-cell>
          <table:table-cell office:value-type="float" office:value="0" calcext:value-type="float">
            <text:p>0</text:p>
          </table:table-cell>
          <table:table-cell office:value-type="float" office:value="0.00451131" calcext:value-type="float">
            <text:p>0.00451131</text:p>
          </table:table-cell>
          <table:table-cell office:value-type="float" office:value="0.05835653" calcext:value-type="float">
            <text:p>0.05835653</text:p>
          </table:table-cell>
          <table:table-cell office:value-type="float" office:value="0.04116828" calcext:value-type="float">
            <text:p>0.04116828</text:p>
          </table:table-cell>
          <table:table-cell office:value-type="float" office:value="0.03040646" calcext:value-type="float">
            <text:p>0.03040646</text:p>
          </table:table-cell>
          <table:table-cell office:value-type="float" office:value="0.02337636" calcext:value-type="float">
            <text:p>0.02337636</text:p>
          </table:table-cell>
          <table:table-cell office:value-type="float" office:value="0.02213907" calcext:value-type="float">
            <text:p>0.02213907</text:p>
          </table:table-cell>
          <table:table-cell office:value-type="float" office:value="0.02130579" calcext:value-type="float">
            <text:p>0.02130579</text:p>
          </table:table-cell>
          <table:table-cell office:value-type="float" office:value="0.04440838" calcext:value-type="float">
            <text:p>0.04440838</text:p>
          </table:table-cell>
          <table:table-cell office:value-type="float" office:value="0.07259198" calcext:value-type="float">
            <text:p>0.07259198</text:p>
          </table:table-cell>
          <table:table-cell office:value-type="float" office:value="0.06962188" calcext:value-type="float">
            <text:p>0.06962188</text:p>
          </table:table-cell>
          <table:table-cell office:value-type="float" office:value="0.06852188" calcext:value-type="float">
            <text:p>0.06852188</text:p>
          </table:table-cell>
          <table:table-cell office:value-type="float" office:value="0.06825227" calcext:value-type="float">
            <text:p>0.06825227</text:p>
          </table:table-cell>
          <table:table-cell office:value-type="float" office:value="0.06828963" calcext:value-type="float">
            <text:p>0.06828963</text:p>
          </table:table-cell>
          <table:table-cell office:value-type="float" office:value="0.06896066" calcext:value-type="float">
            <text:p>0.06896066</text:p>
          </table:table-cell>
          <table:table-cell office:value-type="float" office:value="0" calcext:value-type="float">
            <text:p>0</text:p>
          </table:table-cell>
          <table:table-cell office:value-type="float" office:value="0.09911715" calcext:value-type="float">
            <text:p>0.09911715</text:p>
          </table:table-cell>
          <table:table-cell office:value-type="float" office:value="1.150057" calcext:value-type="float">
            <text:p>1.150057</text:p>
          </table:table-cell>
          <table:table-cell office:value-type="float" office:value="0.9396048" calcext:value-type="float">
            <text:p>0.9396048</text:p>
          </table:table-cell>
          <table:table-cell office:value-type="float" office:value="0.7086929" calcext:value-type="float">
            <text:p>0.7086929</text:p>
          </table:table-cell>
          <table:table-cell office:value-type="float" office:value="0.5401514" calcext:value-type="float">
            <text:p>0.5401514</text:p>
          </table:table-cell>
          <table:table-cell office:value-type="float" office:value="0.3446415" calcext:value-type="float">
            <text:p>0.3446415</text:p>
          </table:table-cell>
          <table:table-cell office:value-type="float" office:value="0.2865446" calcext:value-type="float">
            <text:p>0.2865446</text:p>
          </table:table-cell>
          <table:table-cell office:value-type="float" office:value="0.598817" calcext:value-type="float">
            <text:p>0.598817</text:p>
          </table:table-cell>
          <table:table-cell office:value-type="float" office:value="0.8279447" calcext:value-type="float">
            <text:p>0.8279447</text:p>
          </table:table-cell>
          <table:table-cell office:value-type="float" office:value="0.7964984" calcext:value-type="float">
            <text:p>0.7964984</text:p>
          </table:table-cell>
          <table:table-cell office:value-type="float" office:value="0.8161777" calcext:value-type="float">
            <text:p>0.8161777</text:p>
          </table:table-cell>
          <table:table-cell office:value-type="float" office:value="0.8175873" calcext:value-type="float">
            <text:p>0.8175873</text:p>
          </table:table-cell>
          <table:table-cell office:value-type="float" office:value="0.8434005" calcext:value-type="float">
            <text:p>0.8434005</text:p>
          </table:table-cell>
          <table:table-cell office:value-type="float" office:value="0.9121444" calcext:value-type="float">
            <text:p>0.9121444</text:p>
          </table:table-cell>
          <table:table-cell office:value-type="float" office:value="0" calcext:value-type="float">
            <text:p>0</text:p>
          </table:table-cell>
          <table:table-cell office:value-type="float" office:value="0.04750479" calcext:value-type="float">
            <text:p>0.047504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1" calcext:value-type="float">
            <text:p>18022001</text:p>
          </table:table-cell>
          <table:table-cell office:value-type="float" office:value="2.215135" calcext:value-type="float">
            <text:p>2.215135</text:p>
          </table:table-cell>
          <table:table-cell office:value-type="float" office:value="139.9445" calcext:value-type="float">
            <text:p>139.94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46896" calcext:value-type="float">
            <text:p>3.146896</text:p>
          </table:table-cell>
          <table:table-cell office:value-type="float" office:value="0" calcext:value-type="float">
            <text:p>0</text:p>
          </table:table-cell>
          <table:table-cell office:value-type="float" office:value="0.00002039206" calcext:value-type="float">
            <text:p>2.039206E-05</text:p>
          </table:table-cell>
          <table:table-cell office:value-type="float" office:value="0" calcext:value-type="float">
            <text:p>0</text:p>
          </table:table-cell>
          <table:table-cell office:value-type="float" office:value="-0.005345774" calcext:value-type="float">
            <text:p>-0.005345774</text:p>
          </table:table-cell>
          <table:table-cell office:value-type="float" office:value="1194.12" calcext:value-type="float">
            <text:p>1194.12</text:p>
          </table:table-cell>
          <table:table-cell office:value-type="float" office:value="3.463665" calcext:value-type="float">
            <text:p>3.463665</text:p>
          </table:table-cell>
          <table:table-cell office:value-type="float" office:value="0" calcext:value-type="float">
            <text:p>0</text:p>
          </table:table-cell>
          <table:table-cell office:value-type="float" office:value="0.003476395" calcext:value-type="float">
            <text:p>0.003476395</text:p>
          </table:table-cell>
          <table:table-cell office:value-type="float" office:value="0.05828063" calcext:value-type="float">
            <text:p>0.05828063</text:p>
          </table:table-cell>
          <table:table-cell office:value-type="float" office:value="0.04078565" calcext:value-type="float">
            <text:p>0.04078565</text:p>
          </table:table-cell>
          <table:table-cell office:value-type="float" office:value="0.03009444" calcext:value-type="float">
            <text:p>0.03009444</text:p>
          </table:table-cell>
          <table:table-cell office:value-type="float" office:value="0.02309306" calcext:value-type="float">
            <text:p>0.02309306</text:p>
          </table:table-cell>
          <table:table-cell office:value-type="float" office:value="0.02187933" calcext:value-type="float">
            <text:p>0.02187933</text:p>
          </table:table-cell>
          <table:table-cell office:value-type="float" office:value="0.02100654" calcext:value-type="float">
            <text:p>0.02100654</text:p>
          </table:table-cell>
          <table:table-cell office:value-type="float" office:value="0.04430069" calcext:value-type="float">
            <text:p>0.04430069</text:p>
          </table:table-cell>
          <table:table-cell office:value-type="float" office:value="0.0726395" calcext:value-type="float">
            <text:p>0.0726395</text:p>
          </table:table-cell>
          <table:table-cell office:value-type="float" office:value="0.06972384" calcext:value-type="float">
            <text:p>0.06972384</text:p>
          </table:table-cell>
          <table:table-cell office:value-type="float" office:value="0.06865124" calcext:value-type="float">
            <text:p>0.06865124</text:p>
          </table:table-cell>
          <table:table-cell office:value-type="float" office:value="0.06838872" calcext:value-type="float">
            <text:p>0.06838872</text:p>
          </table:table-cell>
          <table:table-cell office:value-type="float" office:value="0.06845125" calcext:value-type="float">
            <text:p>0.06845125</text:p>
          </table:table-cell>
          <table:table-cell office:value-type="float" office:value="0.06911683" calcext:value-type="float">
            <text:p>0.06911683</text:p>
          </table:table-cell>
          <table:table-cell office:value-type="float" office:value="0" calcext:value-type="float">
            <text:p>0</text:p>
          </table:table-cell>
          <table:table-cell office:value-type="float" office:value="0.09994545" calcext:value-type="float">
            <text:p>0.09994545</text:p>
          </table:table-cell>
          <table:table-cell office:value-type="float" office:value="1.16354" calcext:value-type="float">
            <text:p>1.16354</text:p>
          </table:table-cell>
          <table:table-cell office:value-type="float" office:value="0.9506256" calcext:value-type="float">
            <text:p>0.9506256</text:p>
          </table:table-cell>
          <table:table-cell office:value-type="float" office:value="0.7170645" calcext:value-type="float">
            <text:p>0.7170645</text:p>
          </table:table-cell>
          <table:table-cell office:value-type="float" office:value="0.5467203" calcext:value-type="float">
            <text:p>0.5467203</text:p>
          </table:table-cell>
          <table:table-cell office:value-type="float" office:value="0.3489169" calcext:value-type="float">
            <text:p>0.3489169</text:p>
          </table:table-cell>
          <table:table-cell office:value-type="float" office:value="0.2903492" calcext:value-type="float">
            <text:p>0.2903492</text:p>
          </table:table-cell>
          <table:table-cell office:value-type="float" office:value="0.6076097" calcext:value-type="float">
            <text:p>0.6076097</text:p>
          </table:table-cell>
          <table:table-cell office:value-type="float" office:value="0.8406135" calcext:value-type="float">
            <text:p>0.8406135</text:p>
          </table:table-cell>
          <table:table-cell office:value-type="float" office:value="0.8089574" calcext:value-type="float">
            <text:p>0.8089574</text:p>
          </table:table-cell>
          <table:table-cell office:value-type="float" office:value="0.829345" calcext:value-type="float">
            <text:p>0.829345</text:p>
          </table:table-cell>
          <table:table-cell office:value-type="float" office:value="0.8309804" calcext:value-type="float">
            <text:p>0.8309804</text:p>
          </table:table-cell>
          <table:table-cell office:value-type="float" office:value="0.8575836" calcext:value-type="float">
            <text:p>0.8575836</text:p>
          </table:table-cell>
          <table:table-cell office:value-type="float" office:value="0.9276884" calcext:value-type="float">
            <text:p>0.9276884</text:p>
          </table:table-cell>
          <table:table-cell office:value-type="float" office:value="0" calcext:value-type="float">
            <text:p>0</text:p>
          </table:table-cell>
          <table:table-cell office:value-type="float" office:value="0.06975129" calcext:value-type="float">
            <text:p>0.069751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1" calcext:value-type="float">
            <text:p>19022001</text:p>
          </table:table-cell>
          <table:table-cell office:value-type="float" office:value="2.214429" calcext:value-type="float">
            <text:p>2.214429</text:p>
          </table:table-cell>
          <table:table-cell office:value-type="float" office:value="139.9389" calcext:value-type="float">
            <text:p>139.938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195962" calcext:value-type="float">
            <text:p>3.195962</text:p>
          </table:table-cell>
          <table:table-cell office:value-type="float" office:value="0" calcext:value-type="float">
            <text:p>0</text:p>
          </table:table-cell>
          <table:table-cell office:value-type="float" office:value="0.00002046281" calcext:value-type="float">
            <text:p>2.046281E-05</text:p>
          </table:table-cell>
          <table:table-cell office:value-type="float" office:value="0" calcext:value-type="float">
            <text:p>0</text:p>
          </table:table-cell>
          <table:table-cell office:value-type="float" office:value="-0.00540405" calcext:value-type="float">
            <text:p>-0.00540405</text:p>
          </table:table-cell>
          <table:table-cell office:value-type="float" office:value="1194.077" calcext:value-type="float">
            <text:p>1194.077</text:p>
          </table:table-cell>
          <table:table-cell office:value-type="float" office:value="3.462325" calcext:value-type="float">
            <text:p>3.462325</text:p>
          </table:table-cell>
          <table:table-cell office:value-type="float" office:value="0" calcext:value-type="float">
            <text:p>0</text:p>
          </table:table-cell>
          <table:table-cell office:value-type="float" office:value="0.00341733" calcext:value-type="float">
            <text:p>0.00341733</text:p>
          </table:table-cell>
          <table:table-cell office:value-type="float" office:value="0.05712683" calcext:value-type="float">
            <text:p>0.05712683</text:p>
          </table:table-cell>
          <table:table-cell office:value-type="float" office:value="0.04084339" calcext:value-type="float">
            <text:p>0.04084339</text:p>
          </table:table-cell>
          <table:table-cell office:value-type="float" office:value="0.03003971" calcext:value-type="float">
            <text:p>0.03003971</text:p>
          </table:table-cell>
          <table:table-cell office:value-type="float" office:value="0.02299513" calcext:value-type="float">
            <text:p>0.02299513</text:p>
          </table:table-cell>
          <table:table-cell office:value-type="float" office:value="0.02170544" calcext:value-type="float">
            <text:p>0.02170544</text:p>
          </table:table-cell>
          <table:table-cell office:value-type="float" office:value="0.01999125" calcext:value-type="float">
            <text:p>0.01999125</text:p>
          </table:table-cell>
          <table:table-cell office:value-type="float" office:value="0.04415265" calcext:value-type="float">
            <text:p>0.04415265</text:p>
          </table:table-cell>
          <table:table-cell office:value-type="float" office:value="0.07268399" calcext:value-type="float">
            <text:p>0.07268399</text:p>
          </table:table-cell>
          <table:table-cell office:value-type="float" office:value="0.06982492" calcext:value-type="float">
            <text:p>0.06982492</text:p>
          </table:table-cell>
          <table:table-cell office:value-type="float" office:value="0.0687807" calcext:value-type="float">
            <text:p>0.0687807</text:p>
          </table:table-cell>
          <table:table-cell office:value-type="float" office:value="0.06852501" calcext:value-type="float">
            <text:p>0.06852501</text:p>
          </table:table-cell>
          <table:table-cell office:value-type="float" office:value="0.06858774" calcext:value-type="float">
            <text:p>0.06858774</text:p>
          </table:table-cell>
          <table:table-cell office:value-type="float" office:value="0.06928515" calcext:value-type="float">
            <text:p>0.06928515</text:p>
          </table:table-cell>
          <table:table-cell office:value-type="float" office:value="0" calcext:value-type="float">
            <text:p>0</text:p>
          </table:table-cell>
          <table:table-cell office:value-type="float" office:value="0.1006639" calcext:value-type="float">
            <text:p>0.1006639</text:p>
          </table:table-cell>
          <table:table-cell office:value-type="float" office:value="1.177008" calcext:value-type="float">
            <text:p>1.177008</text:p>
          </table:table-cell>
          <table:table-cell office:value-type="float" office:value="0.9615574" calcext:value-type="float">
            <text:p>0.9615574</text:p>
          </table:table-cell>
          <table:table-cell office:value-type="float" office:value="0.7253313" calcext:value-type="float">
            <text:p>0.7253313</text:p>
          </table:table-cell>
          <table:table-cell office:value-type="float" office:value="0.5531912" calcext:value-type="float">
            <text:p>0.5531912</text:p>
          </table:table-cell>
          <table:table-cell office:value-type="float" office:value="0.3531323" calcext:value-type="float">
            <text:p>0.3531323</text:p>
          </table:table-cell>
          <table:table-cell office:value-type="float" office:value="0.2941025" calcext:value-type="float">
            <text:p>0.2941025</text:p>
          </table:table-cell>
          <table:table-cell office:value-type="float" office:value="0.6163541" calcext:value-type="float">
            <text:p>0.6163541</text:p>
          </table:table-cell>
          <table:table-cell office:value-type="float" office:value="0.8532569" calcext:value-type="float">
            <text:p>0.8532569</text:p>
          </table:table-cell>
          <table:table-cell office:value-type="float" office:value="0.8214071" calcext:value-type="float">
            <text:p>0.8214071</text:p>
          </table:table-cell>
          <table:table-cell office:value-type="float" office:value="0.8425102" calcext:value-type="float">
            <text:p>0.8425102</text:p>
          </table:table-cell>
          <table:table-cell office:value-type="float" office:value="0.8443734" calcext:value-type="float">
            <text:p>0.8443734</text:p>
          </table:table-cell>
          <table:table-cell office:value-type="float" office:value="0.8718111" calcext:value-type="float">
            <text:p>0.8718111</text:p>
          </table:table-cell>
          <table:table-cell office:value-type="float" office:value="0.9432608" calcext:value-type="float">
            <text:p>0.9432608</text:p>
          </table:table-cell>
          <table:table-cell office:value-type="float" office:value="0" calcext:value-type="float">
            <text:p>0</text:p>
          </table:table-cell>
          <table:table-cell office:value-type="float" office:value="0.06915086" calcext:value-type="float">
            <text:p>0.069150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1" calcext:value-type="float">
            <text:p>20022001</text:p>
          </table:table-cell>
          <table:table-cell office:value-type="float" office:value="2.213777" calcext:value-type="float">
            <text:p>2.213777</text:p>
          </table:table-cell>
          <table:table-cell office:value-type="float" office:value="139.9334" calcext:value-type="float">
            <text:p>139.93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44996" calcext:value-type="float">
            <text:p>3.244996</text:p>
          </table:table-cell>
          <table:table-cell office:value-type="float" office:value="0" calcext:value-type="float">
            <text:p>0</text:p>
          </table:table-cell>
          <table:table-cell office:value-type="float" office:value="0.0000204884" calcext:value-type="float">
            <text:p>2.04884E-05</text:p>
          </table:table-cell>
          <table:table-cell office:value-type="float" office:value="0" calcext:value-type="float">
            <text:p>0</text:p>
          </table:table-cell>
          <table:table-cell office:value-type="float" office:value="-0.005460567" calcext:value-type="float">
            <text:p>-0.005460567</text:p>
          </table:table-cell>
          <table:table-cell office:value-type="float" office:value="1194.033" calcext:value-type="float">
            <text:p>1194.033</text:p>
          </table:table-cell>
          <table:table-cell office:value-type="float" office:value="3.460571" calcext:value-type="float">
            <text:p>3.460571</text:p>
          </table:table-cell>
          <table:table-cell office:value-type="float" office:value="0" calcext:value-type="float">
            <text:p>0</text:p>
          </table:table-cell>
          <table:table-cell office:value-type="float" office:value="0.003545071" calcext:value-type="float">
            <text:p>0.003545071</text:p>
          </table:table-cell>
          <table:table-cell office:value-type="float" office:value="0.0564011" calcext:value-type="float">
            <text:p>0.0564011</text:p>
          </table:table-cell>
          <table:table-cell office:value-type="float" office:value="0.04093223" calcext:value-type="float">
            <text:p>0.04093223</text:p>
          </table:table-cell>
          <table:table-cell office:value-type="float" office:value="0.03000689" calcext:value-type="float">
            <text:p>0.03000689</text:p>
          </table:table-cell>
          <table:table-cell office:value-type="float" office:value="0.02292446" calcext:value-type="float">
            <text:p>0.02292446</text:p>
          </table:table-cell>
          <table:table-cell office:value-type="float" office:value="0.02156185" calcext:value-type="float">
            <text:p>0.02156185</text:p>
          </table:table-cell>
          <table:table-cell office:value-type="float" office:value="0.02067292" calcext:value-type="float">
            <text:p>0.02067292</text:p>
          </table:table-cell>
          <table:table-cell office:value-type="float" office:value="0.04410114" calcext:value-type="float">
            <text:p>0.04410114</text:p>
          </table:table-cell>
          <table:table-cell office:value-type="float" office:value="0.07272564" calcext:value-type="float">
            <text:p>0.07272564</text:p>
          </table:table-cell>
          <table:table-cell office:value-type="float" office:value="0.06992579" calcext:value-type="float">
            <text:p>0.06992579</text:p>
          </table:table-cell>
          <table:table-cell office:value-type="float" office:value="0.0689102" calcext:value-type="float">
            <text:p>0.0689102</text:p>
          </table:table-cell>
          <table:table-cell office:value-type="float" office:value="0.06866147" calcext:value-type="float">
            <text:p>0.06866147</text:p>
          </table:table-cell>
          <table:table-cell office:value-type="float" office:value="0.06873234" calcext:value-type="float">
            <text:p>0.06873234</text:p>
          </table:table-cell>
          <table:table-cell office:value-type="float" office:value="0.06945001" calcext:value-type="float">
            <text:p>0.06945001</text:p>
          </table:table-cell>
          <table:table-cell office:value-type="float" office:value="0" calcext:value-type="float">
            <text:p>0</text:p>
          </table:table-cell>
          <table:table-cell office:value-type="float" office:value="0.101365" calcext:value-type="float">
            <text:p>0.101365</text:p>
          </table:table-cell>
          <table:table-cell office:value-type="float" office:value="1.19052" calcext:value-type="float">
            <text:p>1.19052</text:p>
          </table:table-cell>
          <table:table-cell office:value-type="float" office:value="0.972439" calcext:value-type="float">
            <text:p>0.972439</text:p>
          </table:table-cell>
          <table:table-cell office:value-type="float" office:value="0.7335451" calcext:value-type="float">
            <text:p>0.7335451</text:p>
          </table:table-cell>
          <table:table-cell office:value-type="float" office:value="0.5596111" calcext:value-type="float">
            <text:p>0.5596111</text:p>
          </table:table-cell>
          <table:table-cell office:value-type="float" office:value="0.3573225" calcext:value-type="float">
            <text:p>0.3573225</text:p>
          </table:table-cell>
          <table:table-cell office:value-type="float" office:value="0.2978512" calcext:value-type="float">
            <text:p>0.2978512</text:p>
          </table:table-cell>
          <table:table-cell office:value-type="float" office:value="0.6250753" calcext:value-type="float">
            <text:p>0.6250753</text:p>
          </table:table-cell>
          <table:table-cell office:value-type="float" office:value="0.8658768" calcext:value-type="float">
            <text:p>0.8658768</text:p>
          </table:table-cell>
          <table:table-cell office:value-type="float" office:value="0.8338463" calcext:value-type="float">
            <text:p>0.8338463</text:p>
          </table:table-cell>
          <table:table-cell office:value-type="float" office:value="0.8556755" calcext:value-type="float">
            <text:p>0.8556755</text:p>
          </table:table-cell>
          <table:table-cell office:value-type="float" office:value="0.8577664" calcext:value-type="float">
            <text:p>0.8577664</text:p>
          </table:table-cell>
          <table:table-cell office:value-type="float" office:value="0.8859483" calcext:value-type="float">
            <text:p>0.8859483</text:p>
          </table:table-cell>
          <table:table-cell office:value-type="float" office:value="0.958913" calcext:value-type="float">
            <text:p>0.958913</text:p>
          </table:table-cell>
          <table:table-cell office:value-type="float" office:value="0" calcext:value-type="float">
            <text:p>0</text:p>
          </table:table-cell>
          <table:table-cell office:value-type="float" office:value="0.05725138" calcext:value-type="float">
            <text:p>0.057251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1" calcext:value-type="float">
            <text:p>21022001</text:p>
          </table:table-cell>
          <table:table-cell office:value-type="float" office:value="2.213335" calcext:value-type="float">
            <text:p>2.213335</text:p>
          </table:table-cell>
          <table:table-cell office:value-type="float" office:value="139.9277" calcext:value-type="float">
            <text:p>139.92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293986" calcext:value-type="float">
            <text:p>3.293986</text:p>
          </table:table-cell>
          <table:table-cell office:value-type="float" office:value="0" calcext:value-type="float">
            <text:p>0</text:p>
          </table:table-cell>
          <table:table-cell office:value-type="float" office:value="0.00002051742" calcext:value-type="float">
            <text:p>2.051742E-05</text:p>
          </table:table-cell>
          <table:table-cell office:value-type="float" office:value="0" calcext:value-type="float">
            <text:p>0</text:p>
          </table:table-cell>
          <table:table-cell office:value-type="float" office:value="-0.005505838" calcext:value-type="float">
            <text:p>-0.005505838</text:p>
          </table:table-cell>
          <table:table-cell office:value-type="float" office:value="1193.99" calcext:value-type="float">
            <text:p>1193.99</text:p>
          </table:table-cell>
          <table:table-cell office:value-type="float" office:value="3.458135" calcext:value-type="float">
            <text:p>3.458135</text:p>
          </table:table-cell>
          <table:table-cell office:value-type="float" office:value="0" calcext:value-type="float">
            <text:p>0</text:p>
          </table:table-cell>
          <table:table-cell office:value-type="float" office:value="0.005687471" calcext:value-type="float">
            <text:p>0.005687471</text:p>
          </table:table-cell>
          <table:table-cell office:value-type="float" office:value="0.05753604" calcext:value-type="float">
            <text:p>0.05753604</text:p>
          </table:table-cell>
          <table:table-cell office:value-type="float" office:value="0.0405833" calcext:value-type="float">
            <text:p>0.0405833</text:p>
          </table:table-cell>
          <table:table-cell office:value-type="float" office:value="0.02974033" calcext:value-type="float">
            <text:p>0.02974033</text:p>
          </table:table-cell>
          <table:table-cell office:value-type="float" office:value="0.02273956" calcext:value-type="float">
            <text:p>0.02273956</text:p>
          </table:table-cell>
          <table:table-cell office:value-type="float" office:value="0.0214275" calcext:value-type="float">
            <text:p>0.0214275</text:p>
          </table:table-cell>
          <table:table-cell office:value-type="float" office:value="0.02081256" calcext:value-type="float">
            <text:p>0.02081256</text:p>
          </table:table-cell>
          <table:table-cell office:value-type="float" office:value="0.04410714" calcext:value-type="float">
            <text:p>0.04410714</text:p>
          </table:table-cell>
          <table:table-cell office:value-type="float" office:value="0.0727797" calcext:value-type="float">
            <text:p>0.0727797</text:p>
          </table:table-cell>
          <table:table-cell office:value-type="float" office:value="0.07002722" calcext:value-type="float">
            <text:p>0.07002722</text:p>
          </table:table-cell>
          <table:table-cell office:value-type="float" office:value="0.06903978" calcext:value-type="float">
            <text:p>0.06903978</text:p>
          </table:table-cell>
          <table:table-cell office:value-type="float" office:value="0.06879766" calcext:value-type="float">
            <text:p>0.06879766</text:p>
          </table:table-cell>
          <table:table-cell office:value-type="float" office:value="0.06887925" calcext:value-type="float">
            <text:p>0.06887925</text:p>
          </table:table-cell>
          <table:table-cell office:value-type="float" office:value="0.0696139" calcext:value-type="float">
            <text:p>0.0696139</text:p>
          </table:table-cell>
          <table:table-cell office:value-type="float" office:value="0" calcext:value-type="float">
            <text:p>0</text:p>
          </table:table-cell>
          <table:table-cell office:value-type="float" office:value="0.1023115" calcext:value-type="float">
            <text:p>0.1023115</text:p>
          </table:table-cell>
          <table:table-cell office:value-type="float" office:value="1.203877" calcext:value-type="float">
            <text:p>1.203877</text:p>
          </table:table-cell>
          <table:table-cell office:value-type="float" office:value="0.9832013" calcext:value-type="float">
            <text:p>0.9832013</text:p>
          </table:table-cell>
          <table:table-cell office:value-type="float" office:value="0.7416785" calcext:value-type="float">
            <text:p>0.7416785</text:p>
          </table:table-cell>
          <table:table-cell office:value-type="float" office:value="0.5659708" calcext:value-type="float">
            <text:p>0.5659708</text:p>
          </table:table-cell>
          <table:table-cell office:value-type="float" office:value="0.3614714" calcext:value-type="float">
            <text:p>0.3614714</text:p>
          </table:table-cell>
          <table:table-cell office:value-type="float" office:value="0.3015949" calcext:value-type="float">
            <text:p>0.3015949</text:p>
          </table:table-cell>
          <table:table-cell office:value-type="float" office:value="0.633772" calcext:value-type="float">
            <text:p>0.633772</text:p>
          </table:table-cell>
          <table:table-cell office:value-type="float" office:value="0.8784771" calcext:value-type="float">
            <text:p>0.8784771</text:p>
          </table:table-cell>
          <table:table-cell office:value-type="float" office:value="0.8462768" calcext:value-type="float">
            <text:p>0.8462768</text:p>
          </table:table-cell>
          <table:table-cell office:value-type="float" office:value="0.8688406" calcext:value-type="float">
            <text:p>0.8688406</text:p>
          </table:table-cell>
          <table:table-cell office:value-type="float" office:value="0.8711594" calcext:value-type="float">
            <text:p>0.8711594</text:p>
          </table:table-cell>
          <table:table-cell office:value-type="float" office:value="0.9000096" calcext:value-type="float">
            <text:p>0.9000096</text:p>
          </table:table-cell>
          <table:table-cell office:value-type="float" office:value="0.9745265" calcext:value-type="float">
            <text:p>0.9745265</text:p>
          </table:table-cell>
          <table:table-cell office:value-type="float" office:value="0" calcext:value-type="float">
            <text:p>0</text:p>
          </table:table-cell>
          <table:table-cell office:value-type="float" office:value="0.0490905" calcext:value-type="float">
            <text:p>0.0490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1" calcext:value-type="float">
            <text:p>22022001</text:p>
          </table:table-cell>
          <table:table-cell office:value-type="float" office:value="2.212804" calcext:value-type="float">
            <text:p>2.212804</text:p>
          </table:table-cell>
          <table:table-cell office:value-type="float" office:value="139.9222" calcext:value-type="float">
            <text:p>139.92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42882" calcext:value-type="float">
            <text:p>3.342882</text:p>
          </table:table-cell>
          <table:table-cell office:value-type="float" office:value="0" calcext:value-type="float">
            <text:p>0</text:p>
          </table:table-cell>
          <table:table-cell office:value-type="float" office:value="0.00002059478" calcext:value-type="float">
            <text:p>2.059478E-05</text:p>
          </table:table-cell>
          <table:table-cell office:value-type="float" office:value="0" calcext:value-type="float">
            <text:p>0</text:p>
          </table:table-cell>
          <table:table-cell office:value-type="float" office:value="-0.005505632" calcext:value-type="float">
            <text:p>-0.005505632</text:p>
          </table:table-cell>
          <table:table-cell office:value-type="float" office:value="1193.947" calcext:value-type="float">
            <text:p>1193.947</text:p>
          </table:table-cell>
          <table:table-cell office:value-type="float" office:value="3.456068" calcext:value-type="float">
            <text:p>3.456068</text:p>
          </table:table-cell>
          <table:table-cell office:value-type="float" office:value="0" calcext:value-type="float">
            <text:p>0</text:p>
          </table:table-cell>
          <table:table-cell office:value-type="float" office:value="0.003835678" calcext:value-type="float">
            <text:p>0.003835678</text:p>
          </table:table-cell>
          <table:table-cell office:value-type="float" office:value="0.0579152" calcext:value-type="float">
            <text:p>0.0579152</text:p>
          </table:table-cell>
          <table:table-cell office:value-type="float" office:value="0.04012908" calcext:value-type="float">
            <text:p>0.04012908</text:p>
          </table:table-cell>
          <table:table-cell office:value-type="float" office:value="0.02939089" calcext:value-type="float">
            <text:p>0.02939089</text:p>
          </table:table-cell>
          <table:table-cell office:value-type="float" office:value="0.02248999" calcext:value-type="float">
            <text:p>0.02248999</text:p>
          </table:table-cell>
          <table:table-cell office:value-type="float" office:value="0.02121776" calcext:value-type="float">
            <text:p>0.02121776</text:p>
          </table:table-cell>
          <table:table-cell office:value-type="float" office:value="0.01977382" calcext:value-type="float">
            <text:p>0.01977382</text:p>
          </table:table-cell>
          <table:table-cell office:value-type="float" office:value="0.04402408" calcext:value-type="float">
            <text:p>0.04402408</text:p>
          </table:table-cell>
          <table:table-cell office:value-type="float" office:value="0.07284112" calcext:value-type="float">
            <text:p>0.07284112</text:p>
          </table:table-cell>
          <table:table-cell office:value-type="float" office:value="0.0701294" calcext:value-type="float">
            <text:p>0.0701294</text:p>
          </table:table-cell>
          <table:table-cell office:value-type="float" office:value="0.06916942" calcext:value-type="float">
            <text:p>0.06916942</text:p>
          </table:table-cell>
          <table:table-cell office:value-type="float" office:value="0.06893404" calcext:value-type="float">
            <text:p>0.06893404</text:p>
          </table:table-cell>
          <table:table-cell office:value-type="float" office:value="0.06902634" calcext:value-type="float">
            <text:p>0.06902634</text:p>
          </table:table-cell>
          <table:table-cell office:value-type="float" office:value="0.06977707" calcext:value-type="float">
            <text:p>0.06977707</text:p>
          </table:table-cell>
          <table:table-cell office:value-type="float" office:value="0" calcext:value-type="float">
            <text:p>0</text:p>
          </table:table-cell>
          <table:table-cell office:value-type="float" office:value="0.1033166" calcext:value-type="float">
            <text:p>0.1033166</text:p>
          </table:table-cell>
          <table:table-cell office:value-type="float" office:value="1.216929" calcext:value-type="float">
            <text:p>1.216929</text:p>
          </table:table-cell>
          <table:table-cell office:value-type="float" office:value="0.9937493" calcext:value-type="float">
            <text:p>0.9937493</text:p>
          </table:table-cell>
          <table:table-cell office:value-type="float" office:value="0.7496536" calcext:value-type="float">
            <text:p>0.7496536</text:p>
          </table:table-cell>
          <table:table-cell office:value-type="float" office:value="0.5722157" calcext:value-type="float">
            <text:p>0.5722157</text:p>
          </table:table-cell>
          <table:table-cell office:value-type="float" office:value="0.365564" calcext:value-type="float">
            <text:p>0.365564</text:p>
          </table:table-cell>
          <table:table-cell office:value-type="float" office:value="0.3052975" calcext:value-type="float">
            <text:p>0.3052975</text:p>
          </table:table-cell>
          <table:table-cell office:value-type="float" office:value="0.6424353" calcext:value-type="float">
            <text:p>0.6424353</text:p>
          </table:table-cell>
          <table:table-cell office:value-type="float" office:value="0.8910584" calcext:value-type="float">
            <text:p>0.8910584</text:p>
          </table:table-cell>
          <table:table-cell office:value-type="float" office:value="0.8586985" calcext:value-type="float">
            <text:p>0.8586985</text:p>
          </table:table-cell>
          <table:table-cell office:value-type="float" office:value="0.8820059" calcext:value-type="float">
            <text:p>0.8820059</text:p>
          </table:table-cell>
          <table:table-cell office:value-type="float" office:value="0.8845518" calcext:value-type="float">
            <text:p>0.8845518</text:p>
          </table:table-cell>
          <table:table-cell office:value-type="float" office:value="0.9140147" calcext:value-type="float">
            <text:p>0.9140147</text:p>
          </table:table-cell>
          <table:table-cell office:value-type="float" office:value="0.9902129" calcext:value-type="float">
            <text:p>0.9902129</text:p>
          </table:table-cell>
          <table:table-cell office:value-type="float" office:value="0" calcext:value-type="float">
            <text:p>0</text:p>
          </table:table-cell>
          <table:table-cell office:value-type="float" office:value="0.05700998" calcext:value-type="float">
            <text:p>0.05700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1" calcext:value-type="float">
            <text:p>23022001</text:p>
          </table:table-cell>
          <table:table-cell office:value-type="float" office:value="2.212219" calcext:value-type="float">
            <text:p>2.212219</text:p>
          </table:table-cell>
          <table:table-cell office:value-type="float" office:value="139.9168" calcext:value-type="float">
            <text:p>139.9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391696" calcext:value-type="float">
            <text:p>3.391696</text:p>
          </table:table-cell>
          <table:table-cell office:value-type="float" office:value="0" calcext:value-type="float">
            <text:p>0</text:p>
          </table:table-cell>
          <table:table-cell office:value-type="float" office:value="0.00002064619" calcext:value-type="float">
            <text:p>2.064619E-05</text:p>
          </table:table-cell>
          <table:table-cell office:value-type="float" office:value="0" calcext:value-type="float">
            <text:p>0</text:p>
          </table:table-cell>
          <table:table-cell office:value-type="float" office:value="-0.005520205" calcext:value-type="float">
            <text:p>-0.005520205</text:p>
          </table:table-cell>
          <table:table-cell office:value-type="float" office:value="1193.903" calcext:value-type="float">
            <text:p>1193.903</text:p>
          </table:table-cell>
          <table:table-cell office:value-type="float" office:value="3.453744" calcext:value-type="float">
            <text:p>3.453744</text:p>
          </table:table-cell>
          <table:table-cell office:value-type="float" office:value="0" calcext:value-type="float">
            <text:p>0</text:p>
          </table:table-cell>
          <table:table-cell office:value-type="float" office:value="0.003411512" calcext:value-type="float">
            <text:p>0.003411512</text:p>
          </table:table-cell>
          <table:table-cell office:value-type="float" office:value="0.05741837" calcext:value-type="float">
            <text:p>0.05741837</text:p>
          </table:table-cell>
          <table:table-cell office:value-type="float" office:value="0.0399817" calcext:value-type="float">
            <text:p>0.0399817</text:p>
          </table:table-cell>
          <table:table-cell office:value-type="float" office:value="0.02924182" calcext:value-type="float">
            <text:p>0.02924182</text:p>
          </table:table-cell>
          <table:table-cell office:value-type="float" office:value="0.02234803" calcext:value-type="float">
            <text:p>0.02234803</text:p>
          </table:table-cell>
          <table:table-cell office:value-type="float" office:value="0.0210472" calcext:value-type="float">
            <text:p>0.0210472</text:p>
          </table:table-cell>
          <table:table-cell office:value-type="float" office:value="0.02012788" calcext:value-type="float">
            <text:p>0.02012788</text:p>
          </table:table-cell>
          <table:table-cell office:value-type="float" office:value="0.04397031" calcext:value-type="float">
            <text:p>0.04397031</text:p>
          </table:table-cell>
          <table:table-cell office:value-type="float" office:value="0.07289772" calcext:value-type="float">
            <text:p>0.07289772</text:p>
          </table:table-cell>
          <table:table-cell office:value-type="float" office:value="0.07023194" calcext:value-type="float">
            <text:p>0.07023194</text:p>
          </table:table-cell>
          <table:table-cell office:value-type="float" office:value="0.06929927" calcext:value-type="float">
            <text:p>0.06929927</text:p>
          </table:table-cell>
          <table:table-cell office:value-type="float" office:value="0.06907083" calcext:value-type="float">
            <text:p>0.06907083</text:p>
          </table:table-cell>
          <table:table-cell office:value-type="float" office:value="0.0692099" calcext:value-type="float">
            <text:p>0.0692099</text:p>
          </table:table-cell>
          <table:table-cell office:value-type="float" office:value="0.06992301" calcext:value-type="float">
            <text:p>0.06992301</text:p>
          </table:table-cell>
          <table:table-cell office:value-type="float" office:value="0" calcext:value-type="float">
            <text:p>0</text:p>
          </table:table-cell>
          <table:table-cell office:value-type="float" office:value="0.1041601" calcext:value-type="float">
            <text:p>0.1041601</text:p>
          </table:table-cell>
          <table:table-cell office:value-type="float" office:value="1.229881" calcext:value-type="float">
            <text:p>1.229881</text:p>
          </table:table-cell>
          <table:table-cell office:value-type="float" office:value="1.004188" calcext:value-type="float">
            <text:p>1.004188</text:p>
          </table:table-cell>
          <table:table-cell office:value-type="float" office:value="0.7575287" calcext:value-type="float">
            <text:p>0.7575287</text:p>
          </table:table-cell>
          <table:table-cell office:value-type="float" office:value="0.5783787" calcext:value-type="float">
            <text:p>0.5783787</text:p>
          </table:table-cell>
          <table:table-cell office:value-type="float" office:value="0.3696236" calcext:value-type="float">
            <text:p>0.3696236</text:p>
          </table:table-cell>
          <table:table-cell office:value-type="float" office:value="0.3089868" calcext:value-type="float">
            <text:p>0.3089868</text:p>
          </table:table-cell>
          <table:table-cell office:value-type="float" office:value="0.6510779" calcext:value-type="float">
            <text:p>0.6510779</text:p>
          </table:table-cell>
          <table:table-cell office:value-type="float" office:value="0.903622" calcext:value-type="float">
            <text:p>0.903622</text:p>
          </table:table-cell>
          <table:table-cell office:value-type="float" office:value="0.8711109" calcext:value-type="float">
            <text:p>0.8711109</text:p>
          </table:table-cell>
          <table:table-cell office:value-type="float" office:value="0.8951712" calcext:value-type="float">
            <text:p>0.8951712</text:p>
          </table:table-cell>
          <table:table-cell office:value-type="float" office:value="0.8979347" calcext:value-type="float">
            <text:p>0.8979347</text:p>
          </table:table-cell>
          <table:table-cell office:value-type="float" office:value="0.9280757" calcext:value-type="float">
            <text:p>0.9280757</text:p>
          </table:table-cell>
          <table:table-cell office:value-type="float" office:value="1.005825" calcext:value-type="float">
            <text:p>1.005825</text:p>
          </table:table-cell>
          <table:table-cell office:value-type="float" office:value="0" calcext:value-type="float">
            <text:p>0</text:p>
          </table:table-cell>
          <table:table-cell office:value-type="float" office:value="0.0681343" calcext:value-type="float">
            <text:p>0.0681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1" calcext:value-type="float">
            <text:p>24022001</text:p>
          </table:table-cell>
          <table:table-cell office:value-type="float" office:value="2.211468" calcext:value-type="float">
            <text:p>2.211468</text:p>
          </table:table-cell>
          <table:table-cell office:value-type="float" office:value="139.9115" calcext:value-type="float">
            <text:p>139.91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40479" calcext:value-type="float">
            <text:p>3.440479</text:p>
          </table:table-cell>
          <table:table-cell office:value-type="float" office:value="0" calcext:value-type="float">
            <text:p>0</text:p>
          </table:table-cell>
          <table:table-cell office:value-type="float" office:value="0.00002066065" calcext:value-type="float">
            <text:p>2.066065E-05</text:p>
          </table:table-cell>
          <table:table-cell office:value-type="float" office:value="0" calcext:value-type="float">
            <text:p>0</text:p>
          </table:table-cell>
          <table:table-cell office:value-type="float" office:value="-0.005580811" calcext:value-type="float">
            <text:p>-0.005580811</text:p>
          </table:table-cell>
          <table:table-cell office:value-type="float" office:value="1193.86" calcext:value-type="float">
            <text:p>1193.86</text:p>
          </table:table-cell>
          <table:table-cell office:value-type="float" office:value="3.45199" calcext:value-type="float">
            <text:p>3.45199</text:p>
          </table:table-cell>
          <table:table-cell office:value-type="float" office:value="0" calcext:value-type="float">
            <text:p>0</text:p>
          </table:table-cell>
          <table:table-cell office:value-type="float" office:value="0.003420079" calcext:value-type="float">
            <text:p>0.003420079</text:p>
          </table:table-cell>
          <table:table-cell office:value-type="float" office:value="0.05618233" calcext:value-type="float">
            <text:p>0.05618233</text:p>
          </table:table-cell>
          <table:table-cell office:value-type="float" office:value="0.04013319" calcext:value-type="float">
            <text:p>0.04013319</text:p>
          </table:table-cell>
          <table:table-cell office:value-type="float" office:value="0.02926638" calcext:value-type="float">
            <text:p>0.02926638</text:p>
          </table:table-cell>
          <table:table-cell office:value-type="float" office:value="0.0223155" calcext:value-type="float">
            <text:p>0.0223155</text:p>
          </table:table-cell>
          <table:table-cell office:value-type="float" office:value="0.02097734" calcext:value-type="float">
            <text:p>0.02097734</text:p>
          </table:table-cell>
          <table:table-cell office:value-type="float" office:value="0.02049528" calcext:value-type="float">
            <text:p>0.02049528</text:p>
          </table:table-cell>
          <table:table-cell office:value-type="float" office:value="0.04398728" calcext:value-type="float">
            <text:p>0.04398728</text:p>
          </table:table-cell>
          <table:table-cell office:value-type="float" office:value="0.0729551" calcext:value-type="float">
            <text:p>0.0729551</text:p>
          </table:table-cell>
          <table:table-cell office:value-type="float" office:value="0.0703353" calcext:value-type="float">
            <text:p>0.0703353</text:p>
          </table:table-cell>
          <table:table-cell office:value-type="float" office:value="0.06942935" calcext:value-type="float">
            <text:p>0.06942935</text:p>
          </table:table-cell>
          <table:table-cell office:value-type="float" office:value="0.06920785" calcext:value-type="float">
            <text:p>0.06920785</text:p>
          </table:table-cell>
          <table:table-cell office:value-type="float" office:value="0.06932932" calcext:value-type="float">
            <text:p>0.06932932</text:p>
          </table:table-cell>
          <table:table-cell office:value-type="float" office:value="0.07009999" calcext:value-type="float">
            <text:p>0.07009999</text:p>
          </table:table-cell>
          <table:table-cell office:value-type="float" office:value="0" calcext:value-type="float">
            <text:p>0</text:p>
          </table:table-cell>
          <table:table-cell office:value-type="float" office:value="0.1048608" calcext:value-type="float">
            <text:p>0.1048608</text:p>
          </table:table-cell>
          <table:table-cell office:value-type="float" office:value="1.242838" calcext:value-type="float">
            <text:p>1.242838</text:p>
          </table:table-cell>
          <table:table-cell office:value-type="float" office:value="1.014603" calcext:value-type="float">
            <text:p>1.014603</text:p>
          </table:table-cell>
          <table:table-cell office:value-type="float" office:value="0.7653668" calcext:value-type="float">
            <text:p>0.7653668</text:p>
          </table:table-cell>
          <table:table-cell office:value-type="float" office:value="0.584503" calcext:value-type="float">
            <text:p>0.584503</text:p>
          </table:table-cell>
          <table:table-cell office:value-type="float" office:value="0.3736543" calcext:value-type="float">
            <text:p>0.3736543</text:p>
          </table:table-cell>
          <table:table-cell office:value-type="float" office:value="0.312678" calcext:value-type="float">
            <text:p>0.312678</text:p>
          </table:table-cell>
          <table:table-cell office:value-type="float" office:value="0.6597011" calcext:value-type="float">
            <text:p>0.6597011</text:p>
          </table:table-cell>
          <table:table-cell office:value-type="float" office:value="0.91617" calcext:value-type="float">
            <text:p>0.91617</text:p>
          </table:table-cell>
          <table:table-cell office:value-type="float" office:value="0.8835146" calcext:value-type="float">
            <text:p>0.8835146</text:p>
          </table:table-cell>
          <table:table-cell office:value-type="float" office:value="0.9083364" calcext:value-type="float">
            <text:p>0.9083364</text:p>
          </table:table-cell>
          <table:table-cell office:value-type="float" office:value="0.9113255" calcext:value-type="float">
            <text:p>0.9113255</text:p>
          </table:table-cell>
          <table:table-cell office:value-type="float" office:value="0.9423763" calcext:value-type="float">
            <text:p>0.9423763</text:p>
          </table:table-cell>
          <table:table-cell office:value-type="float" office:value="1.021242" calcext:value-type="float">
            <text:p>1.021242</text:p>
          </table:table-cell>
          <table:table-cell office:value-type="float" office:value="0" calcext:value-type="float">
            <text:p>0</text:p>
          </table:table-cell>
          <table:table-cell office:value-type="float" office:value="0.06782276" calcext:value-type="float">
            <text:p>0.06782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1" calcext:value-type="float">
            <text:p>25022001</text:p>
          </table:table-cell>
          <table:table-cell office:value-type="float" office:value="2.210603" calcext:value-type="float">
            <text:p>2.210603</text:p>
          </table:table-cell>
          <table:table-cell office:value-type="float" office:value="139.9064" calcext:value-type="float">
            <text:p>139.90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489241" calcext:value-type="float">
            <text:p>3.489241</text:p>
          </table:table-cell>
          <table:table-cell office:value-type="float" office:value="0" calcext:value-type="float">
            <text:p>0</text:p>
          </table:table-cell>
          <table:table-cell office:value-type="float" office:value="0.00002067162" calcext:value-type="float">
            <text:p>2.067162E-05</text:p>
          </table:table-cell>
          <table:table-cell office:value-type="float" office:value="0" calcext:value-type="float">
            <text:p>0</text:p>
          </table:table-cell>
          <table:table-cell office:value-type="float" office:value="-0.005638524" calcext:value-type="float">
            <text:p>-0.005638524</text:p>
          </table:table-cell>
          <table:table-cell office:value-type="float" office:value="1193.816" calcext:value-type="float">
            <text:p>1193.816</text:p>
          </table:table-cell>
          <table:table-cell office:value-type="float" office:value="3.451183" calcext:value-type="float">
            <text:p>3.451183</text:p>
          </table:table-cell>
          <table:table-cell office:value-type="float" office:value="0" calcext:value-type="float">
            <text:p>0</text:p>
          </table:table-cell>
          <table:table-cell office:value-type="float" office:value="0.003339885" calcext:value-type="float">
            <text:p>0.003339885</text:p>
          </table:table-cell>
          <table:table-cell office:value-type="float" office:value="0.05462382" calcext:value-type="float">
            <text:p>0.05462382</text:p>
          </table:table-cell>
          <table:table-cell office:value-type="float" office:value="0.0403607" calcext:value-type="float">
            <text:p>0.0403607</text:p>
          </table:table-cell>
          <table:table-cell office:value-type="float" office:value="0.0293485" calcext:value-type="float">
            <text:p>0.0293485</text:p>
          </table:table-cell>
          <table:table-cell office:value-type="float" office:value="0.02234202" calcext:value-type="float">
            <text:p>0.02234202</text:p>
          </table:table-cell>
          <table:table-cell office:value-type="float" office:value="0.02097023" calcext:value-type="float">
            <text:p>0.02097023</text:p>
          </table:table-cell>
          <table:table-cell office:value-type="float" office:value="0.02060666" calcext:value-type="float">
            <text:p>0.02060666</text:p>
          </table:table-cell>
          <table:table-cell office:value-type="float" office:value="0.04401884" calcext:value-type="float">
            <text:p>0.04401884</text:p>
          </table:table-cell>
          <table:table-cell office:value-type="float" office:value="0.07302707" calcext:value-type="float">
            <text:p>0.07302707</text:p>
          </table:table-cell>
          <table:table-cell office:value-type="float" office:value="0.07043962" calcext:value-type="float">
            <text:p>0.07043962</text:p>
          </table:table-cell>
          <table:table-cell office:value-type="float" office:value="0.06955976" calcext:value-type="float">
            <text:p>0.06955976</text:p>
          </table:table-cell>
          <table:table-cell office:value-type="float" office:value="0.06934424" calcext:value-type="float">
            <text:p>0.06934424</text:p>
          </table:table-cell>
          <table:table-cell office:value-type="float" office:value="0.06946953" calcext:value-type="float">
            <text:p>0.06946953</text:p>
          </table:table-cell>
          <table:table-cell office:value-type="float" office:value="0.07026646" calcext:value-type="float">
            <text:p>0.07026646</text:p>
          </table:table-cell>
          <table:table-cell office:value-type="float" office:value="0" calcext:value-type="float">
            <text:p>0</text:p>
          </table:table-cell>
          <table:table-cell office:value-type="float" office:value="0.1055764" calcext:value-type="float">
            <text:p>0.1055764</text:p>
          </table:table-cell>
          <table:table-cell office:value-type="float" office:value="1.255863" calcext:value-type="float">
            <text:p>1.255863</text:p>
          </table:table-cell>
          <table:table-cell office:value-type="float" office:value="1.025036" calcext:value-type="float">
            <text:p>1.025036</text:p>
          </table:table-cell>
          <table:table-cell office:value-type="float" office:value="0.7731979" calcext:value-type="float">
            <text:p>0.7731979</text:p>
          </table:table-cell>
          <table:table-cell office:value-type="float" office:value="0.5906049" calcext:value-type="float">
            <text:p>0.5906049</text:p>
          </table:table-cell>
          <table:table-cell office:value-type="float" office:value="0.3776588" calcext:value-type="float">
            <text:p>0.3776588</text:p>
          </table:table-cell>
          <table:table-cell office:value-type="float" office:value="0.3163548" calcext:value-type="float">
            <text:p>0.3163548</text:p>
          </table:table-cell>
          <table:table-cell office:value-type="float" office:value="0.6682963" calcext:value-type="float">
            <text:p>0.6682963</text:p>
          </table:table-cell>
          <table:table-cell office:value-type="float" office:value="0.9287052" calcext:value-type="float">
            <text:p>0.9287052</text:p>
          </table:table-cell>
          <table:table-cell office:value-type="float" office:value="0.895911" calcext:value-type="float">
            <text:p>0.895911</text:p>
          </table:table-cell>
          <table:table-cell office:value-type="float" office:value="0.9215016" calcext:value-type="float">
            <text:p>0.9215016</text:p>
          </table:table-cell>
          <table:table-cell office:value-type="float" office:value="0.924718" calcext:value-type="float">
            <text:p>0.924718</text:p>
          </table:table-cell>
          <table:table-cell office:value-type="float" office:value="0.9565365" calcext:value-type="float">
            <text:p>0.9565365</text:p>
          </table:table-cell>
          <table:table-cell office:value-type="float" office:value="1.036837" calcext:value-type="float">
            <text:p>1.036837</text:p>
          </table:table-cell>
          <table:table-cell office:value-type="float" office:value="0" calcext:value-type="float">
            <text:p>0</text:p>
          </table:table-cell>
          <table:table-cell office:value-type="float" office:value="0.06550421" calcext:value-type="float">
            <text:p>0.065504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1" calcext:value-type="float">
            <text:p>26022001</text:p>
          </table:table-cell>
          <table:table-cell office:value-type="float" office:value="2.209683" calcext:value-type="float">
            <text:p>2.209683</text:p>
          </table:table-cell>
          <table:table-cell office:value-type="float" office:value="139.9014" calcext:value-type="float">
            <text:p>139.9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38012" calcext:value-type="float">
            <text:p>3.538012</text:p>
          </table:table-cell>
          <table:table-cell office:value-type="float" office:value="0" calcext:value-type="float">
            <text:p>0</text:p>
          </table:table-cell>
          <table:table-cell office:value-type="float" office:value="0.00002068633" calcext:value-type="float">
            <text:p>2.068633E-05</text:p>
          </table:table-cell>
          <table:table-cell office:value-type="float" office:value="0" calcext:value-type="float">
            <text:p>0</text:p>
          </table:table-cell>
          <table:table-cell office:value-type="float" office:value="-0.005673387" calcext:value-type="float">
            <text:p>-0.005673387</text:p>
          </table:table-cell>
          <table:table-cell office:value-type="float" office:value="1193.772" calcext:value-type="float">
            <text:p>1193.772</text:p>
          </table:table-cell>
          <table:table-cell office:value-type="float" office:value="3.451036" calcext:value-type="float">
            <text:p>3.451036</text:p>
          </table:table-cell>
          <table:table-cell office:value-type="float" office:value="0" calcext:value-type="float">
            <text:p>0</text:p>
          </table:table-cell>
          <table:table-cell office:value-type="float" office:value="0.003360084" calcext:value-type="float">
            <text:p>0.003360084</text:p>
          </table:table-cell>
          <table:table-cell office:value-type="float" office:value="0.05821937" calcext:value-type="float">
            <text:p>0.05821937</text:p>
          </table:table-cell>
          <table:table-cell office:value-type="float" office:value="0.04201861" calcext:value-type="float">
            <text:p>0.04201861</text:p>
          </table:table-cell>
          <table:table-cell office:value-type="float" office:value="0.03014909" calcext:value-type="float">
            <text:p>0.03014909</text:p>
          </table:table-cell>
          <table:table-cell office:value-type="float" office:value="0.02276518" calcext:value-type="float">
            <text:p>0.02276518</text:p>
          </table:table-cell>
          <table:table-cell office:value-type="float" office:value="0.02113882" calcext:value-type="float">
            <text:p>0.02113882</text:p>
          </table:table-cell>
          <table:table-cell office:value-type="float" office:value="0.02071047" calcext:value-type="float">
            <text:p>0.02071047</text:p>
          </table:table-cell>
          <table:table-cell office:value-type="float" office:value="0.0440528" calcext:value-type="float">
            <text:p>0.0440528</text:p>
          </table:table-cell>
          <table:table-cell office:value-type="float" office:value="0.07311002" calcext:value-type="float">
            <text:p>0.07311002</text:p>
          </table:table-cell>
          <table:table-cell office:value-type="float" office:value="0.07054485" calcext:value-type="float">
            <text:p>0.07054485</text:p>
          </table:table-cell>
          <table:table-cell office:value-type="float" office:value="0.06969032" calcext:value-type="float">
            <text:p>0.06969032</text:p>
          </table:table-cell>
          <table:table-cell office:value-type="float" office:value="0.06948083" calcext:value-type="float">
            <text:p>0.06948083</text:p>
          </table:table-cell>
          <table:table-cell office:value-type="float" office:value="0.06961589" calcext:value-type="float">
            <text:p>0.06961589</text:p>
          </table:table-cell>
          <table:table-cell office:value-type="float" office:value="0.07042968" calcext:value-type="float">
            <text:p>0.07042968</text:p>
          </table:table-cell>
          <table:table-cell office:value-type="float" office:value="0" calcext:value-type="float">
            <text:p>0</text:p>
          </table:table-cell>
          <table:table-cell office:value-type="float" office:value="0.1063274" calcext:value-type="float">
            <text:p>0.1063274</text:p>
          </table:table-cell>
          <table:table-cell office:value-type="float" office:value="1.269397" calcext:value-type="float">
            <text:p>1.269397</text:p>
          </table:table-cell>
          <table:table-cell office:value-type="float" office:value="1.035691" calcext:value-type="float">
            <text:p>1.035691</text:p>
          </table:table-cell>
          <table:table-cell office:value-type="float" office:value="0.7811158" calcext:value-type="float">
            <text:p>0.7811158</text:p>
          </table:table-cell>
          <table:table-cell office:value-type="float" office:value="0.5967348" calcext:value-type="float">
            <text:p>0.5967348</text:p>
          </table:table-cell>
          <table:table-cell office:value-type="float" office:value="0.3816514" calcext:value-type="float">
            <text:p>0.3816514</text:p>
          </table:table-cell>
          <table:table-cell office:value-type="float" office:value="0.3200163" calcext:value-type="float">
            <text:p>0.3200163</text:p>
          </table:table-cell>
          <table:table-cell office:value-type="float" office:value="0.6768596" calcext:value-type="float">
            <text:p>0.6768596</text:p>
          </table:table-cell>
          <table:table-cell office:value-type="float" office:value="0.9412262" calcext:value-type="float">
            <text:p>0.9412262</text:p>
          </table:table-cell>
          <table:table-cell office:value-type="float" office:value="0.9082987" calcext:value-type="float">
            <text:p>0.9082987</text:p>
          </table:table-cell>
          <table:table-cell office:value-type="float" office:value="0.9346669" calcext:value-type="float">
            <text:p>0.9346669</text:p>
          </table:table-cell>
          <table:table-cell office:value-type="float" office:value="0.9381056" calcext:value-type="float">
            <text:p>0.9381056</text:p>
          </table:table-cell>
          <table:table-cell office:value-type="float" office:value="0.9705878" calcext:value-type="float">
            <text:p>0.9705878</text:p>
          </table:table-cell>
          <table:table-cell office:value-type="float" office:value="1.052452" calcext:value-type="float">
            <text:p>1.052452</text:p>
          </table:table-cell>
          <table:table-cell office:value-type="float" office:value="0" calcext:value-type="float">
            <text:p>0</text:p>
          </table:table-cell>
          <table:table-cell office:value-type="float" office:value="0.0634798" calcext:value-type="float">
            <text:p>0.0634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1" calcext:value-type="float">
            <text:p>27022001</text:p>
          </table:table-cell>
          <table:table-cell office:value-type="float" office:value="2.208696" calcext:value-type="float">
            <text:p>2.208696</text:p>
          </table:table-cell>
          <table:table-cell office:value-type="float" office:value="139.8961" calcext:value-type="float">
            <text:p>139.89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8683" calcext:value-type="float">
            <text:p>3.58683</text:p>
          </table:table-cell>
          <table:table-cell office:value-type="float" office:value="0" calcext:value-type="float">
            <text:p>0</text:p>
          </table:table-cell>
          <table:table-cell office:value-type="float" office:value="0.00002069231" calcext:value-type="float">
            <text:p>2.069231E-05</text:p>
          </table:table-cell>
          <table:table-cell office:value-type="float" office:value="0" calcext:value-type="float">
            <text:p>0</text:p>
          </table:table-cell>
          <table:table-cell office:value-type="float" office:value="-0.005673387" calcext:value-type="float">
            <text:p>-0.005673387</text:p>
          </table:table-cell>
          <table:table-cell office:value-type="float" office:value="1193.729" calcext:value-type="float">
            <text:p>1193.729</text:p>
          </table:table-cell>
          <table:table-cell office:value-type="float" office:value="3.451844" calcext:value-type="float">
            <text:p>3.451844</text:p>
          </table:table-cell>
          <table:table-cell office:value-type="float" office:value="0" calcext:value-type="float">
            <text:p>0</text:p>
          </table:table-cell>
          <table:table-cell office:value-type="float" office:value="0.00326756" calcext:value-type="float">
            <text:p>0.00326756</text:p>
          </table:table-cell>
          <table:table-cell office:value-type="float" office:value="0.06003787" calcext:value-type="float">
            <text:p>0.06003787</text:p>
          </table:table-cell>
          <table:table-cell office:value-type="float" office:value="0.04349807" calcext:value-type="float">
            <text:p>0.04349807</text:p>
          </table:table-cell>
          <table:table-cell office:value-type="float" office:value="0.03107063" calcext:value-type="float">
            <text:p>0.03107063</text:p>
          </table:table-cell>
          <table:table-cell office:value-type="float" office:value="0.02335501" calcext:value-type="float">
            <text:p>0.02335501</text:p>
          </table:table-cell>
          <table:table-cell office:value-type="float" office:value="0.02146677" calcext:value-type="float">
            <text:p>0.02146677</text:p>
          </table:table-cell>
          <table:table-cell office:value-type="float" office:value="0.02087543" calcext:value-type="float">
            <text:p>0.02087543</text:p>
          </table:table-cell>
          <table:table-cell office:value-type="float" office:value="0.04413318" calcext:value-type="float">
            <text:p>0.04413318</text:p>
          </table:table-cell>
          <table:table-cell office:value-type="float" office:value="0.07320523" calcext:value-type="float">
            <text:p>0.07320523</text:p>
          </table:table-cell>
          <table:table-cell office:value-type="float" office:value="0.07065146" calcext:value-type="float">
            <text:p>0.07065146</text:p>
          </table:table-cell>
          <table:table-cell office:value-type="float" office:value="0.06982104" calcext:value-type="float">
            <text:p>0.06982104</text:p>
          </table:table-cell>
          <table:table-cell office:value-type="float" office:value="0.06961765" calcext:value-type="float">
            <text:p>0.06961765</text:p>
          </table:table-cell>
          <table:table-cell office:value-type="float" office:value="0.06976358" calcext:value-type="float">
            <text:p>0.06976358</text:p>
          </table:table-cell>
          <table:table-cell office:value-type="float" office:value="0.07059297" calcext:value-type="float">
            <text:p>0.07059297</text:p>
          </table:table-cell>
          <table:table-cell office:value-type="float" office:value="0" calcext:value-type="float">
            <text:p>0</text:p>
          </table:table-cell>
          <table:table-cell office:value-type="float" office:value="0.1071144" calcext:value-type="float">
            <text:p>0.1071144</text:p>
          </table:table-cell>
          <table:table-cell office:value-type="float" office:value="1.283955" calcext:value-type="float">
            <text:p>1.283955</text:p>
          </table:table-cell>
          <table:table-cell office:value-type="float" office:value="1.046897" calcext:value-type="float">
            <text:p>1.046897</text:p>
          </table:table-cell>
          <table:table-cell office:value-type="float" office:value="0.7893457" calcext:value-type="float">
            <text:p>0.7893457</text:p>
          </table:table-cell>
          <table:table-cell office:value-type="float" office:value="0.6030408" calcext:value-type="float">
            <text:p>0.6030408</text:p>
          </table:table-cell>
          <table:table-cell office:value-type="float" office:value="0.3856848" calcext:value-type="float">
            <text:p>0.3856848</text:p>
          </table:table-cell>
          <table:table-cell office:value-type="float" office:value="0.3236808" calcext:value-type="float">
            <text:p>0.3236808</text:p>
          </table:table-cell>
          <table:table-cell office:value-type="float" office:value="0.685398" calcext:value-type="float">
            <text:p>0.685398</text:p>
          </table:table-cell>
          <table:table-cell office:value-type="float" office:value="0.9537326" calcext:value-type="float">
            <text:p>0.9537326</text:p>
          </table:table-cell>
          <table:table-cell office:value-type="float" office:value="0.9206797" calcext:value-type="float">
            <text:p>0.9206797</text:p>
          </table:table-cell>
          <table:table-cell office:value-type="float" office:value="0.9478322" calcext:value-type="float">
            <text:p>0.9478322</text:p>
          </table:table-cell>
          <table:table-cell office:value-type="float" office:value="0.9514819" calcext:value-type="float">
            <text:p>0.9514819</text:p>
          </table:table-cell>
          <table:table-cell office:value-type="float" office:value="0.9845804" calcext:value-type="float">
            <text:p>0.9845804</text:p>
          </table:table-cell>
          <table:table-cell office:value-type="float" office:value="1.068078" calcext:value-type="float">
            <text:p>1.068078</text:p>
          </table:table-cell>
          <table:table-cell office:value-type="float" office:value="0" calcext:value-type="float">
            <text:p>0</text:p>
          </table:table-cell>
          <table:table-cell office:value-type="float" office:value="0.05792006" calcext:value-type="float">
            <text:p>0.05792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1" calcext:value-type="float">
            <text:p>28022001</text:p>
          </table:table-cell>
          <table:table-cell office:value-type="float" office:value="2.20786" calcext:value-type="float">
            <text:p>2.20786</text:p>
          </table:table-cell>
          <table:table-cell office:value-type="float" office:value="139.8909" calcext:value-type="float">
            <text:p>139.89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35593" calcext:value-type="float">
            <text:p>3.635593</text:p>
          </table:table-cell>
          <table:table-cell office:value-type="float" office:value="0" calcext:value-type="float">
            <text:p>0</text:p>
          </table:table-cell>
          <table:table-cell office:value-type="float" office:value="0.00002071602" calcext:value-type="float">
            <text:p>2.071602E-05</text:p>
          </table:table-cell>
          <table:table-cell office:value-type="float" office:value="0" calcext:value-type="float">
            <text:p>0</text:p>
          </table:table-cell>
          <table:table-cell office:value-type="float" office:value="-0.005673314" calcext:value-type="float">
            <text:p>-0.005673314</text:p>
          </table:table-cell>
          <table:table-cell office:value-type="float" office:value="1193.686" calcext:value-type="float">
            <text:p>1193.686</text:p>
          </table:table-cell>
          <table:table-cell office:value-type="float" office:value="3.451421" calcext:value-type="float">
            <text:p>3.451421</text:p>
          </table:table-cell>
          <table:table-cell office:value-type="float" office:value="0" calcext:value-type="float">
            <text:p>0</text:p>
          </table:table-cell>
          <table:table-cell office:value-type="float" office:value="0.003308226" calcext:value-type="float">
            <text:p>0.003308226</text:p>
          </table:table-cell>
          <table:table-cell office:value-type="float" office:value="0.05690886" calcext:value-type="float">
            <text:p>0.05690886</text:p>
          </table:table-cell>
          <table:table-cell office:value-type="float" office:value="0.04222791" calcext:value-type="float">
            <text:p>0.04222791</text:p>
          </table:table-cell>
          <table:table-cell office:value-type="float" office:value="0.03058721" calcext:value-type="float">
            <text:p>0.03058721</text:p>
          </table:table-cell>
          <table:table-cell office:value-type="float" office:value="0.02318401" calcext:value-type="float">
            <text:p>0.02318401</text:p>
          </table:table-cell>
          <table:table-cell office:value-type="float" office:value="0.02145101" calcext:value-type="float">
            <text:p>0.02145101</text:p>
          </table:table-cell>
          <table:table-cell office:value-type="float" office:value="0.0209139" calcext:value-type="float">
            <text:p>0.0209139</text:p>
          </table:table-cell>
          <table:table-cell office:value-type="float" office:value="0.04421835" calcext:value-type="float">
            <text:p>0.04421835</text:p>
          </table:table-cell>
          <table:table-cell office:value-type="float" office:value="0.0733131" calcext:value-type="float">
            <text:p>0.0733131</text:p>
          </table:table-cell>
          <table:table-cell office:value-type="float" office:value="0.07076019" calcext:value-type="float">
            <text:p>0.07076019</text:p>
          </table:table-cell>
          <table:table-cell office:value-type="float" office:value="0.06995207" calcext:value-type="float">
            <text:p>0.06995207</text:p>
          </table:table-cell>
          <table:table-cell office:value-type="float" office:value="0.06975456" calcext:value-type="float">
            <text:p>0.06975456</text:p>
          </table:table-cell>
          <table:table-cell office:value-type="float" office:value="0.06991027" calcext:value-type="float">
            <text:p>0.06991027</text:p>
          </table:table-cell>
          <table:table-cell office:value-type="float" office:value="0.07075655" calcext:value-type="float">
            <text:p>0.07075655</text:p>
          </table:table-cell>
          <table:table-cell office:value-type="float" office:value="0" calcext:value-type="float">
            <text:p>0</text:p>
          </table:table-cell>
          <table:table-cell office:value-type="float" office:value="0.1078607" calcext:value-type="float">
            <text:p>0.1078607</text:p>
          </table:table-cell>
          <table:table-cell office:value-type="float" office:value="1.298333" calcext:value-type="float">
            <text:p>1.298333</text:p>
          </table:table-cell>
          <table:table-cell office:value-type="float" office:value="1.058073" calcext:value-type="float">
            <text:p>1.058073</text:p>
          </table:table-cell>
          <table:table-cell office:value-type="float" office:value="0.7976174" calcext:value-type="float">
            <text:p>0.7976174</text:p>
          </table:table-cell>
          <table:table-cell office:value-type="float" office:value="0.6093944" calcext:value-type="float">
            <text:p>0.6093944</text:p>
          </table:table-cell>
          <table:table-cell office:value-type="float" office:value="0.3897365" calcext:value-type="float">
            <text:p>0.3897365</text:p>
          </table:table-cell>
          <table:table-cell office:value-type="float" office:value="0.3273469" calcext:value-type="float">
            <text:p>0.3273469</text:p>
          </table:table-cell>
          <table:table-cell office:value-type="float" office:value="0.6939217" calcext:value-type="float">
            <text:p>0.6939217</text:p>
          </table:table-cell>
          <table:table-cell office:value-type="float" office:value="0.9662241" calcext:value-type="float">
            <text:p>0.9662241</text:p>
          </table:table-cell>
          <table:table-cell office:value-type="float" office:value="0.9330547" calcext:value-type="float">
            <text:p>0.9330547</text:p>
          </table:table-cell>
          <table:table-cell office:value-type="float" office:value="0.9609974" calcext:value-type="float">
            <text:p>0.9609974</text:p>
          </table:table-cell>
          <table:table-cell office:value-type="float" office:value="0.9648468" calcext:value-type="float">
            <text:p>0.9648468</text:p>
          </table:table-cell>
          <table:table-cell office:value-type="float" office:value="0.9985399" calcext:value-type="float">
            <text:p>0.9985399</text:p>
          </table:table-cell>
          <table:table-cell office:value-type="float" office:value="1.083682" calcext:value-type="float">
            <text:p>1.083682</text:p>
          </table:table-cell>
          <table:table-cell office:value-type="float" office:value="0" calcext:value-type="float">
            <text:p>0</text:p>
          </table:table-cell>
          <table:table-cell office:value-type="float" office:value="0.0605543" calcext:value-type="float">
            <text:p>0.06055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1" calcext:value-type="float">
            <text:p>1032001</text:p>
          </table:table-cell>
          <table:table-cell office:value-type="float" office:value="2.207043" calcext:value-type="float">
            <text:p>2.207043</text:p>
          </table:table-cell>
          <table:table-cell office:value-type="float" office:value="139.8858" calcext:value-type="float">
            <text:p>139.8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68422" calcext:value-type="float">
            <text:p>3.68422</text:p>
          </table:table-cell>
          <table:table-cell office:value-type="float" office:value="0" calcext:value-type="float">
            <text:p>0</text:p>
          </table:table-cell>
          <table:table-cell office:value-type="float" office:value="0.00002076997" calcext:value-type="float">
            <text:p>2.076997E-05</text:p>
          </table:table-cell>
          <table:table-cell office:value-type="float" office:value="0" calcext:value-type="float">
            <text:p>0</text:p>
          </table:table-cell>
          <table:table-cell office:value-type="float" office:value="-0.005673168" calcext:value-type="float">
            <text:p>-0.005673168</text:p>
          </table:table-cell>
          <table:table-cell office:value-type="float" office:value="1193.642" calcext:value-type="float">
            <text:p>1193.642</text:p>
          </table:table-cell>
          <table:table-cell office:value-type="float" office:value="3.449992" calcext:value-type="float">
            <text:p>3.449992</text:p>
          </table:table-cell>
          <table:table-cell office:value-type="float" office:value="0" calcext:value-type="float">
            <text:p>0</text:p>
          </table:table-cell>
          <table:table-cell office:value-type="float" office:value="0.003433915" calcext:value-type="float">
            <text:p>0.003433915</text:p>
          </table:table-cell>
          <table:table-cell office:value-type="float" office:value="0.05680843" calcext:value-type="float">
            <text:p>0.05680843</text:p>
          </table:table-cell>
          <table:table-cell office:value-type="float" office:value="0.0418267" calcext:value-type="float">
            <text:p>0.0418267</text:p>
          </table:table-cell>
          <table:table-cell office:value-type="float" office:value="0.03026092" calcext:value-type="float">
            <text:p>0.03026092</text:p>
          </table:table-cell>
          <table:table-cell office:value-type="float" office:value="0.02299027" calcext:value-type="float">
            <text:p>0.02299027</text:p>
          </table:table-cell>
          <table:table-cell office:value-type="float" office:value="0.02128765" calcext:value-type="float">
            <text:p>0.02128765</text:p>
          </table:table-cell>
          <table:table-cell office:value-type="float" office:value="0.02046966" calcext:value-type="float">
            <text:p>0.02046966</text:p>
          </table:table-cell>
          <table:table-cell office:value-type="float" office:value="0.04423346" calcext:value-type="float">
            <text:p>0.04423346</text:p>
          </table:table-cell>
          <table:table-cell office:value-type="float" office:value="0.07342055" calcext:value-type="float">
            <text:p>0.07342055</text:p>
          </table:table-cell>
          <table:table-cell office:value-type="float" office:value="0.07087087" calcext:value-type="float">
            <text:p>0.07087087</text:p>
          </table:table-cell>
          <table:table-cell office:value-type="float" office:value="0.07008354" calcext:value-type="float">
            <text:p>0.07008354</text:p>
          </table:table-cell>
          <table:table-cell office:value-type="float" office:value="0.06989153" calcext:value-type="float">
            <text:p>0.06989153</text:p>
          </table:table-cell>
          <table:table-cell office:value-type="float" office:value="0.07005637" calcext:value-type="float">
            <text:p>0.07005637</text:p>
          </table:table-cell>
          <table:table-cell office:value-type="float" office:value="0.07092035" calcext:value-type="float">
            <text:p>0.07092035</text:p>
          </table:table-cell>
          <table:table-cell office:value-type="float" office:value="0" calcext:value-type="float">
            <text:p>0</text:p>
          </table:table-cell>
          <table:table-cell office:value-type="float" office:value="0.1085882" calcext:value-type="float">
            <text:p>0.1085882</text:p>
          </table:table-cell>
          <table:table-cell office:value-type="float" office:value="1.311951" calcext:value-type="float">
            <text:p>1.311951</text:p>
          </table:table-cell>
          <table:table-cell office:value-type="float" office:value="1.068829" calcext:value-type="float">
            <text:p>1.068829</text:p>
          </table:table-cell>
          <table:table-cell office:value-type="float" office:value="0.8056455" calcext:value-type="float">
            <text:p>0.8056455</text:p>
          </table:table-cell>
          <table:table-cell office:value-type="float" office:value="0.6156025" calcext:value-type="float">
            <text:p>0.6156025</text:p>
          </table:table-cell>
          <table:table-cell office:value-type="float" office:value="0.3937343" calcext:value-type="float">
            <text:p>0.3937343</text:p>
          </table:table-cell>
          <table:table-cell office:value-type="float" office:value="0.3309851" calcext:value-type="float">
            <text:p>0.3309851</text:p>
          </table:table-cell>
          <table:table-cell office:value-type="float" office:value="0.7024249" calcext:value-type="float">
            <text:p>0.7024249</text:p>
          </table:table-cell>
          <table:table-cell office:value-type="float" office:value="0.9787005" calcext:value-type="float">
            <text:p>0.9787005</text:p>
          </table:table-cell>
          <table:table-cell office:value-type="float" office:value="0.9454226" calcext:value-type="float">
            <text:p>0.9454226</text:p>
          </table:table-cell>
          <table:table-cell office:value-type="float" office:value="0.9741585" calcext:value-type="float">
            <text:p>0.9741585</text:p>
          </table:table-cell>
          <table:table-cell office:value-type="float" office:value="0.9781982" calcext:value-type="float">
            <text:p>0.9781982</text:p>
          </table:table-cell>
          <table:table-cell office:value-type="float" office:value="1.012468" calcext:value-type="float">
            <text:p>1.012468</text:p>
          </table:table-cell>
          <table:table-cell office:value-type="float" office:value="1.09927" calcext:value-type="float">
            <text:p>1.09927</text:p>
          </table:table-cell>
          <table:table-cell office:value-type="float" office:value="0" calcext:value-type="float">
            <text:p>0</text:p>
          </table:table-cell>
          <table:table-cell office:value-type="float" office:value="0.06682173" calcext:value-type="float">
            <text:p>0.06682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1" calcext:value-type="float">
            <text:p>2032001</text:p>
          </table:table-cell>
          <table:table-cell office:value-type="float" office:value="2.206082" calcext:value-type="float">
            <text:p>2.206082</text:p>
          </table:table-cell>
          <table:table-cell office:value-type="float" office:value="139.8807" calcext:value-type="float">
            <text:p>139.88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32821" calcext:value-type="float">
            <text:p>3.732821</text:p>
          </table:table-cell>
          <table:table-cell office:value-type="float" office:value="0" calcext:value-type="float">
            <text:p>0</text:p>
          </table:table-cell>
          <table:table-cell office:value-type="float" office:value="0.0000208452" calcext:value-type="float">
            <text:p>2.08452E-05</text:p>
          </table:table-cell>
          <table:table-cell office:value-type="float" office:value="0" calcext:value-type="float">
            <text:p>0</text:p>
          </table:table-cell>
          <table:table-cell office:value-type="float" office:value="-0.005672952" calcext:value-type="float">
            <text:p>-0.005672952</text:p>
          </table:table-cell>
          <table:table-cell office:value-type="float" office:value="1193.599" calcext:value-type="float">
            <text:p>1193.599</text:p>
          </table:table-cell>
          <table:table-cell office:value-type="float" office:value="3.449935" calcext:value-type="float">
            <text:p>3.449935</text:p>
          </table:table-cell>
          <table:table-cell office:value-type="float" office:value="0" calcext:value-type="float">
            <text:p>0</text:p>
          </table:table-cell>
          <table:table-cell office:value-type="float" office:value="0.003326552" calcext:value-type="float">
            <text:p>0.003326552</text:p>
          </table:table-cell>
          <table:table-cell office:value-type="float" office:value="0.05876933" calcext:value-type="float">
            <text:p>0.05876933</text:p>
          </table:table-cell>
          <table:table-cell office:value-type="float" office:value="0.04321898" calcext:value-type="float">
            <text:p>0.04321898</text:p>
          </table:table-cell>
          <table:table-cell office:value-type="float" office:value="0.03099903" calcext:value-type="float">
            <text:p>0.03099903</text:p>
          </table:table-cell>
          <table:table-cell office:value-type="float" office:value="0.02334844" calcext:value-type="float">
            <text:p>0.02334844</text:p>
          </table:table-cell>
          <table:table-cell office:value-type="float" office:value="0.02136695" calcext:value-type="float">
            <text:p>0.02136695</text:p>
          </table:table-cell>
          <table:table-cell office:value-type="float" office:value="0.01930764" calcext:value-type="float">
            <text:p>0.01930764</text:p>
          </table:table-cell>
          <table:table-cell office:value-type="float" office:value="0.04415482" calcext:value-type="float">
            <text:p>0.04415482</text:p>
          </table:table-cell>
          <table:table-cell office:value-type="float" office:value="0.07351569" calcext:value-type="float">
            <text:p>0.07351569</text:p>
          </table:table-cell>
          <table:table-cell office:value-type="float" office:value="0.07098251" calcext:value-type="float">
            <text:p>0.07098251</text:p>
          </table:table-cell>
          <table:table-cell office:value-type="float" office:value="0.0702154" calcext:value-type="float">
            <text:p>0.0702154</text:p>
          </table:table-cell>
          <table:table-cell office:value-type="float" office:value="0.07002851" calcext:value-type="float">
            <text:p>0.07002851</text:p>
          </table:table-cell>
          <table:table-cell office:value-type="float" office:value="0.07020213" calcext:value-type="float">
            <text:p>0.07020213</text:p>
          </table:table-cell>
          <table:table-cell office:value-type="float" office:value="0.07108401" calcext:value-type="float">
            <text:p>0.07108401</text:p>
          </table:table-cell>
          <table:table-cell office:value-type="float" office:value="0" calcext:value-type="float">
            <text:p>0</text:p>
          </table:table-cell>
          <table:table-cell office:value-type="float" office:value="0.1093648" calcext:value-type="float">
            <text:p>0.1093648</text:p>
          </table:table-cell>
          <table:table-cell office:value-type="float" office:value="1.326052" calcext:value-type="float">
            <text:p>1.326052</text:p>
          </table:table-cell>
          <table:table-cell office:value-type="float" office:value="1.079773" calcext:value-type="float">
            <text:p>1.079773</text:p>
          </table:table-cell>
          <table:table-cell office:value-type="float" office:value="0.8137279" calcext:value-type="float">
            <text:p>0.8137279</text:p>
          </table:table-cell>
          <table:table-cell office:value-type="float" office:value="0.6218281" calcext:value-type="float">
            <text:p>0.6218281</text:p>
          </table:table-cell>
          <table:table-cell office:value-type="float" office:value="0.3977212" calcext:value-type="float">
            <text:p>0.3977212</text:p>
          </table:table-cell>
          <table:table-cell office:value-type="float" office:value="0.3345869" calcext:value-type="float">
            <text:p>0.3345869</text:p>
          </table:table-cell>
          <table:table-cell office:value-type="float" office:value="0.710911" calcext:value-type="float">
            <text:p>0.710911</text:p>
          </table:table-cell>
          <table:table-cell office:value-type="float" office:value="0.9911601" calcext:value-type="float">
            <text:p>0.9911601</text:p>
          </table:table-cell>
          <table:table-cell office:value-type="float" office:value="0.9577858" calcext:value-type="float">
            <text:p>0.9577858</text:p>
          </table:table-cell>
          <table:table-cell office:value-type="float" office:value="0.9873166" calcext:value-type="float">
            <text:p>0.9873166</text:p>
          </table:table-cell>
          <table:table-cell office:value-type="float" office:value="0.9915373" calcext:value-type="float">
            <text:p>0.9915373</text:p>
          </table:table-cell>
          <table:table-cell office:value-type="float" office:value="1.026366" calcext:value-type="float">
            <text:p>1.026366</text:p>
          </table:table-cell>
          <table:table-cell office:value-type="float" office:value="1.114839" calcext:value-type="float">
            <text:p>1.114839</text:p>
          </table:table-cell>
          <table:table-cell office:value-type="float" office:value="0" calcext:value-type="float">
            <text:p>0</text:p>
          </table:table-cell>
          <table:table-cell office:value-type="float" office:value="0.06115632" calcext:value-type="float">
            <text:p>0.06115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1" calcext:value-type="float">
            <text:p>3032001</text:p>
          </table:table-cell>
          <table:table-cell office:value-type="float" office:value="2.205043" calcext:value-type="float">
            <text:p>2.205043</text:p>
          </table:table-cell>
          <table:table-cell office:value-type="float" office:value="139.8755" calcext:value-type="float">
            <text:p>139.87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781446" calcext:value-type="float">
            <text:p>3.781446</text:p>
          </table:table-cell>
          <table:table-cell office:value-type="float" office:value="0" calcext:value-type="float">
            <text:p>0</text:p>
          </table:table-cell>
          <table:table-cell office:value-type="float" office:value="0.00002092855" calcext:value-type="float">
            <text:p>2.092855E-05</text:p>
          </table:table-cell>
          <table:table-cell office:value-type="float" office:value="0" calcext:value-type="float">
            <text:p>0</text:p>
          </table:table-cell>
          <table:table-cell office:value-type="float" office:value="-0.005672751" calcext:value-type="float">
            <text:p>-0.005672751</text:p>
          </table:table-cell>
          <table:table-cell office:value-type="float" office:value="1193.555" calcext:value-type="float">
            <text:p>1193.555</text:p>
          </table:table-cell>
          <table:table-cell office:value-type="float" office:value="3.451468" calcext:value-type="float">
            <text:p>3.451468</text:p>
          </table:table-cell>
          <table:table-cell office:value-type="float" office:value="0" calcext:value-type="float">
            <text:p>0</text:p>
          </table:table-cell>
          <table:table-cell office:value-type="float" office:value="0.003269607" calcext:value-type="float">
            <text:p>0.003269607</text:p>
          </table:table-cell>
          <table:table-cell office:value-type="float" office:value="0.05873136" calcext:value-type="float">
            <text:p>0.05873136</text:p>
          </table:table-cell>
          <table:table-cell office:value-type="float" office:value="0.04416138" calcext:value-type="float">
            <text:p>0.04416138</text:p>
          </table:table-cell>
          <table:table-cell office:value-type="float" office:value="0.03152979" calcext:value-type="float">
            <text:p>0.03152979</text:p>
          </table:table-cell>
          <table:table-cell office:value-type="float" office:value="0.02356517" calcext:value-type="float">
            <text:p>0.02356517</text:p>
          </table:table-cell>
          <table:table-cell office:value-type="float" office:value="0.0213378" calcext:value-type="float">
            <text:p>0.0213378</text:p>
          </table:table-cell>
          <table:table-cell office:value-type="float" office:value="0.01798664" calcext:value-type="float">
            <text:p>0.01798664</text:p>
          </table:table-cell>
          <table:table-cell office:value-type="float" office:value="0.04399562" calcext:value-type="float">
            <text:p>0.04399562</text:p>
          </table:table-cell>
          <table:table-cell office:value-type="float" office:value="0.07359276" calcext:value-type="float">
            <text:p>0.07359276</text:p>
          </table:table-cell>
          <table:table-cell office:value-type="float" office:value="0.07109507" calcext:value-type="float">
            <text:p>0.07109507</text:p>
          </table:table-cell>
          <table:table-cell office:value-type="float" office:value="0.07034755" calcext:value-type="float">
            <text:p>0.07034755</text:p>
          </table:table-cell>
          <table:table-cell office:value-type="float" office:value="0.07016554" calcext:value-type="float">
            <text:p>0.07016554</text:p>
          </table:table-cell>
          <table:table-cell office:value-type="float" office:value="0.07034755" calcext:value-type="float">
            <text:p>0.07034755</text:p>
          </table:table-cell>
          <table:table-cell office:value-type="float" office:value="0.07124759" calcext:value-type="float">
            <text:p>0.07124759</text:p>
          </table:table-cell>
          <table:table-cell office:value-type="float" office:value="0" calcext:value-type="float">
            <text:p>0</text:p>
          </table:table-cell>
          <table:table-cell office:value-type="float" office:value="0.110183" calcext:value-type="float">
            <text:p>0.110183</text:p>
          </table:table-cell>
          <table:table-cell office:value-type="float" office:value="1.34076" calcext:value-type="float">
            <text:p>1.34076</text:p>
          </table:table-cell>
          <table:table-cell office:value-type="float" office:value="1.091058" calcext:value-type="float">
            <text:p>1.091058</text:p>
          </table:table-cell>
          <table:table-cell office:value-type="float" office:value="0.8219989" calcext:value-type="float">
            <text:p>0.8219989</text:p>
          </table:table-cell>
          <table:table-cell office:value-type="float" office:value="0.6281741" calcext:value-type="float">
            <text:p>0.6281741</text:p>
          </table:table-cell>
          <table:table-cell office:value-type="float" office:value="0.401764" calcext:value-type="float">
            <text:p>0.401764</text:p>
          </table:table-cell>
          <table:table-cell office:value-type="float" office:value="0.3382052" calcext:value-type="float">
            <text:p>0.3382052</text:p>
          </table:table-cell>
          <table:table-cell office:value-type="float" office:value="0.7194145" calcext:value-type="float">
            <text:p>0.7194145</text:p>
          </table:table-cell>
          <table:table-cell office:value-type="float" office:value="1.003607" calcext:value-type="float">
            <text:p>1.003607</text:p>
          </table:table-cell>
          <table:table-cell office:value-type="float" office:value="0.970144" calcext:value-type="float">
            <text:p>0.970144</text:p>
          </table:table-cell>
          <table:table-cell office:value-type="float" office:value="1.000468" calcext:value-type="float">
            <text:p>1.000468</text:p>
          </table:table-cell>
          <table:table-cell office:value-type="float" office:value="1.004865" calcext:value-type="float">
            <text:p>1.004865</text:p>
          </table:table-cell>
          <table:table-cell office:value-type="float" office:value="1.040234" calcext:value-type="float">
            <text:p>1.040234</text:p>
          </table:table-cell>
          <table:table-cell office:value-type="float" office:value="1.130388" calcext:value-type="float">
            <text:p>1.130388</text:p>
          </table:table-cell>
          <table:table-cell office:value-type="float" office:value="0" calcext:value-type="float">
            <text:p>0</text:p>
          </table:table-cell>
          <table:table-cell office:value-type="float" office:value="0.05449528" calcext:value-type="float">
            <text:p>0.054495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1" calcext:value-type="float">
            <text:p>4032001</text:p>
          </table:table-cell>
          <table:table-cell office:value-type="float" office:value="2.203968" calcext:value-type="float">
            <text:p>2.203968</text:p>
          </table:table-cell>
          <table:table-cell office:value-type="float" office:value="139.8704" calcext:value-type="float">
            <text:p>139.87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30113" calcext:value-type="float">
            <text:p>3.830113</text:p>
          </table:table-cell>
          <table:table-cell office:value-type="float" office:value="0" calcext:value-type="float">
            <text:p>0</text:p>
          </table:table-cell>
          <table:table-cell office:value-type="float" office:value="0.00002102093" calcext:value-type="float">
            <text:p>2.102093E-05</text:p>
          </table:table-cell>
          <table:table-cell office:value-type="float" office:value="0" calcext:value-type="float">
            <text:p>0</text:p>
          </table:table-cell>
          <table:table-cell office:value-type="float" office:value="-0.005672522" calcext:value-type="float">
            <text:p>-0.005672522</text:p>
          </table:table-cell>
          <table:table-cell office:value-type="float" office:value="1193.512" calcext:value-type="float">
            <text:p>1193.512</text:p>
          </table:table-cell>
          <table:table-cell office:value-type="float" office:value="3.45401" calcext:value-type="float">
            <text:p>3.45401</text:p>
          </table:table-cell>
          <table:table-cell office:value-type="float" office:value="0" calcext:value-type="float">
            <text:p>0</text:p>
          </table:table-cell>
          <table:table-cell office:value-type="float" office:value="0.003171038" calcext:value-type="float">
            <text:p>0.003171038</text:p>
          </table:table-cell>
          <table:table-cell office:value-type="float" office:value="0.05771801" calcext:value-type="float">
            <text:p>0.05771801</text:p>
          </table:table-cell>
          <table:table-cell office:value-type="float" office:value="0.04452268" calcext:value-type="float">
            <text:p>0.04452268</text:p>
          </table:table-cell>
          <table:table-cell office:value-type="float" office:value="0.03170688" calcext:value-type="float">
            <text:p>0.03170688</text:p>
          </table:table-cell>
          <table:table-cell office:value-type="float" office:value="0.02353411" calcext:value-type="float">
            <text:p>0.02353411</text:p>
          </table:table-cell>
          <table:table-cell office:value-type="float" office:value="0.02119776" calcext:value-type="float">
            <text:p>0.02119776</text:p>
          </table:table-cell>
          <table:table-cell office:value-type="float" office:value="0.01855814" calcext:value-type="float">
            <text:p>0.01855814</text:p>
          </table:table-cell>
          <table:table-cell office:value-type="float" office:value="0.04393023" calcext:value-type="float">
            <text:p>0.04393023</text:p>
          </table:table-cell>
          <table:table-cell office:value-type="float" office:value="0.07365491" calcext:value-type="float">
            <text:p>0.07365491</text:p>
          </table:table-cell>
          <table:table-cell office:value-type="float" office:value="0.07120878" calcext:value-type="float">
            <text:p>0.07120878</text:p>
          </table:table-cell>
          <table:table-cell office:value-type="float" office:value="0.07047994" calcext:value-type="float">
            <text:p>0.07047994</text:p>
          </table:table-cell>
          <table:table-cell office:value-type="float" office:value="0.07030252" calcext:value-type="float">
            <text:p>0.07030252</text:p>
          </table:table-cell>
          <table:table-cell office:value-type="float" office:value="0.07049276" calcext:value-type="float">
            <text:p>0.07049276</text:p>
          </table:table-cell>
          <table:table-cell office:value-type="float" office:value="0.07141072" calcext:value-type="float">
            <text:p>0.07141072</text:p>
          </table:table-cell>
          <table:table-cell office:value-type="float" office:value="0" calcext:value-type="float">
            <text:p>0</text:p>
          </table:table-cell>
          <table:table-cell office:value-type="float" office:value="0.1110288" calcext:value-type="float">
            <text:p>0.1110288</text:p>
          </table:table-cell>
          <table:table-cell office:value-type="float" office:value="1.355828" calcext:value-type="float">
            <text:p>1.355828</text:p>
          </table:table-cell>
          <table:table-cell office:value-type="float" office:value="1.102591" calcext:value-type="float">
            <text:p>1.102591</text:p>
          </table:table-cell>
          <table:table-cell office:value-type="float" office:value="0.8304164" calcext:value-type="float">
            <text:p>0.8304164</text:p>
          </table:table-cell>
          <table:table-cell office:value-type="float" office:value="0.6346214" calcext:value-type="float">
            <text:p>0.6346214</text:p>
          </table:table-cell>
          <table:table-cell office:value-type="float" office:value="0.4058833" calcext:value-type="float">
            <text:p>0.4058833</text:p>
          </table:table-cell>
          <table:table-cell office:value-type="float" office:value="0.3419402" calcext:value-type="float">
            <text:p>0.3419402</text:p>
          </table:table-cell>
          <table:table-cell office:value-type="float" office:value="0.727983" calcext:value-type="float">
            <text:p>0.727983</text:p>
          </table:table-cell>
          <table:table-cell office:value-type="float" office:value="1.016053" calcext:value-type="float">
            <text:p>1.016053</text:p>
          </table:table-cell>
          <table:table-cell office:value-type="float" office:value="0.982494" calcext:value-type="float">
            <text:p>0.982494</text:p>
          </table:table-cell>
          <table:table-cell office:value-type="float" office:value="1.013614" calcext:value-type="float">
            <text:p>1.013614</text:p>
          </table:table-cell>
          <table:table-cell office:value-type="float" office:value="1.018177" calcext:value-type="float">
            <text:p>1.018177</text:p>
          </table:table-cell>
          <table:table-cell office:value-type="float" office:value="1.054074" calcext:value-type="float">
            <text:p>1.054074</text:p>
          </table:table-cell>
          <table:table-cell office:value-type="float" office:value="1.145918" calcext:value-type="float">
            <text:p>1.145918</text:p>
          </table:table-cell>
          <table:table-cell office:value-type="float" office:value="0" calcext:value-type="float">
            <text:p>0</text:p>
          </table:table-cell>
          <table:table-cell office:value-type="float" office:value="0.04826633" calcext:value-type="float">
            <text:p>0.04826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1" calcext:value-type="float">
            <text:p>5032001</text:p>
          </table:table-cell>
          <table:table-cell office:value-type="float" office:value="2.202867" calcext:value-type="float">
            <text:p>2.202867</text:p>
          </table:table-cell>
          <table:table-cell office:value-type="float" office:value="139.8652" calcext:value-type="float">
            <text:p>139.86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878807" calcext:value-type="float">
            <text:p>3.878807</text:p>
          </table:table-cell>
          <table:table-cell office:value-type="float" office:value="0" calcext:value-type="float">
            <text:p>0</text:p>
          </table:table-cell>
          <table:table-cell office:value-type="float" office:value="0.00002105738" calcext:value-type="float">
            <text:p>2.105738E-05</text:p>
          </table:table-cell>
          <table:table-cell office:value-type="float" office:value="0" calcext:value-type="float">
            <text:p>0</text:p>
          </table:table-cell>
          <table:table-cell office:value-type="float" office:value="-0.005672428" calcext:value-type="float">
            <text:p>-0.005672428</text:p>
          </table:table-cell>
          <table:table-cell office:value-type="float" office:value="1193.469" calcext:value-type="float">
            <text:p>1193.469</text:p>
          </table:table-cell>
          <table:table-cell office:value-type="float" office:value="3.457329" calcext:value-type="float">
            <text:p>3.457329</text:p>
          </table:table-cell>
          <table:table-cell office:value-type="float" office:value="0" calcext:value-type="float">
            <text:p>0</text:p>
          </table:table-cell>
          <table:table-cell office:value-type="float" office:value="0.003138349" calcext:value-type="float">
            <text:p>0.003138349</text:p>
          </table:table-cell>
          <table:table-cell office:value-type="float" office:value="0.05573341" calcext:value-type="float">
            <text:p>0.05573341</text:p>
          </table:table-cell>
          <table:table-cell office:value-type="float" office:value="0.04419475" calcext:value-type="float">
            <text:p>0.04419475</text:p>
          </table:table-cell>
          <table:table-cell office:value-type="float" office:value="0.03144641" calcext:value-type="float">
            <text:p>0.03144641</text:p>
          </table:table-cell>
          <table:table-cell office:value-type="float" office:value="0.02324137" calcext:value-type="float">
            <text:p>0.02324137</text:p>
          </table:table-cell>
          <table:table-cell office:value-type="float" office:value="0.02106783" calcext:value-type="float">
            <text:p>0.02106783</text:p>
          </table:table-cell>
          <table:table-cell office:value-type="float" office:value="0.01946064" calcext:value-type="float">
            <text:p>0.01946064</text:p>
          </table:table-cell>
          <table:table-cell office:value-type="float" office:value="0.04406103" calcext:value-type="float">
            <text:p>0.04406103</text:p>
          </table:table-cell>
          <table:table-cell office:value-type="float" office:value="0.07372867" calcext:value-type="float">
            <text:p>0.07372867</text:p>
          </table:table-cell>
          <table:table-cell office:value-type="float" office:value="0.07132364" calcext:value-type="float">
            <text:p>0.07132364</text:p>
          </table:table-cell>
          <table:table-cell office:value-type="float" office:value="0.07061261" calcext:value-type="float">
            <text:p>0.07061261</text:p>
          </table:table-cell>
          <table:table-cell office:value-type="float" office:value="0.07043957" calcext:value-type="float">
            <text:p>0.07043957</text:p>
          </table:table-cell>
          <table:table-cell office:value-type="float" office:value="0.07063761" calcext:value-type="float">
            <text:p>0.07063761</text:p>
          </table:table-cell>
          <table:table-cell office:value-type="float" office:value="0.07157375" calcext:value-type="float">
            <text:p>0.07157375</text:p>
          </table:table-cell>
          <table:table-cell office:value-type="float" office:value="0" calcext:value-type="float">
            <text:p>0</text:p>
          </table:table-cell>
          <table:table-cell office:value-type="float" office:value="0.1118905" calcext:value-type="float">
            <text:p>0.1118905</text:p>
          </table:table-cell>
          <table:table-cell office:value-type="float" office:value="1.370952" calcext:value-type="float">
            <text:p>1.370952</text:p>
          </table:table-cell>
          <table:table-cell office:value-type="float" office:value="1.114268" calcext:value-type="float">
            <text:p>1.114268</text:p>
          </table:table-cell>
          <table:table-cell office:value-type="float" office:value="0.8389184" calcext:value-type="float">
            <text:p>0.8389184</text:p>
          </table:table-cell>
          <table:table-cell office:value-type="float" office:value="0.6411327" calcext:value-type="float">
            <text:p>0.6411327</text:p>
          </table:table-cell>
          <table:table-cell office:value-type="float" office:value="0.4100604" calcext:value-type="float">
            <text:p>0.4100604</text:p>
          </table:table-cell>
          <table:table-cell office:value-type="float" office:value="0.3457124" calcext:value-type="float">
            <text:p>0.3457124</text:p>
          </table:table-cell>
          <table:table-cell office:value-type="float" office:value="0.7366312" calcext:value-type="float">
            <text:p>0.7366312</text:p>
          </table:table-cell>
          <table:table-cell office:value-type="float" office:value="1.028514" calcext:value-type="float">
            <text:p>1.028514</text:p>
          </table:table-cell>
          <table:table-cell office:value-type="float" office:value="0.9948428" calcext:value-type="float">
            <text:p>0.9948428</text:p>
          </table:table-cell>
          <table:table-cell office:value-type="float" office:value="1.026755" calcext:value-type="float">
            <text:p>1.026755</text:p>
          </table:table-cell>
          <table:table-cell office:value-type="float" office:value="1.031476" calcext:value-type="float">
            <text:p>1.031476</text:p>
          </table:table-cell>
          <table:table-cell office:value-type="float" office:value="1.067887" calcext:value-type="float">
            <text:p>1.067887</text:p>
          </table:table-cell>
          <table:table-cell office:value-type="float" office:value="1.161431" calcext:value-type="float">
            <text:p>1.161431</text:p>
          </table:table-cell>
          <table:table-cell office:value-type="float" office:value="0" calcext:value-type="float">
            <text:p>0</text:p>
          </table:table-cell>
          <table:table-cell office:value-type="float" office:value="0.04358239" calcext:value-type="float">
            <text:p>0.043582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1" calcext:value-type="float">
            <text:p>6032001</text:p>
          </table:table-cell>
          <table:table-cell office:value-type="float" office:value="2.201757" calcext:value-type="float">
            <text:p>2.201757</text:p>
          </table:table-cell>
          <table:table-cell office:value-type="float" office:value="139.86" calcext:value-type="float">
            <text:p>139.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27495" calcext:value-type="float">
            <text:p>3.927495</text:p>
          </table:table-cell>
          <table:table-cell office:value-type="float" office:value="0" calcext:value-type="float">
            <text:p>0</text:p>
          </table:table-cell>
          <table:table-cell office:value-type="float" office:value="0.00002108606" calcext:value-type="float">
            <text:p>2.108606E-05</text:p>
          </table:table-cell>
          <table:table-cell office:value-type="float" office:value="0" calcext:value-type="float">
            <text:p>0</text:p>
          </table:table-cell>
          <table:table-cell office:value-type="float" office:value="-0.005715885" calcext:value-type="float">
            <text:p>-0.005715885</text:p>
          </table:table-cell>
          <table:table-cell office:value-type="float" office:value="1193.425" calcext:value-type="float">
            <text:p>1193.425</text:p>
          </table:table-cell>
          <table:table-cell office:value-type="float" office:value="3.461116" calcext:value-type="float">
            <text:p>3.461116</text:p>
          </table:table-cell>
          <table:table-cell office:value-type="float" office:value="0" calcext:value-type="float">
            <text:p>0</text:p>
          </table:table-cell>
          <table:table-cell office:value-type="float" office:value="0.003089017" calcext:value-type="float">
            <text:p>0.003089017</text:p>
          </table:table-cell>
          <table:table-cell office:value-type="float" office:value="0.05260224" calcext:value-type="float">
            <text:p>0.05260224</text:p>
          </table:table-cell>
          <table:table-cell office:value-type="float" office:value="0.04330095" calcext:value-type="float">
            <text:p>0.04330095</text:p>
          </table:table-cell>
          <table:table-cell office:value-type="float" office:value="0.0309246" calcext:value-type="float">
            <text:p>0.0309246</text:p>
          </table:table-cell>
          <table:table-cell office:value-type="float" office:value="0.02294154" calcext:value-type="float">
            <text:p>0.02294154</text:p>
          </table:table-cell>
          <table:table-cell office:value-type="float" office:value="0.02100636" calcext:value-type="float">
            <text:p>0.02100636</text:p>
          </table:table-cell>
          <table:table-cell office:value-type="float" office:value="0.01992959" calcext:value-type="float">
            <text:p>0.01992959</text:p>
          </table:table-cell>
          <table:table-cell office:value-type="float" office:value="0.04426773" calcext:value-type="float">
            <text:p>0.04426773</text:p>
          </table:table-cell>
          <table:table-cell office:value-type="float" office:value="0.07382216" calcext:value-type="float">
            <text:p>0.07382216</text:p>
          </table:table-cell>
          <table:table-cell office:value-type="float" office:value="0.07143963" calcext:value-type="float">
            <text:p>0.07143963</text:p>
          </table:table-cell>
          <table:table-cell office:value-type="float" office:value="0.07074547" calcext:value-type="float">
            <text:p>0.07074547</text:p>
          </table:table-cell>
          <table:table-cell office:value-type="float" office:value="0.07057712" calcext:value-type="float">
            <text:p>0.07057712</text:p>
          </table:table-cell>
          <table:table-cell office:value-type="float" office:value="0.07079919" calcext:value-type="float">
            <text:p>0.07079919</text:p>
          </table:table-cell>
          <table:table-cell office:value-type="float" office:value="0.07172938" calcext:value-type="float">
            <text:p>0.07172938</text:p>
          </table:table-cell>
          <table:table-cell office:value-type="float" office:value="0" calcext:value-type="float">
            <text:p>0</text:p>
          </table:table-cell>
          <table:table-cell office:value-type="float" office:value="0.1127733" calcext:value-type="float">
            <text:p>0.1127733</text:p>
          </table:table-cell>
          <table:table-cell office:value-type="float" office:value="1.385879" calcext:value-type="float">
            <text:p>1.385879</text:p>
          </table:table-cell>
          <table:table-cell office:value-type="float" office:value="1.126025" calcext:value-type="float">
            <text:p>1.126025</text:p>
          </table:table-cell>
          <table:table-cell office:value-type="float" office:value="0.8474334" calcext:value-type="float">
            <text:p>0.8474334</text:p>
          </table:table-cell>
          <table:table-cell office:value-type="float" office:value="0.6476505" calcext:value-type="float">
            <text:p>0.6476505</text:p>
          </table:table-cell>
          <table:table-cell office:value-type="float" office:value="0.4142474" calcext:value-type="float">
            <text:p>0.4142474</text:p>
          </table:table-cell>
          <table:table-cell office:value-type="float" office:value="0.3494827" calcext:value-type="float">
            <text:p>0.3494827</text:p>
          </table:table-cell>
          <table:table-cell office:value-type="float" office:value="0.7453164" calcext:value-type="float">
            <text:p>0.7453164</text:p>
          </table:table-cell>
          <table:table-cell office:value-type="float" office:value="1.040997" calcext:value-type="float">
            <text:p>1.040997</text:p>
          </table:table-cell>
          <table:table-cell office:value-type="float" office:value="1.007185" calcext:value-type="float">
            <text:p>1.007185</text:p>
          </table:table-cell>
          <table:table-cell office:value-type="float" office:value="1.039889" calcext:value-type="float">
            <text:p>1.039889</text:p>
          </table:table-cell>
          <table:table-cell office:value-type="float" office:value="1.044764" calcext:value-type="float">
            <text:p>1.044764</text:p>
          </table:table-cell>
          <table:table-cell office:value-type="float" office:value="1.08189" calcext:value-type="float">
            <text:p>1.08189</text:p>
          </table:table-cell>
          <table:table-cell office:value-type="float" office:value="1.176725" calcext:value-type="float">
            <text:p>1.176725</text:p>
          </table:table-cell>
          <table:table-cell office:value-type="float" office:value="0" calcext:value-type="float">
            <text:p>0</text:p>
          </table:table-cell>
          <table:table-cell office:value-type="float" office:value="0.04218406" calcext:value-type="float">
            <text:p>0.04218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1" calcext:value-type="float">
            <text:p>7032001</text:p>
          </table:table-cell>
          <table:table-cell office:value-type="float" office:value="2.200653" calcext:value-type="float">
            <text:p>2.200653</text:p>
          </table:table-cell>
          <table:table-cell office:value-type="float" office:value="139.855" calcext:value-type="float">
            <text:p>139.8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976156" calcext:value-type="float">
            <text:p>3.976156</text:p>
          </table:table-cell>
          <table:table-cell office:value-type="float" office:value="0" calcext:value-type="float">
            <text:p>0</text:p>
          </table:table-cell>
          <table:table-cell office:value-type="float" office:value="0.00002112176" calcext:value-type="float">
            <text:p>2.112176E-05</text:p>
          </table:table-cell>
          <table:table-cell office:value-type="float" office:value="0" calcext:value-type="float">
            <text:p>0</text:p>
          </table:table-cell>
          <table:table-cell office:value-type="float" office:value="-0.005774896" calcext:value-type="float">
            <text:p>-0.005774896</text:p>
          </table:table-cell>
          <table:table-cell office:value-type="float" office:value="1193.382" calcext:value-type="float">
            <text:p>1193.382</text:p>
          </table:table-cell>
          <table:table-cell office:value-type="float" office:value="3.46519" calcext:value-type="float">
            <text:p>3.46519</text:p>
          </table:table-cell>
          <table:table-cell office:value-type="float" office:value="0" calcext:value-type="float">
            <text:p>0</text:p>
          </table:table-cell>
          <table:table-cell office:value-type="float" office:value="0.002991948" calcext:value-type="float">
            <text:p>0.002991948</text:p>
          </table:table-cell>
          <table:table-cell office:value-type="float" office:value="0.04568152" calcext:value-type="float">
            <text:p>0.04568152</text:p>
          </table:table-cell>
          <table:table-cell office:value-type="float" office:value="0.04172146" calcext:value-type="float">
            <text:p>0.04172146</text:p>
          </table:table-cell>
          <table:table-cell office:value-type="float" office:value="0.03024305" calcext:value-type="float">
            <text:p>0.03024305</text:p>
          </table:table-cell>
          <table:table-cell office:value-type="float" office:value="0.02264123" calcext:value-type="float">
            <text:p>0.02264123</text:p>
          </table:table-cell>
          <table:table-cell office:value-type="float" office:value="0.02092014" calcext:value-type="float">
            <text:p>0.02092014</text:p>
          </table:table-cell>
          <table:table-cell office:value-type="float" office:value="0.01977183" calcext:value-type="float">
            <text:p>0.01977183</text:p>
          </table:table-cell>
          <table:table-cell office:value-type="float" office:value="0.04435404" calcext:value-type="float">
            <text:p>0.04435404</text:p>
          </table:table-cell>
          <table:table-cell office:value-type="float" office:value="0.0739237" calcext:value-type="float">
            <text:p>0.0739237</text:p>
          </table:table-cell>
          <table:table-cell office:value-type="float" office:value="0.07155649" calcext:value-type="float">
            <text:p>0.07155649</text:p>
          </table:table-cell>
          <table:table-cell office:value-type="float" office:value="0.07087865" calcext:value-type="float">
            <text:p>0.07087865</text:p>
          </table:table-cell>
          <table:table-cell office:value-type="float" office:value="0.07071403" calcext:value-type="float">
            <text:p>0.07071403</text:p>
          </table:table-cell>
          <table:table-cell office:value-type="float" office:value="0.07093204" calcext:value-type="float">
            <text:p>0.07093204</text:p>
          </table:table-cell>
          <table:table-cell office:value-type="float" office:value="0.07189609" calcext:value-type="float">
            <text:p>0.07189609</text:p>
          </table:table-cell>
          <table:table-cell office:value-type="float" office:value="0" calcext:value-type="float">
            <text:p>0</text:p>
          </table:table-cell>
          <table:table-cell office:value-type="float" office:value="0.1136833" calcext:value-type="float">
            <text:p>0.1136833</text:p>
          </table:table-cell>
          <table:table-cell office:value-type="float" office:value="1.400098" calcext:value-type="float">
            <text:p>1.400098</text:p>
          </table:table-cell>
          <table:table-cell office:value-type="float" office:value="1.13784" calcext:value-type="float">
            <text:p>1.13784</text:p>
          </table:table-cell>
          <table:table-cell office:value-type="float" office:value="0.8559039" calcext:value-type="float">
            <text:p>0.8559039</text:p>
          </table:table-cell>
          <table:table-cell office:value-type="float" office:value="0.6541193" calcext:value-type="float">
            <text:p>0.6541193</text:p>
          </table:table-cell>
          <table:table-cell office:value-type="float" office:value="0.4184188" calcext:value-type="float">
            <text:p>0.4184188</text:p>
          </table:table-cell>
          <table:table-cell office:value-type="float" office:value="0.3532431" calcext:value-type="float">
            <text:p>0.3532431</text:p>
          </table:table-cell>
          <table:table-cell office:value-type="float" office:value="0.7539905" calcext:value-type="float">
            <text:p>0.7539905</text:p>
          </table:table-cell>
          <table:table-cell office:value-type="float" office:value="1.053502" calcext:value-type="float">
            <text:p>1.053502</text:p>
          </table:table-cell>
          <table:table-cell office:value-type="float" office:value="1.019524" calcext:value-type="float">
            <text:p>1.019524</text:p>
          </table:table-cell>
          <table:table-cell office:value-type="float" office:value="1.053019" calcext:value-type="float">
            <text:p>1.053019</text:p>
          </table:table-cell>
          <table:table-cell office:value-type="float" office:value="1.058051" calcext:value-type="float">
            <text:p>1.058051</text:p>
          </table:table-cell>
          <table:table-cell office:value-type="float" office:value="1.095891" calcext:value-type="float">
            <text:p>1.095891</text:p>
          </table:table-cell>
          <table:table-cell office:value-type="float" office:value="1.192029" calcext:value-type="float">
            <text:p>1.192029</text:p>
          </table:table-cell>
          <table:table-cell office:value-type="float" office:value="0" calcext:value-type="float">
            <text:p>0</text:p>
          </table:table-cell>
          <table:table-cell office:value-type="float" office:value="0.0426107" calcext:value-type="float">
            <text:p>0.0426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1" calcext:value-type="float">
            <text:p>8032001</text:p>
          </table:table-cell>
          <table:table-cell office:value-type="float" office:value="2.19956" calcext:value-type="float">
            <text:p>2.19956</text:p>
          </table:table-cell>
          <table:table-cell office:value-type="float" office:value="139.85" calcext:value-type="float">
            <text:p>139.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24754" calcext:value-type="float">
            <text:p>4.024754</text:p>
          </table:table-cell>
          <table:table-cell office:value-type="float" office:value="0" calcext:value-type="float">
            <text:p>0</text:p>
          </table:table-cell>
          <table:table-cell office:value-type="float" office:value="0.000021122" calcext:value-type="float">
            <text:p>2.1122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7206" calcext:value-type="float">
            <text:p>-0.005817206</text:p>
          </table:table-cell>
          <table:table-cell office:value-type="float" office:value="1193.338" calcext:value-type="float">
            <text:p>1193.338</text:p>
          </table:table-cell>
          <table:table-cell office:value-type="float" office:value="3.46938" calcext:value-type="float">
            <text:p>3.46938</text:p>
          </table:table-cell>
          <table:table-cell office:value-type="float" office:value="0" calcext:value-type="float">
            <text:p>0</text:p>
          </table:table-cell>
          <table:table-cell office:value-type="float" office:value="0.00291314" calcext:value-type="float">
            <text:p>0.00291314</text:p>
          </table:table-cell>
          <table:table-cell office:value-type="float" office:value="0.03785684" calcext:value-type="float">
            <text:p>0.03785684</text:p>
          </table:table-cell>
          <table:table-cell office:value-type="float" office:value="0.03864769" calcext:value-type="float">
            <text:p>0.03864769</text:p>
          </table:table-cell>
          <table:table-cell office:value-type="float" office:value="0.02959543" calcext:value-type="float">
            <text:p>0.02959543</text:p>
          </table:table-cell>
          <table:table-cell office:value-type="float" office:value="0.02222205" calcext:value-type="float">
            <text:p>0.02222205</text:p>
          </table:table-cell>
          <table:table-cell office:value-type="float" office:value="0.02079649" calcext:value-type="float">
            <text:p>0.02079649</text:p>
          </table:table-cell>
          <table:table-cell office:value-type="float" office:value="0.02038939" calcext:value-type="float">
            <text:p>0.02038939</text:p>
          </table:table-cell>
          <table:table-cell office:value-type="float" office:value="0.04445989" calcext:value-type="float">
            <text:p>0.04445989</text:p>
          </table:table-cell>
          <table:table-cell office:value-type="float" office:value="0.07403817" calcext:value-type="float">
            <text:p>0.07403817</text:p>
          </table:table-cell>
          <table:table-cell office:value-type="float" office:value="0.07167383" calcext:value-type="float">
            <text:p>0.07167383</text:p>
          </table:table-cell>
          <table:table-cell office:value-type="float" office:value="0.07101204" calcext:value-type="float">
            <text:p>0.07101204</text:p>
          </table:table-cell>
          <table:table-cell office:value-type="float" office:value="0.07085087" calcext:value-type="float">
            <text:p>0.07085087</text:p>
          </table:table-cell>
          <table:table-cell office:value-type="float" office:value="0.0710749" calcext:value-type="float">
            <text:p>0.0710749</text:p>
          </table:table-cell>
          <table:table-cell office:value-type="float" office:value="0.07205874" calcext:value-type="float">
            <text:p>0.07205874</text:p>
          </table:table-cell>
          <table:table-cell office:value-type="float" office:value="0" calcext:value-type="float">
            <text:p>0</text:p>
          </table:table-cell>
          <table:table-cell office:value-type="float" office:value="0.1145989" calcext:value-type="float">
            <text:p>0.1145989</text:p>
          </table:table-cell>
          <table:table-cell office:value-type="float" office:value="1.412567" calcext:value-type="float">
            <text:p>1.412567</text:p>
          </table:table-cell>
          <table:table-cell office:value-type="float" office:value="1.149746" calcext:value-type="float">
            <text:p>1.149746</text:p>
          </table:table-cell>
          <table:table-cell office:value-type="float" office:value="0.864431" calcext:value-type="float">
            <text:p>0.864431</text:p>
          </table:table-cell>
          <table:table-cell office:value-type="float" office:value="0.6605495" calcext:value-type="float">
            <text:p>0.6605495</text:p>
          </table:table-cell>
          <table:table-cell office:value-type="float" office:value="0.4225687" calcext:value-type="float">
            <text:p>0.4225687</text:p>
          </table:table-cell>
          <table:table-cell office:value-type="float" office:value="0.3570012" calcext:value-type="float">
            <text:p>0.3570012</text:p>
          </table:table-cell>
          <table:table-cell office:value-type="float" office:value="0.7626414" calcext:value-type="float">
            <text:p>0.7626414</text:p>
          </table:table-cell>
          <table:table-cell office:value-type="float" office:value="1.066025" calcext:value-type="float">
            <text:p>1.066025</text:p>
          </table:table-cell>
          <table:table-cell office:value-type="float" office:value="1.031864" calcext:value-type="float">
            <text:p>1.031864</text:p>
          </table:table-cell>
          <table:table-cell office:value-type="float" office:value="1.066142" calcext:value-type="float">
            <text:p>1.066142</text:p>
          </table:table-cell>
          <table:table-cell office:value-type="float" office:value="1.071335" calcext:value-type="float">
            <text:p>1.071335</text:p>
          </table:table-cell>
          <table:table-cell office:value-type="float" office:value="1.109795" calcext:value-type="float">
            <text:p>1.109795</text:p>
          </table:table-cell>
          <table:table-cell office:value-type="float" office:value="1.20744" calcext:value-type="float">
            <text:p>1.20744</text:p>
          </table:table-cell>
          <table:table-cell office:value-type="float" office:value="0" calcext:value-type="float">
            <text:p>0</text:p>
          </table:table-cell>
          <table:table-cell office:value-type="float" office:value="0.0431344" calcext:value-type="float">
            <text:p>0.0431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1" calcext:value-type="float">
            <text:p>9032001</text:p>
          </table:table-cell>
          <table:table-cell office:value-type="float" office:value="2.198454" calcext:value-type="float">
            <text:p>2.198454</text:p>
          </table:table-cell>
          <table:table-cell office:value-type="float" office:value="139.8452" calcext:value-type="float">
            <text:p>139.84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073227" calcext:value-type="float">
            <text:p>4.073227</text:p>
          </table:table-cell>
          <table:table-cell office:value-type="float" office:value="0" calcext:value-type="float">
            <text:p>0</text:p>
          </table:table-cell>
          <table:table-cell office:value-type="float" office:value="0.00002112254" calcext:value-type="float">
            <text:p>2.112254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7206" calcext:value-type="float">
            <text:p>-0.005817206</text:p>
          </table:table-cell>
          <table:table-cell office:value-type="float" office:value="1193.295" calcext:value-type="float">
            <text:p>1193.295</text:p>
          </table:table-cell>
          <table:table-cell office:value-type="float" office:value="3.474026" calcext:value-type="float">
            <text:p>3.474026</text:p>
          </table:table-cell>
          <table:table-cell office:value-type="float" office:value="0" calcext:value-type="float">
            <text:p>0</text:p>
          </table:table-cell>
          <table:table-cell office:value-type="float" office:value="0.002808285" calcext:value-type="float">
            <text:p>0.002808285</text:p>
          </table:table-cell>
          <table:table-cell office:value-type="float" office:value="0.03148092" calcext:value-type="float">
            <text:p>0.03148092</text:p>
          </table:table-cell>
          <table:table-cell office:value-type="float" office:value="0.03530663" calcext:value-type="float">
            <text:p>0.03530663</text:p>
          </table:table-cell>
          <table:table-cell office:value-type="float" office:value="0.02843607" calcext:value-type="float">
            <text:p>0.02843607</text:p>
          </table:table-cell>
          <table:table-cell office:value-type="float" office:value="0.02181505" calcext:value-type="float">
            <text:p>0.02181505</text:p>
          </table:table-cell>
          <table:table-cell office:value-type="float" office:value="0.02059432" calcext:value-type="float">
            <text:p>0.02059432</text:p>
          </table:table-cell>
          <table:table-cell office:value-type="float" office:value="0.02052895" calcext:value-type="float">
            <text:p>0.02052895</text:p>
          </table:table-cell>
          <table:table-cell office:value-type="float" office:value="0.04452277" calcext:value-type="float">
            <text:p>0.04452277</text:p>
          </table:table-cell>
          <table:table-cell office:value-type="float" office:value="0.07416204" calcext:value-type="float">
            <text:p>0.07416204</text:p>
          </table:table-cell>
          <table:table-cell office:value-type="float" office:value="0.07179105" calcext:value-type="float">
            <text:p>0.07179105</text:p>
          </table:table-cell>
          <table:table-cell office:value-type="float" office:value="0.07114552" calcext:value-type="float">
            <text:p>0.07114552</text:p>
          </table:table-cell>
          <table:table-cell office:value-type="float" office:value="0.07098784" calcext:value-type="float">
            <text:p>0.07098784</text:p>
          </table:table-cell>
          <table:table-cell office:value-type="float" office:value="0.07122052" calcext:value-type="float">
            <text:p>0.07122052</text:p>
          </table:table-cell>
          <table:table-cell office:value-type="float" office:value="0.07222025" calcext:value-type="float">
            <text:p>0.07222025</text:p>
          </table:table-cell>
          <table:table-cell office:value-type="float" office:value="0" calcext:value-type="float">
            <text:p>0</text:p>
          </table:table-cell>
          <table:table-cell office:value-type="float" office:value="0.1155078" calcext:value-type="float">
            <text:p>0.1155078</text:p>
          </table:table-cell>
          <table:table-cell office:value-type="float" office:value="1.422887" calcext:value-type="float">
            <text:p>1.422887</text:p>
          </table:table-cell>
          <table:table-cell office:value-type="float" office:value="1.161297" calcext:value-type="float">
            <text:p>1.161297</text:p>
          </table:table-cell>
          <table:table-cell office:value-type="float" office:value="0.8731982" calcext:value-type="float">
            <text:p>0.8731982</text:p>
          </table:table-cell>
          <table:table-cell office:value-type="float" office:value="0.6670969" calcext:value-type="float">
            <text:p>0.6670969</text:p>
          </table:table-cell>
          <table:table-cell office:value-type="float" office:value="0.4266959" calcext:value-type="float">
            <text:p>0.4266959</text:p>
          </table:table-cell>
          <table:table-cell office:value-type="float" office:value="0.3607647" calcext:value-type="float">
            <text:p>0.3607647</text:p>
          </table:table-cell>
          <table:table-cell office:value-type="float" office:value="0.7712547" calcext:value-type="float">
            <text:p>0.7712547</text:p>
          </table:table-cell>
          <table:table-cell office:value-type="float" office:value="1.07856" calcext:value-type="float">
            <text:p>1.07856</text:p>
          </table:table-cell>
          <table:table-cell office:value-type="float" office:value="1.044203" calcext:value-type="float">
            <text:p>1.044203</text:p>
          </table:table-cell>
          <table:table-cell office:value-type="float" office:value="1.079262" calcext:value-type="float">
            <text:p>1.079262</text:p>
          </table:table-cell>
          <table:table-cell office:value-type="float" office:value="1.084608" calcext:value-type="float">
            <text:p>1.084608</text:p>
          </table:table-cell>
          <table:table-cell office:value-type="float" office:value="1.123644" calcext:value-type="float">
            <text:p>1.123644</text:p>
          </table:table-cell>
          <table:table-cell office:value-type="float" office:value="1.222878" calcext:value-type="float">
            <text:p>1.222878</text:p>
          </table:table-cell>
          <table:table-cell office:value-type="float" office:value="0" calcext:value-type="float">
            <text:p>0</text:p>
          </table:table-cell>
          <table:table-cell office:value-type="float" office:value="0.03884265" calcext:value-type="float">
            <text:p>0.038842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1" calcext:value-type="float">
            <text:p>10032001</text:p>
          </table:table-cell>
          <table:table-cell office:value-type="float" office:value="2.19715" calcext:value-type="float">
            <text:p>2.19715</text:p>
          </table:table-cell>
          <table:table-cell office:value-type="float" office:value="139.8407" calcext:value-type="float">
            <text:p>139.84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21591" calcext:value-type="float">
            <text:p>4.121591</text:p>
          </table:table-cell>
          <table:table-cell office:value-type="float" office:value="0" calcext:value-type="float">
            <text:p>0</text:p>
          </table:table-cell>
          <table:table-cell office:value-type="float" office:value="0.00002118488" calcext:value-type="float">
            <text:p>2.118488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7028" calcext:value-type="float">
            <text:p>-0.005817028</text:p>
          </table:table-cell>
          <table:table-cell office:value-type="float" office:value="1193.251" calcext:value-type="float">
            <text:p>1193.251</text:p>
          </table:table-cell>
          <table:table-cell office:value-type="float" office:value="3.480879" calcext:value-type="float">
            <text:p>3.480879</text:p>
          </table:table-cell>
          <table:table-cell office:value-type="float" office:value="0" calcext:value-type="float">
            <text:p>0</text:p>
          </table:table-cell>
          <table:table-cell office:value-type="float" office:value="0.003212359" calcext:value-type="float">
            <text:p>0.003212359</text:p>
          </table:table-cell>
          <table:table-cell office:value-type="float" office:value="0.03410837" calcext:value-type="float">
            <text:p>0.03410837</text:p>
          </table:table-cell>
          <table:table-cell office:value-type="float" office:value="0.03568458" calcext:value-type="float">
            <text:p>0.03568458</text:p>
          </table:table-cell>
          <table:table-cell office:value-type="float" office:value="0.02759833" calcext:value-type="float">
            <text:p>0.02759833</text:p>
          </table:table-cell>
          <table:table-cell office:value-type="float" office:value="0.02118655" calcext:value-type="float">
            <text:p>0.02118655</text:p>
          </table:table-cell>
          <table:table-cell office:value-type="float" office:value="0.0202521" calcext:value-type="float">
            <text:p>0.0202521</text:p>
          </table:table-cell>
          <table:table-cell office:value-type="float" office:value="0.01983014" calcext:value-type="float">
            <text:p>0.01983014</text:p>
          </table:table-cell>
          <table:table-cell office:value-type="float" office:value="0.04444977" calcext:value-type="float">
            <text:p>0.04444977</text:p>
          </table:table-cell>
          <table:table-cell office:value-type="float" office:value="0.07427263" calcext:value-type="float">
            <text:p>0.07427263</text:p>
          </table:table-cell>
          <table:table-cell office:value-type="float" office:value="0.07190812" calcext:value-type="float">
            <text:p>0.07190812</text:p>
          </table:table-cell>
          <table:table-cell office:value-type="float" office:value="0.07127904" calcext:value-type="float">
            <text:p>0.07127904</text:p>
          </table:table-cell>
          <table:table-cell office:value-type="float" office:value="0.07112493" calcext:value-type="float">
            <text:p>0.07112493</text:p>
          </table:table-cell>
          <table:table-cell office:value-type="float" office:value="0.07136592" calcext:value-type="float">
            <text:p>0.07136592</text:p>
          </table:table-cell>
          <table:table-cell office:value-type="float" office:value="0.07238232" calcext:value-type="float">
            <text:p>0.07238232</text:p>
          </table:table-cell>
          <table:table-cell office:value-type="float" office:value="0" calcext:value-type="float">
            <text:p>0</text:p>
          </table:table-cell>
          <table:table-cell office:value-type="float" office:value="0.116445" calcext:value-type="float">
            <text:p>0.116445</text:p>
          </table:table-cell>
          <table:table-cell office:value-type="float" office:value="1.432377" calcext:value-type="float">
            <text:p>1.432377</text:p>
          </table:table-cell>
          <table:table-cell office:value-type="float" office:value="1.17229" calcext:value-type="float">
            <text:p>1.17229</text:p>
          </table:table-cell>
          <table:table-cell office:value-type="float" office:value="0.8818407" calcext:value-type="float">
            <text:p>0.8818407</text:p>
          </table:table-cell>
          <table:table-cell office:value-type="float" office:value="0.673751" calcext:value-type="float">
            <text:p>0.673751</text:p>
          </table:table-cell>
          <table:table-cell office:value-type="float" office:value="0.4308589" calcext:value-type="float">
            <text:p>0.4308589</text:p>
          </table:table-cell>
          <table:table-cell office:value-type="float" office:value="0.3644986" calcext:value-type="float">
            <text:p>0.3644986</text:p>
          </table:table-cell>
          <table:table-cell office:value-type="float" office:value="0.7798319" calcext:value-type="float">
            <text:p>0.7798319</text:p>
          </table:table-cell>
          <table:table-cell office:value-type="float" office:value="1.091096" calcext:value-type="float">
            <text:p>1.091096</text:p>
          </table:table-cell>
          <table:table-cell office:value-type="float" office:value="1.056543" calcext:value-type="float">
            <text:p>1.056543</text:p>
          </table:table-cell>
          <table:table-cell office:value-type="float" office:value="1.092378" calcext:value-type="float">
            <text:p>1.092378</text:p>
          </table:table-cell>
          <table:table-cell office:value-type="float" office:value="1.09787" calcext:value-type="float">
            <text:p>1.09787</text:p>
          </table:table-cell>
          <table:table-cell office:value-type="float" office:value="1.137463" calcext:value-type="float">
            <text:p>1.137463</text:p>
          </table:table-cell>
          <table:table-cell office:value-type="float" office:value="1.238285" calcext:value-type="float">
            <text:p>1.238285</text:p>
          </table:table-cell>
          <table:table-cell office:value-type="float" office:value="0" calcext:value-type="float">
            <text:p>0</text:p>
          </table:table-cell>
          <table:table-cell office:value-type="float" office:value="0.02690279" calcext:value-type="float">
            <text:p>0.02690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1" calcext:value-type="float">
            <text:p>11032001</text:p>
          </table:table-cell>
          <table:table-cell office:value-type="float" office:value="2.196135" calcext:value-type="float">
            <text:p>2.196135</text:p>
          </table:table-cell>
          <table:table-cell office:value-type="float" office:value="139.8358" calcext:value-type="float">
            <text:p>139.83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169968" calcext:value-type="float">
            <text:p>4.169968</text:p>
          </table:table-cell>
          <table:table-cell office:value-type="float" office:value="0" calcext:value-type="float">
            <text:p>0</text:p>
          </table:table-cell>
          <table:table-cell office:value-type="float" office:value="0.00002128466" calcext:value-type="float">
            <text:p>2.128466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6762" calcext:value-type="float">
            <text:p>-0.005816762</text:p>
          </table:table-cell>
          <table:table-cell office:value-type="float" office:value="1193.208" calcext:value-type="float">
            <text:p>1193.208</text:p>
          </table:table-cell>
          <table:table-cell office:value-type="float" office:value="3.484112" calcext:value-type="float">
            <text:p>3.484112</text:p>
          </table:table-cell>
          <table:table-cell office:value-type="float" office:value="0" calcext:value-type="float">
            <text:p>0</text:p>
          </table:table-cell>
          <table:table-cell office:value-type="float" office:value="0.002997892" calcext:value-type="float">
            <text:p>0.002997892</text:p>
          </table:table-cell>
          <table:table-cell office:value-type="float" office:value="0.04309345" calcext:value-type="float">
            <text:p>0.04309345</text:p>
          </table:table-cell>
          <table:table-cell office:value-type="float" office:value="0.03531447" calcext:value-type="float">
            <text:p>0.03531447</text:p>
          </table:table-cell>
          <table:table-cell office:value-type="float" office:value="0.02635933" calcext:value-type="float">
            <text:p>0.02635933</text:p>
          </table:table-cell>
          <table:table-cell office:value-type="float" office:value="0.02024247" calcext:value-type="float">
            <text:p>0.02024247</text:p>
          </table:table-cell>
          <table:table-cell office:value-type="float" office:value="0.01982699" calcext:value-type="float">
            <text:p>0.01982699</text:p>
          </table:table-cell>
          <table:table-cell office:value-type="float" office:value="0.01955114" calcext:value-type="float">
            <text:p>0.01955114</text:p>
          </table:table-cell>
          <table:table-cell office:value-type="float" office:value="0.04434458" calcext:value-type="float">
            <text:p>0.04434458</text:p>
          </table:table-cell>
          <table:table-cell office:value-type="float" office:value="0.07436129" calcext:value-type="float">
            <text:p>0.07436129</text:p>
          </table:table-cell>
          <table:table-cell office:value-type="float" office:value="0.07202473" calcext:value-type="float">
            <text:p>0.07202473</text:p>
          </table:table-cell>
          <table:table-cell office:value-type="float" office:value="0.07141265" calcext:value-type="float">
            <text:p>0.07141265</text:p>
          </table:table-cell>
          <table:table-cell office:value-type="float" office:value="0.07126193" calcext:value-type="float">
            <text:p>0.07126193</text:p>
          </table:table-cell>
          <table:table-cell office:value-type="float" office:value="0.07151077" calcext:value-type="float">
            <text:p>0.07151077</text:p>
          </table:table-cell>
          <table:table-cell office:value-type="float" office:value="0.07254435" calcext:value-type="float">
            <text:p>0.07254435</text:p>
          </table:table-cell>
          <table:table-cell office:value-type="float" office:value="0" calcext:value-type="float">
            <text:p>0</text:p>
          </table:table-cell>
          <table:table-cell office:value-type="float" office:value="0.1173462" calcext:value-type="float">
            <text:p>0.1173462</text:p>
          </table:table-cell>
          <table:table-cell office:value-type="float" office:value="1.443617" calcext:value-type="float">
            <text:p>1.443617</text:p>
          </table:table-cell>
          <table:table-cell office:value-type="float" office:value="1.183079" calcext:value-type="float">
            <text:p>1.183079</text:p>
          </table:table-cell>
          <table:table-cell office:value-type="float" office:value="0.8901833" calcext:value-type="float">
            <text:p>0.8901833</text:p>
          </table:table-cell>
          <table:table-cell office:value-type="float" office:value="0.6802375" calcext:value-type="float">
            <text:p>0.6802375</text:p>
          </table:table-cell>
          <table:table-cell office:value-type="float" office:value="0.4351026" calcext:value-type="float">
            <text:p>0.4351026</text:p>
          </table:table-cell>
          <table:table-cell office:value-type="float" office:value="0.3682371" calcext:value-type="float">
            <text:p>0.3682371</text:p>
          </table:table-cell>
          <table:table-cell office:value-type="float" office:value="0.7884055" calcext:value-type="float">
            <text:p>0.7884055</text:p>
          </table:table-cell>
          <table:table-cell office:value-type="float" office:value="1.103631" calcext:value-type="float">
            <text:p>1.103631</text:p>
          </table:table-cell>
          <table:table-cell office:value-type="float" office:value="1.068882" calcext:value-type="float">
            <text:p>1.068882</text:p>
          </table:table-cell>
          <table:table-cell office:value-type="float" office:value="1.105488" calcext:value-type="float">
            <text:p>1.105488</text:p>
          </table:table-cell>
          <table:table-cell office:value-type="float" office:value="1.111121" calcext:value-type="float">
            <text:p>1.111121</text:p>
          </table:table-cell>
          <table:table-cell office:value-type="float" office:value="1.151256" calcext:value-type="float">
            <text:p>1.151256</text:p>
          </table:table-cell>
          <table:table-cell office:value-type="float" office:value="1.253696" calcext:value-type="float">
            <text:p>1.253696</text:p>
          </table:table-cell>
          <table:table-cell office:value-type="float" office:value="0" calcext:value-type="float">
            <text:p>0</text:p>
          </table:table-cell>
          <table:table-cell office:value-type="float" office:value="0.04810295" calcext:value-type="float">
            <text:p>0.048102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1" calcext:value-type="float">
            <text:p>12032001</text:p>
          </table:table-cell>
          <table:table-cell office:value-type="float" office:value="2.194962" calcext:value-type="float">
            <text:p>2.194962</text:p>
          </table:table-cell>
          <table:table-cell office:value-type="float" office:value="139.8309" calcext:value-type="float">
            <text:p>139.8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18364" calcext:value-type="float">
            <text:p>4.218364</text:p>
          </table:table-cell>
          <table:table-cell office:value-type="float" office:value="0" calcext:value-type="float">
            <text:p>0</text:p>
          </table:table-cell>
          <table:table-cell office:value-type="float" office:value="0.00002129327" calcext:value-type="float">
            <text:p>2.129327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6738" calcext:value-type="float">
            <text:p>-0.005816738</text:p>
          </table:table-cell>
          <table:table-cell office:value-type="float" office:value="1193.164" calcext:value-type="float">
            <text:p>1193.164</text:p>
          </table:table-cell>
          <table:table-cell office:value-type="float" office:value="3.487661" calcext:value-type="float">
            <text:p>3.487661</text:p>
          </table:table-cell>
          <table:table-cell office:value-type="float" office:value="0" calcext:value-type="float">
            <text:p>0</text:p>
          </table:table-cell>
          <table:table-cell office:value-type="float" office:value="0.002900851" calcext:value-type="float">
            <text:p>0.002900851</text:p>
          </table:table-cell>
          <table:table-cell office:value-type="float" office:value="0.03990789" calcext:value-type="float">
            <text:p>0.03990789</text:p>
          </table:table-cell>
          <table:table-cell office:value-type="float" office:value="0.03575273" calcext:value-type="float">
            <text:p>0.03575273</text:p>
          </table:table-cell>
          <table:table-cell office:value-type="float" office:value="0.02665982" calcext:value-type="float">
            <text:p>0.02665982</text:p>
          </table:table-cell>
          <table:table-cell office:value-type="float" office:value="0.02028539" calcext:value-type="float">
            <text:p>0.02028539</text:p>
          </table:table-cell>
          <table:table-cell office:value-type="float" office:value="0.01975994" calcext:value-type="float">
            <text:p>0.01975994</text:p>
          </table:table-cell>
          <table:table-cell office:value-type="float" office:value="0.02010318" calcext:value-type="float">
            <text:p>0.02010318</text:p>
          </table:table-cell>
          <table:table-cell office:value-type="float" office:value="0.04441268" calcext:value-type="float">
            <text:p>0.04441268</text:p>
          </table:table-cell>
          <table:table-cell office:value-type="float" office:value="0.07443796" calcext:value-type="float">
            <text:p>0.07443796</text:p>
          </table:table-cell>
          <table:table-cell office:value-type="float" office:value="0.07214165" calcext:value-type="float">
            <text:p>0.07214165</text:p>
          </table:table-cell>
          <table:table-cell office:value-type="float" office:value="0.07154629" calcext:value-type="float">
            <text:p>0.07154629</text:p>
          </table:table-cell>
          <table:table-cell office:value-type="float" office:value="0.07139894" calcext:value-type="float">
            <text:p>0.07139894</text:p>
          </table:table-cell>
          <table:table-cell office:value-type="float" office:value="0.07165539" calcext:value-type="float">
            <text:p>0.07165539</text:p>
          </table:table-cell>
          <table:table-cell office:value-type="float" office:value="0.07270612" calcext:value-type="float">
            <text:p>0.07270612</text:p>
          </table:table-cell>
          <table:table-cell office:value-type="float" office:value="0" calcext:value-type="float">
            <text:p>0</text:p>
          </table:table-cell>
          <table:table-cell office:value-type="float" office:value="0.1182689" calcext:value-type="float">
            <text:p>0.1182689</text:p>
          </table:table-cell>
          <table:table-cell office:value-type="float" office:value="1.456432" calcext:value-type="float">
            <text:p>1.456432</text:p>
          </table:table-cell>
          <table:table-cell office:value-type="float" office:value="1.193978" calcext:value-type="float">
            <text:p>1.193978</text:p>
          </table:table-cell>
          <table:table-cell office:value-type="float" office:value="0.8982403" calcext:value-type="float">
            <text:p>0.8982403</text:p>
          </table:table-cell>
          <table:table-cell office:value-type="float" office:value="0.6864262" calcext:value-type="float">
            <text:p>0.6864262</text:p>
          </table:table-cell>
          <table:table-cell office:value-type="float" office:value="0.4392703" calcext:value-type="float">
            <text:p>0.4392703</text:p>
          </table:table-cell>
          <table:table-cell office:value-type="float" office:value="0.3720452" calcext:value-type="float">
            <text:p>0.3720452</text:p>
          </table:table-cell>
          <table:table-cell office:value-type="float" office:value="0.7969953" calcext:value-type="float">
            <text:p>0.7969953</text:p>
          </table:table-cell>
          <table:table-cell office:value-type="float" office:value="1.116173" calcext:value-type="float">
            <text:p>1.116173</text:p>
          </table:table-cell>
          <table:table-cell office:value-type="float" office:value="1.081222" calcext:value-type="float">
            <text:p>1.081222</text:p>
          </table:table-cell>
          <table:table-cell office:value-type="float" office:value="1.118594" calcext:value-type="float">
            <text:p>1.118594</text:p>
          </table:table-cell>
          <table:table-cell office:value-type="float" office:value="1.12436" calcext:value-type="float">
            <text:p>1.12436</text:p>
          </table:table-cell>
          <table:table-cell office:value-type="float" office:value="1.165024" calcext:value-type="float">
            <text:p>1.165024</text:p>
          </table:table-cell>
          <table:table-cell office:value-type="float" office:value="1.269077" calcext:value-type="float">
            <text:p>1.269077</text:p>
          </table:table-cell>
          <table:table-cell office:value-type="float" office:value="0" calcext:value-type="float">
            <text:p>0</text:p>
          </table:table-cell>
          <table:table-cell office:value-type="float" office:value="0.05126704" calcext:value-type="float">
            <text:p>0.05126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1" calcext:value-type="float">
            <text:p>13032001</text:p>
          </table:table-cell>
          <table:table-cell office:value-type="float" office:value="2.193726" calcext:value-type="float">
            <text:p>2.193726</text:p>
          </table:table-cell>
          <table:table-cell office:value-type="float" office:value="139.8263" calcext:value-type="float">
            <text:p>139.8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266693" calcext:value-type="float">
            <text:p>4.266693</text:p>
          </table:table-cell>
          <table:table-cell office:value-type="float" office:value="0" calcext:value-type="float">
            <text:p>0</text:p>
          </table:table-cell>
          <table:table-cell office:value-type="float" office:value="0.00002129364" calcext:value-type="float">
            <text:p>2.129364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6738" calcext:value-type="float">
            <text:p>-0.005816738</text:p>
          </table:table-cell>
          <table:table-cell office:value-type="float" office:value="1193.12" calcext:value-type="float">
            <text:p>1193.12</text:p>
          </table:table-cell>
          <table:table-cell office:value-type="float" office:value="3.49252" calcext:value-type="float">
            <text:p>3.49252</text:p>
          </table:table-cell>
          <table:table-cell office:value-type="float" office:value="0" calcext:value-type="float">
            <text:p>0</text:p>
          </table:table-cell>
          <table:table-cell office:value-type="float" office:value="0.002811139" calcext:value-type="float">
            <text:p>0.002811139</text:p>
          </table:table-cell>
          <table:table-cell office:value-type="float" office:value="0.02662724" calcext:value-type="float">
            <text:p>0.02662724</text:p>
          </table:table-cell>
          <table:table-cell office:value-type="float" office:value="0.03327866" calcext:value-type="float">
            <text:p>0.03327866</text:p>
          </table:table-cell>
          <table:table-cell office:value-type="float" office:value="0.02703359" calcext:value-type="float">
            <text:p>0.02703359</text:p>
          </table:table-cell>
          <table:table-cell office:value-type="float" office:value="0.02086346" calcext:value-type="float">
            <text:p>0.02086346</text:p>
          </table:table-cell>
          <table:table-cell office:value-type="float" office:value="0.01980304" calcext:value-type="float">
            <text:p>0.01980304</text:p>
          </table:table-cell>
          <table:table-cell office:value-type="float" office:value="0.02029921" calcext:value-type="float">
            <text:p>0.02029921</text:p>
          </table:table-cell>
          <table:table-cell office:value-type="float" office:value="0.04448649" calcext:value-type="float">
            <text:p>0.04448649</text:p>
          </table:table-cell>
          <table:table-cell office:value-type="float" office:value="0.07452768" calcext:value-type="float">
            <text:p>0.07452768</text:p>
          </table:table-cell>
          <table:table-cell office:value-type="float" office:value="0.07225891" calcext:value-type="float">
            <text:p>0.07225891</text:p>
          </table:table-cell>
          <table:table-cell office:value-type="float" office:value="0.07167986" calcext:value-type="float">
            <text:p>0.07167986</text:p>
          </table:table-cell>
          <table:table-cell office:value-type="float" office:value="0.07153589" calcext:value-type="float">
            <text:p>0.07153589</text:p>
          </table:table-cell>
          <table:table-cell office:value-type="float" office:value="0.07179974" calcext:value-type="float">
            <text:p>0.07179974</text:p>
          </table:table-cell>
          <table:table-cell office:value-type="float" office:value="0.07286783" calcext:value-type="float">
            <text:p>0.07286783</text:p>
          </table:table-cell>
          <table:table-cell office:value-type="float" office:value="0" calcext:value-type="float">
            <text:p>0</text:p>
          </table:table-cell>
          <table:table-cell office:value-type="float" office:value="0.1192136" calcext:value-type="float">
            <text:p>0.1192136</text:p>
          </table:table-cell>
          <table:table-cell office:value-type="float" office:value="1.466616" calcext:value-type="float">
            <text:p>1.466616</text:p>
          </table:table-cell>
          <table:table-cell office:value-type="float" office:value="1.205353" calcext:value-type="float">
            <text:p>1.205353</text:p>
          </table:table-cell>
          <table:table-cell office:value-type="float" office:value="0.9068851" calcext:value-type="float">
            <text:p>0.9068851</text:p>
          </table:table-cell>
          <table:table-cell office:value-type="float" office:value="0.6929671" calcext:value-type="float">
            <text:p>0.6929671</text:p>
          </table:table-cell>
          <table:table-cell office:value-type="float" office:value="0.4434468" calcext:value-type="float">
            <text:p>0.4434468</text:p>
          </table:table-cell>
          <table:table-cell office:value-type="float" office:value="0.3758945" calcext:value-type="float">
            <text:p>0.3758945</text:p>
          </table:table-cell>
          <table:table-cell office:value-type="float" office:value="0.8055799" calcext:value-type="float">
            <text:p>0.8055799</text:p>
          </table:table-cell>
          <table:table-cell office:value-type="float" office:value="1.128724" calcext:value-type="float">
            <text:p>1.128724</text:p>
          </table:table-cell>
          <table:table-cell office:value-type="float" office:value="1.093564" calcext:value-type="float">
            <text:p>1.093564</text:p>
          </table:table-cell>
          <table:table-cell office:value-type="float" office:value="1.131696" calcext:value-type="float">
            <text:p>1.131696</text:p>
          </table:table-cell>
          <table:table-cell office:value-type="float" office:value="1.137583" calcext:value-type="float">
            <text:p>1.137583</text:p>
          </table:table-cell>
          <table:table-cell office:value-type="float" office:value="1.178767" calcext:value-type="float">
            <text:p>1.178767</text:p>
          </table:table-cell>
          <table:table-cell office:value-type="float" office:value="1.28444" calcext:value-type="float">
            <text:p>1.28444</text:p>
          </table:table-cell>
          <table:table-cell office:value-type="float" office:value="0" calcext:value-type="float">
            <text:p>0</text:p>
          </table:table-cell>
          <table:table-cell office:value-type="float" office:value="0.05291794" calcext:value-type="float">
            <text:p>0.052917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1" calcext:value-type="float">
            <text:p>14032001</text:p>
          </table:table-cell>
          <table:table-cell office:value-type="float" office:value="2.190905" calcext:value-type="float">
            <text:p>2.190905</text:p>
          </table:table-cell>
          <table:table-cell office:value-type="float" office:value="139.823" calcext:value-type="float">
            <text:p>139.8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14994" calcext:value-type="float">
            <text:p>4.314994</text:p>
          </table:table-cell>
          <table:table-cell office:value-type="float" office:value="0" calcext:value-type="float">
            <text:p>0</text:p>
          </table:table-cell>
          <table:table-cell office:value-type="float" office:value="0.00002130214" calcext:value-type="float">
            <text:p>2.130214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6715" calcext:value-type="float">
            <text:p>-0.005816715</text:p>
          </table:table-cell>
          <table:table-cell office:value-type="float" office:value="1193.076" calcext:value-type="float">
            <text:p>1193.076</text:p>
          </table:table-cell>
          <table:table-cell office:value-type="float" office:value="3.512012" calcext:value-type="float">
            <text:p>3.512012</text:p>
          </table:table-cell>
          <table:table-cell office:value-type="float" office:value="0" calcext:value-type="float">
            <text:p>0</text:p>
          </table:table-cell>
          <table:table-cell office:value-type="float" office:value="0.002624745" calcext:value-type="float">
            <text:p>0.002624745</text:p>
          </table:table-cell>
          <table:table-cell office:value-type="float" office:value="0.0173404" calcext:value-type="float">
            <text:p>0.0173404</text:p>
          </table:table-cell>
          <table:table-cell office:value-type="float" office:value="0.03732392" calcext:value-type="float">
            <text:p>0.03732392</text:p>
          </table:table-cell>
          <table:table-cell office:value-type="float" office:value="0.03031009" calcext:value-type="float">
            <text:p>0.03031009</text:p>
          </table:table-cell>
          <table:table-cell office:value-type="float" office:value="0.02312647" calcext:value-type="float">
            <text:p>0.02312647</text:p>
          </table:table-cell>
          <table:table-cell office:value-type="float" office:value="0.02035251" calcext:value-type="float">
            <text:p>0.02035251</text:p>
          </table:table-cell>
          <table:table-cell office:value-type="float" office:value="0.02042483" calcext:value-type="float">
            <text:p>0.02042483</text:p>
          </table:table-cell>
          <table:table-cell office:value-type="float" office:value="0.04448318" calcext:value-type="float">
            <text:p>0.04448318</text:p>
          </table:table-cell>
          <table:table-cell office:value-type="float" office:value="0.07462968" calcext:value-type="float">
            <text:p>0.07462968</text:p>
          </table:table-cell>
          <table:table-cell office:value-type="float" office:value="0.07237602" calcext:value-type="float">
            <text:p>0.07237602</text:p>
          </table:table-cell>
          <table:table-cell office:value-type="float" office:value="0.07181349" calcext:value-type="float">
            <text:p>0.07181349</text:p>
          </table:table-cell>
          <table:table-cell office:value-type="float" office:value="0.07167279" calcext:value-type="float">
            <text:p>0.07167279</text:p>
          </table:table-cell>
          <table:table-cell office:value-type="float" office:value="0.07194395" calcext:value-type="float">
            <text:p>0.07194395</text:p>
          </table:table-cell>
          <table:table-cell office:value-type="float" office:value="0.0730293" calcext:value-type="float">
            <text:p>0.0730293</text:p>
          </table:table-cell>
          <table:table-cell office:value-type="float" office:value="0" calcext:value-type="float">
            <text:p>0</text:p>
          </table:table-cell>
          <table:table-cell office:value-type="float" office:value="0.1203836" calcext:value-type="float">
            <text:p>0.1203836</text:p>
          </table:table-cell>
          <table:table-cell office:value-type="float" office:value="1.47298" calcext:value-type="float">
            <text:p>1.47298</text:p>
          </table:table-cell>
          <table:table-cell office:value-type="float" office:value="1.217176" calcext:value-type="float">
            <text:p>1.217176</text:p>
          </table:table-cell>
          <table:table-cell office:value-type="float" office:value="0.9166409" calcext:value-type="float">
            <text:p>0.9166409</text:p>
          </table:table-cell>
          <table:table-cell office:value-type="float" office:value="0.700507" calcext:value-type="float">
            <text:p>0.700507</text:p>
          </table:table-cell>
          <table:table-cell office:value-type="float" office:value="0.4478433" calcext:value-type="float">
            <text:p>0.4478433</text:p>
          </table:table-cell>
          <table:table-cell office:value-type="float" office:value="0.3798594" calcext:value-type="float">
            <text:p>0.3798594</text:p>
          </table:table-cell>
          <table:table-cell office:value-type="float" office:value="0.8141613" calcext:value-type="float">
            <text:p>0.8141613</text:p>
          </table:table-cell>
          <table:table-cell office:value-type="float" office:value="1.141282" calcext:value-type="float">
            <text:p>1.141282</text:p>
          </table:table-cell>
          <table:table-cell office:value-type="float" office:value="1.105913" calcext:value-type="float">
            <text:p>1.105913</text:p>
          </table:table-cell>
          <table:table-cell office:value-type="float" office:value="1.144796" calcext:value-type="float">
            <text:p>1.144796</text:p>
          </table:table-cell>
          <table:table-cell office:value-type="float" office:value="1.150795" calcext:value-type="float">
            <text:p>1.150795</text:p>
          </table:table-cell>
          <table:table-cell office:value-type="float" office:value="1.192485" calcext:value-type="float">
            <text:p>1.192485</text:p>
          </table:table-cell>
          <table:table-cell office:value-type="float" office:value="1.299778" calcext:value-type="float">
            <text:p>1.299778</text:p>
          </table:table-cell>
          <table:table-cell office:value-type="float" office:value="0" calcext:value-type="float">
            <text:p>0</text:p>
          </table:table-cell>
          <table:table-cell office:value-type="float" office:value="0.01809695" calcext:value-type="float">
            <text:p>0.01809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1" calcext:value-type="float">
            <text:p>15032001</text:p>
          </table:table-cell>
          <table:table-cell office:value-type="float" office:value="2.18637" calcext:value-type="float">
            <text:p>2.18637</text:p>
          </table:table-cell>
          <table:table-cell office:value-type="float" office:value="139.8185" calcext:value-type="float">
            <text:p>139.8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364203" calcext:value-type="float">
            <text:p>4.364203</text:p>
          </table:table-cell>
          <table:table-cell office:value-type="float" office:value="0" calcext:value-type="float">
            <text:p>0</text:p>
          </table:table-cell>
          <table:table-cell office:value-type="float" office:value="0.00002132143" calcext:value-type="float">
            <text:p>2.132143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6657" calcext:value-type="float">
            <text:p>-0.005816657</text:p>
          </table:table-cell>
          <table:table-cell office:value-type="float" office:value="1193.032" calcext:value-type="float">
            <text:p>1193.032</text:p>
          </table:table-cell>
          <table:table-cell office:value-type="float" office:value="3.553372" calcext:value-type="float">
            <text:p>3.553372</text:p>
          </table:table-cell>
          <table:table-cell office:value-type="float" office:value="0" calcext:value-type="float">
            <text:p>0</text:p>
          </table:table-cell>
          <table:table-cell office:value-type="float" office:value="0.003125493" calcext:value-type="float">
            <text:p>0.003125493</text:p>
          </table:table-cell>
          <table:table-cell office:value-type="float" office:value="0.07231177" calcext:value-type="float">
            <text:p>0.07231177</text:p>
          </table:table-cell>
          <table:table-cell office:value-type="float" office:value="0.06041761" calcext:value-type="float">
            <text:p>0.06041761</text:p>
          </table:table-cell>
          <table:table-cell office:value-type="float" office:value="0.0400377" calcext:value-type="float">
            <text:p>0.0400377</text:p>
          </table:table-cell>
          <table:table-cell office:value-type="float" office:value="0.02770523" calcext:value-type="float">
            <text:p>0.02770523</text:p>
          </table:table-cell>
          <table:table-cell office:value-type="float" office:value="0.0225542" calcext:value-type="float">
            <text:p>0.0225542</text:p>
          </table:table-cell>
          <table:table-cell office:value-type="float" office:value="0.02111147" calcext:value-type="float">
            <text:p>0.02111147</text:p>
          </table:table-cell>
          <table:table-cell office:value-type="float" office:value="0.04458303" calcext:value-type="float">
            <text:p>0.04458303</text:p>
          </table:table-cell>
          <table:table-cell office:value-type="float" office:value="0.07473523" calcext:value-type="float">
            <text:p>0.07473523</text:p>
          </table:table-cell>
          <table:table-cell office:value-type="float" office:value="0.07249481" calcext:value-type="float">
            <text:p>0.07249481</text:p>
          </table:table-cell>
          <table:table-cell office:value-type="float" office:value="0.07194741" calcext:value-type="float">
            <text:p>0.07194741</text:p>
          </table:table-cell>
          <table:table-cell office:value-type="float" office:value="0.07180969" calcext:value-type="float">
            <text:p>0.07180969</text:p>
          </table:table-cell>
          <table:table-cell office:value-type="float" office:value="0.07208776" calcext:value-type="float">
            <text:p>0.07208776</text:p>
          </table:table-cell>
          <table:table-cell office:value-type="float" office:value="0.07319053" calcext:value-type="float">
            <text:p>0.07319053</text:p>
          </table:table-cell>
          <table:table-cell office:value-type="float" office:value="0" calcext:value-type="float">
            <text:p>0</text:p>
          </table:table-cell>
          <table:table-cell office:value-type="float" office:value="0.1221521" calcext:value-type="float">
            <text:p>0.1221521</text:p>
          </table:table-cell>
          <table:table-cell office:value-type="float" office:value="1.486585" calcext:value-type="float">
            <text:p>1.486585</text:p>
          </table:table-cell>
          <table:table-cell office:value-type="float" office:value="1.234558" calcext:value-type="float">
            <text:p>1.234558</text:p>
          </table:table-cell>
          <table:table-cell office:value-type="float" office:value="0.9292133" calcext:value-type="float">
            <text:p>0.9292133</text:p>
          </table:table-cell>
          <table:table-cell office:value-type="float" office:value="0.7097791" calcext:value-type="float">
            <text:p>0.7097791</text:p>
          </table:table-cell>
          <table:table-cell office:value-type="float" office:value="0.4528998" calcext:value-type="float">
            <text:p>0.4528998</text:p>
          </table:table-cell>
          <table:table-cell office:value-type="float" office:value="0.3842085" calcext:value-type="float">
            <text:p>0.3842085</text:p>
          </table:table-cell>
          <table:table-cell office:value-type="float" office:value="0.8228244" calcext:value-type="float">
            <text:p>0.8228244</text:p>
          </table:table-cell>
          <table:table-cell office:value-type="float" office:value="1.153858" calcext:value-type="float">
            <text:p>1.153858</text:p>
          </table:table-cell>
          <table:table-cell office:value-type="float" office:value="1.118262" calcext:value-type="float">
            <text:p>1.118262</text:p>
          </table:table-cell>
          <table:table-cell office:value-type="float" office:value="1.157891" calcext:value-type="float">
            <text:p>1.157891</text:p>
          </table:table-cell>
          <table:table-cell office:value-type="float" office:value="1.163991" calcext:value-type="float">
            <text:p>1.163991</text:p>
          </table:table-cell>
          <table:table-cell office:value-type="float" office:value="1.20618" calcext:value-type="float">
            <text:p>1.20618</text:p>
          </table:table-cell>
          <table:table-cell office:value-type="float" office:value="1.3151" calcext:value-type="float">
            <text:p>1.3151</text:p>
          </table:table-cell>
          <table:table-cell office:value-type="float" office:value="0" calcext:value-type="float">
            <text:p>0</text:p>
          </table:table-cell>
          <table:table-cell office:value-type="float" office:value="0.01393896" calcext:value-type="float">
            <text:p>0.01393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1" calcext:value-type="float">
            <text:p>16032001</text:p>
          </table:table-cell>
          <table:table-cell office:value-type="float" office:value="2.182477" calcext:value-type="float">
            <text:p>2.182477</text:p>
          </table:table-cell>
          <table:table-cell office:value-type="float" office:value="139.8129" calcext:value-type="float">
            <text:p>139.8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14626" calcext:value-type="float">
            <text:p>4.414626</text:p>
          </table:table-cell>
          <table:table-cell office:value-type="float" office:value="0" calcext:value-type="float">
            <text:p>0</text:p>
          </table:table-cell>
          <table:table-cell office:value-type="float" office:value="0.0000213825" calcext:value-type="float">
            <text:p>2.1382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6442" calcext:value-type="float">
            <text:p>-0.005816442</text:p>
          </table:table-cell>
          <table:table-cell office:value-type="float" office:value="1192.988" calcext:value-type="float">
            <text:p>1192.988</text:p>
          </table:table-cell>
          <table:table-cell office:value-type="float" office:value="3.58136" calcext:value-type="float">
            <text:p>3.58136</text:p>
          </table:table-cell>
          <table:table-cell office:value-type="float" office:value="0" calcext:value-type="float">
            <text:p>0</text:p>
          </table:table-cell>
          <table:table-cell office:value-type="float" office:value="0.003887652" calcext:value-type="float">
            <text:p>0.003887652</text:p>
          </table:table-cell>
          <table:table-cell office:value-type="float" office:value="0.09334765" calcext:value-type="float">
            <text:p>0.09334765</text:p>
          </table:table-cell>
          <table:table-cell office:value-type="float" office:value="0.06696276" calcext:value-type="float">
            <text:p>0.06696276</text:p>
          </table:table-cell>
          <table:table-cell office:value-type="float" office:value="0.04335922" calcext:value-type="float">
            <text:p>0.04335922</text:p>
          </table:table-cell>
          <table:table-cell office:value-type="float" office:value="0.02954224" calcext:value-type="float">
            <text:p>0.02954224</text:p>
          </table:table-cell>
          <table:table-cell office:value-type="float" office:value="0.02406182" calcext:value-type="float">
            <text:p>0.02406182</text:p>
          </table:table-cell>
          <table:table-cell office:value-type="float" office:value="0.02101393" calcext:value-type="float">
            <text:p>0.02101393</text:p>
          </table:table-cell>
          <table:table-cell office:value-type="float" office:value="0.04500079" calcext:value-type="float">
            <text:p>0.04500079</text:p>
          </table:table-cell>
          <table:table-cell office:value-type="float" office:value="0.07487486" calcext:value-type="float">
            <text:p>0.07487486</text:p>
          </table:table-cell>
          <table:table-cell office:value-type="float" office:value="0.07262077" calcext:value-type="float">
            <text:p>0.07262077</text:p>
          </table:table-cell>
          <table:table-cell office:value-type="float" office:value="0.07208157" calcext:value-type="float">
            <text:p>0.07208157</text:p>
          </table:table-cell>
          <table:table-cell office:value-type="float" office:value="0.07194651" calcext:value-type="float">
            <text:p>0.07194651</text:p>
          </table:table-cell>
          <table:table-cell office:value-type="float" office:value="0.07223143" calcext:value-type="float">
            <text:p>0.07223143</text:p>
          </table:table-cell>
          <table:table-cell office:value-type="float" office:value="0.07335149" calcext:value-type="float">
            <text:p>0.07335149</text:p>
          </table:table-cell>
          <table:table-cell office:value-type="float" office:value="0" calcext:value-type="float">
            <text:p>0</text:p>
          </table:table-cell>
          <table:table-cell office:value-type="float" office:value="0.1238481" calcext:value-type="float">
            <text:p>0.1238481</text:p>
          </table:table-cell>
          <table:table-cell office:value-type="float" office:value="1.515725" calcext:value-type="float">
            <text:p>1.515725</text:p>
          </table:table-cell>
          <table:table-cell office:value-type="float" office:value="1.257017" calcext:value-type="float">
            <text:p>1.257017</text:p>
          </table:table-cell>
          <table:table-cell office:value-type="float" office:value="0.9442043" calcext:value-type="float">
            <text:p>0.9442043</text:p>
          </table:table-cell>
          <table:table-cell office:value-type="float" office:value="0.7202638" calcext:value-type="float">
            <text:p>0.7202638</text:p>
          </table:table-cell>
          <table:table-cell office:value-type="float" office:value="0.4585682" calcext:value-type="float">
            <text:p>0.4585682</text:p>
          </table:table-cell>
          <table:table-cell office:value-type="float" office:value="0.3886119" calcext:value-type="float">
            <text:p>0.3886119</text:p>
          </table:table-cell>
          <table:table-cell office:value-type="float" office:value="0.8317319" calcext:value-type="float">
            <text:p>0.8317319</text:p>
          </table:table-cell>
          <table:table-cell office:value-type="float" office:value="1.166478" calcext:value-type="float">
            <text:p>1.166478</text:p>
          </table:table-cell>
          <table:table-cell office:value-type="float" office:value="1.13062" calcext:value-type="float">
            <text:p>1.13062</text:p>
          </table:table-cell>
          <table:table-cell office:value-type="float" office:value="1.170985" calcext:value-type="float">
            <text:p>1.170985</text:p>
          </table:table-cell>
          <table:table-cell office:value-type="float" office:value="1.177175" calcext:value-type="float">
            <text:p>1.177175</text:p>
          </table:table-cell>
          <table:table-cell office:value-type="float" office:value="1.219852" calcext:value-type="float">
            <text:p>1.219852</text:p>
          </table:table-cell>
          <table:table-cell office:value-type="float" office:value="1.330406" calcext:value-type="float">
            <text:p>1.330406</text:p>
          </table:table-cell>
          <table:table-cell office:value-type="float" office:value="0" calcext:value-type="float">
            <text:p>0</text:p>
          </table:table-cell>
          <table:table-cell office:value-type="float" office:value="0.01343805" calcext:value-type="float">
            <text:p>0.01343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1" calcext:value-type="float">
            <text:p>17032001</text:p>
          </table:table-cell>
          <table:table-cell office:value-type="float" office:value="2.177645" calcext:value-type="float">
            <text:p>2.177645</text:p>
          </table:table-cell>
          <table:table-cell office:value-type="float" office:value="139.8077" calcext:value-type="float">
            <text:p>139.8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465495" calcext:value-type="float">
            <text:p>4.465495</text:p>
          </table:table-cell>
          <table:table-cell office:value-type="float" office:value="0" calcext:value-type="float">
            <text:p>0</text:p>
          </table:table-cell>
          <table:table-cell office:value-type="float" office:value="0.000021443" calcext:value-type="float">
            <text:p>2.1443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6218" calcext:value-type="float">
            <text:p>-0.005816218</text:p>
          </table:table-cell>
          <table:table-cell office:value-type="float" office:value="1192.945" calcext:value-type="float">
            <text:p>1192.945</text:p>
          </table:table-cell>
          <table:table-cell office:value-type="float" office:value="3.610572" calcext:value-type="float">
            <text:p>3.610572</text:p>
          </table:table-cell>
          <table:table-cell office:value-type="float" office:value="0" calcext:value-type="float">
            <text:p>0</text:p>
          </table:table-cell>
          <table:table-cell office:value-type="float" office:value="0.003808973" calcext:value-type="float">
            <text:p>0.003808973</text:p>
          </table:table-cell>
          <table:table-cell office:value-type="float" office:value="0.1122684" calcext:value-type="float">
            <text:p>0.1122684</text:p>
          </table:table-cell>
          <table:table-cell office:value-type="float" office:value="0.07665753" calcext:value-type="float">
            <text:p>0.07665753</text:p>
          </table:table-cell>
          <table:table-cell office:value-type="float" office:value="0.04825151" calcext:value-type="float">
            <text:p>0.04825151</text:p>
          </table:table-cell>
          <table:table-cell office:value-type="float" office:value="0.03246494" calcext:value-type="float">
            <text:p>0.03246494</text:p>
          </table:table-cell>
          <table:table-cell office:value-type="float" office:value="0.02538573" calcext:value-type="float">
            <text:p>0.02538573</text:p>
          </table:table-cell>
          <table:table-cell office:value-type="float" office:value="0.02146709" calcext:value-type="float">
            <text:p>0.02146709</text:p>
          </table:table-cell>
          <table:table-cell office:value-type="float" office:value="0.04564046" calcext:value-type="float">
            <text:p>0.04564046</text:p>
          </table:table-cell>
          <table:table-cell office:value-type="float" office:value="0.07507966" calcext:value-type="float">
            <text:p>0.07507966</text:p>
          </table:table-cell>
          <table:table-cell office:value-type="float" office:value="0.07275746" calcext:value-type="float">
            <text:p>0.07275746</text:p>
          </table:table-cell>
          <table:table-cell office:value-type="float" office:value="0.07221679" calcext:value-type="float">
            <text:p>0.07221679</text:p>
          </table:table-cell>
          <table:table-cell office:value-type="float" office:value="0.07208333" calcext:value-type="float">
            <text:p>0.07208333</text:p>
          </table:table-cell>
          <table:table-cell office:value-type="float" office:value="0.07237494" calcext:value-type="float">
            <text:p>0.07237494</text:p>
          </table:table-cell>
          <table:table-cell office:value-type="float" office:value="0.07351238" calcext:value-type="float">
            <text:p>0.07351238</text:p>
          </table:table-cell>
          <table:table-cell office:value-type="float" office:value="0" calcext:value-type="float">
            <text:p>0</text:p>
          </table:table-cell>
          <table:table-cell office:value-type="float" office:value="0.1258616" calcext:value-type="float">
            <text:p>0.1258616</text:p>
          </table:table-cell>
          <table:table-cell office:value-type="float" office:value="1.549334" calcext:value-type="float">
            <text:p>1.549334</text:p>
          </table:table-cell>
          <table:table-cell office:value-type="float" office:value="1.280942" calcext:value-type="float">
            <text:p>1.280942</text:p>
          </table:table-cell>
          <table:table-cell office:value-type="float" office:value="0.9599012" calcext:value-type="float">
            <text:p>0.9599012</text:p>
          </table:table-cell>
          <table:table-cell office:value-type="float" office:value="0.7311471" calcext:value-type="float">
            <text:p>0.7311471</text:p>
          </table:table-cell>
          <table:table-cell office:value-type="float" office:value="0.4644254" calcext:value-type="float">
            <text:p>0.4644254</text:p>
          </table:table-cell>
          <table:table-cell office:value-type="float" office:value="0.3929971" calcext:value-type="float">
            <text:p>0.3929971</text:p>
          </table:table-cell>
          <table:table-cell office:value-type="float" office:value="0.8409148" calcext:value-type="float">
            <text:p>0.8409148</text:p>
          </table:table-cell>
          <table:table-cell office:value-type="float" office:value="1.179188" calcext:value-type="float">
            <text:p>1.179188</text:p>
          </table:table-cell>
          <table:table-cell office:value-type="float" office:value="1.142987" calcext:value-type="float">
            <text:p>1.142987</text:p>
          </table:table-cell>
          <table:table-cell office:value-type="float" office:value="1.184072" calcext:value-type="float">
            <text:p>1.184072</text:p>
          </table:table-cell>
          <table:table-cell office:value-type="float" office:value="1.190346" calcext:value-type="float">
            <text:p>1.190346</text:p>
          </table:table-cell>
          <table:table-cell office:value-type="float" office:value="1.233501" calcext:value-type="float">
            <text:p>1.233501</text:p>
          </table:table-cell>
          <table:table-cell office:value-type="float" office:value="1.345693" calcext:value-type="float">
            <text:p>1.345693</text:p>
          </table:table-cell>
          <table:table-cell office:value-type="float" office:value="0" calcext:value-type="float">
            <text:p>0</text:p>
          </table:table-cell>
          <table:table-cell office:value-type="float" office:value="0.01261787" calcext:value-type="float">
            <text:p>0.01261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1" calcext:value-type="float">
            <text:p>18032001</text:p>
          </table:table-cell>
          <table:table-cell office:value-type="float" office:value="2.172173" calcext:value-type="float">
            <text:p>2.172173</text:p>
          </table:table-cell>
          <table:table-cell office:value-type="float" office:value="139.8023" calcext:value-type="float">
            <text:p>139.8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16968" calcext:value-type="float">
            <text:p>4.516968</text:p>
          </table:table-cell>
          <table:table-cell office:value-type="float" office:value="0" calcext:value-type="float">
            <text:p>0</text:p>
          </table:table-cell>
          <table:table-cell office:value-type="float" office:value="0.0000214864" calcext:value-type="float">
            <text:p>2.14864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6047" calcext:value-type="float">
            <text:p>-0.005816047</text:p>
          </table:table-cell>
          <table:table-cell office:value-type="float" office:value="1192.902" calcext:value-type="float">
            <text:p>1192.902</text:p>
          </table:table-cell>
          <table:table-cell office:value-type="float" office:value="3.633063" calcext:value-type="float">
            <text:p>3.633063</text:p>
          </table:table-cell>
          <table:table-cell office:value-type="float" office:value="0" calcext:value-type="float">
            <text:p>0</text:p>
          </table:table-cell>
          <table:table-cell office:value-type="float" office:value="0.003903009" calcext:value-type="float">
            <text:p>0.003903009</text:p>
          </table:table-cell>
          <table:table-cell office:value-type="float" office:value="0.1260278" calcext:value-type="float">
            <text:p>0.1260278</text:p>
          </table:table-cell>
          <table:table-cell office:value-type="float" office:value="0.08526054" calcext:value-type="float">
            <text:p>0.08526054</text:p>
          </table:table-cell>
          <table:table-cell office:value-type="float" office:value="0.05342799" calcext:value-type="float">
            <text:p>0.05342799</text:p>
          </table:table-cell>
          <table:table-cell office:value-type="float" office:value="0.03569857" calcext:value-type="float">
            <text:p>0.03569857</text:p>
          </table:table-cell>
          <table:table-cell office:value-type="float" office:value="0.02707913" calcext:value-type="float">
            <text:p>0.02707913</text:p>
          </table:table-cell>
          <table:table-cell office:value-type="float" office:value="0.02240116" calcext:value-type="float">
            <text:p>0.02240116</text:p>
          </table:table-cell>
          <table:table-cell office:value-type="float" office:value="0.04641173" calcext:value-type="float">
            <text:p>0.04641173</text:p>
          </table:table-cell>
          <table:table-cell office:value-type="float" office:value="0.0753064" calcext:value-type="float">
            <text:p>0.0753064</text:p>
          </table:table-cell>
          <table:table-cell office:value-type="float" office:value="0.0729034" calcext:value-type="float">
            <text:p>0.0729034</text:p>
          </table:table-cell>
          <table:table-cell office:value-type="float" office:value="0.0723534" calcext:value-type="float">
            <text:p>0.0723534</text:p>
          </table:table-cell>
          <table:table-cell office:value-type="float" office:value="0.07222022" calcext:value-type="float">
            <text:p>0.07222022</text:p>
          </table:table-cell>
          <table:table-cell office:value-type="float" office:value="0.07251813" calcext:value-type="float">
            <text:p>0.07251813</text:p>
          </table:table-cell>
          <table:table-cell office:value-type="float" office:value="0.07367327" calcext:value-type="float">
            <text:p>0.07367327</text:p>
          </table:table-cell>
          <table:table-cell office:value-type="float" office:value="0" calcext:value-type="float">
            <text:p>0</text:p>
          </table:table-cell>
          <table:table-cell office:value-type="float" office:value="0.1278492" calcext:value-type="float">
            <text:p>0.1278492</text:p>
          </table:table-cell>
          <table:table-cell office:value-type="float" office:value="1.587696" calcext:value-type="float">
            <text:p>1.587696</text:p>
          </table:table-cell>
          <table:table-cell office:value-type="float" office:value="1.307715" calcext:value-type="float">
            <text:p>1.307715</text:p>
          </table:table-cell>
          <table:table-cell office:value-type="float" office:value="0.9772716" calcext:value-type="float">
            <text:p>0.9772716</text:p>
          </table:table-cell>
          <table:table-cell office:value-type="float" office:value="0.7430622" calcext:value-type="float">
            <text:p>0.7430622</text:p>
          </table:table-cell>
          <table:table-cell office:value-type="float" office:value="0.4705722" calcext:value-type="float">
            <text:p>0.4705722</text:p>
          </table:table-cell>
          <table:table-cell office:value-type="float" office:value="0.3975467" calcext:value-type="float">
            <text:p>0.3975467</text:p>
          </table:table-cell>
          <table:table-cell office:value-type="float" office:value="0.8502744" calcext:value-type="float">
            <text:p>0.8502744</text:p>
          </table:table-cell>
          <table:table-cell office:value-type="float" office:value="1.192009" calcext:value-type="float">
            <text:p>1.192009</text:p>
          </table:table-cell>
          <table:table-cell office:value-type="float" office:value="1.155371" calcext:value-type="float">
            <text:p>1.155371</text:p>
          </table:table-cell>
          <table:table-cell office:value-type="float" office:value="1.19716" calcext:value-type="float">
            <text:p>1.19716</text:p>
          </table:table-cell>
          <table:table-cell office:value-type="float" office:value="1.203504" calcext:value-type="float">
            <text:p>1.203504</text:p>
          </table:table-cell>
          <table:table-cell office:value-type="float" office:value="1.247128" calcext:value-type="float">
            <text:p>1.247128</text:p>
          </table:table-cell>
          <table:table-cell office:value-type="float" office:value="1.36096" calcext:value-type="float">
            <text:p>1.36096</text:p>
          </table:table-cell>
          <table:table-cell office:value-type="float" office:value="0" calcext:value-type="float">
            <text:p>0</text:p>
          </table:table-cell>
          <table:table-cell office:value-type="float" office:value="0.01286235" calcext:value-type="float">
            <text:p>0.01286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1" calcext:value-type="float">
            <text:p>19032001</text:p>
          </table:table-cell>
          <table:table-cell office:value-type="float" office:value="2.166438" calcext:value-type="float">
            <text:p>2.166438</text:p>
          </table:table-cell>
          <table:table-cell office:value-type="float" office:value="139.7967" calcext:value-type="float">
            <text:p>139.7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6893" calcext:value-type="float">
            <text:p>4.56893</text:p>
          </table:table-cell>
          <table:table-cell office:value-type="float" office:value="0" calcext:value-type="float">
            <text:p>0</text:p>
          </table:table-cell>
          <table:table-cell office:value-type="float" office:value="0.00002150929" calcext:value-type="float">
            <text:p>2.150929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5941" calcext:value-type="float">
            <text:p>-0.005815941</text:p>
          </table:table-cell>
          <table:table-cell office:value-type="float" office:value="1192.859" calcext:value-type="float">
            <text:p>1192.859</text:p>
          </table:table-cell>
          <table:table-cell office:value-type="float" office:value="3.647955" calcext:value-type="float">
            <text:p>3.647955</text:p>
          </table:table-cell>
          <table:table-cell office:value-type="float" office:value="0" calcext:value-type="float">
            <text:p>0</text:p>
          </table:table-cell>
          <table:table-cell office:value-type="float" office:value="0.003854852" calcext:value-type="float">
            <text:p>0.003854852</text:p>
          </table:table-cell>
          <table:table-cell office:value-type="float" office:value="0.1305098" calcext:value-type="float">
            <text:p>0.1305098</text:p>
          </table:table-cell>
          <table:table-cell office:value-type="float" office:value="0.08980598" calcext:value-type="float">
            <text:p>0.08980598</text:p>
          </table:table-cell>
          <table:table-cell office:value-type="float" office:value="0.0571119" calcext:value-type="float">
            <text:p>0.0571119</text:p>
          </table:table-cell>
          <table:table-cell office:value-type="float" office:value="0.03835323" calcext:value-type="float">
            <text:p>0.03835323</text:p>
          </table:table-cell>
          <table:table-cell office:value-type="float" office:value="0.028698" calcext:value-type="float">
            <text:p>0.028698</text:p>
          </table:table-cell>
          <table:table-cell office:value-type="float" office:value="0.02344763" calcext:value-type="float">
            <text:p>0.02344763</text:p>
          </table:table-cell>
          <table:table-cell office:value-type="float" office:value="0.04715617" calcext:value-type="float">
            <text:p>0.04715617</text:p>
          </table:table-cell>
          <table:table-cell office:value-type="float" office:value="0.07560242" calcext:value-type="float">
            <text:p>0.07560242</text:p>
          </table:table-cell>
          <table:table-cell office:value-type="float" office:value="0.07305659" calcext:value-type="float">
            <text:p>0.07305659</text:p>
          </table:table-cell>
          <table:table-cell office:value-type="float" office:value="0.07249136" calcext:value-type="float">
            <text:p>0.07249136</text:p>
          </table:table-cell>
          <table:table-cell office:value-type="float" office:value="0.07235723" calcext:value-type="float">
            <text:p>0.07235723</text:p>
          </table:table-cell>
          <table:table-cell office:value-type="float" office:value="0.07266123" calcext:value-type="float">
            <text:p>0.07266123</text:p>
          </table:table-cell>
          <table:table-cell office:value-type="float" office:value="0.07383376" calcext:value-type="float">
            <text:p>0.07383376</text:p>
          </table:table-cell>
          <table:table-cell office:value-type="float" office:value="0" calcext:value-type="float">
            <text:p>0</text:p>
          </table:table-cell>
          <table:table-cell office:value-type="float" office:value="0.1297864" calcext:value-type="float">
            <text:p>0.1297864</text:p>
          </table:table-cell>
          <table:table-cell office:value-type="float" office:value="1.629166" calcext:value-type="float">
            <text:p>1.629166</text:p>
          </table:table-cell>
          <table:table-cell office:value-type="float" office:value="1.336743" calcext:value-type="float">
            <text:p>1.336743</text:p>
          </table:table-cell>
          <table:table-cell office:value-type="float" office:value="0.9962149" calcext:value-type="float">
            <text:p>0.9962149</text:p>
          </table:table-cell>
          <table:table-cell office:value-type="float" office:value="0.7560243" calcext:value-type="float">
            <text:p>0.7560243</text:p>
          </table:table-cell>
          <table:table-cell office:value-type="float" office:value="0.4770475" calcext:value-type="float">
            <text:p>0.4770475</text:p>
          </table:table-cell>
          <table:table-cell office:value-type="float" office:value="0.4022987" calcext:value-type="float">
            <text:p>0.4022987</text:p>
          </table:table-cell>
          <table:table-cell office:value-type="float" office:value="0.8597215" calcext:value-type="float">
            <text:p>0.8597215</text:p>
          </table:table-cell>
          <table:table-cell office:value-type="float" office:value="1.204951" calcext:value-type="float">
            <text:p>1.204951</text:p>
          </table:table-cell>
          <table:table-cell office:value-type="float" office:value="1.167777" calcext:value-type="float">
            <text:p>1.167777</text:p>
          </table:table-cell>
          <table:table-cell office:value-type="float" office:value="1.210247" calcext:value-type="float">
            <text:p>1.210247</text:p>
          </table:table-cell>
          <table:table-cell office:value-type="float" office:value="1.216649" calcext:value-type="float">
            <text:p>1.216649</text:p>
          </table:table-cell>
          <table:table-cell office:value-type="float" office:value="1.260734" calcext:value-type="float">
            <text:p>1.260734</text:p>
          </table:table-cell>
          <table:table-cell office:value-type="float" office:value="1.37621" calcext:value-type="float">
            <text:p>1.37621</text:p>
          </table:table-cell>
          <table:table-cell office:value-type="float" office:value="0" calcext:value-type="float">
            <text:p>0</text:p>
          </table:table-cell>
          <table:table-cell office:value-type="float" office:value="0.01381576" calcext:value-type="float">
            <text:p>0.013815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1" calcext:value-type="float">
            <text:p>20032001</text:p>
          </table:table-cell>
          <table:table-cell office:value-type="float" office:value="2.158789" calcext:value-type="float">
            <text:p>2.158789</text:p>
          </table:table-cell>
          <table:table-cell office:value-type="float" office:value="139.7917" calcext:value-type="float">
            <text:p>139.79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21352" calcext:value-type="float">
            <text:p>4.621352</text:p>
          </table:table-cell>
          <table:table-cell office:value-type="float" office:value="0" calcext:value-type="float">
            <text:p>0</text:p>
          </table:table-cell>
          <table:table-cell office:value-type="float" office:value="0.00002152107" calcext:value-type="float">
            <text:p>2.152107E-05</text:p>
          </table:table-cell>
          <table:table-cell office:value-type="float" office:value="0" calcext:value-type="float">
            <text:p>0</text:p>
          </table:table-cell>
          <table:table-cell office:value-type="float" office:value="-0.005815885" calcext:value-type="float">
            <text:p>-0.005815885</text:p>
          </table:table-cell>
          <table:table-cell office:value-type="float" office:value="1192.816" calcext:value-type="float">
            <text:p>1192.816</text:p>
          </table:table-cell>
          <table:table-cell office:value-type="float" office:value="3.661597" calcext:value-type="float">
            <text:p>3.661597</text:p>
          </table:table-cell>
          <table:table-cell office:value-type="float" office:value="0" calcext:value-type="float">
            <text:p>0</text:p>
          </table:table-cell>
          <table:table-cell office:value-type="float" office:value="0.004711164" calcext:value-type="float">
            <text:p>0.004711164</text:p>
          </table:table-cell>
          <table:table-cell office:value-type="float" office:value="0.1540918" calcext:value-type="float">
            <text:p>0.1540918</text:p>
          </table:table-cell>
          <table:table-cell office:value-type="float" office:value="0.1028058" calcext:value-type="float">
            <text:p>0.1028058</text:p>
          </table:table-cell>
          <table:table-cell office:value-type="float" office:value="0.06394506" calcext:value-type="float">
            <text:p>0.06394506</text:p>
          </table:table-cell>
          <table:table-cell office:value-type="float" office:value="0.04236872" calcext:value-type="float">
            <text:p>0.04236872</text:p>
          </table:table-cell>
          <table:table-cell office:value-type="float" office:value="0.03056669" calcext:value-type="float">
            <text:p>0.03056669</text:p>
          </table:table-cell>
          <table:table-cell office:value-type="float" office:value="0.02443733" calcext:value-type="float">
            <text:p>0.02443733</text:p>
          </table:table-cell>
          <table:table-cell office:value-type="float" office:value="0.04780927" calcext:value-type="float">
            <text:p>0.04780927</text:p>
          </table:table-cell>
          <table:table-cell office:value-type="float" office:value="0.07593974" calcext:value-type="float">
            <text:p>0.07593974</text:p>
          </table:table-cell>
          <table:table-cell office:value-type="float" office:value="0.07321646" calcext:value-type="float">
            <text:p>0.07321646</text:p>
          </table:table-cell>
          <table:table-cell office:value-type="float" office:value="0.0726307" calcext:value-type="float">
            <text:p>0.0726307</text:p>
          </table:table-cell>
          <table:table-cell office:value-type="float" office:value="0.07249457" calcext:value-type="float">
            <text:p>0.07249457</text:p>
          </table:table-cell>
          <table:table-cell office:value-type="float" office:value="0.07280406" calcext:value-type="float">
            <text:p>0.07280406</text:p>
          </table:table-cell>
          <table:table-cell office:value-type="float" office:value="0.07399415" calcext:value-type="float">
            <text:p>0.07399415</text:p>
          </table:table-cell>
          <table:table-cell office:value-type="float" office:value="0" calcext:value-type="float">
            <text:p>0</text:p>
          </table:table-cell>
          <table:table-cell office:value-type="float" office:value="0.1320472" calcext:value-type="float">
            <text:p>0.1320472</text:p>
          </table:table-cell>
          <table:table-cell office:value-type="float" office:value="1.67426" calcext:value-type="float">
            <text:p>1.67426</text:p>
          </table:table-cell>
          <table:table-cell office:value-type="float" office:value="1.367922" calcext:value-type="float">
            <text:p>1.367922</text:p>
          </table:table-cell>
          <table:table-cell office:value-type="float" office:value="1.016482" calcext:value-type="float">
            <text:p>1.016482</text:p>
          </table:table-cell>
          <table:table-cell office:value-type="float" office:value="0.7698646" calcext:value-type="float">
            <text:p>0.7698646</text:p>
          </table:table-cell>
          <table:table-cell office:value-type="float" office:value="0.4837923" calcext:value-type="float">
            <text:p>0.4837923</text:p>
          </table:table-cell>
          <table:table-cell office:value-type="float" office:value="0.407191" calcext:value-type="float">
            <text:p>0.407191</text:p>
          </table:table-cell>
          <table:table-cell office:value-type="float" office:value="0.8692117" calcext:value-type="float">
            <text:p>0.8692117</text:p>
          </table:table-cell>
          <table:table-cell office:value-type="float" office:value="1.217999" calcext:value-type="float">
            <text:p>1.217999</text:p>
          </table:table-cell>
          <table:table-cell office:value-type="float" office:value="1.180215" calcext:value-type="float">
            <text:p>1.180215</text:p>
          </table:table-cell>
          <table:table-cell office:value-type="float" office:value="1.223334" calcext:value-type="float">
            <text:p>1.223334</text:p>
          </table:table-cell>
          <table:table-cell office:value-type="float" office:value="1.229783" calcext:value-type="float">
            <text:p>1.229783</text:p>
          </table:table-cell>
          <table:table-cell office:value-type="float" office:value="1.27432" calcext:value-type="float">
            <text:p>1.27432</text:p>
          </table:table-cell>
          <table:table-cell office:value-type="float" office:value="1.391439" calcext:value-type="float">
            <text:p>1.391439</text:p>
          </table:table-cell>
          <table:table-cell office:value-type="float" office:value="0" calcext:value-type="float">
            <text:p>0</text:p>
          </table:table-cell>
          <table:table-cell office:value-type="float" office:value="0.1227125" calcext:value-type="float">
            <text:p>0.1227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1" calcext:value-type="float">
            <text:p>21032001</text:p>
          </table:table-cell>
          <table:table-cell office:value-type="float" office:value="2.151373" calcext:value-type="float">
            <text:p>2.151373</text:p>
          </table:table-cell>
          <table:table-cell office:value-type="float" office:value="139.7857" calcext:value-type="float">
            <text:p>139.78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674563" calcext:value-type="float">
            <text:p>4.674563</text:p>
          </table:table-cell>
          <table:table-cell office:value-type="float" office:value="0" calcext:value-type="float">
            <text:p>0</text:p>
          </table:table-cell>
          <table:table-cell office:value-type="float" office:value="0.00002152111" calcext:value-type="float">
            <text:p>2.15211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56974" calcext:value-type="float">
            <text:p>-0.005856974</text:p>
          </table:table-cell>
          <table:table-cell office:value-type="float" office:value="1192.773" calcext:value-type="float">
            <text:p>1192.773</text:p>
          </table:table-cell>
          <table:table-cell office:value-type="float" office:value="3.667671" calcext:value-type="float">
            <text:p>3.667671</text:p>
          </table:table-cell>
          <table:table-cell office:value-type="float" office:value="0" calcext:value-type="float">
            <text:p>0</text:p>
          </table:table-cell>
          <table:table-cell office:value-type="float" office:value="0.0044837" calcext:value-type="float">
            <text:p>0.0044837</text:p>
          </table:table-cell>
          <table:table-cell office:value-type="float" office:value="0.1594251" calcext:value-type="float">
            <text:p>0.1594251</text:p>
          </table:table-cell>
          <table:table-cell office:value-type="float" office:value="0.1097898" calcext:value-type="float">
            <text:p>0.1097898</text:p>
          </table:table-cell>
          <table:table-cell office:value-type="float" office:value="0.06966075" calcext:value-type="float">
            <text:p>0.06966075</text:p>
          </table:table-cell>
          <table:table-cell office:value-type="float" office:value="0.04649355" calcext:value-type="float">
            <text:p>0.04649355</text:p>
          </table:table-cell>
          <table:table-cell office:value-type="float" office:value="0.03300817" calcext:value-type="float">
            <text:p>0.03300817</text:p>
          </table:table-cell>
          <table:table-cell office:value-type="float" office:value="0.02561787" calcext:value-type="float">
            <text:p>0.02561787</text:p>
          </table:table-cell>
          <table:table-cell office:value-type="float" office:value="0.04856868" calcext:value-type="float">
            <text:p>0.04856868</text:p>
          </table:table-cell>
          <table:table-cell office:value-type="float" office:value="0.07633153" calcext:value-type="float">
            <text:p>0.07633153</text:p>
          </table:table-cell>
          <table:table-cell office:value-type="float" office:value="0.07337915" calcext:value-type="float">
            <text:p>0.07337915</text:p>
          </table:table-cell>
          <table:table-cell office:value-type="float" office:value="0.07277107" calcext:value-type="float">
            <text:p>0.07277107</text:p>
          </table:table-cell>
          <table:table-cell office:value-type="float" office:value="0.07263224" calcext:value-type="float">
            <text:p>0.07263224</text:p>
          </table:table-cell>
          <table:table-cell office:value-type="float" office:value="0.0729538" calcext:value-type="float">
            <text:p>0.0729538</text:p>
          </table:table-cell>
          <table:table-cell office:value-type="float" office:value="0.07415315" calcext:value-type="float">
            <text:p>0.07415315</text:p>
          </table:table-cell>
          <table:table-cell office:value-type="float" office:value="0" calcext:value-type="float">
            <text:p>0</text:p>
          </table:table-cell>
          <table:table-cell office:value-type="float" office:value="0.1343283" calcext:value-type="float">
            <text:p>0.1343283</text:p>
          </table:table-cell>
          <table:table-cell office:value-type="float" office:value="1.725141" calcext:value-type="float">
            <text:p>1.725141</text:p>
          </table:table-cell>
          <table:table-cell office:value-type="float" office:value="1.403443" calcext:value-type="float">
            <text:p>1.403443</text:p>
          </table:table-cell>
          <table:table-cell office:value-type="float" office:value="1.039453" calcext:value-type="float">
            <text:p>1.039453</text:p>
          </table:table-cell>
          <table:table-cell office:value-type="float" office:value="0.7854096" calcext:value-type="float">
            <text:p>0.7854096</text:p>
          </table:table-cell>
          <table:table-cell office:value-type="float" office:value="0.491034" calcext:value-type="float">
            <text:p>0.491034</text:p>
          </table:table-cell>
          <table:table-cell office:value-type="float" office:value="0.4122594" calcext:value-type="float">
            <text:p>0.4122594</text:p>
          </table:table-cell>
          <table:table-cell office:value-type="float" office:value="0.8787642" calcext:value-type="float">
            <text:p>0.8787642</text:p>
          </table:table-cell>
          <table:table-cell office:value-type="float" office:value="1.231126" calcext:value-type="float">
            <text:p>1.231126</text:p>
          </table:table-cell>
          <table:table-cell office:value-type="float" office:value="1.192688" calcext:value-type="float">
            <text:p>1.192688</text:p>
          </table:table-cell>
          <table:table-cell office:value-type="float" office:value="1.236423" calcext:value-type="float">
            <text:p>1.236423</text:p>
          </table:table-cell>
          <table:table-cell office:value-type="float" office:value="1.242906" calcext:value-type="float">
            <text:p>1.242906</text:p>
          </table:table-cell>
          <table:table-cell office:value-type="float" office:value="1.287967" calcext:value-type="float">
            <text:p>1.287967</text:p>
          </table:table-cell>
          <table:table-cell office:value-type="float" office:value="1.406585" calcext:value-type="float">
            <text:p>1.406585</text:p>
          </table:table-cell>
          <table:table-cell office:value-type="float" office:value="0" calcext:value-type="float">
            <text:p>0</text:p>
          </table:table-cell>
          <table:table-cell office:value-type="float" office:value="0.1812532" calcext:value-type="float">
            <text:p>0.1812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1" calcext:value-type="float">
            <text:p>22032001</text:p>
          </table:table-cell>
          <table:table-cell office:value-type="float" office:value="2.142977" calcext:value-type="float">
            <text:p>2.142977</text:p>
          </table:table-cell>
          <table:table-cell office:value-type="float" office:value="139.7795" calcext:value-type="float">
            <text:p>139.77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28243" calcext:value-type="float">
            <text:p>4.728243</text:p>
          </table:table-cell>
          <table:table-cell office:value-type="float" office:value="0" calcext:value-type="float">
            <text:p>0</text:p>
          </table:table-cell>
          <table:table-cell office:value-type="float" office:value="0.00002152111" calcext:value-type="float">
            <text:p>2.15211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72" calcext:value-type="float">
            <text:p>-0.00589372</text:p>
          </table:table-cell>
          <table:table-cell office:value-type="float" office:value="1192.732" calcext:value-type="float">
            <text:p>1192.732</text:p>
          </table:table-cell>
          <table:table-cell office:value-type="float" office:value="3.666622" calcext:value-type="float">
            <text:p>3.666622</text:p>
          </table:table-cell>
          <table:table-cell office:value-type="float" office:value="0" calcext:value-type="float">
            <text:p>0</text:p>
          </table:table-cell>
          <table:table-cell office:value-type="float" office:value="0.05543309" calcext:value-type="float">
            <text:p>0.05543309</text:p>
          </table:table-cell>
          <table:table-cell office:value-type="float" office:value="0.1729819" calcext:value-type="float">
            <text:p>0.1729819</text:p>
          </table:table-cell>
          <table:table-cell office:value-type="float" office:value="0.1174711" calcext:value-type="float">
            <text:p>0.1174711</text:p>
          </table:table-cell>
          <table:table-cell office:value-type="float" office:value="0.07448407" calcext:value-type="float">
            <text:p>0.07448407</text:p>
          </table:table-cell>
          <table:table-cell office:value-type="float" office:value="0.0497469" calcext:value-type="float">
            <text:p>0.0497469</text:p>
          </table:table-cell>
          <table:table-cell office:value-type="float" office:value="0.03486107" calcext:value-type="float">
            <text:p>0.03486107</text:p>
          </table:table-cell>
          <table:table-cell office:value-type="float" office:value="0.02649965" calcext:value-type="float">
            <text:p>0.02649965</text:p>
          </table:table-cell>
          <table:table-cell office:value-type="float" office:value="0.04930899" calcext:value-type="float">
            <text:p>0.04930899</text:p>
          </table:table-cell>
          <table:table-cell office:value-type="float" office:value="0.07673928" calcext:value-type="float">
            <text:p>0.07673928</text:p>
          </table:table-cell>
          <table:table-cell office:value-type="float" office:value="0.07354701" calcext:value-type="float">
            <text:p>0.07354701</text:p>
          </table:table-cell>
          <table:table-cell office:value-type="float" office:value="0.07291251" calcext:value-type="float">
            <text:p>0.07291251</text:p>
          </table:table-cell>
          <table:table-cell office:value-type="float" office:value="0.07276995" calcext:value-type="float">
            <text:p>0.07276995</text:p>
          </table:table-cell>
          <table:table-cell office:value-type="float" office:value="0.07309161" calcext:value-type="float">
            <text:p>0.07309161</text:p>
          </table:table-cell>
          <table:table-cell office:value-type="float" office:value="0.07431389" calcext:value-type="float">
            <text:p>0.07431389</text:p>
          </table:table-cell>
          <table:table-cell office:value-type="float" office:value="0" calcext:value-type="float">
            <text:p>0</text:p>
          </table:table-cell>
          <table:table-cell office:value-type="float" office:value="0.1401557" calcext:value-type="float">
            <text:p>0.1401557</text:p>
          </table:table-cell>
          <table:table-cell office:value-type="float" office:value="1.777901" calcext:value-type="float">
            <text:p>1.777901</text:p>
          </table:table-cell>
          <table:table-cell office:value-type="float" office:value="1.440678" calcext:value-type="float">
            <text:p>1.440678</text:p>
          </table:table-cell>
          <table:table-cell office:value-type="float" office:value="1.063864" calcext:value-type="float">
            <text:p>1.063864</text:p>
          </table:table-cell>
          <table:table-cell office:value-type="float" office:value="0.8020432" calcext:value-type="float">
            <text:p>0.8020432</text:p>
          </table:table-cell>
          <table:table-cell office:value-type="float" office:value="0.4986833" calcext:value-type="float">
            <text:p>0.4986833</text:p>
          </table:table-cell>
          <table:table-cell office:value-type="float" office:value="0.4174761" calcext:value-type="float">
            <text:p>0.4174761</text:p>
          </table:table-cell>
          <table:table-cell office:value-type="float" office:value="0.8884147" calcext:value-type="float">
            <text:p>0.8884147</text:p>
          </table:table-cell>
          <table:table-cell office:value-type="float" office:value="1.244312" calcext:value-type="float">
            <text:p>1.244312</text:p>
          </table:table-cell>
          <table:table-cell office:value-type="float" office:value="1.205194" calcext:value-type="float">
            <text:p>1.205194</text:p>
          </table:table-cell>
          <table:table-cell office:value-type="float" office:value="1.249518" calcext:value-type="float">
            <text:p>1.249518</text:p>
          </table:table-cell>
          <table:table-cell office:value-type="float" office:value="1.256027" calcext:value-type="float">
            <text:p>1.256027</text:p>
          </table:table-cell>
          <table:table-cell office:value-type="float" office:value="1.301611" calcext:value-type="float">
            <text:p>1.301611</text:p>
          </table:table-cell>
          <table:table-cell office:value-type="float" office:value="1.421749" calcext:value-type="float">
            <text:p>1.421749</text:p>
          </table:table-cell>
          <table:table-cell office:value-type="float" office:value="0" calcext:value-type="float">
            <text:p>0</text:p>
          </table:table-cell>
          <table:table-cell office:value-type="float" office:value="0.5006387" calcext:value-type="float">
            <text:p>0.5006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1" calcext:value-type="float">
            <text:p>23032001</text:p>
          </table:table-cell>
          <table:table-cell office:value-type="float" office:value="2.134299" calcext:value-type="float">
            <text:p>2.134299</text:p>
          </table:table-cell>
          <table:table-cell office:value-type="float" office:value="139.771" calcext:value-type="float">
            <text:p>139.7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782523" calcext:value-type="float">
            <text:p>4.782523</text:p>
          </table:table-cell>
          <table:table-cell office:value-type="float" office:value="0" calcext:value-type="float">
            <text:p>0</text:p>
          </table:table-cell>
          <table:table-cell office:value-type="float" office:value="0.00002152111" calcext:value-type="float">
            <text:p>2.15211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72" calcext:value-type="float">
            <text:p>-0.00589372</text:p>
          </table:table-cell>
          <table:table-cell office:value-type="float" office:value="1192.691" calcext:value-type="float">
            <text:p>1192.691</text:p>
          </table:table-cell>
          <table:table-cell office:value-type="float" office:value="3.654912" calcext:value-type="float">
            <text:p>3.654912</text:p>
          </table:table-cell>
          <table:table-cell office:value-type="float" office:value="0" calcext:value-type="float">
            <text:p>0</text:p>
          </table:table-cell>
          <table:table-cell office:value-type="float" office:value="0.2383035" calcext:value-type="float">
            <text:p>0.2383035</text:p>
          </table:table-cell>
          <table:table-cell office:value-type="float" office:value="0.1550153" calcext:value-type="float">
            <text:p>0.1550153</text:p>
          </table:table-cell>
          <table:table-cell office:value-type="float" office:value="0.1087648" calcext:value-type="float">
            <text:p>0.1087648</text:p>
          </table:table-cell>
          <table:table-cell office:value-type="float" office:value="0.07238235" calcext:value-type="float">
            <text:p>0.07238235</text:p>
          </table:table-cell>
          <table:table-cell office:value-type="float" office:value="0.04974046" calcext:value-type="float">
            <text:p>0.04974046</text:p>
          </table:table-cell>
          <table:table-cell office:value-type="float" office:value="0.03568756" calcext:value-type="float">
            <text:p>0.03568756</text:p>
          </table:table-cell>
          <table:table-cell office:value-type="float" office:value="0.02711472" calcext:value-type="float">
            <text:p>0.02711472</text:p>
          </table:table-cell>
          <table:table-cell office:value-type="float" office:value="0.04998344" calcext:value-type="float">
            <text:p>0.04998344</text:p>
          </table:table-cell>
          <table:table-cell office:value-type="float" office:value="0.07715382" calcext:value-type="float">
            <text:p>0.07715382</text:p>
          </table:table-cell>
          <table:table-cell office:value-type="float" office:value="0.07372049" calcext:value-type="float">
            <text:p>0.07372049</text:p>
          </table:table-cell>
          <table:table-cell office:value-type="float" office:value="0.07305504" calcext:value-type="float">
            <text:p>0.07305504</text:p>
          </table:table-cell>
          <table:table-cell office:value-type="float" office:value="0.07290779" calcext:value-type="float">
            <text:p>0.07290779</text:p>
          </table:table-cell>
          <table:table-cell office:value-type="float" office:value="0.07323349" calcext:value-type="float">
            <text:p>0.07323349</text:p>
          </table:table-cell>
          <table:table-cell office:value-type="float" office:value="0.07447322" calcext:value-type="float">
            <text:p>0.07447322</text:p>
          </table:table-cell>
          <table:table-cell office:value-type="float" office:value="0" calcext:value-type="float">
            <text:p>0</text:p>
          </table:table-cell>
          <table:table-cell office:value-type="float" office:value="0.1934939" calcext:value-type="float">
            <text:p>0.1934939</text:p>
          </table:table-cell>
          <table:table-cell office:value-type="float" office:value="1.829488" calcext:value-type="float">
            <text:p>1.829488</text:p>
          </table:table-cell>
          <table:table-cell office:value-type="float" office:value="1.478031" calcext:value-type="float">
            <text:p>1.478031</text:p>
          </table:table-cell>
          <table:table-cell office:value-type="float" office:value="1.088967" calcext:value-type="float">
            <text:p>1.088967</text:p>
          </table:table-cell>
          <table:table-cell office:value-type="float" office:value="0.8193548" calcext:value-type="float">
            <text:p>0.8193548</text:p>
          </table:table-cell>
          <table:table-cell office:value-type="float" office:value="0.5066361" calcext:value-type="float">
            <text:p>0.5066361</text:p>
          </table:table-cell>
          <table:table-cell office:value-type="float" office:value="0.4228091" calcext:value-type="float">
            <text:p>0.4228091</text:p>
          </table:table-cell>
          <table:table-cell office:value-type="float" office:value="0.8981673" calcext:value-type="float">
            <text:p>0.8981673</text:p>
          </table:table-cell>
          <table:table-cell office:value-type="float" office:value="1.257542" calcext:value-type="float">
            <text:p>1.257542</text:p>
          </table:table-cell>
          <table:table-cell office:value-type="float" office:value="1.217727" calcext:value-type="float">
            <text:p>1.217727</text:p>
          </table:table-cell>
          <table:table-cell office:value-type="float" office:value="1.262618" calcext:value-type="float">
            <text:p>1.262618</text:p>
          </table:table-cell>
          <table:table-cell office:value-type="float" office:value="1.269139" calcext:value-type="float">
            <text:p>1.269139</text:p>
          </table:table-cell>
          <table:table-cell office:value-type="float" office:value="1.315213" calcext:value-type="float">
            <text:p>1.315213</text:p>
          </table:table-cell>
          <table:table-cell office:value-type="float" office:value="1.436926" calcext:value-type="float">
            <text:p>1.436926</text:p>
          </table:table-cell>
          <table:table-cell office:value-type="float" office:value="0" calcext:value-type="float">
            <text:p>0</text:p>
          </table:table-cell>
          <table:table-cell office:value-type="float" office:value="5.789326" calcext:value-type="float">
            <text:p>5.789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1" calcext:value-type="float">
            <text:p>24032001</text:p>
          </table:table-cell>
          <table:table-cell office:value-type="float" office:value="2.128402" calcext:value-type="float">
            <text:p>2.128402</text:p>
          </table:table-cell>
          <table:table-cell office:value-type="float" office:value="139.7632" calcext:value-type="float">
            <text:p>139.7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35933" calcext:value-type="float">
            <text:p>4.835933</text:p>
          </table:table-cell>
          <table:table-cell office:value-type="float" office:value="0" calcext:value-type="float">
            <text:p>0</text:p>
          </table:table-cell>
          <table:table-cell office:value-type="float" office:value="0.00002152199" calcext:value-type="float">
            <text:p>2.152199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714" calcext:value-type="float">
            <text:p>-0.005893714</text:p>
          </table:table-cell>
          <table:table-cell office:value-type="float" office:value="1192.65" calcext:value-type="float">
            <text:p>1192.65</text:p>
          </table:table-cell>
          <table:table-cell office:value-type="float" office:value="3.645" calcext:value-type="float">
            <text:p>3.645</text:p>
          </table:table-cell>
          <table:table-cell office:value-type="float" office:value="0" calcext:value-type="float">
            <text:p>0</text:p>
          </table:table-cell>
          <table:table-cell office:value-type="float" office:value="0.2339978" calcext:value-type="float">
            <text:p>0.2339978</text:p>
          </table:table-cell>
          <table:table-cell office:value-type="float" office:value="0.1185696" calcext:value-type="float">
            <text:p>0.1185696</text:p>
          </table:table-cell>
          <table:table-cell office:value-type="float" office:value="0.08591866" calcext:value-type="float">
            <text:p>0.08591866</text:p>
          </table:table-cell>
          <table:table-cell office:value-type="float" office:value="0.06052357" calcext:value-type="float">
            <text:p>0.06052357</text:p>
          </table:table-cell>
          <table:table-cell office:value-type="float" office:value="0.04351389" calcext:value-type="float">
            <text:p>0.04351389</text:p>
          </table:table-cell>
          <table:table-cell office:value-type="float" office:value="0.03324142" calcext:value-type="float">
            <text:p>0.03324142</text:p>
          </table:table-cell>
          <table:table-cell office:value-type="float" office:value="0.02660688" calcext:value-type="float">
            <text:p>0.02660688</text:p>
          </table:table-cell>
          <table:table-cell office:value-type="float" office:value="0.05021305" calcext:value-type="float">
            <text:p>0.05021305</text:p>
          </table:table-cell>
          <table:table-cell office:value-type="float" office:value="0.07752389" calcext:value-type="float">
            <text:p>0.07752389</text:p>
          </table:table-cell>
          <table:table-cell office:value-type="float" office:value="0.07389943" calcext:value-type="float">
            <text:p>0.07389943</text:p>
          </table:table-cell>
          <table:table-cell office:value-type="float" office:value="0.07319899" calcext:value-type="float">
            <text:p>0.07319899</text:p>
          </table:table-cell>
          <table:table-cell office:value-type="float" office:value="0.07304608" calcext:value-type="float">
            <text:p>0.07304608</text:p>
          </table:table-cell>
          <table:table-cell office:value-type="float" office:value="0.07337627" calcext:value-type="float">
            <text:p>0.07337627</text:p>
          </table:table-cell>
          <table:table-cell office:value-type="float" office:value="0.07463275" calcext:value-type="float">
            <text:p>0.07463275</text:p>
          </table:table-cell>
          <table:table-cell office:value-type="float" office:value="0" calcext:value-type="float">
            <text:p>0</text:p>
          </table:table-cell>
          <table:table-cell office:value-type="float" office:value="0.2724566" calcext:value-type="float">
            <text:p>0.2724566</text:p>
          </table:table-cell>
          <table:table-cell office:value-type="float" office:value="1.8687" calcext:value-type="float">
            <text:p>1.8687</text:p>
          </table:table-cell>
          <table:table-cell office:value-type="float" office:value="1.508036" calcext:value-type="float">
            <text:p>1.508036</text:p>
          </table:table-cell>
          <table:table-cell office:value-type="float" office:value="1.110555" calcext:value-type="float">
            <text:p>1.110555</text:p>
          </table:table-cell>
          <table:table-cell office:value-type="float" office:value="0.8349493" calcext:value-type="float">
            <text:p>0.8349493</text:p>
          </table:table-cell>
          <table:table-cell office:value-type="float" office:value="0.5142506" calcext:value-type="float">
            <text:p>0.5142506</text:p>
          </table:table-cell>
          <table:table-cell office:value-type="float" office:value="0.4280868" calcext:value-type="float">
            <text:p>0.4280868</text:p>
          </table:table-cell>
          <table:table-cell office:value-type="float" office:value="0.9079714" calcext:value-type="float">
            <text:p>0.9079714</text:p>
          </table:table-cell>
          <table:table-cell office:value-type="float" office:value="1.270796" calcext:value-type="float">
            <text:p>1.270796</text:p>
          </table:table-cell>
          <table:table-cell office:value-type="float" office:value="1.230288" calcext:value-type="float">
            <text:p>1.230288</text:p>
          </table:table-cell>
          <table:table-cell office:value-type="float" office:value="1.275726" calcext:value-type="float">
            <text:p>1.275726</text:p>
          </table:table-cell>
          <table:table-cell office:value-type="float" office:value="1.282247" calcext:value-type="float">
            <text:p>1.282247</text:p>
          </table:table-cell>
          <table:table-cell office:value-type="float" office:value="1.328791" calcext:value-type="float">
            <text:p>1.328791</text:p>
          </table:table-cell>
          <table:table-cell office:value-type="float" office:value="1.452075" calcext:value-type="float">
            <text:p>1.452075</text:p>
          </table:table-cell>
          <table:table-cell office:value-type="float" office:value="0" calcext:value-type="float">
            <text:p>0</text:p>
          </table:table-cell>
          <table:table-cell office:value-type="float" office:value="6.308256" calcext:value-type="float">
            <text:p>6.3082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1" calcext:value-type="float">
            <text:p>25032001</text:p>
          </table:table-cell>
          <table:table-cell office:value-type="float" office:value="2.122315" calcext:value-type="float">
            <text:p>2.122315</text:p>
          </table:table-cell>
          <table:table-cell office:value-type="float" office:value="139.7565" calcext:value-type="float">
            <text:p>139.75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888135" calcext:value-type="float">
            <text:p>4.888135</text:p>
          </table:table-cell>
          <table:table-cell office:value-type="float" office:value="0" calcext:value-type="float">
            <text:p>0</text:p>
          </table:table-cell>
          <table:table-cell office:value-type="float" office:value="0.00002152441" calcext:value-type="float">
            <text:p>2.15244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698" calcext:value-type="float">
            <text:p>-0.005893698</text:p>
          </table:table-cell>
          <table:table-cell office:value-type="float" office:value="1192.609" calcext:value-type="float">
            <text:p>1192.609</text:p>
          </table:table-cell>
          <table:table-cell office:value-type="float" office:value="3.635397" calcext:value-type="float">
            <text:p>3.635397</text:p>
          </table:table-cell>
          <table:table-cell office:value-type="float" office:value="0" calcext:value-type="float">
            <text:p>0</text:p>
          </table:table-cell>
          <table:table-cell office:value-type="float" office:value="0.2567844" calcext:value-type="float">
            <text:p>0.2567844</text:p>
          </table:table-cell>
          <table:table-cell office:value-type="float" office:value="0.1055056" calcext:value-type="float">
            <text:p>0.1055056</text:p>
          </table:table-cell>
          <table:table-cell office:value-type="float" office:value="0.07553852" calcext:value-type="float">
            <text:p>0.07553852</text:p>
          </table:table-cell>
          <table:table-cell office:value-type="float" office:value="0.05326991" calcext:value-type="float">
            <text:p>0.05326991</text:p>
          </table:table-cell>
          <table:table-cell office:value-type="float" office:value="0.03878943" calcext:value-type="float">
            <text:p>0.03878943</text:p>
          </table:table-cell>
          <table:table-cell office:value-type="float" office:value="0.03057369" calcext:value-type="float">
            <text:p>0.03057369</text:p>
          </table:table-cell>
          <table:table-cell office:value-type="float" office:value="0.0256961" calcext:value-type="float">
            <text:p>0.0256961</text:p>
          </table:table-cell>
          <table:table-cell office:value-type="float" office:value="0.0499052" calcext:value-type="float">
            <text:p>0.0499052</text:p>
          </table:table-cell>
          <table:table-cell office:value-type="float" office:value="0.07778196" calcext:value-type="float">
            <text:p>0.07778196</text:p>
          </table:table-cell>
          <table:table-cell office:value-type="float" office:value="0.07407353" calcext:value-type="float">
            <text:p>0.07407353</text:p>
          </table:table-cell>
          <table:table-cell office:value-type="float" office:value="0.07334325" calcext:value-type="float">
            <text:p>0.07334325</text:p>
          </table:table-cell>
          <table:table-cell office:value-type="float" office:value="0.07318449" calcext:value-type="float">
            <text:p>0.07318449</text:p>
          </table:table-cell>
          <table:table-cell office:value-type="float" office:value="0.07351906" calcext:value-type="float">
            <text:p>0.07351906</text:p>
          </table:table-cell>
          <table:table-cell office:value-type="float" office:value="0.07479206" calcext:value-type="float">
            <text:p>0.07479206</text:p>
          </table:table-cell>
          <table:table-cell office:value-type="float" office:value="0" calcext:value-type="float">
            <text:p>0</text:p>
          </table:table-cell>
          <table:table-cell office:value-type="float" office:value="0.3494583" calcext:value-type="float">
            <text:p>0.3494583</text:p>
          </table:table-cell>
          <table:table-cell office:value-type="float" office:value="1.89912" calcext:value-type="float">
            <text:p>1.89912</text:p>
          </table:table-cell>
          <table:table-cell office:value-type="float" office:value="1.531077" calcext:value-type="float">
            <text:p>1.531077</text:p>
          </table:table-cell>
          <table:table-cell office:value-type="float" office:value="1.12775" calcext:value-type="float">
            <text:p>1.12775</text:p>
          </table:table-cell>
          <table:table-cell office:value-type="float" office:value="0.8478487" calcext:value-type="float">
            <text:p>0.8478487</text:p>
          </table:table-cell>
          <table:table-cell office:value-type="float" office:value="0.5210332" calcext:value-type="float">
            <text:p>0.5210332</text:p>
          </table:table-cell>
          <table:table-cell office:value-type="float" office:value="0.4331124" calcext:value-type="float">
            <text:p>0.4331124</text:p>
          </table:table-cell>
          <table:table-cell office:value-type="float" office:value="0.9176903" calcext:value-type="float">
            <text:p>0.9176903</text:p>
          </table:table-cell>
          <table:table-cell office:value-type="float" office:value="1.284045" calcext:value-type="float">
            <text:p>1.284045</text:p>
          </table:table-cell>
          <table:table-cell office:value-type="float" office:value="1.242876" calcext:value-type="float">
            <text:p>1.242876</text:p>
          </table:table-cell>
          <table:table-cell office:value-type="float" office:value="1.288849" calcext:value-type="float">
            <text:p>1.288849</text:p>
          </table:table-cell>
          <table:table-cell office:value-type="float" office:value="1.295349" calcext:value-type="float">
            <text:p>1.295349</text:p>
          </table:table-cell>
          <table:table-cell office:value-type="float" office:value="1.342348" calcext:value-type="float">
            <text:p>1.342348</text:p>
          </table:table-cell>
          <table:table-cell office:value-type="float" office:value="1.467192" calcext:value-type="float">
            <text:p>1.467192</text:p>
          </table:table-cell>
          <table:table-cell office:value-type="float" office:value="0" calcext:value-type="float">
            <text:p>0</text:p>
          </table:table-cell>
          <table:table-cell office:value-type="float" office:value="7.341341" calcext:value-type="float">
            <text:p>7.341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1" calcext:value-type="float">
            <text:p>26032001</text:p>
          </table:table-cell>
          <table:table-cell office:value-type="float" office:value="2.113534" calcext:value-type="float">
            <text:p>2.113534</text:p>
          </table:table-cell>
          <table:table-cell office:value-type="float" office:value="139.7503" calcext:value-type="float">
            <text:p>139.7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39909" calcext:value-type="float">
            <text:p>4.939909</text:p>
          </table:table-cell>
          <table:table-cell office:value-type="float" office:value="0" calcext:value-type="float">
            <text:p>0</text:p>
          </table:table-cell>
          <table:table-cell office:value-type="float" office:value="0.00002152441" calcext:value-type="float">
            <text:p>2.15244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698" calcext:value-type="float">
            <text:p>-0.005893698</text:p>
          </table:table-cell>
          <table:table-cell office:value-type="float" office:value="1192.568" calcext:value-type="float">
            <text:p>1192.568</text:p>
          </table:table-cell>
          <table:table-cell office:value-type="float" office:value="3.622252" calcext:value-type="float">
            <text:p>3.622252</text:p>
          </table:table-cell>
          <table:table-cell office:value-type="float" office:value="0" calcext:value-type="float">
            <text:p>0</text:p>
          </table:table-cell>
          <table:table-cell office:value-type="float" office:value="0.3441957" calcext:value-type="float">
            <text:p>0.3441957</text:p>
          </table:table-cell>
          <table:table-cell office:value-type="float" office:value="0.1167479" calcext:value-type="float">
            <text:p>0.1167479</text:p>
          </table:table-cell>
          <table:table-cell office:value-type="float" office:value="0.07889395" calcext:value-type="float">
            <text:p>0.07889395</text:p>
          </table:table-cell>
          <table:table-cell office:value-type="float" office:value="0.05332724" calcext:value-type="float">
            <text:p>0.05332724</text:p>
          </table:table-cell>
          <table:table-cell office:value-type="float" office:value="0.03801369" calcext:value-type="float">
            <text:p>0.03801369</text:p>
          </table:table-cell>
          <table:table-cell office:value-type="float" office:value="0.02946414" calcext:value-type="float">
            <text:p>0.02946414</text:p>
          </table:table-cell>
          <table:table-cell office:value-type="float" office:value="0.02515361" calcext:value-type="float">
            <text:p>0.02515361</text:p>
          </table:table-cell>
          <table:table-cell office:value-type="float" office:value="0.04948603" calcext:value-type="float">
            <text:p>0.04948603</text:p>
          </table:table-cell>
          <table:table-cell office:value-type="float" office:value="0.07793309" calcext:value-type="float">
            <text:p>0.07793309</text:p>
          </table:table-cell>
          <table:table-cell office:value-type="float" office:value="0.07423601" calcext:value-type="float">
            <text:p>0.07423601</text:p>
          </table:table-cell>
          <table:table-cell office:value-type="float" office:value="0.0734872" calcext:value-type="float">
            <text:p>0.0734872</text:p>
          </table:table-cell>
          <table:table-cell office:value-type="float" office:value="0.07332305" calcext:value-type="float">
            <text:p>0.07332305</text:p>
          </table:table-cell>
          <table:table-cell office:value-type="float" office:value="0.07366181" calcext:value-type="float">
            <text:p>0.07366181</text:p>
          </table:table-cell>
          <table:table-cell office:value-type="float" office:value="0.07495131" calcext:value-type="float">
            <text:p>0.07495131</text:p>
          </table:table-cell>
          <table:table-cell office:value-type="float" office:value="0" calcext:value-type="float">
            <text:p>0</text:p>
          </table:table-cell>
          <table:table-cell office:value-type="float" office:value="0.4322903" calcext:value-type="float">
            <text:p>0.4322903</text:p>
          </table:table-cell>
          <table:table-cell office:value-type="float" office:value="1.928309" calcext:value-type="float">
            <text:p>1.928309</text:p>
          </table:table-cell>
          <table:table-cell office:value-type="float" office:value="1.551994" calcext:value-type="float">
            <text:p>1.551994</text:p>
          </table:table-cell>
          <table:table-cell office:value-type="float" office:value="1.143002" calcext:value-type="float">
            <text:p>1.143002</text:p>
          </table:table-cell>
          <table:table-cell office:value-type="float" office:value="0.8593" calcext:value-type="float">
            <text:p>0.8593</text:p>
          </table:table-cell>
          <table:table-cell office:value-type="float" office:value="0.5272248" calcext:value-type="float">
            <text:p>0.5272248</text:p>
          </table:table-cell>
          <table:table-cell office:value-type="float" office:value="0.437907" calcext:value-type="float">
            <text:p>0.437907</text:p>
          </table:table-cell>
          <table:table-cell office:value-type="float" office:value="0.9272496" calcext:value-type="float">
            <text:p>0.9272496</text:p>
          </table:table-cell>
          <table:table-cell office:value-type="float" office:value="1.297262" calcext:value-type="float">
            <text:p>1.297262</text:p>
          </table:table-cell>
          <table:table-cell office:value-type="float" office:value="1.255483" calcext:value-type="float">
            <text:p>1.255483</text:p>
          </table:table-cell>
          <table:table-cell office:value-type="float" office:value="1.301982" calcext:value-type="float">
            <text:p>1.301982</text:p>
          </table:table-cell>
          <table:table-cell office:value-type="float" office:value="1.308442" calcext:value-type="float">
            <text:p>1.308442</text:p>
          </table:table-cell>
          <table:table-cell office:value-type="float" office:value="1.355884" calcext:value-type="float">
            <text:p>1.355884</text:p>
          </table:table-cell>
          <table:table-cell office:value-type="float" office:value="1.482344" calcext:value-type="float">
            <text:p>1.482344</text:p>
          </table:table-cell>
          <table:table-cell office:value-type="float" office:value="0" calcext:value-type="float">
            <text:p>0</text:p>
          </table:table-cell>
          <table:table-cell office:value-type="float" office:value="13.05561" calcext:value-type="float">
            <text:p>13.05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1" calcext:value-type="float">
            <text:p>27032001</text:p>
          </table:table-cell>
          <table:table-cell office:value-type="float" office:value="2.100199" calcext:value-type="float">
            <text:p>2.100199</text:p>
          </table:table-cell>
          <table:table-cell office:value-type="float" office:value="139.7426" calcext:value-type="float">
            <text:p>139.74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92083" calcext:value-type="float">
            <text:p>4.992083</text:p>
          </table:table-cell>
          <table:table-cell office:value-type="float" office:value="0" calcext:value-type="float">
            <text:p>0</text:p>
          </table:table-cell>
          <table:table-cell office:value-type="float" office:value="0.00002152441" calcext:value-type="float">
            <text:p>2.15244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698" calcext:value-type="float">
            <text:p>-0.005893698</text:p>
          </table:table-cell>
          <table:table-cell office:value-type="float" office:value="1192.529" calcext:value-type="float">
            <text:p>1192.529</text:p>
          </table:table-cell>
          <table:table-cell office:value-type="float" office:value="3.596298" calcext:value-type="float">
            <text:p>3.596298</text:p>
          </table:table-cell>
          <table:table-cell office:value-type="float" office:value="0" calcext:value-type="float">
            <text:p>0</text:p>
          </table:table-cell>
          <table:table-cell office:value-type="float" office:value="0.6816363" calcext:value-type="float">
            <text:p>0.6816363</text:p>
          </table:table-cell>
          <table:table-cell office:value-type="float" office:value="0.1377022" calcext:value-type="float">
            <text:p>0.1377022</text:p>
          </table:table-cell>
          <table:table-cell office:value-type="float" office:value="0.0897254" calcext:value-type="float">
            <text:p>0.0897254</text:p>
          </table:table-cell>
          <table:table-cell office:value-type="float" office:value="0.05833586" calcext:value-type="float">
            <text:p>0.05833586</text:p>
          </table:table-cell>
          <table:table-cell office:value-type="float" office:value="0.04057557" calcext:value-type="float">
            <text:p>0.04057557</text:p>
          </table:table-cell>
          <table:table-cell office:value-type="float" office:value="0.03014888" calcext:value-type="float">
            <text:p>0.03014888</text:p>
          </table:table-cell>
          <table:table-cell office:value-type="float" office:value="0.02525603" calcext:value-type="float">
            <text:p>0.02525603</text:p>
          </table:table-cell>
          <table:table-cell office:value-type="float" office:value="0.04930788" calcext:value-type="float">
            <text:p>0.04930788</text:p>
          </table:table-cell>
          <table:table-cell office:value-type="float" office:value="0.07803755" calcext:value-type="float">
            <text:p>0.07803755</text:p>
          </table:table-cell>
          <table:table-cell office:value-type="float" office:value="0.07438497" calcext:value-type="float">
            <text:p>0.07438497</text:p>
          </table:table-cell>
          <table:table-cell office:value-type="float" office:value="0.07363025" calcext:value-type="float">
            <text:p>0.07363025</text:p>
          </table:table-cell>
          <table:table-cell office:value-type="float" office:value="0.07346193" calcext:value-type="float">
            <text:p>0.07346193</text:p>
          </table:table-cell>
          <table:table-cell office:value-type="float" office:value="0.07380433" calcext:value-type="float">
            <text:p>0.07380433</text:p>
          </table:table-cell>
          <table:table-cell office:value-type="float" office:value="0.07511053" calcext:value-type="float">
            <text:p>0.07511053</text:p>
          </table:table-cell>
          <table:table-cell office:value-type="float" office:value="0" calcext:value-type="float">
            <text:p>0</text:p>
          </table:table-cell>
          <table:table-cell office:value-type="float" office:value="0.533924" calcext:value-type="float">
            <text:p>0.533924</text:p>
          </table:table-cell>
          <table:table-cell office:value-type="float" office:value="1.962193" calcext:value-type="float">
            <text:p>1.962193</text:p>
          </table:table-cell>
          <table:table-cell office:value-type="float" office:value="1.574836" calcext:value-type="float">
            <text:p>1.574836</text:p>
          </table:table-cell>
          <table:table-cell office:value-type="float" office:value="1.158906" calcext:value-type="float">
            <text:p>1.158906</text:p>
          </table:table-cell>
          <table:table-cell office:value-type="float" office:value="0.8709146" calcext:value-type="float">
            <text:p>0.8709146</text:p>
          </table:table-cell>
          <table:table-cell office:value-type="float" office:value="0.5333043" calcext:value-type="float">
            <text:p>0.5333043</text:p>
          </table:table-cell>
          <table:table-cell office:value-type="float" office:value="0.4426076" calcext:value-type="float">
            <text:p>0.4426076</text:p>
          </table:table-cell>
          <table:table-cell office:value-type="float" office:value="0.9366779" calcext:value-type="float">
            <text:p>0.9366779</text:p>
          </table:table-cell>
          <table:table-cell office:value-type="float" office:value="1.310428" calcext:value-type="float">
            <text:p>1.310428</text:p>
          </table:table-cell>
          <table:table-cell office:value-type="float" office:value="1.268098" calcext:value-type="float">
            <text:p>1.268098</text:p>
          </table:table-cell>
          <table:table-cell office:value-type="float" office:value="1.315121" calcext:value-type="float">
            <text:p>1.315121</text:p>
          </table:table-cell>
          <table:table-cell office:value-type="float" office:value="1.321531" calcext:value-type="float">
            <text:p>1.321531</text:p>
          </table:table-cell>
          <table:table-cell office:value-type="float" office:value="1.369404" calcext:value-type="float">
            <text:p>1.369404</text:p>
          </table:table-cell>
          <table:table-cell office:value-type="float" office:value="1.497459" calcext:value-type="float">
            <text:p>1.497459</text:p>
          </table:table-cell>
          <table:table-cell office:value-type="float" office:value="0" calcext:value-type="float">
            <text:p>0</text:p>
          </table:table-cell>
          <table:table-cell office:value-type="float" office:value="28.56807" calcext:value-type="float">
            <text:p>28.56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1" calcext:value-type="float">
            <text:p>28032001</text:p>
          </table:table-cell>
          <table:table-cell office:value-type="float" office:value="2.053165" calcext:value-type="float">
            <text:p>2.053165</text:p>
          </table:table-cell>
          <table:table-cell office:value-type="float" office:value="139.7392" calcext:value-type="float">
            <text:p>139.7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046164" calcext:value-type="float">
            <text:p>5.046164</text:p>
          </table:table-cell>
          <table:table-cell office:value-type="float" office:value="0" calcext:value-type="float">
            <text:p>0</text:p>
          </table:table-cell>
          <table:table-cell office:value-type="float" office:value="0.00002152445" calcext:value-type="float">
            <text:p>2.15244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698" calcext:value-type="float">
            <text:p>-0.005893698</text:p>
          </table:table-cell>
          <table:table-cell office:value-type="float" office:value="1192.5" calcext:value-type="float">
            <text:p>1192.5</text:p>
          </table:table-cell>
          <table:table-cell office:value-type="float" office:value="3.500674" calcext:value-type="float">
            <text:p>3.500674</text:p>
          </table:table-cell>
          <table:table-cell office:value-type="float" office:value="0" calcext:value-type="float">
            <text:p>0</text:p>
          </table:table-cell>
          <table:table-cell office:value-type="float" office:value="2.457102" calcext:value-type="float">
            <text:p>2.457102</text:p>
          </table:table-cell>
          <table:table-cell office:value-type="float" office:value="0.1713175" calcext:value-type="float">
            <text:p>0.1713175</text:p>
          </table:table-cell>
          <table:table-cell office:value-type="float" office:value="0.1075857" calcext:value-type="float">
            <text:p>0.1075857</text:p>
          </table:table-cell>
          <table:table-cell office:value-type="float" office:value="0.06804661" calcext:value-type="float">
            <text:p>0.06804661</text:p>
          </table:table-cell>
          <table:table-cell office:value-type="float" office:value="0.04612499" calcext:value-type="float">
            <text:p>0.04612499</text:p>
          </table:table-cell>
          <table:table-cell office:value-type="float" office:value="0.03248383" calcext:value-type="float">
            <text:p>0.03248383</text:p>
          </table:table-cell>
          <table:table-cell office:value-type="float" office:value="0.02599701" calcext:value-type="float">
            <text:p>0.02599701</text:p>
          </table:table-cell>
          <table:table-cell office:value-type="float" office:value="0.04951077" calcext:value-type="float">
            <text:p>0.04951077</text:p>
          </table:table-cell>
          <table:table-cell office:value-type="float" office:value="0.07816407" calcext:value-type="float">
            <text:p>0.07816407</text:p>
          </table:table-cell>
          <table:table-cell office:value-type="float" office:value="0.0745267" calcext:value-type="float">
            <text:p>0.0745267</text:p>
          </table:table-cell>
          <table:table-cell office:value-type="float" office:value="0.07377211" calcext:value-type="float">
            <text:p>0.07377211</text:p>
          </table:table-cell>
          <table:table-cell office:value-type="float" office:value="0.07360047" calcext:value-type="float">
            <text:p>0.07360047</text:p>
          </table:table-cell>
          <table:table-cell office:value-type="float" office:value="0.07394637" calcext:value-type="float">
            <text:p>0.07394637</text:p>
          </table:table-cell>
          <table:table-cell office:value-type="float" office:value="0.07526962" calcext:value-type="float">
            <text:p>0.07526962</text:p>
          </table:table-cell>
          <table:table-cell office:value-type="float" office:value="0" calcext:value-type="float">
            <text:p>0</text:p>
          </table:table-cell>
          <table:table-cell office:value-type="float" office:value="0.7451286" calcext:value-type="float">
            <text:p>0.7451286</text:p>
          </table:table-cell>
          <table:table-cell office:value-type="float" office:value="2.005404" calcext:value-type="float">
            <text:p>2.005404</text:p>
          </table:table-cell>
          <table:table-cell office:value-type="float" office:value="1.602657" calcext:value-type="float">
            <text:p>1.602657</text:p>
          </table:table-cell>
          <table:table-cell office:value-type="float" office:value="1.177467" calcext:value-type="float">
            <text:p>1.177467</text:p>
          </table:table-cell>
          <table:table-cell office:value-type="float" office:value="0.884023" calcext:value-type="float">
            <text:p>0.884023</text:p>
          </table:table-cell>
          <table:table-cell office:value-type="float" office:value="0.5397096" calcext:value-type="float">
            <text:p>0.5397096</text:p>
          </table:table-cell>
          <table:table-cell office:value-type="float" office:value="0.4473667" calcext:value-type="float">
            <text:p>0.4473667</text:p>
          </table:table-cell>
          <table:table-cell office:value-type="float" office:value="0.9460585" calcext:value-type="float">
            <text:p>0.9460585</text:p>
          </table:table-cell>
          <table:table-cell office:value-type="float" office:value="1.323547" calcext:value-type="float">
            <text:p>1.323547</text:p>
          </table:table-cell>
          <table:table-cell office:value-type="float" office:value="1.280713" calcext:value-type="float">
            <text:p>1.280713</text:p>
          </table:table-cell>
          <table:table-cell office:value-type="float" office:value="1.328272" calcext:value-type="float">
            <text:p>1.328272</text:p>
          </table:table-cell>
          <table:table-cell office:value-type="float" office:value="1.334614" calcext:value-type="float">
            <text:p>1.334614</text:p>
          </table:table-cell>
          <table:table-cell office:value-type="float" office:value="1.382908" calcext:value-type="float">
            <text:p>1.382908</text:p>
          </table:table-cell>
          <table:table-cell office:value-type="float" office:value="1.512542" calcext:value-type="float">
            <text:p>1.512542</text:p>
          </table:table-cell>
          <table:table-cell office:value-type="float" office:value="0" calcext:value-type="float">
            <text:p>0</text:p>
          </table:table-cell>
          <table:table-cell office:value-type="float" office:value="94.08235" calcext:value-type="float">
            <text:p>94.08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1" calcext:value-type="float">
            <text:p>29032001</text:p>
          </table:table-cell>
          <table:table-cell office:value-type="float" office:value="2.043322" calcext:value-type="float">
            <text:p>2.043322</text:p>
          </table:table-cell>
          <table:table-cell office:value-type="float" office:value="139.7312" calcext:value-type="float">
            <text:p>139.73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06966" calcext:value-type="float">
            <text:p>5.106966</text:p>
          </table:table-cell>
          <table:table-cell office:value-type="float" office:value="0" calcext:value-type="float">
            <text:p>0</text:p>
          </table:table-cell>
          <table:table-cell office:value-type="float" office:value="0.00002152482" calcext:value-type="float">
            <text:p>2.152482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697" calcext:value-type="float">
            <text:p>-0.005893697</text:p>
          </table:table-cell>
          <table:table-cell office:value-type="float" office:value="1192.47" calcext:value-type="float">
            <text:p>1192.47</text:p>
          </table:table-cell>
          <table:table-cell office:value-type="float" office:value="3.500619" calcext:value-type="float">
            <text:p>3.500619</text:p>
          </table:table-cell>
          <table:table-cell office:value-type="float" office:value="0" calcext:value-type="float">
            <text:p>0</text:p>
          </table:table-cell>
          <table:table-cell office:value-type="float" office:value="1.992271" calcext:value-type="float">
            <text:p>1.992271</text:p>
          </table:table-cell>
          <table:table-cell office:value-type="float" office:value="0.1967625" calcext:value-type="float">
            <text:p>0.1967625</text:p>
          </table:table-cell>
          <table:table-cell office:value-type="float" office:value="0.1070043" calcext:value-type="float">
            <text:p>0.1070043</text:p>
          </table:table-cell>
          <table:table-cell office:value-type="float" office:value="0.07063442" calcext:value-type="float">
            <text:p>0.07063442</text:p>
          </table:table-cell>
          <table:table-cell office:value-type="float" office:value="0.04883813" calcext:value-type="float">
            <text:p>0.04883813</text:p>
          </table:table-cell>
          <table:table-cell office:value-type="float" office:value="0.03452703" calcext:value-type="float">
            <text:p>0.03452703</text:p>
          </table:table-cell>
          <table:table-cell office:value-type="float" office:value="0.02686631" calcext:value-type="float">
            <text:p>0.02686631</text:p>
          </table:table-cell>
          <table:table-cell office:value-type="float" office:value="0.05005757" calcext:value-type="float">
            <text:p>0.05005757</text:p>
          </table:table-cell>
          <table:table-cell office:value-type="float" office:value="0.07836421" calcext:value-type="float">
            <text:p>0.07836421</text:p>
          </table:table-cell>
          <table:table-cell office:value-type="float" office:value="0.07466854" calcext:value-type="float">
            <text:p>0.07466854</text:p>
          </table:table-cell>
          <table:table-cell office:value-type="float" office:value="0.07391316" calcext:value-type="float">
            <text:p>0.07391316</text:p>
          </table:table-cell>
          <table:table-cell office:value-type="float" office:value="0.07373896" calcext:value-type="float">
            <text:p>0.07373896</text:p>
          </table:table-cell>
          <table:table-cell office:value-type="float" office:value="0.07408852" calcext:value-type="float">
            <text:p>0.07408852</text:p>
          </table:table-cell>
          <table:table-cell office:value-type="float" office:value="0.07542853" calcext:value-type="float">
            <text:p>0.07542853</text:p>
          </table:table-cell>
          <table:table-cell office:value-type="float" office:value="0" calcext:value-type="float">
            <text:p>0</text:p>
          </table:table-cell>
          <table:table-cell office:value-type="float" office:value="1.520373" calcext:value-type="float">
            <text:p>1.520373</text:p>
          </table:table-cell>
          <table:table-cell office:value-type="float" office:value="2.061666" calcext:value-type="float">
            <text:p>2.061666</text:p>
          </table:table-cell>
          <table:table-cell office:value-type="float" office:value="1.634786" calcext:value-type="float">
            <text:p>1.634786</text:p>
          </table:table-cell>
          <table:table-cell office:value-type="float" office:value="1.198951" calcext:value-type="float">
            <text:p>1.198951</text:p>
          </table:table-cell>
          <table:table-cell office:value-type="float" office:value="0.8990237" calcext:value-type="float">
            <text:p>0.8990237</text:p>
          </table:table-cell>
          <table:table-cell office:value-type="float" office:value="0.5467022" calcext:value-type="float">
            <text:p>0.5467022</text:p>
          </table:table-cell>
          <table:table-cell office:value-type="float" office:value="0.4522972" calcext:value-type="float">
            <text:p>0.4522972</text:p>
          </table:table-cell>
          <table:table-cell office:value-type="float" office:value="0.9554901" calcext:value-type="float">
            <text:p>0.9554901</text:p>
          </table:table-cell>
          <table:table-cell office:value-type="float" office:value="1.336632" calcext:value-type="float">
            <text:p>1.336632</text:p>
          </table:table-cell>
          <table:table-cell office:value-type="float" office:value="1.293327" calcext:value-type="float">
            <text:p>1.293327</text:p>
          </table:table-cell>
          <table:table-cell office:value-type="float" office:value="1.341423" calcext:value-type="float">
            <text:p>1.341423</text:p>
          </table:table-cell>
          <table:table-cell office:value-type="float" office:value="1.347689" calcext:value-type="float">
            <text:p>1.347689</text:p>
          </table:table-cell>
          <table:table-cell office:value-type="float" office:value="1.396396" calcext:value-type="float">
            <text:p>1.396396</text:p>
          </table:table-cell>
          <table:table-cell office:value-type="float" office:value="1.52761" calcext:value-type="float">
            <text:p>1.52761</text:p>
          </table:table-cell>
          <table:table-cell office:value-type="float" office:value="0" calcext:value-type="float">
            <text:p>0</text:p>
          </table:table-cell>
          <table:table-cell office:value-type="float" office:value="23.74328" calcext:value-type="float">
            <text:p>23.74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1" calcext:value-type="float">
            <text:p>30032001</text:p>
          </table:table-cell>
          <table:table-cell office:value-type="float" office:value="2.034533" calcext:value-type="float">
            <text:p>2.034533</text:p>
          </table:table-cell>
          <table:table-cell office:value-type="float" office:value="139.7253" calcext:value-type="float">
            <text:p>139.72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167612" calcext:value-type="float">
            <text:p>5.167612</text:p>
          </table:table-cell>
          <table:table-cell office:value-type="float" office:value="0" calcext:value-type="float">
            <text:p>0</text:p>
          </table:table-cell>
          <table:table-cell office:value-type="float" office:value="0.00002153052" calcext:value-type="float">
            <text:p>2.153052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661" calcext:value-type="float">
            <text:p>-0.005893661</text:p>
          </table:table-cell>
          <table:table-cell office:value-type="float" office:value="1192.432" calcext:value-type="float">
            <text:p>1192.432</text:p>
          </table:table-cell>
          <table:table-cell office:value-type="float" office:value="3.502043" calcext:value-type="float">
            <text:p>3.502043</text:p>
          </table:table-cell>
          <table:table-cell office:value-type="float" office:value="0" calcext:value-type="float">
            <text:p>0</text:p>
          </table:table-cell>
          <table:table-cell office:value-type="float" office:value="0.4240399" calcext:value-type="float">
            <text:p>0.4240399</text:p>
          </table:table-cell>
          <table:table-cell office:value-type="float" office:value="0.27313" calcext:value-type="float">
            <text:p>0.27313</text:p>
          </table:table-cell>
          <table:table-cell office:value-type="float" office:value="0.1277539" calcext:value-type="float">
            <text:p>0.1277539</text:p>
          </table:table-cell>
          <table:table-cell office:value-type="float" office:value="0.06847795" calcext:value-type="float">
            <text:p>0.06847795</text:p>
          </table:table-cell>
          <table:table-cell office:value-type="float" office:value="0.04664307" calcext:value-type="float">
            <text:p>0.04664307</text:p>
          </table:table-cell>
          <table:table-cell office:value-type="float" office:value="0.03378941" calcext:value-type="float">
            <text:p>0.03378941</text:p>
          </table:table-cell>
          <table:table-cell office:value-type="float" office:value="0.02682649" calcext:value-type="float">
            <text:p>0.02682649</text:p>
          </table:table-cell>
          <table:table-cell office:value-type="float" office:value="0.05042556" calcext:value-type="float">
            <text:p>0.05042556</text:p>
          </table:table-cell>
          <table:table-cell office:value-type="float" office:value="0.07861391" calcext:value-type="float">
            <text:p>0.07861391</text:p>
          </table:table-cell>
          <table:table-cell office:value-type="float" office:value="0.07481603" calcext:value-type="float">
            <text:p>0.07481603</text:p>
          </table:table-cell>
          <table:table-cell office:value-type="float" office:value="0.07405414" calcext:value-type="float">
            <text:p>0.07405414</text:p>
          </table:table-cell>
          <table:table-cell office:value-type="float" office:value="0.07387723" calcext:value-type="float">
            <text:p>0.07387723</text:p>
          </table:table-cell>
          <table:table-cell office:value-type="float" office:value="0.07423059" calcext:value-type="float">
            <text:p>0.07423059</text:p>
          </table:table-cell>
          <table:table-cell office:value-type="float" office:value="0.07558705" calcext:value-type="float">
            <text:p>0.07558705</text:p>
          </table:table-cell>
          <table:table-cell office:value-type="float" office:value="0" calcext:value-type="float">
            <text:p>0</text:p>
          </table:table-cell>
          <table:table-cell office:value-type="float" office:value="2.028029" calcext:value-type="float">
            <text:p>2.028029</text:p>
          </table:table-cell>
          <table:table-cell office:value-type="float" office:value="2.177505" calcext:value-type="float">
            <text:p>2.177505</text:p>
          </table:table-cell>
          <table:table-cell office:value-type="float" office:value="1.670107" calcext:value-type="float">
            <text:p>1.670107</text:p>
          </table:table-cell>
          <table:table-cell office:value-type="float" office:value="1.219819" calcext:value-type="float">
            <text:p>1.219819</text:p>
          </table:table-cell>
          <table:table-cell office:value-type="float" office:value="0.9138137" calcext:value-type="float">
            <text:p>0.9138137</text:p>
          </table:table-cell>
          <table:table-cell office:value-type="float" office:value="0.553781" calcext:value-type="float">
            <text:p>0.553781</text:p>
          </table:table-cell>
          <table:table-cell office:value-type="float" office:value="0.4572879" calcext:value-type="float">
            <text:p>0.4572879</text:p>
          </table:table-cell>
          <table:table-cell office:value-type="float" office:value="0.9649976" calcext:value-type="float">
            <text:p>0.9649976</text:p>
          </table:table-cell>
          <table:table-cell office:value-type="float" office:value="1.3497" calcext:value-type="float">
            <text:p>1.3497</text:p>
          </table:table-cell>
          <table:table-cell office:value-type="float" office:value="1.305942" calcext:value-type="float">
            <text:p>1.305942</text:p>
          </table:table-cell>
          <table:table-cell office:value-type="float" office:value="1.354574" calcext:value-type="float">
            <text:p>1.354574</text:p>
          </table:table-cell>
          <table:table-cell office:value-type="float" office:value="1.360758" calcext:value-type="float">
            <text:p>1.360758</text:p>
          </table:table-cell>
          <table:table-cell office:value-type="float" office:value="1.409871" calcext:value-type="float">
            <text:p>1.409871</text:p>
          </table:table-cell>
          <table:table-cell office:value-type="float" office:value="1.542657" calcext:value-type="float">
            <text:p>1.542657</text:p>
          </table:table-cell>
          <table:table-cell office:value-type="float" office:value="0" calcext:value-type="float">
            <text:p>0</text:p>
          </table:table-cell>
          <table:table-cell office:value-type="float" office:value="3.872406" calcext:value-type="float">
            <text:p>3.8724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1" calcext:value-type="float">
            <text:p>31032001</text:p>
          </table:table-cell>
          <table:table-cell office:value-type="float" office:value="2.026967" calcext:value-type="float">
            <text:p>2.026967</text:p>
          </table:table-cell>
          <table:table-cell office:value-type="float" office:value="139.7185" calcext:value-type="float">
            <text:p>139.7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22597" calcext:value-type="float">
            <text:p>5.222597</text:p>
          </table:table-cell>
          <table:table-cell office:value-type="float" office:value="0" calcext:value-type="float">
            <text:p>0</text:p>
          </table:table-cell>
          <table:table-cell office:value-type="float" office:value="0.0000215356" calcext:value-type="float">
            <text:p>2.15356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626" calcext:value-type="float">
            <text:p>-0.005893626</text:p>
          </table:table-cell>
          <table:table-cell office:value-type="float" office:value="1192.393" calcext:value-type="float">
            <text:p>1192.393</text:p>
          </table:table-cell>
          <table:table-cell office:value-type="float" office:value="3.505163" calcext:value-type="float">
            <text:p>3.505163</text:p>
          </table:table-cell>
          <table:table-cell office:value-type="float" office:value="0" calcext:value-type="float">
            <text:p>0</text:p>
          </table:table-cell>
          <table:table-cell office:value-type="float" office:value="0.2423057" calcext:value-type="float">
            <text:p>0.2423057</text:p>
          </table:table-cell>
          <table:table-cell office:value-type="float" office:value="0.1536407" calcext:value-type="float">
            <text:p>0.1536407</text:p>
          </table:table-cell>
          <table:table-cell office:value-type="float" office:value="0.09915056" calcext:value-type="float">
            <text:p>0.09915056</text:p>
          </table:table-cell>
          <table:table-cell office:value-type="float" office:value="0.06509998" calcext:value-type="float">
            <text:p>0.06509998</text:p>
          </table:table-cell>
          <table:table-cell office:value-type="float" office:value="0.04614478" calcext:value-type="float">
            <text:p>0.04614478</text:p>
          </table:table-cell>
          <table:table-cell office:value-type="float" office:value="0.03385039" calcext:value-type="float">
            <text:p>0.03385039</text:p>
          </table:table-cell>
          <table:table-cell office:value-type="float" office:value="0.02680513" calcext:value-type="float">
            <text:p>0.02680513</text:p>
          </table:table-cell>
          <table:table-cell office:value-type="float" office:value="0.05056975" calcext:value-type="float">
            <text:p>0.05056975</text:p>
          </table:table-cell>
          <table:table-cell office:value-type="float" office:value="0.07884329" calcext:value-type="float">
            <text:p>0.07884329</text:p>
          </table:table-cell>
          <table:table-cell office:value-type="float" office:value="0.07496759" calcext:value-type="float">
            <text:p>0.07496759</text:p>
          </table:table-cell>
          <table:table-cell office:value-type="float" office:value="0.07419547" calcext:value-type="float">
            <text:p>0.07419547</text:p>
          </table:table-cell>
          <table:table-cell office:value-type="float" office:value="0.07401545" calcext:value-type="float">
            <text:p>0.07401545</text:p>
          </table:table-cell>
          <table:table-cell office:value-type="float" office:value="0.07437237" calcext:value-type="float">
            <text:p>0.07437237</text:p>
          </table:table-cell>
          <table:table-cell office:value-type="float" office:value="0.0757454" calcext:value-type="float">
            <text:p>0.0757454</text:p>
          </table:table-cell>
          <table:table-cell office:value-type="float" office:value="0" calcext:value-type="float">
            <text:p>0</text:p>
          </table:table-cell>
          <table:table-cell office:value-type="float" office:value="2.141818" calcext:value-type="float">
            <text:p>2.141818</text:p>
          </table:table-cell>
          <table:table-cell office:value-type="float" office:value="2.248074" calcext:value-type="float">
            <text:p>2.248074</text:p>
          </table:table-cell>
          <table:table-cell office:value-type="float" office:value="1.707717" calcext:value-type="float">
            <text:p>1.707717</text:p>
          </table:table-cell>
          <table:table-cell office:value-type="float" office:value="1.241889" calcext:value-type="float">
            <text:p>1.241889</text:p>
          </table:table-cell>
          <table:table-cell office:value-type="float" office:value="0.9289916" calcext:value-type="float">
            <text:p>0.9289916</text:p>
          </table:table-cell>
          <table:table-cell office:value-type="float" office:value="0.5607772" calcext:value-type="float">
            <text:p>0.5607772</text:p>
          </table:table-cell>
          <table:table-cell office:value-type="float" office:value="0.4622338" calcext:value-type="float">
            <text:p>0.4622338</text:p>
          </table:table-cell>
          <table:table-cell office:value-type="float" office:value="0.974517" calcext:value-type="float">
            <text:p>0.974517</text:p>
          </table:table-cell>
          <table:table-cell office:value-type="float" office:value="1.362755" calcext:value-type="float">
            <text:p>1.362755</text:p>
          </table:table-cell>
          <table:table-cell office:value-type="float" office:value="1.31855" calcext:value-type="float">
            <text:p>1.31855</text:p>
          </table:table-cell>
          <table:table-cell office:value-type="float" office:value="1.367725" calcext:value-type="float">
            <text:p>1.367725</text:p>
          </table:table-cell>
          <table:table-cell office:value-type="float" office:value="1.373823" calcext:value-type="float">
            <text:p>1.373823</text:p>
          </table:table-cell>
          <table:table-cell office:value-type="float" office:value="1.423333" calcext:value-type="float">
            <text:p>1.423333</text:p>
          </table:table-cell>
          <table:table-cell office:value-type="float" office:value="1.557687" calcext:value-type="float">
            <text:p>1.557687</text:p>
          </table:table-cell>
          <table:table-cell office:value-type="float" office:value="0" calcext:value-type="float">
            <text:p>0</text:p>
          </table:table-cell>
          <table:table-cell office:value-type="float" office:value="5.255676" calcext:value-type="float">
            <text:p>5.255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1" calcext:value-type="float">
            <text:p>1042001</text:p>
          </table:table-cell>
          <table:table-cell office:value-type="float" office:value="2.017145" calcext:value-type="float">
            <text:p>2.017145</text:p>
          </table:table-cell>
          <table:table-cell office:value-type="float" office:value="139.7112" calcext:value-type="float">
            <text:p>139.71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275831" calcext:value-type="float">
            <text:p>5.275831</text:p>
          </table:table-cell>
          <table:table-cell office:value-type="float" office:value="0" calcext:value-type="float">
            <text:p>0</text:p>
          </table:table-cell>
          <table:table-cell office:value-type="float" office:value="0.00002154759" calcext:value-type="float">
            <text:p>2.154759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546" calcext:value-type="float">
            <text:p>-0.005893546</text:p>
          </table:table-cell>
          <table:table-cell office:value-type="float" office:value="1192.354" calcext:value-type="float">
            <text:p>1192.354</text:p>
          </table:table-cell>
          <table:table-cell office:value-type="float" office:value="3.499376" calcext:value-type="float">
            <text:p>3.499376</text:p>
          </table:table-cell>
          <table:table-cell office:value-type="float" office:value="0" calcext:value-type="float">
            <text:p>0</text:p>
          </table:table-cell>
          <table:table-cell office:value-type="float" office:value="0.3222547" calcext:value-type="float">
            <text:p>0.3222547</text:p>
          </table:table-cell>
          <table:table-cell office:value-type="float" office:value="0.1498015" calcext:value-type="float">
            <text:p>0.1498015</text:p>
          </table:table-cell>
          <table:table-cell office:value-type="float" office:value="0.09981938" calcext:value-type="float">
            <text:p>0.09981938</text:p>
          </table:table-cell>
          <table:table-cell office:value-type="float" office:value="0.06650214" calcext:value-type="float">
            <text:p>0.06650214</text:p>
          </table:table-cell>
          <table:table-cell office:value-type="float" office:value="0.04686153" calcext:value-type="float">
            <text:p>0.04686153</text:p>
          </table:table-cell>
          <table:table-cell office:value-type="float" office:value="0.03398268" calcext:value-type="float">
            <text:p>0.03398268</text:p>
          </table:table-cell>
          <table:table-cell office:value-type="float" office:value="0.02670923" calcext:value-type="float">
            <text:p>0.02670923</text:p>
          </table:table-cell>
          <table:table-cell office:value-type="float" office:value="0.05070655" calcext:value-type="float">
            <text:p>0.05070655</text:p>
          </table:table-cell>
          <table:table-cell office:value-type="float" office:value="0.07904868" calcext:value-type="float">
            <text:p>0.07904868</text:p>
          </table:table-cell>
          <table:table-cell office:value-type="float" office:value="0.07512001" calcext:value-type="float">
            <text:p>0.07512001</text:p>
          </table:table-cell>
          <table:table-cell office:value-type="float" office:value="0.07433711" calcext:value-type="float">
            <text:p>0.07433711</text:p>
          </table:table-cell>
          <table:table-cell office:value-type="float" office:value="0.07415361" calcext:value-type="float">
            <text:p>0.07415361</text:p>
          </table:table-cell>
          <table:table-cell office:value-type="float" office:value="0.07451384" calcext:value-type="float">
            <text:p>0.07451384</text:p>
          </table:table-cell>
          <table:table-cell office:value-type="float" office:value="0.07590352" calcext:value-type="float">
            <text:p>0.07590352</text:p>
          </table:table-cell>
          <table:table-cell office:value-type="float" office:value="0" calcext:value-type="float">
            <text:p>0</text:p>
          </table:table-cell>
          <table:table-cell office:value-type="float" office:value="2.231249" calcext:value-type="float">
            <text:p>2.231249</text:p>
          </table:table-cell>
          <table:table-cell office:value-type="float" office:value="2.293337" calcext:value-type="float">
            <text:p>2.293337</text:p>
          </table:table-cell>
          <table:table-cell office:value-type="float" office:value="1.737982" calcext:value-type="float">
            <text:p>1.737982</text:p>
          </table:table-cell>
          <table:table-cell office:value-type="float" office:value="1.262408" calcext:value-type="float">
            <text:p>1.262408</text:p>
          </table:table-cell>
          <table:table-cell office:value-type="float" office:value="0.9437668" calcext:value-type="float">
            <text:p>0.9437668</text:p>
          </table:table-cell>
          <table:table-cell office:value-type="float" office:value="0.5678473" calcext:value-type="float">
            <text:p>0.5678473</text:p>
          </table:table-cell>
          <table:table-cell office:value-type="float" office:value="0.4671794" calcext:value-type="float">
            <text:p>0.4671794</text:p>
          </table:table-cell>
          <table:table-cell office:value-type="float" office:value="0.9840419" calcext:value-type="float">
            <text:p>0.9840419</text:p>
          </table:table-cell>
          <table:table-cell office:value-type="float" office:value="1.375791" calcext:value-type="float">
            <text:p>1.375791</text:p>
          </table:table-cell>
          <table:table-cell office:value-type="float" office:value="1.331156" calcext:value-type="float">
            <text:p>1.331156</text:p>
          </table:table-cell>
          <table:table-cell office:value-type="float" office:value="1.380876" calcext:value-type="float">
            <text:p>1.380876</text:p>
          </table:table-cell>
          <table:table-cell office:value-type="float" office:value="1.386876" calcext:value-type="float">
            <text:p>1.386876</text:p>
          </table:table-cell>
          <table:table-cell office:value-type="float" office:value="1.436781" calcext:value-type="float">
            <text:p>1.436781</text:p>
          </table:table-cell>
          <table:table-cell office:value-type="float" office:value="1.572701" calcext:value-type="float">
            <text:p>1.572701</text:p>
          </table:table-cell>
          <table:table-cell office:value-type="float" office:value="0" calcext:value-type="float">
            <text:p>0</text:p>
          </table:table-cell>
          <table:table-cell office:value-type="float" office:value="11.76904" calcext:value-type="float">
            <text:p>11.76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1" calcext:value-type="float">
            <text:p>2042001</text:p>
          </table:table-cell>
          <table:table-cell office:value-type="float" office:value="2.003573" calcext:value-type="float">
            <text:p>2.003573</text:p>
          </table:table-cell>
          <table:table-cell office:value-type="float" office:value="139.702" calcext:value-type="float">
            <text:p>139.7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2958" calcext:value-type="float">
            <text:p>5.32958</text:p>
          </table:table-cell>
          <table:table-cell office:value-type="float" office:value="0" calcext:value-type="float">
            <text:p>0</text:p>
          </table:table-cell>
          <table:table-cell office:value-type="float" office:value="0.00002154765" calcext:value-type="float">
            <text:p>2.15476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546" calcext:value-type="float">
            <text:p>-0.005893546</text:p>
          </table:table-cell>
          <table:table-cell office:value-type="float" office:value="1192.317" calcext:value-type="float">
            <text:p>1192.317</text:p>
          </table:table-cell>
          <table:table-cell office:value-type="float" office:value="3.480811" calcext:value-type="float">
            <text:p>3.480811</text:p>
          </table:table-cell>
          <table:table-cell office:value-type="float" office:value="0" calcext:value-type="float">
            <text:p>0</text:p>
          </table:table-cell>
          <table:table-cell office:value-type="float" office:value="0.6239452" calcext:value-type="float">
            <text:p>0.6239452</text:p>
          </table:table-cell>
          <table:table-cell office:value-type="float" office:value="0.1742713" calcext:value-type="float">
            <text:p>0.1742713</text:p>
          </table:table-cell>
          <table:table-cell office:value-type="float" office:value="0.1127852" calcext:value-type="float">
            <text:p>0.1127852</text:p>
          </table:table-cell>
          <table:table-cell office:value-type="float" office:value="0.07318832" calcext:value-type="float">
            <text:p>0.07318832</text:p>
          </table:table-cell>
          <table:table-cell office:value-type="float" office:value="0.05055067" calcext:value-type="float">
            <text:p>0.05055067</text:p>
          </table:table-cell>
          <table:table-cell office:value-type="float" office:value="0.03538954" calcext:value-type="float">
            <text:p>0.03538954</text:p>
          </table:table-cell>
          <table:table-cell office:value-type="float" office:value="0.0273002" calcext:value-type="float">
            <text:p>0.0273002</text:p>
          </table:table-cell>
          <table:table-cell office:value-type="float" office:value="0.05098591" calcext:value-type="float">
            <text:p>0.05098591</text:p>
          </table:table-cell>
          <table:table-cell office:value-type="float" office:value="0.07925328" calcext:value-type="float">
            <text:p>0.07925328</text:p>
          </table:table-cell>
          <table:table-cell office:value-type="float" office:value="0.07527254" calcext:value-type="float">
            <text:p>0.07527254</text:p>
          </table:table-cell>
          <table:table-cell office:value-type="float" office:value="0.07447898" calcext:value-type="float">
            <text:p>0.07447898</text:p>
          </table:table-cell>
          <table:table-cell office:value-type="float" office:value="0.0742918" calcext:value-type="float">
            <text:p>0.0742918</text:p>
          </table:table-cell>
          <table:table-cell office:value-type="float" office:value="0.07465538" calcext:value-type="float">
            <text:p>0.07465538</text:p>
          </table:table-cell>
          <table:table-cell office:value-type="float" office:value="0.07606153" calcext:value-type="float">
            <text:p>0.07606153</text:p>
          </table:table-cell>
          <table:table-cell office:value-type="float" office:value="0" calcext:value-type="float">
            <text:p>0</text:p>
          </table:table-cell>
          <table:table-cell office:value-type="float" office:value="2.353061" calcext:value-type="float">
            <text:p>2.353061</text:p>
          </table:table-cell>
          <table:table-cell office:value-type="float" office:value="2.340177" calcext:value-type="float">
            <text:p>2.340177</text:p>
          </table:table-cell>
          <table:table-cell office:value-type="float" office:value="1.769434" calcext:value-type="float">
            <text:p>1.769434</text:p>
          </table:table-cell>
          <table:table-cell office:value-type="float" office:value="1.283811" calcext:value-type="float">
            <text:p>1.283811</text:p>
          </table:table-cell>
          <table:table-cell office:value-type="float" office:value="0.9590562" calcext:value-type="float">
            <text:p>0.9590562</text:p>
          </table:table-cell>
          <table:table-cell office:value-type="float" office:value="0.5750667" calcext:value-type="float">
            <text:p>0.5750667</text:p>
          </table:table-cell>
          <table:table-cell office:value-type="float" office:value="0.4721884" calcext:value-type="float">
            <text:p>0.4721884</text:p>
          </table:table-cell>
          <table:table-cell office:value-type="float" office:value="0.9935916" calcext:value-type="float">
            <text:p>0.9935916</text:p>
          </table:table-cell>
          <table:table-cell office:value-type="float" office:value="1.388815" calcext:value-type="float">
            <text:p>1.388815</text:p>
          </table:table-cell>
          <table:table-cell office:value-type="float" office:value="1.343753" calcext:value-type="float">
            <text:p>1.343753</text:p>
          </table:table-cell>
          <table:table-cell office:value-type="float" office:value="1.394028" calcext:value-type="float">
            <text:p>1.394028</text:p>
          </table:table-cell>
          <table:table-cell office:value-type="float" office:value="1.399924" calcext:value-type="float">
            <text:p>1.399924</text:p>
          </table:table-cell>
          <table:table-cell office:value-type="float" office:value="1.450218" calcext:value-type="float">
            <text:p>1.450218</text:p>
          </table:table-cell>
          <table:table-cell office:value-type="float" office:value="1.587697" calcext:value-type="float">
            <text:p>1.587697</text:p>
          </table:table-cell>
          <table:table-cell office:value-type="float" office:value="0" calcext:value-type="float">
            <text:p>0</text:p>
          </table:table-cell>
          <table:table-cell office:value-type="float" office:value="26.36075" calcext:value-type="float">
            <text:p>26.360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1" calcext:value-type="float">
            <text:p>3042001</text:p>
          </table:table-cell>
          <table:table-cell office:value-type="float" office:value="1.993445" calcext:value-type="float">
            <text:p>1.993445</text:p>
          </table:table-cell>
          <table:table-cell office:value-type="float" office:value="139.694" calcext:value-type="float">
            <text:p>139.6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386448" calcext:value-type="float">
            <text:p>5.386448</text:p>
          </table:table-cell>
          <table:table-cell office:value-type="float" office:value="0" calcext:value-type="float">
            <text:p>0</text:p>
          </table:table-cell>
          <table:table-cell office:value-type="float" office:value="0.00002154849" calcext:value-type="float">
            <text:p>2.154849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541" calcext:value-type="float">
            <text:p>-0.005893541</text:p>
          </table:table-cell>
          <table:table-cell office:value-type="float" office:value="1192.279" calcext:value-type="float">
            <text:p>1192.279</text:p>
          </table:table-cell>
          <table:table-cell office:value-type="float" office:value="3.475343" calcext:value-type="float">
            <text:p>3.475343</text:p>
          </table:table-cell>
          <table:table-cell office:value-type="float" office:value="0" calcext:value-type="float">
            <text:p>0</text:p>
          </table:table-cell>
          <table:table-cell office:value-type="float" office:value="0.4796347" calcext:value-type="float">
            <text:p>0.4796347</text:p>
          </table:table-cell>
          <table:table-cell office:value-type="float" office:value="0.1929955" calcext:value-type="float">
            <text:p>0.1929955</text:p>
          </table:table-cell>
          <table:table-cell office:value-type="float" office:value="0.1116649" calcext:value-type="float">
            <text:p>0.1116649</text:p>
          </table:table-cell>
          <table:table-cell office:value-type="float" office:value="0.07442922" calcext:value-type="float">
            <text:p>0.07442922</text:p>
          </table:table-cell>
          <table:table-cell office:value-type="float" office:value="0.05228747" calcext:value-type="float">
            <text:p>0.05228747</text:p>
          </table:table-cell>
          <table:table-cell office:value-type="float" office:value="0.03684905" calcext:value-type="float">
            <text:p>0.03684905</text:p>
          </table:table-cell>
          <table:table-cell office:value-type="float" office:value="0.02796907" calcext:value-type="float">
            <text:p>0.02796907</text:p>
          </table:table-cell>
          <table:table-cell office:value-type="float" office:value="0.05147005" calcext:value-type="float">
            <text:p>0.05147005</text:p>
          </table:table-cell>
          <table:table-cell office:value-type="float" office:value="0.07949486" calcext:value-type="float">
            <text:p>0.07949486</text:p>
          </table:table-cell>
          <table:table-cell office:value-type="float" office:value="0.07542657" calcext:value-type="float">
            <text:p>0.07542657</text:p>
          </table:table-cell>
          <table:table-cell office:value-type="float" office:value="0.0746211" calcext:value-type="float">
            <text:p>0.0746211</text:p>
          </table:table-cell>
          <table:table-cell office:value-type="float" office:value="0.07443006" calcext:value-type="float">
            <text:p>0.07443006</text:p>
          </table:table-cell>
          <table:table-cell office:value-type="float" office:value="0.07479692" calcext:value-type="float">
            <text:p>0.07479692</text:p>
          </table:table-cell>
          <table:table-cell office:value-type="float" office:value="0.07621937" calcext:value-type="float">
            <text:p>0.07621937</text:p>
          </table:table-cell>
          <table:table-cell office:value-type="float" office:value="0" calcext:value-type="float">
            <text:p>0</text:p>
          </table:table-cell>
          <table:table-cell office:value-type="float" office:value="2.63252" calcext:value-type="float">
            <text:p>2.63252</text:p>
          </table:table-cell>
          <table:table-cell office:value-type="float" office:value="2.414639" calcext:value-type="float">
            <text:p>2.414639</text:p>
          </table:table-cell>
          <table:table-cell office:value-type="float" office:value="1.805017" calcext:value-type="float">
            <text:p>1.805017</text:p>
          </table:table-cell>
          <table:table-cell office:value-type="float" office:value="1.307264" calcext:value-type="float">
            <text:p>1.307264</text:p>
          </table:table-cell>
          <table:table-cell office:value-type="float" office:value="0.9756271" calcext:value-type="float">
            <text:p>0.9756271</text:p>
          </table:table-cell>
          <table:table-cell office:value-type="float" office:value="0.5826786" calcext:value-type="float">
            <text:p>0.5826786</text:p>
          </table:table-cell>
          <table:table-cell office:value-type="float" office:value="0.4773292" calcext:value-type="float">
            <text:p>0.4773292</text:p>
          </table:table-cell>
          <table:table-cell office:value-type="float" office:value="1.003206" calcext:value-type="float">
            <text:p>1.003206</text:p>
          </table:table-cell>
          <table:table-cell office:value-type="float" office:value="1.40183" calcext:value-type="float">
            <text:p>1.40183</text:p>
          </table:table-cell>
          <table:table-cell office:value-type="float" office:value="1.356343" calcext:value-type="float">
            <text:p>1.356343</text:p>
          </table:table-cell>
          <table:table-cell office:value-type="float" office:value="1.407176" calcext:value-type="float">
            <text:p>1.407176</text:p>
          </table:table-cell>
          <table:table-cell office:value-type="float" office:value="1.412965" calcext:value-type="float">
            <text:p>1.412965</text:p>
          </table:table-cell>
          <table:table-cell office:value-type="float" office:value="1.463645" calcext:value-type="float">
            <text:p>1.463645</text:p>
          </table:table-cell>
          <table:table-cell office:value-type="float" office:value="1.602674" calcext:value-type="float">
            <text:p>1.602674</text:p>
          </table:table-cell>
          <table:table-cell office:value-type="float" office:value="0" calcext:value-type="float">
            <text:p>0</text:p>
          </table:table-cell>
          <table:table-cell office:value-type="float" office:value="13.58803" calcext:value-type="float">
            <text:p>13.588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1" calcext:value-type="float">
            <text:p>4042001</text:p>
          </table:table-cell>
          <table:table-cell office:value-type="float" office:value="1.984103" calcext:value-type="float">
            <text:p>1.984103</text:p>
          </table:table-cell>
          <table:table-cell office:value-type="float" office:value="139.6861" calcext:value-type="float">
            <text:p>139.68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40637" calcext:value-type="float">
            <text:p>5.440637</text:p>
          </table:table-cell>
          <table:table-cell office:value-type="float" office:value="0" calcext:value-type="float">
            <text:p>0</text:p>
          </table:table-cell>
          <table:table-cell office:value-type="float" office:value="0.00002154851" calcext:value-type="float">
            <text:p>2.15485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541" calcext:value-type="float">
            <text:p>-0.005893541</text:p>
          </table:table-cell>
          <table:table-cell office:value-type="float" office:value="1192.241" calcext:value-type="float">
            <text:p>1192.241</text:p>
          </table:table-cell>
          <table:table-cell office:value-type="float" office:value="3.464659" calcext:value-type="float">
            <text:p>3.464659</text:p>
          </table:table-cell>
          <table:table-cell office:value-type="float" office:value="0" calcext:value-type="float">
            <text:p>0</text:p>
          </table:table-cell>
          <table:table-cell office:value-type="float" office:value="0.458353" calcext:value-type="float">
            <text:p>0.458353</text:p>
          </table:table-cell>
          <table:table-cell office:value-type="float" office:value="0.1499548" calcext:value-type="float">
            <text:p>0.1499548</text:p>
          </table:table-cell>
          <table:table-cell office:value-type="float" office:value="0.1002715" calcext:value-type="float">
            <text:p>0.1002715</text:p>
          </table:table-cell>
          <table:table-cell office:value-type="float" office:value="0.06929916" calcext:value-type="float">
            <text:p>0.06929916</text:p>
          </table:table-cell>
          <table:table-cell office:value-type="float" office:value="0.04984939" calcext:value-type="float">
            <text:p>0.04984939</text:p>
          </table:table-cell>
          <table:table-cell office:value-type="float" office:value="0.03609197" calcext:value-type="float">
            <text:p>0.03609197</text:p>
          </table:table-cell>
          <table:table-cell office:value-type="float" office:value="0.02797988" calcext:value-type="float">
            <text:p>0.02797988</text:p>
          </table:table-cell>
          <table:table-cell office:value-type="float" office:value="0.05180492" calcext:value-type="float">
            <text:p>0.05180492</text:p>
          </table:table-cell>
          <table:table-cell office:value-type="float" office:value="0.07975865" calcext:value-type="float">
            <text:p>0.07975865</text:p>
          </table:table-cell>
          <table:table-cell office:value-type="float" office:value="0.07558537" calcext:value-type="float">
            <text:p>0.07558537</text:p>
          </table:table-cell>
          <table:table-cell office:value-type="float" office:value="0.07476352" calcext:value-type="float">
            <text:p>0.07476352</text:p>
          </table:table-cell>
          <table:table-cell office:value-type="float" office:value="0.07456826" calcext:value-type="float">
            <text:p>0.07456826</text:p>
          </table:table-cell>
          <table:table-cell office:value-type="float" office:value="0.07493833" calcext:value-type="float">
            <text:p>0.07493833</text:p>
          </table:table-cell>
          <table:table-cell office:value-type="float" office:value="0.07637716" calcext:value-type="float">
            <text:p>0.07637716</text:p>
          </table:table-cell>
          <table:table-cell office:value-type="float" office:value="0" calcext:value-type="float">
            <text:p>0</text:p>
          </table:table-cell>
          <table:table-cell office:value-type="float" office:value="2.767438" calcext:value-type="float">
            <text:p>2.767438</text:p>
          </table:table-cell>
          <table:table-cell office:value-type="float" office:value="2.464309" calcext:value-type="float">
            <text:p>2.464309</text:p>
          </table:table-cell>
          <table:table-cell office:value-type="float" office:value="1.837096" calcext:value-type="float">
            <text:p>1.837096</text:p>
          </table:table-cell>
          <table:table-cell office:value-type="float" office:value="1.329803" calcext:value-type="float">
            <text:p>1.329803</text:p>
          </table:table-cell>
          <table:table-cell office:value-type="float" office:value="0.9919777" calcext:value-type="float">
            <text:p>0.9919777</text:p>
          </table:table-cell>
          <table:table-cell office:value-type="float" office:value="0.5903424" calcext:value-type="float">
            <text:p>0.5903424</text:p>
          </table:table-cell>
          <table:table-cell office:value-type="float" office:value="0.4825217" calcext:value-type="float">
            <text:p>0.4825217</text:p>
          </table:table-cell>
          <table:table-cell office:value-type="float" office:value="1.012891" calcext:value-type="float">
            <text:p>1.012891</text:p>
          </table:table-cell>
          <table:table-cell office:value-type="float" office:value="1.414852" calcext:value-type="float">
            <text:p>1.414852</text:p>
          </table:table-cell>
          <table:table-cell office:value-type="float" office:value="1.368922" calcext:value-type="float">
            <text:p>1.368922</text:p>
          </table:table-cell>
          <table:table-cell office:value-type="float" office:value="1.420313" calcext:value-type="float">
            <text:p>1.420313</text:p>
          </table:table-cell>
          <table:table-cell office:value-type="float" office:value="1.426" calcext:value-type="float">
            <text:p>1.426</text:p>
          </table:table-cell>
          <table:table-cell office:value-type="float" office:value="1.477061" calcext:value-type="float">
            <text:p>1.477061</text:p>
          </table:table-cell>
          <table:table-cell office:value-type="float" office:value="1.617634" calcext:value-type="float">
            <text:p>1.617634</text:p>
          </table:table-cell>
          <table:table-cell office:value-type="float" office:value="0" calcext:value-type="float">
            <text:p>0</text:p>
          </table:table-cell>
          <table:table-cell office:value-type="float" office:value="14.49439" calcext:value-type="float">
            <text:p>14.494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1" calcext:value-type="float">
            <text:p>5042001</text:p>
          </table:table-cell>
          <table:table-cell office:value-type="float" office:value="1.972391" calcext:value-type="float">
            <text:p>1.972391</text:p>
          </table:table-cell>
          <table:table-cell office:value-type="float" office:value="139.679" calcext:value-type="float">
            <text:p>139.6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495519" calcext:value-type="float">
            <text:p>5.495519</text:p>
          </table:table-cell>
          <table:table-cell office:value-type="float" office:value="0" calcext:value-type="float">
            <text:p>0</text:p>
          </table:table-cell>
          <table:table-cell office:value-type="float" office:value="0.0000215486" calcext:value-type="float">
            <text:p>2.15486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541" calcext:value-type="float">
            <text:p>-0.005893541</text:p>
          </table:table-cell>
          <table:table-cell office:value-type="float" office:value="1192.203" calcext:value-type="float">
            <text:p>1192.203</text:p>
          </table:table-cell>
          <table:table-cell office:value-type="float" office:value="3.456774" calcext:value-type="float">
            <text:p>3.456774</text:p>
          </table:table-cell>
          <table:table-cell office:value-type="float" office:value="0" calcext:value-type="float">
            <text:p>0</text:p>
          </table:table-cell>
          <table:table-cell office:value-type="float" office:value="0.4286803" calcext:value-type="float">
            <text:p>0.4286803</text:p>
          </table:table-cell>
          <table:table-cell office:value-type="float" office:value="0.1732797" calcext:value-type="float">
            <text:p>0.1732797</text:p>
          </table:table-cell>
          <table:table-cell office:value-type="float" office:value="0.1094347" calcext:value-type="float">
            <text:p>0.1094347</text:p>
          </table:table-cell>
          <table:table-cell office:value-type="float" office:value="0.07365768" calcext:value-type="float">
            <text:p>0.07365768</text:p>
          </table:table-cell>
          <table:table-cell office:value-type="float" office:value="0.05211" calcext:value-type="float">
            <text:p>0.05211</text:p>
          </table:table-cell>
          <table:table-cell office:value-type="float" office:value="0.03671335" calcext:value-type="float">
            <text:p>0.03671335</text:p>
          </table:table-cell>
          <table:table-cell office:value-type="float" office:value="0.02814626" calcext:value-type="float">
            <text:p>0.02814626</text:p>
          </table:table-cell>
          <table:table-cell office:value-type="float" office:value="0.05193043" calcext:value-type="float">
            <text:p>0.05193043</text:p>
          </table:table-cell>
          <table:table-cell office:value-type="float" office:value="0.0799948" calcext:value-type="float">
            <text:p>0.0799948</text:p>
          </table:table-cell>
          <table:table-cell office:value-type="float" office:value="0.07574636" calcext:value-type="float">
            <text:p>0.07574636</text:p>
          </table:table-cell>
          <table:table-cell office:value-type="float" office:value="0.07490632" calcext:value-type="float">
            <text:p>0.07490632</text:p>
          </table:table-cell>
          <table:table-cell office:value-type="float" office:value="0.07470641" calcext:value-type="float">
            <text:p>0.07470641</text:p>
          </table:table-cell>
          <table:table-cell office:value-type="float" office:value="0.0750797" calcext:value-type="float">
            <text:p>0.0750797</text:p>
          </table:table-cell>
          <table:table-cell office:value-type="float" office:value="0.0765347" calcext:value-type="float">
            <text:p>0.0765347</text:p>
          </table:table-cell>
          <table:table-cell office:value-type="float" office:value="0" calcext:value-type="float">
            <text:p>0</text:p>
          </table:table-cell>
          <table:table-cell office:value-type="float" office:value="2.951234" calcext:value-type="float">
            <text:p>2.951234</text:p>
          </table:table-cell>
          <table:table-cell office:value-type="float" office:value="2.521074" calcext:value-type="float">
            <text:p>2.521074</text:p>
          </table:table-cell>
          <table:table-cell office:value-type="float" office:value="1.869184" calcext:value-type="float">
            <text:p>1.869184</text:p>
          </table:table-cell>
          <table:table-cell office:value-type="float" office:value="1.351825" calcext:value-type="float">
            <text:p>1.351825</text:p>
          </table:table-cell>
          <table:table-cell office:value-type="float" office:value="1.007933" calcext:value-type="float">
            <text:p>1.007933</text:p>
          </table:table-cell>
          <table:table-cell office:value-type="float" office:value="0.5978252" calcext:value-type="float">
            <text:p>0.5978252</text:p>
          </table:table-cell>
          <table:table-cell office:value-type="float" office:value="0.4876712" calcext:value-type="float">
            <text:p>0.4876712</text:p>
          </table:table-cell>
          <table:table-cell office:value-type="float" office:value="1.022586" calcext:value-type="float">
            <text:p>1.022586</text:p>
          </table:table-cell>
          <table:table-cell office:value-type="float" office:value="1.427879" calcext:value-type="float">
            <text:p>1.427879</text:p>
          </table:table-cell>
          <table:table-cell office:value-type="float" office:value="1.381492" calcext:value-type="float">
            <text:p>1.381492</text:p>
          </table:table-cell>
          <table:table-cell office:value-type="float" office:value="1.43345" calcext:value-type="float">
            <text:p>1.43345</text:p>
          </table:table-cell>
          <table:table-cell office:value-type="float" office:value="1.439026" calcext:value-type="float">
            <text:p>1.439026</text:p>
          </table:table-cell>
          <table:table-cell office:value-type="float" office:value="1.490467" calcext:value-type="float">
            <text:p>1.490467</text:p>
          </table:table-cell>
          <table:table-cell office:value-type="float" office:value="1.632575" calcext:value-type="float">
            <text:p>1.632575</text:p>
          </table:table-cell>
          <table:table-cell office:value-type="float" office:value="0" calcext:value-type="float">
            <text:p>0</text:p>
          </table:table-cell>
          <table:table-cell office:value-type="float" office:value="14.67975" calcext:value-type="float">
            <text:p>14.67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1" calcext:value-type="float">
            <text:p>6042001</text:p>
          </table:table-cell>
          <table:table-cell office:value-type="float" office:value="1.957406" calcext:value-type="float">
            <text:p>1.957406</text:p>
          </table:table-cell>
          <table:table-cell office:value-type="float" office:value="139.6693" calcext:value-type="float">
            <text:p>139.6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550323" calcext:value-type="float">
            <text:p>5.550323</text:p>
          </table:table-cell>
          <table:table-cell office:value-type="float" office:value="0" calcext:value-type="float">
            <text:p>0</text:p>
          </table:table-cell>
          <table:table-cell office:value-type="float" office:value="0.0000215486" calcext:value-type="float">
            <text:p>2.15486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541" calcext:value-type="float">
            <text:p>-0.005893541</text:p>
          </table:table-cell>
          <table:table-cell office:value-type="float" office:value="1192.166" calcext:value-type="float">
            <text:p>1192.166</text:p>
          </table:table-cell>
          <table:table-cell office:value-type="float" office:value="3.435933" calcext:value-type="float">
            <text:p>3.435933</text:p>
          </table:table-cell>
          <table:table-cell office:value-type="float" office:value="0" calcext:value-type="float">
            <text:p>0</text:p>
          </table:table-cell>
          <table:table-cell office:value-type="float" office:value="0.823426" calcext:value-type="float">
            <text:p>0.823426</text:p>
          </table:table-cell>
          <table:table-cell office:value-type="float" office:value="0.1911841" calcext:value-type="float">
            <text:p>0.1911841</text:p>
          </table:table-cell>
          <table:table-cell office:value-type="float" office:value="0.1244701" calcext:value-type="float">
            <text:p>0.1244701</text:p>
          </table:table-cell>
          <table:table-cell office:value-type="float" office:value="0.08195277" calcext:value-type="float">
            <text:p>0.08195277</text:p>
          </table:table-cell>
          <table:table-cell office:value-type="float" office:value="0.05700356" calcext:value-type="float">
            <text:p>0.05700356</text:p>
          </table:table-cell>
          <table:table-cell office:value-type="float" office:value="0.03895045" calcext:value-type="float">
            <text:p>0.03895045</text:p>
          </table:table-cell>
          <table:table-cell office:value-type="float" office:value="0.02885433" calcext:value-type="float">
            <text:p>0.02885433</text:p>
          </table:table-cell>
          <table:table-cell office:value-type="float" office:value="0.05227836" calcext:value-type="float">
            <text:p>0.05227836</text:p>
          </table:table-cell>
          <table:table-cell office:value-type="float" office:value="0.08022722" calcext:value-type="float">
            <text:p>0.08022722</text:p>
          </table:table-cell>
          <table:table-cell office:value-type="float" office:value="0.07590679" calcext:value-type="float">
            <text:p>0.07590679</text:p>
          </table:table-cell>
          <table:table-cell office:value-type="float" office:value="0.07504948" calcext:value-type="float">
            <text:p>0.07504948</text:p>
          </table:table-cell>
          <table:table-cell office:value-type="float" office:value="0.07484466" calcext:value-type="float">
            <text:p>0.07484466</text:p>
          </table:table-cell>
          <table:table-cell office:value-type="float" office:value="0.07522092" calcext:value-type="float">
            <text:p>0.07522092</text:p>
          </table:table-cell>
          <table:table-cell office:value-type="float" office:value="0.07669193" calcext:value-type="float">
            <text:p>0.07669193</text:p>
          </table:table-cell>
          <table:table-cell office:value-type="float" office:value="0" calcext:value-type="float">
            <text:p>0</text:p>
          </table:table-cell>
          <table:table-cell office:value-type="float" office:value="3.102673" calcext:value-type="float">
            <text:p>3.102673</text:p>
          </table:table-cell>
          <table:table-cell office:value-type="float" office:value="2.575456" calcext:value-type="float">
            <text:p>2.575456</text:p>
          </table:table-cell>
          <table:table-cell office:value-type="float" office:value="1.904739" calcext:value-type="float">
            <text:p>1.904739</text:p>
          </table:table-cell>
          <table:table-cell office:value-type="float" office:value="1.375976" calcext:value-type="float">
            <text:p>1.375976</text:p>
          </table:table-cell>
          <table:table-cell office:value-type="float" office:value="1.025142" calcext:value-type="float">
            <text:p>1.025142</text:p>
          </table:table-cell>
          <table:table-cell office:value-type="float" office:value="0.6056278" calcext:value-type="float">
            <text:p>0.6056278</text:p>
          </table:table-cell>
          <table:table-cell office:value-type="float" office:value="0.4928978" calcext:value-type="float">
            <text:p>0.4928978</text:p>
          </table:table-cell>
          <table:table-cell office:value-type="float" office:value="1.032298" calcext:value-type="float">
            <text:p>1.032298</text:p>
          </table:table-cell>
          <table:table-cell office:value-type="float" office:value="1.440895" calcext:value-type="float">
            <text:p>1.440895</text:p>
          </table:table-cell>
          <table:table-cell office:value-type="float" office:value="1.394054" calcext:value-type="float">
            <text:p>1.394054</text:p>
          </table:table-cell>
          <table:table-cell office:value-type="float" office:value="1.446575" calcext:value-type="float">
            <text:p>1.446575</text:p>
          </table:table-cell>
          <table:table-cell office:value-type="float" office:value="1.452047" calcext:value-type="float">
            <text:p>1.452047</text:p>
          </table:table-cell>
          <table:table-cell office:value-type="float" office:value="1.503865" calcext:value-type="float">
            <text:p>1.503865</text:p>
          </table:table-cell>
          <table:table-cell office:value-type="float" office:value="1.647499" calcext:value-type="float">
            <text:p>1.647499</text:p>
          </table:table-cell>
          <table:table-cell office:value-type="float" office:value="0" calcext:value-type="float">
            <text:p>0</text:p>
          </table:table-cell>
          <table:table-cell office:value-type="float" office:value="30.14197" calcext:value-type="float">
            <text:p>30.14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1" calcext:value-type="float">
            <text:p>7042001</text:p>
          </table:table-cell>
          <table:table-cell office:value-type="float" office:value="1.905055" calcext:value-type="float">
            <text:p>1.905055</text:p>
          </table:table-cell>
          <table:table-cell office:value-type="float" office:value="139.6624" calcext:value-type="float">
            <text:p>139.6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07588" calcext:value-type="float">
            <text:p>5.607588</text:p>
          </table:table-cell>
          <table:table-cell office:value-type="float" office:value="0" calcext:value-type="float">
            <text:p>0</text:p>
          </table:table-cell>
          <table:table-cell office:value-type="float" office:value="0.0000215486" calcext:value-type="float">
            <text:p>2.15486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541" calcext:value-type="float">
            <text:p>-0.005893541</text:p>
          </table:table-cell>
          <table:table-cell office:value-type="float" office:value="1192.141" calcext:value-type="float">
            <text:p>1192.141</text:p>
          </table:table-cell>
          <table:table-cell office:value-type="float" office:value="3.32814" calcext:value-type="float">
            <text:p>3.32814</text:p>
          </table:table-cell>
          <table:table-cell office:value-type="float" office:value="0" calcext:value-type="float">
            <text:p>0</text:p>
          </table:table-cell>
          <table:table-cell office:value-type="float" office:value="4.147636" calcext:value-type="float">
            <text:p>4.147636</text:p>
          </table:table-cell>
          <table:table-cell office:value-type="float" office:value="0.2366721" calcext:value-type="float">
            <text:p>0.2366721</text:p>
          </table:table-cell>
          <table:table-cell office:value-type="float" office:value="0.1465433" calcext:value-type="float">
            <text:p>0.1465433</text:p>
          </table:table-cell>
          <table:table-cell office:value-type="float" office:value="0.09386338" calcext:value-type="float">
            <text:p>0.09386338</text:p>
          </table:table-cell>
          <table:table-cell office:value-type="float" office:value="0.06397952" calcext:value-type="float">
            <text:p>0.06397952</text:p>
          </table:table-cell>
          <table:table-cell office:value-type="float" office:value="0.0421292" calcext:value-type="float">
            <text:p>0.0421292</text:p>
          </table:table-cell>
          <table:table-cell office:value-type="float" office:value="0.02993171" calcext:value-type="float">
            <text:p>0.02993171</text:p>
          </table:table-cell>
          <table:table-cell office:value-type="float" office:value="0.05290106" calcext:value-type="float">
            <text:p>0.05290106</text:p>
          </table:table-cell>
          <table:table-cell office:value-type="float" office:value="0.08050314" calcext:value-type="float">
            <text:p>0.08050314</text:p>
          </table:table-cell>
          <table:table-cell office:value-type="float" office:value="0.07606956" calcext:value-type="float">
            <text:p>0.07606956</text:p>
          </table:table-cell>
          <table:table-cell office:value-type="float" office:value="0.07519277" calcext:value-type="float">
            <text:p>0.07519277</text:p>
          </table:table-cell>
          <table:table-cell office:value-type="float" office:value="0.07498292" calcext:value-type="float">
            <text:p>0.07498292</text:p>
          </table:table-cell>
          <table:table-cell office:value-type="float" office:value="0.07536201" calcext:value-type="float">
            <text:p>0.07536201</text:p>
          </table:table-cell>
          <table:table-cell office:value-type="float" office:value="0.07684904" calcext:value-type="float">
            <text:p>0.07684904</text:p>
          </table:table-cell>
          <table:table-cell office:value-type="float" office:value="0" calcext:value-type="float">
            <text:p>0</text:p>
          </table:table-cell>
          <table:table-cell office:value-type="float" office:value="3.399365" calcext:value-type="float">
            <text:p>3.399365</text:p>
          </table:table-cell>
          <table:table-cell office:value-type="float" office:value="2.639441" calcext:value-type="float">
            <text:p>2.639441</text:p>
          </table:table-cell>
          <table:table-cell office:value-type="float" office:value="1.945802" calcext:value-type="float">
            <text:p>1.945802</text:p>
          </table:table-cell>
          <table:table-cell office:value-type="float" office:value="1.403288" calcext:value-type="float">
            <text:p>1.403288</text:p>
          </table:table-cell>
          <table:table-cell office:value-type="float" office:value="1.044298" calcext:value-type="float">
            <text:p>1.044298</text:p>
          </table:table-cell>
          <table:table-cell office:value-type="float" office:value="0.614051" calcext:value-type="float">
            <text:p>0.614051</text:p>
          </table:table-cell>
          <table:table-cell office:value-type="float" office:value="0.4982987" calcext:value-type="float">
            <text:p>0.4982987</text:p>
          </table:table-cell>
          <table:table-cell office:value-type="float" office:value="1.042094" calcext:value-type="float">
            <text:p>1.042094</text:p>
          </table:table-cell>
          <table:table-cell office:value-type="float" office:value="1.453918" calcext:value-type="float">
            <text:p>1.453918</text:p>
          </table:table-cell>
          <table:table-cell office:value-type="float" office:value="1.406607" calcext:value-type="float">
            <text:p>1.406607</text:p>
          </table:table-cell>
          <table:table-cell office:value-type="float" office:value="1.459697" calcext:value-type="float">
            <text:p>1.459697</text:p>
          </table:table-cell>
          <table:table-cell office:value-type="float" office:value="1.46506" calcext:value-type="float">
            <text:p>1.46506</text:p>
          </table:table-cell>
          <table:table-cell office:value-type="float" office:value="1.517254" calcext:value-type="float">
            <text:p>1.517254</text:p>
          </table:table-cell>
          <table:table-cell office:value-type="float" office:value="1.662406" calcext:value-type="float">
            <text:p>1.662406</text:p>
          </table:table-cell>
          <table:table-cell office:value-type="float" office:value="0" calcext:value-type="float">
            <text:p>0</text:p>
          </table:table-cell>
          <table:table-cell office:value-type="float" office:value="119.405" calcext:value-type="float">
            <text:p>119.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1" calcext:value-type="float">
            <text:p>8042001</text:p>
          </table:table-cell>
          <table:table-cell office:value-type="float" office:value="1.855842" calcext:value-type="float">
            <text:p>1.855842</text:p>
          </table:table-cell>
          <table:table-cell office:value-type="float" office:value="139.6504" calcext:value-type="float">
            <text:p>139.6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670552" calcext:value-type="float">
            <text:p>5.670552</text:p>
          </table:table-cell>
          <table:table-cell office:value-type="float" office:value="0" calcext:value-type="float">
            <text:p>0</text:p>
          </table:table-cell>
          <table:table-cell office:value-type="float" office:value="0.0000215486" calcext:value-type="float">
            <text:p>2.15486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541" calcext:value-type="float">
            <text:p>-0.005893541</text:p>
          </table:table-cell>
          <table:table-cell office:value-type="float" office:value="1192.127" calcext:value-type="float">
            <text:p>1192.127</text:p>
          </table:table-cell>
          <table:table-cell office:value-type="float" office:value="3.22097" calcext:value-type="float">
            <text:p>3.22097</text:p>
          </table:table-cell>
          <table:table-cell office:value-type="float" office:value="0" calcext:value-type="float">
            <text:p>0</text:p>
          </table:table-cell>
          <table:table-cell office:value-type="float" office:value="6.415365" calcext:value-type="float">
            <text:p>6.415365</text:p>
          </table:table-cell>
          <table:table-cell office:value-type="float" office:value="0.3107726" calcext:value-type="float">
            <text:p>0.3107726</text:p>
          </table:table-cell>
          <table:table-cell office:value-type="float" office:value="0.1776442" calcext:value-type="float">
            <text:p>0.1776442</text:p>
          </table:table-cell>
          <table:table-cell office:value-type="float" office:value="0.1109734" calcext:value-type="float">
            <text:p>0.1109734</text:p>
          </table:table-cell>
          <table:table-cell office:value-type="float" office:value="0.07405899" calcext:value-type="float">
            <text:p>0.07405899</text:p>
          </table:table-cell>
          <table:table-cell office:value-type="float" office:value="0.04661207" calcext:value-type="float">
            <text:p>0.04661207</text:p>
          </table:table-cell>
          <table:table-cell office:value-type="float" office:value="0.03147739" calcext:value-type="float">
            <text:p>0.03147739</text:p>
          </table:table-cell>
          <table:table-cell office:value-type="float" office:value="0.05380896" calcext:value-type="float">
            <text:p>0.05380896</text:p>
          </table:table-cell>
          <table:table-cell office:value-type="float" office:value="0.08084966" calcext:value-type="float">
            <text:p>0.08084966</text:p>
          </table:table-cell>
          <table:table-cell office:value-type="float" office:value="0.07623836" calcext:value-type="float">
            <text:p>0.07623836</text:p>
          </table:table-cell>
          <table:table-cell office:value-type="float" office:value="0.07533658" calcext:value-type="float">
            <text:p>0.07533658</text:p>
          </table:table-cell>
          <table:table-cell office:value-type="float" office:value="0.07512122" calcext:value-type="float">
            <text:p>0.07512122</text:p>
          </table:table-cell>
          <table:table-cell office:value-type="float" office:value="0.07550293" calcext:value-type="float">
            <text:p>0.07550293</text:p>
          </table:table-cell>
          <table:table-cell office:value-type="float" office:value="0.07700615" calcext:value-type="float">
            <text:p>0.07700615</text:p>
          </table:table-cell>
          <table:table-cell office:value-type="float" office:value="0" calcext:value-type="float">
            <text:p>0</text:p>
          </table:table-cell>
          <table:table-cell office:value-type="float" office:value="4.079944" calcext:value-type="float">
            <text:p>4.079944</text:p>
          </table:table-cell>
          <table:table-cell office:value-type="float" office:value="2.725334" calcext:value-type="float">
            <text:p>2.725334</text:p>
          </table:table-cell>
          <table:table-cell office:value-type="float" office:value="1.99553" calcext:value-type="float">
            <text:p>1.99553</text:p>
          </table:table-cell>
          <table:table-cell office:value-type="float" office:value="1.435307" calcext:value-type="float">
            <text:p>1.435307</text:p>
          </table:table-cell>
          <table:table-cell office:value-type="float" office:value="1.066287" calcext:value-type="float">
            <text:p>1.066287</text:p>
          </table:table-cell>
          <table:table-cell office:value-type="float" office:value="0.6233238" calcext:value-type="float">
            <text:p>0.6233238</text:p>
          </table:table-cell>
          <table:table-cell office:value-type="float" office:value="0.5039593" calcext:value-type="float">
            <text:p>0.5039593</text:p>
          </table:table-cell>
          <table:table-cell office:value-type="float" office:value="1.052042" calcext:value-type="float">
            <text:p>1.052042</text:p>
          </table:table-cell>
          <table:table-cell office:value-type="float" office:value="1.466955" calcext:value-type="float">
            <text:p>1.466955</text:p>
          </table:table-cell>
          <table:table-cell office:value-type="float" office:value="1.419152" calcext:value-type="float">
            <text:p>1.419152</text:p>
          </table:table-cell>
          <table:table-cell office:value-type="float" office:value="1.472806" calcext:value-type="float">
            <text:p>1.472806</text:p>
          </table:table-cell>
          <table:table-cell office:value-type="float" office:value="1.478064" calcext:value-type="float">
            <text:p>1.478064</text:p>
          </table:table-cell>
          <table:table-cell office:value-type="float" office:value="1.530635" calcext:value-type="float">
            <text:p>1.530635</text:p>
          </table:table-cell>
          <table:table-cell office:value-type="float" office:value="1.6773" calcext:value-type="float">
            <text:p>1.6773</text:p>
          </table:table-cell>
          <table:table-cell office:value-type="float" office:value="0" calcext:value-type="float">
            <text:p>0</text:p>
          </table:table-cell>
          <table:table-cell office:value-type="float" office:value="145.8912" calcext:value-type="float">
            <text:p>145.8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1" calcext:value-type="float">
            <text:p>9042001</text:p>
          </table:table-cell>
          <table:table-cell office:value-type="float" office:value="1.830315" calcext:value-type="float">
            <text:p>1.830315</text:p>
          </table:table-cell>
          <table:table-cell office:value-type="float" office:value="139.6322" calcext:value-type="float">
            <text:p>139.63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736354" calcext:value-type="float">
            <text:p>5.736354</text:p>
          </table:table-cell>
          <table:table-cell office:value-type="float" office:value="0" calcext:value-type="float">
            <text:p>0</text:p>
          </table:table-cell>
          <table:table-cell office:value-type="float" office:value="0.00002154898" calcext:value-type="float">
            <text:p>2.154898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537" calcext:value-type="float">
            <text:p>-0.005893537</text:p>
          </table:table-cell>
          <table:table-cell office:value-type="float" office:value="1192.111" calcext:value-type="float">
            <text:p>1192.111</text:p>
          </table:table-cell>
          <table:table-cell office:value-type="float" office:value="3.158635" calcext:value-type="float">
            <text:p>3.158635</text:p>
          </table:table-cell>
          <table:table-cell office:value-type="float" office:value="0" calcext:value-type="float">
            <text:p>0</text:p>
          </table:table-cell>
          <table:table-cell office:value-type="float" office:value="5.045243" calcext:value-type="float">
            <text:p>5.045243</text:p>
          </table:table-cell>
          <table:table-cell office:value-type="float" office:value="0.35563" calcext:value-type="float">
            <text:p>0.35563</text:p>
          </table:table-cell>
          <table:table-cell office:value-type="float" office:value="0.1894255" calcext:value-type="float">
            <text:p>0.1894255</text:p>
          </table:table-cell>
          <table:table-cell office:value-type="float" office:value="0.1206188" calcext:value-type="float">
            <text:p>0.1206188</text:p>
          </table:table-cell>
          <table:table-cell office:value-type="float" office:value="0.08126015" calcext:value-type="float">
            <text:p>0.08126015</text:p>
          </table:table-cell>
          <table:table-cell office:value-type="float" office:value="0.05074189" calcext:value-type="float">
            <text:p>0.05074189</text:p>
          </table:table-cell>
          <table:table-cell office:value-type="float" office:value="0.03315158" calcext:value-type="float">
            <text:p>0.03315158</text:p>
          </table:table-cell>
          <table:table-cell office:value-type="float" office:value="0.05499928" calcext:value-type="float">
            <text:p>0.05499928</text:p>
          </table:table-cell>
          <table:table-cell office:value-type="float" office:value="0.0812872" calcext:value-type="float">
            <text:p>0.0812872</text:p>
          </table:table-cell>
          <table:table-cell office:value-type="float" office:value="0.07641811" calcext:value-type="float">
            <text:p>0.07641811</text:p>
          </table:table-cell>
          <table:table-cell office:value-type="float" office:value="0.0754814" calcext:value-type="float">
            <text:p>0.0754814</text:p>
          </table:table-cell>
          <table:table-cell office:value-type="float" office:value="0.0752596" calcext:value-type="float">
            <text:p>0.0752596</text:p>
          </table:table-cell>
          <table:table-cell office:value-type="float" office:value="0.07564388" calcext:value-type="float">
            <text:p>0.07564388</text:p>
          </table:table-cell>
          <table:table-cell office:value-type="float" office:value="0.07716291" calcext:value-type="float">
            <text:p>0.07716291</text:p>
          </table:table-cell>
          <table:table-cell office:value-type="float" office:value="0" calcext:value-type="float">
            <text:p>0</text:p>
          </table:table-cell>
          <table:table-cell office:value-type="float" office:value="4.871065" calcext:value-type="float">
            <text:p>4.871065</text:p>
          </table:table-cell>
          <table:table-cell office:value-type="float" office:value="2.828517" calcext:value-type="float">
            <text:p>2.828517</text:p>
          </table:table-cell>
          <table:table-cell office:value-type="float" office:value="2.053355" calcext:value-type="float">
            <text:p>2.053355</text:p>
          </table:table-cell>
          <table:table-cell office:value-type="float" office:value="1.472463" calcext:value-type="float">
            <text:p>1.472463</text:p>
          </table:table-cell>
          <table:table-cell office:value-type="float" office:value="1.091634" calcext:value-type="float">
            <text:p>1.091634</text:p>
          </table:table-cell>
          <table:table-cell office:value-type="float" office:value="0.6336603" calcext:value-type="float">
            <text:p>0.6336603</text:p>
          </table:table-cell>
          <table:table-cell office:value-type="float" office:value="0.5099705" calcext:value-type="float">
            <text:p>0.5099705</text:p>
          </table:table-cell>
          <table:table-cell office:value-type="float" office:value="1.062216" calcext:value-type="float">
            <text:p>1.062216</text:p>
          </table:table-cell>
          <table:table-cell office:value-type="float" office:value="1.480026" calcext:value-type="float">
            <text:p>1.480026</text:p>
          </table:table-cell>
          <table:table-cell office:value-type="float" office:value="1.431691" calcext:value-type="float">
            <text:p>1.431691</text:p>
          </table:table-cell>
          <table:table-cell office:value-type="float" office:value="1.485908" calcext:value-type="float">
            <text:p>1.485908</text:p>
          </table:table-cell>
          <table:table-cell office:value-type="float" office:value="1.491059" calcext:value-type="float">
            <text:p>1.491059</text:p>
          </table:table-cell>
          <table:table-cell office:value-type="float" office:value="1.544008" calcext:value-type="float">
            <text:p>1.544008</text:p>
          </table:table-cell>
          <table:table-cell office:value-type="float" office:value="1.692179" calcext:value-type="float">
            <text:p>1.692179</text:p>
          </table:table-cell>
          <table:table-cell office:value-type="float" office:value="0" calcext:value-type="float">
            <text:p>0</text:p>
          </table:table-cell>
          <table:table-cell office:value-type="float" office:value="34.7732" calcext:value-type="float">
            <text:p>34.77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1" calcext:value-type="float">
            <text:p>10042001</text:p>
          </table:table-cell>
          <table:table-cell office:value-type="float" office:value="1.818185" calcext:value-type="float">
            <text:p>1.818185</text:p>
          </table:table-cell>
          <table:table-cell office:value-type="float" office:value="139.6188" calcext:value-type="float">
            <text:p>139.6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11459" calcext:value-type="float">
            <text:p>5.811459</text:p>
          </table:table-cell>
          <table:table-cell office:value-type="float" office:value="0" calcext:value-type="float">
            <text:p>0</text:p>
          </table:table-cell>
          <table:table-cell office:value-type="float" office:value="0.00002156489" calcext:value-type="float">
            <text:p>2.156489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8" calcext:value-type="float">
            <text:p>-0.00589338</text:p>
          </table:table-cell>
          <table:table-cell office:value-type="float" office:value="1192.08" calcext:value-type="float">
            <text:p>1192.08</text:p>
          </table:table-cell>
          <table:table-cell office:value-type="float" office:value="3.175686" calcext:value-type="float">
            <text:p>3.175686</text:p>
          </table:table-cell>
          <table:table-cell office:value-type="float" office:value="0" calcext:value-type="float">
            <text:p>0</text:p>
          </table:table-cell>
          <table:table-cell office:value-type="float" office:value="1.010169" calcext:value-type="float">
            <text:p>1.010169</text:p>
          </table:table-cell>
          <table:table-cell office:value-type="float" office:value="0.4188611" calcext:value-type="float">
            <text:p>0.4188611</text:p>
          </table:table-cell>
          <table:table-cell office:value-type="float" office:value="0.2161094" calcext:value-type="float">
            <text:p>0.2161094</text:p>
          </table:table-cell>
          <table:table-cell office:value-type="float" office:value="0.1209725" calcext:value-type="float">
            <text:p>0.1209725</text:p>
          </table:table-cell>
          <table:table-cell office:value-type="float" office:value="0.07753643" calcext:value-type="float">
            <text:p>0.07753643</text:p>
          </table:table-cell>
          <table:table-cell office:value-type="float" office:value="0.05017923" calcext:value-type="float">
            <text:p>0.05017923</text:p>
          </table:table-cell>
          <table:table-cell office:value-type="float" office:value="0.03279354" calcext:value-type="float">
            <text:p>0.03279354</text:p>
          </table:table-cell>
          <table:table-cell office:value-type="float" office:value="0.05591708" calcext:value-type="float">
            <text:p>0.05591708</text:p>
          </table:table-cell>
          <table:table-cell office:value-type="float" office:value="0.08177616" calcext:value-type="float">
            <text:p>0.08177616</text:p>
          </table:table-cell>
          <table:table-cell office:value-type="float" office:value="0.07661203" calcext:value-type="float">
            <text:p>0.07661203</text:p>
          </table:table-cell>
          <table:table-cell office:value-type="float" office:value="0.07562773" calcext:value-type="float">
            <text:p>0.07562773</text:p>
          </table:table-cell>
          <table:table-cell office:value-type="float" office:value="0.07539812" calcext:value-type="float">
            <text:p>0.07539812</text:p>
          </table:table-cell>
          <table:table-cell office:value-type="float" office:value="0.0757848" calcext:value-type="float">
            <text:p>0.0757848</text:p>
          </table:table-cell>
          <table:table-cell office:value-type="float" office:value="0.07731949" calcext:value-type="float">
            <text:p>0.07731949</text:p>
          </table:table-cell>
          <table:table-cell office:value-type="float" office:value="0" calcext:value-type="float">
            <text:p>0</text:p>
          </table:table-cell>
          <table:table-cell office:value-type="float" office:value="5.345294" calcext:value-type="float">
            <text:p>5.345294</text:p>
          </table:table-cell>
          <table:table-cell office:value-type="float" office:value="3.131237" calcext:value-type="float">
            <text:p>3.131237</text:p>
          </table:table-cell>
          <table:table-cell office:value-type="float" office:value="2.178486" calcext:value-type="float">
            <text:p>2.178486</text:p>
          </table:table-cell>
          <table:table-cell office:value-type="float" office:value="1.523669" calcext:value-type="float">
            <text:p>1.523669</text:p>
          </table:table-cell>
          <table:table-cell office:value-type="float" office:value="1.121274" calcext:value-type="float">
            <text:p>1.121274</text:p>
          </table:table-cell>
          <table:table-cell office:value-type="float" office:value="0.6446777" calcext:value-type="float">
            <text:p>0.6446777</text:p>
          </table:table-cell>
          <table:table-cell office:value-type="float" office:value="0.5161607" calcext:value-type="float">
            <text:p>0.5161607</text:p>
          </table:table-cell>
          <table:table-cell office:value-type="float" office:value="1.072643" calcext:value-type="float">
            <text:p>1.072643</text:p>
          </table:table-cell>
          <table:table-cell office:value-type="float" office:value="1.49315" calcext:value-type="float">
            <text:p>1.49315</text:p>
          </table:table-cell>
          <table:table-cell office:value-type="float" office:value="1.44423" calcext:value-type="float">
            <text:p>1.44423</text:p>
          </table:table-cell>
          <table:table-cell office:value-type="float" office:value="1.499003" calcext:value-type="float">
            <text:p>1.499003</text:p>
          </table:table-cell>
          <table:table-cell office:value-type="float" office:value="1.504046" calcext:value-type="float">
            <text:p>1.504046</text:p>
          </table:table-cell>
          <table:table-cell office:value-type="float" office:value="1.557372" calcext:value-type="float">
            <text:p>1.557372</text:p>
          </table:table-cell>
          <table:table-cell office:value-type="float" office:value="1.707036" calcext:value-type="float">
            <text:p>1.707036</text:p>
          </table:table-cell>
          <table:table-cell office:value-type="float" office:value="0" calcext:value-type="float">
            <text:p>0</text:p>
          </table:table-cell>
          <table:table-cell office:value-type="float" office:value="8.024208" calcext:value-type="float">
            <text:p>8.024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1" calcext:value-type="float">
            <text:p>11042001</text:p>
          </table:table-cell>
          <table:table-cell office:value-type="float" office:value="1.809673" calcext:value-type="float">
            <text:p>1.809673</text:p>
          </table:table-cell>
          <table:table-cell office:value-type="float" office:value="139.6073" calcext:value-type="float">
            <text:p>139.60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874289" calcext:value-type="float">
            <text:p>5.874289</text:p>
          </table:table-cell>
          <table:table-cell office:value-type="float" office:value="0" calcext:value-type="float">
            <text:p>0</text:p>
          </table:table-cell>
          <table:table-cell office:value-type="float" office:value="0.0000215727" calcext:value-type="float">
            <text:p>2.15727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02" calcext:value-type="float">
            <text:p>-0.005893302</text:p>
          </table:table-cell>
          <table:table-cell office:value-type="float" office:value="1192.042" calcext:value-type="float">
            <text:p>1192.042</text:p>
          </table:table-cell>
          <table:table-cell office:value-type="float" office:value="3.185246" calcext:value-type="float">
            <text:p>3.185246</text:p>
          </table:table-cell>
          <table:table-cell office:value-type="float" office:value="0" calcext:value-type="float">
            <text:p>0</text:p>
          </table:table-cell>
          <table:table-cell office:value-type="float" office:value="0.3416163" calcext:value-type="float">
            <text:p>0.3416163</text:p>
          </table:table-cell>
          <table:table-cell office:value-type="float" office:value="0.1952151" calcext:value-type="float">
            <text:p>0.1952151</text:p>
          </table:table-cell>
          <table:table-cell office:value-type="float" office:value="0.1417043" calcext:value-type="float">
            <text:p>0.1417043</text:p>
          </table:table-cell>
          <table:table-cell office:value-type="float" office:value="0.0927621" calcext:value-type="float">
            <text:p>0.0927621</text:p>
          </table:table-cell>
          <table:table-cell office:value-type="float" office:value="0.06588882" calcext:value-type="float">
            <text:p>0.06588882</text:p>
          </table:table-cell>
          <table:table-cell office:value-type="float" office:value="0.04602617" calcext:value-type="float">
            <text:p>0.04602617</text:p>
          </table:table-cell>
          <table:table-cell office:value-type="float" office:value="0.03255652" calcext:value-type="float">
            <text:p>0.03255652</text:p>
          </table:table-cell>
          <table:table-cell office:value-type="float" office:value="0.05606205" calcext:value-type="float">
            <text:p>0.05606205</text:p>
          </table:table-cell>
          <table:table-cell office:value-type="float" office:value="0.08220164" calcext:value-type="float">
            <text:p>0.08220164</text:p>
          </table:table-cell>
          <table:table-cell office:value-type="float" office:value="0.07681541" calcext:value-type="float">
            <text:p>0.07681541</text:p>
          </table:table-cell>
          <table:table-cell office:value-type="float" office:value="0.07577585" calcext:value-type="float">
            <text:p>0.07577585</text:p>
          </table:table-cell>
          <table:table-cell office:value-type="float" office:value="0.07553697" calcext:value-type="float">
            <text:p>0.07553697</text:p>
          </table:table-cell>
          <table:table-cell office:value-type="float" office:value="0.07592558" calcext:value-type="float">
            <text:p>0.07592558</text:p>
          </table:table-cell>
          <table:table-cell office:value-type="float" office:value="0.07747597" calcext:value-type="float">
            <text:p>0.07747597</text:p>
          </table:table-cell>
          <table:table-cell office:value-type="float" office:value="0" calcext:value-type="float">
            <text:p>0</text:p>
          </table:table-cell>
          <table:table-cell office:value-type="float" office:value="5.506401" calcext:value-type="float">
            <text:p>5.506401</text:p>
          </table:table-cell>
          <table:table-cell office:value-type="float" office:value="3.262261" calcext:value-type="float">
            <text:p>3.262261</text:p>
          </table:table-cell>
          <table:table-cell office:value-type="float" office:value="2.262066" calcext:value-type="float">
            <text:p>2.262066</text:p>
          </table:table-cell>
          <table:table-cell office:value-type="float" office:value="1.571373" calcext:value-type="float">
            <text:p>1.571373</text:p>
          </table:table-cell>
          <table:table-cell office:value-type="float" office:value="1.151796" calcext:value-type="float">
            <text:p>1.151796</text:p>
          </table:table-cell>
          <table:table-cell office:value-type="float" office:value="0.655794" calcext:value-type="float">
            <text:p>0.655794</text:p>
          </table:table-cell>
          <table:table-cell office:value-type="float" office:value="0.5224376" calcext:value-type="float">
            <text:p>0.5224376</text:p>
          </table:table-cell>
          <table:table-cell office:value-type="float" office:value="1.083196" calcext:value-type="float">
            <text:p>1.083196</text:p>
          </table:table-cell>
          <table:table-cell office:value-type="float" office:value="1.506331" calcext:value-type="float">
            <text:p>1.506331</text:p>
          </table:table-cell>
          <table:table-cell office:value-type="float" office:value="1.456769" calcext:value-type="float">
            <text:p>1.456769</text:p>
          </table:table-cell>
          <table:table-cell office:value-type="float" office:value="1.512085" calcext:value-type="float">
            <text:p>1.512085</text:p>
          </table:table-cell>
          <table:table-cell office:value-type="float" office:value="1.517025" calcext:value-type="float">
            <text:p>1.517025</text:p>
          </table:table-cell>
          <table:table-cell office:value-type="float" office:value="1.570728" calcext:value-type="float">
            <text:p>1.570728</text:p>
          </table:table-cell>
          <table:table-cell office:value-type="float" office:value="1.721871" calcext:value-type="float">
            <text:p>1.721871</text:p>
          </table:table-cell>
          <table:table-cell office:value-type="float" office:value="0" calcext:value-type="float">
            <text:p>0</text:p>
          </table:table-cell>
          <table:table-cell office:value-type="float" office:value="15.77898" calcext:value-type="float">
            <text:p>15.77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1" calcext:value-type="float">
            <text:p>12042001</text:p>
          </table:table-cell>
          <table:table-cell office:value-type="float" office:value="1.802683" calcext:value-type="float">
            <text:p>1.802683</text:p>
          </table:table-cell>
          <table:table-cell office:value-type="float" office:value="139.5959" calcext:value-type="float">
            <text:p>139.59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30922" calcext:value-type="float">
            <text:p>5.930922</text:p>
          </table:table-cell>
          <table:table-cell office:value-type="float" office:value="0" calcext:value-type="float">
            <text:p>0</text:p>
          </table:table-cell>
          <table:table-cell office:value-type="float" office:value="0.0000215727" calcext:value-type="float">
            <text:p>2.15727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02" calcext:value-type="float">
            <text:p>-0.005893302</text:p>
          </table:table-cell>
          <table:table-cell office:value-type="float" office:value="1192.005" calcext:value-type="float">
            <text:p>1192.005</text:p>
          </table:table-cell>
          <table:table-cell office:value-type="float" office:value="3.189607" calcext:value-type="float">
            <text:p>3.189607</text:p>
          </table:table-cell>
          <table:table-cell office:value-type="float" office:value="0" calcext:value-type="float">
            <text:p>0</text:p>
          </table:table-cell>
          <table:table-cell office:value-type="float" office:value="0.3650222" calcext:value-type="float">
            <text:p>0.3650222</text:p>
          </table:table-cell>
          <table:table-cell office:value-type="float" office:value="0.1531385" calcext:value-type="float">
            <text:p>0.1531385</text:p>
          </table:table-cell>
          <table:table-cell office:value-type="float" office:value="0.1108467" calcext:value-type="float">
            <text:p>0.1108467</text:p>
          </table:table-cell>
          <table:table-cell office:value-type="float" office:value="0.0778067" calcext:value-type="float">
            <text:p>0.0778067</text:p>
          </table:table-cell>
          <table:table-cell office:value-type="float" office:value="0.05751817" calcext:value-type="float">
            <text:p>0.05751817</text:p>
          </table:table-cell>
          <table:table-cell office:value-type="float" office:value="0.04154318" calcext:value-type="float">
            <text:p>0.04154318</text:p>
          </table:table-cell>
          <table:table-cell office:value-type="float" office:value="0.03149821" calcext:value-type="float">
            <text:p>0.03149821</text:p>
          </table:table-cell>
          <table:table-cell office:value-type="float" office:value="0.05566131" calcext:value-type="float">
            <text:p>0.05566131</text:p>
          </table:table-cell>
          <table:table-cell office:value-type="float" office:value="0.08247651" calcext:value-type="float">
            <text:p>0.08247651</text:p>
          </table:table-cell>
          <table:table-cell office:value-type="float" office:value="0.07701672" calcext:value-type="float">
            <text:p>0.07701672</text:p>
          </table:table-cell>
          <table:table-cell office:value-type="float" office:value="0.07592519" calcext:value-type="float">
            <text:p>0.07592519</text:p>
          </table:table-cell>
          <table:table-cell office:value-type="float" office:value="0.07567606" calcext:value-type="float">
            <text:p>0.07567606</text:p>
          </table:table-cell>
          <table:table-cell office:value-type="float" office:value="0.07606664" calcext:value-type="float">
            <text:p>0.07606664</text:p>
          </table:table-cell>
          <table:table-cell office:value-type="float" office:value="0.07763227" calcext:value-type="float">
            <text:p>0.07763227</text:p>
          </table:table-cell>
          <table:table-cell office:value-type="float" office:value="0" calcext:value-type="float">
            <text:p>0</text:p>
          </table:table-cell>
          <table:table-cell office:value-type="float" office:value="5.642682" calcext:value-type="float">
            <text:p>5.642682</text:p>
          </table:table-cell>
          <table:table-cell office:value-type="float" office:value="3.322824" calcext:value-type="float">
            <text:p>3.322824</text:p>
          </table:table-cell>
          <table:table-cell office:value-type="float" office:value="2.307061" calcext:value-type="float">
            <text:p>2.307061</text:p>
          </table:table-cell>
          <table:table-cell office:value-type="float" office:value="1.602704" calcext:value-type="float">
            <text:p>1.602704</text:p>
          </table:table-cell>
          <table:table-cell office:value-type="float" office:value="1.175088" calcext:value-type="float">
            <text:p>1.175088</text:p>
          </table:table-cell>
          <table:table-cell office:value-type="float" office:value="0.6660976" calcext:value-type="float">
            <text:p>0.6660976</text:p>
          </table:table-cell>
          <table:table-cell office:value-type="float" office:value="0.5288481" calcext:value-type="float">
            <text:p>0.5288481</text:p>
          </table:table-cell>
          <table:table-cell office:value-type="float" office:value="1.093735" calcext:value-type="float">
            <text:p>1.093735</text:p>
          </table:table-cell>
          <table:table-cell office:value-type="float" office:value="1.519551" calcext:value-type="float">
            <text:p>1.519551</text:p>
          </table:table-cell>
          <table:table-cell office:value-type="float" office:value="1.469308" calcext:value-type="float">
            <text:p>1.469308</text:p>
          </table:table-cell>
          <table:table-cell office:value-type="float" office:value="1.525161" calcext:value-type="float">
            <text:p>1.525161</text:p>
          </table:table-cell>
          <table:table-cell office:value-type="float" office:value="1.529994" calcext:value-type="float">
            <text:p>1.529994</text:p>
          </table:table-cell>
          <table:table-cell office:value-type="float" office:value="1.584077" calcext:value-type="float">
            <text:p>1.584077</text:p>
          </table:table-cell>
          <table:table-cell office:value-type="float" office:value="1.73669" calcext:value-type="float">
            <text:p>1.73669</text:p>
          </table:table-cell>
          <table:table-cell office:value-type="float" office:value="0" calcext:value-type="float">
            <text:p>0</text:p>
          </table:table-cell>
          <table:table-cell office:value-type="float" office:value="17.56273" calcext:value-type="float">
            <text:p>17.562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1" calcext:value-type="float">
            <text:p>13042001</text:p>
          </table:table-cell>
          <table:table-cell office:value-type="float" office:value="1.794308" calcext:value-type="float">
            <text:p>1.794308</text:p>
          </table:table-cell>
          <table:table-cell office:value-type="float" office:value="139.5852" calcext:value-type="float">
            <text:p>139.58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.986253" calcext:value-type="float">
            <text:p>5.986253</text:p>
          </table:table-cell>
          <table:table-cell office:value-type="float" office:value="0" calcext:value-type="float">
            <text:p>0</text:p>
          </table:table-cell>
          <table:table-cell office:value-type="float" office:value="0.0000215727" calcext:value-type="float">
            <text:p>2.15727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02" calcext:value-type="float">
            <text:p>-0.005893302</text:p>
          </table:table-cell>
          <table:table-cell office:value-type="float" office:value="1191.967" calcext:value-type="float">
            <text:p>1191.967</text:p>
          </table:table-cell>
          <table:table-cell office:value-type="float" office:value="3.192969" calcext:value-type="float">
            <text:p>3.192969</text:p>
          </table:table-cell>
          <table:table-cell office:value-type="float" office:value="0" calcext:value-type="float">
            <text:p>0</text:p>
          </table:table-cell>
          <table:table-cell office:value-type="float" office:value="0.40909" calcext:value-type="float">
            <text:p>0.40909</text:p>
          </table:table-cell>
          <table:table-cell office:value-type="float" office:value="0.1682336" calcext:value-type="float">
            <text:p>0.1682336</text:p>
          </table:table-cell>
          <table:table-cell office:value-type="float" office:value="0.1145865" calcext:value-type="float">
            <text:p>0.1145865</text:p>
          </table:table-cell>
          <table:table-cell office:value-type="float" office:value="0.0787563" calcext:value-type="float">
            <text:p>0.0787563</text:p>
          </table:table-cell>
          <table:table-cell office:value-type="float" office:value="0.05728454" calcext:value-type="float">
            <text:p>0.05728454</text:p>
          </table:table-cell>
          <table:table-cell office:value-type="float" office:value="0.04016197" calcext:value-type="float">
            <text:p>0.04016197</text:p>
          </table:table-cell>
          <table:table-cell office:value-type="float" office:value="0.03066508" calcext:value-type="float">
            <text:p>0.03066508</text:p>
          </table:table-cell>
          <table:table-cell office:value-type="float" office:value="0.05525899" calcext:value-type="float">
            <text:p>0.05525899</text:p>
          </table:table-cell>
          <table:table-cell office:value-type="float" office:value="0.08263401" calcext:value-type="float">
            <text:p>0.08263401</text:p>
          </table:table-cell>
          <table:table-cell office:value-type="float" office:value="0.07720745" calcext:value-type="float">
            <text:p>0.07720745</text:p>
          </table:table-cell>
          <table:table-cell office:value-type="float" office:value="0.07607459" calcext:value-type="float">
            <text:p>0.07607459</text:p>
          </table:table-cell>
          <table:table-cell office:value-type="float" office:value="0.07581516" calcext:value-type="float">
            <text:p>0.07581516</text:p>
          </table:table-cell>
          <table:table-cell office:value-type="float" office:value="0.07620739" calcext:value-type="float">
            <text:p>0.07620739</text:p>
          </table:table-cell>
          <table:table-cell office:value-type="float" office:value="0.07778829" calcext:value-type="float">
            <text:p>0.07778829</text:p>
          </table:table-cell>
          <table:table-cell office:value-type="float" office:value="0" calcext:value-type="float">
            <text:p>0</text:p>
          </table:table-cell>
          <table:table-cell office:value-type="float" office:value="5.778511" calcext:value-type="float">
            <text:p>5.778511</text:p>
          </table:table-cell>
          <table:table-cell office:value-type="float" office:value="3.374259" calcext:value-type="float">
            <text:p>3.374259</text:p>
          </table:table-cell>
          <table:table-cell office:value-type="float" office:value="2.344063" calcext:value-type="float">
            <text:p>2.344063</text:p>
          </table:table-cell>
          <table:table-cell office:value-type="float" office:value="1.629404" calcext:value-type="float">
            <text:p>1.629404</text:p>
          </table:table-cell>
          <table:table-cell office:value-type="float" office:value="1.195251" calcext:value-type="float">
            <text:p>1.195251</text:p>
          </table:table-cell>
          <table:table-cell office:value-type="float" office:value="0.6754017" calcext:value-type="float">
            <text:p>0.6754017</text:p>
          </table:table-cell>
          <table:table-cell office:value-type="float" office:value="0.5350242" calcext:value-type="float">
            <text:p>0.5350242</text:p>
          </table:table-cell>
          <table:table-cell office:value-type="float" office:value="1.104214" calcext:value-type="float">
            <text:p>1.104214</text:p>
          </table:table-cell>
          <table:table-cell office:value-type="float" office:value="1.532792" calcext:value-type="float">
            <text:p>1.532792</text:p>
          </table:table-cell>
          <table:table-cell office:value-type="float" office:value="1.481847" calcext:value-type="float">
            <text:p>1.481847</text:p>
          </table:table-cell>
          <table:table-cell office:value-type="float" office:value="1.538227" calcext:value-type="float">
            <text:p>1.538227</text:p>
          </table:table-cell>
          <table:table-cell office:value-type="float" office:value="1.542954" calcext:value-type="float">
            <text:p>1.542954</text:p>
          </table:table-cell>
          <table:table-cell office:value-type="float" office:value="1.59742" calcext:value-type="float">
            <text:p>1.59742</text:p>
          </table:table-cell>
          <table:table-cell office:value-type="float" office:value="1.75149" calcext:value-type="float">
            <text:p>1.75149</text:p>
          </table:table-cell>
          <table:table-cell office:value-type="float" office:value="0" calcext:value-type="float">
            <text:p>0</text:p>
          </table:table-cell>
          <table:table-cell office:value-type="float" office:value="18.84724" calcext:value-type="float">
            <text:p>18.847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1" calcext:value-type="float">
            <text:p>14042001</text:p>
          </table:table-cell>
          <table:table-cell office:value-type="float" office:value="1.784467" calcext:value-type="float">
            <text:p>1.784467</text:p>
          </table:table-cell>
          <table:table-cell office:value-type="float" office:value="139.5723" calcext:value-type="float">
            <text:p>139.57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41818" calcext:value-type="float">
            <text:p>6.041818</text:p>
          </table:table-cell>
          <table:table-cell office:value-type="float" office:value="0" calcext:value-type="float">
            <text:p>0</text:p>
          </table:table-cell>
          <table:table-cell office:value-type="float" office:value="0.0000215727" calcext:value-type="float">
            <text:p>2.15727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02" calcext:value-type="float">
            <text:p>-0.005893302</text:p>
          </table:table-cell>
          <table:table-cell office:value-type="float" office:value="1191.93" calcext:value-type="float">
            <text:p>1191.93</text:p>
          </table:table-cell>
          <table:table-cell office:value-type="float" office:value="3.181933" calcext:value-type="float">
            <text:p>3.181933</text:p>
          </table:table-cell>
          <table:table-cell office:value-type="float" office:value="0" calcext:value-type="float">
            <text:p>0</text:p>
          </table:table-cell>
          <table:table-cell office:value-type="float" office:value="0.873473" calcext:value-type="float">
            <text:p>0.873473</text:p>
          </table:table-cell>
          <table:table-cell office:value-type="float" office:value="0.1858008" calcext:value-type="float">
            <text:p>0.1858008</text:p>
          </table:table-cell>
          <table:table-cell office:value-type="float" office:value="0.1244446" calcext:value-type="float">
            <text:p>0.1244446</text:p>
          </table:table-cell>
          <table:table-cell office:value-type="float" office:value="0.08426091" calcext:value-type="float">
            <text:p>0.08426091</text:p>
          </table:table-cell>
          <table:table-cell office:value-type="float" office:value="0.06052334" calcext:value-type="float">
            <text:p>0.06052334</text:p>
          </table:table-cell>
          <table:table-cell office:value-type="float" office:value="0.04119726" calcext:value-type="float">
            <text:p>0.04119726</text:p>
          </table:table-cell>
          <table:table-cell office:value-type="float" office:value="0.03071201" calcext:value-type="float">
            <text:p>0.03071201</text:p>
          </table:table-cell>
          <table:table-cell office:value-type="float" office:value="0.05520426" calcext:value-type="float">
            <text:p>0.05520426</text:p>
          </table:table-cell>
          <table:table-cell office:value-type="float" office:value="0.0827553" calcext:value-type="float">
            <text:p>0.0827553</text:p>
          </table:table-cell>
          <table:table-cell office:value-type="float" office:value="0.0773857" calcext:value-type="float">
            <text:p>0.0773857</text:p>
          </table:table-cell>
          <table:table-cell office:value-type="float" office:value="0.07622327" calcext:value-type="float">
            <text:p>0.07622327</text:p>
          </table:table-cell>
          <table:table-cell office:value-type="float" office:value="0.07595479" calcext:value-type="float">
            <text:p>0.07595479</text:p>
          </table:table-cell>
          <table:table-cell office:value-type="float" office:value="0.07634803" calcext:value-type="float">
            <text:p>0.07634803</text:p>
          </table:table-cell>
          <table:table-cell office:value-type="float" office:value="0.07794414" calcext:value-type="float">
            <text:p>0.07794414</text:p>
          </table:table-cell>
          <table:table-cell office:value-type="float" office:value="0" calcext:value-type="float">
            <text:p>0</text:p>
          </table:table-cell>
          <table:table-cell office:value-type="float" office:value="5.919254" calcext:value-type="float">
            <text:p>5.919254</text:p>
          </table:table-cell>
          <table:table-cell office:value-type="float" office:value="3.430137" calcext:value-type="float">
            <text:p>3.430137</text:p>
          </table:table-cell>
          <table:table-cell office:value-type="float" office:value="2.38229" calcext:value-type="float">
            <text:p>2.38229</text:p>
          </table:table-cell>
          <table:table-cell office:value-type="float" office:value="1.656501" calcext:value-type="float">
            <text:p>1.656501</text:p>
          </table:table-cell>
          <table:table-cell office:value-type="float" office:value="1.215422" calcext:value-type="float">
            <text:p>1.215422</text:p>
          </table:table-cell>
          <table:table-cell office:value-type="float" office:value="0.6845094" calcext:value-type="float">
            <text:p>0.6845094</text:p>
          </table:table-cell>
          <table:table-cell office:value-type="float" office:value="0.5410375" calcext:value-type="float">
            <text:p>0.5410375</text:p>
          </table:table-cell>
          <table:table-cell office:value-type="float" office:value="1.114644" calcext:value-type="float">
            <text:p>1.114644</text:p>
          </table:table-cell>
          <table:table-cell office:value-type="float" office:value="1.546049" calcext:value-type="float">
            <text:p>1.546049</text:p>
          </table:table-cell>
          <table:table-cell office:value-type="float" office:value="1.494386" calcext:value-type="float">
            <text:p>1.494386</text:p>
          </table:table-cell>
          <table:table-cell office:value-type="float" office:value="1.551282" calcext:value-type="float">
            <text:p>1.551282</text:p>
          </table:table-cell>
          <table:table-cell office:value-type="float" office:value="1.555903" calcext:value-type="float">
            <text:p>1.555903</text:p>
          </table:table-cell>
          <table:table-cell office:value-type="float" office:value="1.610755" calcext:value-type="float">
            <text:p>1.610755</text:p>
          </table:table-cell>
          <table:table-cell office:value-type="float" office:value="1.766276" calcext:value-type="float">
            <text:p>1.766276</text:p>
          </table:table-cell>
          <table:table-cell office:value-type="float" office:value="0" calcext:value-type="float">
            <text:p>0</text:p>
          </table:table-cell>
          <table:table-cell office:value-type="float" office:value="25.94387" calcext:value-type="float">
            <text:p>25.94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1" calcext:value-type="float">
            <text:p>15042001</text:p>
          </table:table-cell>
          <table:table-cell office:value-type="float" office:value="1.759879" calcext:value-type="float">
            <text:p>1.759879</text:p>
          </table:table-cell>
          <table:table-cell office:value-type="float" office:value="139.5588" calcext:value-type="float">
            <text:p>139.55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098905" calcext:value-type="float">
            <text:p>6.098905</text:p>
          </table:table-cell>
          <table:table-cell office:value-type="float" office:value="0" calcext:value-type="float">
            <text:p>0</text:p>
          </table:table-cell>
          <table:table-cell office:value-type="float" office:value="0.0000215727" calcext:value-type="float">
            <text:p>2.15727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02" calcext:value-type="float">
            <text:p>-0.005893302</text:p>
          </table:table-cell>
          <table:table-cell office:value-type="float" office:value="1191.899" calcext:value-type="float">
            <text:p>1191.899</text:p>
          </table:table-cell>
          <table:table-cell office:value-type="float" office:value="3.126557" calcext:value-type="float">
            <text:p>3.126557</text:p>
          </table:table-cell>
          <table:table-cell office:value-type="float" office:value="0" calcext:value-type="float">
            <text:p>0</text:p>
          </table:table-cell>
          <table:table-cell office:value-type="float" office:value="2.537958" calcext:value-type="float">
            <text:p>2.537958</text:p>
          </table:table-cell>
          <table:table-cell office:value-type="float" office:value="0.2073753" calcext:value-type="float">
            <text:p>0.2073753</text:p>
          </table:table-cell>
          <table:table-cell office:value-type="float" office:value="0.1338245" calcext:value-type="float">
            <text:p>0.1338245</text:p>
          </table:table-cell>
          <table:table-cell office:value-type="float" office:value="0.09011911" calcext:value-type="float">
            <text:p>0.09011911</text:p>
          </table:table-cell>
          <table:table-cell office:value-type="float" office:value="0.06444464" calcext:value-type="float">
            <text:p>0.06444464</text:p>
          </table:table-cell>
          <table:table-cell office:value-type="float" office:value="0.04287834" calcext:value-type="float">
            <text:p>0.04287834</text:p>
          </table:table-cell>
          <table:table-cell office:value-type="float" office:value="0.03117056" calcext:value-type="float">
            <text:p>0.03117056</text:p>
          </table:table-cell>
          <table:table-cell office:value-type="float" office:value="0.05544513" calcext:value-type="float">
            <text:p>0.05544513</text:p>
          </table:table-cell>
          <table:table-cell office:value-type="float" office:value="0.08291241" calcext:value-type="float">
            <text:p>0.08291241</text:p>
          </table:table-cell>
          <table:table-cell office:value-type="float" office:value="0.07755538" calcext:value-type="float">
            <text:p>0.07755538</text:p>
          </table:table-cell>
          <table:table-cell office:value-type="float" office:value="0.07637091" calcext:value-type="float">
            <text:p>0.07637091</text:p>
          </table:table-cell>
          <table:table-cell office:value-type="float" office:value="0.07609427" calcext:value-type="float">
            <text:p>0.07609427</text:p>
          </table:table-cell>
          <table:table-cell office:value-type="float" office:value="0.07648865" calcext:value-type="float">
            <text:p>0.07648865</text:p>
          </table:table-cell>
          <table:table-cell office:value-type="float" office:value="0.07809995" calcext:value-type="float">
            <text:p>0.07809995</text:p>
          </table:table-cell>
          <table:table-cell office:value-type="float" office:value="0" calcext:value-type="float">
            <text:p>0</text:p>
          </table:table-cell>
          <table:table-cell office:value-type="float" office:value="6.148309" calcext:value-type="float">
            <text:p>6.148309</text:p>
          </table:table-cell>
          <table:table-cell office:value-type="float" office:value="3.493685" calcext:value-type="float">
            <text:p>3.493685</text:p>
          </table:table-cell>
          <table:table-cell office:value-type="float" office:value="2.424057" calcext:value-type="float">
            <text:p>2.424057</text:p>
          </table:table-cell>
          <table:table-cell office:value-type="float" office:value="1.685495" calcext:value-type="float">
            <text:p>1.685495</text:p>
          </table:table-cell>
          <table:table-cell office:value-type="float" office:value="1.236729" calcext:value-type="float">
            <text:p>1.236729</text:p>
          </table:table-cell>
          <table:table-cell office:value-type="float" office:value="0.6938407" calcext:value-type="float">
            <text:p>0.6938407</text:p>
          </table:table-cell>
          <table:table-cell office:value-type="float" office:value="0.5470384" calcext:value-type="float">
            <text:p>0.5470384</text:p>
          </table:table-cell>
          <table:table-cell office:value-type="float" office:value="1.12507" calcext:value-type="float">
            <text:p>1.12507</text:p>
          </table:table-cell>
          <table:table-cell office:value-type="float" office:value="1.55932" calcext:value-type="float">
            <text:p>1.55932</text:p>
          </table:table-cell>
          <table:table-cell office:value-type="float" office:value="1.506925" calcext:value-type="float">
            <text:p>1.506925</text:p>
          </table:table-cell>
          <table:table-cell office:value-type="float" office:value="1.564331" calcext:value-type="float">
            <text:p>1.564331</text:p>
          </table:table-cell>
          <table:table-cell office:value-type="float" office:value="1.568844" calcext:value-type="float">
            <text:p>1.568844</text:p>
          </table:table-cell>
          <table:table-cell office:value-type="float" office:value="1.624081" calcext:value-type="float">
            <text:p>1.624081</text:p>
          </table:table-cell>
          <table:table-cell office:value-type="float" office:value="1.781043" calcext:value-type="float">
            <text:p>1.781043</text:p>
          </table:table-cell>
          <table:table-cell office:value-type="float" office:value="0" calcext:value-type="float">
            <text:p>0</text:p>
          </table:table-cell>
          <table:table-cell office:value-type="float" office:value="65.88778" calcext:value-type="float">
            <text:p>65.88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1" calcext:value-type="float">
            <text:p>16042001</text:p>
          </table:table-cell>
          <table:table-cell office:value-type="float" office:value="1.749983" calcext:value-type="float">
            <text:p>1.749983</text:p>
          </table:table-cell>
          <table:table-cell office:value-type="float" office:value="139.5432" calcext:value-type="float">
            <text:p>139.54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156952" calcext:value-type="float">
            <text:p>6.156952</text:p>
          </table:table-cell>
          <table:table-cell office:value-type="float" office:value="0" calcext:value-type="float">
            <text:p>0</text:p>
          </table:table-cell>
          <table:table-cell office:value-type="float" office:value="0.0000215727" calcext:value-type="float">
            <text:p>2.15727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02" calcext:value-type="float">
            <text:p>-0.005893302</text:p>
          </table:table-cell>
          <table:table-cell office:value-type="float" office:value="1191.87" calcext:value-type="float">
            <text:p>1191.87</text:p>
          </table:table-cell>
          <table:table-cell office:value-type="float" office:value="3.098662" calcext:value-type="float">
            <text:p>3.098662</text:p>
          </table:table-cell>
          <table:table-cell office:value-type="float" office:value="0" calcext:value-type="float">
            <text:p>0</text:p>
          </table:table-cell>
          <table:table-cell office:value-type="float" office:value="2.150973" calcext:value-type="float">
            <text:p>2.150973</text:p>
          </table:table-cell>
          <table:table-cell office:value-type="float" office:value="0.1874535" calcext:value-type="float">
            <text:p>0.1874535</text:p>
          </table:table-cell>
          <table:table-cell office:value-type="float" office:value="0.1243422" calcext:value-type="float">
            <text:p>0.1243422</text:p>
          </table:table-cell>
          <table:table-cell office:value-type="float" office:value="0.08728079" calcext:value-type="float">
            <text:p>0.08728079</text:p>
          </table:table-cell>
          <table:table-cell office:value-type="float" office:value="0.06406032" calcext:value-type="float">
            <text:p>0.06406032</text:p>
          </table:table-cell>
          <table:table-cell office:value-type="float" office:value="0.0434374" calcext:value-type="float">
            <text:p>0.0434374</text:p>
          </table:table-cell>
          <table:table-cell office:value-type="float" office:value="0.03154721" calcext:value-type="float">
            <text:p>0.03154721</text:p>
          </table:table-cell>
          <table:table-cell office:value-type="float" office:value="0.05581699" calcext:value-type="float">
            <text:p>0.05581699</text:p>
          </table:table-cell>
          <table:table-cell office:value-type="float" office:value="0.08310686" calcext:value-type="float">
            <text:p>0.08310686</text:p>
          </table:table-cell>
          <table:table-cell office:value-type="float" office:value="0.07772309" calcext:value-type="float">
            <text:p>0.07772309</text:p>
          </table:table-cell>
          <table:table-cell office:value-type="float" office:value="0.07651767" calcext:value-type="float">
            <text:p>0.07651767</text:p>
          </table:table-cell>
          <table:table-cell office:value-type="float" office:value="0.07623333" calcext:value-type="float">
            <text:p>0.07623333</text:p>
          </table:table-cell>
          <table:table-cell office:value-type="float" office:value="0.07662924" calcext:value-type="float">
            <text:p>0.07662924</text:p>
          </table:table-cell>
          <table:table-cell office:value-type="float" office:value="0.07825547" calcext:value-type="float">
            <text:p>0.07825547</text:p>
          </table:table-cell>
          <table:table-cell office:value-type="float" office:value="0" calcext:value-type="float">
            <text:p>0</text:p>
          </table:table-cell>
          <table:table-cell office:value-type="float" office:value="6.445064" calcext:value-type="float">
            <text:p>6.445064</text:p>
          </table:table-cell>
          <table:table-cell office:value-type="float" office:value="3.559432" calcext:value-type="float">
            <text:p>3.559432</text:p>
          </table:table-cell>
          <table:table-cell office:value-type="float" office:value="2.466876" calcext:value-type="float">
            <text:p>2.466876</text:p>
          </table:table-cell>
          <table:table-cell office:value-type="float" office:value="1.715664" calcext:value-type="float">
            <text:p>1.715664</text:p>
          </table:table-cell>
          <table:table-cell office:value-type="float" office:value="1.259035" calcext:value-type="float">
            <text:p>1.259035</text:p>
          </table:table-cell>
          <table:table-cell office:value-type="float" office:value="0.703471" calcext:value-type="float">
            <text:p>0.703471</text:p>
          </table:table-cell>
          <table:table-cell office:value-type="float" office:value="0.5531051" calcext:value-type="float">
            <text:p>0.5531051</text:p>
          </table:table-cell>
          <table:table-cell office:value-type="float" office:value="1.13553" calcext:value-type="float">
            <text:p>1.13553</text:p>
          </table:table-cell>
          <table:table-cell office:value-type="float" office:value="1.572609" calcext:value-type="float">
            <text:p>1.572609</text:p>
          </table:table-cell>
          <table:table-cell office:value-type="float" office:value="1.519463" calcext:value-type="float">
            <text:p>1.519463</text:p>
          </table:table-cell>
          <table:table-cell office:value-type="float" office:value="1.577369" calcext:value-type="float">
            <text:p>1.577369</text:p>
          </table:table-cell>
          <table:table-cell office:value-type="float" office:value="1.581775" calcext:value-type="float">
            <text:p>1.581775</text:p>
          </table:table-cell>
          <table:table-cell office:value-type="float" office:value="1.637401" calcext:value-type="float">
            <text:p>1.637401</text:p>
          </table:table-cell>
          <table:table-cell office:value-type="float" office:value="1.795797" calcext:value-type="float">
            <text:p>1.795797</text:p>
          </table:table-cell>
          <table:table-cell office:value-type="float" office:value="0" calcext:value-type="float">
            <text:p>0</text:p>
          </table:table-cell>
          <table:table-cell office:value-type="float" office:value="47.69243" calcext:value-type="float">
            <text:p>47.692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1" calcext:value-type="float">
            <text:p>17042001</text:p>
          </table:table-cell>
          <table:table-cell office:value-type="float" office:value="1.741987" calcext:value-type="float">
            <text:p>1.741987</text:p>
          </table:table-cell>
          <table:table-cell office:value-type="float" office:value="139.5287" calcext:value-type="float">
            <text:p>139.52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13516" calcext:value-type="float">
            <text:p>6.213516</text:p>
          </table:table-cell>
          <table:table-cell office:value-type="float" office:value="0" calcext:value-type="float">
            <text:p>0</text:p>
          </table:table-cell>
          <table:table-cell office:value-type="float" office:value="0.0000215727" calcext:value-type="float">
            <text:p>2.15727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02" calcext:value-type="float">
            <text:p>-0.005893302</text:p>
          </table:table-cell>
          <table:table-cell office:value-type="float" office:value="1191.837" calcext:value-type="float">
            <text:p>1191.837</text:p>
          </table:table-cell>
          <table:table-cell office:value-type="float" office:value="3.07509" calcext:value-type="float">
            <text:p>3.07509</text:p>
          </table:table-cell>
          <table:table-cell office:value-type="float" office:value="0" calcext:value-type="float">
            <text:p>0</text:p>
          </table:table-cell>
          <table:table-cell office:value-type="float" office:value="1.683763" calcext:value-type="float">
            <text:p>1.683763</text:p>
          </table:table-cell>
          <table:table-cell office:value-type="float" office:value="0.1694505" calcext:value-type="float">
            <text:p>0.1694505</text:p>
          </table:table-cell>
          <table:table-cell office:value-type="float" office:value="0.1143417" calcext:value-type="float">
            <text:p>0.1143417</text:p>
          </table:table-cell>
          <table:table-cell office:value-type="float" office:value="0.08128975" calcext:value-type="float">
            <text:p>0.08128975</text:p>
          </table:table-cell>
          <table:table-cell office:value-type="float" office:value="0.06058949" calcext:value-type="float">
            <text:p>0.06058949</text:p>
          </table:table-cell>
          <table:table-cell office:value-type="float" office:value="0.04178982" calcext:value-type="float">
            <text:p>0.04178982</text:p>
          </table:table-cell>
          <table:table-cell office:value-type="float" office:value="0.03113414" calcext:value-type="float">
            <text:p>0.03113414</text:p>
          </table:table-cell>
          <table:table-cell office:value-type="float" office:value="0.05587498" calcext:value-type="float">
            <text:p>0.05587498</text:p>
          </table:table-cell>
          <table:table-cell office:value-type="float" office:value="0.08332702" calcext:value-type="float">
            <text:p>0.08332702</text:p>
          </table:table-cell>
          <table:table-cell office:value-type="float" office:value="0.07788999" calcext:value-type="float">
            <text:p>0.07788999</text:p>
          </table:table-cell>
          <table:table-cell office:value-type="float" office:value="0.07666396" calcext:value-type="float">
            <text:p>0.07666396</text:p>
          </table:table-cell>
          <table:table-cell office:value-type="float" office:value="0.07637253" calcext:value-type="float">
            <text:p>0.07637253</text:p>
          </table:table-cell>
          <table:table-cell office:value-type="float" office:value="0.07676991" calcext:value-type="float">
            <text:p>0.07676991</text:p>
          </table:table-cell>
          <table:table-cell office:value-type="float" office:value="0.07841074" calcext:value-type="float">
            <text:p>0.07841074</text:p>
          </table:table-cell>
          <table:table-cell office:value-type="float" office:value="0" calcext:value-type="float">
            <text:p>0</text:p>
          </table:table-cell>
          <table:table-cell office:value-type="float" office:value="6.677005" calcext:value-type="float">
            <text:p>6.677005</text:p>
          </table:table-cell>
          <table:table-cell office:value-type="float" office:value="3.61605" calcext:value-type="float">
            <text:p>3.61605</text:p>
          </table:table-cell>
          <table:table-cell office:value-type="float" office:value="2.50479" calcext:value-type="float">
            <text:p>2.50479</text:p>
          </table:table-cell>
          <table:table-cell office:value-type="float" office:value="1.743365" calcext:value-type="float">
            <text:p>1.743365</text:p>
          </table:table-cell>
          <table:table-cell office:value-type="float" office:value="1.280097" calcext:value-type="float">
            <text:p>1.280097</text:p>
          </table:table-cell>
          <table:table-cell office:value-type="float" office:value="0.7128232" calcext:value-type="float">
            <text:p>0.7128232</text:p>
          </table:table-cell>
          <table:table-cell office:value-type="float" office:value="0.5591125" calcext:value-type="float">
            <text:p>0.5591125</text:p>
          </table:table-cell>
          <table:table-cell office:value-type="float" office:value="1.145995" calcext:value-type="float">
            <text:p>1.145995</text:p>
          </table:table-cell>
          <table:table-cell office:value-type="float" office:value="1.585919" calcext:value-type="float">
            <text:p>1.585919</text:p>
          </table:table-cell>
          <table:table-cell office:value-type="float" office:value="1.532009" calcext:value-type="float">
            <text:p>1.532009</text:p>
          </table:table-cell>
          <table:table-cell office:value-type="float" office:value="1.590398" calcext:value-type="float">
            <text:p>1.590398</text:p>
          </table:table-cell>
          <table:table-cell office:value-type="float" office:value="1.594696" calcext:value-type="float">
            <text:p>1.594696</text:p>
          </table:table-cell>
          <table:table-cell office:value-type="float" office:value="1.650714" calcext:value-type="float">
            <text:p>1.650714</text:p>
          </table:table-cell>
          <table:table-cell office:value-type="float" office:value="1.810531" calcext:value-type="float">
            <text:p>1.810531</text:p>
          </table:table-cell>
          <table:table-cell office:value-type="float" office:value="0" calcext:value-type="float">
            <text:p>0</text:p>
          </table:table-cell>
          <table:table-cell office:value-type="float" office:value="36.85505" calcext:value-type="float">
            <text:p>36.855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1" calcext:value-type="float">
            <text:p>18042001</text:p>
          </table:table-cell>
          <table:table-cell office:value-type="float" office:value="1.728608" calcext:value-type="float">
            <text:p>1.728608</text:p>
          </table:table-cell>
          <table:table-cell office:value-type="float" office:value="139.514" calcext:value-type="float">
            <text:p>139.5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26984" calcext:value-type="float">
            <text:p>6.26984</text:p>
          </table:table-cell>
          <table:table-cell office:value-type="float" office:value="0" calcext:value-type="float">
            <text:p>0</text:p>
          </table:table-cell>
          <table:table-cell office:value-type="float" office:value="0.0000215727" calcext:value-type="float">
            <text:p>2.15727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02" calcext:value-type="float">
            <text:p>-0.005893302</text:p>
          </table:table-cell>
          <table:table-cell office:value-type="float" office:value="1191.805" calcext:value-type="float">
            <text:p>1191.805</text:p>
          </table:table-cell>
          <table:table-cell office:value-type="float" office:value="3.04122" calcext:value-type="float">
            <text:p>3.04122</text:p>
          </table:table-cell>
          <table:table-cell office:value-type="float" office:value="0" calcext:value-type="float">
            <text:p>0</text:p>
          </table:table-cell>
          <table:table-cell office:value-type="float" office:value="1.98381" calcext:value-type="float">
            <text:p>1.98381</text:p>
          </table:table-cell>
          <table:table-cell office:value-type="float" office:value="0.1994147" calcext:value-type="float">
            <text:p>0.1994147</text:p>
          </table:table-cell>
          <table:table-cell office:value-type="float" office:value="0.1283197" calcext:value-type="float">
            <text:p>0.1283197</text:p>
          </table:table-cell>
          <table:table-cell office:value-type="float" office:value="0.08701307" calcext:value-type="float">
            <text:p>0.08701307</text:p>
          </table:table-cell>
          <table:table-cell office:value-type="float" office:value="0.06318192" calcext:value-type="float">
            <text:p>0.06318192</text:p>
          </table:table-cell>
          <table:table-cell office:value-type="float" office:value="0.04187059" calcext:value-type="float">
            <text:p>0.04187059</text:p>
          </table:table-cell>
          <table:table-cell office:value-type="float" office:value="0.03103246" calcext:value-type="float">
            <text:p>0.03103246</text:p>
          </table:table-cell>
          <table:table-cell office:value-type="float" office:value="0.05573647" calcext:value-type="float">
            <text:p>0.05573647</text:p>
          </table:table-cell>
          <table:table-cell office:value-type="float" office:value="0.08349612" calcext:value-type="float">
            <text:p>0.08349612</text:p>
          </table:table-cell>
          <table:table-cell office:value-type="float" office:value="0.07805347" calcext:value-type="float">
            <text:p>0.07805347</text:p>
          </table:table-cell>
          <table:table-cell office:value-type="float" office:value="0.07680988" calcext:value-type="float">
            <text:p>0.07680988</text:p>
          </table:table-cell>
          <table:table-cell office:value-type="float" office:value="0.07651149" calcext:value-type="float">
            <text:p>0.07651149</text:p>
          </table:table-cell>
          <table:table-cell office:value-type="float" office:value="0.07691034" calcext:value-type="float">
            <text:p>0.07691034</text:p>
          </table:table-cell>
          <table:table-cell office:value-type="float" office:value="0.07856593" calcext:value-type="float">
            <text:p>0.07856593</text:p>
          </table:table-cell>
          <table:table-cell office:value-type="float" office:value="0" calcext:value-type="float">
            <text:p>0</text:p>
          </table:table-cell>
          <table:table-cell office:value-type="float" office:value="6.899688" calcext:value-type="float">
            <text:p>6.899688</text:p>
          </table:table-cell>
          <table:table-cell office:value-type="float" office:value="3.673855" calcext:value-type="float">
            <text:p>3.673855</text:p>
          </table:table-cell>
          <table:table-cell office:value-type="float" office:value="2.542312" calcext:value-type="float">
            <text:p>2.542312</text:p>
          </table:table-cell>
          <table:table-cell office:value-type="float" office:value="1.77016" calcext:value-type="float">
            <text:p>1.77016</text:p>
          </table:table-cell>
          <table:table-cell office:value-type="float" office:value="1.300416" calcext:value-type="float">
            <text:p>1.300416</text:p>
          </table:table-cell>
          <table:table-cell office:value-type="float" office:value="0.7218114" calcext:value-type="float">
            <text:p>0.7218114</text:p>
          </table:table-cell>
          <table:table-cell office:value-type="float" office:value="0.5649983" calcext:value-type="float">
            <text:p>0.5649983</text:p>
          </table:table-cell>
          <table:table-cell office:value-type="float" office:value="1.156394" calcext:value-type="float">
            <text:p>1.156394</text:p>
          </table:table-cell>
          <table:table-cell office:value-type="float" office:value="1.599232" calcext:value-type="float">
            <text:p>1.599232</text:p>
          </table:table-cell>
          <table:table-cell office:value-type="float" office:value="1.544557" calcext:value-type="float">
            <text:p>1.544557</text:p>
          </table:table-cell>
          <table:table-cell office:value-type="float" office:value="1.603422" calcext:value-type="float">
            <text:p>1.603422</text:p>
          </table:table-cell>
          <table:table-cell office:value-type="float" office:value="1.607608" calcext:value-type="float">
            <text:p>1.607608</text:p>
          </table:table-cell>
          <table:table-cell office:value-type="float" office:value="1.66402" calcext:value-type="float">
            <text:p>1.66402</text:p>
          </table:table-cell>
          <table:table-cell office:value-type="float" office:value="1.825248" calcext:value-type="float">
            <text:p>1.825248</text:p>
          </table:table-cell>
          <table:table-cell office:value-type="float" office:value="0" calcext:value-type="float">
            <text:p>0</text:p>
          </table:table-cell>
          <table:table-cell office:value-type="float" office:value="44.63434" calcext:value-type="float">
            <text:p>44.634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1" calcext:value-type="float">
            <text:p>19042001</text:p>
          </table:table-cell>
          <table:table-cell office:value-type="float" office:value="1.717553" calcext:value-type="float">
            <text:p>1.717553</text:p>
          </table:table-cell>
          <table:table-cell office:value-type="float" office:value="139.4978" calcext:value-type="float">
            <text:p>139.49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32254" calcext:value-type="float">
            <text:p>6.332254</text:p>
          </table:table-cell>
          <table:table-cell office:value-type="float" office:value="0" calcext:value-type="float">
            <text:p>0</text:p>
          </table:table-cell>
          <table:table-cell office:value-type="float" office:value="0.00002157296" calcext:value-type="float">
            <text:p>2.157296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" calcext:value-type="float">
            <text:p>-0.0058933</text:p>
          </table:table-cell>
          <table:table-cell office:value-type="float" office:value="1191.765" calcext:value-type="float">
            <text:p>1191.765</text:p>
          </table:table-cell>
          <table:table-cell office:value-type="float" office:value="3.013211" calcext:value-type="float">
            <text:p>3.013211</text:p>
          </table:table-cell>
          <table:table-cell office:value-type="float" office:value="0" calcext:value-type="float">
            <text:p>0</text:p>
          </table:table-cell>
          <table:table-cell office:value-type="float" office:value="1.889543" calcext:value-type="float">
            <text:p>1.889543</text:p>
          </table:table-cell>
          <table:table-cell office:value-type="float" office:value="0.3596313" calcext:value-type="float">
            <text:p>0.3596313</text:p>
          </table:table-cell>
          <table:table-cell office:value-type="float" office:value="0.2873476" calcext:value-type="float">
            <text:p>0.2873476</text:p>
          </table:table-cell>
          <table:table-cell office:value-type="float" office:value="0.09787871" calcext:value-type="float">
            <text:p>0.09787871</text:p>
          </table:table-cell>
          <table:table-cell office:value-type="float" office:value="0.06948964" calcext:value-type="float">
            <text:p>0.06948964</text:p>
          </table:table-cell>
          <table:table-cell office:value-type="float" office:value="0.04449046" calcext:value-type="float">
            <text:p>0.04449046</text:p>
          </table:table-cell>
          <table:table-cell office:value-type="float" office:value="0.03187212" calcext:value-type="float">
            <text:p>0.03187212</text:p>
          </table:table-cell>
          <table:table-cell office:value-type="float" office:value="0.05600123" calcext:value-type="float">
            <text:p>0.05600123</text:p>
          </table:table-cell>
          <table:table-cell office:value-type="float" office:value="0.08366287" calcext:value-type="float">
            <text:p>0.08366287</text:p>
          </table:table-cell>
          <table:table-cell office:value-type="float" office:value="0.07821189" calcext:value-type="float">
            <text:p>0.07821189</text:p>
          </table:table-cell>
          <table:table-cell office:value-type="float" office:value="0.07695516" calcext:value-type="float">
            <text:p>0.07695516</text:p>
          </table:table-cell>
          <table:table-cell office:value-type="float" office:value="0.0766503" calcext:value-type="float">
            <text:p>0.0766503</text:p>
          </table:table-cell>
          <table:table-cell office:value-type="float" office:value="0.07705071" calcext:value-type="float">
            <text:p>0.07705071</text:p>
          </table:table-cell>
          <table:table-cell office:value-type="float" office:value="0.07872102" calcext:value-type="float">
            <text:p>0.07872102</text:p>
          </table:table-cell>
          <table:table-cell office:value-type="float" office:value="0" calcext:value-type="float">
            <text:p>0</text:p>
          </table:table-cell>
          <table:table-cell office:value-type="float" office:value="6.128833" calcext:value-type="float">
            <text:p>6.128833</text:p>
          </table:table-cell>
          <table:table-cell office:value-type="float" office:value="3.717511" calcext:value-type="float">
            <text:p>3.717511</text:p>
          </table:table-cell>
          <table:table-cell office:value-type="float" office:value="2.905347" calcext:value-type="float">
            <text:p>2.905347</text:p>
          </table:table-cell>
          <table:table-cell office:value-type="float" office:value="1.800422" calcext:value-type="float">
            <text:p>1.800422</text:p>
          </table:table-cell>
          <table:table-cell office:value-type="float" office:value="1.322677" calcext:value-type="float">
            <text:p>1.322677</text:p>
          </table:table-cell>
          <table:table-cell office:value-type="float" office:value="0.7311931" calcext:value-type="float">
            <text:p>0.7311931</text:p>
          </table:table-cell>
          <table:table-cell office:value-type="float" office:value="0.5709624" calcext:value-type="float">
            <text:p>0.5709624</text:p>
          </table:table-cell>
          <table:table-cell office:value-type="float" office:value="1.166762" calcext:value-type="float">
            <text:p>1.166762</text:p>
          </table:table-cell>
          <table:table-cell office:value-type="float" office:value="1.612544" calcext:value-type="float">
            <text:p>1.612544</text:p>
          </table:table-cell>
          <table:table-cell office:value-type="float" office:value="1.557106" calcext:value-type="float">
            <text:p>1.557106</text:p>
          </table:table-cell>
          <table:table-cell office:value-type="float" office:value="1.616434" calcext:value-type="float">
            <text:p>1.616434</text:p>
          </table:table-cell>
          <table:table-cell office:value-type="float" office:value="1.62051" calcext:value-type="float">
            <text:p>1.62051</text:p>
          </table:table-cell>
          <table:table-cell office:value-type="float" office:value="1.677317" calcext:value-type="float">
            <text:p>1.677317</text:p>
          </table:table-cell>
          <table:table-cell office:value-type="float" office:value="1.83995" calcext:value-type="float">
            <text:p>1.83995</text:p>
          </table:table-cell>
          <table:table-cell office:value-type="float" office:value="0" calcext:value-type="float">
            <text:p>0</text:p>
          </table:table-cell>
          <table:table-cell office:value-type="float" office:value="41.19305" calcext:value-type="float">
            <text:p>41.19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1" calcext:value-type="float">
            <text:p>20042001</text:p>
          </table:table-cell>
          <table:table-cell office:value-type="float" office:value="1.710907" calcext:value-type="float">
            <text:p>1.710907</text:p>
          </table:table-cell>
          <table:table-cell office:value-type="float" office:value="139.4832" calcext:value-type="float">
            <text:p>139.48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396799" calcext:value-type="float">
            <text:p>6.396799</text:p>
          </table:table-cell>
          <table:table-cell office:value-type="float" office:value="0" calcext:value-type="float">
            <text:p>0</text:p>
          </table:table-cell>
          <table:table-cell office:value-type="float" office:value="0.00002157311" calcext:value-type="float">
            <text:p>2.157311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3" calcext:value-type="float">
            <text:p>-0.0058933</text:p>
          </table:table-cell>
          <table:table-cell office:value-type="float" office:value="1191.725" calcext:value-type="float">
            <text:p>1191.725</text:p>
          </table:table-cell>
          <table:table-cell office:value-type="float" office:value="3.00785" calcext:value-type="float">
            <text:p>3.00785</text:p>
          </table:table-cell>
          <table:table-cell office:value-type="float" office:value="0" calcext:value-type="float">
            <text:p>0</text:p>
          </table:table-cell>
          <table:table-cell office:value-type="float" office:value="1.29283" calcext:value-type="float">
            <text:p>1.29283</text:p>
          </table:table-cell>
          <table:table-cell office:value-type="float" office:value="0.3337531" calcext:value-type="float">
            <text:p>0.3337531</text:p>
          </table:table-cell>
          <table:table-cell office:value-type="float" office:value="0.2710689" calcext:value-type="float">
            <text:p>0.2710689</text:p>
          </table:table-cell>
          <table:table-cell office:value-type="float" office:value="0.1022649" calcext:value-type="float">
            <text:p>0.1022649</text:p>
          </table:table-cell>
          <table:table-cell office:value-type="float" office:value="0.07313773" calcext:value-type="float">
            <text:p>0.07313773</text:p>
          </table:table-cell>
          <table:table-cell office:value-type="float" office:value="0.04670919" calcext:value-type="float">
            <text:p>0.04670919</text:p>
          </table:table-cell>
          <table:table-cell office:value-type="float" office:value="0.03279314" calcext:value-type="float">
            <text:p>0.03279314</text:p>
          </table:table-cell>
          <table:table-cell office:value-type="float" office:value="0.05659634" calcext:value-type="float">
            <text:p>0.05659634</text:p>
          </table:table-cell>
          <table:table-cell office:value-type="float" office:value="0.08389887" calcext:value-type="float">
            <text:p>0.08389887</text:p>
          </table:table-cell>
          <table:table-cell office:value-type="float" office:value="0.07837104" calcext:value-type="float">
            <text:p>0.07837104</text:p>
          </table:table-cell>
          <table:table-cell office:value-type="float" office:value="0.07710004" calcext:value-type="float">
            <text:p>0.07710004</text:p>
          </table:table-cell>
          <table:table-cell office:value-type="float" office:value="0.07678899" calcext:value-type="float">
            <text:p>0.07678899</text:p>
          </table:table-cell>
          <table:table-cell office:value-type="float" office:value="0.07719125" calcext:value-type="float">
            <text:p>0.07719125</text:p>
          </table:table-cell>
          <table:table-cell office:value-type="float" office:value="0.07887577" calcext:value-type="float">
            <text:p>0.07887577</text:p>
          </table:table-cell>
          <table:table-cell office:value-type="float" office:value="0" calcext:value-type="float">
            <text:p>0</text:p>
          </table:table-cell>
          <table:table-cell office:value-type="float" office:value="5.674641" calcext:value-type="float">
            <text:p>5.674641</text:p>
          </table:table-cell>
          <table:table-cell office:value-type="float" office:value="3.797571" calcext:value-type="float">
            <text:p>3.797571</text:p>
          </table:table-cell>
          <table:table-cell office:value-type="float" office:value="3.211529" calcext:value-type="float">
            <text:p>3.211529</text:p>
          </table:table-cell>
          <table:table-cell office:value-type="float" office:value="1.833806" calcext:value-type="float">
            <text:p>1.833806</text:p>
          </table:table-cell>
          <table:table-cell office:value-type="float" office:value="1.346983" calcext:value-type="float">
            <text:p>1.346983</text:p>
          </table:table-cell>
          <table:table-cell office:value-type="float" office:value="0.7411944" calcext:value-type="float">
            <text:p>0.7411944</text:p>
          </table:table-cell>
          <table:table-cell office:value-type="float" office:value="0.5771181" calcext:value-type="float">
            <text:p>0.5771181</text:p>
          </table:table-cell>
          <table:table-cell office:value-type="float" office:value="1.177206" calcext:value-type="float">
            <text:p>1.177206</text:p>
          </table:table-cell>
          <table:table-cell office:value-type="float" office:value="1.625859" calcext:value-type="float">
            <text:p>1.625859</text:p>
          </table:table-cell>
          <table:table-cell office:value-type="float" office:value="1.569654" calcext:value-type="float">
            <text:p>1.569654</text:p>
          </table:table-cell>
          <table:table-cell office:value-type="float" office:value="1.62944" calcext:value-type="float">
            <text:p>1.62944</text:p>
          </table:table-cell>
          <table:table-cell office:value-type="float" office:value="1.633401" calcext:value-type="float">
            <text:p>1.633401</text:p>
          </table:table-cell>
          <table:table-cell office:value-type="float" office:value="1.690611" calcext:value-type="float">
            <text:p>1.690611</text:p>
          </table:table-cell>
          <table:table-cell office:value-type="float" office:value="1.854637" calcext:value-type="float">
            <text:p>1.854637</text:p>
          </table:table-cell>
          <table:table-cell office:value-type="float" office:value="0" calcext:value-type="float">
            <text:p>0</text:p>
          </table:table-cell>
          <table:table-cell office:value-type="float" office:value="23.34442" calcext:value-type="float">
            <text:p>23.34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1" calcext:value-type="float">
            <text:p>21042001</text:p>
          </table:table-cell>
          <table:table-cell office:value-type="float" office:value="1.705086" calcext:value-type="float">
            <text:p>1.705086</text:p>
          </table:table-cell>
          <table:table-cell office:value-type="float" office:value="139.4698" calcext:value-type="float">
            <text:p>139.46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456344" calcext:value-type="float">
            <text:p>6.456344</text:p>
          </table:table-cell>
          <table:table-cell office:value-type="float" office:value="0" calcext:value-type="float">
            <text:p>0</text:p>
          </table:table-cell>
          <table:table-cell office:value-type="float" office:value="0.00002157355" calcext:value-type="float">
            <text:p>2.15735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297" calcext:value-type="float">
            <text:p>-0.005893297</text:p>
          </table:table-cell>
          <table:table-cell office:value-type="float" office:value="1191.689" calcext:value-type="float">
            <text:p>1191.689</text:p>
          </table:table-cell>
          <table:table-cell office:value-type="float" office:value="3.003404" calcext:value-type="float">
            <text:p>3.003404</text:p>
          </table:table-cell>
          <table:table-cell office:value-type="float" office:value="0" calcext:value-type="float">
            <text:p>0</text:p>
          </table:table-cell>
          <table:table-cell office:value-type="float" office:value="0.5270294" calcext:value-type="float">
            <text:p>0.5270294</text:p>
          </table:table-cell>
          <table:table-cell office:value-type="float" office:value="0.2117683" calcext:value-type="float">
            <text:p>0.2117683</text:p>
          </table:table-cell>
          <table:table-cell office:value-type="float" office:value="0.1599676" calcext:value-type="float">
            <text:p>0.1599676</text:p>
          </table:table-cell>
          <table:table-cell office:value-type="float" office:value="0.0967965" calcext:value-type="float">
            <text:p>0.0967965</text:p>
          </table:table-cell>
          <table:table-cell office:value-type="float" office:value="0.07146782" calcext:value-type="float">
            <text:p>0.07146782</text:p>
          </table:table-cell>
          <table:table-cell office:value-type="float" office:value="0.0466701" calcext:value-type="float">
            <text:p>0.0466701</text:p>
          </table:table-cell>
          <table:table-cell office:value-type="float" office:value="0.03304425" calcext:value-type="float">
            <text:p>0.03304425</text:p>
          </table:table-cell>
          <table:table-cell office:value-type="float" office:value="0.05709478" calcext:value-type="float">
            <text:p>0.05709478</text:p>
          </table:table-cell>
          <table:table-cell office:value-type="float" office:value="0.08418877" calcext:value-type="float">
            <text:p>0.08418877</text:p>
          </table:table-cell>
          <table:table-cell office:value-type="float" office:value="0.07853629" calcext:value-type="float">
            <text:p>0.07853629</text:p>
          </table:table-cell>
          <table:table-cell office:value-type="float" office:value="0.07724501" calcext:value-type="float">
            <text:p>0.07724501</text:p>
          </table:table-cell>
          <table:table-cell office:value-type="float" office:value="0.07692759" calcext:value-type="float">
            <text:p>0.07692759</text:p>
          </table:table-cell>
          <table:table-cell office:value-type="float" office:value="0.07733146" calcext:value-type="float">
            <text:p>0.07733146</text:p>
          </table:table-cell>
          <table:table-cell office:value-type="float" office:value="0.07903033" calcext:value-type="float">
            <text:p>0.07903033</text:p>
          </table:table-cell>
          <table:table-cell office:value-type="float" office:value="0" calcext:value-type="float">
            <text:p>0</text:p>
          </table:table-cell>
          <table:table-cell office:value-type="float" office:value="5.900675" calcext:value-type="float">
            <text:p>5.900675</text:p>
          </table:table-cell>
          <table:table-cell office:value-type="float" office:value="3.882312" calcext:value-type="float">
            <text:p>3.882312</text:p>
          </table:table-cell>
          <table:table-cell office:value-type="float" office:value="3.27793" calcext:value-type="float">
            <text:p>3.27793</text:p>
          </table:table-cell>
          <table:table-cell office:value-type="float" office:value="1.866833" calcext:value-type="float">
            <text:p>1.866833</text:p>
          </table:table-cell>
          <table:table-cell office:value-type="float" office:value="1.371512" calcext:value-type="float">
            <text:p>1.371512</text:p>
          </table:table-cell>
          <table:table-cell office:value-type="float" office:value="0.7514065" calcext:value-type="float">
            <text:p>0.7514065</text:p>
          </table:table-cell>
          <table:table-cell office:value-type="float" office:value="0.5833732" calcext:value-type="float">
            <text:p>0.5833732</text:p>
          </table:table-cell>
          <table:table-cell office:value-type="float" office:value="1.187753" calcext:value-type="float">
            <text:p>1.187753</text:p>
          </table:table-cell>
          <table:table-cell office:value-type="float" office:value="1.63919" calcext:value-type="float">
            <text:p>1.63919</text:p>
          </table:table-cell>
          <table:table-cell office:value-type="float" office:value="1.582203" calcext:value-type="float">
            <text:p>1.582203</text:p>
          </table:table-cell>
          <table:table-cell office:value-type="float" office:value="1.642435" calcext:value-type="float">
            <text:p>1.642435</text:p>
          </table:table-cell>
          <table:table-cell office:value-type="float" office:value="1.646284" calcext:value-type="float">
            <text:p>1.646284</text:p>
          </table:table-cell>
          <table:table-cell office:value-type="float" office:value="1.703898" calcext:value-type="float">
            <text:p>1.703898</text:p>
          </table:table-cell>
          <table:table-cell office:value-type="float" office:value="1.869303" calcext:value-type="float">
            <text:p>1.869303</text:p>
          </table:table-cell>
          <table:table-cell office:value-type="float" office:value="0" calcext:value-type="float">
            <text:p>0</text:p>
          </table:table-cell>
          <table:table-cell office:value-type="float" office:value="6.27899" calcext:value-type="float">
            <text:p>6.27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1" calcext:value-type="float">
            <text:p>22042001</text:p>
          </table:table-cell>
          <table:table-cell office:value-type="float" office:value="1.699462" calcext:value-type="float">
            <text:p>1.699462</text:p>
          </table:table-cell>
          <table:table-cell office:value-type="float" office:value="139.4578" calcext:value-type="float">
            <text:p>139.4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13014" calcext:value-type="float">
            <text:p>6.513014</text:p>
          </table:table-cell>
          <table:table-cell office:value-type="float" office:value="0" calcext:value-type="float">
            <text:p>0</text:p>
          </table:table-cell>
          <table:table-cell office:value-type="float" office:value="0.00002157865" calcext:value-type="float">
            <text:p>2.15786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251" calcext:value-type="float">
            <text:p>-0.005893251</text:p>
          </table:table-cell>
          <table:table-cell office:value-type="float" office:value="1191.651" calcext:value-type="float">
            <text:p>1191.651</text:p>
          </table:table-cell>
          <table:table-cell office:value-type="float" office:value="3.002543" calcext:value-type="float">
            <text:p>3.002543</text:p>
          </table:table-cell>
          <table:table-cell office:value-type="float" office:value="0" calcext:value-type="float">
            <text:p>0</text:p>
          </table:table-cell>
          <table:table-cell office:value-type="float" office:value="0.2761604" calcext:value-type="float">
            <text:p>0.2761604</text:p>
          </table:table-cell>
          <table:table-cell office:value-type="float" office:value="0.1562304" calcext:value-type="float">
            <text:p>0.1562304</text:p>
          </table:table-cell>
          <table:table-cell office:value-type="float" office:value="0.1296178" calcext:value-type="float">
            <text:p>0.1296178</text:p>
          </table:table-cell>
          <table:table-cell office:value-type="float" office:value="0.08882528" calcext:value-type="float">
            <text:p>0.08882528</text:p>
          </table:table-cell>
          <table:table-cell office:value-type="float" office:value="0.06701601" calcext:value-type="float">
            <text:p>0.06701601</text:p>
          </table:table-cell>
          <table:table-cell office:value-type="float" office:value="0.04518083" calcext:value-type="float">
            <text:p>0.04518083</text:p>
          </table:table-cell>
          <table:table-cell office:value-type="float" office:value="0.03268311" calcext:value-type="float">
            <text:p>0.03268311</text:p>
          </table:table-cell>
          <table:table-cell office:value-type="float" office:value="0.05715555" calcext:value-type="float">
            <text:p>0.05715555</text:p>
          </table:table-cell>
          <table:table-cell office:value-type="float" office:value="0.08445572" calcext:value-type="float">
            <text:p>0.08445572</text:p>
          </table:table-cell>
          <table:table-cell office:value-type="float" office:value="0.07870638" calcext:value-type="float">
            <text:p>0.07870638</text:p>
          </table:table-cell>
          <table:table-cell office:value-type="float" office:value="0.07739036" calcext:value-type="float">
            <text:p>0.07739036</text:p>
          </table:table-cell>
          <table:table-cell office:value-type="float" office:value="0.07706603" calcext:value-type="float">
            <text:p>0.07706603</text:p>
          </table:table-cell>
          <table:table-cell office:value-type="float" office:value="0.07747152" calcext:value-type="float">
            <text:p>0.07747152</text:p>
          </table:table-cell>
          <table:table-cell office:value-type="float" office:value="0.07918485" calcext:value-type="float">
            <text:p>0.07918485</text:p>
          </table:table-cell>
          <table:table-cell office:value-type="float" office:value="0" calcext:value-type="float">
            <text:p>0</text:p>
          </table:table-cell>
          <table:table-cell office:value-type="float" office:value="5.989591" calcext:value-type="float">
            <text:p>5.989591</text:p>
          </table:table-cell>
          <table:table-cell office:value-type="float" office:value="3.950803" calcext:value-type="float">
            <text:p>3.950803</text:p>
          </table:table-cell>
          <table:table-cell office:value-type="float" office:value="3.327925" calcext:value-type="float">
            <text:p>3.327925</text:p>
          </table:table-cell>
          <table:table-cell office:value-type="float" office:value="1.900423" calcext:value-type="float">
            <text:p>1.900423</text:p>
          </table:table-cell>
          <table:table-cell office:value-type="float" office:value="1.396294" calcext:value-type="float">
            <text:p>1.396294</text:p>
          </table:table-cell>
          <table:table-cell office:value-type="float" office:value="0.7614084" calcext:value-type="float">
            <text:p>0.7614084</text:p>
          </table:table-cell>
          <table:table-cell office:value-type="float" office:value="0.5895613" calcext:value-type="float">
            <text:p>0.5895613</text:p>
          </table:table-cell>
          <table:table-cell office:value-type="float" office:value="1.198328" calcext:value-type="float">
            <text:p>1.198328</text:p>
          </table:table-cell>
          <table:table-cell office:value-type="float" office:value="1.652538" calcext:value-type="float">
            <text:p>1.652538</text:p>
          </table:table-cell>
          <table:table-cell office:value-type="float" office:value="1.594751" calcext:value-type="float">
            <text:p>1.594751</text:p>
          </table:table-cell>
          <table:table-cell office:value-type="float" office:value="1.65542" calcext:value-type="float">
            <text:p>1.65542</text:p>
          </table:table-cell>
          <table:table-cell office:value-type="float" office:value="1.659157" calcext:value-type="float">
            <text:p>1.659157</text:p>
          </table:table-cell>
          <table:table-cell office:value-type="float" office:value="1.717174" calcext:value-type="float">
            <text:p>1.717174</text:p>
          </table:table-cell>
          <table:table-cell office:value-type="float" office:value="1.883951" calcext:value-type="float">
            <text:p>1.883951</text:p>
          </table:table-cell>
          <table:table-cell office:value-type="float" office:value="0" calcext:value-type="float">
            <text:p>0</text:p>
          </table:table-cell>
          <table:table-cell office:value-type="float" office:value="11.58884" calcext:value-type="float">
            <text:p>11.588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1" calcext:value-type="float">
            <text:p>23042001</text:p>
          </table:table-cell>
          <table:table-cell office:value-type="float" office:value="1.695004" calcext:value-type="float">
            <text:p>1.695004</text:p>
          </table:table-cell>
          <table:table-cell office:value-type="float" office:value="139.4462" calcext:value-type="float">
            <text:p>139.44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67698" calcext:value-type="float">
            <text:p>6.567698</text:p>
          </table:table-cell>
          <table:table-cell office:value-type="float" office:value="0" calcext:value-type="float">
            <text:p>0</text:p>
          </table:table-cell>
          <table:table-cell office:value-type="float" office:value="0.00002157865" calcext:value-type="float">
            <text:p>2.15786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251" calcext:value-type="float">
            <text:p>-0.005893251</text:p>
          </table:table-cell>
          <table:table-cell office:value-type="float" office:value="1191.613" calcext:value-type="float">
            <text:p>1191.613</text:p>
          </table:table-cell>
          <table:table-cell office:value-type="float" office:value="2.99901" calcext:value-type="float">
            <text:p>2.99901</text:p>
          </table:table-cell>
          <table:table-cell office:value-type="float" office:value="0" calcext:value-type="float">
            <text:p>0</text:p>
          </table:table-cell>
          <table:table-cell office:value-type="float" office:value="0.2892493" calcext:value-type="float">
            <text:p>0.2892493</text:p>
          </table:table-cell>
          <table:table-cell office:value-type="float" office:value="0.1379788" calcext:value-type="float">
            <text:p>0.1379788</text:p>
          </table:table-cell>
          <table:table-cell office:value-type="float" office:value="0.1150964" calcext:value-type="float">
            <text:p>0.1150964</text:p>
          </table:table-cell>
          <table:table-cell office:value-type="float" office:value="0.07884108" calcext:value-type="float">
            <text:p>0.07884108</text:p>
          </table:table-cell>
          <table:table-cell office:value-type="float" office:value="0.06070414" calcext:value-type="float">
            <text:p>0.06070414</text:p>
          </table:table-cell>
          <table:table-cell office:value-type="float" office:value="0.04211999" calcext:value-type="float">
            <text:p>0.04211999</text:p>
          </table:table-cell>
          <table:table-cell office:value-type="float" office:value="0.03194237" calcext:value-type="float">
            <text:p>0.03194237</text:p>
          </table:table-cell>
          <table:table-cell office:value-type="float" office:value="0.05689928" calcext:value-type="float">
            <text:p>0.05689928</text:p>
          </table:table-cell>
          <table:table-cell office:value-type="float" office:value="0.08464589" calcext:value-type="float">
            <text:p>0.08464589</text:p>
          </table:table-cell>
          <table:table-cell office:value-type="float" office:value="0.07887481" calcext:value-type="float">
            <text:p>0.07887481</text:p>
          </table:table-cell>
          <table:table-cell office:value-type="float" office:value="0.07753594" calcext:value-type="float">
            <text:p>0.07753594</text:p>
          </table:table-cell>
          <table:table-cell office:value-type="float" office:value="0.07720446" calcext:value-type="float">
            <text:p>0.07720446</text:p>
          </table:table-cell>
          <table:table-cell office:value-type="float" office:value="0.07761191" calcext:value-type="float">
            <text:p>0.07761191</text:p>
          </table:table-cell>
          <table:table-cell office:value-type="float" office:value="0.07933918" calcext:value-type="float">
            <text:p>0.07933918</text:p>
          </table:table-cell>
          <table:table-cell office:value-type="float" office:value="0" calcext:value-type="float">
            <text:p>0</text:p>
          </table:table-cell>
          <table:table-cell office:value-type="float" office:value="6.08637" calcext:value-type="float">
            <text:p>6.08637</text:p>
          </table:table-cell>
          <table:table-cell office:value-type="float" office:value="3.994793" calcext:value-type="float">
            <text:p>3.994793</text:p>
          </table:table-cell>
          <table:table-cell office:value-type="float" office:value="3.365366" calcext:value-type="float">
            <text:p>3.365366</text:p>
          </table:table-cell>
          <table:table-cell office:value-type="float" office:value="1.92859" calcext:value-type="float">
            <text:p>1.92859</text:p>
          </table:table-cell>
          <table:table-cell office:value-type="float" office:value="1.418447" calcext:value-type="float">
            <text:p>1.418447</text:p>
          </table:table-cell>
          <table:table-cell office:value-type="float" office:value="0.771055" calcext:value-type="float">
            <text:p>0.771055</text:p>
          </table:table-cell>
          <table:table-cell office:value-type="float" office:value="0.5957131" calcext:value-type="float">
            <text:p>0.5957131</text:p>
          </table:table-cell>
          <table:table-cell office:value-type="float" office:value="1.208848" calcext:value-type="float">
            <text:p>1.208848</text:p>
          </table:table-cell>
          <table:table-cell office:value-type="float" office:value="1.665894" calcext:value-type="float">
            <text:p>1.665894</text:p>
          </table:table-cell>
          <table:table-cell office:value-type="float" office:value="1.607299" calcext:value-type="float">
            <text:p>1.607299</text:p>
          </table:table-cell>
          <table:table-cell office:value-type="float" office:value="1.6684" calcext:value-type="float">
            <text:p>1.6684</text:p>
          </table:table-cell>
          <table:table-cell office:value-type="float" office:value="1.672021" calcext:value-type="float">
            <text:p>1.672021</text:p>
          </table:table-cell>
          <table:table-cell office:value-type="float" office:value="1.730451" calcext:value-type="float">
            <text:p>1.730451</text:p>
          </table:table-cell>
          <table:table-cell office:value-type="float" office:value="1.89858" calcext:value-type="float">
            <text:p>1.89858</text:p>
          </table:table-cell>
          <table:table-cell office:value-type="float" office:value="0" calcext:value-type="float">
            <text:p>0</text:p>
          </table:table-cell>
          <table:table-cell office:value-type="float" office:value="9.29686" calcext:value-type="float">
            <text:p>9.29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1" calcext:value-type="float">
            <text:p>24042001</text:p>
          </table:table-cell>
          <table:table-cell office:value-type="float" office:value="1.689472" calcext:value-type="float">
            <text:p>1.689472</text:p>
          </table:table-cell>
          <table:table-cell office:value-type="float" office:value="139.4339" calcext:value-type="float">
            <text:p>139.43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21655" calcext:value-type="float">
            <text:p>6.621655</text:p>
          </table:table-cell>
          <table:table-cell office:value-type="float" office:value="0" calcext:value-type="float">
            <text:p>0</text:p>
          </table:table-cell>
          <table:table-cell office:value-type="float" office:value="0.00002157865" calcext:value-type="float">
            <text:p>2.15786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251" calcext:value-type="float">
            <text:p>-0.005893251</text:p>
          </table:table-cell>
          <table:table-cell office:value-type="float" office:value="1191.574" calcext:value-type="float">
            <text:p>1191.574</text:p>
          </table:table-cell>
          <table:table-cell office:value-type="float" office:value="2.991749" calcext:value-type="float">
            <text:p>2.991749</text:p>
          </table:table-cell>
          <table:table-cell office:value-type="float" office:value="0" calcext:value-type="float">
            <text:p>0</text:p>
          </table:table-cell>
          <table:table-cell office:value-type="float" office:value="0.6432075" calcext:value-type="float">
            <text:p>0.6432075</text:p>
          </table:table-cell>
          <table:table-cell office:value-type="float" office:value="0.1647224" calcext:value-type="float">
            <text:p>0.1647224</text:p>
          </table:table-cell>
          <table:table-cell office:value-type="float" office:value="0.129351" calcext:value-type="float">
            <text:p>0.129351</text:p>
          </table:table-cell>
          <table:table-cell office:value-type="float" office:value="0.08075704" calcext:value-type="float">
            <text:p>0.08075704</text:p>
          </table:table-cell>
          <table:table-cell office:value-type="float" office:value="0.06062451" calcext:value-type="float">
            <text:p>0.06062451</text:p>
          </table:table-cell>
          <table:table-cell office:value-type="float" office:value="0.0404852" calcext:value-type="float">
            <text:p>0.0404852</text:p>
          </table:table-cell>
          <table:table-cell office:value-type="float" office:value="0.03111953" calcext:value-type="float">
            <text:p>0.03111953</text:p>
          </table:table-cell>
          <table:table-cell office:value-type="float" office:value="0.0564271" calcext:value-type="float">
            <text:p>0.0564271</text:p>
          </table:table-cell>
          <table:table-cell office:value-type="float" office:value="0.08474518" calcext:value-type="float">
            <text:p>0.08474518</text:p>
          </table:table-cell>
          <table:table-cell office:value-type="float" office:value="0.07903586" calcext:value-type="float">
            <text:p>0.07903586</text:p>
          </table:table-cell>
          <table:table-cell office:value-type="float" office:value="0.07768122" calcext:value-type="float">
            <text:p>0.07768122</text:p>
          </table:table-cell>
          <table:table-cell office:value-type="float" office:value="0.07734288" calcext:value-type="float">
            <text:p>0.07734288</text:p>
          </table:table-cell>
          <table:table-cell office:value-type="float" office:value="0.07775206" calcext:value-type="float">
            <text:p>0.07775206</text:p>
          </table:table-cell>
          <table:table-cell office:value-type="float" office:value="0.07949316" calcext:value-type="float">
            <text:p>0.07949316</text:p>
          </table:table-cell>
          <table:table-cell office:value-type="float" office:value="0" calcext:value-type="float">
            <text:p>0</text:p>
          </table:table-cell>
          <table:table-cell office:value-type="float" office:value="6.17909" calcext:value-type="float">
            <text:p>6.17909</text:p>
          </table:table-cell>
          <table:table-cell office:value-type="float" office:value="4.037343" calcext:value-type="float">
            <text:p>4.037343</text:p>
          </table:table-cell>
          <table:table-cell office:value-type="float" office:value="3.39962" calcext:value-type="float">
            <text:p>3.39962</text:p>
          </table:table-cell>
          <table:table-cell office:value-type="float" office:value="1.95321" calcext:value-type="float">
            <text:p>1.95321</text:p>
          </table:table-cell>
          <table:table-cell office:value-type="float" office:value="1.437954" calcext:value-type="float">
            <text:p>1.437954</text:p>
          </table:table-cell>
          <table:table-cell office:value-type="float" office:value="0.7798372" calcext:value-type="float">
            <text:p>0.7798372</text:p>
          </table:table-cell>
          <table:table-cell office:value-type="float" office:value="0.6016458" calcext:value-type="float">
            <text:p>0.6016458</text:p>
          </table:table-cell>
          <table:table-cell office:value-type="float" office:value="1.219256" calcext:value-type="float">
            <text:p>1.219256</text:p>
          </table:table-cell>
          <table:table-cell office:value-type="float" office:value="1.679236" calcext:value-type="float">
            <text:p>1.679236</text:p>
          </table:table-cell>
          <table:table-cell office:value-type="float" office:value="1.619847" calcext:value-type="float">
            <text:p>1.619847</text:p>
          </table:table-cell>
          <table:table-cell office:value-type="float" office:value="1.681367" calcext:value-type="float">
            <text:p>1.681367</text:p>
          </table:table-cell>
          <table:table-cell office:value-type="float" office:value="1.684874" calcext:value-type="float">
            <text:p>1.684874</text:p>
          </table:table-cell>
          <table:table-cell office:value-type="float" office:value="1.743726" calcext:value-type="float">
            <text:p>1.743726</text:p>
          </table:table-cell>
          <table:table-cell office:value-type="float" office:value="1.913193" calcext:value-type="float">
            <text:p>1.913193</text:p>
          </table:table-cell>
          <table:table-cell office:value-type="float" office:value="0" calcext:value-type="float">
            <text:p>0</text:p>
          </table:table-cell>
          <table:table-cell office:value-type="float" office:value="13.33532" calcext:value-type="float">
            <text:p>13.33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1" calcext:value-type="float">
            <text:p>25042001</text:p>
          </table:table-cell>
          <table:table-cell office:value-type="float" office:value="1.672327" calcext:value-type="float">
            <text:p>1.672327</text:p>
          </table:table-cell>
          <table:table-cell office:value-type="float" office:value="139.4181" calcext:value-type="float">
            <text:p>139.41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678737" calcext:value-type="float">
            <text:p>6.678737</text:p>
          </table:table-cell>
          <table:table-cell office:value-type="float" office:value="0" calcext:value-type="float">
            <text:p>0</text:p>
          </table:table-cell>
          <table:table-cell office:value-type="float" office:value="0.00002157865" calcext:value-type="float">
            <text:p>2.15786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251" calcext:value-type="float">
            <text:p>-0.005893251</text:p>
          </table:table-cell>
          <table:table-cell office:value-type="float" office:value="1191.539" calcext:value-type="float">
            <text:p>1191.539</text:p>
          </table:table-cell>
          <table:table-cell office:value-type="float" office:value="2.952225" calcext:value-type="float">
            <text:p>2.952225</text:p>
          </table:table-cell>
          <table:table-cell office:value-type="float" office:value="0" calcext:value-type="float">
            <text:p>0</text:p>
          </table:table-cell>
          <table:table-cell office:value-type="float" office:value="3.022237" calcext:value-type="float">
            <text:p>3.022237</text:p>
          </table:table-cell>
          <table:table-cell office:value-type="float" office:value="0.2577517" calcext:value-type="float">
            <text:p>0.2577517</text:p>
          </table:table-cell>
          <table:table-cell office:value-type="float" office:value="0.1808786" calcext:value-type="float">
            <text:p>0.1808786</text:p>
          </table:table-cell>
          <table:table-cell office:value-type="float" office:value="0.09943967" calcext:value-type="float">
            <text:p>0.09943967</text:p>
          </table:table-cell>
          <table:table-cell office:value-type="float" office:value="0.07074977" calcext:value-type="float">
            <text:p>0.07074977</text:p>
          </table:table-cell>
          <table:table-cell office:value-type="float" office:value="0.04343351" calcext:value-type="float">
            <text:p>0.04343351</text:p>
          </table:table-cell>
          <table:table-cell office:value-type="float" office:value="0.03171174" calcext:value-type="float">
            <text:p>0.03171174</text:p>
          </table:table-cell>
          <table:table-cell office:value-type="float" office:value="0.05634694" calcext:value-type="float">
            <text:p>0.05634694</text:p>
          </table:table-cell>
          <table:table-cell office:value-type="float" office:value="0.08480996" calcext:value-type="float">
            <text:p>0.08480996</text:p>
          </table:table-cell>
          <table:table-cell office:value-type="float" office:value="0.07918657" calcext:value-type="float">
            <text:p>0.07918657</text:p>
          </table:table-cell>
          <table:table-cell office:value-type="float" office:value="0.07782563" calcext:value-type="float">
            <text:p>0.07782563</text:p>
          </table:table-cell>
          <table:table-cell office:value-type="float" office:value="0.07748113" calcext:value-type="float">
            <text:p>0.07748113</text:p>
          </table:table-cell>
          <table:table-cell office:value-type="float" office:value="0.07789203" calcext:value-type="float">
            <text:p>0.07789203</text:p>
          </table:table-cell>
          <table:table-cell office:value-type="float" office:value="0.07964704" calcext:value-type="float">
            <text:p>0.07964704</text:p>
          </table:table-cell>
          <table:table-cell office:value-type="float" office:value="0" calcext:value-type="float">
            <text:p>0</text:p>
          </table:table-cell>
          <table:table-cell office:value-type="float" office:value="6.429428" calcext:value-type="float">
            <text:p>6.429428</text:p>
          </table:table-cell>
          <table:table-cell office:value-type="float" office:value="4.10161" calcext:value-type="float">
            <text:p>4.10161</text:p>
          </table:table-cell>
          <table:table-cell office:value-type="float" office:value="3.444834" calcext:value-type="float">
            <text:p>3.444834</text:p>
          </table:table-cell>
          <table:table-cell office:value-type="float" office:value="1.980797" calcext:value-type="float">
            <text:p>1.980797</text:p>
          </table:table-cell>
          <table:table-cell office:value-type="float" office:value="1.45877" calcext:value-type="float">
            <text:p>1.45877</text:p>
          </table:table-cell>
          <table:table-cell office:value-type="float" office:value="0.7886402" calcext:value-type="float">
            <text:p>0.7886402</text:p>
          </table:table-cell>
          <table:table-cell office:value-type="float" office:value="0.6074952" calcext:value-type="float">
            <text:p>0.6074952</text:p>
          </table:table-cell>
          <table:table-cell office:value-type="float" office:value="1.229559" calcext:value-type="float">
            <text:p>1.229559</text:p>
          </table:table-cell>
          <table:table-cell office:value-type="float" office:value="1.692553" calcext:value-type="float">
            <text:p>1.692553</text:p>
          </table:table-cell>
          <table:table-cell office:value-type="float" office:value="1.63239" calcext:value-type="float">
            <text:p>1.63239</text:p>
          </table:table-cell>
          <table:table-cell office:value-type="float" office:value="1.694328" calcext:value-type="float">
            <text:p>1.694328</text:p>
          </table:table-cell>
          <table:table-cell office:value-type="float" office:value="1.697722" calcext:value-type="float">
            <text:p>1.697722</text:p>
          </table:table-cell>
          <table:table-cell office:value-type="float" office:value="1.756984" calcext:value-type="float">
            <text:p>1.756984</text:p>
          </table:table-cell>
          <table:table-cell office:value-type="float" office:value="1.927791" calcext:value-type="float">
            <text:p>1.927791</text:p>
          </table:table-cell>
          <table:table-cell office:value-type="float" office:value="0" calcext:value-type="float">
            <text:p>0</text:p>
          </table:table-cell>
          <table:table-cell office:value-type="float" office:value="59.09027" calcext:value-type="float">
            <text:p>59.09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1" calcext:value-type="float">
            <text:p>26042001</text:p>
          </table:table-cell>
          <table:table-cell office:value-type="float" office:value="1.659315" calcext:value-type="float">
            <text:p>1.659315</text:p>
          </table:table-cell>
          <table:table-cell office:value-type="float" office:value="139.3977" calcext:value-type="float">
            <text:p>139.39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74071" calcext:value-type="float">
            <text:p>6.74071</text:p>
          </table:table-cell>
          <table:table-cell office:value-type="float" office:value="0" calcext:value-type="float">
            <text:p>0</text:p>
          </table:table-cell>
          <table:table-cell office:value-type="float" office:value="0.00002157865" calcext:value-type="float">
            <text:p>2.15786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251" calcext:value-type="float">
            <text:p>-0.005893251</text:p>
          </table:table-cell>
          <table:table-cell office:value-type="float" office:value="1191.507" calcext:value-type="float">
            <text:p>1191.507</text:p>
          </table:table-cell>
          <table:table-cell office:value-type="float" office:value="2.920699" calcext:value-type="float">
            <text:p>2.920699</text:p>
          </table:table-cell>
          <table:table-cell office:value-type="float" office:value="0" calcext:value-type="float">
            <text:p>0</text:p>
          </table:table-cell>
          <table:table-cell office:value-type="float" office:value="3.213092" calcext:value-type="float">
            <text:p>3.213092</text:p>
          </table:table-cell>
          <table:table-cell office:value-type="float" office:value="0.343254" calcext:value-type="float">
            <text:p>0.343254</text:p>
          </table:table-cell>
          <table:table-cell office:value-type="float" office:value="0.2337336" calcext:value-type="float">
            <text:p>0.2337336</text:p>
          </table:table-cell>
          <table:table-cell office:value-type="float" office:value="0.1231217" calcext:value-type="float">
            <text:p>0.1231217</text:p>
          </table:table-cell>
          <table:table-cell office:value-type="float" office:value="0.08584844" calcext:value-type="float">
            <text:p>0.08584844</text:p>
          </table:table-cell>
          <table:table-cell office:value-type="float" office:value="0.04969349" calcext:value-type="float">
            <text:p>0.04969349</text:p>
          </table:table-cell>
          <table:table-cell office:value-type="float" office:value="0.03377921" calcext:value-type="float">
            <text:p>0.03377921</text:p>
          </table:table-cell>
          <table:table-cell office:value-type="float" office:value="0.0571211" calcext:value-type="float">
            <text:p>0.0571211</text:p>
          </table:table-cell>
          <table:table-cell office:value-type="float" office:value="0.08497419" calcext:value-type="float">
            <text:p>0.08497419</text:p>
          </table:table-cell>
          <table:table-cell office:value-type="float" office:value="0.07933345" calcext:value-type="float">
            <text:p>0.07933345</text:p>
          </table:table-cell>
          <table:table-cell office:value-type="float" office:value="0.07796888" calcext:value-type="float">
            <text:p>0.07796888</text:p>
          </table:table-cell>
          <table:table-cell office:value-type="float" office:value="0.07761919" calcext:value-type="float">
            <text:p>0.07761919</text:p>
          </table:table-cell>
          <table:table-cell office:value-type="float" office:value="0.07803196" calcext:value-type="float">
            <text:p>0.07803196</text:p>
          </table:table-cell>
          <table:table-cell office:value-type="float" office:value="0.07980087" calcext:value-type="float">
            <text:p>0.07980087</text:p>
          </table:table-cell>
          <table:table-cell office:value-type="float" office:value="0" calcext:value-type="float">
            <text:p>0</text:p>
          </table:table-cell>
          <table:table-cell office:value-type="float" office:value="6.83918" calcext:value-type="float">
            <text:p>6.83918</text:p>
          </table:table-cell>
          <table:table-cell office:value-type="float" office:value="4.201975" calcext:value-type="float">
            <text:p>4.201975</text:p>
          </table:table-cell>
          <table:table-cell office:value-type="float" office:value="3.510819" calcext:value-type="float">
            <text:p>3.510819</text:p>
          </table:table-cell>
          <table:table-cell office:value-type="float" office:value="2.016985" calcext:value-type="float">
            <text:p>2.016985</text:p>
          </table:table-cell>
          <table:table-cell office:value-type="float" office:value="1.484816" calcext:value-type="float">
            <text:p>1.484816</text:p>
          </table:table-cell>
          <table:table-cell office:value-type="float" office:value="0.7986427" calcext:value-type="float">
            <text:p>0.7986427</text:p>
          </table:table-cell>
          <table:table-cell office:value-type="float" office:value="0.6136395" calcext:value-type="float">
            <text:p>0.6136395</text:p>
          </table:table-cell>
          <table:table-cell office:value-type="float" office:value="1.239915" calcext:value-type="float">
            <text:p>1.239915</text:p>
          </table:table-cell>
          <table:table-cell office:value-type="float" office:value="1.705854" calcext:value-type="float">
            <text:p>1.705854</text:p>
          </table:table-cell>
          <table:table-cell office:value-type="float" office:value="1.644929" calcext:value-type="float">
            <text:p>1.644929</text:p>
          </table:table-cell>
          <table:table-cell office:value-type="float" office:value="1.707281" calcext:value-type="float">
            <text:p>1.707281</text:p>
          </table:table-cell>
          <table:table-cell office:value-type="float" office:value="1.710554" calcext:value-type="float">
            <text:p>1.710554</text:p>
          </table:table-cell>
          <table:table-cell office:value-type="float" office:value="1.770241" calcext:value-type="float">
            <text:p>1.770241</text:p>
          </table:table-cell>
          <table:table-cell office:value-type="float" office:value="1.942376" calcext:value-type="float">
            <text:p>1.942376</text:p>
          </table:table-cell>
          <table:table-cell office:value-type="float" office:value="0" calcext:value-type="float">
            <text:p>0</text:p>
          </table:table-cell>
          <table:table-cell office:value-type="float" office:value="45.82233" calcext:value-type="float">
            <text:p>45.82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1" calcext:value-type="float">
            <text:p>27042001</text:p>
          </table:table-cell>
          <table:table-cell office:value-type="float" office:value="1.650028" calcext:value-type="float">
            <text:p>1.650028</text:p>
          </table:table-cell>
          <table:table-cell office:value-type="float" office:value="139.3745" calcext:value-type="float">
            <text:p>139.37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04889" calcext:value-type="float">
            <text:p>6.804889</text:p>
          </table:table-cell>
          <table:table-cell office:value-type="float" office:value="0" calcext:value-type="float">
            <text:p>0</text:p>
          </table:table-cell>
          <table:table-cell office:value-type="float" office:value="0.00002157865" calcext:value-type="float">
            <text:p>2.15786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251" calcext:value-type="float">
            <text:p>-0.005893251</text:p>
          </table:table-cell>
          <table:table-cell office:value-type="float" office:value="1191.474" calcext:value-type="float">
            <text:p>1191.474</text:p>
          </table:table-cell>
          <table:table-cell office:value-type="float" office:value="2.897623" calcext:value-type="float">
            <text:p>2.897623</text:p>
          </table:table-cell>
          <table:table-cell office:value-type="float" office:value="0" calcext:value-type="float">
            <text:p>0</text:p>
          </table:table-cell>
          <table:table-cell office:value-type="float" office:value="2.218364" calcext:value-type="float">
            <text:p>2.218364</text:p>
          </table:table-cell>
          <table:table-cell office:value-type="float" office:value="0.382513" calcext:value-type="float">
            <text:p>0.382513</text:p>
          </table:table-cell>
          <table:table-cell office:value-type="float" office:value="0.2690559" calcext:value-type="float">
            <text:p>0.2690559</text:p>
          </table:table-cell>
          <table:table-cell office:value-type="float" office:value="0.1416883" calcext:value-type="float">
            <text:p>0.1416883</text:p>
          </table:table-cell>
          <table:table-cell office:value-type="float" office:value="0.09923836" calcext:value-type="float">
            <text:p>0.09923836</text:p>
          </table:table-cell>
          <table:table-cell office:value-type="float" office:value="0.05596692" calcext:value-type="float">
            <text:p>0.05596692</text:p>
          </table:table-cell>
          <table:table-cell office:value-type="float" office:value="0.03625342" calcext:value-type="float">
            <text:p>0.03625342</text:p>
          </table:table-cell>
          <table:table-cell office:value-type="float" office:value="0.05849645" calcext:value-type="float">
            <text:p>0.05849645</text:p>
          </table:table-cell>
          <table:table-cell office:value-type="float" office:value="0.08531871" calcext:value-type="float">
            <text:p>0.08531871</text:p>
          </table:table-cell>
          <table:table-cell office:value-type="float" office:value="0.07949047" calcext:value-type="float">
            <text:p>0.07949047</text:p>
          </table:table-cell>
          <table:table-cell office:value-type="float" office:value="0.07811182" calcext:value-type="float">
            <text:p>0.07811182</text:p>
          </table:table-cell>
          <table:table-cell office:value-type="float" office:value="0.07775702" calcext:value-type="float">
            <text:p>0.07775702</text:p>
          </table:table-cell>
          <table:table-cell office:value-type="float" office:value="0.07817208" calcext:value-type="float">
            <text:p>0.07817208</text:p>
          </table:table-cell>
          <table:table-cell office:value-type="float" office:value="0.07995442" calcext:value-type="float">
            <text:p>0.07995442</text:p>
          </table:table-cell>
          <table:table-cell office:value-type="float" office:value="0" calcext:value-type="float">
            <text:p>0</text:p>
          </table:table-cell>
          <table:table-cell office:value-type="float" office:value="7.182326" calcext:value-type="float">
            <text:p>7.182326</text:p>
          </table:table-cell>
          <table:table-cell office:value-type="float" office:value="4.327199" calcext:value-type="float">
            <text:p>4.327199</text:p>
          </table:table-cell>
          <table:table-cell office:value-type="float" office:value="3.594789" calcext:value-type="float">
            <text:p>3.594789</text:p>
          </table:table-cell>
          <table:table-cell office:value-type="float" office:value="2.061878" calcext:value-type="float">
            <text:p>2.061878</text:p>
          </table:table-cell>
          <table:table-cell office:value-type="float" office:value="1.516788" calcext:value-type="float">
            <text:p>1.516788</text:p>
          </table:table-cell>
          <table:table-cell office:value-type="float" office:value="0.8102553" calcext:value-type="float">
            <text:p>0.8102553</text:p>
          </table:table-cell>
          <table:table-cell office:value-type="float" office:value="0.62029" calcext:value-type="float">
            <text:p>0.62029</text:p>
          </table:table-cell>
          <table:table-cell office:value-type="float" office:value="1.250511" calcext:value-type="float">
            <text:p>1.250511</text:p>
          </table:table-cell>
          <table:table-cell office:value-type="float" office:value="1.719171" calcext:value-type="float">
            <text:p>1.719171</text:p>
          </table:table-cell>
          <table:table-cell office:value-type="float" office:value="1.65746" calcext:value-type="float">
            <text:p>1.65746</text:p>
          </table:table-cell>
          <table:table-cell office:value-type="float" office:value="1.720223" calcext:value-type="float">
            <text:p>1.720223</text:p>
          </table:table-cell>
          <table:table-cell office:value-type="float" office:value="1.723384" calcext:value-type="float">
            <text:p>1.723384</text:p>
          </table:table-cell>
          <table:table-cell office:value-type="float" office:value="1.783498" calcext:value-type="float">
            <text:p>1.783498</text:p>
          </table:table-cell>
          <table:table-cell office:value-type="float" office:value="1.956948" calcext:value-type="float">
            <text:p>1.956948</text:p>
          </table:table-cell>
          <table:table-cell office:value-type="float" office:value="0" calcext:value-type="float">
            <text:p>0</text:p>
          </table:table-cell>
          <table:table-cell office:value-type="float" office:value="23.4586" calcext:value-type="float">
            <text:p>23.4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1" calcext:value-type="float">
            <text:p>28042001</text:p>
          </table:table-cell>
          <table:table-cell office:value-type="float" office:value="1.642437" calcext:value-type="float">
            <text:p>1.642437</text:p>
          </table:table-cell>
          <table:table-cell office:value-type="float" office:value="139.3508" calcext:value-type="float">
            <text:p>139.3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869236" calcext:value-type="float">
            <text:p>6.869236</text:p>
          </table:table-cell>
          <table:table-cell office:value-type="float" office:value="0" calcext:value-type="float">
            <text:p>0</text:p>
          </table:table-cell>
          <table:table-cell office:value-type="float" office:value="0.00002157865" calcext:value-type="float">
            <text:p>2.15786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251" calcext:value-type="float">
            <text:p>-0.005893251</text:p>
          </table:table-cell>
          <table:table-cell office:value-type="float" office:value="1191.441" calcext:value-type="float">
            <text:p>1191.441</text:p>
          </table:table-cell>
          <table:table-cell office:value-type="float" office:value="2.879731" calcext:value-type="float">
            <text:p>2.879731</text:p>
          </table:table-cell>
          <table:table-cell office:value-type="float" office:value="0" calcext:value-type="float">
            <text:p>0</text:p>
          </table:table-cell>
          <table:table-cell office:value-type="float" office:value="1.322135" calcext:value-type="float">
            <text:p>1.322135</text:p>
          </table:table-cell>
          <table:table-cell office:value-type="float" office:value="0.3726421" calcext:value-type="float">
            <text:p>0.3726421</text:p>
          </table:table-cell>
          <table:table-cell office:value-type="float" office:value="0.2806867" calcext:value-type="float">
            <text:p>0.2806867</text:p>
          </table:table-cell>
          <table:table-cell office:value-type="float" office:value="0.1502599" calcext:value-type="float">
            <text:p>0.1502599</text:p>
          </table:table-cell>
          <table:table-cell office:value-type="float" office:value="0.1070949" calcext:value-type="float">
            <text:p>0.1070949</text:p>
          </table:table-cell>
          <table:table-cell office:value-type="float" office:value="0.06024553" calcext:value-type="float">
            <text:p>0.06024553</text:p>
          </table:table-cell>
          <table:table-cell office:value-type="float" office:value="0.03840878" calcext:value-type="float">
            <text:p>0.03840878</text:p>
          </table:table-cell>
          <table:table-cell office:value-type="float" office:value="0.05999796" calcext:value-type="float">
            <text:p>0.05999796</text:p>
          </table:table-cell>
          <table:table-cell office:value-type="float" office:value="0.08581541" calcext:value-type="float">
            <text:p>0.08581541</text:p>
          </table:table-cell>
          <table:table-cell office:value-type="float" office:value="0.07966794" calcext:value-type="float">
            <text:p>0.07966794</text:p>
          </table:table-cell>
          <table:table-cell office:value-type="float" office:value="0.07825609" calcext:value-type="float">
            <text:p>0.07825609</text:p>
          </table:table-cell>
          <table:table-cell office:value-type="float" office:value="0.07789487" calcext:value-type="float">
            <text:p>0.07789487</text:p>
          </table:table-cell>
          <table:table-cell office:value-type="float" office:value="0.07831204" calcext:value-type="float">
            <text:p>0.07831204</text:p>
          </table:table-cell>
          <table:table-cell office:value-type="float" office:value="0.08010773" calcext:value-type="float">
            <text:p>0.08010773</text:p>
          </table:table-cell>
          <table:table-cell office:value-type="float" office:value="0" calcext:value-type="float">
            <text:p>0</text:p>
          </table:table-cell>
          <table:table-cell office:value-type="float" office:value="7.398996" calcext:value-type="float">
            <text:p>7.398996</text:p>
          </table:table-cell>
          <table:table-cell office:value-type="float" office:value="4.457518" calcext:value-type="float">
            <text:p>4.457518</text:p>
          </table:table-cell>
          <table:table-cell office:value-type="float" office:value="3.688296" calcext:value-type="float">
            <text:p>3.688296</text:p>
          </table:table-cell>
          <table:table-cell office:value-type="float" office:value="2.112318" calcext:value-type="float">
            <text:p>2.112318</text:p>
          </table:table-cell>
          <table:table-cell office:value-type="float" office:value="1.553104" calcext:value-type="float">
            <text:p>1.553104</text:p>
          </table:table-cell>
          <table:table-cell office:value-type="float" office:value="0.8231924" calcext:value-type="float">
            <text:p>0.8231924</text:p>
          </table:table-cell>
          <table:table-cell office:value-type="float" office:value="0.6274564" calcext:value-type="float">
            <text:p>0.6274564</text:p>
          </table:table-cell>
          <table:table-cell office:value-type="float" office:value="1.261435" calcext:value-type="float">
            <text:p>1.261435</text:p>
          </table:table-cell>
          <table:table-cell office:value-type="float" office:value="1.732541" calcext:value-type="float">
            <text:p>1.732541</text:p>
          </table:table-cell>
          <table:table-cell office:value-type="float" office:value="1.669989" calcext:value-type="float">
            <text:p>1.669989</text:p>
          </table:table-cell>
          <table:table-cell office:value-type="float" office:value="1.733161" calcext:value-type="float">
            <text:p>1.733161</text:p>
          </table:table-cell>
          <table:table-cell office:value-type="float" office:value="1.736198" calcext:value-type="float">
            <text:p>1.736198</text:p>
          </table:table-cell>
          <table:table-cell office:value-type="float" office:value="1.796738" calcext:value-type="float">
            <text:p>1.796738</text:p>
          </table:table-cell>
          <table:table-cell office:value-type="float" office:value="1.971503" calcext:value-type="float">
            <text:p>1.971503</text:p>
          </table:table-cell>
          <table:table-cell office:value-type="float" office:value="0" calcext:value-type="float">
            <text:p>0</text:p>
          </table:table-cell>
          <table:table-cell office:value-type="float" office:value="10.76224" calcext:value-type="float">
            <text:p>10.762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1" calcext:value-type="float">
            <text:p>29042001</text:p>
          </table:table-cell>
          <table:table-cell office:value-type="float" office:value="1.635542" calcext:value-type="float">
            <text:p>1.635542</text:p>
          </table:table-cell>
          <table:table-cell office:value-type="float" office:value="139.3274" calcext:value-type="float">
            <text:p>139.3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32947" calcext:value-type="float">
            <text:p>6.932947</text:p>
          </table:table-cell>
          <table:table-cell office:value-type="float" office:value="0" calcext:value-type="float">
            <text:p>0</text:p>
          </table:table-cell>
          <table:table-cell office:value-type="float" office:value="0.00002157866" calcext:value-type="float">
            <text:p>2.157866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251" calcext:value-type="float">
            <text:p>-0.005893251</text:p>
          </table:table-cell>
          <table:table-cell office:value-type="float" office:value="1191.406" calcext:value-type="float">
            <text:p>1191.406</text:p>
          </table:table-cell>
          <table:table-cell office:value-type="float" office:value="2.864419" calcext:value-type="float">
            <text:p>2.864419</text:p>
          </table:table-cell>
          <table:table-cell office:value-type="float" office:value="0" calcext:value-type="float">
            <text:p>0</text:p>
          </table:table-cell>
          <table:table-cell office:value-type="float" office:value="0.7071995" calcext:value-type="float">
            <text:p>0.7071995</text:p>
          </table:table-cell>
          <table:table-cell office:value-type="float" office:value="0.3491997" calcext:value-type="float">
            <text:p>0.3491997</text:p>
          </table:table-cell>
          <table:table-cell office:value-type="float" office:value="0.2790736" calcext:value-type="float">
            <text:p>0.2790736</text:p>
          </table:table-cell>
          <table:table-cell office:value-type="float" office:value="0.1517852" calcext:value-type="float">
            <text:p>0.1517852</text:p>
          </table:table-cell>
          <table:table-cell office:value-type="float" office:value="0.1102385" calcext:value-type="float">
            <text:p>0.1102385</text:p>
          </table:table-cell>
          <table:table-cell office:value-type="float" office:value="0.06234885" calcext:value-type="float">
            <text:p>0.06234885</text:p>
          </table:table-cell>
          <table:table-cell office:value-type="float" office:value="0.03987733" calcext:value-type="float">
            <text:p>0.03987733</text:p>
          </table:table-cell>
          <table:table-cell office:value-type="float" office:value="0.06126442" calcext:value-type="float">
            <text:p>0.06126442</text:p>
          </table:table-cell>
          <table:table-cell office:value-type="float" office:value="0.08638106" calcext:value-type="float">
            <text:p>0.08638106</text:p>
          </table:table-cell>
          <table:table-cell office:value-type="float" office:value="0.07986699" calcext:value-type="float">
            <text:p>0.07986699</text:p>
          </table:table-cell>
          <table:table-cell office:value-type="float" office:value="0.07840271" calcext:value-type="float">
            <text:p>0.07840271</text:p>
          </table:table-cell>
          <table:table-cell office:value-type="float" office:value="0.07803303" calcext:value-type="float">
            <text:p>0.07803303</text:p>
          </table:table-cell>
          <table:table-cell office:value-type="float" office:value="0.07845186" calcext:value-type="float">
            <text:p>0.07845186</text:p>
          </table:table-cell>
          <table:table-cell office:value-type="float" office:value="0.08026093" calcext:value-type="float">
            <text:p>0.08026093</text:p>
          </table:table-cell>
          <table:table-cell office:value-type="float" office:value="0" calcext:value-type="float">
            <text:p>0</text:p>
          </table:table-cell>
          <table:table-cell office:value-type="float" office:value="7.526762" calcext:value-type="float">
            <text:p>7.526762</text:p>
          </table:table-cell>
          <table:table-cell office:value-type="float" office:value="4.581088" calcext:value-type="float">
            <text:p>4.581088</text:p>
          </table:table-cell>
          <table:table-cell office:value-type="float" office:value="3.783736" calcext:value-type="float">
            <text:p>3.783736</text:p>
          </table:table-cell>
          <table:table-cell office:value-type="float" office:value="2.164705" calcext:value-type="float">
            <text:p>2.164705</text:p>
          </table:table-cell>
          <table:table-cell office:value-type="float" office:value="1.591536" calcext:value-type="float">
            <text:p>1.591536</text:p>
          </table:table-cell>
          <table:table-cell office:value-type="float" office:value="0.8368844" calcext:value-type="float">
            <text:p>0.8368844</text:p>
          </table:table-cell>
          <table:table-cell office:value-type="float" office:value="0.635011" calcext:value-type="float">
            <text:p>0.635011</text:p>
          </table:table-cell>
          <table:table-cell office:value-type="float" office:value="1.272666" calcext:value-type="float">
            <text:p>1.272666</text:p>
          </table:table-cell>
          <table:table-cell office:value-type="float" office:value="1.745987" calcext:value-type="float">
            <text:p>1.745987</text:p>
          </table:table-cell>
          <table:table-cell office:value-type="float" office:value="1.682518" calcext:value-type="float">
            <text:p>1.682518</text:p>
          </table:table-cell>
          <table:table-cell office:value-type="float" office:value="1.746086" calcext:value-type="float">
            <text:p>1.746086</text:p>
          </table:table-cell>
          <table:table-cell office:value-type="float" office:value="1.74901" calcext:value-type="float">
            <text:p>1.74901</text:p>
          </table:table-cell>
          <table:table-cell office:value-type="float" office:value="1.809976" calcext:value-type="float">
            <text:p>1.809976</text:p>
          </table:table-cell>
          <table:table-cell office:value-type="float" office:value="1.98604" calcext:value-type="float">
            <text:p>1.98604</text:p>
          </table:table-cell>
          <table:table-cell office:value-type="float" office:value="0" calcext:value-type="float">
            <text:p>0</text:p>
          </table:table-cell>
          <table:table-cell office:value-type="float" office:value="5.413639" calcext:value-type="float">
            <text:p>5.413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1" calcext:value-type="float">
            <text:p>30042001</text:p>
          </table:table-cell>
          <table:table-cell office:value-type="float" office:value="1.628641" calcext:value-type="float">
            <text:p>1.628641</text:p>
          </table:table-cell>
          <table:table-cell office:value-type="float" office:value="139.3059" calcext:value-type="float">
            <text:p>139.30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995408" calcext:value-type="float">
            <text:p>6.995408</text:p>
          </table:table-cell>
          <table:table-cell office:value-type="float" office:value="0" calcext:value-type="float">
            <text:p>0</text:p>
          </table:table-cell>
          <table:table-cell office:value-type="float" office:value="0.00002157875" calcext:value-type="float">
            <text:p>2.157875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3251" calcext:value-type="float">
            <text:p>-0.005893251</text:p>
          </table:table-cell>
          <table:table-cell office:value-type="float" office:value="1191.371" calcext:value-type="float">
            <text:p>1191.371</text:p>
          </table:table-cell>
          <table:table-cell office:value-type="float" office:value="2.85027" calcext:value-type="float">
            <text:p>2.85027</text:p>
          </table:table-cell>
          <table:table-cell office:value-type="float" office:value="0" calcext:value-type="float">
            <text:p>0</text:p>
          </table:table-cell>
          <table:table-cell office:value-type="float" office:value="0.4818488" calcext:value-type="float">
            <text:p>0.4818488</text:p>
          </table:table-cell>
          <table:table-cell office:value-type="float" office:value="0.3019801" calcext:value-type="float">
            <text:p>0.3019801</text:p>
          </table:table-cell>
          <table:table-cell office:value-type="float" office:value="0.2544072" calcext:value-type="float">
            <text:p>0.2544072</text:p>
          </table:table-cell>
          <table:table-cell office:value-type="float" office:value="0.1420981" calcext:value-type="float">
            <text:p>0.1420981</text:p>
          </table:table-cell>
          <table:table-cell office:value-type="float" office:value="0.1060384" calcext:value-type="float">
            <text:p>0.1060384</text:p>
          </table:table-cell>
          <table:table-cell office:value-type="float" office:value="0.06158787" calcext:value-type="float">
            <text:p>0.06158787</text:p>
          </table:table-cell>
          <table:table-cell office:value-type="float" office:value="0.04025846" calcext:value-type="float">
            <text:p>0.04025846</text:p>
          </table:table-cell>
          <table:table-cell office:value-type="float" office:value="0.06211656" calcext:value-type="float">
            <text:p>0.06211656</text:p>
          </table:table-cell>
          <table:table-cell office:value-type="float" office:value="0.08693633" calcext:value-type="float">
            <text:p>0.08693633</text:p>
          </table:table-cell>
          <table:table-cell office:value-type="float" office:value="0.08008178" calcext:value-type="float">
            <text:p>0.08008178</text:p>
          </table:table-cell>
          <table:table-cell office:value-type="float" office:value="0.07855154" calcext:value-type="float">
            <text:p>0.07855154</text:p>
          </table:table-cell>
          <table:table-cell office:value-type="float" office:value="0.07817103" calcext:value-type="float">
            <text:p>0.07817103</text:p>
          </table:table-cell>
          <table:table-cell office:value-type="float" office:value="0.07859167" calcext:value-type="float">
            <text:p>0.07859167</text:p>
          </table:table-cell>
          <table:table-cell office:value-type="float" office:value="0.08041404" calcext:value-type="float">
            <text:p>0.08041404</text:p>
          </table:table-cell>
          <table:table-cell office:value-type="float" office:value="0" calcext:value-type="float">
            <text:p>0</text:p>
          </table:table-cell>
          <table:table-cell office:value-type="float" office:value="7.613849" calcext:value-type="float">
            <text:p>7.613849</text:p>
          </table:table-cell>
          <table:table-cell office:value-type="float" office:value="4.689044" calcext:value-type="float">
            <text:p>4.689044</text:p>
          </table:table-cell>
          <table:table-cell office:value-type="float" office:value="3.873662" calcext:value-type="float">
            <text:p>3.873662</text:p>
          </table:table-cell>
          <table:table-cell office:value-type="float" office:value="2.215505" calcext:value-type="float">
            <text:p>2.215505</text:p>
          </table:table-cell>
          <table:table-cell office:value-type="float" office:value="1.629796" calcext:value-type="float">
            <text:p>1.629796</text:p>
          </table:table-cell>
          <table:table-cell office:value-type="float" office:value="0.8507528" calcext:value-type="float">
            <text:p>0.8507528</text:p>
          </table:table-cell>
          <table:table-cell office:value-type="float" office:value="0.6427649" calcext:value-type="float">
            <text:p>0.6427649</text:p>
          </table:table-cell>
          <table:table-cell office:value-type="float" office:value="1.284124" calcext:value-type="float">
            <text:p>1.284124</text:p>
          </table:table-cell>
          <table:table-cell office:value-type="float" office:value="1.759512" calcext:value-type="float">
            <text:p>1.759512</text:p>
          </table:table-cell>
          <table:table-cell office:value-type="float" office:value="1.695066" calcext:value-type="float">
            <text:p>1.695066</text:p>
          </table:table-cell>
          <table:table-cell office:value-type="float" office:value="1.759008" calcext:value-type="float">
            <text:p>1.759008</text:p>
          </table:table-cell>
          <table:table-cell office:value-type="float" office:value="1.761806" calcext:value-type="float">
            <text:p>1.761806</text:p>
          </table:table-cell>
          <table:table-cell office:value-type="float" office:value="1.823214" calcext:value-type="float">
            <text:p>1.823214</text:p>
          </table:table-cell>
          <table:table-cell office:value-type="float" office:value="2.000559" calcext:value-type="float">
            <text:p>2.000559</text:p>
          </table:table-cell>
          <table:table-cell office:value-type="float" office:value="0" calcext:value-type="float">
            <text:p>0</text:p>
          </table:table-cell>
          <table:table-cell office:value-type="float" office:value="7.313632" calcext:value-type="float">
            <text:p>7.313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1" calcext:value-type="float">
            <text:p>1052001</text:p>
          </table:table-cell>
          <table:table-cell office:value-type="float" office:value="1.621793" calcext:value-type="float">
            <text:p>1.621793</text:p>
          </table:table-cell>
          <table:table-cell office:value-type="float" office:value="139.2868" calcext:value-type="float">
            <text:p>139.2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56298" calcext:value-type="float">
            <text:p>7.056298</text:p>
          </table:table-cell>
          <table:table-cell office:value-type="float" office:value="0" calcext:value-type="float">
            <text:p>0</text:p>
          </table:table-cell>
          <table:table-cell office:value-type="float" office:value="0.00002167214" calcext:value-type="float">
            <text:p>2.167214E-05</text:p>
          </table:table-cell>
          <table:table-cell office:value-type="float" office:value="0" calcext:value-type="float">
            <text:p>0</text:p>
          </table:table-cell>
          <table:table-cell office:value-type="float" office:value="-0.005892046" calcext:value-type="float">
            <text:p>-0.005892046</text:p>
          </table:table-cell>
          <table:table-cell office:value-type="float" office:value="1191.335" calcext:value-type="float">
            <text:p>1191.335</text:p>
          </table:table-cell>
          <table:table-cell office:value-type="float" office:value="2.838322" calcext:value-type="float">
            <text:p>2.838322</text:p>
          </table:table-cell>
          <table:table-cell office:value-type="float" office:value="0" calcext:value-type="float">
            <text:p>0</text:p>
          </table:table-cell>
          <table:table-cell office:value-type="float" office:value="0.2467123" calcext:value-type="float">
            <text:p>0.2467123</text:p>
          </table:table-cell>
          <table:table-cell office:value-type="float" office:value="0.2692874" calcext:value-type="float">
            <text:p>0.2692874</text:p>
          </table:table-cell>
          <table:table-cell office:value-type="float" office:value="0.2295184" calcext:value-type="float">
            <text:p>0.2295184</text:p>
          </table:table-cell>
          <table:table-cell office:value-type="float" office:value="0.1294555" calcext:value-type="float">
            <text:p>0.1294555</text:p>
          </table:table-cell>
          <table:table-cell office:value-type="float" office:value="0.09929209" calcext:value-type="float">
            <text:p>0.09929209</text:p>
          </table:table-cell>
          <table:table-cell office:value-type="float" office:value="0.05906276" calcext:value-type="float">
            <text:p>0.05906276</text:p>
          </table:table-cell>
          <table:table-cell office:value-type="float" office:value="0.03857841" calcext:value-type="float">
            <text:p>0.03857841</text:p>
          </table:table-cell>
          <table:table-cell office:value-type="float" office:value="0.06238805" calcext:value-type="float">
            <text:p>0.06238805</text:p>
          </table:table-cell>
          <table:table-cell office:value-type="float" office:value="0.08740708" calcext:value-type="float">
            <text:p>0.08740708</text:p>
          </table:table-cell>
          <table:table-cell office:value-type="float" office:value="0.08030394" calcext:value-type="float">
            <text:p>0.08030394</text:p>
          </table:table-cell>
          <table:table-cell office:value-type="float" office:value="0.07870314" calcext:value-type="float">
            <text:p>0.07870314</text:p>
          </table:table-cell>
          <table:table-cell office:value-type="float" office:value="0.07830939" calcext:value-type="float">
            <text:p>0.07830939</text:p>
          </table:table-cell>
          <table:table-cell office:value-type="float" office:value="0.07873128" calcext:value-type="float">
            <text:p>0.07873128</text:p>
          </table:table-cell>
          <table:table-cell office:value-type="float" office:value="0.08056707" calcext:value-type="float">
            <text:p>0.08056707</text:p>
          </table:table-cell>
          <table:table-cell office:value-type="float" office:value="0" calcext:value-type="float">
            <text:p>0</text:p>
          </table:table-cell>
          <table:table-cell office:value-type="float" office:value="7.706447" calcext:value-type="float">
            <text:p>7.706447</text:p>
          </table:table-cell>
          <table:table-cell office:value-type="float" office:value="4.778887" calcext:value-type="float">
            <text:p>4.778887</text:p>
          </table:table-cell>
          <table:table-cell office:value-type="float" office:value="3.952704" calcext:value-type="float">
            <text:p>3.952704</text:p>
          </table:table-cell>
          <table:table-cell office:value-type="float" office:value="2.261678" calcext:value-type="float">
            <text:p>2.261678</text:p>
          </table:table-cell>
          <table:table-cell office:value-type="float" office:value="1.665567" calcext:value-type="float">
            <text:p>1.665567</text:p>
          </table:table-cell>
          <table:table-cell office:value-type="float" office:value="0.8641131" calcext:value-type="float">
            <text:p>0.8641131</text:p>
          </table:table-cell>
          <table:table-cell office:value-type="float" office:value="0.6504535" calcext:value-type="float">
            <text:p>0.6504535</text:p>
          </table:table-cell>
          <table:table-cell office:value-type="float" office:value="1.295675" calcext:value-type="float">
            <text:p>1.295675</text:p>
          </table:table-cell>
          <table:table-cell office:value-type="float" office:value="1.773103" calcext:value-type="float">
            <text:p>1.773103</text:p>
          </table:table-cell>
          <table:table-cell office:value-type="float" office:value="1.707614" calcext:value-type="float">
            <text:p>1.707614</text:p>
          </table:table-cell>
          <table:table-cell office:value-type="float" office:value="1.771919" calcext:value-type="float">
            <text:p>1.771919</text:p>
          </table:table-cell>
          <table:table-cell office:value-type="float" office:value="1.774599" calcext:value-type="float">
            <text:p>1.774599</text:p>
          </table:table-cell>
          <table:table-cell office:value-type="float" office:value="1.836436" calcext:value-type="float">
            <text:p>1.836436</text:p>
          </table:table-cell>
          <table:table-cell office:value-type="float" office:value="2.015056" calcext:value-type="float">
            <text:p>2.015056</text:p>
          </table:table-cell>
          <table:table-cell office:value-type="float" office:value="0" calcext:value-type="float">
            <text:p>0</text:p>
          </table:table-cell>
          <table:table-cell office:value-type="float" office:value="3.45536" calcext:value-type="float">
            <text:p>3.455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1" calcext:value-type="float">
            <text:p>2052001</text:p>
          </table:table-cell>
          <table:table-cell office:value-type="float" office:value="1.614323" calcext:value-type="float">
            <text:p>1.614323</text:p>
          </table:table-cell>
          <table:table-cell office:value-type="float" office:value="139.2633" calcext:value-type="float">
            <text:p>139.26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1627" calcext:value-type="float">
            <text:p>7.11627</text:p>
          </table:table-cell>
          <table:table-cell office:value-type="float" office:value="0.008457144" calcext:value-type="float">
            <text:p>0.008457144</text:p>
          </table:table-cell>
          <table:table-cell office:value-type="float" office:value="0.00002298751" calcext:value-type="float">
            <text:p>2.298751E-05</text:p>
          </table:table-cell>
          <table:table-cell office:value-type="float" office:value="0.007598226" calcext:value-type="float">
            <text:p>0.007598226</text:p>
          </table:table-cell>
          <table:table-cell office:value-type="float" office:value="-0.005881873" calcext:value-type="float">
            <text:p>-0.005881873</text:p>
          </table:table-cell>
          <table:table-cell office:value-type="float" office:value="1191.292" calcext:value-type="float">
            <text:p>1191.292</text:p>
          </table:table-cell>
          <table:table-cell office:value-type="float" office:value="2.829407" calcext:value-type="float">
            <text:p>2.829407</text:p>
          </table:table-cell>
          <table:table-cell office:value-type="float" office:value="0" calcext:value-type="float">
            <text:p>0</text:p>
          </table:table-cell>
          <table:table-cell office:value-type="float" office:value="0.1780078" calcext:value-type="float">
            <text:p>0.1780078</text:p>
          </table:table-cell>
          <table:table-cell office:value-type="float" office:value="0.1598836" calcext:value-type="float">
            <text:p>0.1598836</text:p>
          </table:table-cell>
          <table:table-cell office:value-type="float" office:value="0.1542296" calcext:value-type="float">
            <text:p>0.1542296</text:p>
          </table:table-cell>
          <table:table-cell office:value-type="float" office:value="0.1013831" calcext:value-type="float">
            <text:p>0.1013831</text:p>
          </table:table-cell>
          <table:table-cell office:value-type="float" office:value="0.08278739" calcext:value-type="float">
            <text:p>0.08278739</text:p>
          </table:table-cell>
          <table:table-cell office:value-type="float" office:value="0.05442679" calcext:value-type="float">
            <text:p>0.05442679</text:p>
          </table:table-cell>
          <table:table-cell office:value-type="float" office:value="0.03677169" calcext:value-type="float">
            <text:p>0.03677169</text:p>
          </table:table-cell>
          <table:table-cell office:value-type="float" office:value="0.06148028" calcext:value-type="float">
            <text:p>0.06148028</text:p>
          </table:table-cell>
          <table:table-cell office:value-type="float" office:value="0.08769267" calcext:value-type="float">
            <text:p>0.08769267</text:p>
          </table:table-cell>
          <table:table-cell office:value-type="float" office:value="0.08052159" calcext:value-type="float">
            <text:p>0.08052159</text:p>
          </table:table-cell>
          <table:table-cell office:value-type="float" office:value="0.07885541" calcext:value-type="float">
            <text:p>0.07885541</text:p>
          </table:table-cell>
          <table:table-cell office:value-type="float" office:value="0.0784482" calcext:value-type="float">
            <text:p>0.0784482</text:p>
          </table:table-cell>
          <table:table-cell office:value-type="float" office:value="0.07887113" calcext:value-type="float">
            <text:p>0.07887113</text:p>
          </table:table-cell>
          <table:table-cell office:value-type="float" office:value="0.08071984" calcext:value-type="float">
            <text:p>0.08071984</text:p>
          </table:table-cell>
          <table:table-cell office:value-type="float" office:value="0" calcext:value-type="float">
            <text:p>0</text:p>
          </table:table-cell>
          <table:table-cell office:value-type="float" office:value="7.741283" calcext:value-type="float">
            <text:p>7.741283</text:p>
          </table:table-cell>
          <table:table-cell office:value-type="float" office:value="4.846973" calcext:value-type="float">
            <text:p>4.846973</text:p>
          </table:table-cell>
          <table:table-cell office:value-type="float" office:value="4.025966" calcext:value-type="float">
            <text:p>4.025966</text:p>
          </table:table-cell>
          <table:table-cell office:value-type="float" office:value="2.315353" calcext:value-type="float">
            <text:p>2.315353</text:p>
          </table:table-cell>
          <table:table-cell office:value-type="float" office:value="1.709612" calcext:value-type="float">
            <text:p>1.709612</text:p>
          </table:table-cell>
          <table:table-cell office:value-type="float" office:value="0.8790895" calcext:value-type="float">
            <text:p>0.8790895</text:p>
          </table:table-cell>
          <table:table-cell office:value-type="float" office:value="0.6586965" calcext:value-type="float">
            <text:p>0.6586965</text:p>
          </table:table-cell>
          <table:table-cell office:value-type="float" office:value="1.307312" calcext:value-type="float">
            <text:p>1.307312</text:p>
          </table:table-cell>
          <table:table-cell office:value-type="float" office:value="1.786726" calcext:value-type="float">
            <text:p>1.786726</text:p>
          </table:table-cell>
          <table:table-cell office:value-type="float" office:value="1.720181" calcext:value-type="float">
            <text:p>1.720181</text:p>
          </table:table-cell>
          <table:table-cell office:value-type="float" office:value="1.784835" calcext:value-type="float">
            <text:p>1.784835</text:p>
          </table:table-cell>
          <table:table-cell office:value-type="float" office:value="1.787385" calcext:value-type="float">
            <text:p>1.787385</text:p>
          </table:table-cell>
          <table:table-cell office:value-type="float" office:value="1.849675" calcext:value-type="float">
            <text:p>1.849675</text:p>
          </table:table-cell>
          <table:table-cell office:value-type="float" office:value="2.029079" calcext:value-type="float">
            <text:p>2.029079</text:p>
          </table:table-cell>
          <table:table-cell office:value-type="float" office:value="0" calcext:value-type="float">
            <text:p>0</text:p>
          </table:table-cell>
          <table:table-cell office:value-type="float" office:value="3.554809" calcext:value-type="float">
            <text:p>3.554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1" calcext:value-type="float">
            <text:p>3052001</text:p>
          </table:table-cell>
          <table:table-cell office:value-type="float" office:value="1.6101" calcext:value-type="float">
            <text:p>1.6101</text:p>
          </table:table-cell>
          <table:table-cell office:value-type="float" office:value="139.2502" calcext:value-type="float">
            <text:p>139.25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172411" calcext:value-type="float">
            <text:p>7.172411</text:p>
          </table:table-cell>
          <table:table-cell office:value-type="float" office:value="0.008457144" calcext:value-type="float">
            <text:p>0.008457144</text:p>
          </table:table-cell>
          <table:table-cell office:value-type="float" office:value="0.000022996" calcext:value-type="float">
            <text:p>2.2996E-05</text:p>
          </table:table-cell>
          <table:table-cell office:value-type="float" office:value="0.007598226" calcext:value-type="float">
            <text:p>0.007598226</text:p>
          </table:table-cell>
          <table:table-cell office:value-type="float" office:value="-0.005881775" calcext:value-type="float">
            <text:p>-0.005881775</text:p>
          </table:table-cell>
          <table:table-cell office:value-type="float" office:value="1191.254" calcext:value-type="float">
            <text:p>1191.254</text:p>
          </table:table-cell>
          <table:table-cell office:value-type="float" office:value="2.824143" calcext:value-type="float">
            <text:p>2.824143</text:p>
          </table:table-cell>
          <table:table-cell office:value-type="float" office:value="0" calcext:value-type="float">
            <text:p>0</text:p>
          </table:table-cell>
          <table:table-cell office:value-type="float" office:value="0.08041103" calcext:value-type="float">
            <text:p>0.08041103</text:p>
          </table:table-cell>
          <table:table-cell office:value-type="float" office:value="0.113172" calcext:value-type="float">
            <text:p>0.113172</text:p>
          </table:table-cell>
          <table:table-cell office:value-type="float" office:value="0.1176758" calcext:value-type="float">
            <text:p>0.1176758</text:p>
          </table:table-cell>
          <table:table-cell office:value-type="float" office:value="0.07964" calcext:value-type="float">
            <text:p>0.07964</text:p>
          </table:table-cell>
          <table:table-cell office:value-type="float" office:value="0.06354079" calcext:value-type="float">
            <text:p>0.06354079</text:p>
          </table:table-cell>
          <table:table-cell office:value-type="float" office:value="0.04386536" calcext:value-type="float">
            <text:p>0.04386536</text:p>
          </table:table-cell>
          <table:table-cell office:value-type="float" office:value="0.03338713" calcext:value-type="float">
            <text:p>0.03338713</text:p>
          </table:table-cell>
          <table:table-cell office:value-type="float" office:value="0.05986234" calcext:value-type="float">
            <text:p>0.05986234</text:p>
          </table:table-cell>
          <table:table-cell office:value-type="float" office:value="0.08772074" calcext:value-type="float">
            <text:p>0.08772074</text:p>
          </table:table-cell>
          <table:table-cell office:value-type="float" office:value="0.08072654" calcext:value-type="float">
            <text:p>0.08072654</text:p>
          </table:table-cell>
          <table:table-cell office:value-type="float" office:value="0.07900759" calcext:value-type="float">
            <text:p>0.07900759</text:p>
          </table:table-cell>
          <table:table-cell office:value-type="float" office:value="0.07858728" calcext:value-type="float">
            <text:p>0.07858728</text:p>
          </table:table-cell>
          <table:table-cell office:value-type="float" office:value="0.07901072" calcext:value-type="float">
            <text:p>0.07901072</text:p>
          </table:table-cell>
          <table:table-cell office:value-type="float" office:value="0.08087242" calcext:value-type="float">
            <text:p>0.08087242</text:p>
          </table:table-cell>
          <table:table-cell office:value-type="float" office:value="0" calcext:value-type="float">
            <text:p>0</text:p>
          </table:table-cell>
          <table:table-cell office:value-type="float" office:value="7.774013" calcext:value-type="float">
            <text:p>7.774013</text:p>
          </table:table-cell>
          <table:table-cell office:value-type="float" office:value="4.892555" calcext:value-type="float">
            <text:p>4.892555</text:p>
          </table:table-cell>
          <table:table-cell office:value-type="float" office:value="4.074153" calcext:value-type="float">
            <text:p>4.074153</text:p>
          </table:table-cell>
          <table:table-cell office:value-type="float" office:value="2.350442" calcext:value-type="float">
            <text:p>2.350442</text:p>
          </table:table-cell>
          <table:table-cell office:value-type="float" office:value="1.73925" calcext:value-type="float">
            <text:p>1.73925</text:p>
          </table:table-cell>
          <table:table-cell office:value-type="float" office:value="0.8917491" calcext:value-type="float">
            <text:p>0.8917491</text:p>
          </table:table-cell>
          <table:table-cell office:value-type="float" office:value="0.6667618" calcext:value-type="float">
            <text:p>0.6667618</text:p>
          </table:table-cell>
          <table:table-cell office:value-type="float" office:value="1.318823" calcext:value-type="float">
            <text:p>1.318823</text:p>
          </table:table-cell>
          <table:table-cell office:value-type="float" office:value="1.800401" calcext:value-type="float">
            <text:p>1.800401</text:p>
          </table:table-cell>
          <table:table-cell office:value-type="float" office:value="1.732749" calcext:value-type="float">
            <text:p>1.732749</text:p>
          </table:table-cell>
          <table:table-cell office:value-type="float" office:value="1.797745" calcext:value-type="float">
            <text:p>1.797745</text:p>
          </table:table-cell>
          <table:table-cell office:value-type="float" office:value="1.800158" calcext:value-type="float">
            <text:p>1.800158</text:p>
          </table:table-cell>
          <table:table-cell office:value-type="float" office:value="1.862893" calcext:value-type="float">
            <text:p>1.862893</text:p>
          </table:table-cell>
          <table:table-cell office:value-type="float" office:value="2.043537" calcext:value-type="float">
            <text:p>2.043537</text:p>
          </table:table-cell>
          <table:table-cell office:value-type="float" office:value="0" calcext:value-type="float">
            <text:p>0</text:p>
          </table:table-cell>
          <table:table-cell office:value-type="float" office:value="0.2227189" calcext:value-type="float">
            <text:p>0.22271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1" calcext:value-type="float">
            <text:p>4052001</text:p>
          </table:table-cell>
          <table:table-cell office:value-type="float" office:value="1.605914" calcext:value-type="float">
            <text:p>1.605914</text:p>
          </table:table-cell>
          <table:table-cell office:value-type="float" office:value="139.2387" calcext:value-type="float">
            <text:p>139.2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2695" calcext:value-type="float">
            <text:p>7.22695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0239191" calcext:value-type="float">
            <text:p>2.39191E-05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-0.005875213" calcext:value-type="float">
            <text:p>-0.005875213</text:p>
          </table:table-cell>
          <table:table-cell office:value-type="float" office:value="1191.214" calcext:value-type="float">
            <text:p>1191.214</text:p>
          </table:table-cell>
          <table:table-cell office:value-type="float" office:value="2.82107" calcext:value-type="float">
            <text:p>2.82107</text:p>
          </table:table-cell>
          <table:table-cell office:value-type="float" office:value="0" calcext:value-type="float">
            <text:p>0</text:p>
          </table:table-cell>
          <table:table-cell office:value-type="float" office:value="0.09410001" calcext:value-type="float">
            <text:p>0.09410001</text:p>
          </table:table-cell>
          <table:table-cell office:value-type="float" office:value="0.09630379" calcext:value-type="float">
            <text:p>0.09630379</text:p>
          </table:table-cell>
          <table:table-cell office:value-type="float" office:value="0.0928339" calcext:value-type="float">
            <text:p>0.0928339</text:p>
          </table:table-cell>
          <table:table-cell office:value-type="float" office:value="0.06602626" calcext:value-type="float">
            <text:p>0.06602626</text:p>
          </table:table-cell>
          <table:table-cell office:value-type="float" office:value="0.05581031" calcext:value-type="float">
            <text:p>0.05581031</text:p>
          </table:table-cell>
          <table:table-cell office:value-type="float" office:value="0.04052398" calcext:value-type="float">
            <text:p>0.04052398</text:p>
          </table:table-cell>
          <table:table-cell office:value-type="float" office:value="0.03599492" calcext:value-type="float">
            <text:p>0.03599492</text:p>
          </table:table-cell>
          <table:table-cell office:value-type="float" office:value="0.05477051" calcext:value-type="float">
            <text:p>0.05477051</text:p>
          </table:table-cell>
          <table:table-cell office:value-type="float" office:value="0.08219362" calcext:value-type="float">
            <text:p>0.08219362</text:p>
          </table:table-cell>
          <table:table-cell office:value-type="float" office:value="0.08107352" calcext:value-type="float">
            <text:p>0.08107352</text:p>
          </table:table-cell>
          <table:table-cell office:value-type="float" office:value="0.07917438" calcext:value-type="float">
            <text:p>0.07917438</text:p>
          </table:table-cell>
          <table:table-cell office:value-type="float" office:value="0.07872663" calcext:value-type="float">
            <text:p>0.07872663</text:p>
          </table:table-cell>
          <table:table-cell office:value-type="float" office:value="0.0791503" calcext:value-type="float">
            <text:p>0.0791503</text:p>
          </table:table-cell>
          <table:table-cell office:value-type="float" office:value="0.08102489" calcext:value-type="float">
            <text:p>0.08102489</text:p>
          </table:table-cell>
          <table:table-cell office:value-type="float" office:value="0" calcext:value-type="float">
            <text:p>0</text:p>
          </table:table-cell>
          <table:table-cell office:value-type="float" office:value="7.774668" calcext:value-type="float">
            <text:p>7.774668</text:p>
          </table:table-cell>
          <table:table-cell office:value-type="float" office:value="4.91658" calcext:value-type="float">
            <text:p>4.91658</text:p>
          </table:table-cell>
          <table:table-cell office:value-type="float" office:value="4.106233" calcext:value-type="float">
            <text:p>4.106233</text:p>
          </table:table-cell>
          <table:table-cell office:value-type="float" office:value="2.382089" calcext:value-type="float">
            <text:p>2.382089</text:p>
          </table:table-cell>
          <table:table-cell office:value-type="float" office:value="1.769215" calcext:value-type="float">
            <text:p>1.769215</text:p>
          </table:table-cell>
          <table:table-cell office:value-type="float" office:value="0.9052769" calcext:value-type="float">
            <text:p>0.9052769</text:p>
          </table:table-cell>
          <table:table-cell office:value-type="float" office:value="0.6761432" calcext:value-type="float">
            <text:p>0.6761432</text:p>
          </table:table-cell>
          <table:table-cell office:value-type="float" office:value="1.329967" calcext:value-type="float">
            <text:p>1.329967</text:p>
          </table:table-cell>
          <table:table-cell office:value-type="float" office:value="1.814551" calcext:value-type="float">
            <text:p>1.814551</text:p>
          </table:table-cell>
          <table:table-cell office:value-type="float" office:value="1.745736" calcext:value-type="float">
            <text:p>1.745736</text:p>
          </table:table-cell>
          <table:table-cell office:value-type="float" office:value="1.810668" calcext:value-type="float">
            <text:p>1.810668</text:p>
          </table:table-cell>
          <table:table-cell office:value-type="float" office:value="1.812926" calcext:value-type="float">
            <text:p>1.812926</text:p>
          </table:table-cell>
          <table:table-cell office:value-type="float" office:value="1.876095" calcext:value-type="float">
            <text:p>1.876095</text:p>
          </table:table-cell>
          <table:table-cell office:value-type="float" office:value="2.057942" calcext:value-type="float">
            <text:p>2.057942</text:p>
          </table:table-cell>
          <table:table-cell office:value-type="float" office:value="0" calcext:value-type="float">
            <text:p>0</text:p>
          </table:table-cell>
          <table:table-cell office:value-type="float" office:value="0.6486838" calcext:value-type="float">
            <text:p>0.6486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1" calcext:value-type="float">
            <text:p>5052001</text:p>
          </table:table-cell>
          <table:table-cell office:value-type="float" office:value="1.600561" calcext:value-type="float">
            <text:p>1.600561</text:p>
          </table:table-cell>
          <table:table-cell office:value-type="float" office:value="139.2276" calcext:value-type="float">
            <text:p>139.22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281611" calcext:value-type="float">
            <text:p>7.281611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02392617" calcext:value-type="float">
            <text:p>2.392617E-05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-0.005875136" calcext:value-type="float">
            <text:p>-0.005875136</text:p>
          </table:table-cell>
          <table:table-cell office:value-type="float" office:value="1191.171" calcext:value-type="float">
            <text:p>1191.171</text:p>
          </table:table-cell>
          <table:table-cell office:value-type="float" office:value="2.818385" calcext:value-type="float">
            <text:p>2.818385</text:p>
          </table:table-cell>
          <table:table-cell office:value-type="float" office:value="0" calcext:value-type="float">
            <text:p>0</text:p>
          </table:table-cell>
          <table:table-cell office:value-type="float" office:value="0.1302336" calcext:value-type="float">
            <text:p>0.1302336</text:p>
          </table:table-cell>
          <table:table-cell office:value-type="float" office:value="0.1178183" calcext:value-type="float">
            <text:p>0.1178183</text:p>
          </table:table-cell>
          <table:table-cell office:value-type="float" office:value="0.1060286" calcext:value-type="float">
            <text:p>0.1060286</text:p>
          </table:table-cell>
          <table:table-cell office:value-type="float" office:value="0.06856878" calcext:value-type="float">
            <text:p>0.06856878</text:p>
          </table:table-cell>
          <table:table-cell office:value-type="float" office:value="0.05535752" calcext:value-type="float">
            <text:p>0.05535752</text:p>
          </table:table-cell>
          <table:table-cell office:value-type="float" office:value="0.03809941" calcext:value-type="float">
            <text:p>0.03809941</text:p>
          </table:table-cell>
          <table:table-cell office:value-type="float" office:value="0.03308637" calcext:value-type="float">
            <text:p>0.03308637</text:p>
          </table:table-cell>
          <table:table-cell office:value-type="float" office:value="0.05460767" calcext:value-type="float">
            <text:p>0.05460767</text:p>
          </table:table-cell>
          <table:table-cell office:value-type="float" office:value="0.08226584" calcext:value-type="float">
            <text:p>0.08226584</text:p>
          </table:table-cell>
          <table:table-cell office:value-type="float" office:value="0.08097284" calcext:value-type="float">
            <text:p>0.08097284</text:p>
          </table:table-cell>
          <table:table-cell office:value-type="float" office:value="0.07951725" calcext:value-type="float">
            <text:p>0.07951725</text:p>
          </table:table-cell>
          <table:table-cell office:value-type="float" office:value="0.07890965" calcext:value-type="float">
            <text:p>0.07890965</text:p>
          </table:table-cell>
          <table:table-cell office:value-type="float" office:value="0.0792907" calcext:value-type="float">
            <text:p>0.0792907</text:p>
          </table:table-cell>
          <table:table-cell office:value-type="float" office:value="0.08117697" calcext:value-type="float">
            <text:p>0.08117697</text:p>
          </table:table-cell>
          <table:table-cell office:value-type="float" office:value="0" calcext:value-type="float">
            <text:p>0</text:p>
          </table:table-cell>
          <table:table-cell office:value-type="float" office:value="7.788716" calcext:value-type="float">
            <text:p>7.788716</text:p>
          </table:table-cell>
          <table:table-cell office:value-type="float" office:value="4.945474" calcext:value-type="float">
            <text:p>4.945474</text:p>
          </table:table-cell>
          <table:table-cell office:value-type="float" office:value="4.137409" calcext:value-type="float">
            <text:p>4.137409</text:p>
          </table:table-cell>
          <table:table-cell office:value-type="float" office:value="2.408216" calcext:value-type="float">
            <text:p>2.408216</text:p>
          </table:table-cell>
          <table:table-cell office:value-type="float" office:value="1.79252" calcext:value-type="float">
            <text:p>1.79252</text:p>
          </table:table-cell>
          <table:table-cell office:value-type="float" office:value="0.9158288" calcext:value-type="float">
            <text:p>0.9158288</text:p>
          </table:table-cell>
          <table:table-cell office:value-type="float" office:value="0.6843601" calcext:value-type="float">
            <text:p>0.6843601</text:p>
          </table:table-cell>
          <table:table-cell office:value-type="float" office:value="1.340465" calcext:value-type="float">
            <text:p>1.340465</text:p>
          </table:table-cell>
          <table:table-cell office:value-type="float" office:value="1.828666" calcext:value-type="float">
            <text:p>1.828666</text:p>
          </table:table-cell>
          <table:table-cell office:value-type="float" office:value="1.759814" calcext:value-type="float">
            <text:p>1.759814</text:p>
          </table:table-cell>
          <table:table-cell office:value-type="float" office:value="1.824649" calcext:value-type="float">
            <text:p>1.824649</text:p>
          </table:table-cell>
          <table:table-cell office:value-type="float" office:value="1.825767" calcext:value-type="float">
            <text:p>1.825767</text:p>
          </table:table-cell>
          <table:table-cell office:value-type="float" office:value="1.889296" calcext:value-type="float">
            <text:p>1.889296</text:p>
          </table:table-cell>
          <table:table-cell office:value-type="float" office:value="2.072363" calcext:value-type="float">
            <text:p>2.072363</text:p>
          </table:table-cell>
          <table:table-cell office:value-type="float" office:value="0" calcext:value-type="float">
            <text:p>0</text:p>
          </table:table-cell>
          <table:table-cell office:value-type="float" office:value="4.347346" calcext:value-type="float">
            <text:p>4.347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1" calcext:value-type="float">
            <text:p>6052001</text:p>
          </table:table-cell>
          <table:table-cell office:value-type="float" office:value="1.594558" calcext:value-type="float">
            <text:p>1.594558</text:p>
          </table:table-cell>
          <table:table-cell office:value-type="float" office:value="139.2155" calcext:value-type="float">
            <text:p>139.21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37616" calcext:value-type="float">
            <text:p>7.337616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02392782" calcext:value-type="float">
            <text:p>2.392782E-05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-0.005875508" calcext:value-type="float">
            <text:p>-0.005875508</text:p>
          </table:table-cell>
          <table:table-cell office:value-type="float" office:value="1191.129" calcext:value-type="float">
            <text:p>1191.129</text:p>
          </table:table-cell>
          <table:table-cell office:value-type="float" office:value="2.813008" calcext:value-type="float">
            <text:p>2.813008</text:p>
          </table:table-cell>
          <table:table-cell office:value-type="float" office:value="0" calcext:value-type="float">
            <text:p>0</text:p>
          </table:table-cell>
          <table:table-cell office:value-type="float" office:value="0.2650431" calcext:value-type="float">
            <text:p>0.2650431</text:p>
          </table:table-cell>
          <table:table-cell office:value-type="float" office:value="0.1400786" calcext:value-type="float">
            <text:p>0.1400786</text:p>
          </table:table-cell>
          <table:table-cell office:value-type="float" office:value="0.1225926" calcext:value-type="float">
            <text:p>0.1225926</text:p>
          </table:table-cell>
          <table:table-cell office:value-type="float" office:value="0.07381104" calcext:value-type="float">
            <text:p>0.07381104</text:p>
          </table:table-cell>
          <table:table-cell office:value-type="float" office:value="0.05779699" calcext:value-type="float">
            <text:p>0.05779699</text:p>
          </table:table-cell>
          <table:table-cell office:value-type="float" office:value="0.03816237" calcext:value-type="float">
            <text:p>0.03816237</text:p>
          </table:table-cell>
          <table:table-cell office:value-type="float" office:value="0.03149698" calcext:value-type="float">
            <text:p>0.03149698</text:p>
          </table:table-cell>
          <table:table-cell office:value-type="float" office:value="0.05587031" calcext:value-type="float">
            <text:p>0.05587031</text:p>
          </table:table-cell>
          <table:table-cell office:value-type="float" office:value="0.08440597" calcext:value-type="float">
            <text:p>0.08440597</text:p>
          </table:table-cell>
          <table:table-cell office:value-type="float" office:value="0.08106747" calcext:value-type="float">
            <text:p>0.08106747</text:p>
          </table:table-cell>
          <table:table-cell office:value-type="float" office:value="0.07957993" calcext:value-type="float">
            <text:p>0.07957993</text:p>
          </table:table-cell>
          <table:table-cell office:value-type="float" office:value="0.07905832" calcext:value-type="float">
            <text:p>0.07905832</text:p>
          </table:table-cell>
          <table:table-cell office:value-type="float" office:value="0.07944102" calcext:value-type="float">
            <text:p>0.07944102</text:p>
          </table:table-cell>
          <table:table-cell office:value-type="float" office:value="0.08132893" calcext:value-type="float">
            <text:p>0.08132893</text:p>
          </table:table-cell>
          <table:table-cell office:value-type="float" office:value="0" calcext:value-type="float">
            <text:p>0</text:p>
          </table:table-cell>
          <table:table-cell office:value-type="float" office:value="7.833568" calcext:value-type="float">
            <text:p>7.833568</text:p>
          </table:table-cell>
          <table:table-cell office:value-type="float" office:value="4.987256" calcext:value-type="float">
            <text:p>4.987256</text:p>
          </table:table-cell>
          <table:table-cell office:value-type="float" office:value="4.175502" calcext:value-type="float">
            <text:p>4.175502</text:p>
          </table:table-cell>
          <table:table-cell office:value-type="float" office:value="2.433085" calcext:value-type="float">
            <text:p>2.433085</text:p>
          </table:table-cell>
          <table:table-cell office:value-type="float" office:value="1.813206" calcext:value-type="float">
            <text:p>1.813206</text:p>
          </table:table-cell>
          <table:table-cell office:value-type="float" office:value="0.924914" calcext:value-type="float">
            <text:p>0.924914</text:p>
          </table:table-cell>
          <table:table-cell office:value-type="float" office:value="0.6912681" calcext:value-type="float">
            <text:p>0.6912681</text:p>
          </table:table-cell>
          <table:table-cell office:value-type="float" office:value="1.350879" calcext:value-type="float">
            <text:p>1.350879</text:p>
          </table:table-cell>
          <table:table-cell office:value-type="float" office:value="1.842674" calcext:value-type="float">
            <text:p>1.842674</text:p>
          </table:table-cell>
          <table:table-cell office:value-type="float" office:value="1.773751" calcext:value-type="float">
            <text:p>1.773751</text:p>
          </table:table-cell>
          <table:table-cell office:value-type="float" office:value="1.839335" calcext:value-type="float">
            <text:p>1.839335</text:p>
          </table:table-cell>
          <table:table-cell office:value-type="float" office:value="1.839349" calcext:value-type="float">
            <text:p>1.839349</text:p>
          </table:table-cell>
          <table:table-cell office:value-type="float" office:value="1.902704" calcext:value-type="float">
            <text:p>1.902704</text:p>
          </table:table-cell>
          <table:table-cell office:value-type="float" office:value="2.086764" calcext:value-type="float">
            <text:p>2.086764</text:p>
          </table:table-cell>
          <table:table-cell office:value-type="float" office:value="0" calcext:value-type="float">
            <text:p>0</text:p>
          </table:table-cell>
          <table:table-cell office:value-type="float" office:value="6.967402" calcext:value-type="float">
            <text:p>6.967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1" calcext:value-type="float">
            <text:p>7052001</text:p>
          </table:table-cell>
          <table:table-cell office:value-type="float" office:value="1.583545" calcext:value-type="float">
            <text:p>1.583545</text:p>
          </table:table-cell>
          <table:table-cell office:value-type="float" office:value="139.2016" calcext:value-type="float">
            <text:p>139.2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394433" calcext:value-type="float">
            <text:p>7.394433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2653999" calcext:value-type="float">
            <text:p>0.0002653999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-0.002999414" calcext:value-type="float">
            <text:p>-0.002999414</text:p>
          </table:table-cell>
          <table:table-cell office:value-type="float" office:value="1191.089" calcext:value-type="float">
            <text:p>1191.089</text:p>
          </table:table-cell>
          <table:table-cell office:value-type="float" office:value="2.790266" calcext:value-type="float">
            <text:p>2.790266</text:p>
          </table:table-cell>
          <table:table-cell office:value-type="float" office:value="0" calcext:value-type="float">
            <text:p>0</text:p>
          </table:table-cell>
          <table:table-cell office:value-type="float" office:value="1.23967" calcext:value-type="float">
            <text:p>1.23967</text:p>
          </table:table-cell>
          <table:table-cell office:value-type="float" office:value="0.2060598" calcext:value-type="float">
            <text:p>0.2060598</text:p>
          </table:table-cell>
          <table:table-cell office:value-type="float" office:value="0.1658484" calcext:value-type="float">
            <text:p>0.1658484</text:p>
          </table:table-cell>
          <table:table-cell office:value-type="float" office:value="0.09117502" calcext:value-type="float">
            <text:p>0.09117502</text:p>
          </table:table-cell>
          <table:table-cell office:value-type="float" office:value="0.06760928" calcext:value-type="float">
            <text:p>0.06760928</text:p>
          </table:table-cell>
          <table:table-cell office:value-type="float" office:value="0.04140235" calcext:value-type="float">
            <text:p>0.04140235</text:p>
          </table:table-cell>
          <table:table-cell office:value-type="float" office:value="0.03194932" calcext:value-type="float">
            <text:p>0.03194932</text:p>
          </table:table-cell>
          <table:table-cell office:value-type="float" office:value="0.05698645" calcext:value-type="float">
            <text:p>0.05698645</text:p>
          </table:table-cell>
          <table:table-cell office:value-type="float" office:value="0.08590426" calcext:value-type="float">
            <text:p>0.08590426</text:p>
          </table:table-cell>
          <table:table-cell office:value-type="float" office:value="0.0811848" calcext:value-type="float">
            <text:p>0.0811848</text:p>
          </table:table-cell>
          <table:table-cell office:value-type="float" office:value="0.07963412" calcext:value-type="float">
            <text:p>0.07963412</text:p>
          </table:table-cell>
          <table:table-cell office:value-type="float" office:value="0.0791785" calcext:value-type="float">
            <text:p>0.0791785</text:p>
          </table:table-cell>
          <table:table-cell office:value-type="float" office:value="0.07958358" calcext:value-type="float">
            <text:p>0.07958358</text:p>
          </table:table-cell>
          <table:table-cell office:value-type="float" office:value="0.08148086" calcext:value-type="float">
            <text:p>0.08148086</text:p>
          </table:table-cell>
          <table:table-cell office:value-type="float" office:value="0" calcext:value-type="float">
            <text:p>0</text:p>
          </table:table-cell>
          <table:table-cell office:value-type="float" office:value="7.934096" calcext:value-type="float">
            <text:p>7.934096</text:p>
          </table:table-cell>
          <table:table-cell office:value-type="float" office:value="5.036562" calcext:value-type="float">
            <text:p>5.036562</text:p>
          </table:table-cell>
          <table:table-cell office:value-type="float" office:value="4.216667" calcext:value-type="float">
            <text:p>4.216667</text:p>
          </table:table-cell>
          <table:table-cell office:value-type="float" office:value="2.457562" calcext:value-type="float">
            <text:p>2.457562</text:p>
          </table:table-cell>
          <table:table-cell office:value-type="float" office:value="1.832744" calcext:value-type="float">
            <text:p>1.832744</text:p>
          </table:table-cell>
          <table:table-cell office:value-type="float" office:value="0.9334292" calcext:value-type="float">
            <text:p>0.9334292</text:p>
          </table:table-cell>
          <table:table-cell office:value-type="float" office:value="0.6974598" calcext:value-type="float">
            <text:p>0.6974598</text:p>
          </table:table-cell>
          <table:table-cell office:value-type="float" office:value="1.361256" calcext:value-type="float">
            <text:p>1.361256</text:p>
          </table:table-cell>
          <table:table-cell office:value-type="float" office:value="1.856574" calcext:value-type="float">
            <text:p>1.856574</text:p>
          </table:table-cell>
          <table:table-cell office:value-type="float" office:value="1.787316" calcext:value-type="float">
            <text:p>1.787316</text:p>
          </table:table-cell>
          <table:table-cell office:value-type="float" office:value="1.853702" calcext:value-type="float">
            <text:p>1.853702</text:p>
          </table:table-cell>
          <table:table-cell office:value-type="float" office:value="1.853105" calcext:value-type="float">
            <text:p>1.853105</text:p>
          </table:table-cell>
          <table:table-cell office:value-type="float" office:value="1.916659" calcext:value-type="float">
            <text:p>1.916659</text:p>
          </table:table-cell>
          <table:table-cell office:value-type="float" office:value="2.101153" calcext:value-type="float">
            <text:p>2.101153</text:p>
          </table:table-cell>
          <table:table-cell office:value-type="float" office:value="0" calcext:value-type="float">
            <text:p>0</text:p>
          </table:table-cell>
          <table:table-cell office:value-type="float" office:value="35.35736" calcext:value-type="float">
            <text:p>35.357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1" calcext:value-type="float">
            <text:p>8052001</text:p>
          </table:table-cell>
          <table:table-cell office:value-type="float" office:value="1.572752" calcext:value-type="float">
            <text:p>1.572752</text:p>
          </table:table-cell>
          <table:table-cell office:value-type="float" office:value="139.1851" calcext:value-type="float">
            <text:p>139.18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453619" calcext:value-type="float">
            <text:p>7.453619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320908" calcext:value-type="float">
            <text:p>0.0003320908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-0.001658585" calcext:value-type="float">
            <text:p>-0.001658585</text:p>
          </table:table-cell>
          <table:table-cell office:value-type="float" office:value="1191.051" calcext:value-type="float">
            <text:p>1191.051</text:p>
          </table:table-cell>
          <table:table-cell office:value-type="float" office:value="2.767272" calcext:value-type="float">
            <text:p>2.767272</text:p>
          </table:table-cell>
          <table:table-cell office:value-type="float" office:value="0" calcext:value-type="float">
            <text:p>0</text:p>
          </table:table-cell>
          <table:table-cell office:value-type="float" office:value="1.456853" calcext:value-type="float">
            <text:p>1.456853</text:p>
          </table:table-cell>
          <table:table-cell office:value-type="float" office:value="0.2789271" calcext:value-type="float">
            <text:p>0.2789271</text:p>
          </table:table-cell>
          <table:table-cell office:value-type="float" office:value="0.2175988" calcext:value-type="float">
            <text:p>0.2175988</text:p>
          </table:table-cell>
          <table:table-cell office:value-type="float" office:value="0.1155182" calcext:value-type="float">
            <text:p>0.1155182</text:p>
          </table:table-cell>
          <table:table-cell office:value-type="float" office:value="0.08486914" calcext:value-type="float">
            <text:p>0.08486914</text:p>
          </table:table-cell>
          <table:table-cell office:value-type="float" office:value="0.04797737" calcext:value-type="float">
            <text:p>0.04797737</text:p>
          </table:table-cell>
          <table:table-cell office:value-type="float" office:value="0.0343391" calcext:value-type="float">
            <text:p>0.0343391</text:p>
          </table:table-cell>
          <table:table-cell office:value-type="float" office:value="0.05803261" calcext:value-type="float">
            <text:p>0.05803261</text:p>
          </table:table-cell>
          <table:table-cell office:value-type="float" office:value="0.08682299" calcext:value-type="float">
            <text:p>0.08682299</text:p>
          </table:table-cell>
          <table:table-cell office:value-type="float" office:value="0.08132239" calcext:value-type="float">
            <text:p>0.08132239</text:p>
          </table:table-cell>
          <table:table-cell office:value-type="float" office:value="0.07975607" calcext:value-type="float">
            <text:p>0.07975607</text:p>
          </table:table-cell>
          <table:table-cell office:value-type="float" office:value="0.07929745" calcext:value-type="float">
            <text:p>0.07929745</text:p>
          </table:table-cell>
          <table:table-cell office:value-type="float" office:value="0.07972506" calcext:value-type="float">
            <text:p>0.07972506</text:p>
          </table:table-cell>
          <table:table-cell office:value-type="float" office:value="0.08163248" calcext:value-type="float">
            <text:p>0.08163248</text:p>
          </table:table-cell>
          <table:table-cell office:value-type="float" office:value="0" calcext:value-type="float">
            <text:p>0</text:p>
          </table:table-cell>
          <table:table-cell office:value-type="float" office:value="8.119034" calcext:value-type="float">
            <text:p>8.119034</text:p>
          </table:table-cell>
          <table:table-cell office:value-type="float" office:value="5.108249" calcext:value-type="float">
            <text:p>5.108249</text:p>
          </table:table-cell>
          <table:table-cell office:value-type="float" office:value="4.271878" calcext:value-type="float">
            <text:p>4.271878</text:p>
          </table:table-cell>
          <table:table-cell office:value-type="float" office:value="2.487506" calcext:value-type="float">
            <text:p>2.487506</text:p>
          </table:table-cell>
          <table:table-cell office:value-type="float" office:value="1.855458" calcext:value-type="float">
            <text:p>1.855458</text:p>
          </table:table-cell>
          <table:table-cell office:value-type="float" office:value="0.9423277" calcext:value-type="float">
            <text:p>0.9423277</text:p>
          </table:table-cell>
          <table:table-cell office:value-type="float" office:value="0.7034433" calcext:value-type="float">
            <text:p>0.7034433</text:p>
          </table:table-cell>
          <table:table-cell office:value-type="float" office:value="1.371513" calcext:value-type="float">
            <text:p>1.371513</text:p>
          </table:table-cell>
          <table:table-cell office:value-type="float" office:value="1.870202" calcext:value-type="float">
            <text:p>1.870202</text:p>
          </table:table-cell>
          <table:table-cell office:value-type="float" office:value="1.800493" calcext:value-type="float">
            <text:p>1.800493</text:p>
          </table:table-cell>
          <table:table-cell office:value-type="float" office:value="1.867491" calcext:value-type="float">
            <text:p>1.867491</text:p>
          </table:table-cell>
          <table:table-cell office:value-type="float" office:value="1.866715" calcext:value-type="float">
            <text:p>1.866715</text:p>
          </table:table-cell>
          <table:table-cell office:value-type="float" office:value="1.931001" calcext:value-type="float">
            <text:p>1.931001</text:p>
          </table:table-cell>
          <table:table-cell office:value-type="float" office:value="2.115525" calcext:value-type="float">
            <text:p>2.115525</text:p>
          </table:table-cell>
          <table:table-cell office:value-type="float" office:value="0" calcext:value-type="float">
            <text:p>0</text:p>
          </table:table-cell>
          <table:table-cell office:value-type="float" office:value="34.94561" calcext:value-type="float">
            <text:p>34.945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1" calcext:value-type="float">
            <text:p>9052001</text:p>
          </table:table-cell>
          <table:table-cell office:value-type="float" office:value="1.561613" calcext:value-type="float">
            <text:p>1.561613</text:p>
          </table:table-cell>
          <table:table-cell office:value-type="float" office:value="139.1669" calcext:value-type="float">
            <text:p>139.16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1482" calcext:value-type="float">
            <text:p>7.51482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562582" calcext:value-type="float">
            <text:p>0.0003562582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-0.0008536064" calcext:value-type="float">
            <text:p>-0.0008536064</text:p>
          </table:table-cell>
          <table:table-cell office:value-type="float" office:value="1191.015" calcext:value-type="float">
            <text:p>1191.015</text:p>
          </table:table-cell>
          <table:table-cell office:value-type="float" office:value="2.74482" calcext:value-type="float">
            <text:p>2.74482</text:p>
          </table:table-cell>
          <table:table-cell office:value-type="float" office:value="0" calcext:value-type="float">
            <text:p>0</text:p>
          </table:table-cell>
          <table:table-cell office:value-type="float" office:value="1.672839" calcext:value-type="float">
            <text:p>1.672839</text:p>
          </table:table-cell>
          <table:table-cell office:value-type="float" office:value="0.3359086" calcext:value-type="float">
            <text:p>0.3359086</text:p>
          </table:table-cell>
          <table:table-cell office:value-type="float" office:value="0.2561207" calcext:value-type="float">
            <text:p>0.2561207</text:p>
          </table:table-cell>
          <table:table-cell office:value-type="float" office:value="0.1336585" calcext:value-type="float">
            <text:p>0.1336585</text:p>
          </table:table-cell>
          <table:table-cell office:value-type="float" office:value="0.09804354" calcext:value-type="float">
            <text:p>0.09804354</text:p>
          </table:table-cell>
          <table:table-cell office:value-type="float" office:value="0.05345267" calcext:value-type="float">
            <text:p>0.05345267</text:p>
          </table:table-cell>
          <table:table-cell office:value-type="float" office:value="0.03649879" calcext:value-type="float">
            <text:p>0.03649879</text:p>
          </table:table-cell>
          <table:table-cell office:value-type="float" office:value="0.05918809" calcext:value-type="float">
            <text:p>0.05918809</text:p>
          </table:table-cell>
          <table:table-cell office:value-type="float" office:value="0.08741111" calcext:value-type="float">
            <text:p>0.08741111</text:p>
          </table:table-cell>
          <table:table-cell office:value-type="float" office:value="0.08148437" calcext:value-type="float">
            <text:p>0.08148437</text:p>
          </table:table-cell>
          <table:table-cell office:value-type="float" office:value="0.07989898" calcext:value-type="float">
            <text:p>0.07989898</text:p>
          </table:table-cell>
          <table:table-cell office:value-type="float" office:value="0.07943618" calcext:value-type="float">
            <text:p>0.07943618</text:p>
          </table:table-cell>
          <table:table-cell office:value-type="float" office:value="0.07987101" calcext:value-type="float">
            <text:p>0.07987101</text:p>
          </table:table-cell>
          <table:table-cell office:value-type="float" office:value="0.08178391" calcext:value-type="float">
            <text:p>0.08178391</text:p>
          </table:table-cell>
          <table:table-cell office:value-type="float" office:value="0" calcext:value-type="float">
            <text:p>0</text:p>
          </table:table-cell>
          <table:table-cell office:value-type="float" office:value="8.325541" calcext:value-type="float">
            <text:p>8.325541</text:p>
          </table:table-cell>
          <table:table-cell office:value-type="float" office:value="5.200322" calcext:value-type="float">
            <text:p>5.200322</text:p>
          </table:table-cell>
          <table:table-cell office:value-type="float" office:value="4.341323" calcext:value-type="float">
            <text:p>4.341323</text:p>
          </table:table-cell>
          <table:table-cell office:value-type="float" office:value="2.524326" calcext:value-type="float">
            <text:p>2.524326</text:p>
          </table:table-cell>
          <table:table-cell office:value-type="float" office:value="1.883265" calcext:value-type="float">
            <text:p>1.883265</text:p>
          </table:table-cell>
          <table:table-cell office:value-type="float" office:value="0.9524064" calcext:value-type="float">
            <text:p>0.9524064</text:p>
          </table:table-cell>
          <table:table-cell office:value-type="float" office:value="0.7097069" calcext:value-type="float">
            <text:p>0.7097069</text:p>
          </table:table-cell>
          <table:table-cell office:value-type="float" office:value="1.381828" calcext:value-type="float">
            <text:p>1.381828</text:p>
          </table:table-cell>
          <table:table-cell office:value-type="float" office:value="1.883601" calcext:value-type="float">
            <text:p>1.883601</text:p>
          </table:table-cell>
          <table:table-cell office:value-type="float" office:value="1.813383" calcext:value-type="float">
            <text:p>1.813383</text:p>
          </table:table-cell>
          <table:table-cell office:value-type="float" office:value="1.880977" calcext:value-type="float">
            <text:p>1.880977</text:p>
          </table:table-cell>
          <table:table-cell office:value-type="float" office:value="1.880072" calcext:value-type="float">
            <text:p>1.880072</text:p>
          </table:table-cell>
          <table:table-cell office:value-type="float" office:value="1.945509" calcext:value-type="float">
            <text:p>1.945509</text:p>
          </table:table-cell>
          <table:table-cell office:value-type="float" office:value="2.129885" calcext:value-type="float">
            <text:p>2.129885</text:p>
          </table:table-cell>
          <table:table-cell office:value-type="float" office:value="0" calcext:value-type="float">
            <text:p>0</text:p>
          </table:table-cell>
          <table:table-cell office:value-type="float" office:value="30.36527" calcext:value-type="float">
            <text:p>30.36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1" calcext:value-type="float">
            <text:p>10052001</text:p>
          </table:table-cell>
          <table:table-cell office:value-type="float" office:value="1.553496" calcext:value-type="float">
            <text:p>1.553496</text:p>
          </table:table-cell>
          <table:table-cell office:value-type="float" office:value="139.1485" calcext:value-type="float">
            <text:p>139.14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582226" calcext:value-type="float">
            <text:p>7.582226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700414" calcext:value-type="float">
            <text:p>0.0003700414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-0.0002904354" calcext:value-type="float">
            <text:p>-0.0002904354</text:p>
          </table:table-cell>
          <table:table-cell office:value-type="float" office:value="1190.969" calcext:value-type="float">
            <text:p>1190.969</text:p>
          </table:table-cell>
          <table:table-cell office:value-type="float" office:value="2.728815" calcext:value-type="float">
            <text:p>2.728815</text:p>
          </table:table-cell>
          <table:table-cell office:value-type="float" office:value="0" calcext:value-type="float">
            <text:p>0</text:p>
          </table:table-cell>
          <table:table-cell office:value-type="float" office:value="2.191364" calcext:value-type="float">
            <text:p>2.191364</text:p>
          </table:table-cell>
          <table:table-cell office:value-type="float" office:value="0.694413" calcext:value-type="float">
            <text:p>0.694413</text:p>
          </table:table-cell>
          <table:table-cell office:value-type="float" office:value="0.2547654" calcext:value-type="float">
            <text:p>0.2547654</text:p>
          </table:table-cell>
          <table:table-cell office:value-type="float" office:value="0.1361589" calcext:value-type="float">
            <text:p>0.1361589</text:p>
          </table:table-cell>
          <table:table-cell office:value-type="float" office:value="0.1027989" calcext:value-type="float">
            <text:p>0.1027989</text:p>
          </table:table-cell>
          <table:table-cell office:value-type="float" office:value="0.05710214" calcext:value-type="float">
            <text:p>0.05710214</text:p>
          </table:table-cell>
          <table:table-cell office:value-type="float" office:value="0.03834724" calcext:value-type="float">
            <text:p>0.03834724</text:p>
          </table:table-cell>
          <table:table-cell office:value-type="float" office:value="0.06040095" calcext:value-type="float">
            <text:p>0.06040095</text:p>
          </table:table-cell>
          <table:table-cell office:value-type="float" office:value="0.08793516" calcext:value-type="float">
            <text:p>0.08793516</text:p>
          </table:table-cell>
          <table:table-cell office:value-type="float" office:value="0.08166353" calcext:value-type="float">
            <text:p>0.08166353</text:p>
          </table:table-cell>
          <table:table-cell office:value-type="float" office:value="0.08004777" calcext:value-type="float">
            <text:p>0.08004777</text:p>
          </table:table-cell>
          <table:table-cell office:value-type="float" office:value="0.07957964" calcext:value-type="float">
            <text:p>0.07957964</text:p>
          </table:table-cell>
          <table:table-cell office:value-type="float" office:value="0.08002092" calcext:value-type="float">
            <text:p>0.08002092</text:p>
          </table:table-cell>
          <table:table-cell office:value-type="float" office:value="0.08193521" calcext:value-type="float">
            <text:p>0.08193521</text:p>
          </table:table-cell>
          <table:table-cell office:value-type="float" office:value="0" calcext:value-type="float">
            <text:p>0</text:p>
          </table:table-cell>
          <table:table-cell office:value-type="float" office:value="6.836833" calcext:value-type="float">
            <text:p>6.836833</text:p>
          </table:table-cell>
          <table:table-cell office:value-type="float" office:value="5.851958" calcext:value-type="float">
            <text:p>5.851958</text:p>
          </table:table-cell>
          <table:table-cell office:value-type="float" office:value="4.419432" calcext:value-type="float">
            <text:p>4.419432</text:p>
          </table:table-cell>
          <table:table-cell office:value-type="float" office:value="2.566266" calcext:value-type="float">
            <text:p>2.566266</text:p>
          </table:table-cell>
          <table:table-cell office:value-type="float" office:value="1.915176" calcext:value-type="float">
            <text:p>1.915176</text:p>
          </table:table-cell>
          <table:table-cell office:value-type="float" office:value="0.9636423" calcext:value-type="float">
            <text:p>0.9636423</text:p>
          </table:table-cell>
          <table:table-cell office:value-type="float" office:value="0.7163523" calcext:value-type="float">
            <text:p>0.7163523</text:p>
          </table:table-cell>
          <table:table-cell office:value-type="float" office:value="1.392319" calcext:value-type="float">
            <text:p>1.392319</text:p>
          </table:table-cell>
          <table:table-cell office:value-type="float" office:value="1.896857" calcext:value-type="float">
            <text:p>1.896857</text:p>
          </table:table-cell>
          <table:table-cell office:value-type="float" office:value="1.826071" calcext:value-type="float">
            <text:p>1.826071</text:p>
          </table:table-cell>
          <table:table-cell office:value-type="float" office:value="1.894252" calcext:value-type="float">
            <text:p>1.894252</text:p>
          </table:table-cell>
          <table:table-cell office:value-type="float" office:value="1.89327" calcext:value-type="float">
            <text:p>1.89327</text:p>
          </table:table-cell>
          <table:table-cell office:value-type="float" office:value="1.960036" calcext:value-type="float">
            <text:p>1.960036</text:p>
          </table:table-cell>
          <table:table-cell office:value-type="float" office:value="2.144228" calcext:value-type="float">
            <text:p>2.144228</text:p>
          </table:table-cell>
          <table:table-cell office:value-type="float" office:value="0" calcext:value-type="float">
            <text:p>0</text:p>
          </table:table-cell>
          <table:table-cell office:value-type="float" office:value="18.92111" calcext:value-type="float">
            <text:p>18.92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1" calcext:value-type="float">
            <text:p>11052001</text:p>
          </table:table-cell>
          <table:table-cell office:value-type="float" office:value="1.544739" calcext:value-type="float">
            <text:p>1.544739</text:p>
          </table:table-cell>
          <table:table-cell office:value-type="float" office:value="139.1295" calcext:value-type="float">
            <text:p>139.1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646842" calcext:value-type="float">
            <text:p>7.646842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785009" calcext:value-type="float">
            <text:p>0.0003785009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0.0001120238" calcext:value-type="float">
            <text:p>0.0001120238</text:p>
          </table:table-cell>
          <table:table-cell office:value-type="float" office:value="1190.934" calcext:value-type="float">
            <text:p>1190.934</text:p>
          </table:table-cell>
          <table:table-cell office:value-type="float" office:value="2.711551" calcext:value-type="float">
            <text:p>2.711551</text:p>
          </table:table-cell>
          <table:table-cell office:value-type="float" office:value="0" calcext:value-type="float">
            <text:p>0</text:p>
          </table:table-cell>
          <table:table-cell office:value-type="float" office:value="1.191285" calcext:value-type="float">
            <text:p>1.191285</text:p>
          </table:table-cell>
          <table:table-cell office:value-type="float" office:value="0.3899944" calcext:value-type="float">
            <text:p>0.3899944</text:p>
          </table:table-cell>
          <table:table-cell office:value-type="float" office:value="0.2632703" calcext:value-type="float">
            <text:p>0.2632703</text:p>
          </table:table-cell>
          <table:table-cell office:value-type="float" office:value="0.1413136" calcext:value-type="float">
            <text:p>0.1413136</text:p>
          </table:table-cell>
          <table:table-cell office:value-type="float" office:value="0.1064114" calcext:value-type="float">
            <text:p>0.1064114</text:p>
          </table:table-cell>
          <table:table-cell office:value-type="float" office:value="0.05840822" calcext:value-type="float">
            <text:p>0.05840822</text:p>
          </table:table-cell>
          <table:table-cell office:value-type="float" office:value="0.03917952" calcext:value-type="float">
            <text:p>0.03917952</text:p>
          </table:table-cell>
          <table:table-cell office:value-type="float" office:value="0.06120878" calcext:value-type="float">
            <text:p>0.06120878</text:p>
          </table:table-cell>
          <table:table-cell office:value-type="float" office:value="0.08842774" calcext:value-type="float">
            <text:p>0.08842774</text:p>
          </table:table-cell>
          <table:table-cell office:value-type="float" office:value="0.08185425" calcext:value-type="float">
            <text:p>0.08185425</text:p>
          </table:table-cell>
          <table:table-cell office:value-type="float" office:value="0.08019815" calcext:value-type="float">
            <text:p>0.08019815</text:p>
          </table:table-cell>
          <table:table-cell office:value-type="float" office:value="0.07972249" calcext:value-type="float">
            <text:p>0.07972249</text:p>
          </table:table-cell>
          <table:table-cell office:value-type="float" office:value="0.08017264" calcext:value-type="float">
            <text:p>0.08017264</text:p>
          </table:table-cell>
          <table:table-cell office:value-type="float" office:value="0.08208641" calcext:value-type="float">
            <text:p>0.08208641</text:p>
          </table:table-cell>
          <table:table-cell office:value-type="float" office:value="0" calcext:value-type="float">
            <text:p>0</text:p>
          </table:table-cell>
          <table:table-cell office:value-type="float" office:value="7.073835" calcext:value-type="float">
            <text:p>7.073835</text:p>
          </table:table-cell>
          <table:table-cell office:value-type="float" office:value="6.007907" calcext:value-type="float">
            <text:p>6.007907</text:p>
          </table:table-cell>
          <table:table-cell office:value-type="float" office:value="4.496169" calcext:value-type="float">
            <text:p>4.496169</text:p>
          </table:table-cell>
          <table:table-cell office:value-type="float" office:value="2.60805" calcext:value-type="float">
            <text:p>2.60805</text:p>
          </table:table-cell>
          <table:table-cell office:value-type="float" office:value="1.947595" calcext:value-type="float">
            <text:p>1.947595</text:p>
          </table:table-cell>
          <table:table-cell office:value-type="float" office:value="0.9752327" calcext:value-type="float">
            <text:p>0.9752327</text:p>
          </table:table-cell>
          <table:table-cell office:value-type="float" office:value="0.7231981" calcext:value-type="float">
            <text:p>0.7231981</text:p>
          </table:table-cell>
          <table:table-cell office:value-type="float" office:value="1.402989" calcext:value-type="float">
            <text:p>1.402989</text:p>
          </table:table-cell>
          <table:table-cell office:value-type="float" office:value="1.910053" calcext:value-type="float">
            <text:p>1.910053</text:p>
          </table:table-cell>
          <table:table-cell office:value-type="float" office:value="1.838622" calcext:value-type="float">
            <text:p>1.838622</text:p>
          </table:table-cell>
          <table:table-cell office:value-type="float" office:value="1.907377" calcext:value-type="float">
            <text:p>1.907377</text:p>
          </table:table-cell>
          <table:table-cell office:value-type="float" office:value="1.906356" calcext:value-type="float">
            <text:p>1.906356</text:p>
          </table:table-cell>
          <table:table-cell office:value-type="float" office:value="1.974518" calcext:value-type="float">
            <text:p>1.974518</text:p>
          </table:table-cell>
          <table:table-cell office:value-type="float" office:value="2.158559" calcext:value-type="float">
            <text:p>2.158559</text:p>
          </table:table-cell>
          <table:table-cell office:value-type="float" office:value="0" calcext:value-type="float">
            <text:p>0</text:p>
          </table:table-cell>
          <table:table-cell office:value-type="float" office:value="14.83365" calcext:value-type="float">
            <text:p>14.833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1" calcext:value-type="float">
            <text:p>12052001</text:p>
          </table:table-cell>
          <table:table-cell office:value-type="float" office:value="1.537704" calcext:value-type="float">
            <text:p>1.537704</text:p>
          </table:table-cell>
          <table:table-cell office:value-type="float" office:value="139.1123" calcext:value-type="float">
            <text:p>139.11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07635" calcext:value-type="float">
            <text:p>7.707635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839698" calcext:value-type="float">
            <text:p>0.0003839698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0.0004082635" calcext:value-type="float">
            <text:p>0.0004082635</text:p>
          </table:table-cell>
          <table:table-cell office:value-type="float" office:value="1190.898" calcext:value-type="float">
            <text:p>1190.898</text:p>
          </table:table-cell>
          <table:table-cell office:value-type="float" office:value="2.698303" calcext:value-type="float">
            <text:p>2.698303</text:p>
          </table:table-cell>
          <table:table-cell office:value-type="float" office:value="0" calcext:value-type="float">
            <text:p>0</text:p>
          </table:table-cell>
          <table:table-cell office:value-type="float" office:value="0.9578863" calcext:value-type="float">
            <text:p>0.9578863</text:p>
          </table:table-cell>
          <table:table-cell office:value-type="float" office:value="0.3037908" calcext:value-type="float">
            <text:p>0.3037908</text:p>
          </table:table-cell>
          <table:table-cell office:value-type="float" office:value="0.2393859" calcext:value-type="float">
            <text:p>0.2393859</text:p>
          </table:table-cell>
          <table:table-cell office:value-type="float" office:value="0.1319148" calcext:value-type="float">
            <text:p>0.1319148</text:p>
          </table:table-cell>
          <table:table-cell office:value-type="float" office:value="0.10136" calcext:value-type="float">
            <text:p>0.10136</text:p>
          </table:table-cell>
          <table:table-cell office:value-type="float" office:value="0.05710807" calcext:value-type="float">
            <text:p>0.05710807</text:p>
          </table:table-cell>
          <table:table-cell office:value-type="float" office:value="0.03909535" calcext:value-type="float">
            <text:p>0.03909535</text:p>
          </table:table-cell>
          <table:table-cell office:value-type="float" office:value="0.06168448" calcext:value-type="float">
            <text:p>0.06168448</text:p>
          </table:table-cell>
          <table:table-cell office:value-type="float" office:value="0.08885734" calcext:value-type="float">
            <text:p>0.08885734</text:p>
          </table:table-cell>
          <table:table-cell office:value-type="float" office:value="0.0820487" calcext:value-type="float">
            <text:p>0.0820487</text:p>
          </table:table-cell>
          <table:table-cell office:value-type="float" office:value="0.08034868" calcext:value-type="float">
            <text:p>0.08034868</text:p>
          </table:table-cell>
          <table:table-cell office:value-type="float" office:value="0.07986437" calcext:value-type="float">
            <text:p>0.07986437</text:p>
          </table:table-cell>
          <table:table-cell office:value-type="float" office:value="0.08032466" calcext:value-type="float">
            <text:p>0.08032466</text:p>
          </table:table-cell>
          <table:table-cell office:value-type="float" office:value="0.08223724" calcext:value-type="float">
            <text:p>0.08223724</text:p>
          </table:table-cell>
          <table:table-cell office:value-type="float" office:value="0" calcext:value-type="float">
            <text:p>0</text:p>
          </table:table-cell>
          <table:table-cell office:value-type="float" office:value="7.221768" calcext:value-type="float">
            <text:p>7.221768</text:p>
          </table:table-cell>
          <table:table-cell office:value-type="float" office:value="6.102843" calcext:value-type="float">
            <text:p>6.102843</text:p>
          </table:table-cell>
          <table:table-cell office:value-type="float" office:value="4.56827" calcext:value-type="float">
            <text:p>4.56827</text:p>
          </table:table-cell>
          <table:table-cell office:value-type="float" office:value="2.648529" calcext:value-type="float">
            <text:p>2.648529</text:p>
          </table:table-cell>
          <table:table-cell office:value-type="float" office:value="1.979545" calcext:value-type="float">
            <text:p>1.979545</text:p>
          </table:table-cell>
          <table:table-cell office:value-type="float" office:value="0.9868617" calcext:value-type="float">
            <text:p>0.9868617</text:p>
          </table:table-cell>
          <table:table-cell office:value-type="float" office:value="0.7301333" calcext:value-type="float">
            <text:p>0.7301333</text:p>
          </table:table-cell>
          <table:table-cell office:value-type="float" office:value="1.41377" calcext:value-type="float">
            <text:p>1.41377</text:p>
          </table:table-cell>
          <table:table-cell office:value-type="float" office:value="1.92324" calcext:value-type="float">
            <text:p>1.92324</text:p>
          </table:table-cell>
          <table:table-cell office:value-type="float" office:value="1.851084" calcext:value-type="float">
            <text:p>1.851084</text:p>
          </table:table-cell>
          <table:table-cell office:value-type="float" office:value="1.920391" calcext:value-type="float">
            <text:p>1.920391</text:p>
          </table:table-cell>
          <table:table-cell office:value-type="float" office:value="1.919365" calcext:value-type="float">
            <text:p>1.919365</text:p>
          </table:table-cell>
          <table:table-cell office:value-type="float" office:value="1.988924" calcext:value-type="float">
            <text:p>1.988924</text:p>
          </table:table-cell>
          <table:table-cell office:value-type="float" office:value="2.172868" calcext:value-type="float">
            <text:p>2.172868</text:p>
          </table:table-cell>
          <table:table-cell office:value-type="float" office:value="0" calcext:value-type="float">
            <text:p>0</text:p>
          </table:table-cell>
          <table:table-cell office:value-type="float" office:value="10.21136" calcext:value-type="float">
            <text:p>10.21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1" calcext:value-type="float">
            <text:p>13052001</text:p>
          </table:table-cell>
          <table:table-cell office:value-type="float" office:value="1.528538" calcext:value-type="float">
            <text:p>1.528538</text:p>
          </table:table-cell>
          <table:table-cell office:value-type="float" office:value="139.0927" calcext:value-type="float">
            <text:p>139.09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768144" calcext:value-type="float">
            <text:p>7.768144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876194" calcext:value-type="float">
            <text:p>0.0003876194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0.0006342524" calcext:value-type="float">
            <text:p>0.0006342524</text:p>
          </table:table-cell>
          <table:table-cell office:value-type="float" office:value="1190.863" calcext:value-type="float">
            <text:p>1190.863</text:p>
          </table:table-cell>
          <table:table-cell office:value-type="float" office:value="2.680583" calcext:value-type="float">
            <text:p>2.680583</text:p>
          </table:table-cell>
          <table:table-cell office:value-type="float" office:value="0" calcext:value-type="float">
            <text:p>0</text:p>
          </table:table-cell>
          <table:table-cell office:value-type="float" office:value="1.049204" calcext:value-type="float">
            <text:p>1.049204</text:p>
          </table:table-cell>
          <table:table-cell office:value-type="float" office:value="0.3719327" calcext:value-type="float">
            <text:p>0.3719327</text:p>
          </table:table-cell>
          <table:table-cell office:value-type="float" office:value="0.2822025" calcext:value-type="float">
            <text:p>0.2822025</text:p>
          </table:table-cell>
          <table:table-cell office:value-type="float" office:value="0.1473511" calcext:value-type="float">
            <text:p>0.1473511</text:p>
          </table:table-cell>
          <table:table-cell office:value-type="float" office:value="0.1097338" calcext:value-type="float">
            <text:p>0.1097338</text:p>
          </table:table-cell>
          <table:table-cell office:value-type="float" office:value="0.05869522" calcext:value-type="float">
            <text:p>0.05869522</text:p>
          </table:table-cell>
          <table:table-cell office:value-type="float" office:value="0.03954707" calcext:value-type="float">
            <text:p>0.03954707</text:p>
          </table:table-cell>
          <table:table-cell office:value-type="float" office:value="0.06185521" calcext:value-type="float">
            <text:p>0.06185521</text:p>
          </table:table-cell>
          <table:table-cell office:value-type="float" office:value="0.08919029" calcext:value-type="float">
            <text:p>0.08919029</text:p>
          </table:table-cell>
          <table:table-cell office:value-type="float" office:value="0.08223999" calcext:value-type="float">
            <text:p>0.08223999</text:p>
          </table:table-cell>
          <table:table-cell office:value-type="float" office:value="0.08049879" calcext:value-type="float">
            <text:p>0.08049879</text:p>
          </table:table-cell>
          <table:table-cell office:value-type="float" office:value="0.08000523" calcext:value-type="float">
            <text:p>0.08000523</text:p>
          </table:table-cell>
          <table:table-cell office:value-type="float" office:value="0.0804766" calcext:value-type="float">
            <text:p>0.0804766</text:p>
          </table:table-cell>
          <table:table-cell office:value-type="float" office:value="0.08238804" calcext:value-type="float">
            <text:p>0.08238804</text:p>
          </table:table-cell>
          <table:table-cell office:value-type="float" office:value="0" calcext:value-type="float">
            <text:p>0</text:p>
          </table:table-cell>
          <table:table-cell office:value-type="float" office:value="7.352634" calcext:value-type="float">
            <text:p>7.352634</text:p>
          </table:table-cell>
          <table:table-cell office:value-type="float" office:value="6.197891" calcext:value-type="float">
            <text:p>6.197891</text:p>
          </table:table-cell>
          <table:table-cell office:value-type="float" office:value="4.64224" calcext:value-type="float">
            <text:p>4.64224</text:p>
          </table:table-cell>
          <table:table-cell office:value-type="float" office:value="2.688769" calcext:value-type="float">
            <text:p>2.688769</text:p>
          </table:table-cell>
          <table:table-cell office:value-type="float" office:value="2.011111" calcext:value-type="float">
            <text:p>2.011111</text:p>
          </table:table-cell>
          <table:table-cell office:value-type="float" office:value="0.9982452" calcext:value-type="float">
            <text:p>0.9982452</text:p>
          </table:table-cell>
          <table:table-cell office:value-type="float" office:value="0.7370104" calcext:value-type="float">
            <text:p>0.7370104</text:p>
          </table:table-cell>
          <table:table-cell office:value-type="float" office:value="1.424575" calcext:value-type="float">
            <text:p>1.424575</text:p>
          </table:table-cell>
          <table:table-cell office:value-type="float" office:value="1.936427" calcext:value-type="float">
            <text:p>1.936427</text:p>
          </table:table-cell>
          <table:table-cell office:value-type="float" office:value="1.863491" calcext:value-type="float">
            <text:p>1.863491</text:p>
          </table:table-cell>
          <table:table-cell office:value-type="float" office:value="1.933326" calcext:value-type="float">
            <text:p>1.933326</text:p>
          </table:table-cell>
          <table:table-cell office:value-type="float" office:value="1.932315" calcext:value-type="float">
            <text:p>1.932315</text:p>
          </table:table-cell>
          <table:table-cell office:value-type="float" office:value="2.00324" calcext:value-type="float">
            <text:p>2.00324</text:p>
          </table:table-cell>
          <table:table-cell office:value-type="float" office:value="2.187165" calcext:value-type="float">
            <text:p>2.187165</text:p>
          </table:table-cell>
          <table:table-cell office:value-type="float" office:value="0" calcext:value-type="float">
            <text:p>0</text:p>
          </table:table-cell>
          <table:table-cell office:value-type="float" office:value="8.296648" calcext:value-type="float">
            <text:p>8.296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1" calcext:value-type="float">
            <text:p>14052001</text:p>
          </table:table-cell>
          <table:table-cell office:value-type="float" office:value="1.516922" calcext:value-type="float">
            <text:p>1.516922</text:p>
          </table:table-cell>
          <table:table-cell office:value-type="float" office:value="139.0703" calcext:value-type="float">
            <text:p>139.0703</text:p>
          </table:table-cell>
          <table:table-cell office:value-type="float" office:value="0" calcext:value-type="float">
            <text:p>0</text:p>
          </table:table-cell>
          <table:table-cell office:value-type="float" office:value="-0.0000164232" calcext:value-type="float">
            <text:p>-1.64232E-05</text:p>
          </table:table-cell>
          <table:table-cell office:value-type="float" office:value="7.831511" calcext:value-type="float">
            <text:p>7.831511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901569" calcext:value-type="float">
            <text:p>0.0003901569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0.000813709" calcext:value-type="float">
            <text:p>0.000813709</text:p>
          </table:table-cell>
          <table:table-cell office:value-type="float" office:value="1190.828" calcext:value-type="float">
            <text:p>1190.828</text:p>
          </table:table-cell>
          <table:table-cell office:value-type="float" office:value="2.656915" calcext:value-type="float">
            <text:p>2.656915</text:p>
          </table:table-cell>
          <table:table-cell office:value-type="float" office:value="0" calcext:value-type="float">
            <text:p>0</text:p>
          </table:table-cell>
          <table:table-cell office:value-type="float" office:value="0.9411616" calcext:value-type="float">
            <text:p>0.9411616</text:p>
          </table:table-cell>
          <table:table-cell office:value-type="float" office:value="0.4792064" calcext:value-type="float">
            <text:p>0.4792064</text:p>
          </table:table-cell>
          <table:table-cell office:value-type="float" office:value="0.3401963" calcext:value-type="float">
            <text:p>0.3401963</text:p>
          </table:table-cell>
          <table:table-cell office:value-type="float" office:value="0.1731575" calcext:value-type="float">
            <text:p>0.1731575</text:p>
          </table:table-cell>
          <table:table-cell office:value-type="float" office:value="0.1269047" calcext:value-type="float">
            <text:p>0.1269047</text:p>
          </table:table-cell>
          <table:table-cell office:value-type="float" office:value="0.06463262" calcext:value-type="float">
            <text:p>0.06463262</text:p>
          </table:table-cell>
          <table:table-cell office:value-type="float" office:value="0.04182266" calcext:value-type="float">
            <text:p>0.04182266</text:p>
          </table:table-cell>
          <table:table-cell office:value-type="float" office:value="0.06260411" calcext:value-type="float">
            <text:p>0.06260411</text:p>
          </table:table-cell>
          <table:table-cell office:value-type="float" office:value="0.08950972" calcext:value-type="float">
            <text:p>0.08950972</text:p>
          </table:table-cell>
          <table:table-cell office:value-type="float" office:value="0.08242574" calcext:value-type="float">
            <text:p>0.08242574</text:p>
          </table:table-cell>
          <table:table-cell office:value-type="float" office:value="0.08064801" calcext:value-type="float">
            <text:p>0.08064801</text:p>
          </table:table-cell>
          <table:table-cell office:value-type="float" office:value="0.08015297" calcext:value-type="float">
            <text:p>0.08015297</text:p>
          </table:table-cell>
          <table:table-cell office:value-type="float" office:value="0.08062287" calcext:value-type="float">
            <text:p>0.08062287</text:p>
          </table:table-cell>
          <table:table-cell office:value-type="float" office:value="0.08253881" calcext:value-type="float">
            <text:p>0.08253881</text:p>
          </table:table-cell>
          <table:table-cell office:value-type="float" office:value="0" calcext:value-type="float">
            <text:p>0</text:p>
          </table:table-cell>
          <table:table-cell office:value-type="float" office:value="7.480243" calcext:value-type="float">
            <text:p>7.480243</text:p>
          </table:table-cell>
          <table:table-cell office:value-type="float" office:value="6.326788" calcext:value-type="float">
            <text:p>6.326788</text:p>
          </table:table-cell>
          <table:table-cell office:value-type="float" office:value="4.734906" calcext:value-type="float">
            <text:p>4.734906</text:p>
          </table:table-cell>
          <table:table-cell office:value-type="float" office:value="2.736738" calcext:value-type="float">
            <text:p>2.736738</text:p>
          </table:table-cell>
          <table:table-cell office:value-type="float" office:value="2.04747" calcext:value-type="float">
            <text:p>2.04747</text:p>
          </table:table-cell>
          <table:table-cell office:value-type="float" office:value="1.010545" calcext:value-type="float">
            <text:p>1.010545</text:p>
          </table:table-cell>
          <table:table-cell office:value-type="float" office:value="0.7441876" calcext:value-type="float">
            <text:p>0.7441876</text:p>
          </table:table-cell>
          <table:table-cell office:value-type="float" office:value="1.43545" calcext:value-type="float">
            <text:p>1.43545</text:p>
          </table:table-cell>
          <table:table-cell office:value-type="float" office:value="1.949618" calcext:value-type="float">
            <text:p>1.949618</text:p>
          </table:table-cell>
          <table:table-cell office:value-type="float" office:value="1.875862" calcext:value-type="float">
            <text:p>1.875862</text:p>
          </table:table-cell>
          <table:table-cell office:value-type="float" office:value="1.9462" calcext:value-type="float">
            <text:p>1.9462</text:p>
          </table:table-cell>
          <table:table-cell office:value-type="float" office:value="1.945222" calcext:value-type="float">
            <text:p>1.945222</text:p>
          </table:table-cell>
          <table:table-cell office:value-type="float" office:value="2.017455" calcext:value-type="float">
            <text:p>2.017455</text:p>
          </table:table-cell>
          <table:table-cell office:value-type="float" office:value="2.201447" calcext:value-type="float">
            <text:p>2.201447</text:p>
          </table:table-cell>
          <table:table-cell office:value-type="float" office:value="0" calcext:value-type="float">
            <text:p>0</text:p>
          </table:table-cell>
          <table:table-cell office:value-type="float" office:value="6.406157" calcext:value-type="float">
            <text:p>6.4061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1" calcext:value-type="float">
            <text:p>15052001</text:p>
          </table:table-cell>
          <table:table-cell office:value-type="float" office:value="1.505153" calcext:value-type="float">
            <text:p>1.505153</text:p>
          </table:table-cell>
          <table:table-cell office:value-type="float" office:value="139.047" calcext:value-type="float">
            <text:p>139.047</text:p>
          </table:table-cell>
          <table:table-cell office:value-type="float" office:value="0" calcext:value-type="float">
            <text:p>0</text:p>
          </table:table-cell>
          <table:table-cell office:value-type="float" office:value="-0.00006155588" calcext:value-type="float">
            <text:p>-6.155588E-05</text:p>
          </table:table-cell>
          <table:table-cell office:value-type="float" office:value="7.896945" calcext:value-type="float">
            <text:p>7.896945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920918" calcext:value-type="float">
            <text:p>0.0003920918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0.0009543718" calcext:value-type="float">
            <text:p>0.0009543718</text:p>
          </table:table-cell>
          <table:table-cell office:value-type="float" office:value="1190.794" calcext:value-type="float">
            <text:p>1190.794</text:p>
          </table:table-cell>
          <table:table-cell office:value-type="float" office:value="2.635718" calcext:value-type="float">
            <text:p>2.635718</text:p>
          </table:table-cell>
          <table:table-cell office:value-type="float" office:value="0" calcext:value-type="float">
            <text:p>0</text:p>
          </table:table-cell>
          <table:table-cell office:value-type="float" office:value="0.6597977" calcext:value-type="float">
            <text:p>0.6597977</text:p>
          </table:table-cell>
          <table:table-cell office:value-type="float" office:value="0.4907581" calcext:value-type="float">
            <text:p>0.4907581</text:p>
          </table:table-cell>
          <table:table-cell office:value-type="float" office:value="0.3616293" calcext:value-type="float">
            <text:p>0.3616293</text:p>
          </table:table-cell>
          <table:table-cell office:value-type="float" office:value="0.1882191" calcext:value-type="float">
            <text:p>0.1882191</text:p>
          </table:table-cell>
          <table:table-cell office:value-type="float" office:value="0.139514" calcext:value-type="float">
            <text:p>0.139514</text:p>
          </table:table-cell>
          <table:table-cell office:value-type="float" office:value="0.07027602" calcext:value-type="float">
            <text:p>0.07027602</text:p>
          </table:table-cell>
          <table:table-cell office:value-type="float" office:value="0.04434235" calcext:value-type="float">
            <text:p>0.04434235</text:p>
          </table:table-cell>
          <table:table-cell office:value-type="float" office:value="0.06389201" calcext:value-type="float">
            <text:p>0.06389201</text:p>
          </table:table-cell>
          <table:table-cell office:value-type="float" office:value="0.08992747" calcext:value-type="float">
            <text:p>0.08992747</text:p>
          </table:table-cell>
          <table:table-cell office:value-type="float" office:value="0.08261404" calcext:value-type="float">
            <text:p>0.08261404</text:p>
          </table:table-cell>
          <table:table-cell office:value-type="float" office:value="0.08079627" calcext:value-type="float">
            <text:p>0.08079627</text:p>
          </table:table-cell>
          <table:table-cell office:value-type="float" office:value="0.08028591" calcext:value-type="float">
            <text:p>0.08028591</text:p>
          </table:table-cell>
          <table:table-cell office:value-type="float" office:value="0.08077701" calcext:value-type="float">
            <text:p>0.08077701</text:p>
          </table:table-cell>
          <table:table-cell office:value-type="float" office:value="0.08268935" calcext:value-type="float">
            <text:p>0.08268935</text:p>
          </table:table-cell>
          <table:table-cell office:value-type="float" office:value="0" calcext:value-type="float">
            <text:p>0</text:p>
          </table:table-cell>
          <table:table-cell office:value-type="float" office:value="7.57766" calcext:value-type="float">
            <text:p>7.57766</text:p>
          </table:table-cell>
          <table:table-cell office:value-type="float" office:value="6.475934" calcext:value-type="float">
            <text:p>6.475934</text:p>
          </table:table-cell>
          <table:table-cell office:value-type="float" office:value="4.842462" calcext:value-type="float">
            <text:p>4.842462</text:p>
          </table:table-cell>
          <table:table-cell office:value-type="float" office:value="2.792579" calcext:value-type="float">
            <text:p>2.792579</text:p>
          </table:table-cell>
          <table:table-cell office:value-type="float" office:value="2.089588" calcext:value-type="float">
            <text:p>2.089588</text:p>
          </table:table-cell>
          <table:table-cell office:value-type="float" office:value="1.024263" calcext:value-type="float">
            <text:p>1.024263</text:p>
          </table:table-cell>
          <table:table-cell office:value-type="float" office:value="0.7518913" calcext:value-type="float">
            <text:p>0.7518913</text:p>
          </table:table-cell>
          <table:table-cell office:value-type="float" office:value="1.44655" calcext:value-type="float">
            <text:p>1.44655</text:p>
          </table:table-cell>
          <table:table-cell office:value-type="float" office:value="1.962836" calcext:value-type="float">
            <text:p>1.962836</text:p>
          </table:table-cell>
          <table:table-cell office:value-type="float" office:value="1.888215" calcext:value-type="float">
            <text:p>1.888215</text:p>
          </table:table-cell>
          <table:table-cell office:value-type="float" office:value="1.959036" calcext:value-type="float">
            <text:p>1.959036</text:p>
          </table:table-cell>
          <table:table-cell office:value-type="float" office:value="1.958141" calcext:value-type="float">
            <text:p>1.958141</text:p>
          </table:table-cell>
          <table:table-cell office:value-type="float" office:value="2.031521" calcext:value-type="float">
            <text:p>2.031521</text:p>
          </table:table-cell>
          <table:table-cell office:value-type="float" office:value="2.215717" calcext:value-type="float">
            <text:p>2.215717</text:p>
          </table:table-cell>
          <table:table-cell office:value-type="float" office:value="0" calcext:value-type="float">
            <text:p>0</text:p>
          </table:table-cell>
          <table:table-cell office:value-type="float" office:value="4.419346" calcext:value-type="float">
            <text:p>4.419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1" calcext:value-type="float">
            <text:p>16052001</text:p>
          </table:table-cell>
          <table:table-cell office:value-type="float" office:value="1.493209" calcext:value-type="float">
            <text:p>1.493209</text:p>
          </table:table-cell>
          <table:table-cell office:value-type="float" office:value="139.0235" calcext:value-type="float">
            <text:p>139.0235</text:p>
          </table:table-cell>
          <table:table-cell office:value-type="float" office:value="5" calcext:value-type="float">
            <text:p>5</text:p>
          </table:table-cell>
          <table:table-cell office:value-type="float" office:value="-0.0001650226" calcext:value-type="float">
            <text:p>-0.0001650226</text:p>
          </table:table-cell>
          <table:table-cell office:value-type="float" office:value="8.079467" calcext:value-type="float">
            <text:p>8.079467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935345" calcext:value-type="float">
            <text:p>0.0003935345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0.001069623" calcext:value-type="float">
            <text:p>0.001069623</text:p>
          </table:table-cell>
          <table:table-cell office:value-type="float" office:value="1194.96" calcext:value-type="float">
            <text:p>1194.96</text:p>
          </table:table-cell>
          <table:table-cell office:value-type="float" office:value="2.613915" calcext:value-type="float">
            <text:p>2.613915</text:p>
          </table:table-cell>
          <table:table-cell office:value-type="float" office:value="0" calcext:value-type="float">
            <text:p>0</text:p>
          </table:table-cell>
          <table:table-cell office:value-type="float" office:value="2.987372" calcext:value-type="float">
            <text:p>2.987372</text:p>
          </table:table-cell>
          <table:table-cell office:value-type="float" office:value="55.05224" calcext:value-type="float">
            <text:p>55.05224</text:p>
          </table:table-cell>
          <table:table-cell office:value-type="float" office:value="0.3674707" calcext:value-type="float">
            <text:p>0.3674707</text:p>
          </table:table-cell>
          <table:table-cell office:value-type="float" office:value="0.1941828" calcext:value-type="float">
            <text:p>0.1941828</text:p>
          </table:table-cell>
          <table:table-cell office:value-type="float" office:value="0.1458781" calcext:value-type="float">
            <text:p>0.1458781</text:p>
          </table:table-cell>
          <table:table-cell office:value-type="float" office:value="0.07345241" calcext:value-type="float">
            <text:p>0.07345241</text:p>
          </table:table-cell>
          <table:table-cell office:value-type="float" office:value="0.04605703" calcext:value-type="float">
            <text:p>0.04605703</text:p>
          </table:table-cell>
          <table:table-cell office:value-type="float" office:value="0.06516671" calcext:value-type="float">
            <text:p>0.06516671</text:p>
          </table:table-cell>
          <table:table-cell office:value-type="float" office:value="0.09043781" calcext:value-type="float">
            <text:p>0.09043781</text:p>
          </table:table-cell>
          <table:table-cell office:value-type="float" office:value="0.0828132" calcext:value-type="float">
            <text:p>0.0828132</text:p>
          </table:table-cell>
          <table:table-cell office:value-type="float" office:value="0.08094466" calcext:value-type="float">
            <text:p>0.08094466</text:p>
          </table:table-cell>
          <table:table-cell office:value-type="float" office:value="0.08053659" calcext:value-type="float">
            <text:p>0.08053659</text:p>
          </table:table-cell>
          <table:table-cell office:value-type="float" office:value="0.08092707" calcext:value-type="float">
            <text:p>0.08092707</text:p>
          </table:table-cell>
          <table:table-cell office:value-type="float" office:value="0.08283961" calcext:value-type="float">
            <text:p>0.08283961</text:p>
          </table:table-cell>
          <table:table-cell office:value-type="float" office:value="0" calcext:value-type="float">
            <text:p>0</text:p>
          </table:table-cell>
          <table:table-cell office:value-type="float" office:value="7.712176" calcext:value-type="float">
            <text:p>7.712176</text:p>
          </table:table-cell>
          <table:table-cell office:value-type="float" office:value="9.497645" calcext:value-type="float">
            <text:p>9.497645</text:p>
          </table:table-cell>
          <table:table-cell office:value-type="float" office:value="4.954241" calcext:value-type="float">
            <text:p>4.954241</text:p>
          </table:table-cell>
          <table:table-cell office:value-type="float" office:value="2.851801" calcext:value-type="float">
            <text:p>2.851801</text:p>
          </table:table-cell>
          <table:table-cell office:value-type="float" office:value="2.134869" calcext:value-type="float">
            <text:p>2.134869</text:p>
          </table:table-cell>
          <table:table-cell office:value-type="float" office:value="1.038941" calcext:value-type="float">
            <text:p>1.038941</text:p>
          </table:table-cell>
          <table:table-cell office:value-type="float" office:value="0.7600256" calcext:value-type="float">
            <text:p>0.7600256</text:p>
          </table:table-cell>
          <table:table-cell office:value-type="float" office:value="1.457934" calcext:value-type="float">
            <text:p>1.457934</text:p>
          </table:table-cell>
          <table:table-cell office:value-type="float" office:value="1.97611" calcext:value-type="float">
            <text:p>1.97611</text:p>
          </table:table-cell>
          <table:table-cell office:value-type="float" office:value="1.900554" calcext:value-type="float">
            <text:p>1.900554</text:p>
          </table:table-cell>
          <table:table-cell office:value-type="float" office:value="1.97184" calcext:value-type="float">
            <text:p>1.97184</text:p>
          </table:table-cell>
          <table:table-cell office:value-type="float" office:value="1.971008" calcext:value-type="float">
            <text:p>1.971008</text:p>
          </table:table-cell>
          <table:table-cell office:value-type="float" office:value="2.045517" calcext:value-type="float">
            <text:p>2.045517</text:p>
          </table:table-cell>
          <table:table-cell office:value-type="float" office:value="2.229964" calcext:value-type="float">
            <text:p>2.229964</text:p>
          </table:table-cell>
          <table:table-cell office:value-type="float" office:value="0" calcext:value-type="float">
            <text:p>0</text:p>
          </table:table-cell>
          <table:table-cell office:value-type="float" office:value="3.066912" calcext:value-type="float">
            <text:p>3.0669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1" calcext:value-type="float">
            <text:p>17052001</text:p>
          </table:table-cell>
          <table:table-cell office:value-type="float" office:value="1.482984" calcext:value-type="float">
            <text:p>1.482984</text:p>
          </table:table-cell>
          <table:table-cell office:value-type="float" office:value="139.0012" calcext:value-type="float">
            <text:p>139.0012</text:p>
          </table:table-cell>
          <table:table-cell office:value-type="float" office:value="5" calcext:value-type="float">
            <text:p>5</text:p>
          </table:table-cell>
          <table:table-cell office:value-type="float" office:value="-0.0003752374" calcext:value-type="float">
            <text:p>-0.0003752374</text:p>
          </table:table-cell>
          <table:table-cell office:value-type="float" office:value="8.186954" calcext:value-type="float">
            <text:p>8.186954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946898" calcext:value-type="float">
            <text:p>0.0003946898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0.001166445" calcext:value-type="float">
            <text:p>0.001166445</text:p>
          </table:table-cell>
          <table:table-cell office:value-type="float" office:value="1193.837" calcext:value-type="float">
            <text:p>1193.837</text:p>
          </table:table-cell>
          <table:table-cell office:value-type="float" office:value="2.598539" calcext:value-type="float">
            <text:p>2.598539</text:p>
          </table:table-cell>
          <table:table-cell office:value-type="float" office:value="0" calcext:value-type="float">
            <text:p>0</text:p>
          </table:table-cell>
          <table:table-cell office:value-type="float" office:value="11.36235" calcext:value-type="float">
            <text:p>11.36235</text:p>
          </table:table-cell>
          <table:table-cell office:value-type="float" office:value="138.2515" calcext:value-type="float">
            <text:p>138.2515</text:p>
          </table:table-cell>
          <table:table-cell office:value-type="float" office:value="0.3355106" calcext:value-type="float">
            <text:p>0.3355106</text:p>
          </table:table-cell>
          <table:table-cell office:value-type="float" office:value="0.1853205" calcext:value-type="float">
            <text:p>0.1853205</text:p>
          </table:table-cell>
          <table:table-cell office:value-type="float" office:value="0.1430885" calcext:value-type="float">
            <text:p>0.1430885</text:p>
          </table:table-cell>
          <table:table-cell office:value-type="float" office:value="0.07372165" calcext:value-type="float">
            <text:p>0.07372165</text:p>
          </table:table-cell>
          <table:table-cell office:value-type="float" office:value="0.0468606" calcext:value-type="float">
            <text:p>0.0468606</text:p>
          </table:table-cell>
          <table:table-cell office:value-type="float" office:value="0.0662217" calcext:value-type="float">
            <text:p>0.0662217</text:p>
          </table:table-cell>
          <table:table-cell office:value-type="float" office:value="0.09097238" calcext:value-type="float">
            <text:p>0.09097238</text:p>
          </table:table-cell>
          <table:table-cell office:value-type="float" office:value="0.08302453" calcext:value-type="float">
            <text:p>0.08302453</text:p>
          </table:table-cell>
          <table:table-cell office:value-type="float" office:value="0.08109421" calcext:value-type="float">
            <text:p>0.08109421</text:p>
          </table:table-cell>
          <table:table-cell office:value-type="float" office:value="0.08110273" calcext:value-type="float">
            <text:p>0.08110273</text:p>
          </table:table-cell>
          <table:table-cell office:value-type="float" office:value="0.08107422" calcext:value-type="float">
            <text:p>0.08107422</text:p>
          </table:table-cell>
          <table:table-cell office:value-type="float" office:value="0.08298963" calcext:value-type="float">
            <text:p>0.08298963</text:p>
          </table:table-cell>
          <table:table-cell office:value-type="float" office:value="0" calcext:value-type="float">
            <text:p>0</text:p>
          </table:table-cell>
          <table:table-cell office:value-type="float" office:value="8.63602" calcext:value-type="float">
            <text:p>8.63602</text:p>
          </table:table-cell>
          <table:table-cell office:value-type="float" office:value="10.46626" calcext:value-type="float">
            <text:p>10.46626</text:p>
          </table:table-cell>
          <table:table-cell office:value-type="float" office:value="5.061805" calcext:value-type="float">
            <text:p>5.061805</text:p>
          </table:table-cell>
          <table:table-cell office:value-type="float" office:value="2.910808" calcext:value-type="float">
            <text:p>2.910808</text:p>
          </table:table-cell>
          <table:table-cell office:value-type="float" office:value="2.180939" calcext:value-type="float">
            <text:p>2.180939</text:p>
          </table:table-cell>
          <table:table-cell office:value-type="float" office:value="1.054039" calcext:value-type="float">
            <text:p>1.054039</text:p>
          </table:table-cell>
          <table:table-cell office:value-type="float" office:value="0.7684194" calcext:value-type="float">
            <text:p>0.7684194</text:p>
          </table:table-cell>
          <table:table-cell office:value-type="float" office:value="1.46957" calcext:value-type="float">
            <text:p>1.46957</text:p>
          </table:table-cell>
          <table:table-cell office:value-type="float" office:value="1.989454" calcext:value-type="float">
            <text:p>1.989454</text:p>
          </table:table-cell>
          <table:table-cell office:value-type="float" office:value="1.912894" calcext:value-type="float">
            <text:p>1.912894</text:p>
          </table:table-cell>
          <table:table-cell office:value-type="float" office:value="1.984617" calcext:value-type="float">
            <text:p>1.984617</text:p>
          </table:table-cell>
          <table:table-cell office:value-type="float" office:value="1.98385" calcext:value-type="float">
            <text:p>1.98385</text:p>
          </table:table-cell>
          <table:table-cell office:value-type="float" office:value="2.059425" calcext:value-type="float">
            <text:p>2.059425</text:p>
          </table:table-cell>
          <table:table-cell office:value-type="float" office:value="2.244189" calcext:value-type="float">
            <text:p>2.244189</text:p>
          </table:table-cell>
          <table:table-cell office:value-type="float" office:value="0" calcext:value-type="float">
            <text:p>0</text:p>
          </table:table-cell>
          <table:table-cell office:value-type="float" office:value="2.17254" calcext:value-type="float">
            <text:p>2.172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1" calcext:value-type="float">
            <text:p>18052001</text:p>
          </table:table-cell>
          <table:table-cell office:value-type="float" office:value="1.473742" calcext:value-type="float">
            <text:p>1.473742</text:p>
          </table:table-cell>
          <table:table-cell office:value-type="float" office:value="138.9802" calcext:value-type="float">
            <text:p>138.9802</text:p>
          </table:table-cell>
          <table:table-cell office:value-type="float" office:value="5" calcext:value-type="float">
            <text:p>5</text:p>
          </table:table-cell>
          <table:table-cell office:value-type="float" office:value="-0.0007443407" calcext:value-type="float">
            <text:p>-0.0007443407</text:p>
          </table:table-cell>
          <table:table-cell office:value-type="float" office:value="8.305855" calcext:value-type="float">
            <text:p>8.305855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956144" calcext:value-type="float">
            <text:p>0.0003956144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0.001248132" calcext:value-type="float">
            <text:p>0.001248132</text:p>
          </table:table-cell>
          <table:table-cell office:value-type="float" office:value="1193.573" calcext:value-type="float">
            <text:p>1193.573</text:p>
          </table:table-cell>
          <table:table-cell office:value-type="float" office:value="2.585146" calcext:value-type="float">
            <text:p>2.585146</text:p>
          </table:table-cell>
          <table:table-cell office:value-type="float" office:value="0" calcext:value-type="float">
            <text:p>0</text:p>
          </table:table-cell>
          <table:table-cell office:value-type="float" office:value="11.15382" calcext:value-type="float">
            <text:p>11.15382</text:p>
          </table:table-cell>
          <table:table-cell office:value-type="float" office:value="152.0626" calcext:value-type="float">
            <text:p>152.0626</text:p>
          </table:table-cell>
          <table:table-cell office:value-type="float" office:value="0.3066855" calcext:value-type="float">
            <text:p>0.3066855</text:p>
          </table:table-cell>
          <table:table-cell office:value-type="float" office:value="0.173217" calcext:value-type="float">
            <text:p>0.173217</text:p>
          </table:table-cell>
          <table:table-cell office:value-type="float" office:value="0.1361986" calcext:value-type="float">
            <text:p>0.1361986</text:p>
          </table:table-cell>
          <table:table-cell office:value-type="float" office:value="0.07159024" calcext:value-type="float">
            <text:p>0.07159024</text:p>
          </table:table-cell>
          <table:table-cell office:value-type="float" office:value="0.04659276" calcext:value-type="float">
            <text:p>0.04659276</text:p>
          </table:table-cell>
          <table:table-cell office:value-type="float" office:value="0.06671792" calcext:value-type="float">
            <text:p>0.06671792</text:p>
          </table:table-cell>
          <table:table-cell office:value-type="float" office:value="0.09145486" calcext:value-type="float">
            <text:p>0.09145486</text:p>
          </table:table-cell>
          <table:table-cell office:value-type="float" office:value="0.08324289" calcext:value-type="float">
            <text:p>0.08324289</text:p>
          </table:table-cell>
          <table:table-cell office:value-type="float" office:value="0.08124498" calcext:value-type="float">
            <text:p>0.08124498</text:p>
          </table:table-cell>
          <table:table-cell office:value-type="float" office:value="0.08179156" calcext:value-type="float">
            <text:p>0.08179156</text:p>
          </table:table-cell>
          <table:table-cell office:value-type="float" office:value="0.08122247" calcext:value-type="float">
            <text:p>0.08122247</text:p>
          </table:table-cell>
          <table:table-cell office:value-type="float" office:value="0.08313961" calcext:value-type="float">
            <text:p>0.08313961</text:p>
          </table:table-cell>
          <table:table-cell office:value-type="float" office:value="0" calcext:value-type="float">
            <text:p>0</text:p>
          </table:table-cell>
          <table:table-cell office:value-type="float" office:value="10.56866" calcext:value-type="float">
            <text:p>10.56866</text:p>
          </table:table-cell>
          <table:table-cell office:value-type="float" office:value="11.4867" calcext:value-type="float">
            <text:p>11.4867</text:p>
          </table:table-cell>
          <table:table-cell office:value-type="float" office:value="5.158175" calcext:value-type="float">
            <text:p>5.158175</text:p>
          </table:table-cell>
          <table:table-cell office:value-type="float" office:value="2.96566" calcext:value-type="float">
            <text:p>2.96566</text:p>
          </table:table-cell>
          <table:table-cell office:value-type="float" office:value="2.22492" calcext:value-type="float">
            <text:p>2.22492</text:p>
          </table:table-cell>
          <table:table-cell office:value-type="float" office:value="1.068818" calcext:value-type="float">
            <text:p>1.068818</text:p>
          </table:table-cell>
          <table:table-cell office:value-type="float" office:value="0.7768341" calcext:value-type="float">
            <text:p>0.7768341</text:p>
          </table:table-cell>
          <table:table-cell office:value-type="float" office:value="1.48136" calcext:value-type="float">
            <text:p>1.48136</text:p>
          </table:table-cell>
          <table:table-cell office:value-type="float" office:value="2.002866" calcext:value-type="float">
            <text:p>2.002866</text:p>
          </table:table-cell>
          <table:table-cell office:value-type="float" office:value="1.925234" calcext:value-type="float">
            <text:p>1.925234</text:p>
          </table:table-cell>
          <table:table-cell office:value-type="float" office:value="1.997376" calcext:value-type="float">
            <text:p>1.997376</text:p>
          </table:table-cell>
          <table:table-cell office:value-type="float" office:value="1.996664" calcext:value-type="float">
            <text:p>1.996664</text:p>
          </table:table-cell>
          <table:table-cell office:value-type="float" office:value="2.073258" calcext:value-type="float">
            <text:p>2.073258</text:p>
          </table:table-cell>
          <table:table-cell office:value-type="float" office:value="2.258395" calcext:value-type="float">
            <text:p>2.258395</text:p>
          </table:table-cell>
          <table:table-cell office:value-type="float" office:value="0" calcext:value-type="float">
            <text:p>0</text:p>
          </table:table-cell>
          <table:table-cell office:value-type="float" office:value="1.657474" calcext:value-type="float">
            <text:p>1.6574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1" calcext:value-type="float">
            <text:p>19052001</text:p>
          </table:table-cell>
          <table:table-cell office:value-type="float" office:value="1.46571" calcext:value-type="float">
            <text:p>1.46571</text:p>
          </table:table-cell>
          <table:table-cell office:value-type="float" office:value="138.9611" calcext:value-type="float">
            <text:p>138.9611</text:p>
          </table:table-cell>
          <table:table-cell office:value-type="float" office:value="5" calcext:value-type="float">
            <text:p>5</text:p>
          </table:table-cell>
          <table:table-cell office:value-type="float" office:value="-0.001221074" calcext:value-type="float">
            <text:p>-0.001221074</text:p>
          </table:table-cell>
          <table:table-cell office:value-type="float" office:value="8.495938" calcext:value-type="float">
            <text:p>8.495938</text:p>
          </table:table-cell>
          <table:table-cell office:value-type="float" office:value="0.009095651" calcext:value-type="float">
            <text:p>0.009095651</text:p>
          </table:table-cell>
          <table:table-cell office:value-type="float" office:value="0.0003966945" calcext:value-type="float">
            <text:p>0.0003966945</text:p>
          </table:table-cell>
          <table:table-cell office:value-type="float" office:value="0.008101851" calcext:value-type="float">
            <text:p>0.008101851</text:p>
          </table:table-cell>
          <table:table-cell office:value-type="float" office:value="0.001336694" calcext:value-type="float">
            <text:p>0.001336694</text:p>
          </table:table-cell>
          <table:table-cell office:value-type="float" office:value="1194.058" calcext:value-type="float">
            <text:p>1194.058</text:p>
          </table:table-cell>
          <table:table-cell office:value-type="float" office:value="2.57366" calcext:value-type="float">
            <text:p>2.57366</text:p>
          </table:table-cell>
          <table:table-cell office:value-type="float" office:value="0" calcext:value-type="float">
            <text:p>0</text:p>
          </table:table-cell>
          <table:table-cell office:value-type="float" office:value="8.675356" calcext:value-type="float">
            <text:p>8.675356</text:p>
          </table:table-cell>
          <table:table-cell office:value-type="float" office:value="85.95084" calcext:value-type="float">
            <text:p>85.95084</text:p>
          </table:table-cell>
          <table:table-cell office:value-type="float" office:value="0.8814467" calcext:value-type="float">
            <text:p>0.8814467</text:p>
          </table:table-cell>
          <table:table-cell office:value-type="float" office:value="0.1573121" calcext:value-type="float">
            <text:p>0.1573121</text:p>
          </table:table-cell>
          <table:table-cell office:value-type="float" office:value="0.1242542" calcext:value-type="float">
            <text:p>0.1242542</text:p>
          </table:table-cell>
          <table:table-cell office:value-type="float" office:value="0.06716357" calcext:value-type="float">
            <text:p>0.06716357</text:p>
          </table:table-cell>
          <table:table-cell office:value-type="float" office:value="0.04423599" calcext:value-type="float">
            <text:p>0.04423599</text:p>
          </table:table-cell>
          <table:table-cell office:value-type="float" office:value="0.06660538" calcext:value-type="float">
            <text:p>0.06660538</text:p>
          </table:table-cell>
          <table:table-cell office:value-type="float" office:value="0.09182601" calcext:value-type="float">
            <text:p>0.09182601</text:p>
          </table:table-cell>
          <table:table-cell office:value-type="float" office:value="0.08345945" calcext:value-type="float">
            <text:p>0.08345945</text:p>
          </table:table-cell>
          <table:table-cell office:value-type="float" office:value="0.08139636" calcext:value-type="float">
            <text:p>0.08139636</text:p>
          </table:table-cell>
          <table:table-cell office:value-type="float" office:value="0.08365037" calcext:value-type="float">
            <text:p>0.08365037</text:p>
          </table:table-cell>
          <table:table-cell office:value-type="float" office:value="0.08136778" calcext:value-type="float">
            <text:p>0.08136778</text:p>
          </table:table-cell>
          <table:table-cell office:value-type="float" office:value="0.08328924" calcext:value-type="float">
            <text:p>0.08328924</text:p>
          </table:table-cell>
          <table:table-cell office:value-type="float" office:value="0" calcext:value-type="float">
            <text:p>0</text:p>
          </table:table-cell>
          <table:table-cell office:value-type="float" office:value="16.7392" calcext:value-type="float">
            <text:p>16.7392</text:p>
          </table:table-cell>
          <table:table-cell office:value-type="float" office:value="12.95956" calcext:value-type="float">
            <text:p>12.95956</text:p>
          </table:table-cell>
          <table:table-cell office:value-type="float" office:value="5.46569" calcext:value-type="float">
            <text:p>5.46569</text:p>
          </table:table-cell>
          <table:table-cell office:value-type="float" office:value="3.01529" calcext:value-type="float">
            <text:p>3.01529</text:p>
          </table:table-cell>
          <table:table-cell office:value-type="float" office:value="2.265155" calcext:value-type="float">
            <text:p>2.265155</text:p>
          </table:table-cell>
          <table:table-cell office:value-type="float" office:value="1.082814" calcext:value-type="float">
            <text:p>1.082814</text:p>
          </table:table-cell>
          <table:table-cell office:value-type="float" office:value="0.7850668" calcext:value-type="float">
            <text:p>0.7850668</text:p>
          </table:table-cell>
          <table:table-cell office:value-type="float" office:value="1.493158" calcext:value-type="float">
            <text:p>1.493158</text:p>
          </table:table-cell>
          <table:table-cell office:value-type="float" office:value="2.016322" calcext:value-type="float">
            <text:p>2.016322</text:p>
          </table:table-cell>
          <table:table-cell office:value-type="float" office:value="1.93758" calcext:value-type="float">
            <text:p>1.93758</text:p>
          </table:table-cell>
          <table:table-cell office:value-type="float" office:value="2.010116" calcext:value-type="float">
            <text:p>2.010116</text:p>
          </table:table-cell>
          <table:table-cell office:value-type="float" office:value="2.00945" calcext:value-type="float">
            <text:p>2.00945</text:p>
          </table:table-cell>
          <table:table-cell office:value-type="float" office:value="2.087028" calcext:value-type="float">
            <text:p>2.087028</text:p>
          </table:table-cell>
          <table:table-cell office:value-type="float" office:value="2.272586" calcext:value-type="float">
            <text:p>2.272586</text:p>
          </table:table-cell>
          <table:table-cell office:value-type="float" office:value="0" calcext:value-type="float">
            <text:p>0</text:p>
          </table:table-cell>
          <table:table-cell office:value-type="float" office:value="12.96263" calcext:value-type="float">
            <text:p>12.96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1" calcext:value-type="float">
            <text:p>20052001</text:p>
          </table:table-cell>
          <table:table-cell office:value-type="float" office:value="1.458467" calcext:value-type="float">
            <text:p>1.458467</text:p>
          </table:table-cell>
          <table:table-cell office:value-type="float" office:value="138.9462" calcext:value-type="float">
            <text:p>138.9462</text:p>
          </table:table-cell>
          <table:table-cell office:value-type="float" office:value="5" calcext:value-type="float">
            <text:p>5</text:p>
          </table:table-cell>
          <table:table-cell office:value-type="float" office:value="-0.001959452" calcext:value-type="float">
            <text:p>-0.001959452</text:p>
          </table:table-cell>
          <table:table-cell office:value-type="float" office:value="9.31721" calcext:value-type="float">
            <text:p>9.31721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07338" calcext:value-type="float">
            <text:p>0.0004007338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57686" calcext:value-type="float">
            <text:p>0.00157686</text:p>
          </table:table-cell>
          <table:table-cell office:value-type="float" office:value="1194.084" calcext:value-type="float">
            <text:p>1194.084</text:p>
          </table:table-cell>
          <table:table-cell office:value-type="float" office:value="2.563894" calcext:value-type="float">
            <text:p>2.563894</text:p>
          </table:table-cell>
          <table:table-cell office:value-type="float" office:value="0" calcext:value-type="float">
            <text:p>0</text:p>
          </table:table-cell>
          <table:table-cell office:value-type="float" office:value="10.79167" calcext:value-type="float">
            <text:p>10.79167</text:p>
          </table:table-cell>
          <table:table-cell office:value-type="float" office:value="17.53439" calcext:value-type="float">
            <text:p>17.53439</text:p>
          </table:table-cell>
          <table:table-cell office:value-type="float" office:value="4.142954" calcext:value-type="float">
            <text:p>4.142954</text:p>
          </table:table-cell>
          <table:table-cell office:value-type="float" office:value="1.91682" calcext:value-type="float">
            <text:p>1.91682</text:p>
          </table:table-cell>
          <table:table-cell office:value-type="float" office:value="0.7836514" calcext:value-type="float">
            <text:p>0.7836514</text:p>
          </table:table-cell>
          <table:table-cell office:value-type="float" office:value="0.1324106" calcext:value-type="float">
            <text:p>0.1324106</text:p>
          </table:table-cell>
          <table:table-cell office:value-type="float" office:value="0.04005503" calcext:value-type="float">
            <text:p>0.04005503</text:p>
          </table:table-cell>
          <table:table-cell office:value-type="float" office:value="0.06551107" calcext:value-type="float">
            <text:p>0.06551107</text:p>
          </table:table-cell>
          <table:table-cell office:value-type="float" office:value="0.09201837" calcext:value-type="float">
            <text:p>0.09201837</text:p>
          </table:table-cell>
          <table:table-cell office:value-type="float" office:value="0.08366772" calcext:value-type="float">
            <text:p>0.08366772</text:p>
          </table:table-cell>
          <table:table-cell office:value-type="float" office:value="0.08154962" calcext:value-type="float">
            <text:p>0.08154962</text:p>
          </table:table-cell>
          <table:table-cell office:value-type="float" office:value="0.08493992" calcext:value-type="float">
            <text:p>0.08493992</text:p>
          </table:table-cell>
          <table:table-cell office:value-type="float" office:value="0.0815125" calcext:value-type="float">
            <text:p>0.0815125</text:p>
          </table:table-cell>
          <table:table-cell office:value-type="float" office:value="0.08343877" calcext:value-type="float">
            <text:p>0.08343877</text:p>
          </table:table-cell>
          <table:table-cell office:value-type="float" office:value="0" calcext:value-type="float">
            <text:p>0</text:p>
          </table:table-cell>
          <table:table-cell office:value-type="float" office:value="21.00521" calcext:value-type="float">
            <text:p>21.00521</text:p>
          </table:table-cell>
          <table:table-cell office:value-type="float" office:value="23.02509" calcext:value-type="float">
            <text:p>23.02509</text:p>
          </table:table-cell>
          <table:table-cell office:value-type="float" office:value="9.854452" calcext:value-type="float">
            <text:p>9.854452</text:p>
          </table:table-cell>
          <table:table-cell office:value-type="float" office:value="4.683482" calcext:value-type="float">
            <text:p>4.683482</text:p>
          </table:table-cell>
          <table:table-cell office:value-type="float" office:value="2.787715" calcext:value-type="float">
            <text:p>2.787715</text:p>
          </table:table-cell>
          <table:table-cell office:value-type="float" office:value="1.105544" calcext:value-type="float">
            <text:p>1.105544</text:p>
          </table:table-cell>
          <table:table-cell office:value-type="float" office:value="0.792759" calcext:value-type="float">
            <text:p>0.792759</text:p>
          </table:table-cell>
          <table:table-cell office:value-type="float" office:value="1.504857" calcext:value-type="float">
            <text:p>1.504857</text:p>
          </table:table-cell>
          <table:table-cell office:value-type="float" office:value="2.029805" calcext:value-type="float">
            <text:p>2.029805</text:p>
          </table:table-cell>
          <table:table-cell office:value-type="float" office:value="1.949919" calcext:value-type="float">
            <text:p>1.949919</text:p>
          </table:table-cell>
          <table:table-cell office:value-type="float" office:value="2.022795" calcext:value-type="float">
            <text:p>2.022795</text:p>
          </table:table-cell>
          <table:table-cell office:value-type="float" office:value="2.022182" calcext:value-type="float">
            <text:p>2.022182</text:p>
          </table:table-cell>
          <table:table-cell office:value-type="float" office:value="2.100625" calcext:value-type="float">
            <text:p>2.100625</text:p>
          </table:table-cell>
          <table:table-cell office:value-type="float" office:value="2.286729" calcext:value-type="float">
            <text:p>2.286729</text:p>
          </table:table-cell>
          <table:table-cell office:value-type="float" office:value="0" calcext:value-type="float">
            <text:p>0</text:p>
          </table:table-cell>
          <table:table-cell office:value-type="float" office:value="54.02821" calcext:value-type="float">
            <text:p>54.028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1" calcext:value-type="float">
            <text:p>21052001</text:p>
          </table:table-cell>
          <table:table-cell office:value-type="float" office:value="1.453798" calcext:value-type="float">
            <text:p>1.453798</text:p>
          </table:table-cell>
          <table:table-cell office:value-type="float" office:value="138.934" calcext:value-type="float">
            <text:p>138.934</text:p>
          </table:table-cell>
          <table:table-cell office:value-type="float" office:value="5" calcext:value-type="float">
            <text:p>5</text:p>
          </table:table-cell>
          <table:table-cell office:value-type="float" office:value="-0.002995825" calcext:value-type="float">
            <text:p>-0.002995825</text:p>
          </table:table-cell>
          <table:table-cell office:value-type="float" office:value="9.545311" calcext:value-type="float">
            <text:p>9.545311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09458" calcext:value-type="float">
            <text:p>0.0004009458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600143" calcext:value-type="float">
            <text:p>0.001600143</text:p>
          </table:table-cell>
          <table:table-cell office:value-type="float" office:value="1194.149" calcext:value-type="float">
            <text:p>1194.149</text:p>
          </table:table-cell>
          <table:table-cell office:value-type="float" office:value="2.558307" calcext:value-type="float">
            <text:p>2.558307</text:p>
          </table:table-cell>
          <table:table-cell office:value-type="float" office:value="0" calcext:value-type="float">
            <text:p>0</text:p>
          </table:table-cell>
          <table:table-cell office:value-type="float" office:value="6.750055" calcext:value-type="float">
            <text:p>6.750055</text:p>
          </table:table-cell>
          <table:table-cell office:value-type="float" office:value="8.222425" calcext:value-type="float">
            <text:p>8.222425</text:p>
          </table:table-cell>
          <table:table-cell office:value-type="float" office:value="0.8911662" calcext:value-type="float">
            <text:p>0.8911662</text:p>
          </table:table-cell>
          <table:table-cell office:value-type="float" office:value="0.453014" calcext:value-type="float">
            <text:p>0.453014</text:p>
          </table:table-cell>
          <table:table-cell office:value-type="float" office:value="0.2456753" calcext:value-type="float">
            <text:p>0.2456753</text:p>
          </table:table-cell>
          <table:table-cell office:value-type="float" office:value="0.07926565" calcext:value-type="float">
            <text:p>0.07926565</text:p>
          </table:table-cell>
          <table:table-cell office:value-type="float" office:value="0.04070524" calcext:value-type="float">
            <text:p>0.04070524</text:p>
          </table:table-cell>
          <table:table-cell office:value-type="float" office:value="0.06387616" calcext:value-type="float">
            <text:p>0.06387616</text:p>
          </table:table-cell>
          <table:table-cell office:value-type="float" office:value="0.09197897" calcext:value-type="float">
            <text:p>0.09197897</text:p>
          </table:table-cell>
          <table:table-cell office:value-type="float" office:value="0.08385449" calcext:value-type="float">
            <text:p>0.08385449</text:p>
          </table:table-cell>
          <table:table-cell office:value-type="float" office:value="0.08170077" calcext:value-type="float">
            <text:p>0.08170077</text:p>
          </table:table-cell>
          <table:table-cell office:value-type="float" office:value="0.08568174" calcext:value-type="float">
            <text:p>0.08568174</text:p>
          </table:table-cell>
          <table:table-cell office:value-type="float" office:value="0.08165885" calcext:value-type="float">
            <text:p>0.08165885</text:p>
          </table:table-cell>
          <table:table-cell office:value-type="float" office:value="0.08358815" calcext:value-type="float">
            <text:p>0.08358815</text:p>
          </table:table-cell>
          <table:table-cell office:value-type="float" office:value="0" calcext:value-type="float">
            <text:p>0</text:p>
          </table:table-cell>
          <table:table-cell office:value-type="float" office:value="23.522" calcext:value-type="float">
            <text:p>23.522</text:p>
          </table:table-cell>
          <table:table-cell office:value-type="float" office:value="24.84463" calcext:value-type="float">
            <text:p>24.84463</text:p>
          </table:table-cell>
          <table:table-cell office:value-type="float" office:value="10.81446" calcext:value-type="float">
            <text:p>10.81446</text:p>
          </table:table-cell>
          <table:table-cell office:value-type="float" office:value="5.150277" calcext:value-type="float">
            <text:p>5.150277</text:p>
          </table:table-cell>
          <table:table-cell office:value-type="float" office:value="3.005032" calcext:value-type="float">
            <text:p>3.005032</text:p>
          </table:table-cell>
          <table:table-cell office:value-type="float" office:value="1.133207" calcext:value-type="float">
            <text:p>1.133207</text:p>
          </table:table-cell>
          <table:table-cell office:value-type="float" office:value="0.8008602" calcext:value-type="float">
            <text:p>0.8008602</text:p>
          </table:table-cell>
          <table:table-cell office:value-type="float" office:value="1.516302" calcext:value-type="float">
            <text:p>1.516302</text:p>
          </table:table-cell>
          <table:table-cell office:value-type="float" office:value="2.043281" calcext:value-type="float">
            <text:p>2.043281</text:p>
          </table:table-cell>
          <table:table-cell office:value-type="float" office:value="1.962259" calcext:value-type="float">
            <text:p>1.962259</text:p>
          </table:table-cell>
          <table:table-cell office:value-type="float" office:value="2.035479" calcext:value-type="float">
            <text:p>2.035479</text:p>
          </table:table-cell>
          <table:table-cell office:value-type="float" office:value="2.034883" calcext:value-type="float">
            <text:p>2.034883</text:p>
          </table:table-cell>
          <table:table-cell office:value-type="float" office:value="2.114182" calcext:value-type="float">
            <text:p>2.114182</text:p>
          </table:table-cell>
          <table:table-cell office:value-type="float" office:value="2.300878" calcext:value-type="float">
            <text:p>2.300878</text:p>
          </table:table-cell>
          <table:table-cell office:value-type="float" office:value="0" calcext:value-type="float">
            <text:p>0</text:p>
          </table:table-cell>
          <table:table-cell office:value-type="float" office:value="33.74213" calcext:value-type="float">
            <text:p>33.742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1" calcext:value-type="float">
            <text:p>22052001</text:p>
          </table:table-cell>
          <table:table-cell office:value-type="float" office:value="1.44886" calcext:value-type="float">
            <text:p>1.44886</text:p>
          </table:table-cell>
          <table:table-cell office:value-type="float" office:value="138.9217" calcext:value-type="float">
            <text:p>138.9217</text:p>
          </table:table-cell>
          <table:table-cell office:value-type="float" office:value="5" calcext:value-type="float">
            <text:p>5</text:p>
          </table:table-cell>
          <table:table-cell office:value-type="float" office:value="-0.003810412" calcext:value-type="float">
            <text:p>-0.003810412</text:p>
          </table:table-cell>
          <table:table-cell office:value-type="float" office:value="9.653128" calcext:value-type="float">
            <text:p>9.653128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2205" calcext:value-type="float">
            <text:p>0.0004012205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621704" calcext:value-type="float">
            <text:p>0.001621704</text:p>
          </table:table-cell>
          <table:table-cell office:value-type="float" office:value="1194.151" calcext:value-type="float">
            <text:p>1194.151</text:p>
          </table:table-cell>
          <table:table-cell office:value-type="float" office:value="2.551908" calcext:value-type="float">
            <text:p>2.551908</text:p>
          </table:table-cell>
          <table:table-cell office:value-type="float" office:value="0" calcext:value-type="float">
            <text:p>0</text:p>
          </table:table-cell>
          <table:table-cell office:value-type="float" office:value="4.132237" calcext:value-type="float">
            <text:p>4.132237</text:p>
          </table:table-cell>
          <table:table-cell office:value-type="float" office:value="3.84387" calcext:value-type="float">
            <text:p>3.84387</text:p>
          </table:table-cell>
          <table:table-cell office:value-type="float" office:value="0.2906003" calcext:value-type="float">
            <text:p>0.2906003</text:p>
          </table:table-cell>
          <table:table-cell office:value-type="float" office:value="0.1616066" calcext:value-type="float">
            <text:p>0.1616066</text:p>
          </table:table-cell>
          <table:table-cell office:value-type="float" office:value="0.1058206" calcext:value-type="float">
            <text:p>0.1058206</text:p>
          </table:table-cell>
          <table:table-cell office:value-type="float" office:value="0.05057937" calcext:value-type="float">
            <text:p>0.05057937</text:p>
          </table:table-cell>
          <table:table-cell office:value-type="float" office:value="0.03639707" calcext:value-type="float">
            <text:p>0.03639707</text:p>
          </table:table-cell>
          <table:table-cell office:value-type="float" office:value="0.0621507" calcext:value-type="float">
            <text:p>0.0621507</text:p>
          </table:table-cell>
          <table:table-cell office:value-type="float" office:value="0.09172195" calcext:value-type="float">
            <text:p>0.09172195</text:p>
          </table:table-cell>
          <table:table-cell office:value-type="float" office:value="0.08401048" calcext:value-type="float">
            <text:p>0.08401048</text:p>
          </table:table-cell>
          <table:table-cell office:value-type="float" office:value="0.08184845" calcext:value-type="float">
            <text:p>0.08184845</text:p>
          </table:table-cell>
          <table:table-cell office:value-type="float" office:value="0.0854121" calcext:value-type="float">
            <text:p>0.0854121</text:p>
          </table:table-cell>
          <table:table-cell office:value-type="float" office:value="0.08180292" calcext:value-type="float">
            <text:p>0.08180292</text:p>
          </table:table-cell>
          <table:table-cell office:value-type="float" office:value="0.08373746" calcext:value-type="float">
            <text:p>0.08373746</text:p>
          </table:table-cell>
          <table:table-cell office:value-type="float" office:value="0" calcext:value-type="float">
            <text:p>0</text:p>
          </table:table-cell>
          <table:table-cell office:value-type="float" office:value="24.81088" calcext:value-type="float">
            <text:p>24.81088</text:p>
          </table:table-cell>
          <table:table-cell office:value-type="float" office:value="25.59119" calcext:value-type="float">
            <text:p>25.59119</text:p>
          </table:table-cell>
          <table:table-cell office:value-type="float" office:value="10.99844" calcext:value-type="float">
            <text:p>10.99844</text:p>
          </table:table-cell>
          <table:table-cell office:value-type="float" office:value="5.25098" calcext:value-type="float">
            <text:p>5.25098</text:p>
          </table:table-cell>
          <table:table-cell office:value-type="float" office:value="3.065024" calcext:value-type="float">
            <text:p>3.065024</text:p>
          </table:table-cell>
          <table:table-cell office:value-type="float" office:value="1.14742" calcext:value-type="float">
            <text:p>1.14742</text:p>
          </table:table-cell>
          <table:table-cell office:value-type="float" office:value="0.8082902" calcext:value-type="float">
            <text:p>0.8082902</text:p>
          </table:table-cell>
          <table:table-cell office:value-type="float" office:value="1.527393" calcext:value-type="float">
            <text:p>1.527393</text:p>
          </table:table-cell>
          <table:table-cell office:value-type="float" office:value="2.056717" calcext:value-type="float">
            <text:p>2.056717</text:p>
          </table:table-cell>
          <table:table-cell office:value-type="float" office:value="1.974598" calcext:value-type="float">
            <text:p>1.974598</text:p>
          </table:table-cell>
          <table:table-cell office:value-type="float" office:value="2.048154" calcext:value-type="float">
            <text:p>2.048154</text:p>
          </table:table-cell>
          <table:table-cell office:value-type="float" office:value="2.047565" calcext:value-type="float">
            <text:p>2.047565</text:p>
          </table:table-cell>
          <table:table-cell office:value-type="float" office:value="2.127706" calcext:value-type="float">
            <text:p>2.127706</text:p>
          </table:table-cell>
          <table:table-cell office:value-type="float" office:value="2.315009" calcext:value-type="float">
            <text:p>2.315009</text:p>
          </table:table-cell>
          <table:table-cell office:value-type="float" office:value="0" calcext:value-type="float">
            <text:p>0</text:p>
          </table:table-cell>
          <table:table-cell office:value-type="float" office:value="21.59081" calcext:value-type="float">
            <text:p>21.590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1" calcext:value-type="float">
            <text:p>23052001</text:p>
          </table:table-cell>
          <table:table-cell office:value-type="float" office:value="1.44411" calcext:value-type="float">
            <text:p>1.44411</text:p>
          </table:table-cell>
          <table:table-cell office:value-type="float" office:value="138.9098" calcext:value-type="float">
            <text:p>138.9098</text:p>
          </table:table-cell>
          <table:table-cell office:value-type="float" office:value="5" calcext:value-type="float">
            <text:p>5</text:p>
          </table:table-cell>
          <table:table-cell office:value-type="float" office:value="-0.004484395" calcext:value-type="float">
            <text:p>-0.004484395</text:p>
          </table:table-cell>
          <table:table-cell office:value-type="float" office:value="9.723236" calcext:value-type="float">
            <text:p>9.723236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3612" calcext:value-type="float">
            <text:p>0.0004013612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639639" calcext:value-type="float">
            <text:p>0.001639639</text:p>
          </table:table-cell>
          <table:table-cell office:value-type="float" office:value="1194.128" calcext:value-type="float">
            <text:p>1194.128</text:p>
          </table:table-cell>
          <table:table-cell office:value-type="float" office:value="2.54492" calcext:value-type="float">
            <text:p>2.54492</text:p>
          </table:table-cell>
          <table:table-cell office:value-type="float" office:value="0" calcext:value-type="float">
            <text:p>0</text:p>
          </table:table-cell>
          <table:table-cell office:value-type="float" office:value="2.962502" calcext:value-type="float">
            <text:p>2.962502</text:p>
          </table:table-cell>
          <table:table-cell office:value-type="float" office:value="1.931656" calcext:value-type="float">
            <text:p>1.931656</text:p>
          </table:table-cell>
          <table:table-cell office:value-type="float" office:value="0.1856946" calcext:value-type="float">
            <text:p>0.1856946</text:p>
          </table:table-cell>
          <table:table-cell office:value-type="float" office:value="0.1056783" calcext:value-type="float">
            <text:p>0.1056783</text:p>
          </table:table-cell>
          <table:table-cell office:value-type="float" office:value="0.07770879" calcext:value-type="float">
            <text:p>0.07770879</text:p>
          </table:table-cell>
          <table:table-cell office:value-type="float" office:value="0.04376705" calcext:value-type="float">
            <text:p>0.04376705</text:p>
          </table:table-cell>
          <table:table-cell office:value-type="float" office:value="0.03455269" calcext:value-type="float">
            <text:p>0.03455269</text:p>
          </table:table-cell>
          <table:table-cell office:value-type="float" office:value="0.06104068" calcext:value-type="float">
            <text:p>0.06104068</text:p>
          </table:table-cell>
          <table:table-cell office:value-type="float" office:value="0.09138034" calcext:value-type="float">
            <text:p>0.09138034</text:p>
          </table:table-cell>
          <table:table-cell office:value-type="float" office:value="0.08413345" calcext:value-type="float">
            <text:p>0.08413345</text:p>
          </table:table-cell>
          <table:table-cell office:value-type="float" office:value="0.08199237" calcext:value-type="float">
            <text:p>0.08199237</text:p>
          </table:table-cell>
          <table:table-cell office:value-type="float" office:value="0.08370411" calcext:value-type="float">
            <text:p>0.08370411</text:p>
          </table:table-cell>
          <table:table-cell office:value-type="float" office:value="0.0819464" calcext:value-type="float">
            <text:p>0.0819464</text:p>
          </table:table-cell>
          <table:table-cell office:value-type="float" office:value="0.08388634" calcext:value-type="float">
            <text:p>0.08388634</text:p>
          </table:table-cell>
          <table:table-cell office:value-type="float" office:value="0" calcext:value-type="float">
            <text:p>0</text:p>
          </table:table-cell>
          <table:table-cell office:value-type="float" office:value="25.39889" calcext:value-type="float">
            <text:p>25.39889</text:p>
          </table:table-cell>
          <table:table-cell office:value-type="float" office:value="25.87022" calcext:value-type="float">
            <text:p>25.87022</text:p>
          </table:table-cell>
          <table:table-cell office:value-type="float" office:value="11.05292" calcext:value-type="float">
            <text:p>11.05292</text:p>
          </table:table-cell>
          <table:table-cell office:value-type="float" office:value="5.285769" calcext:value-type="float">
            <text:p>5.285769</text:p>
          </table:table-cell>
          <table:table-cell office:value-type="float" office:value="3.092091" calcext:value-type="float">
            <text:p>3.092091</text:p>
          </table:table-cell>
          <table:table-cell office:value-type="float" office:value="1.157178" calcext:value-type="float">
            <text:p>1.157178</text:p>
          </table:table-cell>
          <table:table-cell office:value-type="float" office:value="0.8148946" calcext:value-type="float">
            <text:p>0.8148946</text:p>
          </table:table-cell>
          <table:table-cell office:value-type="float" office:value="1.538162" calcext:value-type="float">
            <text:p>1.538162</text:p>
          </table:table-cell>
          <table:table-cell office:value-type="float" office:value="2.070085" calcext:value-type="float">
            <text:p>2.070085</text:p>
          </table:table-cell>
          <table:table-cell office:value-type="float" office:value="1.986938" calcext:value-type="float">
            <text:p>1.986938</text:p>
          </table:table-cell>
          <table:table-cell office:value-type="float" office:value="2.060824" calcext:value-type="float">
            <text:p>2.060824</text:p>
          </table:table-cell>
          <table:table-cell office:value-type="float" office:value="2.060228" calcext:value-type="float">
            <text:p>2.060228</text:p>
          </table:table-cell>
          <table:table-cell office:value-type="float" office:value="2.141202" calcext:value-type="float">
            <text:p>2.141202</text:p>
          </table:table-cell>
          <table:table-cell office:value-type="float" office:value="2.329123" calcext:value-type="float">
            <text:p>2.329123</text:p>
          </table:table-cell>
          <table:table-cell office:value-type="float" office:value="0" calcext:value-type="float">
            <text:p>0</text:p>
          </table:table-cell>
          <table:table-cell office:value-type="float" office:value="8.389318" calcext:value-type="float">
            <text:p>8.389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1" calcext:value-type="float">
            <text:p>24052001</text:p>
          </table:table-cell>
          <table:table-cell office:value-type="float" office:value="1.439719" calcext:value-type="float">
            <text:p>1.439719</text:p>
          </table:table-cell>
          <table:table-cell office:value-type="float" office:value="138.8981" calcext:value-type="float">
            <text:p>138.8981</text:p>
          </table:table-cell>
          <table:table-cell office:value-type="float" office:value="5" calcext:value-type="float">
            <text:p>5</text:p>
          </table:table-cell>
          <table:table-cell office:value-type="float" office:value="-0.005113531" calcext:value-type="float">
            <text:p>-0.005113531</text:p>
          </table:table-cell>
          <table:table-cell office:value-type="float" office:value="9.781854" calcext:value-type="float">
            <text:p>9.781854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4592" calcext:value-type="float">
            <text:p>0.0004014592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65372" calcext:value-type="float">
            <text:p>0.00165372</text:p>
          </table:table-cell>
          <table:table-cell office:value-type="float" office:value="1194.097" calcext:value-type="float">
            <text:p>1194.097</text:p>
          </table:table-cell>
          <table:table-cell office:value-type="float" office:value="2.536439" calcext:value-type="float">
            <text:p>2.536439</text:p>
          </table:table-cell>
          <table:table-cell office:value-type="float" office:value="0" calcext:value-type="float">
            <text:p>0</text:p>
          </table:table-cell>
          <table:table-cell office:value-type="float" office:value="2.077796" calcext:value-type="float">
            <text:p>2.077796</text:p>
          </table:table-cell>
          <table:table-cell office:value-type="float" office:value="1.162123" calcext:value-type="float">
            <text:p>1.162123</text:p>
          </table:table-cell>
          <table:table-cell office:value-type="float" office:value="0.1632211" calcext:value-type="float">
            <text:p>0.1632211</text:p>
          </table:table-cell>
          <table:table-cell office:value-type="float" office:value="0.09259827" calcext:value-type="float">
            <text:p>0.09259827</text:p>
          </table:table-cell>
          <table:table-cell office:value-type="float" office:value="0.07012445" calcext:value-type="float">
            <text:p>0.07012445</text:p>
          </table:table-cell>
          <table:table-cell office:value-type="float" office:value="0.04110256" calcext:value-type="float">
            <text:p>0.04110256</text:p>
          </table:table-cell>
          <table:table-cell office:value-type="float" office:value="0.03342956" calcext:value-type="float">
            <text:p>0.03342956</text:p>
          </table:table-cell>
          <table:table-cell office:value-type="float" office:value="0.06023931" calcext:value-type="float">
            <text:p>0.06023931</text:p>
          </table:table-cell>
          <table:table-cell office:value-type="float" office:value="0.09105879" calcext:value-type="float">
            <text:p>0.09105879</text:p>
          </table:table-cell>
          <table:table-cell office:value-type="float" office:value="0.084232" calcext:value-type="float">
            <text:p>0.084232</text:p>
          </table:table-cell>
          <table:table-cell office:value-type="float" office:value="0.08213244" calcext:value-type="float">
            <text:p>0.08213244</text:p>
          </table:table-cell>
          <table:table-cell office:value-type="float" office:value="0.08283998" calcext:value-type="float">
            <text:p>0.08283998</text:p>
          </table:table-cell>
          <table:table-cell office:value-type="float" office:value="0.08208926" calcext:value-type="float">
            <text:p>0.08208926</text:p>
          </table:table-cell>
          <table:table-cell office:value-type="float" office:value="0.08403508" calcext:value-type="float">
            <text:p>0.08403508</text:p>
          </table:table-cell>
          <table:table-cell office:value-type="float" office:value="0" calcext:value-type="float">
            <text:p>0</text:p>
          </table:table-cell>
          <table:table-cell office:value-type="float" office:value="25.63473" calcext:value-type="float">
            <text:p>25.63473</text:p>
          </table:table-cell>
          <table:table-cell office:value-type="float" office:value="26.01432" calcext:value-type="float">
            <text:p>26.01432</text:p>
          </table:table-cell>
          <table:table-cell office:value-type="float" office:value="11.08318" calcext:value-type="float">
            <text:p>11.08318</text:p>
          </table:table-cell>
          <table:table-cell office:value-type="float" office:value="5.307498" calcext:value-type="float">
            <text:p>5.307498</text:p>
          </table:table-cell>
          <table:table-cell office:value-type="float" office:value="3.112027" calcext:value-type="float">
            <text:p>3.112027</text:p>
          </table:table-cell>
          <table:table-cell office:value-type="float" office:value="1.165664" calcext:value-type="float">
            <text:p>1.165664</text:p>
          </table:table-cell>
          <table:table-cell office:value-type="float" office:value="0.8210734" calcext:value-type="float">
            <text:p>0.8210734</text:p>
          </table:table-cell>
          <table:table-cell office:value-type="float" office:value="1.548673" calcext:value-type="float">
            <text:p>1.548673</text:p>
          </table:table-cell>
          <table:table-cell office:value-type="float" office:value="2.083387" calcext:value-type="float">
            <text:p>2.083387</text:p>
          </table:table-cell>
          <table:table-cell office:value-type="float" office:value="1.999277" calcext:value-type="float">
            <text:p>1.999277</text:p>
          </table:table-cell>
          <table:table-cell office:value-type="float" office:value="2.073483" calcext:value-type="float">
            <text:p>2.073483</text:p>
          </table:table-cell>
          <table:table-cell office:value-type="float" office:value="2.072875" calcext:value-type="float">
            <text:p>2.072875</text:p>
          </table:table-cell>
          <table:table-cell office:value-type="float" office:value="2.154666" calcext:value-type="float">
            <text:p>2.154666</text:p>
          </table:table-cell>
          <table:table-cell office:value-type="float" office:value="2.343218" calcext:value-type="float">
            <text:p>2.343218</text:p>
          </table:table-cell>
          <table:table-cell office:value-type="float" office:value="0" calcext:value-type="float">
            <text:p>0</text:p>
          </table:table-cell>
          <table:table-cell office:value-type="float" office:value="11.22847" calcext:value-type="float">
            <text:p>11.22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1" calcext:value-type="float">
            <text:p>25052001</text:p>
          </table:table-cell>
          <table:table-cell office:value-type="float" office:value="1.433415" calcext:value-type="float">
            <text:p>1.433415</text:p>
          </table:table-cell>
          <table:table-cell office:value-type="float" office:value="138.8852" calcext:value-type="float">
            <text:p>138.8852</text:p>
          </table:table-cell>
          <table:table-cell office:value-type="float" office:value="5" calcext:value-type="float">
            <text:p>5</text:p>
          </table:table-cell>
          <table:table-cell office:value-type="float" office:value="-0.005885194" calcext:value-type="float">
            <text:p>-0.005885194</text:p>
          </table:table-cell>
          <table:table-cell office:value-type="float" office:value="9.837137" calcext:value-type="float">
            <text:p>9.837137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5007" calcext:value-type="float">
            <text:p>0.0004015007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663295" calcext:value-type="float">
            <text:p>0.001663295</text:p>
          </table:table-cell>
          <table:table-cell office:value-type="float" office:value="1194.061" calcext:value-type="float">
            <text:p>1194.061</text:p>
          </table:table-cell>
          <table:table-cell office:value-type="float" office:value="2.52538" calcext:value-type="float">
            <text:p>2.52538</text:p>
          </table:table-cell>
          <table:table-cell office:value-type="float" office:value="0" calcext:value-type="float">
            <text:p>0</text:p>
          </table:table-cell>
          <table:table-cell office:value-type="float" office:value="1.412794" calcext:value-type="float">
            <text:p>1.412794</text:p>
          </table:table-cell>
          <table:table-cell office:value-type="float" office:value="0.9145649" calcext:value-type="float">
            <text:p>0.9145649</text:p>
          </table:table-cell>
          <table:table-cell office:value-type="float" office:value="0.1863827" calcext:value-type="float">
            <text:p>0.1863827</text:p>
          </table:table-cell>
          <table:table-cell office:value-type="float" office:value="0.1008947" calcext:value-type="float">
            <text:p>0.1008947</text:p>
          </table:table-cell>
          <table:table-cell office:value-type="float" office:value="0.07483387" calcext:value-type="float">
            <text:p>0.07483387</text:p>
          </table:table-cell>
          <table:table-cell office:value-type="float" office:value="0.04200971" calcext:value-type="float">
            <text:p>0.04200971</text:p>
          </table:table-cell>
          <table:table-cell office:value-type="float" office:value="0.0333825" calcext:value-type="float">
            <text:p>0.0333825</text:p>
          </table:table-cell>
          <table:table-cell office:value-type="float" office:value="0.05968697" calcext:value-type="float">
            <text:p>0.05968697</text:p>
          </table:table-cell>
          <table:table-cell office:value-type="float" office:value="0.09079554" calcext:value-type="float">
            <text:p>0.09079554</text:p>
          </table:table-cell>
          <table:table-cell office:value-type="float" office:value="0.08431256" calcext:value-type="float">
            <text:p>0.08431256</text:p>
          </table:table-cell>
          <table:table-cell office:value-type="float" office:value="0.08226889" calcext:value-type="float">
            <text:p>0.08226889</text:p>
          </table:table-cell>
          <table:table-cell office:value-type="float" office:value="0.08227892" calcext:value-type="float">
            <text:p>0.08227892</text:p>
          </table:table-cell>
          <table:table-cell office:value-type="float" office:value="0.08223166" calcext:value-type="float">
            <text:p>0.08223166</text:p>
          </table:table-cell>
          <table:table-cell office:value-type="float" office:value="0.0841838" calcext:value-type="float">
            <text:p>0.0841838</text:p>
          </table:table-cell>
          <table:table-cell office:value-type="float" office:value="0" calcext:value-type="float">
            <text:p>0</text:p>
          </table:table-cell>
          <table:table-cell office:value-type="float" office:value="25.71342" calcext:value-type="float">
            <text:p>25.71342</text:p>
          </table:table-cell>
          <table:table-cell office:value-type="float" office:value="26.12308" calcext:value-type="float">
            <text:p>26.12308</text:p>
          </table:table-cell>
          <table:table-cell office:value-type="float" office:value="11.11368" calcext:value-type="float">
            <text:p>11.11368</text:p>
          </table:table-cell>
          <table:table-cell office:value-type="float" office:value="5.327939" calcext:value-type="float">
            <text:p>5.327939</text:p>
          </table:table-cell>
          <table:table-cell office:value-type="float" office:value="3.130942" calcext:value-type="float">
            <text:p>3.130942</text:p>
          </table:table-cell>
          <table:table-cell office:value-type="float" office:value="1.173741" calcext:value-type="float">
            <text:p>1.173741</text:p>
          </table:table-cell>
          <table:table-cell office:value-type="float" office:value="0.827017" calcext:value-type="float">
            <text:p>0.827017</text:p>
          </table:table-cell>
          <table:table-cell office:value-type="float" office:value="1.55896" calcext:value-type="float">
            <text:p>1.55896</text:p>
          </table:table-cell>
          <table:table-cell office:value-type="float" office:value="2.096622" calcext:value-type="float">
            <text:p>2.096622</text:p>
          </table:table-cell>
          <table:table-cell office:value-type="float" office:value="2.0116" calcext:value-type="float">
            <text:p>2.0116</text:p>
          </table:table-cell>
          <table:table-cell office:value-type="float" office:value="2.086138" calcext:value-type="float">
            <text:p>2.086138</text:p>
          </table:table-cell>
          <table:table-cell office:value-type="float" office:value="2.085513" calcext:value-type="float">
            <text:p>2.085513</text:p>
          </table:table-cell>
          <table:table-cell office:value-type="float" office:value="2.168106" calcext:value-type="float">
            <text:p>2.168106</text:p>
          </table:table-cell>
          <table:table-cell office:value-type="float" office:value="2.357296" calcext:value-type="float">
            <text:p>2.357296</text:p>
          </table:table-cell>
          <table:table-cell office:value-type="float" office:value="0" calcext:value-type="float">
            <text:p>0</text:p>
          </table:table-cell>
          <table:table-cell office:value-type="float" office:value="23.91192" calcext:value-type="float">
            <text:p>23.91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1" calcext:value-type="float">
            <text:p>26052001</text:p>
          </table:table-cell>
          <table:table-cell office:value-type="float" office:value="1.424993" calcext:value-type="float">
            <text:p>1.424993</text:p>
          </table:table-cell>
          <table:table-cell office:value-type="float" office:value="138.8705" calcext:value-type="float">
            <text:p>138.8705</text:p>
          </table:table-cell>
          <table:table-cell office:value-type="float" office:value="5" calcext:value-type="float">
            <text:p>5</text:p>
          </table:table-cell>
          <table:table-cell office:value-type="float" office:value="-0.006943505" calcext:value-type="float">
            <text:p>-0.006943505</text:p>
          </table:table-cell>
          <table:table-cell office:value-type="float" office:value="9.89322" calcext:value-type="float">
            <text:p>9.89322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5368" calcext:value-type="float">
            <text:p>0.0004015368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671634" calcext:value-type="float">
            <text:p>0.001671634</text:p>
          </table:table-cell>
          <table:table-cell office:value-type="float" office:value="1194.025" calcext:value-type="float">
            <text:p>1194.025</text:p>
          </table:table-cell>
          <table:table-cell office:value-type="float" office:value="2.512091" calcext:value-type="float">
            <text:p>2.512091</text:p>
          </table:table-cell>
          <table:table-cell office:value-type="float" office:value="0" calcext:value-type="float">
            <text:p>0</text:p>
          </table:table-cell>
          <table:table-cell office:value-type="float" office:value="1.276164" calcext:value-type="float">
            <text:p>1.276164</text:p>
          </table:table-cell>
          <table:table-cell office:value-type="float" office:value="0.8664702" calcext:value-type="float">
            <text:p>0.8664702</text:p>
          </table:table-cell>
          <table:table-cell office:value-type="float" office:value="0.2222121" calcext:value-type="float">
            <text:p>0.2222121</text:p>
          </table:table-cell>
          <table:table-cell office:value-type="float" office:value="0.1171225" calcext:value-type="float">
            <text:p>0.1171225</text:p>
          </table:table-cell>
          <table:table-cell office:value-type="float" office:value="0.08552688" calcext:value-type="float">
            <text:p>0.08552688</text:p>
          </table:table-cell>
          <table:table-cell office:value-type="float" office:value="0.04584047" calcext:value-type="float">
            <text:p>0.04584047</text:p>
          </table:table-cell>
          <table:table-cell office:value-type="float" office:value="0.03461885" calcext:value-type="float">
            <text:p>0.03461885</text:p>
          </table:table-cell>
          <table:table-cell office:value-type="float" office:value="0.05982505" calcext:value-type="float">
            <text:p>0.05982505</text:p>
          </table:table-cell>
          <table:table-cell office:value-type="float" office:value="0.0906563" calcext:value-type="float">
            <text:p>0.0906563</text:p>
          </table:table-cell>
          <table:table-cell office:value-type="float" office:value="0.08438613" calcext:value-type="float">
            <text:p>0.08438613</text:p>
          </table:table-cell>
          <table:table-cell office:value-type="float" office:value="0.08240245" calcext:value-type="float">
            <text:p>0.08240245</text:p>
          </table:table-cell>
          <table:table-cell office:value-type="float" office:value="0.08193716" calcext:value-type="float">
            <text:p>0.08193716</text:p>
          </table:table-cell>
          <table:table-cell office:value-type="float" office:value="0.08237377" calcext:value-type="float">
            <text:p>0.08237377</text:p>
          </table:table-cell>
          <table:table-cell office:value-type="float" office:value="0.08433244" calcext:value-type="float">
            <text:p>0.08433244</text:p>
          </table:table-cell>
          <table:table-cell office:value-type="float" office:value="0" calcext:value-type="float">
            <text:p>0</text:p>
          </table:table-cell>
          <table:table-cell office:value-type="float" office:value="25.77106" calcext:value-type="float">
            <text:p>25.77106</text:p>
          </table:table-cell>
          <table:table-cell office:value-type="float" office:value="26.23427" calcext:value-type="float">
            <text:p>26.23427</text:p>
          </table:table-cell>
          <table:table-cell office:value-type="float" office:value="11.15571" calcext:value-type="float">
            <text:p>11.15571</text:p>
          </table:table-cell>
          <table:table-cell office:value-type="float" office:value="5.353204" calcext:value-type="float">
            <text:p>5.353204</text:p>
          </table:table-cell>
          <table:table-cell office:value-type="float" office:value="3.152983" calcext:value-type="float">
            <text:p>3.152983</text:p>
          </table:table-cell>
          <table:table-cell office:value-type="float" office:value="1.18241" calcext:value-type="float">
            <text:p>1.18241</text:p>
          </table:table-cell>
          <table:table-cell office:value-type="float" office:value="0.8330737" calcext:value-type="float">
            <text:p>0.8330737</text:p>
          </table:table-cell>
          <table:table-cell office:value-type="float" office:value="1.569153" calcext:value-type="float">
            <text:p>1.569153</text:p>
          </table:table-cell>
          <table:table-cell office:value-type="float" office:value="2.1098" calcext:value-type="float">
            <text:p>2.1098</text:p>
          </table:table-cell>
          <table:table-cell office:value-type="float" office:value="2.023916" calcext:value-type="float">
            <text:p>2.023916</text:p>
          </table:table-cell>
          <table:table-cell office:value-type="float" office:value="2.09878" calcext:value-type="float">
            <text:p>2.09878</text:p>
          </table:table-cell>
          <table:table-cell office:value-type="float" office:value="2.098133" calcext:value-type="float">
            <text:p>2.098133</text:p>
          </table:table-cell>
          <table:table-cell office:value-type="float" office:value="2.181522" calcext:value-type="float">
            <text:p>2.181522</text:p>
          </table:table-cell>
          <table:table-cell office:value-type="float" office:value="2.371365" calcext:value-type="float">
            <text:p>2.371365</text:p>
          </table:table-cell>
          <table:table-cell office:value-type="float" office:value="0" calcext:value-type="float">
            <text:p>0</text:p>
          </table:table-cell>
          <table:table-cell office:value-type="float" office:value="37.25343" calcext:value-type="float">
            <text:p>37.253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1" calcext:value-type="float">
            <text:p>27052001</text:p>
          </table:table-cell>
          <table:table-cell office:value-type="float" office:value="1.415804" calcext:value-type="float">
            <text:p>1.415804</text:p>
          </table:table-cell>
          <table:table-cell office:value-type="float" office:value="138.8545" calcext:value-type="float">
            <text:p>138.8545</text:p>
          </table:table-cell>
          <table:table-cell office:value-type="float" office:value="5" calcext:value-type="float">
            <text:p>5</text:p>
          </table:table-cell>
          <table:table-cell office:value-type="float" office:value="-0.008278741" calcext:value-type="float">
            <text:p>-0.008278741</text:p>
          </table:table-cell>
          <table:table-cell office:value-type="float" office:value="9.950893" calcext:value-type="float">
            <text:p>9.950893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5688" calcext:value-type="float">
            <text:p>0.0004015688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678969" calcext:value-type="float">
            <text:p>0.001678969</text:p>
          </table:table-cell>
          <table:table-cell office:value-type="float" office:value="1193.989" calcext:value-type="float">
            <text:p>1193.989</text:p>
          </table:table-cell>
          <table:table-cell office:value-type="float" office:value="2.49817" calcext:value-type="float">
            <text:p>2.49817</text:p>
          </table:table-cell>
          <table:table-cell office:value-type="float" office:value="0" calcext:value-type="float">
            <text:p>0</text:p>
          </table:table-cell>
          <table:table-cell office:value-type="float" office:value="1.169718" calcext:value-type="float">
            <text:p>1.169718</text:p>
          </table:table-cell>
          <table:table-cell office:value-type="float" office:value="0.859225" calcext:value-type="float">
            <text:p>0.859225</text:p>
          </table:table-cell>
          <table:table-cell office:value-type="float" office:value="0.2458058" calcext:value-type="float">
            <text:p>0.2458058</text:p>
          </table:table-cell>
          <table:table-cell office:value-type="float" office:value="0.1292017" calcext:value-type="float">
            <text:p>0.1292017</text:p>
          </table:table-cell>
          <table:table-cell office:value-type="float" office:value="0.09448928" calcext:value-type="float">
            <text:p>0.09448928</text:p>
          </table:table-cell>
          <table:table-cell office:value-type="float" office:value="0.0497194" calcext:value-type="float">
            <text:p>0.0497194</text:p>
          </table:table-cell>
          <table:table-cell office:value-type="float" office:value="0.03622381" calcext:value-type="float">
            <text:p>0.03622381</text:p>
          </table:table-cell>
          <table:table-cell office:value-type="float" office:value="0.06052763" calcext:value-type="float">
            <text:p>0.06052763</text:p>
          </table:table-cell>
          <table:table-cell office:value-type="float" office:value="0.09070436" calcext:value-type="float">
            <text:p>0.09070436</text:p>
          </table:table-cell>
          <table:table-cell office:value-type="float" office:value="0.08446772" calcext:value-type="float">
            <text:p>0.08446772</text:p>
          </table:table-cell>
          <table:table-cell office:value-type="float" office:value="0.08253425" calcext:value-type="float">
            <text:p>0.08253425</text:p>
          </table:table-cell>
          <table:table-cell office:value-type="float" office:value="0.08200887" calcext:value-type="float">
            <text:p>0.08200887</text:p>
          </table:table-cell>
          <table:table-cell office:value-type="float" office:value="0.08251564" calcext:value-type="float">
            <text:p>0.08251564</text:p>
          </table:table-cell>
          <table:table-cell office:value-type="float" office:value="0.08448068" calcext:value-type="float">
            <text:p>0.08448068</text:p>
          </table:table-cell>
          <table:table-cell office:value-type="float" office:value="0" calcext:value-type="float">
            <text:p>0</text:p>
          </table:table-cell>
          <table:table-cell office:value-type="float" office:value="25.82371" calcext:value-type="float">
            <text:p>25.82371</text:p>
          </table:table-cell>
          <table:table-cell office:value-type="float" office:value="26.35854" calcext:value-type="float">
            <text:p>26.35854</text:p>
          </table:table-cell>
          <table:table-cell office:value-type="float" office:value="11.20886" calcext:value-type="float">
            <text:p>11.20886</text:p>
          </table:table-cell>
          <table:table-cell office:value-type="float" office:value="5.384097" calcext:value-type="float">
            <text:p>5.384097</text:p>
          </table:table-cell>
          <table:table-cell office:value-type="float" office:value="3.179038" calcext:value-type="float">
            <text:p>3.179038</text:p>
          </table:table-cell>
          <table:table-cell office:value-type="float" office:value="1.192099" calcext:value-type="float">
            <text:p>1.192099</text:p>
          </table:table-cell>
          <table:table-cell office:value-type="float" office:value="0.8394563" calcext:value-type="float">
            <text:p>0.8394563</text:p>
          </table:table-cell>
          <table:table-cell office:value-type="float" office:value="1.579424" calcext:value-type="float">
            <text:p>1.579424</text:p>
          </table:table-cell>
          <table:table-cell office:value-type="float" office:value="2.122947" calcext:value-type="float">
            <text:p>2.122947</text:p>
          </table:table-cell>
          <table:table-cell office:value-type="float" office:value="2.036218" calcext:value-type="float">
            <text:p>2.036218</text:p>
          </table:table-cell>
          <table:table-cell office:value-type="float" office:value="2.111414" calcext:value-type="float">
            <text:p>2.111414</text:p>
          </table:table-cell>
          <table:table-cell office:value-type="float" office:value="2.110746" calcext:value-type="float">
            <text:p>2.110746</text:p>
          </table:table-cell>
          <table:table-cell office:value-type="float" office:value="2.194912" calcext:value-type="float">
            <text:p>2.194912</text:p>
          </table:table-cell>
          <table:table-cell office:value-type="float" office:value="2.385418" calcext:value-type="float">
            <text:p>2.385418</text:p>
          </table:table-cell>
          <table:table-cell office:value-type="float" office:value="0" calcext:value-type="float">
            <text:p>0</text:p>
          </table:table-cell>
          <table:table-cell office:value-type="float" office:value="42.90279" calcext:value-type="float">
            <text:p>42.902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1" calcext:value-type="float">
            <text:p>28052001</text:p>
          </table:table-cell>
          <table:table-cell office:value-type="float" office:value="1.405966" calcext:value-type="float">
            <text:p>1.405966</text:p>
          </table:table-cell>
          <table:table-cell office:value-type="float" office:value="138.8371" calcext:value-type="float">
            <text:p>138.8371</text:p>
          </table:table-cell>
          <table:table-cell office:value-type="float" office:value="5" calcext:value-type="float">
            <text:p>5</text:p>
          </table:table-cell>
          <table:table-cell office:value-type="float" office:value="-0.009941054" calcext:value-type="float">
            <text:p>-0.009941054</text:p>
          </table:table-cell>
          <table:table-cell office:value-type="float" office:value="10.01013" calcext:value-type="float">
            <text:p>10.01013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5969" calcext:value-type="float">
            <text:p>0.0004015969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685489" calcext:value-type="float">
            <text:p>0.001685489</text:p>
          </table:table-cell>
          <table:table-cell office:value-type="float" office:value="1193.953" calcext:value-type="float">
            <text:p>1193.953</text:p>
          </table:table-cell>
          <table:table-cell office:value-type="float" office:value="2.483728" calcext:value-type="float">
            <text:p>2.483728</text:p>
          </table:table-cell>
          <table:table-cell office:value-type="float" office:value="0" calcext:value-type="float">
            <text:p>0</text:p>
          </table:table-cell>
          <table:table-cell office:value-type="float" office:value="1.064325" calcext:value-type="float">
            <text:p>1.064325</text:p>
          </table:table-cell>
          <table:table-cell office:value-type="float" office:value="0.8622401" calcext:value-type="float">
            <text:p>0.8622401</text:p>
          </table:table-cell>
          <table:table-cell office:value-type="float" office:value="0.2638016" calcext:value-type="float">
            <text:p>0.2638016</text:p>
          </table:table-cell>
          <table:table-cell office:value-type="float" office:value="0.1396324" calcext:value-type="float">
            <text:p>0.1396324</text:p>
          </table:table-cell>
          <table:table-cell office:value-type="float" office:value="0.1027983" calcext:value-type="float">
            <text:p>0.1027983</text:p>
          </table:table-cell>
          <table:table-cell office:value-type="float" office:value="0.05342408" calcext:value-type="float">
            <text:p>0.05342408</text:p>
          </table:table-cell>
          <table:table-cell office:value-type="float" office:value="0.03793897" calcext:value-type="float">
            <text:p>0.03793897</text:p>
          </table:table-cell>
          <table:table-cell office:value-type="float" office:value="0.06145597" calcext:value-type="float">
            <text:p>0.06145597</text:p>
          </table:table-cell>
          <table:table-cell office:value-type="float" office:value="0.09090765" calcext:value-type="float">
            <text:p>0.09090765</text:p>
          </table:table-cell>
          <table:table-cell office:value-type="float" office:value="0.0845697" calcext:value-type="float">
            <text:p>0.0845697</text:p>
          </table:table-cell>
          <table:table-cell office:value-type="float" office:value="0.08266616" calcext:value-type="float">
            <text:p>0.08266616</text:p>
          </table:table-cell>
          <table:table-cell office:value-type="float" office:value="0.08214029" calcext:value-type="float">
            <text:p>0.08214029</text:p>
          </table:table-cell>
          <table:table-cell office:value-type="float" office:value="0.08265718" calcext:value-type="float">
            <text:p>0.08265718</text:p>
          </table:table-cell>
          <table:table-cell office:value-type="float" office:value="0.08462878" calcext:value-type="float">
            <text:p>0.08462878</text:p>
          </table:table-cell>
          <table:table-cell office:value-type="float" office:value="0" calcext:value-type="float">
            <text:p>0</text:p>
          </table:table-cell>
          <table:table-cell office:value-type="float" office:value="25.86752" calcext:value-type="float">
            <text:p>25.86752</text:p>
          </table:table-cell>
          <table:table-cell office:value-type="float" office:value="26.49936" calcext:value-type="float">
            <text:p>26.49936</text:p>
          </table:table-cell>
          <table:table-cell office:value-type="float" office:value="11.27076" calcext:value-type="float">
            <text:p>11.27076</text:p>
          </table:table-cell>
          <table:table-cell office:value-type="float" office:value="5.419667" calcext:value-type="float">
            <text:p>5.419667</text:p>
          </table:table-cell>
          <table:table-cell office:value-type="float" office:value="3.208686" calcext:value-type="float">
            <text:p>3.208686</text:p>
          </table:table-cell>
          <table:table-cell office:value-type="float" office:value="1.202739" calcext:value-type="float">
            <text:p>1.202739</text:p>
          </table:table-cell>
          <table:table-cell office:value-type="float" office:value="0.8461937" calcext:value-type="float">
            <text:p>0.8461937</text:p>
          </table:table-cell>
          <table:table-cell office:value-type="float" office:value="1.589862" calcext:value-type="float">
            <text:p>1.589862</text:p>
          </table:table-cell>
          <table:table-cell office:value-type="float" office:value="2.136105" calcext:value-type="float">
            <text:p>2.136105</text:p>
          </table:table-cell>
          <table:table-cell office:value-type="float" office:value="2.048519" calcext:value-type="float">
            <text:p>2.048519</text:p>
          </table:table-cell>
          <table:table-cell office:value-type="float" office:value="2.124043" calcext:value-type="float">
            <text:p>2.124043</text:p>
          </table:table-cell>
          <table:table-cell office:value-type="float" office:value="2.123345" calcext:value-type="float">
            <text:p>2.123345</text:p>
          </table:table-cell>
          <table:table-cell office:value-type="float" office:value="2.208282" calcext:value-type="float">
            <text:p>2.208282</text:p>
          </table:table-cell>
          <table:table-cell office:value-type="float" office:value="2.399457" calcext:value-type="float">
            <text:p>2.399457</text:p>
          </table:table-cell>
          <table:table-cell office:value-type="float" office:value="0" calcext:value-type="float">
            <text:p>0</text:p>
          </table:table-cell>
          <table:table-cell office:value-type="float" office:value="43.15855" calcext:value-type="float">
            <text:p>43.158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1" calcext:value-type="float">
            <text:p>29052001</text:p>
          </table:table-cell>
          <table:table-cell office:value-type="float" office:value="1.397127" calcext:value-type="float">
            <text:p>1.397127</text:p>
          </table:table-cell>
          <table:table-cell office:value-type="float" office:value="138.82" calcext:value-type="float">
            <text:p>138.82</text:p>
          </table:table-cell>
          <table:table-cell office:value-type="float" office:value="5" calcext:value-type="float">
            <text:p>5</text:p>
          </table:table-cell>
          <table:table-cell office:value-type="float" office:value="-0.01174976" calcext:value-type="float">
            <text:p>-0.01174976</text:p>
          </table:table-cell>
          <table:table-cell office:value-type="float" office:value="10.06989" calcext:value-type="float">
            <text:p>10.06989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6224" calcext:value-type="float">
            <text:p>0.0004016224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691352" calcext:value-type="float">
            <text:p>0.001691352</text:p>
          </table:table-cell>
          <table:table-cell office:value-type="float" office:value="1193.916" calcext:value-type="float">
            <text:p>1193.916</text:p>
          </table:table-cell>
          <table:table-cell office:value-type="float" office:value="2.471604" calcext:value-type="float">
            <text:p>2.471604</text:p>
          </table:table-cell>
          <table:table-cell office:value-type="float" office:value="0" calcext:value-type="float">
            <text:p>0</text:p>
          </table:table-cell>
          <table:table-cell office:value-type="float" office:value="0.9157271" calcext:value-type="float">
            <text:p>0.9157271</text:p>
          </table:table-cell>
          <table:table-cell office:value-type="float" office:value="0.8324149" calcext:value-type="float">
            <text:p>0.8324149</text:p>
          </table:table-cell>
          <table:table-cell office:value-type="float" office:value="0.2553656" calcext:value-type="float">
            <text:p>0.2553656</text:p>
          </table:table-cell>
          <table:table-cell office:value-type="float" office:value="0.138794" calcext:value-type="float">
            <text:p>0.138794</text:p>
          </table:table-cell>
          <table:table-cell office:value-type="float" office:value="0.104088" calcext:value-type="float">
            <text:p>0.104088</text:p>
          </table:table-cell>
          <table:table-cell office:value-type="float" office:value="0.05501764" calcext:value-type="float">
            <text:p>0.05501764</text:p>
          </table:table-cell>
          <table:table-cell office:value-type="float" office:value="0.03912756" calcext:value-type="float">
            <text:p>0.03912756</text:p>
          </table:table-cell>
          <table:table-cell office:value-type="float" office:value="0.06237445" calcext:value-type="float">
            <text:p>0.06237445</text:p>
          </table:table-cell>
          <table:table-cell office:value-type="float" office:value="0.09121659" calcext:value-type="float">
            <text:p>0.09121659</text:p>
          </table:table-cell>
          <table:table-cell office:value-type="float" office:value="0.08469532" calcext:value-type="float">
            <text:p>0.08469532</text:p>
          </table:table-cell>
          <table:table-cell office:value-type="float" office:value="0.08279933" calcext:value-type="float">
            <text:p>0.08279933</text:p>
          </table:table-cell>
          <table:table-cell office:value-type="float" office:value="0.08227286" calcext:value-type="float">
            <text:p>0.08227286</text:p>
          </table:table-cell>
          <table:table-cell office:value-type="float" office:value="0.08279843" calcext:value-type="float">
            <text:p>0.08279843</text:p>
          </table:table-cell>
          <table:table-cell office:value-type="float" office:value="0.08477683" calcext:value-type="float">
            <text:p>0.08477683</text:p>
          </table:table-cell>
          <table:table-cell office:value-type="float" office:value="0" calcext:value-type="float">
            <text:p>0</text:p>
          </table:table-cell>
          <table:table-cell office:value-type="float" office:value="25.89897" calcext:value-type="float">
            <text:p>25.89897</text:p>
          </table:table-cell>
          <table:table-cell office:value-type="float" office:value="26.64515" calcext:value-type="float">
            <text:p>26.64515</text:p>
          </table:table-cell>
          <table:table-cell office:value-type="float" office:value="11.33454" calcext:value-type="float">
            <text:p>11.33454</text:p>
          </table:table-cell>
          <table:table-cell office:value-type="float" office:value="5.45732" calcext:value-type="float">
            <text:p>5.45732</text:p>
          </table:table-cell>
          <table:table-cell office:value-type="float" office:value="3.240395" calcext:value-type="float">
            <text:p>3.240395</text:p>
          </table:table-cell>
          <table:table-cell office:value-type="float" office:value="1.214077" calcext:value-type="float">
            <text:p>1.214077</text:p>
          </table:table-cell>
          <table:table-cell office:value-type="float" office:value="0.8532662" calcext:value-type="float">
            <text:p>0.8532662</text:p>
          </table:table-cell>
          <table:table-cell office:value-type="float" office:value="1.600495" calcext:value-type="float">
            <text:p>1.600495</text:p>
          </table:table-cell>
          <table:table-cell office:value-type="float" office:value="2.149298" calcext:value-type="float">
            <text:p>2.149298</text:p>
          </table:table-cell>
          <table:table-cell office:value-type="float" office:value="2.060821" calcext:value-type="float">
            <text:p>2.060821</text:p>
          </table:table-cell>
          <table:table-cell office:value-type="float" office:value="2.136659" calcext:value-type="float">
            <text:p>2.136659</text:p>
          </table:table-cell>
          <table:table-cell office:value-type="float" office:value="2.13593" calcext:value-type="float">
            <text:p>2.13593</text:p>
          </table:table-cell>
          <table:table-cell office:value-type="float" office:value="2.221632" calcext:value-type="float">
            <text:p>2.221632</text:p>
          </table:table-cell>
          <table:table-cell office:value-type="float" office:value="2.413477" calcext:value-type="float">
            <text:p>2.413477</text:p>
          </table:table-cell>
          <table:table-cell office:value-type="float" office:value="0" calcext:value-type="float">
            <text:p>0</text:p>
          </table:table-cell>
          <table:table-cell office:value-type="float" office:value="38.09345" calcext:value-type="float">
            <text:p>38.09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1" calcext:value-type="float">
            <text:p>30052001</text:p>
          </table:table-cell>
          <table:table-cell office:value-type="float" office:value="1.391452" calcext:value-type="float">
            <text:p>1.391452</text:p>
          </table:table-cell>
          <table:table-cell office:value-type="float" office:value="138.8058" calcext:value-type="float">
            <text:p>138.8058</text:p>
          </table:table-cell>
          <table:table-cell office:value-type="float" office:value="5" calcext:value-type="float">
            <text:p>5</text:p>
          </table:table-cell>
          <table:table-cell office:value-type="float" office:value="-0.01333892" calcext:value-type="float">
            <text:p>-0.01333892</text:p>
          </table:table-cell>
          <table:table-cell office:value-type="float" office:value="10.12689" calcext:value-type="float">
            <text:p>10.12689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6449" calcext:value-type="float">
            <text:p>0.0004016449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696694" calcext:value-type="float">
            <text:p>0.001696694</text:p>
          </table:table-cell>
          <table:table-cell office:value-type="float" office:value="1193.877" calcext:value-type="float">
            <text:p>1193.877</text:p>
          </table:table-cell>
          <table:table-cell office:value-type="float" office:value="2.463615" calcext:value-type="float">
            <text:p>2.463615</text:p>
          </table:table-cell>
          <table:table-cell office:value-type="float" office:value="0" calcext:value-type="float">
            <text:p>0</text:p>
          </table:table-cell>
          <table:table-cell office:value-type="float" office:value="0.3914164" calcext:value-type="float">
            <text:p>0.3914164</text:p>
          </table:table-cell>
          <table:table-cell office:value-type="float" office:value="0.6917202" calcext:value-type="float">
            <text:p>0.6917202</text:p>
          </table:table-cell>
          <table:table-cell office:value-type="float" office:value="0.2454318" calcext:value-type="float">
            <text:p>0.2454318</text:p>
          </table:table-cell>
          <table:table-cell office:value-type="float" office:value="0.1237164" calcext:value-type="float">
            <text:p>0.1237164</text:p>
          </table:table-cell>
          <table:table-cell office:value-type="float" office:value="0.09159467" calcext:value-type="float">
            <text:p>0.09159467</text:p>
          </table:table-cell>
          <table:table-cell office:value-type="float" office:value="0.0524232" calcext:value-type="float">
            <text:p>0.0524232</text:p>
          </table:table-cell>
          <table:table-cell office:value-type="float" office:value="0.0385788" calcext:value-type="float">
            <text:p>0.0385788</text:p>
          </table:table-cell>
          <table:table-cell office:value-type="float" office:value="0.06285574" calcext:value-type="float">
            <text:p>0.06285574</text:p>
          </table:table-cell>
          <table:table-cell office:value-type="float" office:value="0.0915645" calcext:value-type="float">
            <text:p>0.0915645</text:p>
          </table:table-cell>
          <table:table-cell office:value-type="float" office:value="0.08484028" calcext:value-type="float">
            <text:p>0.08484028</text:p>
          </table:table-cell>
          <table:table-cell office:value-type="float" office:value="0.08293472" calcext:value-type="float">
            <text:p>0.08293472</text:p>
          </table:table-cell>
          <table:table-cell office:value-type="float" office:value="0.08244156" calcext:value-type="float">
            <text:p>0.08244156</text:p>
          </table:table-cell>
          <table:table-cell office:value-type="float" office:value="0.08293963" calcext:value-type="float">
            <text:p>0.08293963</text:p>
          </table:table-cell>
          <table:table-cell office:value-type="float" office:value="0.08492463" calcext:value-type="float">
            <text:p>0.08492463</text:p>
          </table:table-cell>
          <table:table-cell office:value-type="float" office:value="0" calcext:value-type="float">
            <text:p>0</text:p>
          </table:table-cell>
          <table:table-cell office:value-type="float" office:value="25.74772" calcext:value-type="float">
            <text:p>25.74772</text:p>
          </table:table-cell>
          <table:table-cell office:value-type="float" office:value="26.75998" calcext:value-type="float">
            <text:p>26.75998</text:p>
          </table:table-cell>
          <table:table-cell office:value-type="float" office:value="11.40428" calcext:value-type="float">
            <text:p>11.40428</text:p>
          </table:table-cell>
          <table:table-cell office:value-type="float" office:value="5.494593" calcext:value-type="float">
            <text:p>5.494593</text:p>
          </table:table-cell>
          <table:table-cell office:value-type="float" office:value="3.271544" calcext:value-type="float">
            <text:p>3.271544</text:p>
          </table:table-cell>
          <table:table-cell office:value-type="float" office:value="1.225455" calcext:value-type="float">
            <text:p>1.225455</text:p>
          </table:table-cell>
          <table:table-cell office:value-type="float" office:value="0.8604453" calcext:value-type="float">
            <text:p>0.8604453</text:p>
          </table:table-cell>
          <table:table-cell office:value-type="float" office:value="1.611269" calcext:value-type="float">
            <text:p>1.611269</text:p>
          </table:table-cell>
          <table:table-cell office:value-type="float" office:value="2.162537" calcext:value-type="float">
            <text:p>2.162537</text:p>
          </table:table-cell>
          <table:table-cell office:value-type="float" office:value="2.073122" calcext:value-type="float">
            <text:p>2.073122</text:p>
          </table:table-cell>
          <table:table-cell office:value-type="float" office:value="2.149273" calcext:value-type="float">
            <text:p>2.149273</text:p>
          </table:table-cell>
          <table:table-cell office:value-type="float" office:value="2.148507" calcext:value-type="float">
            <text:p>2.148507</text:p>
          </table:table-cell>
          <table:table-cell office:value-type="float" office:value="2.234964" calcext:value-type="float">
            <text:p>2.234964</text:p>
          </table:table-cell>
          <table:table-cell office:value-type="float" office:value="2.427478" calcext:value-type="float">
            <text:p>2.427478</text:p>
          </table:table-cell>
          <table:table-cell office:value-type="float" office:value="0" calcext:value-type="float">
            <text:p>0</text:p>
          </table:table-cell>
          <table:table-cell office:value-type="float" office:value="28.15037" calcext:value-type="float">
            <text:p>28.15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1" calcext:value-type="float">
            <text:p>31052001</text:p>
          </table:table-cell>
          <table:table-cell office:value-type="float" office:value="1.386886" calcext:value-type="float">
            <text:p>1.386886</text:p>
          </table:table-cell>
          <table:table-cell office:value-type="float" office:value="138.7936" calcext:value-type="float">
            <text:p>138.7936</text:p>
          </table:table-cell>
          <table:table-cell office:value-type="float" office:value="5" calcext:value-type="float">
            <text:p>5</text:p>
          </table:table-cell>
          <table:table-cell office:value-type="float" office:value="-0.01476662" calcext:value-type="float">
            <text:p>-0.01476662</text:p>
          </table:table-cell>
          <table:table-cell office:value-type="float" office:value="10.18297" calcext:value-type="float">
            <text:p>10.18297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6669" calcext:value-type="float">
            <text:p>0.0004016669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01629" calcext:value-type="float">
            <text:p>0.001701629</text:p>
          </table:table-cell>
          <table:table-cell office:value-type="float" office:value="1193.837" calcext:value-type="float">
            <text:p>1193.837</text:p>
          </table:table-cell>
          <table:table-cell office:value-type="float" office:value="2.455988" calcext:value-type="float">
            <text:p>2.455988</text:p>
          </table:table-cell>
          <table:table-cell office:value-type="float" office:value="0" calcext:value-type="float">
            <text:p>0</text:p>
          </table:table-cell>
          <table:table-cell office:value-type="float" office:value="0.691672" calcext:value-type="float">
            <text:p>0.691672</text:p>
          </table:table-cell>
          <table:table-cell office:value-type="float" office:value="0.7802743" calcext:value-type="float">
            <text:p>0.7802743</text:p>
          </table:table-cell>
          <table:table-cell office:value-type="float" office:value="0.1755024" calcext:value-type="float">
            <text:p>0.1755024</text:p>
          </table:table-cell>
          <table:table-cell office:value-type="float" office:value="0.09732018" calcext:value-type="float">
            <text:p>0.09732018</text:p>
          </table:table-cell>
          <table:table-cell office:value-type="float" office:value="0.07529663" calcext:value-type="float">
            <text:p>0.07529663</text:p>
          </table:table-cell>
          <table:table-cell office:value-type="float" office:value="0.0451992" calcext:value-type="float">
            <text:p>0.0451992</text:p>
          </table:table-cell>
          <table:table-cell office:value-type="float" office:value="0.03602096" calcext:value-type="float">
            <text:p>0.03602096</text:p>
          </table:table-cell>
          <table:table-cell office:value-type="float" office:value="0.0620284" calcext:value-type="float">
            <text:p>0.0620284</text:p>
          </table:table-cell>
          <table:table-cell office:value-type="float" office:value="0.09175173" calcext:value-type="float">
            <text:p>0.09175173</text:p>
          </table:table-cell>
          <table:table-cell office:value-type="float" office:value="0.08499262" calcext:value-type="float">
            <text:p>0.08499262</text:p>
          </table:table-cell>
          <table:table-cell office:value-type="float" office:value="0.08307236" calcext:value-type="float">
            <text:p>0.08307236</text:p>
          </table:table-cell>
          <table:table-cell office:value-type="float" office:value="0.08266336" calcext:value-type="float">
            <text:p>0.08266336</text:p>
          </table:table-cell>
          <table:table-cell office:value-type="float" office:value="0.08308042" calcext:value-type="float">
            <text:p>0.08308042</text:p>
          </table:table-cell>
          <table:table-cell office:value-type="float" office:value="0.08507229" calcext:value-type="float">
            <text:p>0.08507229</text:p>
          </table:table-cell>
          <table:table-cell office:value-type="float" office:value="0" calcext:value-type="float">
            <text:p>0</text:p>
          </table:table-cell>
          <table:table-cell office:value-type="float" office:value="25.76098" calcext:value-type="float">
            <text:p>25.76098</text:p>
          </table:table-cell>
          <table:table-cell office:value-type="float" office:value="26.86391" calcext:value-type="float">
            <text:p>26.86391</text:p>
          </table:table-cell>
          <table:table-cell office:value-type="float" office:value="11.45065" calcext:value-type="float">
            <text:p>11.45065</text:p>
          </table:table-cell>
          <table:table-cell office:value-type="float" office:value="5.521777" calcext:value-type="float">
            <text:p>5.521777</text:p>
          </table:table-cell>
          <table:table-cell office:value-type="float" office:value="3.296129" calcext:value-type="float">
            <text:p>3.296129</text:p>
          </table:table-cell>
          <table:table-cell office:value-type="float" office:value="1.235603" calcext:value-type="float">
            <text:p>1.235603</text:p>
          </table:table-cell>
          <table:table-cell office:value-type="float" office:value="0.8672664" calcext:value-type="float">
            <text:p>0.8672664</text:p>
          </table:table-cell>
          <table:table-cell office:value-type="float" office:value="1.621974" calcext:value-type="float">
            <text:p>1.621974</text:p>
          </table:table-cell>
          <table:table-cell office:value-type="float" office:value="2.175805" calcext:value-type="float">
            <text:p>2.175805</text:p>
          </table:table-cell>
          <table:table-cell office:value-type="float" office:value="2.085424" calcext:value-type="float">
            <text:p>2.085424</text:p>
          </table:table-cell>
          <table:table-cell office:value-type="float" office:value="2.161879" calcext:value-type="float">
            <text:p>2.161879</text:p>
          </table:table-cell>
          <table:table-cell office:value-type="float" office:value="2.161066" calcext:value-type="float">
            <text:p>2.161066</text:p>
          </table:table-cell>
          <table:table-cell office:value-type="float" office:value="2.248278" calcext:value-type="float">
            <text:p>2.248278</text:p>
          </table:table-cell>
          <table:table-cell office:value-type="float" office:value="2.441456" calcext:value-type="float">
            <text:p>2.441456</text:p>
          </table:table-cell>
          <table:table-cell office:value-type="float" office:value="0" calcext:value-type="float">
            <text:p>0</text:p>
          </table:table-cell>
          <table:table-cell office:value-type="float" office:value="22.74612" calcext:value-type="float">
            <text:p>22.746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1" calcext:value-type="float">
            <text:p>1062001</text:p>
          </table:table-cell>
          <table:table-cell office:value-type="float" office:value="1.381182" calcext:value-type="float">
            <text:p>1.381182</text:p>
          </table:table-cell>
          <table:table-cell office:value-type="float" office:value="138.7809" calcext:value-type="float">
            <text:p>138.7809</text:p>
          </table:table-cell>
          <table:table-cell office:value-type="float" office:value="5" calcext:value-type="float">
            <text:p>5</text:p>
          </table:table-cell>
          <table:table-cell office:value-type="float" office:value="-0.01658363" calcext:value-type="float">
            <text:p>-0.01658363</text:p>
          </table:table-cell>
          <table:table-cell office:value-type="float" office:value="10.23904" calcext:value-type="float">
            <text:p>10.23904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6864" calcext:value-type="float">
            <text:p>0.0004016864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06262" calcext:value-type="float">
            <text:p>0.001706262</text:p>
          </table:table-cell>
          <table:table-cell office:value-type="float" office:value="1193.796" calcext:value-type="float">
            <text:p>1193.796</text:p>
          </table:table-cell>
          <table:table-cell office:value-type="float" office:value="2.447384" calcext:value-type="float">
            <text:p>2.447384</text:p>
          </table:table-cell>
          <table:table-cell office:value-type="float" office:value="0" calcext:value-type="float">
            <text:p>0</text:p>
          </table:table-cell>
          <table:table-cell office:value-type="float" office:value="1.413243" calcext:value-type="float">
            <text:p>1.413243</text:p>
          </table:table-cell>
          <table:table-cell office:value-type="float" office:value="0.7677471" calcext:value-type="float">
            <text:p>0.7677471</text:p>
          </table:table-cell>
          <table:table-cell office:value-type="float" office:value="0.1784547" calcext:value-type="float">
            <text:p>0.1784547</text:p>
          </table:table-cell>
          <table:table-cell office:value-type="float" office:value="0.09869472" calcext:value-type="float">
            <text:p>0.09869472</text:p>
          </table:table-cell>
          <table:table-cell office:value-type="float" office:value="0.07495479" calcext:value-type="float">
            <text:p>0.07495479</text:p>
          </table:table-cell>
          <table:table-cell office:value-type="float" office:value="0.04263062" calcext:value-type="float">
            <text:p>0.04263062</text:p>
          </table:table-cell>
          <table:table-cell office:value-type="float" office:value="0.03460998" calcext:value-type="float">
            <text:p>0.03460998</text:p>
          </table:table-cell>
          <table:table-cell office:value-type="float" office:value="0.06100089" calcext:value-type="float">
            <text:p>0.06100089</text:p>
          </table:table-cell>
          <table:table-cell office:value-type="float" office:value="0.09170967" calcext:value-type="float">
            <text:p>0.09170967</text:p>
          </table:table-cell>
          <table:table-cell office:value-type="float" office:value="0.08513218" calcext:value-type="float">
            <text:p>0.08513218</text:p>
          </table:table-cell>
          <table:table-cell office:value-type="float" office:value="0.08321048" calcext:value-type="float">
            <text:p>0.08321048</text:p>
          </table:table-cell>
          <table:table-cell office:value-type="float" office:value="0.08274903" calcext:value-type="float">
            <text:p>0.08274903</text:p>
          </table:table-cell>
          <table:table-cell office:value-type="float" office:value="0.08322111" calcext:value-type="float">
            <text:p>0.08322111</text:p>
          </table:table-cell>
          <table:table-cell office:value-type="float" office:value="0.0852197" calcext:value-type="float">
            <text:p>0.0852197</text:p>
          </table:table-cell>
          <table:table-cell office:value-type="float" office:value="0" calcext:value-type="float">
            <text:p>0</text:p>
          </table:table-cell>
          <table:table-cell office:value-type="float" office:value="25.89333" calcext:value-type="float">
            <text:p>25.89333</text:p>
          </table:table-cell>
          <table:table-cell office:value-type="float" office:value="26.97927" calcext:value-type="float">
            <text:p>26.97927</text:p>
          </table:table-cell>
          <table:table-cell office:value-type="float" office:value="11.48103" calcext:value-type="float">
            <text:p>11.48103</text:p>
          </table:table-cell>
          <table:table-cell office:value-type="float" office:value="5.54237" calcext:value-type="float">
            <text:p>5.54237</text:p>
          </table:table-cell>
          <table:table-cell office:value-type="float" office:value="3.315917" calcext:value-type="float">
            <text:p>3.315917</text:p>
          </table:table-cell>
          <table:table-cell office:value-type="float" office:value="1.244265" calcext:value-type="float">
            <text:p>1.244265</text:p>
          </table:table-cell>
          <table:table-cell office:value-type="float" office:value="0.8736126" calcext:value-type="float">
            <text:p>0.8736126</text:p>
          </table:table-cell>
          <table:table-cell office:value-type="float" office:value="1.63242" calcext:value-type="float">
            <text:p>1.63242</text:p>
          </table:table-cell>
          <table:table-cell office:value-type="float" office:value="2.189054" calcext:value-type="float">
            <text:p>2.189054</text:p>
          </table:table-cell>
          <table:table-cell office:value-type="float" office:value="2.097726" calcext:value-type="float">
            <text:p>2.097726</text:p>
          </table:table-cell>
          <table:table-cell office:value-type="float" office:value="2.174478" calcext:value-type="float">
            <text:p>2.174478</text:p>
          </table:table-cell>
          <table:table-cell office:value-type="float" office:value="2.173616" calcext:value-type="float">
            <text:p>2.173616</text:p>
          </table:table-cell>
          <table:table-cell office:value-type="float" office:value="2.261574" calcext:value-type="float">
            <text:p>2.261574</text:p>
          </table:table-cell>
          <table:table-cell office:value-type="float" office:value="2.45542" calcext:value-type="float">
            <text:p>2.45542</text:p>
          </table:table-cell>
          <table:table-cell office:value-type="float" office:value="0" calcext:value-type="float">
            <text:p>0</text:p>
          </table:table-cell>
          <table:table-cell office:value-type="float" office:value="23.42396" calcext:value-type="float">
            <text:p>23.42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1" calcext:value-type="float">
            <text:p>2062001</text:p>
          </table:table-cell>
          <table:table-cell office:value-type="float" office:value="1.373204" calcext:value-type="float">
            <text:p>1.373204</text:p>
          </table:table-cell>
          <table:table-cell office:value-type="float" office:value="138.7666" calcext:value-type="float">
            <text:p>138.7666</text:p>
          </table:table-cell>
          <table:table-cell office:value-type="float" office:value="5" calcext:value-type="float">
            <text:p>5</text:p>
          </table:table-cell>
          <table:table-cell office:value-type="float" office:value="-0.01896541" calcext:value-type="float">
            <text:p>-0.01896541</text:p>
          </table:table-cell>
          <table:table-cell office:value-type="float" office:value="10.29619" calcext:value-type="float">
            <text:p>10.29619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706" calcext:value-type="float">
            <text:p>0.000401706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10688" calcext:value-type="float">
            <text:p>0.001710688</text:p>
          </table:table-cell>
          <table:table-cell office:value-type="float" office:value="1193.756" calcext:value-type="float">
            <text:p>1193.756</text:p>
          </table:table-cell>
          <table:table-cell office:value-type="float" office:value="2.435271" calcext:value-type="float">
            <text:p>2.435271</text:p>
          </table:table-cell>
          <table:table-cell office:value-type="float" office:value="0" calcext:value-type="float">
            <text:p>0</text:p>
          </table:table-cell>
          <table:table-cell office:value-type="float" office:value="0.9488636" calcext:value-type="float">
            <text:p>0.9488636</text:p>
          </table:table-cell>
          <table:table-cell office:value-type="float" office:value="0.7882306" calcext:value-type="float">
            <text:p>0.7882306</text:p>
          </table:table-cell>
          <table:table-cell office:value-type="float" office:value="0.2080733" calcext:value-type="float">
            <text:p>0.2080733</text:p>
          </table:table-cell>
          <table:table-cell office:value-type="float" office:value="0.1119727" calcext:value-type="float">
            <text:p>0.1119727</text:p>
          </table:table-cell>
          <table:table-cell office:value-type="float" office:value="0.08358717" calcext:value-type="float">
            <text:p>0.08358717</text:p>
          </table:table-cell>
          <table:table-cell office:value-type="float" office:value="0.04456909" calcext:value-type="float">
            <text:p>0.04456909</text:p>
          </table:table-cell>
          <table:table-cell office:value-type="float" office:value="0.03502304" calcext:value-type="float">
            <text:p>0.03502304</text:p>
          </table:table-cell>
          <table:table-cell office:value-type="float" office:value="0.06070294" calcext:value-type="float">
            <text:p>0.06070294</text:p>
          </table:table-cell>
          <table:table-cell office:value-type="float" office:value="0.09161963" calcext:value-type="float">
            <text:p>0.09161963</text:p>
          </table:table-cell>
          <table:table-cell office:value-type="float" office:value="0.08525214" calcext:value-type="float">
            <text:p>0.08525214</text:p>
          </table:table-cell>
          <table:table-cell office:value-type="float" office:value="0.08334747" calcext:value-type="float">
            <text:p>0.08334747</text:p>
          </table:table-cell>
          <table:table-cell office:value-type="float" office:value="0.08280401" calcext:value-type="float">
            <text:p>0.08280401</text:p>
          </table:table-cell>
          <table:table-cell office:value-type="float" office:value="0.08336169" calcext:value-type="float">
            <text:p>0.08336169</text:p>
          </table:table-cell>
          <table:table-cell office:value-type="float" office:value="0.08536708" calcext:value-type="float">
            <text:p>0.08536708</text:p>
          </table:table-cell>
          <table:table-cell office:value-type="float" office:value="0" calcext:value-type="float">
            <text:p>0</text:p>
          </table:table-cell>
          <table:table-cell office:value-type="float" office:value="25.9951" calcext:value-type="float">
            <text:p>25.9951</text:p>
          </table:table-cell>
          <table:table-cell office:value-type="float" office:value="27.12129" calcext:value-type="float">
            <text:p>27.12129</text:p>
          </table:table-cell>
          <table:table-cell office:value-type="float" office:value="11.51729" calcext:value-type="float">
            <text:p>11.51729</text:p>
          </table:table-cell>
          <table:table-cell office:value-type="float" office:value="5.565457" calcext:value-type="float">
            <text:p>5.565457</text:p>
          </table:table-cell>
          <table:table-cell office:value-type="float" office:value="3.337049" calcext:value-type="float">
            <text:p>3.337049</text:p>
          </table:table-cell>
          <table:table-cell office:value-type="float" office:value="1.252755" calcext:value-type="float">
            <text:p>1.252755</text:p>
          </table:table-cell>
          <table:table-cell office:value-type="float" office:value="0.8798066" calcext:value-type="float">
            <text:p>0.8798066</text:p>
          </table:table-cell>
          <table:table-cell office:value-type="float" office:value="1.642684" calcext:value-type="float">
            <text:p>1.642684</text:p>
          </table:table-cell>
          <table:table-cell office:value-type="float" office:value="2.202262" calcext:value-type="float">
            <text:p>2.202262</text:p>
          </table:table-cell>
          <table:table-cell office:value-type="float" office:value="2.110027" calcext:value-type="float">
            <text:p>2.110027</text:p>
          </table:table-cell>
          <table:table-cell office:value-type="float" office:value="2.187076" calcext:value-type="float">
            <text:p>2.187076</text:p>
          </table:table-cell>
          <table:table-cell office:value-type="float" office:value="2.186156" calcext:value-type="float">
            <text:p>2.186156</text:p>
          </table:table-cell>
          <table:table-cell office:value-type="float" office:value="2.274851" calcext:value-type="float">
            <text:p>2.274851</text:p>
          </table:table-cell>
          <table:table-cell office:value-type="float" office:value="2.469371" calcext:value-type="float">
            <text:p>2.469371</text:p>
          </table:table-cell>
          <table:table-cell office:value-type="float" office:value="0" calcext:value-type="float">
            <text:p>0</text:p>
          </table:table-cell>
          <table:table-cell office:value-type="float" office:value="28.27798" calcext:value-type="float">
            <text:p>28.27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1" calcext:value-type="float">
            <text:p>3062001</text:p>
          </table:table-cell>
          <table:table-cell office:value-type="float" office:value="1.366787" calcext:value-type="float">
            <text:p>1.366787</text:p>
          </table:table-cell>
          <table:table-cell office:value-type="float" office:value="138.7529" calcext:value-type="float">
            <text:p>138.7529</text:p>
          </table:table-cell>
          <table:table-cell office:value-type="float" office:value="5" calcext:value-type="float">
            <text:p>5</text:p>
          </table:table-cell>
          <table:table-cell office:value-type="float" office:value="-0.0219479" calcext:value-type="float">
            <text:p>-0.0219479</text:p>
          </table:table-cell>
          <table:table-cell office:value-type="float" office:value="10.35359" calcext:value-type="float">
            <text:p>10.35359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724" calcext:value-type="float">
            <text:p>0.000401724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14992" calcext:value-type="float">
            <text:p>0.001714992</text:p>
          </table:table-cell>
          <table:table-cell office:value-type="float" office:value="1193.715" calcext:value-type="float">
            <text:p>1193.715</text:p>
          </table:table-cell>
          <table:table-cell office:value-type="float" office:value="2.426335" calcext:value-type="float">
            <text:p>2.426335</text:p>
          </table:table-cell>
          <table:table-cell office:value-type="float" office:value="0" calcext:value-type="float">
            <text:p>0</text:p>
          </table:table-cell>
          <table:table-cell office:value-type="float" office:value="1.020372" calcext:value-type="float">
            <text:p>1.020372</text:p>
          </table:table-cell>
          <table:table-cell office:value-type="float" office:value="0.765496" calcext:value-type="float">
            <text:p>0.765496</text:p>
          </table:table-cell>
          <table:table-cell office:value-type="float" office:value="0.191418" calcext:value-type="float">
            <text:p>0.191418</text:p>
          </table:table-cell>
          <table:table-cell office:value-type="float" office:value="0.1074019" calcext:value-type="float">
            <text:p>0.1074019</text:p>
          </table:table-cell>
          <table:table-cell office:value-type="float" office:value="0.08336359" calcext:value-type="float">
            <text:p>0.08336359</text:p>
          </table:table-cell>
          <table:table-cell office:value-type="float" office:value="0.04557302" calcext:value-type="float">
            <text:p>0.04557302</text:p>
          </table:table-cell>
          <table:table-cell office:value-type="float" office:value="0.03588253" calcext:value-type="float">
            <text:p>0.03588253</text:p>
          </table:table-cell>
          <table:table-cell office:value-type="float" office:value="0.06109818" calcext:value-type="float">
            <text:p>0.06109818</text:p>
          </table:table-cell>
          <table:table-cell office:value-type="float" office:value="0.09164292" calcext:value-type="float">
            <text:p>0.09164292</text:p>
          </table:table-cell>
          <table:table-cell office:value-type="float" office:value="0.08536349" calcext:value-type="float">
            <text:p>0.08536349</text:p>
          </table:table-cell>
          <table:table-cell office:value-type="float" office:value="0.08348274" calcext:value-type="float">
            <text:p>0.08348274</text:p>
          </table:table-cell>
          <table:table-cell office:value-type="float" office:value="0.08298378" calcext:value-type="float">
            <text:p>0.08298378</text:p>
          </table:table-cell>
          <table:table-cell office:value-type="float" office:value="0.08350211" calcext:value-type="float">
            <text:p>0.08350211</text:p>
          </table:table-cell>
          <table:table-cell office:value-type="float" office:value="0.08551408" calcext:value-type="float">
            <text:p>0.08551408</text:p>
          </table:table-cell>
          <table:table-cell office:value-type="float" office:value="0" calcext:value-type="float">
            <text:p>0</text:p>
          </table:table-cell>
          <table:table-cell office:value-type="float" office:value="26.05239" calcext:value-type="float">
            <text:p>26.05239</text:p>
          </table:table-cell>
          <table:table-cell office:value-type="float" office:value="27.26487" calcext:value-type="float">
            <text:p>27.26487</text:p>
          </table:table-cell>
          <table:table-cell office:value-type="float" office:value="11.55969" calcext:value-type="float">
            <text:p>11.55969</text:p>
          </table:table-cell>
          <table:table-cell office:value-type="float" office:value="5.59204" calcext:value-type="float">
            <text:p>5.59204</text:p>
          </table:table-cell>
          <table:table-cell office:value-type="float" office:value="3.361153" calcext:value-type="float">
            <text:p>3.361153</text:p>
          </table:table-cell>
          <table:table-cell office:value-type="float" office:value="1.261857" calcext:value-type="float">
            <text:p>1.261857</text:p>
          </table:table-cell>
          <table:table-cell office:value-type="float" office:value="0.8861918" calcext:value-type="float">
            <text:p>0.8861918</text:p>
          </table:table-cell>
          <table:table-cell office:value-type="float" office:value="1.652945" calcext:value-type="float">
            <text:p>1.652945</text:p>
          </table:table-cell>
          <table:table-cell office:value-type="float" office:value="2.215436" calcext:value-type="float">
            <text:p>2.215436</text:p>
          </table:table-cell>
          <table:table-cell office:value-type="float" office:value="2.122329" calcext:value-type="float">
            <text:p>2.122329</text:p>
          </table:table-cell>
          <table:table-cell office:value-type="float" office:value="2.199661" calcext:value-type="float">
            <text:p>2.199661</text:p>
          </table:table-cell>
          <table:table-cell office:value-type="float" office:value="2.198679" calcext:value-type="float">
            <text:p>2.198679</text:p>
          </table:table-cell>
          <table:table-cell office:value-type="float" office:value="2.288114" calcext:value-type="float">
            <text:p>2.288114</text:p>
          </table:table-cell>
          <table:table-cell office:value-type="float" office:value="2.483301" calcext:value-type="float">
            <text:p>2.483301</text:p>
          </table:table-cell>
          <table:table-cell office:value-type="float" office:value="0" calcext:value-type="float">
            <text:p>0</text:p>
          </table:table-cell>
          <table:table-cell office:value-type="float" office:value="26.05079" calcext:value-type="float">
            <text:p>26.050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1" calcext:value-type="float">
            <text:p>4062001</text:p>
          </table:table-cell>
          <table:table-cell office:value-type="float" office:value="1.361439" calcext:value-type="float">
            <text:p>1.361439</text:p>
          </table:table-cell>
          <table:table-cell office:value-type="float" office:value="138.7404" calcext:value-type="float">
            <text:p>138.7404</text:p>
          </table:table-cell>
          <table:table-cell office:value-type="float" office:value="5" calcext:value-type="float">
            <text:p>5</text:p>
          </table:table-cell>
          <table:table-cell office:value-type="float" office:value="-0.02535674" calcext:value-type="float">
            <text:p>-0.02535674</text:p>
          </table:table-cell>
          <table:table-cell office:value-type="float" office:value="10.40958" calcext:value-type="float">
            <text:p>10.40958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7408" calcext:value-type="float">
            <text:p>0.0004017408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19248" calcext:value-type="float">
            <text:p>0.001719248</text:p>
          </table:table-cell>
          <table:table-cell office:value-type="float" office:value="1193.673" calcext:value-type="float">
            <text:p>1193.673</text:p>
          </table:table-cell>
          <table:table-cell office:value-type="float" office:value="2.417265" calcext:value-type="float">
            <text:p>2.417265</text:p>
          </table:table-cell>
          <table:table-cell office:value-type="float" office:value="0" calcext:value-type="float">
            <text:p>0</text:p>
          </table:table-cell>
          <table:table-cell office:value-type="float" office:value="0.2808366" calcext:value-type="float">
            <text:p>0.2808366</text:p>
          </table:table-cell>
          <table:table-cell office:value-type="float" office:value="0.6840786" calcext:value-type="float">
            <text:p>0.6840786</text:p>
          </table:table-cell>
          <table:table-cell office:value-type="float" office:value="0.1791065" calcext:value-type="float">
            <text:p>0.1791065</text:p>
          </table:table-cell>
          <table:table-cell office:value-type="float" office:value="0.09580854" calcext:value-type="float">
            <text:p>0.09580854</text:p>
          </table:table-cell>
          <table:table-cell office:value-type="float" office:value="0.07644239" calcext:value-type="float">
            <text:p>0.07644239</text:p>
          </table:table-cell>
          <table:table-cell office:value-type="float" office:value="0.04237515" calcext:value-type="float">
            <text:p>0.04237515</text:p>
          </table:table-cell>
          <table:table-cell office:value-type="float" office:value="0.0351652" calcext:value-type="float">
            <text:p>0.0351652</text:p>
          </table:table-cell>
          <table:table-cell office:value-type="float" office:value="0.06113317" calcext:value-type="float">
            <text:p>0.06113317</text:p>
          </table:table-cell>
          <table:table-cell office:value-type="float" office:value="0.09174381" calcext:value-type="float">
            <text:p>0.09174381</text:p>
          </table:table-cell>
          <table:table-cell office:value-type="float" office:value="0.08547937" calcext:value-type="float">
            <text:p>0.08547937</text:p>
          </table:table-cell>
          <table:table-cell office:value-type="float" office:value="0.08361723" calcext:value-type="float">
            <text:p>0.08361723</text:p>
          </table:table-cell>
          <table:table-cell office:value-type="float" office:value="0.08307695" calcext:value-type="float">
            <text:p>0.08307695</text:p>
          </table:table-cell>
          <table:table-cell office:value-type="float" office:value="0.08364225" calcext:value-type="float">
            <text:p>0.08364225</text:p>
          </table:table-cell>
          <table:table-cell office:value-type="float" office:value="0.08566095" calcext:value-type="float">
            <text:p>0.08566095</text:p>
          </table:table-cell>
          <table:table-cell office:value-type="float" office:value="0" calcext:value-type="float">
            <text:p>0</text:p>
          </table:table-cell>
          <table:table-cell office:value-type="float" office:value="26.10508" calcext:value-type="float">
            <text:p>26.10508</text:p>
          </table:table-cell>
          <table:table-cell office:value-type="float" office:value="27.39811" calcext:value-type="float">
            <text:p>27.39811</text:p>
          </table:table-cell>
          <table:table-cell office:value-type="float" office:value="11.591" calcext:value-type="float">
            <text:p>11.591</text:p>
          </table:table-cell>
          <table:table-cell office:value-type="float" office:value="5.614117" calcext:value-type="float">
            <text:p>5.614117</text:p>
          </table:table-cell>
          <table:table-cell office:value-type="float" office:value="3.382933" calcext:value-type="float">
            <text:p>3.382933</text:p>
          </table:table-cell>
          <table:table-cell office:value-type="float" office:value="1.270492" calcext:value-type="float">
            <text:p>1.270492</text:p>
          </table:table-cell>
          <table:table-cell office:value-type="float" office:value="0.8925359" calcext:value-type="float">
            <text:p>0.8925359</text:p>
          </table:table-cell>
          <table:table-cell office:value-type="float" office:value="1.663237" calcext:value-type="float">
            <text:p>1.663237</text:p>
          </table:table-cell>
          <table:table-cell office:value-type="float" office:value="2.2286" calcext:value-type="float">
            <text:p>2.2286</text:p>
          </table:table-cell>
          <table:table-cell office:value-type="float" office:value="2.13463" calcext:value-type="float">
            <text:p>2.13463</text:p>
          </table:table-cell>
          <table:table-cell office:value-type="float" office:value="2.212247" calcext:value-type="float">
            <text:p>2.212247</text:p>
          </table:table-cell>
          <table:table-cell office:value-type="float" office:value="2.2112" calcext:value-type="float">
            <text:p>2.2112</text:p>
          </table:table-cell>
          <table:table-cell office:value-type="float" office:value="2.301361" calcext:value-type="float">
            <text:p>2.301361</text:p>
          </table:table-cell>
          <table:table-cell office:value-type="float" office:value="2.497211" calcext:value-type="float">
            <text:p>2.497211</text:p>
          </table:table-cell>
          <table:table-cell office:value-type="float" office:value="0" calcext:value-type="float">
            <text:p>0</text:p>
          </table:table-cell>
          <table:table-cell office:value-type="float" office:value="23.61121" calcext:value-type="float">
            <text:p>23.611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1" calcext:value-type="float">
            <text:p>5062001</text:p>
          </table:table-cell>
          <table:table-cell office:value-type="float" office:value="1.356636" calcext:value-type="float">
            <text:p>1.356636</text:p>
          </table:table-cell>
          <table:table-cell office:value-type="float" office:value="138.7287" calcext:value-type="float">
            <text:p>138.7287</text:p>
          </table:table-cell>
          <table:table-cell office:value-type="float" office:value="5" calcext:value-type="float">
            <text:p>5</text:p>
          </table:table-cell>
          <table:table-cell office:value-type="float" office:value="-0.02941606" calcext:value-type="float">
            <text:p>-0.02941606</text:p>
          </table:table-cell>
          <table:table-cell office:value-type="float" office:value="10.46416" calcext:value-type="float">
            <text:p>10.46416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7581" calcext:value-type="float">
            <text:p>0.0004017581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23546" calcext:value-type="float">
            <text:p>0.001723546</text:p>
          </table:table-cell>
          <table:table-cell office:value-type="float" office:value="1193.629" calcext:value-type="float">
            <text:p>1193.629</text:p>
          </table:table-cell>
          <table:table-cell office:value-type="float" office:value="2.409879" calcext:value-type="float">
            <text:p>2.409879</text:p>
          </table:table-cell>
          <table:table-cell office:value-type="float" office:value="0" calcext:value-type="float">
            <text:p>0</text:p>
          </table:table-cell>
          <table:table-cell office:value-type="float" office:value="0.541352" calcext:value-type="float">
            <text:p>0.541352</text:p>
          </table:table-cell>
          <table:table-cell office:value-type="float" office:value="0.7340889" calcext:value-type="float">
            <text:p>0.7340889</text:p>
          </table:table-cell>
          <table:table-cell office:value-type="float" office:value="0.1681144" calcext:value-type="float">
            <text:p>0.1681144</text:p>
          </table:table-cell>
          <table:table-cell office:value-type="float" office:value="0.08770366" calcext:value-type="float">
            <text:p>0.08770366</text:p>
          </table:table-cell>
          <table:table-cell office:value-type="float" office:value="0.07012316" calcext:value-type="float">
            <text:p>0.07012316</text:p>
          </table:table-cell>
          <table:table-cell office:value-type="float" office:value="0.03945765" calcext:value-type="float">
            <text:p>0.03945765</text:p>
          </table:table-cell>
          <table:table-cell office:value-type="float" office:value="0.03282087" calcext:value-type="float">
            <text:p>0.03282087</text:p>
          </table:table-cell>
          <table:table-cell office:value-type="float" office:value="0.06073595" calcext:value-type="float">
            <text:p>0.06073595</text:p>
          </table:table-cell>
          <table:table-cell office:value-type="float" office:value="0.09179781" calcext:value-type="float">
            <text:p>0.09179781</text:p>
          </table:table-cell>
          <table:table-cell office:value-type="float" office:value="0.08559757" calcext:value-type="float">
            <text:p>0.08559757</text:p>
          </table:table-cell>
          <table:table-cell office:value-type="float" office:value="0.08375178" calcext:value-type="float">
            <text:p>0.08375178</text:p>
          </table:table-cell>
          <table:table-cell office:value-type="float" office:value="0.08329085" calcext:value-type="float">
            <text:p>0.08329085</text:p>
          </table:table-cell>
          <table:table-cell office:value-type="float" office:value="0.08378205" calcext:value-type="float">
            <text:p>0.08378205</text:p>
          </table:table-cell>
          <table:table-cell office:value-type="float" office:value="0.08580776" calcext:value-type="float">
            <text:p>0.08580776</text:p>
          </table:table-cell>
          <table:table-cell office:value-type="float" office:value="0" calcext:value-type="float">
            <text:p>0</text:p>
          </table:table-cell>
          <table:table-cell office:value-type="float" office:value="26.08889" calcext:value-type="float">
            <text:p>26.08889</text:p>
          </table:table-cell>
          <table:table-cell office:value-type="float" office:value="27.50908" calcext:value-type="float">
            <text:p>27.50908</text:p>
          </table:table-cell>
          <table:table-cell office:value-type="float" office:value="11.63267" calcext:value-type="float">
            <text:p>11.63267</text:p>
          </table:table-cell>
          <table:table-cell office:value-type="float" office:value="5.634728" calcext:value-type="float">
            <text:p>5.634728</text:p>
          </table:table-cell>
          <table:table-cell office:value-type="float" office:value="3.402874" calcext:value-type="float">
            <text:p>3.402874</text:p>
          </table:table-cell>
          <table:table-cell office:value-type="float" office:value="1.278399" calcext:value-type="float">
            <text:p>1.278399</text:p>
          </table:table-cell>
          <table:table-cell office:value-type="float" office:value="0.8985493" calcext:value-type="float">
            <text:p>0.8985493</text:p>
          </table:table-cell>
          <table:table-cell office:value-type="float" office:value="1.67344" calcext:value-type="float">
            <text:p>1.67344</text:p>
          </table:table-cell>
          <table:table-cell office:value-type="float" office:value="2.241747" calcext:value-type="float">
            <text:p>2.241747</text:p>
          </table:table-cell>
          <table:table-cell office:value-type="float" office:value="2.14693" calcext:value-type="float">
            <text:p>2.14693</text:p>
          </table:table-cell>
          <table:table-cell office:value-type="float" office:value="2.224823" calcext:value-type="float">
            <text:p>2.224823</text:p>
          </table:table-cell>
          <table:table-cell office:value-type="float" office:value="2.2237" calcext:value-type="float">
            <text:p>2.2237</text:p>
          </table:table-cell>
          <table:table-cell office:value-type="float" office:value="2.314595" calcext:value-type="float">
            <text:p>2.314595</text:p>
          </table:table-cell>
          <table:table-cell office:value-type="float" office:value="2.511107" calcext:value-type="float">
            <text:p>2.511107</text:p>
          </table:table-cell>
          <table:table-cell office:value-type="float" office:value="0" calcext:value-type="float">
            <text:p>0</text:p>
          </table:table-cell>
          <table:table-cell office:value-type="float" office:value="21.65489" calcext:value-type="float">
            <text:p>21.65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1" calcext:value-type="float">
            <text:p>6062001</text:p>
          </table:table-cell>
          <table:table-cell office:value-type="float" office:value="1.351105" calcext:value-type="float">
            <text:p>1.351105</text:p>
          </table:table-cell>
          <table:table-cell office:value-type="float" office:value="138.7168" calcext:value-type="float">
            <text:p>138.7168</text:p>
          </table:table-cell>
          <table:table-cell office:value-type="float" office:value="5" calcext:value-type="float">
            <text:p>5</text:p>
          </table:table-cell>
          <table:table-cell office:value-type="float" office:value="-0.03519374" calcext:value-type="float">
            <text:p>-0.03519374</text:p>
          </table:table-cell>
          <table:table-cell office:value-type="float" office:value="10.51892" calcext:value-type="float">
            <text:p>10.51892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7777" calcext:value-type="float">
            <text:p>0.0004017777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27982" calcext:value-type="float">
            <text:p>0.001727982</text:p>
          </table:table-cell>
          <table:table-cell office:value-type="float" office:value="1193.585" calcext:value-type="float">
            <text:p>1193.585</text:p>
          </table:table-cell>
          <table:table-cell office:value-type="float" office:value="2.401798" calcext:value-type="float">
            <text:p>2.401798</text:p>
          </table:table-cell>
          <table:table-cell office:value-type="float" office:value="0" calcext:value-type="float">
            <text:p>0</text:p>
          </table:table-cell>
          <table:table-cell office:value-type="float" office:value="0.9695532" calcext:value-type="float">
            <text:p>0.9695532</text:p>
          </table:table-cell>
          <table:table-cell office:value-type="float" office:value="0.7379019" calcext:value-type="float">
            <text:p>0.7379019</text:p>
          </table:table-cell>
          <table:table-cell office:value-type="float" office:value="0.149288" calcext:value-type="float">
            <text:p>0.149288</text:p>
          </table:table-cell>
          <table:table-cell office:value-type="float" office:value="0.08294" calcext:value-type="float">
            <text:p>0.08294</text:p>
          </table:table-cell>
          <table:table-cell office:value-type="float" office:value="0.06775749" calcext:value-type="float">
            <text:p>0.06775749</text:p>
          </table:table-cell>
          <table:table-cell office:value-type="float" office:value="0.03648433" calcext:value-type="float">
            <text:p>0.03648433</text:p>
          </table:table-cell>
          <table:table-cell office:value-type="float" office:value="0.02842737" calcext:value-type="float">
            <text:p>0.02842737</text:p>
          </table:table-cell>
          <table:table-cell office:value-type="float" office:value="0.06020635" calcext:value-type="float">
            <text:p>0.06020635</text:p>
          </table:table-cell>
          <table:table-cell office:value-type="float" office:value="0.09177655" calcext:value-type="float">
            <text:p>0.09177655</text:p>
          </table:table-cell>
          <table:table-cell office:value-type="float" office:value="0.08570938" calcext:value-type="float">
            <text:p>0.08570938</text:p>
          </table:table-cell>
          <table:table-cell office:value-type="float" office:value="0.08388536" calcext:value-type="float">
            <text:p>0.08388536</text:p>
          </table:table-cell>
          <table:table-cell office:value-type="float" office:value="0.08341533" calcext:value-type="float">
            <text:p>0.08341533</text:p>
          </table:table-cell>
          <table:table-cell office:value-type="float" office:value="0.08392178" calcext:value-type="float">
            <text:p>0.08392178</text:p>
          </table:table-cell>
          <table:table-cell office:value-type="float" office:value="0.08595451" calcext:value-type="float">
            <text:p>0.08595451</text:p>
          </table:table-cell>
          <table:table-cell office:value-type="float" office:value="0" calcext:value-type="float">
            <text:p>0</text:p>
          </table:table-cell>
          <table:table-cell office:value-type="float" office:value="26.20778" calcext:value-type="float">
            <text:p>26.20778</text:p>
          </table:table-cell>
          <table:table-cell office:value-type="float" office:value="27.63085" calcext:value-type="float">
            <text:p>27.63085</text:p>
          </table:table-cell>
          <table:table-cell office:value-type="float" office:value="11.65471" calcext:value-type="float">
            <text:p>11.65471</text:p>
          </table:table-cell>
          <table:table-cell office:value-type="float" office:value="5.649984" calcext:value-type="float">
            <text:p>5.649984</text:p>
          </table:table-cell>
          <table:table-cell office:value-type="float" office:value="3.420071" calcext:value-type="float">
            <text:p>3.420071</text:p>
          </table:table-cell>
          <table:table-cell office:value-type="float" office:value="1.285513" calcext:value-type="float">
            <text:p>1.285513</text:p>
          </table:table-cell>
          <table:table-cell office:value-type="float" office:value="0.9037983" calcext:value-type="float">
            <text:p>0.9037983</text:p>
          </table:table-cell>
          <table:table-cell office:value-type="float" office:value="1.683501" calcext:value-type="float">
            <text:p>1.683501</text:p>
          </table:table-cell>
          <table:table-cell office:value-type="float" office:value="2.254858" calcext:value-type="float">
            <text:p>2.254858</text:p>
          </table:table-cell>
          <table:table-cell office:value-type="float" office:value="2.159212" calcext:value-type="float">
            <text:p>2.159212</text:p>
          </table:table-cell>
          <table:table-cell office:value-type="float" office:value="2.237394" calcext:value-type="float">
            <text:p>2.237394</text:p>
          </table:table-cell>
          <table:table-cell office:value-type="float" office:value="2.236202" calcext:value-type="float">
            <text:p>2.236202</text:p>
          </table:table-cell>
          <table:table-cell office:value-type="float" office:value="2.327814" calcext:value-type="float">
            <text:p>2.327814</text:p>
          </table:table-cell>
          <table:table-cell office:value-type="float" office:value="2.524984" calcext:value-type="float">
            <text:p>2.524984</text:p>
          </table:table-cell>
          <table:table-cell office:value-type="float" office:value="0" calcext:value-type="float">
            <text:p>0</text:p>
          </table:table-cell>
          <table:table-cell office:value-type="float" office:value="23.15928" calcext:value-type="float">
            <text:p>23.15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1" calcext:value-type="float">
            <text:p>7062001</text:p>
          </table:table-cell>
          <table:table-cell office:value-type="float" office:value="1.342505" calcext:value-type="float">
            <text:p>1.342505</text:p>
          </table:table-cell>
          <table:table-cell office:value-type="float" office:value="138.7027" calcext:value-type="float">
            <text:p>138.7027</text:p>
          </table:table-cell>
          <table:table-cell office:value-type="float" office:value="5" calcext:value-type="float">
            <text:p>5</text:p>
          </table:table-cell>
          <table:table-cell office:value-type="float" office:value="-0.0429895" calcext:value-type="float">
            <text:p>-0.0429895</text:p>
          </table:table-cell>
          <table:table-cell office:value-type="float" office:value="10.57422" calcext:value-type="float">
            <text:p>10.57422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7972" calcext:value-type="float">
            <text:p>0.0004017972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32642" calcext:value-type="float">
            <text:p>0.001732642</text:p>
          </table:table-cell>
          <table:table-cell office:value-type="float" office:value="1193.541" calcext:value-type="float">
            <text:p>1193.541</text:p>
          </table:table-cell>
          <table:table-cell office:value-type="float" office:value="2.389052" calcext:value-type="float">
            <text:p>2.389052</text:p>
          </table:table-cell>
          <table:table-cell office:value-type="float" office:value="0" calcext:value-type="float">
            <text:p>0</text:p>
          </table:table-cell>
          <table:table-cell office:value-type="float" office:value="1.106065" calcext:value-type="float">
            <text:p>1.106065</text:p>
          </table:table-cell>
          <table:table-cell office:value-type="float" office:value="0.7525759" calcext:value-type="float">
            <text:p>0.7525759</text:p>
          </table:table-cell>
          <table:table-cell office:value-type="float" office:value="0.173828" calcext:value-type="float">
            <text:p>0.173828</text:p>
          </table:table-cell>
          <table:table-cell office:value-type="float" office:value="0.09023461" calcext:value-type="float">
            <text:p>0.09023461</text:p>
          </table:table-cell>
          <table:table-cell office:value-type="float" office:value="0.07419434" calcext:value-type="float">
            <text:p>0.07419434</text:p>
          </table:table-cell>
          <table:table-cell office:value-type="float" office:value="0.03656392" calcext:value-type="float">
            <text:p>0.03656392</text:p>
          </table:table-cell>
          <table:table-cell office:value-type="float" office:value="0.02243565" calcext:value-type="float">
            <text:p>0.02243565</text:p>
          </table:table-cell>
          <table:table-cell office:value-type="float" office:value="0.06015404" calcext:value-type="float">
            <text:p>0.06015404</text:p>
          </table:table-cell>
          <table:table-cell office:value-type="float" office:value="0.091753" calcext:value-type="float">
            <text:p>0.091753</text:p>
          </table:table-cell>
          <table:table-cell office:value-type="float" office:value="0.08581389" calcext:value-type="float">
            <text:p>0.08581389</text:p>
          </table:table-cell>
          <table:table-cell office:value-type="float" office:value="0.08401801" calcext:value-type="float">
            <text:p>0.08401801</text:p>
          </table:table-cell>
          <table:table-cell office:value-type="float" office:value="0.08347555" calcext:value-type="float">
            <text:p>0.08347555</text:p>
          </table:table-cell>
          <table:table-cell office:value-type="float" office:value="0.08406141" calcext:value-type="float">
            <text:p>0.08406141</text:p>
          </table:table-cell>
          <table:table-cell office:value-type="float" office:value="0.08610088" calcext:value-type="float">
            <text:p>0.08610088</text:p>
          </table:table-cell>
          <table:table-cell office:value-type="float" office:value="0" calcext:value-type="float">
            <text:p>0</text:p>
          </table:table-cell>
          <table:table-cell office:value-type="float" office:value="26.33431" calcext:value-type="float">
            <text:p>26.33431</text:p>
          </table:table-cell>
          <table:table-cell office:value-type="float" office:value="27.77049" calcext:value-type="float">
            <text:p>27.77049</text:p>
          </table:table-cell>
          <table:table-cell office:value-type="float" office:value="11.67721" calcext:value-type="float">
            <text:p>11.67721</text:p>
          </table:table-cell>
          <table:table-cell office:value-type="float" office:value="5.665216" calcext:value-type="float">
            <text:p>5.665216</text:p>
          </table:table-cell>
          <table:table-cell office:value-type="float" office:value="3.437545" calcext:value-type="float">
            <text:p>3.437545</text:p>
          </table:table-cell>
          <table:table-cell office:value-type="float" office:value="1.292131" calcext:value-type="float">
            <text:p>1.292131</text:p>
          </table:table-cell>
          <table:table-cell office:value-type="float" office:value="0.9078128" calcext:value-type="float">
            <text:p>0.9078128</text:p>
          </table:table-cell>
          <table:table-cell office:value-type="float" office:value="1.693468" calcext:value-type="float">
            <text:p>1.693468</text:p>
          </table:table-cell>
          <table:table-cell office:value-type="float" office:value="2.267929" calcext:value-type="float">
            <text:p>2.267929</text:p>
          </table:table-cell>
          <table:table-cell office:value-type="float" office:value="2.171494" calcext:value-type="float">
            <text:p>2.171494</text:p>
          </table:table-cell>
          <table:table-cell office:value-type="float" office:value="2.249966" calcext:value-type="float">
            <text:p>2.249966</text:p>
          </table:table-cell>
          <table:table-cell office:value-type="float" office:value="2.248684" calcext:value-type="float">
            <text:p>2.248684</text:p>
          </table:table-cell>
          <table:table-cell office:value-type="float" office:value="2.341017" calcext:value-type="float">
            <text:p>2.341017</text:p>
          </table:table-cell>
          <table:table-cell office:value-type="float" office:value="2.538851" calcext:value-type="float">
            <text:p>2.538851</text:p>
          </table:table-cell>
          <table:table-cell office:value-type="float" office:value="0" calcext:value-type="float">
            <text:p>0</text:p>
          </table:table-cell>
          <table:table-cell office:value-type="float" office:value="29.96176" calcext:value-type="float">
            <text:p>29.961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1" calcext:value-type="float">
            <text:p>8062001</text:p>
          </table:table-cell>
          <table:table-cell office:value-type="float" office:value="1.332205" calcext:value-type="float">
            <text:p>1.332205</text:p>
          </table:table-cell>
          <table:table-cell office:value-type="float" office:value="138.6868" calcext:value-type="float">
            <text:p>138.6868</text:p>
          </table:table-cell>
          <table:table-cell office:value-type="float" office:value="5" calcext:value-type="float">
            <text:p>5</text:p>
          </table:table-cell>
          <table:table-cell office:value-type="float" office:value="-0.05363222" calcext:value-type="float">
            <text:p>-0.05363222</text:p>
          </table:table-cell>
          <table:table-cell office:value-type="float" office:value="10.63046" calcext:value-type="float">
            <text:p>10.63046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8191" calcext:value-type="float">
            <text:p>0.0004018191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37602" calcext:value-type="float">
            <text:p>0.001737602</text:p>
          </table:table-cell>
          <table:table-cell office:value-type="float" office:value="1193.497" calcext:value-type="float">
            <text:p>1193.497</text:p>
          </table:table-cell>
          <table:table-cell office:value-type="float" office:value="2.373684" calcext:value-type="float">
            <text:p>2.373684</text:p>
          </table:table-cell>
          <table:table-cell office:value-type="float" office:value="0" calcext:value-type="float">
            <text:p>0</text:p>
          </table:table-cell>
          <table:table-cell office:value-type="float" office:value="0.9684393" calcext:value-type="float">
            <text:p>0.9684393</text:p>
          </table:table-cell>
          <table:table-cell office:value-type="float" office:value="0.7778088" calcext:value-type="float">
            <text:p>0.7778088</text:p>
          </table:table-cell>
          <table:table-cell office:value-type="float" office:value="0.1914127" calcext:value-type="float">
            <text:p>0.1914127</text:p>
          </table:table-cell>
          <table:table-cell office:value-type="float" office:value="0.09247829" calcext:value-type="float">
            <text:p>0.09247829</text:p>
          </table:table-cell>
          <table:table-cell office:value-type="float" office:value="0.07947504" calcext:value-type="float">
            <text:p>0.07947504</text:p>
          </table:table-cell>
          <table:table-cell office:value-type="float" office:value="0.03501598" calcext:value-type="float">
            <text:p>0.03501598</text:p>
          </table:table-cell>
          <table:table-cell office:value-type="float" office:value="0.01616111" calcext:value-type="float">
            <text:p>0.01616111</text:p>
          </table:table-cell>
          <table:table-cell office:value-type="float" office:value="0.06083722" calcext:value-type="float">
            <text:p>0.06083722</text:p>
          </table:table-cell>
          <table:table-cell office:value-type="float" office:value="0.09185287" calcext:value-type="float">
            <text:p>0.09185287</text:p>
          </table:table-cell>
          <table:table-cell office:value-type="float" office:value="0.08591981" calcext:value-type="float">
            <text:p>0.08591981</text:p>
          </table:table-cell>
          <table:table-cell office:value-type="float" office:value="0.08414973" calcext:value-type="float">
            <text:p>0.08414973</text:p>
          </table:table-cell>
          <table:table-cell office:value-type="float" office:value="0.08359358" calcext:value-type="float">
            <text:p>0.08359358</text:p>
          </table:table-cell>
          <table:table-cell office:value-type="float" office:value="0.08420102" calcext:value-type="float">
            <text:p>0.08420102</text:p>
          </table:table-cell>
          <table:table-cell office:value-type="float" office:value="0.08624703" calcext:value-type="float">
            <text:p>0.08624703</text:p>
          </table:table-cell>
          <table:table-cell office:value-type="float" office:value="0" calcext:value-type="float">
            <text:p>0</text:p>
          </table:table-cell>
          <table:table-cell office:value-type="float" office:value="26.43493" calcext:value-type="float">
            <text:p>26.43493</text:p>
          </table:table-cell>
          <table:table-cell office:value-type="float" office:value="27.92999" calcext:value-type="float">
            <text:p>27.92999</text:p>
          </table:table-cell>
          <table:table-cell office:value-type="float" office:value="11.70777" calcext:value-type="float">
            <text:p>11.70777</text:p>
          </table:table-cell>
          <table:table-cell office:value-type="float" office:value="5.682239" calcext:value-type="float">
            <text:p>5.682239</text:p>
          </table:table-cell>
          <table:table-cell office:value-type="float" office:value="3.457541" calcext:value-type="float">
            <text:p>3.457541</text:p>
          </table:table-cell>
          <table:table-cell office:value-type="float" office:value="1.29866" calcext:value-type="float">
            <text:p>1.29866</text:p>
          </table:table-cell>
          <table:table-cell office:value-type="float" office:value="0.9102826" calcext:value-type="float">
            <text:p>0.9102826</text:p>
          </table:table-cell>
          <table:table-cell office:value-type="float" office:value="1.703495" calcext:value-type="float">
            <text:p>1.703495</text:p>
          </table:table-cell>
          <table:table-cell office:value-type="float" office:value="2.280978" calcext:value-type="float">
            <text:p>2.280978</text:p>
          </table:table-cell>
          <table:table-cell office:value-type="float" office:value="2.183765" calcext:value-type="float">
            <text:p>2.183765</text:p>
          </table:table-cell>
          <table:table-cell office:value-type="float" office:value="2.262531" calcext:value-type="float">
            <text:p>2.262531</text:p>
          </table:table-cell>
          <table:table-cell office:value-type="float" office:value="2.261163" calcext:value-type="float">
            <text:p>2.261163</text:p>
          </table:table-cell>
          <table:table-cell office:value-type="float" office:value="2.354211" calcext:value-type="float">
            <text:p>2.354211</text:p>
          </table:table-cell>
          <table:table-cell office:value-type="float" office:value="2.552707" calcext:value-type="float">
            <text:p>2.552707</text:p>
          </table:table-cell>
          <table:table-cell office:value-type="float" office:value="0" calcext:value-type="float">
            <text:p>0</text:p>
          </table:table-cell>
          <table:table-cell office:value-type="float" office:value="36.77876" calcext:value-type="float">
            <text:p>36.778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1" calcext:value-type="float">
            <text:p>9062001</text:p>
          </table:table-cell>
          <table:table-cell office:value-type="float" office:value="1.319234" calcext:value-type="float">
            <text:p>1.319234</text:p>
          </table:table-cell>
          <table:table-cell office:value-type="float" office:value="138.6685" calcext:value-type="float">
            <text:p>138.6685</text:p>
          </table:table-cell>
          <table:table-cell office:value-type="float" office:value="5" calcext:value-type="float">
            <text:p>5</text:p>
          </table:table-cell>
          <table:table-cell office:value-type="float" office:value="-0.0679137" calcext:value-type="float">
            <text:p>-0.0679137</text:p>
          </table:table-cell>
          <table:table-cell office:value-type="float" office:value="10.68752" calcext:value-type="float">
            <text:p>10.68752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8415" calcext:value-type="float">
            <text:p>0.0004018415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42922" calcext:value-type="float">
            <text:p>0.001742922</text:p>
          </table:table-cell>
          <table:table-cell office:value-type="float" office:value="1193.454" calcext:value-type="float">
            <text:p>1193.454</text:p>
          </table:table-cell>
          <table:table-cell office:value-type="float" office:value="2.350214" calcext:value-type="float">
            <text:p>2.350214</text:p>
          </table:table-cell>
          <table:table-cell office:value-type="float" office:value="0" calcext:value-type="float">
            <text:p>0</text:p>
          </table:table-cell>
          <table:table-cell office:value-type="float" office:value="0.9175048" calcext:value-type="float">
            <text:p>0.9175048</text:p>
          </table:table-cell>
          <table:table-cell office:value-type="float" office:value="0.8372409" calcext:value-type="float">
            <text:p>0.8372409</text:p>
          </table:table-cell>
          <table:table-cell office:value-type="float" office:value="0.2098826" calcext:value-type="float">
            <text:p>0.2098826</text:p>
          </table:table-cell>
          <table:table-cell office:value-type="float" office:value="0.09216096" calcext:value-type="float">
            <text:p>0.09216096</text:p>
          </table:table-cell>
          <table:table-cell office:value-type="float" office:value="0.08007472" calcext:value-type="float">
            <text:p>0.08007472</text:p>
          </table:table-cell>
          <table:table-cell office:value-type="float" office:value="0.02892674" calcext:value-type="float">
            <text:p>0.02892674</text:p>
          </table:table-cell>
          <table:table-cell office:value-type="float" office:value="0.01189825" calcext:value-type="float">
            <text:p>0.01189825</text:p>
          </table:table-cell>
          <table:table-cell office:value-type="float" office:value="0.06190864" calcext:value-type="float">
            <text:p>0.06190864</text:p>
          </table:table-cell>
          <table:table-cell office:value-type="float" office:value="0.09211688" calcext:value-type="float">
            <text:p>0.09211688</text:p>
          </table:table-cell>
          <table:table-cell office:value-type="float" office:value="0.08604036" calcext:value-type="float">
            <text:p>0.08604036</text:p>
          </table:table-cell>
          <table:table-cell office:value-type="float" office:value="0.0842817" calcext:value-type="float">
            <text:p>0.0842817</text:p>
          </table:table-cell>
          <table:table-cell office:value-type="float" office:value="0.08372375" calcext:value-type="float">
            <text:p>0.08372375</text:p>
          </table:table-cell>
          <table:table-cell office:value-type="float" office:value="0.08434033" calcext:value-type="float">
            <text:p>0.08434033</text:p>
          </table:table-cell>
          <table:table-cell office:value-type="float" office:value="0.08639308" calcext:value-type="float">
            <text:p>0.08639308</text:p>
          </table:table-cell>
          <table:table-cell office:value-type="float" office:value="0" calcext:value-type="float">
            <text:p>0</text:p>
          </table:table-cell>
          <table:table-cell office:value-type="float" office:value="26.52803" calcext:value-type="float">
            <text:p>26.52803</text:p>
          </table:table-cell>
          <table:table-cell office:value-type="float" office:value="28.11011" calcext:value-type="float">
            <text:p>28.11011</text:p>
          </table:table-cell>
          <table:table-cell office:value-type="float" office:value="11.74376" calcext:value-type="float">
            <text:p>11.74376</text:p>
          </table:table-cell>
          <table:table-cell office:value-type="float" office:value="5.699024" calcext:value-type="float">
            <text:p>5.699024</text:p>
          </table:table-cell>
          <table:table-cell office:value-type="float" office:value="3.478469" calcext:value-type="float">
            <text:p>3.478469</text:p>
          </table:table-cell>
          <table:table-cell office:value-type="float" office:value="1.304115" calcext:value-type="float">
            <text:p>1.304115</text:p>
          </table:table-cell>
          <table:table-cell office:value-type="float" office:value="0.9115597" calcext:value-type="float">
            <text:p>0.9115597</text:p>
          </table:table-cell>
          <table:table-cell office:value-type="float" office:value="1.713717" calcext:value-type="float">
            <text:p>1.713717</text:p>
          </table:table-cell>
          <table:table-cell office:value-type="float" office:value="2.294034" calcext:value-type="float">
            <text:p>2.294034</text:p>
          </table:table-cell>
          <table:table-cell office:value-type="float" office:value="2.196029" calcext:value-type="float">
            <text:p>2.196029</text:p>
          </table:table-cell>
          <table:table-cell office:value-type="float" office:value="2.275088" calcext:value-type="float">
            <text:p>2.275088</text:p>
          </table:table-cell>
          <table:table-cell office:value-type="float" office:value="2.273627" calcext:value-type="float">
            <text:p>2.273627</text:p>
          </table:table-cell>
          <table:table-cell office:value-type="float" office:value="2.367391" calcext:value-type="float">
            <text:p>2.367391</text:p>
          </table:table-cell>
          <table:table-cell office:value-type="float" office:value="2.566546" calcext:value-type="float">
            <text:p>2.566546</text:p>
          </table:table-cell>
          <table:table-cell office:value-type="float" office:value="0" calcext:value-type="float">
            <text:p>0</text:p>
          </table:table-cell>
          <table:table-cell office:value-type="float" office:value="45.98617" calcext:value-type="float">
            <text:p>45.98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1" calcext:value-type="float">
            <text:p>10062001</text:p>
          </table:table-cell>
          <table:table-cell office:value-type="float" office:value="1.308737" calcext:value-type="float">
            <text:p>1.308737</text:p>
          </table:table-cell>
          <table:table-cell office:value-type="float" office:value="138.6507" calcext:value-type="float">
            <text:p>138.6507</text:p>
          </table:table-cell>
          <table:table-cell office:value-type="float" office:value="5" calcext:value-type="float">
            <text:p>5</text:p>
          </table:table-cell>
          <table:table-cell office:value-type="float" office:value="-0.08673566" calcext:value-type="float">
            <text:p>-0.08673566</text:p>
          </table:table-cell>
          <table:table-cell office:value-type="float" office:value="10.74266" calcext:value-type="float">
            <text:p>10.74266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8656" calcext:value-type="float">
            <text:p>0.0004018656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48651" calcext:value-type="float">
            <text:p>0.001748651</text:p>
          </table:table-cell>
          <table:table-cell office:value-type="float" office:value="1193.409" calcext:value-type="float">
            <text:p>1193.409</text:p>
          </table:table-cell>
          <table:table-cell office:value-type="float" office:value="2.336688" calcext:value-type="float">
            <text:p>2.336688</text:p>
          </table:table-cell>
          <table:table-cell office:value-type="float" office:value="0" calcext:value-type="float">
            <text:p>0</text:p>
          </table:table-cell>
          <table:table-cell office:value-type="float" office:value="1.009647" calcext:value-type="float">
            <text:p>1.009647</text:p>
          </table:table-cell>
          <table:table-cell office:value-type="float" office:value="0.7544135" calcext:value-type="float">
            <text:p>0.7544135</text:p>
          </table:table-cell>
          <table:table-cell office:value-type="float" office:value="0.1693555" calcext:value-type="float">
            <text:p>0.1693555</text:p>
          </table:table-cell>
          <table:table-cell office:value-type="float" office:value="0.07282051" calcext:value-type="float">
            <text:p>0.07282051</text:p>
          </table:table-cell>
          <table:table-cell office:value-type="float" office:value="0.06650157" calcext:value-type="float">
            <text:p>0.06650157</text:p>
          </table:table-cell>
          <table:table-cell office:value-type="float" office:value="0.02121819" calcext:value-type="float">
            <text:p>0.02121819</text:p>
          </table:table-cell>
          <table:table-cell office:value-type="float" office:value="0.009336786" calcext:value-type="float">
            <text:p>0.009336786</text:p>
          </table:table-cell>
          <table:table-cell office:value-type="float" office:value="0.06313533" calcext:value-type="float">
            <text:p>0.06313533</text:p>
          </table:table-cell>
          <table:table-cell office:value-type="float" office:value="0.09250161" calcext:value-type="float">
            <text:p>0.09250161</text:p>
          </table:table-cell>
          <table:table-cell office:value-type="float" office:value="0.08618458" calcext:value-type="float">
            <text:p>0.08618458</text:p>
          </table:table-cell>
          <table:table-cell office:value-type="float" office:value="0.08441535" calcext:value-type="float">
            <text:p>0.08441535</text:p>
          </table:table-cell>
          <table:table-cell office:value-type="float" office:value="0.08387978" calcext:value-type="float">
            <text:p>0.08387978</text:p>
          </table:table-cell>
          <table:table-cell office:value-type="float" office:value="0.0844795" calcext:value-type="float">
            <text:p>0.0844795</text:p>
          </table:table-cell>
          <table:table-cell office:value-type="float" office:value="0.0865391" calcext:value-type="float">
            <text:p>0.0865391</text:p>
          </table:table-cell>
          <table:table-cell office:value-type="float" office:value="0" calcext:value-type="float">
            <text:p>0</text:p>
          </table:table-cell>
          <table:table-cell office:value-type="float" office:value="26.61512" calcext:value-type="float">
            <text:p>26.61512</text:p>
          </table:table-cell>
          <table:table-cell office:value-type="float" office:value="28.26572" calcext:value-type="float">
            <text:p>28.26572</text:p>
          </table:table-cell>
          <table:table-cell office:value-type="float" office:value="11.77361" calcext:value-type="float">
            <text:p>11.77361</text:p>
          </table:table-cell>
          <table:table-cell office:value-type="float" office:value="5.711544" calcext:value-type="float">
            <text:p>5.711544</text:p>
          </table:table-cell>
          <table:table-cell office:value-type="float" office:value="3.49664" calcext:value-type="float">
            <text:p>3.49664</text:p>
          </table:table-cell>
          <table:table-cell office:value-type="float" office:value="1.307717" calcext:value-type="float">
            <text:p>1.307717</text:p>
          </table:table-cell>
          <table:table-cell office:value-type="float" office:value="0.9119895" calcext:value-type="float">
            <text:p>0.9119895</text:p>
          </table:table-cell>
          <table:table-cell office:value-type="float" office:value="1.724196" calcext:value-type="float">
            <text:p>1.724196</text:p>
          </table:table-cell>
          <table:table-cell office:value-type="float" office:value="2.30713" calcext:value-type="float">
            <text:p>2.30713</text:p>
          </table:table-cell>
          <table:table-cell office:value-type="float" office:value="2.208293" calcext:value-type="float">
            <text:p>2.208293</text:p>
          </table:table-cell>
          <table:table-cell office:value-type="float" office:value="2.287643" calcext:value-type="float">
            <text:p>2.287643</text:p>
          </table:table-cell>
          <table:table-cell office:value-type="float" office:value="2.286088" calcext:value-type="float">
            <text:p>2.286088</text:p>
          </table:table-cell>
          <table:table-cell office:value-type="float" office:value="2.380556" calcext:value-type="float">
            <text:p>2.380556</text:p>
          </table:table-cell>
          <table:table-cell office:value-type="float" office:value="2.580371" calcext:value-type="float">
            <text:p>2.580371</text:p>
          </table:table-cell>
          <table:table-cell office:value-type="float" office:value="0" calcext:value-type="float">
            <text:p>0</text:p>
          </table:table-cell>
          <table:table-cell office:value-type="float" office:value="41.04185" calcext:value-type="float">
            <text:p>41.04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1" calcext:value-type="float">
            <text:p>11062001</text:p>
          </table:table-cell>
          <table:table-cell office:value-type="float" office:value="1.291786" calcext:value-type="float">
            <text:p>1.291786</text:p>
          </table:table-cell>
          <table:table-cell office:value-type="float" office:value="138.6284" calcext:value-type="float">
            <text:p>138.6284</text:p>
          </table:table-cell>
          <table:table-cell office:value-type="float" office:value="5" calcext:value-type="float">
            <text:p>5</text:p>
          </table:table-cell>
          <table:table-cell office:value-type="float" office:value="-0.1095908" calcext:value-type="float">
            <text:p>-0.1095908</text:p>
          </table:table-cell>
          <table:table-cell office:value-type="float" office:value="10.79861" calcext:value-type="float">
            <text:p>10.79861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8921" calcext:value-type="float">
            <text:p>0.0004018921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54825" calcext:value-type="float">
            <text:p>0.001754825</text:p>
          </table:table-cell>
          <table:table-cell office:value-type="float" office:value="1193.365" calcext:value-type="float">
            <text:p>1193.365</text:p>
          </table:table-cell>
          <table:table-cell office:value-type="float" office:value="2.297911" calcext:value-type="float">
            <text:p>2.297911</text:p>
          </table:table-cell>
          <table:table-cell office:value-type="float" office:value="0" calcext:value-type="float">
            <text:p>0</text:p>
          </table:table-cell>
          <table:table-cell office:value-type="float" office:value="0.9091248" calcext:value-type="float">
            <text:p>0.9091248</text:p>
          </table:table-cell>
          <table:table-cell office:value-type="float" office:value="0.8662877" calcext:value-type="float">
            <text:p>0.8662877</text:p>
          </table:table-cell>
          <table:table-cell office:value-type="float" office:value="0.2099654" calcext:value-type="float">
            <text:p>0.2099654</text:p>
          </table:table-cell>
          <table:table-cell office:value-type="float" office:value="0.07329831" calcext:value-type="float">
            <text:p>0.07329831</text:p>
          </table:table-cell>
          <table:table-cell office:value-type="float" office:value="0.06169286" calcext:value-type="float">
            <text:p>0.06169286</text:p>
          </table:table-cell>
          <table:table-cell office:value-type="float" office:value="0.01642717" calcext:value-type="float">
            <text:p>0.01642717</text:p>
          </table:table-cell>
          <table:table-cell office:value-type="float" office:value="0.008232027" calcext:value-type="float">
            <text:p>0.008232027</text:p>
          </table:table-cell>
          <table:table-cell office:value-type="float" office:value="0.06425241" calcext:value-type="float">
            <text:p>0.06425241</text:p>
          </table:table-cell>
          <table:table-cell office:value-type="float" office:value="0.09295975" calcext:value-type="float">
            <text:p>0.09295975</text:p>
          </table:table-cell>
          <table:table-cell office:value-type="float" office:value="0.08634962" calcext:value-type="float">
            <text:p>0.08634962</text:p>
          </table:table-cell>
          <table:table-cell office:value-type="float" office:value="0.08455177" calcext:value-type="float">
            <text:p>0.08455177</text:p>
          </table:table-cell>
          <table:table-cell office:value-type="float" office:value="0.08399001" calcext:value-type="float">
            <text:p>0.08399001</text:p>
          </table:table-cell>
          <table:table-cell office:value-type="float" office:value="0.08461871" calcext:value-type="float">
            <text:p>0.08461871</text:p>
          </table:table-cell>
          <table:table-cell office:value-type="float" office:value="0.08668492" calcext:value-type="float">
            <text:p>0.08668492</text:p>
          </table:table-cell>
          <table:table-cell office:value-type="float" office:value="0" calcext:value-type="float">
            <text:p>0</text:p>
          </table:table-cell>
          <table:table-cell office:value-type="float" office:value="26.71121" calcext:value-type="float">
            <text:p>26.71121</text:p>
          </table:table-cell>
          <table:table-cell office:value-type="float" office:value="28.4523" calcext:value-type="float">
            <text:p>28.4523</text:p>
          </table:table-cell>
          <table:table-cell office:value-type="float" office:value="11.80333" calcext:value-type="float">
            <text:p>11.80333</text:p>
          </table:table-cell>
          <table:table-cell office:value-type="float" office:value="5.720068" calcext:value-type="float">
            <text:p>5.720068</text:p>
          </table:table-cell>
          <table:table-cell office:value-type="float" office:value="3.510287" calcext:value-type="float">
            <text:p>3.510287</text:p>
          </table:table-cell>
          <table:table-cell office:value-type="float" office:value="1.309613" calcext:value-type="float">
            <text:p>1.309613</text:p>
          </table:table-cell>
          <table:table-cell office:value-type="float" office:value="0.9120324" calcext:value-type="float">
            <text:p>0.9120324</text:p>
          </table:table-cell>
          <table:table-cell office:value-type="float" office:value="1.734909" calcext:value-type="float">
            <text:p>1.734909</text:p>
          </table:table-cell>
          <table:table-cell office:value-type="float" office:value="2.320285" calcext:value-type="float">
            <text:p>2.320285</text:p>
          </table:table-cell>
          <table:table-cell office:value-type="float" office:value="2.220559" calcext:value-type="float">
            <text:p>2.220559</text:p>
          </table:table-cell>
          <table:table-cell office:value-type="float" office:value="2.300186" calcext:value-type="float">
            <text:p>2.300186</text:p>
          </table:table-cell>
          <table:table-cell office:value-type="float" office:value="2.298532" calcext:value-type="float">
            <text:p>2.298532</text:p>
          </table:table-cell>
          <table:table-cell office:value-type="float" office:value="2.393715" calcext:value-type="float">
            <text:p>2.393715</text:p>
          </table:table-cell>
          <table:table-cell office:value-type="float" office:value="2.594182" calcext:value-type="float">
            <text:p>2.594182</text:p>
          </table:table-cell>
          <table:table-cell office:value-type="float" office:value="0" calcext:value-type="float">
            <text:p>0</text:p>
          </table:table-cell>
          <table:table-cell office:value-type="float" office:value="49.61481" calcext:value-type="float">
            <text:p>49.61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1" calcext:value-type="float">
            <text:p>12062001</text:p>
          </table:table-cell>
          <table:table-cell office:value-type="float" office:value="1.278472" calcext:value-type="float">
            <text:p>1.278472</text:p>
          </table:table-cell>
          <table:table-cell office:value-type="float" office:value="138.6067" calcext:value-type="float">
            <text:p>138.6067</text:p>
          </table:table-cell>
          <table:table-cell office:value-type="float" office:value="5" calcext:value-type="float">
            <text:p>5</text:p>
          </table:table-cell>
          <table:table-cell office:value-type="float" office:value="-0.1373593" calcext:value-type="float">
            <text:p>-0.1373593</text:p>
          </table:table-cell>
          <table:table-cell office:value-type="float" office:value="10.85289" calcext:value-type="float">
            <text:p>10.85289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192" calcext:value-type="float">
            <text:p>0.00040192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61476" calcext:value-type="float">
            <text:p>0.001761476</text:p>
          </table:table-cell>
          <table:table-cell office:value-type="float" office:value="1193.32" calcext:value-type="float">
            <text:p>1193.32</text:p>
          </table:table-cell>
          <table:table-cell office:value-type="float" office:value="2.274981" calcext:value-type="float">
            <text:p>2.274981</text:p>
          </table:table-cell>
          <table:table-cell office:value-type="float" office:value="0" calcext:value-type="float">
            <text:p>0</text:p>
          </table:table-cell>
          <table:table-cell office:value-type="float" office:value="0.714636" calcext:value-type="float">
            <text:p>0.714636</text:p>
          </table:table-cell>
          <table:table-cell office:value-type="float" office:value="0.7247362" calcext:value-type="float">
            <text:p>0.7247362</text:p>
          </table:table-cell>
          <table:table-cell office:value-type="float" office:value="0.1466991" calcext:value-type="float">
            <text:p>0.1466991</text:p>
          </table:table-cell>
          <table:table-cell office:value-type="float" office:value="0.05138481" calcext:value-type="float">
            <text:p>0.05138481</text:p>
          </table:table-cell>
          <table:table-cell office:value-type="float" office:value="0.04672892" calcext:value-type="float">
            <text:p>0.04672892</text:p>
          </table:table-cell>
          <table:table-cell office:value-type="float" office:value="0.01267723" calcext:value-type="float">
            <text:p>0.01267723</text:p>
          </table:table-cell>
          <table:table-cell office:value-type="float" office:value="0.007532864" calcext:value-type="float">
            <text:p>0.007532864</text:p>
          </table:table-cell>
          <table:table-cell office:value-type="float" office:value="0.06576087" calcext:value-type="float">
            <text:p>0.06576087</text:p>
          </table:table-cell>
          <table:table-cell office:value-type="float" office:value="0.09349478" calcext:value-type="float">
            <text:p>0.09349478</text:p>
          </table:table-cell>
          <table:table-cell office:value-type="float" office:value="0.08653343" calcext:value-type="float">
            <text:p>0.08653343</text:p>
          </table:table-cell>
          <table:table-cell office:value-type="float" office:value="0.08469094" calcext:value-type="float">
            <text:p>0.08469094</text:p>
          </table:table-cell>
          <table:table-cell office:value-type="float" office:value="0.08411959" calcext:value-type="float">
            <text:p>0.08411959</text:p>
          </table:table-cell>
          <table:table-cell office:value-type="float" office:value="0.08475767" calcext:value-type="float">
            <text:p>0.08475767</text:p>
          </table:table-cell>
          <table:table-cell office:value-type="float" office:value="0.08683035" calcext:value-type="float">
            <text:p>0.08683035</text:p>
          </table:table-cell>
          <table:table-cell office:value-type="float" office:value="0" calcext:value-type="float">
            <text:p>0</text:p>
          </table:table-cell>
          <table:table-cell office:value-type="float" office:value="26.78313" calcext:value-type="float">
            <text:p>26.78313</text:p>
          </table:table-cell>
          <table:table-cell office:value-type="float" office:value="28.61938" calcext:value-type="float">
            <text:p>28.61938</text:p>
          </table:table-cell>
          <table:table-cell office:value-type="float" office:value="11.82772" calcext:value-type="float">
            <text:p>11.82772</text:p>
          </table:table-cell>
          <table:table-cell office:value-type="float" office:value="5.724411" calcext:value-type="float">
            <text:p>5.724411</text:p>
          </table:table-cell>
          <table:table-cell office:value-type="float" office:value="3.519886" calcext:value-type="float">
            <text:p>3.519886</text:p>
          </table:table-cell>
          <table:table-cell office:value-type="float" office:value="1.310466" calcext:value-type="float">
            <text:p>1.310466</text:p>
          </table:table-cell>
          <table:table-cell office:value-type="float" office:value="0.9118909" calcext:value-type="float">
            <text:p>0.9118909</text:p>
          </table:table-cell>
          <table:table-cell office:value-type="float" office:value="1.745911" calcext:value-type="float">
            <text:p>1.745911</text:p>
          </table:table-cell>
          <table:table-cell office:value-type="float" office:value="2.33351" calcext:value-type="float">
            <text:p>2.33351</text:p>
          </table:table-cell>
          <table:table-cell office:value-type="float" office:value="2.232841" calcext:value-type="float">
            <text:p>2.232841</text:p>
          </table:table-cell>
          <table:table-cell office:value-type="float" office:value="2.31273" calcext:value-type="float">
            <text:p>2.31273</text:p>
          </table:table-cell>
          <table:table-cell office:value-type="float" office:value="2.310972" calcext:value-type="float">
            <text:p>2.310972</text:p>
          </table:table-cell>
          <table:table-cell office:value-type="float" office:value="2.406856" calcext:value-type="float">
            <text:p>2.406856</text:p>
          </table:table-cell>
          <table:table-cell office:value-type="float" office:value="2.60798" calcext:value-type="float">
            <text:p>2.60798</text:p>
          </table:table-cell>
          <table:table-cell office:value-type="float" office:value="0" calcext:value-type="float">
            <text:p>0</text:p>
          </table:table-cell>
          <table:table-cell office:value-type="float" office:value="43.03054" calcext:value-type="float">
            <text:p>43.03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1" calcext:value-type="float">
            <text:p>13062001</text:p>
          </table:table-cell>
          <table:table-cell office:value-type="float" office:value="1.267746" calcext:value-type="float">
            <text:p>1.267746</text:p>
          </table:table-cell>
          <table:table-cell office:value-type="float" office:value="138.5863" calcext:value-type="float">
            <text:p>138.5863</text:p>
          </table:table-cell>
          <table:table-cell office:value-type="float" office:value="5" calcext:value-type="float">
            <text:p>5</text:p>
          </table:table-cell>
          <table:table-cell office:value-type="float" office:value="-0.1654786" calcext:value-type="float">
            <text:p>-0.1654786</text:p>
          </table:table-cell>
          <table:table-cell office:value-type="float" office:value="10.90353" calcext:value-type="float">
            <text:p>10.90353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20765" calcext:value-type="float">
            <text:p>0.0004020765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782937" calcext:value-type="float">
            <text:p>0.001782937</text:p>
          </table:table-cell>
          <table:table-cell office:value-type="float" office:value="1193.272" calcext:value-type="float">
            <text:p>1193.272</text:p>
          </table:table-cell>
          <table:table-cell office:value-type="float" office:value="2.262155" calcext:value-type="float">
            <text:p>2.262155</text:p>
          </table:table-cell>
          <table:table-cell office:value-type="float" office:value="0" calcext:value-type="float">
            <text:p>0</text:p>
          </table:table-cell>
          <table:table-cell office:value-type="float" office:value="0.2247974" calcext:value-type="float">
            <text:p>0.2247974</text:p>
          </table:table-cell>
          <table:table-cell office:value-type="float" office:value="0.58123" calcext:value-type="float">
            <text:p>0.58123</text:p>
          </table:table-cell>
          <table:table-cell office:value-type="float" office:value="0.08582298" calcext:value-type="float">
            <text:p>0.08582298</text:p>
          </table:table-cell>
          <table:table-cell office:value-type="float" office:value="0.03442181" calcext:value-type="float">
            <text:p>0.03442181</text:p>
          </table:table-cell>
          <table:table-cell office:value-type="float" office:value="0.0313554" calcext:value-type="float">
            <text:p>0.0313554</text:p>
          </table:table-cell>
          <table:table-cell office:value-type="float" office:value="0.01024443" calcext:value-type="float">
            <text:p>0.01024443</text:p>
          </table:table-cell>
          <table:table-cell office:value-type="float" office:value="0.006675945" calcext:value-type="float">
            <text:p>0.006675945</text:p>
          </table:table-cell>
          <table:table-cell office:value-type="float" office:value="0.06707931" calcext:value-type="float">
            <text:p>0.06707931</text:p>
          </table:table-cell>
          <table:table-cell office:value-type="float" office:value="0.09408274" calcext:value-type="float">
            <text:p>0.09408274</text:p>
          </table:table-cell>
          <table:table-cell office:value-type="float" office:value="0.08673619" calcext:value-type="float">
            <text:p>0.08673619</text:p>
          </table:table-cell>
          <table:table-cell office:value-type="float" office:value="0.0848332" calcext:value-type="float">
            <text:p>0.0848332</text:p>
          </table:table-cell>
          <table:table-cell office:value-type="float" office:value="0.08427683" calcext:value-type="float">
            <text:p>0.08427683</text:p>
          </table:table-cell>
          <table:table-cell office:value-type="float" office:value="0.08489539" calcext:value-type="float">
            <text:p>0.08489539</text:p>
          </table:table-cell>
          <table:table-cell office:value-type="float" office:value="0.08697564" calcext:value-type="float">
            <text:p>0.08697564</text:p>
          </table:table-cell>
          <table:table-cell office:value-type="float" office:value="0" calcext:value-type="float">
            <text:p>0</text:p>
          </table:table-cell>
          <table:table-cell office:value-type="float" office:value="26.82624" calcext:value-type="float">
            <text:p>26.82624</text:p>
          </table:table-cell>
          <table:table-cell office:value-type="float" office:value="28.74825" calcext:value-type="float">
            <text:p>28.74825</text:p>
          </table:table-cell>
          <table:table-cell office:value-type="float" office:value="11.82705" calcext:value-type="float">
            <text:p>11.82705</text:p>
          </table:table-cell>
          <table:table-cell office:value-type="float" office:value="5.721412" calcext:value-type="float">
            <text:p>5.721412</text:p>
          </table:table-cell>
          <table:table-cell office:value-type="float" office:value="3.523388" calcext:value-type="float">
            <text:p>3.523388</text:p>
          </table:table-cell>
          <table:table-cell office:value-type="float" office:value="1.310528" calcext:value-type="float">
            <text:p>1.310528</text:p>
          </table:table-cell>
          <table:table-cell office:value-type="float" office:value="0.9116114" calcext:value-type="float">
            <text:p>0.9116114</text:p>
          </table:table-cell>
          <table:table-cell office:value-type="float" office:value="1.75723" calcext:value-type="float">
            <text:p>1.75723</text:p>
          </table:table-cell>
          <table:table-cell office:value-type="float" office:value="2.346819" calcext:value-type="float">
            <text:p>2.346819</text:p>
          </table:table-cell>
          <table:table-cell office:value-type="float" office:value="2.245131" calcext:value-type="float">
            <text:p>2.245131</text:p>
          </table:table-cell>
          <table:table-cell office:value-type="float" office:value="2.325273" calcext:value-type="float">
            <text:p>2.325273</text:p>
          </table:table-cell>
          <table:table-cell office:value-type="float" office:value="2.323397" calcext:value-type="float">
            <text:p>2.323397</text:p>
          </table:table-cell>
          <table:table-cell office:value-type="float" office:value="2.419988" calcext:value-type="float">
            <text:p>2.419988</text:p>
          </table:table-cell>
          <table:table-cell office:value-type="float" office:value="2.621755" calcext:value-type="float">
            <text:p>2.621755</text:p>
          </table:table-cell>
          <table:table-cell office:value-type="float" office:value="0" calcext:value-type="float">
            <text:p>0</text:p>
          </table:table-cell>
          <table:table-cell office:value-type="float" office:value="20.11025" calcext:value-type="float">
            <text:p>20.110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1" calcext:value-type="float">
            <text:p>14062001</text:p>
          </table:table-cell>
          <table:table-cell office:value-type="float" office:value="1.2603" calcext:value-type="float">
            <text:p>1.2603</text:p>
          </table:table-cell>
          <table:table-cell office:value-type="float" office:value="138.5708" calcext:value-type="float">
            <text:p>138.5708</text:p>
          </table:table-cell>
          <table:table-cell office:value-type="float" office:value="5" calcext:value-type="float">
            <text:p>5</text:p>
          </table:table-cell>
          <table:table-cell office:value-type="float" office:value="-0.1885987" calcext:value-type="float">
            <text:p>-0.1885987</text:p>
          </table:table-cell>
          <table:table-cell office:value-type="float" office:value="10.95339" calcext:value-type="float">
            <text:p>10.95339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25383" calcext:value-type="float">
            <text:p>0.0004025383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815876" calcext:value-type="float">
            <text:p>0.001815876</text:p>
          </table:table-cell>
          <table:table-cell office:value-type="float" office:value="1193.22" calcext:value-type="float">
            <text:p>1193.22</text:p>
          </table:table-cell>
          <table:table-cell office:value-type="float" office:value="2.257022" calcext:value-type="float">
            <text:p>2.257022</text:p>
          </table:table-cell>
          <table:table-cell office:value-type="float" office:value="0" calcext:value-type="float">
            <text:p>0</text:p>
          </table:table-cell>
          <table:table-cell office:value-type="float" office:value="0.6593406" calcext:value-type="float">
            <text:p>0.6593406</text:p>
          </table:table-cell>
          <table:table-cell office:value-type="float" office:value="0.6794454" calcext:value-type="float">
            <text:p>0.6794454</text:p>
          </table:table-cell>
          <table:table-cell office:value-type="float" office:value="0.06259245" calcext:value-type="float">
            <text:p>0.06259245</text:p>
          </table:table-cell>
          <table:table-cell office:value-type="float" office:value="0.02082635" calcext:value-type="float">
            <text:p>0.02082635</text:p>
          </table:table-cell>
          <table:table-cell office:value-type="float" office:value="0.01819298" calcext:value-type="float">
            <text:p>0.01819298</text:p>
          </table:table-cell>
          <table:table-cell office:value-type="float" office:value="0.007790956" calcext:value-type="float">
            <text:p>0.007790956</text:p>
          </table:table-cell>
          <table:table-cell office:value-type="float" office:value="0.006016724" calcext:value-type="float">
            <text:p>0.006016724</text:p>
          </table:table-cell>
          <table:table-cell office:value-type="float" office:value="0.06713431" calcext:value-type="float">
            <text:p>0.06713431</text:p>
          </table:table-cell>
          <table:table-cell office:value-type="float" office:value="0.0945906" calcext:value-type="float">
            <text:p>0.0945906</text:p>
          </table:table-cell>
          <table:table-cell office:value-type="float" office:value="0.08695147" calcext:value-type="float">
            <text:p>0.08695147</text:p>
          </table:table-cell>
          <table:table-cell office:value-type="float" office:value="0.0849783" calcext:value-type="float">
            <text:p>0.0849783</text:p>
          </table:table-cell>
          <table:table-cell office:value-type="float" office:value="0.08450259" calcext:value-type="float">
            <text:p>0.08450259</text:p>
          </table:table-cell>
          <table:table-cell office:value-type="float" office:value="0.0850343" calcext:value-type="float">
            <text:p>0.0850343</text:p>
          </table:table-cell>
          <table:table-cell office:value-type="float" office:value="0.08712077" calcext:value-type="float">
            <text:p>0.08712077</text:p>
          </table:table-cell>
          <table:table-cell office:value-type="float" office:value="0" calcext:value-type="float">
            <text:p>0</text:p>
          </table:table-cell>
          <table:table-cell office:value-type="float" office:value="26.86588" calcext:value-type="float">
            <text:p>26.86588</text:p>
          </table:table-cell>
          <table:table-cell office:value-type="float" office:value="28.85103" calcext:value-type="float">
            <text:p>28.85103</text:p>
          </table:table-cell>
          <table:table-cell office:value-type="float" office:value="11.84256" calcext:value-type="float">
            <text:p>11.84256</text:p>
          </table:table-cell>
          <table:table-cell office:value-type="float" office:value="5.713089" calcext:value-type="float">
            <text:p>5.713089</text:p>
          </table:table-cell>
          <table:table-cell office:value-type="float" office:value="3.520516" calcext:value-type="float">
            <text:p>3.520516</text:p>
          </table:table-cell>
          <table:table-cell office:value-type="float" office:value="1.309949" calcext:value-type="float">
            <text:p>1.309949</text:p>
          </table:table-cell>
          <table:table-cell office:value-type="float" office:value="0.9110978" calcext:value-type="float">
            <text:p>0.9110978</text:p>
          </table:table-cell>
          <table:table-cell office:value-type="float" office:value="1.768722" calcext:value-type="float">
            <text:p>1.768722</text:p>
          </table:table-cell>
          <table:table-cell office:value-type="float" office:value="2.360209" calcext:value-type="float">
            <text:p>2.360209</text:p>
          </table:table-cell>
          <table:table-cell office:value-type="float" office:value="2.257434" calcext:value-type="float">
            <text:p>2.257434</text:p>
          </table:table-cell>
          <table:table-cell office:value-type="float" office:value="2.337802" calcext:value-type="float">
            <text:p>2.337802</text:p>
          </table:table-cell>
          <table:table-cell office:value-type="float" office:value="2.335815" calcext:value-type="float">
            <text:p>2.335815</text:p>
          </table:table-cell>
          <table:table-cell office:value-type="float" office:value="2.433072" calcext:value-type="float">
            <text:p>2.433072</text:p>
          </table:table-cell>
          <table:table-cell office:value-type="float" office:value="2.635509" calcext:value-type="float">
            <text:p>2.635509</text:p>
          </table:table-cell>
          <table:table-cell office:value-type="float" office:value="0" calcext:value-type="float">
            <text:p>0</text:p>
          </table:table-cell>
          <table:table-cell office:value-type="float" office:value="7.582928" calcext:value-type="float">
            <text:p>7.582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1" calcext:value-type="float">
            <text:p>15062001</text:p>
          </table:table-cell>
          <table:table-cell office:value-type="float" office:value="1.252954" calcext:value-type="float">
            <text:p>1.252954</text:p>
          </table:table-cell>
          <table:table-cell office:value-type="float" office:value="138.556" calcext:value-type="float">
            <text:p>138.556</text:p>
          </table:table-cell>
          <table:table-cell office:value-type="float" office:value="5" calcext:value-type="float">
            <text:p>5</text:p>
          </table:table-cell>
          <table:table-cell office:value-type="float" office:value="-0.2128495" calcext:value-type="float">
            <text:p>-0.2128495</text:p>
          </table:table-cell>
          <table:table-cell office:value-type="float" office:value="11.00163" calcext:value-type="float">
            <text:p>11.00163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25559" calcext:value-type="float">
            <text:p>0.0004025559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820047" calcext:value-type="float">
            <text:p>0.001820047</text:p>
          </table:table-cell>
          <table:table-cell office:value-type="float" office:value="1193.169" calcext:value-type="float">
            <text:p>1193.169</text:p>
          </table:table-cell>
          <table:table-cell office:value-type="float" office:value="2.24982" calcext:value-type="float">
            <text:p>2.24982</text:p>
          </table:table-cell>
          <table:table-cell office:value-type="float" office:value="0" calcext:value-type="float">
            <text:p>0</text:p>
          </table:table-cell>
          <table:table-cell office:value-type="float" office:value="0.9536628" calcext:value-type="float">
            <text:p>0.9536628</text:p>
          </table:table-cell>
          <table:table-cell office:value-type="float" office:value="0.6165795" calcext:value-type="float">
            <text:p>0.6165795</text:p>
          </table:table-cell>
          <table:table-cell office:value-type="float" office:value="0.0342133" calcext:value-type="float">
            <text:p>0.0342133</text:p>
          </table:table-cell>
          <table:table-cell office:value-type="float" office:value="0.01765209" calcext:value-type="float">
            <text:p>0.01765209</text:p>
          </table:table-cell>
          <table:table-cell office:value-type="float" office:value="0.01501041" calcext:value-type="float">
            <text:p>0.01501041</text:p>
          </table:table-cell>
          <table:table-cell office:value-type="float" office:value="0.006767135" calcext:value-type="float">
            <text:p>0.006767135</text:p>
          </table:table-cell>
          <table:table-cell office:value-type="float" office:value="0.005431809" calcext:value-type="float">
            <text:p>0.005431809</text:p>
          </table:table-cell>
          <table:table-cell office:value-type="float" office:value="0.06597061" calcext:value-type="float">
            <text:p>0.06597061</text:p>
          </table:table-cell>
          <table:table-cell office:value-type="float" office:value="0.09484892" calcext:value-type="float">
            <text:p>0.09484892</text:p>
          </table:table-cell>
          <table:table-cell office:value-type="float" office:value="0.08716329" calcext:value-type="float">
            <text:p>0.08716329</text:p>
          </table:table-cell>
          <table:table-cell office:value-type="float" office:value="0.08512534" calcext:value-type="float">
            <text:p>0.08512534</text:p>
          </table:table-cell>
          <table:table-cell office:value-type="float" office:value="0.08455534" calcext:value-type="float">
            <text:p>0.08455534</text:p>
          </table:table-cell>
          <table:table-cell office:value-type="float" office:value="0.08517326" calcext:value-type="float">
            <text:p>0.08517326</text:p>
          </table:table-cell>
          <table:table-cell office:value-type="float" office:value="0.08726577" calcext:value-type="float">
            <text:p>0.08726577</text:p>
          </table:table-cell>
          <table:table-cell office:value-type="float" office:value="0" calcext:value-type="float">
            <text:p>0</text:p>
          </table:table-cell>
          <table:table-cell office:value-type="float" office:value="27.01077" calcext:value-type="float">
            <text:p>27.01077</text:p>
          </table:table-cell>
          <table:table-cell office:value-type="float" office:value="28.95083" calcext:value-type="float">
            <text:p>28.95083</text:p>
          </table:table-cell>
          <table:table-cell office:value-type="float" office:value="11.81618" calcext:value-type="float">
            <text:p>11.81618</text:p>
          </table:table-cell>
          <table:table-cell office:value-type="float" office:value="5.700127" calcext:value-type="float">
            <text:p>5.700127</text:p>
          </table:table-cell>
          <table:table-cell office:value-type="float" office:value="3.51476" calcext:value-type="float">
            <text:p>3.51476</text:p>
          </table:table-cell>
          <table:table-cell office:value-type="float" office:value="1.308863" calcext:value-type="float">
            <text:p>1.308863</text:p>
          </table:table-cell>
          <table:table-cell office:value-type="float" office:value="0.910405" calcext:value-type="float">
            <text:p>0.910405</text:p>
          </table:table-cell>
          <table:table-cell office:value-type="float" office:value="1.780065" calcext:value-type="float">
            <text:p>1.780065</text:p>
          </table:table-cell>
          <table:table-cell office:value-type="float" office:value="2.373656" calcext:value-type="float">
            <text:p>2.373656</text:p>
          </table:table-cell>
          <table:table-cell office:value-type="float" office:value="2.269755" calcext:value-type="float">
            <text:p>2.269755</text:p>
          </table:table-cell>
          <table:table-cell office:value-type="float" office:value="2.350331" calcext:value-type="float">
            <text:p>2.350331</text:p>
          </table:table-cell>
          <table:table-cell office:value-type="float" office:value="2.34822" calcext:value-type="float">
            <text:p>2.34822</text:p>
          </table:table-cell>
          <table:table-cell office:value-type="float" office:value="2.446155" calcext:value-type="float">
            <text:p>2.446155</text:p>
          </table:table-cell>
          <table:table-cell office:value-type="float" office:value="2.649243" calcext:value-type="float">
            <text:p>2.649243</text:p>
          </table:table-cell>
          <table:table-cell office:value-type="float" office:value="0" calcext:value-type="float">
            <text:p>0</text:p>
          </table:table-cell>
          <table:table-cell office:value-type="float" office:value="19.98682" calcext:value-type="float">
            <text:p>19.986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1" calcext:value-type="float">
            <text:p>16062001</text:p>
          </table:table-cell>
          <table:table-cell office:value-type="float" office:value="1.243684" calcext:value-type="float">
            <text:p>1.243684</text:p>
          </table:table-cell>
          <table:table-cell office:value-type="float" office:value="138.539" calcext:value-type="float">
            <text:p>138.539</text:p>
          </table:table-cell>
          <table:table-cell office:value-type="float" office:value="5" calcext:value-type="float">
            <text:p>5</text:p>
          </table:table-cell>
          <table:table-cell office:value-type="float" office:value="-0.2404566" calcext:value-type="float">
            <text:p>-0.2404566</text:p>
          </table:table-cell>
          <table:table-cell office:value-type="float" office:value="11.04899" calcext:value-type="float">
            <text:p>11.04899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25783" calcext:value-type="float">
            <text:p>0.0004025783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825378" calcext:value-type="float">
            <text:p>0.001825378</text:p>
          </table:table-cell>
          <table:table-cell office:value-type="float" office:value="1193.118" calcext:value-type="float">
            <text:p>1193.118</text:p>
          </table:table-cell>
          <table:table-cell office:value-type="float" office:value="2.238266" calcext:value-type="float">
            <text:p>2.238266</text:p>
          </table:table-cell>
          <table:table-cell office:value-type="float" office:value="0" calcext:value-type="float">
            <text:p>0</text:p>
          </table:table-cell>
          <table:table-cell office:value-type="float" office:value="0.6611291" calcext:value-type="float">
            <text:p>0.6611291</text:p>
          </table:table-cell>
          <table:table-cell office:value-type="float" office:value="0.6101834" calcext:value-type="float">
            <text:p>0.6101834</text:p>
          </table:table-cell>
          <table:table-cell office:value-type="float" office:value="0.02725932" calcext:value-type="float">
            <text:p>0.02725932</text:p>
          </table:table-cell>
          <table:table-cell office:value-type="float" office:value="0.01448626" calcext:value-type="float">
            <text:p>0.01448626</text:p>
          </table:table-cell>
          <table:table-cell office:value-type="float" office:value="0.01245321" calcext:value-type="float">
            <text:p>0.01245321</text:p>
          </table:table-cell>
          <table:table-cell office:value-type="float" office:value="0.006070853" calcext:value-type="float">
            <text:p>0.006070853</text:p>
          </table:table-cell>
          <table:table-cell office:value-type="float" office:value="0.005080989" calcext:value-type="float">
            <text:p>0.005080989</text:p>
          </table:table-cell>
          <table:table-cell office:value-type="float" office:value="0.06540944" calcext:value-type="float">
            <text:p>0.06540944</text:p>
          </table:table-cell>
          <table:table-cell office:value-type="float" office:value="0.09490784" calcext:value-type="float">
            <text:p>0.09490784</text:p>
          </table:table-cell>
          <table:table-cell office:value-type="float" office:value="0.0873522" calcext:value-type="float">
            <text:p>0.0873522</text:p>
          </table:table-cell>
          <table:table-cell office:value-type="float" office:value="0.0852723" calcext:value-type="float">
            <text:p>0.0852723</text:p>
          </table:table-cell>
          <table:table-cell office:value-type="float" office:value="0.08465502" calcext:value-type="float">
            <text:p>0.08465502</text:p>
          </table:table-cell>
          <table:table-cell office:value-type="float" office:value="0.08531182" calcext:value-type="float">
            <text:p>0.08531182</text:p>
          </table:table-cell>
          <table:table-cell office:value-type="float" office:value="0.08741071" calcext:value-type="float">
            <text:p>0.08741071</text:p>
          </table:table-cell>
          <table:table-cell office:value-type="float" office:value="0" calcext:value-type="float">
            <text:p>0</text:p>
          </table:table-cell>
          <table:table-cell office:value-type="float" office:value="27.08093" calcext:value-type="float">
            <text:p>27.08093</text:p>
          </table:table-cell>
          <table:table-cell office:value-type="float" office:value="29.05731" calcext:value-type="float">
            <text:p>29.05731</text:p>
          </table:table-cell>
          <table:table-cell office:value-type="float" office:value="11.78614" calcext:value-type="float">
            <text:p>11.78614</text:p>
          </table:table-cell>
          <table:table-cell office:value-type="float" office:value="5.686288" calcext:value-type="float">
            <text:p>5.686288</text:p>
          </table:table-cell>
          <table:table-cell office:value-type="float" office:value="3.508009" calcext:value-type="float">
            <text:p>3.508009</text:p>
          </table:table-cell>
          <table:table-cell office:value-type="float" office:value="1.307584" calcext:value-type="float">
            <text:p>1.307584</text:p>
          </table:table-cell>
          <table:table-cell office:value-type="float" office:value="0.9096106" calcext:value-type="float">
            <text:p>0.9096106</text:p>
          </table:table-cell>
          <table:table-cell office:value-type="float" office:value="1.79115" calcext:value-type="float">
            <text:p>1.79115</text:p>
          </table:table-cell>
          <table:table-cell office:value-type="float" office:value="2.3871" calcext:value-type="float">
            <text:p>2.3871</text:p>
          </table:table-cell>
          <table:table-cell office:value-type="float" office:value="2.282088" calcext:value-type="float">
            <text:p>2.282088</text:p>
          </table:table-cell>
          <table:table-cell office:value-type="float" office:value="2.362859" calcext:value-type="float">
            <text:p>2.362859</text:p>
          </table:table-cell>
          <table:table-cell office:value-type="float" office:value="2.360617" calcext:value-type="float">
            <text:p>2.360617</text:p>
          </table:table-cell>
          <table:table-cell office:value-type="float" office:value="2.459231" calcext:value-type="float">
            <text:p>2.459231</text:p>
          </table:table-cell>
          <table:table-cell office:value-type="float" office:value="2.662966" calcext:value-type="float">
            <text:p>2.662966</text:p>
          </table:table-cell>
          <table:table-cell office:value-type="float" office:value="0" calcext:value-type="float">
            <text:p>0</text:p>
          </table:table-cell>
          <table:table-cell office:value-type="float" office:value="38.05599" calcext:value-type="float">
            <text:p>38.05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1" calcext:value-type="float">
            <text:p>17062001</text:p>
          </table:table-cell>
          <table:table-cell office:value-type="float" office:value="1.234717" calcext:value-type="float">
            <text:p>1.234717</text:p>
          </table:table-cell>
          <table:table-cell office:value-type="float" office:value="138.5216" calcext:value-type="float">
            <text:p>138.5216</text:p>
          </table:table-cell>
          <table:table-cell office:value-type="float" office:value="5" calcext:value-type="float">
            <text:p>5</text:p>
          </table:table-cell>
          <table:table-cell office:value-type="float" office:value="-0.2709368" calcext:value-type="float">
            <text:p>-0.2709368</text:p>
          </table:table-cell>
          <table:table-cell office:value-type="float" office:value="11.09515" calcext:value-type="float">
            <text:p>11.09515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26052" calcext:value-type="float">
            <text:p>0.0004026052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831742" calcext:value-type="float">
            <text:p>0.001831742</text:p>
          </table:table-cell>
          <table:table-cell office:value-type="float" office:value="1193.067" calcext:value-type="float">
            <text:p>1193.067</text:p>
          </table:table-cell>
          <table:table-cell office:value-type="float" office:value="2.228873" calcext:value-type="float">
            <text:p>2.228873</text:p>
          </table:table-cell>
          <table:table-cell office:value-type="float" office:value="0" calcext:value-type="float">
            <text:p>0</text:p>
          </table:table-cell>
          <table:table-cell office:value-type="float" office:value="0.5786497" calcext:value-type="float">
            <text:p>0.5786497</text:p>
          </table:table-cell>
          <table:table-cell office:value-type="float" office:value="0.5513691" calcext:value-type="float">
            <text:p>0.5513691</text:p>
          </table:table-cell>
          <table:table-cell office:value-type="float" office:value="0.02057983" calcext:value-type="float">
            <text:p>0.02057983</text:p>
          </table:table-cell>
          <table:table-cell office:value-type="float" office:value="0.01181606" calcext:value-type="float">
            <text:p>0.01181606</text:p>
          </table:table-cell>
          <table:table-cell office:value-type="float" office:value="0.00986876" calcext:value-type="float">
            <text:p>0.00986876</text:p>
          </table:table-cell>
          <table:table-cell office:value-type="float" office:value="0.005848025" calcext:value-type="float">
            <text:p>0.005848025</text:p>
          </table:table-cell>
          <table:table-cell office:value-type="float" office:value="0.004820891" calcext:value-type="float">
            <text:p>0.004820891</text:p>
          </table:table-cell>
          <table:table-cell office:value-type="float" office:value="0.06571022" calcext:value-type="float">
            <text:p>0.06571022</text:p>
          </table:table-cell>
          <table:table-cell office:value-type="float" office:value="0.09499978" calcext:value-type="float">
            <text:p>0.09499978</text:p>
          </table:table-cell>
          <table:table-cell office:value-type="float" office:value="0.08752022" calcext:value-type="float">
            <text:p>0.08752022</text:p>
          </table:table-cell>
          <table:table-cell office:value-type="float" office:value="0.08541746" calcext:value-type="float">
            <text:p>0.08541746</text:p>
          </table:table-cell>
          <table:table-cell office:value-type="float" office:value="0.08478501" calcext:value-type="float">
            <text:p>0.08478501</text:p>
          </table:table-cell>
          <table:table-cell office:value-type="float" office:value="0.08545022" calcext:value-type="float">
            <text:p>0.08545022</text:p>
          </table:table-cell>
          <table:table-cell office:value-type="float" office:value="0.08755545" calcext:value-type="float">
            <text:p>0.08755545</text:p>
          </table:table-cell>
          <table:table-cell office:value-type="float" office:value="0" calcext:value-type="float">
            <text:p>0</text:p>
          </table:table-cell>
          <table:table-cell office:value-type="float" office:value="27.1251" calcext:value-type="float">
            <text:p>27.1251</text:p>
          </table:table-cell>
          <table:table-cell office:value-type="float" office:value="29.14821" calcext:value-type="float">
            <text:p>29.14821</text:p>
          </table:table-cell>
          <table:table-cell office:value-type="float" office:value="11.75319" calcext:value-type="float">
            <text:p>11.75319</text:p>
          </table:table-cell>
          <table:table-cell office:value-type="float" office:value="5.671378" calcext:value-type="float">
            <text:p>5.671378</text:p>
          </table:table-cell>
          <table:table-cell office:value-type="float" office:value="3.500297" calcext:value-type="float">
            <text:p>3.500297</text:p>
          </table:table-cell>
          <table:table-cell office:value-type="float" office:value="1.306191" calcext:value-type="float">
            <text:p>1.306191</text:p>
          </table:table-cell>
          <table:table-cell office:value-type="float" office:value="0.908756" calcext:value-type="float">
            <text:p>0.908756</text:p>
          </table:table-cell>
          <table:table-cell office:value-type="float" office:value="1.802182" calcext:value-type="float">
            <text:p>1.802182</text:p>
          </table:table-cell>
          <table:table-cell office:value-type="float" office:value="2.400531" calcext:value-type="float">
            <text:p>2.400531</text:p>
          </table:table-cell>
          <table:table-cell office:value-type="float" office:value="2.294427" calcext:value-type="float">
            <text:p>2.294427</text:p>
          </table:table-cell>
          <table:table-cell office:value-type="float" office:value="2.375382" calcext:value-type="float">
            <text:p>2.375382</text:p>
          </table:table-cell>
          <table:table-cell office:value-type="float" office:value="2.373004" calcext:value-type="float">
            <text:p>2.373004</text:p>
          </table:table-cell>
          <table:table-cell office:value-type="float" office:value="2.472295" calcext:value-type="float">
            <text:p>2.472295</text:p>
          </table:table-cell>
          <table:table-cell office:value-type="float" office:value="2.676673" calcext:value-type="float">
            <text:p>2.676673</text:p>
          </table:table-cell>
          <table:table-cell office:value-type="float" office:value="0" calcext:value-type="float">
            <text:p>0</text:p>
          </table:table-cell>
          <table:table-cell office:value-type="float" office:value="43.03804" calcext:value-type="float">
            <text:p>43.03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1" calcext:value-type="float">
            <text:p>18062001</text:p>
          </table:table-cell>
          <table:table-cell office:value-type="float" office:value="1.221989" calcext:value-type="float">
            <text:p>1.221989</text:p>
          </table:table-cell>
          <table:table-cell office:value-type="float" office:value="138.5016" calcext:value-type="float">
            <text:p>138.5016</text:p>
          </table:table-cell>
          <table:table-cell office:value-type="float" office:value="5" calcext:value-type="float">
            <text:p>5</text:p>
          </table:table-cell>
          <table:table-cell office:value-type="float" office:value="-0.3067601" calcext:value-type="float">
            <text:p>-0.3067601</text:p>
          </table:table-cell>
          <table:table-cell office:value-type="float" office:value="11.1411" calcext:value-type="float">
            <text:p>11.1411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2636" calcext:value-type="float">
            <text:p>0.000402636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839045" calcext:value-type="float">
            <text:p>0.001839045</text:p>
          </table:table-cell>
          <table:table-cell office:value-type="float" office:value="1193.015" calcext:value-type="float">
            <text:p>1193.015</text:p>
          </table:table-cell>
          <table:table-cell office:value-type="float" office:value="2.206103" calcext:value-type="float">
            <text:p>2.206103</text:p>
          </table:table-cell>
          <table:table-cell office:value-type="float" office:value="0" calcext:value-type="float">
            <text:p>0</text:p>
          </table:table-cell>
          <table:table-cell office:value-type="float" office:value="0.3216332" calcext:value-type="float">
            <text:p>0.3216332</text:p>
          </table:table-cell>
          <table:table-cell office:value-type="float" office:value="0.5495763" calcext:value-type="float">
            <text:p>0.5495763</text:p>
          </table:table-cell>
          <table:table-cell office:value-type="float" office:value="0.01857785" calcext:value-type="float">
            <text:p>0.01857785</text:p>
          </table:table-cell>
          <table:table-cell office:value-type="float" office:value="0.0121458" calcext:value-type="float">
            <text:p>0.0121458</text:p>
          </table:table-cell>
          <table:table-cell office:value-type="float" office:value="0.01028372" calcext:value-type="float">
            <text:p>0.01028372</text:p>
          </table:table-cell>
          <table:table-cell office:value-type="float" office:value="0.006276203" calcext:value-type="float">
            <text:p>0.006276203</text:p>
          </table:table-cell>
          <table:table-cell office:value-type="float" office:value="0.004980889" calcext:value-type="float">
            <text:p>0.004980889</text:p>
          </table:table-cell>
          <table:table-cell office:value-type="float" office:value="0.0662909" calcext:value-type="float">
            <text:p>0.0662909</text:p>
          </table:table-cell>
          <table:table-cell office:value-type="float" office:value="0.09518416" calcext:value-type="float">
            <text:p>0.09518416</text:p>
          </table:table-cell>
          <table:table-cell office:value-type="float" office:value="0.08768149" calcext:value-type="float">
            <text:p>0.08768149</text:p>
          </table:table-cell>
          <table:table-cell office:value-type="float" office:value="0.08556103" calcext:value-type="float">
            <text:p>0.08556103</text:p>
          </table:table-cell>
          <table:table-cell office:value-type="float" office:value="0.08492699" calcext:value-type="float">
            <text:p>0.08492699</text:p>
          </table:table-cell>
          <table:table-cell office:value-type="float" office:value="0.08558841" calcext:value-type="float">
            <text:p>0.08558841</text:p>
          </table:table-cell>
          <table:table-cell office:value-type="float" office:value="0.08770007" calcext:value-type="float">
            <text:p>0.08770007</text:p>
          </table:table-cell>
          <table:table-cell office:value-type="float" office:value="0" calcext:value-type="float">
            <text:p>0</text:p>
          </table:table-cell>
          <table:table-cell office:value-type="float" office:value="27.16357" calcext:value-type="float">
            <text:p>27.16357</text:p>
          </table:table-cell>
          <table:table-cell office:value-type="float" office:value="29.2344" calcext:value-type="float">
            <text:p>29.2344</text:p>
          </table:table-cell>
          <table:table-cell office:value-type="float" office:value="11.72072" calcext:value-type="float">
            <text:p>11.72072</text:p>
          </table:table-cell>
          <table:table-cell office:value-type="float" office:value="5.656594" calcext:value-type="float">
            <text:p>5.656594</text:p>
          </table:table-cell>
          <table:table-cell office:value-type="float" office:value="3.4924" calcext:value-type="float">
            <text:p>3.4924</text:p>
          </table:table-cell>
          <table:table-cell office:value-type="float" office:value="1.30486" calcext:value-type="float">
            <text:p>1.30486</text:p>
          </table:table-cell>
          <table:table-cell office:value-type="float" office:value="0.9078894" calcext:value-type="float">
            <text:p>0.9078894</text:p>
          </table:table-cell>
          <table:table-cell office:value-type="float" office:value="1.813281" calcext:value-type="float">
            <text:p>1.813281</text:p>
          </table:table-cell>
          <table:table-cell office:value-type="float" office:value="2.413958" calcext:value-type="float">
            <text:p>2.413958</text:p>
          </table:table-cell>
          <table:table-cell office:value-type="float" office:value="2.306766" calcext:value-type="float">
            <text:p>2.306766</text:p>
          </table:table-cell>
          <table:table-cell office:value-type="float" office:value="2.387897" calcext:value-type="float">
            <text:p>2.387897</text:p>
          </table:table-cell>
          <table:table-cell office:value-type="float" office:value="2.385381" calcext:value-type="float">
            <text:p>2.385381</text:p>
          </table:table-cell>
          <table:table-cell office:value-type="float" office:value="2.485358" calcext:value-type="float">
            <text:p>2.485358</text:p>
          </table:table-cell>
          <table:table-cell office:value-type="float" office:value="2.690369" calcext:value-type="float">
            <text:p>2.690369</text:p>
          </table:table-cell>
          <table:table-cell office:value-type="float" office:value="0" calcext:value-type="float">
            <text:p>0</text:p>
          </table:table-cell>
          <table:table-cell office:value-type="float" office:value="59.63774" calcext:value-type="float">
            <text:p>59.637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1" calcext:value-type="float">
            <text:p>19062001</text:p>
          </table:table-cell>
          <table:table-cell office:value-type="float" office:value="1.216446" calcext:value-type="float">
            <text:p>1.216446</text:p>
          </table:table-cell>
          <table:table-cell office:value-type="float" office:value="138.4867" calcext:value-type="float">
            <text:p>138.4867</text:p>
          </table:table-cell>
          <table:table-cell office:value-type="float" office:value="5" calcext:value-type="float">
            <text:p>5</text:p>
          </table:table-cell>
          <table:table-cell office:value-type="float" office:value="-0.33596" calcext:value-type="float">
            <text:p>-0.33596</text:p>
          </table:table-cell>
          <table:table-cell office:value-type="float" office:value="11.18459" calcext:value-type="float">
            <text:p>11.18459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26701" calcext:value-type="float">
            <text:p>0.0004026701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847213" calcext:value-type="float">
            <text:p>0.001847213</text:p>
          </table:table-cell>
          <table:table-cell office:value-type="float" office:value="1192.962" calcext:value-type="float">
            <text:p>1192.962</text:p>
          </table:table-cell>
          <table:table-cell office:value-type="float" office:value="2.199872" calcext:value-type="float">
            <text:p>2.199872</text:p>
          </table:table-cell>
          <table:table-cell office:value-type="float" office:value="0" calcext:value-type="float">
            <text:p>0</text:p>
          </table:table-cell>
          <table:table-cell office:value-type="float" office:value="0.1551251" calcext:value-type="float">
            <text:p>0.1551251</text:p>
          </table:table-cell>
          <table:table-cell office:value-type="float" office:value="0.4602451" calcext:value-type="float">
            <text:p>0.4602451</text:p>
          </table:table-cell>
          <table:table-cell office:value-type="float" office:value="0.01377286" calcext:value-type="float">
            <text:p>0.01377286</text:p>
          </table:table-cell>
          <table:table-cell office:value-type="float" office:value="0.008829447" calcext:value-type="float">
            <text:p>0.008829447</text:p>
          </table:table-cell>
          <table:table-cell office:value-type="float" office:value="0.007625183" calcext:value-type="float">
            <text:p>0.007625183</text:p>
          </table:table-cell>
          <table:table-cell office:value-type="float" office:value="0.005280607" calcext:value-type="float">
            <text:p>0.005280607</text:p>
          </table:table-cell>
          <table:table-cell office:value-type="float" office:value="0.004643899" calcext:value-type="float">
            <text:p>0.004643899</text:p>
          </table:table-cell>
          <table:table-cell office:value-type="float" office:value="0.066796" calcext:value-type="float">
            <text:p>0.066796</text:p>
          </table:table-cell>
          <table:table-cell office:value-type="float" office:value="0.09545585" calcext:value-type="float">
            <text:p>0.09545585</text:p>
          </table:table-cell>
          <table:table-cell office:value-type="float" office:value="0.0878455" calcext:value-type="float">
            <text:p>0.0878455</text:p>
          </table:table-cell>
          <table:table-cell office:value-type="float" office:value="0.08570372" calcext:value-type="float">
            <text:p>0.08570372</text:p>
          </table:table-cell>
          <table:table-cell office:value-type="float" office:value="0.08506017" calcext:value-type="float">
            <text:p>0.08506017</text:p>
          </table:table-cell>
          <table:table-cell office:value-type="float" office:value="0.08572643" calcext:value-type="float">
            <text:p>0.08572643</text:p>
          </table:table-cell>
          <table:table-cell office:value-type="float" office:value="0.08784431" calcext:value-type="float">
            <text:p>0.08784431</text:p>
          </table:table-cell>
          <table:table-cell office:value-type="float" office:value="0" calcext:value-type="float">
            <text:p>0</text:p>
          </table:table-cell>
          <table:table-cell office:value-type="float" office:value="27.10357" calcext:value-type="float">
            <text:p>27.10357</text:p>
          </table:table-cell>
          <table:table-cell office:value-type="float" office:value="29.29002" calcext:value-type="float">
            <text:p>29.29002</text:p>
          </table:table-cell>
          <table:table-cell office:value-type="float" office:value="11.68497" calcext:value-type="float">
            <text:p>11.68497</text:p>
          </table:table-cell>
          <table:table-cell office:value-type="float" office:value="5.640493" calcext:value-type="float">
            <text:p>5.640493</text:p>
          </table:table-cell>
          <table:table-cell office:value-type="float" office:value="3.483711" calcext:value-type="float">
            <text:p>3.483711</text:p>
          </table:table-cell>
          <table:table-cell office:value-type="float" office:value="1.303452" calcext:value-type="float">
            <text:p>1.303452</text:p>
          </table:table-cell>
          <table:table-cell office:value-type="float" office:value="0.9070187" calcext:value-type="float">
            <text:p>0.9070187</text:p>
          </table:table-cell>
          <table:table-cell office:value-type="float" office:value="1.824512" calcext:value-type="float">
            <text:p>1.824512</text:p>
          </table:table-cell>
          <table:table-cell office:value-type="float" office:value="2.4274" calcext:value-type="float">
            <text:p>2.4274</text:p>
          </table:table-cell>
          <table:table-cell office:value-type="float" office:value="2.319105" calcext:value-type="float">
            <text:p>2.319105</text:p>
          </table:table-cell>
          <table:table-cell office:value-type="float" office:value="2.400412" calcext:value-type="float">
            <text:p>2.400412</text:p>
          </table:table-cell>
          <table:table-cell office:value-type="float" office:value="2.397747" calcext:value-type="float">
            <text:p>2.397747</text:p>
          </table:table-cell>
          <table:table-cell office:value-type="float" office:value="2.498403" calcext:value-type="float">
            <text:p>2.498403</text:p>
          </table:table-cell>
          <table:table-cell office:value-type="float" office:value="2.704035" calcext:value-type="float">
            <text:p>2.704035</text:p>
          </table:table-cell>
          <table:table-cell office:value-type="float" office:value="0" calcext:value-type="float">
            <text:p>0</text:p>
          </table:table-cell>
          <table:table-cell office:value-type="float" office:value="42.55579" calcext:value-type="float">
            <text:p>42.55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1" calcext:value-type="float">
            <text:p>20062001</text:p>
          </table:table-cell>
          <table:table-cell office:value-type="float" office:value="1.211238" calcext:value-type="float">
            <text:p>1.211238</text:p>
          </table:table-cell>
          <table:table-cell office:value-type="float" office:value="138.4732" calcext:value-type="float">
            <text:p>138.4732</text:p>
          </table:table-cell>
          <table:table-cell office:value-type="float" office:value="5" calcext:value-type="float">
            <text:p>5</text:p>
          </table:table-cell>
          <table:table-cell office:value-type="float" office:value="-0.3644097" calcext:value-type="float">
            <text:p>-0.3644097</text:p>
          </table:table-cell>
          <table:table-cell office:value-type="float" office:value="11.22705" calcext:value-type="float">
            <text:p>11.22705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2708" calcext:value-type="float">
            <text:p>0.000402708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856182" calcext:value-type="float">
            <text:p>0.001856182</text:p>
          </table:table-cell>
          <table:table-cell office:value-type="float" office:value="1192.908" calcext:value-type="float">
            <text:p>1192.908</text:p>
          </table:table-cell>
          <table:table-cell office:value-type="float" office:value="2.193232" calcext:value-type="float">
            <text:p>2.193232</text:p>
          </table:table-cell>
          <table:table-cell office:value-type="float" office:value="0" calcext:value-type="float">
            <text:p>0</text:p>
          </table:table-cell>
          <table:table-cell office:value-type="float" office:value="0.03553395" calcext:value-type="float">
            <text:p>0.03553395</text:p>
          </table:table-cell>
          <table:table-cell office:value-type="float" office:value="0.3884152" calcext:value-type="float">
            <text:p>0.3884152</text:p>
          </table:table-cell>
          <table:table-cell office:value-type="float" office:value="0.01358623" calcext:value-type="float">
            <text:p>0.01358623</text:p>
          </table:table-cell>
          <table:table-cell office:value-type="float" office:value="0.00868313" calcext:value-type="float">
            <text:p>0.00868313</text:p>
          </table:table-cell>
          <table:table-cell office:value-type="float" office:value="0.007401014" calcext:value-type="float">
            <text:p>0.007401014</text:p>
          </table:table-cell>
          <table:table-cell office:value-type="float" office:value="0.005079325" calcext:value-type="float">
            <text:p>0.005079325</text:p>
          </table:table-cell>
          <table:table-cell office:value-type="float" office:value="0.004499967" calcext:value-type="float">
            <text:p>0.004499967</text:p>
          </table:table-cell>
          <table:table-cell office:value-type="float" office:value="0.06574055" calcext:value-type="float">
            <text:p>0.06574055</text:p>
          </table:table-cell>
          <table:table-cell office:value-type="float" office:value="0.0955825" calcext:value-type="float">
            <text:p>0.0955825</text:p>
          </table:table-cell>
          <table:table-cell office:value-type="float" office:value="0.08800825" calcext:value-type="float">
            <text:p>0.08800825</text:p>
          </table:table-cell>
          <table:table-cell office:value-type="float" office:value="0.08584619" calcext:value-type="float">
            <text:p>0.08584619</text:p>
          </table:table-cell>
          <table:table-cell office:value-type="float" office:value="0.08516128" calcext:value-type="float">
            <text:p>0.08516128</text:p>
          </table:table-cell>
          <table:table-cell office:value-type="float" office:value="0.08586447" calcext:value-type="float">
            <text:p>0.08586447</text:p>
          </table:table-cell>
          <table:table-cell office:value-type="float" office:value="0.08798849" calcext:value-type="float">
            <text:p>0.08798849</text:p>
          </table:table-cell>
          <table:table-cell office:value-type="float" office:value="0" calcext:value-type="float">
            <text:p>0</text:p>
          </table:table-cell>
          <table:table-cell office:value-type="float" office:value="27.03636" calcext:value-type="float">
            <text:p>27.03636</text:p>
          </table:table-cell>
          <table:table-cell office:value-type="float" office:value="29.32513" calcext:value-type="float">
            <text:p>29.32513</text:p>
          </table:table-cell>
          <table:table-cell office:value-type="float" office:value="11.64912" calcext:value-type="float">
            <text:p>11.64912</text:p>
          </table:table-cell>
          <table:table-cell office:value-type="float" office:value="5.62415" calcext:value-type="float">
            <text:p>5.62415</text:p>
          </table:table-cell>
          <table:table-cell office:value-type="float" office:value="3.474669" calcext:value-type="float">
            <text:p>3.474669</text:p>
          </table:table-cell>
          <table:table-cell office:value-type="float" office:value="1.301873" calcext:value-type="float">
            <text:p>1.301873</text:p>
          </table:table-cell>
          <table:table-cell office:value-type="float" office:value="0.9060726" calcext:value-type="float">
            <text:p>0.9060726</text:p>
          </table:table-cell>
          <table:table-cell office:value-type="float" office:value="1.83559" calcext:value-type="float">
            <text:p>1.83559</text:p>
          </table:table-cell>
          <table:table-cell office:value-type="float" office:value="2.44085" calcext:value-type="float">
            <text:p>2.44085</text:p>
          </table:table-cell>
          <table:table-cell office:value-type="float" office:value="2.331445" calcext:value-type="float">
            <text:p>2.331445</text:p>
          </table:table-cell>
          <table:table-cell office:value-type="float" office:value="2.412916" calcext:value-type="float">
            <text:p>2.412916</text:p>
          </table:table-cell>
          <table:table-cell office:value-type="float" office:value="2.410107" calcext:value-type="float">
            <text:p>2.410107</text:p>
          </table:table-cell>
          <table:table-cell office:value-type="float" office:value="2.511447" calcext:value-type="float">
            <text:p>2.511447</text:p>
          </table:table-cell>
          <table:table-cell office:value-type="float" office:value="2.717683" calcext:value-type="float">
            <text:p>2.717683</text:p>
          </table:table-cell>
          <table:table-cell office:value-type="float" office:value="0" calcext:value-type="float">
            <text:p>0</text:p>
          </table:table-cell>
          <table:table-cell office:value-type="float" office:value="35.48845" calcext:value-type="float">
            <text:p>35.48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1" calcext:value-type="float">
            <text:p>21062001</text:p>
          </table:table-cell>
          <table:table-cell office:value-type="float" office:value="1.204838" calcext:value-type="float">
            <text:p>1.204838</text:p>
          </table:table-cell>
          <table:table-cell office:value-type="float" office:value="138.4592" calcext:value-type="float">
            <text:p>138.4592</text:p>
          </table:table-cell>
          <table:table-cell office:value-type="float" office:value="5" calcext:value-type="float">
            <text:p>5</text:p>
          </table:table-cell>
          <table:table-cell office:value-type="float" office:value="-0.3961415" calcext:value-type="float">
            <text:p>-0.3961415</text:p>
          </table:table-cell>
          <table:table-cell office:value-type="float" office:value="11.26897" calcext:value-type="float">
            <text:p>11.26897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27484" calcext:value-type="float">
            <text:p>0.0004027484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865914" calcext:value-type="float">
            <text:p>0.001865914</text:p>
          </table:table-cell>
          <table:table-cell office:value-type="float" office:value="1192.854" calcext:value-type="float">
            <text:p>1192.854</text:p>
          </table:table-cell>
          <table:table-cell office:value-type="float" office:value="2.185014" calcext:value-type="float">
            <text:p>2.185014</text:p>
          </table:table-cell>
          <table:table-cell office:value-type="float" office:value="0" calcext:value-type="float">
            <text:p>0</text:p>
          </table:table-cell>
          <table:table-cell office:value-type="float" office:value="0.05730357" calcext:value-type="float">
            <text:p>0.05730357</text:p>
          </table:table-cell>
          <table:table-cell office:value-type="float" office:value="0.2824012" calcext:value-type="float">
            <text:p>0.2824012</text:p>
          </table:table-cell>
          <table:table-cell office:value-type="float" office:value="0.01568014" calcext:value-type="float">
            <text:p>0.01568014</text:p>
          </table:table-cell>
          <table:table-cell office:value-type="float" office:value="0.009850049" calcext:value-type="float">
            <text:p>0.009850049</text:p>
          </table:table-cell>
          <table:table-cell office:value-type="float" office:value="0.008168235" calcext:value-type="float">
            <text:p>0.008168235</text:p>
          </table:table-cell>
          <table:table-cell office:value-type="float" office:value="0.005271103" calcext:value-type="float">
            <text:p>0.005271103</text:p>
          </table:table-cell>
          <table:table-cell office:value-type="float" office:value="0.004524969" calcext:value-type="float">
            <text:p>0.004524969</text:p>
          </table:table-cell>
          <table:table-cell office:value-type="float" office:value="0.06469422" calcext:value-type="float">
            <text:p>0.06469422</text:p>
          </table:table-cell>
          <table:table-cell office:value-type="float" office:value="0.09551027" calcext:value-type="float">
            <text:p>0.09551027</text:p>
          </table:table-cell>
          <table:table-cell office:value-type="float" office:value="0.08815186" calcext:value-type="float">
            <text:p>0.08815186</text:p>
          </table:table-cell>
          <table:table-cell office:value-type="float" office:value="0.08598779" calcext:value-type="float">
            <text:p>0.08598779</text:p>
          </table:table-cell>
          <table:table-cell office:value-type="float" office:value="0.08529377" calcext:value-type="float">
            <text:p>0.08529377</text:p>
          </table:table-cell>
          <table:table-cell office:value-type="float" office:value="0.08600235" calcext:value-type="float">
            <text:p>0.08600235</text:p>
          </table:table-cell>
          <table:table-cell office:value-type="float" office:value="0.0881326" calcext:value-type="float">
            <text:p>0.0881326</text:p>
          </table:table-cell>
          <table:table-cell office:value-type="float" office:value="0" calcext:value-type="float">
            <text:p>0</text:p>
          </table:table-cell>
          <table:table-cell office:value-type="float" office:value="27.00986" calcext:value-type="float">
            <text:p>27.00986</text:p>
          </table:table-cell>
          <table:table-cell office:value-type="float" office:value="29.33911" calcext:value-type="float">
            <text:p>29.33911</text:p>
          </table:table-cell>
          <table:table-cell office:value-type="float" office:value="11.6144" calcext:value-type="float">
            <text:p>11.6144</text:p>
          </table:table-cell>
          <table:table-cell office:value-type="float" office:value="5.608253" calcext:value-type="float">
            <text:p>5.608253</text:p>
          </table:table-cell>
          <table:table-cell office:value-type="float" office:value="3.465873" calcext:value-type="float">
            <text:p>3.465873</text:p>
          </table:table-cell>
          <table:table-cell office:value-type="float" office:value="1.300286" calcext:value-type="float">
            <text:p>1.300286</text:p>
          </table:table-cell>
          <table:table-cell office:value-type="float" office:value="0.905113" calcext:value-type="float">
            <text:p>0.905113</text:p>
          </table:table-cell>
          <table:table-cell office:value-type="float" office:value="1.846336" calcext:value-type="float">
            <text:p>1.846336</text:p>
          </table:table-cell>
          <table:table-cell office:value-type="float" office:value="2.454252" calcext:value-type="float">
            <text:p>2.454252</text:p>
          </table:table-cell>
          <table:table-cell office:value-type="float" office:value="2.343785" calcext:value-type="float">
            <text:p>2.343785</text:p>
          </table:table-cell>
          <table:table-cell office:value-type="float" office:value="2.425417" calcext:value-type="float">
            <text:p>2.425417</text:p>
          </table:table-cell>
          <table:table-cell office:value-type="float" office:value="2.422454" calcext:value-type="float">
            <text:p>2.422454</text:p>
          </table:table-cell>
          <table:table-cell office:value-type="float" office:value="2.524472" calcext:value-type="float">
            <text:p>2.524472</text:p>
          </table:table-cell>
          <table:table-cell office:value-type="float" office:value="2.731314" calcext:value-type="float">
            <text:p>2.731314</text:p>
          </table:table-cell>
          <table:table-cell office:value-type="float" office:value="0" calcext:value-type="float">
            <text:p>0</text:p>
          </table:table-cell>
          <table:table-cell office:value-type="float" office:value="36.79084" calcext:value-type="float">
            <text:p>36.79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1" calcext:value-type="float">
            <text:p>22062001</text:p>
          </table:table-cell>
          <table:table-cell office:value-type="float" office:value="1.197907" calcext:value-type="float">
            <text:p>1.197907</text:p>
          </table:table-cell>
          <table:table-cell office:value-type="float" office:value="138.4444" calcext:value-type="float">
            <text:p>138.4444</text:p>
          </table:table-cell>
          <table:table-cell office:value-type="float" office:value="5" calcext:value-type="float">
            <text:p>5</text:p>
          </table:table-cell>
          <table:table-cell office:value-type="float" office:value="-0.4313792" calcext:value-type="float">
            <text:p>-0.4313792</text:p>
          </table:table-cell>
          <table:table-cell office:value-type="float" office:value="11.30937" calcext:value-type="float">
            <text:p>11.30937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027924" calcext:value-type="float">
            <text:p>0.0004027924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1876403" calcext:value-type="float">
            <text:p>0.001876403</text:p>
          </table:table-cell>
          <table:table-cell office:value-type="float" office:value="1192.799" calcext:value-type="float">
            <text:p>1192.799</text:p>
          </table:table-cell>
          <table:table-cell office:value-type="float" office:value="2.176293" calcext:value-type="float">
            <text:p>2.176293</text:p>
          </table:table-cell>
          <table:table-cell office:value-type="float" office:value="0" calcext:value-type="float">
            <text:p>0</text:p>
          </table:table-cell>
          <table:table-cell office:value-type="float" office:value="0.05184795" calcext:value-type="float">
            <text:p>0.05184795</text:p>
          </table:table-cell>
          <table:table-cell office:value-type="float" office:value="0.1995899" calcext:value-type="float">
            <text:p>0.1995899</text:p>
          </table:table-cell>
          <table:table-cell office:value-type="float" office:value="0.01600957" calcext:value-type="float">
            <text:p>0.01600957</text:p>
          </table:table-cell>
          <table:table-cell office:value-type="float" office:value="0.01013466" calcext:value-type="float">
            <text:p>0.01013466</text:p>
          </table:table-cell>
          <table:table-cell office:value-type="float" office:value="0.008440823" calcext:value-type="float">
            <text:p>0.008440823</text:p>
          </table:table-cell>
          <table:table-cell office:value-type="float" office:value="0.005399052" calcext:value-type="float">
            <text:p>0.005399052</text:p>
          </table:table-cell>
          <table:table-cell office:value-type="float" office:value="0.004583086" calcext:value-type="float">
            <text:p>0.004583086</text:p>
          </table:table-cell>
          <table:table-cell office:value-type="float" office:value="0.06440955" calcext:value-type="float">
            <text:p>0.06440955</text:p>
          </table:table-cell>
          <table:table-cell office:value-type="float" office:value="0.09541275" calcext:value-type="float">
            <text:p>0.09541275</text:p>
          </table:table-cell>
          <table:table-cell office:value-type="float" office:value="0.08827382" calcext:value-type="float">
            <text:p>0.08827382</text:p>
          </table:table-cell>
          <table:table-cell office:value-type="float" office:value="0.08612736" calcext:value-type="float">
            <text:p>0.08612736</text:p>
          </table:table-cell>
          <table:table-cell office:value-type="float" office:value="0.0854271" calcext:value-type="float">
            <text:p>0.0854271</text:p>
          </table:table-cell>
          <table:table-cell office:value-type="float" office:value="0.08614006" calcext:value-type="float">
            <text:p>0.08614006</text:p>
          </table:table-cell>
          <table:table-cell office:value-type="float" office:value="0.08827663" calcext:value-type="float">
            <text:p>0.08827663</text:p>
          </table:table-cell>
          <table:table-cell office:value-type="float" office:value="0" calcext:value-type="float">
            <text:p>0</text:p>
          </table:table-cell>
          <table:table-cell office:value-type="float" office:value="26.99887" calcext:value-type="float">
            <text:p>26.99887</text:p>
          </table:table-cell>
          <table:table-cell office:value-type="float" office:value="29.31189" calcext:value-type="float">
            <text:p>29.31189</text:p>
          </table:table-cell>
          <table:table-cell office:value-type="float" office:value="11.58072" calcext:value-type="float">
            <text:p>11.58072</text:p>
          </table:table-cell>
          <table:table-cell office:value-type="float" office:value="5.592941" calcext:value-type="float">
            <text:p>5.592941</text:p>
          </table:table-cell>
          <table:table-cell office:value-type="float" office:value="3.457422" calcext:value-type="float">
            <text:p>3.457422</text:p>
          </table:table-cell>
          <table:table-cell office:value-type="float" office:value="1.298776" calcext:value-type="float">
            <text:p>1.298776</text:p>
          </table:table-cell>
          <table:table-cell office:value-type="float" office:value="0.9041753" calcext:value-type="float">
            <text:p>0.9041753</text:p>
          </table:table-cell>
          <table:table-cell office:value-type="float" office:value="1.856866" calcext:value-type="float">
            <text:p>1.856866</text:p>
          </table:table-cell>
          <table:table-cell office:value-type="float" office:value="2.467576" calcext:value-type="float">
            <text:p>2.467576</text:p>
          </table:table-cell>
          <table:table-cell office:value-type="float" office:value="2.356124" calcext:value-type="float">
            <text:p>2.356124</text:p>
          </table:table-cell>
          <table:table-cell office:value-type="float" office:value="2.437917" calcext:value-type="float">
            <text:p>2.437917</text:p>
          </table:table-cell>
          <table:table-cell office:value-type="float" office:value="2.434797" calcext:value-type="float">
            <text:p>2.434797</text:p>
          </table:table-cell>
          <table:table-cell office:value-type="float" office:value="2.537497" calcext:value-type="float">
            <text:p>2.537497</text:p>
          </table:table-cell>
          <table:table-cell office:value-type="float" office:value="2.744933" calcext:value-type="float">
            <text:p>2.744933</text:p>
          </table:table-cell>
          <table:table-cell office:value-type="float" office:value="0" calcext:value-type="float">
            <text:p>0</text:p>
          </table:table-cell>
          <table:table-cell office:value-type="float" office:value="38.56041" calcext:value-type="float">
            <text:p>38.56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1" calcext:value-type="float">
            <text:p>23062001</text:p>
          </table:table-cell>
          <table:table-cell office:value-type="float" office:value="1.189838" calcext:value-type="float">
            <text:p>1.189838</text:p>
          </table:table-cell>
          <table:table-cell office:value-type="float" office:value="138.4284" calcext:value-type="float">
            <text:p>138.4284</text:p>
          </table:table-cell>
          <table:table-cell office:value-type="float" office:value="5" calcext:value-type="float">
            <text:p>5</text:p>
          </table:table-cell>
          <table:table-cell office:value-type="float" office:value="-0.4698173" calcext:value-type="float">
            <text:p>-0.4698173</text:p>
          </table:table-cell>
          <table:table-cell office:value-type="float" office:value="11.34876" calcext:value-type="float">
            <text:p>11.34876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496704" calcext:value-type="float">
            <text:p>0.0004496704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2056937" calcext:value-type="float">
            <text:p>0.002056937</text:p>
          </table:table-cell>
          <table:table-cell office:value-type="float" office:value="1192.743" calcext:value-type="float">
            <text:p>1192.743</text:p>
          </table:table-cell>
          <table:table-cell office:value-type="float" office:value="2.165752" calcext:value-type="float">
            <text:p>2.165752</text:p>
          </table:table-cell>
          <table:table-cell office:value-type="float" office:value="0" calcext:value-type="float">
            <text:p>0</text:p>
          </table:table-cell>
          <table:table-cell office:value-type="float" office:value="0.04304339" calcext:value-type="float">
            <text:p>0.04304339</text:p>
          </table:table-cell>
          <table:table-cell office:value-type="float" office:value="0.1367686" calcext:value-type="float">
            <text:p>0.1367686</text:p>
          </table:table-cell>
          <table:table-cell office:value-type="float" office:value="0.0186839" calcext:value-type="float">
            <text:p>0.0186839</text:p>
          </table:table-cell>
          <table:table-cell office:value-type="float" office:value="0.01147774" calcext:value-type="float">
            <text:p>0.01147774</text:p>
          </table:table-cell>
          <table:table-cell office:value-type="float" office:value="0.009408431" calcext:value-type="float">
            <text:p>0.009408431</text:p>
          </table:table-cell>
          <table:table-cell office:value-type="float" office:value="0.00567505" calcext:value-type="float">
            <text:p>0.00567505</text:p>
          </table:table-cell>
          <table:table-cell office:value-type="float" office:value="0.004703624" calcext:value-type="float">
            <text:p>0.004703624</text:p>
          </table:table-cell>
          <table:table-cell office:value-type="float" office:value="0.06458519" calcext:value-type="float">
            <text:p>0.06458519</text:p>
          </table:table-cell>
          <table:table-cell office:value-type="float" office:value="0.09541599" calcext:value-type="float">
            <text:p>0.09541599</text:p>
          </table:table-cell>
          <table:table-cell office:value-type="float" office:value="0.08838232" calcext:value-type="float">
            <text:p>0.08838232</text:p>
          </table:table-cell>
          <table:table-cell office:value-type="float" office:value="0.08626226" calcext:value-type="float">
            <text:p>0.08626226</text:p>
          </table:table-cell>
          <table:table-cell office:value-type="float" office:value="0.08555932" calcext:value-type="float">
            <text:p>0.08555932</text:p>
          </table:table-cell>
          <table:table-cell office:value-type="float" office:value="0.08627748" calcext:value-type="float">
            <text:p>0.08627748</text:p>
          </table:table-cell>
          <table:table-cell office:value-type="float" office:value="0.08842032" calcext:value-type="float">
            <text:p>0.08842032</text:p>
          </table:table-cell>
          <table:table-cell office:value-type="float" office:value="0" calcext:value-type="float">
            <text:p>0</text:p>
          </table:table-cell>
          <table:table-cell office:value-type="float" office:value="26.98957" calcext:value-type="float">
            <text:p>26.98957</text:p>
          </table:table-cell>
          <table:table-cell office:value-type="float" office:value="29.25879" calcext:value-type="float">
            <text:p>29.25879</text:p>
          </table:table-cell>
          <table:table-cell office:value-type="float" office:value="11.54845" calcext:value-type="float">
            <text:p>11.54845</text:p>
          </table:table-cell>
          <table:table-cell office:value-type="float" office:value="5.578282" calcext:value-type="float">
            <text:p>5.578282</text:p>
          </table:table-cell>
          <table:table-cell office:value-type="float" office:value="3.449363" calcext:value-type="float">
            <text:p>3.449363</text:p>
          </table:table-cell>
          <table:table-cell office:value-type="float" office:value="1.297329" calcext:value-type="float">
            <text:p>1.297329</text:p>
          </table:table-cell>
          <table:table-cell office:value-type="float" office:value="0.9032652" calcext:value-type="float">
            <text:p>0.9032652</text:p>
          </table:table-cell>
          <table:table-cell office:value-type="float" office:value="1.86733" calcext:value-type="float">
            <text:p>1.86733</text:p>
          </table:table-cell>
          <table:table-cell office:value-type="float" office:value="2.480824" calcext:value-type="float">
            <text:p>2.480824</text:p>
          </table:table-cell>
          <table:table-cell office:value-type="float" office:value="2.368446" calcext:value-type="float">
            <text:p>2.368446</text:p>
          </table:table-cell>
          <table:table-cell office:value-type="float" office:value="2.450415" calcext:value-type="float">
            <text:p>2.450415</text:p>
          </table:table-cell>
          <table:table-cell office:value-type="float" office:value="2.447123" calcext:value-type="float">
            <text:p>2.447123</text:p>
          </table:table-cell>
          <table:table-cell office:value-type="float" office:value="2.550503" calcext:value-type="float">
            <text:p>2.550503</text:p>
          </table:table-cell>
          <table:table-cell office:value-type="float" office:value="2.758539" calcext:value-type="float">
            <text:p>2.758539</text:p>
          </table:table-cell>
          <table:table-cell office:value-type="float" office:value="0" calcext:value-type="float">
            <text:p>0</text:p>
          </table:table-cell>
          <table:table-cell office:value-type="float" office:value="43.39815" calcext:value-type="float">
            <text:p>43.398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1" calcext:value-type="float">
            <text:p>24062001</text:p>
          </table:table-cell>
          <table:table-cell office:value-type="float" office:value="1.179623" calcext:value-type="float">
            <text:p>1.179623</text:p>
          </table:table-cell>
          <table:table-cell office:value-type="float" office:value="138.4103" calcext:value-type="float">
            <text:p>138.4103</text:p>
          </table:table-cell>
          <table:table-cell office:value-type="float" office:value="5" calcext:value-type="float">
            <text:p>5</text:p>
          </table:table-cell>
          <table:table-cell office:value-type="float" office:value="-0.5112684" calcext:value-type="float">
            <text:p>-0.5112684</text:p>
          </table:table-cell>
          <table:table-cell office:value-type="float" office:value="11.38783" calcext:value-type="float">
            <text:p>11.38783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844903" calcext:value-type="float">
            <text:p>0.0004844903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2477312" calcext:value-type="float">
            <text:p>0.002477312</text:p>
          </table:table-cell>
          <table:table-cell office:value-type="float" office:value="1192.687" calcext:value-type="float">
            <text:p>1192.687</text:p>
          </table:table-cell>
          <table:table-cell office:value-type="float" office:value="2.149917" calcext:value-type="float">
            <text:p>2.149917</text:p>
          </table:table-cell>
          <table:table-cell office:value-type="float" office:value="0" calcext:value-type="float">
            <text:p>0</text:p>
          </table:table-cell>
          <table:table-cell office:value-type="float" office:value="0.06006168" calcext:value-type="float">
            <text:p>0.06006168</text:p>
          </table:table-cell>
          <table:table-cell office:value-type="float" office:value="0.1229739" calcext:value-type="float">
            <text:p>0.1229739</text:p>
          </table:table-cell>
          <table:table-cell office:value-type="float" office:value="0.02099405" calcext:value-type="float">
            <text:p>0.02099405</text:p>
          </table:table-cell>
          <table:table-cell office:value-type="float" office:value="0.01291774" calcext:value-type="float">
            <text:p>0.01291774</text:p>
          </table:table-cell>
          <table:table-cell office:value-type="float" office:value="0.01062376" calcext:value-type="float">
            <text:p>0.01062376</text:p>
          </table:table-cell>
          <table:table-cell office:value-type="float" office:value="0.006180928" calcext:value-type="float">
            <text:p>0.006180928</text:p>
          </table:table-cell>
          <table:table-cell office:value-type="float" office:value="0.004930625" calcext:value-type="float">
            <text:p>0.004930625</text:p>
          </table:table-cell>
          <table:table-cell office:value-type="float" office:value="0.0649865" calcext:value-type="float">
            <text:p>0.0649865</text:p>
          </table:table-cell>
          <table:table-cell office:value-type="float" office:value="0.09563502" calcext:value-type="float">
            <text:p>0.09563502</text:p>
          </table:table-cell>
          <table:table-cell office:value-type="float" office:value="0.08850501" calcext:value-type="float">
            <text:p>0.08850501</text:p>
          </table:table-cell>
          <table:table-cell office:value-type="float" office:value="0.08639569" calcext:value-type="float">
            <text:p>0.08639569</text:p>
          </table:table-cell>
          <table:table-cell office:value-type="float" office:value="0.08569197" calcext:value-type="float">
            <text:p>0.08569197</text:p>
          </table:table-cell>
          <table:table-cell office:value-type="float" office:value="0.08641493" calcext:value-type="float">
            <text:p>0.08641493</text:p>
          </table:table-cell>
          <table:table-cell office:value-type="float" office:value="0.08856384" calcext:value-type="float">
            <text:p>0.08856384</text:p>
          </table:table-cell>
          <table:table-cell office:value-type="float" office:value="0" calcext:value-type="float">
            <text:p>0</text:p>
          </table:table-cell>
          <table:table-cell office:value-type="float" office:value="26.98486" calcext:value-type="float">
            <text:p>26.98486</text:p>
          </table:table-cell>
          <table:table-cell office:value-type="float" office:value="29.19351" calcext:value-type="float">
            <text:p>29.19351</text:p>
          </table:table-cell>
          <table:table-cell office:value-type="float" office:value="11.51966" calcext:value-type="float">
            <text:p>11.51966</text:p>
          </table:table-cell>
          <table:table-cell office:value-type="float" office:value="5.565295" calcext:value-type="float">
            <text:p>5.565295</text:p>
          </table:table-cell>
          <table:table-cell office:value-type="float" office:value="3.4424" calcext:value-type="float">
            <text:p>3.4424</text:p>
          </table:table-cell>
          <table:table-cell office:value-type="float" office:value="1.296083" calcext:value-type="float">
            <text:p>1.296083</text:p>
          </table:table-cell>
          <table:table-cell office:value-type="float" office:value="0.9024457" calcext:value-type="float">
            <text:p>0.9024457</text:p>
          </table:table-cell>
          <table:table-cell office:value-type="float" office:value="1.877724" calcext:value-type="float">
            <text:p>1.877724</text:p>
          </table:table-cell>
          <table:table-cell office:value-type="float" office:value="2.493899" calcext:value-type="float">
            <text:p>2.493899</text:p>
          </table:table-cell>
          <table:table-cell office:value-type="float" office:value="2.380676" calcext:value-type="float">
            <text:p>2.380676</text:p>
          </table:table-cell>
          <table:table-cell office:value-type="float" office:value="2.462864" calcext:value-type="float">
            <text:p>2.462864</text:p>
          </table:table-cell>
          <table:table-cell office:value-type="float" office:value="2.459433" calcext:value-type="float">
            <text:p>2.459433</text:p>
          </table:table-cell>
          <table:table-cell office:value-type="float" office:value="2.563503" calcext:value-type="float">
            <text:p>2.563503</text:p>
          </table:table-cell>
          <table:table-cell office:value-type="float" office:value="2.772131" calcext:value-type="float">
            <text:p>2.772131</text:p>
          </table:table-cell>
          <table:table-cell office:value-type="float" office:value="0" calcext:value-type="float">
            <text:p>0</text:p>
          </table:table-cell>
          <table:table-cell office:value-type="float" office:value="53.23852" calcext:value-type="float">
            <text:p>53.23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1" calcext:value-type="float">
            <text:p>25062001</text:p>
          </table:table-cell>
          <table:table-cell office:value-type="float" office:value="1.168868" calcext:value-type="float">
            <text:p>1.168868</text:p>
          </table:table-cell>
          <table:table-cell office:value-type="float" office:value="138.3912" calcext:value-type="float">
            <text:p>138.3912</text:p>
          </table:table-cell>
          <table:table-cell office:value-type="float" office:value="5" calcext:value-type="float">
            <text:p>5</text:p>
          </table:table-cell>
          <table:table-cell office:value-type="float" office:value="-0.5537597" calcext:value-type="float">
            <text:p>-0.5537597</text:p>
          </table:table-cell>
          <table:table-cell office:value-type="float" office:value="11.42696" calcext:value-type="float">
            <text:p>11.42696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913401" calcext:value-type="float">
            <text:p>0.0004913401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2722892" calcext:value-type="float">
            <text:p>0.002722892</text:p>
          </table:table-cell>
          <table:table-cell office:value-type="float" office:value="1192.633" calcext:value-type="float">
            <text:p>1192.633</text:p>
          </table:table-cell>
          <table:table-cell office:value-type="float" office:value="2.132893" calcext:value-type="float">
            <text:p>2.132893</text:p>
          </table:table-cell>
          <table:table-cell office:value-type="float" office:value="0" calcext:value-type="float">
            <text:p>0</text:p>
          </table:table-cell>
          <table:table-cell office:value-type="float" office:value="0.04980959" calcext:value-type="float">
            <text:p>0.04980959</text:p>
          </table:table-cell>
          <table:table-cell office:value-type="float" office:value="0.1306538" calcext:value-type="float">
            <text:p>0.1306538</text:p>
          </table:table-cell>
          <table:table-cell office:value-type="float" office:value="0.02157589" calcext:value-type="float">
            <text:p>0.02157589</text:p>
          </table:table-cell>
          <table:table-cell office:value-type="float" office:value="0.013448" calcext:value-type="float">
            <text:p>0.013448</text:p>
          </table:table-cell>
          <table:table-cell office:value-type="float" office:value="0.01119609" calcext:value-type="float">
            <text:p>0.01119609</text:p>
          </table:table-cell>
          <table:table-cell office:value-type="float" office:value="0.006439753" calcext:value-type="float">
            <text:p>0.006439753</text:p>
          </table:table-cell>
          <table:table-cell office:value-type="float" office:value="0.005051374" calcext:value-type="float">
            <text:p>0.005051374</text:p>
          </table:table-cell>
          <table:table-cell office:value-type="float" office:value="0.06347191" calcext:value-type="float">
            <text:p>0.06347191</text:p>
          </table:table-cell>
          <table:table-cell office:value-type="float" office:value="0.09599043" calcext:value-type="float">
            <text:p>0.09599043</text:p>
          </table:table-cell>
          <table:table-cell office:value-type="float" office:value="0.08864875" calcext:value-type="float">
            <text:p>0.08864875</text:p>
          </table:table-cell>
          <table:table-cell office:value-type="float" office:value="0.08653093" calcext:value-type="float">
            <text:p>0.08653093</text:p>
          </table:table-cell>
          <table:table-cell office:value-type="float" office:value="0.08582374" calcext:value-type="float">
            <text:p>0.08582374</text:p>
          </table:table-cell>
          <table:table-cell office:value-type="float" office:value="0.08655245" calcext:value-type="float">
            <text:p>0.08655245</text:p>
          </table:table-cell>
          <table:table-cell office:value-type="float" office:value="0.0887073" calcext:value-type="float">
            <text:p>0.0887073</text:p>
          </table:table-cell>
          <table:table-cell office:value-type="float" office:value="0" calcext:value-type="float">
            <text:p>0</text:p>
          </table:table-cell>
          <table:table-cell office:value-type="float" office:value="26.98006" calcext:value-type="float">
            <text:p>26.98006</text:p>
          </table:table-cell>
          <table:table-cell office:value-type="float" office:value="29.13166" calcext:value-type="float">
            <text:p>29.13166</text:p>
          </table:table-cell>
          <table:table-cell office:value-type="float" office:value="11.49252" calcext:value-type="float">
            <text:p>11.49252</text:p>
          </table:table-cell>
          <table:table-cell office:value-type="float" office:value="5.553079" calcext:value-type="float">
            <text:p>5.553079</text:p>
          </table:table-cell>
          <table:table-cell office:value-type="float" office:value="3.435983" calcext:value-type="float">
            <text:p>3.435983</text:p>
          </table:table-cell>
          <table:table-cell office:value-type="float" office:value="1.294969" calcext:value-type="float">
            <text:p>1.294969</text:p>
          </table:table-cell>
          <table:table-cell office:value-type="float" office:value="0.9016929" calcext:value-type="float">
            <text:p>0.9016929</text:p>
          </table:table-cell>
          <table:table-cell office:value-type="float" office:value="1.8879" calcext:value-type="float">
            <text:p>1.8879</text:p>
          </table:table-cell>
          <table:table-cell office:value-type="float" office:value="2.506851" calcext:value-type="float">
            <text:p>2.506851</text:p>
          </table:table-cell>
          <table:table-cell office:value-type="float" office:value="2.392814" calcext:value-type="float">
            <text:p>2.392814</text:p>
          </table:table-cell>
          <table:table-cell office:value-type="float" office:value="2.475258" calcext:value-type="float">
            <text:p>2.475258</text:p>
          </table:table-cell>
          <table:table-cell office:value-type="float" office:value="2.471715" calcext:value-type="float">
            <text:p>2.471715</text:p>
          </table:table-cell>
          <table:table-cell office:value-type="float" office:value="2.576489" calcext:value-type="float">
            <text:p>2.576489</text:p>
          </table:table-cell>
          <table:table-cell office:value-type="float" office:value="2.785709" calcext:value-type="float">
            <text:p>2.785709</text:p>
          </table:table-cell>
          <table:table-cell office:value-type="float" office:value="0" calcext:value-type="float">
            <text:p>0</text:p>
          </table:table-cell>
          <table:table-cell office:value-type="float" office:value="56.21379" calcext:value-type="float">
            <text:p>56.21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1" calcext:value-type="float">
            <text:p>26062001</text:p>
          </table:table-cell>
          <table:table-cell office:value-type="float" office:value="1.160945" calcext:value-type="float">
            <text:p>1.160945</text:p>
          </table:table-cell>
          <table:table-cell office:value-type="float" office:value="138.3739" calcext:value-type="float">
            <text:p>138.3739</text:p>
          </table:table-cell>
          <table:table-cell office:value-type="float" office:value="5" calcext:value-type="float">
            <text:p>5</text:p>
          </table:table-cell>
          <table:table-cell office:value-type="float" office:value="-0.5928912" calcext:value-type="float">
            <text:p>-0.5928912</text:p>
          </table:table-cell>
          <table:table-cell office:value-type="float" office:value="11.46546" calcext:value-type="float">
            <text:p>11.46546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935375" calcext:value-type="float">
            <text:p>0.0004935375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2824123" calcext:value-type="float">
            <text:p>0.002824123</text:p>
          </table:table-cell>
          <table:table-cell office:value-type="float" office:value="1192.578" calcext:value-type="float">
            <text:p>1192.578</text:p>
          </table:table-cell>
          <table:table-cell office:value-type="float" office:value="2.124346" calcext:value-type="float">
            <text:p>2.124346</text:p>
          </table:table-cell>
          <table:table-cell office:value-type="float" office:value="0" calcext:value-type="float">
            <text:p>0</text:p>
          </table:table-cell>
          <table:table-cell office:value-type="float" office:value="0.03109561" calcext:value-type="float">
            <text:p>0.03109561</text:p>
          </table:table-cell>
          <table:table-cell office:value-type="float" office:value="0.1267007" calcext:value-type="float">
            <text:p>0.1267007</text:p>
          </table:table-cell>
          <table:table-cell office:value-type="float" office:value="0.01908515" calcext:value-type="float">
            <text:p>0.01908515</text:p>
          </table:table-cell>
          <table:table-cell office:value-type="float" office:value="0.01193621" calcext:value-type="float">
            <text:p>0.01193621</text:p>
          </table:table-cell>
          <table:table-cell office:value-type="float" office:value="0.01003455" calcext:value-type="float">
            <text:p>0.01003455</text:p>
          </table:table-cell>
          <table:table-cell office:value-type="float" office:value="0.006064454" calcext:value-type="float">
            <text:p>0.006064454</text:p>
          </table:table-cell>
          <table:table-cell office:value-type="float" office:value="0.004960888" calcext:value-type="float">
            <text:p>0.004960888</text:p>
          </table:table-cell>
          <table:table-cell office:value-type="float" office:value="0.05799539" calcext:value-type="float">
            <text:p>0.05799539</text:p>
          </table:table-cell>
          <table:table-cell office:value-type="float" office:value="0.09641726" calcext:value-type="float">
            <text:p>0.09641726</text:p>
          </table:table-cell>
          <table:table-cell office:value-type="float" office:value="0.08880934" calcext:value-type="float">
            <text:p>0.08880934</text:p>
          </table:table-cell>
          <table:table-cell office:value-type="float" office:value="0.08666817" calcext:value-type="float">
            <text:p>0.08666817</text:p>
          </table:table-cell>
          <table:table-cell office:value-type="float" office:value="0.08595508" calcext:value-type="float">
            <text:p>0.08595508</text:p>
          </table:table-cell>
          <table:table-cell office:value-type="float" office:value="0.0866898" calcext:value-type="float">
            <text:p>0.0866898</text:p>
          </table:table-cell>
          <table:table-cell office:value-type="float" office:value="0.08885049" calcext:value-type="float">
            <text:p>0.08885049</text:p>
          </table:table-cell>
          <table:table-cell office:value-type="float" office:value="0" calcext:value-type="float">
            <text:p>0</text:p>
          </table:table-cell>
          <table:table-cell office:value-type="float" office:value="26.95952" calcext:value-type="float">
            <text:p>26.95952</text:p>
          </table:table-cell>
          <table:table-cell office:value-type="float" office:value="29.06932" calcext:value-type="float">
            <text:p>29.06932</text:p>
          </table:table-cell>
          <table:table-cell office:value-type="float" office:value="11.46487" calcext:value-type="float">
            <text:p>11.46487</text:p>
          </table:table-cell>
          <table:table-cell office:value-type="float" office:value="5.540761" calcext:value-type="float">
            <text:p>5.540761</text:p>
          </table:table-cell>
          <table:table-cell office:value-type="float" office:value="3.429524" calcext:value-type="float">
            <text:p>3.429524</text:p>
          </table:table-cell>
          <table:table-cell office:value-type="float" office:value="1.293864" calcext:value-type="float">
            <text:p>1.293864</text:p>
          </table:table-cell>
          <table:table-cell office:value-type="float" office:value="0.9009604" calcext:value-type="float">
            <text:p>0.9009604</text:p>
          </table:table-cell>
          <table:table-cell office:value-type="float" office:value="1.897192" calcext:value-type="float">
            <text:p>1.897192</text:p>
          </table:table-cell>
          <table:table-cell office:value-type="float" office:value="2.519768" calcext:value-type="float">
            <text:p>2.519768</text:p>
          </table:table-cell>
          <table:table-cell office:value-type="float" office:value="2.404893" calcext:value-type="float">
            <text:p>2.404893</text:p>
          </table:table-cell>
          <table:table-cell office:value-type="float" office:value="2.487604" calcext:value-type="float">
            <text:p>2.487604</text:p>
          </table:table-cell>
          <table:table-cell office:value-type="float" office:value="2.483975" calcext:value-type="float">
            <text:p>2.483975</text:p>
          </table:table-cell>
          <table:table-cell office:value-type="float" office:value="2.589456" calcext:value-type="float">
            <text:p>2.589456</text:p>
          </table:table-cell>
          <table:table-cell office:value-type="float" office:value="2.799268" calcext:value-type="float">
            <text:p>2.799268</text:p>
          </table:table-cell>
          <table:table-cell office:value-type="float" office:value="0" calcext:value-type="float">
            <text:p>0</text:p>
          </table:table-cell>
          <table:table-cell office:value-type="float" office:value="50.60711" calcext:value-type="float">
            <text:p>50.60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1" calcext:value-type="float">
            <text:p>27062001</text:p>
          </table:table-cell>
          <table:table-cell office:value-type="float" office:value="1.15239" calcext:value-type="float">
            <text:p>1.15239</text:p>
          </table:table-cell>
          <table:table-cell office:value-type="float" office:value="138.3564" calcext:value-type="float">
            <text:p>138.3564</text:p>
          </table:table-cell>
          <table:table-cell office:value-type="float" office:value="5" calcext:value-type="float">
            <text:p>5</text:p>
          </table:table-cell>
          <table:table-cell office:value-type="float" office:value="-0.6338912" calcext:value-type="float">
            <text:p>-0.6338912</text:p>
          </table:table-cell>
          <table:table-cell office:value-type="float" office:value="11.50336" calcext:value-type="float">
            <text:p>11.50336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935822" calcext:value-type="float">
            <text:p>0.0004935822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2835141" calcext:value-type="float">
            <text:p>0.002835141</text:p>
          </table:table-cell>
          <table:table-cell office:value-type="float" office:value="1192.523" calcext:value-type="float">
            <text:p>1192.523</text:p>
          </table:table-cell>
          <table:table-cell office:value-type="float" office:value="2.112934" calcext:value-type="float">
            <text:p>2.112934</text:p>
          </table:table-cell>
          <table:table-cell office:value-type="float" office:value="0" calcext:value-type="float">
            <text:p>0</text:p>
          </table:table-cell>
          <table:table-cell office:value-type="float" office:value="0.03359853" calcext:value-type="float">
            <text:p>0.03359853</text:p>
          </table:table-cell>
          <table:table-cell office:value-type="float" office:value="0.1030446" calcext:value-type="float">
            <text:p>0.1030446</text:p>
          </table:table-cell>
          <table:table-cell office:value-type="float" office:value="0.02062815" calcext:value-type="float">
            <text:p>0.02062815</text:p>
          </table:table-cell>
          <table:table-cell office:value-type="float" office:value="0.01281198" calcext:value-type="float">
            <text:p>0.01281198</text:p>
          </table:table-cell>
          <table:table-cell office:value-type="float" office:value="0.01065355" calcext:value-type="float">
            <text:p>0.01065355</text:p>
          </table:table-cell>
          <table:table-cell office:value-type="float" office:value="0.006228278" calcext:value-type="float">
            <text:p>0.006228278</text:p>
          </table:table-cell>
          <table:table-cell office:value-type="float" office:value="0.004993748" calcext:value-type="float">
            <text:p>0.004993748</text:p>
          </table:table-cell>
          <table:table-cell office:value-type="float" office:value="0.04988092" calcext:value-type="float">
            <text:p>0.04988092</text:p>
          </table:table-cell>
          <table:table-cell office:value-type="float" office:value="0.09676718" calcext:value-type="float">
            <text:p>0.09676718</text:p>
          </table:table-cell>
          <table:table-cell office:value-type="float" office:value="0.08897542" calcext:value-type="float">
            <text:p>0.08897542</text:p>
          </table:table-cell>
          <table:table-cell office:value-type="float" office:value="0.08680607" calcext:value-type="float">
            <text:p>0.08680607</text:p>
          </table:table-cell>
          <table:table-cell office:value-type="float" office:value="0.08608692" calcext:value-type="float">
            <text:p>0.08608692</text:p>
          </table:table-cell>
          <table:table-cell office:value-type="float" office:value="0.08682694" calcext:value-type="float">
            <text:p>0.08682694</text:p>
          </table:table-cell>
          <table:table-cell office:value-type="float" office:value="0.08899355" calcext:value-type="float">
            <text:p>0.08899355</text:p>
          </table:table-cell>
          <table:table-cell office:value-type="float" office:value="0" calcext:value-type="float">
            <text:p>0</text:p>
          </table:table-cell>
          <table:table-cell office:value-type="float" office:value="26.94403" calcext:value-type="float">
            <text:p>26.94403</text:p>
          </table:table-cell>
          <table:table-cell office:value-type="float" office:value="29.00447" calcext:value-type="float">
            <text:p>29.00447</text:p>
          </table:table-cell>
          <table:table-cell office:value-type="float" office:value="11.43845" calcext:value-type="float">
            <text:p>11.43845</text:p>
          </table:table-cell>
          <table:table-cell office:value-type="float" office:value="5.52878" calcext:value-type="float">
            <text:p>5.52878</text:p>
          </table:table-cell>
          <table:table-cell office:value-type="float" office:value="3.423155" calcext:value-type="float">
            <text:p>3.423155</text:p>
          </table:table-cell>
          <table:table-cell office:value-type="float" office:value="1.292728" calcext:value-type="float">
            <text:p>1.292728</text:p>
          </table:table-cell>
          <table:table-cell office:value-type="float" office:value="0.9002126" calcext:value-type="float">
            <text:p>0.9002126</text:p>
          </table:table-cell>
          <table:table-cell office:value-type="float" office:value="1.904798" calcext:value-type="float">
            <text:p>1.904798</text:p>
          </table:table-cell>
          <table:table-cell office:value-type="float" office:value="2.532717" calcext:value-type="float">
            <text:p>2.532717</text:p>
          </table:table-cell>
          <table:table-cell office:value-type="float" office:value="2.416964" calcext:value-type="float">
            <text:p>2.416964</text:p>
          </table:table-cell>
          <table:table-cell office:value-type="float" office:value="2.499935" calcext:value-type="float">
            <text:p>2.499935</text:p>
          </table:table-cell>
          <table:table-cell office:value-type="float" office:value="2.496226" calcext:value-type="float">
            <text:p>2.496226</text:p>
          </table:table-cell>
          <table:table-cell office:value-type="float" office:value="2.602404" calcext:value-type="float">
            <text:p>2.602404</text:p>
          </table:table-cell>
          <table:table-cell office:value-type="float" office:value="2.812808" calcext:value-type="float">
            <text:p>2.812808</text:p>
          </table:table-cell>
          <table:table-cell office:value-type="float" office:value="0" calcext:value-type="float">
            <text:p>0</text:p>
          </table:table-cell>
          <table:table-cell office:value-type="float" office:value="50.17937" calcext:value-type="float">
            <text:p>50.17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1" calcext:value-type="float">
            <text:p>28062001</text:p>
          </table:table-cell>
          <table:table-cell office:value-type="float" office:value="1.143694" calcext:value-type="float">
            <text:p>1.143694</text:p>
          </table:table-cell>
          <table:table-cell office:value-type="float" office:value="138.3386" calcext:value-type="float">
            <text:p>138.3386</text:p>
          </table:table-cell>
          <table:table-cell office:value-type="float" office:value="5" calcext:value-type="float">
            <text:p>5</text:p>
          </table:table-cell>
          <table:table-cell office:value-type="float" office:value="-0.6760913" calcext:value-type="float">
            <text:p>-0.6760913</text:p>
          </table:table-cell>
          <table:table-cell office:value-type="float" office:value="11.54045" calcext:value-type="float">
            <text:p>11.54045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936269" calcext:value-type="float">
            <text:p>0.0004936269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2845752" calcext:value-type="float">
            <text:p>0.002845752</text:p>
          </table:table-cell>
          <table:table-cell office:value-type="float" office:value="1192.468" calcext:value-type="float">
            <text:p>1192.468</text:p>
          </table:table-cell>
          <table:table-cell office:value-type="float" office:value="2.100587" calcext:value-type="float">
            <text:p>2.100587</text:p>
          </table:table-cell>
          <table:table-cell office:value-type="float" office:value="0" calcext:value-type="float">
            <text:p>0</text:p>
          </table:table-cell>
          <table:table-cell office:value-type="float" office:value="0.03501521" calcext:value-type="float">
            <text:p>0.03501521</text:p>
          </table:table-cell>
          <table:table-cell office:value-type="float" office:value="0.08811983" calcext:value-type="float">
            <text:p>0.08811983</text:p>
          </table:table-cell>
          <table:table-cell office:value-type="float" office:value="0.02071487" calcext:value-type="float">
            <text:p>0.02071487</text:p>
          </table:table-cell>
          <table:table-cell office:value-type="float" office:value="0.01296513" calcext:value-type="float">
            <text:p>0.01296513</text:p>
          </table:table-cell>
          <table:table-cell office:value-type="float" office:value="0.01083916" calcext:value-type="float">
            <text:p>0.01083916</text:p>
          </table:table-cell>
          <table:table-cell office:value-type="float" office:value="0.006294749" calcext:value-type="float">
            <text:p>0.006294749</text:p>
          </table:table-cell>
          <table:table-cell office:value-type="float" office:value="0.005020274" calcext:value-type="float">
            <text:p>0.005020274</text:p>
          </table:table-cell>
          <table:table-cell office:value-type="float" office:value="0.04009863" calcext:value-type="float">
            <text:p>0.04009863</text:p>
          </table:table-cell>
          <table:table-cell office:value-type="float" office:value="0.09703533" calcext:value-type="float">
            <text:p>0.09703533</text:p>
          </table:table-cell>
          <table:table-cell office:value-type="float" office:value="0.08914053" calcext:value-type="float">
            <text:p>0.08914053</text:p>
          </table:table-cell>
          <table:table-cell office:value-type="float" office:value="0.08694443" calcext:value-type="float">
            <text:p>0.08694443</text:p>
          </table:table-cell>
          <table:table-cell office:value-type="float" office:value="0.08621849" calcext:value-type="float">
            <text:p>0.08621849</text:p>
          </table:table-cell>
          <table:table-cell office:value-type="float" office:value="0.08696403" calcext:value-type="float">
            <text:p>0.08696403</text:p>
          </table:table-cell>
          <table:table-cell office:value-type="float" office:value="0.0891364" calcext:value-type="float">
            <text:p>0.0891364</text:p>
          </table:table-cell>
          <table:table-cell office:value-type="float" office:value="0" calcext:value-type="float">
            <text:p>0</text:p>
          </table:table-cell>
          <table:table-cell office:value-type="float" office:value="26.92869" calcext:value-type="float">
            <text:p>26.92869</text:p>
          </table:table-cell>
          <table:table-cell office:value-type="float" office:value="28.93814" calcext:value-type="float">
            <text:p>28.93814</text:p>
          </table:table-cell>
          <table:table-cell office:value-type="float" office:value="11.41318" calcext:value-type="float">
            <text:p>11.41318</text:p>
          </table:table-cell>
          <table:table-cell office:value-type="float" office:value="5.517291" calcext:value-type="float">
            <text:p>5.517291</text:p>
          </table:table-cell>
          <table:table-cell office:value-type="float" office:value="3.417083" calcext:value-type="float">
            <text:p>3.417083</text:p>
          </table:table-cell>
          <table:table-cell office:value-type="float" office:value="1.29164" calcext:value-type="float">
            <text:p>1.29164</text:p>
          </table:table-cell>
          <table:table-cell office:value-type="float" office:value="0.8994806" calcext:value-type="float">
            <text:p>0.8994806</text:p>
          </table:table-cell>
          <table:table-cell office:value-type="float" office:value="1.910177" calcext:value-type="float">
            <text:p>1.910177</text:p>
          </table:table-cell>
          <table:table-cell office:value-type="float" office:value="2.545675" calcext:value-type="float">
            <text:p>2.545675</text:p>
          </table:table-cell>
          <table:table-cell office:value-type="float" office:value="2.429019" calcext:value-type="float">
            <text:p>2.429019</text:p>
          </table:table-cell>
          <table:table-cell office:value-type="float" office:value="2.512245" calcext:value-type="float">
            <text:p>2.512245</text:p>
          </table:table-cell>
          <table:table-cell office:value-type="float" office:value="2.508456" calcext:value-type="float">
            <text:p>2.508456</text:p>
          </table:table-cell>
          <table:table-cell office:value-type="float" office:value="2.615335" calcext:value-type="float">
            <text:p>2.615335</text:p>
          </table:table-cell>
          <table:table-cell office:value-type="float" office:value="2.826335" calcext:value-type="float">
            <text:p>2.826335</text:p>
          </table:table-cell>
          <table:table-cell office:value-type="float" office:value="0" calcext:value-type="float">
            <text:p>0</text:p>
          </table:table-cell>
          <table:table-cell office:value-type="float" office:value="50.57747" calcext:value-type="float">
            <text:p>50.577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1" calcext:value-type="float">
            <text:p>29062001</text:p>
          </table:table-cell>
          <table:table-cell office:value-type="float" office:value="1.13483" calcext:value-type="float">
            <text:p>1.13483</text:p>
          </table:table-cell>
          <table:table-cell office:value-type="float" office:value="138.3206" calcext:value-type="float">
            <text:p>138.3206</text:p>
          </table:table-cell>
          <table:table-cell office:value-type="float" office:value="5" calcext:value-type="float">
            <text:p>5</text:p>
          </table:table-cell>
          <table:table-cell office:value-type="float" office:value="-0.7188751" calcext:value-type="float">
            <text:p>-0.7188751</text:p>
          </table:table-cell>
          <table:table-cell office:value-type="float" office:value="11.57685" calcext:value-type="float">
            <text:p>11.57685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936716" calcext:value-type="float">
            <text:p>0.0004936716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2855998" calcext:value-type="float">
            <text:p>0.002855998</text:p>
          </table:table-cell>
          <table:table-cell office:value-type="float" office:value="1192.414" calcext:value-type="float">
            <text:p>1192.414</text:p>
          </table:table-cell>
          <table:table-cell office:value-type="float" office:value="2.086858" calcext:value-type="float">
            <text:p>2.086858</text:p>
          </table:table-cell>
          <table:table-cell office:value-type="float" office:value="0" calcext:value-type="float">
            <text:p>0</text:p>
          </table:table-cell>
          <table:table-cell office:value-type="float" office:value="0.03369281" calcext:value-type="float">
            <text:p>0.03369281</text:p>
          </table:table-cell>
          <table:table-cell office:value-type="float" office:value="0.0885597" calcext:value-type="float">
            <text:p>0.0885597</text:p>
          </table:table-cell>
          <table:table-cell office:value-type="float" office:value="0.02143841" calcext:value-type="float">
            <text:p>0.02143841</text:p>
          </table:table-cell>
          <table:table-cell office:value-type="float" office:value="0.01332687" calcext:value-type="float">
            <text:p>0.01332687</text:p>
          </table:table-cell>
          <table:table-cell office:value-type="float" office:value="0.0111156" calcext:value-type="float">
            <text:p>0.0111156</text:p>
          </table:table-cell>
          <table:table-cell office:value-type="float" office:value="0.006370633" calcext:value-type="float">
            <text:p>0.006370633</text:p>
          </table:table-cell>
          <table:table-cell office:value-type="float" office:value="0.005044997" calcext:value-type="float">
            <text:p>0.005044997</text:p>
          </table:table-cell>
          <table:table-cell office:value-type="float" office:value="0.03107438" calcext:value-type="float">
            <text:p>0.03107438</text:p>
          </table:table-cell>
          <table:table-cell office:value-type="float" office:value="0.09728023" calcext:value-type="float">
            <text:p>0.09728023</text:p>
          </table:table-cell>
          <table:table-cell office:value-type="float" office:value="0.08930434" calcext:value-type="float">
            <text:p>0.08930434</text:p>
          </table:table-cell>
          <table:table-cell office:value-type="float" office:value="0.08708312" calcext:value-type="float">
            <text:p>0.08708312</text:p>
          </table:table-cell>
          <table:table-cell office:value-type="float" office:value="0.08635014" calcext:value-type="float">
            <text:p>0.08635014</text:p>
          </table:table-cell>
          <table:table-cell office:value-type="float" office:value="0.08710095" calcext:value-type="float">
            <text:p>0.08710095</text:p>
          </table:table-cell>
          <table:table-cell office:value-type="float" office:value="0.08927923" calcext:value-type="float">
            <text:p>0.08927923</text:p>
          </table:table-cell>
          <table:table-cell office:value-type="float" office:value="0" calcext:value-type="float">
            <text:p>0</text:p>
          </table:table-cell>
          <table:table-cell office:value-type="float" office:value="26.9131" calcext:value-type="float">
            <text:p>26.9131</text:p>
          </table:table-cell>
          <table:table-cell office:value-type="float" office:value="28.87356" calcext:value-type="float">
            <text:p>28.87356</text:p>
          </table:table-cell>
          <table:table-cell office:value-type="float" office:value="11.38906" calcext:value-type="float">
            <text:p>11.38906</text:p>
          </table:table-cell>
          <table:table-cell office:value-type="float" office:value="5.506252" calcext:value-type="float">
            <text:p>5.506252</text:p>
          </table:table-cell>
          <table:table-cell office:value-type="float" office:value="3.411257" calcext:value-type="float">
            <text:p>3.411257</text:p>
          </table:table-cell>
          <table:table-cell office:value-type="float" office:value="1.290582" calcext:value-type="float">
            <text:p>1.290582</text:p>
          </table:table-cell>
          <table:table-cell office:value-type="float" office:value="0.8987592" calcext:value-type="float">
            <text:p>0.8987592</text:p>
          </table:table-cell>
          <table:table-cell office:value-type="float" office:value="1.913217" calcext:value-type="float">
            <text:p>1.913217</text:p>
          </table:table-cell>
          <table:table-cell office:value-type="float" office:value="2.558656" calcext:value-type="float">
            <text:p>2.558656</text:p>
          </table:table-cell>
          <table:table-cell office:value-type="float" office:value="2.441074" calcext:value-type="float">
            <text:p>2.441074</text:p>
          </table:table-cell>
          <table:table-cell office:value-type="float" office:value="2.524547" calcext:value-type="float">
            <text:p>2.524547</text:p>
          </table:table-cell>
          <table:table-cell office:value-type="float" office:value="2.520678" calcext:value-type="float">
            <text:p>2.520678</text:p>
          </table:table-cell>
          <table:table-cell office:value-type="float" office:value="2.628248" calcext:value-type="float">
            <text:p>2.628248</text:p>
          </table:table-cell>
          <table:table-cell office:value-type="float" office:value="2.839843" calcext:value-type="float">
            <text:p>2.839843</text:p>
          </table:table-cell>
          <table:table-cell office:value-type="float" office:value="0" calcext:value-type="float">
            <text:p>0</text:p>
          </table:table-cell>
          <table:table-cell office:value-type="float" office:value="51.89769" calcext:value-type="float">
            <text:p>51.89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1" calcext:value-type="float">
            <text:p>30062001</text:p>
          </table:table-cell>
          <table:table-cell office:value-type="float" office:value="1.12598" calcext:value-type="float">
            <text:p>1.12598</text:p>
          </table:table-cell>
          <table:table-cell office:value-type="float" office:value="138.3026" calcext:value-type="float">
            <text:p>138.3026</text:p>
          </table:table-cell>
          <table:table-cell office:value-type="float" office:value="5" calcext:value-type="float">
            <text:p>5</text:p>
          </table:table-cell>
          <table:table-cell office:value-type="float" office:value="-0.7614023" calcext:value-type="float">
            <text:p>-0.7614023</text:p>
          </table:table-cell>
          <table:table-cell office:value-type="float" office:value="11.61279" calcext:value-type="float">
            <text:p>11.61279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937163" calcext:value-type="float">
            <text:p>0.0004937163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2865907" calcext:value-type="float">
            <text:p>0.002865907</text:p>
          </table:table-cell>
          <table:table-cell office:value-type="float" office:value="1192.361" calcext:value-type="float">
            <text:p>1192.361</text:p>
          </table:table-cell>
          <table:table-cell office:value-type="float" office:value="2.072399" calcext:value-type="float">
            <text:p>2.072399</text:p>
          </table:table-cell>
          <table:table-cell office:value-type="float" office:value="0" calcext:value-type="float">
            <text:p>0</text:p>
          </table:table-cell>
          <table:table-cell office:value-type="float" office:value="0.02895208" calcext:value-type="float">
            <text:p>0.02895208</text:p>
          </table:table-cell>
          <table:table-cell office:value-type="float" office:value="0.09030153" calcext:value-type="float">
            <text:p>0.09030153</text:p>
          </table:table-cell>
          <table:table-cell office:value-type="float" office:value="0.02202741" calcext:value-type="float">
            <text:p>0.02202741</text:p>
          </table:table-cell>
          <table:table-cell office:value-type="float" office:value="0.01362466" calcext:value-type="float">
            <text:p>0.01362466</text:p>
          </table:table-cell>
          <table:table-cell office:value-type="float" office:value="0.0113304" calcext:value-type="float">
            <text:p>0.0113304</text:p>
          </table:table-cell>
          <table:table-cell office:value-type="float" office:value="0.00641091" calcext:value-type="float">
            <text:p>0.00641091</text:p>
          </table:table-cell>
          <table:table-cell office:value-type="float" office:value="0.00505814" calcext:value-type="float">
            <text:p>0.00505814</text:p>
          </table:table-cell>
          <table:table-cell office:value-type="float" office:value="0.02437052" calcext:value-type="float">
            <text:p>0.02437052</text:p>
          </table:table-cell>
          <table:table-cell office:value-type="float" office:value="0.09751992" calcext:value-type="float">
            <text:p>0.09751992</text:p>
          </table:table-cell>
          <table:table-cell office:value-type="float" office:value="0.08946776" calcext:value-type="float">
            <text:p>0.08946776</text:p>
          </table:table-cell>
          <table:table-cell office:value-type="float" office:value="0.08722198" calcext:value-type="float">
            <text:p>0.08722198</text:p>
          </table:table-cell>
          <table:table-cell office:value-type="float" office:value="0.08648159" calcext:value-type="float">
            <text:p>0.08648159</text:p>
          </table:table-cell>
          <table:table-cell office:value-type="float" office:value="0.08723747" calcext:value-type="float">
            <text:p>0.08723747</text:p>
          </table:table-cell>
          <table:table-cell office:value-type="float" office:value="0.08942168" calcext:value-type="float">
            <text:p>0.08942168</text:p>
          </table:table-cell>
          <table:table-cell office:value-type="float" office:value="0" calcext:value-type="float">
            <text:p>0</text:p>
          </table:table-cell>
          <table:table-cell office:value-type="float" office:value="26.89572" calcext:value-type="float">
            <text:p>26.89572</text:p>
          </table:table-cell>
          <table:table-cell office:value-type="float" office:value="28.81343" calcext:value-type="float">
            <text:p>28.81343</text:p>
          </table:table-cell>
          <table:table-cell office:value-type="float" office:value="11.36603" calcext:value-type="float">
            <text:p>11.36603</text:p>
          </table:table-cell>
          <table:table-cell office:value-type="float" office:value="5.495642" calcext:value-type="float">
            <text:p>5.495642</text:p>
          </table:table-cell>
          <table:table-cell office:value-type="float" office:value="3.405655" calcext:value-type="float">
            <text:p>3.405655</text:p>
          </table:table-cell>
          <table:table-cell office:value-type="float" office:value="1.289557" calcext:value-type="float">
            <text:p>1.289557</text:p>
          </table:table-cell>
          <table:table-cell office:value-type="float" office:value="0.8980485" calcext:value-type="float">
            <text:p>0.8980485</text:p>
          </table:table-cell>
          <table:table-cell office:value-type="float" office:value="1.9144" calcext:value-type="float">
            <text:p>1.9144</text:p>
          </table:table-cell>
          <table:table-cell office:value-type="float" office:value="2.571637" calcext:value-type="float">
            <text:p>2.571637</text:p>
          </table:table-cell>
          <table:table-cell office:value-type="float" office:value="2.453126" calcext:value-type="float">
            <text:p>2.453126</text:p>
          </table:table-cell>
          <table:table-cell office:value-type="float" office:value="2.536829" calcext:value-type="float">
            <text:p>2.536829</text:p>
          </table:table-cell>
          <table:table-cell office:value-type="float" office:value="2.532887" calcext:value-type="float">
            <text:p>2.532887</text:p>
          </table:table-cell>
          <table:table-cell office:value-type="float" office:value="2.641145" calcext:value-type="float">
            <text:p>2.641145</text:p>
          </table:table-cell>
          <table:table-cell office:value-type="float" office:value="2.853338" calcext:value-type="float">
            <text:p>2.853338</text:p>
          </table:table-cell>
          <table:table-cell office:value-type="float" office:value="0" calcext:value-type="float">
            <text:p>0</text:p>
          </table:table-cell>
          <table:table-cell office:value-type="float" office:value="53.47916" calcext:value-type="float">
            <text:p>53.47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1" calcext:value-type="float">
            <text:p>1072001</text:p>
          </table:table-cell>
          <table:table-cell office:value-type="float" office:value="1.119518" calcext:value-type="float">
            <text:p>1.119518</text:p>
          </table:table-cell>
          <table:table-cell office:value-type="float" office:value="138.2865" calcext:value-type="float">
            <text:p>138.2865</text:p>
          </table:table-cell>
          <table:table-cell office:value-type="float" office:value="5" calcext:value-type="float">
            <text:p>5</text:p>
          </table:table-cell>
          <table:table-cell office:value-type="float" office:value="-0.8001305" calcext:value-type="float">
            <text:p>-0.8001305</text:p>
          </table:table-cell>
          <table:table-cell office:value-type="float" office:value="11.64816" calcext:value-type="float">
            <text:p>11.64816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937557" calcext:value-type="float">
            <text:p>0.0004937557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2875482" calcext:value-type="float">
            <text:p>0.002875482</text:p>
          </table:table-cell>
          <table:table-cell office:value-type="float" office:value="1192.308" calcext:value-type="float">
            <text:p>1192.308</text:p>
          </table:table-cell>
          <table:table-cell office:value-type="float" office:value="2.062658" calcext:value-type="float">
            <text:p>2.062658</text:p>
          </table:table-cell>
          <table:table-cell office:value-type="float" office:value="0" calcext:value-type="float">
            <text:p>0</text:p>
          </table:table-cell>
          <table:table-cell office:value-type="float" office:value="0.0280041" calcext:value-type="float">
            <text:p>0.0280041</text:p>
          </table:table-cell>
          <table:table-cell office:value-type="float" office:value="0.08318447" calcext:value-type="float">
            <text:p>0.08318447</text:p>
          </table:table-cell>
          <table:table-cell office:value-type="float" office:value="0.01641466" calcext:value-type="float">
            <text:p>0.01641466</text:p>
          </table:table-cell>
          <table:table-cell office:value-type="float" office:value="0.01074459" calcext:value-type="float">
            <text:p>0.01074459</text:p>
          </table:table-cell>
          <table:table-cell office:value-type="float" office:value="0.009333005" calcext:value-type="float">
            <text:p>0.009333005</text:p>
          </table:table-cell>
          <table:table-cell office:value-type="float" office:value="0.005867368" calcext:value-type="float">
            <text:p>0.005867368</text:p>
          </table:table-cell>
          <table:table-cell office:value-type="float" office:value="0.004902252" calcext:value-type="float">
            <text:p>0.004902252</text:p>
          </table:table-cell>
          <table:table-cell office:value-type="float" office:value="0.01985941" calcext:value-type="float">
            <text:p>0.01985941</text:p>
          </table:table-cell>
          <table:table-cell office:value-type="float" office:value="0.09775525" calcext:value-type="float">
            <text:p>0.09775525</text:p>
          </table:table-cell>
          <table:table-cell office:value-type="float" office:value="0.08963121" calcext:value-type="float">
            <text:p>0.08963121</text:p>
          </table:table-cell>
          <table:table-cell office:value-type="float" office:value="0.08736107" calcext:value-type="float">
            <text:p>0.08736107</text:p>
          </table:table-cell>
          <table:table-cell office:value-type="float" office:value="0.08661309" calcext:value-type="float">
            <text:p>0.08661309</text:p>
          </table:table-cell>
          <table:table-cell office:value-type="float" office:value="0.0873739" calcext:value-type="float">
            <text:p>0.0873739</text:p>
          </table:table-cell>
          <table:table-cell office:value-type="float" office:value="0.08956397" calcext:value-type="float">
            <text:p>0.08956397</text:p>
          </table:table-cell>
          <table:table-cell office:value-type="float" office:value="0" calcext:value-type="float">
            <text:p>0</text:p>
          </table:table-cell>
          <table:table-cell office:value-type="float" office:value="26.86913" calcext:value-type="float">
            <text:p>26.86913</text:p>
          </table:table-cell>
          <table:table-cell office:value-type="float" office:value="28.75485" calcext:value-type="float">
            <text:p>28.75485</text:p>
          </table:table-cell>
          <table:table-cell office:value-type="float" office:value="11.34253" calcext:value-type="float">
            <text:p>11.34253</text:p>
          </table:table-cell>
          <table:table-cell office:value-type="float" office:value="5.484783" calcext:value-type="float">
            <text:p>5.484783</text:p>
          </table:table-cell>
          <table:table-cell office:value-type="float" office:value="3.399863" calcext:value-type="float">
            <text:p>3.399863</text:p>
          </table:table-cell>
          <table:table-cell office:value-type="float" office:value="1.288514" calcext:value-type="float">
            <text:p>1.288514</text:p>
          </table:table-cell>
          <table:table-cell office:value-type="float" office:value="0.8973359" calcext:value-type="float">
            <text:p>0.8973359</text:p>
          </table:table-cell>
          <table:table-cell office:value-type="float" office:value="1.914299" calcext:value-type="float">
            <text:p>1.914299</text:p>
          </table:table-cell>
          <table:table-cell office:value-type="float" office:value="2.584619" calcext:value-type="float">
            <text:p>2.584619</text:p>
          </table:table-cell>
          <table:table-cell office:value-type="float" office:value="2.465161" calcext:value-type="float">
            <text:p>2.465161</text:p>
          </table:table-cell>
          <table:table-cell office:value-type="float" office:value="2.549103" calcext:value-type="float">
            <text:p>2.549103</text:p>
          </table:table-cell>
          <table:table-cell office:value-type="float" office:value="2.545078" calcext:value-type="float">
            <text:p>2.545078</text:p>
          </table:table-cell>
          <table:table-cell office:value-type="float" office:value="2.654025" calcext:value-type="float">
            <text:p>2.654025</text:p>
          </table:table-cell>
          <table:table-cell office:value-type="float" office:value="2.86681" calcext:value-type="float">
            <text:p>2.86681</text:p>
          </table:table-cell>
          <table:table-cell office:value-type="float" office:value="0" calcext:value-type="float">
            <text:p>0</text:p>
          </table:table-cell>
          <table:table-cell office:value-type="float" office:value="47.49384" calcext:value-type="float">
            <text:p>47.49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1" calcext:value-type="float">
            <text:p>2072001</text:p>
          </table:table-cell>
          <table:table-cell office:value-type="float" office:value="1.112734" calcext:value-type="float">
            <text:p>1.112734</text:p>
          </table:table-cell>
          <table:table-cell office:value-type="float" office:value="138.2712" calcext:value-type="float">
            <text:p>138.2712</text:p>
          </table:table-cell>
          <table:table-cell office:value-type="float" office:value="5" calcext:value-type="float">
            <text:p>5</text:p>
          </table:table-cell>
          <table:table-cell office:value-type="float" office:value="-0.8382071" calcext:value-type="float">
            <text:p>-0.8382071</text:p>
          </table:table-cell>
          <table:table-cell office:value-type="float" office:value="11.68324" calcext:value-type="float">
            <text:p>11.68324</text:p>
          </table:table-cell>
          <table:table-cell office:value-type="float" office:value="0.009731819" calcext:value-type="float">
            <text:p>0.009731819</text:p>
          </table:table-cell>
          <table:table-cell office:value-type="float" office:value="0.0004937919" calcext:value-type="float">
            <text:p>0.0004937919</text:p>
          </table:table-cell>
          <table:table-cell office:value-type="float" office:value="0.00986673" calcext:value-type="float">
            <text:p>0.00986673</text:p>
          </table:table-cell>
          <table:table-cell office:value-type="float" office:value="0.002884724" calcext:value-type="float">
            <text:p>0.002884724</text:p>
          </table:table-cell>
          <table:table-cell office:value-type="float" office:value="1192.255" calcext:value-type="float">
            <text:p>1192.255</text:p>
          </table:table-cell>
          <table:table-cell office:value-type="float" office:value="2.05028" calcext:value-type="float">
            <text:p>2.05028</text:p>
          </table:table-cell>
          <table:table-cell office:value-type="float" office:value="0" calcext:value-type="float">
            <text:p>0</text:p>
          </table:table-cell>
          <table:table-cell office:value-type="float" office:value="0.03237996" calcext:value-type="float">
            <text:p>0.03237996</text:p>
          </table:table-cell>
          <table:table-cell office:value-type="float" office:value="0.09152789" calcext:value-type="float">
            <text:p>0.09152789</text:p>
          </table:table-cell>
          <table:table-cell office:value-type="float" office:value="0.02106783" calcext:value-type="float">
            <text:p>0.02106783</text:p>
          </table:table-cell>
          <table:table-cell office:value-type="float" office:value="0.01267696" calcext:value-type="float">
            <text:p>0.01267696</text:p>
          </table:table-cell>
          <table:table-cell office:value-type="float" office:value="0.01042094" calcext:value-type="float">
            <text:p>0.01042094</text:p>
          </table:table-cell>
          <table:table-cell office:value-type="float" office:value="0.005949783" calcext:value-type="float">
            <text:p>0.005949783</text:p>
          </table:table-cell>
          <table:table-cell office:value-type="float" office:value="0.004838072" calcext:value-type="float">
            <text:p>0.004838072</text:p>
          </table:table-cell>
          <table:table-cell office:value-type="float" office:value="0.01476317" calcext:value-type="float">
            <text:p>0.01476317</text:p>
          </table:table-cell>
          <table:table-cell office:value-type="float" office:value="0.09789015" calcext:value-type="float">
            <text:p>0.09789015</text:p>
          </table:table-cell>
          <table:table-cell office:value-type="float" office:value="0.08979094" calcext:value-type="float">
            <text:p>0.08979094</text:p>
          </table:table-cell>
          <table:table-cell office:value-type="float" office:value="0.08750007" calcext:value-type="float">
            <text:p>0.08750007</text:p>
          </table:table-cell>
          <table:table-cell office:value-type="float" office:value="0.08674472" calcext:value-type="float">
            <text:p>0.08674472</text:p>
          </table:table-cell>
          <table:table-cell office:value-type="float" office:value="0.08751021" calcext:value-type="float">
            <text:p>0.08751021</text:p>
          </table:table-cell>
          <table:table-cell office:value-type="float" office:value="0.08970619" calcext:value-type="float">
            <text:p>0.08970619</text:p>
          </table:table-cell>
          <table:table-cell office:value-type="float" office:value="0" calcext:value-type="float">
            <text:p>0</text:p>
          </table:table-cell>
          <table:table-cell office:value-type="float" office:value="26.84684" calcext:value-type="float">
            <text:p>26.84684</text:p>
          </table:table-cell>
          <table:table-cell office:value-type="float" office:value="28.69967" calcext:value-type="float">
            <text:p>28.69967</text:p>
          </table:table-cell>
          <table:table-cell office:value-type="float" office:value="11.31946" calcext:value-type="float">
            <text:p>11.31946</text:p>
          </table:table-cell>
          <table:table-cell office:value-type="float" office:value="5.473792" calcext:value-type="float">
            <text:p>5.473792</text:p>
          </table:table-cell>
          <table:table-cell office:value-type="float" office:value="3.393871" calcext:value-type="float">
            <text:p>3.393871</text:p>
          </table:table-cell>
          <table:table-cell office:value-type="float" office:value="1.28736" calcext:value-type="float">
            <text:p>1.28736</text:p>
          </table:table-cell>
          <table:table-cell office:value-type="float" office:value="0.8965797" calcext:value-type="float">
            <text:p>0.8965797</text:p>
          </table:table-cell>
          <table:table-cell office:value-type="float" office:value="1.91306" calcext:value-type="float">
            <text:p>1.91306</text:p>
          </table:table-cell>
          <table:table-cell office:value-type="float" office:value="2.597588" calcext:value-type="float">
            <text:p>2.597588</text:p>
          </table:table-cell>
          <table:table-cell office:value-type="float" office:value="2.477197" calcext:value-type="float">
            <text:p>2.477197</text:p>
          </table:table-cell>
          <table:table-cell office:value-type="float" office:value="2.561362" calcext:value-type="float">
            <text:p>2.561362</text:p>
          </table:table-cell>
          <table:table-cell office:value-type="float" office:value="2.557258" calcext:value-type="float">
            <text:p>2.557258</text:p>
          </table:table-cell>
          <table:table-cell office:value-type="float" office:value="2.666888" calcext:value-type="float">
            <text:p>2.666888</text:p>
          </table:table-cell>
          <table:table-cell office:value-type="float" office:value="2.880261" calcext:value-type="float">
            <text:p>2.880261</text:p>
          </table:table-cell>
          <table:table-cell office:value-type="float" office:value="0" calcext:value-type="float">
            <text:p>0</text:p>
          </table:table-cell>
          <table:table-cell office:value-type="float" office:value="49.62958" calcext:value-type="float">
            <text:p>49.629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1" calcext:value-type="float">
            <text:p>3072001</text:p>
          </table:table-cell>
          <table:table-cell office:value-type="float" office:value="1.105464" calcext:value-type="float">
            <text:p>1.105464</text:p>
          </table:table-cell>
          <table:table-cell office:value-type="float" office:value="138.2567" calcext:value-type="float">
            <text:p>138.2567</text:p>
          </table:table-cell>
          <table:table-cell office:value-type="float" office:value="5" calcext:value-type="float">
            <text:p>5</text:p>
          </table:table-cell>
          <table:table-cell office:value-type="float" office:value="-0.8866284" calcext:value-type="float">
            <text:p>-0.8866284</text:p>
          </table:table-cell>
          <table:table-cell office:value-type="float" office:value="11.71724" calcext:value-type="float">
            <text:p>11.71724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59397" calcext:value-type="float">
            <text:p>0.0004959397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62126" calcext:value-type="float">
            <text:p>0.002962126</text:p>
          </table:table-cell>
          <table:table-cell office:value-type="float" office:value="1192.195" calcext:value-type="float">
            <text:p>1192.195</text:p>
          </table:table-cell>
          <table:table-cell office:value-type="float" office:value="2.044012" calcext:value-type="float">
            <text:p>2.044012</text:p>
          </table:table-cell>
          <table:table-cell office:value-type="float" office:value="0" calcext:value-type="float">
            <text:p>0</text:p>
          </table:table-cell>
          <table:table-cell office:value-type="float" office:value="0.03072367" calcext:value-type="float">
            <text:p>0.03072367</text:p>
          </table:table-cell>
          <table:table-cell office:value-type="float" office:value="0.08267142" calcext:value-type="float">
            <text:p>0.08267142</text:p>
          </table:table-cell>
          <table:table-cell office:value-type="float" office:value="0.01810444" calcext:value-type="float">
            <text:p>0.01810444</text:p>
          </table:table-cell>
          <table:table-cell office:value-type="float" office:value="0.01130952" calcext:value-type="float">
            <text:p>0.01130952</text:p>
          </table:table-cell>
          <table:table-cell office:value-type="float" office:value="0.009605727" calcext:value-type="float">
            <text:p>0.009605727</text:p>
          </table:table-cell>
          <table:table-cell office:value-type="float" office:value="0.005782259" calcext:value-type="float">
            <text:p>0.005782259</text:p>
          </table:table-cell>
          <table:table-cell office:value-type="float" office:value="0.004719012" calcext:value-type="float">
            <text:p>0.004719012</text:p>
          </table:table-cell>
          <table:table-cell office:value-type="float" office:value="0.01149824" calcext:value-type="float">
            <text:p>0.01149824</text:p>
          </table:table-cell>
          <table:table-cell office:value-type="float" office:value="0.09792302" calcext:value-type="float">
            <text:p>0.09792302</text:p>
          </table:table-cell>
          <table:table-cell office:value-type="float" office:value="0.08993661" calcext:value-type="float">
            <text:p>0.08993661</text:p>
          </table:table-cell>
          <table:table-cell office:value-type="float" office:value="0.08763815" calcext:value-type="float">
            <text:p>0.08763815</text:p>
          </table:table-cell>
          <table:table-cell office:value-type="float" office:value="0.08687688" calcext:value-type="float">
            <text:p>0.08687688</text:p>
          </table:table-cell>
          <table:table-cell office:value-type="float" office:value="0.08764505" calcext:value-type="float">
            <text:p>0.08764505</text:p>
          </table:table-cell>
          <table:table-cell office:value-type="float" office:value="0.08984842" calcext:value-type="float">
            <text:p>0.08984842</text:p>
          </table:table-cell>
          <table:table-cell office:value-type="float" office:value="0" calcext:value-type="float">
            <text:p>0</text:p>
          </table:table-cell>
          <table:table-cell office:value-type="float" office:value="26.74805" calcext:value-type="float">
            <text:p>26.74805</text:p>
          </table:table-cell>
          <table:table-cell office:value-type="float" office:value="28.64754" calcext:value-type="float">
            <text:p>28.64754</text:p>
          </table:table-cell>
          <table:table-cell office:value-type="float" office:value="11.29673" calcext:value-type="float">
            <text:p>11.29673</text:p>
          </table:table-cell>
          <table:table-cell office:value-type="float" office:value="5.462835" calcext:value-type="float">
            <text:p>5.462835</text:p>
          </table:table-cell>
          <table:table-cell office:value-type="float" office:value="3.388052" calcext:value-type="float">
            <text:p>3.388052</text:p>
          </table:table-cell>
          <table:table-cell office:value-type="float" office:value="1.286249" calcext:value-type="float">
            <text:p>1.286249</text:p>
          </table:table-cell>
          <table:table-cell office:value-type="float" office:value="0.8957474" calcext:value-type="float">
            <text:p>0.8957474</text:p>
          </table:table-cell>
          <table:table-cell office:value-type="float" office:value="1.910767" calcext:value-type="float">
            <text:p>1.910767</text:p>
          </table:table-cell>
          <table:table-cell office:value-type="float" office:value="2.610518" calcext:value-type="float">
            <text:p>2.610518</text:p>
          </table:table-cell>
          <table:table-cell office:value-type="float" office:value="2.48922" calcext:value-type="float">
            <text:p>2.48922</text:p>
          </table:table-cell>
          <table:table-cell office:value-type="float" office:value="2.573607" calcext:value-type="float">
            <text:p>2.573607</text:p>
          </table:table-cell>
          <table:table-cell office:value-type="float" office:value="2.569422" calcext:value-type="float">
            <text:p>2.569422</text:p>
          </table:table-cell>
          <table:table-cell office:value-type="float" office:value="2.679688" calcext:value-type="float">
            <text:p>2.679688</text:p>
          </table:table-cell>
          <table:table-cell office:value-type="float" office:value="2.893698" calcext:value-type="float">
            <text:p>2.893698</text:p>
          </table:table-cell>
          <table:table-cell office:value-type="float" office:value="0" calcext:value-type="float">
            <text:p>0</text:p>
          </table:table-cell>
          <table:table-cell office:value-type="float" office:value="5.468501" calcext:value-type="float">
            <text:p>5.4685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1" calcext:value-type="float">
            <text:p>4072001</text:p>
          </table:table-cell>
          <table:table-cell office:value-type="float" office:value="1.098163" calcext:value-type="float">
            <text:p>1.098163</text:p>
          </table:table-cell>
          <table:table-cell office:value-type="float" office:value="138.2418" calcext:value-type="float">
            <text:p>138.2418</text:p>
          </table:table-cell>
          <table:table-cell office:value-type="float" office:value="5" calcext:value-type="float">
            <text:p>5</text:p>
          </table:table-cell>
          <table:table-cell office:value-type="float" office:value="-0.9320456" calcext:value-type="float">
            <text:p>-0.9320456</text:p>
          </table:table-cell>
          <table:table-cell office:value-type="float" office:value="11.75057" calcext:value-type="float">
            <text:p>11.75057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66827" calcext:value-type="float">
            <text:p>0.0004966827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64593" calcext:value-type="float">
            <text:p>0.002964593</text:p>
          </table:table-cell>
          <table:table-cell office:value-type="float" office:value="1192.136" calcext:value-type="float">
            <text:p>1192.136</text:p>
          </table:table-cell>
          <table:table-cell office:value-type="float" office:value="2.035013" calcext:value-type="float">
            <text:p>2.035013</text:p>
          </table:table-cell>
          <table:table-cell office:value-type="float" office:value="0" calcext:value-type="float">
            <text:p>0</text:p>
          </table:table-cell>
          <table:table-cell office:value-type="float" office:value="0.02356234" calcext:value-type="float">
            <text:p>0.02356234</text:p>
          </table:table-cell>
          <table:table-cell office:value-type="float" office:value="0.08683532" calcext:value-type="float">
            <text:p>0.08683532</text:p>
          </table:table-cell>
          <table:table-cell office:value-type="float" office:value="0.01982918" calcext:value-type="float">
            <text:p>0.01982918</text:p>
          </table:table-cell>
          <table:table-cell office:value-type="float" office:value="0.01244524" calcext:value-type="float">
            <text:p>0.01244524</text:p>
          </table:table-cell>
          <table:table-cell office:value-type="float" office:value="0.01026781" calcext:value-type="float">
            <text:p>0.01026781</text:p>
          </table:table-cell>
          <table:table-cell office:value-type="float" office:value="0.005895769" calcext:value-type="float">
            <text:p>0.005895769</text:p>
          </table:table-cell>
          <table:table-cell office:value-type="float" office:value="0.004769601" calcext:value-type="float">
            <text:p>0.004769601</text:p>
          </table:table-cell>
          <table:table-cell office:value-type="float" office:value="0.009869676" calcext:value-type="float">
            <text:p>0.009869676</text:p>
          </table:table-cell>
          <table:table-cell office:value-type="float" office:value="0.09793808" calcext:value-type="float">
            <text:p>0.09793808</text:p>
          </table:table-cell>
          <table:table-cell office:value-type="float" office:value="0.09007021" calcext:value-type="float">
            <text:p>0.09007021</text:p>
          </table:table-cell>
          <table:table-cell office:value-type="float" office:value="0.0877748" calcext:value-type="float">
            <text:p>0.0877748</text:p>
          </table:table-cell>
          <table:table-cell office:value-type="float" office:value="0.08700692" calcext:value-type="float">
            <text:p>0.08700692</text:p>
          </table:table-cell>
          <table:table-cell office:value-type="float" office:value="0.08778174" calcext:value-type="float">
            <text:p>0.08778174</text:p>
          </table:table-cell>
          <table:table-cell office:value-type="float" office:value="0.08999031" calcext:value-type="float">
            <text:p>0.08999031</text:p>
          </table:table-cell>
          <table:table-cell office:value-type="float" office:value="0" calcext:value-type="float">
            <text:p>0</text:p>
          </table:table-cell>
          <table:table-cell office:value-type="float" office:value="26.71096" calcext:value-type="float">
            <text:p>26.71096</text:p>
          </table:table-cell>
          <table:table-cell office:value-type="float" office:value="28.57048" calcext:value-type="float">
            <text:p>28.57048</text:p>
          </table:table-cell>
          <table:table-cell office:value-type="float" office:value="11.27338" calcext:value-type="float">
            <text:p>11.27338</text:p>
          </table:table-cell>
          <table:table-cell office:value-type="float" office:value="5.452194" calcext:value-type="float">
            <text:p>5.452194</text:p>
          </table:table-cell>
          <table:table-cell office:value-type="float" office:value="3.382216" calcext:value-type="float">
            <text:p>3.382216</text:p>
          </table:table-cell>
          <table:table-cell office:value-type="float" office:value="1.285109" calcext:value-type="float">
            <text:p>1.285109</text:p>
          </table:table-cell>
          <table:table-cell office:value-type="float" office:value="0.8949458" calcext:value-type="float">
            <text:p>0.8949458</text:p>
          </table:table-cell>
          <table:table-cell office:value-type="float" office:value="1.907894" calcext:value-type="float">
            <text:p>1.907894</text:p>
          </table:table-cell>
          <table:table-cell office:value-type="float" office:value="2.623416" calcext:value-type="float">
            <text:p>2.623416</text:p>
          </table:table-cell>
          <table:table-cell office:value-type="float" office:value="2.501235" calcext:value-type="float">
            <text:p>2.501235</text:p>
          </table:table-cell>
          <table:table-cell office:value-type="float" office:value="2.585842" calcext:value-type="float">
            <text:p>2.585842</text:p>
          </table:table-cell>
          <table:table-cell office:value-type="float" office:value="2.581572" calcext:value-type="float">
            <text:p>2.581572</text:p>
          </table:table-cell>
          <table:table-cell office:value-type="float" office:value="2.692478" calcext:value-type="float">
            <text:p>2.692478</text:p>
          </table:table-cell>
          <table:table-cell office:value-type="float" office:value="2.907119" calcext:value-type="float">
            <text:p>2.907119</text:p>
          </table:table-cell>
          <table:table-cell office:value-type="float" office:value="0" calcext:value-type="float">
            <text:p>0</text:p>
          </table:table-cell>
          <table:table-cell office:value-type="float" office:value="29.71225" calcext:value-type="float">
            <text:p>29.71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1" calcext:value-type="float">
            <text:p>5072001</text:p>
          </table:table-cell>
          <table:table-cell office:value-type="float" office:value="1.090471" calcext:value-type="float">
            <text:p>1.090471</text:p>
          </table:table-cell>
          <table:table-cell office:value-type="float" office:value="138.2258" calcext:value-type="float">
            <text:p>138.2258</text:p>
          </table:table-cell>
          <table:table-cell office:value-type="float" office:value="5" calcext:value-type="float">
            <text:p>5</text:p>
          </table:table-cell>
          <table:table-cell office:value-type="float" office:value="-0.9753931" calcext:value-type="float">
            <text:p>-0.9753931</text:p>
          </table:table-cell>
          <table:table-cell office:value-type="float" office:value="11.78459" calcext:value-type="float">
            <text:p>11.78459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66938" calcext:value-type="float">
            <text:p>0.000496693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67393" calcext:value-type="float">
            <text:p>0.002967393</text:p>
          </table:table-cell>
          <table:table-cell office:value-type="float" office:value="1192.08" calcext:value-type="float">
            <text:p>1192.08</text:p>
          </table:table-cell>
          <table:table-cell office:value-type="float" office:value="2.023564" calcext:value-type="float">
            <text:p>2.023564</text:p>
          </table:table-cell>
          <table:table-cell office:value-type="float" office:value="0" calcext:value-type="float">
            <text:p>0</text:p>
          </table:table-cell>
          <table:table-cell office:value-type="float" office:value="0.02217366" calcext:value-type="float">
            <text:p>0.02217366</text:p>
          </table:table-cell>
          <table:table-cell office:value-type="float" office:value="0.08937142" calcext:value-type="float">
            <text:p>0.08937142</text:p>
          </table:table-cell>
          <table:table-cell office:value-type="float" office:value="0.02040061" calcext:value-type="float">
            <text:p>0.02040061</text:p>
          </table:table-cell>
          <table:table-cell office:value-type="float" office:value="0.01292441" calcext:value-type="float">
            <text:p>0.01292441</text:p>
          </table:table-cell>
          <table:table-cell office:value-type="float" office:value="0.01068772" calcext:value-type="float">
            <text:p>0.01068772</text:p>
          </table:table-cell>
          <table:table-cell office:value-type="float" office:value="0.006052925" calcext:value-type="float">
            <text:p>0.006052925</text:p>
          </table:table-cell>
          <table:table-cell office:value-type="float" office:value="0.004843825" calcext:value-type="float">
            <text:p>0.004843825</text:p>
          </table:table-cell>
          <table:table-cell office:value-type="float" office:value="0.009004646" calcext:value-type="float">
            <text:p>0.009004646</text:p>
          </table:table-cell>
          <table:table-cell office:value-type="float" office:value="0.09797994" calcext:value-type="float">
            <text:p>0.09797994</text:p>
          </table:table-cell>
          <table:table-cell office:value-type="float" office:value="0.09019592" calcext:value-type="float">
            <text:p>0.09019592</text:p>
          </table:table-cell>
          <table:table-cell office:value-type="float" office:value="0.08790992" calcext:value-type="float">
            <text:p>0.08790992</text:p>
          </table:table-cell>
          <table:table-cell office:value-type="float" office:value="0.08713797" calcext:value-type="float">
            <text:p>0.08713797</text:p>
          </table:table-cell>
          <table:table-cell office:value-type="float" office:value="0.08791739" calcext:value-type="float">
            <text:p>0.08791739</text:p>
          </table:table-cell>
          <table:table-cell office:value-type="float" office:value="0.09013193" calcext:value-type="float">
            <text:p>0.09013193</text:p>
          </table:table-cell>
          <table:table-cell office:value-type="float" office:value="0" calcext:value-type="float">
            <text:p>0</text:p>
          </table:table-cell>
          <table:table-cell office:value-type="float" office:value="26.69497" calcext:value-type="float">
            <text:p>26.69497</text:p>
          </table:table-cell>
          <table:table-cell office:value-type="float" office:value="28.50661" calcext:value-type="float">
            <text:p>28.50661</text:p>
          </table:table-cell>
          <table:table-cell office:value-type="float" office:value="11.25096" calcext:value-type="float">
            <text:p>11.25096</text:p>
          </table:table-cell>
          <table:table-cell office:value-type="float" office:value="5.442187" calcext:value-type="float">
            <text:p>5.442187</text:p>
          </table:table-cell>
          <table:table-cell office:value-type="float" office:value="3.376743" calcext:value-type="float">
            <text:p>3.376743</text:p>
          </table:table-cell>
          <table:table-cell office:value-type="float" office:value="1.284025" calcext:value-type="float">
            <text:p>1.284025</text:p>
          </table:table-cell>
          <table:table-cell office:value-type="float" office:value="0.8941814" calcext:value-type="float">
            <text:p>0.8941814</text:p>
          </table:table-cell>
          <table:table-cell office:value-type="float" office:value="1.904743" calcext:value-type="float">
            <text:p>1.904743</text:p>
          </table:table-cell>
          <table:table-cell office:value-type="float" office:value="2.636276" calcext:value-type="float">
            <text:p>2.636276</text:p>
          </table:table-cell>
          <table:table-cell office:value-type="float" office:value="2.513232" calcext:value-type="float">
            <text:p>2.513232</text:p>
          </table:table-cell>
          <table:table-cell office:value-type="float" office:value="2.59806" calcext:value-type="float">
            <text:p>2.59806</text:p>
          </table:table-cell>
          <table:table-cell office:value-type="float" office:value="2.593704" calcext:value-type="float">
            <text:p>2.593704</text:p>
          </table:table-cell>
          <table:table-cell office:value-type="float" office:value="2.705251" calcext:value-type="float">
            <text:p>2.705251</text:p>
          </table:table-cell>
          <table:table-cell office:value-type="float" office:value="2.92053" calcext:value-type="float">
            <text:p>2.92053</text:p>
          </table:table-cell>
          <table:table-cell office:value-type="float" office:value="0" calcext:value-type="float">
            <text:p>0</text:p>
          </table:table-cell>
          <table:table-cell office:value-type="float" office:value="50.019" calcext:value-type="float">
            <text:p>50.0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1" calcext:value-type="float">
            <text:p>6072001</text:p>
          </table:table-cell>
          <table:table-cell office:value-type="float" office:value="1.081696" calcext:value-type="float">
            <text:p>1.081696</text:p>
          </table:table-cell>
          <table:table-cell office:value-type="float" office:value="138.2089" calcext:value-type="float">
            <text:p>138.2089</text:p>
          </table:table-cell>
          <table:table-cell office:value-type="float" office:value="5" calcext:value-type="float">
            <text:p>5</text:p>
          </table:table-cell>
          <table:table-cell office:value-type="float" office:value="-1.018309" calcext:value-type="float">
            <text:p>-1.018309</text:p>
          </table:table-cell>
          <table:table-cell office:value-type="float" office:value="11.81909" calcext:value-type="float">
            <text:p>11.81909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6705" calcext:value-type="float">
            <text:p>0.000496705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70621" calcext:value-type="float">
            <text:p>0.002970621</text:p>
          </table:table-cell>
          <table:table-cell office:value-type="float" office:value="1192.026" calcext:value-type="float">
            <text:p>1192.026</text:p>
          </table:table-cell>
          <table:table-cell office:value-type="float" office:value="2.006641" calcext:value-type="float">
            <text:p>2.006641</text:p>
          </table:table-cell>
          <table:table-cell office:value-type="float" office:value="0" calcext:value-type="float">
            <text:p>0</text:p>
          </table:table-cell>
          <table:table-cell office:value-type="float" office:value="0.02437517" calcext:value-type="float">
            <text:p>0.02437517</text:p>
          </table:table-cell>
          <table:table-cell office:value-type="float" office:value="0.09541511" calcext:value-type="float">
            <text:p>0.09541511</text:p>
          </table:table-cell>
          <table:table-cell office:value-type="float" office:value="0.02392371" calcext:value-type="float">
            <text:p>0.02392371</text:p>
          </table:table-cell>
          <table:table-cell office:value-type="float" office:value="0.01463263" calcext:value-type="float">
            <text:p>0.01463263</text:p>
          </table:table-cell>
          <table:table-cell office:value-type="float" office:value="0.01185415" calcext:value-type="float">
            <text:p>0.01185415</text:p>
          </table:table-cell>
          <table:table-cell office:value-type="float" office:value="0.006312531" calcext:value-type="float">
            <text:p>0.006312531</text:p>
          </table:table-cell>
          <table:table-cell office:value-type="float" office:value="0.004923583" calcext:value-type="float">
            <text:p>0.004923583</text:p>
          </table:table-cell>
          <table:table-cell office:value-type="float" office:value="0.008462257" calcext:value-type="float">
            <text:p>0.008462257</text:p>
          </table:table-cell>
          <table:table-cell office:value-type="float" office:value="0.09807678" calcext:value-type="float">
            <text:p>0.09807678</text:p>
          </table:table-cell>
          <table:table-cell office:value-type="float" office:value="0.09032019" calcext:value-type="float">
            <text:p>0.09032019</text:p>
          </table:table-cell>
          <table:table-cell office:value-type="float" office:value="0.08804385" calcext:value-type="float">
            <text:p>0.08804385</text:p>
          </table:table-cell>
          <table:table-cell office:value-type="float" office:value="0.08726865" calcext:value-type="float">
            <text:p>0.08726865</text:p>
          </table:table-cell>
          <table:table-cell office:value-type="float" office:value="0.08805292" calcext:value-type="float">
            <text:p>0.08805292</text:p>
          </table:table-cell>
          <table:table-cell office:value-type="float" office:value="0.09027334" calcext:value-type="float">
            <text:p>0.09027334</text:p>
          </table:table-cell>
          <table:table-cell office:value-type="float" office:value="0" calcext:value-type="float">
            <text:p>0</text:p>
          </table:table-cell>
          <table:table-cell office:value-type="float" office:value="26.6804" calcext:value-type="float">
            <text:p>26.6804</text:p>
          </table:table-cell>
          <table:table-cell office:value-type="float" office:value="28.453" calcext:value-type="float">
            <text:p>28.453</text:p>
          </table:table-cell>
          <table:table-cell office:value-type="float" office:value="11.23053" calcext:value-type="float">
            <text:p>11.23053</text:p>
          </table:table-cell>
          <table:table-cell office:value-type="float" office:value="5.432833" calcext:value-type="float">
            <text:p>5.432833</text:p>
          </table:table-cell>
          <table:table-cell office:value-type="float" office:value="3.37163" calcext:value-type="float">
            <text:p>3.37163</text:p>
          </table:table-cell>
          <table:table-cell office:value-type="float" office:value="1.282992" calcext:value-type="float">
            <text:p>1.282992</text:p>
          </table:table-cell>
          <table:table-cell office:value-type="float" office:value="0.8934405" calcext:value-type="float">
            <text:p>0.8934405</text:p>
          </table:table-cell>
          <table:table-cell office:value-type="float" office:value="1.901443" calcext:value-type="float">
            <text:p>1.901443</text:p>
          </table:table-cell>
          <table:table-cell office:value-type="float" office:value="2.649108" calcext:value-type="float">
            <text:p>2.649108</text:p>
          </table:table-cell>
          <table:table-cell office:value-type="float" office:value="2.525214" calcext:value-type="float">
            <text:p>2.525214</text:p>
          </table:table-cell>
          <table:table-cell office:value-type="float" office:value="2.610266" calcext:value-type="float">
            <text:p>2.610266</text:p>
          </table:table-cell>
          <table:table-cell office:value-type="float" office:value="2.60582" calcext:value-type="float">
            <text:p>2.60582</text:p>
          </table:table-cell>
          <table:table-cell office:value-type="float" office:value="2.718017" calcext:value-type="float">
            <text:p>2.718017</text:p>
          </table:table-cell>
          <table:table-cell office:value-type="float" office:value="2.933921" calcext:value-type="float">
            <text:p>2.933921</text:p>
          </table:table-cell>
          <table:table-cell office:value-type="float" office:value="0" calcext:value-type="float">
            <text:p>0</text:p>
          </table:table-cell>
          <table:table-cell office:value-type="float" office:value="64.56508" calcext:value-type="float">
            <text:p>64.565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1" calcext:value-type="float">
            <text:p>7072001</text:p>
          </table:table-cell>
          <table:table-cell office:value-type="float" office:value="1.072523" calcext:value-type="float">
            <text:p>1.072523</text:p>
          </table:table-cell>
          <table:table-cell office:value-type="float" office:value="138.191" calcext:value-type="float">
            <text:p>138.191</text:p>
          </table:table-cell>
          <table:table-cell office:value-type="float" office:value="5" calcext:value-type="float">
            <text:p>5</text:p>
          </table:table-cell>
          <table:table-cell office:value-type="float" office:value="-1.060664" calcext:value-type="float">
            <text:p>-1.060664</text:p>
          </table:table-cell>
          <table:table-cell office:value-type="float" office:value="11.85397" calcext:value-type="float">
            <text:p>11.85397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67162" calcext:value-type="float">
            <text:p>0.0004967162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74167" calcext:value-type="float">
            <text:p>0.002974167</text:p>
          </table:table-cell>
          <table:table-cell office:value-type="float" office:value="1191.973" calcext:value-type="float">
            <text:p>1191.973</text:p>
          </table:table-cell>
          <table:table-cell office:value-type="float" office:value="1.987097" calcext:value-type="float">
            <text:p>1.987097</text:p>
          </table:table-cell>
          <table:table-cell office:value-type="float" office:value="0" calcext:value-type="float">
            <text:p>0</text:p>
          </table:table-cell>
          <table:table-cell office:value-type="float" office:value="0.02220466" calcext:value-type="float">
            <text:p>0.02220466</text:p>
          </table:table-cell>
          <table:table-cell office:value-type="float" office:value="0.09892955" calcext:value-type="float">
            <text:p>0.09892955</text:p>
          </table:table-cell>
          <table:table-cell office:value-type="float" office:value="0.02511102" calcext:value-type="float">
            <text:p>0.02511102</text:p>
          </table:table-cell>
          <table:table-cell office:value-type="float" office:value="0.01529167" calcext:value-type="float">
            <text:p>0.01529167</text:p>
          </table:table-cell>
          <table:table-cell office:value-type="float" office:value="0.01246391" calcext:value-type="float">
            <text:p>0.01246391</text:p>
          </table:table-cell>
          <table:table-cell office:value-type="float" office:value="0.006478696" calcext:value-type="float">
            <text:p>0.006478696</text:p>
          </table:table-cell>
          <table:table-cell office:value-type="float" office:value="0.004999915" calcext:value-type="float">
            <text:p>0.004999915</text:p>
          </table:table-cell>
          <table:table-cell office:value-type="float" office:value="0.008252421" calcext:value-type="float">
            <text:p>0.008252421</text:p>
          </table:table-cell>
          <table:table-cell office:value-type="float" office:value="0.0982466" calcext:value-type="float">
            <text:p>0.0982466</text:p>
          </table:table-cell>
          <table:table-cell office:value-type="float" office:value="0.09044894" calcext:value-type="float">
            <text:p>0.09044894</text:p>
          </table:table-cell>
          <table:table-cell office:value-type="float" office:value="0.08817721" calcext:value-type="float">
            <text:p>0.08817721</text:p>
          </table:table-cell>
          <table:table-cell office:value-type="float" office:value="0.08739898" calcext:value-type="float">
            <text:p>0.08739898</text:p>
          </table:table-cell>
          <table:table-cell office:value-type="float" office:value="0.08818782" calcext:value-type="float">
            <text:p>0.08818782</text:p>
          </table:table-cell>
          <table:table-cell office:value-type="float" office:value="0.09041464" calcext:value-type="float">
            <text:p>0.09041464</text:p>
          </table:table-cell>
          <table:table-cell office:value-type="float" office:value="0" calcext:value-type="float">
            <text:p>0</text:p>
          </table:table-cell>
          <table:table-cell office:value-type="float" office:value="26.66319" calcext:value-type="float">
            <text:p>26.66319</text:p>
          </table:table-cell>
          <table:table-cell office:value-type="float" office:value="28.40667" calcext:value-type="float">
            <text:p>28.40667</text:p>
          </table:table-cell>
          <table:table-cell office:value-type="float" office:value="11.21214" calcext:value-type="float">
            <text:p>11.21214</text:p>
          </table:table-cell>
          <table:table-cell office:value-type="float" office:value="5.424298" calcext:value-type="float">
            <text:p>5.424298</text:p>
          </table:table-cell>
          <table:table-cell office:value-type="float" office:value="3.367009" calcext:value-type="float">
            <text:p>3.367009</text:p>
          </table:table-cell>
          <table:table-cell office:value-type="float" office:value="1.282042" calcext:value-type="float">
            <text:p>1.282042</text:p>
          </table:table-cell>
          <table:table-cell office:value-type="float" office:value="0.8927325" calcext:value-type="float">
            <text:p>0.8927325</text:p>
          </table:table-cell>
          <table:table-cell office:value-type="float" office:value="1.89808" calcext:value-type="float">
            <text:p>1.89808</text:p>
          </table:table-cell>
          <table:table-cell office:value-type="float" office:value="2.661924" calcext:value-type="float">
            <text:p>2.661924</text:p>
          </table:table-cell>
          <table:table-cell office:value-type="float" office:value="2.537183" calcext:value-type="float">
            <text:p>2.537183</text:p>
          </table:table-cell>
          <table:table-cell office:value-type="float" office:value="2.622456" calcext:value-type="float">
            <text:p>2.622456</text:p>
          </table:table-cell>
          <table:table-cell office:value-type="float" office:value="2.617927" calcext:value-type="float">
            <text:p>2.617927</text:p>
          </table:table-cell>
          <table:table-cell office:value-type="float" office:value="2.73077" calcext:value-type="float">
            <text:p>2.73077</text:p>
          </table:table-cell>
          <table:table-cell office:value-type="float" office:value="2.947297" calcext:value-type="float">
            <text:p>2.947297</text:p>
          </table:table-cell>
          <table:table-cell office:value-type="float" office:value="0" calcext:value-type="float">
            <text:p>0</text:p>
          </table:table-cell>
          <table:table-cell office:value-type="float" office:value="71.63751" calcext:value-type="float">
            <text:p>71.63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1" calcext:value-type="float">
            <text:p>8072001</text:p>
          </table:table-cell>
          <table:table-cell office:value-type="float" office:value="1.064709" calcext:value-type="float">
            <text:p>1.064709</text:p>
          </table:table-cell>
          <table:table-cell office:value-type="float" office:value="138.1739" calcext:value-type="float">
            <text:p>138.1739</text:p>
          </table:table-cell>
          <table:table-cell office:value-type="float" office:value="5" calcext:value-type="float">
            <text:p>5</text:p>
          </table:table-cell>
          <table:table-cell office:value-type="float" office:value="-1.100184" calcext:value-type="float">
            <text:p>-1.100184</text:p>
          </table:table-cell>
          <table:table-cell office:value-type="float" office:value="11.88888" calcext:value-type="float">
            <text:p>11.88888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67274" calcext:value-type="float">
            <text:p>0.0004967274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77924" calcext:value-type="float">
            <text:p>0.002977924</text:p>
          </table:table-cell>
          <table:table-cell office:value-type="float" office:value="1191.921" calcext:value-type="float">
            <text:p>1191.921</text:p>
          </table:table-cell>
          <table:table-cell office:value-type="float" office:value="1.970918" calcext:value-type="float">
            <text:p>1.970918</text:p>
          </table:table-cell>
          <table:table-cell office:value-type="float" office:value="0" calcext:value-type="float">
            <text:p>0</text:p>
          </table:table-cell>
          <table:table-cell office:value-type="float" office:value="0.01986475" calcext:value-type="float">
            <text:p>0.01986475</text:p>
          </table:table-cell>
          <table:table-cell office:value-type="float" office:value="0.09573424" calcext:value-type="float">
            <text:p>0.09573424</text:p>
          </table:table-cell>
          <table:table-cell office:value-type="float" office:value="0.02312664" calcext:value-type="float">
            <text:p>0.02312664</text:p>
          </table:table-cell>
          <table:table-cell office:value-type="float" office:value="0.01430732" calcext:value-type="float">
            <text:p>0.01430732</text:p>
          </table:table-cell>
          <table:table-cell office:value-type="float" office:value="0.01181867" calcext:value-type="float">
            <text:p>0.01181867</text:p>
          </table:table-cell>
          <table:table-cell office:value-type="float" office:value="0.006287897" calcext:value-type="float">
            <text:p>0.006287897</text:p>
          </table:table-cell>
          <table:table-cell office:value-type="float" office:value="0.004964348" calcext:value-type="float">
            <text:p>0.004964348</text:p>
          </table:table-cell>
          <table:table-cell office:value-type="float" office:value="0.008255152" calcext:value-type="float">
            <text:p>0.008255152</text:p>
          </table:table-cell>
          <table:table-cell office:value-type="float" office:value="0.09848816" calcext:value-type="float">
            <text:p>0.09848816</text:p>
          </table:table-cell>
          <table:table-cell office:value-type="float" office:value="0.09058706" calcext:value-type="float">
            <text:p>0.09058706</text:p>
          </table:table-cell>
          <table:table-cell office:value-type="float" office:value="0.08831075" calcext:value-type="float">
            <text:p>0.08831075</text:p>
          </table:table-cell>
          <table:table-cell office:value-type="float" office:value="0.08752903" calcext:value-type="float">
            <text:p>0.08752903</text:p>
          </table:table-cell>
          <table:table-cell office:value-type="float" office:value="0.08832274" calcext:value-type="float">
            <text:p>0.08832274</text:p>
          </table:table-cell>
          <table:table-cell office:value-type="float" office:value="0.09055583" calcext:value-type="float">
            <text:p>0.09055583</text:p>
          </table:table-cell>
          <table:table-cell office:value-type="float" office:value="0" calcext:value-type="float">
            <text:p>0</text:p>
          </table:table-cell>
          <table:table-cell office:value-type="float" office:value="26.63849" calcext:value-type="float">
            <text:p>26.63849</text:p>
          </table:table-cell>
          <table:table-cell office:value-type="float" office:value="28.36286" calcext:value-type="float">
            <text:p>28.36286</text:p>
          </table:table-cell>
          <table:table-cell office:value-type="float" office:value="11.1945" calcext:value-type="float">
            <text:p>11.1945</text:p>
          </table:table-cell>
          <table:table-cell office:value-type="float" office:value="5.416073" calcext:value-type="float">
            <text:p>5.416073</text:p>
          </table:table-cell>
          <table:table-cell office:value-type="float" office:value="3.362565" calcext:value-type="float">
            <text:p>3.362565</text:p>
          </table:table-cell>
          <table:table-cell office:value-type="float" office:value="1.281114" calcext:value-type="float">
            <text:p>1.281114</text:p>
          </table:table-cell>
          <table:table-cell office:value-type="float" office:value="0.8920419" calcext:value-type="float">
            <text:p>0.8920419</text:p>
          </table:table-cell>
          <table:table-cell office:value-type="float" office:value="1.894714" calcext:value-type="float">
            <text:p>1.894714</text:p>
          </table:table-cell>
          <table:table-cell office:value-type="float" office:value="2.674722" calcext:value-type="float">
            <text:p>2.674722</text:p>
          </table:table-cell>
          <table:table-cell office:value-type="float" office:value="2.549141" calcext:value-type="float">
            <text:p>2.549141</text:p>
          </table:table-cell>
          <table:table-cell office:value-type="float" office:value="2.634634" calcext:value-type="float">
            <text:p>2.634634</text:p>
          </table:table-cell>
          <table:table-cell office:value-type="float" office:value="2.630022" calcext:value-type="float">
            <text:p>2.630022</text:p>
          </table:table-cell>
          <table:table-cell office:value-type="float" office:value="2.743507" calcext:value-type="float">
            <text:p>2.743507</text:p>
          </table:table-cell>
          <table:table-cell office:value-type="float" office:value="2.960654" calcext:value-type="float">
            <text:p>2.960654</text:p>
          </table:table-cell>
          <table:table-cell office:value-type="float" office:value="0" calcext:value-type="float">
            <text:p>0</text:p>
          </table:table-cell>
          <table:table-cell office:value-type="float" office:value="71.5695" calcext:value-type="float">
            <text:p>71.5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1" calcext:value-type="float">
            <text:p>9072001</text:p>
          </table:table-cell>
          <table:table-cell office:value-type="float" office:value="1.057081" calcext:value-type="float">
            <text:p>1.057081</text:p>
          </table:table-cell>
          <table:table-cell office:value-type="float" office:value="138.157" calcext:value-type="float">
            <text:p>138.157</text:p>
          </table:table-cell>
          <table:table-cell office:value-type="float" office:value="5" calcext:value-type="float">
            <text:p>5</text:p>
          </table:table-cell>
          <table:table-cell office:value-type="float" office:value="-1.13861" calcext:value-type="float">
            <text:p>-1.13861</text:p>
          </table:table-cell>
          <table:table-cell office:value-type="float" office:value="11.92395" calcext:value-type="float">
            <text:p>11.92395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67427" calcext:value-type="float">
            <text:p>0.0004967427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81814" calcext:value-type="float">
            <text:p>0.002981814</text:p>
          </table:table-cell>
          <table:table-cell office:value-type="float" office:value="1191.869" calcext:value-type="float">
            <text:p>1191.869</text:p>
          </table:table-cell>
          <table:table-cell office:value-type="float" office:value="1.953102" calcext:value-type="float">
            <text:p>1.953102</text:p>
          </table:table-cell>
          <table:table-cell office:value-type="float" office:value="0" calcext:value-type="float">
            <text:p>0</text:p>
          </table:table-cell>
          <table:table-cell office:value-type="float" office:value="0.01952649" calcext:value-type="float">
            <text:p>0.01952649</text:p>
          </table:table-cell>
          <table:table-cell office:value-type="float" office:value="0.09587849" calcext:value-type="float">
            <text:p>0.09587849</text:p>
          </table:table-cell>
          <table:table-cell office:value-type="float" office:value="0.02386575" calcext:value-type="float">
            <text:p>0.02386575</text:p>
          </table:table-cell>
          <table:table-cell office:value-type="float" office:value="0.01477967" calcext:value-type="float">
            <text:p>0.01477967</text:p>
          </table:table-cell>
          <table:table-cell office:value-type="float" office:value="0.01226567" calcext:value-type="float">
            <text:p>0.01226567</text:p>
          </table:table-cell>
          <table:table-cell office:value-type="float" office:value="0.006296231" calcext:value-type="float">
            <text:p>0.006296231</text:p>
          </table:table-cell>
          <table:table-cell office:value-type="float" office:value="0.004961075" calcext:value-type="float">
            <text:p>0.004961075</text:p>
          </table:table-cell>
          <table:table-cell office:value-type="float" office:value="0.008149297" calcext:value-type="float">
            <text:p>0.008149297</text:p>
          </table:table-cell>
          <table:table-cell office:value-type="float" office:value="0.09872185" calcext:value-type="float">
            <text:p>0.09872185</text:p>
          </table:table-cell>
          <table:table-cell office:value-type="float" office:value="0.09073368" calcext:value-type="float">
            <text:p>0.09073368</text:p>
          </table:table-cell>
          <table:table-cell office:value-type="float" office:value="0.08844512" calcext:value-type="float">
            <text:p>0.08844512</text:p>
          </table:table-cell>
          <table:table-cell office:value-type="float" office:value="0.08765891" calcext:value-type="float">
            <text:p>0.08765891</text:p>
          </table:table-cell>
          <table:table-cell office:value-type="float" office:value="0.08845755" calcext:value-type="float">
            <text:p>0.08845755</text:p>
          </table:table-cell>
          <table:table-cell office:value-type="float" office:value="0.09069682" calcext:value-type="float">
            <text:p>0.09069682</text:p>
          </table:table-cell>
          <table:table-cell office:value-type="float" office:value="0" calcext:value-type="float">
            <text:p>0</text:p>
          </table:table-cell>
          <table:table-cell office:value-type="float" office:value="26.61535" calcext:value-type="float">
            <text:p>26.61535</text:p>
          </table:table-cell>
          <table:table-cell office:value-type="float" office:value="28.32134" calcext:value-type="float">
            <text:p>28.32134</text:p>
          </table:table-cell>
          <table:table-cell office:value-type="float" office:value="11.17809" calcext:value-type="float">
            <text:p>11.17809</text:p>
          </table:table-cell>
          <table:table-cell office:value-type="float" office:value="5.408312" calcext:value-type="float">
            <text:p>5.408312</text:p>
          </table:table-cell>
          <table:table-cell office:value-type="float" office:value="3.358319" calcext:value-type="float">
            <text:p>3.358319</text:p>
          </table:table-cell>
          <table:table-cell office:value-type="float" office:value="1.28017" calcext:value-type="float">
            <text:p>1.28017</text:p>
          </table:table-cell>
          <table:table-cell office:value-type="float" office:value="0.8913476" calcext:value-type="float">
            <text:p>0.8913476</text:p>
          </table:table-cell>
          <table:table-cell office:value-type="float" office:value="1.891351" calcext:value-type="float">
            <text:p>1.891351</text:p>
          </table:table-cell>
          <table:table-cell office:value-type="float" office:value="2.687521" calcext:value-type="float">
            <text:p>2.687521</text:p>
          </table:table-cell>
          <table:table-cell office:value-type="float" office:value="2.561082" calcext:value-type="float">
            <text:p>2.561082</text:p>
          </table:table-cell>
          <table:table-cell office:value-type="float" office:value="2.646795" calcext:value-type="float">
            <text:p>2.646795</text:p>
          </table:table-cell>
          <table:table-cell office:value-type="float" office:value="2.642096" calcext:value-type="float">
            <text:p>2.642096</text:p>
          </table:table-cell>
          <table:table-cell office:value-type="float" office:value="2.756232" calcext:value-type="float">
            <text:p>2.756232</text:p>
          </table:table-cell>
          <table:table-cell office:value-type="float" office:value="2.973994" calcext:value-type="float">
            <text:p>2.973994</text:p>
          </table:table-cell>
          <table:table-cell office:value-type="float" office:value="0" calcext:value-type="float">
            <text:p>0</text:p>
          </table:table-cell>
          <table:table-cell office:value-type="float" office:value="72.07955" calcext:value-type="float">
            <text:p>72.07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1" calcext:value-type="float">
            <text:p>10072001</text:p>
          </table:table-cell>
          <table:table-cell office:value-type="float" office:value="1.050368" calcext:value-type="float">
            <text:p>1.050368</text:p>
          </table:table-cell>
          <table:table-cell office:value-type="float" office:value="138.1411" calcext:value-type="float">
            <text:p>138.1411</text:p>
          </table:table-cell>
          <table:table-cell office:value-type="float" office:value="5" calcext:value-type="float">
            <text:p>5</text:p>
          </table:table-cell>
          <table:table-cell office:value-type="float" office:value="-1.175191" calcext:value-type="float">
            <text:p>-1.175191</text:p>
          </table:table-cell>
          <table:table-cell office:value-type="float" office:value="11.95899" calcext:value-type="float">
            <text:p>11.95899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67595" calcext:value-type="float">
            <text:p>0.0004967595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85777" calcext:value-type="float">
            <text:p>0.002985777</text:p>
          </table:table-cell>
          <table:table-cell office:value-type="float" office:value="1191.818" calcext:value-type="float">
            <text:p>1191.818</text:p>
          </table:table-cell>
          <table:table-cell office:value-type="float" office:value="1.937396" calcext:value-type="float">
            <text:p>1.937396</text:p>
          </table:table-cell>
          <table:table-cell office:value-type="float" office:value="0" calcext:value-type="float">
            <text:p>0</text:p>
          </table:table-cell>
          <table:table-cell office:value-type="float" office:value="0.01890318" calcext:value-type="float">
            <text:p>0.01890318</text:p>
          </table:table-cell>
          <table:table-cell office:value-type="float" office:value="0.09294878" calcext:value-type="float">
            <text:p>0.09294878</text:p>
          </table:table-cell>
          <table:table-cell office:value-type="float" office:value="0.022098" calcext:value-type="float">
            <text:p>0.022098</text:p>
          </table:table-cell>
          <table:table-cell office:value-type="float" office:value="0.01406212" calcext:value-type="float">
            <text:p>0.01406212</text:p>
          </table:table-cell>
          <table:table-cell office:value-type="float" office:value="0.01185981" calcext:value-type="float">
            <text:p>0.01185981</text:p>
          </table:table-cell>
          <table:table-cell office:value-type="float" office:value="0.006087618" calcext:value-type="float">
            <text:p>0.006087618</text:p>
          </table:table-cell>
          <table:table-cell office:value-type="float" office:value="0.004891335" calcext:value-type="float">
            <text:p>0.004891335</text:p>
          </table:table-cell>
          <table:table-cell office:value-type="float" office:value="0.008000258" calcext:value-type="float">
            <text:p>0.008000258</text:p>
          </table:table-cell>
          <table:table-cell office:value-type="float" office:value="0.09883627" calcext:value-type="float">
            <text:p>0.09883627</text:p>
          </table:table-cell>
          <table:table-cell office:value-type="float" office:value="0.09088208" calcext:value-type="float">
            <text:p>0.09088208</text:p>
          </table:table-cell>
          <table:table-cell office:value-type="float" office:value="0.08857992" calcext:value-type="float">
            <text:p>0.08857992</text:p>
          </table:table-cell>
          <table:table-cell office:value-type="float" office:value="0.08778856" calcext:value-type="float">
            <text:p>0.08778856</text:p>
          </table:table-cell>
          <table:table-cell office:value-type="float" office:value="0.08859225" calcext:value-type="float">
            <text:p>0.08859225</text:p>
          </table:table-cell>
          <table:table-cell office:value-type="float" office:value="0.09083773" calcext:value-type="float">
            <text:p>0.09083773</text:p>
          </table:table-cell>
          <table:table-cell office:value-type="float" office:value="0" calcext:value-type="float">
            <text:p>0</text:p>
          </table:table-cell>
          <table:table-cell office:value-type="float" office:value="26.58819" calcext:value-type="float">
            <text:p>26.58819</text:p>
          </table:table-cell>
          <table:table-cell office:value-type="float" office:value="28.27981" calcext:value-type="float">
            <text:p>28.27981</text:p>
          </table:table-cell>
          <table:table-cell office:value-type="float" office:value="11.1621" calcext:value-type="float">
            <text:p>11.1621</text:p>
          </table:table-cell>
          <table:table-cell office:value-type="float" office:value="5.400844" calcext:value-type="float">
            <text:p>5.400844</text:p>
          </table:table-cell>
          <table:table-cell office:value-type="float" office:value="3.354299" calcext:value-type="float">
            <text:p>3.354299</text:p>
          </table:table-cell>
          <table:table-cell office:value-type="float" office:value="1.27922" calcext:value-type="float">
            <text:p>1.27922</text:p>
          </table:table-cell>
          <table:table-cell office:value-type="float" office:value="0.8906524" calcext:value-type="float">
            <text:p>0.8906524</text:p>
          </table:table-cell>
          <table:table-cell office:value-type="float" office:value="1.887975" calcext:value-type="float">
            <text:p>1.887975</text:p>
          </table:table-cell>
          <table:table-cell office:value-type="float" office:value="2.700313" calcext:value-type="float">
            <text:p>2.700313</text:p>
          </table:table-cell>
          <table:table-cell office:value-type="float" office:value="2.573016" calcext:value-type="float">
            <text:p>2.573016</text:p>
          </table:table-cell>
          <table:table-cell office:value-type="float" office:value="2.658947" calcext:value-type="float">
            <text:p>2.658947</text:p>
          </table:table-cell>
          <table:table-cell office:value-type="float" office:value="2.654161" calcext:value-type="float">
            <text:p>2.654161</text:p>
          </table:table-cell>
          <table:table-cell office:value-type="float" office:value="2.768945" calcext:value-type="float">
            <text:p>2.768945</text:p>
          </table:table-cell>
          <table:table-cell office:value-type="float" office:value="2.987314" calcext:value-type="float">
            <text:p>2.987314</text:p>
          </table:table-cell>
          <table:table-cell office:value-type="float" office:value="0" calcext:value-type="float">
            <text:p>0</text:p>
          </table:table-cell>
          <table:table-cell office:value-type="float" office:value="69.31342" calcext:value-type="float">
            <text:p>69.31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1" calcext:value-type="float">
            <text:p>11072001</text:p>
          </table:table-cell>
          <table:table-cell office:value-type="float" office:value="1.04485" calcext:value-type="float">
            <text:p>1.04485</text:p>
          </table:table-cell>
          <table:table-cell office:value-type="float" office:value="138.1266" calcext:value-type="float">
            <text:p>138.1266</text:p>
          </table:table-cell>
          <table:table-cell office:value-type="float" office:value="5" calcext:value-type="float">
            <text:p>5</text:p>
          </table:table-cell>
          <table:table-cell office:value-type="float" office:value="-1.2098" calcext:value-type="float">
            <text:p>-1.2098</text:p>
          </table:table-cell>
          <table:table-cell office:value-type="float" office:value="11.99374" calcext:value-type="float">
            <text:p>11.99374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69924" calcext:value-type="float">
            <text:p>0.0004969924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90114" calcext:value-type="float">
            <text:p>0.002990114</text:p>
          </table:table-cell>
          <table:table-cell office:value-type="float" office:value="1191.766" calcext:value-type="float">
            <text:p>1191.766</text:p>
          </table:table-cell>
          <table:table-cell office:value-type="float" office:value="1.924659" calcext:value-type="float">
            <text:p>1.924659</text:p>
          </table:table-cell>
          <table:table-cell office:value-type="float" office:value="0" calcext:value-type="float">
            <text:p>0</text:p>
          </table:table-cell>
          <table:table-cell office:value-type="float" office:value="0.01911015" calcext:value-type="float">
            <text:p>0.01911015</text:p>
          </table:table-cell>
          <table:table-cell office:value-type="float" office:value="0.09109908" calcext:value-type="float">
            <text:p>0.09109908</text:p>
          </table:table-cell>
          <table:table-cell office:value-type="float" office:value="0.02001378" calcext:value-type="float">
            <text:p>0.02001378</text:p>
          </table:table-cell>
          <table:table-cell office:value-type="float" office:value="0.01282398" calcext:value-type="float">
            <text:p>0.01282398</text:p>
          </table:table-cell>
          <table:table-cell office:value-type="float" office:value="0.01089795" calcext:value-type="float">
            <text:p>0.01089795</text:p>
          </table:table-cell>
          <table:table-cell office:value-type="float" office:value="0.005734927" calcext:value-type="float">
            <text:p>0.005734927</text:p>
          </table:table-cell>
          <table:table-cell office:value-type="float" office:value="0.004758648" calcext:value-type="float">
            <text:p>0.004758648</text:p>
          </table:table-cell>
          <table:table-cell office:value-type="float" office:value="0.008639738" calcext:value-type="float">
            <text:p>0.008639738</text:p>
          </table:table-cell>
          <table:table-cell office:value-type="float" office:value="0.09721341" calcext:value-type="float">
            <text:p>0.09721341</text:p>
          </table:table-cell>
          <table:table-cell office:value-type="float" office:value="0.09102672" calcext:value-type="float">
            <text:p>0.09102672</text:p>
          </table:table-cell>
          <table:table-cell office:value-type="float" office:value="0.08871481" calcext:value-type="float">
            <text:p>0.08871481</text:p>
          </table:table-cell>
          <table:table-cell office:value-type="float" office:value="0.08791824" calcext:value-type="float">
            <text:p>0.08791824</text:p>
          </table:table-cell>
          <table:table-cell office:value-type="float" office:value="0.08872689" calcext:value-type="float">
            <text:p>0.08872689</text:p>
          </table:table-cell>
          <table:table-cell office:value-type="float" office:value="0.09097855" calcext:value-type="float">
            <text:p>0.09097855</text:p>
          </table:table-cell>
          <table:table-cell office:value-type="float" office:value="0" calcext:value-type="float">
            <text:p>0</text:p>
          </table:table-cell>
          <table:table-cell office:value-type="float" office:value="26.55081" calcext:value-type="float">
            <text:p>26.55081</text:p>
          </table:table-cell>
          <table:table-cell office:value-type="float" office:value="28.23721" calcext:value-type="float">
            <text:p>28.23721</text:p>
          </table:table-cell>
          <table:table-cell office:value-type="float" office:value="11.14576" calcext:value-type="float">
            <text:p>11.14576</text:p>
          </table:table-cell>
          <table:table-cell office:value-type="float" office:value="5.393276" calcext:value-type="float">
            <text:p>5.393276</text:p>
          </table:table-cell>
          <table:table-cell office:value-type="float" office:value="3.350175" calcext:value-type="float">
            <text:p>3.350175</text:p>
          </table:table-cell>
          <table:table-cell office:value-type="float" office:value="1.278214" calcext:value-type="float">
            <text:p>1.278214</text:p>
          </table:table-cell>
          <table:table-cell office:value-type="float" office:value="0.8899406" calcext:value-type="float">
            <text:p>0.8899406</text:p>
          </table:table-cell>
          <table:table-cell office:value-type="float" office:value="1.884644" calcext:value-type="float">
            <text:p>1.884644</text:p>
          </table:table-cell>
          <table:table-cell office:value-type="float" office:value="2.71293" calcext:value-type="float">
            <text:p>2.71293</text:p>
          </table:table-cell>
          <table:table-cell office:value-type="float" office:value="2.584939" calcext:value-type="float">
            <text:p>2.584939</text:p>
          </table:table-cell>
          <table:table-cell office:value-type="float" office:value="2.671079" calcext:value-type="float">
            <text:p>2.671079</text:p>
          </table:table-cell>
          <table:table-cell office:value-type="float" office:value="2.666214" calcext:value-type="float">
            <text:p>2.666214</text:p>
          </table:table-cell>
          <table:table-cell office:value-type="float" office:value="2.781641" calcext:value-type="float">
            <text:p>2.781641</text:p>
          </table:table-cell>
          <table:table-cell office:value-type="float" office:value="3.000618" calcext:value-type="float">
            <text:p>3.000618</text:p>
          </table:table-cell>
          <table:table-cell office:value-type="float" office:value="0" calcext:value-type="float">
            <text:p>0</text:p>
          </table:table-cell>
          <table:table-cell office:value-type="float" office:value="63.33363" calcext:value-type="float">
            <text:p>63.33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1" calcext:value-type="float">
            <text:p>12072001</text:p>
          </table:table-cell>
          <table:table-cell office:value-type="float" office:value="1.038832" calcext:value-type="float">
            <text:p>1.038832</text:p>
          </table:table-cell>
          <table:table-cell office:value-type="float" office:value="138.1121" calcext:value-type="float">
            <text:p>138.1121</text:p>
          </table:table-cell>
          <table:table-cell office:value-type="float" office:value="5" calcext:value-type="float">
            <text:p>5</text:p>
          </table:table-cell>
          <table:table-cell office:value-type="float" office:value="-1.246008" calcext:value-type="float">
            <text:p>-1.246008</text:p>
          </table:table-cell>
          <table:table-cell office:value-type="float" office:value="12.02826" calcext:value-type="float">
            <text:p>12.02826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0092" calcext:value-type="float">
            <text:p>0.0004970092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94092" calcext:value-type="float">
            <text:p>0.002994092</text:p>
          </table:table-cell>
          <table:table-cell office:value-type="float" office:value="1191.714" calcext:value-type="float">
            <text:p>1191.714</text:p>
          </table:table-cell>
          <table:table-cell office:value-type="float" office:value="1.909559" calcext:value-type="float">
            <text:p>1.909559</text:p>
          </table:table-cell>
          <table:table-cell office:value-type="float" office:value="0" calcext:value-type="float">
            <text:p>0</text:p>
          </table:table-cell>
          <table:table-cell office:value-type="float" office:value="0.01849016" calcext:value-type="float">
            <text:p>0.01849016</text:p>
          </table:table-cell>
          <table:table-cell office:value-type="float" office:value="0.09132373" calcext:value-type="float">
            <text:p>0.09132373</text:p>
          </table:table-cell>
          <table:table-cell office:value-type="float" office:value="0.02095226" calcext:value-type="float">
            <text:p>0.02095226</text:p>
          </table:table-cell>
          <table:table-cell office:value-type="float" office:value="0.01403266" calcext:value-type="float">
            <text:p>0.01403266</text:p>
          </table:table-cell>
          <table:table-cell office:value-type="float" office:value="0.01232496" calcext:value-type="float">
            <text:p>0.01232496</text:p>
          </table:table-cell>
          <table:table-cell office:value-type="float" office:value="0.005903451" calcext:value-type="float">
            <text:p>0.005903451</text:p>
          </table:table-cell>
          <table:table-cell office:value-type="float" office:value="0.004785488" calcext:value-type="float">
            <text:p>0.004785488</text:p>
          </table:table-cell>
          <table:table-cell office:value-type="float" office:value="0.009051523" calcext:value-type="float">
            <text:p>0.009051523</text:p>
          </table:table-cell>
          <table:table-cell office:value-type="float" office:value="0.08960278" calcext:value-type="float">
            <text:p>0.08960278</text:p>
          </table:table-cell>
          <table:table-cell office:value-type="float" office:value="0.09116075" calcext:value-type="float">
            <text:p>0.09116075</text:p>
          </table:table-cell>
          <table:table-cell office:value-type="float" office:value="0.0888491" calcext:value-type="float">
            <text:p>0.0888491</text:p>
          </table:table-cell>
          <table:table-cell office:value-type="float" office:value="0.08804797" calcext:value-type="float">
            <text:p>0.08804797</text:p>
          </table:table-cell>
          <table:table-cell office:value-type="float" office:value="0.08886132" calcext:value-type="float">
            <text:p>0.08886132</text:p>
          </table:table-cell>
          <table:table-cell office:value-type="float" office:value="0.09111899" calcext:value-type="float">
            <text:p>0.09111899</text:p>
          </table:table-cell>
          <table:table-cell office:value-type="float" office:value="0" calcext:value-type="float">
            <text:p>0</text:p>
          </table:table-cell>
          <table:table-cell office:value-type="float" office:value="26.52617" calcext:value-type="float">
            <text:p>26.52617</text:p>
          </table:table-cell>
          <table:table-cell office:value-type="float" office:value="28.19599" calcext:value-type="float">
            <text:p>28.19599</text:p>
          </table:table-cell>
          <table:table-cell office:value-type="float" office:value="11.13018" calcext:value-type="float">
            <text:p>11.13018</text:p>
          </table:table-cell>
          <table:table-cell office:value-type="float" office:value="5.386188" calcext:value-type="float">
            <text:p>5.386188</text:p>
          </table:table-cell>
          <table:table-cell office:value-type="float" office:value="3.346432" calcext:value-type="float">
            <text:p>3.346432</text:p>
          </table:table-cell>
          <table:table-cell office:value-type="float" office:value="1.277195" calcext:value-type="float">
            <text:p>1.277195</text:p>
          </table:table-cell>
          <table:table-cell office:value-type="float" office:value="0.8892151" calcext:value-type="float">
            <text:p>0.8892151</text:p>
          </table:table-cell>
          <table:table-cell office:value-type="float" office:value="1.88152" calcext:value-type="float">
            <text:p>1.88152</text:p>
          </table:table-cell>
          <table:table-cell office:value-type="float" office:value="2.724496" calcext:value-type="float">
            <text:p>2.724496</text:p>
          </table:table-cell>
          <table:table-cell office:value-type="float" office:value="2.596845" calcext:value-type="float">
            <text:p>2.596845</text:p>
          </table:table-cell>
          <table:table-cell office:value-type="float" office:value="2.683203" calcext:value-type="float">
            <text:p>2.683203</text:p>
          </table:table-cell>
          <table:table-cell office:value-type="float" office:value="2.678251" calcext:value-type="float">
            <text:p>2.678251</text:p>
          </table:table-cell>
          <table:table-cell office:value-type="float" office:value="2.794322" calcext:value-type="float">
            <text:p>2.794322</text:p>
          </table:table-cell>
          <table:table-cell office:value-type="float" office:value="3.013906" calcext:value-type="float">
            <text:p>3.013906</text:p>
          </table:table-cell>
          <table:table-cell office:value-type="float" office:value="0" calcext:value-type="float">
            <text:p>0</text:p>
          </table:table-cell>
          <table:table-cell office:value-type="float" office:value="65.32816" calcext:value-type="float">
            <text:p>65.32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1" calcext:value-type="float">
            <text:p>13072001</text:p>
          </table:table-cell>
          <table:table-cell office:value-type="float" office:value="1.032982" calcext:value-type="float">
            <text:p>1.032982</text:p>
          </table:table-cell>
          <table:table-cell office:value-type="float" office:value="138.0977" calcext:value-type="float">
            <text:p>138.0977</text:p>
          </table:table-cell>
          <table:table-cell office:value-type="float" office:value="5" calcext:value-type="float">
            <text:p>5</text:p>
          </table:table-cell>
          <table:table-cell office:value-type="float" office:value="-1.283255" calcext:value-type="float">
            <text:p>-1.283255</text:p>
          </table:table-cell>
          <table:table-cell office:value-type="float" office:value="12.06188" calcext:value-type="float">
            <text:p>12.06188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026" calcext:value-type="float">
            <text:p>0.000497026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98032" calcext:value-type="float">
            <text:p>0.002998032</text:p>
          </table:table-cell>
          <table:table-cell office:value-type="float" office:value="1191.662" calcext:value-type="float">
            <text:p>1191.662</text:p>
          </table:table-cell>
          <table:table-cell office:value-type="float" office:value="1.894135" calcext:value-type="float">
            <text:p>1.894135</text:p>
          </table:table-cell>
          <table:table-cell office:value-type="float" office:value="0" calcext:value-type="float">
            <text:p>0</text:p>
          </table:table-cell>
          <table:table-cell office:value-type="float" office:value="0.0184297" calcext:value-type="float">
            <text:p>0.0184297</text:p>
          </table:table-cell>
          <table:table-cell office:value-type="float" office:value="0.09183265" calcext:value-type="float">
            <text:p>0.09183265</text:p>
          </table:table-cell>
          <table:table-cell office:value-type="float" office:value="0.02120975" calcext:value-type="float">
            <text:p>0.02120975</text:p>
          </table:table-cell>
          <table:table-cell office:value-type="float" office:value="0.01445685" calcext:value-type="float">
            <text:p>0.01445685</text:p>
          </table:table-cell>
          <table:table-cell office:value-type="float" office:value="0.01304575" calcext:value-type="float">
            <text:p>0.01304575</text:p>
          </table:table-cell>
          <table:table-cell office:value-type="float" office:value="0.005901616" calcext:value-type="float">
            <text:p>0.005901616</text:p>
          </table:table-cell>
          <table:table-cell office:value-type="float" office:value="0.00477792" calcext:value-type="float">
            <text:p>0.00477792</text:p>
          </table:table-cell>
          <table:table-cell office:value-type="float" office:value="0.009109933" calcext:value-type="float">
            <text:p>0.009109933</text:p>
          </table:table-cell>
          <table:table-cell office:value-type="float" office:value="0.08026395" calcext:value-type="float">
            <text:p>0.08026395</text:p>
          </table:table-cell>
          <table:table-cell office:value-type="float" office:value="0.09128119" calcext:value-type="float">
            <text:p>0.09128119</text:p>
          </table:table-cell>
          <table:table-cell office:value-type="float" office:value="0.08898205" calcext:value-type="float">
            <text:p>0.08898205</text:p>
          </table:table-cell>
          <table:table-cell office:value-type="float" office:value="0.0881774" calcext:value-type="float">
            <text:p>0.0881774</text:p>
          </table:table-cell>
          <table:table-cell office:value-type="float" office:value="0.08899545" calcext:value-type="float">
            <text:p>0.08899545</text:p>
          </table:table-cell>
          <table:table-cell office:value-type="float" office:value="0.09125935" calcext:value-type="float">
            <text:p>0.09125935</text:p>
          </table:table-cell>
          <table:table-cell office:value-type="float" office:value="0" calcext:value-type="float">
            <text:p>0</text:p>
          </table:table-cell>
          <table:table-cell office:value-type="float" office:value="26.50253" calcext:value-type="float">
            <text:p>26.50253</text:p>
          </table:table-cell>
          <table:table-cell office:value-type="float" office:value="28.15552" calcext:value-type="float">
            <text:p>28.15552</text:p>
          </table:table-cell>
          <table:table-cell office:value-type="float" office:value="11.11497" calcext:value-type="float">
            <text:p>11.11497</text:p>
          </table:table-cell>
          <table:table-cell office:value-type="float" office:value="5.379476" calcext:value-type="float">
            <text:p>5.379476</text:p>
          </table:table-cell>
          <table:table-cell office:value-type="float" office:value="3.343187" calcext:value-type="float">
            <text:p>3.343187</text:p>
          </table:table-cell>
          <table:table-cell office:value-type="float" office:value="1.276197" calcext:value-type="float">
            <text:p>1.276197</text:p>
          </table:table-cell>
          <table:table-cell office:value-type="float" office:value="0.8884971" calcext:value-type="float">
            <text:p>0.8884971</text:p>
          </table:table-cell>
          <table:table-cell office:value-type="float" office:value="1.878426" calcext:value-type="float">
            <text:p>1.878426</text:p>
          </table:table-cell>
          <table:table-cell office:value-type="float" office:value="2.73405" calcext:value-type="float">
            <text:p>2.73405</text:p>
          </table:table-cell>
          <table:table-cell office:value-type="float" office:value="2.608737" calcext:value-type="float">
            <text:p>2.608737</text:p>
          </table:table-cell>
          <table:table-cell office:value-type="float" office:value="2.695307" calcext:value-type="float">
            <text:p>2.695307</text:p>
          </table:table-cell>
          <table:table-cell office:value-type="float" office:value="2.690278" calcext:value-type="float">
            <text:p>2.690278</text:p>
          </table:table-cell>
          <table:table-cell office:value-type="float" office:value="2.80699" calcext:value-type="float">
            <text:p>2.80699</text:p>
          </table:table-cell>
          <table:table-cell office:value-type="float" office:value="3.027175" calcext:value-type="float">
            <text:p>3.027175</text:p>
          </table:table-cell>
          <table:table-cell office:value-type="float" office:value="0" calcext:value-type="float">
            <text:p>0</text:p>
          </table:table-cell>
          <table:table-cell office:value-type="float" office:value="66.20863" calcext:value-type="float">
            <text:p>66.20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1" calcext:value-type="float">
            <text:p>14072001</text:p>
          </table:table-cell>
          <table:table-cell office:value-type="float" office:value="1.02704" calcext:value-type="float">
            <text:p>1.02704</text:p>
          </table:table-cell>
          <table:table-cell office:value-type="float" office:value="138.0832" calcext:value-type="float">
            <text:p>138.0832</text:p>
          </table:table-cell>
          <table:table-cell office:value-type="float" office:value="5" calcext:value-type="float">
            <text:p>5</text:p>
          </table:table-cell>
          <table:table-cell office:value-type="float" office:value="-1.321314" calcext:value-type="float">
            <text:p>-1.321314</text:p>
          </table:table-cell>
          <table:table-cell office:value-type="float" office:value="12.09471" calcext:value-type="float">
            <text:p>12.09471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0385" calcext:value-type="float">
            <text:p>0.0004970385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01902" calcext:value-type="float">
            <text:p>0.003001902</text:p>
          </table:table-cell>
          <table:table-cell office:value-type="float" office:value="1191.61" calcext:value-type="float">
            <text:p>1191.61</text:p>
          </table:table-cell>
          <table:table-cell office:value-type="float" office:value="1.877911" calcext:value-type="float">
            <text:p>1.877911</text:p>
          </table:table-cell>
          <table:table-cell office:value-type="float" office:value="0" calcext:value-type="float">
            <text:p>0</text:p>
          </table:table-cell>
          <table:table-cell office:value-type="float" office:value="0.01828042" calcext:value-type="float">
            <text:p>0.01828042</text:p>
          </table:table-cell>
          <table:table-cell office:value-type="float" office:value="0.0921491" calcext:value-type="float">
            <text:p>0.0921491</text:p>
          </table:table-cell>
          <table:table-cell office:value-type="float" office:value="0.02135421" calcext:value-type="float">
            <text:p>0.02135421</text:p>
          </table:table-cell>
          <table:table-cell office:value-type="float" office:value="0.01483209" calcext:value-type="float">
            <text:p>0.01483209</text:p>
          </table:table-cell>
          <table:table-cell office:value-type="float" office:value="0.01355922" calcext:value-type="float">
            <text:p>0.01355922</text:p>
          </table:table-cell>
          <table:table-cell office:value-type="float" office:value="0.005976513" calcext:value-type="float">
            <text:p>0.005976513</text:p>
          </table:table-cell>
          <table:table-cell office:value-type="float" office:value="0.004797281" calcext:value-type="float">
            <text:p>0.004797281</text:p>
          </table:table-cell>
          <table:table-cell office:value-type="float" office:value="0.009249291" calcext:value-type="float">
            <text:p>0.009249291</text:p>
          </table:table-cell>
          <table:table-cell office:value-type="float" office:value="0.07368268" calcext:value-type="float">
            <text:p>0.07368268</text:p>
          </table:table-cell>
          <table:table-cell office:value-type="float" office:value="0.09139303" calcext:value-type="float">
            <text:p>0.09139303</text:p>
          </table:table-cell>
          <table:table-cell office:value-type="float" office:value="0.08911344" calcext:value-type="float">
            <text:p>0.08911344</text:p>
          </table:table-cell>
          <table:table-cell office:value-type="float" office:value="0.0883064" calcext:value-type="float">
            <text:p>0.0883064</text:p>
          </table:table-cell>
          <table:table-cell office:value-type="float" office:value="0.08912951" calcext:value-type="float">
            <text:p>0.08912951</text:p>
          </table:table-cell>
          <table:table-cell office:value-type="float" office:value="0.09139965" calcext:value-type="float">
            <text:p>0.09139965</text:p>
          </table:table-cell>
          <table:table-cell office:value-type="float" office:value="0" calcext:value-type="float">
            <text:p>0</text:p>
          </table:table-cell>
          <table:table-cell office:value-type="float" office:value="26.47848" calcext:value-type="float">
            <text:p>26.47848</text:p>
          </table:table-cell>
          <table:table-cell office:value-type="float" office:value="28.11578" calcext:value-type="float">
            <text:p>28.11578</text:p>
          </table:table-cell>
          <table:table-cell office:value-type="float" office:value="11.10017" calcext:value-type="float">
            <text:p>11.10017</text:p>
          </table:table-cell>
          <table:table-cell office:value-type="float" office:value="5.373141" calcext:value-type="float">
            <text:p>5.373141</text:p>
          </table:table-cell>
          <table:table-cell office:value-type="float" office:value="3.340262" calcext:value-type="float">
            <text:p>3.340262</text:p>
          </table:table-cell>
          <table:table-cell office:value-type="float" office:value="1.275224" calcext:value-type="float">
            <text:p>1.275224</text:p>
          </table:table-cell>
          <table:table-cell office:value-type="float" office:value="0.8877885" calcext:value-type="float">
            <text:p>0.8877885</text:p>
          </table:table-cell>
          <table:table-cell office:value-type="float" office:value="1.875376" calcext:value-type="float">
            <text:p>1.875376</text:p>
          </table:table-cell>
          <table:table-cell office:value-type="float" office:value="2.741879" calcext:value-type="float">
            <text:p>2.741879</text:p>
          </table:table-cell>
          <table:table-cell office:value-type="float" office:value="2.620607" calcext:value-type="float">
            <text:p>2.620607</text:p>
          </table:table-cell>
          <table:table-cell office:value-type="float" office:value="2.707401" calcext:value-type="float">
            <text:p>2.707401</text:p>
          </table:table-cell>
          <table:table-cell office:value-type="float" office:value="2.702291" calcext:value-type="float">
            <text:p>2.702291</text:p>
          </table:table-cell>
          <table:table-cell office:value-type="float" office:value="2.819643" calcext:value-type="float">
            <text:p>2.819643</text:p>
          </table:table-cell>
          <table:table-cell office:value-type="float" office:value="3.040429" calcext:value-type="float">
            <text:p>3.040429</text:p>
          </table:table-cell>
          <table:table-cell office:value-type="float" office:value="0" calcext:value-type="float">
            <text:p>0</text:p>
          </table:table-cell>
          <table:table-cell office:value-type="float" office:value="67.90257" calcext:value-type="float">
            <text:p>67.902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1" calcext:value-type="float">
            <text:p>15072001</text:p>
          </table:table-cell>
          <table:table-cell office:value-type="float" office:value="1.021807" calcext:value-type="float">
            <text:p>1.021807</text:p>
          </table:table-cell>
          <table:table-cell office:value-type="float" office:value="138.0695" calcext:value-type="float">
            <text:p>138.0695</text:p>
          </table:table-cell>
          <table:table-cell office:value-type="float" office:value="5" calcext:value-type="float">
            <text:p>5</text:p>
          </table:table-cell>
          <table:table-cell office:value-type="float" office:value="-1.358503" calcext:value-type="float">
            <text:p>-1.358503</text:p>
          </table:table-cell>
          <table:table-cell office:value-type="float" office:value="12.12688" calcext:value-type="float">
            <text:p>12.12688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0497" calcext:value-type="float">
            <text:p>0.0004970497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05681" calcext:value-type="float">
            <text:p>0.003005681</text:p>
          </table:table-cell>
          <table:table-cell office:value-type="float" office:value="1191.557" calcext:value-type="float">
            <text:p>1191.557</text:p>
          </table:table-cell>
          <table:table-cell office:value-type="float" office:value="1.864107" calcext:value-type="float">
            <text:p>1.864107</text:p>
          </table:table-cell>
          <table:table-cell office:value-type="float" office:value="0" calcext:value-type="float">
            <text:p>0</text:p>
          </table:table-cell>
          <table:table-cell office:value-type="float" office:value="0.01841923" calcext:value-type="float">
            <text:p>0.01841923</text:p>
          </table:table-cell>
          <table:table-cell office:value-type="float" office:value="0.09175589" calcext:value-type="float">
            <text:p>0.09175589</text:p>
          </table:table-cell>
          <table:table-cell office:value-type="float" office:value="0.02004315" calcext:value-type="float">
            <text:p>0.02004315</text:p>
          </table:table-cell>
          <table:table-cell office:value-type="float" office:value="0.01377693" calcext:value-type="float">
            <text:p>0.01377693</text:p>
          </table:table-cell>
          <table:table-cell office:value-type="float" office:value="0.01253262" calcext:value-type="float">
            <text:p>0.01253262</text:p>
          </table:table-cell>
          <table:table-cell office:value-type="float" office:value="0.005787783" calcext:value-type="float">
            <text:p>0.005787783</text:p>
          </table:table-cell>
          <table:table-cell office:value-type="float" office:value="0.004734011" calcext:value-type="float">
            <text:p>0.004734011</text:p>
          </table:table-cell>
          <table:table-cell office:value-type="float" office:value="0.009289918" calcext:value-type="float">
            <text:p>0.009289918</text:p>
          </table:table-cell>
          <table:table-cell office:value-type="float" office:value="0.0696086" calcext:value-type="float">
            <text:p>0.0696086</text:p>
          </table:table-cell>
          <table:table-cell office:value-type="float" office:value="0.09150171" calcext:value-type="float">
            <text:p>0.09150171</text:p>
          </table:table-cell>
          <table:table-cell office:value-type="float" office:value="0.08924349" calcext:value-type="float">
            <text:p>0.08924349</text:p>
          </table:table-cell>
          <table:table-cell office:value-type="float" office:value="0.0884352" calcext:value-type="float">
            <text:p>0.0884352</text:p>
          </table:table-cell>
          <table:table-cell office:value-type="float" office:value="0.08926343" calcext:value-type="float">
            <text:p>0.08926343</text:p>
          </table:table-cell>
          <table:table-cell office:value-type="float" office:value="0.09153992" calcext:value-type="float">
            <text:p>0.09153992</text:p>
          </table:table-cell>
          <table:table-cell office:value-type="float" office:value="0" calcext:value-type="float">
            <text:p>0</text:p>
          </table:table-cell>
          <table:table-cell office:value-type="float" office:value="26.44939" calcext:value-type="float">
            <text:p>26.44939</text:p>
          </table:table-cell>
          <table:table-cell office:value-type="float" office:value="28.07551" calcext:value-type="float">
            <text:p>28.07551</text:p>
          </table:table-cell>
          <table:table-cell office:value-type="float" office:value="11.08499" calcext:value-type="float">
            <text:p>11.08499</text:p>
          </table:table-cell>
          <table:table-cell office:value-type="float" office:value="5.366742" calcext:value-type="float">
            <text:p>5.366742</text:p>
          </table:table-cell>
          <table:table-cell office:value-type="float" office:value="3.337318" calcext:value-type="float">
            <text:p>3.337318</text:p>
          </table:table-cell>
          <table:table-cell office:value-type="float" office:value="1.274262" calcext:value-type="float">
            <text:p>1.274262</text:p>
          </table:table-cell>
          <table:table-cell office:value-type="float" office:value="0.887088" calcext:value-type="float">
            <text:p>0.887088</text:p>
          </table:table-cell>
          <table:table-cell office:value-type="float" office:value="1.872368" calcext:value-type="float">
            <text:p>1.872368</text:p>
          </table:table-cell>
          <table:table-cell office:value-type="float" office:value="2.748591" calcext:value-type="float">
            <text:p>2.748591</text:p>
          </table:table-cell>
          <table:table-cell office:value-type="float" office:value="2.632454" calcext:value-type="float">
            <text:p>2.632454</text:p>
          </table:table-cell>
          <table:table-cell office:value-type="float" office:value="2.719477" calcext:value-type="float">
            <text:p>2.719477</text:p>
          </table:table-cell>
          <table:table-cell office:value-type="float" office:value="2.714289" calcext:value-type="float">
            <text:p>2.714289</text:p>
          </table:table-cell>
          <table:table-cell office:value-type="float" office:value="2.832281" calcext:value-type="float">
            <text:p>2.832281</text:p>
          </table:table-cell>
          <table:table-cell office:value-type="float" office:value="3.053663" calcext:value-type="float">
            <text:p>3.053663</text:p>
          </table:table-cell>
          <table:table-cell office:value-type="float" office:value="0" calcext:value-type="float">
            <text:p>0</text:p>
          </table:table-cell>
          <table:table-cell office:value-type="float" office:value="65.52234" calcext:value-type="float">
            <text:p>65.522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1" calcext:value-type="float">
            <text:p>16072001</text:p>
          </table:table-cell>
          <table:table-cell office:value-type="float" office:value="1.015639" calcext:value-type="float">
            <text:p>1.015639</text:p>
          </table:table-cell>
          <table:table-cell office:value-type="float" office:value="138.055" calcext:value-type="float">
            <text:p>138.055</text:p>
          </table:table-cell>
          <table:table-cell office:value-type="float" office:value="5" calcext:value-type="float">
            <text:p>5</text:p>
          </table:table-cell>
          <table:table-cell office:value-type="float" office:value="-1.397313" calcext:value-type="float">
            <text:p>-1.397313</text:p>
          </table:table-cell>
          <table:table-cell office:value-type="float" office:value="12.15884" calcext:value-type="float">
            <text:p>12.15884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0609" calcext:value-type="float">
            <text:p>0.0004970609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09345" calcext:value-type="float">
            <text:p>0.003009345</text:p>
          </table:table-cell>
          <table:table-cell office:value-type="float" office:value="1191.504" calcext:value-type="float">
            <text:p>1191.504</text:p>
          </table:table-cell>
          <table:table-cell office:value-type="float" office:value="1.847206" calcext:value-type="float">
            <text:p>1.847206</text:p>
          </table:table-cell>
          <table:table-cell office:value-type="float" office:value="0" calcext:value-type="float">
            <text:p>0</text:p>
          </table:table-cell>
          <table:table-cell office:value-type="float" office:value="0.01913405" calcext:value-type="float">
            <text:p>0.01913405</text:p>
          </table:table-cell>
          <table:table-cell office:value-type="float" office:value="0.09635606" calcext:value-type="float">
            <text:p>0.09635606</text:p>
          </table:table-cell>
          <table:table-cell office:value-type="float" office:value="0.02345193" calcext:value-type="float">
            <text:p>0.02345193</text:p>
          </table:table-cell>
          <table:table-cell office:value-type="float" office:value="0.01585008" calcext:value-type="float">
            <text:p>0.01585008</text:p>
          </table:table-cell>
          <table:table-cell office:value-type="float" office:value="0.01413012" calcext:value-type="float">
            <text:p>0.01413012</text:p>
          </table:table-cell>
          <table:table-cell office:value-type="float" office:value="0.006172075" calcext:value-type="float">
            <text:p>0.006172075</text:p>
          </table:table-cell>
          <table:table-cell office:value-type="float" office:value="0.004827915" calcext:value-type="float">
            <text:p>0.004827915</text:p>
          </table:table-cell>
          <table:table-cell office:value-type="float" office:value="0.009295619" calcext:value-type="float">
            <text:p>0.009295619</text:p>
          </table:table-cell>
          <table:table-cell office:value-type="float" office:value="0.06702226" calcext:value-type="float">
            <text:p>0.06702226</text:p>
          </table:table-cell>
          <table:table-cell office:value-type="float" office:value="0.09160946" calcext:value-type="float">
            <text:p>0.09160946</text:p>
          </table:table-cell>
          <table:table-cell office:value-type="float" office:value="0.08937258" calcext:value-type="float">
            <text:p>0.08937258</text:p>
          </table:table-cell>
          <table:table-cell office:value-type="float" office:value="0.08856357" calcext:value-type="float">
            <text:p>0.08856357</text:p>
          </table:table-cell>
          <table:table-cell office:value-type="float" office:value="0.08939722" calcext:value-type="float">
            <text:p>0.08939722</text:p>
          </table:table-cell>
          <table:table-cell office:value-type="float" office:value="0.09167974" calcext:value-type="float">
            <text:p>0.09167974</text:p>
          </table:table-cell>
          <table:table-cell office:value-type="float" office:value="0" calcext:value-type="float">
            <text:p>0</text:p>
          </table:table-cell>
          <table:table-cell office:value-type="float" office:value="26.42522" calcext:value-type="float">
            <text:p>26.42522</text:p>
          </table:table-cell>
          <table:table-cell office:value-type="float" office:value="28.03671" calcext:value-type="float">
            <text:p>28.03671</text:p>
          </table:table-cell>
          <table:table-cell office:value-type="float" office:value="11.07051" calcext:value-type="float">
            <text:p>11.07051</text:p>
          </table:table-cell>
          <table:table-cell office:value-type="float" office:value="5.360682" calcext:value-type="float">
            <text:p>5.360682</text:p>
          </table:table-cell>
          <table:table-cell office:value-type="float" office:value="3.33455" calcext:value-type="float">
            <text:p>3.33455</text:p>
          </table:table-cell>
          <table:table-cell office:value-type="float" office:value="1.273333" calcext:value-type="float">
            <text:p>1.273333</text:p>
          </table:table-cell>
          <table:table-cell office:value-type="float" office:value="0.8863937" calcext:value-type="float">
            <text:p>0.8863937</text:p>
          </table:table-cell>
          <table:table-cell office:value-type="float" office:value="1.869386" calcext:value-type="float">
            <text:p>1.869386</text:p>
          </table:table-cell>
          <table:table-cell office:value-type="float" office:value="2.754593" calcext:value-type="float">
            <text:p>2.754593</text:p>
          </table:table-cell>
          <table:table-cell office:value-type="float" office:value="2.644275" calcext:value-type="float">
            <text:p>2.644275</text:p>
          </table:table-cell>
          <table:table-cell office:value-type="float" office:value="2.731537" calcext:value-type="float">
            <text:p>2.731537</text:p>
          </table:table-cell>
          <table:table-cell office:value-type="float" office:value="2.726274" calcext:value-type="float">
            <text:p>2.726274</text:p>
          </table:table-cell>
          <table:table-cell office:value-type="float" office:value="2.844902" calcext:value-type="float">
            <text:p>2.844902</text:p>
          </table:table-cell>
          <table:table-cell office:value-type="float" office:value="3.066884" calcext:value-type="float">
            <text:p>3.066884</text:p>
          </table:table-cell>
          <table:table-cell office:value-type="float" office:value="0" calcext:value-type="float">
            <text:p>0</text:p>
          </table:table-cell>
          <table:table-cell office:value-type="float" office:value="72.26041" calcext:value-type="float">
            <text:p>72.26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1" calcext:value-type="float">
            <text:p>17072001</text:p>
          </table:table-cell>
          <table:table-cell office:value-type="float" office:value="1.011067" calcext:value-type="float">
            <text:p>1.011067</text:p>
          </table:table-cell>
          <table:table-cell office:value-type="float" office:value="138.0394" calcext:value-type="float">
            <text:p>138.0394</text:p>
          </table:table-cell>
          <table:table-cell office:value-type="float" office:value="5" calcext:value-type="float">
            <text:p>5</text:p>
          </table:table-cell>
          <table:table-cell office:value-type="float" office:value="-1.435329" calcext:value-type="float">
            <text:p>-1.435329</text:p>
          </table:table-cell>
          <table:table-cell office:value-type="float" office:value="12.19072" calcext:value-type="float">
            <text:p>12.19072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0721" calcext:value-type="float">
            <text:p>0.0004970721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12874" calcext:value-type="float">
            <text:p>0.003012874</text:p>
          </table:table-cell>
          <table:table-cell office:value-type="float" office:value="1191.452" calcext:value-type="float">
            <text:p>1191.452</text:p>
          </table:table-cell>
          <table:table-cell office:value-type="float" office:value="1.827322" calcext:value-type="float">
            <text:p>1.827322</text:p>
          </table:table-cell>
          <table:table-cell office:value-type="float" office:value="0" calcext:value-type="float">
            <text:p>0</text:p>
          </table:table-cell>
          <table:table-cell office:value-type="float" office:value="0.02172177" calcext:value-type="float">
            <text:p>0.02172177</text:p>
          </table:table-cell>
          <table:table-cell office:value-type="float" office:value="0.09511742" calcext:value-type="float">
            <text:p>0.09511742</text:p>
          </table:table-cell>
          <table:table-cell office:value-type="float" office:value="0.02322978" calcext:value-type="float">
            <text:p>0.02322978</text:p>
          </table:table-cell>
          <table:table-cell office:value-type="float" office:value="0.01635831" calcext:value-type="float">
            <text:p>0.01635831</text:p>
          </table:table-cell>
          <table:table-cell office:value-type="float" office:value="0.01479531" calcext:value-type="float">
            <text:p>0.01479531</text:p>
          </table:table-cell>
          <table:table-cell office:value-type="float" office:value="0.006555934" calcext:value-type="float">
            <text:p>0.006555934</text:p>
          </table:table-cell>
          <table:table-cell office:value-type="float" office:value="0.00495897" calcext:value-type="float">
            <text:p>0.00495897</text:p>
          </table:table-cell>
          <table:table-cell office:value-type="float" office:value="0.009557457" calcext:value-type="float">
            <text:p>0.009557457</text:p>
          </table:table-cell>
          <table:table-cell office:value-type="float" office:value="0.06744222" calcext:value-type="float">
            <text:p>0.06744222</text:p>
          </table:table-cell>
          <table:table-cell office:value-type="float" office:value="0.09132735" calcext:value-type="float">
            <text:p>0.09132735</text:p>
          </table:table-cell>
          <table:table-cell office:value-type="float" office:value="0.08950084" calcext:value-type="float">
            <text:p>0.08950084</text:p>
          </table:table-cell>
          <table:table-cell office:value-type="float" office:value="0.08869193" calcext:value-type="float">
            <text:p>0.08869193</text:p>
          </table:table-cell>
          <table:table-cell office:value-type="float" office:value="0.08953097" calcext:value-type="float">
            <text:p>0.08953097</text:p>
          </table:table-cell>
          <table:table-cell office:value-type="float" office:value="0.09181941" calcext:value-type="float">
            <text:p>0.09181941</text:p>
          </table:table-cell>
          <table:table-cell office:value-type="float" office:value="0" calcext:value-type="float">
            <text:p>0</text:p>
          </table:table-cell>
          <table:table-cell office:value-type="float" office:value="26.40063" calcext:value-type="float">
            <text:p>26.40063</text:p>
          </table:table-cell>
          <table:table-cell office:value-type="float" office:value="27.99926" calcext:value-type="float">
            <text:p>27.99926</text:p>
          </table:table-cell>
          <table:table-cell office:value-type="float" office:value="11.05678" calcext:value-type="float">
            <text:p>11.05678</text:p>
          </table:table-cell>
          <table:table-cell office:value-type="float" office:value="5.355083" calcext:value-type="float">
            <text:p>5.355083</text:p>
          </table:table-cell>
          <table:table-cell office:value-type="float" office:value="3.33212" calcext:value-type="float">
            <text:p>3.33212</text:p>
          </table:table-cell>
          <table:table-cell office:value-type="float" office:value="1.272514" calcext:value-type="float">
            <text:p>1.272514</text:p>
          </table:table-cell>
          <table:table-cell office:value-type="float" office:value="0.8857335" calcext:value-type="float">
            <text:p>0.8857335</text:p>
          </table:table-cell>
          <table:table-cell office:value-type="float" office:value="1.866455" calcext:value-type="float">
            <text:p>1.866455</text:p>
          </table:table-cell>
          <table:table-cell office:value-type="float" office:value="2.760227" calcext:value-type="float">
            <text:p>2.760227</text:p>
          </table:table-cell>
          <table:table-cell office:value-type="float" office:value="2.656062" calcext:value-type="float">
            <text:p>2.656062</text:p>
          </table:table-cell>
          <table:table-cell office:value-type="float" office:value="2.743585" calcext:value-type="float">
            <text:p>2.743585</text:p>
          </table:table-cell>
          <table:table-cell office:value-type="float" office:value="2.738248" calcext:value-type="float">
            <text:p>2.738248</text:p>
          </table:table-cell>
          <table:table-cell office:value-type="float" office:value="2.857508" calcext:value-type="float">
            <text:p>2.857508</text:p>
          </table:table-cell>
          <table:table-cell office:value-type="float" office:value="3.080092" calcext:value-type="float">
            <text:p>3.080092</text:p>
          </table:table-cell>
          <table:table-cell office:value-type="float" office:value="0" calcext:value-type="float">
            <text:p>0</text:p>
          </table:table-cell>
          <table:table-cell office:value-type="float" office:value="70.98723" calcext:value-type="float">
            <text:p>70.98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1" calcext:value-type="float">
            <text:p>18072001</text:p>
          </table:table-cell>
          <table:table-cell office:value-type="float" office:value="1.005265" calcext:value-type="float">
            <text:p>1.005265</text:p>
          </table:table-cell>
          <table:table-cell office:value-type="float" office:value="138.0249" calcext:value-type="float">
            <text:p>138.0249</text:p>
          </table:table-cell>
          <table:table-cell office:value-type="float" office:value="5" calcext:value-type="float">
            <text:p>5</text:p>
          </table:table-cell>
          <table:table-cell office:value-type="float" office:value="-1.470463" calcext:value-type="float">
            <text:p>-1.470463</text:p>
          </table:table-cell>
          <table:table-cell office:value-type="float" office:value="12.2222" calcext:value-type="float">
            <text:p>12.2222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0832" calcext:value-type="float">
            <text:p>0.0004970832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16246" calcext:value-type="float">
            <text:p>0.003016246</text:p>
          </table:table-cell>
          <table:table-cell office:value-type="float" office:value="1191.403" calcext:value-type="float">
            <text:p>1191.403</text:p>
          </table:table-cell>
          <table:table-cell office:value-type="float" office:value="1.812642" calcext:value-type="float">
            <text:p>1.812642</text:p>
          </table:table-cell>
          <table:table-cell office:value-type="float" office:value="0" calcext:value-type="float">
            <text:p>0</text:p>
          </table:table-cell>
          <table:table-cell office:value-type="float" office:value="0.01831776" calcext:value-type="float">
            <text:p>0.01831776</text:p>
          </table:table-cell>
          <table:table-cell office:value-type="float" office:value="0.03446908" calcext:value-type="float">
            <text:p>0.03446908</text:p>
          </table:table-cell>
          <table:table-cell office:value-type="float" office:value="0.02186108" calcext:value-type="float">
            <text:p>0.02186108</text:p>
          </table:table-cell>
          <table:table-cell office:value-type="float" office:value="0.01489212" calcext:value-type="float">
            <text:p>0.01489212</text:p>
          </table:table-cell>
          <table:table-cell office:value-type="float" office:value="0.01344841" calcext:value-type="float">
            <text:p>0.01344841</text:p>
          </table:table-cell>
          <table:table-cell office:value-type="float" office:value="0.006370624" calcext:value-type="float">
            <text:p>0.006370624</text:p>
          </table:table-cell>
          <table:table-cell office:value-type="float" office:value="0.004908575" calcext:value-type="float">
            <text:p>0.004908575</text:p>
          </table:table-cell>
          <table:table-cell office:value-type="float" office:value="0.009920145" calcext:value-type="float">
            <text:p>0.009920145</text:p>
          </table:table-cell>
          <table:table-cell office:value-type="float" office:value="0.07124644" calcext:value-type="float">
            <text:p>0.07124644</text:p>
          </table:table-cell>
          <table:table-cell office:value-type="float" office:value="0.0863747" calcext:value-type="float">
            <text:p>0.0863747</text:p>
          </table:table-cell>
          <table:table-cell office:value-type="float" office:value="0.08962859" calcext:value-type="float">
            <text:p>0.08962859</text:p>
          </table:table-cell>
          <table:table-cell office:value-type="float" office:value="0.08881931" calcext:value-type="float">
            <text:p>0.08881931</text:p>
          </table:table-cell>
          <table:table-cell office:value-type="float" office:value="0.08966446" calcext:value-type="float">
            <text:p>0.08966446</text:p>
          </table:table-cell>
          <table:table-cell office:value-type="float" office:value="0.09195903" calcext:value-type="float">
            <text:p>0.09195903</text:p>
          </table:table-cell>
          <table:table-cell office:value-type="float" office:value="0" calcext:value-type="float">
            <text:p>0</text:p>
          </table:table-cell>
          <table:table-cell office:value-type="float" office:value="26.37119" calcext:value-type="float">
            <text:p>26.37119</text:p>
          </table:table-cell>
          <table:table-cell office:value-type="float" office:value="27.9561" calcext:value-type="float">
            <text:p>27.9561</text:p>
          </table:table-cell>
          <table:table-cell office:value-type="float" office:value="11.04223" calcext:value-type="float">
            <text:p>11.04223</text:p>
          </table:table-cell>
          <table:table-cell office:value-type="float" office:value="5.349103" calcext:value-type="float">
            <text:p>5.349103</text:p>
          </table:table-cell>
          <table:table-cell office:value-type="float" office:value="3.329479" calcext:value-type="float">
            <text:p>3.329479</text:p>
          </table:table-cell>
          <table:table-cell office:value-type="float" office:value="1.271727" calcext:value-type="float">
            <text:p>1.271727</text:p>
          </table:table-cell>
          <table:table-cell office:value-type="float" office:value="0.8850893" calcext:value-type="float">
            <text:p>0.8850893</text:p>
          </table:table-cell>
          <table:table-cell office:value-type="float" office:value="1.863628" calcext:value-type="float">
            <text:p>1.863628</text:p>
          </table:table-cell>
          <table:table-cell office:value-type="float" office:value="2.766464" calcext:value-type="float">
            <text:p>2.766464</text:p>
          </table:table-cell>
          <table:table-cell office:value-type="float" office:value="2.66723" calcext:value-type="float">
            <text:p>2.66723</text:p>
          </table:table-cell>
          <table:table-cell office:value-type="float" office:value="2.75561" calcext:value-type="float">
            <text:p>2.75561</text:p>
          </table:table-cell>
          <table:table-cell office:value-type="float" office:value="2.750208" calcext:value-type="float">
            <text:p>2.750208</text:p>
          </table:table-cell>
          <table:table-cell office:value-type="float" office:value="2.8701" calcext:value-type="float">
            <text:p>2.8701</text:p>
          </table:table-cell>
          <table:table-cell office:value-type="float" office:value="3.093282" calcext:value-type="float">
            <text:p>3.093282</text:p>
          </table:table-cell>
          <table:table-cell office:value-type="float" office:value="0" calcext:value-type="float">
            <text:p>0</text:p>
          </table:table-cell>
          <table:table-cell office:value-type="float" office:value="67.84" calcext:value-type="float">
            <text:p>67.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1" calcext:value-type="float">
            <text:p>19072001</text:p>
          </table:table-cell>
          <table:table-cell office:value-type="float" office:value="0.9996395" calcext:value-type="float">
            <text:p>0.9996395</text:p>
          </table:table-cell>
          <table:table-cell office:value-type="float" office:value="138.0107" calcext:value-type="float">
            <text:p>138.0107</text:p>
          </table:table-cell>
          <table:table-cell office:value-type="float" office:value="5" calcext:value-type="float">
            <text:p>5</text:p>
          </table:table-cell>
          <table:table-cell office:value-type="float" office:value="-1.499942" calcext:value-type="float">
            <text:p>-1.499942</text:p>
          </table:table-cell>
          <table:table-cell office:value-type="float" office:value="12.2528" calcext:value-type="float">
            <text:p>12.2528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0944" calcext:value-type="float">
            <text:p>0.0004970944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19439" calcext:value-type="float">
            <text:p>0.003019439</text:p>
          </table:table-cell>
          <table:table-cell office:value-type="float" office:value="1191.362" calcext:value-type="float">
            <text:p>1191.362</text:p>
          </table:table-cell>
          <table:table-cell office:value-type="float" office:value="1.798791" calcext:value-type="float">
            <text:p>1.798791</text:p>
          </table:table-cell>
          <table:table-cell office:value-type="float" office:value="0" calcext:value-type="float">
            <text:p>0</text:p>
          </table:table-cell>
          <table:table-cell office:value-type="float" office:value="0.01792777" calcext:value-type="float">
            <text:p>0.01792777</text:p>
          </table:table-cell>
          <table:table-cell office:value-type="float" office:value="0.03348931" calcext:value-type="float">
            <text:p>0.03348931</text:p>
          </table:table-cell>
          <table:table-cell office:value-type="float" office:value="0.02075692" calcext:value-type="float">
            <text:p>0.02075692</text:p>
          </table:table-cell>
          <table:table-cell office:value-type="float" office:value="0.01414891" calcext:value-type="float">
            <text:p>0.01414891</text:p>
          </table:table-cell>
          <table:table-cell office:value-type="float" office:value="0.01280256" calcext:value-type="float">
            <text:p>0.01280256</text:p>
          </table:table-cell>
          <table:table-cell office:value-type="float" office:value="0.006398217" calcext:value-type="float">
            <text:p>0.006398217</text:p>
          </table:table-cell>
          <table:table-cell office:value-type="float" office:value="0.004912705" calcext:value-type="float">
            <text:p>0.004912705</text:p>
          </table:table-cell>
          <table:table-cell office:value-type="float" office:value="0.00993969" calcext:value-type="float">
            <text:p>0.00993969</text:p>
          </table:table-cell>
          <table:table-cell office:value-type="float" office:value="0.07298341" calcext:value-type="float">
            <text:p>0.07298341</text:p>
          </table:table-cell>
          <table:table-cell office:value-type="float" office:value="0.07998147" calcext:value-type="float">
            <text:p>0.07998147</text:p>
          </table:table-cell>
          <table:table-cell office:value-type="float" office:value="0.08975617" calcext:value-type="float">
            <text:p>0.08975617</text:p>
          </table:table-cell>
          <table:table-cell office:value-type="float" office:value="0.08894687" calcext:value-type="float">
            <text:p>0.08894687</text:p>
          </table:table-cell>
          <table:table-cell office:value-type="float" office:value="0.08979772" calcext:value-type="float">
            <text:p>0.08979772</text:p>
          </table:table-cell>
          <table:table-cell office:value-type="float" office:value="0.09209855" calcext:value-type="float">
            <text:p>0.09209855</text:p>
          </table:table-cell>
          <table:table-cell office:value-type="float" office:value="0" calcext:value-type="float">
            <text:p>0</text:p>
          </table:table-cell>
          <table:table-cell office:value-type="float" office:value="26.34336" calcext:value-type="float">
            <text:p>26.34336</text:p>
          </table:table-cell>
          <table:table-cell office:value-type="float" office:value="27.90495" calcext:value-type="float">
            <text:p>27.90495</text:p>
          </table:table-cell>
          <table:table-cell office:value-type="float" office:value="11.02758" calcext:value-type="float">
            <text:p>11.02758</text:p>
          </table:table-cell>
          <table:table-cell office:value-type="float" office:value="5.343034" calcext:value-type="float">
            <text:p>5.343034</text:p>
          </table:table-cell>
          <table:table-cell office:value-type="float" office:value="3.32666" calcext:value-type="float">
            <text:p>3.32666</text:p>
          </table:table-cell>
          <table:table-cell office:value-type="float" office:value="1.270955" calcext:value-type="float">
            <text:p>1.270955</text:p>
          </table:table-cell>
          <table:table-cell office:value-type="float" office:value="0.8844482" calcext:value-type="float">
            <text:p>0.8844482</text:p>
          </table:table-cell>
          <table:table-cell office:value-type="float" office:value="1.860887" calcext:value-type="float">
            <text:p>1.860887</text:p>
          </table:table-cell>
          <table:table-cell office:value-type="float" office:value="2.773255" calcext:value-type="float">
            <text:p>2.773255</text:p>
          </table:table-cell>
          <table:table-cell office:value-type="float" office:value="2.676979" calcext:value-type="float">
            <text:p>2.676979</text:p>
          </table:table-cell>
          <table:table-cell office:value-type="float" office:value="2.767624" calcext:value-type="float">
            <text:p>2.767624</text:p>
          </table:table-cell>
          <table:table-cell office:value-type="float" office:value="2.76215" calcext:value-type="float">
            <text:p>2.76215</text:p>
          </table:table-cell>
          <table:table-cell office:value-type="float" office:value="2.882678" calcext:value-type="float">
            <text:p>2.882678</text:p>
          </table:table-cell>
          <table:table-cell office:value-type="float" office:value="3.106459" calcext:value-type="float">
            <text:p>3.106459</text:p>
          </table:table-cell>
          <table:table-cell office:value-type="float" office:value="0" calcext:value-type="float">
            <text:p>0</text:p>
          </table:table-cell>
          <table:table-cell office:value-type="float" office:value="65.34326" calcext:value-type="float">
            <text:p>65.343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1" calcext:value-type="float">
            <text:p>20072001</text:p>
          </table:table-cell>
          <table:table-cell office:value-type="float" office:value="0.9940155" calcext:value-type="float">
            <text:p>0.9940155</text:p>
          </table:table-cell>
          <table:table-cell office:value-type="float" office:value="137.9966" calcext:value-type="float">
            <text:p>137.9966</text:p>
          </table:table-cell>
          <table:table-cell office:value-type="float" office:value="5" calcext:value-type="float">
            <text:p>5</text:p>
          </table:table-cell>
          <table:table-cell office:value-type="float" office:value="-1.530238" calcext:value-type="float">
            <text:p>-1.530238</text:p>
          </table:table-cell>
          <table:table-cell office:value-type="float" office:value="12.28265" calcext:value-type="float">
            <text:p>12.28265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056" calcext:value-type="float">
            <text:p>0.0004971056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2243" calcext:value-type="float">
            <text:p>0.00302243</text:p>
          </table:table-cell>
          <table:table-cell office:value-type="float" office:value="1191.32" calcext:value-type="float">
            <text:p>1191.32</text:p>
          </table:table-cell>
          <table:table-cell office:value-type="float" office:value="1.785291" calcext:value-type="float">
            <text:p>1.785291</text:p>
          </table:table-cell>
          <table:table-cell office:value-type="float" office:value="0" calcext:value-type="float">
            <text:p>0</text:p>
          </table:table-cell>
          <table:table-cell office:value-type="float" office:value="0.01803671" calcext:value-type="float">
            <text:p>0.01803671</text:p>
          </table:table-cell>
          <table:table-cell office:value-type="float" office:value="0.03466074" calcext:value-type="float">
            <text:p>0.03466074</text:p>
          </table:table-cell>
          <table:table-cell office:value-type="float" office:value="0.02139095" calcext:value-type="float">
            <text:p>0.02139095</text:p>
          </table:table-cell>
          <table:table-cell office:value-type="float" office:value="0.01431578" calcext:value-type="float">
            <text:p>0.01431578</text:p>
          </table:table-cell>
          <table:table-cell office:value-type="float" office:value="0.01286706" calcext:value-type="float">
            <text:p>0.01286706</text:p>
          </table:table-cell>
          <table:table-cell office:value-type="float" office:value="0.006506981" calcext:value-type="float">
            <text:p>0.006506981</text:p>
          </table:table-cell>
          <table:table-cell office:value-type="float" office:value="0.004926381" calcext:value-type="float">
            <text:p>0.004926381</text:p>
          </table:table-cell>
          <table:table-cell office:value-type="float" office:value="0.009867284" calcext:value-type="float">
            <text:p>0.009867284</text:p>
          </table:table-cell>
          <table:table-cell office:value-type="float" office:value="0.07294884" calcext:value-type="float">
            <text:p>0.07294884</text:p>
          </table:table-cell>
          <table:table-cell office:value-type="float" office:value="0.07488885" calcext:value-type="float">
            <text:p>0.07488885</text:p>
          </table:table-cell>
          <table:table-cell office:value-type="float" office:value="0.08988401" calcext:value-type="float">
            <text:p>0.08988401</text:p>
          </table:table-cell>
          <table:table-cell office:value-type="float" office:value="0.08907429" calcext:value-type="float">
            <text:p>0.08907429</text:p>
          </table:table-cell>
          <table:table-cell office:value-type="float" office:value="0.08993093" calcext:value-type="float">
            <text:p>0.08993093</text:p>
          </table:table-cell>
          <table:table-cell office:value-type="float" office:value="0.09223787" calcext:value-type="float">
            <text:p>0.09223787</text:p>
          </table:table-cell>
          <table:table-cell office:value-type="float" office:value="0" calcext:value-type="float">
            <text:p>0</text:p>
          </table:table-cell>
          <table:table-cell office:value-type="float" office:value="26.31523" calcext:value-type="float">
            <text:p>26.31523</text:p>
          </table:table-cell>
          <table:table-cell office:value-type="float" office:value="27.85397" calcext:value-type="float">
            <text:p>27.85397</text:p>
          </table:table-cell>
          <table:table-cell office:value-type="float" office:value="11.01288" calcext:value-type="float">
            <text:p>11.01288</text:p>
          </table:table-cell>
          <table:table-cell office:value-type="float" office:value="5.336876" calcext:value-type="float">
            <text:p>5.336876</text:p>
          </table:table-cell>
          <table:table-cell office:value-type="float" office:value="3.323797" calcext:value-type="float">
            <text:p>3.323797</text:p>
          </table:table-cell>
          <table:table-cell office:value-type="float" office:value="1.27021" calcext:value-type="float">
            <text:p>1.27021</text:p>
          </table:table-cell>
          <table:table-cell office:value-type="float" office:value="0.8838127" calcext:value-type="float">
            <text:p>0.8838127</text:p>
          </table:table-cell>
          <table:table-cell office:value-type="float" office:value="1.858138" calcext:value-type="float">
            <text:p>1.858138</text:p>
          </table:table-cell>
          <table:table-cell office:value-type="float" office:value="2.780147" calcext:value-type="float">
            <text:p>2.780147</text:p>
          </table:table-cell>
          <table:table-cell office:value-type="float" office:value="2.685413" calcext:value-type="float">
            <text:p>2.685413</text:p>
          </table:table-cell>
          <table:table-cell office:value-type="float" office:value="2.779615" calcext:value-type="float">
            <text:p>2.779615</text:p>
          </table:table-cell>
          <table:table-cell office:value-type="float" office:value="2.774082" calcext:value-type="float">
            <text:p>2.774082</text:p>
          </table:table-cell>
          <table:table-cell office:value-type="float" office:value="2.895237" calcext:value-type="float">
            <text:p>2.895237</text:p>
          </table:table-cell>
          <table:table-cell office:value-type="float" office:value="3.119615" calcext:value-type="float">
            <text:p>3.119615</text:p>
          </table:table-cell>
          <table:table-cell office:value-type="float" office:value="0" calcext:value-type="float">
            <text:p>0</text:p>
          </table:table-cell>
          <table:table-cell office:value-type="float" office:value="64.64568" calcext:value-type="float">
            <text:p>64.64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1" calcext:value-type="float">
            <text:p>21072001</text:p>
          </table:table-cell>
          <table:table-cell office:value-type="float" office:value="0.9914411" calcext:value-type="float">
            <text:p>0.9914411</text:p>
          </table:table-cell>
          <table:table-cell office:value-type="float" office:value="137.9817" calcext:value-type="float">
            <text:p>137.9817</text:p>
          </table:table-cell>
          <table:table-cell office:value-type="float" office:value="5" calcext:value-type="float">
            <text:p>5</text:p>
          </table:table-cell>
          <table:table-cell office:value-type="float" office:value="-1.558659" calcext:value-type="float">
            <text:p>-1.558659</text:p>
          </table:table-cell>
          <table:table-cell office:value-type="float" office:value="12.31203" calcext:value-type="float">
            <text:p>12.31203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168" calcext:value-type="float">
            <text:p>0.000497116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2522" calcext:value-type="float">
            <text:p>0.00302522</text:p>
          </table:table-cell>
          <table:table-cell office:value-type="float" office:value="1191.279" calcext:value-type="float">
            <text:p>1191.279</text:p>
          </table:table-cell>
          <table:table-cell office:value-type="float" office:value="1.768269" calcext:value-type="float">
            <text:p>1.768269</text:p>
          </table:table-cell>
          <table:table-cell office:value-type="float" office:value="0" calcext:value-type="float">
            <text:p>0</text:p>
          </table:table-cell>
          <table:table-cell office:value-type="float" office:value="0.01855744" calcext:value-type="float">
            <text:p>0.01855744</text:p>
          </table:table-cell>
          <table:table-cell office:value-type="float" office:value="0.03684799" calcext:value-type="float">
            <text:p>0.03684799</text:p>
          </table:table-cell>
          <table:table-cell office:value-type="float" office:value="0.02310975" calcext:value-type="float">
            <text:p>0.02310975</text:p>
          </table:table-cell>
          <table:table-cell office:value-type="float" office:value="0.01543662" calcext:value-type="float">
            <text:p>0.01543662</text:p>
          </table:table-cell>
          <table:table-cell office:value-type="float" office:value="0.01388397" calcext:value-type="float">
            <text:p>0.01388397</text:p>
          </table:table-cell>
          <table:table-cell office:value-type="float" office:value="0.006949542" calcext:value-type="float">
            <text:p>0.006949542</text:p>
          </table:table-cell>
          <table:table-cell office:value-type="float" office:value="0.00504888" calcext:value-type="float">
            <text:p>0.00504888</text:p>
          </table:table-cell>
          <table:table-cell office:value-type="float" office:value="0.00989921" calcext:value-type="float">
            <text:p>0.00989921</text:p>
          </table:table-cell>
          <table:table-cell office:value-type="float" office:value="0.07254477" calcext:value-type="float">
            <text:p>0.07254477</text:p>
          </table:table-cell>
          <table:table-cell office:value-type="float" office:value="0.07131961" calcext:value-type="float">
            <text:p>0.07131961</text:p>
          </table:table-cell>
          <table:table-cell office:value-type="float" office:value="0.09001236" calcext:value-type="float">
            <text:p>0.09001236</text:p>
          </table:table-cell>
          <table:table-cell office:value-type="float" office:value="0.08920156" calcext:value-type="float">
            <text:p>0.08920156</text:p>
          </table:table-cell>
          <table:table-cell office:value-type="float" office:value="0.09006385" calcext:value-type="float">
            <text:p>0.09006385</text:p>
          </table:table-cell>
          <table:table-cell office:value-type="float" office:value="0.09237691" calcext:value-type="float">
            <text:p>0.09237691</text:p>
          </table:table-cell>
          <table:table-cell office:value-type="float" office:value="0" calcext:value-type="float">
            <text:p>0</text:p>
          </table:table-cell>
          <table:table-cell office:value-type="float" office:value="26.29277" calcext:value-type="float">
            <text:p>26.29277</text:p>
          </table:table-cell>
          <table:table-cell office:value-type="float" office:value="27.8045" calcext:value-type="float">
            <text:p>27.8045</text:p>
          </table:table-cell>
          <table:table-cell office:value-type="float" office:value="10.99874" calcext:value-type="float">
            <text:p>10.99874</text:p>
          </table:table-cell>
          <table:table-cell office:value-type="float" office:value="5.330993" calcext:value-type="float">
            <text:p>5.330993</text:p>
          </table:table-cell>
          <table:table-cell office:value-type="float" office:value="3.321079" calcext:value-type="float">
            <text:p>3.321079</text:p>
          </table:table-cell>
          <table:table-cell office:value-type="float" office:value="1.269531" calcext:value-type="float">
            <text:p>1.269531</text:p>
          </table:table-cell>
          <table:table-cell office:value-type="float" office:value="0.8831957" calcext:value-type="float">
            <text:p>0.8831957</text:p>
          </table:table-cell>
          <table:table-cell office:value-type="float" office:value="1.855413" calcext:value-type="float">
            <text:p>1.855413</text:p>
          </table:table-cell>
          <table:table-cell office:value-type="float" office:value="2.786941" calcext:value-type="float">
            <text:p>2.786941</text:p>
          </table:table-cell>
          <table:table-cell office:value-type="float" office:value="2.692875" calcext:value-type="float">
            <text:p>2.692875</text:p>
          </table:table-cell>
          <table:table-cell office:value-type="float" office:value="2.791588" calcext:value-type="float">
            <text:p>2.791588</text:p>
          </table:table-cell>
          <table:table-cell office:value-type="float" office:value="2.786002" calcext:value-type="float">
            <text:p>2.786002</text:p>
          </table:table-cell>
          <table:table-cell office:value-type="float" office:value="2.907781" calcext:value-type="float">
            <text:p>2.907781</text:p>
          </table:table-cell>
          <table:table-cell office:value-type="float" office:value="3.132756" calcext:value-type="float">
            <text:p>3.132756</text:p>
          </table:table-cell>
          <table:table-cell office:value-type="float" office:value="0" calcext:value-type="float">
            <text:p>0</text:p>
          </table:table-cell>
          <table:table-cell office:value-type="float" office:value="60.15146" calcext:value-type="float">
            <text:p>60.15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1" calcext:value-type="float">
            <text:p>22072001</text:p>
          </table:table-cell>
          <table:table-cell office:value-type="float" office:value="0.988964" calcext:value-type="float">
            <text:p>0.988964</text:p>
          </table:table-cell>
          <table:table-cell office:value-type="float" office:value="137.9661" calcext:value-type="float">
            <text:p>137.9661</text:p>
          </table:table-cell>
          <table:table-cell office:value-type="float" office:value="5" calcext:value-type="float">
            <text:p>5</text:p>
          </table:table-cell>
          <table:table-cell office:value-type="float" office:value="-1.587818" calcext:value-type="float">
            <text:p>-1.587818</text:p>
          </table:table-cell>
          <table:table-cell office:value-type="float" office:value="12.34106" calcext:value-type="float">
            <text:p>12.34106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279" calcext:value-type="float">
            <text:p>0.0004971279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27882" calcext:value-type="float">
            <text:p>0.003027882</text:p>
          </table:table-cell>
          <table:table-cell office:value-type="float" office:value="1191.237" calcext:value-type="float">
            <text:p>1191.237</text:p>
          </table:table-cell>
          <table:table-cell office:value-type="float" office:value="1.750779" calcext:value-type="float">
            <text:p>1.750779</text:p>
          </table:table-cell>
          <table:table-cell office:value-type="float" office:value="0" calcext:value-type="float">
            <text:p>0</text:p>
          </table:table-cell>
          <table:table-cell office:value-type="float" office:value="0.02558027" calcext:value-type="float">
            <text:p>0.02558027</text:p>
          </table:table-cell>
          <table:table-cell office:value-type="float" office:value="0.03649788" calcext:value-type="float">
            <text:p>0.03649788</text:p>
          </table:table-cell>
          <table:table-cell office:value-type="float" office:value="0.02310768" calcext:value-type="float">
            <text:p>0.02310768</text:p>
          </table:table-cell>
          <table:table-cell office:value-type="float" office:value="0.0155276" calcext:value-type="float">
            <text:p>0.0155276</text:p>
          </table:table-cell>
          <table:table-cell office:value-type="float" office:value="0.01403491" calcext:value-type="float">
            <text:p>0.01403491</text:p>
          </table:table-cell>
          <table:table-cell office:value-type="float" office:value="0.007225714" calcext:value-type="float">
            <text:p>0.007225714</text:p>
          </table:table-cell>
          <table:table-cell office:value-type="float" office:value="0.005145511" calcext:value-type="float">
            <text:p>0.005145511</text:p>
          </table:table-cell>
          <table:table-cell office:value-type="float" office:value="0.01020233" calcext:value-type="float">
            <text:p>0.01020233</text:p>
          </table:table-cell>
          <table:table-cell office:value-type="float" office:value="0.07232962" calcext:value-type="float">
            <text:p>0.07232962</text:p>
          </table:table-cell>
          <table:table-cell office:value-type="float" office:value="0.06896398" calcext:value-type="float">
            <text:p>0.06896398</text:p>
          </table:table-cell>
          <table:table-cell office:value-type="float" office:value="0.09014112" calcext:value-type="float">
            <text:p>0.09014112</text:p>
          </table:table-cell>
          <table:table-cell office:value-type="float" office:value="0.08932951" calcext:value-type="float">
            <text:p>0.08932951</text:p>
          </table:table-cell>
          <table:table-cell office:value-type="float" office:value="0.09019672" calcext:value-type="float">
            <text:p>0.09019672</text:p>
          </table:table-cell>
          <table:table-cell office:value-type="float" office:value="0.0925159" calcext:value-type="float">
            <text:p>0.0925159</text:p>
          </table:table-cell>
          <table:table-cell office:value-type="float" office:value="0" calcext:value-type="float">
            <text:p>0</text:p>
          </table:table-cell>
          <table:table-cell office:value-type="float" office:value="26.27492" calcext:value-type="float">
            <text:p>26.27492</text:p>
          </table:table-cell>
          <table:table-cell office:value-type="float" office:value="27.7555" calcext:value-type="float">
            <text:p>27.7555</text:p>
          </table:table-cell>
          <table:table-cell office:value-type="float" office:value="10.98486" calcext:value-type="float">
            <text:p>10.98486</text:p>
          </table:table-cell>
          <table:table-cell office:value-type="float" office:value="5.325275" calcext:value-type="float">
            <text:p>5.325275</text:p>
          </table:table-cell>
          <table:table-cell office:value-type="float" office:value="3.318508" calcext:value-type="float">
            <text:p>3.318508</text:p>
          </table:table-cell>
          <table:table-cell office:value-type="float" office:value="1.268938" calcext:value-type="float">
            <text:p>1.268938</text:p>
          </table:table-cell>
          <table:table-cell office:value-type="float" office:value="0.8826105" calcext:value-type="float">
            <text:p>0.8826105</text:p>
          </table:table-cell>
          <table:table-cell office:value-type="float" office:value="1.852749" calcext:value-type="float">
            <text:p>1.852749</text:p>
          </table:table-cell>
          <table:table-cell office:value-type="float" office:value="2.793622" calcext:value-type="float">
            <text:p>2.793622</text:p>
          </table:table-cell>
          <table:table-cell office:value-type="float" office:value="2.699665" calcext:value-type="float">
            <text:p>2.699665</text:p>
          </table:table-cell>
          <table:table-cell office:value-type="float" office:value="2.803545" calcext:value-type="float">
            <text:p>2.803545</text:p>
          </table:table-cell>
          <table:table-cell office:value-type="float" office:value="2.797902" calcext:value-type="float">
            <text:p>2.797902</text:p>
          </table:table-cell>
          <table:table-cell office:value-type="float" office:value="2.920309" calcext:value-type="float">
            <text:p>2.920309</text:p>
          </table:table-cell>
          <table:table-cell office:value-type="float" office:value="3.145884" calcext:value-type="float">
            <text:p>3.145884</text:p>
          </table:table-cell>
          <table:table-cell office:value-type="float" office:value="0" calcext:value-type="float">
            <text:p>0</text:p>
          </table:table-cell>
          <table:table-cell office:value-type="float" office:value="49.25411" calcext:value-type="float">
            <text:p>49.25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1" calcext:value-type="float">
            <text:p>23072001</text:p>
          </table:table-cell>
          <table:table-cell office:value-type="float" office:value="0.9844236" calcext:value-type="float">
            <text:p>0.9844236</text:p>
          </table:table-cell>
          <table:table-cell office:value-type="float" office:value="137.9512" calcext:value-type="float">
            <text:p>137.9512</text:p>
          </table:table-cell>
          <table:table-cell office:value-type="float" office:value="5" calcext:value-type="float">
            <text:p>5</text:p>
          </table:table-cell>
          <table:table-cell office:value-type="float" office:value="-1.618662" calcext:value-type="float">
            <text:p>-1.618662</text:p>
          </table:table-cell>
          <table:table-cell office:value-type="float" office:value="12.36965" calcext:value-type="float">
            <text:p>12.36965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391" calcext:value-type="float">
            <text:p>0.0004971391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30398" calcext:value-type="float">
            <text:p>0.003030398</text:p>
          </table:table-cell>
          <table:table-cell office:value-type="float" office:value="1191.196" calcext:value-type="float">
            <text:p>1191.196</text:p>
          </table:table-cell>
          <table:table-cell office:value-type="float" office:value="1.737527" calcext:value-type="float">
            <text:p>1.737527</text:p>
          </table:table-cell>
          <table:table-cell office:value-type="float" office:value="0" calcext:value-type="float">
            <text:p>0</text:p>
          </table:table-cell>
          <table:table-cell office:value-type="float" office:value="0.01756114" calcext:value-type="float">
            <text:p>0.01756114</text:p>
          </table:table-cell>
          <table:table-cell office:value-type="float" office:value="0.03322426" calcext:value-type="float">
            <text:p>0.03322426</text:p>
          </table:table-cell>
          <table:table-cell office:value-type="float" office:value="0.020599" calcext:value-type="float">
            <text:p>0.020599</text:p>
          </table:table-cell>
          <table:table-cell office:value-type="float" office:value="0.01402228" calcext:value-type="float">
            <text:p>0.01402228</text:p>
          </table:table-cell>
          <table:table-cell office:value-type="float" office:value="0.01278486" calcext:value-type="float">
            <text:p>0.01278486</text:p>
          </table:table-cell>
          <table:table-cell office:value-type="float" office:value="0.007023463" calcext:value-type="float">
            <text:p>0.007023463</text:p>
          </table:table-cell>
          <table:table-cell office:value-type="float" office:value="0.005095601" calcext:value-type="float">
            <text:p>0.005095601</text:p>
          </table:table-cell>
          <table:table-cell office:value-type="float" office:value="0.01044676" calcext:value-type="float">
            <text:p>0.01044676</text:p>
          </table:table-cell>
          <table:table-cell office:value-type="float" office:value="0.07230924" calcext:value-type="float">
            <text:p>0.07230924</text:p>
          </table:table-cell>
          <table:table-cell office:value-type="float" office:value="0.06742233" calcext:value-type="float">
            <text:p>0.06742233</text:p>
          </table:table-cell>
          <table:table-cell office:value-type="float" office:value="0.09027059" calcext:value-type="float">
            <text:p>0.09027059</text:p>
          </table:table-cell>
          <table:table-cell office:value-type="float" office:value="0.08945608" calcext:value-type="float">
            <text:p>0.08945608</text:p>
          </table:table-cell>
          <table:table-cell office:value-type="float" office:value="0.09032941" calcext:value-type="float">
            <text:p>0.09032941</text:p>
          </table:table-cell>
          <table:table-cell office:value-type="float" office:value="0.09265471" calcext:value-type="float">
            <text:p>0.09265471</text:p>
          </table:table-cell>
          <table:table-cell office:value-type="float" office:value="0" calcext:value-type="float">
            <text:p>0</text:p>
          </table:table-cell>
          <table:table-cell office:value-type="float" office:value="26.25098" calcext:value-type="float">
            <text:p>26.25098</text:p>
          </table:table-cell>
          <table:table-cell office:value-type="float" office:value="27.70534" calcext:value-type="float">
            <text:p>27.70534</text:p>
          </table:table-cell>
          <table:table-cell office:value-type="float" office:value="10.97037" calcext:value-type="float">
            <text:p>10.97037</text:p>
          </table:table-cell>
          <table:table-cell office:value-type="float" office:value="5.319296" calcext:value-type="float">
            <text:p>5.319296</text:p>
          </table:table-cell>
          <table:table-cell office:value-type="float" office:value="3.315729" calcext:value-type="float">
            <text:p>3.315729</text:p>
          </table:table-cell>
          <table:table-cell office:value-type="float" office:value="1.268365" calcext:value-type="float">
            <text:p>1.268365</text:p>
          </table:table-cell>
          <table:table-cell office:value-type="float" office:value="0.8820384" calcext:value-type="float">
            <text:p>0.8820384</text:p>
          </table:table-cell>
          <table:table-cell office:value-type="float" office:value="1.850185" calcext:value-type="float">
            <text:p>1.850185</text:p>
          </table:table-cell>
          <table:table-cell office:value-type="float" office:value="2.800255" calcext:value-type="float">
            <text:p>2.800255</text:p>
          </table:table-cell>
          <table:table-cell office:value-type="float" office:value="2.706015" calcext:value-type="float">
            <text:p>2.706015</text:p>
          </table:table-cell>
          <table:table-cell office:value-type="float" office:value="2.81548" calcext:value-type="float">
            <text:p>2.81548</text:p>
          </table:table-cell>
          <table:table-cell office:value-type="float" office:value="2.809789" calcext:value-type="float">
            <text:p>2.809789</text:p>
          </table:table-cell>
          <table:table-cell office:value-type="float" office:value="2.932821" calcext:value-type="float">
            <text:p>2.932821</text:p>
          </table:table-cell>
          <table:table-cell office:value-type="float" office:value="3.158996" calcext:value-type="float">
            <text:p>3.158996</text:p>
          </table:table-cell>
          <table:table-cell office:value-type="float" office:value="0" calcext:value-type="float">
            <text:p>0</text:p>
          </table:table-cell>
          <table:table-cell office:value-type="float" office:value="45.34053" calcext:value-type="float">
            <text:p>45.340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1" calcext:value-type="float">
            <text:p>24072001</text:p>
          </table:table-cell>
          <table:table-cell office:value-type="float" office:value="0.9794104" calcext:value-type="float">
            <text:p>0.9794104</text:p>
          </table:table-cell>
          <table:table-cell office:value-type="float" office:value="137.937" calcext:value-type="float">
            <text:p>137.937</text:p>
          </table:table-cell>
          <table:table-cell office:value-type="float" office:value="5" calcext:value-type="float">
            <text:p>5</text:p>
          </table:table-cell>
          <table:table-cell office:value-type="float" office:value="-1.649623" calcext:value-type="float">
            <text:p>-1.649623</text:p>
          </table:table-cell>
          <table:table-cell office:value-type="float" office:value="12.3979" calcext:value-type="float">
            <text:p>12.3979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503" calcext:value-type="float">
            <text:p>0.0004971503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32735" calcext:value-type="float">
            <text:p>0.003032735</text:p>
          </table:table-cell>
          <table:table-cell office:value-type="float" office:value="1191.154" calcext:value-type="float">
            <text:p>1191.154</text:p>
          </table:table-cell>
          <table:table-cell office:value-type="float" office:value="1.726183" calcext:value-type="float">
            <text:p>1.726183</text:p>
          </table:table-cell>
          <table:table-cell office:value-type="float" office:value="0" calcext:value-type="float">
            <text:p>0</text:p>
          </table:table-cell>
          <table:table-cell office:value-type="float" office:value="0.01694038" calcext:value-type="float">
            <text:p>0.01694038</text:p>
          </table:table-cell>
          <table:table-cell office:value-type="float" office:value="0.03108956" calcext:value-type="float">
            <text:p>0.03108956</text:p>
          </table:table-cell>
          <table:table-cell office:value-type="float" office:value="0.01879427" calcext:value-type="float">
            <text:p>0.01879427</text:p>
          </table:table-cell>
          <table:table-cell office:value-type="float" office:value="0.01288575" calcext:value-type="float">
            <text:p>0.01288575</text:p>
          </table:table-cell>
          <table:table-cell office:value-type="float" office:value="0.01178367" calcext:value-type="float">
            <text:p>0.01178367</text:p>
          </table:table-cell>
          <table:table-cell office:value-type="float" office:value="0.006828114" calcext:value-type="float">
            <text:p>0.006828114</text:p>
          </table:table-cell>
          <table:table-cell office:value-type="float" office:value="0.005036227" calcext:value-type="float">
            <text:p>0.005036227</text:p>
          </table:table-cell>
          <table:table-cell office:value-type="float" office:value="0.01051085" calcext:value-type="float">
            <text:p>0.01051085</text:p>
          </table:table-cell>
          <table:table-cell office:value-type="float" office:value="0.07204787" calcext:value-type="float">
            <text:p>0.07204787</text:p>
          </table:table-cell>
          <table:table-cell office:value-type="float" office:value="0.06613088" calcext:value-type="float">
            <text:p>0.06613088</text:p>
          </table:table-cell>
          <table:table-cell office:value-type="float" office:value="0.09040165" calcext:value-type="float">
            <text:p>0.09040165</text:p>
          </table:table-cell>
          <table:table-cell office:value-type="float" office:value="0.08958326" calcext:value-type="float">
            <text:p>0.08958326</text:p>
          </table:table-cell>
          <table:table-cell office:value-type="float" office:value="0.09046191" calcext:value-type="float">
            <text:p>0.09046191</text:p>
          </table:table-cell>
          <table:table-cell office:value-type="float" office:value="0.09279319" calcext:value-type="float">
            <text:p>0.09279319</text:p>
          </table:table-cell>
          <table:table-cell office:value-type="float" office:value="0" calcext:value-type="float">
            <text:p>0</text:p>
          </table:table-cell>
          <table:table-cell office:value-type="float" office:value="26.22304" calcext:value-type="float">
            <text:p>26.22304</text:p>
          </table:table-cell>
          <table:table-cell office:value-type="float" office:value="27.65467" calcext:value-type="float">
            <text:p>27.65467</text:p>
          </table:table-cell>
          <table:table-cell office:value-type="float" office:value="10.95546" calcext:value-type="float">
            <text:p>10.95546</text:p>
          </table:table-cell>
          <table:table-cell office:value-type="float" office:value="5.313036" calcext:value-type="float">
            <text:p>5.313036</text:p>
          </table:table-cell>
          <table:table-cell office:value-type="float" office:value="3.312762" calcext:value-type="float">
            <text:p>3.312762</text:p>
          </table:table-cell>
          <table:table-cell office:value-type="float" office:value="1.267776" calcext:value-type="float">
            <text:p>1.267776</text:p>
          </table:table-cell>
          <table:table-cell office:value-type="float" office:value="0.8814597" calcext:value-type="float">
            <text:p>0.8814597</text:p>
          </table:table-cell>
          <table:table-cell office:value-type="float" office:value="1.84767" calcext:value-type="float">
            <text:p>1.84767</text:p>
          </table:table-cell>
          <table:table-cell office:value-type="float" office:value="2.806823" calcext:value-type="float">
            <text:p>2.806823</text:p>
          </table:table-cell>
          <table:table-cell office:value-type="float" office:value="2.712034" calcext:value-type="float">
            <text:p>2.712034</text:p>
          </table:table-cell>
          <table:table-cell office:value-type="float" office:value="2.82739" calcext:value-type="float">
            <text:p>2.82739</text:p>
          </table:table-cell>
          <table:table-cell office:value-type="float" office:value="2.821661" calcext:value-type="float">
            <text:p>2.821661</text:p>
          </table:table-cell>
          <table:table-cell office:value-type="float" office:value="2.945317" calcext:value-type="float">
            <text:p>2.945317</text:p>
          </table:table-cell>
          <table:table-cell office:value-type="float" office:value="3.172093" calcext:value-type="float">
            <text:p>3.172093</text:p>
          </table:table-cell>
          <table:table-cell office:value-type="float" office:value="0" calcext:value-type="float">
            <text:p>0</text:p>
          </table:table-cell>
          <table:table-cell office:value-type="float" office:value="43.12742" calcext:value-type="float">
            <text:p>43.12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1" calcext:value-type="float">
            <text:p>25072001</text:p>
          </table:table-cell>
          <table:table-cell office:value-type="float" office:value="0.9753689" calcext:value-type="float">
            <text:p>0.9753689</text:p>
          </table:table-cell>
          <table:table-cell office:value-type="float" office:value="137.9245" calcext:value-type="float">
            <text:p>137.9245</text:p>
          </table:table-cell>
          <table:table-cell office:value-type="float" office:value="5" calcext:value-type="float">
            <text:p>5</text:p>
          </table:table-cell>
          <table:table-cell office:value-type="float" office:value="-1.679" calcext:value-type="float">
            <text:p>-1.679</text:p>
          </table:table-cell>
          <table:table-cell office:value-type="float" office:value="12.42573" calcext:value-type="float">
            <text:p>12.42573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615" calcext:value-type="float">
            <text:p>0.0004971615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34863" calcext:value-type="float">
            <text:p>0.003034863</text:p>
          </table:table-cell>
          <table:table-cell office:value-type="float" office:value="1191.111" calcext:value-type="float">
            <text:p>1191.111</text:p>
          </table:table-cell>
          <table:table-cell office:value-type="float" office:value="1.717373" calcext:value-type="float">
            <text:p>1.717373</text:p>
          </table:table-cell>
          <table:table-cell office:value-type="float" office:value="0" calcext:value-type="float">
            <text:p>0</text:p>
          </table:table-cell>
          <table:table-cell office:value-type="float" office:value="0.01663602" calcext:value-type="float">
            <text:p>0.01663602</text:p>
          </table:table-cell>
          <table:table-cell office:value-type="float" office:value="0.02881994" calcext:value-type="float">
            <text:p>0.02881994</text:p>
          </table:table-cell>
          <table:table-cell office:value-type="float" office:value="0.01650507" calcext:value-type="float">
            <text:p>0.01650507</text:p>
          </table:table-cell>
          <table:table-cell office:value-type="float" office:value="0.01116298" calcext:value-type="float">
            <text:p>0.01116298</text:p>
          </table:table-cell>
          <table:table-cell office:value-type="float" office:value="0.01015613" calcext:value-type="float">
            <text:p>0.01015613</text:p>
          </table:table-cell>
          <table:table-cell office:value-type="float" office:value="0.006317815" calcext:value-type="float">
            <text:p>0.006317815</text:p>
          </table:table-cell>
          <table:table-cell office:value-type="float" office:value="0.004869665" calcext:value-type="float">
            <text:p>0.004869665</text:p>
          </table:table-cell>
          <table:table-cell office:value-type="float" office:value="0.01032015" calcext:value-type="float">
            <text:p>0.01032015</text:p>
          </table:table-cell>
          <table:table-cell office:value-type="float" office:value="0.07134315" calcext:value-type="float">
            <text:p>0.07134315</text:p>
          </table:table-cell>
          <table:table-cell office:value-type="float" office:value="0.06480487" calcext:value-type="float">
            <text:p>0.06480487</text:p>
          </table:table-cell>
          <table:table-cell office:value-type="float" office:value="0.09053309" calcext:value-type="float">
            <text:p>0.09053309</text:p>
          </table:table-cell>
          <table:table-cell office:value-type="float" office:value="0.08971057" calcext:value-type="float">
            <text:p>0.08971057</text:p>
          </table:table-cell>
          <table:table-cell office:value-type="float" office:value="0.09059402" calcext:value-type="float">
            <text:p>0.09059402</text:p>
          </table:table-cell>
          <table:table-cell office:value-type="float" office:value="0.09293155" calcext:value-type="float">
            <text:p>0.09293155</text:p>
          </table:table-cell>
          <table:table-cell office:value-type="float" office:value="0" calcext:value-type="float">
            <text:p>0</text:p>
          </table:table-cell>
          <table:table-cell office:value-type="float" office:value="26.19317" calcext:value-type="float">
            <text:p>26.19317</text:p>
          </table:table-cell>
          <table:table-cell office:value-type="float" office:value="27.603" calcext:value-type="float">
            <text:p>27.603</text:p>
          </table:table-cell>
          <table:table-cell office:value-type="float" office:value="10.93981" calcext:value-type="float">
            <text:p>10.93981</text:p>
          </table:table-cell>
          <table:table-cell office:value-type="float" office:value="5.306324" calcext:value-type="float">
            <text:p>5.306324</text:p>
          </table:table-cell>
          <table:table-cell office:value-type="float" office:value="3.309453" calcext:value-type="float">
            <text:p>3.309453</text:p>
          </table:table-cell>
          <table:table-cell office:value-type="float" office:value="1.267131" calcext:value-type="float">
            <text:p>1.267131</text:p>
          </table:table-cell>
          <table:table-cell office:value-type="float" office:value="0.8808649" calcext:value-type="float">
            <text:p>0.8808649</text:p>
          </table:table-cell>
          <table:table-cell office:value-type="float" office:value="1.845153" calcext:value-type="float">
            <text:p>1.845153</text:p>
          </table:table-cell>
          <table:table-cell office:value-type="float" office:value="2.813264" calcext:value-type="float">
            <text:p>2.813264</text:p>
          </table:table-cell>
          <table:table-cell office:value-type="float" office:value="2.717744" calcext:value-type="float">
            <text:p>2.717744</text:p>
          </table:table-cell>
          <table:table-cell office:value-type="float" office:value="2.839287" calcext:value-type="float">
            <text:p>2.839287</text:p>
          </table:table-cell>
          <table:table-cell office:value-type="float" office:value="2.833521" calcext:value-type="float">
            <text:p>2.833521</text:p>
          </table:table-cell>
          <table:table-cell office:value-type="float" office:value="2.957796" calcext:value-type="float">
            <text:p>2.957796</text:p>
          </table:table-cell>
          <table:table-cell office:value-type="float" office:value="3.185171" calcext:value-type="float">
            <text:p>3.185171</text:p>
          </table:table-cell>
          <table:table-cell office:value-type="float" office:value="0" calcext:value-type="float">
            <text:p>0</text:p>
          </table:table-cell>
          <table:table-cell office:value-type="float" office:value="38.05965" calcext:value-type="float">
            <text:p>38.059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1" calcext:value-type="float">
            <text:p>26072001</text:p>
          </table:table-cell>
          <table:table-cell office:value-type="float" office:value="0.9716048" calcext:value-type="float">
            <text:p>0.9716048</text:p>
          </table:table-cell>
          <table:table-cell office:value-type="float" office:value="137.9126" calcext:value-type="float">
            <text:p>137.9126</text:p>
          </table:table-cell>
          <table:table-cell office:value-type="float" office:value="5" calcext:value-type="float">
            <text:p>5</text:p>
          </table:table-cell>
          <table:table-cell office:value-type="float" office:value="-1.707924" calcext:value-type="float">
            <text:p>-1.707924</text:p>
          </table:table-cell>
          <table:table-cell office:value-type="float" office:value="12.45315" calcext:value-type="float">
            <text:p>12.45315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726" calcext:value-type="float">
            <text:p>0.0004971726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36752" calcext:value-type="float">
            <text:p>0.003036752</text:p>
          </table:table-cell>
          <table:table-cell office:value-type="float" office:value="1191.069" calcext:value-type="float">
            <text:p>1191.069</text:p>
          </table:table-cell>
          <table:table-cell office:value-type="float" office:value="1.709339" calcext:value-type="float">
            <text:p>1.709339</text:p>
          </table:table-cell>
          <table:table-cell office:value-type="float" office:value="0" calcext:value-type="float">
            <text:p>0</text:p>
          </table:table-cell>
          <table:table-cell office:value-type="float" office:value="0.01656866" calcext:value-type="float">
            <text:p>0.01656866</text:p>
          </table:table-cell>
          <table:table-cell office:value-type="float" office:value="0.02832664" calcext:value-type="float">
            <text:p>0.02832664</text:p>
          </table:table-cell>
          <table:table-cell office:value-type="float" office:value="0.01600858" calcext:value-type="float">
            <text:p>0.01600858</text:p>
          </table:table-cell>
          <table:table-cell office:value-type="float" office:value="0.01065689" calcext:value-type="float">
            <text:p>0.01065689</text:p>
          </table:table-cell>
          <table:table-cell office:value-type="float" office:value="0.009606394" calcext:value-type="float">
            <text:p>0.009606394</text:p>
          </table:table-cell>
          <table:table-cell office:value-type="float" office:value="0.006139418" calcext:value-type="float">
            <text:p>0.006139418</text:p>
          </table:table-cell>
          <table:table-cell office:value-type="float" office:value="0.004780937" calcext:value-type="float">
            <text:p>0.004780937</text:p>
          </table:table-cell>
          <table:table-cell office:value-type="float" office:value="0.01016725" calcext:value-type="float">
            <text:p>0.01016725</text:p>
          </table:table-cell>
          <table:table-cell office:value-type="float" office:value="0.07035247" calcext:value-type="float">
            <text:p>0.07035247</text:p>
          </table:table-cell>
          <table:table-cell office:value-type="float" office:value="0.06346839" calcext:value-type="float">
            <text:p>0.06346839</text:p>
          </table:table-cell>
          <table:table-cell office:value-type="float" office:value="0.09066403" calcext:value-type="float">
            <text:p>0.09066403</text:p>
          </table:table-cell>
          <table:table-cell office:value-type="float" office:value="0.08983783" calcext:value-type="float">
            <text:p>0.08983783</text:p>
          </table:table-cell>
          <table:table-cell office:value-type="float" office:value="0.09072619" calcext:value-type="float">
            <text:p>0.09072619</text:p>
          </table:table-cell>
          <table:table-cell office:value-type="float" office:value="0.09306987" calcext:value-type="float">
            <text:p>0.09306987</text:p>
          </table:table-cell>
          <table:table-cell office:value-type="float" office:value="0" calcext:value-type="float">
            <text:p>0</text:p>
          </table:table-cell>
          <table:table-cell office:value-type="float" office:value="26.16203" calcext:value-type="float">
            <text:p>26.16203</text:p>
          </table:table-cell>
          <table:table-cell office:value-type="float" office:value="27.55105" calcext:value-type="float">
            <text:p>27.55105</text:p>
          </table:table-cell>
          <table:table-cell office:value-type="float" office:value="10.92386" calcext:value-type="float">
            <text:p>10.92386</text:p>
          </table:table-cell>
          <table:table-cell office:value-type="float" office:value="5.299369" calcext:value-type="float">
            <text:p>5.299369</text:p>
          </table:table-cell>
          <table:table-cell office:value-type="float" office:value="3.3059" calcext:value-type="float">
            <text:p>3.3059</text:p>
          </table:table-cell>
          <table:table-cell office:value-type="float" office:value="1.26644" calcext:value-type="float">
            <text:p>1.26644</text:p>
          </table:table-cell>
          <table:table-cell office:value-type="float" office:value="0.8802453" calcext:value-type="float">
            <text:p>0.8802453</text:p>
          </table:table-cell>
          <table:table-cell office:value-type="float" office:value="1.8426" calcext:value-type="float">
            <text:p>1.8426</text:p>
          </table:table-cell>
          <table:table-cell office:value-type="float" office:value="2.819482" calcext:value-type="float">
            <text:p>2.819482</text:p>
          </table:table-cell>
          <table:table-cell office:value-type="float" office:value="2.723131" calcext:value-type="float">
            <text:p>2.723131</text:p>
          </table:table-cell>
          <table:table-cell office:value-type="float" office:value="2.851166" calcext:value-type="float">
            <text:p>2.851166</text:p>
          </table:table-cell>
          <table:table-cell office:value-type="float" office:value="2.845364" calcext:value-type="float">
            <text:p>2.845364</text:p>
          </table:table-cell>
          <table:table-cell office:value-type="float" office:value="2.970258" calcext:value-type="float">
            <text:p>2.970258</text:p>
          </table:table-cell>
          <table:table-cell office:value-type="float" office:value="3.198226" calcext:value-type="float">
            <text:p>3.198226</text:p>
          </table:table-cell>
          <table:table-cell office:value-type="float" office:value="0" calcext:value-type="float">
            <text:p>0</text:p>
          </table:table-cell>
          <table:table-cell office:value-type="float" office:value="35.04987" calcext:value-type="float">
            <text:p>35.04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1" calcext:value-type="float">
            <text:p>27072001</text:p>
          </table:table-cell>
          <table:table-cell office:value-type="float" office:value="0.9678921" calcext:value-type="float">
            <text:p>0.9678921</text:p>
          </table:table-cell>
          <table:table-cell office:value-type="float" office:value="137.9012" calcext:value-type="float">
            <text:p>137.9012</text:p>
          </table:table-cell>
          <table:table-cell office:value-type="float" office:value="5" calcext:value-type="float">
            <text:p>5</text:p>
          </table:table-cell>
          <table:table-cell office:value-type="float" office:value="-1.736328" calcext:value-type="float">
            <text:p>-1.736328</text:p>
          </table:table-cell>
          <table:table-cell office:value-type="float" office:value="12.48031" calcext:value-type="float">
            <text:p>12.48031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807" calcext:value-type="float">
            <text:p>0.0004971807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38372" calcext:value-type="float">
            <text:p>0.003038372</text:p>
          </table:table-cell>
          <table:table-cell office:value-type="float" office:value="1191.026" calcext:value-type="float">
            <text:p>1191.026</text:p>
          </table:table-cell>
          <table:table-cell office:value-type="float" office:value="1.701642" calcext:value-type="float">
            <text:p>1.701642</text:p>
          </table:table-cell>
          <table:table-cell office:value-type="float" office:value="0" calcext:value-type="float">
            <text:p>0</text:p>
          </table:table-cell>
          <table:table-cell office:value-type="float" office:value="0.01678903" calcext:value-type="float">
            <text:p>0.01678903</text:p>
          </table:table-cell>
          <table:table-cell office:value-type="float" office:value="0.02916737" calcext:value-type="float">
            <text:p>0.02916737</text:p>
          </table:table-cell>
          <table:table-cell office:value-type="float" office:value="0.01631162" calcext:value-type="float">
            <text:p>0.01631162</text:p>
          </table:table-cell>
          <table:table-cell office:value-type="float" office:value="0.01063818" calcext:value-type="float">
            <text:p>0.01063818</text:p>
          </table:table-cell>
          <table:table-cell office:value-type="float" office:value="0.009469649" calcext:value-type="float">
            <text:p>0.009469649</text:p>
          </table:table-cell>
          <table:table-cell office:value-type="float" office:value="0.006075046" calcext:value-type="float">
            <text:p>0.006075046</text:p>
          </table:table-cell>
          <table:table-cell office:value-type="float" office:value="0.004734845" calcext:value-type="float">
            <text:p>0.004734845</text:p>
          </table:table-cell>
          <table:table-cell office:value-type="float" office:value="0.009991101" calcext:value-type="float">
            <text:p>0.009991101</text:p>
          </table:table-cell>
          <table:table-cell office:value-type="float" office:value="0.06932577" calcext:value-type="float">
            <text:p>0.06932577</text:p>
          </table:table-cell>
          <table:table-cell office:value-type="float" office:value="0.06569" calcext:value-type="float">
            <text:p>0.06569</text:p>
          </table:table-cell>
          <table:table-cell office:value-type="float" office:value="0.0898679" calcext:value-type="float">
            <text:p>0.0898679</text:p>
          </table:table-cell>
          <table:table-cell office:value-type="float" office:value="0.08996493" calcext:value-type="float">
            <text:p>0.08996493</text:p>
          </table:table-cell>
          <table:table-cell office:value-type="float" office:value="0.09085829" calcext:value-type="float">
            <text:p>0.09085829</text:p>
          </table:table-cell>
          <table:table-cell office:value-type="float" office:value="0.0932079" calcext:value-type="float">
            <text:p>0.0932079</text:p>
          </table:table-cell>
          <table:table-cell office:value-type="float" office:value="0" calcext:value-type="float">
            <text:p>0</text:p>
          </table:table-cell>
          <table:table-cell office:value-type="float" office:value="26.12766" calcext:value-type="float">
            <text:p>26.12766</text:p>
          </table:table-cell>
          <table:table-cell office:value-type="float" office:value="27.49903" calcext:value-type="float">
            <text:p>27.49903</text:p>
          </table:table-cell>
          <table:table-cell office:value-type="float" office:value="10.90778" calcext:value-type="float">
            <text:p>10.90778</text:p>
          </table:table-cell>
          <table:table-cell office:value-type="float" office:value="5.292301" calcext:value-type="float">
            <text:p>5.292301</text:p>
          </table:table-cell>
          <table:table-cell office:value-type="float" office:value="3.302227" calcext:value-type="float">
            <text:p>3.302227</text:p>
          </table:table-cell>
          <table:table-cell office:value-type="float" office:value="1.265732" calcext:value-type="float">
            <text:p>1.265732</text:p>
          </table:table-cell>
          <table:table-cell office:value-type="float" office:value="0.8796154" calcext:value-type="float">
            <text:p>0.8796154</text:p>
          </table:table-cell>
          <table:table-cell office:value-type="float" office:value="1.840025" calcext:value-type="float">
            <text:p>1.840025</text:p>
          </table:table-cell>
          <table:table-cell office:value-type="float" office:value="2.825464" calcext:value-type="float">
            <text:p>2.825464</text:p>
          </table:table-cell>
          <table:table-cell office:value-type="float" office:value="2.728472" calcext:value-type="float">
            <text:p>2.728472</text:p>
          </table:table-cell>
          <table:table-cell office:value-type="float" office:value="2.862976" calcext:value-type="float">
            <text:p>2.862976</text:p>
          </table:table-cell>
          <table:table-cell office:value-type="float" office:value="2.857189" calcext:value-type="float">
            <text:p>2.857189</text:p>
          </table:table-cell>
          <table:table-cell office:value-type="float" office:value="2.982701" calcext:value-type="float">
            <text:p>2.982701</text:p>
          </table:table-cell>
          <table:table-cell office:value-type="float" office:value="3.21127" calcext:value-type="float">
            <text:p>3.21127</text:p>
          </table:table-cell>
          <table:table-cell office:value-type="float" office:value="0" calcext:value-type="float">
            <text:p>0</text:p>
          </table:table-cell>
          <table:table-cell office:value-type="float" office:value="33.7677" calcext:value-type="float">
            <text:p>33.7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1" calcext:value-type="float">
            <text:p>28072001</text:p>
          </table:table-cell>
          <table:table-cell office:value-type="float" office:value="0.9636045" calcext:value-type="float">
            <text:p>0.9636045</text:p>
          </table:table-cell>
          <table:table-cell office:value-type="float" office:value="137.889" calcext:value-type="float">
            <text:p>137.889</text:p>
          </table:table-cell>
          <table:table-cell office:value-type="float" office:value="5" calcext:value-type="float">
            <text:p>5</text:p>
          </table:table-cell>
          <table:table-cell office:value-type="float" office:value="-1.766222" calcext:value-type="float">
            <text:p>-1.766222</text:p>
          </table:table-cell>
          <table:table-cell office:value-type="float" office:value="12.50752" calcext:value-type="float">
            <text:p>12.50752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863" calcext:value-type="float">
            <text:p>0.0004971863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3969" calcext:value-type="float">
            <text:p>0.00303969</text:p>
          </table:table-cell>
          <table:table-cell office:value-type="float" office:value="1190.984" calcext:value-type="float">
            <text:p>1190.984</text:p>
          </table:table-cell>
          <table:table-cell office:value-type="float" office:value="1.692558" calcext:value-type="float">
            <text:p>1.692558</text:p>
          </table:table-cell>
          <table:table-cell office:value-type="float" office:value="0" calcext:value-type="float">
            <text:p>0</text:p>
          </table:table-cell>
          <table:table-cell office:value-type="float" office:value="0.01699197" calcext:value-type="float">
            <text:p>0.01699197</text:p>
          </table:table-cell>
          <table:table-cell office:value-type="float" office:value="0.0304878" calcext:value-type="float">
            <text:p>0.0304878</text:p>
          </table:table-cell>
          <table:table-cell office:value-type="float" office:value="0.01777309" calcext:value-type="float">
            <text:p>0.01777309</text:p>
          </table:table-cell>
          <table:table-cell office:value-type="float" office:value="0.01169479" calcext:value-type="float">
            <text:p>0.01169479</text:p>
          </table:table-cell>
          <table:table-cell office:value-type="float" office:value="0.01051986" calcext:value-type="float">
            <text:p>0.01051986</text:p>
          </table:table-cell>
          <table:table-cell office:value-type="float" office:value="0.006457698" calcext:value-type="float">
            <text:p>0.006457698</text:p>
          </table:table-cell>
          <table:table-cell office:value-type="float" office:value="0.004831108" calcext:value-type="float">
            <text:p>0.004831108</text:p>
          </table:table-cell>
          <table:table-cell office:value-type="float" office:value="0.009844421" calcext:value-type="float">
            <text:p>0.009844421</text:p>
          </table:table-cell>
          <table:table-cell office:value-type="float" office:value="0.06817981" calcext:value-type="float">
            <text:p>0.06817981</text:p>
          </table:table-cell>
          <table:table-cell office:value-type="float" office:value="0.06859571" calcext:value-type="float">
            <text:p>0.06859571</text:p>
          </table:table-cell>
          <table:table-cell office:value-type="float" office:value="0.08304719" calcext:value-type="float">
            <text:p>0.08304719</text:p>
          </table:table-cell>
          <table:table-cell office:value-type="float" office:value="0.0900911" calcext:value-type="float">
            <text:p>0.0900911</text:p>
          </table:table-cell>
          <table:table-cell office:value-type="float" office:value="0.09099004" calcext:value-type="float">
            <text:p>0.09099004</text:p>
          </table:table-cell>
          <table:table-cell office:value-type="float" office:value="0.09334576" calcext:value-type="float">
            <text:p>0.09334576</text:p>
          </table:table-cell>
          <table:table-cell office:value-type="float" office:value="0" calcext:value-type="float">
            <text:p>0</text:p>
          </table:table-cell>
          <table:table-cell office:value-type="float" office:value="26.10087" calcext:value-type="float">
            <text:p>26.10087</text:p>
          </table:table-cell>
          <table:table-cell office:value-type="float" office:value="27.44821" calcext:value-type="float">
            <text:p>27.44821</text:p>
          </table:table-cell>
          <table:table-cell office:value-type="float" office:value="10.89222" calcext:value-type="float">
            <text:p>10.89222</text:p>
          </table:table-cell>
          <table:table-cell office:value-type="float" office:value="5.28547" calcext:value-type="float">
            <text:p>5.28547</text:p>
          </table:table-cell>
          <table:table-cell office:value-type="float" office:value="3.298743" calcext:value-type="float">
            <text:p>3.298743</text:p>
          </table:table-cell>
          <table:table-cell office:value-type="float" office:value="1.265063" calcext:value-type="float">
            <text:p>1.265063</text:p>
          </table:table-cell>
          <table:table-cell office:value-type="float" office:value="0.8789939" calcext:value-type="float">
            <text:p>0.8789939</text:p>
          </table:table-cell>
          <table:table-cell office:value-type="float" office:value="1.837417" calcext:value-type="float">
            <text:p>1.837417</text:p>
          </table:table-cell>
          <table:table-cell office:value-type="float" office:value="2.831192" calcext:value-type="float">
            <text:p>2.831192</text:p>
          </table:table-cell>
          <table:table-cell office:value-type="float" office:value="2.73455" calcext:value-type="float">
            <text:p>2.73455</text:p>
          </table:table-cell>
          <table:table-cell office:value-type="float" office:value="2.873794" calcext:value-type="float">
            <text:p>2.873794</text:p>
          </table:table-cell>
          <table:table-cell office:value-type="float" office:value="2.869002" calcext:value-type="float">
            <text:p>2.869002</text:p>
          </table:table-cell>
          <table:table-cell office:value-type="float" office:value="2.995125" calcext:value-type="float">
            <text:p>2.995125</text:p>
          </table:table-cell>
          <table:table-cell office:value-type="float" office:value="3.224295" calcext:value-type="float">
            <text:p>3.224295</text:p>
          </table:table-cell>
          <table:table-cell office:value-type="float" office:value="0" calcext:value-type="float">
            <text:p>0</text:p>
          </table:table-cell>
          <table:table-cell office:value-type="float" office:value="36.37858" calcext:value-type="float">
            <text:p>36.37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1" calcext:value-type="float">
            <text:p>29072001</text:p>
          </table:table-cell>
          <table:table-cell office:value-type="float" office:value="0.9600686" calcext:value-type="float">
            <text:p>0.9600686</text:p>
          </table:table-cell>
          <table:table-cell office:value-type="float" office:value="137.8763" calcext:value-type="float">
            <text:p>137.8763</text:p>
          </table:table-cell>
          <table:table-cell office:value-type="float" office:value="5" calcext:value-type="float">
            <text:p>5</text:p>
          </table:table-cell>
          <table:table-cell office:value-type="float" office:value="-1.797031" calcext:value-type="float">
            <text:p>-1.797031</text:p>
          </table:table-cell>
          <table:table-cell office:value-type="float" office:value="12.53412" calcext:value-type="float">
            <text:p>12.53412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919" calcext:value-type="float">
            <text:p>0.0004971919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4067" calcext:value-type="float">
            <text:p>0.00304067</text:p>
          </table:table-cell>
          <table:table-cell office:value-type="float" office:value="1190.942" calcext:value-type="float">
            <text:p>1190.942</text:p>
          </table:table-cell>
          <table:table-cell office:value-type="float" office:value="1.681825" calcext:value-type="float">
            <text:p>1.681825</text:p>
          </table:table-cell>
          <table:table-cell office:value-type="float" office:value="0" calcext:value-type="float">
            <text:p>0</text:p>
          </table:table-cell>
          <table:table-cell office:value-type="float" office:value="0.01738001" calcext:value-type="float">
            <text:p>0.01738001</text:p>
          </table:table-cell>
          <table:table-cell office:value-type="float" office:value="0.03228113" calcext:value-type="float">
            <text:p>0.03228113</text:p>
          </table:table-cell>
          <table:table-cell office:value-type="float" office:value="0.01923783" calcext:value-type="float">
            <text:p>0.01923783</text:p>
          </table:table-cell>
          <table:table-cell office:value-type="float" office:value="0.01256013" calcext:value-type="float">
            <text:p>0.01256013</text:p>
          </table:table-cell>
          <table:table-cell office:value-type="float" office:value="0.01127721" calcext:value-type="float">
            <text:p>0.01127721</text:p>
          </table:table-cell>
          <table:table-cell office:value-type="float" office:value="0.006766312" calcext:value-type="float">
            <text:p>0.006766312</text:p>
          </table:table-cell>
          <table:table-cell office:value-type="float" office:value="0.004929074" calcext:value-type="float">
            <text:p>0.004929074</text:p>
          </table:table-cell>
          <table:table-cell office:value-type="float" office:value="0.009950687" calcext:value-type="float">
            <text:p>0.009950687</text:p>
          </table:table-cell>
          <table:table-cell office:value-type="float" office:value="0.06736713" calcext:value-type="float">
            <text:p>0.06736713</text:p>
          </table:table-cell>
          <table:table-cell office:value-type="float" office:value="0.06965783" calcext:value-type="float">
            <text:p>0.06965783</text:p>
          </table:table-cell>
          <table:table-cell office:value-type="float" office:value="0.0746832" calcext:value-type="float">
            <text:p>0.0746832</text:p>
          </table:table-cell>
          <table:table-cell office:value-type="float" office:value="0.09021609" calcext:value-type="float">
            <text:p>0.09021609</text:p>
          </table:table-cell>
          <table:table-cell office:value-type="float" office:value="0.09112144" calcext:value-type="float">
            <text:p>0.09112144</text:p>
          </table:table-cell>
          <table:table-cell office:value-type="float" office:value="0.09348349" calcext:value-type="float">
            <text:p>0.09348349</text:p>
          </table:table-cell>
          <table:table-cell office:value-type="float" office:value="0" calcext:value-type="float">
            <text:p>0</text:p>
          </table:table-cell>
          <table:table-cell office:value-type="float" office:value="26.07585" calcext:value-type="float">
            <text:p>26.07585</text:p>
          </table:table-cell>
          <table:table-cell office:value-type="float" office:value="27.39846" calcext:value-type="float">
            <text:p>27.39846</text:p>
          </table:table-cell>
          <table:table-cell office:value-type="float" office:value="10.87716" calcext:value-type="float">
            <text:p>10.87716</text:p>
          </table:table-cell>
          <table:table-cell office:value-type="float" office:value="5.278884" calcext:value-type="float">
            <text:p>5.278884</text:p>
          </table:table-cell>
          <table:table-cell office:value-type="float" office:value="3.295498" calcext:value-type="float">
            <text:p>3.295498</text:p>
          </table:table-cell>
          <table:table-cell office:value-type="float" office:value="1.264454" calcext:value-type="float">
            <text:p>1.264454</text:p>
          </table:table-cell>
          <table:table-cell office:value-type="float" office:value="0.878396" calcext:value-type="float">
            <text:p>0.878396</text:p>
          </table:table-cell>
          <table:table-cell office:value-type="float" office:value="1.834825" calcext:value-type="float">
            <text:p>1.834825</text:p>
          </table:table-cell>
          <table:table-cell office:value-type="float" office:value="2.83668" calcext:value-type="float">
            <text:p>2.83668</text:p>
          </table:table-cell>
          <table:table-cell office:value-type="float" office:value="2.740993" calcext:value-type="float">
            <text:p>2.740993</text:p>
          </table:table-cell>
          <table:table-cell office:value-type="float" office:value="2.882579" calcext:value-type="float">
            <text:p>2.882579</text:p>
          </table:table-cell>
          <table:table-cell office:value-type="float" office:value="2.880798" calcext:value-type="float">
            <text:p>2.880798</text:p>
          </table:table-cell>
          <table:table-cell office:value-type="float" office:value="3.007531" calcext:value-type="float">
            <text:p>3.007531</text:p>
          </table:table-cell>
          <table:table-cell office:value-type="float" office:value="3.23731" calcext:value-type="float">
            <text:p>3.23731</text:p>
          </table:table-cell>
          <table:table-cell office:value-type="float" office:value="0" calcext:value-type="float">
            <text:p>0</text:p>
          </table:table-cell>
          <table:table-cell office:value-type="float" office:value="39.11819" calcext:value-type="float">
            <text:p>39.118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1" calcext:value-type="float">
            <text:p>30072001</text:p>
          </table:table-cell>
          <table:table-cell office:value-type="float" office:value="0.9601631" calcext:value-type="float">
            <text:p>0.9601631</text:p>
          </table:table-cell>
          <table:table-cell office:value-type="float" office:value="137.8625" calcext:value-type="float">
            <text:p>137.8625</text:p>
          </table:table-cell>
          <table:table-cell office:value-type="float" office:value="5" calcext:value-type="float">
            <text:p>5</text:p>
          </table:table-cell>
          <table:table-cell office:value-type="float" office:value="-1.825433" calcext:value-type="float">
            <text:p>-1.825433</text:p>
          </table:table-cell>
          <table:table-cell office:value-type="float" office:value="12.56022" calcext:value-type="float">
            <text:p>12.56022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1974" calcext:value-type="float">
            <text:p>0.0004971974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41273" calcext:value-type="float">
            <text:p>0.003041273</text:p>
          </table:table-cell>
          <table:table-cell office:value-type="float" office:value="1190.9" calcext:value-type="float">
            <text:p>1190.9</text:p>
          </table:table-cell>
          <table:table-cell office:value-type="float" office:value="1.668491" calcext:value-type="float">
            <text:p>1.668491</text:p>
          </table:table-cell>
          <table:table-cell office:value-type="float" office:value="0" calcext:value-type="float">
            <text:p>0</text:p>
          </table:table-cell>
          <table:table-cell office:value-type="float" office:value="0.01810513" calcext:value-type="float">
            <text:p>0.01810513</text:p>
          </table:table-cell>
          <table:table-cell office:value-type="float" office:value="0.03401132" calcext:value-type="float">
            <text:p>0.03401132</text:p>
          </table:table-cell>
          <table:table-cell office:value-type="float" office:value="0.02091641" calcext:value-type="float">
            <text:p>0.02091641</text:p>
          </table:table-cell>
          <table:table-cell office:value-type="float" office:value="0.01361165" calcext:value-type="float">
            <text:p>0.01361165</text:p>
          </table:table-cell>
          <table:table-cell office:value-type="float" office:value="0.01219336" calcext:value-type="float">
            <text:p>0.01219336</text:p>
          </table:table-cell>
          <table:table-cell office:value-type="float" office:value="0.007166703" calcext:value-type="float">
            <text:p>0.007166703</text:p>
          </table:table-cell>
          <table:table-cell office:value-type="float" office:value="0.005079987" calcext:value-type="float">
            <text:p>0.005079987</text:p>
          </table:table-cell>
          <table:table-cell office:value-type="float" office:value="0.01031934" calcext:value-type="float">
            <text:p>0.01031934</text:p>
          </table:table-cell>
          <table:table-cell office:value-type="float" office:value="0.06720215" calcext:value-type="float">
            <text:p>0.06720215</text:p>
          </table:table-cell>
          <table:table-cell office:value-type="float" office:value="0.07025458" calcext:value-type="float">
            <text:p>0.07025458</text:p>
          </table:table-cell>
          <table:table-cell office:value-type="float" office:value="0.06885461" calcext:value-type="float">
            <text:p>0.06885461</text:p>
          </table:table-cell>
          <table:table-cell office:value-type="float" office:value="0.09034053" calcext:value-type="float">
            <text:p>0.09034053</text:p>
          </table:table-cell>
          <table:table-cell office:value-type="float" office:value="0.09125289" calcext:value-type="float">
            <text:p>0.09125289</text:p>
          </table:table-cell>
          <table:table-cell office:value-type="float" office:value="0.09362119" calcext:value-type="float">
            <text:p>0.09362119</text:p>
          </table:table-cell>
          <table:table-cell office:value-type="float" office:value="0" calcext:value-type="float">
            <text:p>0</text:p>
          </table:table-cell>
          <table:table-cell office:value-type="float" office:value="26.05557" calcext:value-type="float">
            <text:p>26.05557</text:p>
          </table:table-cell>
          <table:table-cell office:value-type="float" office:value="27.34983" calcext:value-type="float">
            <text:p>27.34983</text:p>
          </table:table-cell>
          <table:table-cell office:value-type="float" office:value="10.86269" calcext:value-type="float">
            <text:p>10.86269</text:p>
          </table:table-cell>
          <table:table-cell office:value-type="float" office:value="5.272614" calcext:value-type="float">
            <text:p>5.272614</text:p>
          </table:table-cell>
          <table:table-cell office:value-type="float" office:value="3.292513" calcext:value-type="float">
            <text:p>3.292513</text:p>
          </table:table-cell>
          <table:table-cell office:value-type="float" office:value="1.263918" calcext:value-type="float">
            <text:p>1.263918</text:p>
          </table:table-cell>
          <table:table-cell office:value-type="float" office:value="0.8778327" calcext:value-type="float">
            <text:p>0.8778327</text:p>
          </table:table-cell>
          <table:table-cell office:value-type="float" office:value="1.83232" calcext:value-type="float">
            <text:p>1.83232</text:p>
          </table:table-cell>
          <table:table-cell office:value-type="float" office:value="2.842041" calcext:value-type="float">
            <text:p>2.842041</text:p>
          </table:table-cell>
          <table:table-cell office:value-type="float" office:value="2.747562" calcext:value-type="float">
            <text:p>2.747562</text:p>
          </table:table-cell>
          <table:table-cell office:value-type="float" office:value="2.889611" calcext:value-type="float">
            <text:p>2.889611</text:p>
          </table:table-cell>
          <table:table-cell office:value-type="float" office:value="2.892579" calcext:value-type="float">
            <text:p>2.892579</text:p>
          </table:table-cell>
          <table:table-cell office:value-type="float" office:value="3.019918" calcext:value-type="float">
            <text:p>3.019918</text:p>
          </table:table-cell>
          <table:table-cell office:value-type="float" office:value="3.250309" calcext:value-type="float">
            <text:p>3.250309</text:p>
          </table:table-cell>
          <table:table-cell office:value-type="float" office:value="0" calcext:value-type="float">
            <text:p>0</text:p>
          </table:table-cell>
          <table:table-cell office:value-type="float" office:value="35.80544" calcext:value-type="float">
            <text:p>35.80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1" calcext:value-type="float">
            <text:p>31072001</text:p>
          </table:table-cell>
          <table:table-cell office:value-type="float" office:value="0.9605992" calcext:value-type="float">
            <text:p>0.9605992</text:p>
          </table:table-cell>
          <table:table-cell office:value-type="float" office:value="137.8483" calcext:value-type="float">
            <text:p>137.8483</text:p>
          </table:table-cell>
          <table:table-cell office:value-type="float" office:value="5" calcext:value-type="float">
            <text:p>5</text:p>
          </table:table-cell>
          <table:table-cell office:value-type="float" office:value="-1.853986" calcext:value-type="float">
            <text:p>-1.853986</text:p>
          </table:table-cell>
          <table:table-cell office:value-type="float" office:value="12.58603" calcext:value-type="float">
            <text:p>12.58603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03" calcext:value-type="float">
            <text:p>0.000497203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41469" calcext:value-type="float">
            <text:p>0.003041469</text:p>
          </table:table-cell>
          <table:table-cell office:value-type="float" office:value="1190.859" calcext:value-type="float">
            <text:p>1190.859</text:p>
          </table:table-cell>
          <table:table-cell office:value-type="float" office:value="1.654298" calcext:value-type="float">
            <text:p>1.654298</text:p>
          </table:table-cell>
          <table:table-cell office:value-type="float" office:value="0" calcext:value-type="float">
            <text:p>0</text:p>
          </table:table-cell>
          <table:table-cell office:value-type="float" office:value="0.01972295" calcext:value-type="float">
            <text:p>0.01972295</text:p>
          </table:table-cell>
          <table:table-cell office:value-type="float" office:value="0.03366276" calcext:value-type="float">
            <text:p>0.03366276</text:p>
          </table:table-cell>
          <table:table-cell office:value-type="float" office:value="0.02081914" calcext:value-type="float">
            <text:p>0.02081914</text:p>
          </table:table-cell>
          <table:table-cell office:value-type="float" office:value="0.01371646" calcext:value-type="float">
            <text:p>0.01371646</text:p>
          </table:table-cell>
          <table:table-cell office:value-type="float" office:value="0.01238074" calcext:value-type="float">
            <text:p>0.01238074</text:p>
          </table:table-cell>
          <table:table-cell office:value-type="float" office:value="0.007352158" calcext:value-type="float">
            <text:p>0.007352158</text:p>
          </table:table-cell>
          <table:table-cell office:value-type="float" office:value="0.00519523" calcext:value-type="float">
            <text:p>0.00519523</text:p>
          </table:table-cell>
          <table:table-cell office:value-type="float" office:value="0.01087417" calcext:value-type="float">
            <text:p>0.01087417</text:p>
          </table:table-cell>
          <table:table-cell office:value-type="float" office:value="0.06747072" calcext:value-type="float">
            <text:p>0.06747072</text:p>
          </table:table-cell>
          <table:table-cell office:value-type="float" office:value="0.07083283" calcext:value-type="float">
            <text:p>0.07083283</text:p>
          </table:table-cell>
          <table:table-cell office:value-type="float" office:value="0.06557859" calcext:value-type="float">
            <text:p>0.06557859</text:p>
          </table:table-cell>
          <table:table-cell office:value-type="float" office:value="0.09046466" calcext:value-type="float">
            <text:p>0.09046466</text:p>
          </table:table-cell>
          <table:table-cell office:value-type="float" office:value="0.09138424" calcext:value-type="float">
            <text:p>0.09138424</text:p>
          </table:table-cell>
          <table:table-cell office:value-type="float" office:value="0.09375878" calcext:value-type="float">
            <text:p>0.09375878</text:p>
          </table:table-cell>
          <table:table-cell office:value-type="float" office:value="0" calcext:value-type="float">
            <text:p>0</text:p>
          </table:table-cell>
          <table:table-cell office:value-type="float" office:value="26.0387" calcext:value-type="float">
            <text:p>26.0387</text:p>
          </table:table-cell>
          <table:table-cell office:value-type="float" office:value="27.30168" calcext:value-type="float">
            <text:p>27.30168</text:p>
          </table:table-cell>
          <table:table-cell office:value-type="float" office:value="10.84849" calcext:value-type="float">
            <text:p>10.84849</text:p>
          </table:table-cell>
          <table:table-cell office:value-type="float" office:value="5.266533" calcext:value-type="float">
            <text:p>5.266533</text:p>
          </table:table-cell>
          <table:table-cell office:value-type="float" office:value="3.289684" calcext:value-type="float">
            <text:p>3.289684</text:p>
          </table:table-cell>
          <table:table-cell office:value-type="float" office:value="1.263446" calcext:value-type="float">
            <text:p>1.263446</text:p>
          </table:table-cell>
          <table:table-cell office:value-type="float" office:value="0.8773047" calcext:value-type="float">
            <text:p>0.8773047</text:p>
          </table:table-cell>
          <table:table-cell office:value-type="float" office:value="1.829942" calcext:value-type="float">
            <text:p>1.829942</text:p>
          </table:table-cell>
          <table:table-cell office:value-type="float" office:value="2.847383" calcext:value-type="float">
            <text:p>2.847383</text:p>
          </table:table-cell>
          <table:table-cell office:value-type="float" office:value="2.754217" calcext:value-type="float">
            <text:p>2.754217</text:p>
          </table:table-cell>
          <table:table-cell office:value-type="float" office:value="2.89556" calcext:value-type="float">
            <text:p>2.89556</text:p>
          </table:table-cell>
          <table:table-cell office:value-type="float" office:value="2.904341" calcext:value-type="float">
            <text:p>2.904341</text:p>
          </table:table-cell>
          <table:table-cell office:value-type="float" office:value="3.032285" calcext:value-type="float">
            <text:p>3.032285</text:p>
          </table:table-cell>
          <table:table-cell office:value-type="float" office:value="3.263294" calcext:value-type="float">
            <text:p>3.263294</text:p>
          </table:table-cell>
          <table:table-cell office:value-type="float" office:value="0" calcext:value-type="float">
            <text:p>0</text:p>
          </table:table-cell>
          <table:table-cell office:value-type="float" office:value="32.30756" calcext:value-type="float">
            <text:p>32.30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1" calcext:value-type="float">
            <text:p>1082001</text:p>
          </table:table-cell>
          <table:table-cell office:value-type="float" office:value="0.961333" calcext:value-type="float">
            <text:p>0.961333</text:p>
          </table:table-cell>
          <table:table-cell office:value-type="float" office:value="137.834" calcext:value-type="float">
            <text:p>137.834</text:p>
          </table:table-cell>
          <table:table-cell office:value-type="float" office:value="5" calcext:value-type="float">
            <text:p>5</text:p>
          </table:table-cell>
          <table:table-cell office:value-type="float" office:value="-1.882283" calcext:value-type="float">
            <text:p>-1.882283</text:p>
          </table:table-cell>
          <table:table-cell office:value-type="float" office:value="12.61172" calcext:value-type="float">
            <text:p>12.61172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086" calcext:value-type="float">
            <text:p>0.0004972086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41225" calcext:value-type="float">
            <text:p>0.003041225</text:p>
          </table:table-cell>
          <table:table-cell office:value-type="float" office:value="1190.818" calcext:value-type="float">
            <text:p>1190.818</text:p>
          </table:table-cell>
          <table:table-cell office:value-type="float" office:value="1.64076" calcext:value-type="float">
            <text:p>1.64076</text:p>
          </table:table-cell>
          <table:table-cell office:value-type="float" office:value="0" calcext:value-type="float">
            <text:p>0</text:p>
          </table:table-cell>
          <table:table-cell office:value-type="float" office:value="0.01861034" calcext:value-type="float">
            <text:p>0.01861034</text:p>
          </table:table-cell>
          <table:table-cell office:value-type="float" office:value="0.0331474" calcext:value-type="float">
            <text:p>0.0331474</text:p>
          </table:table-cell>
          <table:table-cell office:value-type="float" office:value="0.02067838" calcext:value-type="float">
            <text:p>0.02067838</text:p>
          </table:table-cell>
          <table:table-cell office:value-type="float" office:value="0.01370739" calcext:value-type="float">
            <text:p>0.01370739</text:p>
          </table:table-cell>
          <table:table-cell office:value-type="float" office:value="0.01237974" calcext:value-type="float">
            <text:p>0.01237974</text:p>
          </table:table-cell>
          <table:table-cell office:value-type="float" office:value="0.007409993" calcext:value-type="float">
            <text:p>0.007409993</text:p>
          </table:table-cell>
          <table:table-cell office:value-type="float" office:value="0.005260185" calcext:value-type="float">
            <text:p>0.005260185</text:p>
          </table:table-cell>
          <table:table-cell office:value-type="float" office:value="0.01133034" calcext:value-type="float">
            <text:p>0.01133034</text:p>
          </table:table-cell>
          <table:table-cell office:value-type="float" office:value="0.06788942" calcext:value-type="float">
            <text:p>0.06788942</text:p>
          </table:table-cell>
          <table:table-cell office:value-type="float" office:value="0.07136806" calcext:value-type="float">
            <text:p>0.07136806</text:p>
          </table:table-cell>
          <table:table-cell office:value-type="float" office:value="0.06378443" calcext:value-type="float">
            <text:p>0.06378443</text:p>
          </table:table-cell>
          <table:table-cell office:value-type="float" office:value="0.09058892" calcext:value-type="float">
            <text:p>0.09058892</text:p>
          </table:table-cell>
          <table:table-cell office:value-type="float" office:value="0.09151519" calcext:value-type="float">
            <text:p>0.09151519</text:p>
          </table:table-cell>
          <table:table-cell office:value-type="float" office:value="0.09389617" calcext:value-type="float">
            <text:p>0.09389617</text:p>
          </table:table-cell>
          <table:table-cell office:value-type="float" office:value="0" calcext:value-type="float">
            <text:p>0</text:p>
          </table:table-cell>
          <table:table-cell office:value-type="float" office:value="26.02173" calcext:value-type="float">
            <text:p>26.02173</text:p>
          </table:table-cell>
          <table:table-cell office:value-type="float" office:value="27.25345" calcext:value-type="float">
            <text:p>27.25345</text:p>
          </table:table-cell>
          <table:table-cell office:value-type="float" office:value="10.83428" calcext:value-type="float">
            <text:p>10.83428</text:p>
          </table:table-cell>
          <table:table-cell office:value-type="float" office:value="5.26047" calcext:value-type="float">
            <text:p>5.26047</text:p>
          </table:table-cell>
          <table:table-cell office:value-type="float" office:value="3.28687" calcext:value-type="float">
            <text:p>3.28687</text:p>
          </table:table-cell>
          <table:table-cell office:value-type="float" office:value="1.262997" calcext:value-type="float">
            <text:p>1.262997</text:p>
          </table:table-cell>
          <table:table-cell office:value-type="float" office:value="0.8768032" calcext:value-type="float">
            <text:p>0.8768032</text:p>
          </table:table-cell>
          <table:table-cell office:value-type="float" office:value="1.82771" calcext:value-type="float">
            <text:p>1.82771</text:p>
          </table:table-cell>
          <table:table-cell office:value-type="float" office:value="2.852777" calcext:value-type="float">
            <text:p>2.852777</text:p>
          </table:table-cell>
          <table:table-cell office:value-type="float" office:value="2.760962" calcext:value-type="float">
            <text:p>2.760962</text:p>
          </table:table-cell>
          <table:table-cell office:value-type="float" office:value="2.900911" calcext:value-type="float">
            <text:p>2.900911</text:p>
          </table:table-cell>
          <table:table-cell office:value-type="float" office:value="2.916088" calcext:value-type="float">
            <text:p>2.916088</text:p>
          </table:table-cell>
          <table:table-cell office:value-type="float" office:value="3.044633" calcext:value-type="float">
            <text:p>3.044633</text:p>
          </table:table-cell>
          <table:table-cell office:value-type="float" office:value="3.276259" calcext:value-type="float">
            <text:p>3.276259</text:p>
          </table:table-cell>
          <table:table-cell office:value-type="float" office:value="0" calcext:value-type="float">
            <text:p>0</text:p>
          </table:table-cell>
          <table:table-cell office:value-type="float" office:value="27.42535" calcext:value-type="float">
            <text:p>27.425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1" calcext:value-type="float">
            <text:p>2082001</text:p>
          </table:table-cell>
          <table:table-cell office:value-type="float" office:value="0.9595549" calcext:value-type="float">
            <text:p>0.9595549</text:p>
          </table:table-cell>
          <table:table-cell office:value-type="float" office:value="137.8196" calcext:value-type="float">
            <text:p>137.8196</text:p>
          </table:table-cell>
          <table:table-cell office:value-type="float" office:value="5" calcext:value-type="float">
            <text:p>5</text:p>
          </table:table-cell>
          <table:table-cell office:value-type="float" office:value="-1.913052" calcext:value-type="float">
            <text:p>-1.913052</text:p>
          </table:table-cell>
          <table:table-cell office:value-type="float" office:value="12.63727" calcext:value-type="float">
            <text:p>12.63727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42" calcext:value-type="float">
            <text:p>0.0004972142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40604" calcext:value-type="float">
            <text:p>0.003040604</text:p>
          </table:table-cell>
          <table:table-cell office:value-type="float" office:value="1190.777" calcext:value-type="float">
            <text:p>1190.777</text:p>
          </table:table-cell>
          <table:table-cell office:value-type="float" office:value="1.628703" calcext:value-type="float">
            <text:p>1.628703</text:p>
          </table:table-cell>
          <table:table-cell office:value-type="float" office:value="0" calcext:value-type="float">
            <text:p>0</text:p>
          </table:table-cell>
          <table:table-cell office:value-type="float" office:value="0.01700612" calcext:value-type="float">
            <text:p>0.01700612</text:p>
          </table:table-cell>
          <table:table-cell office:value-type="float" office:value="0.03210851" calcext:value-type="float">
            <text:p>0.03210851</text:p>
          </table:table-cell>
          <table:table-cell office:value-type="float" office:value="0.01984232" calcext:value-type="float">
            <text:p>0.01984232</text:p>
          </table:table-cell>
          <table:table-cell office:value-type="float" office:value="0.01323458" calcext:value-type="float">
            <text:p>0.01323458</text:p>
          </table:table-cell>
          <table:table-cell office:value-type="float" office:value="0.01198894" calcext:value-type="float">
            <text:p>0.01198894</text:p>
          </table:table-cell>
          <table:table-cell office:value-type="float" office:value="0.00731978" calcext:value-type="float">
            <text:p>0.00731978</text:p>
          </table:table-cell>
          <table:table-cell office:value-type="float" office:value="0.005282334" calcext:value-type="float">
            <text:p>0.005282334</text:p>
          </table:table-cell>
          <table:table-cell office:value-type="float" office:value="0.01175596" calcext:value-type="float">
            <text:p>0.01175596</text:p>
          </table:table-cell>
          <table:table-cell office:value-type="float" office:value="0.0681892" calcext:value-type="float">
            <text:p>0.0681892</text:p>
          </table:table-cell>
          <table:table-cell office:value-type="float" office:value="0.07172675" calcext:value-type="float">
            <text:p>0.07172675</text:p>
          </table:table-cell>
          <table:table-cell office:value-type="float" office:value="0.06260069" calcext:value-type="float">
            <text:p>0.06260069</text:p>
          </table:table-cell>
          <table:table-cell office:value-type="float" office:value="0.09071323" calcext:value-type="float">
            <text:p>0.09071323</text:p>
          </table:table-cell>
          <table:table-cell office:value-type="float" office:value="0.0916459" calcext:value-type="float">
            <text:p>0.0916459</text:p>
          </table:table-cell>
          <table:table-cell office:value-type="float" office:value="0.09403329" calcext:value-type="float">
            <text:p>0.09403329</text:p>
          </table:table-cell>
          <table:table-cell office:value-type="float" office:value="0" calcext:value-type="float">
            <text:p>0</text:p>
          </table:table-cell>
          <table:table-cell office:value-type="float" office:value="26.00119" calcext:value-type="float">
            <text:p>26.00119</text:p>
          </table:table-cell>
          <table:table-cell office:value-type="float" office:value="27.20494" calcext:value-type="float">
            <text:p>27.20494</text:p>
          </table:table-cell>
          <table:table-cell office:value-type="float" office:value="10.81993" calcext:value-type="float">
            <text:p>10.81993</text:p>
          </table:table-cell>
          <table:table-cell office:value-type="float" office:value="5.254343" calcext:value-type="float">
            <text:p>5.254343</text:p>
          </table:table-cell>
          <table:table-cell office:value-type="float" office:value="3.283994" calcext:value-type="float">
            <text:p>3.283994</text:p>
          </table:table-cell>
          <table:table-cell office:value-type="float" office:value="1.262551" calcext:value-type="float">
            <text:p>1.262551</text:p>
          </table:table-cell>
          <table:table-cell office:value-type="float" office:value="0.8763189" calcext:value-type="float">
            <text:p>0.8763189</text:p>
          </table:table-cell>
          <table:table-cell office:value-type="float" office:value="1.825595" calcext:value-type="float">
            <text:p>1.825595</text:p>
          </table:table-cell>
          <table:table-cell office:value-type="float" office:value="2.858206" calcext:value-type="float">
            <text:p>2.858206</text:p>
          </table:table-cell>
          <table:table-cell office:value-type="float" office:value="2.767766" calcext:value-type="float">
            <text:p>2.767766</text:p>
          </table:table-cell>
          <table:table-cell office:value-type="float" office:value="2.905894" calcext:value-type="float">
            <text:p>2.905894</text:p>
          </table:table-cell>
          <table:table-cell office:value-type="float" office:value="2.927813" calcext:value-type="float">
            <text:p>2.927813</text:p>
          </table:table-cell>
          <table:table-cell office:value-type="float" office:value="3.056962" calcext:value-type="float">
            <text:p>3.056962</text:p>
          </table:table-cell>
          <table:table-cell office:value-type="float" office:value="3.289213" calcext:value-type="float">
            <text:p>3.289213</text:p>
          </table:table-cell>
          <table:table-cell office:value-type="float" office:value="0" calcext:value-type="float">
            <text:p>0</text:p>
          </table:table-cell>
          <table:table-cell office:value-type="float" office:value="23.32994" calcext:value-type="float">
            <text:p>23.329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1" calcext:value-type="float">
            <text:p>3082001</text:p>
          </table:table-cell>
          <table:table-cell office:value-type="float" office:value="0.9580345" calcext:value-type="float">
            <text:p>0.9580345</text:p>
          </table:table-cell>
          <table:table-cell office:value-type="float" office:value="137.8056" calcext:value-type="float">
            <text:p>137.8056</text:p>
          </table:table-cell>
          <table:table-cell office:value-type="float" office:value="5" calcext:value-type="float">
            <text:p>5</text:p>
          </table:table-cell>
          <table:table-cell office:value-type="float" office:value="-1.943397" calcext:value-type="float">
            <text:p>-1.943397</text:p>
          </table:table-cell>
          <table:table-cell office:value-type="float" office:value="12.66272" calcext:value-type="float">
            <text:p>12.66272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39569" calcext:value-type="float">
            <text:p>0.003039569</text:p>
          </table:table-cell>
          <table:table-cell office:value-type="float" office:value="1190.736" calcext:value-type="float">
            <text:p>1190.736</text:p>
          </table:table-cell>
          <table:table-cell office:value-type="float" office:value="1.617626" calcext:value-type="float">
            <text:p>1.617626</text:p>
          </table:table-cell>
          <table:table-cell office:value-type="float" office:value="0" calcext:value-type="float">
            <text:p>0</text:p>
          </table:table-cell>
          <table:table-cell office:value-type="float" office:value="0.01676477" calcext:value-type="float">
            <text:p>0.01676477</text:p>
          </table:table-cell>
          <table:table-cell office:value-type="float" office:value="0.0305727" calcext:value-type="float">
            <text:p>0.0305727</text:p>
          </table:table-cell>
          <table:table-cell office:value-type="float" office:value="0.01860727" calcext:value-type="float">
            <text:p>0.01860727</text:p>
          </table:table-cell>
          <table:table-cell office:value-type="float" office:value="0.01258384" calcext:value-type="float">
            <text:p>0.01258384</text:p>
          </table:table-cell>
          <table:table-cell office:value-type="float" office:value="0.01146623" calcext:value-type="float">
            <text:p>0.01146623</text:p>
          </table:table-cell>
          <table:table-cell office:value-type="float" office:value="0.007176234" calcext:value-type="float">
            <text:p>0.007176234</text:p>
          </table:table-cell>
          <table:table-cell office:value-type="float" office:value="0.005286705" calcext:value-type="float">
            <text:p>0.005286705</text:p>
          </table:table-cell>
          <table:table-cell office:value-type="float" office:value="0.01218338" calcext:value-type="float">
            <text:p>0.01218338</text:p>
          </table:table-cell>
          <table:table-cell office:value-type="float" office:value="0.06845425" calcext:value-type="float">
            <text:p>0.06845425</text:p>
          </table:table-cell>
          <table:table-cell office:value-type="float" office:value="0.07202097" calcext:value-type="float">
            <text:p>0.07202097</text:p>
          </table:table-cell>
          <table:table-cell office:value-type="float" office:value="0.06173806" calcext:value-type="float">
            <text:p>0.06173806</text:p>
          </table:table-cell>
          <table:table-cell office:value-type="float" office:value="0.09083771" calcext:value-type="float">
            <text:p>0.09083771</text:p>
          </table:table-cell>
          <table:table-cell office:value-type="float" office:value="0.09177631" calcext:value-type="float">
            <text:p>0.09177631</text:p>
          </table:table-cell>
          <table:table-cell office:value-type="float" office:value="0.09417033" calcext:value-type="float">
            <text:p>0.09417033</text:p>
          </table:table-cell>
          <table:table-cell office:value-type="float" office:value="0" calcext:value-type="float">
            <text:p>0</text:p>
          </table:table-cell>
          <table:table-cell office:value-type="float" office:value="25.97892" calcext:value-type="float">
            <text:p>25.97892</text:p>
          </table:table-cell>
          <table:table-cell office:value-type="float" office:value="27.15628" calcext:value-type="float">
            <text:p>27.15628</text:p>
          </table:table-cell>
          <table:table-cell office:value-type="float" office:value="10.8054" calcext:value-type="float">
            <text:p>10.8054</text:p>
          </table:table-cell>
          <table:table-cell office:value-type="float" office:value="5.24813" calcext:value-type="float">
            <text:p>5.24813</text:p>
          </table:table-cell>
          <table:table-cell office:value-type="float" office:value="3.281049" calcext:value-type="float">
            <text:p>3.281049</text:p>
          </table:table-cell>
          <table:table-cell office:value-type="float" office:value="1.262095" calcext:value-type="float">
            <text:p>1.262095</text:p>
          </table:table-cell>
          <table:table-cell office:value-type="float" office:value="0.8758464" calcext:value-type="float">
            <text:p>0.8758464</text:p>
          </table:table-cell>
          <table:table-cell office:value-type="float" office:value="1.823592" calcext:value-type="float">
            <text:p>1.823592</text:p>
          </table:table-cell>
          <table:table-cell office:value-type="float" office:value="2.863658" calcext:value-type="float">
            <text:p>2.863658</text:p>
          </table:table-cell>
          <table:table-cell office:value-type="float" office:value="2.774606" calcext:value-type="float">
            <text:p>2.774606</text:p>
          </table:table-cell>
          <table:table-cell office:value-type="float" office:value="2.910617" calcext:value-type="float">
            <text:p>2.910617</text:p>
          </table:table-cell>
          <table:table-cell office:value-type="float" office:value="2.939522" calcext:value-type="float">
            <text:p>2.939522</text:p>
          </table:table-cell>
          <table:table-cell office:value-type="float" office:value="3.069272" calcext:value-type="float">
            <text:p>3.069272</text:p>
          </table:table-cell>
          <table:table-cell office:value-type="float" office:value="3.302148" calcext:value-type="float">
            <text:p>3.302148</text:p>
          </table:table-cell>
          <table:table-cell office:value-type="float" office:value="0" calcext:value-type="float">
            <text:p>0</text:p>
          </table:table-cell>
          <table:table-cell office:value-type="float" office:value="19.41341" calcext:value-type="float">
            <text:p>19.41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1" calcext:value-type="float">
            <text:p>4082001</text:p>
          </table:table-cell>
          <table:table-cell office:value-type="float" office:value="0.959014" calcext:value-type="float">
            <text:p>0.959014</text:p>
          </table:table-cell>
          <table:table-cell office:value-type="float" office:value="137.7918" calcext:value-type="float">
            <text:p>137.7918</text:p>
          </table:table-cell>
          <table:table-cell office:value-type="float" office:value="5" calcext:value-type="float">
            <text:p>5</text:p>
          </table:table-cell>
          <table:table-cell office:value-type="float" office:value="-1.97093" calcext:value-type="float">
            <text:p>-1.97093</text:p>
          </table:table-cell>
          <table:table-cell office:value-type="float" office:value="12.68813" calcext:value-type="float">
            <text:p>12.68813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38052" calcext:value-type="float">
            <text:p>0.003038052</text:p>
          </table:table-cell>
          <table:table-cell office:value-type="float" office:value="1190.695" calcext:value-type="float">
            <text:p>1190.695</text:p>
          </table:table-cell>
          <table:table-cell office:value-type="float" office:value="1.606227" calcext:value-type="float">
            <text:p>1.606227</text:p>
          </table:table-cell>
          <table:table-cell office:value-type="float" office:value="0" calcext:value-type="float">
            <text:p>0</text:p>
          </table:table-cell>
          <table:table-cell office:value-type="float" office:value="0.01698982" calcext:value-type="float">
            <text:p>0.01698982</text:p>
          </table:table-cell>
          <table:table-cell office:value-type="float" office:value="0.03156227" calcext:value-type="float">
            <text:p>0.03156227</text:p>
          </table:table-cell>
          <table:table-cell office:value-type="float" office:value="0.01943635" calcext:value-type="float">
            <text:p>0.01943635</text:p>
          </table:table-cell>
          <table:table-cell office:value-type="float" office:value="0.01293709" calcext:value-type="float">
            <text:p>0.01293709</text:p>
          </table:table-cell>
          <table:table-cell office:value-type="float" office:value="0.01167262" calcext:value-type="float">
            <text:p>0.01167262</text:p>
          </table:table-cell>
          <table:table-cell office:value-type="float" office:value="0.007171274" calcext:value-type="float">
            <text:p>0.007171274</text:p>
          </table:table-cell>
          <table:table-cell office:value-type="float" office:value="0.005302682" calcext:value-type="float">
            <text:p>0.005302682</text:p>
          </table:table-cell>
          <table:table-cell office:value-type="float" office:value="0.01242565" calcext:value-type="float">
            <text:p>0.01242565</text:p>
          </table:table-cell>
          <table:table-cell office:value-type="float" office:value="0.06858328" calcext:value-type="float">
            <text:p>0.06858328</text:p>
          </table:table-cell>
          <table:table-cell office:value-type="float" office:value="0.07221032" calcext:value-type="float">
            <text:p>0.07221032</text:p>
          </table:table-cell>
          <table:table-cell office:value-type="float" office:value="0.06100363" calcext:value-type="float">
            <text:p>0.06100363</text:p>
          </table:table-cell>
          <table:table-cell office:value-type="float" office:value="0.09096226" calcext:value-type="float">
            <text:p>0.09096226</text:p>
          </table:table-cell>
          <table:table-cell office:value-type="float" office:value="0.09190636" calcext:value-type="float">
            <text:p>0.09190636</text:p>
          </table:table-cell>
          <table:table-cell office:value-type="float" office:value="0.09430726" calcext:value-type="float">
            <text:p>0.09430726</text:p>
          </table:table-cell>
          <table:table-cell office:value-type="float" office:value="0" calcext:value-type="float">
            <text:p>0</text:p>
          </table:table-cell>
          <table:table-cell office:value-type="float" office:value="25.95848" calcext:value-type="float">
            <text:p>25.95848</text:p>
          </table:table-cell>
          <table:table-cell office:value-type="float" office:value="27.10785" calcext:value-type="float">
            <text:p>27.10785</text:p>
          </table:table-cell>
          <table:table-cell office:value-type="float" office:value="10.79082" calcext:value-type="float">
            <text:p>10.79082</text:p>
          </table:table-cell>
          <table:table-cell office:value-type="float" office:value="5.24184" calcext:value-type="float">
            <text:p>5.24184</text:p>
          </table:table-cell>
          <table:table-cell office:value-type="float" office:value="3.278055" calcext:value-type="float">
            <text:p>3.278055</text:p>
          </table:table-cell>
          <table:table-cell office:value-type="float" office:value="1.26162" calcext:value-type="float">
            <text:p>1.26162</text:p>
          </table:table-cell>
          <table:table-cell office:value-type="float" office:value="0.875378" calcext:value-type="float">
            <text:p>0.875378</text:p>
          </table:table-cell>
          <table:table-cell office:value-type="float" office:value="1.821687" calcext:value-type="float">
            <text:p>1.821687</text:p>
          </table:table-cell>
          <table:table-cell office:value-type="float" office:value="2.869122" calcext:value-type="float">
            <text:p>2.869122</text:p>
          </table:table-cell>
          <table:table-cell office:value-type="float" office:value="2.78147" calcext:value-type="float">
            <text:p>2.78147</text:p>
          </table:table-cell>
          <table:table-cell office:value-type="float" office:value="2.915133" calcext:value-type="float">
            <text:p>2.915133</text:p>
          </table:table-cell>
          <table:table-cell office:value-type="float" office:value="2.95121" calcext:value-type="float">
            <text:p>2.95121</text:p>
          </table:table-cell>
          <table:table-cell office:value-type="float" office:value="3.081563" calcext:value-type="float">
            <text:p>3.081563</text:p>
          </table:table-cell>
          <table:table-cell office:value-type="float" office:value="3.315069" calcext:value-type="float">
            <text:p>3.315069</text:p>
          </table:table-cell>
          <table:table-cell office:value-type="float" office:value="0" calcext:value-type="float">
            <text:p>0</text:p>
          </table:table-cell>
          <table:table-cell office:value-type="float" office:value="19.00625" calcext:value-type="float">
            <text:p>19.006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1" calcext:value-type="float">
            <text:p>5082001</text:p>
          </table:table-cell>
          <table:table-cell office:value-type="float" office:value="0.9611179" calcext:value-type="float">
            <text:p>0.9611179</text:p>
          </table:table-cell>
          <table:table-cell office:value-type="float" office:value="137.7778" calcext:value-type="float">
            <text:p>137.7778</text:p>
          </table:table-cell>
          <table:table-cell office:value-type="float" office:value="5" calcext:value-type="float">
            <text:p>5</text:p>
          </table:table-cell>
          <table:table-cell office:value-type="float" office:value="-1.997031" calcext:value-type="float">
            <text:p>-1.997031</text:p>
          </table:table-cell>
          <table:table-cell office:value-type="float" office:value="12.71364" calcext:value-type="float">
            <text:p>12.71364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35985" calcext:value-type="float">
            <text:p>0.003035985</text:p>
          </table:table-cell>
          <table:table-cell office:value-type="float" office:value="1190.655" calcext:value-type="float">
            <text:p>1190.655</text:p>
          </table:table-cell>
          <table:table-cell office:value-type="float" office:value="1.593948" calcext:value-type="float">
            <text:p>1.593948</text:p>
          </table:table-cell>
          <table:table-cell office:value-type="float" office:value="0" calcext:value-type="float">
            <text:p>0</text:p>
          </table:table-cell>
          <table:table-cell office:value-type="float" office:value="0.01734678" calcext:value-type="float">
            <text:p>0.01734678</text:p>
          </table:table-cell>
          <table:table-cell office:value-type="float" office:value="0.03199643" calcext:value-type="float">
            <text:p>0.03199643</text:p>
          </table:table-cell>
          <table:table-cell office:value-type="float" office:value="0.01989841" calcext:value-type="float">
            <text:p>0.01989841</text:p>
          </table:table-cell>
          <table:table-cell office:value-type="float" office:value="0.01321195" calcext:value-type="float">
            <text:p>0.01321195</text:p>
          </table:table-cell>
          <table:table-cell office:value-type="float" office:value="0.01189582" calcext:value-type="float">
            <text:p>0.01189582</text:p>
          </table:table-cell>
          <table:table-cell office:value-type="float" office:value="0.007242152" calcext:value-type="float">
            <text:p>0.007242152</text:p>
          </table:table-cell>
          <table:table-cell office:value-type="float" office:value="0.005372439" calcext:value-type="float">
            <text:p>0.005372439</text:p>
          </table:table-cell>
          <table:table-cell office:value-type="float" office:value="0.01275556" calcext:value-type="float">
            <text:p>0.01275556</text:p>
          </table:table-cell>
          <table:table-cell office:value-type="float" office:value="0.06862996" calcext:value-type="float">
            <text:p>0.06862996</text:p>
          </table:table-cell>
          <table:table-cell office:value-type="float" office:value="0.07233675" calcext:value-type="float">
            <text:p>0.07233675</text:p>
          </table:table-cell>
          <table:table-cell office:value-type="float" office:value="0.06468438" calcext:value-type="float">
            <text:p>0.06468438</text:p>
          </table:table-cell>
          <table:table-cell office:value-type="float" office:value="0.09063913" calcext:value-type="float">
            <text:p>0.09063913</text:p>
          </table:table-cell>
          <table:table-cell office:value-type="float" office:value="0.09203614" calcext:value-type="float">
            <text:p>0.09203614</text:p>
          </table:table-cell>
          <table:table-cell office:value-type="float" office:value="0.09444387" calcext:value-type="float">
            <text:p>0.09444387</text:p>
          </table:table-cell>
          <table:table-cell office:value-type="float" office:value="0" calcext:value-type="float">
            <text:p>0</text:p>
          </table:table-cell>
          <table:table-cell office:value-type="float" office:value="25.94018" calcext:value-type="float">
            <text:p>25.94018</text:p>
          </table:table-cell>
          <table:table-cell office:value-type="float" office:value="27.05998" calcext:value-type="float">
            <text:p>27.05998</text:p>
          </table:table-cell>
          <table:table-cell office:value-type="float" office:value="10.77647" calcext:value-type="float">
            <text:p>10.77647</text:p>
          </table:table-cell>
          <table:table-cell office:value-type="float" office:value="5.235658" calcext:value-type="float">
            <text:p>5.235658</text:p>
          </table:table-cell>
          <table:table-cell office:value-type="float" office:value="3.275123" calcext:value-type="float">
            <text:p>3.275123</text:p>
          </table:table-cell>
          <table:table-cell office:value-type="float" office:value="1.26116" calcext:value-type="float">
            <text:p>1.26116</text:p>
          </table:table-cell>
          <table:table-cell office:value-type="float" office:value="0.874926" calcext:value-type="float">
            <text:p>0.874926</text:p>
          </table:table-cell>
          <table:table-cell office:value-type="float" office:value="1.819858" calcext:value-type="float">
            <text:p>1.819858</text:p>
          </table:table-cell>
          <table:table-cell office:value-type="float" office:value="2.874558" calcext:value-type="float">
            <text:p>2.874558</text:p>
          </table:table-cell>
          <table:table-cell office:value-type="float" office:value="2.788323" calcext:value-type="float">
            <text:p>2.788323</text:p>
          </table:table-cell>
          <table:table-cell office:value-type="float" office:value="2.919838" calcext:value-type="float">
            <text:p>2.919838</text:p>
          </table:table-cell>
          <table:table-cell office:value-type="float" office:value="2.96285" calcext:value-type="float">
            <text:p>2.96285</text:p>
          </table:table-cell>
          <table:table-cell office:value-type="float" office:value="3.093832" calcext:value-type="float">
            <text:p>3.093832</text:p>
          </table:table-cell>
          <table:table-cell office:value-type="float" office:value="3.327977" calcext:value-type="float">
            <text:p>3.327977</text:p>
          </table:table-cell>
          <table:table-cell office:value-type="float" office:value="0" calcext:value-type="float">
            <text:p>0</text:p>
          </table:table-cell>
          <table:table-cell office:value-type="float" office:value="16.05418" calcext:value-type="float">
            <text:p>16.054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1" calcext:value-type="float">
            <text:p>6082001</text:p>
          </table:table-cell>
          <table:table-cell office:value-type="float" office:value="0.9626722" calcext:value-type="float">
            <text:p>0.9626722</text:p>
          </table:table-cell>
          <table:table-cell office:value-type="float" office:value="137.7638" calcext:value-type="float">
            <text:p>137.7638</text:p>
          </table:table-cell>
          <table:table-cell office:value-type="float" office:value="5" calcext:value-type="float">
            <text:p>5</text:p>
          </table:table-cell>
          <table:table-cell office:value-type="float" office:value="-2.023072" calcext:value-type="float">
            <text:p>-2.023072</text:p>
          </table:table-cell>
          <table:table-cell office:value-type="float" office:value="12.73953" calcext:value-type="float">
            <text:p>12.73953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33289" calcext:value-type="float">
            <text:p>0.003033289</text:p>
          </table:table-cell>
          <table:table-cell office:value-type="float" office:value="1190.614" calcext:value-type="float">
            <text:p>1190.614</text:p>
          </table:table-cell>
          <table:table-cell office:value-type="float" office:value="1.582553" calcext:value-type="float">
            <text:p>1.582553</text:p>
          </table:table-cell>
          <table:table-cell office:value-type="float" office:value="0" calcext:value-type="float">
            <text:p>0</text:p>
          </table:table-cell>
          <table:table-cell office:value-type="float" office:value="0.01664083" calcext:value-type="float">
            <text:p>0.01664083</text:p>
          </table:table-cell>
          <table:table-cell office:value-type="float" office:value="0.03086147" calcext:value-type="float">
            <text:p>0.03086147</text:p>
          </table:table-cell>
          <table:table-cell office:value-type="float" office:value="0.01918076" calcext:value-type="float">
            <text:p>0.01918076</text:p>
          </table:table-cell>
          <table:table-cell office:value-type="float" office:value="0.01290398" calcext:value-type="float">
            <text:p>0.01290398</text:p>
          </table:table-cell>
          <table:table-cell office:value-type="float" office:value="0.01167732" calcext:value-type="float">
            <text:p>0.01167732</text:p>
          </table:table-cell>
          <table:table-cell office:value-type="float" office:value="0.007183987" calcext:value-type="float">
            <text:p>0.007183987</text:p>
          </table:table-cell>
          <table:table-cell office:value-type="float" office:value="0.005416197" calcext:value-type="float">
            <text:p>0.005416197</text:p>
          </table:table-cell>
          <table:table-cell office:value-type="float" office:value="0.01809649" calcext:value-type="float">
            <text:p>0.01809649</text:p>
          </table:table-cell>
          <table:table-cell office:value-type="float" office:value="0.06868677" calcext:value-type="float">
            <text:p>0.06868677</text:p>
          </table:table-cell>
          <table:table-cell office:value-type="float" office:value="0.07247712" calcext:value-type="float">
            <text:p>0.07247712</text:p>
          </table:table-cell>
          <table:table-cell office:value-type="float" office:value="0.06935176" calcext:value-type="float">
            <text:p>0.06935176</text:p>
          </table:table-cell>
          <table:table-cell office:value-type="float" office:value="0.08785922" calcext:value-type="float">
            <text:p>0.08785922</text:p>
          </table:table-cell>
          <table:table-cell office:value-type="float" office:value="0.09216563" calcext:value-type="float">
            <text:p>0.09216563</text:p>
          </table:table-cell>
          <table:table-cell office:value-type="float" office:value="0.0945804" calcext:value-type="float">
            <text:p>0.0945804</text:p>
          </table:table-cell>
          <table:table-cell office:value-type="float" office:value="0" calcext:value-type="float">
            <text:p>0</text:p>
          </table:table-cell>
          <table:table-cell office:value-type="float" office:value="25.92044" calcext:value-type="float">
            <text:p>25.92044</text:p>
          </table:table-cell>
          <table:table-cell office:value-type="float" office:value="27.01208" calcext:value-type="float">
            <text:p>27.01208</text:p>
          </table:table-cell>
          <table:table-cell office:value-type="float" office:value="10.7621" calcext:value-type="float">
            <text:p>10.7621</text:p>
          </table:table-cell>
          <table:table-cell office:value-type="float" office:value="5.229496" calcext:value-type="float">
            <text:p>5.229496</text:p>
          </table:table-cell>
          <table:table-cell office:value-type="float" office:value="3.272187" calcext:value-type="float">
            <text:p>3.272187</text:p>
          </table:table-cell>
          <table:table-cell office:value-type="float" office:value="1.260705" calcext:value-type="float">
            <text:p>1.260705</text:p>
          </table:table-cell>
          <table:table-cell office:value-type="float" office:value="0.8744953" calcext:value-type="float">
            <text:p>0.8744953</text:p>
          </table:table-cell>
          <table:table-cell office:value-type="float" office:value="1.818599" calcext:value-type="float">
            <text:p>1.818599</text:p>
          </table:table-cell>
          <table:table-cell office:value-type="float" office:value="2.879973" calcext:value-type="float">
            <text:p>2.879973</text:p>
          </table:table-cell>
          <table:table-cell office:value-type="float" office:value="2.795177" calcext:value-type="float">
            <text:p>2.795177</text:p>
          </table:table-cell>
          <table:table-cell office:value-type="float" office:value="2.925749" calcext:value-type="float">
            <text:p>2.925749</text:p>
          </table:table-cell>
          <table:table-cell office:value-type="float" office:value="2.974055" calcext:value-type="float">
            <text:p>2.974055</text:p>
          </table:table-cell>
          <table:table-cell office:value-type="float" office:value="3.106079" calcext:value-type="float">
            <text:p>3.106079</text:p>
          </table:table-cell>
          <table:table-cell office:value-type="float" office:value="3.340864" calcext:value-type="float">
            <text:p>3.340864</text:p>
          </table:table-cell>
          <table:table-cell office:value-type="float" office:value="0" calcext:value-type="float">
            <text:p>0</text:p>
          </table:table-cell>
          <table:table-cell office:value-type="float" office:value="11.1893" calcext:value-type="float">
            <text:p>11.1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1" calcext:value-type="float">
            <text:p>7082001</text:p>
          </table:table-cell>
          <table:table-cell office:value-type="float" office:value="0.9623831" calcext:value-type="float">
            <text:p>0.9623831</text:p>
          </table:table-cell>
          <table:table-cell office:value-type="float" office:value="137.7502" calcext:value-type="float">
            <text:p>137.7502</text:p>
          </table:table-cell>
          <table:table-cell office:value-type="float" office:value="5" calcext:value-type="float">
            <text:p>5</text:p>
          </table:table-cell>
          <table:table-cell office:value-type="float" office:value="-2.05064" calcext:value-type="float">
            <text:p>-2.05064</text:p>
          </table:table-cell>
          <table:table-cell office:value-type="float" office:value="12.76552" calcext:value-type="float">
            <text:p>12.76552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29897" calcext:value-type="float">
            <text:p>0.003029897</text:p>
          </table:table-cell>
          <table:table-cell office:value-type="float" office:value="1190.573" calcext:value-type="float">
            <text:p>1190.573</text:p>
          </table:table-cell>
          <table:table-cell office:value-type="float" office:value="1.572927" calcext:value-type="float">
            <text:p>1.572927</text:p>
          </table:table-cell>
          <table:table-cell office:value-type="float" office:value="0" calcext:value-type="float">
            <text:p>0</text:p>
          </table:table-cell>
          <table:table-cell office:value-type="float" office:value="0.01687598" calcext:value-type="float">
            <text:p>0.01687598</text:p>
          </table:table-cell>
          <table:table-cell office:value-type="float" office:value="0.02898796" calcext:value-type="float">
            <text:p>0.02898796</text:p>
          </table:table-cell>
          <table:table-cell office:value-type="float" office:value="0.01771033" calcext:value-type="float">
            <text:p>0.01771033</text:p>
          </table:table-cell>
          <table:table-cell office:value-type="float" office:value="0.01207258" calcext:value-type="float">
            <text:p>0.01207258</text:p>
          </table:table-cell>
          <table:table-cell office:value-type="float" office:value="0.01102781" calcext:value-type="float">
            <text:p>0.01102781</text:p>
          </table:table-cell>
          <table:table-cell office:value-type="float" office:value="0.00696025" calcext:value-type="float">
            <text:p>0.00696025</text:p>
          </table:table-cell>
          <table:table-cell office:value-type="float" office:value="0.005397826" calcext:value-type="float">
            <text:p>0.005397826</text:p>
          </table:table-cell>
          <table:table-cell office:value-type="float" office:value="0.02387019" calcext:value-type="float">
            <text:p>0.02387019</text:p>
          </table:table-cell>
          <table:table-cell office:value-type="float" office:value="0.06924154" calcext:value-type="float">
            <text:p>0.06924154</text:p>
          </table:table-cell>
          <table:table-cell office:value-type="float" office:value="0.07292389" calcext:value-type="float">
            <text:p>0.07292389</text:p>
          </table:table-cell>
          <table:table-cell office:value-type="float" office:value="0.07190468" calcext:value-type="float">
            <text:p>0.07190468</text:p>
          </table:table-cell>
          <table:table-cell office:value-type="float" office:value="0.08404809" calcext:value-type="float">
            <text:p>0.08404809</text:p>
          </table:table-cell>
          <table:table-cell office:value-type="float" office:value="0.09229451" calcext:value-type="float">
            <text:p>0.09229451</text:p>
          </table:table-cell>
          <table:table-cell office:value-type="float" office:value="0.09471685" calcext:value-type="float">
            <text:p>0.09471685</text:p>
          </table:table-cell>
          <table:table-cell office:value-type="float" office:value="0" calcext:value-type="float">
            <text:p>0</text:p>
          </table:table-cell>
          <table:table-cell office:value-type="float" office:value="25.90094" calcext:value-type="float">
            <text:p>25.90094</text:p>
          </table:table-cell>
          <table:table-cell office:value-type="float" office:value="26.96382" calcext:value-type="float">
            <text:p>26.96382</text:p>
          </table:table-cell>
          <table:table-cell office:value-type="float" office:value="10.74747" calcext:value-type="float">
            <text:p>10.74747</text:p>
          </table:table-cell>
          <table:table-cell office:value-type="float" office:value="5.223201" calcext:value-type="float">
            <text:p>5.223201</text:p>
          </table:table-cell>
          <table:table-cell office:value-type="float" office:value="3.269161" calcext:value-type="float">
            <text:p>3.269161</text:p>
          </table:table-cell>
          <table:table-cell office:value-type="float" office:value="1.26023" calcext:value-type="float">
            <text:p>1.26023</text:p>
          </table:table-cell>
          <table:table-cell office:value-type="float" office:value="0.8740726" calcext:value-type="float">
            <text:p>0.8740726</text:p>
          </table:table-cell>
          <table:table-cell office:value-type="float" office:value="1.818457" calcext:value-type="float">
            <text:p>1.818457</text:p>
          </table:table-cell>
          <table:table-cell office:value-type="float" office:value="2.885358" calcext:value-type="float">
            <text:p>2.885358</text:p>
          </table:table-cell>
          <table:table-cell office:value-type="float" office:value="2.80202" calcext:value-type="float">
            <text:p>2.80202</text:p>
          </table:table-cell>
          <table:table-cell office:value-type="float" office:value="2.932421" calcext:value-type="float">
            <text:p>2.932421</text:p>
          </table:table-cell>
          <table:table-cell office:value-type="float" office:value="2.984345" calcext:value-type="float">
            <text:p>2.984345</text:p>
          </table:table-cell>
          <table:table-cell office:value-type="float" office:value="3.118304" calcext:value-type="float">
            <text:p>3.118304</text:p>
          </table:table-cell>
          <table:table-cell office:value-type="float" office:value="3.353732" calcext:value-type="float">
            <text:p>3.353732</text:p>
          </table:table-cell>
          <table:table-cell office:value-type="float" office:value="0" calcext:value-type="float">
            <text:p>0</text:p>
          </table:table-cell>
          <table:table-cell office:value-type="float" office:value="7.203679" calcext:value-type="float">
            <text:p>7.2036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1" calcext:value-type="float">
            <text:p>8082001</text:p>
          </table:table-cell>
          <table:table-cell office:value-type="float" office:value="0.9616434" calcext:value-type="float">
            <text:p>0.9616434</text:p>
          </table:table-cell>
          <table:table-cell office:value-type="float" office:value="137.7372" calcext:value-type="float">
            <text:p>137.7372</text:p>
          </table:table-cell>
          <table:table-cell office:value-type="float" office:value="5" calcext:value-type="float">
            <text:p>5</text:p>
          </table:table-cell>
          <table:table-cell office:value-type="float" office:value="-2.070805" calcext:value-type="float">
            <text:p>-2.070805</text:p>
          </table:table-cell>
          <table:table-cell office:value-type="float" office:value="12.79361" calcext:value-type="float">
            <text:p>12.79361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25736" calcext:value-type="float">
            <text:p>0.003025736</text:p>
          </table:table-cell>
          <table:table-cell office:value-type="float" office:value="1190.531" calcext:value-type="float">
            <text:p>1190.531</text:p>
          </table:table-cell>
          <table:table-cell office:value-type="float" office:value="1.564276" calcext:value-type="float">
            <text:p>1.564276</text:p>
          </table:table-cell>
          <table:table-cell office:value-type="float" office:value="0" calcext:value-type="float">
            <text:p>0</text:p>
          </table:table-cell>
          <table:table-cell office:value-type="float" office:value="0.01683667" calcext:value-type="float">
            <text:p>0.01683667</text:p>
          </table:table-cell>
          <table:table-cell office:value-type="float" office:value="0.02969165" calcext:value-type="float">
            <text:p>0.02969165</text:p>
          </table:table-cell>
          <table:table-cell office:value-type="float" office:value="0.01796987" calcext:value-type="float">
            <text:p>0.01796987</text:p>
          </table:table-cell>
          <table:table-cell office:value-type="float" office:value="0.01200329" calcext:value-type="float">
            <text:p>0.01200329</text:p>
          </table:table-cell>
          <table:table-cell office:value-type="float" office:value="0.01083404" calcext:value-type="float">
            <text:p>0.01083404</text:p>
          </table:table-cell>
          <table:table-cell office:value-type="float" office:value="0.006830057" calcext:value-type="float">
            <text:p>0.006830057</text:p>
          </table:table-cell>
          <table:table-cell office:value-type="float" office:value="0.005405775" calcext:value-type="float">
            <text:p>0.005405775</text:p>
          </table:table-cell>
          <table:table-cell office:value-type="float" office:value="0.0517935" calcext:value-type="float">
            <text:p>0.0517935</text:p>
          </table:table-cell>
          <table:table-cell office:value-type="float" office:value="0.07801659" calcext:value-type="float">
            <text:p>0.07801659</text:p>
          </table:table-cell>
          <table:table-cell office:value-type="float" office:value="0.07906615" calcext:value-type="float">
            <text:p>0.07906615</text:p>
          </table:table-cell>
          <table:table-cell office:value-type="float" office:value="0.07811214" calcext:value-type="float">
            <text:p>0.07811214</text:p>
          </table:table-cell>
          <table:table-cell office:value-type="float" office:value="0.08305876" calcext:value-type="float">
            <text:p>0.08305876</text:p>
          </table:table-cell>
          <table:table-cell office:value-type="float" office:value="0.09242294" calcext:value-type="float">
            <text:p>0.09242294</text:p>
          </table:table-cell>
          <table:table-cell office:value-type="float" office:value="0.09485284" calcext:value-type="float">
            <text:p>0.09485284</text:p>
          </table:table-cell>
          <table:table-cell office:value-type="float" office:value="0" calcext:value-type="float">
            <text:p>0</text:p>
          </table:table-cell>
          <table:table-cell office:value-type="float" office:value="25.88007" calcext:value-type="float">
            <text:p>25.88007</text:p>
          </table:table-cell>
          <table:table-cell office:value-type="float" office:value="26.91554" calcext:value-type="float">
            <text:p>26.91554</text:p>
          </table:table-cell>
          <table:table-cell office:value-type="float" office:value="10.73267" calcext:value-type="float">
            <text:p>10.73267</text:p>
          </table:table-cell>
          <table:table-cell office:value-type="float" office:value="5.216755" calcext:value-type="float">
            <text:p>5.216755</text:p>
          </table:table-cell>
          <table:table-cell office:value-type="float" office:value="3.265984" calcext:value-type="float">
            <text:p>3.265984</text:p>
          </table:table-cell>
          <table:table-cell office:value-type="float" office:value="1.259718" calcext:value-type="float">
            <text:p>1.259718</text:p>
          </table:table-cell>
          <table:table-cell office:value-type="float" office:value="0.8736514" calcext:value-type="float">
            <text:p>0.8736514</text:p>
          </table:table-cell>
          <table:table-cell office:value-type="float" office:value="1.822083" calcext:value-type="float">
            <text:p>1.822083</text:p>
          </table:table-cell>
          <table:table-cell office:value-type="float" office:value="2.891635" calcext:value-type="float">
            <text:p>2.891635</text:p>
          </table:table-cell>
          <table:table-cell office:value-type="float" office:value="2.809518" calcext:value-type="float">
            <text:p>2.809518</text:p>
          </table:table-cell>
          <table:table-cell office:value-type="float" office:value="2.940061" calcext:value-type="float">
            <text:p>2.940061</text:p>
          </table:table-cell>
          <table:table-cell office:value-type="float" office:value="2.993954" calcext:value-type="float">
            <text:p>2.993954</text:p>
          </table:table-cell>
          <table:table-cell office:value-type="float" office:value="3.130507" calcext:value-type="float">
            <text:p>3.130507</text:p>
          </table:table-cell>
          <table:table-cell office:value-type="float" office:value="3.366583" calcext:value-type="float">
            <text:p>3.366583</text:p>
          </table:table-cell>
          <table:table-cell office:value-type="float" office:value="0" calcext:value-type="float">
            <text:p>0</text:p>
          </table:table-cell>
          <table:table-cell office:value-type="float" office:value="4.281051" calcext:value-type="float">
            <text:p>4.281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1" calcext:value-type="float">
            <text:p>9082001</text:p>
          </table:table-cell>
          <table:table-cell office:value-type="float" office:value="0.9589975" calcext:value-type="float">
            <text:p>0.9589975</text:p>
          </table:table-cell>
          <table:table-cell office:value-type="float" office:value="137.7249" calcext:value-type="float">
            <text:p>137.7249</text:p>
          </table:table-cell>
          <table:table-cell office:value-type="float" office:value="5" calcext:value-type="float">
            <text:p>5</text:p>
          </table:table-cell>
          <table:table-cell office:value-type="float" office:value="-2.086111" calcext:value-type="float">
            <text:p>-2.086111</text:p>
          </table:table-cell>
          <table:table-cell office:value-type="float" office:value="12.82594" calcext:value-type="float">
            <text:p>12.82594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20738" calcext:value-type="float">
            <text:p>0.003020738</text:p>
          </table:table-cell>
          <table:table-cell office:value-type="float" office:value="1190.491" calcext:value-type="float">
            <text:p>1190.491</text:p>
          </table:table-cell>
          <table:table-cell office:value-type="float" office:value="1.557047" calcext:value-type="float">
            <text:p>1.557047</text:p>
          </table:table-cell>
          <table:table-cell office:value-type="float" office:value="0" calcext:value-type="float">
            <text:p>0</text:p>
          </table:table-cell>
          <table:table-cell office:value-type="float" office:value="0.0154128" calcext:value-type="float">
            <text:p>0.0154128</text:p>
          </table:table-cell>
          <table:table-cell office:value-type="float" office:value="0.02615063" calcext:value-type="float">
            <text:p>0.02615063</text:p>
          </table:table-cell>
          <table:table-cell office:value-type="float" office:value="0.01556453" calcext:value-type="float">
            <text:p>0.01556453</text:p>
          </table:table-cell>
          <table:table-cell office:value-type="float" office:value="0.01059684" calcext:value-type="float">
            <text:p>0.01059684</text:p>
          </table:table-cell>
          <table:table-cell office:value-type="float" office:value="0.009714779" calcext:value-type="float">
            <text:p>0.009714779</text:p>
          </table:table-cell>
          <table:table-cell office:value-type="float" office:value="0.02770833" calcext:value-type="float">
            <text:p>0.02770833</text:p>
          </table:table-cell>
          <table:table-cell office:value-type="float" office:value="0.03046792" calcext:value-type="float">
            <text:p>0.03046792</text:p>
          </table:table-cell>
          <table:table-cell office:value-type="float" office:value="0.0646423" calcext:value-type="float">
            <text:p>0.0646423</text:p>
          </table:table-cell>
          <table:table-cell office:value-type="float" office:value="0.0889671" calcext:value-type="float">
            <text:p>0.0889671</text:p>
          </table:table-cell>
          <table:table-cell office:value-type="float" office:value="0.08587866" calcext:value-type="float">
            <text:p>0.08587866</text:p>
          </table:table-cell>
          <table:table-cell office:value-type="float" office:value="0.08436286" calcext:value-type="float">
            <text:p>0.08436286</text:p>
          </table:table-cell>
          <table:table-cell office:value-type="float" office:value="0.08487483" calcext:value-type="float">
            <text:p>0.08487483</text:p>
          </table:table-cell>
          <table:table-cell office:value-type="float" office:value="0.09255171" calcext:value-type="float">
            <text:p>0.09255171</text:p>
          </table:table-cell>
          <table:table-cell office:value-type="float" office:value="0.09498874" calcext:value-type="float">
            <text:p>0.09498874</text:p>
          </table:table-cell>
          <table:table-cell office:value-type="float" office:value="0" calcext:value-type="float">
            <text:p>0</text:p>
          </table:table-cell>
          <table:table-cell office:value-type="float" office:value="25.8557" calcext:value-type="float">
            <text:p>25.8557</text:p>
          </table:table-cell>
          <table:table-cell office:value-type="float" office:value="26.86694" calcext:value-type="float">
            <text:p>26.86694</text:p>
          </table:table-cell>
          <table:table-cell office:value-type="float" office:value="10.71768" calcext:value-type="float">
            <text:p>10.71768</text:p>
          </table:table-cell>
          <table:table-cell office:value-type="float" office:value="5.210257" calcext:value-type="float">
            <text:p>5.210257</text:p>
          </table:table-cell>
          <table:table-cell office:value-type="float" office:value="3.262727" calcext:value-type="float">
            <text:p>3.262727</text:p>
          </table:table-cell>
          <table:table-cell office:value-type="float" office:value="1.259771" calcext:value-type="float">
            <text:p>1.259771</text:p>
          </table:table-cell>
          <table:table-cell office:value-type="float" office:value="0.8746799" calcext:value-type="float">
            <text:p>0.8746799</text:p>
          </table:table-cell>
          <table:table-cell office:value-type="float" office:value="1.830037" calcext:value-type="float">
            <text:p>1.830037</text:p>
          </table:table-cell>
          <table:table-cell office:value-type="float" office:value="2.899963" calcext:value-type="float">
            <text:p>2.899963</text:p>
          </table:table-cell>
          <table:table-cell office:value-type="float" office:value="2.818489" calcext:value-type="float">
            <text:p>2.818489</text:p>
          </table:table-cell>
          <table:table-cell office:value-type="float" office:value="2.949245" calcext:value-type="float">
            <text:p>2.949245</text:p>
          </table:table-cell>
          <table:table-cell office:value-type="float" office:value="3.003699" calcext:value-type="float">
            <text:p>3.003699</text:p>
          </table:table-cell>
          <table:table-cell office:value-type="float" office:value="3.142686" calcext:value-type="float">
            <text:p>3.142686</text:p>
          </table:table-cell>
          <table:table-cell office:value-type="float" office:value="3.379415" calcext:value-type="float">
            <text:p>3.379415</text:p>
          </table:table-cell>
          <table:table-cell office:value-type="float" office:value="0" calcext:value-type="float">
            <text:p>0</text:p>
          </table:table-cell>
          <table:table-cell office:value-type="float" office:value="3.325261" calcext:value-type="float">
            <text:p>3.3252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1" calcext:value-type="float">
            <text:p>10082001</text:p>
          </table:table-cell>
          <table:table-cell office:value-type="float" office:value="0.9570232" calcext:value-type="float">
            <text:p>0.9570232</text:p>
          </table:table-cell>
          <table:table-cell office:value-type="float" office:value="137.7138" calcext:value-type="float">
            <text:p>137.7138</text:p>
          </table:table-cell>
          <table:table-cell office:value-type="float" office:value="5" calcext:value-type="float">
            <text:p>5</text:p>
          </table:table-cell>
          <table:table-cell office:value-type="float" office:value="-2.096244" calcext:value-type="float">
            <text:p>-2.096244</text:p>
          </table:table-cell>
          <table:table-cell office:value-type="float" office:value="12.86183" calcext:value-type="float">
            <text:p>12.86183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14821" calcext:value-type="float">
            <text:p>0.003014821</text:p>
          </table:table-cell>
          <table:table-cell office:value-type="float" office:value="1190.453" calcext:value-type="float">
            <text:p>1190.453</text:p>
          </table:table-cell>
          <table:table-cell office:value-type="float" office:value="1.551141" calcext:value-type="float">
            <text:p>1.551141</text:p>
          </table:table-cell>
          <table:table-cell office:value-type="float" office:value="0" calcext:value-type="float">
            <text:p>0</text:p>
          </table:table-cell>
          <table:table-cell office:value-type="float" office:value="0.01534934" calcext:value-type="float">
            <text:p>0.01534934</text:p>
          </table:table-cell>
          <table:table-cell office:value-type="float" office:value="0.02518121" calcext:value-type="float">
            <text:p>0.02518121</text:p>
          </table:table-cell>
          <table:table-cell office:value-type="float" office:value="0.01464281" calcext:value-type="float">
            <text:p>0.01464281</text:p>
          </table:table-cell>
          <table:table-cell office:value-type="float" office:value="0.009873783" calcext:value-type="float">
            <text:p>0.009873783</text:p>
          </table:table-cell>
          <table:table-cell office:value-type="float" office:value="0.008920502" calcext:value-type="float">
            <text:p>0.008920502</text:p>
          </table:table-cell>
          <table:table-cell office:value-type="float" office:value="0.05340271" calcext:value-type="float">
            <text:p>0.05340271</text:p>
          </table:table-cell>
          <table:table-cell office:value-type="float" office:value="0.0437883" calcext:value-type="float">
            <text:p>0.0437883</text:p>
          </table:table-cell>
          <table:table-cell office:value-type="float" office:value="0.06798378" calcext:value-type="float">
            <text:p>0.06798378</text:p>
          </table:table-cell>
          <table:table-cell office:value-type="float" office:value="0.09608901" calcext:value-type="float">
            <text:p>0.09608901</text:p>
          </table:table-cell>
          <table:table-cell office:value-type="float" office:value="0.09020504" calcext:value-type="float">
            <text:p>0.09020504</text:p>
          </table:table-cell>
          <table:table-cell office:value-type="float" office:value="0.08823533" calcext:value-type="float">
            <text:p>0.08823533</text:p>
          </table:table-cell>
          <table:table-cell office:value-type="float" office:value="0.08735894" calcext:value-type="float">
            <text:p>0.08735894</text:p>
          </table:table-cell>
          <table:table-cell office:value-type="float" office:value="0.0926806" calcext:value-type="float">
            <text:p>0.0926806</text:p>
          </table:table-cell>
          <table:table-cell office:value-type="float" office:value="0.09512454" calcext:value-type="float">
            <text:p>0.09512454</text:p>
          </table:table-cell>
          <table:table-cell office:value-type="float" office:value="0" calcext:value-type="float">
            <text:p>0</text:p>
          </table:table-cell>
          <table:table-cell office:value-type="float" office:value="25.83061" calcext:value-type="float">
            <text:p>25.83061</text:p>
          </table:table-cell>
          <table:table-cell office:value-type="float" office:value="26.81777" calcext:value-type="float">
            <text:p>26.81777</text:p>
          </table:table-cell>
          <table:table-cell office:value-type="float" office:value="10.70214" calcext:value-type="float">
            <text:p>10.70214</text:p>
          </table:table-cell>
          <table:table-cell office:value-type="float" office:value="5.203425" calcext:value-type="float">
            <text:p>5.203425</text:p>
          </table:table-cell>
          <table:table-cell office:value-type="float" office:value="3.259147" calcext:value-type="float">
            <text:p>3.259147</text:p>
          </table:table-cell>
          <table:table-cell office:value-type="float" office:value="1.26401" calcext:value-type="float">
            <text:p>1.26401</text:p>
          </table:table-cell>
          <table:table-cell office:value-type="float" office:value="0.8791925" calcext:value-type="float">
            <text:p>0.8791925</text:p>
          </table:table-cell>
          <table:table-cell office:value-type="float" office:value="1.839446" calcext:value-type="float">
            <text:p>1.839446</text:p>
          </table:table-cell>
          <table:table-cell office:value-type="float" office:value="2.909976" calcext:value-type="float">
            <text:p>2.909976</text:p>
          </table:table-cell>
          <table:table-cell office:value-type="float" office:value="2.828577" calcext:value-type="float">
            <text:p>2.828577</text:p>
          </table:table-cell>
          <table:table-cell office:value-type="float" office:value="2.959544" calcext:value-type="float">
            <text:p>2.959544</text:p>
          </table:table-cell>
          <table:table-cell office:value-type="float" office:value="3.013969" calcext:value-type="float">
            <text:p>3.013969</text:p>
          </table:table-cell>
          <table:table-cell office:value-type="float" office:value="3.154843" calcext:value-type="float">
            <text:p>3.154843</text:p>
          </table:table-cell>
          <table:table-cell office:value-type="float" office:value="3.392235" calcext:value-type="float">
            <text:p>3.392235</text:p>
          </table:table-cell>
          <table:table-cell office:value-type="float" office:value="0" calcext:value-type="float">
            <text:p>0</text:p>
          </table:table-cell>
          <table:table-cell office:value-type="float" office:value="2.552804" calcext:value-type="float">
            <text:p>2.5528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1" calcext:value-type="float">
            <text:p>11082001</text:p>
          </table:table-cell>
          <table:table-cell office:value-type="float" office:value="0.9552376" calcext:value-type="float">
            <text:p>0.9552376</text:p>
          </table:table-cell>
          <table:table-cell office:value-type="float" office:value="137.703" calcext:value-type="float">
            <text:p>137.703</text:p>
          </table:table-cell>
          <table:table-cell office:value-type="float" office:value="5" calcext:value-type="float">
            <text:p>5</text:p>
          </table:table-cell>
          <table:table-cell office:value-type="float" office:value="-2.104276" calcext:value-type="float">
            <text:p>-2.104276</text:p>
          </table:table-cell>
          <table:table-cell office:value-type="float" office:value="12.89956" calcext:value-type="float">
            <text:p>12.89956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3007917" calcext:value-type="float">
            <text:p>0.003007917</text:p>
          </table:table-cell>
          <table:table-cell office:value-type="float" office:value="1190.416" calcext:value-type="float">
            <text:p>1190.416</text:p>
          </table:table-cell>
          <table:table-cell office:value-type="float" office:value="1.545459" calcext:value-type="float">
            <text:p>1.545459</text:p>
          </table:table-cell>
          <table:table-cell office:value-type="float" office:value="0" calcext:value-type="float">
            <text:p>0</text:p>
          </table:table-cell>
          <table:table-cell office:value-type="float" office:value="0.01559747" calcext:value-type="float">
            <text:p>0.01559747</text:p>
          </table:table-cell>
          <table:table-cell office:value-type="float" office:value="0.04271625" calcext:value-type="float">
            <text:p>0.04271625</text:p>
          </table:table-cell>
          <table:table-cell office:value-type="float" office:value="0.03638884" calcext:value-type="float">
            <text:p>0.03638884</text:p>
          </table:table-cell>
          <table:table-cell office:value-type="float" office:value="0.01969371" calcext:value-type="float">
            <text:p>0.01969371</text:p>
          </table:table-cell>
          <table:table-cell office:value-type="float" office:value="0.0089457" calcext:value-type="float">
            <text:p>0.0089457</text:p>
          </table:table-cell>
          <table:table-cell office:value-type="float" office:value="0.05816896" calcext:value-type="float">
            <text:p>0.05816896</text:p>
          </table:table-cell>
          <table:table-cell office:value-type="float" office:value="0.0456054" calcext:value-type="float">
            <text:p>0.0456054</text:p>
          </table:table-cell>
          <table:table-cell office:value-type="float" office:value="0.06815747" calcext:value-type="float">
            <text:p>0.06815747</text:p>
          </table:table-cell>
          <table:table-cell office:value-type="float" office:value="0.09983996" calcext:value-type="float">
            <text:p>0.09983996</text:p>
          </table:table-cell>
          <table:table-cell office:value-type="float" office:value="0.09255893" calcext:value-type="float">
            <text:p>0.09255893</text:p>
          </table:table-cell>
          <table:table-cell office:value-type="float" office:value="0.09040079" calcext:value-type="float">
            <text:p>0.09040079</text:p>
          </table:table-cell>
          <table:table-cell office:value-type="float" office:value="0.08930782" calcext:value-type="float">
            <text:p>0.08930782</text:p>
          </table:table-cell>
          <table:table-cell office:value-type="float" office:value="0.09280971" calcext:value-type="float">
            <text:p>0.09280971</text:p>
          </table:table-cell>
          <table:table-cell office:value-type="float" office:value="0.09526031" calcext:value-type="float">
            <text:p>0.09526031</text:p>
          </table:table-cell>
          <table:table-cell office:value-type="float" office:value="0" calcext:value-type="float">
            <text:p>0</text:p>
          </table:table-cell>
          <table:table-cell office:value-type="float" office:value="25.80516" calcext:value-type="float">
            <text:p>25.80516</text:p>
          </table:table-cell>
          <table:table-cell office:value-type="float" office:value="26.7696" calcext:value-type="float">
            <text:p>26.7696</text:p>
          </table:table-cell>
          <table:table-cell office:value-type="float" office:value="10.68774" calcext:value-type="float">
            <text:p>10.68774</text:p>
          </table:table-cell>
          <table:table-cell office:value-type="float" office:value="5.196944" calcext:value-type="float">
            <text:p>5.196944</text:p>
          </table:table-cell>
          <table:table-cell office:value-type="float" office:value="3.255452" calcext:value-type="float">
            <text:p>3.255452</text:p>
          </table:table-cell>
          <table:table-cell office:value-type="float" office:value="1.269976" calcext:value-type="float">
            <text:p>1.269976</text:p>
          </table:table-cell>
          <table:table-cell office:value-type="float" office:value="0.8845284" calcext:value-type="float">
            <text:p>0.8845284</text:p>
          </table:table-cell>
          <table:table-cell office:value-type="float" office:value="1.849071" calcext:value-type="float">
            <text:p>1.849071</text:p>
          </table:table-cell>
          <table:table-cell office:value-type="float" office:value="2.920938" calcext:value-type="float">
            <text:p>2.920938</text:p>
          </table:table-cell>
          <table:table-cell office:value-type="float" office:value="2.839293" calcext:value-type="float">
            <text:p>2.839293</text:p>
          </table:table-cell>
          <table:table-cell office:value-type="float" office:value="2.970472" calcext:value-type="float">
            <text:p>2.970472</text:p>
          </table:table-cell>
          <table:table-cell office:value-type="float" office:value="3.024743" calcext:value-type="float">
            <text:p>3.024743</text:p>
          </table:table-cell>
          <table:table-cell office:value-type="float" office:value="3.166972" calcext:value-type="float">
            <text:p>3.166972</text:p>
          </table:table-cell>
          <table:table-cell office:value-type="float" office:value="3.405035" calcext:value-type="float">
            <text:p>3.405035</text:p>
          </table:table-cell>
          <table:table-cell office:value-type="float" office:value="0" calcext:value-type="float">
            <text:p>0</text:p>
          </table:table-cell>
          <table:table-cell office:value-type="float" office:value="2.110411" calcext:value-type="float">
            <text:p>2.110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1" calcext:value-type="float">
            <text:p>12082001</text:p>
          </table:table-cell>
          <table:table-cell office:value-type="float" office:value="0.9535089" calcext:value-type="float">
            <text:p>0.9535089</text:p>
          </table:table-cell>
          <table:table-cell office:value-type="float" office:value="137.6924" calcext:value-type="float">
            <text:p>137.6924</text:p>
          </table:table-cell>
          <table:table-cell office:value-type="float" office:value="5" calcext:value-type="float">
            <text:p>5</text:p>
          </table:table-cell>
          <table:table-cell office:value-type="float" office:value="-2.110925" calcext:value-type="float">
            <text:p>-2.110925</text:p>
          </table:table-cell>
          <table:table-cell office:value-type="float" office:value="12.93845" calcext:value-type="float">
            <text:p>12.93845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99973" calcext:value-type="float">
            <text:p>0.002999973</text:p>
          </table:table-cell>
          <table:table-cell office:value-type="float" office:value="1190.38" calcext:value-type="float">
            <text:p>1190.38</text:p>
          </table:table-cell>
          <table:table-cell office:value-type="float" office:value="1.539976" calcext:value-type="float">
            <text:p>1.539976</text:p>
          </table:table-cell>
          <table:table-cell office:value-type="float" office:value="0" calcext:value-type="float">
            <text:p>0</text:p>
          </table:table-cell>
          <table:table-cell office:value-type="float" office:value="0.01531911" calcext:value-type="float">
            <text:p>0.01531911</text:p>
          </table:table-cell>
          <table:table-cell office:value-type="float" office:value="0.08226157" calcext:value-type="float">
            <text:p>0.08226157</text:p>
          </table:table-cell>
          <table:table-cell office:value-type="float" office:value="0.05525587" calcext:value-type="float">
            <text:p>0.05525587</text:p>
          </table:table-cell>
          <table:table-cell office:value-type="float" office:value="0.0293872" calcext:value-type="float">
            <text:p>0.0293872</text:p>
          </table:table-cell>
          <table:table-cell office:value-type="float" office:value="0.008726213" calcext:value-type="float">
            <text:p>0.008726213</text:p>
          </table:table-cell>
          <table:table-cell office:value-type="float" office:value="0.05857573" calcext:value-type="float">
            <text:p>0.05857573</text:p>
          </table:table-cell>
          <table:table-cell office:value-type="float" office:value="0.04580432" calcext:value-type="float">
            <text:p>0.04580432</text:p>
          </table:table-cell>
          <table:table-cell office:value-type="float" office:value="0.06781597" calcext:value-type="float">
            <text:p>0.06781597</text:p>
          </table:table-cell>
          <table:table-cell office:value-type="float" office:value="0.1014893" calcext:value-type="float">
            <text:p>0.1014893</text:p>
          </table:table-cell>
          <table:table-cell office:value-type="float" office:value="0.09371665" calcext:value-type="float">
            <text:p>0.09371665</text:p>
          </table:table-cell>
          <table:table-cell office:value-type="float" office:value="0.09153414" calcext:value-type="float">
            <text:p>0.09153414</text:p>
          </table:table-cell>
          <table:table-cell office:value-type="float" office:value="0.09054629" calcext:value-type="float">
            <text:p>0.09054629</text:p>
          </table:table-cell>
          <table:table-cell office:value-type="float" office:value="0.09293857" calcext:value-type="float">
            <text:p>0.09293857</text:p>
          </table:table-cell>
          <table:table-cell office:value-type="float" office:value="0.09539601" calcext:value-type="float">
            <text:p>0.09539601</text:p>
          </table:table-cell>
          <table:table-cell office:value-type="float" office:value="0" calcext:value-type="float">
            <text:p>0</text:p>
          </table:table-cell>
          <table:table-cell office:value-type="float" office:value="25.77713" calcext:value-type="float">
            <text:p>25.77713</text:p>
          </table:table-cell>
          <table:table-cell office:value-type="float" office:value="26.72592" calcext:value-type="float">
            <text:p>26.72592</text:p>
          </table:table-cell>
          <table:table-cell office:value-type="float" office:value="10.678" calcext:value-type="float">
            <text:p>10.678</text:p>
          </table:table-cell>
          <table:table-cell office:value-type="float" office:value="5.192844" calcext:value-type="float">
            <text:p>5.192844</text:p>
          </table:table-cell>
          <table:table-cell office:value-type="float" office:value="3.251764" calcext:value-type="float">
            <text:p>3.251764</text:p>
          </table:table-cell>
          <table:table-cell office:value-type="float" office:value="1.276222" calcext:value-type="float">
            <text:p>1.276222</text:p>
          </table:table-cell>
          <table:table-cell office:value-type="float" office:value="0.8898987" calcext:value-type="float">
            <text:p>0.8898987</text:p>
          </table:table-cell>
          <table:table-cell office:value-type="float" office:value="1.858584" calcext:value-type="float">
            <text:p>1.858584</text:p>
          </table:table-cell>
          <table:table-cell office:value-type="float" office:value="2.93231" calcext:value-type="float">
            <text:p>2.93231</text:p>
          </table:table-cell>
          <table:table-cell office:value-type="float" office:value="2.850307" calcext:value-type="float">
            <text:p>2.850307</text:p>
          </table:table-cell>
          <table:table-cell office:value-type="float" office:value="2.981712" calcext:value-type="float">
            <text:p>2.981712</text:p>
          </table:table-cell>
          <table:table-cell office:value-type="float" office:value="3.035845" calcext:value-type="float">
            <text:p>3.035845</text:p>
          </table:table-cell>
          <table:table-cell office:value-type="float" office:value="3.179078" calcext:value-type="float">
            <text:p>3.179078</text:p>
          </table:table-cell>
          <table:table-cell office:value-type="float" office:value="3.417816" calcext:value-type="float">
            <text:p>3.417816</text:p>
          </table:table-cell>
          <table:table-cell office:value-type="float" office:value="0" calcext:value-type="float">
            <text:p>0</text:p>
          </table:table-cell>
          <table:table-cell office:value-type="float" office:value="1.789909" calcext:value-type="float">
            <text:p>1.789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1" calcext:value-type="float">
            <text:p>13082001</text:p>
          </table:table-cell>
          <table:table-cell office:value-type="float" office:value="0.9518533" calcext:value-type="float">
            <text:p>0.9518533</text:p>
          </table:table-cell>
          <table:table-cell office:value-type="float" office:value="137.6821" calcext:value-type="float">
            <text:p>137.6821</text:p>
          </table:table-cell>
          <table:table-cell office:value-type="float" office:value="5" calcext:value-type="float">
            <text:p>5</text:p>
          </table:table-cell>
          <table:table-cell office:value-type="float" office:value="-2.114981" calcext:value-type="float">
            <text:p>-2.114981</text:p>
          </table:table-cell>
          <table:table-cell office:value-type="float" office:value="12.97862" calcext:value-type="float">
            <text:p>12.97862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90948" calcext:value-type="float">
            <text:p>0.002990948</text:p>
          </table:table-cell>
          <table:table-cell office:value-type="float" office:value="1190.345" calcext:value-type="float">
            <text:p>1190.345</text:p>
          </table:table-cell>
          <table:table-cell office:value-type="float" office:value="1.53442" calcext:value-type="float">
            <text:p>1.53442</text:p>
          </table:table-cell>
          <table:table-cell office:value-type="float" office:value="0" calcext:value-type="float">
            <text:p>0</text:p>
          </table:table-cell>
          <table:table-cell office:value-type="float" office:value="0.01578177" calcext:value-type="float">
            <text:p>0.01578177</text:p>
          </table:table-cell>
          <table:table-cell office:value-type="float" office:value="0.1935483" calcext:value-type="float">
            <text:p>0.1935483</text:p>
          </table:table-cell>
          <table:table-cell office:value-type="float" office:value="0.1060786" calcext:value-type="float">
            <text:p>0.1060786</text:p>
          </table:table-cell>
          <table:table-cell office:value-type="float" office:value="0.04556334" calcext:value-type="float">
            <text:p>0.04556334</text:p>
          </table:table-cell>
          <table:table-cell office:value-type="float" office:value="0.01077876" calcext:value-type="float">
            <text:p>0.01077876</text:p>
          </table:table-cell>
          <table:table-cell office:value-type="float" office:value="0.05790476" calcext:value-type="float">
            <text:p>0.05790476</text:p>
          </table:table-cell>
          <table:table-cell office:value-type="float" office:value="0.04556614" calcext:value-type="float">
            <text:p>0.04556614</text:p>
          </table:table-cell>
          <table:table-cell office:value-type="float" office:value="0.06743961" calcext:value-type="float">
            <text:p>0.06743961</text:p>
          </table:table-cell>
          <table:table-cell office:value-type="float" office:value="0.1021392" calcext:value-type="float">
            <text:p>0.1021392</text:p>
          </table:table-cell>
          <table:table-cell office:value-type="float" office:value="0.09426821" calcext:value-type="float">
            <text:p>0.09426821</text:p>
          </table:table-cell>
          <table:table-cell office:value-type="float" office:value="0.09212693" calcext:value-type="float">
            <text:p>0.09212693</text:p>
          </table:table-cell>
          <table:table-cell office:value-type="float" office:value="0.09128412" calcext:value-type="float">
            <text:p>0.09128412</text:p>
          </table:table-cell>
          <table:table-cell office:value-type="float" office:value="0.09306667" calcext:value-type="float">
            <text:p>0.09306667</text:p>
          </table:table-cell>
          <table:table-cell office:value-type="float" office:value="0.09553159" calcext:value-type="float">
            <text:p>0.09553159</text:p>
          </table:table-cell>
          <table:table-cell office:value-type="float" office:value="0" calcext:value-type="float">
            <text:p>0</text:p>
          </table:table-cell>
          <table:table-cell office:value-type="float" office:value="25.75147" calcext:value-type="float">
            <text:p>25.75147</text:p>
          </table:table-cell>
          <table:table-cell office:value-type="float" office:value="26.69761" calcext:value-type="float">
            <text:p>26.69761</text:p>
          </table:table-cell>
          <table:table-cell office:value-type="float" office:value="10.67441" calcext:value-type="float">
            <text:p>10.67441</text:p>
          </table:table-cell>
          <table:table-cell office:value-type="float" office:value="5.191106" calcext:value-type="float">
            <text:p>5.191106</text:p>
          </table:table-cell>
          <table:table-cell office:value-type="float" office:value="3.248124" calcext:value-type="float">
            <text:p>3.248124</text:p>
          </table:table-cell>
          <table:table-cell office:value-type="float" office:value="1.282367" calcext:value-type="float">
            <text:p>1.282367</text:p>
          </table:table-cell>
          <table:table-cell office:value-type="float" office:value="0.8951612" calcext:value-type="float">
            <text:p>0.8951612</text:p>
          </table:table-cell>
          <table:table-cell office:value-type="float" office:value="1.867956" calcext:value-type="float">
            <text:p>1.867956</text:p>
          </table:table-cell>
          <table:table-cell office:value-type="float" office:value="2.943809" calcext:value-type="float">
            <text:p>2.943809</text:p>
          </table:table-cell>
          <table:table-cell office:value-type="float" office:value="2.861435" calcext:value-type="float">
            <text:p>2.861435</text:p>
          </table:table-cell>
          <table:table-cell office:value-type="float" office:value="2.993087" calcext:value-type="float">
            <text:p>2.993087</text:p>
          </table:table-cell>
          <table:table-cell office:value-type="float" office:value="3.047127" calcext:value-type="float">
            <text:p>3.047127</text:p>
          </table:table-cell>
          <table:table-cell office:value-type="float" office:value="3.191159" calcext:value-type="float">
            <text:p>3.191159</text:p>
          </table:table-cell>
          <table:table-cell office:value-type="float" office:value="3.430598" calcext:value-type="float">
            <text:p>3.430598</text:p>
          </table:table-cell>
          <table:table-cell office:value-type="float" office:value="0" calcext:value-type="float">
            <text:p>0</text:p>
          </table:table-cell>
          <table:table-cell office:value-type="float" office:value="1.607411" calcext:value-type="float">
            <text:p>1.6074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1" calcext:value-type="float">
            <text:p>14082001</text:p>
          </table:table-cell>
          <table:table-cell office:value-type="float" office:value="0.950349" calcext:value-type="float">
            <text:p>0.950349</text:p>
          </table:table-cell>
          <table:table-cell office:value-type="float" office:value="137.6724" calcext:value-type="float">
            <text:p>137.6724</text:p>
          </table:table-cell>
          <table:table-cell office:value-type="float" office:value="5" calcext:value-type="float">
            <text:p>5</text:p>
          </table:table-cell>
          <table:table-cell office:value-type="float" office:value="-2.116026" calcext:value-type="float">
            <text:p>-2.116026</text:p>
          </table:table-cell>
          <table:table-cell office:value-type="float" office:value="13.02045" calcext:value-type="float">
            <text:p>13.02045</text:p>
          </table:table-cell>
          <table:table-cell office:value-type="float" office:value="0.009768373" calcext:value-type="float">
            <text:p>0.009768373</text:p>
          </table:table-cell>
          <table:table-cell office:value-type="float" office:value="0.0004972188" calcext:value-type="float">
            <text:p>0.0004972188</text:p>
          </table:table-cell>
          <table:table-cell office:value-type="float" office:value="0.009962816" calcext:value-type="float">
            <text:p>0.009962816</text:p>
          </table:table-cell>
          <table:table-cell office:value-type="float" office:value="0.002988894" calcext:value-type="float">
            <text:p>0.002988894</text:p>
          </table:table-cell>
          <table:table-cell office:value-type="float" office:value="1190.31" calcext:value-type="float">
            <text:p>1190.31</text:p>
          </table:table-cell>
          <table:table-cell office:value-type="float" office:value="1.529515" calcext:value-type="float">
            <text:p>1.529515</text:p>
          </table:table-cell>
          <table:table-cell office:value-type="float" office:value="0" calcext:value-type="float">
            <text:p>0</text:p>
          </table:table-cell>
          <table:table-cell office:value-type="float" office:value="0.02663684" calcext:value-type="float">
            <text:p>0.02663684</text:p>
          </table:table-cell>
          <table:table-cell office:value-type="float" office:value="0.2712794" calcext:value-type="float">
            <text:p>0.2712794</text:p>
          </table:table-cell>
          <table:table-cell office:value-type="float" office:value="0.1606584" calcext:value-type="float">
            <text:p>0.1606584</text:p>
          </table:table-cell>
          <table:table-cell office:value-type="float" office:value="0.07477354" calcext:value-type="float">
            <text:p>0.07477354</text:p>
          </table:table-cell>
          <table:table-cell office:value-type="float" office:value="0.01594909" calcext:value-type="float">
            <text:p>0.01594909</text:p>
          </table:table-cell>
          <table:table-cell office:value-type="float" office:value="0.05550297" calcext:value-type="float">
            <text:p>0.05550297</text:p>
          </table:table-cell>
          <table:table-cell office:value-type="float" office:value="0.04481877" calcext:value-type="float">
            <text:p>0.04481877</text:p>
          </table:table-cell>
          <table:table-cell office:value-type="float" office:value="0.06711123" calcext:value-type="float">
            <text:p>0.06711123</text:p>
          </table:table-cell>
          <table:table-cell office:value-type="float" office:value="0.1023403" calcext:value-type="float">
            <text:p>0.1023403</text:p>
          </table:table-cell>
          <table:table-cell office:value-type="float" office:value="0.09452678" calcext:value-type="float">
            <text:p>0.09452678</text:p>
          </table:table-cell>
          <table:table-cell office:value-type="float" office:value="0.09244327" calcext:value-type="float">
            <text:p>0.09244327</text:p>
          </table:table-cell>
          <table:table-cell office:value-type="float" office:value="0.0917523" calcext:value-type="float">
            <text:p>0.0917523</text:p>
          </table:table-cell>
          <table:table-cell office:value-type="float" office:value="0.09319437" calcext:value-type="float">
            <text:p>0.09319437</text:p>
          </table:table-cell>
          <table:table-cell office:value-type="float" office:value="0.09566675" calcext:value-type="float">
            <text:p>0.09566675</text:p>
          </table:table-cell>
          <table:table-cell office:value-type="float" office:value="0" calcext:value-type="float">
            <text:p>0</text:p>
          </table:table-cell>
          <table:table-cell office:value-type="float" office:value="25.71009" calcext:value-type="float">
            <text:p>25.71009</text:p>
          </table:table-cell>
          <table:table-cell office:value-type="float" office:value="26.69337" calcext:value-type="float">
            <text:p>26.69337</text:p>
          </table:table-cell>
          <table:table-cell office:value-type="float" office:value="10.68297" calcext:value-type="float">
            <text:p>10.68297</text:p>
          </table:table-cell>
          <table:table-cell office:value-type="float" office:value="5.194049" calcext:value-type="float">
            <text:p>5.194049</text:p>
          </table:table-cell>
          <table:table-cell office:value-type="float" office:value="3.245289" calcext:value-type="float">
            <text:p>3.245289</text:p>
          </table:table-cell>
          <table:table-cell office:value-type="float" office:value="1.288374" calcext:value-type="float">
            <text:p>1.288374</text:p>
          </table:table-cell>
          <table:table-cell office:value-type="float" office:value="0.9003216" calcext:value-type="float">
            <text:p>0.9003216</text:p>
          </table:table-cell>
          <table:table-cell office:value-type="float" office:value="1.877198" calcext:value-type="float">
            <text:p>1.877198</text:p>
          </table:table-cell>
          <table:table-cell office:value-type="float" office:value="2.955304" calcext:value-type="float">
            <text:p>2.955304</text:p>
          </table:table-cell>
          <table:table-cell office:value-type="float" office:value="2.872598" calcext:value-type="float">
            <text:p>2.872598</text:p>
          </table:table-cell>
          <table:table-cell office:value-type="float" office:value="3.004512" calcext:value-type="float">
            <text:p>3.004512</text:p>
          </table:table-cell>
          <table:table-cell office:value-type="float" office:value="3.058499" calcext:value-type="float">
            <text:p>3.058499</text:p>
          </table:table-cell>
          <table:table-cell office:value-type="float" office:value="3.203212" calcext:value-type="float">
            <text:p>3.203212</text:p>
          </table:table-cell>
          <table:table-cell office:value-type="float" office:value="3.443344" calcext:value-type="float">
            <text:p>3.443344</text:p>
          </table:table-cell>
          <table:table-cell office:value-type="float" office:value="0" calcext:value-type="float">
            <text:p>0</text:p>
          </table:table-cell>
          <table:table-cell office:value-type="float" office:value="1.421389" calcext:value-type="float">
            <text:p>1.421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1" calcext:value-type="float">
            <text:p>15082001</text:p>
          </table:table-cell>
          <table:table-cell office:value-type="float" office:value="0.9485064" calcext:value-type="float">
            <text:p>0.9485064</text:p>
          </table:table-cell>
          <table:table-cell office:value-type="float" office:value="137.6638" calcext:value-type="float">
            <text:p>137.6638</text:p>
          </table:table-cell>
          <table:table-cell office:value-type="float" office:value="5" calcext:value-type="float">
            <text:p>5</text:p>
          </table:table-cell>
          <table:table-cell office:value-type="float" office:value="-2.118166" calcext:value-type="float">
            <text:p>-2.118166</text:p>
          </table:table-cell>
          <table:table-cell office:value-type="float" office:value="13.06031" calcext:value-type="float">
            <text:p>13.06031</text:p>
          </table:table-cell>
          <table:table-cell office:value-type="float" office:value="0.009943997" calcext:value-type="float">
            <text:p>0.009943997</text:p>
          </table:table-cell>
          <table:table-cell office:value-type="float" office:value="0.0004977268" calcext:value-type="float">
            <text:p>0.0004977268</text:p>
          </table:table-cell>
          <table:table-cell office:value-type="float" office:value="0.01032733" calcext:value-type="float">
            <text:p>0.01032733</text:p>
          </table:table-cell>
          <table:table-cell office:value-type="float" office:value="0.002991747" calcext:value-type="float">
            <text:p>0.002991747</text:p>
          </table:table-cell>
          <table:table-cell office:value-type="float" office:value="1190.276" calcext:value-type="float">
            <text:p>1190.276</text:p>
          </table:table-cell>
          <table:table-cell office:value-type="float" office:value="1.528098" calcext:value-type="float">
            <text:p>1.528098</text:p>
          </table:table-cell>
          <table:table-cell office:value-type="float" office:value="0" calcext:value-type="float">
            <text:p>0</text:p>
          </table:table-cell>
          <table:table-cell office:value-type="float" office:value="0.02146639" calcext:value-type="float">
            <text:p>0.02146639</text:p>
          </table:table-cell>
          <table:table-cell office:value-type="float" office:value="0.2053773" calcext:value-type="float">
            <text:p>0.2053773</text:p>
          </table:table-cell>
          <table:table-cell office:value-type="float" office:value="0.1293488" calcext:value-type="float">
            <text:p>0.1293488</text:p>
          </table:table-cell>
          <table:table-cell office:value-type="float" office:value="0.08828096" calcext:value-type="float">
            <text:p>0.08828096</text:p>
          </table:table-cell>
          <table:table-cell office:value-type="float" office:value="0.02288402" calcext:value-type="float">
            <text:p>0.02288402</text:p>
          </table:table-cell>
          <table:table-cell office:value-type="float" office:value="0.05037811" calcext:value-type="float">
            <text:p>0.05037811</text:p>
          </table:table-cell>
          <table:table-cell office:value-type="float" office:value="0.03704562" calcext:value-type="float">
            <text:p>0.03704562</text:p>
          </table:table-cell>
          <table:table-cell office:value-type="float" office:value="0.06625512" calcext:value-type="float">
            <text:p>0.06625512</text:p>
          </table:table-cell>
          <table:table-cell office:value-type="float" office:value="0.1021923" calcext:value-type="float">
            <text:p>0.1021923</text:p>
          </table:table-cell>
          <table:table-cell office:value-type="float" office:value="0.09459119" calcext:value-type="float">
            <text:p>0.09459119</text:p>
          </table:table-cell>
          <table:table-cell office:value-type="float" office:value="0.09257244" calcext:value-type="float">
            <text:p>0.09257244</text:p>
          </table:table-cell>
          <table:table-cell office:value-type="float" office:value="0.09204756" calcext:value-type="float">
            <text:p>0.09204756</text:p>
          </table:table-cell>
          <table:table-cell office:value-type="float" office:value="0.09332193" calcext:value-type="float">
            <text:p>0.09332193</text:p>
          </table:table-cell>
          <table:table-cell office:value-type="float" office:value="0.09580183" calcext:value-type="float">
            <text:p>0.09580183</text:p>
          </table:table-cell>
          <table:table-cell office:value-type="float" office:value="0" calcext:value-type="float">
            <text:p>0</text:p>
          </table:table-cell>
          <table:table-cell office:value-type="float" office:value="25.58224" calcext:value-type="float">
            <text:p>25.58224</text:p>
          </table:table-cell>
          <table:table-cell office:value-type="float" office:value="26.64638" calcext:value-type="float">
            <text:p>26.64638</text:p>
          </table:table-cell>
          <table:table-cell office:value-type="float" office:value="10.70163" calcext:value-type="float">
            <text:p>10.70163</text:p>
          </table:table-cell>
          <table:table-cell office:value-type="float" office:value="5.202231" calcext:value-type="float">
            <text:p>5.202231</text:p>
          </table:table-cell>
          <table:table-cell office:value-type="float" office:value="3.243544" calcext:value-type="float">
            <text:p>3.243544</text:p>
          </table:table-cell>
          <table:table-cell office:value-type="float" office:value="1.29389" calcext:value-type="float">
            <text:p>1.29389</text:p>
          </table:table-cell>
          <table:table-cell office:value-type="float" office:value="0.9051908" calcext:value-type="float">
            <text:p>0.9051908</text:p>
          </table:table-cell>
          <table:table-cell office:value-type="float" office:value="1.886284" calcext:value-type="float">
            <text:p>1.886284</text:p>
          </table:table-cell>
          <table:table-cell office:value-type="float" office:value="2.966747" calcext:value-type="float">
            <text:p>2.966747</text:p>
          </table:table-cell>
          <table:table-cell office:value-type="float" office:value="2.883747" calcext:value-type="float">
            <text:p>2.883747</text:p>
          </table:table-cell>
          <table:table-cell office:value-type="float" office:value="3.01594" calcext:value-type="float">
            <text:p>3.01594</text:p>
          </table:table-cell>
          <table:table-cell office:value-type="float" office:value="3.069915" calcext:value-type="float">
            <text:p>3.069915</text:p>
          </table:table-cell>
          <table:table-cell office:value-type="float" office:value="3.215234" calcext:value-type="float">
            <text:p>3.215234</text:p>
          </table:table-cell>
          <table:table-cell office:value-type="float" office:value="3.45607" calcext:value-type="float">
            <text:p>3.45607</text:p>
          </table:table-cell>
          <table:table-cell office:value-type="float" office:value="0" calcext:value-type="float">
            <text:p>0</text:p>
          </table:table-cell>
          <table:table-cell office:value-type="float" office:value="3.254267" calcext:value-type="float">
            <text:p>3.254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1" calcext:value-type="float">
            <text:p>16082001</text:p>
          </table:table-cell>
          <table:table-cell office:value-type="float" office:value="0.9464325" calcext:value-type="float">
            <text:p>0.9464325</text:p>
          </table:table-cell>
          <table:table-cell office:value-type="float" office:value="137.6553" calcext:value-type="float">
            <text:p>137.6553</text:p>
          </table:table-cell>
          <table:table-cell office:value-type="float" office:value="5" calcext:value-type="float">
            <text:p>5</text:p>
          </table:table-cell>
          <table:table-cell office:value-type="float" office:value="-2.119025" calcext:value-type="float">
            <text:p>-2.119025</text:p>
          </table:table-cell>
          <table:table-cell office:value-type="float" office:value="13.10163" calcext:value-type="float">
            <text:p>13.10163</text:p>
          </table:table-cell>
          <table:table-cell office:value-type="float" office:value="0.009943997" calcext:value-type="float">
            <text:p>0.009943997</text:p>
          </table:table-cell>
          <table:table-cell office:value-type="float" office:value="0.0004977268" calcext:value-type="float">
            <text:p>0.0004977268</text:p>
          </table:table-cell>
          <table:table-cell office:value-type="float" office:value="0.01032733" calcext:value-type="float">
            <text:p>0.01032733</text:p>
          </table:table-cell>
          <table:table-cell office:value-type="float" office:value="0.002991747" calcext:value-type="float">
            <text:p>0.002991747</text:p>
          </table:table-cell>
          <table:table-cell office:value-type="float" office:value="1190.242" calcext:value-type="float">
            <text:p>1190.242</text:p>
          </table:table-cell>
          <table:table-cell office:value-type="float" office:value="1.527599" calcext:value-type="float">
            <text:p>1.527599</text:p>
          </table:table-cell>
          <table:table-cell office:value-type="float" office:value="0" calcext:value-type="float">
            <text:p>0</text:p>
          </table:table-cell>
          <table:table-cell office:value-type="float" office:value="0.02544622" calcext:value-type="float">
            <text:p>0.02544622</text:p>
          </table:table-cell>
          <table:table-cell office:value-type="float" office:value="0.2563353" calcext:value-type="float">
            <text:p>0.2563353</text:p>
          </table:table-cell>
          <table:table-cell office:value-type="float" office:value="0.1297123" calcext:value-type="float">
            <text:p>0.1297123</text:p>
          </table:table-cell>
          <table:table-cell office:value-type="float" office:value="0.09667408" calcext:value-type="float">
            <text:p>0.09667408</text:p>
          </table:table-cell>
          <table:table-cell office:value-type="float" office:value="0.04133037" calcext:value-type="float">
            <text:p>0.04133037</text:p>
          </table:table-cell>
          <table:table-cell office:value-type="float" office:value="0.04742999" calcext:value-type="float">
            <text:p>0.04742999</text:p>
          </table:table-cell>
          <table:table-cell office:value-type="float" office:value="0.03644678" calcext:value-type="float">
            <text:p>0.03644678</text:p>
          </table:table-cell>
          <table:table-cell office:value-type="float" office:value="0.06527135" calcext:value-type="float">
            <text:p>0.06527135</text:p>
          </table:table-cell>
          <table:table-cell office:value-type="float" office:value="0.1020547" calcext:value-type="float">
            <text:p>0.1020547</text:p>
          </table:table-cell>
          <table:table-cell office:value-type="float" office:value="0.09468061" calcext:value-type="float">
            <text:p>0.09468061</text:p>
          </table:table-cell>
          <table:table-cell office:value-type="float" office:value="0.09272234" calcext:value-type="float">
            <text:p>0.09272234</text:p>
          </table:table-cell>
          <table:table-cell office:value-type="float" office:value="0.09227851" calcext:value-type="float">
            <text:p>0.09227851</text:p>
          </table:table-cell>
          <table:table-cell office:value-type="float" office:value="0.09344935" calcext:value-type="float">
            <text:p>0.09344935</text:p>
          </table:table-cell>
          <table:table-cell office:value-type="float" office:value="0.0959369" calcext:value-type="float">
            <text:p>0.0959369</text:p>
          </table:table-cell>
          <table:table-cell office:value-type="float" office:value="0" calcext:value-type="float">
            <text:p>0</text:p>
          </table:table-cell>
          <table:table-cell office:value-type="float" office:value="25.48472" calcext:value-type="float">
            <text:p>25.48472</text:p>
          </table:table-cell>
          <table:table-cell office:value-type="float" office:value="26.63251" calcext:value-type="float">
            <text:p>26.63251</text:p>
          </table:table-cell>
          <table:table-cell office:value-type="float" office:value="10.71723" calcext:value-type="float">
            <text:p>10.71723</text:p>
          </table:table-cell>
          <table:table-cell office:value-type="float" office:value="5.213099" calcext:value-type="float">
            <text:p>5.213099</text:p>
          </table:table-cell>
          <table:table-cell office:value-type="float" office:value="3.24432" calcext:value-type="float">
            <text:p>3.24432</text:p>
          </table:table-cell>
          <table:table-cell office:value-type="float" office:value="1.298798" calcext:value-type="float">
            <text:p>1.298798</text:p>
          </table:table-cell>
          <table:table-cell office:value-type="float" office:value="0.9098791" calcext:value-type="float">
            <text:p>0.9098791</text:p>
          </table:table-cell>
          <table:table-cell office:value-type="float" office:value="1.895146" calcext:value-type="float">
            <text:p>1.895146</text:p>
          </table:table-cell>
          <table:table-cell office:value-type="float" office:value="2.978124" calcext:value-type="float">
            <text:p>2.978124</text:p>
          </table:table-cell>
          <table:table-cell office:value-type="float" office:value="2.894879" calcext:value-type="float">
            <text:p>2.894879</text:p>
          </table:table-cell>
          <table:table-cell office:value-type="float" office:value="3.027366" calcext:value-type="float">
            <text:p>3.027366</text:p>
          </table:table-cell>
          <table:table-cell office:value-type="float" office:value="3.081349" calcext:value-type="float">
            <text:p>3.081349</text:p>
          </table:table-cell>
          <table:table-cell office:value-type="float" office:value="3.227223" calcext:value-type="float">
            <text:p>3.227223</text:p>
          </table:table-cell>
          <table:table-cell office:value-type="float" office:value="3.468801" calcext:value-type="float">
            <text:p>3.468801</text:p>
          </table:table-cell>
          <table:table-cell office:value-type="float" office:value="0" calcext:value-type="float">
            <text:p>0</text:p>
          </table:table-cell>
          <table:table-cell office:value-type="float" office:value="4.060568" calcext:value-type="float">
            <text:p>4.060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1" calcext:value-type="float">
            <text:p>17082001</text:p>
          </table:table-cell>
          <table:table-cell office:value-type="float" office:value="0.9441697" calcext:value-type="float">
            <text:p>0.9441697</text:p>
          </table:table-cell>
          <table:table-cell office:value-type="float" office:value="137.647" calcext:value-type="float">
            <text:p>137.647</text:p>
          </table:table-cell>
          <table:table-cell office:value-type="float" office:value="5" calcext:value-type="float">
            <text:p>5</text:p>
          </table:table-cell>
          <table:table-cell office:value-type="float" office:value="-2.118969" calcext:value-type="float">
            <text:p>-2.118969</text:p>
          </table:table-cell>
          <table:table-cell office:value-type="float" office:value="13.14384" calcext:value-type="float">
            <text:p>13.14384</text:p>
          </table:table-cell>
          <table:table-cell office:value-type="float" office:value="0.009943997" calcext:value-type="float">
            <text:p>0.009943997</text:p>
          </table:table-cell>
          <table:table-cell office:value-type="float" office:value="0.0004977268" calcext:value-type="float">
            <text:p>0.0004977268</text:p>
          </table:table-cell>
          <table:table-cell office:value-type="float" office:value="0.01032733" calcext:value-type="float">
            <text:p>0.01032733</text:p>
          </table:table-cell>
          <table:table-cell office:value-type="float" office:value="0.002991747" calcext:value-type="float">
            <text:p>0.002991747</text:p>
          </table:table-cell>
          <table:table-cell office:value-type="float" office:value="1190.209" calcext:value-type="float">
            <text:p>1190.209</text:p>
          </table:table-cell>
          <table:table-cell office:value-type="float" office:value="1.526901" calcext:value-type="float">
            <text:p>1.526901</text:p>
          </table:table-cell>
          <table:table-cell office:value-type="float" office:value="0" calcext:value-type="float">
            <text:p>0</text:p>
          </table:table-cell>
          <table:table-cell office:value-type="float" office:value="0.02590152" calcext:value-type="float">
            <text:p>0.02590152</text:p>
          </table:table-cell>
          <table:table-cell office:value-type="float" office:value="0.2867898" calcext:value-type="float">
            <text:p>0.2867898</text:p>
          </table:table-cell>
          <table:table-cell office:value-type="float" office:value="0.1386083" calcext:value-type="float">
            <text:p>0.1386083</text:p>
          </table:table-cell>
          <table:table-cell office:value-type="float" office:value="0.09959349" calcext:value-type="float">
            <text:p>0.09959349</text:p>
          </table:table-cell>
          <table:table-cell office:value-type="float" office:value="0.06685653" calcext:value-type="float">
            <text:p>0.06685653</text:p>
          </table:table-cell>
          <table:table-cell office:value-type="float" office:value="0.04609189" calcext:value-type="float">
            <text:p>0.04609189</text:p>
          </table:table-cell>
          <table:table-cell office:value-type="float" office:value="0.03600668" calcext:value-type="float">
            <text:p>0.03600668</text:p>
          </table:table-cell>
          <table:table-cell office:value-type="float" office:value="0.06457321" calcext:value-type="float">
            <text:p>0.06457321</text:p>
          </table:table-cell>
          <table:table-cell office:value-type="float" office:value="0.1018663" calcext:value-type="float">
            <text:p>0.1018663</text:p>
          </table:table-cell>
          <table:table-cell office:value-type="float" office:value="0.09474628" calcext:value-type="float">
            <text:p>0.09474628</text:p>
          </table:table-cell>
          <table:table-cell office:value-type="float" office:value="0.09285332" calcext:value-type="float">
            <text:p>0.09285332</text:p>
          </table:table-cell>
          <table:table-cell office:value-type="float" office:value="0.0924617" calcext:value-type="float">
            <text:p>0.0924617</text:p>
          </table:table-cell>
          <table:table-cell office:value-type="float" office:value="0.09357613" calcext:value-type="float">
            <text:p>0.09357613</text:p>
          </table:table-cell>
          <table:table-cell office:value-type="float" office:value="0.09607166" calcext:value-type="float">
            <text:p>0.09607166</text:p>
          </table:table-cell>
          <table:table-cell office:value-type="float" office:value="0" calcext:value-type="float">
            <text:p>0</text:p>
          </table:table-cell>
          <table:table-cell office:value-type="float" office:value="25.41364" calcext:value-type="float">
            <text:p>25.41364</text:p>
          </table:table-cell>
          <table:table-cell office:value-type="float" office:value="26.63439" calcext:value-type="float">
            <text:p>26.63439</text:p>
          </table:table-cell>
          <table:table-cell office:value-type="float" office:value="10.73256" calcext:value-type="float">
            <text:p>10.73256</text:p>
          </table:table-cell>
          <table:table-cell office:value-type="float" office:value="5.224978" calcext:value-type="float">
            <text:p>5.224978</text:p>
          </table:table-cell>
          <table:table-cell office:value-type="float" office:value="3.250113" calcext:value-type="float">
            <text:p>3.250113</text:p>
          </table:table-cell>
          <table:table-cell office:value-type="float" office:value="1.303456" calcext:value-type="float">
            <text:p>1.303456</text:p>
          </table:table-cell>
          <table:table-cell office:value-type="float" office:value="0.9144467" calcext:value-type="float">
            <text:p>0.9144467</text:p>
          </table:table-cell>
          <table:table-cell office:value-type="float" office:value="1.903811" calcext:value-type="float">
            <text:p>1.903811</text:p>
          </table:table-cell>
          <table:table-cell office:value-type="float" office:value="2.989424" calcext:value-type="float">
            <text:p>2.989424</text:p>
          </table:table-cell>
          <table:table-cell office:value-type="float" office:value="2.905992" calcext:value-type="float">
            <text:p>2.905992</text:p>
          </table:table-cell>
          <table:table-cell office:value-type="float" office:value="3.038789" calcext:value-type="float">
            <text:p>3.038789</text:p>
          </table:table-cell>
          <table:table-cell office:value-type="float" office:value="3.092784" calcext:value-type="float">
            <text:p>3.092784</text:p>
          </table:table-cell>
          <table:table-cell office:value-type="float" office:value="3.23918" calcext:value-type="float">
            <text:p>3.23918</text:p>
          </table:table-cell>
          <table:table-cell office:value-type="float" office:value="3.481505" calcext:value-type="float">
            <text:p>3.481505</text:p>
          </table:table-cell>
          <table:table-cell office:value-type="float" office:value="0" calcext:value-type="float">
            <text:p>0</text:p>
          </table:table-cell>
          <table:table-cell office:value-type="float" office:value="3.138005" calcext:value-type="float">
            <text:p>3.1380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1" calcext:value-type="float">
            <text:p>18082001</text:p>
          </table:table-cell>
          <table:table-cell office:value-type="float" office:value="0.9418129" calcext:value-type="float">
            <text:p>0.9418129</text:p>
          </table:table-cell>
          <table:table-cell office:value-type="float" office:value="137.6383" calcext:value-type="float">
            <text:p>137.6383</text:p>
          </table:table-cell>
          <table:table-cell office:value-type="float" office:value="5" calcext:value-type="float">
            <text:p>5</text:p>
          </table:table-cell>
          <table:table-cell office:value-type="float" office:value="-2.117862" calcext:value-type="float">
            <text:p>-2.117862</text:p>
          </table:table-cell>
          <table:table-cell office:value-type="float" office:value="13.18713" calcext:value-type="float">
            <text:p>13.18713</text:p>
          </table:table-cell>
          <table:table-cell office:value-type="float" office:value="0.009943997" calcext:value-type="float">
            <text:p>0.009943997</text:p>
          </table:table-cell>
          <table:table-cell office:value-type="float" office:value="0.0004977268" calcext:value-type="float">
            <text:p>0.0004977268</text:p>
          </table:table-cell>
          <table:table-cell office:value-type="float" office:value="0.01032733" calcext:value-type="float">
            <text:p>0.01032733</text:p>
          </table:table-cell>
          <table:table-cell office:value-type="float" office:value="0.002991747" calcext:value-type="float">
            <text:p>0.002991747</text:p>
          </table:table-cell>
          <table:table-cell office:value-type="float" office:value="1190.176" calcext:value-type="float">
            <text:p>1190.176</text:p>
          </table:table-cell>
          <table:table-cell office:value-type="float" office:value="1.524271" calcext:value-type="float">
            <text:p>1.524271</text:p>
          </table:table-cell>
          <table:table-cell office:value-type="float" office:value="0" calcext:value-type="float">
            <text:p>0</text:p>
          </table:table-cell>
          <table:table-cell office:value-type="float" office:value="0.01967532" calcext:value-type="float">
            <text:p>0.01967532</text:p>
          </table:table-cell>
          <table:table-cell office:value-type="float" office:value="0.3178066" calcext:value-type="float">
            <text:p>0.3178066</text:p>
          </table:table-cell>
          <table:table-cell office:value-type="float" office:value="0.1533649" calcext:value-type="float">
            <text:p>0.1533649</text:p>
          </table:table-cell>
          <table:table-cell office:value-type="float" office:value="0.1046997" calcext:value-type="float">
            <text:p>0.1046997</text:p>
          </table:table-cell>
          <table:table-cell office:value-type="float" office:value="0.08437134" calcext:value-type="float">
            <text:p>0.08437134</text:p>
          </table:table-cell>
          <table:table-cell office:value-type="float" office:value="0.04677748" calcext:value-type="float">
            <text:p>0.04677748</text:p>
          </table:table-cell>
          <table:table-cell office:value-type="float" office:value="0.03628593" calcext:value-type="float">
            <text:p>0.03628593</text:p>
          </table:table-cell>
          <table:table-cell office:value-type="float" office:value="0.06426344" calcext:value-type="float">
            <text:p>0.06426344</text:p>
          </table:table-cell>
          <table:table-cell office:value-type="float" office:value="0.1017121" calcext:value-type="float">
            <text:p>0.1017121</text:p>
          </table:table-cell>
          <table:table-cell office:value-type="float" office:value="0.09480596" calcext:value-type="float">
            <text:p>0.09480596</text:p>
          </table:table-cell>
          <table:table-cell office:value-type="float" office:value="0.09297893" calcext:value-type="float">
            <text:p>0.09297893</text:p>
          </table:table-cell>
          <table:table-cell office:value-type="float" office:value="0.0926197" calcext:value-type="float">
            <text:p>0.0926197</text:p>
          </table:table-cell>
          <table:table-cell office:value-type="float" office:value="0.0937027" calcext:value-type="float">
            <text:p>0.0937027</text:p>
          </table:table-cell>
          <table:table-cell office:value-type="float" office:value="0.09620639" calcext:value-type="float">
            <text:p>0.09620639</text:p>
          </table:table-cell>
          <table:table-cell office:value-type="float" office:value="0" calcext:value-type="float">
            <text:p>0</text:p>
          </table:table-cell>
          <table:table-cell office:value-type="float" office:value="25.38282" calcext:value-type="float">
            <text:p>25.38282</text:p>
          </table:table-cell>
          <table:table-cell office:value-type="float" office:value="26.64738" calcext:value-type="float">
            <text:p>26.64738</text:p>
          </table:table-cell>
          <table:table-cell office:value-type="float" office:value="10.75075" calcext:value-type="float">
            <text:p>10.75075</text:p>
          </table:table-cell>
          <table:table-cell office:value-type="float" office:value="5.237856" calcext:value-type="float">
            <text:p>5.237856</text:p>
          </table:table-cell>
          <table:table-cell office:value-type="float" office:value="3.260808" calcext:value-type="float">
            <text:p>3.260808</text:p>
          </table:table-cell>
          <table:table-cell office:value-type="float" office:value="1.308106" calcext:value-type="float">
            <text:p>1.308106</text:p>
          </table:table-cell>
          <table:table-cell office:value-type="float" office:value="0.9189665" calcext:value-type="float">
            <text:p>0.9189665</text:p>
          </table:table-cell>
          <table:table-cell office:value-type="float" office:value="1.912345" calcext:value-type="float">
            <text:p>1.912345</text:p>
          </table:table-cell>
          <table:table-cell office:value-type="float" office:value="3.000645" calcext:value-type="float">
            <text:p>3.000645</text:p>
          </table:table-cell>
          <table:table-cell office:value-type="float" office:value="2.917081" calcext:value-type="float">
            <text:p>2.917081</text:p>
          </table:table-cell>
          <table:table-cell office:value-type="float" office:value="3.050187" calcext:value-type="float">
            <text:p>3.050187</text:p>
          </table:table-cell>
          <table:table-cell office:value-type="float" office:value="3.104222" calcext:value-type="float">
            <text:p>3.104222</text:p>
          </table:table-cell>
          <table:table-cell office:value-type="float" office:value="3.251107" calcext:value-type="float">
            <text:p>3.251107</text:p>
          </table:table-cell>
          <table:table-cell office:value-type="float" office:value="3.494209" calcext:value-type="float">
            <text:p>3.494209</text:p>
          </table:table-cell>
          <table:table-cell office:value-type="float" office:value="0" calcext:value-type="float">
            <text:p>0</text:p>
          </table:table-cell>
          <table:table-cell office:value-type="float" office:value="7.177246" calcext:value-type="float">
            <text:p>7.177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1" calcext:value-type="float">
            <text:p>19082001</text:p>
          </table:table-cell>
          <table:table-cell office:value-type="float" office:value="0.9397095" calcext:value-type="float">
            <text:p>0.9397095</text:p>
          </table:table-cell>
          <table:table-cell office:value-type="float" office:value="137.6294" calcext:value-type="float">
            <text:p>137.6294</text:p>
          </table:table-cell>
          <table:table-cell office:value-type="float" office:value="5" calcext:value-type="float">
            <text:p>5</text:p>
          </table:table-cell>
          <table:table-cell office:value-type="float" office:value="-2.116442" calcext:value-type="float">
            <text:p>-2.116442</text:p>
          </table:table-cell>
          <table:table-cell office:value-type="float" office:value="13.23081" calcext:value-type="float">
            <text:p>13.23081</text:p>
          </table:table-cell>
          <table:table-cell office:value-type="float" office:value="0.009943997" calcext:value-type="float">
            <text:p>0.009943997</text:p>
          </table:table-cell>
          <table:table-cell office:value-type="float" office:value="0.0004977268" calcext:value-type="float">
            <text:p>0.0004977268</text:p>
          </table:table-cell>
          <table:table-cell office:value-type="float" office:value="0.01032733" calcext:value-type="float">
            <text:p>0.01032733</text:p>
          </table:table-cell>
          <table:table-cell office:value-type="float" office:value="0.002991747" calcext:value-type="float">
            <text:p>0.002991747</text:p>
          </table:table-cell>
          <table:table-cell office:value-type="float" office:value="1190.143" calcext:value-type="float">
            <text:p>1190.143</text:p>
          </table:table-cell>
          <table:table-cell office:value-type="float" office:value="1.521053" calcext:value-type="float">
            <text:p>1.521053</text:p>
          </table:table-cell>
          <table:table-cell office:value-type="float" office:value="0" calcext:value-type="float">
            <text:p>0</text:p>
          </table:table-cell>
          <table:table-cell office:value-type="float" office:value="0.02079911" calcext:value-type="float">
            <text:p>0.02079911</text:p>
          </table:table-cell>
          <table:table-cell office:value-type="float" office:value="0.3426111" calcext:value-type="float">
            <text:p>0.3426111</text:p>
          </table:table-cell>
          <table:table-cell office:value-type="float" office:value="0.1660831" calcext:value-type="float">
            <text:p>0.1660831</text:p>
          </table:table-cell>
          <table:table-cell office:value-type="float" office:value="0.1071396" calcext:value-type="float">
            <text:p>0.1071396</text:p>
          </table:table-cell>
          <table:table-cell office:value-type="float" office:value="0.09059636" calcext:value-type="float">
            <text:p>0.09059636</text:p>
          </table:table-cell>
          <table:table-cell office:value-type="float" office:value="0.04704351" calcext:value-type="float">
            <text:p>0.04704351</text:p>
          </table:table-cell>
          <table:table-cell office:value-type="float" office:value="0.03654425" calcext:value-type="float">
            <text:p>0.03654425</text:p>
          </table:table-cell>
          <table:table-cell office:value-type="float" office:value="0.06418347" calcext:value-type="float">
            <text:p>0.06418347</text:p>
          </table:table-cell>
          <table:table-cell office:value-type="float" office:value="0.1016279" calcext:value-type="float">
            <text:p>0.1016279</text:p>
          </table:table-cell>
          <table:table-cell office:value-type="float" office:value="0.09486428" calcext:value-type="float">
            <text:p>0.09486428</text:p>
          </table:table-cell>
          <table:table-cell office:value-type="float" office:value="0.09309661" calcext:value-type="float">
            <text:p>0.09309661</text:p>
          </table:table-cell>
          <table:table-cell office:value-type="float" office:value="0.09275444" calcext:value-type="float">
            <text:p>0.09275444</text:p>
          </table:table-cell>
          <table:table-cell office:value-type="float" office:value="0.09382906" calcext:value-type="float">
            <text:p>0.09382906</text:p>
          </table:table-cell>
          <table:table-cell office:value-type="float" office:value="0.0963409" calcext:value-type="float">
            <text:p>0.0963409</text:p>
          </table:table-cell>
          <table:table-cell office:value-type="float" office:value="0" calcext:value-type="float">
            <text:p>0</text:p>
          </table:table-cell>
          <table:table-cell office:value-type="float" office:value="25.35882" calcext:value-type="float">
            <text:p>25.35882</text:p>
          </table:table-cell>
          <table:table-cell office:value-type="float" office:value="26.66622" calcext:value-type="float">
            <text:p>26.66622</text:p>
          </table:table-cell>
          <table:table-cell office:value-type="float" office:value="10.77091" calcext:value-type="float">
            <text:p>10.77091</text:p>
          </table:table-cell>
          <table:table-cell office:value-type="float" office:value="5.251331" calcext:value-type="float">
            <text:p>5.251331</text:p>
          </table:table-cell>
          <table:table-cell office:value-type="float" office:value="3.273856" calcext:value-type="float">
            <text:p>3.273856</text:p>
          </table:table-cell>
          <table:table-cell office:value-type="float" office:value="1.312831" calcext:value-type="float">
            <text:p>1.312831</text:p>
          </table:table-cell>
          <table:table-cell office:value-type="float" office:value="0.9234998" calcext:value-type="float">
            <text:p>0.9234998</text:p>
          </table:table-cell>
          <table:table-cell office:value-type="float" office:value="1.920818" calcext:value-type="float">
            <text:p>1.920818</text:p>
          </table:table-cell>
          <table:table-cell office:value-type="float" office:value="3.011797" calcext:value-type="float">
            <text:p>3.011797</text:p>
          </table:table-cell>
          <table:table-cell office:value-type="float" office:value="2.928144" calcext:value-type="float">
            <text:p>2.928144</text:p>
          </table:table-cell>
          <table:table-cell office:value-type="float" office:value="3.061583" calcext:value-type="float">
            <text:p>3.061583</text:p>
          </table:table-cell>
          <table:table-cell office:value-type="float" office:value="3.11564" calcext:value-type="float">
            <text:p>3.11564</text:p>
          </table:table-cell>
          <table:table-cell office:value-type="float" office:value="3.263002" calcext:value-type="float">
            <text:p>3.263002</text:p>
          </table:table-cell>
          <table:table-cell office:value-type="float" office:value="3.506883" calcext:value-type="float">
            <text:p>3.506883</text:p>
          </table:table-cell>
          <table:table-cell office:value-type="float" office:value="0" calcext:value-type="float">
            <text:p>0</text:p>
          </table:table-cell>
          <table:table-cell office:value-type="float" office:value="8.595777" calcext:value-type="float">
            <text:p>8.595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1" calcext:value-type="float">
            <text:p>20082001</text:p>
          </table:table-cell>
          <table:table-cell office:value-type="float" office:value="0.9375641" calcext:value-type="float">
            <text:p>0.9375641</text:p>
          </table:table-cell>
          <table:table-cell office:value-type="float" office:value="137.6201" calcext:value-type="float">
            <text:p>137.6201</text:p>
          </table:table-cell>
          <table:table-cell office:value-type="float" office:value="5" calcext:value-type="float">
            <text:p>5</text:p>
          </table:table-cell>
          <table:table-cell office:value-type="float" office:value="-2.114935" calcext:value-type="float">
            <text:p>-2.114935</text:p>
          </table:table-cell>
          <table:table-cell office:value-type="float" office:value="13.27482" calcext:value-type="float">
            <text:p>13.27482</text:p>
          </table:table-cell>
          <table:table-cell office:value-type="float" office:value="0.009943997" calcext:value-type="float">
            <text:p>0.009943997</text:p>
          </table:table-cell>
          <table:table-cell office:value-type="float" office:value="0.0004977268" calcext:value-type="float">
            <text:p>0.0004977268</text:p>
          </table:table-cell>
          <table:table-cell office:value-type="float" office:value="0.01032733" calcext:value-type="float">
            <text:p>0.01032733</text:p>
          </table:table-cell>
          <table:table-cell office:value-type="float" office:value="0.002991747" calcext:value-type="float">
            <text:p>0.002991747</text:p>
          </table:table-cell>
          <table:table-cell office:value-type="float" office:value="1190.111" calcext:value-type="float">
            <text:p>1190.111</text:p>
          </table:table-cell>
          <table:table-cell office:value-type="float" office:value="1.51719" calcext:value-type="float">
            <text:p>1.51719</text:p>
          </table:table-cell>
          <table:table-cell office:value-type="float" office:value="0" calcext:value-type="float">
            <text:p>0</text:p>
          </table:table-cell>
          <table:table-cell office:value-type="float" office:value="0.0222594" calcext:value-type="float">
            <text:p>0.0222594</text:p>
          </table:table-cell>
          <table:table-cell office:value-type="float" office:value="0.3722313" calcext:value-type="float">
            <text:p>0.3722313</text:p>
          </table:table-cell>
          <table:table-cell office:value-type="float" office:value="0.1841349" calcext:value-type="float">
            <text:p>0.1841349</text:p>
          </table:table-cell>
          <table:table-cell office:value-type="float" office:value="0.1120329" calcext:value-type="float">
            <text:p>0.1120329</text:p>
          </table:table-cell>
          <table:table-cell office:value-type="float" office:value="0.09533902" calcext:value-type="float">
            <text:p>0.09533902</text:p>
          </table:table-cell>
          <table:table-cell office:value-type="float" office:value="0.04825335" calcext:value-type="float">
            <text:p>0.04825335</text:p>
          </table:table-cell>
          <table:table-cell office:value-type="float" office:value="0.03716786" calcext:value-type="float">
            <text:p>0.03716786</text:p>
          </table:table-cell>
          <table:table-cell office:value-type="float" office:value="0.06426856" calcext:value-type="float">
            <text:p>0.06426856</text:p>
          </table:table-cell>
          <table:table-cell office:value-type="float" office:value="0.1016186" calcext:value-type="float">
            <text:p>0.1016186</text:p>
          </table:table-cell>
          <table:table-cell office:value-type="float" office:value="0.09493417" calcext:value-type="float">
            <text:p>0.09493417</text:p>
          </table:table-cell>
          <table:table-cell office:value-type="float" office:value="0.09321558" calcext:value-type="float">
            <text:p>0.09321558</text:p>
          </table:table-cell>
          <table:table-cell office:value-type="float" office:value="0.0928796" calcext:value-type="float">
            <text:p>0.0928796</text:p>
          </table:table-cell>
          <table:table-cell office:value-type="float" office:value="0.09395492" calcext:value-type="float">
            <text:p>0.09395492</text:p>
          </table:table-cell>
          <table:table-cell office:value-type="float" office:value="0.0964753" calcext:value-type="float">
            <text:p>0.0964753</text:p>
          </table:table-cell>
          <table:table-cell office:value-type="float" office:value="0" calcext:value-type="float">
            <text:p>0</text:p>
          </table:table-cell>
          <table:table-cell office:value-type="float" office:value="25.33517" calcext:value-type="float">
            <text:p>25.33517</text:p>
          </table:table-cell>
          <table:table-cell office:value-type="float" office:value="26.69021" calcext:value-type="float">
            <text:p>26.69021</text:p>
          </table:table-cell>
          <table:table-cell office:value-type="float" office:value="10.79352" calcext:value-type="float">
            <text:p>10.79352</text:p>
          </table:table-cell>
          <table:table-cell office:value-type="float" office:value="5.265566" calcext:value-type="float">
            <text:p>5.265566</text:p>
          </table:table-cell>
          <table:table-cell office:value-type="float" office:value="3.287977" calcext:value-type="float">
            <text:p>3.287977</text:p>
          </table:table-cell>
          <table:table-cell office:value-type="float" office:value="1.317664" calcext:value-type="float">
            <text:p>1.317664</text:p>
          </table:table-cell>
          <table:table-cell office:value-type="float" office:value="0.9280629" calcext:value-type="float">
            <text:p>0.9280629</text:p>
          </table:table-cell>
          <table:table-cell office:value-type="float" office:value="1.929257" calcext:value-type="float">
            <text:p>1.929257</text:p>
          </table:table-cell>
          <table:table-cell office:value-type="float" office:value="3.022894" calcext:value-type="float">
            <text:p>3.022894</text:p>
          </table:table-cell>
          <table:table-cell office:value-type="float" office:value="2.939187" calcext:value-type="float">
            <text:p>2.939187</text:p>
          </table:table-cell>
          <table:table-cell office:value-type="float" office:value="3.072953" calcext:value-type="float">
            <text:p>3.072953</text:p>
          </table:table-cell>
          <table:table-cell office:value-type="float" office:value="3.127048" calcext:value-type="float">
            <text:p>3.127048</text:p>
          </table:table-cell>
          <table:table-cell office:value-type="float" office:value="3.27487" calcext:value-type="float">
            <text:p>3.27487</text:p>
          </table:table-cell>
          <table:table-cell office:value-type="float" office:value="3.519548" calcext:value-type="float">
            <text:p>3.519548</text:p>
          </table:table-cell>
          <table:table-cell office:value-type="float" office:value="0" calcext:value-type="float">
            <text:p>0</text:p>
          </table:table-cell>
          <table:table-cell office:value-type="float" office:value="8.707629" calcext:value-type="float">
            <text:p>8.707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1" calcext:value-type="float">
            <text:p>21082001</text:p>
          </table:table-cell>
          <table:table-cell office:value-type="float" office:value="0.9353147" calcext:value-type="float">
            <text:p>0.9353147</text:p>
          </table:table-cell>
          <table:table-cell office:value-type="float" office:value="137.61" calcext:value-type="float">
            <text:p>137.61</text:p>
          </table:table-cell>
          <table:table-cell office:value-type="float" office:value="5" calcext:value-type="float">
            <text:p>5</text:p>
          </table:table-cell>
          <table:table-cell office:value-type="float" office:value="-2.112997" calcext:value-type="float">
            <text:p>-2.112997</text:p>
          </table:table-cell>
          <table:table-cell office:value-type="float" office:value="13.31946" calcext:value-type="float">
            <text:p>13.31946</text:p>
          </table:table-cell>
          <table:table-cell office:value-type="float" office:value="0.009943997" calcext:value-type="float">
            <text:p>0.009943997</text:p>
          </table:table-cell>
          <table:table-cell office:value-type="float" office:value="0.0004977268" calcext:value-type="float">
            <text:p>0.0004977268</text:p>
          </table:table-cell>
          <table:table-cell office:value-type="float" office:value="0.01032733" calcext:value-type="float">
            <text:p>0.01032733</text:p>
          </table:table-cell>
          <table:table-cell office:value-type="float" office:value="0.002991747" calcext:value-type="float">
            <text:p>0.002991747</text:p>
          </table:table-cell>
          <table:table-cell office:value-type="float" office:value="1190.078" calcext:value-type="float">
            <text:p>1190.078</text:p>
          </table:table-cell>
          <table:table-cell office:value-type="float" office:value="1.512074" calcext:value-type="float">
            <text:p>1.512074</text:p>
          </table:table-cell>
          <table:table-cell office:value-type="float" office:value="0" calcext:value-type="float">
            <text:p>0</text:p>
          </table:table-cell>
          <table:table-cell office:value-type="float" office:value="0.04381216" calcext:value-type="float">
            <text:p>0.04381216</text:p>
          </table:table-cell>
          <table:table-cell office:value-type="float" office:value="0.4283998" calcext:value-type="float">
            <text:p>0.4283998</text:p>
          </table:table-cell>
          <table:table-cell office:value-type="float" office:value="0.2183806" calcext:value-type="float">
            <text:p>0.2183806</text:p>
          </table:table-cell>
          <table:table-cell office:value-type="float" office:value="0.1241662" calcext:value-type="float">
            <text:p>0.1241662</text:p>
          </table:table-cell>
          <table:table-cell office:value-type="float" office:value="0.1048065" calcext:value-type="float">
            <text:p>0.1048065</text:p>
          </table:table-cell>
          <table:table-cell office:value-type="float" office:value="0.05125362" calcext:value-type="float">
            <text:p>0.05125362</text:p>
          </table:table-cell>
          <table:table-cell office:value-type="float" office:value="0.03850824" calcext:value-type="float">
            <text:p>0.03850824</text:p>
          </table:table-cell>
          <table:table-cell office:value-type="float" office:value="0.06462834" calcext:value-type="float">
            <text:p>0.06462834</text:p>
          </table:table-cell>
          <table:table-cell office:value-type="float" office:value="0.1017164" calcext:value-type="float">
            <text:p>0.1017164</text:p>
          </table:table-cell>
          <table:table-cell office:value-type="float" office:value="0.0950287" calcext:value-type="float">
            <text:p>0.0950287</text:p>
          </table:table-cell>
          <table:table-cell office:value-type="float" office:value="0.09335483" calcext:value-type="float">
            <text:p>0.09335483</text:p>
          </table:table-cell>
          <table:table-cell office:value-type="float" office:value="0.09300342" calcext:value-type="float">
            <text:p>0.09300342</text:p>
          </table:table-cell>
          <table:table-cell office:value-type="float" office:value="0.09408052" calcext:value-type="float">
            <text:p>0.09408052</text:p>
          </table:table-cell>
          <table:table-cell office:value-type="float" office:value="0.09660946" calcext:value-type="float">
            <text:p>0.09660946</text:p>
          </table:table-cell>
          <table:table-cell office:value-type="float" office:value="0" calcext:value-type="float">
            <text:p>0</text:p>
          </table:table-cell>
          <table:table-cell office:value-type="float" office:value="25.31919" calcext:value-type="float">
            <text:p>25.31919</text:p>
          </table:table-cell>
          <table:table-cell office:value-type="float" office:value="26.72075" calcext:value-type="float">
            <text:p>26.72075</text:p>
          </table:table-cell>
          <table:table-cell office:value-type="float" office:value="10.81998" calcext:value-type="float">
            <text:p>10.81998</text:p>
          </table:table-cell>
          <table:table-cell office:value-type="float" office:value="5.281237" calcext:value-type="float">
            <text:p>5.281237</text:p>
          </table:table-cell>
          <table:table-cell office:value-type="float" office:value="3.303253" calcext:value-type="float">
            <text:p>3.303253</text:p>
          </table:table-cell>
          <table:table-cell office:value-type="float" office:value="1.322749" calcext:value-type="float">
            <text:p>1.322749</text:p>
          </table:table-cell>
          <table:table-cell office:value-type="float" office:value="0.9327275" calcext:value-type="float">
            <text:p>0.9327275</text:p>
          </table:table-cell>
          <table:table-cell office:value-type="float" office:value="1.937705" calcext:value-type="float">
            <text:p>1.937705</text:p>
          </table:table-cell>
          <table:table-cell office:value-type="float" office:value="3.033948" calcext:value-type="float">
            <text:p>3.033948</text:p>
          </table:table-cell>
          <table:table-cell office:value-type="float" office:value="2.950205" calcext:value-type="float">
            <text:p>2.950205</text:p>
          </table:table-cell>
          <table:table-cell office:value-type="float" office:value="3.084316" calcext:value-type="float">
            <text:p>3.084316</text:p>
          </table:table-cell>
          <table:table-cell office:value-type="float" office:value="3.138441" calcext:value-type="float">
            <text:p>3.138441</text:p>
          </table:table-cell>
          <table:table-cell office:value-type="float" office:value="3.286705" calcext:value-type="float">
            <text:p>3.286705</text:p>
          </table:table-cell>
          <table:table-cell office:value-type="float" office:value="3.532199" calcext:value-type="float">
            <text:p>3.532199</text:p>
          </table:table-cell>
          <table:table-cell office:value-type="float" office:value="0" calcext:value-type="float">
            <text:p>0</text:p>
          </table:table-cell>
          <table:table-cell office:value-type="float" office:value="8.773796" calcext:value-type="float">
            <text:p>8.773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1" calcext:value-type="float">
            <text:p>22082001</text:p>
          </table:table-cell>
          <table:table-cell office:value-type="float" office:value="0.9334124" calcext:value-type="float">
            <text:p>0.9334124</text:p>
          </table:table-cell>
          <table:table-cell office:value-type="float" office:value="137.5994" calcext:value-type="float">
            <text:p>137.5994</text:p>
          </table:table-cell>
          <table:table-cell office:value-type="float" office:value="5" calcext:value-type="float">
            <text:p>5</text:p>
          </table:table-cell>
          <table:table-cell office:value-type="float" office:value="-2.110668" calcext:value-type="float">
            <text:p>-2.110668</text:p>
          </table:table-cell>
          <table:table-cell office:value-type="float" office:value="13.36469" calcext:value-type="float">
            <text:p>13.36469</text:p>
          </table:table-cell>
          <table:table-cell office:value-type="float" office:value="0.009943997" calcext:value-type="float">
            <text:p>0.009943997</text:p>
          </table:table-cell>
          <table:table-cell office:value-type="float" office:value="0.0004977268" calcext:value-type="float">
            <text:p>0.0004977268</text:p>
          </table:table-cell>
          <table:table-cell office:value-type="float" office:value="0.01032733" calcext:value-type="float">
            <text:p>0.01032733</text:p>
          </table:table-cell>
          <table:table-cell office:value-type="float" office:value="0.002991747" calcext:value-type="float">
            <text:p>0.002991747</text:p>
          </table:table-cell>
          <table:table-cell office:value-type="float" office:value="1190.045" calcext:value-type="float">
            <text:p>1190.045</text:p>
          </table:table-cell>
          <table:table-cell office:value-type="float" office:value="1.506338" calcext:value-type="float">
            <text:p>1.506338</text:p>
          </table:table-cell>
          <table:table-cell office:value-type="float" office:value="0" calcext:value-type="float">
            <text:p>0</text:p>
          </table:table-cell>
          <table:table-cell office:value-type="float" office:value="0.0507471" calcext:value-type="float">
            <text:p>0.0507471</text:p>
          </table:table-cell>
          <table:table-cell office:value-type="float" office:value="0.4417706" calcext:value-type="float">
            <text:p>0.4417706</text:p>
          </table:table-cell>
          <table:table-cell office:value-type="float" office:value="0.2361529" calcext:value-type="float">
            <text:p>0.2361529</text:p>
          </table:table-cell>
          <table:table-cell office:value-type="float" office:value="0.131499" calcext:value-type="float">
            <text:p>0.131499</text:p>
          </table:table-cell>
          <table:table-cell office:value-type="float" office:value="0.111504" calcext:value-type="float">
            <text:p>0.111504</text:p>
          </table:table-cell>
          <table:table-cell office:value-type="float" office:value="0.05433324" calcext:value-type="float">
            <text:p>0.05433324</text:p>
          </table:table-cell>
          <table:table-cell office:value-type="float" office:value="0.04021617" calcext:value-type="float">
            <text:p>0.04021617</text:p>
          </table:table-cell>
          <table:table-cell office:value-type="float" office:value="0.06533444" calcext:value-type="float">
            <text:p>0.06533444</text:p>
          </table:table-cell>
          <table:table-cell office:value-type="float" office:value="0.1018991" calcext:value-type="float">
            <text:p>0.1018991</text:p>
          </table:table-cell>
          <table:table-cell office:value-type="float" office:value="0.09512667" calcext:value-type="float">
            <text:p>0.09512667</text:p>
          </table:table-cell>
          <table:table-cell office:value-type="float" office:value="0.09350193" calcext:value-type="float">
            <text:p>0.09350193</text:p>
          </table:table-cell>
          <table:table-cell office:value-type="float" office:value="0.0931249" calcext:value-type="float">
            <text:p>0.0931249</text:p>
          </table:table-cell>
          <table:table-cell office:value-type="float" office:value="0.09420598" calcext:value-type="float">
            <text:p>0.09420598</text:p>
          </table:table-cell>
          <table:table-cell office:value-type="float" office:value="0.09674333" calcext:value-type="float">
            <text:p>0.09674333</text:p>
          </table:table-cell>
          <table:table-cell office:value-type="float" office:value="0" calcext:value-type="float">
            <text:p>0</text:p>
          </table:table-cell>
          <table:table-cell office:value-type="float" office:value="25.30092" calcext:value-type="float">
            <text:p>25.30092</text:p>
          </table:table-cell>
          <table:table-cell office:value-type="float" office:value="26.75661" calcext:value-type="float">
            <text:p>26.75661</text:p>
          </table:table-cell>
          <table:table-cell office:value-type="float" office:value="10.85055" calcext:value-type="float">
            <text:p>10.85055</text:p>
          </table:table-cell>
          <table:table-cell office:value-type="float" office:value="5.298962" calcext:value-type="float">
            <text:p>5.298962</text:p>
          </table:table-cell>
          <table:table-cell office:value-type="float" office:value="3.320191" calcext:value-type="float">
            <text:p>3.320191</text:p>
          </table:table-cell>
          <table:table-cell office:value-type="float" office:value="1.328305" calcext:value-type="float">
            <text:p>1.328305</text:p>
          </table:table-cell>
          <table:table-cell office:value-type="float" office:value="0.9376051" calcext:value-type="float">
            <text:p>0.9376051</text:p>
          </table:table-cell>
          <table:table-cell office:value-type="float" office:value="1.946222" calcext:value-type="float">
            <text:p>1.946222</text:p>
          </table:table-cell>
          <table:table-cell office:value-type="float" office:value="3.044971" calcext:value-type="float">
            <text:p>3.044971</text:p>
          </table:table-cell>
          <table:table-cell office:value-type="float" office:value="2.961201" calcext:value-type="float">
            <text:p>2.961201</text:p>
          </table:table-cell>
          <table:table-cell office:value-type="float" office:value="3.095657" calcext:value-type="float">
            <text:p>3.095657</text:p>
          </table:table-cell>
          <table:table-cell office:value-type="float" office:value="3.149817" calcext:value-type="float">
            <text:p>3.149817</text:p>
          </table:table-cell>
          <table:table-cell office:value-type="float" office:value="3.298517" calcext:value-type="float">
            <text:p>3.298517</text:p>
          </table:table-cell>
          <table:table-cell office:value-type="float" office:value="3.544825" calcext:value-type="float">
            <text:p>3.544825</text:p>
          </table:table-cell>
          <table:table-cell office:value-type="float" office:value="0" calcext:value-type="float">
            <text:p>0</text:p>
          </table:table-cell>
          <table:table-cell office:value-type="float" office:value="6.842285" calcext:value-type="float">
            <text:p>6.8422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1" calcext:value-type="float">
            <text:p>23082001</text:p>
          </table:table-cell>
          <table:table-cell office:value-type="float" office:value="0.9313015" calcext:value-type="float">
            <text:p>0.9313015</text:p>
          </table:table-cell>
          <table:table-cell office:value-type="float" office:value="137.589" calcext:value-type="float">
            <text:p>137.589</text:p>
          </table:table-cell>
          <table:table-cell office:value-type="float" office:value="5" calcext:value-type="float">
            <text:p>5</text:p>
          </table:table-cell>
          <table:table-cell office:value-type="float" office:value="-2.108709" calcext:value-type="float">
            <text:p>-2.108709</text:p>
          </table:table-cell>
          <table:table-cell office:value-type="float" office:value="13.4099" calcext:value-type="float">
            <text:p>13.4099</text:p>
          </table:table-cell>
          <table:table-cell office:value-type="float" office:value="0.009943997" calcext:value-type="float">
            <text:p>0.009943997</text:p>
          </table:table-cell>
          <table:table-cell office:value-type="float" office:value="0.0004977268" calcext:value-type="float">
            <text:p>0.0004977268</text:p>
          </table:table-cell>
          <table:table-cell office:value-type="float" office:value="0.01032733" calcext:value-type="float">
            <text:p>0.01032733</text:p>
          </table:table-cell>
          <table:table-cell office:value-type="float" office:value="0.002991747" calcext:value-type="float">
            <text:p>0.002991747</text:p>
          </table:table-cell>
          <table:table-cell office:value-type="float" office:value="1190.012" calcext:value-type="float">
            <text:p>1190.012</text:p>
          </table:table-cell>
          <table:table-cell office:value-type="float" office:value="1.500494" calcext:value-type="float">
            <text:p>1.500494</text:p>
          </table:table-cell>
          <table:table-cell office:value-type="float" office:value="0" calcext:value-type="float">
            <text:p>0</text:p>
          </table:table-cell>
          <table:table-cell office:value-type="float" office:value="0.07016068" calcext:value-type="float">
            <text:p>0.07016068</text:p>
          </table:table-cell>
          <table:table-cell office:value-type="float" office:value="0.4336543" calcext:value-type="float">
            <text:p>0.4336543</text:p>
          </table:table-cell>
          <table:table-cell office:value-type="float" office:value="0.2372701" calcext:value-type="float">
            <text:p>0.2372701</text:p>
          </table:table-cell>
          <table:table-cell office:value-type="float" office:value="0.1314158" calcext:value-type="float">
            <text:p>0.1314158</text:p>
          </table:table-cell>
          <table:table-cell office:value-type="float" office:value="0.1122376" calcext:value-type="float">
            <text:p>0.1122376</text:p>
          </table:table-cell>
          <table:table-cell office:value-type="float" office:value="0.0548236" calcext:value-type="float">
            <text:p>0.0548236</text:p>
          </table:table-cell>
          <table:table-cell office:value-type="float" office:value="0.04107329" calcext:value-type="float">
            <text:p>0.04107329</text:p>
          </table:table-cell>
          <table:table-cell office:value-type="float" office:value="0.06594897" calcext:value-type="float">
            <text:p>0.06594897</text:p>
          </table:table-cell>
          <table:table-cell office:value-type="float" office:value="0.1021657" calcext:value-type="float">
            <text:p>0.1021657</text:p>
          </table:table-cell>
          <table:table-cell office:value-type="float" office:value="0.0952431" calcext:value-type="float">
            <text:p>0.0952431</text:p>
          </table:table-cell>
          <table:table-cell office:value-type="float" office:value="0.09363749" calcext:value-type="float">
            <text:p>0.09363749</text:p>
          </table:table-cell>
          <table:table-cell office:value-type="float" office:value="0.09324722" calcext:value-type="float">
            <text:p>0.09324722</text:p>
          </table:table-cell>
          <table:table-cell office:value-type="float" office:value="0.09433091" calcext:value-type="float">
            <text:p>0.09433091</text:p>
          </table:table-cell>
          <table:table-cell office:value-type="float" office:value="0.09687714" calcext:value-type="float">
            <text:p>0.09687714</text:p>
          </table:table-cell>
          <table:table-cell office:value-type="float" office:value="0" calcext:value-type="float">
            <text:p>0</text:p>
          </table:table-cell>
          <table:table-cell office:value-type="float" office:value="25.28255" calcext:value-type="float">
            <text:p>25.28255</text:p>
          </table:table-cell>
          <table:table-cell office:value-type="float" office:value="26.79082" calcext:value-type="float">
            <text:p>26.79082</text:p>
          </table:table-cell>
          <table:table-cell office:value-type="float" office:value="10.88103" calcext:value-type="float">
            <text:p>10.88103</text:p>
          </table:table-cell>
          <table:table-cell office:value-type="float" office:value="5.316988" calcext:value-type="float">
            <text:p>5.316988</text:p>
          </table:table-cell>
          <table:table-cell office:value-type="float" office:value="3.337617" calcext:value-type="float">
            <text:p>3.337617</text:p>
          </table:table-cell>
          <table:table-cell office:value-type="float" office:value="1.334078" calcext:value-type="float">
            <text:p>1.334078</text:p>
          </table:table-cell>
          <table:table-cell office:value-type="float" office:value="0.9426208" calcext:value-type="float">
            <text:p>0.9426208</text:p>
          </table:table-cell>
          <table:table-cell office:value-type="float" office:value="1.954836" calcext:value-type="float">
            <text:p>1.954836</text:p>
          </table:table-cell>
          <table:table-cell office:value-type="float" office:value="3.055987" calcext:value-type="float">
            <text:p>3.055987</text:p>
          </table:table-cell>
          <table:table-cell office:value-type="float" office:value="2.972171" calcext:value-type="float">
            <text:p>2.972171</text:p>
          </table:table-cell>
          <table:table-cell office:value-type="float" office:value="3.106982" calcext:value-type="float">
            <text:p>3.106982</text:p>
          </table:table-cell>
          <table:table-cell office:value-type="float" office:value="3.161175" calcext:value-type="float">
            <text:p>3.161175</text:p>
          </table:table-cell>
          <table:table-cell office:value-type="float" office:value="3.310305" calcext:value-type="float">
            <text:p>3.310305</text:p>
          </table:table-cell>
          <table:table-cell office:value-type="float" office:value="3.557452" calcext:value-type="float">
            <text:p>3.557452</text:p>
          </table:table-cell>
          <table:table-cell office:value-type="float" office:value="0" calcext:value-type="float">
            <text:p>0</text:p>
          </table:table-cell>
          <table:table-cell office:value-type="float" office:value="5.127719" calcext:value-type="float">
            <text:p>5.127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1" calcext:value-type="float">
            <text:p>24082001</text:p>
          </table:table-cell>
          <table:table-cell office:value-type="float" office:value="0.9288327" calcext:value-type="float">
            <text:p>0.9288327</text:p>
          </table:table-cell>
          <table:table-cell office:value-type="float" office:value="137.5797" calcext:value-type="float">
            <text:p>137.5797</text:p>
          </table:table-cell>
          <table:table-cell office:value-type="float" office:value="5" calcext:value-type="float">
            <text:p>5</text:p>
          </table:table-cell>
          <table:table-cell office:value-type="float" office:value="-2.108626" calcext:value-type="float">
            <text:p>-2.108626</text:p>
          </table:table-cell>
          <table:table-cell office:value-type="float" office:value="13.45223" calcext:value-type="float">
            <text:p>13.45223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5" calcext:value-type="float">
            <text:p>0.002998485</text:p>
          </table:table-cell>
          <table:table-cell office:value-type="float" office:value="1189.98" calcext:value-type="float">
            <text:p>1189.98</text:p>
          </table:table-cell>
          <table:table-cell office:value-type="float" office:value="1.497987" calcext:value-type="float">
            <text:p>1.497987</text:p>
          </table:table-cell>
          <table:table-cell office:value-type="float" office:value="0" calcext:value-type="float">
            <text:p>0</text:p>
          </table:table-cell>
          <table:table-cell office:value-type="float" office:value="0.0983507" calcext:value-type="float">
            <text:p>0.0983507</text:p>
          </table:table-cell>
          <table:table-cell office:value-type="float" office:value="0.256013" calcext:value-type="float">
            <text:p>0.256013</text:p>
          </table:table-cell>
          <table:table-cell office:value-type="float" office:value="0.1926425" calcext:value-type="float">
            <text:p>0.1926425</text:p>
          </table:table-cell>
          <table:table-cell office:value-type="float" office:value="0.1025555" calcext:value-type="float">
            <text:p>0.1025555</text:p>
          </table:table-cell>
          <table:table-cell office:value-type="float" office:value="0.09220652" calcext:value-type="float">
            <text:p>0.09220652</text:p>
          </table:table-cell>
          <table:table-cell office:value-type="float" office:value="0.05053086" calcext:value-type="float">
            <text:p>0.05053086</text:p>
          </table:table-cell>
          <table:table-cell office:value-type="float" office:value="0.03375198" calcext:value-type="float">
            <text:p>0.03375198</text:p>
          </table:table-cell>
          <table:table-cell office:value-type="float" office:value="0.06549367" calcext:value-type="float">
            <text:p>0.06549367</text:p>
          </table:table-cell>
          <table:table-cell office:value-type="float" office:value="0.1020346" calcext:value-type="float">
            <text:p>0.1020346</text:p>
          </table:table-cell>
          <table:table-cell office:value-type="float" office:value="0.09523631" calcext:value-type="float">
            <text:p>0.09523631</text:p>
          </table:table-cell>
          <table:table-cell office:value-type="float" office:value="0.09366509" calcext:value-type="float">
            <text:p>0.09366509</text:p>
          </table:table-cell>
          <table:table-cell office:value-type="float" office:value="0.09338068" calcext:value-type="float">
            <text:p>0.09338068</text:p>
          </table:table-cell>
          <table:table-cell office:value-type="float" office:value="0.0944557" calcext:value-type="float">
            <text:p>0.0944557</text:p>
          </table:table-cell>
          <table:table-cell office:value-type="float" office:value="0.09701081" calcext:value-type="float">
            <text:p>0.09701081</text:p>
          </table:table-cell>
          <table:table-cell office:value-type="float" office:value="0" calcext:value-type="float">
            <text:p>0</text:p>
          </table:table-cell>
          <table:table-cell office:value-type="float" office:value="25.20337" calcext:value-type="float">
            <text:p>25.20337</text:p>
          </table:table-cell>
          <table:table-cell office:value-type="float" office:value="26.78139" calcext:value-type="float">
            <text:p>26.78139</text:p>
          </table:table-cell>
          <table:table-cell office:value-type="float" office:value="10.9072" calcext:value-type="float">
            <text:p>10.9072</text:p>
          </table:table-cell>
          <table:table-cell office:value-type="float" office:value="5.332615" calcext:value-type="float">
            <text:p>5.332615</text:p>
          </table:table-cell>
          <table:table-cell office:value-type="float" office:value="3.353551" calcext:value-type="float">
            <text:p>3.353551</text:p>
          </table:table-cell>
          <table:table-cell office:value-type="float" office:value="1.339679" calcext:value-type="float">
            <text:p>1.339679</text:p>
          </table:table-cell>
          <table:table-cell office:value-type="float" office:value="0.9475067" calcext:value-type="float">
            <text:p>0.9475067</text:p>
          </table:table-cell>
          <table:table-cell office:value-type="float" office:value="1.963457" calcext:value-type="float">
            <text:p>1.963457</text:p>
          </table:table-cell>
          <table:table-cell office:value-type="float" office:value="3.066971" calcext:value-type="float">
            <text:p>3.066971</text:p>
          </table:table-cell>
          <table:table-cell office:value-type="float" office:value="2.98311" calcext:value-type="float">
            <text:p>2.98311</text:p>
          </table:table-cell>
          <table:table-cell office:value-type="float" office:value="3.118281" calcext:value-type="float">
            <text:p>3.118281</text:p>
          </table:table-cell>
          <table:table-cell office:value-type="float" office:value="3.172514" calcext:value-type="float">
            <text:p>3.172514</text:p>
          </table:table-cell>
          <table:table-cell office:value-type="float" office:value="3.322065" calcext:value-type="float">
            <text:p>3.322065</text:p>
          </table:table-cell>
          <table:table-cell office:value-type="float" office:value="3.570049" calcext:value-type="float">
            <text:p>3.570049</text:p>
          </table:table-cell>
          <table:table-cell office:value-type="float" office:value="0" calcext:value-type="float">
            <text:p>0</text:p>
          </table:table-cell>
          <table:table-cell office:value-type="float" office:value="1.296013" calcext:value-type="float">
            <text:p>1.2960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1" calcext:value-type="float">
            <text:p>25082001</text:p>
          </table:table-cell>
          <table:table-cell office:value-type="float" office:value="0.9264147" calcext:value-type="float">
            <text:p>0.9264147</text:p>
          </table:table-cell>
          <table:table-cell office:value-type="float" office:value="137.5709" calcext:value-type="float">
            <text:p>137.5709</text:p>
          </table:table-cell>
          <table:table-cell office:value-type="float" office:value="5" calcext:value-type="float">
            <text:p>5</text:p>
          </table:table-cell>
          <table:table-cell office:value-type="float" office:value="-2.108233" calcext:value-type="float">
            <text:p>-2.108233</text:p>
          </table:table-cell>
          <table:table-cell office:value-type="float" office:value="13.49426" calcext:value-type="float">
            <text:p>13.49426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5" calcext:value-type="float">
            <text:p>0.002998485</text:p>
          </table:table-cell>
          <table:table-cell office:value-type="float" office:value="1189.948" calcext:value-type="float">
            <text:p>1189.948</text:p>
          </table:table-cell>
          <table:table-cell office:value-type="float" office:value="1.497512" calcext:value-type="float">
            <text:p>1.497512</text:p>
          </table:table-cell>
          <table:table-cell office:value-type="float" office:value="0" calcext:value-type="float">
            <text:p>0</text:p>
          </table:table-cell>
          <table:table-cell office:value-type="float" office:value="0.2257273" calcext:value-type="float">
            <text:p>0.2257273</text:p>
          </table:table-cell>
          <table:table-cell office:value-type="float" office:value="0.2931484" calcext:value-type="float">
            <text:p>0.2931484</text:p>
          </table:table-cell>
          <table:table-cell office:value-type="float" office:value="0.180355" calcext:value-type="float">
            <text:p>0.180355</text:p>
          </table:table-cell>
          <table:table-cell office:value-type="float" office:value="0.09818008" calcext:value-type="float">
            <text:p>0.09818008</text:p>
          </table:table-cell>
          <table:table-cell office:value-type="float" office:value="0.08287932" calcext:value-type="float">
            <text:p>0.08287932</text:p>
          </table:table-cell>
          <table:table-cell office:value-type="float" office:value="0.04675201" calcext:value-type="float">
            <text:p>0.04675201</text:p>
          </table:table-cell>
          <table:table-cell office:value-type="float" office:value="0.033598" calcext:value-type="float">
            <text:p>0.033598</text:p>
          </table:table-cell>
          <table:table-cell office:value-type="float" office:value="0.06464225" calcext:value-type="float">
            <text:p>0.06464225</text:p>
          </table:table-cell>
          <table:table-cell office:value-type="float" office:value="0.1019341" calcext:value-type="float">
            <text:p>0.1019341</text:p>
          </table:table-cell>
          <table:table-cell office:value-type="float" office:value="0.09528206" calcext:value-type="float">
            <text:p>0.09528206</text:p>
          </table:table-cell>
          <table:table-cell office:value-type="float" office:value="0.09373152" calcext:value-type="float">
            <text:p>0.09373152</text:p>
          </table:table-cell>
          <table:table-cell office:value-type="float" office:value="0.09350666" calcext:value-type="float">
            <text:p>0.09350666</text:p>
          </table:table-cell>
          <table:table-cell office:value-type="float" office:value="0.09458007" calcext:value-type="float">
            <text:p>0.09458007</text:p>
          </table:table-cell>
          <table:table-cell office:value-type="float" office:value="0.09714427" calcext:value-type="float">
            <text:p>0.09714427</text:p>
          </table:table-cell>
          <table:table-cell office:value-type="float" office:value="0" calcext:value-type="float">
            <text:p>0</text:p>
          </table:table-cell>
          <table:table-cell office:value-type="float" office:value="25.1602" calcext:value-type="float">
            <text:p>25.1602</text:p>
          </table:table-cell>
          <table:table-cell office:value-type="float" office:value="26.77585" calcext:value-type="float">
            <text:p>26.77585</text:p>
          </table:table-cell>
          <table:table-cell office:value-type="float" office:value="10.92706" calcext:value-type="float">
            <text:p>10.92706</text:p>
          </table:table-cell>
          <table:table-cell office:value-type="float" office:value="5.345195" calcext:value-type="float">
            <text:p>5.345195</text:p>
          </table:table-cell>
          <table:table-cell office:value-type="float" office:value="3.366125" calcext:value-type="float">
            <text:p>3.366125</text:p>
          </table:table-cell>
          <table:table-cell office:value-type="float" office:value="1.344615" calcext:value-type="float">
            <text:p>1.344615</text:p>
          </table:table-cell>
          <table:table-cell office:value-type="float" office:value="0.9522882" calcext:value-type="float">
            <text:p>0.9522882</text:p>
          </table:table-cell>
          <table:table-cell office:value-type="float" office:value="1.971927" calcext:value-type="float">
            <text:p>1.971927</text:p>
          </table:table-cell>
          <table:table-cell office:value-type="float" office:value="3.077885" calcext:value-type="float">
            <text:p>3.077885</text:p>
          </table:table-cell>
          <table:table-cell office:value-type="float" office:value="2.994017" calcext:value-type="float">
            <text:p>2.994017</text:p>
          </table:table-cell>
          <table:table-cell office:value-type="float" office:value="3.129548" calcext:value-type="float">
            <text:p>3.129548</text:p>
          </table:table-cell>
          <table:table-cell office:value-type="float" office:value="3.183835" calcext:value-type="float">
            <text:p>3.183835</text:p>
          </table:table-cell>
          <table:table-cell office:value-type="float" office:value="3.333801" calcext:value-type="float">
            <text:p>3.333801</text:p>
          </table:table-cell>
          <table:table-cell office:value-type="float" office:value="3.582638" calcext:value-type="float">
            <text:p>3.582638</text:p>
          </table:table-cell>
          <table:table-cell office:value-type="float" office:value="0" calcext:value-type="float">
            <text:p>0</text:p>
          </table:table-cell>
          <table:table-cell office:value-type="float" office:value="2.204529" calcext:value-type="float">
            <text:p>2.2045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1" calcext:value-type="float">
            <text:p>26082001</text:p>
          </table:table-cell>
          <table:table-cell office:value-type="float" office:value="0.9239244" calcext:value-type="float">
            <text:p>0.9239244</text:p>
          </table:table-cell>
          <table:table-cell office:value-type="float" office:value="137.5623" calcext:value-type="float">
            <text:p>137.5623</text:p>
          </table:table-cell>
          <table:table-cell office:value-type="float" office:value="5" calcext:value-type="float">
            <text:p>5</text:p>
          </table:table-cell>
          <table:table-cell office:value-type="float" office:value="-2.107533" calcext:value-type="float">
            <text:p>-2.107533</text:p>
          </table:table-cell>
          <table:table-cell office:value-type="float" office:value="13.53704" calcext:value-type="float">
            <text:p>13.53704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5" calcext:value-type="float">
            <text:p>0.002998485</text:p>
          </table:table-cell>
          <table:table-cell office:value-type="float" office:value="1189.916" calcext:value-type="float">
            <text:p>1189.916</text:p>
          </table:table-cell>
          <table:table-cell office:value-type="float" office:value="1.496927" calcext:value-type="float">
            <text:p>1.496927</text:p>
          </table:table-cell>
          <table:table-cell office:value-type="float" office:value="0" calcext:value-type="float">
            <text:p>0</text:p>
          </table:table-cell>
          <table:table-cell office:value-type="float" office:value="0.3562044" calcext:value-type="float">
            <text:p>0.3562044</text:p>
          </table:table-cell>
          <table:table-cell office:value-type="float" office:value="0.3299741" calcext:value-type="float">
            <text:p>0.3299741</text:p>
          </table:table-cell>
          <table:table-cell office:value-type="float" office:value="0.1800591" calcext:value-type="float">
            <text:p>0.1800591</text:p>
          </table:table-cell>
          <table:table-cell office:value-type="float" office:value="0.09842196" calcext:value-type="float">
            <text:p>0.09842196</text:p>
          </table:table-cell>
          <table:table-cell office:value-type="float" office:value="0.08081834" calcext:value-type="float">
            <text:p>0.08081834</text:p>
          </table:table-cell>
          <table:table-cell office:value-type="float" office:value="0.04515755" calcext:value-type="float">
            <text:p>0.04515755</text:p>
          </table:table-cell>
          <table:table-cell office:value-type="float" office:value="0.03353161" calcext:value-type="float">
            <text:p>0.03353161</text:p>
          </table:table-cell>
          <table:table-cell office:value-type="float" office:value="0.06403926" calcext:value-type="float">
            <text:p>0.06403926</text:p>
          </table:table-cell>
          <table:table-cell office:value-type="float" office:value="0.1018936" calcext:value-type="float">
            <text:p>0.1018936</text:p>
          </table:table-cell>
          <table:table-cell office:value-type="float" office:value="0.09537899" calcext:value-type="float">
            <text:p>0.09537899</text:p>
          </table:table-cell>
          <table:table-cell office:value-type="float" office:value="0.0938419" calcext:value-type="float">
            <text:p>0.0938419</text:p>
          </table:table-cell>
          <table:table-cell office:value-type="float" office:value="0.09362049" calcext:value-type="float">
            <text:p>0.09362049</text:p>
          </table:table-cell>
          <table:table-cell office:value-type="float" office:value="0.09470428" calcext:value-type="float">
            <text:p>0.09470428</text:p>
          </table:table-cell>
          <table:table-cell office:value-type="float" office:value="0.09727764" calcext:value-type="float">
            <text:p>0.09727764</text:p>
          </table:table-cell>
          <table:table-cell office:value-type="float" office:value="0" calcext:value-type="float">
            <text:p>0</text:p>
          </table:table-cell>
          <table:table-cell office:value-type="float" office:value="25.1783" calcext:value-type="float">
            <text:p>25.1783</text:p>
          </table:table-cell>
          <table:table-cell office:value-type="float" office:value="26.78177" calcext:value-type="float">
            <text:p>26.78177</text:p>
          </table:table-cell>
          <table:table-cell office:value-type="float" office:value="10.94558" calcext:value-type="float">
            <text:p>10.94558</text:p>
          </table:table-cell>
          <table:table-cell office:value-type="float" office:value="5.356991" calcext:value-type="float">
            <text:p>5.356991</text:p>
          </table:table-cell>
          <table:table-cell office:value-type="float" office:value="3.377595" calcext:value-type="float">
            <text:p>3.377595</text:p>
          </table:table-cell>
          <table:table-cell office:value-type="float" office:value="1.349209" calcext:value-type="float">
            <text:p>1.349209</text:p>
          </table:table-cell>
          <table:table-cell office:value-type="float" office:value="0.9569252" calcext:value-type="float">
            <text:p>0.9569252</text:p>
          </table:table-cell>
          <table:table-cell office:value-type="float" office:value="1.980252" calcext:value-type="float">
            <text:p>1.980252</text:p>
          </table:table-cell>
          <table:table-cell office:value-type="float" office:value="3.088749" calcext:value-type="float">
            <text:p>3.088749</text:p>
          </table:table-cell>
          <table:table-cell office:value-type="float" office:value="3.0049" calcext:value-type="float">
            <text:p>3.0049</text:p>
          </table:table-cell>
          <table:table-cell office:value-type="float" office:value="3.140802" calcext:value-type="float">
            <text:p>3.140802</text:p>
          </table:table-cell>
          <table:table-cell office:value-type="float" office:value="3.19514" calcext:value-type="float">
            <text:p>3.19514</text:p>
          </table:table-cell>
          <table:table-cell office:value-type="float" office:value="3.345513" calcext:value-type="float">
            <text:p>3.345513</text:p>
          </table:table-cell>
          <table:table-cell office:value-type="float" office:value="3.595212" calcext:value-type="float">
            <text:p>3.595212</text:p>
          </table:table-cell>
          <table:table-cell office:value-type="float" office:value="0" calcext:value-type="float">
            <text:p>0</text:p>
          </table:table-cell>
          <table:table-cell office:value-type="float" office:value="2.806373" calcext:value-type="float">
            <text:p>2.8063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1" calcext:value-type="float">
            <text:p>27082001</text:p>
          </table:table-cell>
          <table:table-cell office:value-type="float" office:value="0.9212924" calcext:value-type="float">
            <text:p>0.9212924</text:p>
          </table:table-cell>
          <table:table-cell office:value-type="float" office:value="137.5535" calcext:value-type="float">
            <text:p>137.5535</text:p>
          </table:table-cell>
          <table:table-cell office:value-type="float" office:value="5" calcext:value-type="float">
            <text:p>5</text:p>
          </table:table-cell>
          <table:table-cell office:value-type="float" office:value="-2.106798" calcext:value-type="float">
            <text:p>-2.106798</text:p>
          </table:table-cell>
          <table:table-cell office:value-type="float" office:value="13.58033" calcext:value-type="float">
            <text:p>13.58033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5" calcext:value-type="float">
            <text:p>0.002998485</text:p>
          </table:table-cell>
          <table:table-cell office:value-type="float" office:value="1189.884" calcext:value-type="float">
            <text:p>1189.884</text:p>
          </table:table-cell>
          <table:table-cell office:value-type="float" office:value="1.493423" calcext:value-type="float">
            <text:p>1.493423</text:p>
          </table:table-cell>
          <table:table-cell office:value-type="float" office:value="0" calcext:value-type="float">
            <text:p>0</text:p>
          </table:table-cell>
          <table:table-cell office:value-type="float" office:value="0.6246766" calcext:value-type="float">
            <text:p>0.6246766</text:p>
          </table:table-cell>
          <table:table-cell office:value-type="float" office:value="0.3543645" calcext:value-type="float">
            <text:p>0.3543645</text:p>
          </table:table-cell>
          <table:table-cell office:value-type="float" office:value="0.1836386" calcext:value-type="float">
            <text:p>0.1836386</text:p>
          </table:table-cell>
          <table:table-cell office:value-type="float" office:value="0.1002379" calcext:value-type="float">
            <text:p>0.1002379</text:p>
          </table:table-cell>
          <table:table-cell office:value-type="float" office:value="0.08120213" calcext:value-type="float">
            <text:p>0.08120213</text:p>
          </table:table-cell>
          <table:table-cell office:value-type="float" office:value="0.04467639" calcext:value-type="float">
            <text:p>0.04467639</text:p>
          </table:table-cell>
          <table:table-cell office:value-type="float" office:value="0.03372959" calcext:value-type="float">
            <text:p>0.03372959</text:p>
          </table:table-cell>
          <table:table-cell office:value-type="float" office:value="0.06367546" calcext:value-type="float">
            <text:p>0.06367546</text:p>
          </table:table-cell>
          <table:table-cell office:value-type="float" office:value="0.1018557" calcext:value-type="float">
            <text:p>0.1018557</text:p>
          </table:table-cell>
          <table:table-cell office:value-type="float" office:value="0.09547893" calcext:value-type="float">
            <text:p>0.09547893</text:p>
          </table:table-cell>
          <table:table-cell office:value-type="float" office:value="0.09396175" calcext:value-type="float">
            <text:p>0.09396175</text:p>
          </table:table-cell>
          <table:table-cell office:value-type="float" office:value="0.09372258" calcext:value-type="float">
            <text:p>0.09372258</text:p>
          </table:table-cell>
          <table:table-cell office:value-type="float" office:value="0.09482829" calcext:value-type="float">
            <text:p>0.09482829</text:p>
          </table:table-cell>
          <table:table-cell office:value-type="float" office:value="0.09741076" calcext:value-type="float">
            <text:p>0.09741076</text:p>
          </table:table-cell>
          <table:table-cell office:value-type="float" office:value="0" calcext:value-type="float">
            <text:p>0</text:p>
          </table:table-cell>
          <table:table-cell office:value-type="float" office:value="25.22507" calcext:value-type="float">
            <text:p>25.22507</text:p>
          </table:table-cell>
          <table:table-cell office:value-type="float" office:value="26.79692" calcext:value-type="float">
            <text:p>26.79692</text:p>
          </table:table-cell>
          <table:table-cell office:value-type="float" office:value="10.96425" calcext:value-type="float">
            <text:p>10.96425</text:p>
          </table:table-cell>
          <table:table-cell office:value-type="float" office:value="5.36868" calcext:value-type="float">
            <text:p>5.36868</text:p>
          </table:table-cell>
          <table:table-cell office:value-type="float" office:value="3.388804" calcext:value-type="float">
            <text:p>3.388804</text:p>
          </table:table-cell>
          <table:table-cell office:value-type="float" office:value="1.353673" calcext:value-type="float">
            <text:p>1.353673</text:p>
          </table:table-cell>
          <table:table-cell office:value-type="float" office:value="0.9614621" calcext:value-type="float">
            <text:p>0.9614621</text:p>
          </table:table-cell>
          <table:table-cell office:value-type="float" office:value="1.988477" calcext:value-type="float">
            <text:p>1.988477</text:p>
          </table:table-cell>
          <table:table-cell office:value-type="float" office:value="3.099561" calcext:value-type="float">
            <text:p>3.099561</text:p>
          </table:table-cell>
          <table:table-cell office:value-type="float" office:value="3.015768" calcext:value-type="float">
            <text:p>3.015768</text:p>
          </table:table-cell>
          <table:table-cell office:value-type="float" office:value="3.15203" calcext:value-type="float">
            <text:p>3.15203</text:p>
          </table:table-cell>
          <table:table-cell office:value-type="float" office:value="3.206427" calcext:value-type="float">
            <text:p>3.206427</text:p>
          </table:table-cell>
          <table:table-cell office:value-type="float" office:value="3.357199" calcext:value-type="float">
            <text:p>3.357199</text:p>
          </table:table-cell>
          <table:table-cell office:value-type="float" office:value="3.607762" calcext:value-type="float">
            <text:p>3.607762</text:p>
          </table:table-cell>
          <table:table-cell office:value-type="float" office:value="0" calcext:value-type="float">
            <text:p>0</text:p>
          </table:table-cell>
          <table:table-cell office:value-type="float" office:value="5.618004" calcext:value-type="float">
            <text:p>5.6180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1" calcext:value-type="float">
            <text:p>28082001</text:p>
          </table:table-cell>
          <table:table-cell office:value-type="float" office:value="0.9185319" calcext:value-type="float">
            <text:p>0.9185319</text:p>
          </table:table-cell>
          <table:table-cell office:value-type="float" office:value="137.5442" calcext:value-type="float">
            <text:p>137.5442</text:p>
          </table:table-cell>
          <table:table-cell office:value-type="float" office:value="5" calcext:value-type="float">
            <text:p>5</text:p>
          </table:table-cell>
          <table:table-cell office:value-type="float" office:value="-2.105935" calcext:value-type="float">
            <text:p>-2.105935</text:p>
          </table:table-cell>
          <table:table-cell office:value-type="float" office:value="13.62395" calcext:value-type="float">
            <text:p>13.62395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5" calcext:value-type="float">
            <text:p>0.002998485</text:p>
          </table:table-cell>
          <table:table-cell office:value-type="float" office:value="1189.853" calcext:value-type="float">
            <text:p>1189.853</text:p>
          </table:table-cell>
          <table:table-cell office:value-type="float" office:value="1.487491" calcext:value-type="float">
            <text:p>1.487491</text:p>
          </table:table-cell>
          <table:table-cell office:value-type="float" office:value="0" calcext:value-type="float">
            <text:p>0</text:p>
          </table:table-cell>
          <table:table-cell office:value-type="float" office:value="0.5020913" calcext:value-type="float">
            <text:p>0.5020913</text:p>
          </table:table-cell>
          <table:table-cell office:value-type="float" office:value="0.3951656" calcext:value-type="float">
            <text:p>0.3951656</text:p>
          </table:table-cell>
          <table:table-cell office:value-type="float" office:value="0.1977077" calcext:value-type="float">
            <text:p>0.1977077</text:p>
          </table:table-cell>
          <table:table-cell office:value-type="float" office:value="0.1064265" calcext:value-type="float">
            <text:p>0.1064265</text:p>
          </table:table-cell>
          <table:table-cell office:value-type="float" office:value="0.08504252" calcext:value-type="float">
            <text:p>0.08504252</text:p>
          </table:table-cell>
          <table:table-cell office:value-type="float" office:value="0.04549886" calcext:value-type="float">
            <text:p>0.04549886</text:p>
          </table:table-cell>
          <table:table-cell office:value-type="float" office:value="0.0343036" calcext:value-type="float">
            <text:p>0.0343036</text:p>
          </table:table-cell>
          <table:table-cell office:value-type="float" office:value="0.06355483" calcext:value-type="float">
            <text:p>0.06355483</text:p>
          </table:table-cell>
          <table:table-cell office:value-type="float" office:value="0.1018507" calcext:value-type="float">
            <text:p>0.1018507</text:p>
          </table:table-cell>
          <table:table-cell office:value-type="float" office:value="0.09557869" calcext:value-type="float">
            <text:p>0.09557869</text:p>
          </table:table-cell>
          <table:table-cell office:value-type="float" office:value="0.09408577" calcext:value-type="float">
            <text:p>0.09408577</text:p>
          </table:table-cell>
          <table:table-cell office:value-type="float" office:value="0.09383363" calcext:value-type="float">
            <text:p>0.09383363</text:p>
          </table:table-cell>
          <table:table-cell office:value-type="float" office:value="0.09495174" calcext:value-type="float">
            <text:p>0.09495174</text:p>
          </table:table-cell>
          <table:table-cell office:value-type="float" office:value="0.09754389" calcext:value-type="float">
            <text:p>0.09754389</text:p>
          </table:table-cell>
          <table:table-cell office:value-type="float" office:value="0" calcext:value-type="float">
            <text:p>0</text:p>
          </table:table-cell>
          <table:table-cell office:value-type="float" office:value="25.27428" calcext:value-type="float">
            <text:p>25.27428</text:p>
          </table:table-cell>
          <table:table-cell office:value-type="float" office:value="26.8196" calcext:value-type="float">
            <text:p>26.8196</text:p>
          </table:table-cell>
          <table:table-cell office:value-type="float" office:value="10.98413" calcext:value-type="float">
            <text:p>10.98413</text:p>
          </table:table-cell>
          <table:table-cell office:value-type="float" office:value="5.380813" calcext:value-type="float">
            <text:p>5.380813</text:p>
          </table:table-cell>
          <table:table-cell office:value-type="float" office:value="3.400215" calcext:value-type="float">
            <text:p>3.400215</text:p>
          </table:table-cell>
          <table:table-cell office:value-type="float" office:value="1.358141" calcext:value-type="float">
            <text:p>1.358141</text:p>
          </table:table-cell>
          <table:table-cell office:value-type="float" office:value="0.9659541" calcext:value-type="float">
            <text:p>0.9659541</text:p>
          </table:table-cell>
          <table:table-cell office:value-type="float" office:value="1.996643" calcext:value-type="float">
            <text:p>1.996643</text:p>
          </table:table-cell>
          <table:table-cell office:value-type="float" office:value="3.110325" calcext:value-type="float">
            <text:p>3.110325</text:p>
          </table:table-cell>
          <table:table-cell office:value-type="float" office:value="3.026614" calcext:value-type="float">
            <text:p>3.026614</text:p>
          </table:table-cell>
          <table:table-cell office:value-type="float" office:value="3.16325" calcext:value-type="float">
            <text:p>3.16325</text:p>
          </table:table-cell>
          <table:table-cell office:value-type="float" office:value="3.217697" calcext:value-type="float">
            <text:p>3.217697</text:p>
          </table:table-cell>
          <table:table-cell office:value-type="float" office:value="3.36886" calcext:value-type="float">
            <text:p>3.36886</text:p>
          </table:table-cell>
          <table:table-cell office:value-type="float" office:value="3.620311" calcext:value-type="float">
            <text:p>3.620311</text:p>
          </table:table-cell>
          <table:table-cell office:value-type="float" office:value="0" calcext:value-type="float">
            <text:p>0</text:p>
          </table:table-cell>
          <table:table-cell office:value-type="float" office:value="12.07366" calcext:value-type="float">
            <text:p>12.07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1" calcext:value-type="float">
            <text:p>29082001</text:p>
          </table:table-cell>
          <table:table-cell office:value-type="float" office:value="0.9188089" calcext:value-type="float">
            <text:p>0.9188089</text:p>
          </table:table-cell>
          <table:table-cell office:value-type="float" office:value="137.5343" calcext:value-type="float">
            <text:p>137.5343</text:p>
          </table:table-cell>
          <table:table-cell office:value-type="float" office:value="5" calcext:value-type="float">
            <text:p>5</text:p>
          </table:table-cell>
          <table:table-cell office:value-type="float" office:value="-2.101709" calcext:value-type="float">
            <text:p>-2.101709</text:p>
          </table:table-cell>
          <table:table-cell office:value-type="float" office:value="13.6681" calcext:value-type="float">
            <text:p>13.6681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5" calcext:value-type="float">
            <text:p>0.002998485</text:p>
          </table:table-cell>
          <table:table-cell office:value-type="float" office:value="1189.821" calcext:value-type="float">
            <text:p>1189.821</text:p>
          </table:table-cell>
          <table:table-cell office:value-type="float" office:value="1.480413" calcext:value-type="float">
            <text:p>1.480413</text:p>
          </table:table-cell>
          <table:table-cell office:value-type="float" office:value="0" calcext:value-type="float">
            <text:p>0</text:p>
          </table:table-cell>
          <table:table-cell office:value-type="float" office:value="0.6568789" calcext:value-type="float">
            <text:p>0.6568789</text:p>
          </table:table-cell>
          <table:table-cell office:value-type="float" office:value="0.4401957" calcext:value-type="float">
            <text:p>0.4401957</text:p>
          </table:table-cell>
          <table:table-cell office:value-type="float" office:value="0.2183328" calcext:value-type="float">
            <text:p>0.2183328</text:p>
          </table:table-cell>
          <table:table-cell office:value-type="float" office:value="0.1168457" calcext:value-type="float">
            <text:p>0.1168457</text:p>
          </table:table-cell>
          <table:table-cell office:value-type="float" office:value="0.09303539" calcext:value-type="float">
            <text:p>0.09303539</text:p>
          </table:table-cell>
          <table:table-cell office:value-type="float" office:value="0.04817279" calcext:value-type="float">
            <text:p>0.04817279</text:p>
          </table:table-cell>
          <table:table-cell office:value-type="float" office:value="0.03567017" calcext:value-type="float">
            <text:p>0.03567017</text:p>
          </table:table-cell>
          <table:table-cell office:value-type="float" office:value="0.06383377" calcext:value-type="float">
            <text:p>0.06383377</text:p>
          </table:table-cell>
          <table:table-cell office:value-type="float" office:value="0.1019339" calcext:value-type="float">
            <text:p>0.1019339</text:p>
          </table:table-cell>
          <table:table-cell office:value-type="float" office:value="0.09568822" calcext:value-type="float">
            <text:p>0.09568822</text:p>
          </table:table-cell>
          <table:table-cell office:value-type="float" office:value="0.09421686" calcext:value-type="float">
            <text:p>0.09421686</text:p>
          </table:table-cell>
          <table:table-cell office:value-type="float" office:value="0.09395287" calcext:value-type="float">
            <text:p>0.09395287</text:p>
          </table:table-cell>
          <table:table-cell office:value-type="float" office:value="0.09507531" calcext:value-type="float">
            <text:p>0.09507531</text:p>
          </table:table-cell>
          <table:table-cell office:value-type="float" office:value="0.0976769" calcext:value-type="float">
            <text:p>0.0976769</text:p>
          </table:table-cell>
          <table:table-cell office:value-type="float" office:value="0" calcext:value-type="float">
            <text:p>0</text:p>
          </table:table-cell>
          <table:table-cell office:value-type="float" office:value="25.32096" calcext:value-type="float">
            <text:p>25.32096</text:p>
          </table:table-cell>
          <table:table-cell office:value-type="float" office:value="26.84975" calcext:value-type="float">
            <text:p>26.84975</text:p>
          </table:table-cell>
          <table:table-cell office:value-type="float" office:value="11.00755" calcext:value-type="float">
            <text:p>11.00755</text:p>
          </table:table-cell>
          <table:table-cell office:value-type="float" office:value="5.394567" calcext:value-type="float">
            <text:p>5.394567</text:p>
          </table:table-cell>
          <table:table-cell office:value-type="float" office:value="3.41275" calcext:value-type="float">
            <text:p>3.41275</text:p>
          </table:table-cell>
          <table:table-cell office:value-type="float" office:value="1.362856" calcext:value-type="float">
            <text:p>1.362856</text:p>
          </table:table-cell>
          <table:table-cell office:value-type="float" office:value="0.9705183" calcext:value-type="float">
            <text:p>0.9705183</text:p>
          </table:table-cell>
          <table:table-cell office:value-type="float" office:value="2.004801" calcext:value-type="float">
            <text:p>2.004801</text:p>
          </table:table-cell>
          <table:table-cell office:value-type="float" office:value="3.121046" calcext:value-type="float">
            <text:p>3.121046</text:p>
          </table:table-cell>
          <table:table-cell office:value-type="float" office:value="3.03744" calcext:value-type="float">
            <text:p>3.03744</text:p>
          </table:table-cell>
          <table:table-cell office:value-type="float" office:value="3.174449" calcext:value-type="float">
            <text:p>3.174449</text:p>
          </table:table-cell>
          <table:table-cell office:value-type="float" office:value="3.228951" calcext:value-type="float">
            <text:p>3.228951</text:p>
          </table:table-cell>
          <table:table-cell office:value-type="float" office:value="3.380497" calcext:value-type="float">
            <text:p>3.380497</text:p>
          </table:table-cell>
          <table:table-cell office:value-type="float" office:value="3.632829" calcext:value-type="float">
            <text:p>3.632829</text:p>
          </table:table-cell>
          <table:table-cell office:value-type="float" office:value="0" calcext:value-type="float">
            <text:p>0</text:p>
          </table:table-cell>
          <table:table-cell office:value-type="float" office:value="7.57888" calcext:value-type="float">
            <text:p>7.57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1" calcext:value-type="float">
            <text:p>30082001</text:p>
          </table:table-cell>
          <table:table-cell office:value-type="float" office:value="0.916539" calcext:value-type="float">
            <text:p>0.916539</text:p>
          </table:table-cell>
          <table:table-cell office:value-type="float" office:value="137.5253" calcext:value-type="float">
            <text:p>137.5253</text:p>
          </table:table-cell>
          <table:table-cell office:value-type="float" office:value="5" calcext:value-type="float">
            <text:p>5</text:p>
          </table:table-cell>
          <table:table-cell office:value-type="float" office:value="-2.100891" calcext:value-type="float">
            <text:p>-2.100891</text:p>
          </table:table-cell>
          <table:table-cell office:value-type="float" office:value="13.71166" calcext:value-type="float">
            <text:p>13.71166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7" calcext:value-type="float">
            <text:p>0.002998487</text:p>
          </table:table-cell>
          <table:table-cell office:value-type="float" office:value="1189.789" calcext:value-type="float">
            <text:p>1189.789</text:p>
          </table:table-cell>
          <table:table-cell office:value-type="float" office:value="1.478039" calcext:value-type="float">
            <text:p>1.478039</text:p>
          </table:table-cell>
          <table:table-cell office:value-type="float" office:value="0" calcext:value-type="float">
            <text:p>0</text:p>
          </table:table-cell>
          <table:table-cell office:value-type="float" office:value="0.3161722" calcext:value-type="float">
            <text:p>0.3161722</text:p>
          </table:table-cell>
          <table:table-cell office:value-type="float" office:value="0.3877024" calcext:value-type="float">
            <text:p>0.3877024</text:p>
          </table:table-cell>
          <table:table-cell office:value-type="float" office:value="0.1902367" calcext:value-type="float">
            <text:p>0.1902367</text:p>
          </table:table-cell>
          <table:table-cell office:value-type="float" office:value="0.1069395" calcext:value-type="float">
            <text:p>0.1069395</text:p>
          </table:table-cell>
          <table:table-cell office:value-type="float" office:value="0.08675396" calcext:value-type="float">
            <text:p>0.08675396</text:p>
          </table:table-cell>
          <table:table-cell office:value-type="float" office:value="0.04727266" calcext:value-type="float">
            <text:p>0.04727266</text:p>
          </table:table-cell>
          <table:table-cell office:value-type="float" office:value="0.03607017" calcext:value-type="float">
            <text:p>0.03607017</text:p>
          </table:table-cell>
          <table:table-cell office:value-type="float" office:value="0.06417663" calcext:value-type="float">
            <text:p>0.06417663</text:p>
          </table:table-cell>
          <table:table-cell office:value-type="float" office:value="0.1020211" calcext:value-type="float">
            <text:p>0.1020211</text:p>
          </table:table-cell>
          <table:table-cell office:value-type="float" office:value="0.09576033" calcext:value-type="float">
            <text:p>0.09576033</text:p>
          </table:table-cell>
          <table:table-cell office:value-type="float" office:value="0.0943146" calcext:value-type="float">
            <text:p>0.0943146</text:p>
          </table:table-cell>
          <table:table-cell office:value-type="float" office:value="0.09408365" calcext:value-type="float">
            <text:p>0.09408365</text:p>
          </table:table-cell>
          <table:table-cell office:value-type="float" office:value="0.09519836" calcext:value-type="float">
            <text:p>0.09519836</text:p>
          </table:table-cell>
          <table:table-cell office:value-type="float" office:value="0.09780973" calcext:value-type="float">
            <text:p>0.09780973</text:p>
          </table:table-cell>
          <table:table-cell office:value-type="float" office:value="0" calcext:value-type="float">
            <text:p>0</text:p>
          </table:table-cell>
          <table:table-cell office:value-type="float" office:value="25.3283" calcext:value-type="float">
            <text:p>25.3283</text:p>
          </table:table-cell>
          <table:table-cell office:value-type="float" office:value="26.8751" calcext:value-type="float">
            <text:p>26.8751</text:p>
          </table:table-cell>
          <table:table-cell office:value-type="float" office:value="11.03054" calcext:value-type="float">
            <text:p>11.03054</text:p>
          </table:table-cell>
          <table:table-cell office:value-type="float" office:value="5.408656" calcext:value-type="float">
            <text:p>5.408656</text:p>
          </table:table-cell>
          <table:table-cell office:value-type="float" office:value="3.425747" calcext:value-type="float">
            <text:p>3.425747</text:p>
          </table:table-cell>
          <table:table-cell office:value-type="float" office:value="1.367791" calcext:value-type="float">
            <text:p>1.367791</text:p>
          </table:table-cell>
          <table:table-cell office:value-type="float" office:value="0.9751958" calcext:value-type="float">
            <text:p>0.9751958</text:p>
          </table:table-cell>
          <table:table-cell office:value-type="float" office:value="2.013011" calcext:value-type="float">
            <text:p>2.013011</text:p>
          </table:table-cell>
          <table:table-cell office:value-type="float" office:value="3.131736" calcext:value-type="float">
            <text:p>3.131736</text:p>
          </table:table-cell>
          <table:table-cell office:value-type="float" office:value="3.048246" calcext:value-type="float">
            <text:p>3.048246</text:p>
          </table:table-cell>
          <table:table-cell office:value-type="float" office:value="3.185626" calcext:value-type="float">
            <text:p>3.185626</text:p>
          </table:table-cell>
          <table:table-cell office:value-type="float" office:value="3.240186" calcext:value-type="float">
            <text:p>3.240186</text:p>
          </table:table-cell>
          <table:table-cell office:value-type="float" office:value="3.392103" calcext:value-type="float">
            <text:p>3.392103</text:p>
          </table:table-cell>
          <table:table-cell office:value-type="float" office:value="3.64534" calcext:value-type="float">
            <text:p>3.64534</text:p>
          </table:table-cell>
          <table:table-cell office:value-type="float" office:value="0" calcext:value-type="float">
            <text:p>0</text:p>
          </table:table-cell>
          <table:table-cell office:value-type="float" office:value="2.523951" calcext:value-type="float">
            <text:p>2.523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1" calcext:value-type="float">
            <text:p>31082001</text:p>
          </table:table-cell>
          <table:table-cell office:value-type="float" office:value="0.9143964" calcext:value-type="float">
            <text:p>0.9143964</text:p>
          </table:table-cell>
          <table:table-cell office:value-type="float" office:value="137.5168" calcext:value-type="float">
            <text:p>137.5168</text:p>
          </table:table-cell>
          <table:table-cell office:value-type="float" office:value="5" calcext:value-type="float">
            <text:p>5</text:p>
          </table:table-cell>
          <table:table-cell office:value-type="float" office:value="-2.100111" calcext:value-type="float">
            <text:p>-2.100111</text:p>
          </table:table-cell>
          <table:table-cell office:value-type="float" office:value="13.75468" calcext:value-type="float">
            <text:p>13.75468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7" calcext:value-type="float">
            <text:p>0.002998487</text:p>
          </table:table-cell>
          <table:table-cell office:value-type="float" office:value="1189.757" calcext:value-type="float">
            <text:p>1189.757</text:p>
          </table:table-cell>
          <table:table-cell office:value-type="float" office:value="1.473211" calcext:value-type="float">
            <text:p>1.473211</text:p>
          </table:table-cell>
          <table:table-cell office:value-type="float" office:value="0" calcext:value-type="float">
            <text:p>0</text:p>
          </table:table-cell>
          <table:table-cell office:value-type="float" office:value="0.5437638" calcext:value-type="float">
            <text:p>0.5437638</text:p>
          </table:table-cell>
          <table:table-cell office:value-type="float" office:value="0.3806012" calcext:value-type="float">
            <text:p>0.3806012</text:p>
          </table:table-cell>
          <table:table-cell office:value-type="float" office:value="0.1824329" calcext:value-type="float">
            <text:p>0.1824329</text:p>
          </table:table-cell>
          <table:table-cell office:value-type="float" office:value="0.1014556" calcext:value-type="float">
            <text:p>0.1014556</text:p>
          </table:table-cell>
          <table:table-cell office:value-type="float" office:value="0.08181956" calcext:value-type="float">
            <text:p>0.08181956</text:p>
          </table:table-cell>
          <table:table-cell office:value-type="float" office:value="0.04442223" calcext:value-type="float">
            <text:p>0.04442223</text:p>
          </table:table-cell>
          <table:table-cell office:value-type="float" office:value="0.0352795" calcext:value-type="float">
            <text:p>0.0352795</text:p>
          </table:table-cell>
          <table:table-cell office:value-type="float" office:value="0.06394077" calcext:value-type="float">
            <text:p>0.06394077</text:p>
          </table:table-cell>
          <table:table-cell office:value-type="float" office:value="0.1021527" calcext:value-type="float">
            <text:p>0.1021527</text:p>
          </table:table-cell>
          <table:table-cell office:value-type="float" office:value="0.0958743" calcext:value-type="float">
            <text:p>0.0958743</text:p>
          </table:table-cell>
          <table:table-cell office:value-type="float" office:value="0.09443735" calcext:value-type="float">
            <text:p>0.09443735</text:p>
          </table:table-cell>
          <table:table-cell office:value-type="float" office:value="0.09419263" calcext:value-type="float">
            <text:p>0.09419263</text:p>
          </table:table-cell>
          <table:table-cell office:value-type="float" office:value="0.09532118" calcext:value-type="float">
            <text:p>0.09532118</text:p>
          </table:table-cell>
          <table:table-cell office:value-type="float" office:value="0.0979424" calcext:value-type="float">
            <text:p>0.0979424</text:p>
          </table:table-cell>
          <table:table-cell office:value-type="float" office:value="0" calcext:value-type="float">
            <text:p>0</text:p>
          </table:table-cell>
          <table:table-cell office:value-type="float" office:value="25.36509" calcext:value-type="float">
            <text:p>25.36509</text:p>
          </table:table-cell>
          <table:table-cell office:value-type="float" office:value="26.89374" calcext:value-type="float">
            <text:p>26.89374</text:p>
          </table:table-cell>
          <table:table-cell office:value-type="float" office:value="11.04852" calcext:value-type="float">
            <text:p>11.04852</text:p>
          </table:table-cell>
          <table:table-cell office:value-type="float" office:value="5.42036" calcext:value-type="float">
            <text:p>5.42036</text:p>
          </table:table-cell>
          <table:table-cell office:value-type="float" office:value="3.437029" calcext:value-type="float">
            <text:p>3.437029</text:p>
          </table:table-cell>
          <table:table-cell office:value-type="float" office:value="1.372335" calcext:value-type="float">
            <text:p>1.372335</text:p>
          </table:table-cell>
          <table:table-cell office:value-type="float" office:value="0.9797103" calcext:value-type="float">
            <text:p>0.9797103</text:p>
          </table:table-cell>
          <table:table-cell office:value-type="float" office:value="2.021201" calcext:value-type="float">
            <text:p>2.021201</text:p>
          </table:table-cell>
          <table:table-cell office:value-type="float" office:value="3.142402" calcext:value-type="float">
            <text:p>3.142402</text:p>
          </table:table-cell>
          <table:table-cell office:value-type="float" office:value="3.05903" calcext:value-type="float">
            <text:p>3.05903</text:p>
          </table:table-cell>
          <table:table-cell office:value-type="float" office:value="3.19679" calcext:value-type="float">
            <text:p>3.19679</text:p>
          </table:table-cell>
          <table:table-cell office:value-type="float" office:value="3.251408" calcext:value-type="float">
            <text:p>3.251408</text:p>
          </table:table-cell>
          <table:table-cell office:value-type="float" office:value="3.403694" calcext:value-type="float">
            <text:p>3.403694</text:p>
          </table:table-cell>
          <table:table-cell office:value-type="float" office:value="3.657837" calcext:value-type="float">
            <text:p>3.657837</text:p>
          </table:table-cell>
          <table:table-cell office:value-type="float" office:value="0" calcext:value-type="float">
            <text:p>0</text:p>
          </table:table-cell>
          <table:table-cell office:value-type="float" office:value="4.591197" calcext:value-type="float">
            <text:p>4.5911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1" calcext:value-type="float">
            <text:p>1092001</text:p>
          </table:table-cell>
          <table:table-cell office:value-type="float" office:value="0.9122382" calcext:value-type="float">
            <text:p>0.9122382</text:p>
          </table:table-cell>
          <table:table-cell office:value-type="float" office:value="137.5079" calcext:value-type="float">
            <text:p>137.5079</text:p>
          </table:table-cell>
          <table:table-cell office:value-type="float" office:value="5" calcext:value-type="float">
            <text:p>5</text:p>
          </table:table-cell>
          <table:table-cell office:value-type="float" office:value="-2.099258" calcext:value-type="float">
            <text:p>-2.099258</text:p>
          </table:table-cell>
          <table:table-cell office:value-type="float" office:value="13.79761" calcext:value-type="float">
            <text:p>13.79761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7" calcext:value-type="float">
            <text:p>0.002998487</text:p>
          </table:table-cell>
          <table:table-cell office:value-type="float" office:value="1189.725" calcext:value-type="float">
            <text:p>1189.725</text:p>
          </table:table-cell>
          <table:table-cell office:value-type="float" office:value="1.467045" calcext:value-type="float">
            <text:p>1.467045</text:p>
          </table:table-cell>
          <table:table-cell office:value-type="float" office:value="0" calcext:value-type="float">
            <text:p>0</text:p>
          </table:table-cell>
          <table:table-cell office:value-type="float" office:value="0.5277143" calcext:value-type="float">
            <text:p>0.5277143</text:p>
          </table:table-cell>
          <table:table-cell office:value-type="float" office:value="0.3878243" calcext:value-type="float">
            <text:p>0.3878243</text:p>
          </table:table-cell>
          <table:table-cell office:value-type="float" office:value="0.1891411" calcext:value-type="float">
            <text:p>0.1891411</text:p>
          </table:table-cell>
          <table:table-cell office:value-type="float" office:value="0.1041245" calcext:value-type="float">
            <text:p>0.1041245</text:p>
          </table:table-cell>
          <table:table-cell office:value-type="float" office:value="0.08338053" calcext:value-type="float">
            <text:p>0.08338053</text:p>
          </table:table-cell>
          <table:table-cell office:value-type="float" office:value="0.0443742" calcext:value-type="float">
            <text:p>0.0443742</text:p>
          </table:table-cell>
          <table:table-cell office:value-type="float" office:value="0.03537179" calcext:value-type="float">
            <text:p>0.03537179</text:p>
          </table:table-cell>
          <table:table-cell office:value-type="float" office:value="0.06368986" calcext:value-type="float">
            <text:p>0.06368986</text:p>
          </table:table-cell>
          <table:table-cell office:value-type="float" office:value="0.1022085" calcext:value-type="float">
            <text:p>0.1022085</text:p>
          </table:table-cell>
          <table:table-cell office:value-type="float" office:value="0.09598729" calcext:value-type="float">
            <text:p>0.09598729</text:p>
          </table:table-cell>
          <table:table-cell office:value-type="float" office:value="0.09456046" calcext:value-type="float">
            <text:p>0.09456046</text:p>
          </table:table-cell>
          <table:table-cell office:value-type="float" office:value="0.09430698" calcext:value-type="float">
            <text:p>0.09430698</text:p>
          </table:table-cell>
          <table:table-cell office:value-type="float" office:value="0.0954437" calcext:value-type="float">
            <text:p>0.0954437</text:p>
          </table:table-cell>
          <table:table-cell office:value-type="float" office:value="0.09807488" calcext:value-type="float">
            <text:p>0.09807488</text:p>
          </table:table-cell>
          <table:table-cell office:value-type="float" office:value="0" calcext:value-type="float">
            <text:p>0</text:p>
          </table:table-cell>
          <table:table-cell office:value-type="float" office:value="25.4066" calcext:value-type="float">
            <text:p>25.4066</text:p>
          </table:table-cell>
          <table:table-cell office:value-type="float" office:value="26.91331" calcext:value-type="float">
            <text:p>26.91331</text:p>
          </table:table-cell>
          <table:table-cell office:value-type="float" office:value="11.06648" calcext:value-type="float">
            <text:p>11.06648</text:p>
          </table:table-cell>
          <table:table-cell office:value-type="float" office:value="5.431802" calcext:value-type="float">
            <text:p>5.431802</text:p>
          </table:table-cell>
          <table:table-cell office:value-type="float" office:value="3.447926" calcext:value-type="float">
            <text:p>3.447926</text:p>
          </table:table-cell>
          <table:table-cell office:value-type="float" office:value="1.376686" calcext:value-type="float">
            <text:p>1.376686</text:p>
          </table:table-cell>
          <table:table-cell office:value-type="float" office:value="0.9840809" calcext:value-type="float">
            <text:p>0.9840809</text:p>
          </table:table-cell>
          <table:table-cell office:value-type="float" office:value="2.029287" calcext:value-type="float">
            <text:p>2.029287</text:p>
          </table:table-cell>
          <table:table-cell office:value-type="float" office:value="3.15303" calcext:value-type="float">
            <text:p>3.15303</text:p>
          </table:table-cell>
          <table:table-cell office:value-type="float" office:value="3.069796" calcext:value-type="float">
            <text:p>3.069796</text:p>
          </table:table-cell>
          <table:table-cell office:value-type="float" office:value="3.207934" calcext:value-type="float">
            <text:p>3.207934</text:p>
          </table:table-cell>
          <table:table-cell office:value-type="float" office:value="3.262609" calcext:value-type="float">
            <text:p>3.262609</text:p>
          </table:table-cell>
          <table:table-cell office:value-type="float" office:value="3.415251" calcext:value-type="float">
            <text:p>3.415251</text:p>
          </table:table-cell>
          <table:table-cell office:value-type="float" office:value="3.670309" calcext:value-type="float">
            <text:p>3.670309</text:p>
          </table:table-cell>
          <table:table-cell office:value-type="float" office:value="0" calcext:value-type="float">
            <text:p>0</text:p>
          </table:table-cell>
          <table:table-cell office:value-type="float" office:value="4.505506" calcext:value-type="float">
            <text:p>4.5055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1" calcext:value-type="float">
            <text:p>2092001</text:p>
          </table:table-cell>
          <table:table-cell office:value-type="float" office:value="0.9128374" calcext:value-type="float">
            <text:p>0.9128374</text:p>
          </table:table-cell>
          <table:table-cell office:value-type="float" office:value="137.4986" calcext:value-type="float">
            <text:p>137.4986</text:p>
          </table:table-cell>
          <table:table-cell office:value-type="float" office:value="5" calcext:value-type="float">
            <text:p>5</text:p>
          </table:table-cell>
          <table:table-cell office:value-type="float" office:value="-2.095308" calcext:value-type="float">
            <text:p>-2.095308</text:p>
          </table:table-cell>
          <table:table-cell office:value-type="float" office:value="13.84075" calcext:value-type="float">
            <text:p>13.84075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7" calcext:value-type="float">
            <text:p>0.002998487</text:p>
          </table:table-cell>
          <table:table-cell office:value-type="float" office:value="1189.693" calcext:value-type="float">
            <text:p>1189.693</text:p>
          </table:table-cell>
          <table:table-cell office:value-type="float" office:value="1.459915" calcext:value-type="float">
            <text:p>1.459915</text:p>
          </table:table-cell>
          <table:table-cell office:value-type="float" office:value="0" calcext:value-type="float">
            <text:p>0</text:p>
          </table:table-cell>
          <table:table-cell office:value-type="float" office:value="0.5233858" calcext:value-type="float">
            <text:p>0.5233858</text:p>
          </table:table-cell>
          <table:table-cell office:value-type="float" office:value="0.4159494" calcext:value-type="float">
            <text:p>0.4159494</text:p>
          </table:table-cell>
          <table:table-cell office:value-type="float" office:value="0.205967" calcext:value-type="float">
            <text:p>0.205967</text:p>
          </table:table-cell>
          <table:table-cell office:value-type="float" office:value="0.1116099" calcext:value-type="float">
            <text:p>0.1116099</text:p>
          </table:table-cell>
          <table:table-cell office:value-type="float" office:value="0.08868392" calcext:value-type="float">
            <text:p>0.08868392</text:p>
          </table:table-cell>
          <table:table-cell office:value-type="float" office:value="0.04587362" calcext:value-type="float">
            <text:p>0.04587362</text:p>
          </table:table-cell>
          <table:table-cell office:value-type="float" office:value="0.03613058" calcext:value-type="float">
            <text:p>0.03613058</text:p>
          </table:table-cell>
          <table:table-cell office:value-type="float" office:value="0.06372266" calcext:value-type="float">
            <text:p>0.06372266</text:p>
          </table:table-cell>
          <table:table-cell office:value-type="float" office:value="0.102257" calcext:value-type="float">
            <text:p>0.102257</text:p>
          </table:table-cell>
          <table:table-cell office:value-type="float" office:value="0.0960926" calcext:value-type="float">
            <text:p>0.0960926</text:p>
          </table:table-cell>
          <table:table-cell office:value-type="float" office:value="0.09468033" calcext:value-type="float">
            <text:p>0.09468033</text:p>
          </table:table-cell>
          <table:table-cell office:value-type="float" office:value="0.09442469" calcext:value-type="float">
            <text:p>0.09442469</text:p>
          </table:table-cell>
          <table:table-cell office:value-type="float" office:value="0.09556592" calcext:value-type="float">
            <text:p>0.09556592</text:p>
          </table:table-cell>
          <table:table-cell office:value-type="float" office:value="0.09820727" calcext:value-type="float">
            <text:p>0.09820727</text:p>
          </table:table-cell>
          <table:table-cell office:value-type="float" office:value="0" calcext:value-type="float">
            <text:p>0</text:p>
          </table:table-cell>
          <table:table-cell office:value-type="float" office:value="25.44793" calcext:value-type="float">
            <text:p>25.44793</text:p>
          </table:table-cell>
          <table:table-cell office:value-type="float" office:value="26.9363" calcext:value-type="float">
            <text:p>26.9363</text:p>
          </table:table-cell>
          <table:table-cell office:value-type="float" office:value="11.08639" calcext:value-type="float">
            <text:p>11.08639</text:p>
          </table:table-cell>
          <table:table-cell office:value-type="float" office:value="5.444056" calcext:value-type="float">
            <text:p>5.444056</text:p>
          </table:table-cell>
          <table:table-cell office:value-type="float" office:value="3.459341" calcext:value-type="float">
            <text:p>3.459341</text:p>
          </table:table-cell>
          <table:table-cell office:value-type="float" office:value="1.381111" calcext:value-type="float">
            <text:p>1.381111</text:p>
          </table:table-cell>
          <table:table-cell office:value-type="float" office:value="0.9884422" calcext:value-type="float">
            <text:p>0.9884422</text:p>
          </table:table-cell>
          <table:table-cell office:value-type="float" office:value="2.037306" calcext:value-type="float">
            <text:p>2.037306</text:p>
          </table:table-cell>
          <table:table-cell office:value-type="float" office:value="3.163611" calcext:value-type="float">
            <text:p>3.163611</text:p>
          </table:table-cell>
          <table:table-cell office:value-type="float" office:value="3.080541" calcext:value-type="float">
            <text:p>3.080541</text:p>
          </table:table-cell>
          <table:table-cell office:value-type="float" office:value="3.219054" calcext:value-type="float">
            <text:p>3.219054</text:p>
          </table:table-cell>
          <table:table-cell office:value-type="float" office:value="3.273794" calcext:value-type="float">
            <text:p>3.273794</text:p>
          </table:table-cell>
          <table:table-cell office:value-type="float" office:value="3.42679" calcext:value-type="float">
            <text:p>3.42679</text:p>
          </table:table-cell>
          <table:table-cell office:value-type="float" office:value="3.682777" calcext:value-type="float">
            <text:p>3.682777</text:p>
          </table:table-cell>
          <table:table-cell office:value-type="float" office:value="0" calcext:value-type="float">
            <text:p>0</text:p>
          </table:table-cell>
          <table:table-cell office:value-type="float" office:value="4.047396" calcext:value-type="float">
            <text:p>4.0473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1" calcext:value-type="float">
            <text:p>3092001</text:p>
          </table:table-cell>
          <table:table-cell office:value-type="float" office:value="0.9151871" calcext:value-type="float">
            <text:p>0.9151871</text:p>
          </table:table-cell>
          <table:table-cell office:value-type="float" office:value="137.4889" calcext:value-type="float">
            <text:p>137.4889</text:p>
          </table:table-cell>
          <table:table-cell office:value-type="float" office:value="5" calcext:value-type="float">
            <text:p>5</text:p>
          </table:table-cell>
          <table:table-cell office:value-type="float" office:value="-2.089619" calcext:value-type="float">
            <text:p>-2.089619</text:p>
          </table:table-cell>
          <table:table-cell office:value-type="float" office:value="13.8842" calcext:value-type="float">
            <text:p>13.8842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7" calcext:value-type="float">
            <text:p>0.002998487</text:p>
          </table:table-cell>
          <table:table-cell office:value-type="float" office:value="1189.661" calcext:value-type="float">
            <text:p>1189.661</text:p>
          </table:table-cell>
          <table:table-cell office:value-type="float" office:value="1.452646" calcext:value-type="float">
            <text:p>1.452646</text:p>
          </table:table-cell>
          <table:table-cell office:value-type="float" office:value="0" calcext:value-type="float">
            <text:p>0</text:p>
          </table:table-cell>
          <table:table-cell office:value-type="float" office:value="0.4826155" calcext:value-type="float">
            <text:p>0.4826155</text:p>
          </table:table-cell>
          <table:table-cell office:value-type="float" office:value="0.4300693" calcext:value-type="float">
            <text:p>0.4300693</text:p>
          </table:table-cell>
          <table:table-cell office:value-type="float" office:value="0.21751" calcext:value-type="float">
            <text:p>0.21751</text:p>
          </table:table-cell>
          <table:table-cell office:value-type="float" office:value="0.1180534" calcext:value-type="float">
            <text:p>0.1180534</text:p>
          </table:table-cell>
          <table:table-cell office:value-type="float" office:value="0.0938288" calcext:value-type="float">
            <text:p>0.0938288</text:p>
          </table:table-cell>
          <table:table-cell office:value-type="float" office:value="0.04784311" calcext:value-type="float">
            <text:p>0.04784311</text:p>
          </table:table-cell>
          <table:table-cell office:value-type="float" office:value="0.03726624" calcext:value-type="float">
            <text:p>0.03726624</text:p>
          </table:table-cell>
          <table:table-cell office:value-type="float" office:value="0.06404846" calcext:value-type="float">
            <text:p>0.06404846</text:p>
          </table:table-cell>
          <table:table-cell office:value-type="float" office:value="0.1023557" calcext:value-type="float">
            <text:p>0.1023557</text:p>
          </table:table-cell>
          <table:table-cell office:value-type="float" office:value="0.09619392" calcext:value-type="float">
            <text:p>0.09619392</text:p>
          </table:table-cell>
          <table:table-cell office:value-type="float" office:value="0.09479583" calcext:value-type="float">
            <text:p>0.09479583</text:p>
          </table:table-cell>
          <table:table-cell office:value-type="float" office:value="0.09454188" calcext:value-type="float">
            <text:p>0.09454188</text:p>
          </table:table-cell>
          <table:table-cell office:value-type="float" office:value="0.09568806" calcext:value-type="float">
            <text:p>0.09568806</text:p>
          </table:table-cell>
          <table:table-cell office:value-type="float" office:value="0.09833934" calcext:value-type="float">
            <text:p>0.09833934</text:p>
          </table:table-cell>
          <table:table-cell office:value-type="float" office:value="0" calcext:value-type="float">
            <text:p>0</text:p>
          </table:table-cell>
          <table:table-cell office:value-type="float" office:value="25.48683" calcext:value-type="float">
            <text:p>25.48683</text:p>
          </table:table-cell>
          <table:table-cell office:value-type="float" office:value="26.96316" calcext:value-type="float">
            <text:p>26.96316</text:p>
          </table:table-cell>
          <table:table-cell office:value-type="float" office:value="11.10891" calcext:value-type="float">
            <text:p>11.10891</text:p>
          </table:table-cell>
          <table:table-cell office:value-type="float" office:value="5.457627" calcext:value-type="float">
            <text:p>5.457627</text:p>
          </table:table-cell>
          <table:table-cell office:value-type="float" office:value="3.471745" calcext:value-type="float">
            <text:p>3.471745</text:p>
          </table:table-cell>
          <table:table-cell office:value-type="float" office:value="1.385773" calcext:value-type="float">
            <text:p>1.385773</text:p>
          </table:table-cell>
          <table:table-cell office:value-type="float" office:value="0.9928953" calcext:value-type="float">
            <text:p>0.9928953</text:p>
          </table:table-cell>
          <table:table-cell office:value-type="float" office:value="2.045318" calcext:value-type="float">
            <text:p>2.045318</text:p>
          </table:table-cell>
          <table:table-cell office:value-type="float" office:value="3.174149" calcext:value-type="float">
            <text:p>3.174149</text:p>
          </table:table-cell>
          <table:table-cell office:value-type="float" office:value="3.091262" calcext:value-type="float">
            <text:p>3.091262</text:p>
          </table:table-cell>
          <table:table-cell office:value-type="float" office:value="3.230159" calcext:value-type="float">
            <text:p>3.230159</text:p>
          </table:table-cell>
          <table:table-cell office:value-type="float" office:value="3.284958" calcext:value-type="float">
            <text:p>3.284958</text:p>
          </table:table-cell>
          <table:table-cell office:value-type="float" office:value="3.438303" calcext:value-type="float">
            <text:p>3.438303</text:p>
          </table:table-cell>
          <table:table-cell office:value-type="float" office:value="3.695219" calcext:value-type="float">
            <text:p>3.695219</text:p>
          </table:table-cell>
          <table:table-cell office:value-type="float" office:value="0" calcext:value-type="float">
            <text:p>0</text:p>
          </table:table-cell>
          <table:table-cell office:value-type="float" office:value="2.902659" calcext:value-type="float">
            <text:p>2.902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1" calcext:value-type="float">
            <text:p>4092001</text:p>
          </table:table-cell>
          <table:table-cell office:value-type="float" office:value="0.9177869" calcext:value-type="float">
            <text:p>0.9177869</text:p>
          </table:table-cell>
          <table:table-cell office:value-type="float" office:value="137.4791" calcext:value-type="float">
            <text:p>137.4791</text:p>
          </table:table-cell>
          <table:table-cell office:value-type="float" office:value="5" calcext:value-type="float">
            <text:p>5</text:p>
          </table:table-cell>
          <table:table-cell office:value-type="float" office:value="-2.08386" calcext:value-type="float">
            <text:p>-2.08386</text:p>
          </table:table-cell>
          <table:table-cell office:value-type="float" office:value="13.92769" calcext:value-type="float">
            <text:p>13.92769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7" calcext:value-type="float">
            <text:p>0.002998487</text:p>
          </table:table-cell>
          <table:table-cell office:value-type="float" office:value="1189.63" calcext:value-type="float">
            <text:p>1189.63</text:p>
          </table:table-cell>
          <table:table-cell office:value-type="float" office:value="1.44561" calcext:value-type="float">
            <text:p>1.44561</text:p>
          </table:table-cell>
          <table:table-cell office:value-type="float" office:value="0" calcext:value-type="float">
            <text:p>0</text:p>
          </table:table-cell>
          <table:table-cell office:value-type="float" office:value="0.4295488" calcext:value-type="float">
            <text:p>0.4295488</text:p>
          </table:table-cell>
          <table:table-cell office:value-type="float" office:value="0.4276554" calcext:value-type="float">
            <text:p>0.4276554</text:p>
          </table:table-cell>
          <table:table-cell office:value-type="float" office:value="0.2194618" calcext:value-type="float">
            <text:p>0.2194618</text:p>
          </table:table-cell>
          <table:table-cell office:value-type="float" office:value="0.1201045" calcext:value-type="float">
            <text:p>0.1201045</text:p>
          </table:table-cell>
          <table:table-cell office:value-type="float" office:value="0.09568056" calcext:value-type="float">
            <text:p>0.09568056</text:p>
          </table:table-cell>
          <table:table-cell office:value-type="float" office:value="0.04887109" calcext:value-type="float">
            <text:p>0.04887109</text:p>
          </table:table-cell>
          <table:table-cell office:value-type="float" office:value="0.03811894" calcext:value-type="float">
            <text:p>0.03811894</text:p>
          </table:table-cell>
          <table:table-cell office:value-type="float" office:value="0.0644341" calcext:value-type="float">
            <text:p>0.0644341</text:p>
          </table:table-cell>
          <table:table-cell office:value-type="float" office:value="0.1025123" calcext:value-type="float">
            <text:p>0.1025123</text:p>
          </table:table-cell>
          <table:table-cell office:value-type="float" office:value="0.09629749" calcext:value-type="float">
            <text:p>0.09629749</text:p>
          </table:table-cell>
          <table:table-cell office:value-type="float" office:value="0.09490805" calcext:value-type="float">
            <text:p>0.09490805</text:p>
          </table:table-cell>
          <table:table-cell office:value-type="float" office:value="0.09465881" calcext:value-type="float">
            <text:p>0.09465881</text:p>
          </table:table-cell>
          <table:table-cell office:value-type="float" office:value="0.09580977" calcext:value-type="float">
            <text:p>0.09580977</text:p>
          </table:table-cell>
          <table:table-cell office:value-type="float" office:value="0.09847119" calcext:value-type="float">
            <text:p>0.09847119</text:p>
          </table:table-cell>
          <table:table-cell office:value-type="float" office:value="0" calcext:value-type="float">
            <text:p>0</text:p>
          </table:table-cell>
          <table:table-cell office:value-type="float" office:value="25.51887" calcext:value-type="float">
            <text:p>25.51887</text:p>
          </table:table-cell>
          <table:table-cell office:value-type="float" office:value="26.99073" calcext:value-type="float">
            <text:p>26.99073</text:p>
          </table:table-cell>
          <table:table-cell office:value-type="float" office:value="11.13238" calcext:value-type="float">
            <text:p>11.13238</text:p>
          </table:table-cell>
          <table:table-cell office:value-type="float" office:value="5.471865" calcext:value-type="float">
            <text:p>5.471865</text:p>
          </table:table-cell>
          <table:table-cell office:value-type="float" office:value="3.48474" calcext:value-type="float">
            <text:p>3.48474</text:p>
          </table:table-cell>
          <table:table-cell office:value-type="float" office:value="1.390617" calcext:value-type="float">
            <text:p>1.390617</text:p>
          </table:table-cell>
          <table:table-cell office:value-type="float" office:value="0.9974381" calcext:value-type="float">
            <text:p>0.9974381</text:p>
          </table:table-cell>
          <table:table-cell office:value-type="float" office:value="2.053354" calcext:value-type="float">
            <text:p>2.053354</text:p>
          </table:table-cell>
          <table:table-cell office:value-type="float" office:value="3.184655" calcext:value-type="float">
            <text:p>3.184655</text:p>
          </table:table-cell>
          <table:table-cell office:value-type="float" office:value="3.101959" calcext:value-type="float">
            <text:p>3.101959</text:p>
          </table:table-cell>
          <table:table-cell office:value-type="float" office:value="3.241244" calcext:value-type="float">
            <text:p>3.241244</text:p>
          </table:table-cell>
          <table:table-cell office:value-type="float" office:value="3.296106" calcext:value-type="float">
            <text:p>3.296106</text:p>
          </table:table-cell>
          <table:table-cell office:value-type="float" office:value="3.449784" calcext:value-type="float">
            <text:p>3.449784</text:p>
          </table:table-cell>
          <table:table-cell office:value-type="float" office:value="3.70765" calcext:value-type="float">
            <text:p>3.70765</text:p>
          </table:table-cell>
          <table:table-cell office:value-type="float" office:value="0" calcext:value-type="float">
            <text:p>0</text:p>
          </table:table-cell>
          <table:table-cell office:value-type="float" office:value="2.058582" calcext:value-type="float">
            <text:p>2.0585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1" calcext:value-type="float">
            <text:p>5092001</text:p>
          </table:table-cell>
          <table:table-cell office:value-type="float" office:value="0.9173831" calcext:value-type="float">
            <text:p>0.9173831</text:p>
          </table:table-cell>
          <table:table-cell office:value-type="float" office:value="137.4692" calcext:value-type="float">
            <text:p>137.4692</text:p>
          </table:table-cell>
          <table:table-cell office:value-type="float" office:value="5" calcext:value-type="float">
            <text:p>5</text:p>
          </table:table-cell>
          <table:table-cell office:value-type="float" office:value="-2.081371" calcext:value-type="float">
            <text:p>-2.081371</text:p>
          </table:table-cell>
          <table:table-cell office:value-type="float" office:value="13.97097" calcext:value-type="float">
            <text:p>13.97097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7" calcext:value-type="float">
            <text:p>0.002998487</text:p>
          </table:table-cell>
          <table:table-cell office:value-type="float" office:value="1189.599" calcext:value-type="float">
            <text:p>1189.599</text:p>
          </table:table-cell>
          <table:table-cell office:value-type="float" office:value="1.439223" calcext:value-type="float">
            <text:p>1.439223</text:p>
          </table:table-cell>
          <table:table-cell office:value-type="float" office:value="0" calcext:value-type="float">
            <text:p>0</text:p>
          </table:table-cell>
          <table:table-cell office:value-type="float" office:value="0.3682788" calcext:value-type="float">
            <text:p>0.3682788</text:p>
          </table:table-cell>
          <table:table-cell office:value-type="float" office:value="0.4136629" calcext:value-type="float">
            <text:p>0.4136629</text:p>
          </table:table-cell>
          <table:table-cell office:value-type="float" office:value="0.2138522" calcext:value-type="float">
            <text:p>0.2138522</text:p>
          </table:table-cell>
          <table:table-cell office:value-type="float" office:value="0.118259" calcext:value-type="float">
            <text:p>0.118259</text:p>
          </table:table-cell>
          <table:table-cell office:value-type="float" office:value="0.09455272" calcext:value-type="float">
            <text:p>0.09455272</text:p>
          </table:table-cell>
          <table:table-cell office:value-type="float" office:value="0.04899437" calcext:value-type="float">
            <text:p>0.04899437</text:p>
          </table:table-cell>
          <table:table-cell office:value-type="float" office:value="0.03860649" calcext:value-type="float">
            <text:p>0.03860649</text:p>
          </table:table-cell>
          <table:table-cell office:value-type="float" office:value="0.06473113" calcext:value-type="float">
            <text:p>0.06473113</text:p>
          </table:table-cell>
          <table:table-cell office:value-type="float" office:value="0.1026872" calcext:value-type="float">
            <text:p>0.1026872</text:p>
          </table:table-cell>
          <table:table-cell office:value-type="float" office:value="0.09640343" calcext:value-type="float">
            <text:p>0.09640343</text:p>
          </table:table-cell>
          <table:table-cell office:value-type="float" office:value="0.09501721" calcext:value-type="float">
            <text:p>0.09501721</text:p>
          </table:table-cell>
          <table:table-cell office:value-type="float" office:value="0.09477538" calcext:value-type="float">
            <text:p>0.09477538</text:p>
          </table:table-cell>
          <table:table-cell office:value-type="float" office:value="0.09593138" calcext:value-type="float">
            <text:p>0.09593138</text:p>
          </table:table-cell>
          <table:table-cell office:value-type="float" office:value="0.09860303" calcext:value-type="float">
            <text:p>0.09860303</text:p>
          </table:table-cell>
          <table:table-cell office:value-type="float" office:value="0" calcext:value-type="float">
            <text:p>0</text:p>
          </table:table-cell>
          <table:table-cell office:value-type="float" office:value="25.54259" calcext:value-type="float">
            <text:p>25.54259</text:p>
          </table:table-cell>
          <table:table-cell office:value-type="float" office:value="27.01674" calcext:value-type="float">
            <text:p>27.01674</text:p>
          </table:table-cell>
          <table:table-cell office:value-type="float" office:value="11.15547" calcext:value-type="float">
            <text:p>11.15547</text:p>
          </table:table-cell>
          <table:table-cell office:value-type="float" office:value="5.486128" calcext:value-type="float">
            <text:p>5.486128</text:p>
          </table:table-cell>
          <table:table-cell office:value-type="float" office:value="3.497827" calcext:value-type="float">
            <text:p>3.497827</text:p>
          </table:table-cell>
          <table:table-cell office:value-type="float" office:value="1.395528" calcext:value-type="float">
            <text:p>1.395528</text:p>
          </table:table-cell>
          <table:table-cell office:value-type="float" office:value="1.002015" calcext:value-type="float">
            <text:p>1.002015</text:p>
          </table:table-cell>
          <table:table-cell office:value-type="float" office:value="2.061407" calcext:value-type="float">
            <text:p>2.061407</text:p>
          </table:table-cell>
          <table:table-cell office:value-type="float" office:value="3.195135" calcext:value-type="float">
            <text:p>3.195135</text:p>
          </table:table-cell>
          <table:table-cell office:value-type="float" office:value="3.112633" calcext:value-type="float">
            <text:p>3.112633</text:p>
          </table:table-cell>
          <table:table-cell office:value-type="float" office:value="3.252303" calcext:value-type="float">
            <text:p>3.252303</text:p>
          </table:table-cell>
          <table:table-cell office:value-type="float" office:value="3.307235" calcext:value-type="float">
            <text:p>3.307235</text:p>
          </table:table-cell>
          <table:table-cell office:value-type="float" office:value="3.461245" calcext:value-type="float">
            <text:p>3.461245</text:p>
          </table:table-cell>
          <table:table-cell office:value-type="float" office:value="3.720076" calcext:value-type="float">
            <text:p>3.720076</text:p>
          </table:table-cell>
          <table:table-cell office:value-type="float" office:value="0" calcext:value-type="float">
            <text:p>0</text:p>
          </table:table-cell>
          <table:table-cell office:value-type="float" office:value="1.386491" calcext:value-type="float">
            <text:p>1.3864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1" calcext:value-type="float">
            <text:p>6092001</text:p>
          </table:table-cell>
          <table:table-cell office:value-type="float" office:value="0.91592" calcext:value-type="float">
            <text:p>0.91592</text:p>
          </table:table-cell>
          <table:table-cell office:value-type="float" office:value="137.4594" calcext:value-type="float">
            <text:p>137.4594</text:p>
          </table:table-cell>
          <table:table-cell office:value-type="float" office:value="5" calcext:value-type="float">
            <text:p>5</text:p>
          </table:table-cell>
          <table:table-cell office:value-type="float" office:value="-2.080093" calcext:value-type="float">
            <text:p>-2.080093</text:p>
          </table:table-cell>
          <table:table-cell office:value-type="float" office:value="14.01401" calcext:value-type="float">
            <text:p>14.01401</text:p>
          </table:table-cell>
          <table:table-cell office:value-type="float" office:value="0.01003205" calcext:value-type="float">
            <text:p>0.01003205</text:p>
          </table:table-cell>
          <table:table-cell office:value-type="float" office:value="0.0004988871" calcext:value-type="float">
            <text:p>0.0004988871</text:p>
          </table:table-cell>
          <table:table-cell office:value-type="float" office:value="0.01042359" calcext:value-type="float">
            <text:p>0.01042359</text:p>
          </table:table-cell>
          <table:table-cell office:value-type="float" office:value="0.002998487" calcext:value-type="float">
            <text:p>0.002998487</text:p>
          </table:table-cell>
          <table:table-cell office:value-type="float" office:value="1189.568" calcext:value-type="float">
            <text:p>1189.568</text:p>
          </table:table-cell>
          <table:table-cell office:value-type="float" office:value="1.433389" calcext:value-type="float">
            <text:p>1.433389</text:p>
          </table:table-cell>
          <table:table-cell office:value-type="float" office:value="0" calcext:value-type="float">
            <text:p>0</text:p>
          </table:table-cell>
          <table:table-cell office:value-type="float" office:value="0.3258563" calcext:value-type="float">
            <text:p>0.3258563</text:p>
          </table:table-cell>
          <table:table-cell office:value-type="float" office:value="0.3994279" calcext:value-type="float">
            <text:p>0.3994279</text:p>
          </table:table-cell>
          <table:table-cell office:value-type="float" office:value="0.2076939" calcext:value-type="float">
            <text:p>0.2076939</text:p>
          </table:table-cell>
          <table:table-cell office:value-type="float" office:value="0.1161302" calcext:value-type="float">
            <text:p>0.1161302</text:p>
          </table:table-cell>
          <table:table-cell office:value-type="float" office:value="0.09307946" calcext:value-type="float">
            <text:p>0.09307946</text:p>
          </table:table-cell>
          <table:table-cell office:value-type="float" office:value="0.04901496" calcext:value-type="float">
            <text:p>0.04901496</text:p>
          </table:table-cell>
          <table:table-cell office:value-type="float" office:value="0.03897949" calcext:value-type="float">
            <text:p>0.03897949</text:p>
          </table:table-cell>
          <table:table-cell office:value-type="float" office:value="0.06494124" calcext:value-type="float">
            <text:p>0.06494124</text:p>
          </table:table-cell>
          <table:table-cell office:value-type="float" office:value="0.1028453" calcext:value-type="float">
            <text:p>0.1028453</text:p>
          </table:table-cell>
          <table:table-cell office:value-type="float" office:value="0.09650827" calcext:value-type="float">
            <text:p>0.09650827</text:p>
          </table:table-cell>
          <table:table-cell office:value-type="float" office:value="0.09512313" calcext:value-type="float">
            <text:p>0.09512313</text:p>
          </table:table-cell>
          <table:table-cell office:value-type="float" office:value="0.09489229" calcext:value-type="float">
            <text:p>0.09489229</text:p>
          </table:table-cell>
          <table:table-cell office:value-type="float" office:value="0.09605287" calcext:value-type="float">
            <text:p>0.09605287</text:p>
          </table:table-cell>
          <table:table-cell office:value-type="float" office:value="0.09873468" calcext:value-type="float">
            <text:p>0.09873468</text:p>
          </table:table-cell>
          <table:table-cell office:value-type="float" office:value="0" calcext:value-type="float">
            <text:p>0</text:p>
          </table:table-cell>
          <table:table-cell office:value-type="float" office:value="25.56031" calcext:value-type="float">
            <text:p>25.56031</text:p>
          </table:table-cell>
          <table:table-cell office:value-type="float" office:value="27.04108" calcext:value-type="float">
            <text:p>27.04108</text:p>
          </table:table-cell>
          <table:table-cell office:value-type="float" office:value="11.17802" calcext:value-type="float">
            <text:p>11.17802</text:p>
          </table:table-cell>
          <table:table-cell office:value-type="float" office:value="5.50025" calcext:value-type="float">
            <text:p>5.50025</text:p>
          </table:table-cell>
          <table:table-cell office:value-type="float" office:value="3.510818" calcext:value-type="float">
            <text:p>3.510818</text:p>
          </table:table-cell>
          <table:table-cell office:value-type="float" office:value="1.400452" calcext:value-type="float">
            <text:p>1.400452</text:p>
          </table:table-cell>
          <table:table-cell office:value-type="float" office:value="1.00659" calcext:value-type="float">
            <text:p>1.00659</text:p>
          </table:table-cell>
          <table:table-cell office:value-type="float" office:value="2.06946" calcext:value-type="float">
            <text:p>2.06946</text:p>
          </table:table-cell>
          <table:table-cell office:value-type="float" office:value="3.205588" calcext:value-type="float">
            <text:p>3.205588</text:p>
          </table:table-cell>
          <table:table-cell office:value-type="float" office:value="3.123288" calcext:value-type="float">
            <text:p>3.123288</text:p>
          </table:table-cell>
          <table:table-cell office:value-type="float" office:value="3.263342" calcext:value-type="float">
            <text:p>3.263342</text:p>
          </table:table-cell>
          <table:table-cell office:value-type="float" office:value="3.318346" calcext:value-type="float">
            <text:p>3.318346</text:p>
          </table:table-cell>
          <table:table-cell office:value-type="float" office:value="3.472681" calcext:value-type="float">
            <text:p>3.472681</text:p>
          </table:table-cell>
          <table:table-cell office:value-type="float" office:value="3.732468" calcext:value-type="float">
            <text:p>3.732468</text:p>
          </table:table-cell>
          <table:table-cell office:value-type="float" office:value="0" calcext:value-type="float">
            <text:p>0</text:p>
          </table:table-cell>
          <table:table-cell office:value-type="float" office:value="0.9721336" calcext:value-type="float">
            <text:p>0.9721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1" calcext:value-type="float">
            <text:p>7092001</text:p>
          </table:table-cell>
          <table:table-cell office:value-type="float" office:value="0.9141994" calcext:value-type="float">
            <text:p>0.9141994</text:p>
          </table:table-cell>
          <table:table-cell office:value-type="float" office:value="137.4502" calcext:value-type="float">
            <text:p>137.4502</text:p>
          </table:table-cell>
          <table:table-cell office:value-type="float" office:value="5" calcext:value-type="float">
            <text:p>5</text:p>
          </table:table-cell>
          <table:table-cell office:value-type="float" office:value="-2.079235" calcext:value-type="float">
            <text:p>-2.079235</text:p>
          </table:table-cell>
          <table:table-cell office:value-type="float" office:value="14.05424" calcext:value-type="float">
            <text:p>14.05424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47" calcext:value-type="float">
            <text:p>0.0004998047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55" calcext:value-type="float">
            <text:p>0.003005255</text:p>
          </table:table-cell>
          <table:table-cell office:value-type="float" office:value="1189.537" calcext:value-type="float">
            <text:p>1189.537</text:p>
          </table:table-cell>
          <table:table-cell office:value-type="float" office:value="1.43221" calcext:value-type="float">
            <text:p>1.43221</text:p>
          </table:table-cell>
          <table:table-cell office:value-type="float" office:value="0" calcext:value-type="float">
            <text:p>0</text:p>
          </table:table-cell>
          <table:table-cell office:value-type="float" office:value="0.1088984" calcext:value-type="float">
            <text:p>0.1088984</text:p>
          </table:table-cell>
          <table:table-cell office:value-type="float" office:value="0.1753584" calcext:value-type="float">
            <text:p>0.1753584</text:p>
          </table:table-cell>
          <table:table-cell office:value-type="float" office:value="0.1569975" calcext:value-type="float">
            <text:p>0.1569975</text:p>
          </table:table-cell>
          <table:table-cell office:value-type="float" office:value="0.09346617" calcext:value-type="float">
            <text:p>0.09346617</text:p>
          </table:table-cell>
          <table:table-cell office:value-type="float" office:value="0.08265577" calcext:value-type="float">
            <text:p>0.08265577</text:p>
          </table:table-cell>
          <table:table-cell office:value-type="float" office:value="0.04626194" calcext:value-type="float">
            <text:p>0.04626194</text:p>
          </table:table-cell>
          <table:table-cell office:value-type="float" office:value="0.03095487" calcext:value-type="float">
            <text:p>0.03095487</text:p>
          </table:table-cell>
          <table:table-cell office:value-type="float" office:value="0.06476919" calcext:value-type="float">
            <text:p>0.06476919</text:p>
          </table:table-cell>
          <table:table-cell office:value-type="float" office:value="0.1028401" calcext:value-type="float">
            <text:p>0.1028401</text:p>
          </table:table-cell>
          <table:table-cell office:value-type="float" office:value="0.09654351" calcext:value-type="float">
            <text:p>0.09654351</text:p>
          </table:table-cell>
          <table:table-cell office:value-type="float" office:value="0.09519407" calcext:value-type="float">
            <text:p>0.09519407</text:p>
          </table:table-cell>
          <table:table-cell office:value-type="float" office:value="0.09501176" calcext:value-type="float">
            <text:p>0.09501176</text:p>
          </table:table-cell>
          <table:table-cell office:value-type="float" office:value="0.09617374" calcext:value-type="float">
            <text:p>0.09617374</text:p>
          </table:table-cell>
          <table:table-cell office:value-type="float" office:value="0.09886616" calcext:value-type="float">
            <text:p>0.09886616</text:p>
          </table:table-cell>
          <table:table-cell office:value-type="float" office:value="0" calcext:value-type="float">
            <text:p>0</text:p>
          </table:table-cell>
          <table:table-cell office:value-type="float" office:value="25.50482" calcext:value-type="float">
            <text:p>25.50482</text:p>
          </table:table-cell>
          <table:table-cell office:value-type="float" office:value="27.01888" calcext:value-type="float">
            <text:p>27.01888</text:p>
          </table:table-cell>
          <table:table-cell office:value-type="float" office:value="11.20152" calcext:value-type="float">
            <text:p>11.20152</text:p>
          </table:table-cell>
          <table:table-cell office:value-type="float" office:value="5.512544" calcext:value-type="float">
            <text:p>5.512544</text:p>
          </table:table-cell>
          <table:table-cell office:value-type="float" office:value="3.522743" calcext:value-type="float">
            <text:p>3.522743</text:p>
          </table:table-cell>
          <table:table-cell office:value-type="float" office:value="1.405229" calcext:value-type="float">
            <text:p>1.405229</text:p>
          </table:table-cell>
          <table:table-cell office:value-type="float" office:value="1.011093" calcext:value-type="float">
            <text:p>1.011093</text:p>
          </table:table-cell>
          <table:table-cell office:value-type="float" office:value="2.077515" calcext:value-type="float">
            <text:p>2.077515</text:p>
          </table:table-cell>
          <table:table-cell office:value-type="float" office:value="3.216015" calcext:value-type="float">
            <text:p>3.216015</text:p>
          </table:table-cell>
          <table:table-cell office:value-type="float" office:value="3.133924" calcext:value-type="float">
            <text:p>3.133924</text:p>
          </table:table-cell>
          <table:table-cell office:value-type="float" office:value="3.274368" calcext:value-type="float">
            <text:p>3.274368</text:p>
          </table:table-cell>
          <table:table-cell office:value-type="float" office:value="3.329435" calcext:value-type="float">
            <text:p>3.329435</text:p>
          </table:table-cell>
          <table:table-cell office:value-type="float" office:value="3.484092" calcext:value-type="float">
            <text:p>3.484092</text:p>
          </table:table-cell>
          <table:table-cell office:value-type="float" office:value="3.744765" calcext:value-type="float">
            <text:p>3.744765</text:p>
          </table:table-cell>
          <table:table-cell office:value-type="float" office:value="0" calcext:value-type="float">
            <text:p>0</text:p>
          </table:table-cell>
          <table:table-cell office:value-type="float" office:value="0.6716565" calcext:value-type="float">
            <text:p>0.67165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1" calcext:value-type="float">
            <text:p>8092001</text:p>
          </table:table-cell>
          <table:table-cell office:value-type="float" office:value="0.9127478" calcext:value-type="float">
            <text:p>0.9127478</text:p>
          </table:table-cell>
          <table:table-cell office:value-type="float" office:value="137.4426" calcext:value-type="float">
            <text:p>137.4426</text:p>
          </table:table-cell>
          <table:table-cell office:value-type="float" office:value="5" calcext:value-type="float">
            <text:p>5</text:p>
          </table:table-cell>
          <table:table-cell office:value-type="float" office:value="-2.078485" calcext:value-type="float">
            <text:p>-2.078485</text:p>
          </table:table-cell>
          <table:table-cell office:value-type="float" office:value="14.09369" calcext:value-type="float">
            <text:p>14.09369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47" calcext:value-type="float">
            <text:p>0.0004998047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55" calcext:value-type="float">
            <text:p>0.003005255</text:p>
          </table:table-cell>
          <table:table-cell office:value-type="float" office:value="1189.508" calcext:value-type="float">
            <text:p>1189.508</text:p>
          </table:table-cell>
          <table:table-cell office:value-type="float" office:value="1.432669" calcext:value-type="float">
            <text:p>1.432669</text:p>
          </table:table-cell>
          <table:table-cell office:value-type="float" office:value="0" calcext:value-type="float">
            <text:p>0</text:p>
          </table:table-cell>
          <table:table-cell office:value-type="float" office:value="0.2119946" calcext:value-type="float">
            <text:p>0.2119946</text:p>
          </table:table-cell>
          <table:table-cell office:value-type="float" office:value="0.2467139" calcext:value-type="float">
            <text:p>0.2467139</text:p>
          </table:table-cell>
          <table:table-cell office:value-type="float" office:value="0.115621" calcext:value-type="float">
            <text:p>0.115621</text:p>
          </table:table-cell>
          <table:table-cell office:value-type="float" office:value="0.08513303" calcext:value-type="float">
            <text:p>0.08513303</text:p>
          </table:table-cell>
          <table:table-cell office:value-type="float" office:value="0.0719253" calcext:value-type="float">
            <text:p>0.0719253</text:p>
          </table:table-cell>
          <table:table-cell office:value-type="float" office:value="0.04175026" calcext:value-type="float">
            <text:p>0.04175026</text:p>
          </table:table-cell>
          <table:table-cell office:value-type="float" office:value="0.03131071" calcext:value-type="float">
            <text:p>0.03131071</text:p>
          </table:table-cell>
          <table:table-cell office:value-type="float" office:value="0.06399613" calcext:value-type="float">
            <text:p>0.06399613</text:p>
          </table:table-cell>
          <table:table-cell office:value-type="float" office:value="0.1028205" calcext:value-type="float">
            <text:p>0.1028205</text:p>
          </table:table-cell>
          <table:table-cell office:value-type="float" office:value="0.096621" calcext:value-type="float">
            <text:p>0.096621</text:p>
          </table:table-cell>
          <table:table-cell office:value-type="float" office:value="0.0952915" calcext:value-type="float">
            <text:p>0.0952915</text:p>
          </table:table-cell>
          <table:table-cell office:value-type="float" office:value="0.09515413" calcext:value-type="float">
            <text:p>0.09515413</text:p>
          </table:table-cell>
          <table:table-cell office:value-type="float" office:value="0.09629454" calcext:value-type="float">
            <text:p>0.09629454</text:p>
          </table:table-cell>
          <table:table-cell office:value-type="float" office:value="0.09899751" calcext:value-type="float">
            <text:p>0.09899751</text:p>
          </table:table-cell>
          <table:table-cell office:value-type="float" office:value="0" calcext:value-type="float">
            <text:p>0</text:p>
          </table:table-cell>
          <table:table-cell office:value-type="float" office:value="25.47034" calcext:value-type="float">
            <text:p>25.47034</text:p>
          </table:table-cell>
          <table:table-cell office:value-type="float" office:value="26.9853" calcext:value-type="float">
            <text:p>26.9853</text:p>
          </table:table-cell>
          <table:table-cell office:value-type="float" office:value="11.22116" calcext:value-type="float">
            <text:p>11.22116</text:p>
          </table:table-cell>
          <table:table-cell office:value-type="float" office:value="5.52267" calcext:value-type="float">
            <text:p>5.52267</text:p>
          </table:table-cell>
          <table:table-cell office:value-type="float" office:value="3.532708" calcext:value-type="float">
            <text:p>3.532708</text:p>
          </table:table-cell>
          <table:table-cell office:value-type="float" office:value="1.409449" calcext:value-type="float">
            <text:p>1.409449</text:p>
          </table:table-cell>
          <table:table-cell office:value-type="float" office:value="1.015461" calcext:value-type="float">
            <text:p>1.015461</text:p>
          </table:table-cell>
          <table:table-cell office:value-type="float" office:value="2.085459" calcext:value-type="float">
            <text:p>2.085459</text:p>
          </table:table-cell>
          <table:table-cell office:value-type="float" office:value="3.226411" calcext:value-type="float">
            <text:p>3.226411</text:p>
          </table:table-cell>
          <table:table-cell office:value-type="float" office:value="3.144541" calcext:value-type="float">
            <text:p>3.144541</text:p>
          </table:table-cell>
          <table:table-cell office:value-type="float" office:value="3.285369" calcext:value-type="float">
            <text:p>3.285369</text:p>
          </table:table-cell>
          <table:table-cell office:value-type="float" office:value="3.340509" calcext:value-type="float">
            <text:p>3.340509</text:p>
          </table:table-cell>
          <table:table-cell office:value-type="float" office:value="3.495476" calcext:value-type="float">
            <text:p>3.495476</text:p>
          </table:table-cell>
          <table:table-cell office:value-type="float" office:value="3.757137" calcext:value-type="float">
            <text:p>3.757137</text:p>
          </table:table-cell>
          <table:table-cell office:value-type="float" office:value="0" calcext:value-type="float">
            <text:p>0</text:p>
          </table:table-cell>
          <table:table-cell office:value-type="float" office:value="1.576632" calcext:value-type="float">
            <text:p>1.5766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1" calcext:value-type="float">
            <text:p>9092001</text:p>
          </table:table-cell>
          <table:table-cell office:value-type="float" office:value="0.91146" calcext:value-type="float">
            <text:p>0.91146</text:p>
          </table:table-cell>
          <table:table-cell office:value-type="float" office:value="137.4354" calcext:value-type="float">
            <text:p>137.4354</text:p>
          </table:table-cell>
          <table:table-cell office:value-type="float" office:value="5" calcext:value-type="float">
            <text:p>5</text:p>
          </table:table-cell>
          <table:table-cell office:value-type="float" office:value="-2.077726" calcext:value-type="float">
            <text:p>-2.077726</text:p>
          </table:table-cell>
          <table:table-cell office:value-type="float" office:value="14.13318" calcext:value-type="float">
            <text:p>14.13318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47" calcext:value-type="float">
            <text:p>0.0004998047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55" calcext:value-type="float">
            <text:p>0.003005255</text:p>
          </table:table-cell>
          <table:table-cell office:value-type="float" office:value="1189.478" calcext:value-type="float">
            <text:p>1189.478</text:p>
          </table:table-cell>
          <table:table-cell office:value-type="float" office:value="1.433187" calcext:value-type="float">
            <text:p>1.433187</text:p>
          </table:table-cell>
          <table:table-cell office:value-type="float" office:value="0" calcext:value-type="float">
            <text:p>0</text:p>
          </table:table-cell>
          <table:table-cell office:value-type="float" office:value="0.2497489" calcext:value-type="float">
            <text:p>0.2497489</text:p>
          </table:table-cell>
          <table:table-cell office:value-type="float" office:value="0.2656541" calcext:value-type="float">
            <text:p>0.2656541</text:p>
          </table:table-cell>
          <table:table-cell office:value-type="float" office:value="0.1102604" calcext:value-type="float">
            <text:p>0.1102604</text:p>
          </table:table-cell>
          <table:table-cell office:value-type="float" office:value="0.08095066" calcext:value-type="float">
            <text:p>0.08095066</text:p>
          </table:table-cell>
          <table:table-cell office:value-type="float" office:value="0.06632228" calcext:value-type="float">
            <text:p>0.06632228</text:p>
          </table:table-cell>
          <table:table-cell office:value-type="float" office:value="0.03883006" calcext:value-type="float">
            <text:p>0.03883006</text:p>
          </table:table-cell>
          <table:table-cell office:value-type="float" office:value="0.0307672" calcext:value-type="float">
            <text:p>0.0307672</text:p>
          </table:table-cell>
          <table:table-cell office:value-type="float" office:value="0.06304921" calcext:value-type="float">
            <text:p>0.06304921</text:p>
          </table:table-cell>
          <table:table-cell office:value-type="float" office:value="0.1027123" calcext:value-type="float">
            <text:p>0.1027123</text:p>
          </table:table-cell>
          <table:table-cell office:value-type="float" office:value="0.09671386" calcext:value-type="float">
            <text:p>0.09671386</text:p>
          </table:table-cell>
          <table:table-cell office:value-type="float" office:value="0.09540349" calcext:value-type="float">
            <text:p>0.09540349</text:p>
          </table:table-cell>
          <table:table-cell office:value-type="float" office:value="0.09527542" calcext:value-type="float">
            <text:p>0.09527542</text:p>
          </table:table-cell>
          <table:table-cell office:value-type="float" office:value="0.09641489" calcext:value-type="float">
            <text:p>0.09641489</text:p>
          </table:table-cell>
          <table:table-cell office:value-type="float" office:value="0.09912869" calcext:value-type="float">
            <text:p>0.09912869</text:p>
          </table:table-cell>
          <table:table-cell office:value-type="float" office:value="0" calcext:value-type="float">
            <text:p>0</text:p>
          </table:table-cell>
          <table:table-cell office:value-type="float" office:value="25.46999" calcext:value-type="float">
            <text:p>25.46999</text:p>
          </table:table-cell>
          <table:table-cell office:value-type="float" office:value="26.96854" calcext:value-type="float">
            <text:p>26.96854</text:p>
          </table:table-cell>
          <table:table-cell office:value-type="float" office:value="11.22819" calcext:value-type="float">
            <text:p>11.22819</text:p>
          </table:table-cell>
          <table:table-cell office:value-type="float" office:value="5.530966" calcext:value-type="float">
            <text:p>5.530966</text:p>
          </table:table-cell>
          <table:table-cell office:value-type="float" office:value="3.541078" calcext:value-type="float">
            <text:p>3.541078</text:p>
          </table:table-cell>
          <table:table-cell office:value-type="float" office:value="1.413163" calcext:value-type="float">
            <text:p>1.413163</text:p>
          </table:table-cell>
          <table:table-cell office:value-type="float" office:value="1.019671" calcext:value-type="float">
            <text:p>1.019671</text:p>
          </table:table-cell>
          <table:table-cell office:value-type="float" office:value="2.093233" calcext:value-type="float">
            <text:p>2.093233</text:p>
          </table:table-cell>
          <table:table-cell office:value-type="float" office:value="3.236766" calcext:value-type="float">
            <text:p>3.236766</text:p>
          </table:table-cell>
          <table:table-cell office:value-type="float" office:value="3.155153" calcext:value-type="float">
            <text:p>3.155153</text:p>
          </table:table-cell>
          <table:table-cell office:value-type="float" office:value="3.296371" calcext:value-type="float">
            <text:p>3.296371</text:p>
          </table:table-cell>
          <table:table-cell office:value-type="float" office:value="3.351568" calcext:value-type="float">
            <text:p>3.351568</text:p>
          </table:table-cell>
          <table:table-cell office:value-type="float" office:value="3.506834" calcext:value-type="float">
            <text:p>3.506834</text:p>
          </table:table-cell>
          <table:table-cell office:value-type="float" office:value="3.769489" calcext:value-type="float">
            <text:p>3.769489</text:p>
          </table:table-cell>
          <table:table-cell office:value-type="float" office:value="0" calcext:value-type="float">
            <text:p>0</text:p>
          </table:table-cell>
          <table:table-cell office:value-type="float" office:value="1.82773" calcext:value-type="float">
            <text:p>1.82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1" calcext:value-type="float">
            <text:p>10092001</text:p>
          </table:table-cell>
          <table:table-cell office:value-type="float" office:value="0.9100832" calcext:value-type="float">
            <text:p>0.9100832</text:p>
          </table:table-cell>
          <table:table-cell office:value-type="float" office:value="137.4283" calcext:value-type="float">
            <text:p>137.4283</text:p>
          </table:table-cell>
          <table:table-cell office:value-type="float" office:value="5" calcext:value-type="float">
            <text:p>5</text:p>
          </table:table-cell>
          <table:table-cell office:value-type="float" office:value="-2.076952" calcext:value-type="float">
            <text:p>-2.076952</text:p>
          </table:table-cell>
          <table:table-cell office:value-type="float" office:value="14.17276" calcext:value-type="float">
            <text:p>14.17276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47" calcext:value-type="float">
            <text:p>0.0004998047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55" calcext:value-type="float">
            <text:p>0.003005255</text:p>
          </table:table-cell>
          <table:table-cell office:value-type="float" office:value="1189.448" calcext:value-type="float">
            <text:p>1189.448</text:p>
          </table:table-cell>
          <table:table-cell office:value-type="float" office:value="1.433777" calcext:value-type="float">
            <text:p>1.433777</text:p>
          </table:table-cell>
          <table:table-cell office:value-type="float" office:value="0" calcext:value-type="float">
            <text:p>0</text:p>
          </table:table-cell>
          <table:table-cell office:value-type="float" office:value="0.2716173" calcext:value-type="float">
            <text:p>0.2716173</text:p>
          </table:table-cell>
          <table:table-cell office:value-type="float" office:value="0.2790156" calcext:value-type="float">
            <text:p>0.2790156</text:p>
          </table:table-cell>
          <table:table-cell office:value-type="float" office:value="0.114707" calcext:value-type="float">
            <text:p>0.114707</text:p>
          </table:table-cell>
          <table:table-cell office:value-type="float" office:value="0.08066796" calcext:value-type="float">
            <text:p>0.08066796</text:p>
          </table:table-cell>
          <table:table-cell office:value-type="float" office:value="0.06469227" calcext:value-type="float">
            <text:p>0.06469227</text:p>
          </table:table-cell>
          <table:table-cell office:value-type="float" office:value="0.03747964" calcext:value-type="float">
            <text:p>0.03747964</text:p>
          </table:table-cell>
          <table:table-cell office:value-type="float" office:value="0.03046407" calcext:value-type="float">
            <text:p>0.03046407</text:p>
          </table:table-cell>
          <table:table-cell office:value-type="float" office:value="0.06228407" calcext:value-type="float">
            <text:p>0.06228407</text:p>
          </table:table-cell>
          <table:table-cell office:value-type="float" office:value="0.1025311" calcext:value-type="float">
            <text:p>0.1025311</text:p>
          </table:table-cell>
          <table:table-cell office:value-type="float" office:value="0.09679078" calcext:value-type="float">
            <text:p>0.09679078</text:p>
          </table:table-cell>
          <table:table-cell office:value-type="float" office:value="0.09551559" calcext:value-type="float">
            <text:p>0.09551559</text:p>
          </table:table-cell>
          <table:table-cell office:value-type="float" office:value="0.09538998" calcext:value-type="float">
            <text:p>0.09538998</text:p>
          </table:table-cell>
          <table:table-cell office:value-type="float" office:value="0.09653535" calcext:value-type="float">
            <text:p>0.09653535</text:p>
          </table:table-cell>
          <table:table-cell office:value-type="float" office:value="0.09925978" calcext:value-type="float">
            <text:p>0.09925978</text:p>
          </table:table-cell>
          <table:table-cell office:value-type="float" office:value="0" calcext:value-type="float">
            <text:p>0</text:p>
          </table:table-cell>
          <table:table-cell office:value-type="float" office:value="25.48189" calcext:value-type="float">
            <text:p>25.48189</text:p>
          </table:table-cell>
          <table:table-cell office:value-type="float" office:value="26.95839" calcext:value-type="float">
            <text:p>26.95839</text:p>
          </table:table-cell>
          <table:table-cell office:value-type="float" office:value="11.23422" calcext:value-type="float">
            <text:p>11.23422</text:p>
          </table:table-cell>
          <table:table-cell office:value-type="float" office:value="5.53861" calcext:value-type="float">
            <text:p>5.53861</text:p>
          </table:table-cell>
          <table:table-cell office:value-type="float" office:value="3.548726" calcext:value-type="float">
            <text:p>3.548726</text:p>
          </table:table-cell>
          <table:table-cell office:value-type="float" office:value="1.416599" calcext:value-type="float">
            <text:p>1.416599</text:p>
          </table:table-cell>
          <table:table-cell office:value-type="float" office:value="1.023689" calcext:value-type="float">
            <text:p>1.023689</text:p>
          </table:table-cell>
          <table:table-cell office:value-type="float" office:value="2.100842" calcext:value-type="float">
            <text:p>2.100842</text:p>
          </table:table-cell>
          <table:table-cell office:value-type="float" office:value="3.247058" calcext:value-type="float">
            <text:p>3.247058</text:p>
          </table:table-cell>
          <table:table-cell office:value-type="float" office:value="3.165748" calcext:value-type="float">
            <text:p>3.165748</text:p>
          </table:table-cell>
          <table:table-cell office:value-type="float" office:value="3.307346" calcext:value-type="float">
            <text:p>3.307346</text:p>
          </table:table-cell>
          <table:table-cell office:value-type="float" office:value="3.362608" calcext:value-type="float">
            <text:p>3.362608</text:p>
          </table:table-cell>
          <table:table-cell office:value-type="float" office:value="3.518161" calcext:value-type="float">
            <text:p>3.518161</text:p>
          </table:table-cell>
          <table:table-cell office:value-type="float" office:value="3.781842" calcext:value-type="float">
            <text:p>3.781842</text:p>
          </table:table-cell>
          <table:table-cell office:value-type="float" office:value="0" calcext:value-type="float">
            <text:p>0</text:p>
          </table:table-cell>
          <table:table-cell office:value-type="float" office:value="1.933653" calcext:value-type="float">
            <text:p>1.9336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1" calcext:value-type="float">
            <text:p>11092001</text:p>
          </table:table-cell>
          <table:table-cell office:value-type="float" office:value="0.9086529" calcext:value-type="float">
            <text:p>0.9086529</text:p>
          </table:table-cell>
          <table:table-cell office:value-type="float" office:value="137.4212" calcext:value-type="float">
            <text:p>137.4212</text:p>
          </table:table-cell>
          <table:table-cell office:value-type="float" office:value="5" calcext:value-type="float">
            <text:p>5</text:p>
          </table:table-cell>
          <table:table-cell office:value-type="float" office:value="-2.076125" calcext:value-type="float">
            <text:p>-2.076125</text:p>
          </table:table-cell>
          <table:table-cell office:value-type="float" office:value="14.2127" calcext:value-type="float">
            <text:p>14.2127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47" calcext:value-type="float">
            <text:p>0.0004998047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55" calcext:value-type="float">
            <text:p>0.003005255</text:p>
          </table:table-cell>
          <table:table-cell office:value-type="float" office:value="1189.418" calcext:value-type="float">
            <text:p>1189.418</text:p>
          </table:table-cell>
          <table:table-cell office:value-type="float" office:value="1.433609" calcext:value-type="float">
            <text:p>1.433609</text:p>
          </table:table-cell>
          <table:table-cell office:value-type="float" office:value="0" calcext:value-type="float">
            <text:p>0</text:p>
          </table:table-cell>
          <table:table-cell office:value-type="float" office:value="0.3884659" calcext:value-type="float">
            <text:p>0.3884659</text:p>
          </table:table-cell>
          <table:table-cell office:value-type="float" office:value="0.2835303" calcext:value-type="float">
            <text:p>0.2835303</text:p>
          </table:table-cell>
          <table:table-cell office:value-type="float" office:value="0.1210956" calcext:value-type="float">
            <text:p>0.1210956</text:p>
          </table:table-cell>
          <table:table-cell office:value-type="float" office:value="0.08199749" calcext:value-type="float">
            <text:p>0.08199749</text:p>
          </table:table-cell>
          <table:table-cell office:value-type="float" office:value="0.06518004" calcext:value-type="float">
            <text:p>0.06518004</text:p>
          </table:table-cell>
          <table:table-cell office:value-type="float" office:value="0.03732764" calcext:value-type="float">
            <text:p>0.03732764</text:p>
          </table:table-cell>
          <table:table-cell office:value-type="float" office:value="0.03057638" calcext:value-type="float">
            <text:p>0.03057638</text:p>
          </table:table-cell>
          <table:table-cell office:value-type="float" office:value="0.06185283" calcext:value-type="float">
            <text:p>0.06185283</text:p>
          </table:table-cell>
          <table:table-cell office:value-type="float" office:value="0.1023554" calcext:value-type="float">
            <text:p>0.1023554</text:p>
          </table:table-cell>
          <table:table-cell office:value-type="float" office:value="0.09685282" calcext:value-type="float">
            <text:p>0.09685282</text:p>
          </table:table-cell>
          <table:table-cell office:value-type="float" office:value="0.09562527" calcext:value-type="float">
            <text:p>0.09562527</text:p>
          </table:table-cell>
          <table:table-cell office:value-type="float" office:value="0.09549079" calcext:value-type="float">
            <text:p>0.09549079</text:p>
          </table:table-cell>
          <table:table-cell office:value-type="float" office:value="0.09665546" calcext:value-type="float">
            <text:p>0.09665546</text:p>
          </table:table-cell>
          <table:table-cell office:value-type="float" office:value="0.09939042" calcext:value-type="float">
            <text:p>0.09939042</text:p>
          </table:table-cell>
          <table:table-cell office:value-type="float" office:value="0" calcext:value-type="float">
            <text:p>0</text:p>
          </table:table-cell>
          <table:table-cell office:value-type="float" office:value="25.50733" calcext:value-type="float">
            <text:p>25.50733</text:p>
          </table:table-cell>
          <table:table-cell office:value-type="float" office:value="26.9547" calcext:value-type="float">
            <text:p>26.9547</text:p>
          </table:table-cell>
          <table:table-cell office:value-type="float" office:value="11.24216" calcext:value-type="float">
            <text:p>11.24216</text:p>
          </table:table-cell>
          <table:table-cell office:value-type="float" office:value="5.54646" calcext:value-type="float">
            <text:p>5.54646</text:p>
          </table:table-cell>
          <table:table-cell office:value-type="float" office:value="3.556368" calcext:value-type="float">
            <text:p>3.556368</text:p>
          </table:table-cell>
          <table:table-cell office:value-type="float" office:value="1.419966" calcext:value-type="float">
            <text:p>1.419966</text:p>
          </table:table-cell>
          <table:table-cell office:value-type="float" office:value="1.0276" calcext:value-type="float">
            <text:p>1.0276</text:p>
          </table:table-cell>
          <table:table-cell office:value-type="float" office:value="2.108332" calcext:value-type="float">
            <text:p>2.108332</text:p>
          </table:table-cell>
          <table:table-cell office:value-type="float" office:value="3.257285" calcext:value-type="float">
            <text:p>3.257285</text:p>
          </table:table-cell>
          <table:table-cell office:value-type="float" office:value="3.176327" calcext:value-type="float">
            <text:p>3.176327</text:p>
          </table:table-cell>
          <table:table-cell office:value-type="float" office:value="3.318319" calcext:value-type="float">
            <text:p>3.318319</text:p>
          </table:table-cell>
          <table:table-cell office:value-type="float" office:value="3.373633" calcext:value-type="float">
            <text:p>3.373633</text:p>
          </table:table-cell>
          <table:table-cell office:value-type="float" office:value="3.529468" calcext:value-type="float">
            <text:p>3.529468</text:p>
          </table:table-cell>
          <table:table-cell office:value-type="float" office:value="3.794158" calcext:value-type="float">
            <text:p>3.794158</text:p>
          </table:table-cell>
          <table:table-cell office:value-type="float" office:value="0" calcext:value-type="float">
            <text:p>0</text:p>
          </table:table-cell>
          <table:table-cell office:value-type="float" office:value="2.065684" calcext:value-type="float">
            <text:p>2.065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1" calcext:value-type="float">
            <text:p>12092001</text:p>
          </table:table-cell>
          <table:table-cell office:value-type="float" office:value="0.9069165" calcext:value-type="float">
            <text:p>0.9069165</text:p>
          </table:table-cell>
          <table:table-cell office:value-type="float" office:value="137.4137" calcext:value-type="float">
            <text:p>137.4137</text:p>
          </table:table-cell>
          <table:table-cell office:value-type="float" office:value="5" calcext:value-type="float">
            <text:p>5</text:p>
          </table:table-cell>
          <table:table-cell office:value-type="float" office:value="-2.074779" calcext:value-type="float">
            <text:p>-2.074779</text:p>
          </table:table-cell>
          <table:table-cell office:value-type="float" office:value="14.25315" calcext:value-type="float">
            <text:p>14.25315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47" calcext:value-type="float">
            <text:p>0.0004998047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55" calcext:value-type="float">
            <text:p>0.003005255</text:p>
          </table:table-cell>
          <table:table-cell office:value-type="float" office:value="1189.388" calcext:value-type="float">
            <text:p>1189.388</text:p>
          </table:table-cell>
          <table:table-cell office:value-type="float" office:value="1.430294" calcext:value-type="float">
            <text:p>1.430294</text:p>
          </table:table-cell>
          <table:table-cell office:value-type="float" office:value="0" calcext:value-type="float">
            <text:p>0</text:p>
          </table:table-cell>
          <table:table-cell office:value-type="float" office:value="0.5995447" calcext:value-type="float">
            <text:p>0.5995447</text:p>
          </table:table-cell>
          <table:table-cell office:value-type="float" office:value="0.2998156" calcext:value-type="float">
            <text:p>0.2998156</text:p>
          </table:table-cell>
          <table:table-cell office:value-type="float" office:value="0.132973" calcext:value-type="float">
            <text:p>0.132973</text:p>
          </table:table-cell>
          <table:table-cell office:value-type="float" office:value="0.08671177" calcext:value-type="float">
            <text:p>0.08671177</text:p>
          </table:table-cell>
          <table:table-cell office:value-type="float" office:value="0.06793326" calcext:value-type="float">
            <text:p>0.06793326</text:p>
          </table:table-cell>
          <table:table-cell office:value-type="float" office:value="0.03793446" calcext:value-type="float">
            <text:p>0.03793446</text:p>
          </table:table-cell>
          <table:table-cell office:value-type="float" office:value="0.03092957" calcext:value-type="float">
            <text:p>0.03092957</text:p>
          </table:table-cell>
          <table:table-cell office:value-type="float" office:value="0.06165741" calcext:value-type="float">
            <text:p>0.06165741</text:p>
          </table:table-cell>
          <table:table-cell office:value-type="float" office:value="0.1022277" calcext:value-type="float">
            <text:p>0.1022277</text:p>
          </table:table-cell>
          <table:table-cell office:value-type="float" office:value="0.09690471" calcext:value-type="float">
            <text:p>0.09690471</text:p>
          </table:table-cell>
          <table:table-cell office:value-type="float" office:value="0.09573267" calcext:value-type="float">
            <text:p>0.09573267</text:p>
          </table:table-cell>
          <table:table-cell office:value-type="float" office:value="0.09559314" calcext:value-type="float">
            <text:p>0.09559314</text:p>
          </table:table-cell>
          <table:table-cell office:value-type="float" office:value="0.09677496" calcext:value-type="float">
            <text:p>0.09677496</text:p>
          </table:table-cell>
          <table:table-cell office:value-type="float" office:value="0.09952095" calcext:value-type="float">
            <text:p>0.09952095</text:p>
          </table:table-cell>
          <table:table-cell office:value-type="float" office:value="0" calcext:value-type="float">
            <text:p>0</text:p>
          </table:table-cell>
          <table:table-cell office:value-type="float" office:value="25.5513" calcext:value-type="float">
            <text:p>25.5513</text:p>
          </table:table-cell>
          <table:table-cell office:value-type="float" office:value="26.9579" calcext:value-type="float">
            <text:p>26.9579</text:p>
          </table:table-cell>
          <table:table-cell office:value-type="float" office:value="11.25234" calcext:value-type="float">
            <text:p>11.25234</text:p>
          </table:table-cell>
          <table:table-cell office:value-type="float" office:value="5.554735" calcext:value-type="float">
            <text:p>5.554735</text:p>
          </table:table-cell>
          <table:table-cell office:value-type="float" office:value="3.5642" calcext:value-type="float">
            <text:p>3.5642</text:p>
          </table:table-cell>
          <table:table-cell office:value-type="float" office:value="1.423349" calcext:value-type="float">
            <text:p>1.423349</text:p>
          </table:table-cell>
          <table:table-cell office:value-type="float" office:value="1.031466" calcext:value-type="float">
            <text:p>1.031466</text:p>
          </table:table-cell>
          <table:table-cell office:value-type="float" office:value="2.115757" calcext:value-type="float">
            <text:p>2.115757</text:p>
          </table:table-cell>
          <table:table-cell office:value-type="float" office:value="3.267452" calcext:value-type="float">
            <text:p>3.267452</text:p>
          </table:table-cell>
          <table:table-cell office:value-type="float" office:value="3.186887" calcext:value-type="float">
            <text:p>3.186887</text:p>
          </table:table-cell>
          <table:table-cell office:value-type="float" office:value="3.329274" calcext:value-type="float">
            <text:p>3.329274</text:p>
          </table:table-cell>
          <table:table-cell office:value-type="float" office:value="3.384643" calcext:value-type="float">
            <text:p>3.384643</text:p>
          </table:table-cell>
          <table:table-cell office:value-type="float" office:value="3.540748" calcext:value-type="float">
            <text:p>3.540748</text:p>
          </table:table-cell>
          <table:table-cell office:value-type="float" office:value="3.806471" calcext:value-type="float">
            <text:p>3.806471</text:p>
          </table:table-cell>
          <table:table-cell office:value-type="float" office:value="0" calcext:value-type="float">
            <text:p>0</text:p>
          </table:table-cell>
          <table:table-cell office:value-type="float" office:value="6.48771" calcext:value-type="float">
            <text:p>6.487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1" calcext:value-type="float">
            <text:p>13092001</text:p>
          </table:table-cell>
          <table:table-cell office:value-type="float" office:value="0.9052224" calcext:value-type="float">
            <text:p>0.9052224</text:p>
          </table:table-cell>
          <table:table-cell office:value-type="float" office:value="137.4056" calcext:value-type="float">
            <text:p>137.4056</text:p>
          </table:table-cell>
          <table:table-cell office:value-type="float" office:value="5" calcext:value-type="float">
            <text:p>5</text:p>
          </table:table-cell>
          <table:table-cell office:value-type="float" office:value="-2.07373" calcext:value-type="float">
            <text:p>-2.07373</text:p>
          </table:table-cell>
          <table:table-cell office:value-type="float" office:value="14.29409" calcext:value-type="float">
            <text:p>14.29409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47" calcext:value-type="float">
            <text:p>0.0004998047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55" calcext:value-type="float">
            <text:p>0.003005255</text:p>
          </table:table-cell>
          <table:table-cell office:value-type="float" office:value="1189.359" calcext:value-type="float">
            <text:p>1189.359</text:p>
          </table:table-cell>
          <table:table-cell office:value-type="float" office:value="1.427459" calcext:value-type="float">
            <text:p>1.427459</text:p>
          </table:table-cell>
          <table:table-cell office:value-type="float" office:value="0" calcext:value-type="float">
            <text:p>0</text:p>
          </table:table-cell>
          <table:table-cell office:value-type="float" office:value="0.5072287" calcext:value-type="float">
            <text:p>0.5072287</text:p>
          </table:table-cell>
          <table:table-cell office:value-type="float" office:value="0.3014658" calcext:value-type="float">
            <text:p>0.3014658</text:p>
          </table:table-cell>
          <table:table-cell office:value-type="float" office:value="0.138814" calcext:value-type="float">
            <text:p>0.138814</text:p>
          </table:table-cell>
          <table:table-cell office:value-type="float" office:value="0.08908545" calcext:value-type="float">
            <text:p>0.08908545</text:p>
          </table:table-cell>
          <table:table-cell office:value-type="float" office:value="0.0698591" calcext:value-type="float">
            <text:p>0.0698591</text:p>
          </table:table-cell>
          <table:table-cell office:value-type="float" office:value="0.03934612" calcext:value-type="float">
            <text:p>0.03934612</text:p>
          </table:table-cell>
          <table:table-cell office:value-type="float" office:value="0.03169769" calcext:value-type="float">
            <text:p>0.03169769</text:p>
          </table:table-cell>
          <table:table-cell office:value-type="float" office:value="0.06179239" calcext:value-type="float">
            <text:p>0.06179239</text:p>
          </table:table-cell>
          <table:table-cell office:value-type="float" office:value="0.1021596" calcext:value-type="float">
            <text:p>0.1021596</text:p>
          </table:table-cell>
          <table:table-cell office:value-type="float" office:value="0.09694505" calcext:value-type="float">
            <text:p>0.09694505</text:p>
          </table:table-cell>
          <table:table-cell office:value-type="float" office:value="0.09583454" calcext:value-type="float">
            <text:p>0.09583454</text:p>
          </table:table-cell>
          <table:table-cell office:value-type="float" office:value="0.09570323" calcext:value-type="float">
            <text:p>0.09570323</text:p>
          </table:table-cell>
          <table:table-cell office:value-type="float" office:value="0.09689439" calcext:value-type="float">
            <text:p>0.09689439</text:p>
          </table:table-cell>
          <table:table-cell office:value-type="float" office:value="0.09965131" calcext:value-type="float">
            <text:p>0.09965131</text:p>
          </table:table-cell>
          <table:table-cell office:value-type="float" office:value="0" calcext:value-type="float">
            <text:p>0</text:p>
          </table:table-cell>
          <table:table-cell office:value-type="float" office:value="25.59838" calcext:value-type="float">
            <text:p>25.59838</text:p>
          </table:table-cell>
          <table:table-cell office:value-type="float" office:value="26.96741" calcext:value-type="float">
            <text:p>26.96741</text:p>
          </table:table-cell>
          <table:table-cell office:value-type="float" office:value="11.26589" calcext:value-type="float">
            <text:p>11.26589</text:p>
          </table:table-cell>
          <table:table-cell office:value-type="float" office:value="5.564223" calcext:value-type="float">
            <text:p>5.564223</text:p>
          </table:table-cell>
          <table:table-cell office:value-type="float" office:value="3.572863" calcext:value-type="float">
            <text:p>3.572863</text:p>
          </table:table-cell>
          <table:table-cell office:value-type="float" office:value="1.426938" calcext:value-type="float">
            <text:p>1.426938</text:p>
          </table:table-cell>
          <table:table-cell office:value-type="float" office:value="1.035384" calcext:value-type="float">
            <text:p>1.035384</text:p>
          </table:table-cell>
          <table:table-cell office:value-type="float" office:value="2.123172" calcext:value-type="float">
            <text:p>2.123172</text:p>
          </table:table-cell>
          <table:table-cell office:value-type="float" office:value="3.27757" calcext:value-type="float">
            <text:p>3.27757</text:p>
          </table:table-cell>
          <table:table-cell office:value-type="float" office:value="3.197426" calcext:value-type="float">
            <text:p>3.197426</text:p>
          </table:table-cell>
          <table:table-cell office:value-type="float" office:value="3.340219" calcext:value-type="float">
            <text:p>3.340219</text:p>
          </table:table-cell>
          <table:table-cell office:value-type="float" office:value="3.395634" calcext:value-type="float">
            <text:p>3.395634</text:p>
          </table:table-cell>
          <table:table-cell office:value-type="float" office:value="3.551999" calcext:value-type="float">
            <text:p>3.551999</text:p>
          </table:table-cell>
          <table:table-cell office:value-type="float" office:value="3.818772" calcext:value-type="float">
            <text:p>3.818772</text:p>
          </table:table-cell>
          <table:table-cell office:value-type="float" office:value="0" calcext:value-type="float">
            <text:p>0</text:p>
          </table:table-cell>
          <table:table-cell office:value-type="float" office:value="4.491233" calcext:value-type="float">
            <text:p>4.491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1" calcext:value-type="float">
            <text:p>14092001</text:p>
          </table:table-cell>
          <table:table-cell office:value-type="float" office:value="0.9039279" calcext:value-type="float">
            <text:p>0.9039279</text:p>
          </table:table-cell>
          <table:table-cell office:value-type="float" office:value="137.398" calcext:value-type="float">
            <text:p>137.398</text:p>
          </table:table-cell>
          <table:table-cell office:value-type="float" office:value="5" calcext:value-type="float">
            <text:p>5</text:p>
          </table:table-cell>
          <table:table-cell office:value-type="float" office:value="-2.072881" calcext:value-type="float">
            <text:p>-2.072881</text:p>
          </table:table-cell>
          <table:table-cell office:value-type="float" office:value="14.33455" calcext:value-type="float">
            <text:p>14.33455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47" calcext:value-type="float">
            <text:p>0.0004998047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56" calcext:value-type="float">
            <text:p>0.003005256</text:p>
          </table:table-cell>
          <table:table-cell office:value-type="float" office:value="1189.328" calcext:value-type="float">
            <text:p>1189.328</text:p>
          </table:table-cell>
          <table:table-cell office:value-type="float" office:value="1.425368" calcext:value-type="float">
            <text:p>1.425368</text:p>
          </table:table-cell>
          <table:table-cell office:value-type="float" office:value="0" calcext:value-type="float">
            <text:p>0</text:p>
          </table:table-cell>
          <table:table-cell office:value-type="float" office:value="0.1794595" calcext:value-type="float">
            <text:p>0.1794595</text:p>
          </table:table-cell>
          <table:table-cell office:value-type="float" office:value="0.2825479" calcext:value-type="float">
            <text:p>0.2825479</text:p>
          </table:table-cell>
          <table:table-cell office:value-type="float" office:value="0.1315567" calcext:value-type="float">
            <text:p>0.1315567</text:p>
          </table:table-cell>
          <table:table-cell office:value-type="float" office:value="0.08338866" calcext:value-type="float">
            <text:p>0.08338866</text:p>
          </table:table-cell>
          <table:table-cell office:value-type="float" office:value="0.06603233" calcext:value-type="float">
            <text:p>0.06603233</text:p>
          </table:table-cell>
          <table:table-cell office:value-type="float" office:value="0.0384605" calcext:value-type="float">
            <text:p>0.0384605</text:p>
          </table:table-cell>
          <table:table-cell office:value-type="float" office:value="0.03169772" calcext:value-type="float">
            <text:p>0.03169772</text:p>
          </table:table-cell>
          <table:table-cell office:value-type="float" office:value="0.06187077" calcext:value-type="float">
            <text:p>0.06187077</text:p>
          </table:table-cell>
          <table:table-cell office:value-type="float" office:value="0.1021503" calcext:value-type="float">
            <text:p>0.1021503</text:p>
          </table:table-cell>
          <table:table-cell office:value-type="float" office:value="0.09698472" calcext:value-type="float">
            <text:p>0.09698472</text:p>
          </table:table-cell>
          <table:table-cell office:value-type="float" office:value="0.09593293" calcext:value-type="float">
            <text:p>0.09593293</text:p>
          </table:table-cell>
          <table:table-cell office:value-type="float" office:value="0.09582284" calcext:value-type="float">
            <text:p>0.09582284</text:p>
          </table:table-cell>
          <table:table-cell office:value-type="float" office:value="0.09701367" calcext:value-type="float">
            <text:p>0.09701367</text:p>
          </table:table-cell>
          <table:table-cell office:value-type="float" office:value="0.09978136" calcext:value-type="float">
            <text:p>0.09978136</text:p>
          </table:table-cell>
          <table:table-cell office:value-type="float" office:value="0" calcext:value-type="float">
            <text:p>0</text:p>
          </table:table-cell>
          <table:table-cell office:value-type="float" office:value="25.6197" calcext:value-type="float">
            <text:p>25.6197</text:p>
          </table:table-cell>
          <table:table-cell office:value-type="float" office:value="26.97404" calcext:value-type="float">
            <text:p>26.97404</text:p>
          </table:table-cell>
          <table:table-cell office:value-type="float" office:value="11.27871" calcext:value-type="float">
            <text:p>11.27871</text:p>
          </table:table-cell>
          <table:table-cell office:value-type="float" office:value="5.573446" calcext:value-type="float">
            <text:p>5.573446</text:p>
          </table:table-cell>
          <table:table-cell office:value-type="float" office:value="3.581434" calcext:value-type="float">
            <text:p>3.581434</text:p>
          </table:table-cell>
          <table:table-cell office:value-type="float" office:value="1.430582" calcext:value-type="float">
            <text:p>1.430582</text:p>
          </table:table-cell>
          <table:table-cell office:value-type="float" office:value="1.039322" calcext:value-type="float">
            <text:p>1.039322</text:p>
          </table:table-cell>
          <table:table-cell office:value-type="float" office:value="2.130613" calcext:value-type="float">
            <text:p>2.130613</text:p>
          </table:table-cell>
          <table:table-cell office:value-type="float" office:value="3.287656" calcext:value-type="float">
            <text:p>3.287656</text:p>
          </table:table-cell>
          <table:table-cell office:value-type="float" office:value="3.207945" calcext:value-type="float">
            <text:p>3.207945</text:p>
          </table:table-cell>
          <table:table-cell office:value-type="float" office:value="3.351148" calcext:value-type="float">
            <text:p>3.351148</text:p>
          </table:table-cell>
          <table:table-cell office:value-type="float" office:value="3.406602" calcext:value-type="float">
            <text:p>3.406602</text:p>
          </table:table-cell>
          <table:table-cell office:value-type="float" office:value="3.563232" calcext:value-type="float">
            <text:p>3.563232</text:p>
          </table:table-cell>
          <table:table-cell office:value-type="float" office:value="3.831051" calcext:value-type="float">
            <text:p>3.831051</text:p>
          </table:table-cell>
          <table:table-cell office:value-type="float" office:value="0" calcext:value-type="float">
            <text:p>0</text:p>
          </table:table-cell>
          <table:table-cell office:value-type="float" office:value="1.134705" calcext:value-type="float">
            <text:p>1.1347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1" calcext:value-type="float">
            <text:p>15092001</text:p>
          </table:table-cell>
          <table:table-cell office:value-type="float" office:value="0.9025292" calcext:value-type="float">
            <text:p>0.9025292</text:p>
          </table:table-cell>
          <table:table-cell office:value-type="float" office:value="137.3914" calcext:value-type="float">
            <text:p>137.3914</text:p>
          </table:table-cell>
          <table:table-cell office:value-type="float" office:value="5" calcext:value-type="float">
            <text:p>5</text:p>
          </table:table-cell>
          <table:table-cell office:value-type="float" office:value="-2.072478" calcext:value-type="float">
            <text:p>-2.072478</text:p>
          </table:table-cell>
          <table:table-cell office:value-type="float" office:value="14.37398" calcext:value-type="float">
            <text:p>14.37398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47" calcext:value-type="float">
            <text:p>0.0004998047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57" calcext:value-type="float">
            <text:p>0.003005257</text:p>
          </table:table-cell>
          <table:table-cell office:value-type="float" office:value="1189.298" calcext:value-type="float">
            <text:p>1189.298</text:p>
          </table:table-cell>
          <table:table-cell office:value-type="float" office:value="1.424815" calcext:value-type="float">
            <text:p>1.424815</text:p>
          </table:table-cell>
          <table:table-cell office:value-type="float" office:value="0" calcext:value-type="float">
            <text:p>0</text:p>
          </table:table-cell>
          <table:table-cell office:value-type="float" office:value="0.1752089" calcext:value-type="float">
            <text:p>0.1752089</text:p>
          </table:table-cell>
          <table:table-cell office:value-type="float" office:value="0.2726285" calcext:value-type="float">
            <text:p>0.2726285</text:p>
          </table:table-cell>
          <table:table-cell office:value-type="float" office:value="0.1231462" calcext:value-type="float">
            <text:p>0.1231462</text:p>
          </table:table-cell>
          <table:table-cell office:value-type="float" office:value="0.0761631" calcext:value-type="float">
            <text:p>0.0761631</text:p>
          </table:table-cell>
          <table:table-cell office:value-type="float" office:value="0.06014443" calcext:value-type="float">
            <text:p>0.06014443</text:p>
          </table:table-cell>
          <table:table-cell office:value-type="float" office:value="0.03586829" calcext:value-type="float">
            <text:p>0.03586829</text:p>
          </table:table-cell>
          <table:table-cell office:value-type="float" office:value="0.03089019" calcext:value-type="float">
            <text:p>0.03089019</text:p>
          </table:table-cell>
          <table:table-cell office:value-type="float" office:value="0.06154076" calcext:value-type="float">
            <text:p>0.06154076</text:p>
          </table:table-cell>
          <table:table-cell office:value-type="float" office:value="0.1021347" calcext:value-type="float">
            <text:p>0.1021347</text:p>
          </table:table-cell>
          <table:table-cell office:value-type="float" office:value="0.09703823" calcext:value-type="float">
            <text:p>0.09703823</text:p>
          </table:table-cell>
          <table:table-cell office:value-type="float" office:value="0.09603377" calcext:value-type="float">
            <text:p>0.09603377</text:p>
          </table:table-cell>
          <table:table-cell office:value-type="float" office:value="0.09595884" calcext:value-type="float">
            <text:p>0.09595884</text:p>
          </table:table-cell>
          <table:table-cell office:value-type="float" office:value="0.09713259" calcext:value-type="float">
            <text:p>0.09713259</text:p>
          </table:table-cell>
          <table:table-cell office:value-type="float" office:value="0.09991142" calcext:value-type="float">
            <text:p>0.09991142</text:p>
          </table:table-cell>
          <table:table-cell office:value-type="float" office:value="0" calcext:value-type="float">
            <text:p>0</text:p>
          </table:table-cell>
          <table:table-cell office:value-type="float" office:value="25.60946" calcext:value-type="float">
            <text:p>25.60946</text:p>
          </table:table-cell>
          <table:table-cell office:value-type="float" office:value="26.97191" calcext:value-type="float">
            <text:p>26.97191</text:p>
          </table:table-cell>
          <table:table-cell office:value-type="float" office:value="11.28874" calcext:value-type="float">
            <text:p>11.28874</text:p>
          </table:table-cell>
          <table:table-cell office:value-type="float" office:value="5.581" calcext:value-type="float">
            <text:p>5.581</text:p>
          </table:table-cell>
          <table:table-cell office:value-type="float" office:value="3.588833" calcext:value-type="float">
            <text:p>3.588833</text:p>
          </table:table-cell>
          <table:table-cell office:value-type="float" office:value="1.433954" calcext:value-type="float">
            <text:p>1.433954</text:p>
          </table:table-cell>
          <table:table-cell office:value-type="float" office:value="1.043125" calcext:value-type="float">
            <text:p>1.043125</text:p>
          </table:table-cell>
          <table:table-cell office:value-type="float" office:value="2.138025" calcext:value-type="float">
            <text:p>2.138025</text:p>
          </table:table-cell>
          <table:table-cell office:value-type="float" office:value="3.297723" calcext:value-type="float">
            <text:p>3.297723</text:p>
          </table:table-cell>
          <table:table-cell office:value-type="float" office:value="3.218445" calcext:value-type="float">
            <text:p>3.218445</text:p>
          </table:table-cell>
          <table:table-cell office:value-type="float" office:value="3.362065" calcext:value-type="float">
            <text:p>3.362065</text:p>
          </table:table-cell>
          <table:table-cell office:value-type="float" office:value="3.417573" calcext:value-type="float">
            <text:p>3.417573</text:p>
          </table:table-cell>
          <table:table-cell office:value-type="float" office:value="3.574435" calcext:value-type="float">
            <text:p>3.574435</text:p>
          </table:table-cell>
          <table:table-cell office:value-type="float" office:value="3.843325" calcext:value-type="float">
            <text:p>3.843325</text:p>
          </table:table-cell>
          <table:table-cell office:value-type="float" office:value="0" calcext:value-type="float">
            <text:p>0</text:p>
          </table:table-cell>
          <table:table-cell office:value-type="float" office:value="0.8899628" calcext:value-type="float">
            <text:p>0.8899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1" calcext:value-type="float">
            <text:p>16092001</text:p>
          </table:table-cell>
          <table:table-cell office:value-type="float" office:value="0.9011312" calcext:value-type="float">
            <text:p>0.9011312</text:p>
          </table:table-cell>
          <table:table-cell office:value-type="float" office:value="137.385" calcext:value-type="float">
            <text:p>137.385</text:p>
          </table:table-cell>
          <table:table-cell office:value-type="float" office:value="5" calcext:value-type="float">
            <text:p>5</text:p>
          </table:table-cell>
          <table:table-cell office:value-type="float" office:value="-2.07208" calcext:value-type="float">
            <text:p>-2.07208</text:p>
          </table:table-cell>
          <table:table-cell office:value-type="float" office:value="14.41246" calcext:value-type="float">
            <text:p>14.41246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" calcext:value-type="float">
            <text:p>0.00049980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63" calcext:value-type="float">
            <text:p>0.003005263</text:p>
          </table:table-cell>
          <table:table-cell office:value-type="float" office:value="1189.268" calcext:value-type="float">
            <text:p>1189.268</text:p>
          </table:table-cell>
          <table:table-cell office:value-type="float" office:value="1.424783" calcext:value-type="float">
            <text:p>1.424783</text:p>
          </table:table-cell>
          <table:table-cell office:value-type="float" office:value="0" calcext:value-type="float">
            <text:p>0</text:p>
          </table:table-cell>
          <table:table-cell office:value-type="float" office:value="0.1715147" calcext:value-type="float">
            <text:p>0.1715147</text:p>
          </table:table-cell>
          <table:table-cell office:value-type="float" office:value="0.2517055" calcext:value-type="float">
            <text:p>0.2517055</text:p>
          </table:table-cell>
          <table:table-cell office:value-type="float" office:value="0.1242011" calcext:value-type="float">
            <text:p>0.1242011</text:p>
          </table:table-cell>
          <table:table-cell office:value-type="float" office:value="0.07365365" calcext:value-type="float">
            <text:p>0.07365365</text:p>
          </table:table-cell>
          <table:table-cell office:value-type="float" office:value="0.05744004" calcext:value-type="float">
            <text:p>0.05744004</text:p>
          </table:table-cell>
          <table:table-cell office:value-type="float" office:value="0.03429034" calcext:value-type="float">
            <text:p>0.03429034</text:p>
          </table:table-cell>
          <table:table-cell office:value-type="float" office:value="0.03022109" calcext:value-type="float">
            <text:p>0.03022109</text:p>
          </table:table-cell>
          <table:table-cell office:value-type="float" office:value="0.06102596" calcext:value-type="float">
            <text:p>0.06102596</text:p>
          </table:table-cell>
          <table:table-cell office:value-type="float" office:value="0.1020507" calcext:value-type="float">
            <text:p>0.1020507</text:p>
          </table:table-cell>
          <table:table-cell office:value-type="float" office:value="0.09709387" calcext:value-type="float">
            <text:p>0.09709387</text:p>
          </table:table-cell>
          <table:table-cell office:value-type="float" office:value="0.09613635" calcext:value-type="float">
            <text:p>0.09613635</text:p>
          </table:table-cell>
          <table:table-cell office:value-type="float" office:value="0.09605534" calcext:value-type="float">
            <text:p>0.09605534</text:p>
          </table:table-cell>
          <table:table-cell office:value-type="float" office:value="0.0972515" calcext:value-type="float">
            <text:p>0.0972515</text:p>
          </table:table-cell>
          <table:table-cell office:value-type="float" office:value="0.1000412" calcext:value-type="float">
            <text:p>0.1000412</text:p>
          </table:table-cell>
          <table:table-cell office:value-type="float" office:value="0" calcext:value-type="float">
            <text:p>0</text:p>
          </table:table-cell>
          <table:table-cell office:value-type="float" office:value="25.57521" calcext:value-type="float">
            <text:p>25.57521</text:p>
          </table:table-cell>
          <table:table-cell office:value-type="float" office:value="26.95928" calcext:value-type="float">
            <text:p>26.95928</text:p>
          </table:table-cell>
          <table:table-cell office:value-type="float" office:value="11.29849" calcext:value-type="float">
            <text:p>11.29849</text:p>
          </table:table-cell>
          <table:table-cell office:value-type="float" office:value="5.58743" calcext:value-type="float">
            <text:p>5.58743</text:p>
          </table:table-cell>
          <table:table-cell office:value-type="float" office:value="3.595292" calcext:value-type="float">
            <text:p>3.595292</text:p>
          </table:table-cell>
          <table:table-cell office:value-type="float" office:value="1.43703" calcext:value-type="float">
            <text:p>1.43703</text:p>
          </table:table-cell>
          <table:table-cell office:value-type="float" office:value="1.046745" calcext:value-type="float">
            <text:p>1.046745</text:p>
          </table:table-cell>
          <table:table-cell office:value-type="float" office:value="2.145335" calcext:value-type="float">
            <text:p>2.145335</text:p>
          </table:table-cell>
          <table:table-cell office:value-type="float" office:value="3.307758" calcext:value-type="float">
            <text:p>3.307758</text:p>
          </table:table-cell>
          <table:table-cell office:value-type="float" office:value="3.228933" calcext:value-type="float">
            <text:p>3.228933</text:p>
          </table:table-cell>
          <table:table-cell office:value-type="float" office:value="3.372964" calcext:value-type="float">
            <text:p>3.372964</text:p>
          </table:table-cell>
          <table:table-cell office:value-type="float" office:value="3.428503" calcext:value-type="float">
            <text:p>3.428503</text:p>
          </table:table-cell>
          <table:table-cell office:value-type="float" office:value="3.585619" calcext:value-type="float">
            <text:p>3.585619</text:p>
          </table:table-cell>
          <table:table-cell office:value-type="float" office:value="3.85557" calcext:value-type="float">
            <text:p>3.85557</text:p>
          </table:table-cell>
          <table:table-cell office:value-type="float" office:value="0" calcext:value-type="float">
            <text:p>0</text:p>
          </table:table-cell>
          <table:table-cell office:value-type="float" office:value="0.8313895" calcext:value-type="float">
            <text:p>0.8313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1" calcext:value-type="float">
            <text:p>17092001</text:p>
          </table:table-cell>
          <table:table-cell office:value-type="float" office:value="0.8994842" calcext:value-type="float">
            <text:p>0.8994842</text:p>
          </table:table-cell>
          <table:table-cell office:value-type="float" office:value="137.3787" calcext:value-type="float">
            <text:p>137.3787</text:p>
          </table:table-cell>
          <table:table-cell office:value-type="float" office:value="5" calcext:value-type="float">
            <text:p>5</text:p>
          </table:table-cell>
          <table:table-cell office:value-type="float" office:value="-2.071679" calcext:value-type="float">
            <text:p>-2.071679</text:p>
          </table:table-cell>
          <table:table-cell office:value-type="float" office:value="14.45135" calcext:value-type="float">
            <text:p>14.45135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" calcext:value-type="float">
            <text:p>0.00049980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63" calcext:value-type="float">
            <text:p>0.003005263</text:p>
          </table:table-cell>
          <table:table-cell office:value-type="float" office:value="1189.237" calcext:value-type="float">
            <text:p>1189.237</text:p>
          </table:table-cell>
          <table:table-cell office:value-type="float" office:value="1.424847" calcext:value-type="float">
            <text:p>1.424847</text:p>
          </table:table-cell>
          <table:table-cell office:value-type="float" office:value="0" calcext:value-type="float">
            <text:p>0</text:p>
          </table:table-cell>
          <table:table-cell office:value-type="float" office:value="0.2534655" calcext:value-type="float">
            <text:p>0.2534655</text:p>
          </table:table-cell>
          <table:table-cell office:value-type="float" office:value="0.2721848" calcext:value-type="float">
            <text:p>0.2721848</text:p>
          </table:table-cell>
          <table:table-cell office:value-type="float" office:value="0.1215282" calcext:value-type="float">
            <text:p>0.1215282</text:p>
          </table:table-cell>
          <table:table-cell office:value-type="float" office:value="0.07578257" calcext:value-type="float">
            <text:p>0.07578257</text:p>
          </table:table-cell>
          <table:table-cell office:value-type="float" office:value="0.05850156" calcext:value-type="float">
            <text:p>0.05850156</text:p>
          </table:table-cell>
          <table:table-cell office:value-type="float" office:value="0.03444664" calcext:value-type="float">
            <text:p>0.03444664</text:p>
          </table:table-cell>
          <table:table-cell office:value-type="float" office:value="0.03019619" calcext:value-type="float">
            <text:p>0.03019619</text:p>
          </table:table-cell>
          <table:table-cell office:value-type="float" office:value="0.06069995" calcext:value-type="float">
            <text:p>0.06069995</text:p>
          </table:table-cell>
          <table:table-cell office:value-type="float" office:value="0.1019573" calcext:value-type="float">
            <text:p>0.1019573</text:p>
          </table:table-cell>
          <table:table-cell office:value-type="float" office:value="0.09715888" calcext:value-type="float">
            <text:p>0.09715888</text:p>
          </table:table-cell>
          <table:table-cell office:value-type="float" office:value="0.09624416" calcext:value-type="float">
            <text:p>0.09624416</text:p>
          </table:table-cell>
          <table:table-cell office:value-type="float" office:value="0.09617047" calcext:value-type="float">
            <text:p>0.09617047</text:p>
          </table:table-cell>
          <table:table-cell office:value-type="float" office:value="0.09737018" calcext:value-type="float">
            <text:p>0.09737018</text:p>
          </table:table-cell>
          <table:table-cell office:value-type="float" office:value="0.1001706" calcext:value-type="float">
            <text:p>0.1001706</text:p>
          </table:table-cell>
          <table:table-cell office:value-type="float" office:value="0" calcext:value-type="float">
            <text:p>0</text:p>
          </table:table-cell>
          <table:table-cell office:value-type="float" office:value="25.56971" calcext:value-type="float">
            <text:p>25.56971</text:p>
          </table:table-cell>
          <table:table-cell office:value-type="float" office:value="26.9528" calcext:value-type="float">
            <text:p>26.9528</text:p>
          </table:table-cell>
          <table:table-cell office:value-type="float" office:value="11.30752" calcext:value-type="float">
            <text:p>11.30752</text:p>
          </table:table-cell>
          <table:table-cell office:value-type="float" office:value="5.593935" calcext:value-type="float">
            <text:p>5.593935</text:p>
          </table:table-cell>
          <table:table-cell office:value-type="float" office:value="3.601632" calcext:value-type="float">
            <text:p>3.601632</text:p>
          </table:table-cell>
          <table:table-cell office:value-type="float" office:value="1.440014" calcext:value-type="float">
            <text:p>1.440014</text:p>
          </table:table-cell>
          <table:table-cell office:value-type="float" office:value="1.050267" calcext:value-type="float">
            <text:p>1.050267</text:p>
          </table:table-cell>
          <table:table-cell office:value-type="float" office:value="2.152545" calcext:value-type="float">
            <text:p>2.152545</text:p>
          </table:table-cell>
          <table:table-cell office:value-type="float" office:value="3.317753" calcext:value-type="float">
            <text:p>3.317753</text:p>
          </table:table-cell>
          <table:table-cell office:value-type="float" office:value="3.239407" calcext:value-type="float">
            <text:p>3.239407</text:p>
          </table:table-cell>
          <table:table-cell office:value-type="float" office:value="3.383852" calcext:value-type="float">
            <text:p>3.383852</text:p>
          </table:table-cell>
          <table:table-cell office:value-type="float" office:value="3.439436" calcext:value-type="float">
            <text:p>3.439436</text:p>
          </table:table-cell>
          <table:table-cell office:value-type="float" office:value="3.596783" calcext:value-type="float">
            <text:p>3.596783</text:p>
          </table:table-cell>
          <table:table-cell office:value-type="float" office:value="3.867809" calcext:value-type="float">
            <text:p>3.867809</text:p>
          </table:table-cell>
          <table:table-cell office:value-type="float" office:value="0" calcext:value-type="float">
            <text:p>0</text:p>
          </table:table-cell>
          <table:table-cell office:value-type="float" office:value="1.145898" calcext:value-type="float">
            <text:p>1.1458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1" calcext:value-type="float">
            <text:p>18092001</text:p>
          </table:table-cell>
          <table:table-cell office:value-type="float" office:value="0.8979935" calcext:value-type="float">
            <text:p>0.8979935</text:p>
          </table:table-cell>
          <table:table-cell office:value-type="float" office:value="137.3726" calcext:value-type="float">
            <text:p>137.3726</text:p>
          </table:table-cell>
          <table:table-cell office:value-type="float" office:value="5" calcext:value-type="float">
            <text:p>5</text:p>
          </table:table-cell>
          <table:table-cell office:value-type="float" office:value="-2.071296" calcext:value-type="float">
            <text:p>-2.071296</text:p>
          </table:table-cell>
          <table:table-cell office:value-type="float" office:value="14.49008" calcext:value-type="float">
            <text:p>14.49008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" calcext:value-type="float">
            <text:p>0.00049980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64" calcext:value-type="float">
            <text:p>0.003005264</text:p>
          </table:table-cell>
          <table:table-cell office:value-type="float" office:value="1189.207" calcext:value-type="float">
            <text:p>1189.207</text:p>
          </table:table-cell>
          <table:table-cell office:value-type="float" office:value="1.424868" calcext:value-type="float">
            <text:p>1.424868</text:p>
          </table:table-cell>
          <table:table-cell office:value-type="float" office:value="0" calcext:value-type="float">
            <text:p>0</text:p>
          </table:table-cell>
          <table:table-cell office:value-type="float" office:value="0.1852621" calcext:value-type="float">
            <text:p>0.1852621</text:p>
          </table:table-cell>
          <table:table-cell office:value-type="float" office:value="0.2637763" calcext:value-type="float">
            <text:p>0.2637763</text:p>
          </table:table-cell>
          <table:table-cell office:value-type="float" office:value="0.1200112" calcext:value-type="float">
            <text:p>0.1200112</text:p>
          </table:table-cell>
          <table:table-cell office:value-type="float" office:value="0.07404255" calcext:value-type="float">
            <text:p>0.07404255</text:p>
          </table:table-cell>
          <table:table-cell office:value-type="float" office:value="0.05731832" calcext:value-type="float">
            <text:p>0.05731832</text:p>
          </table:table-cell>
          <table:table-cell office:value-type="float" office:value="0.03414495" calcext:value-type="float">
            <text:p>0.03414495</text:p>
          </table:table-cell>
          <table:table-cell office:value-type="float" office:value="0.0301426" calcext:value-type="float">
            <text:p>0.0301426</text:p>
          </table:table-cell>
          <table:table-cell office:value-type="float" office:value="0.06056723" calcext:value-type="float">
            <text:p>0.06056723</text:p>
          </table:table-cell>
          <table:table-cell office:value-type="float" office:value="0.1018651" calcext:value-type="float">
            <text:p>0.1018651</text:p>
          </table:table-cell>
          <table:table-cell office:value-type="float" office:value="0.0972038" calcext:value-type="float">
            <text:p>0.0972038</text:p>
          </table:table-cell>
          <table:table-cell office:value-type="float" office:value="0.09634513" calcext:value-type="float">
            <text:p>0.09634513</text:p>
          </table:table-cell>
          <table:table-cell office:value-type="float" office:value="0.09628401" calcext:value-type="float">
            <text:p>0.09628401</text:p>
          </table:table-cell>
          <table:table-cell office:value-type="float" office:value="0.09748823" calcext:value-type="float">
            <text:p>0.09748823</text:p>
          </table:table-cell>
          <table:table-cell office:value-type="float" office:value="0.1003001" calcext:value-type="float">
            <text:p>0.1003001</text:p>
          </table:table-cell>
          <table:table-cell office:value-type="float" office:value="0" calcext:value-type="float">
            <text:p>0</text:p>
          </table:table-cell>
          <table:table-cell office:value-type="float" office:value="25.55634" calcext:value-type="float">
            <text:p>25.55634</text:p>
          </table:table-cell>
          <table:table-cell office:value-type="float" office:value="26.94712" calcext:value-type="float">
            <text:p>26.94712</text:p>
          </table:table-cell>
          <table:table-cell office:value-type="float" office:value="11.31611" calcext:value-type="float">
            <text:p>11.31611</text:p>
          </table:table-cell>
          <table:table-cell office:value-type="float" office:value="5.600627" calcext:value-type="float">
            <text:p>5.600627</text:p>
          </table:table-cell>
          <table:table-cell office:value-type="float" office:value="3.608094" calcext:value-type="float">
            <text:p>3.608094</text:p>
          </table:table-cell>
          <table:table-cell office:value-type="float" office:value="1.443029" calcext:value-type="float">
            <text:p>1.443029</text:p>
          </table:table-cell>
          <table:table-cell office:value-type="float" office:value="1.053772" calcext:value-type="float">
            <text:p>1.053772</text:p>
          </table:table-cell>
          <table:table-cell office:value-type="float" office:value="2.159704" calcext:value-type="float">
            <text:p>2.159704</text:p>
          </table:table-cell>
          <table:table-cell office:value-type="float" office:value="3.327707" calcext:value-type="float">
            <text:p>3.327707</text:p>
          </table:table-cell>
          <table:table-cell office:value-type="float" office:value="3.249864" calcext:value-type="float">
            <text:p>3.249864</text:p>
          </table:table-cell>
          <table:table-cell office:value-type="float" office:value="3.394722" calcext:value-type="float">
            <text:p>3.394722</text:p>
          </table:table-cell>
          <table:table-cell office:value-type="float" office:value="3.450334" calcext:value-type="float">
            <text:p>3.450334</text:p>
          </table:table-cell>
          <table:table-cell office:value-type="float" office:value="3.607922" calcext:value-type="float">
            <text:p>3.607922</text:p>
          </table:table-cell>
          <table:table-cell office:value-type="float" office:value="3.880039" calcext:value-type="float">
            <text:p>3.880039</text:p>
          </table:table-cell>
          <table:table-cell office:value-type="float" office:value="0" calcext:value-type="float">
            <text:p>0</text:p>
          </table:table-cell>
          <table:table-cell office:value-type="float" office:value="0.4926277" calcext:value-type="float">
            <text:p>0.49262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1" calcext:value-type="float">
            <text:p>19092001</text:p>
          </table:table-cell>
          <table:table-cell office:value-type="float" office:value="0.8963646" calcext:value-type="float">
            <text:p>0.8963646</text:p>
          </table:table-cell>
          <table:table-cell office:value-type="float" office:value="137.3665" calcext:value-type="float">
            <text:p>137.3665</text:p>
          </table:table-cell>
          <table:table-cell office:value-type="float" office:value="5" calcext:value-type="float">
            <text:p>5</text:p>
          </table:table-cell>
          <table:table-cell office:value-type="float" office:value="-2.070923" calcext:value-type="float">
            <text:p>-2.070923</text:p>
          </table:table-cell>
          <table:table-cell office:value-type="float" office:value="14.52881" calcext:value-type="float">
            <text:p>14.52881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" calcext:value-type="float">
            <text:p>0.00049980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64" calcext:value-type="float">
            <text:p>0.003005264</text:p>
          </table:table-cell>
          <table:table-cell office:value-type="float" office:value="1189.177" calcext:value-type="float">
            <text:p>1189.177</text:p>
          </table:table-cell>
          <table:table-cell office:value-type="float" office:value="1.424863" calcext:value-type="float">
            <text:p>1.424863</text:p>
          </table:table-cell>
          <table:table-cell office:value-type="float" office:value="0" calcext:value-type="float">
            <text:p>0</text:p>
          </table:table-cell>
          <table:table-cell office:value-type="float" office:value="0.2593036" calcext:value-type="float">
            <text:p>0.2593036</text:p>
          </table:table-cell>
          <table:table-cell office:value-type="float" office:value="0.2754547" calcext:value-type="float">
            <text:p>0.2754547</text:p>
          </table:table-cell>
          <table:table-cell office:value-type="float" office:value="0.121209" calcext:value-type="float">
            <text:p>0.121209</text:p>
          </table:table-cell>
          <table:table-cell office:value-type="float" office:value="0.07464963" calcext:value-type="float">
            <text:p>0.07464963</text:p>
          </table:table-cell>
          <table:table-cell office:value-type="float" office:value="0.05725799" calcext:value-type="float">
            <text:p>0.05725799</text:p>
          </table:table-cell>
          <table:table-cell office:value-type="float" office:value="0.03391282" calcext:value-type="float">
            <text:p>0.03391282</text:p>
          </table:table-cell>
          <table:table-cell office:value-type="float" office:value="0.03004302" calcext:value-type="float">
            <text:p>0.03004302</text:p>
          </table:table-cell>
          <table:table-cell office:value-type="float" office:value="0.06042068" calcext:value-type="float">
            <text:p>0.06042068</text:p>
          </table:table-cell>
          <table:table-cell office:value-type="float" office:value="0.1018248" calcext:value-type="float">
            <text:p>0.1018248</text:p>
          </table:table-cell>
          <table:table-cell office:value-type="float" office:value="0.09726377" calcext:value-type="float">
            <text:p>0.09726377</text:p>
          </table:table-cell>
          <table:table-cell office:value-type="float" office:value="0.09645062" calcext:value-type="float">
            <text:p>0.09645062</text:p>
          </table:table-cell>
          <table:table-cell office:value-type="float" office:value="0.09639596" calcext:value-type="float">
            <text:p>0.09639596</text:p>
          </table:table-cell>
          <table:table-cell office:value-type="float" office:value="0.09760624" calcext:value-type="float">
            <text:p>0.09760624</text:p>
          </table:table-cell>
          <table:table-cell office:value-type="float" office:value="0.1004294" calcext:value-type="float">
            <text:p>0.1004294</text:p>
          </table:table-cell>
          <table:table-cell office:value-type="float" office:value="0" calcext:value-type="float">
            <text:p>0</text:p>
          </table:table-cell>
          <table:table-cell office:value-type="float" office:value="25.55348" calcext:value-type="float">
            <text:p>25.55348</text:p>
          </table:table-cell>
          <table:table-cell office:value-type="float" office:value="26.94247" calcext:value-type="float">
            <text:p>26.94247</text:p>
          </table:table-cell>
          <table:table-cell office:value-type="float" office:value="11.32385" calcext:value-type="float">
            <text:p>11.32385</text:p>
          </table:table-cell>
          <table:table-cell office:value-type="float" office:value="5.60706" calcext:value-type="float">
            <text:p>5.60706</text:p>
          </table:table-cell>
          <table:table-cell office:value-type="float" office:value="3.614329" calcext:value-type="float">
            <text:p>3.614329</text:p>
          </table:table-cell>
          <table:table-cell office:value-type="float" office:value="1.445983" calcext:value-type="float">
            <text:p>1.445983</text:p>
          </table:table-cell>
          <table:table-cell office:value-type="float" office:value="1.057226" calcext:value-type="float">
            <text:p>1.057226</text:p>
          </table:table-cell>
          <table:table-cell office:value-type="float" office:value="2.166821" calcext:value-type="float">
            <text:p>2.166821</text:p>
          </table:table-cell>
          <table:table-cell office:value-type="float" office:value="3.337631" calcext:value-type="float">
            <text:p>3.337631</text:p>
          </table:table-cell>
          <table:table-cell office:value-type="float" office:value="3.260305" calcext:value-type="float">
            <text:p>3.260305</text:p>
          </table:table-cell>
          <table:table-cell office:value-type="float" office:value="3.405583" calcext:value-type="float">
            <text:p>3.405583</text:p>
          </table:table-cell>
          <table:table-cell office:value-type="float" office:value="3.461228" calcext:value-type="float">
            <text:p>3.461228</text:p>
          </table:table-cell>
          <table:table-cell office:value-type="float" office:value="3.619048" calcext:value-type="float">
            <text:p>3.619048</text:p>
          </table:table-cell>
          <table:table-cell office:value-type="float" office:value="3.892236" calcext:value-type="float">
            <text:p>3.892236</text:p>
          </table:table-cell>
          <table:table-cell office:value-type="float" office:value="0" calcext:value-type="float">
            <text:p>0</text:p>
          </table:table-cell>
          <table:table-cell office:value-type="float" office:value="1.079609" calcext:value-type="float">
            <text:p>1.0796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1" calcext:value-type="float">
            <text:p>20092001</text:p>
          </table:table-cell>
          <table:table-cell office:value-type="float" office:value="0.8940172" calcext:value-type="float">
            <text:p>0.8940172</text:p>
          </table:table-cell>
          <table:table-cell office:value-type="float" office:value="137.3599" calcext:value-type="float">
            <text:p>137.3599</text:p>
          </table:table-cell>
          <table:table-cell office:value-type="float" office:value="5" calcext:value-type="float">
            <text:p>5</text:p>
          </table:table-cell>
          <table:table-cell office:value-type="float" office:value="-2.070557" calcext:value-type="float">
            <text:p>-2.070557</text:p>
          </table:table-cell>
          <table:table-cell office:value-type="float" office:value="14.56805" calcext:value-type="float">
            <text:p>14.56805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" calcext:value-type="float">
            <text:p>0.00049980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64" calcext:value-type="float">
            <text:p>0.003005264</text:p>
          </table:table-cell>
          <table:table-cell office:value-type="float" office:value="1189.146" calcext:value-type="float">
            <text:p>1189.146</text:p>
          </table:table-cell>
          <table:table-cell office:value-type="float" office:value="1.422291" calcext:value-type="float">
            <text:p>1.422291</text:p>
          </table:table-cell>
          <table:table-cell office:value-type="float" office:value="0" calcext:value-type="float">
            <text:p>0</text:p>
          </table:table-cell>
          <table:table-cell office:value-type="float" office:value="0.5377332" calcext:value-type="float">
            <text:p>0.5377332</text:p>
          </table:table-cell>
          <table:table-cell office:value-type="float" office:value="0.282922" calcext:value-type="float">
            <text:p>0.282922</text:p>
          </table:table-cell>
          <table:table-cell office:value-type="float" office:value="0.1278616" calcext:value-type="float">
            <text:p>0.1278616</text:p>
          </table:table-cell>
          <table:table-cell office:value-type="float" office:value="0.07731087" calcext:value-type="float">
            <text:p>0.07731087</text:p>
          </table:table-cell>
          <table:table-cell office:value-type="float" office:value="0.0590528" calcext:value-type="float">
            <text:p>0.0590528</text:p>
          </table:table-cell>
          <table:table-cell office:value-type="float" office:value="0.0346507" calcext:value-type="float">
            <text:p>0.0346507</text:p>
          </table:table-cell>
          <table:table-cell office:value-type="float" office:value="0.03032395" calcext:value-type="float">
            <text:p>0.03032395</text:p>
          </table:table-cell>
          <table:table-cell office:value-type="float" office:value="0.06040568" calcext:value-type="float">
            <text:p>0.06040568</text:p>
          </table:table-cell>
          <table:table-cell office:value-type="float" office:value="0.1018013" calcext:value-type="float">
            <text:p>0.1018013</text:p>
          </table:table-cell>
          <table:table-cell office:value-type="float" office:value="0.09732237" calcext:value-type="float">
            <text:p>0.09732237</text:p>
          </table:table-cell>
          <table:table-cell office:value-type="float" office:value="0.09655452" calcext:value-type="float">
            <text:p>0.09655452</text:p>
          </table:table-cell>
          <table:table-cell office:value-type="float" office:value="0.09650084" calcext:value-type="float">
            <text:p>0.09650084</text:p>
          </table:table-cell>
          <table:table-cell office:value-type="float" office:value="0.09772403" calcext:value-type="float">
            <text:p>0.09772403</text:p>
          </table:table-cell>
          <table:table-cell office:value-type="float" office:value="0.1005585" calcext:value-type="float">
            <text:p>0.1005585</text:p>
          </table:table-cell>
          <table:table-cell office:value-type="float" office:value="0" calcext:value-type="float">
            <text:p>0</text:p>
          </table:table-cell>
          <table:table-cell office:value-type="float" office:value="25.57957" calcext:value-type="float">
            <text:p>25.57957</text:p>
          </table:table-cell>
          <table:table-cell office:value-type="float" office:value="26.94251" calcext:value-type="float">
            <text:p>26.94251</text:p>
          </table:table-cell>
          <table:table-cell office:value-type="float" office:value="11.33281" calcext:value-type="float">
            <text:p>11.33281</text:p>
          </table:table-cell>
          <table:table-cell office:value-type="float" office:value="5.614" calcext:value-type="float">
            <text:p>5.614</text:p>
          </table:table-cell>
          <table:table-cell office:value-type="float" office:value="3.620831" calcext:value-type="float">
            <text:p>3.620831</text:p>
          </table:table-cell>
          <table:table-cell office:value-type="float" office:value="1.448985" calcext:value-type="float">
            <text:p>1.448985</text:p>
          </table:table-cell>
          <table:table-cell office:value-type="float" office:value="1.060673" calcext:value-type="float">
            <text:p>1.060673</text:p>
          </table:table-cell>
          <table:table-cell office:value-type="float" office:value="2.173907" calcext:value-type="float">
            <text:p>2.173907</text:p>
          </table:table-cell>
          <table:table-cell office:value-type="float" office:value="3.347522" calcext:value-type="float">
            <text:p>3.347522</text:p>
          </table:table-cell>
          <table:table-cell office:value-type="float" office:value="3.270728" calcext:value-type="float">
            <text:p>3.270728</text:p>
          </table:table-cell>
          <table:table-cell office:value-type="float" office:value="3.416424" calcext:value-type="float">
            <text:p>3.416424</text:p>
          </table:table-cell>
          <table:table-cell office:value-type="float" office:value="3.4721" calcext:value-type="float">
            <text:p>3.4721</text:p>
          </table:table-cell>
          <table:table-cell office:value-type="float" office:value="3.630141" calcext:value-type="float">
            <text:p>3.630141</text:p>
          </table:table-cell>
          <table:table-cell office:value-type="float" office:value="3.904438" calcext:value-type="float">
            <text:p>3.904438</text:p>
          </table:table-cell>
          <table:table-cell office:value-type="float" office:value="0" calcext:value-type="float">
            <text:p>0</text:p>
          </table:table-cell>
          <table:table-cell office:value-type="float" office:value="6.368376" calcext:value-type="float">
            <text:p>6.368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1" calcext:value-type="float">
            <text:p>21092001</text:p>
          </table:table-cell>
          <table:table-cell office:value-type="float" office:value="0.8912606" calcext:value-type="float">
            <text:p>0.8912606</text:p>
          </table:table-cell>
          <table:table-cell office:value-type="float" office:value="137.3528" calcext:value-type="float">
            <text:p>137.3528</text:p>
          </table:table-cell>
          <table:table-cell office:value-type="float" office:value="5" calcext:value-type="float">
            <text:p>5</text:p>
          </table:table-cell>
          <table:table-cell office:value-type="float" office:value="-2.070165" calcext:value-type="float">
            <text:p>-2.070165</text:p>
          </table:table-cell>
          <table:table-cell office:value-type="float" office:value="14.60787" calcext:value-type="float">
            <text:p>14.60787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" calcext:value-type="float">
            <text:p>0.00049980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64" calcext:value-type="float">
            <text:p>0.003005264</text:p>
          </table:table-cell>
          <table:table-cell office:value-type="float" office:value="1189.116" calcext:value-type="float">
            <text:p>1189.116</text:p>
          </table:table-cell>
          <table:table-cell office:value-type="float" office:value="1.418167" calcext:value-type="float">
            <text:p>1.418167</text:p>
          </table:table-cell>
          <table:table-cell office:value-type="float" office:value="0" calcext:value-type="float">
            <text:p>0</text:p>
          </table:table-cell>
          <table:table-cell office:value-type="float" office:value="0.6801414" calcext:value-type="float">
            <text:p>0.6801414</text:p>
          </table:table-cell>
          <table:table-cell office:value-type="float" office:value="0.2940746" calcext:value-type="float">
            <text:p>0.2940746</text:p>
          </table:table-cell>
          <table:table-cell office:value-type="float" office:value="0.1351651" calcext:value-type="float">
            <text:p>0.1351651</text:p>
          </table:table-cell>
          <table:table-cell office:value-type="float" office:value="0.08010341" calcext:value-type="float">
            <text:p>0.08010341</text:p>
          </table:table-cell>
          <table:table-cell office:value-type="float" office:value="0.06094707" calcext:value-type="float">
            <text:p>0.06094707</text:p>
          </table:table-cell>
          <table:table-cell office:value-type="float" office:value="0.03557973" calcext:value-type="float">
            <text:p>0.03557973</text:p>
          </table:table-cell>
          <table:table-cell office:value-type="float" office:value="0.03073118" calcext:value-type="float">
            <text:p>0.03073118</text:p>
          </table:table-cell>
          <table:table-cell office:value-type="float" office:value="0.0605353" calcext:value-type="float">
            <text:p>0.0605353</text:p>
          </table:table-cell>
          <table:table-cell office:value-type="float" office:value="0.1018176" calcext:value-type="float">
            <text:p>0.1018176</text:p>
          </table:table-cell>
          <table:table-cell office:value-type="float" office:value="0.0973818" calcext:value-type="float">
            <text:p>0.0973818</text:p>
          </table:table-cell>
          <table:table-cell office:value-type="float" office:value="0.09665684" calcext:value-type="float">
            <text:p>0.09665684</text:p>
          </table:table-cell>
          <table:table-cell office:value-type="float" office:value="0.09660998" calcext:value-type="float">
            <text:p>0.09660998</text:p>
          </table:table-cell>
          <table:table-cell office:value-type="float" office:value="0.09784135" calcext:value-type="float">
            <text:p>0.09784135</text:p>
          </table:table-cell>
          <table:table-cell office:value-type="float" office:value="0.1006876" calcext:value-type="float">
            <text:p>0.1006876</text:p>
          </table:table-cell>
          <table:table-cell office:value-type="float" office:value="0" calcext:value-type="float">
            <text:p>0</text:p>
          </table:table-cell>
          <table:table-cell office:value-type="float" office:value="25.63454" calcext:value-type="float">
            <text:p>25.63454</text:p>
          </table:table-cell>
          <table:table-cell office:value-type="float" office:value="26.94682" calcext:value-type="float">
            <text:p>26.94682</text:p>
          </table:table-cell>
          <table:table-cell office:value-type="float" office:value="11.34362" calcext:value-type="float">
            <text:p>11.34362</text:p>
          </table:table-cell>
          <table:table-cell office:value-type="float" office:value="5.621582" calcext:value-type="float">
            <text:p>5.621582</text:p>
          </table:table-cell>
          <table:table-cell office:value-type="float" office:value="3.627797" calcext:value-type="float">
            <text:p>3.627797</text:p>
          </table:table-cell>
          <table:table-cell office:value-type="float" office:value="1.452117" calcext:value-type="float">
            <text:p>1.452117</text:p>
          </table:table-cell>
          <table:table-cell office:value-type="float" office:value="1.06416" calcext:value-type="float">
            <text:p>1.06416</text:p>
          </table:table-cell>
          <table:table-cell office:value-type="float" office:value="2.18099" calcext:value-type="float">
            <text:p>2.18099</text:p>
          </table:table-cell>
          <table:table-cell office:value-type="float" office:value="3.357393" calcext:value-type="float">
            <text:p>3.357393</text:p>
          </table:table-cell>
          <table:table-cell office:value-type="float" office:value="3.281133" calcext:value-type="float">
            <text:p>3.281133</text:p>
          </table:table-cell>
          <table:table-cell office:value-type="float" office:value="3.427256" calcext:value-type="float">
            <text:p>3.427256</text:p>
          </table:table-cell>
          <table:table-cell office:value-type="float" office:value="3.482954" calcext:value-type="float">
            <text:p>3.482954</text:p>
          </table:table-cell>
          <table:table-cell office:value-type="float" office:value="3.641228" calcext:value-type="float">
            <text:p>3.641228</text:p>
          </table:table-cell>
          <table:table-cell office:value-type="float" office:value="3.916616" calcext:value-type="float">
            <text:p>3.916616</text:p>
          </table:table-cell>
          <table:table-cell office:value-type="float" office:value="0" calcext:value-type="float">
            <text:p>0</text:p>
          </table:table-cell>
          <table:table-cell office:value-type="float" office:value="8.231841" calcext:value-type="float">
            <text:p>8.231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1" calcext:value-type="float">
            <text:p>22092001</text:p>
          </table:table-cell>
          <table:table-cell office:value-type="float" office:value="0.8893347" calcext:value-type="float">
            <text:p>0.8893347</text:p>
          </table:table-cell>
          <table:table-cell office:value-type="float" office:value="137.3462" calcext:value-type="float">
            <text:p>137.3462</text:p>
          </table:table-cell>
          <table:table-cell office:value-type="float" office:value="5" calcext:value-type="float">
            <text:p>5</text:p>
          </table:table-cell>
          <table:table-cell office:value-type="float" office:value="-2.069814" calcext:value-type="float">
            <text:p>-2.069814</text:p>
          </table:table-cell>
          <table:table-cell office:value-type="float" office:value="14.64724" calcext:value-type="float">
            <text:p>14.64724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7" calcext:value-type="float">
            <text:p>0.00300527</text:p>
          </table:table-cell>
          <table:table-cell office:value-type="float" office:value="1189.086" calcext:value-type="float">
            <text:p>1189.086</text:p>
          </table:table-cell>
          <table:table-cell office:value-type="float" office:value="1.418906" calcext:value-type="float">
            <text:p>1.418906</text:p>
          </table:table-cell>
          <table:table-cell office:value-type="float" office:value="0" calcext:value-type="float">
            <text:p>0</text:p>
          </table:table-cell>
          <table:table-cell office:value-type="float" office:value="0.2396839" calcext:value-type="float">
            <text:p>0.2396839</text:p>
          </table:table-cell>
          <table:table-cell office:value-type="float" office:value="0.2842774" calcext:value-type="float">
            <text:p>0.2842774</text:p>
          </table:table-cell>
          <table:table-cell office:value-type="float" office:value="0.1367936" calcext:value-type="float">
            <text:p>0.1367936</text:p>
          </table:table-cell>
          <table:table-cell office:value-type="float" office:value="0.07910567" calcext:value-type="float">
            <text:p>0.07910567</text:p>
          </table:table-cell>
          <table:table-cell office:value-type="float" office:value="0.06061669" calcext:value-type="float">
            <text:p>0.06061669</text:p>
          </table:table-cell>
          <table:table-cell office:value-type="float" office:value="0.03594134" calcext:value-type="float">
            <text:p>0.03594134</text:p>
          </table:table-cell>
          <table:table-cell office:value-type="float" office:value="0.03103653" calcext:value-type="float">
            <text:p>0.03103653</text:p>
          </table:table-cell>
          <table:table-cell office:value-type="float" office:value="0.06073932" calcext:value-type="float">
            <text:p>0.06073932</text:p>
          </table:table-cell>
          <table:table-cell office:value-type="float" office:value="0.1018705" calcext:value-type="float">
            <text:p>0.1018705</text:p>
          </table:table-cell>
          <table:table-cell office:value-type="float" office:value="0.09744267" calcext:value-type="float">
            <text:p>0.09744267</text:p>
          </table:table-cell>
          <table:table-cell office:value-type="float" office:value="0.09675716" calcext:value-type="float">
            <text:p>0.09675716</text:p>
          </table:table-cell>
          <table:table-cell office:value-type="float" office:value="0.09673393" calcext:value-type="float">
            <text:p>0.09673393</text:p>
          </table:table-cell>
          <table:table-cell office:value-type="float" office:value="0.09795869" calcext:value-type="float">
            <text:p>0.09795869</text:p>
          </table:table-cell>
          <table:table-cell office:value-type="float" office:value="0.1008163" calcext:value-type="float">
            <text:p>0.1008163</text:p>
          </table:table-cell>
          <table:table-cell office:value-type="float" office:value="0" calcext:value-type="float">
            <text:p>0</text:p>
          </table:table-cell>
          <table:table-cell office:value-type="float" office:value="25.64115" calcext:value-type="float">
            <text:p>25.64115</text:p>
          </table:table-cell>
          <table:table-cell office:value-type="float" office:value="26.94875" calcext:value-type="float">
            <text:p>26.94875</text:p>
          </table:table-cell>
          <table:table-cell office:value-type="float" office:value="11.35701" calcext:value-type="float">
            <text:p>11.35701</text:p>
          </table:table-cell>
          <table:table-cell office:value-type="float" office:value="5.629717" calcext:value-type="float">
            <text:p>5.629717</text:p>
          </table:table-cell>
          <table:table-cell office:value-type="float" office:value="3.635149" calcext:value-type="float">
            <text:p>3.635149</text:p>
          </table:table-cell>
          <table:table-cell office:value-type="float" office:value="1.455389" calcext:value-type="float">
            <text:p>1.455389</text:p>
          </table:table-cell>
          <table:table-cell office:value-type="float" office:value="1.067706" calcext:value-type="float">
            <text:p>1.067706</text:p>
          </table:table-cell>
          <table:table-cell office:value-type="float" office:value="2.188096" calcext:value-type="float">
            <text:p>2.188096</text:p>
          </table:table-cell>
          <table:table-cell office:value-type="float" office:value="3.367243" calcext:value-type="float">
            <text:p>3.367243</text:p>
          </table:table-cell>
          <table:table-cell office:value-type="float" office:value="3.291521" calcext:value-type="float">
            <text:p>3.291521</text:p>
          </table:table-cell>
          <table:table-cell office:value-type="float" office:value="3.438068" calcext:value-type="float">
            <text:p>3.438068</text:p>
          </table:table-cell>
          <table:table-cell office:value-type="float" office:value="3.493803" calcext:value-type="float">
            <text:p>3.493803</text:p>
          </table:table-cell>
          <table:table-cell office:value-type="float" office:value="3.652276" calcext:value-type="float">
            <text:p>3.652276</text:p>
          </table:table-cell>
          <table:table-cell office:value-type="float" office:value="3.928779" calcext:value-type="float">
            <text:p>3.928779</text:p>
          </table:table-cell>
          <table:table-cell office:value-type="float" office:value="0" calcext:value-type="float">
            <text:p>0</text:p>
          </table:table-cell>
          <table:table-cell office:value-type="float" office:value="0.5909961" calcext:value-type="float">
            <text:p>0.5909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1" calcext:value-type="float">
            <text:p>23092001</text:p>
          </table:table-cell>
          <table:table-cell office:value-type="float" office:value="0.8878772" calcext:value-type="float">
            <text:p>0.8878772</text:p>
          </table:table-cell>
          <table:table-cell office:value-type="float" office:value="137.34" calcext:value-type="float">
            <text:p>137.34</text:p>
          </table:table-cell>
          <table:table-cell office:value-type="float" office:value="5" calcext:value-type="float">
            <text:p>5</text:p>
          </table:table-cell>
          <table:table-cell office:value-type="float" office:value="-2.069461" calcext:value-type="float">
            <text:p>-2.069461</text:p>
          </table:table-cell>
          <table:table-cell office:value-type="float" office:value="14.68634" calcext:value-type="float">
            <text:p>14.68634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7" calcext:value-type="float">
            <text:p>0.00300527</text:p>
          </table:table-cell>
          <table:table-cell office:value-type="float" office:value="1189.056" calcext:value-type="float">
            <text:p>1189.056</text:p>
          </table:table-cell>
          <table:table-cell office:value-type="float" office:value="1.418276" calcext:value-type="float">
            <text:p>1.418276</text:p>
          </table:table-cell>
          <table:table-cell office:value-type="float" office:value="0" calcext:value-type="float">
            <text:p>0</text:p>
          </table:table-cell>
          <table:table-cell office:value-type="float" office:value="0.2842015" calcext:value-type="float">
            <text:p>0.2842015</text:p>
          </table:table-cell>
          <table:table-cell office:value-type="float" office:value="0.2674789" calcext:value-type="float">
            <text:p>0.2674789</text:p>
          </table:table-cell>
          <table:table-cell office:value-type="float" office:value="0.1217623" calcext:value-type="float">
            <text:p>0.1217623</text:p>
          </table:table-cell>
          <table:table-cell office:value-type="float" office:value="0.07336307" calcext:value-type="float">
            <text:p>0.07336307</text:p>
          </table:table-cell>
          <table:table-cell office:value-type="float" office:value="0.0567861" calcext:value-type="float">
            <text:p>0.0567861</text:p>
          </table:table-cell>
          <table:table-cell office:value-type="float" office:value="0.03465701" calcext:value-type="float">
            <text:p>0.03465701</text:p>
          </table:table-cell>
          <table:table-cell office:value-type="float" office:value="0.03073975" calcext:value-type="float">
            <text:p>0.03073975</text:p>
          </table:table-cell>
          <table:table-cell office:value-type="float" office:value="0.06077903" calcext:value-type="float">
            <text:p>0.06077903</text:p>
          </table:table-cell>
          <table:table-cell office:value-type="float" office:value="0.1019445" calcext:value-type="float">
            <text:p>0.1019445</text:p>
          </table:table-cell>
          <table:table-cell office:value-type="float" office:value="0.09751428" calcext:value-type="float">
            <text:p>0.09751428</text:p>
          </table:table-cell>
          <table:table-cell office:value-type="float" office:value="0.09685925" calcext:value-type="float">
            <text:p>0.09685925</text:p>
          </table:table-cell>
          <table:table-cell office:value-type="float" office:value="0.09684188" calcext:value-type="float">
            <text:p>0.09684188</text:p>
          </table:table-cell>
          <table:table-cell office:value-type="float" office:value="0.09807571" calcext:value-type="float">
            <text:p>0.09807571</text:p>
          </table:table-cell>
          <table:table-cell office:value-type="float" office:value="0.1009451" calcext:value-type="float">
            <text:p>0.1009451</text:p>
          </table:table-cell>
          <table:table-cell office:value-type="float" office:value="0" calcext:value-type="float">
            <text:p>0</text:p>
          </table:table-cell>
          <table:table-cell office:value-type="float" office:value="25.65125" calcext:value-type="float">
            <text:p>25.65125</text:p>
          </table:table-cell>
          <table:table-cell office:value-type="float" office:value="26.94786" calcext:value-type="float">
            <text:p>26.94786</text:p>
          </table:table-cell>
          <table:table-cell office:value-type="float" office:value="11.36804" calcext:value-type="float">
            <text:p>11.36804</text:p>
          </table:table-cell>
          <table:table-cell office:value-type="float" office:value="5.637235" calcext:value-type="float">
            <text:p>5.637235</text:p>
          </table:table-cell>
          <table:table-cell office:value-type="float" office:value="3.642162" calcext:value-type="float">
            <text:p>3.642162</text:p>
          </table:table-cell>
          <table:table-cell office:value-type="float" office:value="1.458619" calcext:value-type="float">
            <text:p>1.458619</text:p>
          </table:table-cell>
          <table:table-cell office:value-type="float" office:value="1.071241" calcext:value-type="float">
            <text:p>1.071241</text:p>
          </table:table-cell>
          <table:table-cell office:value-type="float" office:value="2.195213" calcext:value-type="float">
            <text:p>2.195213</text:p>
          </table:table-cell>
          <table:table-cell office:value-type="float" office:value="3.377093" calcext:value-type="float">
            <text:p>3.377093</text:p>
          </table:table-cell>
          <table:table-cell office:value-type="float" office:value="3.301897" calcext:value-type="float">
            <text:p>3.301897</text:p>
          </table:table-cell>
          <table:table-cell office:value-type="float" office:value="3.448871" calcext:value-type="float">
            <text:p>3.448871</text:p>
          </table:table-cell>
          <table:table-cell office:value-type="float" office:value="3.504617" calcext:value-type="float">
            <text:p>3.504617</text:p>
          </table:table-cell>
          <table:table-cell office:value-type="float" office:value="3.663318" calcext:value-type="float">
            <text:p>3.663318</text:p>
          </table:table-cell>
          <table:table-cell office:value-type="float" office:value="3.940942" calcext:value-type="float">
            <text:p>3.940942</text:p>
          </table:table-cell>
          <table:table-cell office:value-type="float" office:value="0" calcext:value-type="float">
            <text:p>0</text:p>
          </table:table-cell>
          <table:table-cell office:value-type="float" office:value="1.196192" calcext:value-type="float">
            <text:p>1.1961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1" calcext:value-type="float">
            <text:p>24092001</text:p>
          </table:table-cell>
          <table:table-cell office:value-type="float" office:value="0.8864143" calcext:value-type="float">
            <text:p>0.8864143</text:p>
          </table:table-cell>
          <table:table-cell office:value-type="float" office:value="137.3341" calcext:value-type="float">
            <text:p>137.3341</text:p>
          </table:table-cell>
          <table:table-cell office:value-type="float" office:value="5" calcext:value-type="float">
            <text:p>5</text:p>
          </table:table-cell>
          <table:table-cell office:value-type="float" office:value="-2.069098" calcext:value-type="float">
            <text:p>-2.069098</text:p>
          </table:table-cell>
          <table:table-cell office:value-type="float" office:value="14.72486" calcext:value-type="float">
            <text:p>14.72486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300527" calcext:value-type="float">
            <text:p>0.00300527</text:p>
          </table:table-cell>
          <table:table-cell office:value-type="float" office:value="1189.025" calcext:value-type="float">
            <text:p>1189.025</text:p>
          </table:table-cell>
          <table:table-cell office:value-type="float" office:value="1.415719" calcext:value-type="float">
            <text:p>1.415719</text:p>
          </table:table-cell>
          <table:table-cell office:value-type="float" office:value="0" calcext:value-type="float">
            <text:p>0</text:p>
          </table:table-cell>
          <table:table-cell office:value-type="float" office:value="0.4302059" calcext:value-type="float">
            <text:p>0.4302059</text:p>
          </table:table-cell>
          <table:table-cell office:value-type="float" office:value="0.2557776" calcext:value-type="float">
            <text:p>0.2557776</text:p>
          </table:table-cell>
          <table:table-cell office:value-type="float" office:value="0.1154956" calcext:value-type="float">
            <text:p>0.1154956</text:p>
          </table:table-cell>
          <table:table-cell office:value-type="float" office:value="0.06786101" calcext:value-type="float">
            <text:p>0.06786101</text:p>
          </table:table-cell>
          <table:table-cell office:value-type="float" office:value="0.05207766" calcext:value-type="float">
            <text:p>0.05207766</text:p>
          </table:table-cell>
          <table:table-cell office:value-type="float" office:value="0.03222021" calcext:value-type="float">
            <text:p>0.03222021</text:p>
          </table:table-cell>
          <table:table-cell office:value-type="float" office:value="0.02971142" calcext:value-type="float">
            <text:p>0.02971142</text:p>
          </table:table-cell>
          <table:table-cell office:value-type="float" office:value="0.06040119" calcext:value-type="float">
            <text:p>0.06040119</text:p>
          </table:table-cell>
          <table:table-cell office:value-type="float" office:value="0.101969" calcext:value-type="float">
            <text:p>0.101969</text:p>
          </table:table-cell>
          <table:table-cell office:value-type="float" office:value="0.09759283" calcext:value-type="float">
            <text:p>0.09759283</text:p>
          </table:table-cell>
          <table:table-cell office:value-type="float" office:value="0.09696357" calcext:value-type="float">
            <text:p>0.09696357</text:p>
          </table:table-cell>
          <table:table-cell office:value-type="float" office:value="0.09694517" calcext:value-type="float">
            <text:p>0.09694517</text:p>
          </table:table-cell>
          <table:table-cell office:value-type="float" office:value="0.09819288" calcext:value-type="float">
            <text:p>0.09819288</text:p>
          </table:table-cell>
          <table:table-cell office:value-type="float" office:value="0.1010737" calcext:value-type="float">
            <text:p>0.1010737</text:p>
          </table:table-cell>
          <table:table-cell office:value-type="float" office:value="0" calcext:value-type="float">
            <text:p>0</text:p>
          </table:table-cell>
          <table:table-cell office:value-type="float" office:value="25.67451" calcext:value-type="float">
            <text:p>25.67451</text:p>
          </table:table-cell>
          <table:table-cell office:value-type="float" office:value="26.94234" calcext:value-type="float">
            <text:p>26.94234</text:p>
          </table:table-cell>
          <table:table-cell office:value-type="float" office:value="11.37421" calcext:value-type="float">
            <text:p>11.37421</text:p>
          </table:table-cell>
          <table:table-cell office:value-type="float" office:value="5.64287" calcext:value-type="float">
            <text:p>5.64287</text:p>
          </table:table-cell>
          <table:table-cell office:value-type="float" office:value="3.647842" calcext:value-type="float">
            <text:p>3.647842</text:p>
          </table:table-cell>
          <table:table-cell office:value-type="float" office:value="1.461523" calcext:value-type="float">
            <text:p>1.461523</text:p>
          </table:table-cell>
          <table:table-cell office:value-type="float" office:value="1.074627" calcext:value-type="float">
            <text:p>1.074627</text:p>
          </table:table-cell>
          <table:table-cell office:value-type="float" office:value="2.20228" calcext:value-type="float">
            <text:p>2.20228</text:p>
          </table:table-cell>
          <table:table-cell office:value-type="float" office:value="3.386931" calcext:value-type="float">
            <text:p>3.386931</text:p>
          </table:table-cell>
          <table:table-cell office:value-type="float" office:value="3.312262" calcext:value-type="float">
            <text:p>3.312262</text:p>
          </table:table-cell>
          <table:table-cell office:value-type="float" office:value="3.459657" calcext:value-type="float">
            <text:p>3.459657</text:p>
          </table:table-cell>
          <table:table-cell office:value-type="float" office:value="3.515433" calcext:value-type="float">
            <text:p>3.515433</text:p>
          </table:table-cell>
          <table:table-cell office:value-type="float" office:value="3.674327" calcext:value-type="float">
            <text:p>3.674327</text:p>
          </table:table-cell>
          <table:table-cell office:value-type="float" office:value="3.953062" calcext:value-type="float">
            <text:p>3.953062</text:p>
          </table:table-cell>
          <table:table-cell office:value-type="float" office:value="0" calcext:value-type="float">
            <text:p>0</text:p>
          </table:table-cell>
          <table:table-cell office:value-type="float" office:value="3.820744" calcext:value-type="float">
            <text:p>3.820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1" calcext:value-type="float">
            <text:p>25092001</text:p>
          </table:table-cell>
          <table:table-cell office:value-type="float" office:value="0.8847999" calcext:value-type="float">
            <text:p>0.8847999</text:p>
          </table:table-cell>
          <table:table-cell office:value-type="float" office:value="137.3281" calcext:value-type="float">
            <text:p>137.3281</text:p>
          </table:table-cell>
          <table:table-cell office:value-type="float" office:value="5" calcext:value-type="float">
            <text:p>5</text:p>
          </table:table-cell>
          <table:table-cell office:value-type="float" office:value="-2.068731" calcext:value-type="float">
            <text:p>-2.068731</text:p>
          </table:table-cell>
          <table:table-cell office:value-type="float" office:value="14.76326" calcext:value-type="float">
            <text:p>14.76326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974244" calcext:value-type="float">
            <text:p>0.002974244</text:p>
          </table:table-cell>
          <table:table-cell office:value-type="float" office:value="1188.994" calcext:value-type="float">
            <text:p>1188.994</text:p>
          </table:table-cell>
          <table:table-cell office:value-type="float" office:value="1.412663" calcext:value-type="float">
            <text:p>1.412663</text:p>
          </table:table-cell>
          <table:table-cell office:value-type="float" office:value="0" calcext:value-type="float">
            <text:p>0</text:p>
          </table:table-cell>
          <table:table-cell office:value-type="float" office:value="0.4563531" calcext:value-type="float">
            <text:p>0.4563531</text:p>
          </table:table-cell>
          <table:table-cell office:value-type="float" office:value="0.2585987" calcext:value-type="float">
            <text:p>0.2585987</text:p>
          </table:table-cell>
          <table:table-cell office:value-type="float" office:value="0.1176593" calcext:value-type="float">
            <text:p>0.1176593</text:p>
          </table:table-cell>
          <table:table-cell office:value-type="float" office:value="0.06733035" calcext:value-type="float">
            <text:p>0.06733035</text:p>
          </table:table-cell>
          <table:table-cell office:value-type="float" office:value="0.05100476" calcext:value-type="float">
            <text:p>0.05100476</text:p>
          </table:table-cell>
          <table:table-cell office:value-type="float" office:value="0.03139969" calcext:value-type="float">
            <text:p>0.03139969</text:p>
          </table:table-cell>
          <table:table-cell office:value-type="float" office:value="0.02919166" calcext:value-type="float">
            <text:p>0.02919166</text:p>
          </table:table-cell>
          <table:table-cell office:value-type="float" office:value="0.05997603" calcext:value-type="float">
            <text:p>0.05997603</text:p>
          </table:table-cell>
          <table:table-cell office:value-type="float" office:value="0.1019116" calcext:value-type="float">
            <text:p>0.1019116</text:p>
          </table:table-cell>
          <table:table-cell office:value-type="float" office:value="0.09766624" calcext:value-type="float">
            <text:p>0.09766624</text:p>
          </table:table-cell>
          <table:table-cell office:value-type="float" office:value="0.0970684" calcext:value-type="float">
            <text:p>0.0970684</text:p>
          </table:table-cell>
          <table:table-cell office:value-type="float" office:value="0.09705526" calcext:value-type="float">
            <text:p>0.09705526</text:p>
          </table:table-cell>
          <table:table-cell office:value-type="float" office:value="0.09840465" calcext:value-type="float">
            <text:p>0.09840465</text:p>
          </table:table-cell>
          <table:table-cell office:value-type="float" office:value="0.1011694" calcext:value-type="float">
            <text:p>0.1011694</text:p>
          </table:table-cell>
          <table:table-cell office:value-type="float" office:value="0" calcext:value-type="float">
            <text:p>0</text:p>
          </table:table-cell>
          <table:table-cell office:value-type="float" office:value="25.70542" calcext:value-type="float">
            <text:p>25.70542</text:p>
          </table:table-cell>
          <table:table-cell office:value-type="float" office:value="26.93719" calcext:value-type="float">
            <text:p>26.93719</text:p>
          </table:table-cell>
          <table:table-cell office:value-type="float" office:value="11.37959" calcext:value-type="float">
            <text:p>11.37959</text:p>
          </table:table-cell>
          <table:table-cell office:value-type="float" office:value="5.647805" calcext:value-type="float">
            <text:p>5.647805</text:p>
          </table:table-cell>
          <table:table-cell office:value-type="float" office:value="3.652874" calcext:value-type="float">
            <text:p>3.652874</text:p>
          </table:table-cell>
          <table:table-cell office:value-type="float" office:value="1.464204" calcext:value-type="float">
            <text:p>1.464204</text:p>
          </table:table-cell>
          <table:table-cell office:value-type="float" office:value="1.077865" calcext:value-type="float">
            <text:p>1.077865</text:p>
          </table:table-cell>
          <table:table-cell office:value-type="float" office:value="2.20924" calcext:value-type="float">
            <text:p>2.20924</text:p>
          </table:table-cell>
          <table:table-cell office:value-type="float" office:value="3.396743" calcext:value-type="float">
            <text:p>3.396743</text:p>
          </table:table-cell>
          <table:table-cell office:value-type="float" office:value="3.322613" calcext:value-type="float">
            <text:p>3.322613</text:p>
          </table:table-cell>
          <table:table-cell office:value-type="float" office:value="3.470433" calcext:value-type="float">
            <text:p>3.470433</text:p>
          </table:table-cell>
          <table:table-cell office:value-type="float" office:value="3.526223" calcext:value-type="float">
            <text:p>3.526223</text:p>
          </table:table-cell>
          <table:table-cell office:value-type="float" office:value="3.685452" calcext:value-type="float">
            <text:p>3.685452</text:p>
          </table:table-cell>
          <table:table-cell office:value-type="float" office:value="3.965068" calcext:value-type="float">
            <text:p>3.965068</text:p>
          </table:table-cell>
          <table:table-cell office:value-type="float" office:value="0" calcext:value-type="float">
            <text:p>0</text:p>
          </table:table-cell>
          <table:table-cell office:value-type="float" office:value="4.82017" calcext:value-type="float">
            <text:p>4.820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1" calcext:value-type="float">
            <text:p>26092001</text:p>
          </table:table-cell>
          <table:table-cell office:value-type="float" office:value="0.8829462" calcext:value-type="float">
            <text:p>0.8829462</text:p>
          </table:table-cell>
          <table:table-cell office:value-type="float" office:value="137.322" calcext:value-type="float">
            <text:p>137.322</text:p>
          </table:table-cell>
          <table:table-cell office:value-type="float" office:value="5" calcext:value-type="float">
            <text:p>5</text:p>
          </table:table-cell>
          <table:table-cell office:value-type="float" office:value="-2.068357" calcext:value-type="float">
            <text:p>-2.068357</text:p>
          </table:table-cell>
          <table:table-cell office:value-type="float" office:value="14.80178" calcext:value-type="float">
            <text:p>14.80178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886369" calcext:value-type="float">
            <text:p>0.002886369</text:p>
          </table:table-cell>
          <table:table-cell office:value-type="float" office:value="1188.964" calcext:value-type="float">
            <text:p>1188.964</text:p>
          </table:table-cell>
          <table:table-cell office:value-type="float" office:value="1.409346" calcext:value-type="float">
            <text:p>1.409346</text:p>
          </table:table-cell>
          <table:table-cell office:value-type="float" office:value="0" calcext:value-type="float">
            <text:p>0</text:p>
          </table:table-cell>
          <table:table-cell office:value-type="float" office:value="0.510339" calcext:value-type="float">
            <text:p>0.510339</text:p>
          </table:table-cell>
          <table:table-cell office:value-type="float" office:value="0.2687818" calcext:value-type="float">
            <text:p>0.2687818</text:p>
          </table:table-cell>
          <table:table-cell office:value-type="float" office:value="0.1231318" calcext:value-type="float">
            <text:p>0.1231318</text:p>
          </table:table-cell>
          <table:table-cell office:value-type="float" office:value="0.06886984" calcext:value-type="float">
            <text:p>0.06886984</text:p>
          </table:table-cell>
          <table:table-cell office:value-type="float" office:value="0.05176016" calcext:value-type="float">
            <text:p>0.05176016</text:p>
          </table:table-cell>
          <table:table-cell office:value-type="float" office:value="0.03158374" calcext:value-type="float">
            <text:p>0.03158374</text:p>
          </table:table-cell>
          <table:table-cell office:value-type="float" office:value="0.02914424" calcext:value-type="float">
            <text:p>0.02914424</text:p>
          </table:table-cell>
          <table:table-cell office:value-type="float" office:value="0.05975299" calcext:value-type="float">
            <text:p>0.05975299</text:p>
          </table:table-cell>
          <table:table-cell office:value-type="float" office:value="0.1018374" calcext:value-type="float">
            <text:p>0.1018374</text:p>
          </table:table-cell>
          <table:table-cell office:value-type="float" office:value="0.09773207" calcext:value-type="float">
            <text:p>0.09773207</text:p>
          </table:table-cell>
          <table:table-cell office:value-type="float" office:value="0.09717288" calcext:value-type="float">
            <text:p>0.09717288</text:p>
          </table:table-cell>
          <table:table-cell office:value-type="float" office:value="0.09716725" calcext:value-type="float">
            <text:p>0.09716725</text:p>
          </table:table-cell>
          <table:table-cell office:value-type="float" office:value="0.09845529" calcext:value-type="float">
            <text:p>0.09845529</text:p>
          </table:table-cell>
          <table:table-cell office:value-type="float" office:value="0.101313" calcext:value-type="float">
            <text:p>0.101313</text:p>
          </table:table-cell>
          <table:table-cell office:value-type="float" office:value="0" calcext:value-type="float">
            <text:p>0</text:p>
          </table:table-cell>
          <table:table-cell office:value-type="float" office:value="25.74107" calcext:value-type="float">
            <text:p>25.74107</text:p>
          </table:table-cell>
          <table:table-cell office:value-type="float" office:value="26.93444" calcext:value-type="float">
            <text:p>26.93444</text:p>
          </table:table-cell>
          <table:table-cell office:value-type="float" office:value="11.38603" calcext:value-type="float">
            <text:p>11.38603</text:p>
          </table:table-cell>
          <table:table-cell office:value-type="float" office:value="5.652922" calcext:value-type="float">
            <text:p>5.652922</text:p>
          </table:table-cell>
          <table:table-cell office:value-type="float" office:value="3.657936" calcext:value-type="float">
            <text:p>3.657936</text:p>
          </table:table-cell>
          <table:table-cell office:value-type="float" office:value="1.466851" calcext:value-type="float">
            <text:p>1.466851</text:p>
          </table:table-cell>
          <table:table-cell office:value-type="float" office:value="1.081047" calcext:value-type="float">
            <text:p>1.081047</text:p>
          </table:table-cell>
          <table:table-cell office:value-type="float" office:value="2.216118" calcext:value-type="float">
            <text:p>2.216118</text:p>
          </table:table-cell>
          <table:table-cell office:value-type="float" office:value="3.406521" calcext:value-type="float">
            <text:p>3.406521</text:p>
          </table:table-cell>
          <table:table-cell office:value-type="float" office:value="3.332939" calcext:value-type="float">
            <text:p>3.332939</text:p>
          </table:table-cell>
          <table:table-cell office:value-type="float" office:value="3.481196" calcext:value-type="float">
            <text:p>3.481196</text:p>
          </table:table-cell>
          <table:table-cell office:value-type="float" office:value="3.537001" calcext:value-type="float">
            <text:p>3.537001</text:p>
          </table:table-cell>
          <table:table-cell office:value-type="float" office:value="3.69674" calcext:value-type="float">
            <text:p>3.69674</text:p>
          </table:table-cell>
          <table:table-cell office:value-type="float" office:value="3.976905" calcext:value-type="float">
            <text:p>3.976905</text:p>
          </table:table-cell>
          <table:table-cell office:value-type="float" office:value="0" calcext:value-type="float">
            <text:p>0</text:p>
          </table:table-cell>
          <table:table-cell office:value-type="float" office:value="5.740098" calcext:value-type="float">
            <text:p>5.740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1" calcext:value-type="float">
            <text:p>27092001</text:p>
          </table:table-cell>
          <table:table-cell office:value-type="float" office:value="0.8807518" calcext:value-type="float">
            <text:p>0.8807518</text:p>
          </table:table-cell>
          <table:table-cell office:value-type="float" office:value="137.3154" calcext:value-type="float">
            <text:p>137.3154</text:p>
          </table:table-cell>
          <table:table-cell office:value-type="float" office:value="5" calcext:value-type="float">
            <text:p>5</text:p>
          </table:table-cell>
          <table:table-cell office:value-type="float" office:value="-2.067993" calcext:value-type="float">
            <text:p>-2.067993</text:p>
          </table:table-cell>
          <table:table-cell office:value-type="float" office:value="14.84071" calcext:value-type="float">
            <text:p>14.84071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803009" calcext:value-type="float">
            <text:p>0.002803009</text:p>
          </table:table-cell>
          <table:table-cell office:value-type="float" office:value="1188.934" calcext:value-type="float">
            <text:p>1188.934</text:p>
          </table:table-cell>
          <table:table-cell office:value-type="float" office:value="1.405771" calcext:value-type="float">
            <text:p>1.405771</text:p>
          </table:table-cell>
          <table:table-cell office:value-type="float" office:value="0" calcext:value-type="float">
            <text:p>0</text:p>
          </table:table-cell>
          <table:table-cell office:value-type="float" office:value="0.5680867" calcext:value-type="float">
            <text:p>0.5680867</text:p>
          </table:table-cell>
          <table:table-cell office:value-type="float" office:value="0.2845847" calcext:value-type="float">
            <text:p>0.2845847</text:p>
          </table:table-cell>
          <table:table-cell office:value-type="float" office:value="0.1322351" calcext:value-type="float">
            <text:p>0.1322351</text:p>
          </table:table-cell>
          <table:table-cell office:value-type="float" office:value="0.07218716" calcext:value-type="float">
            <text:p>0.07218716</text:p>
          </table:table-cell>
          <table:table-cell office:value-type="float" office:value="0.05395908" calcext:value-type="float">
            <text:p>0.05395908</text:p>
          </table:table-cell>
          <table:table-cell office:value-type="float" office:value="0.03265892" calcext:value-type="float">
            <text:p>0.03265892</text:p>
          </table:table-cell>
          <table:table-cell office:value-type="float" office:value="0.02953528" calcext:value-type="float">
            <text:p>0.02953528</text:p>
          </table:table-cell>
          <table:table-cell office:value-type="float" office:value="0.05977432" calcext:value-type="float">
            <text:p>0.05977432</text:p>
          </table:table-cell>
          <table:table-cell office:value-type="float" office:value="0.1018016" calcext:value-type="float">
            <text:p>0.1018016</text:p>
          </table:table-cell>
          <table:table-cell office:value-type="float" office:value="0.09779422" calcext:value-type="float">
            <text:p>0.09779422</text:p>
          </table:table-cell>
          <table:table-cell office:value-type="float" office:value="0.09727623" calcext:value-type="float">
            <text:p>0.09727623</text:p>
          </table:table-cell>
          <table:table-cell office:value-type="float" office:value="0.09727796" calcext:value-type="float">
            <text:p>0.09727796</text:p>
          </table:table-cell>
          <table:table-cell office:value-type="float" office:value="0.09855317" calcext:value-type="float">
            <text:p>0.09855317</text:p>
          </table:table-cell>
          <table:table-cell office:value-type="float" office:value="0.1014451" calcext:value-type="float">
            <text:p>0.1014451</text:p>
          </table:table-cell>
          <table:table-cell office:value-type="float" office:value="0" calcext:value-type="float">
            <text:p>0</text:p>
          </table:table-cell>
          <table:table-cell office:value-type="float" office:value="25.78483" calcext:value-type="float">
            <text:p>25.78483</text:p>
          </table:table-cell>
          <table:table-cell office:value-type="float" office:value="26.93597" calcext:value-type="float">
            <text:p>26.93597</text:p>
          </table:table-cell>
          <table:table-cell office:value-type="float" office:value="11.39475" calcext:value-type="float">
            <text:p>11.39475</text:p>
          </table:table-cell>
          <table:table-cell office:value-type="float" office:value="5.658859" calcext:value-type="float">
            <text:p>5.658859</text:p>
          </table:table-cell>
          <table:table-cell office:value-type="float" office:value="3.66348" calcext:value-type="float">
            <text:p>3.66348</text:p>
          </table:table-cell>
          <table:table-cell office:value-type="float" office:value="1.469603" calcext:value-type="float">
            <text:p>1.469603</text:p>
          </table:table-cell>
          <table:table-cell office:value-type="float" office:value="1.084249" calcext:value-type="float">
            <text:p>1.084249</text:p>
          </table:table-cell>
          <table:table-cell office:value-type="float" office:value="2.222958" calcext:value-type="float">
            <text:p>2.222958</text:p>
          </table:table-cell>
          <table:table-cell office:value-type="float" office:value="3.416269" calcext:value-type="float">
            <text:p>3.416269</text:p>
          </table:table-cell>
          <table:table-cell office:value-type="float" office:value="3.343265" calcext:value-type="float">
            <text:p>3.343265</text:p>
          </table:table-cell>
          <table:table-cell office:value-type="float" office:value="3.491944" calcext:value-type="float">
            <text:p>3.491944</text:p>
          </table:table-cell>
          <table:table-cell office:value-type="float" office:value="3.547776" calcext:value-type="float">
            <text:p>3.547776</text:p>
          </table:table-cell>
          <table:table-cell office:value-type="float" office:value="3.707907" calcext:value-type="float">
            <text:p>3.707907</text:p>
          </table:table-cell>
          <table:table-cell office:value-type="float" office:value="3.988865" calcext:value-type="float">
            <text:p>3.988865</text:p>
          </table:table-cell>
          <table:table-cell office:value-type="float" office:value="0" calcext:value-type="float">
            <text:p>0</text:p>
          </table:table-cell>
          <table:table-cell office:value-type="float" office:value="6.099363" calcext:value-type="float">
            <text:p>6.099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1" calcext:value-type="float">
            <text:p>28092001</text:p>
          </table:table-cell>
          <table:table-cell office:value-type="float" office:value="0.8785915" calcext:value-type="float">
            <text:p>0.8785915</text:p>
          </table:table-cell>
          <table:table-cell office:value-type="float" office:value="137.3084" calcext:value-type="float">
            <text:p>137.3084</text:p>
          </table:table-cell>
          <table:table-cell office:value-type="float" office:value="5" calcext:value-type="float">
            <text:p>5</text:p>
          </table:table-cell>
          <table:table-cell office:value-type="float" office:value="-2.067629" calcext:value-type="float">
            <text:p>-2.067629</text:p>
          </table:table-cell>
          <table:table-cell office:value-type="float" office:value="14.88004" calcext:value-type="float">
            <text:p>14.88004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58469" calcext:value-type="float">
            <text:p>0.002758469</text:p>
          </table:table-cell>
          <table:table-cell office:value-type="float" office:value="1188.903" calcext:value-type="float">
            <text:p>1188.903</text:p>
          </table:table-cell>
          <table:table-cell office:value-type="float" office:value="1.402487" calcext:value-type="float">
            <text:p>1.402487</text:p>
          </table:table-cell>
          <table:table-cell office:value-type="float" office:value="0" calcext:value-type="float">
            <text:p>0</text:p>
          </table:table-cell>
          <table:table-cell office:value-type="float" office:value="0.5341337" calcext:value-type="float">
            <text:p>0.5341337</text:p>
          </table:table-cell>
          <table:table-cell office:value-type="float" office:value="0.2919004" calcext:value-type="float">
            <text:p>0.2919004</text:p>
          </table:table-cell>
          <table:table-cell office:value-type="float" office:value="0.1384419" calcext:value-type="float">
            <text:p>0.1384419</text:p>
          </table:table-cell>
          <table:table-cell office:value-type="float" office:value="0.07478324" calcext:value-type="float">
            <text:p>0.07478324</text:p>
          </table:table-cell>
          <table:table-cell office:value-type="float" office:value="0.05584363" calcext:value-type="float">
            <text:p>0.05584363</text:p>
          </table:table-cell>
          <table:table-cell office:value-type="float" office:value="0.033937" calcext:value-type="float">
            <text:p>0.033937</text:p>
          </table:table-cell>
          <table:table-cell office:value-type="float" office:value="0.03012325" calcext:value-type="float">
            <text:p>0.03012325</text:p>
          </table:table-cell>
          <table:table-cell office:value-type="float" office:value="0.06000864" calcext:value-type="float">
            <text:p>0.06000864</text:p>
          </table:table-cell>
          <table:table-cell office:value-type="float" office:value="0.1018345" calcext:value-type="float">
            <text:p>0.1018345</text:p>
          </table:table-cell>
          <table:table-cell office:value-type="float" office:value="0.09785937" calcext:value-type="float">
            <text:p>0.09785937</text:p>
          </table:table-cell>
          <table:table-cell office:value-type="float" office:value="0.09737898" calcext:value-type="float">
            <text:p>0.09737898</text:p>
          </table:table-cell>
          <table:table-cell office:value-type="float" office:value="0.09738756" calcext:value-type="float">
            <text:p>0.09738756</text:p>
          </table:table-cell>
          <table:table-cell office:value-type="float" office:value="0.09866575" calcext:value-type="float">
            <text:p>0.09866575</text:p>
          </table:table-cell>
          <table:table-cell office:value-type="float" office:value="0.1015755" calcext:value-type="float">
            <text:p>0.1015755</text:p>
          </table:table-cell>
          <table:table-cell office:value-type="float" office:value="0" calcext:value-type="float">
            <text:p>0</text:p>
          </table:table-cell>
          <table:table-cell office:value-type="float" office:value="25.8311" calcext:value-type="float">
            <text:p>25.8311</text:p>
          </table:table-cell>
          <table:table-cell office:value-type="float" office:value="26.94164" calcext:value-type="float">
            <text:p>26.94164</text:p>
          </table:table-cell>
          <table:table-cell office:value-type="float" office:value="11.40597" calcext:value-type="float">
            <text:p>11.40597</text:p>
          </table:table-cell>
          <table:table-cell office:value-type="float" office:value="5.665823" calcext:value-type="float">
            <text:p>5.665823</text:p>
          </table:table-cell>
          <table:table-cell office:value-type="float" office:value="3.66974" calcext:value-type="float">
            <text:p>3.66974</text:p>
          </table:table-cell>
          <table:table-cell office:value-type="float" office:value="1.472556" calcext:value-type="float">
            <text:p>1.472556</text:p>
          </table:table-cell>
          <table:table-cell office:value-type="float" office:value="1.087533" calcext:value-type="float">
            <text:p>1.087533</text:p>
          </table:table-cell>
          <table:table-cell office:value-type="float" office:value="2.229813" calcext:value-type="float">
            <text:p>2.229813</text:p>
          </table:table-cell>
          <table:table-cell office:value-type="float" office:value="3.426004" calcext:value-type="float">
            <text:p>3.426004</text:p>
          </table:table-cell>
          <table:table-cell office:value-type="float" office:value="3.353554" calcext:value-type="float">
            <text:p>3.353554</text:p>
          </table:table-cell>
          <table:table-cell office:value-type="float" office:value="3.50269" calcext:value-type="float">
            <text:p>3.50269</text:p>
          </table:table-cell>
          <table:table-cell office:value-type="float" office:value="3.558552" calcext:value-type="float">
            <text:p>3.558552</text:p>
          </table:table-cell>
          <table:table-cell office:value-type="float" office:value="3.718985" calcext:value-type="float">
            <text:p>3.718985</text:p>
          </table:table-cell>
          <table:table-cell office:value-type="float" office:value="4.000918" calcext:value-type="float">
            <text:p>4.000918</text:p>
          </table:table-cell>
          <table:table-cell office:value-type="float" office:value="0" calcext:value-type="float">
            <text:p>0</text:p>
          </table:table-cell>
          <table:table-cell office:value-type="float" office:value="5.093009" calcext:value-type="float">
            <text:p>5.093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1" calcext:value-type="float">
            <text:p>29092001</text:p>
          </table:table-cell>
          <table:table-cell office:value-type="float" office:value="0.8767585" calcext:value-type="float">
            <text:p>0.8767585</text:p>
          </table:table-cell>
          <table:table-cell office:value-type="float" office:value="137.3015" calcext:value-type="float">
            <text:p>137.3015</text:p>
          </table:table-cell>
          <table:table-cell office:value-type="float" office:value="5" calcext:value-type="float">
            <text:p>5</text:p>
          </table:table-cell>
          <table:table-cell office:value-type="float" office:value="-2.067281" calcext:value-type="float">
            <text:p>-2.067281</text:p>
          </table:table-cell>
          <table:table-cell office:value-type="float" office:value="14.91934" calcext:value-type="float">
            <text:p>14.91934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58469" calcext:value-type="float">
            <text:p>0.002758469</text:p>
          </table:table-cell>
          <table:table-cell office:value-type="float" office:value="1188.873" calcext:value-type="float">
            <text:p>1188.873</text:p>
          </table:table-cell>
          <table:table-cell office:value-type="float" office:value="1.399626" calcext:value-type="float">
            <text:p>1.399626</text:p>
          </table:table-cell>
          <table:table-cell office:value-type="float" office:value="0" calcext:value-type="float">
            <text:p>0</text:p>
          </table:table-cell>
          <table:table-cell office:value-type="float" office:value="0.4469486" calcext:value-type="float">
            <text:p>0.4469486</text:p>
          </table:table-cell>
          <table:table-cell office:value-type="float" office:value="0.2869464" calcext:value-type="float">
            <text:p>0.2869464</text:p>
          </table:table-cell>
          <table:table-cell office:value-type="float" office:value="0.1373746" calcext:value-type="float">
            <text:p>0.1373746</text:p>
          </table:table-cell>
          <table:table-cell office:value-type="float" office:value="0.07367388" calcext:value-type="float">
            <text:p>0.07367388</text:p>
          </table:table-cell>
          <table:table-cell office:value-type="float" office:value="0.05513094" calcext:value-type="float">
            <text:p>0.05513094</text:p>
          </table:table-cell>
          <table:table-cell office:value-type="float" office:value="0.03408657" calcext:value-type="float">
            <text:p>0.03408657</text:p>
          </table:table-cell>
          <table:table-cell office:value-type="float" office:value="0.03034638" calcext:value-type="float">
            <text:p>0.03034638</text:p>
          </table:table-cell>
          <table:table-cell office:value-type="float" office:value="0.06024488" calcext:value-type="float">
            <text:p>0.06024488</text:p>
          </table:table-cell>
          <table:table-cell office:value-type="float" office:value="0.1019248" calcext:value-type="float">
            <text:p>0.1019248</text:p>
          </table:table-cell>
          <table:table-cell office:value-type="float" office:value="0.09793269" calcext:value-type="float">
            <text:p>0.09793269</text:p>
          </table:table-cell>
          <table:table-cell office:value-type="float" office:value="0.09748167" calcext:value-type="float">
            <text:p>0.09748167</text:p>
          </table:table-cell>
          <table:table-cell office:value-type="float" office:value="0.09749708" calcext:value-type="float">
            <text:p>0.09749708</text:p>
          </table:table-cell>
          <table:table-cell office:value-type="float" office:value="0.09878261" calcext:value-type="float">
            <text:p>0.09878261</text:p>
          </table:table-cell>
          <table:table-cell office:value-type="float" office:value="0.1017069" calcext:value-type="float">
            <text:p>0.1017069</text:p>
          </table:table-cell>
          <table:table-cell office:value-type="float" office:value="0" calcext:value-type="float">
            <text:p>0</text:p>
          </table:table-cell>
          <table:table-cell office:value-type="float" office:value="25.86865" calcext:value-type="float">
            <text:p>25.86865</text:p>
          </table:table-cell>
          <table:table-cell office:value-type="float" office:value="26.94752" calcext:value-type="float">
            <text:p>26.94752</text:p>
          </table:table-cell>
          <table:table-cell office:value-type="float" office:value="11.41769" calcext:value-type="float">
            <text:p>11.41769</text:p>
          </table:table-cell>
          <table:table-cell office:value-type="float" office:value="5.673047" calcext:value-type="float">
            <text:p>5.673047</text:p>
          </table:table-cell>
          <table:table-cell office:value-type="float" office:value="3.676238" calcext:value-type="float">
            <text:p>3.676238</text:p>
          </table:table-cell>
          <table:table-cell office:value-type="float" office:value="1.475632" calcext:value-type="float">
            <text:p>1.475632</text:p>
          </table:table-cell>
          <table:table-cell office:value-type="float" office:value="1.090884" calcext:value-type="float">
            <text:p>1.090884</text:p>
          </table:table-cell>
          <table:table-cell office:value-type="float" office:value="2.236707" calcext:value-type="float">
            <text:p>2.236707</text:p>
          </table:table-cell>
          <table:table-cell office:value-type="float" office:value="3.435717" calcext:value-type="float">
            <text:p>3.435717</text:p>
          </table:table-cell>
          <table:table-cell office:value-type="float" office:value="3.363842" calcext:value-type="float">
            <text:p>3.363842</text:p>
          </table:table-cell>
          <table:table-cell office:value-type="float" office:value="3.513408" calcext:value-type="float">
            <text:p>3.513408</text:p>
          </table:table-cell>
          <table:table-cell office:value-type="float" office:value="3.569328" calcext:value-type="float">
            <text:p>3.569328</text:p>
          </table:table-cell>
          <table:table-cell office:value-type="float" office:value="3.730025" calcext:value-type="float">
            <text:p>3.730025</text:p>
          </table:table-cell>
          <table:table-cell office:value-type="float" office:value="4.012975" calcext:value-type="float">
            <text:p>4.012975</text:p>
          </table:table-cell>
          <table:table-cell office:value-type="float" office:value="0" calcext:value-type="float">
            <text:p>0</text:p>
          </table:table-cell>
          <table:table-cell office:value-type="float" office:value="3.635563" calcext:value-type="float">
            <text:p>3.635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1" calcext:value-type="float">
            <text:p>30092001</text:p>
          </table:table-cell>
          <table:table-cell office:value-type="float" office:value="0.8748969" calcext:value-type="float">
            <text:p>0.8748969</text:p>
          </table:table-cell>
          <table:table-cell office:value-type="float" office:value="137.2948" calcext:value-type="float">
            <text:p>137.2948</text:p>
          </table:table-cell>
          <table:table-cell office:value-type="float" office:value="5" calcext:value-type="float">
            <text:p>5</text:p>
          </table:table-cell>
          <table:table-cell office:value-type="float" office:value="-2.066929" calcext:value-type="float">
            <text:p>-2.066929</text:p>
          </table:table-cell>
          <table:table-cell office:value-type="float" office:value="14.95844" calcext:value-type="float">
            <text:p>14.95844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58469" calcext:value-type="float">
            <text:p>0.002758469</text:p>
          </table:table-cell>
          <table:table-cell office:value-type="float" office:value="1188.843" calcext:value-type="float">
            <text:p>1188.843</text:p>
          </table:table-cell>
          <table:table-cell office:value-type="float" office:value="1.396655" calcext:value-type="float">
            <text:p>1.396655</text:p>
          </table:table-cell>
          <table:table-cell office:value-type="float" office:value="0" calcext:value-type="float">
            <text:p>0</text:p>
          </table:table-cell>
          <table:table-cell office:value-type="float" office:value="0.4411853" calcext:value-type="float">
            <text:p>0.4411853</text:p>
          </table:table-cell>
          <table:table-cell office:value-type="float" office:value="0.2913471" calcext:value-type="float">
            <text:p>0.2913471</text:p>
          </table:table-cell>
          <table:table-cell office:value-type="float" office:value="0.1394426" calcext:value-type="float">
            <text:p>0.1394426</text:p>
          </table:table-cell>
          <table:table-cell office:value-type="float" office:value="0.07344992" calcext:value-type="float">
            <text:p>0.07344992</text:p>
          </table:table-cell>
          <table:table-cell office:value-type="float" office:value="0.0544841" calcext:value-type="float">
            <text:p>0.0544841</text:p>
          </table:table-cell>
          <table:table-cell office:value-type="float" office:value="0.03388861" calcext:value-type="float">
            <text:p>0.03388861</text:p>
          </table:table-cell>
          <table:table-cell office:value-type="float" office:value="0.03032025" calcext:value-type="float">
            <text:p>0.03032025</text:p>
          </table:table-cell>
          <table:table-cell office:value-type="float" office:value="0.06033386" calcext:value-type="float">
            <text:p>0.06033386</text:p>
          </table:table-cell>
          <table:table-cell office:value-type="float" office:value="0.1020276" calcext:value-type="float">
            <text:p>0.1020276</text:p>
          </table:table-cell>
          <table:table-cell office:value-type="float" office:value="0.09801573" calcext:value-type="float">
            <text:p>0.09801573</text:p>
          </table:table-cell>
          <table:table-cell office:value-type="float" office:value="0.09758566" calcext:value-type="float">
            <text:p>0.09758566</text:p>
          </table:table-cell>
          <table:table-cell office:value-type="float" office:value="0.09760733" calcext:value-type="float">
            <text:p>0.09760733</text:p>
          </table:table-cell>
          <table:table-cell office:value-type="float" office:value="0.09889926" calcext:value-type="float">
            <text:p>0.09889926</text:p>
          </table:table-cell>
          <table:table-cell office:value-type="float" office:value="0.1018356" calcext:value-type="float">
            <text:p>0.1018356</text:p>
          </table:table-cell>
          <table:table-cell office:value-type="float" office:value="0" calcext:value-type="float">
            <text:p>0</text:p>
          </table:table-cell>
          <table:table-cell office:value-type="float" office:value="25.89968" calcext:value-type="float">
            <text:p>25.89968</text:p>
          </table:table-cell>
          <table:table-cell office:value-type="float" office:value="26.95269" calcext:value-type="float">
            <text:p>26.95269</text:p>
          </table:table-cell>
          <table:table-cell office:value-type="float" office:value="11.42895" calcext:value-type="float">
            <text:p>11.42895</text:p>
          </table:table-cell>
          <table:table-cell office:value-type="float" office:value="5.679931" calcext:value-type="float">
            <text:p>5.679931</text:p>
          </table:table-cell>
          <table:table-cell office:value-type="float" office:value="3.682522" calcext:value-type="float">
            <text:p>3.682522</text:p>
          </table:table-cell>
          <table:table-cell office:value-type="float" office:value="1.478688" calcext:value-type="float">
            <text:p>1.478688</text:p>
          </table:table-cell>
          <table:table-cell office:value-type="float" office:value="1.094233" calcext:value-type="float">
            <text:p>1.094233</text:p>
          </table:table-cell>
          <table:table-cell office:value-type="float" office:value="2.24362" calcext:value-type="float">
            <text:p>2.24362</text:p>
          </table:table-cell>
          <table:table-cell office:value-type="float" office:value="3.44543" calcext:value-type="float">
            <text:p>3.44543</text:p>
          </table:table-cell>
          <table:table-cell office:value-type="float" office:value="3.374106" calcext:value-type="float">
            <text:p>3.374106</text:p>
          </table:table-cell>
          <table:table-cell office:value-type="float" office:value="3.524127" calcext:value-type="float">
            <text:p>3.524127</text:p>
          </table:table-cell>
          <table:table-cell office:value-type="float" office:value="3.580074" calcext:value-type="float">
            <text:p>3.580074</text:p>
          </table:table-cell>
          <table:table-cell office:value-type="float" office:value="3.741034" calcext:value-type="float">
            <text:p>3.741034</text:p>
          </table:table-cell>
          <table:table-cell office:value-type="float" office:value="4.025017" calcext:value-type="float">
            <text:p>4.025017</text:p>
          </table:table-cell>
          <table:table-cell office:value-type="float" office:value="0" calcext:value-type="float">
            <text:p>0</text:p>
          </table:table-cell>
          <table:table-cell office:value-type="float" office:value="3.487937" calcext:value-type="float">
            <text:p>3.4879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1" calcext:value-type="float">
            <text:p>1102001</text:p>
          </table:table-cell>
          <table:table-cell office:value-type="float" office:value="0.872811" calcext:value-type="float">
            <text:p>0.872811</text:p>
          </table:table-cell>
          <table:table-cell office:value-type="float" office:value="137.2876" calcext:value-type="float">
            <text:p>137.2876</text:p>
          </table:table-cell>
          <table:table-cell office:value-type="float" office:value="5" calcext:value-type="float">
            <text:p>5</text:p>
          </table:table-cell>
          <table:table-cell office:value-type="float" office:value="-2.066578" calcext:value-type="float">
            <text:p>-2.066578</text:p>
          </table:table-cell>
          <table:table-cell office:value-type="float" office:value="14.99775" calcext:value-type="float">
            <text:p>14.99775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58469" calcext:value-type="float">
            <text:p>0.002758469</text:p>
          </table:table-cell>
          <table:table-cell office:value-type="float" office:value="1188.812" calcext:value-type="float">
            <text:p>1188.812</text:p>
          </table:table-cell>
          <table:table-cell office:value-type="float" office:value="1.393576" calcext:value-type="float">
            <text:p>1.393576</text:p>
          </table:table-cell>
          <table:table-cell office:value-type="float" office:value="0" calcext:value-type="float">
            <text:p>0</text:p>
          </table:table-cell>
          <table:table-cell office:value-type="float" office:value="0.4537628" calcext:value-type="float">
            <text:p>0.4537628</text:p>
          </table:table-cell>
          <table:table-cell office:value-type="float" office:value="0.304736" calcext:value-type="float">
            <text:p>0.304736</text:p>
          </table:table-cell>
          <table:table-cell office:value-type="float" office:value="0.147312" calcext:value-type="float">
            <text:p>0.147312</text:p>
          </table:table-cell>
          <table:table-cell office:value-type="float" office:value="0.07633244" calcext:value-type="float">
            <text:p>0.07633244</text:p>
          </table:table-cell>
          <table:table-cell office:value-type="float" office:value="0.05606155" calcext:value-type="float">
            <text:p>0.05606155</text:p>
          </table:table-cell>
          <table:table-cell office:value-type="float" office:value="0.03473712" calcext:value-type="float">
            <text:p>0.03473712</text:p>
          </table:table-cell>
          <table:table-cell office:value-type="float" office:value="0.03064119" calcext:value-type="float">
            <text:p>0.03064119</text:p>
          </table:table-cell>
          <table:table-cell office:value-type="float" office:value="0.06045636" calcext:value-type="float">
            <text:p>0.06045636</text:p>
          </table:table-cell>
          <table:table-cell office:value-type="float" office:value="0.1021254" calcext:value-type="float">
            <text:p>0.1021254</text:p>
          </table:table-cell>
          <table:table-cell office:value-type="float" office:value="0.09810426" calcext:value-type="float">
            <text:p>0.09810426</text:p>
          </table:table-cell>
          <table:table-cell office:value-type="float" office:value="0.09769106" calcext:value-type="float">
            <text:p>0.09769106</text:p>
          </table:table-cell>
          <table:table-cell office:value-type="float" office:value="0.09771794" calcext:value-type="float">
            <text:p>0.09771794</text:p>
          </table:table-cell>
          <table:table-cell office:value-type="float" office:value="0.099016" calcext:value-type="float">
            <text:p>0.099016</text:p>
          </table:table-cell>
          <table:table-cell office:value-type="float" office:value="0.1019637" calcext:value-type="float">
            <text:p>0.1019637</text:p>
          </table:table-cell>
          <table:table-cell office:value-type="float" office:value="0" calcext:value-type="float">
            <text:p>0</text:p>
          </table:table-cell>
          <table:table-cell office:value-type="float" office:value="25.93176" calcext:value-type="float">
            <text:p>25.93176</text:p>
          </table:table-cell>
          <table:table-cell office:value-type="float" office:value="26.96077" calcext:value-type="float">
            <text:p>26.96077</text:p>
          </table:table-cell>
          <table:table-cell office:value-type="float" office:value="11.44163" calcext:value-type="float">
            <text:p>11.44163</text:p>
          </table:table-cell>
          <table:table-cell office:value-type="float" office:value="5.687251" calcext:value-type="float">
            <text:p>5.687251</text:p>
          </table:table-cell>
          <table:table-cell office:value-type="float" office:value="3.689021" calcext:value-type="float">
            <text:p>3.689021</text:p>
          </table:table-cell>
          <table:table-cell office:value-type="float" office:value="1.481803" calcext:value-type="float">
            <text:p>1.481803</text:p>
          </table:table-cell>
          <table:table-cell office:value-type="float" office:value="1.097597" calcext:value-type="float">
            <text:p>1.097597</text:p>
          </table:table-cell>
          <table:table-cell office:value-type="float" office:value="2.250534" calcext:value-type="float">
            <text:p>2.250534</text:p>
          </table:table-cell>
          <table:table-cell office:value-type="float" office:value="3.455143" calcext:value-type="float">
            <text:p>3.455143</text:p>
          </table:table-cell>
          <table:table-cell office:value-type="float" office:value="3.384357" calcext:value-type="float">
            <text:p>3.384357</text:p>
          </table:table-cell>
          <table:table-cell office:value-type="float" office:value="3.534827" calcext:value-type="float">
            <text:p>3.534827</text:p>
          </table:table-cell>
          <table:table-cell office:value-type="float" office:value="3.590812" calcext:value-type="float">
            <text:p>3.590812</text:p>
          </table:table-cell>
          <table:table-cell office:value-type="float" office:value="3.752023" calcext:value-type="float">
            <text:p>3.752023</text:p>
          </table:table-cell>
          <table:table-cell office:value-type="float" office:value="4.037062" calcext:value-type="float">
            <text:p>4.037062</text:p>
          </table:table-cell>
          <table:table-cell office:value-type="float" office:value="0" calcext:value-type="float">
            <text:p>0</text:p>
          </table:table-cell>
          <table:table-cell office:value-type="float" office:value="3.424384" calcext:value-type="float">
            <text:p>3.4243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1" calcext:value-type="float">
            <text:p>2102001</text:p>
          </table:table-cell>
          <table:table-cell office:value-type="float" office:value="0.8706635" calcext:value-type="float">
            <text:p>0.8706635</text:p>
          </table:table-cell>
          <table:table-cell office:value-type="float" office:value="137.2801" calcext:value-type="float">
            <text:p>137.2801</text:p>
          </table:table-cell>
          <table:table-cell office:value-type="float" office:value="5" calcext:value-type="float">
            <text:p>5</text:p>
          </table:table-cell>
          <table:table-cell office:value-type="float" office:value="-2.06622" calcext:value-type="float">
            <text:p>-2.06622</text:p>
          </table:table-cell>
          <table:table-cell office:value-type="float" office:value="15.03735" calcext:value-type="float">
            <text:p>15.03735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58469" calcext:value-type="float">
            <text:p>0.002758469</text:p>
          </table:table-cell>
          <table:table-cell office:value-type="float" office:value="1188.782" calcext:value-type="float">
            <text:p>1188.782</text:p>
          </table:table-cell>
          <table:table-cell office:value-type="float" office:value="1.390563" calcext:value-type="float">
            <text:p>1.390563</text:p>
          </table:table-cell>
          <table:table-cell office:value-type="float" office:value="0" calcext:value-type="float">
            <text:p>0</text:p>
          </table:table-cell>
          <table:table-cell office:value-type="float" office:value="0.4612815" calcext:value-type="float">
            <text:p>0.4612815</text:p>
          </table:table-cell>
          <table:table-cell office:value-type="float" office:value="0.3152665" calcext:value-type="float">
            <text:p>0.3152665</text:p>
          </table:table-cell>
          <table:table-cell office:value-type="float" office:value="0.1542218" calcext:value-type="float">
            <text:p>0.1542218</text:p>
          </table:table-cell>
          <table:table-cell office:value-type="float" office:value="0.07922487" calcext:value-type="float">
            <text:p>0.07922487</text:p>
          </table:table-cell>
          <table:table-cell office:value-type="float" office:value="0.05786734" calcext:value-type="float">
            <text:p>0.05786734</text:p>
          </table:table-cell>
          <table:table-cell office:value-type="float" office:value="0.03578742" calcext:value-type="float">
            <text:p>0.03578742</text:p>
          </table:table-cell>
          <table:table-cell office:value-type="float" office:value="0.03112421" calcext:value-type="float">
            <text:p>0.03112421</text:p>
          </table:table-cell>
          <table:table-cell office:value-type="float" office:value="0.06070403" calcext:value-type="float">
            <text:p>0.06070403</text:p>
          </table:table-cell>
          <table:table-cell office:value-type="float" office:value="0.1022445" calcext:value-type="float">
            <text:p>0.1022445</text:p>
          </table:table-cell>
          <table:table-cell office:value-type="float" office:value="0.09819719" calcext:value-type="float">
            <text:p>0.09819719</text:p>
          </table:table-cell>
          <table:table-cell office:value-type="float" office:value="0.09779728" calcext:value-type="float">
            <text:p>0.09779728</text:p>
          </table:table-cell>
          <table:table-cell office:value-type="float" office:value="0.09782824" calcext:value-type="float">
            <text:p>0.09782824</text:p>
          </table:table-cell>
          <table:table-cell office:value-type="float" office:value="0.09913249" calcext:value-type="float">
            <text:p>0.09913249</text:p>
          </table:table-cell>
          <table:table-cell office:value-type="float" office:value="0.1020911" calcext:value-type="float">
            <text:p>0.1020911</text:p>
          </table:table-cell>
          <table:table-cell office:value-type="float" office:value="0" calcext:value-type="float">
            <text:p>0</text:p>
          </table:table-cell>
          <table:table-cell office:value-type="float" office:value="25.96422" calcext:value-type="float">
            <text:p>25.96422</text:p>
          </table:table-cell>
          <table:table-cell office:value-type="float" office:value="26.97213" calcext:value-type="float">
            <text:p>26.97213</text:p>
          </table:table-cell>
          <table:table-cell office:value-type="float" office:value="11.45623" calcext:value-type="float">
            <text:p>11.45623</text:p>
          </table:table-cell>
          <table:table-cell office:value-type="float" office:value="5.695404" calcext:value-type="float">
            <text:p>5.695404</text:p>
          </table:table-cell>
          <table:table-cell office:value-type="float" office:value="3.696044" calcext:value-type="float">
            <text:p>3.696044</text:p>
          </table:table-cell>
          <table:table-cell office:value-type="float" office:value="1.485081" calcext:value-type="float">
            <text:p>1.485081</text:p>
          </table:table-cell>
          <table:table-cell office:value-type="float" office:value="1.101026" calcext:value-type="float">
            <text:p>1.101026</text:p>
          </table:table-cell>
          <table:table-cell office:value-type="float" office:value="2.257471" calcext:value-type="float">
            <text:p>2.257471</text:p>
          </table:table-cell>
          <table:table-cell office:value-type="float" office:value="3.464856" calcext:value-type="float">
            <text:p>3.464856</text:p>
          </table:table-cell>
          <table:table-cell office:value-type="float" office:value="3.394608" calcext:value-type="float">
            <text:p>3.394608</text:p>
          </table:table-cell>
          <table:table-cell office:value-type="float" office:value="3.545517" calcext:value-type="float">
            <text:p>3.545517</text:p>
          </table:table-cell>
          <table:table-cell office:value-type="float" office:value="3.601546" calcext:value-type="float">
            <text:p>3.601546</text:p>
          </table:table-cell>
          <table:table-cell office:value-type="float" office:value="3.762994" calcext:value-type="float">
            <text:p>3.762994</text:p>
          </table:table-cell>
          <table:table-cell office:value-type="float" office:value="4.049076" calcext:value-type="float">
            <text:p>4.049076</text:p>
          </table:table-cell>
          <table:table-cell office:value-type="float" office:value="0" calcext:value-type="float">
            <text:p>0</text:p>
          </table:table-cell>
          <table:table-cell office:value-type="float" office:value="3.064743" calcext:value-type="float">
            <text:p>3.0647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1" calcext:value-type="float">
            <text:p>3102001</text:p>
          </table:table-cell>
          <table:table-cell office:value-type="float" office:value="0.8689442" calcext:value-type="float">
            <text:p>0.8689442</text:p>
          </table:table-cell>
          <table:table-cell office:value-type="float" office:value="137.2729" calcext:value-type="float">
            <text:p>137.2729</text:p>
          </table:table-cell>
          <table:table-cell office:value-type="float" office:value="5" calcext:value-type="float">
            <text:p>5</text:p>
          </table:table-cell>
          <table:table-cell office:value-type="float" office:value="-2.065893" calcext:value-type="float">
            <text:p>-2.065893</text:p>
          </table:table-cell>
          <table:table-cell office:value-type="float" office:value="15.07696" calcext:value-type="float">
            <text:p>15.07696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58469" calcext:value-type="float">
            <text:p>0.002758469</text:p>
          </table:table-cell>
          <table:table-cell office:value-type="float" office:value="1188.752" calcext:value-type="float">
            <text:p>1188.752</text:p>
          </table:table-cell>
          <table:table-cell office:value-type="float" office:value="1.388088" calcext:value-type="float">
            <text:p>1.388088</text:p>
          </table:table-cell>
          <table:table-cell office:value-type="float" office:value="0" calcext:value-type="float">
            <text:p>0</text:p>
          </table:table-cell>
          <table:table-cell office:value-type="float" office:value="0.3418368" calcext:value-type="float">
            <text:p>0.3418368</text:p>
          </table:table-cell>
          <table:table-cell office:value-type="float" office:value="0.2964869" calcext:value-type="float">
            <text:p>0.2964869</text:p>
          </table:table-cell>
          <table:table-cell office:value-type="float" office:value="0.1471089" calcext:value-type="float">
            <text:p>0.1471089</text:p>
          </table:table-cell>
          <table:table-cell office:value-type="float" office:value="0.0772907" calcext:value-type="float">
            <text:p>0.0772907</text:p>
          </table:table-cell>
          <table:table-cell office:value-type="float" office:value="0.05702264" calcext:value-type="float">
            <text:p>0.05702264</text:p>
          </table:table-cell>
          <table:table-cell office:value-type="float" office:value="0.03599479" calcext:value-type="float">
            <text:p>0.03599479</text:p>
          </table:table-cell>
          <table:table-cell office:value-type="float" office:value="0.03141996" calcext:value-type="float">
            <text:p>0.03141996</text:p>
          </table:table-cell>
          <table:table-cell office:value-type="float" office:value="0.06099201" calcext:value-type="float">
            <text:p>0.06099201</text:p>
          </table:table-cell>
          <table:table-cell office:value-type="float" office:value="0.1023885" calcext:value-type="float">
            <text:p>0.1023885</text:p>
          </table:table-cell>
          <table:table-cell office:value-type="float" office:value="0.09829383" calcext:value-type="float">
            <text:p>0.09829383</text:p>
          </table:table-cell>
          <table:table-cell office:value-type="float" office:value="0.09790352" calcext:value-type="float">
            <text:p>0.09790352</text:p>
          </table:table-cell>
          <table:table-cell office:value-type="float" office:value="0.09793805" calcext:value-type="float">
            <text:p>0.09793805</text:p>
          </table:table-cell>
          <table:table-cell office:value-type="float" office:value="0.09924865" calcext:value-type="float">
            <text:p>0.09924865</text:p>
          </table:table-cell>
          <table:table-cell office:value-type="float" office:value="0.1022184" calcext:value-type="float">
            <text:p>0.1022184</text:p>
          </table:table-cell>
          <table:table-cell office:value-type="float" office:value="0" calcext:value-type="float">
            <text:p>0</text:p>
          </table:table-cell>
          <table:table-cell office:value-type="float" office:value="25.98902" calcext:value-type="float">
            <text:p>25.98902</text:p>
          </table:table-cell>
          <table:table-cell office:value-type="float" office:value="26.98373" calcext:value-type="float">
            <text:p>26.98373</text:p>
          </table:table-cell>
          <table:table-cell office:value-type="float" office:value="11.47159" calcext:value-type="float">
            <text:p>11.47159</text:p>
          </table:table-cell>
          <table:table-cell office:value-type="float" office:value="5.704031" calcext:value-type="float">
            <text:p>5.704031</text:p>
          </table:table-cell>
          <table:table-cell office:value-type="float" office:value="3.703442" calcext:value-type="float">
            <text:p>3.703442</text:p>
          </table:table-cell>
          <table:table-cell office:value-type="float" office:value="1.488513" calcext:value-type="float">
            <text:p>1.488513</text:p>
          </table:table-cell>
          <table:table-cell office:value-type="float" office:value="1.104526" calcext:value-type="float">
            <text:p>1.104526</text:p>
          </table:table-cell>
          <table:table-cell office:value-type="float" office:value="2.264449" calcext:value-type="float">
            <text:p>2.264449</text:p>
          </table:table-cell>
          <table:table-cell office:value-type="float" office:value="3.47458" calcext:value-type="float">
            <text:p>3.47458</text:p>
          </table:table-cell>
          <table:table-cell office:value-type="float" office:value="3.40484" calcext:value-type="float">
            <text:p>3.40484</text:p>
          </table:table-cell>
          <table:table-cell office:value-type="float" office:value="3.5562" calcext:value-type="float">
            <text:p>3.5562</text:p>
          </table:table-cell>
          <table:table-cell office:value-type="float" office:value="3.612245" calcext:value-type="float">
            <text:p>3.612245</text:p>
          </table:table-cell>
          <table:table-cell office:value-type="float" office:value="3.773934" calcext:value-type="float">
            <text:p>3.773934</text:p>
          </table:table-cell>
          <table:table-cell office:value-type="float" office:value="4.061084" calcext:value-type="float">
            <text:p>4.061084</text:p>
          </table:table-cell>
          <table:table-cell office:value-type="float" office:value="0" calcext:value-type="float">
            <text:p>0</text:p>
          </table:table-cell>
          <table:table-cell office:value-type="float" office:value="1.639825" calcext:value-type="float">
            <text:p>1.639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1" calcext:value-type="float">
            <text:p>4102001</text:p>
          </table:table-cell>
          <table:table-cell office:value-type="float" office:value="0.8678748" calcext:value-type="float">
            <text:p>0.8678748</text:p>
          </table:table-cell>
          <table:table-cell office:value-type="float" office:value="137.2668" calcext:value-type="float">
            <text:p>137.2668</text:p>
          </table:table-cell>
          <table:table-cell office:value-type="float" office:value="5" calcext:value-type="float">
            <text:p>5</text:p>
          </table:table-cell>
          <table:table-cell office:value-type="float" office:value="-2.065567" calcext:value-type="float">
            <text:p>-2.065567</text:p>
          </table:table-cell>
          <table:table-cell office:value-type="float" office:value="15.11561" calcext:value-type="float">
            <text:p>15.11561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58469" calcext:value-type="float">
            <text:p>0.002758469</text:p>
          </table:table-cell>
          <table:table-cell office:value-type="float" office:value="1188.721" calcext:value-type="float">
            <text:p>1188.721</text:p>
          </table:table-cell>
          <table:table-cell office:value-type="float" office:value="1.386494" calcext:value-type="float">
            <text:p>1.386494</text:p>
          </table:table-cell>
          <table:table-cell office:value-type="float" office:value="0" calcext:value-type="float">
            <text:p>0</text:p>
          </table:table-cell>
          <table:table-cell office:value-type="float" office:value="0.1914994" calcext:value-type="float">
            <text:p>0.1914994</text:p>
          </table:table-cell>
          <table:table-cell office:value-type="float" office:value="0.2696928" calcext:value-type="float">
            <text:p>0.2696928</text:p>
          </table:table-cell>
          <table:table-cell office:value-type="float" office:value="0.1265302" calcext:value-type="float">
            <text:p>0.1265302</text:p>
          </table:table-cell>
          <table:table-cell office:value-type="float" office:value="0.06827466" calcext:value-type="float">
            <text:p>0.06827466</text:p>
          </table:table-cell>
          <table:table-cell office:value-type="float" office:value="0.05102159" calcext:value-type="float">
            <text:p>0.05102159</text:p>
          </table:table-cell>
          <table:table-cell office:value-type="float" office:value="0.03330947" calcext:value-type="float">
            <text:p>0.03330947</text:p>
          </table:table-cell>
          <table:table-cell office:value-type="float" office:value="0.03058655" calcext:value-type="float">
            <text:p>0.03058655</text:p>
          </table:table-cell>
          <table:table-cell office:value-type="float" office:value="0.06094757" calcext:value-type="float">
            <text:p>0.06094757</text:p>
          </table:table-cell>
          <table:table-cell office:value-type="float" office:value="0.1025179" calcext:value-type="float">
            <text:p>0.1025179</text:p>
          </table:table-cell>
          <table:table-cell office:value-type="float" office:value="0.09839432" calcext:value-type="float">
            <text:p>0.09839432</text:p>
          </table:table-cell>
          <table:table-cell office:value-type="float" office:value="0.09801017" calcext:value-type="float">
            <text:p>0.09801017</text:p>
          </table:table-cell>
          <table:table-cell office:value-type="float" office:value="0.09805602" calcext:value-type="float">
            <text:p>0.09805602</text:p>
          </table:table-cell>
          <table:table-cell office:value-type="float" office:value="0.09936474" calcext:value-type="float">
            <text:p>0.09936474</text:p>
          </table:table-cell>
          <table:table-cell office:value-type="float" office:value="0.1023457" calcext:value-type="float">
            <text:p>0.1023457</text:p>
          </table:table-cell>
          <table:table-cell office:value-type="float" office:value="0" calcext:value-type="float">
            <text:p>0</text:p>
          </table:table-cell>
          <table:table-cell office:value-type="float" office:value="25.98777" calcext:value-type="float">
            <text:p>25.98777</text:p>
          </table:table-cell>
          <table:table-cell office:value-type="float" office:value="26.98743" calcext:value-type="float">
            <text:p>26.98743</text:p>
          </table:table-cell>
          <table:table-cell office:value-type="float" office:value="11.48279" calcext:value-type="float">
            <text:p>11.48279</text:p>
          </table:table-cell>
          <table:table-cell office:value-type="float" office:value="5.711079" calcext:value-type="float">
            <text:p>5.711079</text:p>
          </table:table-cell>
          <table:table-cell office:value-type="float" office:value="3.709928" calcext:value-type="float">
            <text:p>3.709928</text:p>
          </table:table-cell>
          <table:table-cell office:value-type="float" office:value="1.491773" calcext:value-type="float">
            <text:p>1.491773</text:p>
          </table:table-cell>
          <table:table-cell office:value-type="float" office:value="1.107976" calcext:value-type="float">
            <text:p>1.107976</text:p>
          </table:table-cell>
          <table:table-cell office:value-type="float" office:value="2.271445" calcext:value-type="float">
            <text:p>2.271445</text:p>
          </table:table-cell>
          <table:table-cell office:value-type="float" office:value="3.484315" calcext:value-type="float">
            <text:p>3.484315</text:p>
          </table:table-cell>
          <table:table-cell office:value-type="float" office:value="3.415053" calcext:value-type="float">
            <text:p>3.415053</text:p>
          </table:table-cell>
          <table:table-cell office:value-type="float" office:value="3.566862" calcext:value-type="float">
            <text:p>3.566862</text:p>
          </table:table-cell>
          <table:table-cell office:value-type="float" office:value="3.622946" calcext:value-type="float">
            <text:p>3.622946</text:p>
          </table:table-cell>
          <table:table-cell office:value-type="float" office:value="3.784866" calcext:value-type="float">
            <text:p>3.784866</text:p>
          </table:table-cell>
          <table:table-cell office:value-type="float" office:value="4.073071" calcext:value-type="float">
            <text:p>4.073071</text:p>
          </table:table-cell>
          <table:table-cell office:value-type="float" office:value="0" calcext:value-type="float">
            <text:p>0</text:p>
          </table:table-cell>
          <table:table-cell office:value-type="float" office:value="1.042305" calcext:value-type="float">
            <text:p>1.0423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1" calcext:value-type="float">
            <text:p>5102001</text:p>
          </table:table-cell>
          <table:table-cell office:value-type="float" office:value="0.867021" calcext:value-type="float">
            <text:p>0.867021</text:p>
          </table:table-cell>
          <table:table-cell office:value-type="float" office:value="137.2614" calcext:value-type="float">
            <text:p>137.2614</text:p>
          </table:table-cell>
          <table:table-cell office:value-type="float" office:value="5" calcext:value-type="float">
            <text:p>5</text:p>
          </table:table-cell>
          <table:table-cell office:value-type="float" office:value="-2.065234" calcext:value-type="float">
            <text:p>-2.065234</text:p>
          </table:table-cell>
          <table:table-cell office:value-type="float" office:value="15.15339" calcext:value-type="float">
            <text:p>15.15339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58469" calcext:value-type="float">
            <text:p>0.002758469</text:p>
          </table:table-cell>
          <table:table-cell office:value-type="float" office:value="1188.691" calcext:value-type="float">
            <text:p>1188.691</text:p>
          </table:table-cell>
          <table:table-cell office:value-type="float" office:value="1.385041" calcext:value-type="float">
            <text:p>1.385041</text:p>
          </table:table-cell>
          <table:table-cell office:value-type="float" office:value="0" calcext:value-type="float">
            <text:p>0</text:p>
          </table:table-cell>
          <table:table-cell office:value-type="float" office:value="0.2618458" calcext:value-type="float">
            <text:p>0.2618458</text:p>
          </table:table-cell>
          <table:table-cell office:value-type="float" office:value="0.2559894" calcext:value-type="float">
            <text:p>0.2559894</text:p>
          </table:table-cell>
          <table:table-cell office:value-type="float" office:value="0.117596" calcext:value-type="float">
            <text:p>0.117596</text:p>
          </table:table-cell>
          <table:table-cell office:value-type="float" office:value="0.06296753" calcext:value-type="float">
            <text:p>0.06296753</text:p>
          </table:table-cell>
          <table:table-cell office:value-type="float" office:value="0.04663317" calcext:value-type="float">
            <text:p>0.04663317</text:p>
          </table:table-cell>
          <table:table-cell office:value-type="float" office:value="0.03058817" calcext:value-type="float">
            <text:p>0.03058817</text:p>
          </table:table-cell>
          <table:table-cell office:value-type="float" office:value="0.02929199" calcext:value-type="float">
            <text:p>0.02929199</text:p>
          </table:table-cell>
          <table:table-cell office:value-type="float" office:value="0.06040414" calcext:value-type="float">
            <text:p>0.06040414</text:p>
          </table:table-cell>
          <table:table-cell office:value-type="float" office:value="0.1025488" calcext:value-type="float">
            <text:p>0.1025488</text:p>
          </table:table-cell>
          <table:table-cell office:value-type="float" office:value="0.09849439" calcext:value-type="float">
            <text:p>0.09849439</text:p>
          </table:table-cell>
          <table:table-cell office:value-type="float" office:value="0.09811865" calcext:value-type="float">
            <text:p>0.09811865</text:p>
          </table:table-cell>
          <table:table-cell office:value-type="float" office:value="0.0981658" calcext:value-type="float">
            <text:p>0.0981658</text:p>
          </table:table-cell>
          <table:table-cell office:value-type="float" office:value="0.09948052" calcext:value-type="float">
            <text:p>0.09948052</text:p>
          </table:table-cell>
          <table:table-cell office:value-type="float" office:value="0.1024725" calcext:value-type="float">
            <text:p>0.1024725</text:p>
          </table:table-cell>
          <table:table-cell office:value-type="float" office:value="0" calcext:value-type="float">
            <text:p>0</text:p>
          </table:table-cell>
          <table:table-cell office:value-type="float" office:value="25.98714" calcext:value-type="float">
            <text:p>25.98714</text:p>
          </table:table-cell>
          <table:table-cell office:value-type="float" office:value="26.98396" calcext:value-type="float">
            <text:p>26.98396</text:p>
          </table:table-cell>
          <table:table-cell office:value-type="float" office:value="11.48908" calcext:value-type="float">
            <text:p>11.48908</text:p>
          </table:table-cell>
          <table:table-cell office:value-type="float" office:value="5.715687" calcext:value-type="float">
            <text:p>5.715687</text:p>
          </table:table-cell>
          <table:table-cell office:value-type="float" office:value="3.714686" calcext:value-type="float">
            <text:p>3.714686</text:p>
          </table:table-cell>
          <table:table-cell office:value-type="float" office:value="1.49456" calcext:value-type="float">
            <text:p>1.49456</text:p>
          </table:table-cell>
          <table:table-cell office:value-type="float" office:value="1.111204" calcext:value-type="float">
            <text:p>1.111204</text:p>
          </table:table-cell>
          <table:table-cell office:value-type="float" office:value="2.278353" calcext:value-type="float">
            <text:p>2.278353</text:p>
          </table:table-cell>
          <table:table-cell office:value-type="float" office:value="3.494042" calcext:value-type="float">
            <text:p>3.494042</text:p>
          </table:table-cell>
          <table:table-cell office:value-type="float" office:value="3.425267" calcext:value-type="float">
            <text:p>3.425267</text:p>
          </table:table-cell>
          <table:table-cell office:value-type="float" office:value="3.577525" calcext:value-type="float">
            <text:p>3.577525</text:p>
          </table:table-cell>
          <table:table-cell office:value-type="float" office:value="3.633631" calcext:value-type="float">
            <text:p>3.633631</text:p>
          </table:table-cell>
          <table:table-cell office:value-type="float" office:value="3.795758" calcext:value-type="float">
            <text:p>3.795758</text:p>
          </table:table-cell>
          <table:table-cell office:value-type="float" office:value="4.085037" calcext:value-type="float">
            <text:p>4.085037</text:p>
          </table:table-cell>
          <table:table-cell office:value-type="float" office:value="0" calcext:value-type="float">
            <text:p>0</text:p>
          </table:table-cell>
          <table:table-cell office:value-type="float" office:value="0.8197773" calcext:value-type="float">
            <text:p>0.81977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1" calcext:value-type="float">
            <text:p>6102001</text:p>
          </table:table-cell>
          <table:table-cell office:value-type="float" office:value="0.8661994" calcext:value-type="float">
            <text:p>0.8661994</text:p>
          </table:table-cell>
          <table:table-cell office:value-type="float" office:value="137.2562" calcext:value-type="float">
            <text:p>137.2562</text:p>
          </table:table-cell>
          <table:table-cell office:value-type="float" office:value="5" calcext:value-type="float">
            <text:p>5</text:p>
          </table:table-cell>
          <table:table-cell office:value-type="float" office:value="-2.064901" calcext:value-type="float">
            <text:p>-2.064901</text:p>
          </table:table-cell>
          <table:table-cell office:value-type="float" office:value="15.19076" calcext:value-type="float">
            <text:p>15.19076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58469" calcext:value-type="float">
            <text:p>0.002758469</text:p>
          </table:table-cell>
          <table:table-cell office:value-type="float" office:value="1188.66" calcext:value-type="float">
            <text:p>1188.66</text:p>
          </table:table-cell>
          <table:table-cell office:value-type="float" office:value="1.38284" calcext:value-type="float">
            <text:p>1.38284</text:p>
          </table:table-cell>
          <table:table-cell office:value-type="float" office:value="0" calcext:value-type="float">
            <text:p>0</text:p>
          </table:table-cell>
          <table:table-cell office:value-type="float" office:value="0.2718237" calcext:value-type="float">
            <text:p>0.2718237</text:p>
          </table:table-cell>
          <table:table-cell office:value-type="float" office:value="0.2540319" calcext:value-type="float">
            <text:p>0.2540319</text:p>
          </table:table-cell>
          <table:table-cell office:value-type="float" office:value="0.1164734" calcext:value-type="float">
            <text:p>0.1164734</text:p>
          </table:table-cell>
          <table:table-cell office:value-type="float" office:value="0.06086985" calcext:value-type="float">
            <text:p>0.06086985</text:p>
          </table:table-cell>
          <table:table-cell office:value-type="float" office:value="0.04437272" calcext:value-type="float">
            <text:p>0.04437272</text:p>
          </table:table-cell>
          <table:table-cell office:value-type="float" office:value="0.0288013" calcext:value-type="float">
            <text:p>0.0288013</text:p>
          </table:table-cell>
          <table:table-cell office:value-type="float" office:value="0.02826534" calcext:value-type="float">
            <text:p>0.02826534</text:p>
          </table:table-cell>
          <table:table-cell office:value-type="float" office:value="0.05976565" calcext:value-type="float">
            <text:p>0.05976565</text:p>
          </table:table-cell>
          <table:table-cell office:value-type="float" office:value="0.1024699" calcext:value-type="float">
            <text:p>0.1024699</text:p>
          </table:table-cell>
          <table:table-cell office:value-type="float" office:value="0.09858166" calcext:value-type="float">
            <text:p>0.09858166</text:p>
          </table:table-cell>
          <table:table-cell office:value-type="float" office:value="0.09822716" calcext:value-type="float">
            <text:p>0.09822716</text:p>
          </table:table-cell>
          <table:table-cell office:value-type="float" office:value="0.09827191" calcext:value-type="float">
            <text:p>0.09827191</text:p>
          </table:table-cell>
          <table:table-cell office:value-type="float" office:value="0.0995961" calcext:value-type="float">
            <text:p>0.0995961</text:p>
          </table:table-cell>
          <table:table-cell office:value-type="float" office:value="0.1025993" calcext:value-type="float">
            <text:p>0.1025993</text:p>
          </table:table-cell>
          <table:table-cell office:value-type="float" office:value="0" calcext:value-type="float">
            <text:p>0</text:p>
          </table:table-cell>
          <table:table-cell office:value-type="float" office:value="25.99463" calcext:value-type="float">
            <text:p>25.99463</text:p>
          </table:table-cell>
          <table:table-cell office:value-type="float" office:value="26.97782" calcext:value-type="float">
            <text:p>26.97782</text:p>
          </table:table-cell>
          <table:table-cell office:value-type="float" office:value="11.49296" calcext:value-type="float">
            <text:p>11.49296</text:p>
          </table:table-cell>
          <table:table-cell office:value-type="float" office:value="5.718935" calcext:value-type="float">
            <text:p>5.718935</text:p>
          </table:table-cell>
          <table:table-cell office:value-type="float" office:value="3.718329" calcext:value-type="float">
            <text:p>3.718329</text:p>
          </table:table-cell>
          <table:table-cell office:value-type="float" office:value="1.497002" calcext:value-type="float">
            <text:p>1.497002</text:p>
          </table:table-cell>
          <table:table-cell office:value-type="float" office:value="1.114225" calcext:value-type="float">
            <text:p>1.114225</text:p>
          </table:table-cell>
          <table:table-cell office:value-type="float" office:value="2.285118" calcext:value-type="float">
            <text:p>2.285118</text:p>
          </table:table-cell>
          <table:table-cell office:value-type="float" office:value="3.503739" calcext:value-type="float">
            <text:p>3.503739</text:p>
          </table:table-cell>
          <table:table-cell office:value-type="float" office:value="3.435479" calcext:value-type="float">
            <text:p>3.435479</text:p>
          </table:table-cell>
          <table:table-cell office:value-type="float" office:value="3.588163" calcext:value-type="float">
            <text:p>3.588163</text:p>
          </table:table-cell>
          <table:table-cell office:value-type="float" office:value="3.644291" calcext:value-type="float">
            <text:p>3.644291</text:p>
          </table:table-cell>
          <table:table-cell office:value-type="float" office:value="3.806644" calcext:value-type="float">
            <text:p>3.806644</text:p>
          </table:table-cell>
          <table:table-cell office:value-type="float" office:value="4.097003" calcext:value-type="float">
            <text:p>4.097003</text:p>
          </table:table-cell>
          <table:table-cell office:value-type="float" office:value="0" calcext:value-type="float">
            <text:p>0</text:p>
          </table:table-cell>
          <table:table-cell office:value-type="float" office:value="1.30179" calcext:value-type="float">
            <text:p>1.30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1" calcext:value-type="float">
            <text:p>7102001</text:p>
          </table:table-cell>
          <table:table-cell office:value-type="float" office:value="0.8650159" calcext:value-type="float">
            <text:p>0.8650159</text:p>
          </table:table-cell>
          <table:table-cell office:value-type="float" office:value="137.2506" calcext:value-type="float">
            <text:p>137.2506</text:p>
          </table:table-cell>
          <table:table-cell office:value-type="float" office:value="5" calcext:value-type="float">
            <text:p>5</text:p>
          </table:table-cell>
          <table:table-cell office:value-type="float" office:value="-2.064575" calcext:value-type="float">
            <text:p>-2.064575</text:p>
          </table:table-cell>
          <table:table-cell office:value-type="float" office:value="15.22826" calcext:value-type="float">
            <text:p>15.22826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58469" calcext:value-type="float">
            <text:p>0.002758469</text:p>
          </table:table-cell>
          <table:table-cell office:value-type="float" office:value="1188.63" calcext:value-type="float">
            <text:p>1188.63</text:p>
          </table:table-cell>
          <table:table-cell office:value-type="float" office:value="1.380272" calcext:value-type="float">
            <text:p>1.380272</text:p>
          </table:table-cell>
          <table:table-cell office:value-type="float" office:value="0" calcext:value-type="float">
            <text:p>0</text:p>
          </table:table-cell>
          <table:table-cell office:value-type="float" office:value="0.2979544" calcext:value-type="float">
            <text:p>0.2979544</text:p>
          </table:table-cell>
          <table:table-cell office:value-type="float" office:value="0.2698032" calcext:value-type="float">
            <text:p>0.2698032</text:p>
          </table:table-cell>
          <table:table-cell office:value-type="float" office:value="0.1259946" calcext:value-type="float">
            <text:p>0.1259946</text:p>
          </table:table-cell>
          <table:table-cell office:value-type="float" office:value="0.06466167" calcext:value-type="float">
            <text:p>0.06466167</text:p>
          </table:table-cell>
          <table:table-cell office:value-type="float" office:value="0.04652568" calcext:value-type="float">
            <text:p>0.04652568</text:p>
          </table:table-cell>
          <table:table-cell office:value-type="float" office:value="0.02930058" calcext:value-type="float">
            <text:p>0.02930058</text:p>
          </table:table-cell>
          <table:table-cell office:value-type="float" office:value="0.0282409" calcext:value-type="float">
            <text:p>0.0282409</text:p>
          </table:table-cell>
          <table:table-cell office:value-type="float" office:value="0.05941401" calcext:value-type="float">
            <text:p>0.05941401</text:p>
          </table:table-cell>
          <table:table-cell office:value-type="float" office:value="0.1023485" calcext:value-type="float">
            <text:p>0.1023485</text:p>
          </table:table-cell>
          <table:table-cell office:value-type="float" office:value="0.09865195" calcext:value-type="float">
            <text:p>0.09865195</text:p>
          </table:table-cell>
          <table:table-cell office:value-type="float" office:value="0.09833363" calcext:value-type="float">
            <text:p>0.09833363</text:p>
          </table:table-cell>
          <table:table-cell office:value-type="float" office:value="0.09838191" calcext:value-type="float">
            <text:p>0.09838191</text:p>
          </table:table-cell>
          <table:table-cell office:value-type="float" office:value="0.09971138" calcext:value-type="float">
            <text:p>0.09971138</text:p>
          </table:table-cell>
          <table:table-cell office:value-type="float" office:value="0.102726" calcext:value-type="float">
            <text:p>0.102726</text:p>
          </table:table-cell>
          <table:table-cell office:value-type="float" office:value="0" calcext:value-type="float">
            <text:p>0</text:p>
          </table:table-cell>
          <table:table-cell office:value-type="float" office:value="26.004" calcext:value-type="float">
            <text:p>26.004</text:p>
          </table:table-cell>
          <table:table-cell office:value-type="float" office:value="26.97528" calcext:value-type="float">
            <text:p>26.97528</text:p>
          </table:table-cell>
          <table:table-cell office:value-type="float" office:value="11.49849" calcext:value-type="float">
            <text:p>11.49849</text:p>
          </table:table-cell>
          <table:table-cell office:value-type="float" office:value="5.722593" calcext:value-type="float">
            <text:p>5.722593</text:p>
          </table:table-cell>
          <table:table-cell office:value-type="float" office:value="3.722063" calcext:value-type="float">
            <text:p>3.722063</text:p>
          </table:table-cell>
          <table:table-cell office:value-type="float" office:value="1.49937" calcext:value-type="float">
            <text:p>1.49937</text:p>
          </table:table-cell>
          <table:table-cell office:value-type="float" office:value="1.117151" calcext:value-type="float">
            <text:p>1.117151</text:p>
          </table:table-cell>
          <table:table-cell office:value-type="float" office:value="2.291757" calcext:value-type="float">
            <text:p>2.291757</text:p>
          </table:table-cell>
          <table:table-cell office:value-type="float" office:value="3.513392" calcext:value-type="float">
            <text:p>3.513392</text:p>
          </table:table-cell>
          <table:table-cell office:value-type="float" office:value="3.445659" calcext:value-type="float">
            <text:p>3.445659</text:p>
          </table:table-cell>
          <table:table-cell office:value-type="float" office:value="3.598798" calcext:value-type="float">
            <text:p>3.598798</text:p>
          </table:table-cell>
          <table:table-cell office:value-type="float" office:value="3.654951" calcext:value-type="float">
            <text:p>3.654951</text:p>
          </table:table-cell>
          <table:table-cell office:value-type="float" office:value="3.817498" calcext:value-type="float">
            <text:p>3.817498</text:p>
          </table:table-cell>
          <table:table-cell office:value-type="float" office:value="4.108939" calcext:value-type="float">
            <text:p>4.108939</text:p>
          </table:table-cell>
          <table:table-cell office:value-type="float" office:value="0" calcext:value-type="float">
            <text:p>0</text:p>
          </table:table-cell>
          <table:table-cell office:value-type="float" office:value="1.702353" calcext:value-type="float">
            <text:p>1.7023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1" calcext:value-type="float">
            <text:p>8102001</text:p>
          </table:table-cell>
          <table:table-cell office:value-type="float" office:value="0.8635582" calcext:value-type="float">
            <text:p>0.8635582</text:p>
          </table:table-cell>
          <table:table-cell office:value-type="float" office:value="137.2444" calcext:value-type="float">
            <text:p>137.2444</text:p>
          </table:table-cell>
          <table:table-cell office:value-type="float" office:value="5" calcext:value-type="float">
            <text:p>5</text:p>
          </table:table-cell>
          <table:table-cell office:value-type="float" office:value="-2.064267" calcext:value-type="float">
            <text:p>-2.064267</text:p>
          </table:table-cell>
          <table:table-cell office:value-type="float" office:value="15.26621" calcext:value-type="float">
            <text:p>15.26621</text:p>
          </table:table-cell>
          <table:table-cell office:value-type="float" office:value="0.01099182" calcext:value-type="float">
            <text:p>0.01099182</text:p>
          </table:table-cell>
          <table:table-cell office:value-type="float" office:value="0.0004998055" calcext:value-type="float">
            <text:p>0.0004998055</text:p>
          </table:table-cell>
          <table:table-cell office:value-type="float" office:value="0.01137215" calcext:value-type="float">
            <text:p>0.01137215</text:p>
          </table:table-cell>
          <table:table-cell office:value-type="float" office:value="0.00272084" calcext:value-type="float">
            <text:p>0.00272084</text:p>
          </table:table-cell>
          <table:table-cell office:value-type="float" office:value="1188.601" calcext:value-type="float">
            <text:p>1188.601</text:p>
          </table:table-cell>
          <table:table-cell office:value-type="float" office:value="1.377581" calcext:value-type="float">
            <text:p>1.377581</text:p>
          </table:table-cell>
          <table:table-cell office:value-type="float" office:value="0" calcext:value-type="float">
            <text:p>0</text:p>
          </table:table-cell>
          <table:table-cell office:value-type="float" office:value="0.302563" calcext:value-type="float">
            <text:p>0.302563</text:p>
          </table:table-cell>
          <table:table-cell office:value-type="float" office:value="0.2850568" calcext:value-type="float">
            <text:p>0.2850568</text:p>
          </table:table-cell>
          <table:table-cell office:value-type="float" office:value="0.1360602" calcext:value-type="float">
            <text:p>0.1360602</text:p>
          </table:table-cell>
          <table:table-cell office:value-type="float" office:value="0.06941233" calcext:value-type="float">
            <text:p>0.06941233</text:p>
          </table:table-cell>
          <table:table-cell office:value-type="float" office:value="0.04989334" calcext:value-type="float">
            <text:p>0.04989334</text:p>
          </table:table-cell>
          <table:table-cell office:value-type="float" office:value="0.03070246" calcext:value-type="float">
            <text:p>0.03070246</text:p>
          </table:table-cell>
          <table:table-cell office:value-type="float" office:value="0.02879482" calcext:value-type="float">
            <text:p>0.02879482</text:p>
          </table:table-cell>
          <table:table-cell office:value-type="float" office:value="0.0594661" calcext:value-type="float">
            <text:p>0.0594661</text:p>
          </table:table-cell>
          <table:table-cell office:value-type="float" office:value="0.1022848" calcext:value-type="float">
            <text:p>0.1022848</text:p>
          </table:table-cell>
          <table:table-cell office:value-type="float" office:value="0.09871276" calcext:value-type="float">
            <text:p>0.09871276</text:p>
          </table:table-cell>
          <table:table-cell office:value-type="float" office:value="0.09843776" calcext:value-type="float">
            <text:p>0.09843776</text:p>
          </table:table-cell>
          <table:table-cell office:value-type="float" office:value="0.09849369" calcext:value-type="float">
            <text:p>0.09849369</text:p>
          </table:table-cell>
          <table:table-cell office:value-type="float" office:value="0.09989651" calcext:value-type="float">
            <text:p>0.09989651</text:p>
          </table:table-cell>
          <table:table-cell office:value-type="float" office:value="0.1028295" calcext:value-type="float">
            <text:p>0.1028295</text:p>
          </table:table-cell>
          <table:table-cell office:value-type="float" office:value="0" calcext:value-type="float">
            <text:p>0</text:p>
          </table:table-cell>
          <table:table-cell office:value-type="float" office:value="26.01649" calcext:value-type="float">
            <text:p>26.01649</text:p>
          </table:table-cell>
          <table:table-cell office:value-type="float" office:value="26.97779" calcext:value-type="float">
            <text:p>26.97779</text:p>
          </table:table-cell>
          <table:table-cell office:value-type="float" office:value="11.50713" calcext:value-type="float">
            <text:p>11.50713</text:p>
          </table:table-cell>
          <table:table-cell office:value-type="float" office:value="5.727593" calcext:value-type="float">
            <text:p>5.727593</text:p>
          </table:table-cell>
          <table:table-cell office:value-type="float" office:value="3.726659" calcext:value-type="float">
            <text:p>3.726659</text:p>
          </table:table-cell>
          <table:table-cell office:value-type="float" office:value="1.501914" calcext:value-type="float">
            <text:p>1.501914</text:p>
          </table:table-cell>
          <table:table-cell office:value-type="float" office:value="1.120125" calcext:value-type="float">
            <text:p>1.120125</text:p>
          </table:table-cell>
          <table:table-cell office:value-type="float" office:value="2.298349" calcext:value-type="float">
            <text:p>2.298349</text:p>
          </table:table-cell>
          <table:table-cell office:value-type="float" office:value="3.523002" calcext:value-type="float">
            <text:p>3.523002</text:p>
          </table:table-cell>
          <table:table-cell office:value-type="float" office:value="3.455836" calcext:value-type="float">
            <text:p>3.455836</text:p>
          </table:table-cell>
          <table:table-cell office:value-type="float" office:value="3.609418" calcext:value-type="float">
            <text:p>3.609418</text:p>
          </table:table-cell>
          <table:table-cell office:value-type="float" office:value="3.665589" calcext:value-type="float">
            <text:p>3.665589</text:p>
          </table:table-cell>
          <table:table-cell office:value-type="float" office:value="3.828463" calcext:value-type="float">
            <text:p>3.828463</text:p>
          </table:table-cell>
          <table:table-cell office:value-type="float" office:value="4.120756" calcext:value-type="float">
            <text:p>4.120756</text:p>
          </table:table-cell>
          <table:table-cell office:value-type="float" office:value="0" calcext:value-type="float">
            <text:p>0</text:p>
          </table:table-cell>
          <table:table-cell office:value-type="float" office:value="1.615346" calcext:value-type="float">
            <text:p>1.6153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1" calcext:value-type="float">
            <text:p>9102001</text:p>
          </table:table-cell>
          <table:table-cell office:value-type="float" office:value="0.86204" calcext:value-type="float">
            <text:p>0.86204</text:p>
          </table:table-cell>
          <table:table-cell office:value-type="float" office:value="137.2385" calcext:value-type="float">
            <text:p>137.2385</text:p>
          </table:table-cell>
          <table:table-cell office:value-type="float" office:value="5" calcext:value-type="float">
            <text:p>5</text:p>
          </table:table-cell>
          <table:table-cell office:value-type="float" office:value="-2.063969" calcext:value-type="float">
            <text:p>-2.063969</text:p>
          </table:table-cell>
          <table:table-cell office:value-type="float" office:value="15.30392" calcext:value-type="float">
            <text:p>15.30392</text:p>
          </table:table-cell>
          <table:table-cell office:value-type="float" office:value="0.01100771" calcext:value-type="float">
            <text:p>0.01100771</text:p>
          </table:table-cell>
          <table:table-cell office:value-type="float" office:value="0.0005000652" calcext:value-type="float">
            <text:p>0.0005000652</text:p>
          </table:table-cell>
          <table:table-cell office:value-type="float" office:value="0.01138124" calcext:value-type="float">
            <text:p>0.01138124</text:p>
          </table:table-cell>
          <table:table-cell office:value-type="float" office:value="0.002635963" calcext:value-type="float">
            <text:p>0.002635963</text:p>
          </table:table-cell>
          <table:table-cell office:value-type="float" office:value="1188.571" calcext:value-type="float">
            <text:p>1188.571</text:p>
          </table:table-cell>
          <table:table-cell office:value-type="float" office:value="1.377088" calcext:value-type="float">
            <text:p>1.377088</text:p>
          </table:table-cell>
          <table:table-cell office:value-type="float" office:value="0" calcext:value-type="float">
            <text:p>0</text:p>
          </table:table-cell>
          <table:table-cell office:value-type="float" office:value="0.1278196" calcext:value-type="float">
            <text:p>0.1278196</text:p>
          </table:table-cell>
          <table:table-cell office:value-type="float" office:value="0.2280092" calcext:value-type="float">
            <text:p>0.2280092</text:p>
          </table:table-cell>
          <table:table-cell office:value-type="float" office:value="0.1366857" calcext:value-type="float">
            <text:p>0.1366857</text:p>
          </table:table-cell>
          <table:table-cell office:value-type="float" office:value="0.06795823" calcext:value-type="float">
            <text:p>0.06795823</text:p>
          </table:table-cell>
          <table:table-cell office:value-type="float" office:value="0.05112853" calcext:value-type="float">
            <text:p>0.05112853</text:p>
          </table:table-cell>
          <table:table-cell office:value-type="float" office:value="0.03151846" calcext:value-type="float">
            <text:p>0.03151846</text:p>
          </table:table-cell>
          <table:table-cell office:value-type="float" office:value="0.02655028" calcext:value-type="float">
            <text:p>0.02655028</text:p>
          </table:table-cell>
          <table:table-cell office:value-type="float" office:value="0.05971519" calcext:value-type="float">
            <text:p>0.05971519</text:p>
          </table:table-cell>
          <table:table-cell office:value-type="float" office:value="0.1023077" calcext:value-type="float">
            <text:p>0.1023077</text:p>
          </table:table-cell>
          <table:table-cell office:value-type="float" office:value="0.09877332" calcext:value-type="float">
            <text:p>0.09877332</text:p>
          </table:table-cell>
          <table:table-cell office:value-type="float" office:value="0.0985392" calcext:value-type="float">
            <text:p>0.0985392</text:p>
          </table:table-cell>
          <table:table-cell office:value-type="float" office:value="0.09868244" calcext:value-type="float">
            <text:p>0.09868244</text:p>
          </table:table-cell>
          <table:table-cell office:value-type="float" office:value="0.09996314" calcext:value-type="float">
            <text:p>0.09996314</text:p>
          </table:table-cell>
          <table:table-cell office:value-type="float" office:value="0.1029661" calcext:value-type="float">
            <text:p>0.1029661</text:p>
          </table:table-cell>
          <table:table-cell office:value-type="float" office:value="0" calcext:value-type="float">
            <text:p>0</text:p>
          </table:table-cell>
          <table:table-cell office:value-type="float" office:value="25.9863" calcext:value-type="float">
            <text:p>25.9863</text:p>
          </table:table-cell>
          <table:table-cell office:value-type="float" office:value="26.98061" calcext:value-type="float">
            <text:p>26.98061</text:p>
          </table:table-cell>
          <table:table-cell office:value-type="float" office:value="11.51762" calcext:value-type="float">
            <text:p>11.51762</text:p>
          </table:table-cell>
          <table:table-cell office:value-type="float" office:value="5.733592" calcext:value-type="float">
            <text:p>5.733592</text:p>
          </table:table-cell>
          <table:table-cell office:value-type="float" office:value="3.732026" calcext:value-type="float">
            <text:p>3.732026</text:p>
          </table:table-cell>
          <table:table-cell office:value-type="float" office:value="1.504668" calcext:value-type="float">
            <text:p>1.504668</text:p>
          </table:table-cell>
          <table:table-cell office:value-type="float" office:value="1.123185" calcext:value-type="float">
            <text:p>1.123185</text:p>
          </table:table-cell>
          <table:table-cell office:value-type="float" office:value="2.304966" calcext:value-type="float">
            <text:p>2.304966</text:p>
          </table:table-cell>
          <table:table-cell office:value-type="float" office:value="3.532587" calcext:value-type="float">
            <text:p>3.532587</text:p>
          </table:table-cell>
          <table:table-cell office:value-type="float" office:value="3.465984" calcext:value-type="float">
            <text:p>3.465984</text:p>
          </table:table-cell>
          <table:table-cell office:value-type="float" office:value="3.620024" calcext:value-type="float">
            <text:p>3.620024</text:p>
          </table:table-cell>
          <table:table-cell office:value-type="float" office:value="3.676213" calcext:value-type="float">
            <text:p>3.676213</text:p>
          </table:table-cell>
          <table:table-cell office:value-type="float" office:value="3.839517" calcext:value-type="float">
            <text:p>3.839517</text:p>
          </table:table-cell>
          <table:table-cell office:value-type="float" office:value="4.132482" calcext:value-type="float">
            <text:p>4.132482</text:p>
          </table:table-cell>
          <table:table-cell office:value-type="float" office:value="0" calcext:value-type="float">
            <text:p>0</text:p>
          </table:table-cell>
          <table:table-cell office:value-type="float" office:value="1.599894" calcext:value-type="float">
            <text:p>1.599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1" calcext:value-type="float">
            <text:p>10102001</text:p>
          </table:table-cell>
          <table:table-cell office:value-type="float" office:value="0.8608198" calcext:value-type="float">
            <text:p>0.8608198</text:p>
          </table:table-cell>
          <table:table-cell office:value-type="float" office:value="137.2331" calcext:value-type="float">
            <text:p>137.2331</text:p>
          </table:table-cell>
          <table:table-cell office:value-type="float" office:value="5" calcext:value-type="float">
            <text:p>5</text:p>
          </table:table-cell>
          <table:table-cell office:value-type="float" office:value="-2.063657" calcext:value-type="float">
            <text:p>-2.063657</text:p>
          </table:table-cell>
          <table:table-cell office:value-type="float" office:value="15.34008" calcext:value-type="float">
            <text:p>15.34008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2817" calcext:value-type="float">
            <text:p>0.000500281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554169" calcext:value-type="float">
            <text:p>0.002554169</text:p>
          </table:table-cell>
          <table:table-cell office:value-type="float" office:value="1188.543" calcext:value-type="float">
            <text:p>1188.543</text:p>
          </table:table-cell>
          <table:table-cell office:value-type="float" office:value="1.377782" calcext:value-type="float">
            <text:p>1.377782</text:p>
          </table:table-cell>
          <table:table-cell office:value-type="float" office:value="0" calcext:value-type="float">
            <text:p>0</text:p>
          </table:table-cell>
          <table:table-cell office:value-type="float" office:value="0.1744864" calcext:value-type="float">
            <text:p>0.1744864</text:p>
          </table:table-cell>
          <table:table-cell office:value-type="float" office:value="0.234769" calcext:value-type="float">
            <text:p>0.234769</text:p>
          </table:table-cell>
          <table:table-cell office:value-type="float" office:value="0.130696" calcext:value-type="float">
            <text:p>0.130696</text:p>
          </table:table-cell>
          <table:table-cell office:value-type="float" office:value="0.06594913" calcext:value-type="float">
            <text:p>0.06594913</text:p>
          </table:table-cell>
          <table:table-cell office:value-type="float" office:value="0.04961272" calcext:value-type="float">
            <text:p>0.04961272</text:p>
          </table:table-cell>
          <table:table-cell office:value-type="float" office:value="0.03113835" calcext:value-type="float">
            <text:p>0.03113835</text:p>
          </table:table-cell>
          <table:table-cell office:value-type="float" office:value="0.02711092" calcext:value-type="float">
            <text:p>0.02711092</text:p>
          </table:table-cell>
          <table:table-cell office:value-type="float" office:value="0.05974825" calcext:value-type="float">
            <text:p>0.05974825</text:p>
          </table:table-cell>
          <table:table-cell office:value-type="float" office:value="0.1023807" calcext:value-type="float">
            <text:p>0.1023807</text:p>
          </table:table-cell>
          <table:table-cell office:value-type="float" office:value="0.09884115" calcext:value-type="float">
            <text:p>0.09884115</text:p>
          </table:table-cell>
          <table:table-cell office:value-type="float" office:value="0.09863961" calcext:value-type="float">
            <text:p>0.09863961</text:p>
          </table:table-cell>
          <table:table-cell office:value-type="float" office:value="0.09874023" calcext:value-type="float">
            <text:p>0.09874023</text:p>
          </table:table-cell>
          <table:table-cell office:value-type="float" office:value="0.1000646" calcext:value-type="float">
            <text:p>0.1000646</text:p>
          </table:table-cell>
          <table:table-cell office:value-type="float" office:value="0.1030954" calcext:value-type="float">
            <text:p>0.1030954</text:p>
          </table:table-cell>
          <table:table-cell office:value-type="float" office:value="0" calcext:value-type="float">
            <text:p>0</text:p>
          </table:table-cell>
          <table:table-cell office:value-type="float" office:value="25.93412" calcext:value-type="float">
            <text:p>25.93412</text:p>
          </table:table-cell>
          <table:table-cell office:value-type="float" office:value="26.95221" calcext:value-type="float">
            <text:p>26.95221</text:p>
          </table:table-cell>
          <table:table-cell office:value-type="float" office:value="11.52771" calcext:value-type="float">
            <text:p>11.52771</text:p>
          </table:table-cell>
          <table:table-cell office:value-type="float" office:value="5.738791" calcext:value-type="float">
            <text:p>5.738791</text:p>
          </table:table-cell>
          <table:table-cell office:value-type="float" office:value="3.737413" calcext:value-type="float">
            <text:p>3.737413</text:p>
          </table:table-cell>
          <table:table-cell office:value-type="float" office:value="1.507458" calcext:value-type="float">
            <text:p>1.507458</text:p>
          </table:table-cell>
          <table:table-cell office:value-type="float" office:value="1.126225" calcext:value-type="float">
            <text:p>1.126225</text:p>
          </table:table-cell>
          <table:table-cell office:value-type="float" office:value="2.311612" calcext:value-type="float">
            <text:p>2.311612</text:p>
          </table:table-cell>
          <table:table-cell office:value-type="float" office:value="3.542163" calcext:value-type="float">
            <text:p>3.542163</text:p>
          </table:table-cell>
          <table:table-cell office:value-type="float" office:value="3.476121" calcext:value-type="float">
            <text:p>3.476121</text:p>
          </table:table-cell>
          <table:table-cell office:value-type="float" office:value="3.630624" calcext:value-type="float">
            <text:p>3.630624</text:p>
          </table:table-cell>
          <table:table-cell office:value-type="float" office:value="3.686834" calcext:value-type="float">
            <text:p>3.686834</text:p>
          </table:table-cell>
          <table:table-cell office:value-type="float" office:value="3.850479" calcext:value-type="float">
            <text:p>3.850479</text:p>
          </table:table-cell>
          <table:table-cell office:value-type="float" office:value="4.144302" calcext:value-type="float">
            <text:p>4.144302</text:p>
          </table:table-cell>
          <table:table-cell office:value-type="float" office:value="0" calcext:value-type="float">
            <text:p>0</text:p>
          </table:table-cell>
          <table:table-cell office:value-type="float" office:value="0.7777122" calcext:value-type="float">
            <text:p>0.77771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1" calcext:value-type="float">
            <text:p>11102001</text:p>
          </table:table-cell>
          <table:table-cell office:value-type="float" office:value="0.8597897" calcext:value-type="float">
            <text:p>0.8597897</text:p>
          </table:table-cell>
          <table:table-cell office:value-type="float" office:value="137.228" calcext:value-type="float">
            <text:p>137.228</text:p>
          </table:table-cell>
          <table:table-cell office:value-type="float" office:value="5" calcext:value-type="float">
            <text:p>5</text:p>
          </table:table-cell>
          <table:table-cell office:value-type="float" office:value="-2.063346" calcext:value-type="float">
            <text:p>-2.063346</text:p>
          </table:table-cell>
          <table:table-cell office:value-type="float" office:value="15.37672" calcext:value-type="float">
            <text:p>15.37672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2817" calcext:value-type="float">
            <text:p>0.000500281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541944" calcext:value-type="float">
            <text:p>0.002541944</text:p>
          </table:table-cell>
          <table:table-cell office:value-type="float" office:value="1188.513" calcext:value-type="float">
            <text:p>1188.513</text:p>
          </table:table-cell>
          <table:table-cell office:value-type="float" office:value="1.378086" calcext:value-type="float">
            <text:p>1.378086</text:p>
          </table:table-cell>
          <table:table-cell office:value-type="float" office:value="0" calcext:value-type="float">
            <text:p>0</text:p>
          </table:table-cell>
          <table:table-cell office:value-type="float" office:value="0.1960266" calcext:value-type="float">
            <text:p>0.1960266</text:p>
          </table:table-cell>
          <table:table-cell office:value-type="float" office:value="0.2450154" calcext:value-type="float">
            <text:p>0.2450154</text:p>
          </table:table-cell>
          <table:table-cell office:value-type="float" office:value="0.1251649" calcext:value-type="float">
            <text:p>0.1251649</text:p>
          </table:table-cell>
          <table:table-cell office:value-type="float" office:value="0.06375428" calcext:value-type="float">
            <text:p>0.06375428</text:p>
          </table:table-cell>
          <table:table-cell office:value-type="float" office:value="0.04657772" calcext:value-type="float">
            <text:p>0.04657772</text:p>
          </table:table-cell>
          <table:table-cell office:value-type="float" office:value="0.02978676" calcext:value-type="float">
            <text:p>0.02978676</text:p>
          </table:table-cell>
          <table:table-cell office:value-type="float" office:value="0.02725657" calcext:value-type="float">
            <text:p>0.02725657</text:p>
          </table:table-cell>
          <table:table-cell office:value-type="float" office:value="0.05958699" calcext:value-type="float">
            <text:p>0.05958699</text:p>
          </table:table-cell>
          <table:table-cell office:value-type="float" office:value="0.1024448" calcext:value-type="float">
            <text:p>0.1024448</text:p>
          </table:table-cell>
          <table:table-cell office:value-type="float" office:value="0.09891904" calcext:value-type="float">
            <text:p>0.09891904</text:p>
          </table:table-cell>
          <table:table-cell office:value-type="float" office:value="0.09874198" calcext:value-type="float">
            <text:p>0.09874198</text:p>
          </table:table-cell>
          <table:table-cell office:value-type="float" office:value="0.09885069" calcext:value-type="float">
            <text:p>0.09885069</text:p>
          </table:table-cell>
          <table:table-cell office:value-type="float" office:value="0.1001769" calcext:value-type="float">
            <text:p>0.1001769</text:p>
          </table:table-cell>
          <table:table-cell office:value-type="float" office:value="0.1032239" calcext:value-type="float">
            <text:p>0.1032239</text:p>
          </table:table-cell>
          <table:table-cell office:value-type="float" office:value="0" calcext:value-type="float">
            <text:p>0</text:p>
          </table:table-cell>
          <table:table-cell office:value-type="float" office:value="25.91379" calcext:value-type="float">
            <text:p>25.91379</text:p>
          </table:table-cell>
          <table:table-cell office:value-type="float" office:value="26.93239" calcext:value-type="float">
            <text:p>26.93239</text:p>
          </table:table-cell>
          <table:table-cell office:value-type="float" office:value="11.53586" calcext:value-type="float">
            <text:p>11.53586</text:p>
          </table:table-cell>
          <table:table-cell office:value-type="float" office:value="5.743232" calcext:value-type="float">
            <text:p>5.743232</text:p>
          </table:table-cell>
          <table:table-cell office:value-type="float" office:value="3.741986" calcext:value-type="float">
            <text:p>3.741986</text:p>
          </table:table-cell>
          <table:table-cell office:value-type="float" office:value="1.510091" calcext:value-type="float">
            <text:p>1.510091</text:p>
          </table:table-cell>
          <table:table-cell office:value-type="float" office:value="1.129378" calcext:value-type="float">
            <text:p>1.129378</text:p>
          </table:table-cell>
          <table:table-cell office:value-type="float" office:value="2.318264" calcext:value-type="float">
            <text:p>2.318264</text:p>
          </table:table-cell>
          <table:table-cell office:value-type="float" office:value="3.551739" calcext:value-type="float">
            <text:p>3.551739</text:p>
          </table:table-cell>
          <table:table-cell office:value-type="float" office:value="3.486252" calcext:value-type="float">
            <text:p>3.486252</text:p>
          </table:table-cell>
          <table:table-cell office:value-type="float" office:value="3.641201" calcext:value-type="float">
            <text:p>3.641201</text:p>
          </table:table-cell>
          <table:table-cell office:value-type="float" office:value="3.697453" calcext:value-type="float">
            <text:p>3.697453</text:p>
          </table:table-cell>
          <table:table-cell office:value-type="float" office:value="3.861378" calcext:value-type="float">
            <text:p>3.861378</text:p>
          </table:table-cell>
          <table:table-cell office:value-type="float" office:value="4.156189" calcext:value-type="float">
            <text:p>4.156189</text:p>
          </table:table-cell>
          <table:table-cell office:value-type="float" office:value="0" calcext:value-type="float">
            <text:p>0</text:p>
          </table:table-cell>
          <table:table-cell office:value-type="float" office:value="0.703159" calcext:value-type="float">
            <text:p>0.7031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1" calcext:value-type="float">
            <text:p>12102001</text:p>
          </table:table-cell>
          <table:table-cell office:value-type="float" office:value="0.8588564" calcext:value-type="float">
            <text:p>0.8588564</text:p>
          </table:table-cell>
          <table:table-cell office:value-type="float" office:value="137.2231" calcext:value-type="float">
            <text:p>137.2231</text:p>
          </table:table-cell>
          <table:table-cell office:value-type="float" office:value="5" calcext:value-type="float">
            <text:p>5</text:p>
          </table:table-cell>
          <table:table-cell office:value-type="float" office:value="-2.063039" calcext:value-type="float">
            <text:p>-2.063039</text:p>
          </table:table-cell>
          <table:table-cell office:value-type="float" office:value="15.41334" calcext:value-type="float">
            <text:p>15.41334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16" calcext:value-type="float">
            <text:p>0.0005003616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542247" calcext:value-type="float">
            <text:p>0.002542247</text:p>
          </table:table-cell>
          <table:table-cell office:value-type="float" office:value="1188.484" calcext:value-type="float">
            <text:p>1188.484</text:p>
          </table:table-cell>
          <table:table-cell office:value-type="float" office:value="1.378218" calcext:value-type="float">
            <text:p>1.378218</text:p>
          </table:table-cell>
          <table:table-cell office:value-type="float" office:value="0" calcext:value-type="float">
            <text:p>0</text:p>
          </table:table-cell>
          <table:table-cell office:value-type="float" office:value="0.09369695" calcext:value-type="float">
            <text:p>0.09369695</text:p>
          </table:table-cell>
          <table:table-cell office:value-type="float" office:value="0.1965668" calcext:value-type="float">
            <text:p>0.1965668</text:p>
          </table:table-cell>
          <table:table-cell office:value-type="float" office:value="0.1218351" calcext:value-type="float">
            <text:p>0.1218351</text:p>
          </table:table-cell>
          <table:table-cell office:value-type="float" office:value="0.06234739" calcext:value-type="float">
            <text:p>0.06234739</text:p>
          </table:table-cell>
          <table:table-cell office:value-type="float" office:value="0.0445311" calcext:value-type="float">
            <text:p>0.0445311</text:p>
          </table:table-cell>
          <table:table-cell office:value-type="float" office:value="0.02882124" calcext:value-type="float">
            <text:p>0.02882124</text:p>
          </table:table-cell>
          <table:table-cell office:value-type="float" office:value="0.0270824" calcext:value-type="float">
            <text:p>0.0270824</text:p>
          </table:table-cell>
          <table:table-cell office:value-type="float" office:value="0.05934753" calcext:value-type="float">
            <text:p>0.05934753</text:p>
          </table:table-cell>
          <table:table-cell office:value-type="float" office:value="0.1024601" calcext:value-type="float">
            <text:p>0.1024601</text:p>
          </table:table-cell>
          <table:table-cell office:value-type="float" office:value="0.09899659" calcext:value-type="float">
            <text:p>0.09899659</text:p>
          </table:table-cell>
          <table:table-cell office:value-type="float" office:value="0.09884482" calcext:value-type="float">
            <text:p>0.09884482</text:p>
          </table:table-cell>
          <table:table-cell office:value-type="float" office:value="0.09896048" calcext:value-type="float">
            <text:p>0.09896048</text:p>
          </table:table-cell>
          <table:table-cell office:value-type="float" office:value="0.1002918" calcext:value-type="float">
            <text:p>0.1002918</text:p>
          </table:table-cell>
          <table:table-cell office:value-type="float" office:value="0.1033519" calcext:value-type="float">
            <text:p>0.1033519</text:p>
          </table:table-cell>
          <table:table-cell office:value-type="float" office:value="0" calcext:value-type="float">
            <text:p>0</text:p>
          </table:table-cell>
          <table:table-cell office:value-type="float" office:value="25.89069" calcext:value-type="float">
            <text:p>25.89069</text:p>
          </table:table-cell>
          <table:table-cell office:value-type="float" office:value="26.91612" calcext:value-type="float">
            <text:p>26.91612</text:p>
          </table:table-cell>
          <table:table-cell office:value-type="float" office:value="11.54379" calcext:value-type="float">
            <text:p>11.54379</text:p>
          </table:table-cell>
          <table:table-cell office:value-type="float" office:value="5.747352" calcext:value-type="float">
            <text:p>5.747352</text:p>
          </table:table-cell>
          <table:table-cell office:value-type="float" office:value="3.745952" calcext:value-type="float">
            <text:p>3.745952</text:p>
          </table:table-cell>
          <table:table-cell office:value-type="float" office:value="1.512564" calcext:value-type="float">
            <text:p>1.512564</text:p>
          </table:table-cell>
          <table:table-cell office:value-type="float" office:value="1.132461" calcext:value-type="float">
            <text:p>1.132461</text:p>
          </table:table-cell>
          <table:table-cell office:value-type="float" office:value="2.324881" calcext:value-type="float">
            <text:p>2.324881</text:p>
          </table:table-cell>
          <table:table-cell office:value-type="float" office:value="3.561293" calcext:value-type="float">
            <text:p>3.561293</text:p>
          </table:table-cell>
          <table:table-cell office:value-type="float" office:value="3.49635" calcext:value-type="float">
            <text:p>3.49635</text:p>
          </table:table-cell>
          <table:table-cell office:value-type="float" office:value="3.651779" calcext:value-type="float">
            <text:p>3.651779</text:p>
          </table:table-cell>
          <table:table-cell office:value-type="float" office:value="3.708075" calcext:value-type="float">
            <text:p>3.708075</text:p>
          </table:table-cell>
          <table:table-cell office:value-type="float" office:value="3.872241" calcext:value-type="float">
            <text:p>3.872241</text:p>
          </table:table-cell>
          <table:table-cell office:value-type="float" office:value="4.168061" calcext:value-type="float">
            <text:p>4.168061</text:p>
          </table:table-cell>
          <table:table-cell office:value-type="float" office:value="0" calcext:value-type="float">
            <text:p>0</text:p>
          </table:table-cell>
          <table:table-cell office:value-type="float" office:value="0.2890695" calcext:value-type="float">
            <text:p>0.2890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1" calcext:value-type="float">
            <text:p>13102001</text:p>
          </table:table-cell>
          <table:table-cell office:value-type="float" office:value="0.8579724" calcext:value-type="float">
            <text:p>0.8579724</text:p>
          </table:table-cell>
          <table:table-cell office:value-type="float" office:value="137.2184" calcext:value-type="float">
            <text:p>137.2184</text:p>
          </table:table-cell>
          <table:table-cell office:value-type="float" office:value="5" calcext:value-type="float">
            <text:p>5</text:p>
          </table:table-cell>
          <table:table-cell office:value-type="float" office:value="-2.062729" calcext:value-type="float">
            <text:p>-2.062729</text:p>
          </table:table-cell>
          <table:table-cell office:value-type="float" office:value="15.44896" calcext:value-type="float">
            <text:p>15.44896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24" calcext:value-type="float">
            <text:p>0.0005003624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54226" calcext:value-type="float">
            <text:p>0.00254226</text:p>
          </table:table-cell>
          <table:table-cell office:value-type="float" office:value="1188.455" calcext:value-type="float">
            <text:p>1188.455</text:p>
          </table:table-cell>
          <table:table-cell office:value-type="float" office:value="1.378729" calcext:value-type="float">
            <text:p>1.378729</text:p>
          </table:table-cell>
          <table:table-cell office:value-type="float" office:value="0" calcext:value-type="float">
            <text:p>0</text:p>
          </table:table-cell>
          <table:table-cell office:value-type="float" office:value="0.1612834" calcext:value-type="float">
            <text:p>0.1612834</text:p>
          </table:table-cell>
          <table:table-cell office:value-type="float" office:value="0.2263384" calcext:value-type="float">
            <text:p>0.2263384</text:p>
          </table:table-cell>
          <table:table-cell office:value-type="float" office:value="0.1072636" calcext:value-type="float">
            <text:p>0.1072636</text:p>
          </table:table-cell>
          <table:table-cell office:value-type="float" office:value="0.06255869" calcext:value-type="float">
            <text:p>0.06255869</text:p>
          </table:table-cell>
          <table:table-cell office:value-type="float" office:value="0.04343905" calcext:value-type="float">
            <text:p>0.04343905</text:p>
          </table:table-cell>
          <table:table-cell office:value-type="float" office:value="0.02826355" calcext:value-type="float">
            <text:p>0.02826355</text:p>
          </table:table-cell>
          <table:table-cell office:value-type="float" office:value="0.02693547" calcext:value-type="float">
            <text:p>0.02693547</text:p>
          </table:table-cell>
          <table:table-cell office:value-type="float" office:value="0.05911709" calcext:value-type="float">
            <text:p>0.05911709</text:p>
          </table:table-cell>
          <table:table-cell office:value-type="float" office:value="0.1024427" calcext:value-type="float">
            <text:p>0.1024427</text:p>
          </table:table-cell>
          <table:table-cell office:value-type="float" office:value="0.09907067" calcext:value-type="float">
            <text:p>0.09907067</text:p>
          </table:table-cell>
          <table:table-cell office:value-type="float" office:value="0.09894798" calcext:value-type="float">
            <text:p>0.09894798</text:p>
          </table:table-cell>
          <table:table-cell office:value-type="float" office:value="0.09906291" calcext:value-type="float">
            <text:p>0.09906291</text:p>
          </table:table-cell>
          <table:table-cell office:value-type="float" office:value="0.100407" calcext:value-type="float">
            <text:p>0.100407</text:p>
          </table:table-cell>
          <table:table-cell office:value-type="float" office:value="0.1034783" calcext:value-type="float">
            <text:p>0.1034783</text:p>
          </table:table-cell>
          <table:table-cell office:value-type="float" office:value="0" calcext:value-type="float">
            <text:p>0</text:p>
          </table:table-cell>
          <table:table-cell office:value-type="float" office:value="25.84088" calcext:value-type="float">
            <text:p>25.84088</text:p>
          </table:table-cell>
          <table:table-cell office:value-type="float" office:value="26.88395" calcext:value-type="float">
            <text:p>26.88395</text:p>
          </table:table-cell>
          <table:table-cell office:value-type="float" office:value="11.55192" calcext:value-type="float">
            <text:p>11.55192</text:p>
          </table:table-cell>
          <table:table-cell office:value-type="float" office:value="5.751627" calcext:value-type="float">
            <text:p>5.751627</text:p>
          </table:table-cell>
          <table:table-cell office:value-type="float" office:value="3.749579" calcext:value-type="float">
            <text:p>3.749579</text:p>
          </table:table-cell>
          <table:table-cell office:value-type="float" office:value="1.514925" calcext:value-type="float">
            <text:p>1.514925</text:p>
          </table:table-cell>
          <table:table-cell office:value-type="float" office:value="1.135457" calcext:value-type="float">
            <text:p>1.135457</text:p>
          </table:table-cell>
          <table:table-cell office:value-type="float" office:value="2.331449" calcext:value-type="float">
            <text:p>2.331449</text:p>
          </table:table-cell>
          <table:table-cell office:value-type="float" office:value="3.570829" calcext:value-type="float">
            <text:p>3.570829</text:p>
          </table:table-cell>
          <table:table-cell office:value-type="float" office:value="3.50645" calcext:value-type="float">
            <text:p>3.50645</text:p>
          </table:table-cell>
          <table:table-cell office:value-type="float" office:value="3.662337" calcext:value-type="float">
            <text:p>3.662337</text:p>
          </table:table-cell>
          <table:table-cell office:value-type="float" office:value="3.718662" calcext:value-type="float">
            <text:p>3.718662</text:p>
          </table:table-cell>
          <table:table-cell office:value-type="float" office:value="3.883093" calcext:value-type="float">
            <text:p>3.883093</text:p>
          </table:table-cell>
          <table:table-cell office:value-type="float" office:value="4.179911" calcext:value-type="float">
            <text:p>4.179911</text:p>
          </table:table-cell>
          <table:table-cell office:value-type="float" office:value="0" calcext:value-type="float">
            <text:p>0</text:p>
          </table:table-cell>
          <table:table-cell office:value-type="float" office:value="0.3350872" calcext:value-type="float">
            <text:p>0.33508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1" calcext:value-type="float">
            <text:p>14102001</text:p>
          </table:table-cell>
          <table:table-cell office:value-type="float" office:value="0.8572137" calcext:value-type="float">
            <text:p>0.8572137</text:p>
          </table:table-cell>
          <table:table-cell office:value-type="float" office:value="137.2139" calcext:value-type="float">
            <text:p>137.2139</text:p>
          </table:table-cell>
          <table:table-cell office:value-type="float" office:value="5" calcext:value-type="float">
            <text:p>5</text:p>
          </table:table-cell>
          <table:table-cell office:value-type="float" office:value="-2.062421" calcext:value-type="float">
            <text:p>-2.062421</text:p>
          </table:table-cell>
          <table:table-cell office:value-type="float" office:value="15.48503" calcext:value-type="float">
            <text:p>15.48503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24" calcext:value-type="float">
            <text:p>0.0005003624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54226" calcext:value-type="float">
            <text:p>0.00254226</text:p>
          </table:table-cell>
          <table:table-cell office:value-type="float" office:value="1188.425" calcext:value-type="float">
            <text:p>1188.425</text:p>
          </table:table-cell>
          <table:table-cell office:value-type="float" office:value="1.379055" calcext:value-type="float">
            <text:p>1.379055</text:p>
          </table:table-cell>
          <table:table-cell office:value-type="float" office:value="0" calcext:value-type="float">
            <text:p>0</text:p>
          </table:table-cell>
          <table:table-cell office:value-type="float" office:value="0.1842435" calcext:value-type="float">
            <text:p>0.1842435</text:p>
          </table:table-cell>
          <table:table-cell office:value-type="float" office:value="0.239936" calcext:value-type="float">
            <text:p>0.239936</text:p>
          </table:table-cell>
          <table:table-cell office:value-type="float" office:value="0.1042496" calcext:value-type="float">
            <text:p>0.1042496</text:p>
          </table:table-cell>
          <table:table-cell office:value-type="float" office:value="0.06027306" calcext:value-type="float">
            <text:p>0.06027306</text:p>
          </table:table-cell>
          <table:table-cell office:value-type="float" office:value="0.0414065" calcext:value-type="float">
            <text:p>0.0414065</text:p>
          </table:table-cell>
          <table:table-cell office:value-type="float" office:value="0.02762022" calcext:value-type="float">
            <text:p>0.02762022</text:p>
          </table:table-cell>
          <table:table-cell office:value-type="float" office:value="0.02675794" calcext:value-type="float">
            <text:p>0.02675794</text:p>
          </table:table-cell>
          <table:table-cell office:value-type="float" office:value="0.05891858" calcext:value-type="float">
            <text:p>0.05891858</text:p>
          </table:table-cell>
          <table:table-cell office:value-type="float" office:value="0.1024131" calcext:value-type="float">
            <text:p>0.1024131</text:p>
          </table:table-cell>
          <table:table-cell office:value-type="float" office:value="0.0991406" calcext:value-type="float">
            <text:p>0.0991406</text:p>
          </table:table-cell>
          <table:table-cell office:value-type="float" office:value="0.09905077" calcext:value-type="float">
            <text:p>0.09905077</text:p>
          </table:table-cell>
          <table:table-cell office:value-type="float" office:value="0.0991741" calcext:value-type="float">
            <text:p>0.0991741</text:p>
          </table:table-cell>
          <table:table-cell office:value-type="float" office:value="0.1005217" calcext:value-type="float">
            <text:p>0.1005217</text:p>
          </table:table-cell>
          <table:table-cell office:value-type="float" office:value="0.1036042" calcext:value-type="float">
            <text:p>0.1036042</text:p>
          </table:table-cell>
          <table:table-cell office:value-type="float" office:value="0" calcext:value-type="float">
            <text:p>0</text:p>
          </table:table-cell>
          <table:table-cell office:value-type="float" office:value="25.81938" calcext:value-type="float">
            <text:p>25.81938</text:p>
          </table:table-cell>
          <table:table-cell office:value-type="float" office:value="26.86488" calcext:value-type="float">
            <text:p>26.86488</text:p>
          </table:table-cell>
          <table:table-cell office:value-type="float" office:value="11.55392" calcext:value-type="float">
            <text:p>11.55392</text:p>
          </table:table-cell>
          <table:table-cell office:value-type="float" office:value="5.75641" calcext:value-type="float">
            <text:p>5.75641</text:p>
          </table:table-cell>
          <table:table-cell office:value-type="float" office:value="3.753198" calcext:value-type="float">
            <text:p>3.753198</text:p>
          </table:table-cell>
          <table:table-cell office:value-type="float" office:value="1.517204" calcext:value-type="float">
            <text:p>1.517204</text:p>
          </table:table-cell>
          <table:table-cell office:value-type="float" office:value="1.138382" calcext:value-type="float">
            <text:p>1.138382</text:p>
          </table:table-cell>
          <table:table-cell office:value-type="float" office:value="2.337975" calcext:value-type="float">
            <text:p>2.337975</text:p>
          </table:table-cell>
          <table:table-cell office:value-type="float" office:value="3.580341" calcext:value-type="float">
            <text:p>3.580341</text:p>
          </table:table-cell>
          <table:table-cell office:value-type="float" office:value="3.516533" calcext:value-type="float">
            <text:p>3.516533</text:p>
          </table:table-cell>
          <table:table-cell office:value-type="float" office:value="3.672886" calcext:value-type="float">
            <text:p>3.672886</text:p>
          </table:table-cell>
          <table:table-cell office:value-type="float" office:value="3.729247" calcext:value-type="float">
            <text:p>3.729247</text:p>
          </table:table-cell>
          <table:table-cell office:value-type="float" office:value="3.893908" calcext:value-type="float">
            <text:p>3.893908</text:p>
          </table:table-cell>
          <table:table-cell office:value-type="float" office:value="4.191755" calcext:value-type="float">
            <text:p>4.191755</text:p>
          </table:table-cell>
          <table:table-cell office:value-type="float" office:value="0" calcext:value-type="float">
            <text:p>0</text:p>
          </table:table-cell>
          <table:table-cell office:value-type="float" office:value="0.3086012" calcext:value-type="float">
            <text:p>0.30860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1" calcext:value-type="float">
            <text:p>15102001</text:p>
          </table:table-cell>
          <table:table-cell office:value-type="float" office:value="0.8566331" calcext:value-type="float">
            <text:p>0.8566331</text:p>
          </table:table-cell>
          <table:table-cell office:value-type="float" office:value="137.2096" calcext:value-type="float">
            <text:p>137.2096</text:p>
          </table:table-cell>
          <table:table-cell office:value-type="float" office:value="5" calcext:value-type="float">
            <text:p>5</text:p>
          </table:table-cell>
          <table:table-cell office:value-type="float" office:value="-2.062104" calcext:value-type="float">
            <text:p>-2.062104</text:p>
          </table:table-cell>
          <table:table-cell office:value-type="float" office:value="15.52098" calcext:value-type="float">
            <text:p>15.52098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24" calcext:value-type="float">
            <text:p>0.0005003624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54226" calcext:value-type="float">
            <text:p>0.00254226</text:p>
          </table:table-cell>
          <table:table-cell office:value-type="float" office:value="1188.396" calcext:value-type="float">
            <text:p>1188.396</text:p>
          </table:table-cell>
          <table:table-cell office:value-type="float" office:value="1.379003" calcext:value-type="float">
            <text:p>1.379003</text:p>
          </table:table-cell>
          <table:table-cell office:value-type="float" office:value="0" calcext:value-type="float">
            <text:p>0</text:p>
          </table:table-cell>
          <table:table-cell office:value-type="float" office:value="0.1850966" calcext:value-type="float">
            <text:p>0.1850966</text:p>
          </table:table-cell>
          <table:table-cell office:value-type="float" office:value="0.2371645" calcext:value-type="float">
            <text:p>0.2371645</text:p>
          </table:table-cell>
          <table:table-cell office:value-type="float" office:value="0.0995319" calcext:value-type="float">
            <text:p>0.0995319</text:p>
          </table:table-cell>
          <table:table-cell office:value-type="float" office:value="0.05303101" calcext:value-type="float">
            <text:p>0.05303101</text:p>
          </table:table-cell>
          <table:table-cell office:value-type="float" office:value="0.03638266" calcext:value-type="float">
            <text:p>0.03638266</text:p>
          </table:table-cell>
          <table:table-cell office:value-type="float" office:value="0.02676236" calcext:value-type="float">
            <text:p>0.02676236</text:p>
          </table:table-cell>
          <table:table-cell office:value-type="float" office:value="0.02647271" calcext:value-type="float">
            <text:p>0.02647271</text:p>
          </table:table-cell>
          <table:table-cell office:value-type="float" office:value="0.05870854" calcext:value-type="float">
            <text:p>0.05870854</text:p>
          </table:table-cell>
          <table:table-cell office:value-type="float" office:value="0.1023752" calcext:value-type="float">
            <text:p>0.1023752</text:p>
          </table:table-cell>
          <table:table-cell office:value-type="float" office:value="0.09920669" calcext:value-type="float">
            <text:p>0.09920669</text:p>
          </table:table-cell>
          <table:table-cell office:value-type="float" office:value="0.09915265" calcext:value-type="float">
            <text:p>0.09915265</text:p>
          </table:table-cell>
          <table:table-cell office:value-type="float" office:value="0.0992816" calcext:value-type="float">
            <text:p>0.0992816</text:p>
          </table:table-cell>
          <table:table-cell office:value-type="float" office:value="0.1006364" calcext:value-type="float">
            <text:p>0.1006364</text:p>
          </table:table-cell>
          <table:table-cell office:value-type="float" office:value="0.1037297" calcext:value-type="float">
            <text:p>0.1037297</text:p>
          </table:table-cell>
          <table:table-cell office:value-type="float" office:value="0" calcext:value-type="float">
            <text:p>0</text:p>
          </table:table-cell>
          <table:table-cell office:value-type="float" office:value="25.8036" calcext:value-type="float">
            <text:p>25.8036</text:p>
          </table:table-cell>
          <table:table-cell office:value-type="float" office:value="26.84914" calcext:value-type="float">
            <text:p>26.84914</text:p>
          </table:table-cell>
          <table:table-cell office:value-type="float" office:value="11.55444" calcext:value-type="float">
            <text:p>11.55444</text:p>
          </table:table-cell>
          <table:table-cell office:value-type="float" office:value="5.759119" calcext:value-type="float">
            <text:p>5.759119</text:p>
          </table:table-cell>
          <table:table-cell office:value-type="float" office:value="3.755776" calcext:value-type="float">
            <text:p>3.755776</text:p>
          </table:table-cell>
          <table:table-cell office:value-type="float" office:value="1.519378" calcext:value-type="float">
            <text:p>1.519378</text:p>
          </table:table-cell>
          <table:table-cell office:value-type="float" office:value="1.141228" calcext:value-type="float">
            <text:p>1.141228</text:p>
          </table:table-cell>
          <table:table-cell office:value-type="float" office:value="2.344455" calcext:value-type="float">
            <text:p>2.344455</text:p>
          </table:table-cell>
          <table:table-cell office:value-type="float" office:value="3.589829" calcext:value-type="float">
            <text:p>3.589829</text:p>
          </table:table-cell>
          <table:table-cell office:value-type="float" office:value="3.526593" calcext:value-type="float">
            <text:p>3.526593</text:p>
          </table:table-cell>
          <table:table-cell office:value-type="float" office:value="3.683429" calcext:value-type="float">
            <text:p>3.683429</text:p>
          </table:table-cell>
          <table:table-cell office:value-type="float" office:value="3.739829" calcext:value-type="float">
            <text:p>3.739829</text:p>
          </table:table-cell>
          <table:table-cell office:value-type="float" office:value="3.904712" calcext:value-type="float">
            <text:p>3.904712</text:p>
          </table:table-cell>
          <table:table-cell office:value-type="float" office:value="4.203577" calcext:value-type="float">
            <text:p>4.203577</text:p>
          </table:table-cell>
          <table:table-cell office:value-type="float" office:value="0" calcext:value-type="float">
            <text:p>0</text:p>
          </table:table-cell>
          <table:table-cell office:value-type="float" office:value="0.2743751" calcext:value-type="float">
            <text:p>0.2743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1" calcext:value-type="float">
            <text:p>16102001</text:p>
          </table:table-cell>
          <table:table-cell office:value-type="float" office:value="0.8562201" calcext:value-type="float">
            <text:p>0.8562201</text:p>
          </table:table-cell>
          <table:table-cell office:value-type="float" office:value="137.2056" calcext:value-type="float">
            <text:p>137.2056</text:p>
          </table:table-cell>
          <table:table-cell office:value-type="float" office:value="5" calcext:value-type="float">
            <text:p>5</text:p>
          </table:table-cell>
          <table:table-cell office:value-type="float" office:value="-2.06179" calcext:value-type="float">
            <text:p>-2.06179</text:p>
          </table:table-cell>
          <table:table-cell office:value-type="float" office:value="15.55649" calcext:value-type="float">
            <text:p>15.5564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24" calcext:value-type="float">
            <text:p>0.0005003624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54226" calcext:value-type="float">
            <text:p>0.00254226</text:p>
          </table:table-cell>
          <table:table-cell office:value-type="float" office:value="1188.366" calcext:value-type="float">
            <text:p>1188.366</text:p>
          </table:table-cell>
          <table:table-cell office:value-type="float" office:value="1.378853" calcext:value-type="float">
            <text:p>1.378853</text:p>
          </table:table-cell>
          <table:table-cell office:value-type="float" office:value="0" calcext:value-type="float">
            <text:p>0</text:p>
          </table:table-cell>
          <table:table-cell office:value-type="float" office:value="0.1781832" calcext:value-type="float">
            <text:p>0.1781832</text:p>
          </table:table-cell>
          <table:table-cell office:value-type="float" office:value="0.2333827" calcext:value-type="float">
            <text:p>0.2333827</text:p>
          </table:table-cell>
          <table:table-cell office:value-type="float" office:value="0.09600852" calcext:value-type="float">
            <text:p>0.09600852</text:p>
          </table:table-cell>
          <table:table-cell office:value-type="float" office:value="0.04995321" calcext:value-type="float">
            <text:p>0.04995321</text:p>
          </table:table-cell>
          <table:table-cell office:value-type="float" office:value="0.0342137" calcext:value-type="float">
            <text:p>0.0342137</text:p>
          </table:table-cell>
          <table:table-cell office:value-type="float" office:value="0.02550675" calcext:value-type="float">
            <text:p>0.02550675</text:p>
          </table:table-cell>
          <table:table-cell office:value-type="float" office:value="0.02595555" calcext:value-type="float">
            <text:p>0.02595555</text:p>
          </table:table-cell>
          <table:table-cell office:value-type="float" office:value="0.05840732" calcext:value-type="float">
            <text:p>0.05840732</text:p>
          </table:table-cell>
          <table:table-cell office:value-type="float" office:value="0.1023205" calcext:value-type="float">
            <text:p>0.1023205</text:p>
          </table:table-cell>
          <table:table-cell office:value-type="float" office:value="0.09926924" calcext:value-type="float">
            <text:p>0.09926924</text:p>
          </table:table-cell>
          <table:table-cell office:value-type="float" office:value="0.09925395" calcext:value-type="float">
            <text:p>0.09925395</text:p>
          </table:table-cell>
          <table:table-cell office:value-type="float" office:value="0.09938934" calcext:value-type="float">
            <text:p>0.09938934</text:p>
          </table:table-cell>
          <table:table-cell office:value-type="float" office:value="0.1007512" calcext:value-type="float">
            <text:p>0.1007512</text:p>
          </table:table-cell>
          <table:table-cell office:value-type="float" office:value="0.103855" calcext:value-type="float">
            <text:p>0.103855</text:p>
          </table:table-cell>
          <table:table-cell office:value-type="float" office:value="0" calcext:value-type="float">
            <text:p>0</text:p>
          </table:table-cell>
          <table:table-cell office:value-type="float" office:value="25.78795" calcext:value-type="float">
            <text:p>25.78795</text:p>
          </table:table-cell>
          <table:table-cell office:value-type="float" office:value="26.83177" calcext:value-type="float">
            <text:p>26.83177</text:p>
          </table:table-cell>
          <table:table-cell office:value-type="float" office:value="11.5528" calcext:value-type="float">
            <text:p>11.5528</text:p>
          </table:table-cell>
          <table:table-cell office:value-type="float" office:value="5.759625" calcext:value-type="float">
            <text:p>5.759625</text:p>
          </table:table-cell>
          <table:table-cell office:value-type="float" office:value="3.756887" calcext:value-type="float">
            <text:p>3.756887</text:p>
          </table:table-cell>
          <table:table-cell office:value-type="float" office:value="1.521376" calcext:value-type="float">
            <text:p>1.521376</text:p>
          </table:table-cell>
          <table:table-cell office:value-type="float" office:value="1.143968" calcext:value-type="float">
            <text:p>1.143968</text:p>
          </table:table-cell>
          <table:table-cell office:value-type="float" office:value="2.350877" calcext:value-type="float">
            <text:p>2.350877</text:p>
          </table:table-cell>
          <table:table-cell office:value-type="float" office:value="3.59929" calcext:value-type="float">
            <text:p>3.59929</text:p>
          </table:table-cell>
          <table:table-cell office:value-type="float" office:value="3.536644" calcext:value-type="float">
            <text:p>3.536644</text:p>
          </table:table-cell>
          <table:table-cell office:value-type="float" office:value="3.69395" calcext:value-type="float">
            <text:p>3.69395</text:p>
          </table:table-cell>
          <table:table-cell office:value-type="float" office:value="3.750377" calcext:value-type="float">
            <text:p>3.750377</text:p>
          </table:table-cell>
          <table:table-cell office:value-type="float" office:value="3.915488" calcext:value-type="float">
            <text:p>3.915488</text:p>
          </table:table-cell>
          <table:table-cell office:value-type="float" office:value="4.215383" calcext:value-type="float">
            <text:p>4.215383</text:p>
          </table:table-cell>
          <table:table-cell office:value-type="float" office:value="0" calcext:value-type="float">
            <text:p>0</text:p>
          </table:table-cell>
          <table:table-cell office:value-type="float" office:value="0.1853125" calcext:value-type="float">
            <text:p>0.1853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1" calcext:value-type="float">
            <text:p>17102001</text:p>
          </table:table-cell>
          <table:table-cell office:value-type="float" office:value="0.8556265" calcext:value-type="float">
            <text:p>0.8556265</text:p>
          </table:table-cell>
          <table:table-cell office:value-type="float" office:value="137.2016" calcext:value-type="float">
            <text:p>137.2016</text:p>
          </table:table-cell>
          <table:table-cell office:value-type="float" office:value="5" calcext:value-type="float">
            <text:p>5</text:p>
          </table:table-cell>
          <table:table-cell office:value-type="float" office:value="-2.061491" calcext:value-type="float">
            <text:p>-2.061491</text:p>
          </table:table-cell>
          <table:table-cell office:value-type="float" office:value="15.5919" calcext:value-type="float">
            <text:p>15.591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24" calcext:value-type="float">
            <text:p>0.0005003624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54226" calcext:value-type="float">
            <text:p>0.00254226</text:p>
          </table:table-cell>
          <table:table-cell office:value-type="float" office:value="1188.336" calcext:value-type="float">
            <text:p>1188.336</text:p>
          </table:table-cell>
          <table:table-cell office:value-type="float" office:value="1.379032" calcext:value-type="float">
            <text:p>1.379032</text:p>
          </table:table-cell>
          <table:table-cell office:value-type="float" office:value="0" calcext:value-type="float">
            <text:p>0</text:p>
          </table:table-cell>
          <table:table-cell office:value-type="float" office:value="0.1813708" calcext:value-type="float">
            <text:p>0.1813708</text:p>
          </table:table-cell>
          <table:table-cell office:value-type="float" office:value="0.2388617" calcext:value-type="float">
            <text:p>0.2388617</text:p>
          </table:table-cell>
          <table:table-cell office:value-type="float" office:value="0.09954435" calcext:value-type="float">
            <text:p>0.09954435</text:p>
          </table:table-cell>
          <table:table-cell office:value-type="float" office:value="0.05070495" calcext:value-type="float">
            <text:p>0.05070495</text:p>
          </table:table-cell>
          <table:table-cell office:value-type="float" office:value="0.0344524" calcext:value-type="float">
            <text:p>0.0344524</text:p>
          </table:table-cell>
          <table:table-cell office:value-type="float" office:value="0.02522032" calcext:value-type="float">
            <text:p>0.02522032</text:p>
          </table:table-cell>
          <table:table-cell office:value-type="float" office:value="0.0257441" calcext:value-type="float">
            <text:p>0.0257441</text:p>
          </table:table-cell>
          <table:table-cell office:value-type="float" office:value="0.05812773" calcext:value-type="float">
            <text:p>0.05812773</text:p>
          </table:table-cell>
          <table:table-cell office:value-type="float" office:value="0.1022435" calcext:value-type="float">
            <text:p>0.1022435</text:p>
          </table:table-cell>
          <table:table-cell office:value-type="float" office:value="0.09932678" calcext:value-type="float">
            <text:p>0.09932678</text:p>
          </table:table-cell>
          <table:table-cell office:value-type="float" office:value="0.09935459" calcext:value-type="float">
            <text:p>0.09935459</text:p>
          </table:table-cell>
          <table:table-cell office:value-type="float" office:value="0.09949481" calcext:value-type="float">
            <text:p>0.09949481</text:p>
          </table:table-cell>
          <table:table-cell office:value-type="float" office:value="0.1008654" calcext:value-type="float">
            <text:p>0.1008654</text:p>
          </table:table-cell>
          <table:table-cell office:value-type="float" office:value="0.1039804" calcext:value-type="float">
            <text:p>0.1039804</text:p>
          </table:table-cell>
          <table:table-cell office:value-type="float" office:value="0" calcext:value-type="float">
            <text:p>0</text:p>
          </table:table-cell>
          <table:table-cell office:value-type="float" office:value="25.77254" calcext:value-type="float">
            <text:p>25.77254</text:p>
          </table:table-cell>
          <table:table-cell office:value-type="float" office:value="26.81539" calcext:value-type="float">
            <text:p>26.81539</text:p>
          </table:table-cell>
          <table:table-cell office:value-type="float" office:value="11.55107" calcext:value-type="float">
            <text:p>11.55107</text:p>
          </table:table-cell>
          <table:table-cell office:value-type="float" office:value="5.75968" calcext:value-type="float">
            <text:p>5.75968</text:p>
          </table:table-cell>
          <table:table-cell office:value-type="float" office:value="3.7576" calcext:value-type="float">
            <text:p>3.7576</text:p>
          </table:table-cell>
          <table:table-cell office:value-type="float" office:value="1.52325" calcext:value-type="float">
            <text:p>1.52325</text:p>
          </table:table-cell>
          <table:table-cell office:value-type="float" office:value="1.146611" calcext:value-type="float">
            <text:p>1.146611</text:p>
          </table:table-cell>
          <table:table-cell office:value-type="float" office:value="2.357223" calcext:value-type="float">
            <text:p>2.357223</text:p>
          </table:table-cell>
          <table:table-cell office:value-type="float" office:value="3.60872" calcext:value-type="float">
            <text:p>3.60872</text:p>
          </table:table-cell>
          <table:table-cell office:value-type="float" office:value="3.546668" calcext:value-type="float">
            <text:p>3.546668</text:p>
          </table:table-cell>
          <table:table-cell office:value-type="float" office:value="3.70447" calcext:value-type="float">
            <text:p>3.70447</text:p>
          </table:table-cell>
          <table:table-cell office:value-type="float" office:value="3.760919" calcext:value-type="float">
            <text:p>3.760919</text:p>
          </table:table-cell>
          <table:table-cell office:value-type="float" office:value="3.926248" calcext:value-type="float">
            <text:p>3.926248</text:p>
          </table:table-cell>
          <table:table-cell office:value-type="float" office:value="4.227193" calcext:value-type="float">
            <text:p>4.227193</text:p>
          </table:table-cell>
          <table:table-cell office:value-type="float" office:value="0" calcext:value-type="float">
            <text:p>0</text:p>
          </table:table-cell>
          <table:table-cell office:value-type="float" office:value="0.1243858" calcext:value-type="float">
            <text:p>0.1243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1" calcext:value-type="float">
            <text:p>18102001</text:p>
          </table:table-cell>
          <table:table-cell office:value-type="float" office:value="0.854856" calcext:value-type="float">
            <text:p>0.854856</text:p>
          </table:table-cell>
          <table:table-cell office:value-type="float" office:value="137.1973" calcext:value-type="float">
            <text:p>137.1973</text:p>
          </table:table-cell>
          <table:table-cell office:value-type="float" office:value="5" calcext:value-type="float">
            <text:p>5</text:p>
          </table:table-cell>
          <table:table-cell office:value-type="float" office:value="-2.061195" calcext:value-type="float">
            <text:p>-2.061195</text:p>
          </table:table-cell>
          <table:table-cell office:value-type="float" office:value="15.62757" calcext:value-type="float">
            <text:p>15.62757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24" calcext:value-type="float">
            <text:p>0.0005003624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54226" calcext:value-type="float">
            <text:p>0.00254226</text:p>
          </table:table-cell>
          <table:table-cell office:value-type="float" office:value="1188.307" calcext:value-type="float">
            <text:p>1188.307</text:p>
          </table:table-cell>
          <table:table-cell office:value-type="float" office:value="1.378867" calcext:value-type="float">
            <text:p>1.378867</text:p>
          </table:table-cell>
          <table:table-cell office:value-type="float" office:value="0" calcext:value-type="float">
            <text:p>0</text:p>
          </table:table-cell>
          <table:table-cell office:value-type="float" office:value="0.2005253" calcext:value-type="float">
            <text:p>0.2005253</text:p>
          </table:table-cell>
          <table:table-cell office:value-type="float" office:value="0.2380772" calcext:value-type="float">
            <text:p>0.2380772</text:p>
          </table:table-cell>
          <table:table-cell office:value-type="float" office:value="0.1022379" calcext:value-type="float">
            <text:p>0.1022379</text:p>
          </table:table-cell>
          <table:table-cell office:value-type="float" office:value="0.05220811" calcext:value-type="float">
            <text:p>0.05220811</text:p>
          </table:table-cell>
          <table:table-cell office:value-type="float" office:value="0.03549581" calcext:value-type="float">
            <text:p>0.03549581</text:p>
          </table:table-cell>
          <table:table-cell office:value-type="float" office:value="0.02582971" calcext:value-type="float">
            <text:p>0.02582971</text:p>
          </table:table-cell>
          <table:table-cell office:value-type="float" office:value="0.02599299" calcext:value-type="float">
            <text:p>0.02599299</text:p>
          </table:table-cell>
          <table:table-cell office:value-type="float" office:value="0.05808135" calcext:value-type="float">
            <text:p>0.05808135</text:p>
          </table:table-cell>
          <table:table-cell office:value-type="float" office:value="0.1021867" calcext:value-type="float">
            <text:p>0.1021867</text:p>
          </table:table-cell>
          <table:table-cell office:value-type="float" office:value="0.09937979" calcext:value-type="float">
            <text:p>0.09937979</text:p>
          </table:table-cell>
          <table:table-cell office:value-type="float" office:value="0.09945374" calcext:value-type="float">
            <text:p>0.09945374</text:p>
          </table:table-cell>
          <table:table-cell office:value-type="float" office:value="0.09959933" calcext:value-type="float">
            <text:p>0.09959933</text:p>
          </table:table-cell>
          <table:table-cell office:value-type="float" office:value="0.1009795" calcext:value-type="float">
            <text:p>0.1009795</text:p>
          </table:table-cell>
          <table:table-cell office:value-type="float" office:value="0.1041054" calcext:value-type="float">
            <text:p>0.1041054</text:p>
          </table:table-cell>
          <table:table-cell office:value-type="float" office:value="0" calcext:value-type="float">
            <text:p>0</text:p>
          </table:table-cell>
          <table:table-cell office:value-type="float" office:value="25.76256" calcext:value-type="float">
            <text:p>25.76256</text:p>
          </table:table-cell>
          <table:table-cell office:value-type="float" office:value="26.80244" calcext:value-type="float">
            <text:p>26.80244</text:p>
          </table:table-cell>
          <table:table-cell office:value-type="float" office:value="11.55124" calcext:value-type="float">
            <text:p>11.55124</text:p>
          </table:table-cell>
          <table:table-cell office:value-type="float" office:value="5.760452" calcext:value-type="float">
            <text:p>5.760452</text:p>
          </table:table-cell>
          <table:table-cell office:value-type="float" office:value="3.758707" calcext:value-type="float">
            <text:p>3.758707</text:p>
          </table:table-cell>
          <table:table-cell office:value-type="float" office:value="1.525192" calcext:value-type="float">
            <text:p>1.525192</text:p>
          </table:table-cell>
          <table:table-cell office:value-type="float" office:value="1.149245" calcext:value-type="float">
            <text:p>1.149245</text:p>
          </table:table-cell>
          <table:table-cell office:value-type="float" office:value="2.363523" calcext:value-type="float">
            <text:p>2.363523</text:p>
          </table:table-cell>
          <table:table-cell office:value-type="float" office:value="3.618119" calcext:value-type="float">
            <text:p>3.618119</text:p>
          </table:table-cell>
          <table:table-cell office:value-type="float" office:value="3.556677" calcext:value-type="float">
            <text:p>3.556677</text:p>
          </table:table-cell>
          <table:table-cell office:value-type="float" office:value="3.714964" calcext:value-type="float">
            <text:p>3.714964</text:p>
          </table:table-cell>
          <table:table-cell office:value-type="float" office:value="3.77146" calcext:value-type="float">
            <text:p>3.77146</text:p>
          </table:table-cell>
          <table:table-cell office:value-type="float" office:value="3.936985" calcext:value-type="float">
            <text:p>3.936985</text:p>
          </table:table-cell>
          <table:table-cell office:value-type="float" office:value="4.238965" calcext:value-type="float">
            <text:p>4.238965</text:p>
          </table:table-cell>
          <table:table-cell office:value-type="float" office:value="0" calcext:value-type="float">
            <text:p>0</text:p>
          </table:table-cell>
          <table:table-cell office:value-type="float" office:value="0.2961684" calcext:value-type="float">
            <text:p>0.29616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1" calcext:value-type="float">
            <text:p>19102001</text:p>
          </table:table-cell>
          <table:table-cell office:value-type="float" office:value="0.8540527" calcext:value-type="float">
            <text:p>0.8540527</text:p>
          </table:table-cell>
          <table:table-cell office:value-type="float" office:value="137.1931" calcext:value-type="float">
            <text:p>137.1931</text:p>
          </table:table-cell>
          <table:table-cell office:value-type="float" office:value="5" calcext:value-type="float">
            <text:p>5</text:p>
          </table:table-cell>
          <table:table-cell office:value-type="float" office:value="-2.060901" calcext:value-type="float">
            <text:p>-2.060901</text:p>
          </table:table-cell>
          <table:table-cell office:value-type="float" office:value="15.66325" calcext:value-type="float">
            <text:p>15.66325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24" calcext:value-type="float">
            <text:p>0.0005003624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54226" calcext:value-type="float">
            <text:p>0.00254226</text:p>
          </table:table-cell>
          <table:table-cell office:value-type="float" office:value="1188.277" calcext:value-type="float">
            <text:p>1188.277</text:p>
          </table:table-cell>
          <table:table-cell office:value-type="float" office:value="1.377676" calcext:value-type="float">
            <text:p>1.377676</text:p>
          </table:table-cell>
          <table:table-cell office:value-type="float" office:value="0" calcext:value-type="float">
            <text:p>0</text:p>
          </table:table-cell>
          <table:table-cell office:value-type="float" office:value="0.2684879" calcext:value-type="float">
            <text:p>0.2684879</text:p>
          </table:table-cell>
          <table:table-cell office:value-type="float" office:value="0.2319714" calcext:value-type="float">
            <text:p>0.2319714</text:p>
          </table:table-cell>
          <table:table-cell office:value-type="float" office:value="0.1011617" calcext:value-type="float">
            <text:p>0.1011617</text:p>
          </table:table-cell>
          <table:table-cell office:value-type="float" office:value="0.05171804" calcext:value-type="float">
            <text:p>0.05171804</text:p>
          </table:table-cell>
          <table:table-cell office:value-type="float" office:value="0.03528878" calcext:value-type="float">
            <text:p>0.03528878</text:p>
          </table:table-cell>
          <table:table-cell office:value-type="float" office:value="0.02544623" calcext:value-type="float">
            <text:p>0.02544623</text:p>
          </table:table-cell>
          <table:table-cell office:value-type="float" office:value="0.02590313" calcext:value-type="float">
            <text:p>0.02590313</text:p>
          </table:table-cell>
          <table:table-cell office:value-type="float" office:value="0.05807004" calcext:value-type="float">
            <text:p>0.05807004</text:p>
          </table:table-cell>
          <table:table-cell office:value-type="float" office:value="0.1021752" calcext:value-type="float">
            <text:p>0.1021752</text:p>
          </table:table-cell>
          <table:table-cell office:value-type="float" office:value="0.09943464" calcext:value-type="float">
            <text:p>0.09943464</text:p>
          </table:table-cell>
          <table:table-cell office:value-type="float" office:value="0.09955239" calcext:value-type="float">
            <text:p>0.09955239</text:p>
          </table:table-cell>
          <table:table-cell office:value-type="float" office:value="0.09970054" calcext:value-type="float">
            <text:p>0.09970054</text:p>
          </table:table-cell>
          <table:table-cell office:value-type="float" office:value="0.1010935" calcext:value-type="float">
            <text:p>0.1010935</text:p>
          </table:table-cell>
          <table:table-cell office:value-type="float" office:value="0.1042301" calcext:value-type="float">
            <text:p>0.1042301</text:p>
          </table:table-cell>
          <table:table-cell office:value-type="float" office:value="0" calcext:value-type="float">
            <text:p>0</text:p>
          </table:table-cell>
          <table:table-cell office:value-type="float" office:value="25.7637" calcext:value-type="float">
            <text:p>25.7637</text:p>
          </table:table-cell>
          <table:table-cell office:value-type="float" office:value="26.78887" calcext:value-type="float">
            <text:p>26.78887</text:p>
          </table:table-cell>
          <table:table-cell office:value-type="float" office:value="11.55107" calcext:value-type="float">
            <text:p>11.55107</text:p>
          </table:table-cell>
          <table:table-cell office:value-type="float" office:value="5.761192" calcext:value-type="float">
            <text:p>5.761192</text:p>
          </table:table-cell>
          <table:table-cell office:value-type="float" office:value="3.759848" calcext:value-type="float">
            <text:p>3.759848</text:p>
          </table:table-cell>
          <table:table-cell office:value-type="float" office:value="1.527153" calcext:value-type="float">
            <text:p>1.527153</text:p>
          </table:table-cell>
          <table:table-cell office:value-type="float" office:value="1.151881" calcext:value-type="float">
            <text:p>1.151881</text:p>
          </table:table-cell>
          <table:table-cell office:value-type="float" office:value="2.369815" calcext:value-type="float">
            <text:p>2.369815</text:p>
          </table:table-cell>
          <table:table-cell office:value-type="float" office:value="3.627494" calcext:value-type="float">
            <text:p>3.627494</text:p>
          </table:table-cell>
          <table:table-cell office:value-type="float" office:value="3.566663" calcext:value-type="float">
            <text:p>3.566663</text:p>
          </table:table-cell>
          <table:table-cell office:value-type="float" office:value="3.725457" calcext:value-type="float">
            <text:p>3.725457</text:p>
          </table:table-cell>
          <table:table-cell office:value-type="float" office:value="3.781967" calcext:value-type="float">
            <text:p>3.781967</text:p>
          </table:table-cell>
          <table:table-cell office:value-type="float" office:value="3.947702" calcext:value-type="float">
            <text:p>3.947702</text:p>
          </table:table-cell>
          <table:table-cell office:value-type="float" office:value="4.250732" calcext:value-type="float">
            <text:p>4.250732</text:p>
          </table:table-cell>
          <table:table-cell office:value-type="float" office:value="0" calcext:value-type="float">
            <text:p>0</text:p>
          </table:table-cell>
          <table:table-cell office:value-type="float" office:value="1.951329" calcext:value-type="float">
            <text:p>1.9513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1" calcext:value-type="float">
            <text:p>20102001</text:p>
          </table:table-cell>
          <table:table-cell office:value-type="float" office:value="0.852649" calcext:value-type="float">
            <text:p>0.852649</text:p>
          </table:table-cell>
          <table:table-cell office:value-type="float" office:value="137.1887" calcext:value-type="float">
            <text:p>137.1887</text:p>
          </table:table-cell>
          <table:table-cell office:value-type="float" office:value="5" calcext:value-type="float">
            <text:p>5</text:p>
          </table:table-cell>
          <table:table-cell office:value-type="float" office:value="-2.060616" calcext:value-type="float">
            <text:p>-2.060616</text:p>
          </table:table-cell>
          <table:table-cell office:value-type="float" office:value="15.69913" calcext:value-type="float">
            <text:p>15.69913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24" calcext:value-type="float">
            <text:p>0.0005003624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497261" calcext:value-type="float">
            <text:p>0.002497261</text:p>
          </table:table-cell>
          <table:table-cell office:value-type="float" office:value="1188.247" calcext:value-type="float">
            <text:p>1188.247</text:p>
          </table:table-cell>
          <table:table-cell office:value-type="float" office:value="1.375086" calcext:value-type="float">
            <text:p>1.375086</text:p>
          </table:table-cell>
          <table:table-cell office:value-type="float" office:value="0" calcext:value-type="float">
            <text:p>0</text:p>
          </table:table-cell>
          <table:table-cell office:value-type="float" office:value="0.4237397" calcext:value-type="float">
            <text:p>0.4237397</text:p>
          </table:table-cell>
          <table:table-cell office:value-type="float" office:value="0.2364977" calcext:value-type="float">
            <text:p>0.2364977</text:p>
          </table:table-cell>
          <table:table-cell office:value-type="float" office:value="0.1047188" calcext:value-type="float">
            <text:p>0.1047188</text:p>
          </table:table-cell>
          <table:table-cell office:value-type="float" office:value="0.05301849" calcext:value-type="float">
            <text:p>0.05301849</text:p>
          </table:table-cell>
          <table:table-cell office:value-type="float" office:value="0.03608172" calcext:value-type="float">
            <text:p>0.03608172</text:p>
          </table:table-cell>
          <table:table-cell office:value-type="float" office:value="0.02556902" calcext:value-type="float">
            <text:p>0.02556902</text:p>
          </table:table-cell>
          <table:table-cell office:value-type="float" office:value="0.02594151" calcext:value-type="float">
            <text:p>0.02594151</text:p>
          </table:table-cell>
          <table:table-cell office:value-type="float" office:value="0.05803453" calcext:value-type="float">
            <text:p>0.05803453</text:p>
          </table:table-cell>
          <table:table-cell office:value-type="float" office:value="0.1021792" calcext:value-type="float">
            <text:p>0.1021792</text:p>
          </table:table-cell>
          <table:table-cell office:value-type="float" office:value="0.09949354" calcext:value-type="float">
            <text:p>0.09949354</text:p>
          </table:table-cell>
          <table:table-cell office:value-type="float" office:value="0.09965105" calcext:value-type="float">
            <text:p>0.09965105</text:p>
          </table:table-cell>
          <table:table-cell office:value-type="float" office:value="0.09980591" calcext:value-type="float">
            <text:p>0.09980591</text:p>
          </table:table-cell>
          <table:table-cell office:value-type="float" office:value="0.1012653" calcext:value-type="float">
            <text:p>0.1012653</text:p>
          </table:table-cell>
          <table:table-cell office:value-type="float" office:value="0.1043362" calcext:value-type="float">
            <text:p>0.1043362</text:p>
          </table:table-cell>
          <table:table-cell office:value-type="float" office:value="0" calcext:value-type="float">
            <text:p>0</text:p>
          </table:table-cell>
          <table:table-cell office:value-type="float" office:value="25.78141" calcext:value-type="float">
            <text:p>25.78141</text:p>
          </table:table-cell>
          <table:table-cell office:value-type="float" office:value="26.77682" calcext:value-type="float">
            <text:p>26.77682</text:p>
          </table:table-cell>
          <table:table-cell office:value-type="float" office:value="11.55132" calcext:value-type="float">
            <text:p>11.55132</text:p>
          </table:table-cell>
          <table:table-cell office:value-type="float" office:value="5.762047" calcext:value-type="float">
            <text:p>5.762047</text:p>
          </table:table-cell>
          <table:table-cell office:value-type="float" office:value="3.761065" calcext:value-type="float">
            <text:p>3.761065</text:p>
          </table:table-cell>
          <table:table-cell office:value-type="float" office:value="1.529092" calcext:value-type="float">
            <text:p>1.529092</text:p>
          </table:table-cell>
          <table:table-cell office:value-type="float" office:value="1.15449" calcext:value-type="float">
            <text:p>1.15449</text:p>
          </table:table-cell>
          <table:table-cell office:value-type="float" office:value="2.376085" calcext:value-type="float">
            <text:p>2.376085</text:p>
          </table:table-cell>
          <table:table-cell office:value-type="float" office:value="3.63685" calcext:value-type="float">
            <text:p>3.63685</text:p>
          </table:table-cell>
          <table:table-cell office:value-type="float" office:value="3.576635" calcext:value-type="float">
            <text:p>3.576635</text:p>
          </table:table-cell>
          <table:table-cell office:value-type="float" office:value="3.735927" calcext:value-type="float">
            <text:p>3.735927</text:p>
          </table:table-cell>
          <table:table-cell office:value-type="float" office:value="3.79247" calcext:value-type="float">
            <text:p>3.79247</text:p>
          </table:table-cell>
          <table:table-cell office:value-type="float" office:value="3.958523" calcext:value-type="float">
            <text:p>3.958523</text:p>
          </table:table-cell>
          <table:table-cell office:value-type="float" office:value="4.262383" calcext:value-type="float">
            <text:p>4.262383</text:p>
          </table:table-cell>
          <table:table-cell office:value-type="float" office:value="0" calcext:value-type="float">
            <text:p>0</text:p>
          </table:table-cell>
          <table:table-cell office:value-type="float" office:value="5.992218" calcext:value-type="float">
            <text:p>5.9922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1" calcext:value-type="float">
            <text:p>21102001</text:p>
          </table:table-cell>
          <table:table-cell office:value-type="float" office:value="0.8509962" calcext:value-type="float">
            <text:p>0.8509962</text:p>
          </table:table-cell>
          <table:table-cell office:value-type="float" office:value="137.1839" calcext:value-type="float">
            <text:p>137.1839</text:p>
          </table:table-cell>
          <table:table-cell office:value-type="float" office:value="5" calcext:value-type="float">
            <text:p>5</text:p>
          </table:table-cell>
          <table:table-cell office:value-type="float" office:value="-2.060337" calcext:value-type="float">
            <text:p>-2.060337</text:p>
          </table:table-cell>
          <table:table-cell office:value-type="float" office:value="15.73548" calcext:value-type="float">
            <text:p>15.73548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24" calcext:value-type="float">
            <text:p>0.0005003624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410564" calcext:value-type="float">
            <text:p>0.002410564</text:p>
          </table:table-cell>
          <table:table-cell office:value-type="float" office:value="1188.217" calcext:value-type="float">
            <text:p>1188.217</text:p>
          </table:table-cell>
          <table:table-cell office:value-type="float" office:value="1.372278" calcext:value-type="float">
            <text:p>1.372278</text:p>
          </table:table-cell>
          <table:table-cell office:value-type="float" office:value="0" calcext:value-type="float">
            <text:p>0</text:p>
          </table:table-cell>
          <table:table-cell office:value-type="float" office:value="0.4764148" calcext:value-type="float">
            <text:p>0.4764148</text:p>
          </table:table-cell>
          <table:table-cell office:value-type="float" office:value="0.2447114" calcext:value-type="float">
            <text:p>0.2447114</text:p>
          </table:table-cell>
          <table:table-cell office:value-type="float" office:value="0.1103556" calcext:value-type="float">
            <text:p>0.1103556</text:p>
          </table:table-cell>
          <table:table-cell office:value-type="float" office:value="0.05566544" calcext:value-type="float">
            <text:p>0.05566544</text:p>
          </table:table-cell>
          <table:table-cell office:value-type="float" office:value="0.03782954" calcext:value-type="float">
            <text:p>0.03782954</text:p>
          </table:table-cell>
          <table:table-cell office:value-type="float" office:value="0.02644215" calcext:value-type="float">
            <text:p>0.02644215</text:p>
          </table:table-cell>
          <table:table-cell office:value-type="float" office:value="0.02634133" calcext:value-type="float">
            <text:p>0.02634133</text:p>
          </table:table-cell>
          <table:table-cell office:value-type="float" office:value="0.05813233" calcext:value-type="float">
            <text:p>0.05813233</text:p>
          </table:table-cell>
          <table:table-cell office:value-type="float" office:value="0.1022059" calcext:value-type="float">
            <text:p>0.1022059</text:p>
          </table:table-cell>
          <table:table-cell office:value-type="float" office:value="0.09955592" calcext:value-type="float">
            <text:p>0.09955592</text:p>
          </table:table-cell>
          <table:table-cell office:value-type="float" office:value="0.09974973" calcext:value-type="float">
            <text:p>0.09974973</text:p>
          </table:table-cell>
          <table:table-cell office:value-type="float" office:value="0.09991308" calcext:value-type="float">
            <text:p>0.09991308</text:p>
          </table:table-cell>
          <table:table-cell office:value-type="float" office:value="0.1013387" calcext:value-type="float">
            <text:p>0.1013387</text:p>
          </table:table-cell>
          <table:table-cell office:value-type="float" office:value="0.1044686" calcext:value-type="float">
            <text:p>0.1044686</text:p>
          </table:table-cell>
          <table:table-cell office:value-type="float" office:value="0" calcext:value-type="float">
            <text:p>0</text:p>
          </table:table-cell>
          <table:table-cell office:value-type="float" office:value="25.81396" calcext:value-type="float">
            <text:p>25.81396</text:p>
          </table:table-cell>
          <table:table-cell office:value-type="float" office:value="26.76859" calcext:value-type="float">
            <text:p>26.76859</text:p>
          </table:table-cell>
          <table:table-cell office:value-type="float" office:value="11.55365" calcext:value-type="float">
            <text:p>11.55365</text:p>
          </table:table-cell>
          <table:table-cell office:value-type="float" office:value="5.763733" calcext:value-type="float">
            <text:p>5.763733</text:p>
          </table:table-cell>
          <table:table-cell office:value-type="float" office:value="3.762801" calcext:value-type="float">
            <text:p>3.762801</text:p>
          </table:table-cell>
          <table:table-cell office:value-type="float" office:value="1.531135" calcext:value-type="float">
            <text:p>1.531135</text:p>
          </table:table-cell>
          <table:table-cell office:value-type="float" office:value="1.157126" calcext:value-type="float">
            <text:p>1.157126</text:p>
          </table:table-cell>
          <table:table-cell office:value-type="float" office:value="2.382346" calcext:value-type="float">
            <text:p>2.382346</text:p>
          </table:table-cell>
          <table:table-cell office:value-type="float" office:value="3.646197" calcext:value-type="float">
            <text:p>3.646197</text:p>
          </table:table-cell>
          <table:table-cell office:value-type="float" office:value="3.586583" calcext:value-type="float">
            <text:p>3.586583</text:p>
          </table:table-cell>
          <table:table-cell office:value-type="float" office:value="3.746391" calcext:value-type="float">
            <text:p>3.746391</text:p>
          </table:table-cell>
          <table:table-cell office:value-type="float" office:value="3.802975" calcext:value-type="float">
            <text:p>3.802975</text:p>
          </table:table-cell>
          <table:table-cell office:value-type="float" office:value="3.969407" calcext:value-type="float">
            <text:p>3.969407</text:p>
          </table:table-cell>
          <table:table-cell office:value-type="float" office:value="4.273969" calcext:value-type="float">
            <text:p>4.273969</text:p>
          </table:table-cell>
          <table:table-cell office:value-type="float" office:value="0" calcext:value-type="float">
            <text:p>0</text:p>
          </table:table-cell>
          <table:table-cell office:value-type="float" office:value="6.388807" calcext:value-type="float">
            <text:p>6.3888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1" calcext:value-type="float">
            <text:p>22102001</text:p>
          </table:table-cell>
          <table:table-cell office:value-type="float" office:value="0.8500926" calcext:value-type="float">
            <text:p>0.8500926</text:p>
          </table:table-cell>
          <table:table-cell office:value-type="float" office:value="137.1793" calcext:value-type="float">
            <text:p>137.1793</text:p>
          </table:table-cell>
          <table:table-cell office:value-type="float" office:value="5" calcext:value-type="float">
            <text:p>5</text:p>
          </table:table-cell>
          <table:table-cell office:value-type="float" office:value="-2.060055" calcext:value-type="float">
            <text:p>-2.060055</text:p>
          </table:table-cell>
          <table:table-cell office:value-type="float" office:value="15.77129" calcext:value-type="float">
            <text:p>15.7712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331881" calcext:value-type="float">
            <text:p>0.002331881</text:p>
          </table:table-cell>
          <table:table-cell office:value-type="float" office:value="1188.188" calcext:value-type="float">
            <text:p>1188.188</text:p>
          </table:table-cell>
          <table:table-cell office:value-type="float" office:value="1.372501" calcext:value-type="float">
            <text:p>1.372501</text:p>
          </table:table-cell>
          <table:table-cell office:value-type="float" office:value="0" calcext:value-type="float">
            <text:p>0</text:p>
          </table:table-cell>
          <table:table-cell office:value-type="float" office:value="0.1144545" calcext:value-type="float">
            <text:p>0.1144545</text:p>
          </table:table-cell>
          <table:table-cell office:value-type="float" office:value="0.223238" calcext:value-type="float">
            <text:p>0.223238</text:p>
          </table:table-cell>
          <table:table-cell office:value-type="float" office:value="0.1179167" calcext:value-type="float">
            <text:p>0.1179167</text:p>
          </table:table-cell>
          <table:table-cell office:value-type="float" office:value="0.05966678" calcext:value-type="float">
            <text:p>0.05966678</text:p>
          </table:table-cell>
          <table:table-cell office:value-type="float" office:value="0.03870448" calcext:value-type="float">
            <text:p>0.03870448</text:p>
          </table:table-cell>
          <table:table-cell office:value-type="float" office:value="0.02677176" calcext:value-type="float">
            <text:p>0.02677176</text:p>
          </table:table-cell>
          <table:table-cell office:value-type="float" office:value="0.02609248" calcext:value-type="float">
            <text:p>0.02609248</text:p>
          </table:table-cell>
          <table:table-cell office:value-type="float" office:value="0.058313" calcext:value-type="float">
            <text:p>0.058313</text:p>
          </table:table-cell>
          <table:table-cell office:value-type="float" office:value="0.1022754" calcext:value-type="float">
            <text:p>0.1022754</text:p>
          </table:table-cell>
          <table:table-cell office:value-type="float" office:value="0.09962364" calcext:value-type="float">
            <text:p>0.09962364</text:p>
          </table:table-cell>
          <table:table-cell office:value-type="float" office:value="0.09984827" calcext:value-type="float">
            <text:p>0.09984827</text:p>
          </table:table-cell>
          <table:table-cell office:value-type="float" office:value="0.1000272" calcext:value-type="float">
            <text:p>0.1000272</text:p>
          </table:table-cell>
          <table:table-cell office:value-type="float" office:value="0.1014412" calcext:value-type="float">
            <text:p>0.1014412</text:p>
          </table:table-cell>
          <table:table-cell office:value-type="float" office:value="0.1045963" calcext:value-type="float">
            <text:p>0.1045963</text:p>
          </table:table-cell>
          <table:table-cell office:value-type="float" office:value="0" calcext:value-type="float">
            <text:p>0</text:p>
          </table:table-cell>
          <table:table-cell office:value-type="float" office:value="25.79604" calcext:value-type="float">
            <text:p>25.79604</text:p>
          </table:table-cell>
          <table:table-cell office:value-type="float" office:value="26.75387" calcext:value-type="float">
            <text:p>26.75387</text:p>
          </table:table-cell>
          <table:table-cell office:value-type="float" office:value="11.55903" calcext:value-type="float">
            <text:p>11.55903</text:p>
          </table:table-cell>
          <table:table-cell office:value-type="float" office:value="5.766449" calcext:value-type="float">
            <text:p>5.766449</text:p>
          </table:table-cell>
          <table:table-cell office:value-type="float" office:value="3.765055" calcext:value-type="float">
            <text:p>3.765055</text:p>
          </table:table-cell>
          <table:table-cell office:value-type="float" office:value="1.533316" calcext:value-type="float">
            <text:p>1.533316</text:p>
          </table:table-cell>
          <table:table-cell office:value-type="float" office:value="1.159803" calcext:value-type="float">
            <text:p>1.159803</text:p>
          </table:table-cell>
          <table:table-cell office:value-type="float" office:value="2.388628" calcext:value-type="float">
            <text:p>2.388628</text:p>
          </table:table-cell>
          <table:table-cell office:value-type="float" office:value="3.655522" calcext:value-type="float">
            <text:p>3.655522</text:p>
          </table:table-cell>
          <table:table-cell office:value-type="float" office:value="3.596524" calcext:value-type="float">
            <text:p>3.596524</text:p>
          </table:table-cell>
          <table:table-cell office:value-type="float" office:value="3.756838" calcext:value-type="float">
            <text:p>3.756838</text:p>
          </table:table-cell>
          <table:table-cell office:value-type="float" office:value="3.81348" calcext:value-type="float">
            <text:p>3.81348</text:p>
          </table:table-cell>
          <table:table-cell office:value-type="float" office:value="3.980205" calcext:value-type="float">
            <text:p>3.980205</text:p>
          </table:table-cell>
          <table:table-cell office:value-type="float" office:value="4.285643" calcext:value-type="float">
            <text:p>4.285643</text:p>
          </table:table-cell>
          <table:table-cell office:value-type="float" office:value="0" calcext:value-type="float">
            <text:p>0</text:p>
          </table:table-cell>
          <table:table-cell office:value-type="float" office:value="0.05970936" calcext:value-type="float">
            <text:p>0.05970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1" calcext:value-type="float">
            <text:p>23102001</text:p>
          </table:table-cell>
          <table:table-cell office:value-type="float" office:value="0.8493037" calcext:value-type="float">
            <text:p>0.8493037</text:p>
          </table:table-cell>
          <table:table-cell office:value-type="float" office:value="137.175" calcext:value-type="float">
            <text:p>137.175</text:p>
          </table:table-cell>
          <table:table-cell office:value-type="float" office:value="5" calcext:value-type="float">
            <text:p>5</text:p>
          </table:table-cell>
          <table:table-cell office:value-type="float" office:value="-2.059787" calcext:value-type="float">
            <text:p>-2.059787</text:p>
          </table:table-cell>
          <table:table-cell office:value-type="float" office:value="15.80684" calcext:value-type="float">
            <text:p>15.80684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331881" calcext:value-type="float">
            <text:p>0.002331881</text:p>
          </table:table-cell>
          <table:table-cell office:value-type="float" office:value="1188.159" calcext:value-type="float">
            <text:p>1188.159</text:p>
          </table:table-cell>
          <table:table-cell office:value-type="float" office:value="1.374126" calcext:value-type="float">
            <text:p>1.374126</text:p>
          </table:table-cell>
          <table:table-cell office:value-type="float" office:value="0" calcext:value-type="float">
            <text:p>0</text:p>
          </table:table-cell>
          <table:table-cell office:value-type="float" office:value="0.1269098" calcext:value-type="float">
            <text:p>0.1269098</text:p>
          </table:table-cell>
          <table:table-cell office:value-type="float" office:value="0.2447211" calcext:value-type="float">
            <text:p>0.2447211</text:p>
          </table:table-cell>
          <table:table-cell office:value-type="float" office:value="0.1095945" calcext:value-type="float">
            <text:p>0.1095945</text:p>
          </table:table-cell>
          <table:table-cell office:value-type="float" office:value="0.05638285" calcext:value-type="float">
            <text:p>0.05638285</text:p>
          </table:table-cell>
          <table:table-cell office:value-type="float" office:value="0.03790263" calcext:value-type="float">
            <text:p>0.03790263</text:p>
          </table:table-cell>
          <table:table-cell office:value-type="float" office:value="0.02672266" calcext:value-type="float">
            <text:p>0.02672266</text:p>
          </table:table-cell>
          <table:table-cell office:value-type="float" office:value="0.02638415" calcext:value-type="float">
            <text:p>0.02638415</text:p>
          </table:table-cell>
          <table:table-cell office:value-type="float" office:value="0.0584055" calcext:value-type="float">
            <text:p>0.0584055</text:p>
          </table:table-cell>
          <table:table-cell office:value-type="float" office:value="0.1023649" calcext:value-type="float">
            <text:p>0.1023649</text:p>
          </table:table-cell>
          <table:table-cell office:value-type="float" office:value="0.0997" calcext:value-type="float">
            <text:p>0.0997</text:p>
          </table:table-cell>
          <table:table-cell office:value-type="float" office:value="0.09994825" calcext:value-type="float">
            <text:p>0.09994825</text:p>
          </table:table-cell>
          <table:table-cell office:value-type="float" office:value="0.100143" calcext:value-type="float">
            <text:p>0.100143</text:p>
          </table:table-cell>
          <table:table-cell office:value-type="float" office:value="0.1015524" calcext:value-type="float">
            <text:p>0.1015524</text:p>
          </table:table-cell>
          <table:table-cell office:value-type="float" office:value="0.1047226" calcext:value-type="float">
            <text:p>0.1047226</text:p>
          </table:table-cell>
          <table:table-cell office:value-type="float" office:value="0" calcext:value-type="float">
            <text:p>0</text:p>
          </table:table-cell>
          <table:table-cell office:value-type="float" office:value="25.75538" calcext:value-type="float">
            <text:p>25.75538</text:p>
          </table:table-cell>
          <table:table-cell office:value-type="float" office:value="26.73921" calcext:value-type="float">
            <text:p>26.73921</text:p>
          </table:table-cell>
          <table:table-cell office:value-type="float" office:value="11.56383" calcext:value-type="float">
            <text:p>11.56383</text:p>
          </table:table-cell>
          <table:table-cell office:value-type="float" office:value="5.769917" calcext:value-type="float">
            <text:p>5.769917</text:p>
          </table:table-cell>
          <table:table-cell office:value-type="float" office:value="3.767545" calcext:value-type="float">
            <text:p>3.767545</text:p>
          </table:table-cell>
          <table:table-cell office:value-type="float" office:value="1.535508" calcext:value-type="float">
            <text:p>1.535508</text:p>
          </table:table-cell>
          <table:table-cell office:value-type="float" office:value="1.16252" calcext:value-type="float">
            <text:p>1.16252</text:p>
          </table:table-cell>
          <table:table-cell office:value-type="float" office:value="2.394928" calcext:value-type="float">
            <text:p>2.394928</text:p>
          </table:table-cell>
          <table:table-cell office:value-type="float" office:value="3.664846" calcext:value-type="float">
            <text:p>3.664846</text:p>
          </table:table-cell>
          <table:table-cell office:value-type="float" office:value="3.606434" calcext:value-type="float">
            <text:p>3.606434</text:p>
          </table:table-cell>
          <table:table-cell office:value-type="float" office:value="3.767274" calcext:value-type="float">
            <text:p>3.767274</text:p>
          </table:table-cell>
          <table:table-cell office:value-type="float" office:value="3.823958" calcext:value-type="float">
            <text:p>3.823958</text:p>
          </table:table-cell>
          <table:table-cell office:value-type="float" office:value="3.990951" calcext:value-type="float">
            <text:p>3.990951</text:p>
          </table:table-cell>
          <table:table-cell office:value-type="float" office:value="4.297338" calcext:value-type="float">
            <text:p>4.297338</text:p>
          </table:table-cell>
          <table:table-cell office:value-type="float" office:value="0" calcext:value-type="float">
            <text:p>0</text:p>
          </table:table-cell>
          <table:table-cell office:value-type="float" office:value="0.06559899" calcext:value-type="float">
            <text:p>0.065598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1" calcext:value-type="float">
            <text:p>24102001</text:p>
          </table:table-cell>
          <table:table-cell office:value-type="float" office:value="0.8486704" calcext:value-type="float">
            <text:p>0.8486704</text:p>
          </table:table-cell>
          <table:table-cell office:value-type="float" office:value="137.1707" calcext:value-type="float">
            <text:p>137.1707</text:p>
          </table:table-cell>
          <table:table-cell office:value-type="float" office:value="5" calcext:value-type="float">
            <text:p>5</text:p>
          </table:table-cell>
          <table:table-cell office:value-type="float" office:value="-2.059514" calcext:value-type="float">
            <text:p>-2.059514</text:p>
          </table:table-cell>
          <table:table-cell office:value-type="float" office:value="15.84236" calcext:value-type="float">
            <text:p>15.84236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331881" calcext:value-type="float">
            <text:p>0.002331881</text:p>
          </table:table-cell>
          <table:table-cell office:value-type="float" office:value="1188.129" calcext:value-type="float">
            <text:p>1188.129</text:p>
          </table:table-cell>
          <table:table-cell office:value-type="float" office:value="1.374665" calcext:value-type="float">
            <text:p>1.374665</text:p>
          </table:table-cell>
          <table:table-cell office:value-type="float" office:value="0" calcext:value-type="float">
            <text:p>0</text:p>
          </table:table-cell>
          <table:table-cell office:value-type="float" office:value="0.1545304" calcext:value-type="float">
            <text:p>0.1545304</text:p>
          </table:table-cell>
          <table:table-cell office:value-type="float" office:value="0.2379385" calcext:value-type="float">
            <text:p>0.2379385</text:p>
          </table:table-cell>
          <table:table-cell office:value-type="float" office:value="0.1024625" calcext:value-type="float">
            <text:p>0.1024625</text:p>
          </table:table-cell>
          <table:table-cell office:value-type="float" office:value="0.05330714" calcext:value-type="float">
            <text:p>0.05330714</text:p>
          </table:table-cell>
          <table:table-cell office:value-type="float" office:value="0.03663981" calcext:value-type="float">
            <text:p>0.03663981</text:p>
          </table:table-cell>
          <table:table-cell office:value-type="float" office:value="0.02641601" calcext:value-type="float">
            <text:p>0.02641601</text:p>
          </table:table-cell>
          <table:table-cell office:value-type="float" office:value="0.02644913" calcext:value-type="float">
            <text:p>0.02644913</text:p>
          </table:table-cell>
          <table:table-cell office:value-type="float" office:value="0.0584764" calcext:value-type="float">
            <text:p>0.0584764</text:p>
          </table:table-cell>
          <table:table-cell office:value-type="float" office:value="0.102453" calcext:value-type="float">
            <text:p>0.102453</text:p>
          </table:table-cell>
          <table:table-cell office:value-type="float" office:value="0.0997813" calcext:value-type="float">
            <text:p>0.0997813</text:p>
          </table:table-cell>
          <table:table-cell office:value-type="float" office:value="0.100049" calcext:value-type="float">
            <text:p>0.100049</text:p>
          </table:table-cell>
          <table:table-cell office:value-type="float" office:value="0.1002516" calcext:value-type="float">
            <text:p>0.1002516</text:p>
          </table:table-cell>
          <table:table-cell office:value-type="float" office:value="0.101666" calcext:value-type="float">
            <text:p>0.101666</text:p>
          </table:table-cell>
          <table:table-cell office:value-type="float" office:value="0.1048482" calcext:value-type="float">
            <text:p>0.1048482</text:p>
          </table:table-cell>
          <table:table-cell office:value-type="float" office:value="0" calcext:value-type="float">
            <text:p>0</text:p>
          </table:table-cell>
          <table:table-cell office:value-type="float" office:value="25.72437" calcext:value-type="float">
            <text:p>25.72437</text:p>
          </table:table-cell>
          <table:table-cell office:value-type="float" office:value="26.72668" calcext:value-type="float">
            <text:p>26.72668</text:p>
          </table:table-cell>
          <table:table-cell office:value-type="float" office:value="11.56612" calcext:value-type="float">
            <text:p>11.56612</text:p>
          </table:table-cell>
          <table:table-cell office:value-type="float" office:value="5.772072" calcext:value-type="float">
            <text:p>5.772072</text:p>
          </table:table-cell>
          <table:table-cell office:value-type="float" office:value="3.769634" calcext:value-type="float">
            <text:p>3.769634</text:p>
          </table:table-cell>
          <table:table-cell office:value-type="float" office:value="1.537713" calcext:value-type="float">
            <text:p>1.537713</text:p>
          </table:table-cell>
          <table:table-cell office:value-type="float" office:value="1.165251" calcext:value-type="float">
            <text:p>1.165251</text:p>
          </table:table-cell>
          <table:table-cell office:value-type="float" office:value="2.401242" calcext:value-type="float">
            <text:p>2.401242</text:p>
          </table:table-cell>
          <table:table-cell office:value-type="float" office:value="3.67417" calcext:value-type="float">
            <text:p>3.67417</text:p>
          </table:table-cell>
          <table:table-cell office:value-type="float" office:value="3.616344" calcext:value-type="float">
            <text:p>3.616344</text:p>
          </table:table-cell>
          <table:table-cell office:value-type="float" office:value="3.777703" calcext:value-type="float">
            <text:p>3.777703</text:p>
          </table:table-cell>
          <table:table-cell office:value-type="float" office:value="3.834426" calcext:value-type="float">
            <text:p>3.834426</text:p>
          </table:table-cell>
          <table:table-cell office:value-type="float" office:value="4.001677" calcext:value-type="float">
            <text:p>4.001677</text:p>
          </table:table-cell>
          <table:table-cell office:value-type="float" office:value="4.309028" calcext:value-type="float">
            <text:p>4.309028</text:p>
          </table:table-cell>
          <table:table-cell office:value-type="float" office:value="0" calcext:value-type="float">
            <text:p>0</text:p>
          </table:table-cell>
          <table:table-cell office:value-type="float" office:value="0.1211141" calcext:value-type="float">
            <text:p>0.1211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1" calcext:value-type="float">
            <text:p>25102001</text:p>
          </table:table-cell>
          <table:table-cell office:value-type="float" office:value="0.848242" calcext:value-type="float">
            <text:p>0.848242</text:p>
          </table:table-cell>
          <table:table-cell office:value-type="float" office:value="137.1669" calcext:value-type="float">
            <text:p>137.1669</text:p>
          </table:table-cell>
          <table:table-cell office:value-type="float" office:value="5" calcext:value-type="float">
            <text:p>5</text:p>
          </table:table-cell>
          <table:table-cell office:value-type="float" office:value="-2.059241" calcext:value-type="float">
            <text:p>-2.059241</text:p>
          </table:table-cell>
          <table:table-cell office:value-type="float" office:value="15.87749" calcext:value-type="float">
            <text:p>15.8774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331881" calcext:value-type="float">
            <text:p>0.002331881</text:p>
          </table:table-cell>
          <table:table-cell office:value-type="float" office:value="1188.099" calcext:value-type="float">
            <text:p>1188.099</text:p>
          </table:table-cell>
          <table:table-cell office:value-type="float" office:value="1.374546" calcext:value-type="float">
            <text:p>1.374546</text:p>
          </table:table-cell>
          <table:table-cell office:value-type="float" office:value="0" calcext:value-type="float">
            <text:p>0</text:p>
          </table:table-cell>
          <table:table-cell office:value-type="float" office:value="0.1581563" calcext:value-type="float">
            <text:p>0.1581563</text:p>
          </table:table-cell>
          <table:table-cell office:value-type="float" office:value="0.229901" calcext:value-type="float">
            <text:p>0.229901</text:p>
          </table:table-cell>
          <table:table-cell office:value-type="float" office:value="0.09614381" calcext:value-type="float">
            <text:p>0.09614381</text:p>
          </table:table-cell>
          <table:table-cell office:value-type="float" office:value="0.05035162" calcext:value-type="float">
            <text:p>0.05035162</text:p>
          </table:table-cell>
          <table:table-cell office:value-type="float" office:value="0.03488458" calcext:value-type="float">
            <text:p>0.03488458</text:p>
          </table:table-cell>
          <table:table-cell office:value-type="float" office:value="0.02499645" calcext:value-type="float">
            <text:p>0.02499645</text:p>
          </table:table-cell>
          <table:table-cell office:value-type="float" office:value="0.02593167" calcext:value-type="float">
            <text:p>0.02593167</text:p>
          </table:table-cell>
          <table:table-cell office:value-type="float" office:value="0.05834438" calcext:value-type="float">
            <text:p>0.05834438</text:p>
          </table:table-cell>
          <table:table-cell office:value-type="float" office:value="0.1025178" calcext:value-type="float">
            <text:p>0.1025178</text:p>
          </table:table-cell>
          <table:table-cell office:value-type="float" office:value="0.09986541" calcext:value-type="float">
            <text:p>0.09986541</text:p>
          </table:table-cell>
          <table:table-cell office:value-type="float" office:value="0.1001506" calcext:value-type="float">
            <text:p>0.1001506</text:p>
          </table:table-cell>
          <table:table-cell office:value-type="float" office:value="0.1003581" calcext:value-type="float">
            <text:p>0.1003581</text:p>
          </table:table-cell>
          <table:table-cell office:value-type="float" office:value="0.1017796" calcext:value-type="float">
            <text:p>0.1017796</text:p>
          </table:table-cell>
          <table:table-cell office:value-type="float" office:value="0.1049728" calcext:value-type="float">
            <text:p>0.1049728</text:p>
          </table:table-cell>
          <table:table-cell office:value-type="float" office:value="0" calcext:value-type="float">
            <text:p>0</text:p>
          </table:table-cell>
          <table:table-cell office:value-type="float" office:value="25.70093" calcext:value-type="float">
            <text:p>25.70093</text:p>
          </table:table-cell>
          <table:table-cell office:value-type="float" office:value="26.71045" calcext:value-type="float">
            <text:p>26.71045</text:p>
          </table:table-cell>
          <table:table-cell office:value-type="float" office:value="11.56528" calcext:value-type="float">
            <text:p>11.56528</text:p>
          </table:table-cell>
          <table:table-cell office:value-type="float" office:value="5.772814" calcext:value-type="float">
            <text:p>5.772814</text:p>
          </table:table-cell>
          <table:table-cell office:value-type="float" office:value="3.77097" calcext:value-type="float">
            <text:p>3.77097</text:p>
          </table:table-cell>
          <table:table-cell office:value-type="float" office:value="1.539756" calcext:value-type="float">
            <text:p>1.539756</text:p>
          </table:table-cell>
          <table:table-cell office:value-type="float" office:value="1.167914" calcext:value-type="float">
            <text:p>1.167914</text:p>
          </table:table-cell>
          <table:table-cell office:value-type="float" office:value="2.407537" calcext:value-type="float">
            <text:p>2.407537</text:p>
          </table:table-cell>
          <table:table-cell office:value-type="float" office:value="3.683495" calcext:value-type="float">
            <text:p>3.683495</text:p>
          </table:table-cell>
          <table:table-cell office:value-type="float" office:value="3.626245" calcext:value-type="float">
            <text:p>3.626245</text:p>
          </table:table-cell>
          <table:table-cell office:value-type="float" office:value="3.788111" calcext:value-type="float">
            <text:p>3.788111</text:p>
          </table:table-cell>
          <table:table-cell office:value-type="float" office:value="3.84489" calcext:value-type="float">
            <text:p>3.84489</text:p>
          </table:table-cell>
          <table:table-cell office:value-type="float" office:value="4.012376" calcext:value-type="float">
            <text:p>4.012376</text:p>
          </table:table-cell>
          <table:table-cell office:value-type="float" office:value="4.320722" calcext:value-type="float">
            <text:p>4.320722</text:p>
          </table:table-cell>
          <table:table-cell office:value-type="float" office:value="0" calcext:value-type="float">
            <text:p>0</text:p>
          </table:table-cell>
          <table:table-cell office:value-type="float" office:value="0.1377913" calcext:value-type="float">
            <text:p>0.13779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1" calcext:value-type="float">
            <text:p>26102001</text:p>
          </table:table-cell>
          <table:table-cell office:value-type="float" office:value="0.8479715" calcext:value-type="float">
            <text:p>0.8479715</text:p>
          </table:table-cell>
          <table:table-cell office:value-type="float" office:value="137.1634" calcext:value-type="float">
            <text:p>137.1634</text:p>
          </table:table-cell>
          <table:table-cell office:value-type="float" office:value="5" calcext:value-type="float">
            <text:p>5</text:p>
          </table:table-cell>
          <table:table-cell office:value-type="float" office:value="-2.058969" calcext:value-type="float">
            <text:p>-2.058969</text:p>
          </table:table-cell>
          <table:table-cell office:value-type="float" office:value="15.91225" calcext:value-type="float">
            <text:p>15.91225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331881" calcext:value-type="float">
            <text:p>0.002331881</text:p>
          </table:table-cell>
          <table:table-cell office:value-type="float" office:value="1188.069" calcext:value-type="float">
            <text:p>1188.069</text:p>
          </table:table-cell>
          <table:table-cell office:value-type="float" office:value="1.374237" calcext:value-type="float">
            <text:p>1.374237</text:p>
          </table:table-cell>
          <table:table-cell office:value-type="float" office:value="0" calcext:value-type="float">
            <text:p>0</text:p>
          </table:table-cell>
          <table:table-cell office:value-type="float" office:value="0.1606138" calcext:value-type="float">
            <text:p>0.1606138</text:p>
          </table:table-cell>
          <table:table-cell office:value-type="float" office:value="0.2240813" calcext:value-type="float">
            <text:p>0.2240813</text:p>
          </table:table-cell>
          <table:table-cell office:value-type="float" office:value="0.09218416" calcext:value-type="float">
            <text:p>0.09218416</text:p>
          </table:table-cell>
          <table:table-cell office:value-type="float" office:value="0.04840392" calcext:value-type="float">
            <text:p>0.04840392</text:p>
          </table:table-cell>
          <table:table-cell office:value-type="float" office:value="0.03360762" calcext:value-type="float">
            <text:p>0.03360762</text:p>
          </table:table-cell>
          <table:table-cell office:value-type="float" office:value="0.02378286" calcext:value-type="float">
            <text:p>0.02378286</text:p>
          </table:table-cell>
          <table:table-cell office:value-type="float" office:value="0.02538582" calcext:value-type="float">
            <text:p>0.02538582</text:p>
          </table:table-cell>
          <table:table-cell office:value-type="float" office:value="0.05806713" calcext:value-type="float">
            <text:p>0.05806713</text:p>
          </table:table-cell>
          <table:table-cell office:value-type="float" office:value="0.1025279" calcext:value-type="float">
            <text:p>0.1025279</text:p>
          </table:table-cell>
          <table:table-cell office:value-type="float" office:value="0.09994615" calcext:value-type="float">
            <text:p>0.09994615</text:p>
          </table:table-cell>
          <table:table-cell office:value-type="float" office:value="0.1002529" calcext:value-type="float">
            <text:p>0.1002529</text:p>
          </table:table-cell>
          <table:table-cell office:value-type="float" office:value="0.1004647" calcext:value-type="float">
            <text:p>0.1004647</text:p>
          </table:table-cell>
          <table:table-cell office:value-type="float" office:value="0.1018928" calcext:value-type="float">
            <text:p>0.1018928</text:p>
          </table:table-cell>
          <table:table-cell office:value-type="float" office:value="0.1050966" calcext:value-type="float">
            <text:p>0.1050966</text:p>
          </table:table-cell>
          <table:table-cell office:value-type="float" office:value="0" calcext:value-type="float">
            <text:p>0</text:p>
          </table:table-cell>
          <table:table-cell office:value-type="float" office:value="25.67784" calcext:value-type="float">
            <text:p>25.67784</text:p>
          </table:table-cell>
          <table:table-cell office:value-type="float" office:value="26.69224" calcext:value-type="float">
            <text:p>26.69224</text:p>
          </table:table-cell>
          <table:table-cell office:value-type="float" office:value="11.5626" calcext:value-type="float">
            <text:p>11.5626</text:p>
          </table:table-cell>
          <table:table-cell office:value-type="float" office:value="5.772615" calcext:value-type="float">
            <text:p>5.772615</text:p>
          </table:table-cell>
          <table:table-cell office:value-type="float" office:value="3.771685" calcext:value-type="float">
            <text:p>3.771685</text:p>
          </table:table-cell>
          <table:table-cell office:value-type="float" office:value="1.541583" calcext:value-type="float">
            <text:p>1.541583</text:p>
          </table:table-cell>
          <table:table-cell office:value-type="float" office:value="1.170461" calcext:value-type="float">
            <text:p>1.170461</text:p>
          </table:table-cell>
          <table:table-cell office:value-type="float" office:value="2.413771" calcext:value-type="float">
            <text:p>2.413771</text:p>
          </table:table-cell>
          <table:table-cell office:value-type="float" office:value="3.692809" calcext:value-type="float">
            <text:p>3.692809</text:p>
          </table:table-cell>
          <table:table-cell office:value-type="float" office:value="3.636118" calcext:value-type="float">
            <text:p>3.636118</text:p>
          </table:table-cell>
          <table:table-cell office:value-type="float" office:value="3.798519" calcext:value-type="float">
            <text:p>3.798519</text:p>
          </table:table-cell>
          <table:table-cell office:value-type="float" office:value="3.855336" calcext:value-type="float">
            <text:p>3.855336</text:p>
          </table:table-cell>
          <table:table-cell office:value-type="float" office:value="4.023054" calcext:value-type="float">
            <text:p>4.023054</text:p>
          </table:table-cell>
          <table:table-cell office:value-type="float" office:value="4.332348" calcext:value-type="float">
            <text:p>4.332348</text:p>
          </table:table-cell>
          <table:table-cell office:value-type="float" office:value="0" calcext:value-type="float">
            <text:p>0</text:p>
          </table:table-cell>
          <table:table-cell office:value-type="float" office:value="0.131604" calcext:value-type="float">
            <text:p>0.1316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1" calcext:value-type="float">
            <text:p>27102001</text:p>
          </table:table-cell>
          <table:table-cell office:value-type="float" office:value="0.8477896" calcext:value-type="float">
            <text:p>0.8477896</text:p>
          </table:table-cell>
          <table:table-cell office:value-type="float" office:value="137.1604" calcext:value-type="float">
            <text:p>137.1604</text:p>
          </table:table-cell>
          <table:table-cell office:value-type="float" office:value="5" calcext:value-type="float">
            <text:p>5</text:p>
          </table:table-cell>
          <table:table-cell office:value-type="float" office:value="-2.058698" calcext:value-type="float">
            <text:p>-2.058698</text:p>
          </table:table-cell>
          <table:table-cell office:value-type="float" office:value="15.94674" calcext:value-type="float">
            <text:p>15.94674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331881" calcext:value-type="float">
            <text:p>0.002331881</text:p>
          </table:table-cell>
          <table:table-cell office:value-type="float" office:value="1188.039" calcext:value-type="float">
            <text:p>1188.039</text:p>
          </table:table-cell>
          <table:table-cell office:value-type="float" office:value="1.373966" calcext:value-type="float">
            <text:p>1.373966</text:p>
          </table:table-cell>
          <table:table-cell office:value-type="float" office:value="0" calcext:value-type="float">
            <text:p>0</text:p>
          </table:table-cell>
          <table:table-cell office:value-type="float" office:value="0.1356286" calcext:value-type="float">
            <text:p>0.1356286</text:p>
          </table:table-cell>
          <table:table-cell office:value-type="float" office:value="0.2218984" calcext:value-type="float">
            <text:p>0.2218984</text:p>
          </table:table-cell>
          <table:table-cell office:value-type="float" office:value="0.09013257" calcext:value-type="float">
            <text:p>0.09013257</text:p>
          </table:table-cell>
          <table:table-cell office:value-type="float" office:value="0.04688252" calcext:value-type="float">
            <text:p>0.04688252</text:p>
          </table:table-cell>
          <table:table-cell office:value-type="float" office:value="0.03245245" calcext:value-type="float">
            <text:p>0.03245245</text:p>
          </table:table-cell>
          <table:table-cell office:value-type="float" office:value="0.02255734" calcext:value-type="float">
            <text:p>0.02255734</text:p>
          </table:table-cell>
          <table:table-cell office:value-type="float" office:value="0.02479781" calcext:value-type="float">
            <text:p>0.02479781</text:p>
          </table:table-cell>
          <table:table-cell office:value-type="float" office:value="0.05772385" calcext:value-type="float">
            <text:p>0.05772385</text:p>
          </table:table-cell>
          <table:table-cell office:value-type="float" office:value="0.1024898" calcext:value-type="float">
            <text:p>0.1024898</text:p>
          </table:table-cell>
          <table:table-cell office:value-type="float" office:value="0.1000198" calcext:value-type="float">
            <text:p>0.1000198</text:p>
          </table:table-cell>
          <table:table-cell office:value-type="float" office:value="0.1003546" calcext:value-type="float">
            <text:p>0.1003546</text:p>
          </table:table-cell>
          <table:table-cell office:value-type="float" office:value="0.1005696" calcext:value-type="float">
            <text:p>0.1005696</text:p>
          </table:table-cell>
          <table:table-cell office:value-type="float" office:value="0.1020069" calcext:value-type="float">
            <text:p>0.1020069</text:p>
          </table:table-cell>
          <table:table-cell office:value-type="float" office:value="0.1052198" calcext:value-type="float">
            <text:p>0.1052198</text:p>
          </table:table-cell>
          <table:table-cell office:value-type="float" office:value="0" calcext:value-type="float">
            <text:p>0</text:p>
          </table:table-cell>
          <table:table-cell office:value-type="float" office:value="25.6593" calcext:value-type="float">
            <text:p>25.6593</text:p>
          </table:table-cell>
          <table:table-cell office:value-type="float" office:value="26.67246" calcext:value-type="float">
            <text:p>26.67246</text:p>
          </table:table-cell>
          <table:table-cell office:value-type="float" office:value="11.55833" calcext:value-type="float">
            <text:p>11.55833</text:p>
          </table:table-cell>
          <table:table-cell office:value-type="float" office:value="5.771578" calcext:value-type="float">
            <text:p>5.771578</text:p>
          </table:table-cell>
          <table:table-cell office:value-type="float" office:value="3.771827" calcext:value-type="float">
            <text:p>3.771827</text:p>
          </table:table-cell>
          <table:table-cell office:value-type="float" office:value="1.543201" calcext:value-type="float">
            <text:p>1.543201</text:p>
          </table:table-cell>
          <table:table-cell office:value-type="float" office:value="1.17289" calcext:value-type="float">
            <text:p>1.17289</text:p>
          </table:table-cell>
          <table:table-cell office:value-type="float" office:value="2.419925" calcext:value-type="float">
            <text:p>2.419925</text:p>
          </table:table-cell>
          <table:table-cell office:value-type="float" office:value="3.702099" calcext:value-type="float">
            <text:p>3.702099</text:p>
          </table:table-cell>
          <table:table-cell office:value-type="float" office:value="3.645988" calcext:value-type="float">
            <text:p>3.645988</text:p>
          </table:table-cell>
          <table:table-cell office:value-type="float" office:value="3.808903" calcext:value-type="float">
            <text:p>3.808903</text:p>
          </table:table-cell>
          <table:table-cell office:value-type="float" office:value="3.865761" calcext:value-type="float">
            <text:p>3.865761</text:p>
          </table:table-cell>
          <table:table-cell office:value-type="float" office:value="4.033714" calcext:value-type="float">
            <text:p>4.033714</text:p>
          </table:table-cell>
          <table:table-cell office:value-type="float" office:value="4.344029" calcext:value-type="float">
            <text:p>4.344029</text:p>
          </table:table-cell>
          <table:table-cell office:value-type="float" office:value="0" calcext:value-type="float">
            <text:p>0</text:p>
          </table:table-cell>
          <table:table-cell office:value-type="float" office:value="0.05100332" calcext:value-type="float">
            <text:p>0.051003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1" calcext:value-type="float">
            <text:p>28102001</text:p>
          </table:table-cell>
          <table:table-cell office:value-type="float" office:value="0.8472054" calcext:value-type="float">
            <text:p>0.8472054</text:p>
          </table:table-cell>
          <table:table-cell office:value-type="float" office:value="137.1571" calcext:value-type="float">
            <text:p>137.1571</text:p>
          </table:table-cell>
          <table:table-cell office:value-type="float" office:value="5" calcext:value-type="float">
            <text:p>5</text:p>
          </table:table-cell>
          <table:table-cell office:value-type="float" office:value="-2.058439" calcext:value-type="float">
            <text:p>-2.058439</text:p>
          </table:table-cell>
          <table:table-cell office:value-type="float" office:value="15.98134" calcext:value-type="float">
            <text:p>15.98134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331881" calcext:value-type="float">
            <text:p>0.002331881</text:p>
          </table:table-cell>
          <table:table-cell office:value-type="float" office:value="1188.009" calcext:value-type="float">
            <text:p>1188.009</text:p>
          </table:table-cell>
          <table:table-cell office:value-type="float" office:value="1.374647" calcext:value-type="float">
            <text:p>1.374647</text:p>
          </table:table-cell>
          <table:table-cell office:value-type="float" office:value="0" calcext:value-type="float">
            <text:p>0</text:p>
          </table:table-cell>
          <table:table-cell office:value-type="float" office:value="0.1326704" calcext:value-type="float">
            <text:p>0.1326704</text:p>
          </table:table-cell>
          <table:table-cell office:value-type="float" office:value="0.2362587" calcext:value-type="float">
            <text:p>0.2362587</text:p>
          </table:table-cell>
          <table:table-cell office:value-type="float" office:value="0.09968565" calcext:value-type="float">
            <text:p>0.09968565</text:p>
          </table:table-cell>
          <table:table-cell office:value-type="float" office:value="0.05055214" calcext:value-type="float">
            <text:p>0.05055214</text:p>
          </table:table-cell>
          <table:table-cell office:value-type="float" office:value="0.03459146" calcext:value-type="float">
            <text:p>0.03459146</text:p>
          </table:table-cell>
          <table:table-cell office:value-type="float" office:value="0.02322529" calcext:value-type="float">
            <text:p>0.02322529</text:p>
          </table:table-cell>
          <table:table-cell office:value-type="float" office:value="0.02493086" calcext:value-type="float">
            <text:p>0.02493086</text:p>
          </table:table-cell>
          <table:table-cell office:value-type="float" office:value="0.05752375" calcext:value-type="float">
            <text:p>0.05752375</text:p>
          </table:table-cell>
          <table:table-cell office:value-type="float" office:value="0.1024294" calcext:value-type="float">
            <text:p>0.1024294</text:p>
          </table:table-cell>
          <table:table-cell office:value-type="float" office:value="0.1000849" calcext:value-type="float">
            <text:p>0.1000849</text:p>
          </table:table-cell>
          <table:table-cell office:value-type="float" office:value="0.1004559" calcext:value-type="float">
            <text:p>0.1004559</text:p>
          </table:table-cell>
          <table:table-cell office:value-type="float" office:value="0.1006741" calcext:value-type="float">
            <text:p>0.1006741</text:p>
          </table:table-cell>
          <table:table-cell office:value-type="float" office:value="0.1021196" calcext:value-type="float">
            <text:p>0.1021196</text:p>
          </table:table-cell>
          <table:table-cell office:value-type="float" office:value="0.1053437" calcext:value-type="float">
            <text:p>0.1053437</text:p>
          </table:table-cell>
          <table:table-cell office:value-type="float" office:value="0" calcext:value-type="float">
            <text:p>0</text:p>
          </table:table-cell>
          <table:table-cell office:value-type="float" office:value="25.63112" calcext:value-type="float">
            <text:p>25.63112</text:p>
          </table:table-cell>
          <table:table-cell office:value-type="float" office:value="26.65663" calcext:value-type="float">
            <text:p>26.65663</text:p>
          </table:table-cell>
          <table:table-cell office:value-type="float" office:value="11.55583" calcext:value-type="float">
            <text:p>11.55583</text:p>
          </table:table-cell>
          <table:table-cell office:value-type="float" office:value="5.771044" calcext:value-type="float">
            <text:p>5.771044</text:p>
          </table:table-cell>
          <table:table-cell office:value-type="float" office:value="3.772173" calcext:value-type="float">
            <text:p>3.772173</text:p>
          </table:table-cell>
          <table:table-cell office:value-type="float" office:value="1.544768" calcext:value-type="float">
            <text:p>1.544768</text:p>
          </table:table-cell>
          <table:table-cell office:value-type="float" office:value="1.175256" calcext:value-type="float">
            <text:p>1.175256</text:p>
          </table:table-cell>
          <table:table-cell office:value-type="float" office:value="2.425997" calcext:value-type="float">
            <text:p>2.425997</text:p>
          </table:table-cell>
          <table:table-cell office:value-type="float" office:value="3.711361" calcext:value-type="float">
            <text:p>3.711361</text:p>
          </table:table-cell>
          <table:table-cell office:value-type="float" office:value="3.655849" calcext:value-type="float">
            <text:p>3.655849</text:p>
          </table:table-cell>
          <table:table-cell office:value-type="float" office:value="3.819282" calcext:value-type="float">
            <text:p>3.819282</text:p>
          </table:table-cell>
          <table:table-cell office:value-type="float" office:value="3.876191" calcext:value-type="float">
            <text:p>3.876191</text:p>
          </table:table-cell>
          <table:table-cell office:value-type="float" office:value="4.044348" calcext:value-type="float">
            <text:p>4.044348</text:p>
          </table:table-cell>
          <table:table-cell office:value-type="float" office:value="4.355676" calcext:value-type="float">
            <text:p>4.355676</text:p>
          </table:table-cell>
          <table:table-cell office:value-type="float" office:value="0" calcext:value-type="float">
            <text:p>0</text:p>
          </table:table-cell>
          <table:table-cell office:value-type="float" office:value="0.06483383" calcext:value-type="float">
            <text:p>0.064833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1" calcext:value-type="float">
            <text:p>29102001</text:p>
          </table:table-cell>
          <table:table-cell office:value-type="float" office:value="0.8465006" calcext:value-type="float">
            <text:p>0.8465006</text:p>
          </table:table-cell>
          <table:table-cell office:value-type="float" office:value="137.1536" calcext:value-type="float">
            <text:p>137.1536</text:p>
          </table:table-cell>
          <table:table-cell office:value-type="float" office:value="5" calcext:value-type="float">
            <text:p>5</text:p>
          </table:table-cell>
          <table:table-cell office:value-type="float" office:value="-2.058188" calcext:value-type="float">
            <text:p>-2.058188</text:p>
          </table:table-cell>
          <table:table-cell office:value-type="float" office:value="16.0163" calcext:value-type="float">
            <text:p>16.0163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331881" calcext:value-type="float">
            <text:p>0.002331881</text:p>
          </table:table-cell>
          <table:table-cell office:value-type="float" office:value="1187.979" calcext:value-type="float">
            <text:p>1187.979</text:p>
          </table:table-cell>
          <table:table-cell office:value-type="float" office:value="1.37422" calcext:value-type="float">
            <text:p>1.37422</text:p>
          </table:table-cell>
          <table:table-cell office:value-type="float" office:value="0" calcext:value-type="float">
            <text:p>0</text:p>
          </table:table-cell>
          <table:table-cell office:value-type="float" office:value="0.169385" calcext:value-type="float">
            <text:p>0.169385</text:p>
          </table:table-cell>
          <table:table-cell office:value-type="float" office:value="0.2326263" calcext:value-type="float">
            <text:p>0.2326263</text:p>
          </table:table-cell>
          <table:table-cell office:value-type="float" office:value="0.1004599" calcext:value-type="float">
            <text:p>0.1004599</text:p>
          </table:table-cell>
          <table:table-cell office:value-type="float" office:value="0.05167043" calcext:value-type="float">
            <text:p>0.05167043</text:p>
          </table:table-cell>
          <table:table-cell office:value-type="float" office:value="0.03561915" calcext:value-type="float">
            <text:p>0.03561915</text:p>
          </table:table-cell>
          <table:table-cell office:value-type="float" office:value="0.02393447" calcext:value-type="float">
            <text:p>0.02393447</text:p>
          </table:table-cell>
          <table:table-cell office:value-type="float" office:value="0.02533702" calcext:value-type="float">
            <text:p>0.02533702</text:p>
          </table:table-cell>
          <table:table-cell office:value-type="float" office:value="0.05763416" calcext:value-type="float">
            <text:p>0.05763416</text:p>
          </table:table-cell>
          <table:table-cell office:value-type="float" office:value="0.1024165" calcext:value-type="float">
            <text:p>0.1024165</text:p>
          </table:table-cell>
          <table:table-cell office:value-type="float" office:value="0.1001451" calcext:value-type="float">
            <text:p>0.1001451</text:p>
          </table:table-cell>
          <table:table-cell office:value-type="float" office:value="0.1005553" calcext:value-type="float">
            <text:p>0.1005553</text:p>
          </table:table-cell>
          <table:table-cell office:value-type="float" office:value="0.1007785" calcext:value-type="float">
            <text:p>0.1007785</text:p>
          </table:table-cell>
          <table:table-cell office:value-type="float" office:value="0.1022323" calcext:value-type="float">
            <text:p>0.1022323</text:p>
          </table:table-cell>
          <table:table-cell office:value-type="float" office:value="0.1054672" calcext:value-type="float">
            <text:p>0.1054672</text:p>
          </table:table-cell>
          <table:table-cell office:value-type="float" office:value="0" calcext:value-type="float">
            <text:p>0</text:p>
          </table:table-cell>
          <table:table-cell office:value-type="float" office:value="25.61148" calcext:value-type="float">
            <text:p>25.61148</text:p>
          </table:table-cell>
          <table:table-cell office:value-type="float" office:value="26.64422" calcext:value-type="float">
            <text:p>26.64422</text:p>
          </table:table-cell>
          <table:table-cell office:value-type="float" office:value="11.5557" calcext:value-type="float">
            <text:p>11.5557</text:p>
          </table:table-cell>
          <table:table-cell office:value-type="float" office:value="5.771665" calcext:value-type="float">
            <text:p>5.771665</text:p>
          </table:table-cell>
          <table:table-cell office:value-type="float" office:value="3.773276" calcext:value-type="float">
            <text:p>3.773276</text:p>
          </table:table-cell>
          <table:table-cell office:value-type="float" office:value="1.546525" calcext:value-type="float">
            <text:p>1.546525</text:p>
          </table:table-cell>
          <table:table-cell office:value-type="float" office:value="1.17768" calcext:value-type="float">
            <text:p>1.17768</text:p>
          </table:table-cell>
          <table:table-cell office:value-type="float" office:value="2.432052" calcext:value-type="float">
            <text:p>2.432052</text:p>
          </table:table-cell>
          <table:table-cell office:value-type="float" office:value="3.720594" calcext:value-type="float">
            <text:p>3.720594</text:p>
          </table:table-cell>
          <table:table-cell office:value-type="float" office:value="3.665684" calcext:value-type="float">
            <text:p>3.665684</text:p>
          </table:table-cell>
          <table:table-cell office:value-type="float" office:value="3.829636" calcext:value-type="float">
            <text:p>3.829636</text:p>
          </table:table-cell>
          <table:table-cell office:value-type="float" office:value="3.886591" calcext:value-type="float">
            <text:p>3.886591</text:p>
          </table:table-cell>
          <table:table-cell office:value-type="float" office:value="4.054969" calcext:value-type="float">
            <text:p>4.054969</text:p>
          </table:table-cell>
          <table:table-cell office:value-type="float" office:value="4.36729" calcext:value-type="float">
            <text:p>4.36729</text:p>
          </table:table-cell>
          <table:table-cell office:value-type="float" office:value="0" calcext:value-type="float">
            <text:p>0</text:p>
          </table:table-cell>
          <table:table-cell office:value-type="float" office:value="0.138556" calcext:value-type="float">
            <text:p>0.138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1" calcext:value-type="float">
            <text:p>30102001</text:p>
          </table:table-cell>
          <table:table-cell office:value-type="float" office:value="1.889989" calcext:value-type="float">
            <text:p>1.889989</text:p>
          </table:table-cell>
          <table:table-cell office:value-type="float" office:value="137.15" calcext:value-type="float">
            <text:p>137.15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05141" calcext:value-type="float">
            <text:p>16.05141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331881" calcext:value-type="float">
            <text:p>0.002331881</text:p>
          </table:table-cell>
          <table:table-cell office:value-type="float" office:value="1187.949" calcext:value-type="float">
            <text:p>1187.949</text:p>
          </table:table-cell>
          <table:table-cell office:value-type="float" office:value="1.37228" calcext:value-type="float">
            <text:p>1.37228</text:p>
          </table:table-cell>
          <table:table-cell office:value-type="float" office:value="0" calcext:value-type="float">
            <text:p>0</text:p>
          </table:table-cell>
          <table:table-cell office:value-type="float" office:value="0.1992642" calcext:value-type="float">
            <text:p>0.1992642</text:p>
          </table:table-cell>
          <table:table-cell office:value-type="float" office:value="0.236129" calcext:value-type="float">
            <text:p>0.236129</text:p>
          </table:table-cell>
          <table:table-cell office:value-type="float" office:value="0.1044378" calcext:value-type="float">
            <text:p>0.1044378</text:p>
          </table:table-cell>
          <table:table-cell office:value-type="float" office:value="0.05324403" calcext:value-type="float">
            <text:p>0.05324403</text:p>
          </table:table-cell>
          <table:table-cell office:value-type="float" office:value="0.0367574" calcext:value-type="float">
            <text:p>0.0367574</text:p>
          </table:table-cell>
          <table:table-cell office:value-type="float" office:value="0.02419579" calcext:value-type="float">
            <text:p>0.02419579</text:p>
          </table:table-cell>
          <table:table-cell office:value-type="float" office:value="0.02550974" calcext:value-type="float">
            <text:p>0.02550974</text:p>
          </table:table-cell>
          <table:table-cell office:value-type="float" office:value="0.05774084" calcext:value-type="float">
            <text:p>0.05774084</text:p>
          </table:table-cell>
          <table:table-cell office:value-type="float" office:value="0.1024565" calcext:value-type="float">
            <text:p>0.1024565</text:p>
          </table:table-cell>
          <table:table-cell office:value-type="float" office:value="0.1002098" calcext:value-type="float">
            <text:p>0.1002098</text:p>
          </table:table-cell>
          <table:table-cell office:value-type="float" office:value="0.1006541" calcext:value-type="float">
            <text:p>0.1006541</text:p>
          </table:table-cell>
          <table:table-cell office:value-type="float" office:value="0.1008804" calcext:value-type="float">
            <text:p>0.1008804</text:p>
          </table:table-cell>
          <table:table-cell office:value-type="float" office:value="0.1023449" calcext:value-type="float">
            <text:p>0.1023449</text:p>
          </table:table-cell>
          <table:table-cell office:value-type="float" office:value="0.1055904" calcext:value-type="float">
            <text:p>0.1055904</text:p>
          </table:table-cell>
          <table:table-cell office:value-type="float" office:value="0" calcext:value-type="float">
            <text:p>0</text:p>
          </table:table-cell>
          <table:table-cell office:value-type="float" office:value="25.53292" calcext:value-type="float">
            <text:p>25.53292</text:p>
          </table:table-cell>
          <table:table-cell office:value-type="float" office:value="26.63665" calcext:value-type="float">
            <text:p>26.63665</text:p>
          </table:table-cell>
          <table:table-cell office:value-type="float" office:value="11.5633" calcext:value-type="float">
            <text:p>11.5633</text:p>
          </table:table-cell>
          <table:table-cell office:value-type="float" office:value="5.774746" calcext:value-type="float">
            <text:p>5.774746</text:p>
          </table:table-cell>
          <table:table-cell office:value-type="float" office:value="3.775902" calcext:value-type="float">
            <text:p>3.775902</text:p>
          </table:table-cell>
          <table:table-cell office:value-type="float" office:value="1.54838" calcext:value-type="float">
            <text:p>1.54838</text:p>
          </table:table-cell>
          <table:table-cell office:value-type="float" office:value="1.180147" calcext:value-type="float">
            <text:p>1.180147</text:p>
          </table:table-cell>
          <table:table-cell office:value-type="float" office:value="2.438116" calcext:value-type="float">
            <text:p>2.438116</text:p>
          </table:table-cell>
          <table:table-cell office:value-type="float" office:value="3.729811" calcext:value-type="float">
            <text:p>3.729811</text:p>
          </table:table-cell>
          <table:table-cell office:value-type="float" office:value="3.67552" calcext:value-type="float">
            <text:p>3.67552</text:p>
          </table:table-cell>
          <table:table-cell office:value-type="float" office:value="3.839991" calcext:value-type="float">
            <text:p>3.839991</text:p>
          </table:table-cell>
          <table:table-cell office:value-type="float" office:value="3.896981" calcext:value-type="float">
            <text:p>3.896981</text:p>
          </table:table-cell>
          <table:table-cell office:value-type="float" office:value="4.065561" calcext:value-type="float">
            <text:p>4.065561</text:p>
          </table:table-cell>
          <table:table-cell office:value-type="float" office:value="4.378556" calcext:value-type="float">
            <text:p>4.378556</text:p>
          </table:table-cell>
          <table:table-cell office:value-type="float" office:value="0" calcext:value-type="float">
            <text:p>0</text:p>
          </table:table-cell>
          <table:table-cell office:value-type="float" office:value="0.6703629" calcext:value-type="float">
            <text:p>0.6703629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1" calcext:value-type="float">
            <text:p>31102001</text:p>
          </table:table-cell>
          <table:table-cell office:value-type="float" office:value="1.887866" calcext:value-type="float">
            <text:p>1.887866</text:p>
          </table:table-cell>
          <table:table-cell office:value-type="float" office:value="137.1459" calcext:value-type="float">
            <text:p>137.1459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0869" calcext:value-type="float">
            <text:p>16.086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331881" calcext:value-type="float">
            <text:p>0.002331881</text:p>
          </table:table-cell>
          <table:table-cell office:value-type="float" office:value="1187.92" calcext:value-type="float">
            <text:p>1187.92</text:p>
          </table:table-cell>
          <table:table-cell office:value-type="float" office:value="1.370013" calcext:value-type="float">
            <text:p>1.370013</text:p>
          </table:table-cell>
          <table:table-cell office:value-type="float" office:value="0" calcext:value-type="float">
            <text:p>0</text:p>
          </table:table-cell>
          <table:table-cell office:value-type="float" office:value="0.2375431" calcext:value-type="float">
            <text:p>0.2375431</text:p>
          </table:table-cell>
          <table:table-cell office:value-type="float" office:value="0.2425083" calcext:value-type="float">
            <text:p>0.2425083</text:p>
          </table:table-cell>
          <table:table-cell office:value-type="float" office:value="0.1100671" calcext:value-type="float">
            <text:p>0.1100671</text:p>
          </table:table-cell>
          <table:table-cell office:value-type="float" office:value="0.05588504" calcext:value-type="float">
            <text:p>0.05588504</text:p>
          </table:table-cell>
          <table:table-cell office:value-type="float" office:value="0.0384558" calcext:value-type="float">
            <text:p>0.0384558</text:p>
          </table:table-cell>
          <table:table-cell office:value-type="float" office:value="0.0250091" calcext:value-type="float">
            <text:p>0.0250091</text:p>
          </table:table-cell>
          <table:table-cell office:value-type="float" office:value="0.02591631" calcext:value-type="float">
            <text:p>0.02591631</text:p>
          </table:table-cell>
          <table:table-cell office:value-type="float" office:value="0.05791184" calcext:value-type="float">
            <text:p>0.05791184</text:p>
          </table:table-cell>
          <table:table-cell office:value-type="float" office:value="0.1025264" calcext:value-type="float">
            <text:p>0.1025264</text:p>
          </table:table-cell>
          <table:table-cell office:value-type="float" office:value="0.100281" calcext:value-type="float">
            <text:p>0.100281</text:p>
          </table:table-cell>
          <table:table-cell office:value-type="float" office:value="0.1007532" calcext:value-type="float">
            <text:p>0.1007532</text:p>
          </table:table-cell>
          <table:table-cell office:value-type="float" office:value="0.1009843" calcext:value-type="float">
            <text:p>0.1009843</text:p>
          </table:table-cell>
          <table:table-cell office:value-type="float" office:value="0.1024574" calcext:value-type="float">
            <text:p>0.1024574</text:p>
          </table:table-cell>
          <table:table-cell office:value-type="float" office:value="0.1057138" calcext:value-type="float">
            <text:p>0.1057138</text:p>
          </table:table-cell>
          <table:table-cell office:value-type="float" office:value="0" calcext:value-type="float">
            <text:p>0</text:p>
          </table:table-cell>
          <table:table-cell office:value-type="float" office:value="25.53407" calcext:value-type="float">
            <text:p>25.53407</text:p>
          </table:table-cell>
          <table:table-cell office:value-type="float" office:value="26.62823" calcext:value-type="float">
            <text:p>26.62823</text:p>
          </table:table-cell>
          <table:table-cell office:value-type="float" office:value="11.56547" calcext:value-type="float">
            <text:p>11.56547</text:p>
          </table:table-cell>
          <table:table-cell office:value-type="float" office:value="5.776424" calcext:value-type="float">
            <text:p>5.776424</text:p>
          </table:table-cell>
          <table:table-cell office:value-type="float" office:value="3.777805" calcext:value-type="float">
            <text:p>3.777805</text:p>
          </table:table-cell>
          <table:table-cell office:value-type="float" office:value="1.550326" calcext:value-type="float">
            <text:p>1.550326</text:p>
          </table:table-cell>
          <table:table-cell office:value-type="float" office:value="1.182649" calcext:value-type="float">
            <text:p>1.182649</text:p>
          </table:table-cell>
          <table:table-cell office:value-type="float" office:value="2.444196" calcext:value-type="float">
            <text:p>2.444196</text:p>
          </table:table-cell>
          <table:table-cell office:value-type="float" office:value="3.739021" calcext:value-type="float">
            <text:p>3.739021</text:p>
          </table:table-cell>
          <table:table-cell office:value-type="float" office:value="3.685315" calcext:value-type="float">
            <text:p>3.685315</text:p>
          </table:table-cell>
          <table:table-cell office:value-type="float" office:value="3.850314" calcext:value-type="float">
            <text:p>3.850314</text:p>
          </table:table-cell>
          <table:table-cell office:value-type="float" office:value="3.907368" calcext:value-type="float">
            <text:p>3.907368</text:p>
          </table:table-cell>
          <table:table-cell office:value-type="float" office:value="4.076144" calcext:value-type="float">
            <text:p>4.076144</text:p>
          </table:table-cell>
          <table:table-cell office:value-type="float" office:value="4.390165" calcext:value-type="float">
            <text:p>4.390165</text:p>
          </table:table-cell>
          <table:table-cell office:value-type="float" office:value="0" calcext:value-type="float">
            <text:p>0</text:p>
          </table:table-cell>
          <table:table-cell office:value-type="float" office:value="1.155322" calcext:value-type="float">
            <text:p>1.15532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1" calcext:value-type="float">
            <text:p>1112001</text:p>
          </table:table-cell>
          <table:table-cell office:value-type="float" office:value="1.885301" calcext:value-type="float">
            <text:p>1.885301</text:p>
          </table:table-cell>
          <table:table-cell office:value-type="float" office:value="137.1414" calcext:value-type="float">
            <text:p>137.141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12277" calcext:value-type="float">
            <text:p>16.12277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264624" calcext:value-type="float">
            <text:p>0.002264624</text:p>
          </table:table-cell>
          <table:table-cell office:value-type="float" office:value="1187.891" calcext:value-type="float">
            <text:p>1187.891</text:p>
          </table:table-cell>
          <table:table-cell office:value-type="float" office:value="1.366981" calcext:value-type="float">
            <text:p>1.366981</text:p>
          </table:table-cell>
          <table:table-cell office:value-type="float" office:value="0" calcext:value-type="float">
            <text:p>0</text:p>
          </table:table-cell>
          <table:table-cell office:value-type="float" office:value="0.2842132" calcext:value-type="float">
            <text:p>0.2842132</text:p>
          </table:table-cell>
          <table:table-cell office:value-type="float" office:value="0.2467679" calcext:value-type="float">
            <text:p>0.2467679</text:p>
          </table:table-cell>
          <table:table-cell office:value-type="float" office:value="0.114247" calcext:value-type="float">
            <text:p>0.114247</text:p>
          </table:table-cell>
          <table:table-cell office:value-type="float" office:value="0.05823204" calcext:value-type="float">
            <text:p>0.05823204</text:p>
          </table:table-cell>
          <table:table-cell office:value-type="float" office:value="0.03998604" calcext:value-type="float">
            <text:p>0.03998604</text:p>
          </table:table-cell>
          <table:table-cell office:value-type="float" office:value="0.02590506" calcext:value-type="float">
            <text:p>0.02590506</text:p>
          </table:table-cell>
          <table:table-cell office:value-type="float" office:value="0.02641558" calcext:value-type="float">
            <text:p>0.02641558</text:p>
          </table:table-cell>
          <table:table-cell office:value-type="float" office:value="0.05817878" calcext:value-type="float">
            <text:p>0.05817878</text:p>
          </table:table-cell>
          <table:table-cell office:value-type="float" office:value="0.1026335" calcext:value-type="float">
            <text:p>0.1026335</text:p>
          </table:table-cell>
          <table:table-cell office:value-type="float" office:value="0.1003601" calcext:value-type="float">
            <text:p>0.1003601</text:p>
          </table:table-cell>
          <table:table-cell office:value-type="float" office:value="0.1008533" calcext:value-type="float">
            <text:p>0.1008533</text:p>
          </table:table-cell>
          <table:table-cell office:value-type="float" office:value="0.1010927" calcext:value-type="float">
            <text:p>0.1010927</text:p>
          </table:table-cell>
          <table:table-cell office:value-type="float" office:value="0.102642" calcext:value-type="float">
            <text:p>0.102642</text:p>
          </table:table-cell>
          <table:table-cell office:value-type="float" office:value="0.1058085" calcext:value-type="float">
            <text:p>0.1058085</text:p>
          </table:table-cell>
          <table:table-cell office:value-type="float" office:value="0" calcext:value-type="float">
            <text:p>0</text:p>
          </table:table-cell>
          <table:table-cell office:value-type="float" office:value="25.54353" calcext:value-type="float">
            <text:p>25.54353</text:p>
          </table:table-cell>
          <table:table-cell office:value-type="float" office:value="26.62281" calcext:value-type="float">
            <text:p>26.62281</text:p>
          </table:table-cell>
          <table:table-cell office:value-type="float" office:value="11.56958" calcext:value-type="float">
            <text:p>11.56958</text:p>
          </table:table-cell>
          <table:table-cell office:value-type="float" office:value="5.779032" calcext:value-type="float">
            <text:p>5.779032</text:p>
          </table:table-cell>
          <table:table-cell office:value-type="float" office:value="3.780283" calcext:value-type="float">
            <text:p>3.780283</text:p>
          </table:table-cell>
          <table:table-cell office:value-type="float" office:value="1.552449" calcext:value-type="float">
            <text:p>1.552449</text:p>
          </table:table-cell>
          <table:table-cell office:value-type="float" office:value="1.185225" calcext:value-type="float">
            <text:p>1.185225</text:p>
          </table:table-cell>
          <table:table-cell office:value-type="float" office:value="2.45031" calcext:value-type="float">
            <text:p>2.45031</text:p>
          </table:table-cell>
          <table:table-cell office:value-type="float" office:value="3.748232" calcext:value-type="float">
            <text:p>3.748232</text:p>
          </table:table-cell>
          <table:table-cell office:value-type="float" office:value="3.695111" calcext:value-type="float">
            <text:p>3.695111</text:p>
          </table:table-cell>
          <table:table-cell office:value-type="float" office:value="3.860637" calcext:value-type="float">
            <text:p>3.860637</text:p>
          </table:table-cell>
          <table:table-cell office:value-type="float" office:value="3.917723" calcext:value-type="float">
            <text:p>3.917723</text:p>
          </table:table-cell>
          <table:table-cell office:value-type="float" office:value="4.086959" calcext:value-type="float">
            <text:p>4.086959</text:p>
          </table:table-cell>
          <table:table-cell office:value-type="float" office:value="4.401518" calcext:value-type="float">
            <text:p>4.401518</text:p>
          </table:table-cell>
          <table:table-cell office:value-type="float" office:value="0" calcext:value-type="float">
            <text:p>0</text:p>
          </table:table-cell>
          <table:table-cell office:value-type="float" office:value="1.630291" calcext:value-type="float">
            <text:p>1.63029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1" calcext:value-type="float">
            <text:p>2112001</text:p>
          </table:table-cell>
          <table:table-cell office:value-type="float" office:value="1.883201" calcext:value-type="float">
            <text:p>1.883201</text:p>
          </table:table-cell>
          <table:table-cell office:value-type="float" office:value="137.137" calcext:value-type="float">
            <text:p>137.137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15871" calcext:value-type="float">
            <text:p>16.15871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174038" calcext:value-type="float">
            <text:p>0.002174038</text:p>
          </table:table-cell>
          <table:table-cell office:value-type="float" office:value="1187.862" calcext:value-type="float">
            <text:p>1187.862</text:p>
          </table:table-cell>
          <table:table-cell office:value-type="float" office:value="1.364158" calcext:value-type="float">
            <text:p>1.364158</text:p>
          </table:table-cell>
          <table:table-cell office:value-type="float" office:value="0" calcext:value-type="float">
            <text:p>0</text:p>
          </table:table-cell>
          <table:table-cell office:value-type="float" office:value="0.3286406" calcext:value-type="float">
            <text:p>0.3286406</text:p>
          </table:table-cell>
          <table:table-cell office:value-type="float" office:value="0.2424737" calcext:value-type="float">
            <text:p>0.2424737</text:p>
          </table:table-cell>
          <table:table-cell office:value-type="float" office:value="0.1120398" calcext:value-type="float">
            <text:p>0.1120398</text:p>
          </table:table-cell>
          <table:table-cell office:value-type="float" office:value="0.05756269" calcext:value-type="float">
            <text:p>0.05756269</text:p>
          </table:table-cell>
          <table:table-cell office:value-type="float" office:value="0.03960047" calcext:value-type="float">
            <text:p>0.03960047</text:p>
          </table:table-cell>
          <table:table-cell office:value-type="float" office:value="0.02593603" calcext:value-type="float">
            <text:p>0.02593603</text:p>
          </table:table-cell>
          <table:table-cell office:value-type="float" office:value="0.02658787" calcext:value-type="float">
            <text:p>0.02658787</text:p>
          </table:table-cell>
          <table:table-cell office:value-type="float" office:value="0.05841913" calcext:value-type="float">
            <text:p>0.05841913</text:p>
          </table:table-cell>
          <table:table-cell office:value-type="float" office:value="0.1027707" calcext:value-type="float">
            <text:p>0.1027707</text:p>
          </table:table-cell>
          <table:table-cell office:value-type="float" office:value="0.1004481" calcext:value-type="float">
            <text:p>0.1004481</text:p>
          </table:table-cell>
          <table:table-cell office:value-type="float" office:value="0.1009544" calcext:value-type="float">
            <text:p>0.1009544</text:p>
          </table:table-cell>
          <table:table-cell office:value-type="float" office:value="0.1011988" calcext:value-type="float">
            <text:p>0.1011988</text:p>
          </table:table-cell>
          <table:table-cell office:value-type="float" office:value="0.1027049" calcext:value-type="float">
            <text:p>0.1027049</text:p>
          </table:table-cell>
          <table:table-cell office:value-type="float" office:value="0.1059405" calcext:value-type="float">
            <text:p>0.1059405</text:p>
          </table:table-cell>
          <table:table-cell office:value-type="float" office:value="0" calcext:value-type="float">
            <text:p>0</text:p>
          </table:table-cell>
          <table:table-cell office:value-type="float" office:value="25.55876" calcext:value-type="float">
            <text:p>25.55876</text:p>
          </table:table-cell>
          <table:table-cell office:value-type="float" office:value="26.6167" calcext:value-type="float">
            <text:p>26.6167</text:p>
          </table:table-cell>
          <table:table-cell office:value-type="float" office:value="11.57357" calcext:value-type="float">
            <text:p>11.57357</text:p>
          </table:table-cell>
          <table:table-cell office:value-type="float" office:value="5.781796" calcext:value-type="float">
            <text:p>5.781796</text:p>
          </table:table-cell>
          <table:table-cell office:value-type="float" office:value="3.782879" calcext:value-type="float">
            <text:p>3.782879</text:p>
          </table:table-cell>
          <table:table-cell office:value-type="float" office:value="1.554681" calcext:value-type="float">
            <text:p>1.554681</text:p>
          </table:table-cell>
          <table:table-cell office:value-type="float" office:value="1.18786" calcext:value-type="float">
            <text:p>1.18786</text:p>
          </table:table-cell>
          <table:table-cell office:value-type="float" office:value="2.456468" calcext:value-type="float">
            <text:p>2.456468</text:p>
          </table:table-cell>
          <table:table-cell office:value-type="float" office:value="3.757443" calcext:value-type="float">
            <text:p>3.757443</text:p>
          </table:table-cell>
          <table:table-cell office:value-type="float" office:value="3.704901" calcext:value-type="float">
            <text:p>3.704901</text:p>
          </table:table-cell>
          <table:table-cell office:value-type="float" office:value="3.870934" calcext:value-type="float">
            <text:p>3.870934</text:p>
          </table:table-cell>
          <table:table-cell office:value-type="float" office:value="3.928082" calcext:value-type="float">
            <text:p>3.928082</text:p>
          </table:table-cell>
          <table:table-cell office:value-type="float" office:value="4.09778" calcext:value-type="float">
            <text:p>4.09778</text:p>
          </table:table-cell>
          <table:table-cell office:value-type="float" office:value="4.412874" calcext:value-type="float">
            <text:p>4.412874</text:p>
          </table:table-cell>
          <table:table-cell office:value-type="float" office:value="0" calcext:value-type="float">
            <text:p>0</text:p>
          </table:table-cell>
          <table:table-cell office:value-type="float" office:value="1.582768" calcext:value-type="float">
            <text:p>1.58276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1" calcext:value-type="float">
            <text:p>3112001</text:p>
          </table:table-cell>
          <table:table-cell office:value-type="float" office:value="1.881099" calcext:value-type="float">
            <text:p>1.881099</text:p>
          </table:table-cell>
          <table:table-cell office:value-type="float" office:value="137.1324" calcext:value-type="float">
            <text:p>137.132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19466" calcext:value-type="float">
            <text:p>16.19466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87957" calcext:value-type="float">
            <text:p>0.002087957</text:p>
          </table:table-cell>
          <table:table-cell office:value-type="float" office:value="1187.833" calcext:value-type="float">
            <text:p>1187.833</text:p>
          </table:table-cell>
          <table:table-cell office:value-type="float" office:value="1.361271" calcext:value-type="float">
            <text:p>1.361271</text:p>
          </table:table-cell>
          <table:table-cell office:value-type="float" office:value="0" calcext:value-type="float">
            <text:p>0</text:p>
          </table:table-cell>
          <table:table-cell office:value-type="float" office:value="0.3648369" calcext:value-type="float">
            <text:p>0.3648369</text:p>
          </table:table-cell>
          <table:table-cell office:value-type="float" office:value="0.2437794" calcext:value-type="float">
            <text:p>0.2437794</text:p>
          </table:table-cell>
          <table:table-cell office:value-type="float" office:value="0.1127406" calcext:value-type="float">
            <text:p>0.1127406</text:p>
          </table:table-cell>
          <table:table-cell office:value-type="float" office:value="0.05792931" calcext:value-type="float">
            <text:p>0.05792931</text:p>
          </table:table-cell>
          <table:table-cell office:value-type="float" office:value="0.0396487" calcext:value-type="float">
            <text:p>0.0396487</text:p>
          </table:table-cell>
          <table:table-cell office:value-type="float" office:value="0.02598009" calcext:value-type="float">
            <text:p>0.02598009</text:p>
          </table:table-cell>
          <table:table-cell office:value-type="float" office:value="0.02668688" calcext:value-type="float">
            <text:p>0.02668688</text:p>
          </table:table-cell>
          <table:table-cell office:value-type="float" office:value="0.05856122" calcext:value-type="float">
            <text:p>0.05856122</text:p>
          </table:table-cell>
          <table:table-cell office:value-type="float" office:value="0.1029069" calcext:value-type="float">
            <text:p>0.1029069</text:p>
          </table:table-cell>
          <table:table-cell office:value-type="float" office:value="0.100543" calcext:value-type="float">
            <text:p>0.100543</text:p>
          </table:table-cell>
          <table:table-cell office:value-type="float" office:value="0.1010568" calcext:value-type="float">
            <text:p>0.1010568</text:p>
          </table:table-cell>
          <table:table-cell office:value-type="float" office:value="0.1013042" calcext:value-type="float">
            <text:p>0.1013042</text:p>
          </table:table-cell>
          <table:table-cell office:value-type="float" office:value="0.1028035" calcext:value-type="float">
            <text:p>0.1028035</text:p>
          </table:table-cell>
          <table:table-cell office:value-type="float" office:value="0.1060671" calcext:value-type="float">
            <text:p>0.1060671</text:p>
          </table:table-cell>
          <table:table-cell office:value-type="float" office:value="0" calcext:value-type="float">
            <text:p>0</text:p>
          </table:table-cell>
          <table:table-cell office:value-type="float" office:value="25.57945" calcext:value-type="float">
            <text:p>25.57945</text:p>
          </table:table-cell>
          <table:table-cell office:value-type="float" office:value="26.6103" calcext:value-type="float">
            <text:p>26.6103</text:p>
          </table:table-cell>
          <table:table-cell office:value-type="float" office:value="11.57728" calcext:value-type="float">
            <text:p>11.57728</text:p>
          </table:table-cell>
          <table:table-cell office:value-type="float" office:value="5.78445" calcext:value-type="float">
            <text:p>5.78445</text:p>
          </table:table-cell>
          <table:table-cell office:value-type="float" office:value="3.785362" calcext:value-type="float">
            <text:p>3.785362</text:p>
          </table:table-cell>
          <table:table-cell office:value-type="float" office:value="1.556927" calcext:value-type="float">
            <text:p>1.556927</text:p>
          </table:table-cell>
          <table:table-cell office:value-type="float" office:value="1.190506" calcext:value-type="float">
            <text:p>1.190506</text:p>
          </table:table-cell>
          <table:table-cell office:value-type="float" office:value="2.462652" calcext:value-type="float">
            <text:p>2.462652</text:p>
          </table:table-cell>
          <table:table-cell office:value-type="float" office:value="3.766676" calcext:value-type="float">
            <text:p>3.766676</text:p>
          </table:table-cell>
          <table:table-cell office:value-type="float" office:value="3.71466" calcext:value-type="float">
            <text:p>3.71466</text:p>
          </table:table-cell>
          <table:table-cell office:value-type="float" office:value="3.881229" calcext:value-type="float">
            <text:p>3.881229</text:p>
          </table:table-cell>
          <table:table-cell office:value-type="float" office:value="3.938432" calcext:value-type="float">
            <text:p>3.938432</text:p>
          </table:table-cell>
          <table:table-cell office:value-type="float" office:value="4.108487" calcext:value-type="float">
            <text:p>4.108487</text:p>
          </table:table-cell>
          <table:table-cell office:value-type="float" office:value="4.424335" calcext:value-type="float">
            <text:p>4.424335</text:p>
          </table:table-cell>
          <table:table-cell office:value-type="float" office:value="0" calcext:value-type="float">
            <text:p>0</text:p>
          </table:table-cell>
          <table:table-cell office:value-type="float" office:value="1.51092" calcext:value-type="float">
            <text:p>1.5109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1" calcext:value-type="float">
            <text:p>4112001</text:p>
          </table:table-cell>
          <table:table-cell office:value-type="float" office:value="1.879095" calcext:value-type="float">
            <text:p>1.879095</text:p>
          </table:table-cell>
          <table:table-cell office:value-type="float" office:value="137.1277" calcext:value-type="float">
            <text:p>137.1277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23068" calcext:value-type="float">
            <text:p>16.23068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804" calcext:value-type="float">
            <text:p>1187.804</text:p>
          </table:table-cell>
          <table:table-cell office:value-type="float" office:value="1.358503" calcext:value-type="float">
            <text:p>1.358503</text:p>
          </table:table-cell>
          <table:table-cell office:value-type="float" office:value="0" calcext:value-type="float">
            <text:p>0</text:p>
          </table:table-cell>
          <table:table-cell office:value-type="float" office:value="0.4023102" calcext:value-type="float">
            <text:p>0.4023102</text:p>
          </table:table-cell>
          <table:table-cell office:value-type="float" office:value="0.2430971" calcext:value-type="float">
            <text:p>0.2430971</text:p>
          </table:table-cell>
          <table:table-cell office:value-type="float" office:value="0.1127486" calcext:value-type="float">
            <text:p>0.1127486</text:p>
          </table:table-cell>
          <table:table-cell office:value-type="float" office:value="0.05816751" calcext:value-type="float">
            <text:p>0.05816751</text:p>
          </table:table-cell>
          <table:table-cell office:value-type="float" office:value="0.03972591" calcext:value-type="float">
            <text:p>0.03972591</text:p>
          </table:table-cell>
          <table:table-cell office:value-type="float" office:value="0.02610661" calcext:value-type="float">
            <text:p>0.02610661</text:p>
          </table:table-cell>
          <table:table-cell office:value-type="float" office:value="0.02681729" calcext:value-type="float">
            <text:p>0.02681729</text:p>
          </table:table-cell>
          <table:table-cell office:value-type="float" office:value="0.05869142" calcext:value-type="float">
            <text:p>0.05869142</text:p>
          </table:table-cell>
          <table:table-cell office:value-type="float" office:value="0.1030356" calcext:value-type="float">
            <text:p>0.1030356</text:p>
          </table:table-cell>
          <table:table-cell office:value-type="float" office:value="0.1006415" calcext:value-type="float">
            <text:p>0.1006415</text:p>
          </table:table-cell>
          <table:table-cell office:value-type="float" office:value="0.1011606" calcext:value-type="float">
            <text:p>0.1011606</text:p>
          </table:table-cell>
          <table:table-cell office:value-type="float" office:value="0.1014099" calcext:value-type="float">
            <text:p>0.1014099</text:p>
          </table:table-cell>
          <table:table-cell office:value-type="float" office:value="0.1029133" calcext:value-type="float">
            <text:p>0.1029133</text:p>
          </table:table-cell>
          <table:table-cell office:value-type="float" office:value="0.106194" calcext:value-type="float">
            <text:p>0.106194</text:p>
          </table:table-cell>
          <table:table-cell office:value-type="float" office:value="0" calcext:value-type="float">
            <text:p>0</text:p>
          </table:table-cell>
          <table:table-cell office:value-type="float" office:value="25.60391" calcext:value-type="float">
            <text:p>25.60391</text:p>
          </table:table-cell>
          <table:table-cell office:value-type="float" office:value="26.60423" calcext:value-type="float">
            <text:p>26.60423</text:p>
          </table:table-cell>
          <table:table-cell office:value-type="float" office:value="11.58117" calcext:value-type="float">
            <text:p>11.58117</text:p>
          </table:table-cell>
          <table:table-cell office:value-type="float" office:value="5.787229" calcext:value-type="float">
            <text:p>5.787229</text:p>
          </table:table-cell>
          <table:table-cell office:value-type="float" office:value="3.787893" calcext:value-type="float">
            <text:p>3.787893</text:p>
          </table:table-cell>
          <table:table-cell office:value-type="float" office:value="1.559216" calcext:value-type="float">
            <text:p>1.559216</text:p>
          </table:table-cell>
          <table:table-cell office:value-type="float" office:value="1.193171" calcext:value-type="float">
            <text:p>1.193171</text:p>
          </table:table-cell>
          <table:table-cell office:value-type="float" office:value="2.468849" calcext:value-type="float">
            <text:p>2.468849</text:p>
          </table:table-cell>
          <table:table-cell office:value-type="float" office:value="3.775909" calcext:value-type="float">
            <text:p>3.775909</text:p>
          </table:table-cell>
          <table:table-cell office:value-type="float" office:value="3.724417" calcext:value-type="float">
            <text:p>3.724417</text:p>
          </table:table-cell>
          <table:table-cell office:value-type="float" office:value="3.89151" calcext:value-type="float">
            <text:p>3.89151</text:p>
          </table:table-cell>
          <table:table-cell office:value-type="float" office:value="3.948784" calcext:value-type="float">
            <text:p>3.948784</text:p>
          </table:table-cell>
          <table:table-cell office:value-type="float" office:value="4.11912" calcext:value-type="float">
            <text:p>4.11912</text:p>
          </table:table-cell>
          <table:table-cell office:value-type="float" office:value="4.43587" calcext:value-type="float">
            <text:p>4.43587</text:p>
          </table:table-cell>
          <table:table-cell office:value-type="float" office:value="0" calcext:value-type="float">
            <text:p>0</text:p>
          </table:table-cell>
          <table:table-cell office:value-type="float" office:value="1.375748" calcext:value-type="float">
            <text:p>1.37574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1" calcext:value-type="float">
            <text:p>5112001</text:p>
          </table:table-cell>
          <table:table-cell office:value-type="float" office:value="1.87692" calcext:value-type="float">
            <text:p>1.87692</text:p>
          </table:table-cell>
          <table:table-cell office:value-type="float" office:value="137.1229" calcext:value-type="float">
            <text:p>137.1229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26676" calcext:value-type="float">
            <text:p>16.26676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775" calcext:value-type="float">
            <text:p>1187.775</text:p>
          </table:table-cell>
          <table:table-cell office:value-type="float" office:value="1.35551" calcext:value-type="float">
            <text:p>1.35551</text:p>
          </table:table-cell>
          <table:table-cell office:value-type="float" office:value="0" calcext:value-type="float">
            <text:p>0</text:p>
          </table:table-cell>
          <table:table-cell office:value-type="float" office:value="0.4342811" calcext:value-type="float">
            <text:p>0.4342811</text:p>
          </table:table-cell>
          <table:table-cell office:value-type="float" office:value="0.2462642" calcext:value-type="float">
            <text:p>0.2462642</text:p>
          </table:table-cell>
          <table:table-cell office:value-type="float" office:value="0.1143411" calcext:value-type="float">
            <text:p>0.1143411</text:p>
          </table:table-cell>
          <table:table-cell office:value-type="float" office:value="0.05889601" calcext:value-type="float">
            <text:p>0.05889601</text:p>
          </table:table-cell>
          <table:table-cell office:value-type="float" office:value="0.04000556" calcext:value-type="float">
            <text:p>0.04000556</text:p>
          </table:table-cell>
          <table:table-cell office:value-type="float" office:value="0.02623792" calcext:value-type="float">
            <text:p>0.02623792</text:p>
          </table:table-cell>
          <table:table-cell office:value-type="float" office:value="0.0269312" calcext:value-type="float">
            <text:p>0.0269312</text:p>
          </table:table-cell>
          <table:table-cell office:value-type="float" office:value="0.05880761" calcext:value-type="float">
            <text:p>0.05880761</text:p>
          </table:table-cell>
          <table:table-cell office:value-type="float" office:value="0.1031592" calcext:value-type="float">
            <text:p>0.1031592</text:p>
          </table:table-cell>
          <table:table-cell office:value-type="float" office:value="0.1007421" calcext:value-type="float">
            <text:p>0.1007421</text:p>
          </table:table-cell>
          <table:table-cell office:value-type="float" office:value="0.1012646" calcext:value-type="float">
            <text:p>0.1012646</text:p>
          </table:table-cell>
          <table:table-cell office:value-type="float" office:value="0.1015169" calcext:value-type="float">
            <text:p>0.1015169</text:p>
          </table:table-cell>
          <table:table-cell office:value-type="float" office:value="0.1030257" calcext:value-type="float">
            <text:p>0.1030257</text:p>
          </table:table-cell>
          <table:table-cell office:value-type="float" office:value="0.1063199" calcext:value-type="float">
            <text:p>0.1063199</text:p>
          </table:table-cell>
          <table:table-cell office:value-type="float" office:value="0" calcext:value-type="float">
            <text:p>0</text:p>
          </table:table-cell>
          <table:table-cell office:value-type="float" office:value="25.63268" calcext:value-type="float">
            <text:p>25.63268</text:p>
          </table:table-cell>
          <table:table-cell office:value-type="float" office:value="26.59841" calcext:value-type="float">
            <text:p>26.59841</text:p>
          </table:table-cell>
          <table:table-cell office:value-type="float" office:value="11.58514" calcext:value-type="float">
            <text:p>11.58514</text:p>
          </table:table-cell>
          <table:table-cell office:value-type="float" office:value="5.79009" calcext:value-type="float">
            <text:p>5.79009</text:p>
          </table:table-cell>
          <table:table-cell office:value-type="float" office:value="3.790417" calcext:value-type="float">
            <text:p>3.790417</text:p>
          </table:table-cell>
          <table:table-cell office:value-type="float" office:value="1.56154" calcext:value-type="float">
            <text:p>1.56154</text:p>
          </table:table-cell>
          <table:table-cell office:value-type="float" office:value="1.195851" calcext:value-type="float">
            <text:p>1.195851</text:p>
          </table:table-cell>
          <table:table-cell office:value-type="float" office:value="2.475054" calcext:value-type="float">
            <text:p>2.475054</text:p>
          </table:table-cell>
          <table:table-cell office:value-type="float" office:value="3.785142" calcext:value-type="float">
            <text:p>3.785142</text:p>
          </table:table-cell>
          <table:table-cell office:value-type="float" office:value="3.734175" calcext:value-type="float">
            <text:p>3.734175</text:p>
          </table:table-cell>
          <table:table-cell office:value-type="float" office:value="3.901777" calcext:value-type="float">
            <text:p>3.901777</text:p>
          </table:table-cell>
          <table:table-cell office:value-type="float" office:value="3.959132" calcext:value-type="float">
            <text:p>3.959132</text:p>
          </table:table-cell>
          <table:table-cell office:value-type="float" office:value="4.129723" calcext:value-type="float">
            <text:p>4.129723</text:p>
          </table:table-cell>
          <table:table-cell office:value-type="float" office:value="4.447415" calcext:value-type="float">
            <text:p>4.447415</text:p>
          </table:table-cell>
          <table:table-cell office:value-type="float" office:value="0" calcext:value-type="float">
            <text:p>0</text:p>
          </table:table-cell>
          <table:table-cell office:value-type="float" office:value="1.365491" calcext:value-type="float">
            <text:p>1.36549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1" calcext:value-type="float">
            <text:p>6112001</text:p>
          </table:table-cell>
          <table:table-cell office:value-type="float" office:value="1.874806" calcext:value-type="float">
            <text:p>1.874806</text:p>
          </table:table-cell>
          <table:table-cell office:value-type="float" office:value="137.1178" calcext:value-type="float">
            <text:p>137.1178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30301" calcext:value-type="float">
            <text:p>16.30301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746" calcext:value-type="float">
            <text:p>1187.746</text:p>
          </table:table-cell>
          <table:table-cell office:value-type="float" office:value="1.353005" calcext:value-type="float">
            <text:p>1.353005</text:p>
          </table:table-cell>
          <table:table-cell office:value-type="float" office:value="0" calcext:value-type="float">
            <text:p>0</text:p>
          </table:table-cell>
          <table:table-cell office:value-type="float" office:value="0.4374117" calcext:value-type="float">
            <text:p>0.4374117</text:p>
          </table:table-cell>
          <table:table-cell office:value-type="float" office:value="0.2520642" calcext:value-type="float">
            <text:p>0.2520642</text:p>
          </table:table-cell>
          <table:table-cell office:value-type="float" office:value="0.1182803" calcext:value-type="float">
            <text:p>0.1182803</text:p>
          </table:table-cell>
          <table:table-cell office:value-type="float" office:value="0.06086581" calcext:value-type="float">
            <text:p>0.06086581</text:p>
          </table:table-cell>
          <table:table-cell office:value-type="float" office:value="0.04109295" calcext:value-type="float">
            <text:p>0.04109295</text:p>
          </table:table-cell>
          <table:table-cell office:value-type="float" office:value="0.02680686" calcext:value-type="float">
            <text:p>0.02680686</text:p>
          </table:table-cell>
          <table:table-cell office:value-type="float" office:value="0.0272388" calcext:value-type="float">
            <text:p>0.0272388</text:p>
          </table:table-cell>
          <table:table-cell office:value-type="float" office:value="0.05897234" calcext:value-type="float">
            <text:p>0.05897234</text:p>
          </table:table-cell>
          <table:table-cell office:value-type="float" office:value="0.1032835" calcext:value-type="float">
            <text:p>0.1032835</text:p>
          </table:table-cell>
          <table:table-cell office:value-type="float" office:value="0.1008441" calcext:value-type="float">
            <text:p>0.1008441</text:p>
          </table:table-cell>
          <table:table-cell office:value-type="float" office:value="0.1013697" calcext:value-type="float">
            <text:p>0.1013697</text:p>
          </table:table-cell>
          <table:table-cell office:value-type="float" office:value="0.1016239" calcext:value-type="float">
            <text:p>0.1016239</text:p>
          </table:table-cell>
          <table:table-cell office:value-type="float" office:value="0.1031382" calcext:value-type="float">
            <text:p>0.1031382</text:p>
          </table:table-cell>
          <table:table-cell office:value-type="float" office:value="0.1064433" calcext:value-type="float">
            <text:p>0.1064433</text:p>
          </table:table-cell>
          <table:table-cell office:value-type="float" office:value="0" calcext:value-type="float">
            <text:p>0</text:p>
          </table:table-cell>
          <table:table-cell office:value-type="float" office:value="25.66462" calcext:value-type="float">
            <text:p>25.66462</text:p>
          </table:table-cell>
          <table:table-cell office:value-type="float" office:value="26.5945" calcext:value-type="float">
            <text:p>26.5945</text:p>
          </table:table-cell>
          <table:table-cell office:value-type="float" office:value="11.59025" calcext:value-type="float">
            <text:p>11.59025</text:p>
          </table:table-cell>
          <table:table-cell office:value-type="float" office:value="5.793482" calcext:value-type="float">
            <text:p>5.793482</text:p>
          </table:table-cell>
          <table:table-cell office:value-type="float" office:value="3.793186" calcext:value-type="float">
            <text:p>3.793186</text:p>
          </table:table-cell>
          <table:table-cell office:value-type="float" office:value="1.563955" calcext:value-type="float">
            <text:p>1.563955</text:p>
          </table:table-cell>
          <table:table-cell office:value-type="float" office:value="1.198565" calcext:value-type="float">
            <text:p>1.198565</text:p>
          </table:table-cell>
          <table:table-cell office:value-type="float" office:value="2.481277" calcext:value-type="float">
            <text:p>2.481277</text:p>
          </table:table-cell>
          <table:table-cell office:value-type="float" office:value="3.794376" calcext:value-type="float">
            <text:p>3.794376</text:p>
          </table:table-cell>
          <table:table-cell office:value-type="float" office:value="3.743932" calcext:value-type="float">
            <text:p>3.743932</text:p>
          </table:table-cell>
          <table:table-cell office:value-type="float" office:value="3.912043" calcext:value-type="float">
            <text:p>3.912043</text:p>
          </table:table-cell>
          <table:table-cell office:value-type="float" office:value="3.969456" calcext:value-type="float">
            <text:p>3.969456</text:p>
          </table:table-cell>
          <table:table-cell office:value-type="float" office:value="4.140305" calcext:value-type="float">
            <text:p>4.140305</text:p>
          </table:table-cell>
          <table:table-cell office:value-type="float" office:value="4.458929" calcext:value-type="float">
            <text:p>4.458929</text:p>
          </table:table-cell>
          <table:table-cell office:value-type="float" office:value="0" calcext:value-type="float">
            <text:p>0</text:p>
          </table:table-cell>
          <table:table-cell office:value-type="float" office:value="1.221784" calcext:value-type="float">
            <text:p>1.221784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1" calcext:value-type="float">
            <text:p>7112001</text:p>
          </table:table-cell>
          <table:table-cell office:value-type="float" office:value="1.872858" calcext:value-type="float">
            <text:p>1.872858</text:p>
          </table:table-cell>
          <table:table-cell office:value-type="float" office:value="137.1126" calcext:value-type="float">
            <text:p>137.1126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33999" calcext:value-type="float">
            <text:p>16.3399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716" calcext:value-type="float">
            <text:p>1187.716</text:p>
          </table:table-cell>
          <table:table-cell office:value-type="float" office:value="1.351294" calcext:value-type="float">
            <text:p>1.351294</text:p>
          </table:table-cell>
          <table:table-cell office:value-type="float" office:value="0" calcext:value-type="float">
            <text:p>0</text:p>
          </table:table-cell>
          <table:table-cell office:value-type="float" office:value="0.3532423" calcext:value-type="float">
            <text:p>0.3532423</text:p>
          </table:table-cell>
          <table:table-cell office:value-type="float" office:value="0.2517159" calcext:value-type="float">
            <text:p>0.2517159</text:p>
          </table:table-cell>
          <table:table-cell office:value-type="float" office:value="0.129758" calcext:value-type="float">
            <text:p>0.129758</text:p>
          </table:table-cell>
          <table:table-cell office:value-type="float" office:value="0.07727807" calcext:value-type="float">
            <text:p>0.07727807</text:p>
          </table:table-cell>
          <table:table-cell office:value-type="float" office:value="0.0591818" calcext:value-type="float">
            <text:p>0.0591818</text:p>
          </table:table-cell>
          <table:table-cell office:value-type="float" office:value="0.03192046" calcext:value-type="float">
            <text:p>0.03192046</text:p>
          </table:table-cell>
          <table:table-cell office:value-type="float" office:value="0.02760717" calcext:value-type="float">
            <text:p>0.02760717</text:p>
          </table:table-cell>
          <table:table-cell office:value-type="float" office:value="0.05920717" calcext:value-type="float">
            <text:p>0.05920717</text:p>
          </table:table-cell>
          <table:table-cell office:value-type="float" office:value="0.1034232" calcext:value-type="float">
            <text:p>0.1034232</text:p>
          </table:table-cell>
          <table:table-cell office:value-type="float" office:value="0.1009479" calcext:value-type="float">
            <text:p>0.1009479</text:p>
          </table:table-cell>
          <table:table-cell office:value-type="float" office:value="0.1014752" calcext:value-type="float">
            <text:p>0.1014752</text:p>
          </table:table-cell>
          <table:table-cell office:value-type="float" office:value="0.1017301" calcext:value-type="float">
            <text:p>0.1017301</text:p>
          </table:table-cell>
          <table:table-cell office:value-type="float" office:value="0.1032504" calcext:value-type="float">
            <text:p>0.1032504</text:p>
          </table:table-cell>
          <table:table-cell office:value-type="float" office:value="0.1065658" calcext:value-type="float">
            <text:p>0.1065658</text:p>
          </table:table-cell>
          <table:table-cell office:value-type="float" office:value="0" calcext:value-type="float">
            <text:p>0</text:p>
          </table:table-cell>
          <table:table-cell office:value-type="float" office:value="24.30025" calcext:value-type="float">
            <text:p>24.30025</text:p>
          </table:table-cell>
          <table:table-cell office:value-type="float" office:value="25.10916" calcext:value-type="float">
            <text:p>25.10916</text:p>
          </table:table-cell>
          <table:table-cell office:value-type="float" office:value="11.61326" calcext:value-type="float">
            <text:p>11.61326</text:p>
          </table:table-cell>
          <table:table-cell office:value-type="float" office:value="6.394104" calcext:value-type="float">
            <text:p>6.394104</text:p>
          </table:table-cell>
          <table:table-cell office:value-type="float" office:value="4.593035" calcext:value-type="float">
            <text:p>4.593035</text:p>
          </table:table-cell>
          <table:table-cell office:value-type="float" office:value="1.707901" calcext:value-type="float">
            <text:p>1.707901</text:p>
          </table:table-cell>
          <table:table-cell office:value-type="float" office:value="1.201342" calcext:value-type="float">
            <text:p>1.201342</text:p>
          </table:table-cell>
          <table:table-cell office:value-type="float" office:value="2.487529" calcext:value-type="float">
            <text:p>2.487529</text:p>
          </table:table-cell>
          <table:table-cell office:value-type="float" office:value="3.803628" calcext:value-type="float">
            <text:p>3.803628</text:p>
          </table:table-cell>
          <table:table-cell office:value-type="float" office:value="3.753664" calcext:value-type="float">
            <text:p>3.753664</text:p>
          </table:table-cell>
          <table:table-cell office:value-type="float" office:value="3.922286" calcext:value-type="float">
            <text:p>3.922286</text:p>
          </table:table-cell>
          <table:table-cell office:value-type="float" office:value="3.979767" calcext:value-type="float">
            <text:p>3.979767</text:p>
          </table:table-cell>
          <table:table-cell office:value-type="float" office:value="4.150861" calcext:value-type="float">
            <text:p>4.150861</text:p>
          </table:table-cell>
          <table:table-cell office:value-type="float" office:value="4.470435" calcext:value-type="float">
            <text:p>4.470435</text:p>
          </table:table-cell>
          <table:table-cell office:value-type="float" office:value="0" calcext:value-type="float">
            <text:p>0</text:p>
          </table:table-cell>
          <table:table-cell office:value-type="float" office:value="1.110721" calcext:value-type="float">
            <text:p>1.11072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1" calcext:value-type="float">
            <text:p>8112001</text:p>
          </table:table-cell>
          <table:table-cell office:value-type="float" office:value="1.871574" calcext:value-type="float">
            <text:p>1.871574</text:p>
          </table:table-cell>
          <table:table-cell office:value-type="float" office:value="137.1078" calcext:value-type="float">
            <text:p>137.1078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37653" calcext:value-type="float">
            <text:p>16.37653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687" calcext:value-type="float">
            <text:p>1187.687</text:p>
          </table:table-cell>
          <table:table-cell office:value-type="float" office:value="1.350439" calcext:value-type="float">
            <text:p>1.350439</text:p>
          </table:table-cell>
          <table:table-cell office:value-type="float" office:value="0" calcext:value-type="float">
            <text:p>0</text:p>
          </table:table-cell>
          <table:table-cell office:value-type="float" office:value="0.2890123" calcext:value-type="float">
            <text:p>0.2890123</text:p>
          </table:table-cell>
          <table:table-cell office:value-type="float" office:value="0.2305459" calcext:value-type="float">
            <text:p>0.2305459</text:p>
          </table:table-cell>
          <table:table-cell office:value-type="float" office:value="0.1150212" calcext:value-type="float">
            <text:p>0.1150212</text:p>
          </table:table-cell>
          <table:table-cell office:value-type="float" office:value="0.06631357" calcext:value-type="float">
            <text:p>0.06631357</text:p>
          </table:table-cell>
          <table:table-cell office:value-type="float" office:value="0.04940225" calcext:value-type="float">
            <text:p>0.04940225</text:p>
          </table:table-cell>
          <table:table-cell office:value-type="float" office:value="0.02910061" calcext:value-type="float">
            <text:p>0.02910061</text:p>
          </table:table-cell>
          <table:table-cell office:value-type="float" office:value="0.02759273" calcext:value-type="float">
            <text:p>0.02759273</text:p>
          </table:table-cell>
          <table:table-cell office:value-type="float" office:value="0.05939494" calcext:value-type="float">
            <text:p>0.05939494</text:p>
          </table:table-cell>
          <table:table-cell office:value-type="float" office:value="0.1035762" calcext:value-type="float">
            <text:p>0.1035762</text:p>
          </table:table-cell>
          <table:table-cell office:value-type="float" office:value="0.101055" calcext:value-type="float">
            <text:p>0.101055</text:p>
          </table:table-cell>
          <table:table-cell office:value-type="float" office:value="0.1015812" calcext:value-type="float">
            <text:p>0.1015812</text:p>
          </table:table-cell>
          <table:table-cell office:value-type="float" office:value="0.1018365" calcext:value-type="float">
            <text:p>0.1018365</text:p>
          </table:table-cell>
          <table:table-cell office:value-type="float" office:value="0.1033626" calcext:value-type="float">
            <text:p>0.1033626</text:p>
          </table:table-cell>
          <table:table-cell office:value-type="float" office:value="0.1066879" calcext:value-type="float">
            <text:p>0.1066879</text:p>
          </table:table-cell>
          <table:table-cell office:value-type="float" office:value="0" calcext:value-type="float">
            <text:p>0</text:p>
          </table:table-cell>
          <table:table-cell office:value-type="float" office:value="24.31996" calcext:value-type="float">
            <text:p>24.31996</text:p>
          </table:table-cell>
          <table:table-cell office:value-type="float" office:value="25.1074" calcext:value-type="float">
            <text:p>25.1074</text:p>
          </table:table-cell>
          <table:table-cell office:value-type="float" office:value="11.62031" calcext:value-type="float">
            <text:p>11.62031</text:p>
          </table:table-cell>
          <table:table-cell office:value-type="float" office:value="6.399611" calcext:value-type="float">
            <text:p>6.399611</text:p>
          </table:table-cell>
          <table:table-cell office:value-type="float" office:value="4.597882" calcext:value-type="float">
            <text:p>4.597882</text:p>
          </table:table-cell>
          <table:table-cell office:value-type="float" office:value="1.710866" calcext:value-type="float">
            <text:p>1.710866</text:p>
          </table:table-cell>
          <table:table-cell office:value-type="float" office:value="1.204163" calcext:value-type="float">
            <text:p>1.204163</text:p>
          </table:table-cell>
          <table:table-cell office:value-type="float" office:value="2.493817" calcext:value-type="float">
            <text:p>2.493817</text:p>
          </table:table-cell>
          <table:table-cell office:value-type="float" office:value="3.812884" calcext:value-type="float">
            <text:p>3.812884</text:p>
          </table:table-cell>
          <table:table-cell office:value-type="float" office:value="3.763385" calcext:value-type="float">
            <text:p>3.763385</text:p>
          </table:table-cell>
          <table:table-cell office:value-type="float" office:value="3.932524" calcext:value-type="float">
            <text:p>3.932524</text:p>
          </table:table-cell>
          <table:table-cell office:value-type="float" office:value="3.990081" calcext:value-type="float">
            <text:p>3.990081</text:p>
          </table:table-cell>
          <table:table-cell office:value-type="float" office:value="4.161405" calcext:value-type="float">
            <text:p>4.161405</text:p>
          </table:table-cell>
          <table:table-cell office:value-type="float" office:value="4.481935" calcext:value-type="float">
            <text:p>4.481935</text:p>
          </table:table-cell>
          <table:table-cell office:value-type="float" office:value="0" calcext:value-type="float">
            <text:p>0</text:p>
          </table:table-cell>
          <table:table-cell office:value-type="float" office:value="0.7235699" calcext:value-type="float">
            <text:p>0.7235699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1" calcext:value-type="float">
            <text:p>9112001</text:p>
          </table:table-cell>
          <table:table-cell office:value-type="float" office:value="1.870435" calcext:value-type="float">
            <text:p>1.870435</text:p>
          </table:table-cell>
          <table:table-cell office:value-type="float" office:value="137.1033" calcext:value-type="float">
            <text:p>137.1033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41222" calcext:value-type="float">
            <text:p>16.41222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657" calcext:value-type="float">
            <text:p>1187.657</text:p>
          </table:table-cell>
          <table:table-cell office:value-type="float" office:value="1.349322" calcext:value-type="float">
            <text:p>1.349322</text:p>
          </table:table-cell>
          <table:table-cell office:value-type="float" office:value="0" calcext:value-type="float">
            <text:p>0</text:p>
          </table:table-cell>
          <table:table-cell office:value-type="float" office:value="0.2681747" calcext:value-type="float">
            <text:p>0.2681747</text:p>
          </table:table-cell>
          <table:table-cell office:value-type="float" office:value="0.2217763" calcext:value-type="float">
            <text:p>0.2217763</text:p>
          </table:table-cell>
          <table:table-cell office:value-type="float" office:value="0.107741" calcext:value-type="float">
            <text:p>0.107741</text:p>
          </table:table-cell>
          <table:table-cell office:value-type="float" office:value="0.0612727" calcext:value-type="float">
            <text:p>0.0612727</text:p>
          </table:table-cell>
          <table:table-cell office:value-type="float" office:value="0.04522466" calcext:value-type="float">
            <text:p>0.04522466</text:p>
          </table:table-cell>
          <table:table-cell office:value-type="float" office:value="0.0273575" calcext:value-type="float">
            <text:p>0.0273575</text:p>
          </table:table-cell>
          <table:table-cell office:value-type="float" office:value="0.02708341" calcext:value-type="float">
            <text:p>0.02708341</text:p>
          </table:table-cell>
          <table:table-cell office:value-type="float" office:value="0.05934349" calcext:value-type="float">
            <text:p>0.05934349</text:p>
          </table:table-cell>
          <table:table-cell office:value-type="float" office:value="0.1037044" calcext:value-type="float">
            <text:p>0.1037044</text:p>
          </table:table-cell>
          <table:table-cell office:value-type="float" office:value="0.1011638" calcext:value-type="float">
            <text:p>0.1011638</text:p>
          </table:table-cell>
          <table:table-cell office:value-type="float" office:value="0.1016879" calcext:value-type="float">
            <text:p>0.1016879</text:p>
          </table:table-cell>
          <table:table-cell office:value-type="float" office:value="0.1019436" calcext:value-type="float">
            <text:p>0.1019436</text:p>
          </table:table-cell>
          <table:table-cell office:value-type="float" office:value="0.1034744" calcext:value-type="float">
            <text:p>0.1034744</text:p>
          </table:table-cell>
          <table:table-cell office:value-type="float" office:value="0.1068099" calcext:value-type="float">
            <text:p>0.1068099</text:p>
          </table:table-cell>
          <table:table-cell office:value-type="float" office:value="0" calcext:value-type="float">
            <text:p>0</text:p>
          </table:table-cell>
          <table:table-cell office:value-type="float" office:value="24.33251" calcext:value-type="float">
            <text:p>24.33251</text:p>
          </table:table-cell>
          <table:table-cell office:value-type="float" office:value="25.10005" calcext:value-type="float">
            <text:p>25.10005</text:p>
          </table:table-cell>
          <table:table-cell office:value-type="float" office:value="11.62313" calcext:value-type="float">
            <text:p>11.62313</text:p>
          </table:table-cell>
          <table:table-cell office:value-type="float" office:value="6.402277" calcext:value-type="float">
            <text:p>6.402277</text:p>
          </table:table-cell>
          <table:table-cell office:value-type="float" office:value="4.600402" calcext:value-type="float">
            <text:p>4.600402</text:p>
          </table:table-cell>
          <table:table-cell office:value-type="float" office:value="1.713405" calcext:value-type="float">
            <text:p>1.713405</text:p>
          </table:table-cell>
          <table:table-cell office:value-type="float" office:value="1.206928" calcext:value-type="float">
            <text:p>1.206928</text:p>
          </table:table-cell>
          <table:table-cell office:value-type="float" office:value="2.500105" calcext:value-type="float">
            <text:p>2.500105</text:p>
          </table:table-cell>
          <table:table-cell office:value-type="float" office:value="3.82214" calcext:value-type="float">
            <text:p>3.82214</text:p>
          </table:table-cell>
          <table:table-cell office:value-type="float" office:value="3.773105" calcext:value-type="float">
            <text:p>3.773105</text:p>
          </table:table-cell>
          <table:table-cell office:value-type="float" office:value="3.942759" calcext:value-type="float">
            <text:p>3.942759</text:p>
          </table:table-cell>
          <table:table-cell office:value-type="float" office:value="4.000364" calcext:value-type="float">
            <text:p>4.000364</text:p>
          </table:table-cell>
          <table:table-cell office:value-type="float" office:value="4.171917" calcext:value-type="float">
            <text:p>4.171917</text:p>
          </table:table-cell>
          <table:table-cell office:value-type="float" office:value="4.493397" calcext:value-type="float">
            <text:p>4.493397</text:p>
          </table:table-cell>
          <table:table-cell office:value-type="float" office:value="0" calcext:value-type="float">
            <text:p>0</text:p>
          </table:table-cell>
          <table:table-cell office:value-type="float" office:value="0.5932911" calcext:value-type="float">
            <text:p>0.593291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1" calcext:value-type="float">
            <text:p>10112001</text:p>
          </table:table-cell>
          <table:table-cell office:value-type="float" office:value="1.869349" calcext:value-type="float">
            <text:p>1.869349</text:p>
          </table:table-cell>
          <table:table-cell office:value-type="float" office:value="137.0988" calcext:value-type="float">
            <text:p>137.0988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44767" calcext:value-type="float">
            <text:p>16.44767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628" calcext:value-type="float">
            <text:p>1187.628</text:p>
          </table:table-cell>
          <table:table-cell office:value-type="float" office:value="1.348361" calcext:value-type="float">
            <text:p>1.348361</text:p>
          </table:table-cell>
          <table:table-cell office:value-type="float" office:value="0" calcext:value-type="float">
            <text:p>0</text:p>
          </table:table-cell>
          <table:table-cell office:value-type="float" office:value="0.2656839" calcext:value-type="float">
            <text:p>0.2656839</text:p>
          </table:table-cell>
          <table:table-cell office:value-type="float" office:value="0.2206003" calcext:value-type="float">
            <text:p>0.2206003</text:p>
          </table:table-cell>
          <table:table-cell office:value-type="float" office:value="0.1066097" calcext:value-type="float">
            <text:p>0.1066097</text:p>
          </table:table-cell>
          <table:table-cell office:value-type="float" office:value="0.06019416" calcext:value-type="float">
            <text:p>0.06019416</text:p>
          </table:table-cell>
          <table:table-cell office:value-type="float" office:value="0.04410972" calcext:value-type="float">
            <text:p>0.04410972</text:p>
          </table:table-cell>
          <table:table-cell office:value-type="float" office:value="0.026788" calcext:value-type="float">
            <text:p>0.026788</text:p>
          </table:table-cell>
          <table:table-cell office:value-type="float" office:value="0.02681994" calcext:value-type="float">
            <text:p>0.02681994</text:p>
          </table:table-cell>
          <table:table-cell office:value-type="float" office:value="0.05922278" calcext:value-type="float">
            <text:p>0.05922278</text:p>
          </table:table-cell>
          <table:table-cell office:value-type="float" office:value="0.1037849" calcext:value-type="float">
            <text:p>0.1037849</text:p>
          </table:table-cell>
          <table:table-cell office:value-type="float" office:value="0.1012692" calcext:value-type="float">
            <text:p>0.1012692</text:p>
          </table:table-cell>
          <table:table-cell office:value-type="float" office:value="0.1017949" calcext:value-type="float">
            <text:p>0.1017949</text:p>
          </table:table-cell>
          <table:table-cell office:value-type="float" office:value="0.1020511" calcext:value-type="float">
            <text:p>0.1020511</text:p>
          </table:table-cell>
          <table:table-cell office:value-type="float" office:value="0.1035862" calcext:value-type="float">
            <text:p>0.1035862</text:p>
          </table:table-cell>
          <table:table-cell office:value-type="float" office:value="0.1069316" calcext:value-type="float">
            <text:p>0.1069316</text:p>
          </table:table-cell>
          <table:table-cell office:value-type="float" office:value="0" calcext:value-type="float">
            <text:p>0</text:p>
          </table:table-cell>
          <table:table-cell office:value-type="float" office:value="24.34386" calcext:value-type="float">
            <text:p>24.34386</text:p>
          </table:table-cell>
          <table:table-cell office:value-type="float" office:value="25.09174" calcext:value-type="float">
            <text:p>25.09174</text:p>
          </table:table-cell>
          <table:table-cell office:value-type="float" office:value="11.62489" calcext:value-type="float">
            <text:p>11.62489</text:p>
          </table:table-cell>
          <table:table-cell office:value-type="float" office:value="6.404031" calcext:value-type="float">
            <text:p>6.404031</text:p>
          </table:table-cell>
          <table:table-cell office:value-type="float" office:value="4.602107" calcext:value-type="float">
            <text:p>4.602107</text:p>
          </table:table-cell>
          <table:table-cell office:value-type="float" office:value="1.715742" calcext:value-type="float">
            <text:p>1.715742</text:p>
          </table:table-cell>
          <table:table-cell office:value-type="float" office:value="1.209625" calcext:value-type="float">
            <text:p>1.209625</text:p>
          </table:table-cell>
          <table:table-cell office:value-type="float" office:value="2.506356" calcext:value-type="float">
            <text:p>2.506356</text:p>
          </table:table-cell>
          <table:table-cell office:value-type="float" office:value="3.831396" calcext:value-type="float">
            <text:p>3.831396</text:p>
          </table:table-cell>
          <table:table-cell office:value-type="float" office:value="3.782823" calcext:value-type="float">
            <text:p>3.782823</text:p>
          </table:table-cell>
          <table:table-cell office:value-type="float" office:value="3.952969" calcext:value-type="float">
            <text:p>3.952969</text:p>
          </table:table-cell>
          <table:table-cell office:value-type="float" office:value="4.010634" calcext:value-type="float">
            <text:p>4.010634</text:p>
          </table:table-cell>
          <table:table-cell office:value-type="float" office:value="4.182422" calcext:value-type="float">
            <text:p>4.182422</text:p>
          </table:table-cell>
          <table:table-cell office:value-type="float" office:value="4.504864" calcext:value-type="float">
            <text:p>4.504864</text:p>
          </table:table-cell>
          <table:table-cell office:value-type="float" office:value="0" calcext:value-type="float">
            <text:p>0</text:p>
          </table:table-cell>
          <table:table-cell office:value-type="float" office:value="0.5117018" calcext:value-type="float">
            <text:p>0.511701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1" calcext:value-type="float">
            <text:p>11112001</text:p>
          </table:table-cell>
          <table:table-cell office:value-type="float" office:value="1.86839" calcext:value-type="float">
            <text:p>1.86839</text:p>
          </table:table-cell>
          <table:table-cell office:value-type="float" office:value="137.0944" calcext:value-type="float">
            <text:p>137.094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48299" calcext:value-type="float">
            <text:p>16.4829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598" calcext:value-type="float">
            <text:p>1187.598</text:p>
          </table:table-cell>
          <table:table-cell office:value-type="float" office:value="1.347589" calcext:value-type="float">
            <text:p>1.347589</text:p>
          </table:table-cell>
          <table:table-cell office:value-type="float" office:value="0" calcext:value-type="float">
            <text:p>0</text:p>
          </table:table-cell>
          <table:table-cell office:value-type="float" office:value="0.2551365" calcext:value-type="float">
            <text:p>0.2551365</text:p>
          </table:table-cell>
          <table:table-cell office:value-type="float" office:value="0.2184867" calcext:value-type="float">
            <text:p>0.2184867</text:p>
          </table:table-cell>
          <table:table-cell office:value-type="float" office:value="0.105227" calcext:value-type="float">
            <text:p>0.105227</text:p>
          </table:table-cell>
          <table:table-cell office:value-type="float" office:value="0.05935164" calcext:value-type="float">
            <text:p>0.05935164</text:p>
          </table:table-cell>
          <table:table-cell office:value-type="float" office:value="0.04327049" calcext:value-type="float">
            <text:p>0.04327049</text:p>
          </table:table-cell>
          <table:table-cell office:value-type="float" office:value="0.02645687" calcext:value-type="float">
            <text:p>0.02645687</text:p>
          </table:table-cell>
          <table:table-cell office:value-type="float" office:value="0.02666401" calcext:value-type="float">
            <text:p>0.02666401</text:p>
          </table:table-cell>
          <table:table-cell office:value-type="float" office:value="0.0591554" calcext:value-type="float">
            <text:p>0.0591554</text:p>
          </table:table-cell>
          <table:table-cell office:value-type="float" office:value="0.1038441" calcext:value-type="float">
            <text:p>0.1038441</text:p>
          </table:table-cell>
          <table:table-cell office:value-type="float" office:value="0.1013693" calcext:value-type="float">
            <text:p>0.1013693</text:p>
          </table:table-cell>
          <table:table-cell office:value-type="float" office:value="0.1019014" calcext:value-type="float">
            <text:p>0.1019014</text:p>
          </table:table-cell>
          <table:table-cell office:value-type="float" office:value="0.1021584" calcext:value-type="float">
            <text:p>0.1021584</text:p>
          </table:table-cell>
          <table:table-cell office:value-type="float" office:value="0.1036977" calcext:value-type="float">
            <text:p>0.1036977</text:p>
          </table:table-cell>
          <table:table-cell office:value-type="float" office:value="0.1070532" calcext:value-type="float">
            <text:p>0.1070532</text:p>
          </table:table-cell>
          <table:table-cell office:value-type="float" office:value="0" calcext:value-type="float">
            <text:p>0</text:p>
          </table:table-cell>
          <table:table-cell office:value-type="float" office:value="24.35411" calcext:value-type="float">
            <text:p>24.35411</text:p>
          </table:table-cell>
          <table:table-cell office:value-type="float" office:value="25.083" calcext:value-type="float">
            <text:p>25.083</text:p>
          </table:table-cell>
          <table:table-cell office:value-type="float" office:value="11.62621" calcext:value-type="float">
            <text:p>11.62621</text:p>
          </table:table-cell>
          <table:table-cell office:value-type="float" office:value="6.405507" calcext:value-type="float">
            <text:p>6.405507</text:p>
          </table:table-cell>
          <table:table-cell office:value-type="float" office:value="4.603489" calcext:value-type="float">
            <text:p>4.603489</text:p>
          </table:table-cell>
          <table:table-cell office:value-type="float" office:value="1.718007" calcext:value-type="float">
            <text:p>1.718007</text:p>
          </table:table-cell>
          <table:table-cell office:value-type="float" office:value="1.212291" calcext:value-type="float">
            <text:p>1.212291</text:p>
          </table:table-cell>
          <table:table-cell office:value-type="float" office:value="2.512572" calcext:value-type="float">
            <text:p>2.512572</text:p>
          </table:table-cell>
          <table:table-cell office:value-type="float" office:value="3.840652" calcext:value-type="float">
            <text:p>3.840652</text:p>
          </table:table-cell>
          <table:table-cell office:value-type="float" office:value="3.792544" calcext:value-type="float">
            <text:p>3.792544</text:p>
          </table:table-cell>
          <table:table-cell office:value-type="float" office:value="3.963179" calcext:value-type="float">
            <text:p>3.963179</text:p>
          </table:table-cell>
          <table:table-cell office:value-type="float" office:value="4.020906" calcext:value-type="float">
            <text:p>4.020906</text:p>
          </table:table-cell>
          <table:table-cell office:value-type="float" office:value="4.192893" calcext:value-type="float">
            <text:p>4.192893</text:p>
          </table:table-cell>
          <table:table-cell office:value-type="float" office:value="4.516318" calcext:value-type="float">
            <text:p>4.516318</text:p>
          </table:table-cell>
          <table:table-cell office:value-type="float" office:value="0" calcext:value-type="float">
            <text:p>0</text:p>
          </table:table-cell>
          <table:table-cell office:value-type="float" office:value="0.4348612" calcext:value-type="float">
            <text:p>0.434861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1" calcext:value-type="float">
            <text:p>12112001</text:p>
          </table:table-cell>
          <table:table-cell office:value-type="float" office:value="1.867451" calcext:value-type="float">
            <text:p>1.867451</text:p>
          </table:table-cell>
          <table:table-cell office:value-type="float" office:value="137.0899" calcext:value-type="float">
            <text:p>137.0899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5182" calcext:value-type="float">
            <text:p>16.5182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569" calcext:value-type="float">
            <text:p>1187.569</text:p>
          </table:table-cell>
          <table:table-cell office:value-type="float" office:value="1.347028" calcext:value-type="float">
            <text:p>1.347028</text:p>
          </table:table-cell>
          <table:table-cell office:value-type="float" office:value="0" calcext:value-type="float">
            <text:p>0</text:p>
          </table:table-cell>
          <table:table-cell office:value-type="float" office:value="0.2431965" calcext:value-type="float">
            <text:p>0.2431965</text:p>
          </table:table-cell>
          <table:table-cell office:value-type="float" office:value="0.2209522" calcext:value-type="float">
            <text:p>0.2209522</text:p>
          </table:table-cell>
          <table:table-cell office:value-type="float" office:value="0.1058823" calcext:value-type="float">
            <text:p>0.1058823</text:p>
          </table:table-cell>
          <table:table-cell office:value-type="float" office:value="0.05932551" calcext:value-type="float">
            <text:p>0.05932551</text:p>
          </table:table-cell>
          <table:table-cell office:value-type="float" office:value="0.0428805" calcext:value-type="float">
            <text:p>0.0428805</text:p>
          </table:table-cell>
          <table:table-cell office:value-type="float" office:value="0.02633614" calcext:value-type="float">
            <text:p>0.02633614</text:p>
          </table:table-cell>
          <table:table-cell office:value-type="float" office:value="0.02658893" calcext:value-type="float">
            <text:p>0.02658893</text:p>
          </table:table-cell>
          <table:table-cell office:value-type="float" office:value="0.05912202" calcext:value-type="float">
            <text:p>0.05912202</text:p>
          </table:table-cell>
          <table:table-cell office:value-type="float" office:value="0.1038987" calcext:value-type="float">
            <text:p>0.1038987</text:p>
          </table:table-cell>
          <table:table-cell office:value-type="float" office:value="0.1014647" calcext:value-type="float">
            <text:p>0.1014647</text:p>
          </table:table-cell>
          <table:table-cell office:value-type="float" office:value="0.1020074" calcext:value-type="float">
            <text:p>0.1020074</text:p>
          </table:table-cell>
          <table:table-cell office:value-type="float" office:value="0.1022667" calcext:value-type="float">
            <text:p>0.1022667</text:p>
          </table:table-cell>
          <table:table-cell office:value-type="float" office:value="0.1038089" calcext:value-type="float">
            <text:p>0.1038089</text:p>
          </table:table-cell>
          <table:table-cell office:value-type="float" office:value="0.1071744" calcext:value-type="float">
            <text:p>0.1071744</text:p>
          </table:table-cell>
          <table:table-cell office:value-type="float" office:value="0" calcext:value-type="float">
            <text:p>0</text:p>
          </table:table-cell>
          <table:table-cell office:value-type="float" office:value="24.36303" calcext:value-type="float">
            <text:p>24.36303</text:p>
          </table:table-cell>
          <table:table-cell office:value-type="float" office:value="25.07421" calcext:value-type="float">
            <text:p>25.07421</text:p>
          </table:table-cell>
          <table:table-cell office:value-type="float" office:value="11.62734" calcext:value-type="float">
            <text:p>11.62734</text:p>
          </table:table-cell>
          <table:table-cell office:value-type="float" office:value="6.4068" calcext:value-type="float">
            <text:p>6.4068</text:p>
          </table:table-cell>
          <table:table-cell office:value-type="float" office:value="4.604641" calcext:value-type="float">
            <text:p>4.604641</text:p>
          </table:table-cell>
          <table:table-cell office:value-type="float" office:value="1.720228" calcext:value-type="float">
            <text:p>1.720228</text:p>
          </table:table-cell>
          <table:table-cell office:value-type="float" office:value="1.214936" calcext:value-type="float">
            <text:p>1.214936</text:p>
          </table:table-cell>
          <table:table-cell office:value-type="float" office:value="2.518768" calcext:value-type="float">
            <text:p>2.518768</text:p>
          </table:table-cell>
          <table:table-cell office:value-type="float" office:value="3.849891" calcext:value-type="float">
            <text:p>3.849891</text:p>
          </table:table-cell>
          <table:table-cell office:value-type="float" office:value="3.802248" calcext:value-type="float">
            <text:p>3.802248</text:p>
          </table:table-cell>
          <table:table-cell office:value-type="float" office:value="3.973377" calcext:value-type="float">
            <text:p>3.973377</text:p>
          </table:table-cell>
          <table:table-cell office:value-type="float" office:value="4.031151" calcext:value-type="float">
            <text:p>4.031151</text:p>
          </table:table-cell>
          <table:table-cell office:value-type="float" office:value="4.203359" calcext:value-type="float">
            <text:p>4.203359</text:p>
          </table:table-cell>
          <table:table-cell office:value-type="float" office:value="4.527741" calcext:value-type="float">
            <text:p>4.527741</text:p>
          </table:table-cell>
          <table:table-cell office:value-type="float" office:value="0" calcext:value-type="float">
            <text:p>0</text:p>
          </table:table-cell>
          <table:table-cell office:value-type="float" office:value="0.3920621" calcext:value-type="float">
            <text:p>0.392062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1" calcext:value-type="float">
            <text:p>13112001</text:p>
          </table:table-cell>
          <table:table-cell office:value-type="float" office:value="1.866691" calcext:value-type="float">
            <text:p>1.866691</text:p>
          </table:table-cell>
          <table:table-cell office:value-type="float" office:value="137.0854" calcext:value-type="float">
            <text:p>137.085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55343" calcext:value-type="float">
            <text:p>16.55343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539" calcext:value-type="float">
            <text:p>1187.539</text:p>
          </table:table-cell>
          <table:table-cell office:value-type="float" office:value="1.347441" calcext:value-type="float">
            <text:p>1.347441</text:p>
          </table:table-cell>
          <table:table-cell office:value-type="float" office:value="0" calcext:value-type="float">
            <text:p>0</text:p>
          </table:table-cell>
          <table:table-cell office:value-type="float" office:value="0.2037406" calcext:value-type="float">
            <text:p>0.2037406</text:p>
          </table:table-cell>
          <table:table-cell office:value-type="float" office:value="0.2230333" calcext:value-type="float">
            <text:p>0.2230333</text:p>
          </table:table-cell>
          <table:table-cell office:value-type="float" office:value="0.1066639" calcext:value-type="float">
            <text:p>0.1066639</text:p>
          </table:table-cell>
          <table:table-cell office:value-type="float" office:value="0.05973978" calcext:value-type="float">
            <text:p>0.05973978</text:p>
          </table:table-cell>
          <table:table-cell office:value-type="float" office:value="0.04293955" calcext:value-type="float">
            <text:p>0.04293955</text:p>
          </table:table-cell>
          <table:table-cell office:value-type="float" office:value="0.02661754" calcext:value-type="float">
            <text:p>0.02661754</text:p>
          </table:table-cell>
          <table:table-cell office:value-type="float" office:value="0.02672714" calcext:value-type="float">
            <text:p>0.02672714</text:p>
          </table:table-cell>
          <table:table-cell office:value-type="float" office:value="0.05917937" calcext:value-type="float">
            <text:p>0.05917937</text:p>
          </table:table-cell>
          <table:table-cell office:value-type="float" office:value="0.1039623" calcext:value-type="float">
            <text:p>0.1039623</text:p>
          </table:table-cell>
          <table:table-cell office:value-type="float" office:value="0.1015571" calcext:value-type="float">
            <text:p>0.1015571</text:p>
          </table:table-cell>
          <table:table-cell office:value-type="float" office:value="0.1021127" calcext:value-type="float">
            <text:p>0.1021127</text:p>
          </table:table-cell>
          <table:table-cell office:value-type="float" office:value="0.102375" calcext:value-type="float">
            <text:p>0.102375</text:p>
          </table:table-cell>
          <table:table-cell office:value-type="float" office:value="0.10392" calcext:value-type="float">
            <text:p>0.10392</text:p>
          </table:table-cell>
          <table:table-cell office:value-type="float" office:value="0.1072956" calcext:value-type="float">
            <text:p>0.1072956</text:p>
          </table:table-cell>
          <table:table-cell office:value-type="float" office:value="0" calcext:value-type="float">
            <text:p>0</text:p>
          </table:table-cell>
          <table:table-cell office:value-type="float" office:value="24.36851" calcext:value-type="float">
            <text:p>24.36851</text:p>
          </table:table-cell>
          <table:table-cell office:value-type="float" office:value="25.06661" calcext:value-type="float">
            <text:p>25.06661</text:p>
          </table:table-cell>
          <table:table-cell office:value-type="float" office:value="11.62911" calcext:value-type="float">
            <text:p>11.62911</text:p>
          </table:table-cell>
          <table:table-cell office:value-type="float" office:value="6.408309" calcext:value-type="float">
            <text:p>6.408309</text:p>
          </table:table-cell>
          <table:table-cell office:value-type="float" office:value="4.605833" calcext:value-type="float">
            <text:p>4.605833</text:p>
          </table:table-cell>
          <table:table-cell office:value-type="float" office:value="1.722488" calcext:value-type="float">
            <text:p>1.722488</text:p>
          </table:table-cell>
          <table:table-cell office:value-type="float" office:value="1.217595" calcext:value-type="float">
            <text:p>1.217595</text:p>
          </table:table-cell>
          <table:table-cell office:value-type="float" office:value="2.524957" calcext:value-type="float">
            <text:p>2.524957</text:p>
          </table:table-cell>
          <table:table-cell office:value-type="float" office:value="3.859124" calcext:value-type="float">
            <text:p>3.859124</text:p>
          </table:table-cell>
          <table:table-cell office:value-type="float" office:value="3.81193" calcext:value-type="float">
            <text:p>3.81193</text:p>
          </table:table-cell>
          <table:table-cell office:value-type="float" office:value="3.983558" calcext:value-type="float">
            <text:p>3.983558</text:p>
          </table:table-cell>
          <table:table-cell office:value-type="float" office:value="4.041384" calcext:value-type="float">
            <text:p>4.041384</text:p>
          </table:table-cell>
          <table:table-cell office:value-type="float" office:value="4.213789" calcext:value-type="float">
            <text:p>4.213789</text:p>
          </table:table-cell>
          <table:table-cell office:value-type="float" office:value="4.539169" calcext:value-type="float">
            <text:p>4.539169</text:p>
          </table:table-cell>
          <table:table-cell office:value-type="float" office:value="0" calcext:value-type="float">
            <text:p>0</text:p>
          </table:table-cell>
          <table:table-cell office:value-type="float" office:value="0.2529553" calcext:value-type="float">
            <text:p>0.2529553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1" calcext:value-type="float">
            <text:p>14112001</text:p>
          </table:table-cell>
          <table:table-cell office:value-type="float" office:value="1.865978" calcext:value-type="float">
            <text:p>1.865978</text:p>
          </table:table-cell>
          <table:table-cell office:value-type="float" office:value="137.0807" calcext:value-type="float">
            <text:p>137.0807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58865" calcext:value-type="float">
            <text:p>16.58865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66054" calcext:value-type="float">
            <text:p>0.002066054</text:p>
          </table:table-cell>
          <table:table-cell office:value-type="float" office:value="1187.51" calcext:value-type="float">
            <text:p>1187.51</text:p>
          </table:table-cell>
          <table:table-cell office:value-type="float" office:value="1.348449" calcext:value-type="float">
            <text:p>1.348449</text:p>
          </table:table-cell>
          <table:table-cell office:value-type="float" office:value="0" calcext:value-type="float">
            <text:p>0</text:p>
          </table:table-cell>
          <table:table-cell office:value-type="float" office:value="0.195532" calcext:value-type="float">
            <text:p>0.195532</text:p>
          </table:table-cell>
          <table:table-cell office:value-type="float" office:value="0.2267061" calcext:value-type="float">
            <text:p>0.2267061</text:p>
          </table:table-cell>
          <table:table-cell office:value-type="float" office:value="0.1079273" calcext:value-type="float">
            <text:p>0.1079273</text:p>
          </table:table-cell>
          <table:table-cell office:value-type="float" office:value="0.06025736" calcext:value-type="float">
            <text:p>0.06025736</text:p>
          </table:table-cell>
          <table:table-cell office:value-type="float" office:value="0.04297625" calcext:value-type="float">
            <text:p>0.04297625</text:p>
          </table:table-cell>
          <table:table-cell office:value-type="float" office:value="0.02684095" calcext:value-type="float">
            <text:p>0.02684095</text:p>
          </table:table-cell>
          <table:table-cell office:value-type="float" office:value="0.02685345" calcext:value-type="float">
            <text:p>0.02685345</text:p>
          </table:table-cell>
          <table:table-cell office:value-type="float" office:value="0.05927996" calcext:value-type="float">
            <text:p>0.05927996</text:p>
          </table:table-cell>
          <table:table-cell office:value-type="float" office:value="0.1040456" calcext:value-type="float">
            <text:p>0.1040456</text:p>
          </table:table-cell>
          <table:table-cell office:value-type="float" office:value="0.1016493" calcext:value-type="float">
            <text:p>0.1016493</text:p>
          </table:table-cell>
          <table:table-cell office:value-type="float" office:value="0.1022176" calcext:value-type="float">
            <text:p>0.1022176</text:p>
          </table:table-cell>
          <table:table-cell office:value-type="float" office:value="0.1024835" calcext:value-type="float">
            <text:p>0.1024835</text:p>
          </table:table-cell>
          <table:table-cell office:value-type="float" office:value="0.104031" calcext:value-type="float">
            <text:p>0.104031</text:p>
          </table:table-cell>
          <table:table-cell office:value-type="float" office:value="0.1074167" calcext:value-type="float">
            <text:p>0.1074167</text:p>
          </table:table-cell>
          <table:table-cell office:value-type="float" office:value="0" calcext:value-type="float">
            <text:p>0</text:p>
          </table:table-cell>
          <table:table-cell office:value-type="float" office:value="24.3698" calcext:value-type="float">
            <text:p>24.3698</text:p>
          </table:table-cell>
          <table:table-cell office:value-type="float" office:value="25.05964" calcext:value-type="float">
            <text:p>25.05964</text:p>
          </table:table-cell>
          <table:table-cell office:value-type="float" office:value="11.63115" calcext:value-type="float">
            <text:p>11.63115</text:p>
          </table:table-cell>
          <table:table-cell office:value-type="float" office:value="6.409954" calcext:value-type="float">
            <text:p>6.409954</text:p>
          </table:table-cell>
          <table:table-cell office:value-type="float" office:value="4.607008" calcext:value-type="float">
            <text:p>4.607008</text:p>
          </table:table-cell>
          <table:table-cell office:value-type="float" office:value="1.724793" calcext:value-type="float">
            <text:p>1.724793</text:p>
          </table:table-cell>
          <table:table-cell office:value-type="float" office:value="1.22028" calcext:value-type="float">
            <text:p>1.22028</text:p>
          </table:table-cell>
          <table:table-cell office:value-type="float" office:value="2.531148" calcext:value-type="float">
            <text:p>2.531148</text:p>
          </table:table-cell>
          <table:table-cell office:value-type="float" office:value="3.868358" calcext:value-type="float">
            <text:p>3.868358</text:p>
          </table:table-cell>
          <table:table-cell office:value-type="float" office:value="3.821611" calcext:value-type="float">
            <text:p>3.821611</text:p>
          </table:table-cell>
          <table:table-cell office:value-type="float" office:value="3.99374" calcext:value-type="float">
            <text:p>3.99374</text:p>
          </table:table-cell>
          <table:table-cell office:value-type="float" office:value="4.051619" calcext:value-type="float">
            <text:p>4.051619</text:p>
          </table:table-cell>
          <table:table-cell office:value-type="float" office:value="4.224217" calcext:value-type="float">
            <text:p>4.224217</text:p>
          </table:table-cell>
          <table:table-cell office:value-type="float" office:value="4.55058" calcext:value-type="float">
            <text:p>4.55058</text:p>
          </table:table-cell>
          <table:table-cell office:value-type="float" office:value="0" calcext:value-type="float">
            <text:p>0</text:p>
          </table:table-cell>
          <table:table-cell office:value-type="float" office:value="0.1656393" calcext:value-type="float">
            <text:p>0.1656393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1" calcext:value-type="float">
            <text:p>15112001</text:p>
          </table:table-cell>
          <table:table-cell office:value-type="float" office:value="1.865018" calcext:value-type="float">
            <text:p>1.865018</text:p>
          </table:table-cell>
          <table:table-cell office:value-type="float" office:value="137.076" calcext:value-type="float">
            <text:p>137.076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62389" calcext:value-type="float">
            <text:p>16.6238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2039701" calcext:value-type="float">
            <text:p>0.002039701</text:p>
          </table:table-cell>
          <table:table-cell office:value-type="float" office:value="1187.48" calcext:value-type="float">
            <text:p>1187.48</text:p>
          </table:table-cell>
          <table:table-cell office:value-type="float" office:value="1.34891" calcext:value-type="float">
            <text:p>1.34891</text:p>
          </table:table-cell>
          <table:table-cell office:value-type="float" office:value="0" calcext:value-type="float">
            <text:p>0</text:p>
          </table:table-cell>
          <table:table-cell office:value-type="float" office:value="0.2104135" calcext:value-type="float">
            <text:p>0.2104135</text:p>
          </table:table-cell>
          <table:table-cell office:value-type="float" office:value="0.2310808" calcext:value-type="float">
            <text:p>0.2310808</text:p>
          </table:table-cell>
          <table:table-cell office:value-type="float" office:value="0.1095786" calcext:value-type="float">
            <text:p>0.1095786</text:p>
          </table:table-cell>
          <table:table-cell office:value-type="float" office:value="0.06097051" calcext:value-type="float">
            <text:p>0.06097051</text:p>
          </table:table-cell>
          <table:table-cell office:value-type="float" office:value="0.04303703" calcext:value-type="float">
            <text:p>0.04303703</text:p>
          </table:table-cell>
          <table:table-cell office:value-type="float" office:value="0.02706573" calcext:value-type="float">
            <text:p>0.02706573</text:p>
          </table:table-cell>
          <table:table-cell office:value-type="float" office:value="0.02697943" calcext:value-type="float">
            <text:p>0.02697943</text:p>
          </table:table-cell>
          <table:table-cell office:value-type="float" office:value="0.05939326" calcext:value-type="float">
            <text:p>0.05939326</text:p>
          </table:table-cell>
          <table:table-cell office:value-type="float" office:value="0.1041441" calcext:value-type="float">
            <text:p>0.1041441</text:p>
          </table:table-cell>
          <table:table-cell office:value-type="float" office:value="0.1017431" calcext:value-type="float">
            <text:p>0.1017431</text:p>
          </table:table-cell>
          <table:table-cell office:value-type="float" office:value="0.1023222" calcext:value-type="float">
            <text:p>0.1023222</text:p>
          </table:table-cell>
          <table:table-cell office:value-type="float" office:value="0.1025917" calcext:value-type="float">
            <text:p>0.1025917</text:p>
          </table:table-cell>
          <table:table-cell office:value-type="float" office:value="0.1042227" calcext:value-type="float">
            <text:p>0.1042227</text:p>
          </table:table-cell>
          <table:table-cell office:value-type="float" office:value="0.1075124" calcext:value-type="float">
            <text:p>0.1075124</text:p>
          </table:table-cell>
          <table:table-cell office:value-type="float" office:value="0" calcext:value-type="float">
            <text:p>0</text:p>
          </table:table-cell>
          <table:table-cell office:value-type="float" office:value="24.37218" calcext:value-type="float">
            <text:p>24.37218</text:p>
          </table:table-cell>
          <table:table-cell office:value-type="float" office:value="25.05358" calcext:value-type="float">
            <text:p>25.05358</text:p>
          </table:table-cell>
          <table:table-cell office:value-type="float" office:value="11.63344" calcext:value-type="float">
            <text:p>11.63344</text:p>
          </table:table-cell>
          <table:table-cell office:value-type="float" office:value="6.411678" calcext:value-type="float">
            <text:p>6.411678</text:p>
          </table:table-cell>
          <table:table-cell office:value-type="float" office:value="4.608148" calcext:value-type="float">
            <text:p>4.608148</text:p>
          </table:table-cell>
          <table:table-cell office:value-type="float" office:value="1.727137" calcext:value-type="float">
            <text:p>1.727137</text:p>
          </table:table-cell>
          <table:table-cell office:value-type="float" office:value="1.222989" calcext:value-type="float">
            <text:p>1.222989</text:p>
          </table:table-cell>
          <table:table-cell office:value-type="float" office:value="2.537352" calcext:value-type="float">
            <text:p>2.537352</text:p>
          </table:table-cell>
          <table:table-cell office:value-type="float" office:value="3.877585" calcext:value-type="float">
            <text:p>3.877585</text:p>
          </table:table-cell>
          <table:table-cell office:value-type="float" office:value="3.831292" calcext:value-type="float">
            <text:p>3.831292</text:p>
          </table:table-cell>
          <table:table-cell office:value-type="float" office:value="4.003898" calcext:value-type="float">
            <text:p>4.003898</text:p>
          </table:table-cell>
          <table:table-cell office:value-type="float" office:value="4.061816" calcext:value-type="float">
            <text:p>4.061816</text:p>
          </table:table-cell>
          <table:table-cell office:value-type="float" office:value="4.234682" calcext:value-type="float">
            <text:p>4.234682</text:p>
          </table:table-cell>
          <table:table-cell office:value-type="float" office:value="4.561913" calcext:value-type="float">
            <text:p>4.561913</text:p>
          </table:table-cell>
          <table:table-cell office:value-type="float" office:value="0" calcext:value-type="float">
            <text:p>0</text:p>
          </table:table-cell>
          <table:table-cell office:value-type="float" office:value="0.4182998" calcext:value-type="float">
            <text:p>0.418299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1" calcext:value-type="float">
            <text:p>16112001</text:p>
          </table:table-cell>
          <table:table-cell office:value-type="float" office:value="1.864122" calcext:value-type="float">
            <text:p>1.864122</text:p>
          </table:table-cell>
          <table:table-cell office:value-type="float" office:value="137.0713" calcext:value-type="float">
            <text:p>137.0713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65919" calcext:value-type="float">
            <text:p>16.6591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1949545" calcext:value-type="float">
            <text:p>0.001949545</text:p>
          </table:table-cell>
          <table:table-cell office:value-type="float" office:value="1187.45" calcext:value-type="float">
            <text:p>1187.45</text:p>
          </table:table-cell>
          <table:table-cell office:value-type="float" office:value="1.349231" calcext:value-type="float">
            <text:p>1.349231</text:p>
          </table:table-cell>
          <table:table-cell office:value-type="float" office:value="0" calcext:value-type="float">
            <text:p>0</text:p>
          </table:table-cell>
          <table:table-cell office:value-type="float" office:value="0.2152379" calcext:value-type="float">
            <text:p>0.2152379</text:p>
          </table:table-cell>
          <table:table-cell office:value-type="float" office:value="0.231093" calcext:value-type="float">
            <text:p>0.231093</text:p>
          </table:table-cell>
          <table:table-cell office:value-type="float" office:value="0.1089899" calcext:value-type="float">
            <text:p>0.1089899</text:p>
          </table:table-cell>
          <table:table-cell office:value-type="float" office:value="0.06070164" calcext:value-type="float">
            <text:p>0.06070164</text:p>
          </table:table-cell>
          <table:table-cell office:value-type="float" office:value="0.04261221" calcext:value-type="float">
            <text:p>0.04261221</text:p>
          </table:table-cell>
          <table:table-cell office:value-type="float" office:value="0.0271526" calcext:value-type="float">
            <text:p>0.0271526</text:p>
          </table:table-cell>
          <table:table-cell office:value-type="float" office:value="0.02708257" calcext:value-type="float">
            <text:p>0.02708257</text:p>
          </table:table-cell>
          <table:table-cell office:value-type="float" office:value="0.059521" calcext:value-type="float">
            <text:p>0.059521</text:p>
          </table:table-cell>
          <table:table-cell office:value-type="float" office:value="0.1042525" calcext:value-type="float">
            <text:p>0.1042525</text:p>
          </table:table-cell>
          <table:table-cell office:value-type="float" office:value="0.1018394" calcext:value-type="float">
            <text:p>0.1018394</text:p>
          </table:table-cell>
          <table:table-cell office:value-type="float" office:value="0.102427" calcext:value-type="float">
            <text:p>0.102427</text:p>
          </table:table-cell>
          <table:table-cell office:value-type="float" office:value="0.1026991" calcext:value-type="float">
            <text:p>0.1026991</text:p>
          </table:table-cell>
          <table:table-cell office:value-type="float" office:value="0.1042773" calcext:value-type="float">
            <text:p>0.1042773</text:p>
          </table:table-cell>
          <table:table-cell office:value-type="float" office:value="0.1076457" calcext:value-type="float">
            <text:p>0.1076457</text:p>
          </table:table-cell>
          <table:table-cell office:value-type="float" office:value="0" calcext:value-type="float">
            <text:p>0</text:p>
          </table:table-cell>
          <table:table-cell office:value-type="float" office:value="24.3766" calcext:value-type="float">
            <text:p>24.3766</text:p>
          </table:table-cell>
          <table:table-cell office:value-type="float" office:value="25.04821" calcext:value-type="float">
            <text:p>25.04821</text:p>
          </table:table-cell>
          <table:table-cell office:value-type="float" office:value="11.63583" calcext:value-type="float">
            <text:p>11.63583</text:p>
          </table:table-cell>
          <table:table-cell office:value-type="float" office:value="6.41347" calcext:value-type="float">
            <text:p>6.41347</text:p>
          </table:table-cell>
          <table:table-cell office:value-type="float" office:value="4.609222" calcext:value-type="float">
            <text:p>4.609222</text:p>
          </table:table-cell>
          <table:table-cell office:value-type="float" office:value="1.729521" calcext:value-type="float">
            <text:p>1.729521</text:p>
          </table:table-cell>
          <table:table-cell office:value-type="float" office:value="1.225724" calcext:value-type="float">
            <text:p>1.225724</text:p>
          </table:table-cell>
          <table:table-cell office:value-type="float" office:value="2.543571" calcext:value-type="float">
            <text:p>2.543571</text:p>
          </table:table-cell>
          <table:table-cell office:value-type="float" office:value="3.886802" calcext:value-type="float">
            <text:p>3.886802</text:p>
          </table:table-cell>
          <table:table-cell office:value-type="float" office:value="3.84096" calcext:value-type="float">
            <text:p>3.84096</text:p>
          </table:table-cell>
          <table:table-cell office:value-type="float" office:value="4.014051" calcext:value-type="float">
            <text:p>4.014051</text:p>
          </table:table-cell>
          <table:table-cell office:value-type="float" office:value="4.072011" calcext:value-type="float">
            <text:p>4.072011</text:p>
          </table:table-cell>
          <table:table-cell office:value-type="float" office:value="4.245277" calcext:value-type="float">
            <text:p>4.245277</text:p>
          </table:table-cell>
          <table:table-cell office:value-type="float" office:value="4.573123" calcext:value-type="float">
            <text:p>4.573123</text:p>
          </table:table-cell>
          <table:table-cell office:value-type="float" office:value="0" calcext:value-type="float">
            <text:p>0</text:p>
          </table:table-cell>
          <table:table-cell office:value-type="float" office:value="0.5344772" calcext:value-type="float">
            <text:p>0.534477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1" calcext:value-type="float">
            <text:p>17112001</text:p>
          </table:table-cell>
          <table:table-cell office:value-type="float" office:value="1.86334" calcext:value-type="float">
            <text:p>1.86334</text:p>
          </table:table-cell>
          <table:table-cell office:value-type="float" office:value="137.0667" calcext:value-type="float">
            <text:p>137.0667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69444" calcext:value-type="float">
            <text:p>16.69444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1862877" calcext:value-type="float">
            <text:p>0.001862877</text:p>
          </table:table-cell>
          <table:table-cell office:value-type="float" office:value="1187.421" calcext:value-type="float">
            <text:p>1187.421</text:p>
          </table:table-cell>
          <table:table-cell office:value-type="float" office:value="1.34958" calcext:value-type="float">
            <text:p>1.34958</text:p>
          </table:table-cell>
          <table:table-cell office:value-type="float" office:value="0" calcext:value-type="float">
            <text:p>0</text:p>
          </table:table-cell>
          <table:table-cell office:value-type="float" office:value="0.2138107" calcext:value-type="float">
            <text:p>0.2138107</text:p>
          </table:table-cell>
          <table:table-cell office:value-type="float" office:value="0.2303195" calcext:value-type="float">
            <text:p>0.2303195</text:p>
          </table:table-cell>
          <table:table-cell office:value-type="float" office:value="0.107672" calcext:value-type="float">
            <text:p>0.107672</text:p>
          </table:table-cell>
          <table:table-cell office:value-type="float" office:value="0.05979348" calcext:value-type="float">
            <text:p>0.05979348</text:p>
          </table:table-cell>
          <table:table-cell office:value-type="float" office:value="0.04185257" calcext:value-type="float">
            <text:p>0.04185257</text:p>
          </table:table-cell>
          <table:table-cell office:value-type="float" office:value="0.0269751" calcext:value-type="float">
            <text:p>0.0269751</text:p>
          </table:table-cell>
          <table:table-cell office:value-type="float" office:value="0.02705521" calcext:value-type="float">
            <text:p>0.02705521</text:p>
          </table:table-cell>
          <table:table-cell office:value-type="float" office:value="0.05960153" calcext:value-type="float">
            <text:p>0.05960153</text:p>
          </table:table-cell>
          <table:table-cell office:value-type="float" office:value="0.1043629" calcext:value-type="float">
            <text:p>0.1043629</text:p>
          </table:table-cell>
          <table:table-cell office:value-type="float" office:value="0.1019379" calcext:value-type="float">
            <text:p>0.1019379</text:p>
          </table:table-cell>
          <table:table-cell office:value-type="float" office:value="0.1025321" calcext:value-type="float">
            <text:p>0.1025321</text:p>
          </table:table-cell>
          <table:table-cell office:value-type="float" office:value="0.1028052" calcext:value-type="float">
            <text:p>0.1028052</text:p>
          </table:table-cell>
          <table:table-cell office:value-type="float" office:value="0.1043715" calcext:value-type="float">
            <text:p>0.1043715</text:p>
          </table:table-cell>
          <table:table-cell office:value-type="float" office:value="0.1077699" calcext:value-type="float">
            <text:p>0.1077699</text:p>
          </table:table-cell>
          <table:table-cell office:value-type="float" office:value="0" calcext:value-type="float">
            <text:p>0</text:p>
          </table:table-cell>
          <table:table-cell office:value-type="float" office:value="24.38098" calcext:value-type="float">
            <text:p>24.38098</text:p>
          </table:table-cell>
          <table:table-cell office:value-type="float" office:value="25.04268" calcext:value-type="float">
            <text:p>25.04268</text:p>
          </table:table-cell>
          <table:table-cell office:value-type="float" office:value="11.63781" calcext:value-type="float">
            <text:p>11.63781</text:p>
          </table:table-cell>
          <table:table-cell office:value-type="float" office:value="6.41503" calcext:value-type="float">
            <text:p>6.41503</text:p>
          </table:table-cell>
          <table:table-cell office:value-type="float" office:value="4.61008" calcext:value-type="float">
            <text:p>4.61008</text:p>
          </table:table-cell>
          <table:table-cell office:value-type="float" office:value="1.731889" calcext:value-type="float">
            <text:p>1.731889</text:p>
          </table:table-cell>
          <table:table-cell office:value-type="float" office:value="1.228466" calcext:value-type="float">
            <text:p>1.228466</text:p>
          </table:table-cell>
          <table:table-cell office:value-type="float" office:value="2.549808" calcext:value-type="float">
            <text:p>2.549808</text:p>
          </table:table-cell>
          <table:table-cell office:value-type="float" office:value="3.896035" calcext:value-type="float">
            <text:p>3.896035</text:p>
          </table:table-cell>
          <table:table-cell office:value-type="float" office:value="3.850604" calcext:value-type="float">
            <text:p>3.850604</text:p>
          </table:table-cell>
          <table:table-cell office:value-type="float" office:value="4.024201" calcext:value-type="float">
            <text:p>4.024201</text:p>
          </table:table-cell>
          <table:table-cell office:value-type="float" office:value="4.082206" calcext:value-type="float">
            <text:p>4.082206</text:p>
          </table:table-cell>
          <table:table-cell office:value-type="float" office:value="4.255788" calcext:value-type="float">
            <text:p>4.255788</text:p>
          </table:table-cell>
          <table:table-cell office:value-type="float" office:value="4.584422" calcext:value-type="float">
            <text:p>4.584422</text:p>
          </table:table-cell>
          <table:table-cell office:value-type="float" office:value="0" calcext:value-type="float">
            <text:p>0</text:p>
          </table:table-cell>
          <table:table-cell office:value-type="float" office:value="0.529873" calcext:value-type="float">
            <text:p>0.529873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1" calcext:value-type="float">
            <text:p>18112001</text:p>
          </table:table-cell>
          <table:table-cell office:value-type="float" office:value="1.862813" calcext:value-type="float">
            <text:p>1.862813</text:p>
          </table:table-cell>
          <table:table-cell office:value-type="float" office:value="137.0622" calcext:value-type="float">
            <text:p>137.0622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72962" calcext:value-type="float">
            <text:p>16.72962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1849876" calcext:value-type="float">
            <text:p>0.001849876</text:p>
          </table:table-cell>
          <table:table-cell office:value-type="float" office:value="1187.391" calcext:value-type="float">
            <text:p>1187.391</text:p>
          </table:table-cell>
          <table:table-cell office:value-type="float" office:value="1.350321" calcext:value-type="float">
            <text:p>1.350321</text:p>
          </table:table-cell>
          <table:table-cell office:value-type="float" office:value="0" calcext:value-type="float">
            <text:p>0</text:p>
          </table:table-cell>
          <table:table-cell office:value-type="float" office:value="0.1951842" calcext:value-type="float">
            <text:p>0.1951842</text:p>
          </table:table-cell>
          <table:table-cell office:value-type="float" office:value="0.2260049" calcext:value-type="float">
            <text:p>0.2260049</text:p>
          </table:table-cell>
          <table:table-cell office:value-type="float" office:value="0.1041998" calcext:value-type="float">
            <text:p>0.1041998</text:p>
          </table:table-cell>
          <table:table-cell office:value-type="float" office:value="0.05813777" calcext:value-type="float">
            <text:p>0.05813777</text:p>
          </table:table-cell>
          <table:table-cell office:value-type="float" office:value="0.04074074" calcext:value-type="float">
            <text:p>0.04074074</text:p>
          </table:table-cell>
          <table:table-cell office:value-type="float" office:value="0.02674432" calcext:value-type="float">
            <text:p>0.02674432</text:p>
          </table:table-cell>
          <table:table-cell office:value-type="float" office:value="0.0270071" calcext:value-type="float">
            <text:p>0.0270071</text:p>
          </table:table-cell>
          <table:table-cell office:value-type="float" office:value="0.05964744" calcext:value-type="float">
            <text:p>0.05964744</text:p>
          </table:table-cell>
          <table:table-cell office:value-type="float" office:value="0.104466" calcext:value-type="float">
            <text:p>0.104466</text:p>
          </table:table-cell>
          <table:table-cell office:value-type="float" office:value="0.1020374" calcext:value-type="float">
            <text:p>0.1020374</text:p>
          </table:table-cell>
          <table:table-cell office:value-type="float" office:value="0.1026372" calcext:value-type="float">
            <text:p>0.1026372</text:p>
          </table:table-cell>
          <table:table-cell office:value-type="float" office:value="0.1029129" calcext:value-type="float">
            <text:p>0.1029129</text:p>
          </table:table-cell>
          <table:table-cell office:value-type="float" office:value="0.1044785" calcext:value-type="float">
            <text:p>0.1044785</text:p>
          </table:table-cell>
          <table:table-cell office:value-type="float" office:value="0.1078931" calcext:value-type="float">
            <text:p>0.1078931</text:p>
          </table:table-cell>
          <table:table-cell office:value-type="float" office:value="0" calcext:value-type="float">
            <text:p>0</text:p>
          </table:table-cell>
          <table:table-cell office:value-type="float" office:value="24.38366" calcext:value-type="float">
            <text:p>24.38366</text:p>
          </table:table-cell>
          <table:table-cell office:value-type="float" office:value="25.037" calcext:value-type="float">
            <text:p>25.037</text:p>
          </table:table-cell>
          <table:table-cell office:value-type="float" office:value="11.63948" calcext:value-type="float">
            <text:p>11.63948</text:p>
          </table:table-cell>
          <table:table-cell office:value-type="float" office:value="6.416354" calcext:value-type="float">
            <text:p>6.416354</text:p>
          </table:table-cell>
          <table:table-cell office:value-type="float" office:value="4.610708" calcext:value-type="float">
            <text:p>4.610708</text:p>
          </table:table-cell>
          <table:table-cell office:value-type="float" office:value="1.734226" calcext:value-type="float">
            <text:p>1.734226</text:p>
          </table:table-cell>
          <table:table-cell office:value-type="float" office:value="1.231206" calcext:value-type="float">
            <text:p>1.231206</text:p>
          </table:table-cell>
          <table:table-cell office:value-type="float" office:value="2.556044" calcext:value-type="float">
            <text:p>2.556044</text:p>
          </table:table-cell>
          <table:table-cell office:value-type="float" office:value="3.905268" calcext:value-type="float">
            <text:p>3.905268</text:p>
          </table:table-cell>
          <table:table-cell office:value-type="float" office:value="3.860248" calcext:value-type="float">
            <text:p>3.860248</text:p>
          </table:table-cell>
          <table:table-cell office:value-type="float" office:value="4.034327" calcext:value-type="float">
            <text:p>4.034327</text:p>
          </table:table-cell>
          <table:table-cell office:value-type="float" office:value="4.092401" calcext:value-type="float">
            <text:p>4.092401</text:p>
          </table:table-cell>
          <table:table-cell office:value-type="float" office:value="4.266239" calcext:value-type="float">
            <text:p>4.266239</text:p>
          </table:table-cell>
          <table:table-cell office:value-type="float" office:value="4.595773" calcext:value-type="float">
            <text:p>4.595773</text:p>
          </table:table-cell>
          <table:table-cell office:value-type="float" office:value="0" calcext:value-type="float">
            <text:p>0</text:p>
          </table:table-cell>
          <table:table-cell office:value-type="float" office:value="0.3048409" calcext:value-type="float">
            <text:p>0.3048409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1" calcext:value-type="float">
            <text:p>19112001</text:p>
          </table:table-cell>
          <table:table-cell office:value-type="float" office:value="1.862351" calcext:value-type="float">
            <text:p>1.862351</text:p>
          </table:table-cell>
          <table:table-cell office:value-type="float" office:value="137.0581" calcext:value-type="float">
            <text:p>137.0581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76448" calcext:value-type="float">
            <text:p>16.76448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1849876" calcext:value-type="float">
            <text:p>0.001849876</text:p>
          </table:table-cell>
          <table:table-cell office:value-type="float" office:value="1187.361" calcext:value-type="float">
            <text:p>1187.361</text:p>
          </table:table-cell>
          <table:table-cell office:value-type="float" office:value="1.350368" calcext:value-type="float">
            <text:p>1.350368</text:p>
          </table:table-cell>
          <table:table-cell office:value-type="float" office:value="0" calcext:value-type="float">
            <text:p>0</text:p>
          </table:table-cell>
          <table:table-cell office:value-type="float" office:value="0.1918349" calcext:value-type="float">
            <text:p>0.1918349</text:p>
          </table:table-cell>
          <table:table-cell office:value-type="float" office:value="0.2170032" calcext:value-type="float">
            <text:p>0.2170032</text:p>
          </table:table-cell>
          <table:table-cell office:value-type="float" office:value="0.09928858" calcext:value-type="float">
            <text:p>0.09928858</text:p>
          </table:table-cell>
          <table:table-cell office:value-type="float" office:value="0.05534585" calcext:value-type="float">
            <text:p>0.05534585</text:p>
          </table:table-cell>
          <table:table-cell office:value-type="float" office:value="0.03897456" calcext:value-type="float">
            <text:p>0.03897456</text:p>
          </table:table-cell>
          <table:table-cell office:value-type="float" office:value="0.02579228" calcext:value-type="float">
            <text:p>0.02579228</text:p>
          </table:table-cell>
          <table:table-cell office:value-type="float" office:value="0.02656512" calcext:value-type="float">
            <text:p>0.02656512</text:p>
          </table:table-cell>
          <table:table-cell office:value-type="float" office:value="0.05955227" calcext:value-type="float">
            <text:p>0.05955227</text:p>
          </table:table-cell>
          <table:table-cell office:value-type="float" office:value="0.1045503" calcext:value-type="float">
            <text:p>0.1045503</text:p>
          </table:table-cell>
          <table:table-cell office:value-type="float" office:value="0.1021364" calcext:value-type="float">
            <text:p>0.1021364</text:p>
          </table:table-cell>
          <table:table-cell office:value-type="float" office:value="0.1027425" calcext:value-type="float">
            <text:p>0.1027425</text:p>
          </table:table-cell>
          <table:table-cell office:value-type="float" office:value="0.1030175" calcext:value-type="float">
            <text:p>0.1030175</text:p>
          </table:table-cell>
          <table:table-cell office:value-type="float" office:value="0.1045885" calcext:value-type="float">
            <text:p>0.1045885</text:p>
          </table:table-cell>
          <table:table-cell office:value-type="float" office:value="0.1080159" calcext:value-type="float">
            <text:p>0.1080159</text:p>
          </table:table-cell>
          <table:table-cell office:value-type="float" office:value="0" calcext:value-type="float">
            <text:p>0</text:p>
          </table:table-cell>
          <table:table-cell office:value-type="float" office:value="24.3835" calcext:value-type="float">
            <text:p>24.3835</text:p>
          </table:table-cell>
          <table:table-cell office:value-type="float" office:value="25.02908" calcext:value-type="float">
            <text:p>25.02908</text:p>
          </table:table-cell>
          <table:table-cell office:value-type="float" office:value="11.63945" calcext:value-type="float">
            <text:p>11.63945</text:p>
          </table:table-cell>
          <table:table-cell office:value-type="float" office:value="6.416764" calcext:value-type="float">
            <text:p>6.416764</text:p>
          </table:table-cell>
          <table:table-cell office:value-type="float" office:value="4.610771" calcext:value-type="float">
            <text:p>4.610771</text:p>
          </table:table-cell>
          <table:table-cell office:value-type="float" office:value="1.736414" calcext:value-type="float">
            <text:p>1.736414</text:p>
          </table:table-cell>
          <table:table-cell office:value-type="float" office:value="1.233894" calcext:value-type="float">
            <text:p>1.233894</text:p>
          </table:table-cell>
          <table:table-cell office:value-type="float" office:value="2.562269" calcext:value-type="float">
            <text:p>2.562269</text:p>
          </table:table-cell>
          <table:table-cell office:value-type="float" office:value="3.914496" calcext:value-type="float">
            <text:p>3.914496</text:p>
          </table:table-cell>
          <table:table-cell office:value-type="float" office:value="3.869891" calcext:value-type="float">
            <text:p>3.869891</text:p>
          </table:table-cell>
          <table:table-cell office:value-type="float" office:value="4.044451" calcext:value-type="float">
            <text:p>4.044451</text:p>
          </table:table-cell>
          <table:table-cell office:value-type="float" office:value="4.102593" calcext:value-type="float">
            <text:p>4.102593</text:p>
          </table:table-cell>
          <table:table-cell office:value-type="float" office:value="4.276667" calcext:value-type="float">
            <text:p>4.276667</text:p>
          </table:table-cell>
          <table:table-cell office:value-type="float" office:value="4.607119" calcext:value-type="float">
            <text:p>4.607119</text:p>
          </table:table-cell>
          <table:table-cell office:value-type="float" office:value="0" calcext:value-type="float">
            <text:p>0</text:p>
          </table:table-cell>
          <table:table-cell office:value-type="float" office:value="0.3371732" calcext:value-type="float">
            <text:p>0.337173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1" calcext:value-type="float">
            <text:p>20112001</text:p>
          </table:table-cell>
          <table:table-cell office:value-type="float" office:value="1.861902" calcext:value-type="float">
            <text:p>1.861902</text:p>
          </table:table-cell>
          <table:table-cell office:value-type="float" office:value="137.0545" calcext:value-type="float">
            <text:p>137.0545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79899" calcext:value-type="float">
            <text:p>16.7989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1849876" calcext:value-type="float">
            <text:p>0.001849876</text:p>
          </table:table-cell>
          <table:table-cell office:value-type="float" office:value="1187.331" calcext:value-type="float">
            <text:p>1187.331</text:p>
          </table:table-cell>
          <table:table-cell office:value-type="float" office:value="1.350012" calcext:value-type="float">
            <text:p>1.350012</text:p>
          </table:table-cell>
          <table:table-cell office:value-type="float" office:value="0" calcext:value-type="float">
            <text:p>0</text:p>
          </table:table-cell>
          <table:table-cell office:value-type="float" office:value="0.1898225" calcext:value-type="float">
            <text:p>0.1898225</text:p>
          </table:table-cell>
          <table:table-cell office:value-type="float" office:value="0.2137735" calcext:value-type="float">
            <text:p>0.2137735</text:p>
          </table:table-cell>
          <table:table-cell office:value-type="float" office:value="0.09590402" calcext:value-type="float">
            <text:p>0.09590402</text:p>
          </table:table-cell>
          <table:table-cell office:value-type="float" office:value="0.05307662" calcext:value-type="float">
            <text:p>0.05307662</text:p>
          </table:table-cell>
          <table:table-cell office:value-type="float" office:value="0.03754843" calcext:value-type="float">
            <text:p>0.03754843</text:p>
          </table:table-cell>
          <table:table-cell office:value-type="float" office:value="0.02476498" calcext:value-type="float">
            <text:p>0.02476498</text:p>
          </table:table-cell>
          <table:table-cell office:value-type="float" office:value="0.02601437" calcext:value-type="float">
            <text:p>0.02601437</text:p>
          </table:table-cell>
          <table:table-cell office:value-type="float" office:value="0.05932295" calcext:value-type="float">
            <text:p>0.05932295</text:p>
          </table:table-cell>
          <table:table-cell office:value-type="float" office:value="0.1045918" calcext:value-type="float">
            <text:p>0.1045918</text:p>
          </table:table-cell>
          <table:table-cell office:value-type="float" office:value="0.1022315" calcext:value-type="float">
            <text:p>0.1022315</text:p>
          </table:table-cell>
          <table:table-cell office:value-type="float" office:value="0.1028476" calcext:value-type="float">
            <text:p>0.1028476</text:p>
          </table:table-cell>
          <table:table-cell office:value-type="float" office:value="0.1031239" calcext:value-type="float">
            <text:p>0.1031239</text:p>
          </table:table-cell>
          <table:table-cell office:value-type="float" office:value="0.1046991" calcext:value-type="float">
            <text:p>0.1046991</text:p>
          </table:table-cell>
          <table:table-cell office:value-type="float" office:value="0.1081369" calcext:value-type="float">
            <text:p>0.1081369</text:p>
          </table:table-cell>
          <table:table-cell office:value-type="float" office:value="0" calcext:value-type="float">
            <text:p>0</text:p>
          </table:table-cell>
          <table:table-cell office:value-type="float" office:value="24.3824" calcext:value-type="float">
            <text:p>24.3824</text:p>
          </table:table-cell>
          <table:table-cell office:value-type="float" office:value="25.01943" calcext:value-type="float">
            <text:p>25.01943</text:p>
          </table:table-cell>
          <table:table-cell office:value-type="float" office:value="11.63789" calcext:value-type="float">
            <text:p>11.63789</text:p>
          </table:table-cell>
          <table:table-cell office:value-type="float" office:value="6.416261" calcext:value-type="float">
            <text:p>6.416261</text:p>
          </table:table-cell>
          <table:table-cell office:value-type="float" office:value="4.610267" calcext:value-type="float">
            <text:p>4.610267</text:p>
          </table:table-cell>
          <table:table-cell office:value-type="float" office:value="1.738384" calcext:value-type="float">
            <text:p>1.738384</text:p>
          </table:table-cell>
          <table:table-cell office:value-type="float" office:value="1.236485" calcext:value-type="float">
            <text:p>1.236485</text:p>
          </table:table-cell>
          <table:table-cell office:value-type="float" office:value="2.568445" calcext:value-type="float">
            <text:p>2.568445</text:p>
          </table:table-cell>
          <table:table-cell office:value-type="float" office:value="3.923706" calcext:value-type="float">
            <text:p>3.923706</text:p>
          </table:table-cell>
          <table:table-cell office:value-type="float" office:value="3.879512" calcext:value-type="float">
            <text:p>3.879512</text:p>
          </table:table-cell>
          <table:table-cell office:value-type="float" office:value="4.054567" calcext:value-type="float">
            <text:p>4.054567</text:p>
          </table:table-cell>
          <table:table-cell office:value-type="float" office:value="4.112747" calcext:value-type="float">
            <text:p>4.112747</text:p>
          </table:table-cell>
          <table:table-cell office:value-type="float" office:value="4.287069" calcext:value-type="float">
            <text:p>4.287069</text:p>
          </table:table-cell>
          <table:table-cell office:value-type="float" office:value="4.618438" calcext:value-type="float">
            <text:p>4.618438</text:p>
          </table:table-cell>
          <table:table-cell office:value-type="float" office:value="0" calcext:value-type="float">
            <text:p>0</text:p>
          </table:table-cell>
          <table:table-cell office:value-type="float" office:value="0.3610342" calcext:value-type="float">
            <text:p>0.361034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1" calcext:value-type="float">
            <text:p>21112001</text:p>
          </table:table-cell>
          <table:table-cell office:value-type="float" office:value="1.861356" calcext:value-type="float">
            <text:p>1.861356</text:p>
          </table:table-cell>
          <table:table-cell office:value-type="float" office:value="137.0508" calcext:value-type="float">
            <text:p>137.0508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83342" calcext:value-type="float">
            <text:p>16.83342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1849876" calcext:value-type="float">
            <text:p>0.001849876</text:p>
          </table:table-cell>
          <table:table-cell office:value-type="float" office:value="1187.301" calcext:value-type="float">
            <text:p>1187.301</text:p>
          </table:table-cell>
          <table:table-cell office:value-type="float" office:value="1.349629" calcext:value-type="float">
            <text:p>1.349629</text:p>
          </table:table-cell>
          <table:table-cell office:value-type="float" office:value="0" calcext:value-type="float">
            <text:p>0</text:p>
          </table:table-cell>
          <table:table-cell office:value-type="float" office:value="0.1956759" calcext:value-type="float">
            <text:p>0.1956759</text:p>
          </table:table-cell>
          <table:table-cell office:value-type="float" office:value="0.2177677" calcext:value-type="float">
            <text:p>0.2177677</text:p>
          </table:table-cell>
          <table:table-cell office:value-type="float" office:value="0.0968116" calcext:value-type="float">
            <text:p>0.0968116</text:p>
          </table:table-cell>
          <table:table-cell office:value-type="float" office:value="0.05310811" calcext:value-type="float">
            <text:p>0.05310811</text:p>
          </table:table-cell>
          <table:table-cell office:value-type="float" office:value="0.0373511" calcext:value-type="float">
            <text:p>0.0373511</text:p>
          </table:table-cell>
          <table:table-cell office:value-type="float" office:value="0.02454913" calcext:value-type="float">
            <text:p>0.02454913</text:p>
          </table:table-cell>
          <table:table-cell office:value-type="float" office:value="0.02578745" calcext:value-type="float">
            <text:p>0.02578745</text:p>
          </table:table-cell>
          <table:table-cell office:value-type="float" office:value="0.05911511" calcext:value-type="float">
            <text:p>0.05911511</text:p>
          </table:table-cell>
          <table:table-cell office:value-type="float" office:value="0.1045966" calcext:value-type="float">
            <text:p>0.1045966</text:p>
          </table:table-cell>
          <table:table-cell office:value-type="float" office:value="0.1023194" calcext:value-type="float">
            <text:p>0.1023194</text:p>
          </table:table-cell>
          <table:table-cell office:value-type="float" office:value="0.1029519" calcext:value-type="float">
            <text:p>0.1029519</text:p>
          </table:table-cell>
          <table:table-cell office:value-type="float" office:value="0.1032306" calcext:value-type="float">
            <text:p>0.1032306</text:p>
          </table:table-cell>
          <table:table-cell office:value-type="float" office:value="0.1048096" calcext:value-type="float">
            <text:p>0.1048096</text:p>
          </table:table-cell>
          <table:table-cell office:value-type="float" office:value="0.1082573" calcext:value-type="float">
            <text:p>0.1082573</text:p>
          </table:table-cell>
          <table:table-cell office:value-type="float" office:value="0" calcext:value-type="float">
            <text:p>0</text:p>
          </table:table-cell>
          <table:table-cell office:value-type="float" office:value="24.38213" calcext:value-type="float">
            <text:p>24.38213</text:p>
          </table:table-cell>
          <table:table-cell office:value-type="float" office:value="25.01041" calcext:value-type="float">
            <text:p>25.01041</text:p>
          </table:table-cell>
          <table:table-cell office:value-type="float" office:value="11.63616" calcext:value-type="float">
            <text:p>11.63616</text:p>
          </table:table-cell>
          <table:table-cell office:value-type="float" office:value="6.415476" calcext:value-type="float">
            <text:p>6.415476</text:p>
          </table:table-cell>
          <table:table-cell office:value-type="float" office:value="4.609555" calcext:value-type="float">
            <text:p>4.609555</text:p>
          </table:table-cell>
          <table:table-cell office:value-type="float" office:value="1.740219" calcext:value-type="float">
            <text:p>1.740219</text:p>
          </table:table-cell>
          <table:table-cell office:value-type="float" office:value="1.238998" calcext:value-type="float">
            <text:p>1.238998</text:p>
          </table:table-cell>
          <table:table-cell office:value-type="float" office:value="2.574562" calcext:value-type="float">
            <text:p>2.574562</text:p>
          </table:table-cell>
          <table:table-cell office:value-type="float" office:value="3.932903" calcext:value-type="float">
            <text:p>3.932903</text:p>
          </table:table-cell>
          <table:table-cell office:value-type="float" office:value="3.889119" calcext:value-type="float">
            <text:p>3.889119</text:p>
          </table:table-cell>
          <table:table-cell office:value-type="float" office:value="4.064664" calcext:value-type="float">
            <text:p>4.064664</text:p>
          </table:table-cell>
          <table:table-cell office:value-type="float" office:value="4.122904" calcext:value-type="float">
            <text:p>4.122904</text:p>
          </table:table-cell>
          <table:table-cell office:value-type="float" office:value="4.297458" calcext:value-type="float">
            <text:p>4.297458</text:p>
          </table:table-cell>
          <table:table-cell office:value-type="float" office:value="4.629745" calcext:value-type="float">
            <text:p>4.629745</text:p>
          </table:table-cell>
          <table:table-cell office:value-type="float" office:value="0" calcext:value-type="float">
            <text:p>0</text:p>
          </table:table-cell>
          <table:table-cell office:value-type="float" office:value="0.4305546" calcext:value-type="float">
            <text:p>0.4305546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1" calcext:value-type="float">
            <text:p>22112001</text:p>
          </table:table-cell>
          <table:table-cell office:value-type="float" office:value="1.860806" calcext:value-type="float">
            <text:p>1.860806</text:p>
          </table:table-cell>
          <table:table-cell office:value-type="float" office:value="137.047" calcext:value-type="float">
            <text:p>137.047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86788" calcext:value-type="float">
            <text:p>16.86788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7" calcext:value-type="float">
            <text:p>0.00050036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1849876" calcext:value-type="float">
            <text:p>0.001849876</text:p>
          </table:table-cell>
          <table:table-cell office:value-type="float" office:value="1187.271" calcext:value-type="float">
            <text:p>1187.271</text:p>
          </table:table-cell>
          <table:table-cell office:value-type="float" office:value="1.349375" calcext:value-type="float">
            <text:p>1.349375</text:p>
          </table:table-cell>
          <table:table-cell office:value-type="float" office:value="0" calcext:value-type="float">
            <text:p>0</text:p>
          </table:table-cell>
          <table:table-cell office:value-type="float" office:value="0.1991122" calcext:value-type="float">
            <text:p>0.1991122</text:p>
          </table:table-cell>
          <table:table-cell office:value-type="float" office:value="0.2220824" calcext:value-type="float">
            <text:p>0.2220824</text:p>
          </table:table-cell>
          <table:table-cell office:value-type="float" office:value="0.09801578" calcext:value-type="float">
            <text:p>0.09801578</text:p>
          </table:table-cell>
          <table:table-cell office:value-type="float" office:value="0.05343748" calcext:value-type="float">
            <text:p>0.05343748</text:p>
          </table:table-cell>
          <table:table-cell office:value-type="float" office:value="0.03736208" calcext:value-type="float">
            <text:p>0.03736208</text:p>
          </table:table-cell>
          <table:table-cell office:value-type="float" office:value="0.02464617" calcext:value-type="float">
            <text:p>0.02464617</text:p>
          </table:table-cell>
          <table:table-cell office:value-type="float" office:value="0.02576985" calcext:value-type="float">
            <text:p>0.02576985</text:p>
          </table:table-cell>
          <table:table-cell office:value-type="float" office:value="0.05902911" calcext:value-type="float">
            <text:p>0.05902911</text:p>
          </table:table-cell>
          <table:table-cell office:value-type="float" office:value="0.1046013" calcext:value-type="float">
            <text:p>0.1046013</text:p>
          </table:table-cell>
          <table:table-cell office:value-type="float" office:value="0.1024011" calcext:value-type="float">
            <text:p>0.1024011</text:p>
          </table:table-cell>
          <table:table-cell office:value-type="float" office:value="0.1030552" calcext:value-type="float">
            <text:p>0.1030552</text:p>
          </table:table-cell>
          <table:table-cell office:value-type="float" office:value="0.1033373" calcext:value-type="float">
            <text:p>0.1033373</text:p>
          </table:table-cell>
          <table:table-cell office:value-type="float" office:value="0.1049198" calcext:value-type="float">
            <text:p>0.1049198</text:p>
          </table:table-cell>
          <table:table-cell office:value-type="float" office:value="0.1083774" calcext:value-type="float">
            <text:p>0.1083774</text:p>
          </table:table-cell>
          <table:table-cell office:value-type="float" office:value="0" calcext:value-type="float">
            <text:p>0</text:p>
          </table:table-cell>
          <table:table-cell office:value-type="float" office:value="24.38283" calcext:value-type="float">
            <text:p>24.38283</text:p>
          </table:table-cell>
          <table:table-cell office:value-type="float" office:value="25.00256" calcext:value-type="float">
            <text:p>25.00256</text:p>
          </table:table-cell>
          <table:table-cell office:value-type="float" office:value="11.63479" calcext:value-type="float">
            <text:p>11.63479</text:p>
          </table:table-cell>
          <table:table-cell office:value-type="float" office:value="6.414756" calcext:value-type="float">
            <text:p>6.414756</text:p>
          </table:table-cell>
          <table:table-cell office:value-type="float" office:value="4.608818" calcext:value-type="float">
            <text:p>4.608818</text:p>
          </table:table-cell>
          <table:table-cell office:value-type="float" office:value="1.742041" calcext:value-type="float">
            <text:p>1.742041</text:p>
          </table:table-cell>
          <table:table-cell office:value-type="float" office:value="1.241491" calcext:value-type="float">
            <text:p>1.241491</text:p>
          </table:table-cell>
          <table:table-cell office:value-type="float" office:value="2.580637" calcext:value-type="float">
            <text:p>2.580637</text:p>
          </table:table-cell>
          <table:table-cell office:value-type="float" office:value="3.942078" calcext:value-type="float">
            <text:p>3.942078</text:p>
          </table:table-cell>
          <table:table-cell office:value-type="float" office:value="3.898724" calcext:value-type="float">
            <text:p>3.898724</text:p>
          </table:table-cell>
          <table:table-cell office:value-type="float" office:value="4.074761" calcext:value-type="float">
            <text:p>4.074761</text:p>
          </table:table-cell>
          <table:table-cell office:value-type="float" office:value="4.133062" calcext:value-type="float">
            <text:p>4.133062</text:p>
          </table:table-cell>
          <table:table-cell office:value-type="float" office:value="4.307817" calcext:value-type="float">
            <text:p>4.307817</text:p>
          </table:table-cell>
          <table:table-cell office:value-type="float" office:value="4.641051" calcext:value-type="float">
            <text:p>4.641051</text:p>
          </table:table-cell>
          <table:table-cell office:value-type="float" office:value="0" calcext:value-type="float">
            <text:p>0</text:p>
          </table:table-cell>
          <table:table-cell office:value-type="float" office:value="0.4538934" calcext:value-type="float">
            <text:p>0.4538934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1" calcext:value-type="float">
            <text:p>23112001</text:p>
          </table:table-cell>
          <table:table-cell office:value-type="float" office:value="1.860582" calcext:value-type="float">
            <text:p>1.860582</text:p>
          </table:table-cell>
          <table:table-cell office:value-type="float" office:value="137.0433" calcext:value-type="float">
            <text:p>137.0433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9019" calcext:value-type="float">
            <text:p>16.9019</text:p>
          </table:table-cell>
          <table:table-cell office:value-type="float" office:value="0.01101055" calcext:value-type="float">
            <text:p>0.01101055</text:p>
          </table:table-cell>
          <table:table-cell office:value-type="float" office:value="0.0005003687" calcext:value-type="float">
            <text:p>0.0005003687</text:p>
          </table:table-cell>
          <table:table-cell office:value-type="float" office:value="0.01138282" calcext:value-type="float">
            <text:p>0.01138282</text:p>
          </table:table-cell>
          <table:table-cell office:value-type="float" office:value="0.001849895" calcext:value-type="float">
            <text:p>0.001849895</text:p>
          </table:table-cell>
          <table:table-cell office:value-type="float" office:value="1187.24" calcext:value-type="float">
            <text:p>1187.24</text:p>
          </table:table-cell>
          <table:table-cell office:value-type="float" office:value="1.350357" calcext:value-type="float">
            <text:p>1.350357</text:p>
          </table:table-cell>
          <table:table-cell office:value-type="float" office:value="0" calcext:value-type="float">
            <text:p>0</text:p>
          </table:table-cell>
          <table:table-cell office:value-type="float" office:value="0.1223083" calcext:value-type="float">
            <text:p>0.1223083</text:p>
          </table:table-cell>
          <table:table-cell office:value-type="float" office:value="0.2233886" calcext:value-type="float">
            <text:p>0.2233886</text:p>
          </table:table-cell>
          <table:table-cell office:value-type="float" office:value="0.09579352" calcext:value-type="float">
            <text:p>0.09579352</text:p>
          </table:table-cell>
          <table:table-cell office:value-type="float" office:value="0.05246473" calcext:value-type="float">
            <text:p>0.05246473</text:p>
          </table:table-cell>
          <table:table-cell office:value-type="float" office:value="0.03671581" calcext:value-type="float">
            <text:p>0.03671581</text:p>
          </table:table-cell>
          <table:table-cell office:value-type="float" office:value="0.02458627" calcext:value-type="float">
            <text:p>0.02458627</text:p>
          </table:table-cell>
          <table:table-cell office:value-type="float" office:value="0.02576482" calcext:value-type="float">
            <text:p>0.02576482</text:p>
          </table:table-cell>
          <table:table-cell office:value-type="float" office:value="0.0590275" calcext:value-type="float">
            <text:p>0.0590275</text:p>
          </table:table-cell>
          <table:table-cell office:value-type="float" office:value="0.1046262" calcext:value-type="float">
            <text:p>0.1046262</text:p>
          </table:table-cell>
          <table:table-cell office:value-type="float" office:value="0.1024801" calcext:value-type="float">
            <text:p>0.1024801</text:p>
          </table:table-cell>
          <table:table-cell office:value-type="float" office:value="0.1031575" calcext:value-type="float">
            <text:p>0.1031575</text:p>
          </table:table-cell>
          <table:table-cell office:value-type="float" office:value="0.1034575" calcext:value-type="float">
            <text:p>0.1034575</text:p>
          </table:table-cell>
          <table:table-cell office:value-type="float" office:value="0.1050298" calcext:value-type="float">
            <text:p>0.1050298</text:p>
          </table:table-cell>
          <table:table-cell office:value-type="float" office:value="0.1084973" calcext:value-type="float">
            <text:p>0.1084973</text:p>
          </table:table-cell>
          <table:table-cell office:value-type="float" office:value="0" calcext:value-type="float">
            <text:p>0</text:p>
          </table:table-cell>
          <table:table-cell office:value-type="float" office:value="24.35199" calcext:value-type="float">
            <text:p>24.35199</text:p>
          </table:table-cell>
          <table:table-cell office:value-type="float" office:value="24.99344" calcext:value-type="float">
            <text:p>24.99344</text:p>
          </table:table-cell>
          <table:table-cell office:value-type="float" office:value="11.63353" calcext:value-type="float">
            <text:p>11.63353</text:p>
          </table:table-cell>
          <table:table-cell office:value-type="float" office:value="6.414073" calcext:value-type="float">
            <text:p>6.414073</text:p>
          </table:table-cell>
          <table:table-cell office:value-type="float" office:value="4.608038" calcext:value-type="float">
            <text:p>4.608038</text:p>
          </table:table-cell>
          <table:table-cell office:value-type="float" office:value="1.743886" calcext:value-type="float">
            <text:p>1.743886</text:p>
          </table:table-cell>
          <table:table-cell office:value-type="float" office:value="1.243984" calcext:value-type="float">
            <text:p>1.243984</text:p>
          </table:table-cell>
          <table:table-cell office:value-type="float" office:value="2.586692" calcext:value-type="float">
            <text:p>2.586692</text:p>
          </table:table-cell>
          <table:table-cell office:value-type="float" office:value="3.951237" calcext:value-type="float">
            <text:p>3.951237</text:p>
          </table:table-cell>
          <table:table-cell office:value-type="float" office:value="3.908313" calcext:value-type="float">
            <text:p>3.908313</text:p>
          </table:table-cell>
          <table:table-cell office:value-type="float" office:value="4.084839" calcext:value-type="float">
            <text:p>4.084839</text:p>
          </table:table-cell>
          <table:table-cell office:value-type="float" office:value="4.143181" calcext:value-type="float">
            <text:p>4.143181</text:p>
          </table:table-cell>
          <table:table-cell office:value-type="float" office:value="4.318167" calcext:value-type="float">
            <text:p>4.318167</text:p>
          </table:table-cell>
          <table:table-cell office:value-type="float" office:value="4.652325" calcext:value-type="float">
            <text:p>4.652325</text:p>
          </table:table-cell>
          <table:table-cell office:value-type="float" office:value="0" calcext:value-type="float">
            <text:p>0</text:p>
          </table:table-cell>
          <table:table-cell office:value-type="float" office:value="0.1634625" calcext:value-type="float">
            <text:p>0.1634625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1" calcext:value-type="float">
            <text:p>24112001</text:p>
          </table:table-cell>
          <table:table-cell office:value-type="float" office:value="1.860745" calcext:value-type="float">
            <text:p>1.860745</text:p>
          </table:table-cell>
          <table:table-cell office:value-type="float" office:value="137.0401" calcext:value-type="float">
            <text:p>137.0401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93385" calcext:value-type="float">
            <text:p>16.93385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5547" calcext:value-type="float">
            <text:p>0.0005005547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851077" calcext:value-type="float">
            <text:p>0.001851077</text:p>
          </table:table-cell>
          <table:table-cell office:value-type="float" office:value="1187.211" calcext:value-type="float">
            <text:p>1187.211</text:p>
          </table:table-cell>
          <table:table-cell office:value-type="float" office:value="1.352463" calcext:value-type="float">
            <text:p>1.352463</text:p>
          </table:table-cell>
          <table:table-cell office:value-type="float" office:value="0" calcext:value-type="float">
            <text:p>0</text:p>
          </table:table-cell>
          <table:table-cell office:value-type="float" office:value="0.0960407" calcext:value-type="float">
            <text:p>0.0960407</text:p>
          </table:table-cell>
          <table:table-cell office:value-type="float" office:value="0.1525495" calcext:value-type="float">
            <text:p>0.1525495</text:p>
          </table:table-cell>
          <table:table-cell office:value-type="float" office:value="0.09334467" calcext:value-type="float">
            <text:p>0.09334467</text:p>
          </table:table-cell>
          <table:table-cell office:value-type="float" office:value="0.06131529" calcext:value-type="float">
            <text:p>0.06131529</text:p>
          </table:table-cell>
          <table:table-cell office:value-type="float" office:value="0.04332476" calcext:value-type="float">
            <text:p>0.04332476</text:p>
          </table:table-cell>
          <table:table-cell office:value-type="float" office:value="0.02414" calcext:value-type="float">
            <text:p>0.02414</text:p>
          </table:table-cell>
          <table:table-cell office:value-type="float" office:value="0.02348994" calcext:value-type="float">
            <text:p>0.02348994</text:p>
          </table:table-cell>
          <table:table-cell office:value-type="float" office:value="0.05875933" calcext:value-type="float">
            <text:p>0.05875933</text:p>
          </table:table-cell>
          <table:table-cell office:value-type="float" office:value="0.1046624" calcext:value-type="float">
            <text:p>0.1046624</text:p>
          </table:table-cell>
          <table:table-cell office:value-type="float" office:value="0.1025589" calcext:value-type="float">
            <text:p>0.1025589</text:p>
          </table:table-cell>
          <table:table-cell office:value-type="float" office:value="0.1032592" calcext:value-type="float">
            <text:p>0.1032592</text:p>
          </table:table-cell>
          <table:table-cell office:value-type="float" office:value="0.1035531" calcext:value-type="float">
            <text:p>0.1035531</text:p>
          </table:table-cell>
          <table:table-cell office:value-type="float" office:value="0.1051396" calcext:value-type="float">
            <text:p>0.1051396</text:p>
          </table:table-cell>
          <table:table-cell office:value-type="float" office:value="0.1086171" calcext:value-type="float">
            <text:p>0.1086171</text:p>
          </table:table-cell>
          <table:table-cell office:value-type="float" office:value="0" calcext:value-type="float">
            <text:p>0</text:p>
          </table:table-cell>
          <table:table-cell office:value-type="float" office:value="24.28088" calcext:value-type="float">
            <text:p>24.28088</text:p>
          </table:table-cell>
          <table:table-cell office:value-type="float" office:value="24.94069" calcext:value-type="float">
            <text:p>24.94069</text:p>
          </table:table-cell>
          <table:table-cell office:value-type="float" office:value="11.63228" calcext:value-type="float">
            <text:p>11.63228</text:p>
          </table:table-cell>
          <table:table-cell office:value-type="float" office:value="6.416378" calcext:value-type="float">
            <text:p>6.416378</text:p>
          </table:table-cell>
          <table:table-cell office:value-type="float" office:value="4.608241" calcext:value-type="float">
            <text:p>4.608241</text:p>
          </table:table-cell>
          <table:table-cell office:value-type="float" office:value="1.745673" calcext:value-type="float">
            <text:p>1.745673</text:p>
          </table:table-cell>
          <table:table-cell office:value-type="float" office:value="1.246292" calcext:value-type="float">
            <text:p>1.246292</text:p>
          </table:table-cell>
          <table:table-cell office:value-type="float" office:value="2.592731" calcext:value-type="float">
            <text:p>2.592731</text:p>
          </table:table-cell>
          <table:table-cell office:value-type="float" office:value="3.960379" calcext:value-type="float">
            <text:p>3.960379</text:p>
          </table:table-cell>
          <table:table-cell office:value-type="float" office:value="3.917882" calcext:value-type="float">
            <text:p>3.917882</text:p>
          </table:table-cell>
          <table:table-cell office:value-type="float" office:value="4.094907" calcext:value-type="float">
            <text:p>4.094907</text:p>
          </table:table-cell>
          <table:table-cell office:value-type="float" office:value="4.153298" calcext:value-type="float">
            <text:p>4.153298</text:p>
          </table:table-cell>
          <table:table-cell office:value-type="float" office:value="4.328485" calcext:value-type="float">
            <text:p>4.328485</text:p>
          </table:table-cell>
          <table:table-cell office:value-type="float" office:value="4.663594" calcext:value-type="float">
            <text:p>4.663594</text:p>
          </table:table-cell>
          <table:table-cell office:value-type="float" office:value="0" calcext:value-type="float">
            <text:p>0</text:p>
          </table:table-cell>
          <table:table-cell office:value-type="float" office:value="0.1851282" calcext:value-type="float">
            <text:p>0.185128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1" calcext:value-type="float">
            <text:p>25112001</text:p>
          </table:table-cell>
          <table:table-cell office:value-type="float" office:value="1.860867" calcext:value-type="float">
            <text:p>1.860867</text:p>
          </table:table-cell>
          <table:table-cell office:value-type="float" office:value="137.0372" calcext:value-type="float">
            <text:p>137.0372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96613" calcext:value-type="float">
            <text:p>16.96613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5547" calcext:value-type="float">
            <text:p>0.0005005547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851077" calcext:value-type="float">
            <text:p>0.001851077</text:p>
          </table:table-cell>
          <table:table-cell office:value-type="float" office:value="1187.182" calcext:value-type="float">
            <text:p>1187.182</text:p>
          </table:table-cell>
          <table:table-cell office:value-type="float" office:value="1.353783" calcext:value-type="float">
            <text:p>1.353783</text:p>
          </table:table-cell>
          <table:table-cell office:value-type="float" office:value="0" calcext:value-type="float">
            <text:p>0</text:p>
          </table:table-cell>
          <table:table-cell office:value-type="float" office:value="0.1069337" calcext:value-type="float">
            <text:p>0.1069337</text:p>
          </table:table-cell>
          <table:table-cell office:value-type="float" office:value="0.1772168" calcext:value-type="float">
            <text:p>0.1772168</text:p>
          </table:table-cell>
          <table:table-cell office:value-type="float" office:value="0.08581262" calcext:value-type="float">
            <text:p>0.08581262</text:p>
          </table:table-cell>
          <table:table-cell office:value-type="float" office:value="0.04849571" calcext:value-type="float">
            <text:p>0.04849571</text:p>
          </table:table-cell>
          <table:table-cell office:value-type="float" office:value="0.03357721" calcext:value-type="float">
            <text:p>0.03357721</text:p>
          </table:table-cell>
          <table:table-cell office:value-type="float" office:value="0.02313306" calcext:value-type="float">
            <text:p>0.02313306</text:p>
          </table:table-cell>
          <table:table-cell office:value-type="float" office:value="0.02424562" calcext:value-type="float">
            <text:p>0.02424562</text:p>
          </table:table-cell>
          <table:table-cell office:value-type="float" office:value="0.05851298" calcext:value-type="float">
            <text:p>0.05851298</text:p>
          </table:table-cell>
          <table:table-cell office:value-type="float" office:value="0.1046838" calcext:value-type="float">
            <text:p>0.1046838</text:p>
          </table:table-cell>
          <table:table-cell office:value-type="float" office:value="0.1026368" calcext:value-type="float">
            <text:p>0.1026368</text:p>
          </table:table-cell>
          <table:table-cell office:value-type="float" office:value="0.1033606" calcext:value-type="float">
            <text:p>0.1033606</text:p>
          </table:table-cell>
          <table:table-cell office:value-type="float" office:value="0.1036665" calcext:value-type="float">
            <text:p>0.1036665</text:p>
          </table:table-cell>
          <table:table-cell office:value-type="float" office:value="0.1052495" calcext:value-type="float">
            <text:p>0.1052495</text:p>
          </table:table-cell>
          <table:table-cell office:value-type="float" office:value="0.1087367" calcext:value-type="float">
            <text:p>0.1087367</text:p>
          </table:table-cell>
          <table:table-cell office:value-type="float" office:value="0" calcext:value-type="float">
            <text:p>0</text:p>
          </table:table-cell>
          <table:table-cell office:value-type="float" office:value="24.23493" calcext:value-type="float">
            <text:p>24.23493</text:p>
          </table:table-cell>
          <table:table-cell office:value-type="float" office:value="24.903" calcext:value-type="float">
            <text:p>24.903</text:p>
          </table:table-cell>
          <table:table-cell office:value-type="float" office:value="11.62525" calcext:value-type="float">
            <text:p>11.62525</text:p>
          </table:table-cell>
          <table:table-cell office:value-type="float" office:value="6.41518" calcext:value-type="float">
            <text:p>6.41518</text:p>
          </table:table-cell>
          <table:table-cell office:value-type="float" office:value="4.606941" calcext:value-type="float">
            <text:p>4.606941</text:p>
          </table:table-cell>
          <table:table-cell office:value-type="float" office:value="1.747366" calcext:value-type="float">
            <text:p>1.747366</text:p>
          </table:table-cell>
          <table:table-cell office:value-type="float" office:value="1.248774" calcext:value-type="float">
            <text:p>1.248774</text:p>
          </table:table-cell>
          <table:table-cell office:value-type="float" office:value="2.598749" calcext:value-type="float">
            <text:p>2.598749</text:p>
          </table:table-cell>
          <table:table-cell office:value-type="float" office:value="3.969508" calcext:value-type="float">
            <text:p>3.969508</text:p>
          </table:table-cell>
          <table:table-cell office:value-type="float" office:value="3.92745" calcext:value-type="float">
            <text:p>3.92745</text:p>
          </table:table-cell>
          <table:table-cell office:value-type="float" office:value="4.10497" calcext:value-type="float">
            <text:p>4.10497</text:p>
          </table:table-cell>
          <table:table-cell office:value-type="float" office:value="4.163415" calcext:value-type="float">
            <text:p>4.163415</text:p>
          </table:table-cell>
          <table:table-cell office:value-type="float" office:value="4.338796" calcext:value-type="float">
            <text:p>4.338796</text:p>
          </table:table-cell>
          <table:table-cell office:value-type="float" office:value="4.674855" calcext:value-type="float">
            <text:p>4.674855</text:p>
          </table:table-cell>
          <table:table-cell office:value-type="float" office:value="0" calcext:value-type="float">
            <text:p>0</text:p>
          </table:table-cell>
          <table:table-cell office:value-type="float" office:value="0.1646181" calcext:value-type="float">
            <text:p>0.164618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1" calcext:value-type="float">
            <text:p>26112001</text:p>
          </table:table-cell>
          <table:table-cell office:value-type="float" office:value="1.861258" calcext:value-type="float">
            <text:p>1.861258</text:p>
          </table:table-cell>
          <table:table-cell office:value-type="float" office:value="137.0343" calcext:value-type="float">
            <text:p>137.0343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6.99809" calcext:value-type="float">
            <text:p>16.99809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5607" calcext:value-type="float">
            <text:p>0.0005005607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851137" calcext:value-type="float">
            <text:p>0.001851137</text:p>
          </table:table-cell>
          <table:table-cell office:value-type="float" office:value="1187.152" calcext:value-type="float">
            <text:p>1187.152</text:p>
          </table:table-cell>
          <table:table-cell office:value-type="float" office:value="1.356503" calcext:value-type="float">
            <text:p>1.356503</text:p>
          </table:table-cell>
          <table:table-cell office:value-type="float" office:value="0" calcext:value-type="float">
            <text:p>0</text:p>
          </table:table-cell>
          <table:table-cell office:value-type="float" office:value="0.1087136" calcext:value-type="float">
            <text:p>0.1087136</text:p>
          </table:table-cell>
          <table:table-cell office:value-type="float" office:value="0.1842592" calcext:value-type="float">
            <text:p>0.1842592</text:p>
          </table:table-cell>
          <table:table-cell office:value-type="float" office:value="0.08352333" calcext:value-type="float">
            <text:p>0.08352333</text:p>
          </table:table-cell>
          <table:table-cell office:value-type="float" office:value="0.0460112" calcext:value-type="float">
            <text:p>0.0460112</text:p>
          </table:table-cell>
          <table:table-cell office:value-type="float" office:value="0.03173601" calcext:value-type="float">
            <text:p>0.03173601</text:p>
          </table:table-cell>
          <table:table-cell office:value-type="float" office:value="0.02258547" calcext:value-type="float">
            <text:p>0.02258547</text:p>
          </table:table-cell>
          <table:table-cell office:value-type="float" office:value="0.02382245" calcext:value-type="float">
            <text:p>0.02382245</text:p>
          </table:table-cell>
          <table:table-cell office:value-type="float" office:value="0.0583262" calcext:value-type="float">
            <text:p>0.0583262</text:p>
          </table:table-cell>
          <table:table-cell office:value-type="float" office:value="0.1046778" calcext:value-type="float">
            <text:p>0.1046778</text:p>
          </table:table-cell>
          <table:table-cell office:value-type="float" office:value="0.1027115" calcext:value-type="float">
            <text:p>0.1027115</text:p>
          </table:table-cell>
          <table:table-cell office:value-type="float" office:value="0.1034613" calcext:value-type="float">
            <text:p>0.1034613</text:p>
          </table:table-cell>
          <table:table-cell office:value-type="float" office:value="0.1037742" calcext:value-type="float">
            <text:p>0.1037742</text:p>
          </table:table-cell>
          <table:table-cell office:value-type="float" office:value="0.1053593" calcext:value-type="float">
            <text:p>0.1053593</text:p>
          </table:table-cell>
          <table:table-cell office:value-type="float" office:value="0.1088562" calcext:value-type="float">
            <text:p>0.1088562</text:p>
          </table:table-cell>
          <table:table-cell office:value-type="float" office:value="0" calcext:value-type="float">
            <text:p>0</text:p>
          </table:table-cell>
          <table:table-cell office:value-type="float" office:value="24.18077" calcext:value-type="float">
            <text:p>24.18077</text:p>
          </table:table-cell>
          <table:table-cell office:value-type="float" office:value="24.86847" calcext:value-type="float">
            <text:p>24.86847</text:p>
          </table:table-cell>
          <table:table-cell office:value-type="float" office:value="11.61749" calcext:value-type="float">
            <text:p>11.61749</text:p>
          </table:table-cell>
          <table:table-cell office:value-type="float" office:value="6.411057" calcext:value-type="float">
            <text:p>6.411057</text:p>
          </table:table-cell>
          <table:table-cell office:value-type="float" office:value="4.603046" calcext:value-type="float">
            <text:p>4.603046</text:p>
          </table:table-cell>
          <table:table-cell office:value-type="float" office:value="1.748941" calcext:value-type="float">
            <text:p>1.748941</text:p>
          </table:table-cell>
          <table:table-cell office:value-type="float" office:value="1.251214" calcext:value-type="float">
            <text:p>1.251214</text:p>
          </table:table-cell>
          <table:table-cell office:value-type="float" office:value="2.604745" calcext:value-type="float">
            <text:p>2.604745</text:p>
          </table:table-cell>
          <table:table-cell office:value-type="float" office:value="3.978621" calcext:value-type="float">
            <text:p>3.978621</text:p>
          </table:table-cell>
          <table:table-cell office:value-type="float" office:value="3.936996" calcext:value-type="float">
            <text:p>3.936996</text:p>
          </table:table-cell>
          <table:table-cell office:value-type="float" office:value="4.11501" calcext:value-type="float">
            <text:p>4.11501</text:p>
          </table:table-cell>
          <table:table-cell office:value-type="float" office:value="4.1735" calcext:value-type="float">
            <text:p>4.1735</text:p>
          </table:table-cell>
          <table:table-cell office:value-type="float" office:value="4.349076" calcext:value-type="float">
            <text:p>4.349076</text:p>
          </table:table-cell>
          <table:table-cell office:value-type="float" office:value="4.686085" calcext:value-type="float">
            <text:p>4.686085</text:p>
          </table:table-cell>
          <table:table-cell office:value-type="float" office:value="0" calcext:value-type="float">
            <text:p>0</text:p>
          </table:table-cell>
          <table:table-cell office:value-type="float" office:value="0.1975045" calcext:value-type="float">
            <text:p>0.1975045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1" calcext:value-type="float">
            <text:p>27112001</text:p>
          </table:table-cell>
          <table:table-cell office:value-type="float" office:value="1.861329" calcext:value-type="float">
            <text:p>1.861329</text:p>
          </table:table-cell>
          <table:table-cell office:value-type="float" office:value="137.0317" calcext:value-type="float">
            <text:p>137.0317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03018" calcext:value-type="float">
            <text:p>17.03018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6292" calcext:value-type="float">
            <text:p>0.0005006292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849848" calcext:value-type="float">
            <text:p>0.001849848</text:p>
          </table:table-cell>
          <table:table-cell office:value-type="float" office:value="1187.123" calcext:value-type="float">
            <text:p>1187.123</text:p>
          </table:table-cell>
          <table:table-cell office:value-type="float" office:value="1.356724" calcext:value-type="float">
            <text:p>1.356724</text:p>
          </table:table-cell>
          <table:table-cell office:value-type="float" office:value="0" calcext:value-type="float">
            <text:p>0</text:p>
          </table:table-cell>
          <table:table-cell office:value-type="float" office:value="0.1669702" calcext:value-type="float">
            <text:p>0.1669702</text:p>
          </table:table-cell>
          <table:table-cell office:value-type="float" office:value="0.1640187" calcext:value-type="float">
            <text:p>0.1640187</text:p>
          </table:table-cell>
          <table:table-cell office:value-type="float" office:value="0.07719164" calcext:value-type="float">
            <text:p>0.07719164</text:p>
          </table:table-cell>
          <table:table-cell office:value-type="float" office:value="0.04398174" calcext:value-type="float">
            <text:p>0.04398174</text:p>
          </table:table-cell>
          <table:table-cell office:value-type="float" office:value="0.03047671" calcext:value-type="float">
            <text:p>0.03047671</text:p>
          </table:table-cell>
          <table:table-cell office:value-type="float" office:value="0.02119088" calcext:value-type="float">
            <text:p>0.02119088</text:p>
          </table:table-cell>
          <table:table-cell office:value-type="float" office:value="0.01950007" calcext:value-type="float">
            <text:p>0.01950007</text:p>
          </table:table-cell>
          <table:table-cell office:value-type="float" office:value="0.05784373" calcext:value-type="float">
            <text:p>0.05784373</text:p>
          </table:table-cell>
          <table:table-cell office:value-type="float" office:value="0.1046632" calcext:value-type="float">
            <text:p>0.1046632</text:p>
          </table:table-cell>
          <table:table-cell office:value-type="float" office:value="0.1027819" calcext:value-type="float">
            <text:p>0.1027819</text:p>
          </table:table-cell>
          <table:table-cell office:value-type="float" office:value="0.1035616" calcext:value-type="float">
            <text:p>0.1035616</text:p>
          </table:table-cell>
          <table:table-cell office:value-type="float" office:value="0.1038691" calcext:value-type="float">
            <text:p>0.1038691</text:p>
          </table:table-cell>
          <table:table-cell office:value-type="float" office:value="0.1055109" calcext:value-type="float">
            <text:p>0.1055109</text:p>
          </table:table-cell>
          <table:table-cell office:value-type="float" office:value="0.1089648" calcext:value-type="float">
            <text:p>0.1089648</text:p>
          </table:table-cell>
          <table:table-cell office:value-type="float" office:value="0" calcext:value-type="float">
            <text:p>0</text:p>
          </table:table-cell>
          <table:table-cell office:value-type="float" office:value="24.16136" calcext:value-type="float">
            <text:p>24.16136</text:p>
          </table:table-cell>
          <table:table-cell office:value-type="float" office:value="24.83499" calcext:value-type="float">
            <text:p>24.83499</text:p>
          </table:table-cell>
          <table:table-cell office:value-type="float" office:value="11.60747" calcext:value-type="float">
            <text:p>11.60747</text:p>
          </table:table-cell>
          <table:table-cell office:value-type="float" office:value="6.406109" calcext:value-type="float">
            <text:p>6.406109</text:p>
          </table:table-cell>
          <table:table-cell office:value-type="float" office:value="4.598903" calcext:value-type="float">
            <text:p>4.598903</text:p>
          </table:table-cell>
          <table:table-cell office:value-type="float" office:value="1.75053" calcext:value-type="float">
            <text:p>1.75053</text:p>
          </table:table-cell>
          <table:table-cell office:value-type="float" office:value="1.253126" calcext:value-type="float">
            <text:p>1.253126</text:p>
          </table:table-cell>
          <table:table-cell office:value-type="float" office:value="2.610711" calcext:value-type="float">
            <text:p>2.610711</text:p>
          </table:table-cell>
          <table:table-cell office:value-type="float" office:value="3.987716" calcext:value-type="float">
            <text:p>3.987716</text:p>
          </table:table-cell>
          <table:table-cell office:value-type="float" office:value="3.946526" calcext:value-type="float">
            <text:p>3.946526</text:p>
          </table:table-cell>
          <table:table-cell office:value-type="float" office:value="4.12505" calcext:value-type="float">
            <text:p>4.12505</text:p>
          </table:table-cell>
          <table:table-cell office:value-type="float" office:value="4.183581" calcext:value-type="float">
            <text:p>4.183581</text:p>
          </table:table-cell>
          <table:table-cell office:value-type="float" office:value="4.359349" calcext:value-type="float">
            <text:p>4.359349</text:p>
          </table:table-cell>
          <table:table-cell office:value-type="float" office:value="4.697173" calcext:value-type="float">
            <text:p>4.697173</text:p>
          </table:table-cell>
          <table:table-cell office:value-type="float" office:value="0" calcext:value-type="float">
            <text:p>0</text:p>
          </table:table-cell>
          <table:table-cell office:value-type="float" office:value="2.224178" calcext:value-type="float">
            <text:p>2.22417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1" calcext:value-type="float">
            <text:p>28112001</text:p>
          </table:table-cell>
          <table:table-cell office:value-type="float" office:value="1.861356" calcext:value-type="float">
            <text:p>1.861356</text:p>
          </table:table-cell>
          <table:table-cell office:value-type="float" office:value="137.0295" calcext:value-type="float">
            <text:p>137.0295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06242" calcext:value-type="float">
            <text:p>17.06242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6415" calcext:value-type="float">
            <text:p>0.0005006415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762462" calcext:value-type="float">
            <text:p>0.001762462</text:p>
          </table:table-cell>
          <table:table-cell office:value-type="float" office:value="1187.093" calcext:value-type="float">
            <text:p>1187.093</text:p>
          </table:table-cell>
          <table:table-cell office:value-type="float" office:value="1.356465" calcext:value-type="float">
            <text:p>1.356465</text:p>
          </table:table-cell>
          <table:table-cell office:value-type="float" office:value="0" calcext:value-type="float">
            <text:p>0</text:p>
          </table:table-cell>
          <table:table-cell office:value-type="float" office:value="0.1712403" calcext:value-type="float">
            <text:p>0.1712403</text:p>
          </table:table-cell>
          <table:table-cell office:value-type="float" office:value="0.1723341" calcext:value-type="float">
            <text:p>0.1723341</text:p>
          </table:table-cell>
          <table:table-cell office:value-type="float" office:value="0.07618343" calcext:value-type="float">
            <text:p>0.07618343</text:p>
          </table:table-cell>
          <table:table-cell office:value-type="float" office:value="0.04253742" calcext:value-type="float">
            <text:p>0.04253742</text:p>
          </table:table-cell>
          <table:table-cell office:value-type="float" office:value="0.02964732" calcext:value-type="float">
            <text:p>0.02964732</text:p>
          </table:table-cell>
          <table:table-cell office:value-type="float" office:value="0.01993677" calcext:value-type="float">
            <text:p>0.01993677</text:p>
          </table:table-cell>
          <table:table-cell office:value-type="float" office:value="0.022176" calcext:value-type="float">
            <text:p>0.022176</text:p>
          </table:table-cell>
          <table:table-cell office:value-type="float" office:value="0.0574269" calcext:value-type="float">
            <text:p>0.0574269</text:p>
          </table:table-cell>
          <table:table-cell office:value-type="float" office:value="0.1046166" calcext:value-type="float">
            <text:p>0.1046166</text:p>
          </table:table-cell>
          <table:table-cell office:value-type="float" office:value="0.1028489" calcext:value-type="float">
            <text:p>0.1028489</text:p>
          </table:table-cell>
          <table:table-cell office:value-type="float" office:value="0.1036607" calcext:value-type="float">
            <text:p>0.1036607</text:p>
          </table:table-cell>
          <table:table-cell office:value-type="float" office:value="0.1039725" calcext:value-type="float">
            <text:p>0.1039725</text:p>
          </table:table-cell>
          <table:table-cell office:value-type="float" office:value="0.1055907" calcext:value-type="float">
            <text:p>0.1055907</text:p>
          </table:table-cell>
          <table:table-cell office:value-type="float" office:value="0.1090925" calcext:value-type="float">
            <text:p>0.1090925</text:p>
          </table:table-cell>
          <table:table-cell office:value-type="float" office:value="0" calcext:value-type="float">
            <text:p>0</text:p>
          </table:table-cell>
          <table:table-cell office:value-type="float" office:value="24.15413" calcext:value-type="float">
            <text:p>24.15413</text:p>
          </table:table-cell>
          <table:table-cell office:value-type="float" office:value="24.8045" calcext:value-type="float">
            <text:p>24.8045</text:p>
          </table:table-cell>
          <table:table-cell office:value-type="float" office:value="11.59677" calcext:value-type="float">
            <text:p>11.59677</text:p>
          </table:table-cell>
          <table:table-cell office:value-type="float" office:value="6.400681" calcext:value-type="float">
            <text:p>6.400681</text:p>
          </table:table-cell>
          <table:table-cell office:value-type="float" office:value="4.594497" calcext:value-type="float">
            <text:p>4.594497</text:p>
          </table:table-cell>
          <table:table-cell office:value-type="float" office:value="1.751878" calcext:value-type="float">
            <text:p>1.751878</text:p>
          </table:table-cell>
          <table:table-cell office:value-type="float" office:value="1.255423" calcext:value-type="float">
            <text:p>1.255423</text:p>
          </table:table-cell>
          <table:table-cell office:value-type="float" office:value="2.616656" calcext:value-type="float">
            <text:p>2.616656</text:p>
          </table:table-cell>
          <table:table-cell office:value-type="float" office:value="3.996783" calcext:value-type="float">
            <text:p>3.996783</text:p>
          </table:table-cell>
          <table:table-cell office:value-type="float" office:value="3.956054" calcext:value-type="float">
            <text:p>3.956054</text:p>
          </table:table-cell>
          <table:table-cell office:value-type="float" office:value="4.135068" calcext:value-type="float">
            <text:p>4.135068</text:p>
          </table:table-cell>
          <table:table-cell office:value-type="float" office:value="4.193657" calcext:value-type="float">
            <text:p>4.193657</text:p>
          </table:table-cell>
          <table:table-cell office:value-type="float" office:value="4.369688" calcext:value-type="float">
            <text:p>4.369688</text:p>
          </table:table-cell>
          <table:table-cell office:value-type="float" office:value="4.708339" calcext:value-type="float">
            <text:p>4.708339</text:p>
          </table:table-cell>
          <table:table-cell office:value-type="float" office:value="0" calcext:value-type="float">
            <text:p>0</text:p>
          </table:table-cell>
          <table:table-cell office:value-type="float" office:value="1.313232" calcext:value-type="float">
            <text:p>1.31323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1" calcext:value-type="float">
            <text:p>29112001</text:p>
          </table:table-cell>
          <table:table-cell office:value-type="float" office:value="1.861388" calcext:value-type="float">
            <text:p>1.861388</text:p>
          </table:table-cell>
          <table:table-cell office:value-type="float" office:value="137.0276" calcext:value-type="float">
            <text:p>137.0276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09468" calcext:value-type="float">
            <text:p>17.09468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6503" calcext:value-type="float">
            <text:p>0.0005006503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73473" calcext:value-type="float">
            <text:p>0.00173473</text:p>
          </table:table-cell>
          <table:table-cell office:value-type="float" office:value="1187.063" calcext:value-type="float">
            <text:p>1187.063</text:p>
          </table:table-cell>
          <table:table-cell office:value-type="float" office:value="1.356078" calcext:value-type="float">
            <text:p>1.356078</text:p>
          </table:table-cell>
          <table:table-cell office:value-type="float" office:value="0" calcext:value-type="float">
            <text:p>0</text:p>
          </table:table-cell>
          <table:table-cell office:value-type="float" office:value="0.1618796" calcext:value-type="float">
            <text:p>0.1618796</text:p>
          </table:table-cell>
          <table:table-cell office:value-type="float" office:value="0.174283" calcext:value-type="float">
            <text:p>0.174283</text:p>
          </table:table-cell>
          <table:table-cell office:value-type="float" office:value="0.07633271" calcext:value-type="float">
            <text:p>0.07633271</text:p>
          </table:table-cell>
          <table:table-cell office:value-type="float" office:value="0.04223024" calcext:value-type="float">
            <text:p>0.04223024</text:p>
          </table:table-cell>
          <table:table-cell office:value-type="float" office:value="0.02972529" calcext:value-type="float">
            <text:p>0.02972529</text:p>
          </table:table-cell>
          <table:table-cell office:value-type="float" office:value="0.01937702" calcext:value-type="float">
            <text:p>0.01937702</text:p>
          </table:table-cell>
          <table:table-cell office:value-type="float" office:value="0.02260222" calcext:value-type="float">
            <text:p>0.02260222</text:p>
          </table:table-cell>
          <table:table-cell office:value-type="float" office:value="0.05704347" calcext:value-type="float">
            <text:p>0.05704347</text:p>
          </table:table-cell>
          <table:table-cell office:value-type="float" office:value="0.1045355" calcext:value-type="float">
            <text:p>0.1045355</text:p>
          </table:table-cell>
          <table:table-cell office:value-type="float" office:value="0.1029101" calcext:value-type="float">
            <text:p>0.1029101</text:p>
          </table:table-cell>
          <table:table-cell office:value-type="float" office:value="0.1037589" calcext:value-type="float">
            <text:p>0.1037589</text:p>
          </table:table-cell>
          <table:table-cell office:value-type="float" office:value="0.1040767" calcext:value-type="float">
            <text:p>0.1040767</text:p>
          </table:table-cell>
          <table:table-cell office:value-type="float" office:value="0.1056912" calcext:value-type="float">
            <text:p>0.1056912</text:p>
          </table:table-cell>
          <table:table-cell office:value-type="float" office:value="0.1092112" calcext:value-type="float">
            <text:p>0.1092112</text:p>
          </table:table-cell>
          <table:table-cell office:value-type="float" office:value="0" calcext:value-type="float">
            <text:p>0</text:p>
          </table:table-cell>
          <table:table-cell office:value-type="float" office:value="24.14675" calcext:value-type="float">
            <text:p>24.14675</text:p>
          </table:table-cell>
          <table:table-cell office:value-type="float" office:value="24.77636" calcext:value-type="float">
            <text:p>24.77636</text:p>
          </table:table-cell>
          <table:table-cell office:value-type="float" office:value="11.58598" calcext:value-type="float">
            <text:p>11.58598</text:p>
          </table:table-cell>
          <table:table-cell office:value-type="float" office:value="6.395009" calcext:value-type="float">
            <text:p>6.395009</text:p>
          </table:table-cell>
          <table:table-cell office:value-type="float" office:value="4.590094" calcext:value-type="float">
            <text:p>4.590094</text:p>
          </table:table-cell>
          <table:table-cell office:value-type="float" office:value="1.752959" calcext:value-type="float">
            <text:p>1.752959</text:p>
          </table:table-cell>
          <table:table-cell office:value-type="float" office:value="1.257917" calcext:value-type="float">
            <text:p>1.257917</text:p>
          </table:table-cell>
          <table:table-cell office:value-type="float" office:value="2.622604" calcext:value-type="float">
            <text:p>2.622604</text:p>
          </table:table-cell>
          <table:table-cell office:value-type="float" office:value="4.005833" calcext:value-type="float">
            <text:p>4.005833</text:p>
          </table:table-cell>
          <table:table-cell office:value-type="float" office:value="3.965549" calcext:value-type="float">
            <text:p>3.965549</text:p>
          </table:table-cell>
          <table:table-cell office:value-type="float" office:value="4.14508" calcext:value-type="float">
            <text:p>4.14508</text:p>
          </table:table-cell>
          <table:table-cell office:value-type="float" office:value="4.203724" calcext:value-type="float">
            <text:p>4.203724</text:p>
          </table:table-cell>
          <table:table-cell office:value-type="float" office:value="4.379989" calcext:value-type="float">
            <text:p>4.379989</text:p>
          </table:table-cell>
          <table:table-cell office:value-type="float" office:value="4.719406" calcext:value-type="float">
            <text:p>4.719406</text:p>
          </table:table-cell>
          <table:table-cell office:value-type="float" office:value="0" calcext:value-type="float">
            <text:p>0</text:p>
          </table:table-cell>
          <table:table-cell office:value-type="float" office:value="0.8065928" calcext:value-type="float">
            <text:p>0.806592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1" calcext:value-type="float">
            <text:p>30112001</text:p>
          </table:table-cell>
          <table:table-cell office:value-type="float" office:value="1.861398" calcext:value-type="float">
            <text:p>1.861398</text:p>
          </table:table-cell>
          <table:table-cell office:value-type="float" office:value="137.0258" calcext:value-type="float">
            <text:p>137.0258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12691" calcext:value-type="float">
            <text:p>17.12691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6561" calcext:value-type="float">
            <text:p>0.0005006561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734793" calcext:value-type="float">
            <text:p>0.001734793</text:p>
          </table:table-cell>
          <table:table-cell office:value-type="float" office:value="1187.033" calcext:value-type="float">
            <text:p>1187.033</text:p>
          </table:table-cell>
          <table:table-cell office:value-type="float" office:value="1.355661" calcext:value-type="float">
            <text:p>1.355661</text:p>
          </table:table-cell>
          <table:table-cell office:value-type="float" office:value="0" calcext:value-type="float">
            <text:p>0</text:p>
          </table:table-cell>
          <table:table-cell office:value-type="float" office:value="0.163196" calcext:value-type="float">
            <text:p>0.163196</text:p>
          </table:table-cell>
          <table:table-cell office:value-type="float" office:value="0.1748501" calcext:value-type="float">
            <text:p>0.1748501</text:p>
          </table:table-cell>
          <table:table-cell office:value-type="float" office:value="0.07663443" calcext:value-type="float">
            <text:p>0.07663443</text:p>
          </table:table-cell>
          <table:table-cell office:value-type="float" office:value="0.04225681" calcext:value-type="float">
            <text:p>0.04225681</text:p>
          </table:table-cell>
          <table:table-cell office:value-type="float" office:value="0.02980872" calcext:value-type="float">
            <text:p>0.02980872</text:p>
          </table:table-cell>
          <table:table-cell office:value-type="float" office:value="0.01914275" calcext:value-type="float">
            <text:p>0.01914275</text:p>
          </table:table-cell>
          <table:table-cell office:value-type="float" office:value="0.02253008" calcext:value-type="float">
            <text:p>0.02253008</text:p>
          </table:table-cell>
          <table:table-cell office:value-type="float" office:value="0.05677075" calcext:value-type="float">
            <text:p>0.05677075</text:p>
          </table:table-cell>
          <table:table-cell office:value-type="float" office:value="0.1044157" calcext:value-type="float">
            <text:p>0.1044157</text:p>
          </table:table-cell>
          <table:table-cell office:value-type="float" office:value="0.102965" calcext:value-type="float">
            <text:p>0.102965</text:p>
          </table:table-cell>
          <table:table-cell office:value-type="float" office:value="0.1038558" calcext:value-type="float">
            <text:p>0.1038558</text:p>
          </table:table-cell>
          <table:table-cell office:value-type="float" office:value="0.1041823" calcext:value-type="float">
            <text:p>0.1041823</text:p>
          </table:table-cell>
          <table:table-cell office:value-type="float" office:value="0.1057985" calcext:value-type="float">
            <text:p>0.1057985</text:p>
          </table:table-cell>
          <table:table-cell office:value-type="float" office:value="0.1093308" calcext:value-type="float">
            <text:p>0.1093308</text:p>
          </table:table-cell>
          <table:table-cell office:value-type="float" office:value="0" calcext:value-type="float">
            <text:p>0</text:p>
          </table:table-cell>
          <table:table-cell office:value-type="float" office:value="24.13795" calcext:value-type="float">
            <text:p>24.13795</text:p>
          </table:table-cell>
          <table:table-cell office:value-type="float" office:value="24.74891" calcext:value-type="float">
            <text:p>24.74891</text:p>
          </table:table-cell>
          <table:table-cell office:value-type="float" office:value="11.57546" calcext:value-type="float">
            <text:p>11.57546</text:p>
          </table:table-cell>
          <table:table-cell office:value-type="float" office:value="6.389378" calcext:value-type="float">
            <text:p>6.389378</text:p>
          </table:table-cell>
          <table:table-cell office:value-type="float" office:value="4.58581" calcext:value-type="float">
            <text:p>4.58581</text:p>
          </table:table-cell>
          <table:table-cell office:value-type="float" office:value="1.753905" calcext:value-type="float">
            <text:p>1.753905</text:p>
          </table:table-cell>
          <table:table-cell office:value-type="float" office:value="1.26035" calcext:value-type="float">
            <text:p>1.26035</text:p>
          </table:table-cell>
          <table:table-cell office:value-type="float" office:value="2.628566" calcext:value-type="float">
            <text:p>2.628566</text:p>
          </table:table-cell>
          <table:table-cell office:value-type="float" office:value="4.014861" calcext:value-type="float">
            <text:p>4.014861</text:p>
          </table:table-cell>
          <table:table-cell office:value-type="float" office:value="3.975042" calcext:value-type="float">
            <text:p>3.975042</text:p>
          </table:table-cell>
          <table:table-cell office:value-type="float" office:value="4.15508" calcext:value-type="float">
            <text:p>4.15508</text:p>
          </table:table-cell>
          <table:table-cell office:value-type="float" office:value="4.213764" calcext:value-type="float">
            <text:p>4.213764</text:p>
          </table:table-cell>
          <table:table-cell office:value-type="float" office:value="4.390262" calcext:value-type="float">
            <text:p>4.390262</text:p>
          </table:table-cell>
          <table:table-cell office:value-type="float" office:value="4.730755" calcext:value-type="float">
            <text:p>4.730755</text:p>
          </table:table-cell>
          <table:table-cell office:value-type="float" office:value="0" calcext:value-type="float">
            <text:p>0</text:p>
          </table:table-cell>
          <table:table-cell office:value-type="float" office:value="0.4895442" calcext:value-type="float">
            <text:p>0.489544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1" calcext:value-type="float">
            <text:p>1122001</text:p>
          </table:table-cell>
          <table:table-cell office:value-type="float" office:value="1.861512" calcext:value-type="float">
            <text:p>1.861512</text:p>
          </table:table-cell>
          <table:table-cell office:value-type="float" office:value="137.0239" calcext:value-type="float">
            <text:p>137.0239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15911" calcext:value-type="float">
            <text:p>17.15911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6611" calcext:value-type="float">
            <text:p>0.0005006611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734847" calcext:value-type="float">
            <text:p>0.001734847</text:p>
          </table:table-cell>
          <table:table-cell office:value-type="float" office:value="1187.002" calcext:value-type="float">
            <text:p>1187.002</text:p>
          </table:table-cell>
          <table:table-cell office:value-type="float" office:value="1.355922" calcext:value-type="float">
            <text:p>1.355922</text:p>
          </table:table-cell>
          <table:table-cell office:value-type="float" office:value="0" calcext:value-type="float">
            <text:p>0</text:p>
          </table:table-cell>
          <table:table-cell office:value-type="float" office:value="0.1379331" calcext:value-type="float">
            <text:p>0.1379331</text:p>
          </table:table-cell>
          <table:table-cell office:value-type="float" office:value="0.1827562" calcext:value-type="float">
            <text:p>0.1827562</text:p>
          </table:table-cell>
          <table:table-cell office:value-type="float" office:value="0.07787708" calcext:value-type="float">
            <text:p>0.07787708</text:p>
          </table:table-cell>
          <table:table-cell office:value-type="float" office:value="0.04241471" calcext:value-type="float">
            <text:p>0.04241471</text:p>
          </table:table-cell>
          <table:table-cell office:value-type="float" office:value="0.02990673" calcext:value-type="float">
            <text:p>0.02990673</text:p>
          </table:table-cell>
          <table:table-cell office:value-type="float" office:value="0.01919067" calcext:value-type="float">
            <text:p>0.01919067</text:p>
          </table:table-cell>
          <table:table-cell office:value-type="float" office:value="0.02247028" calcext:value-type="float">
            <text:p>0.02247028</text:p>
          </table:table-cell>
          <table:table-cell office:value-type="float" office:value="0.05667389" calcext:value-type="float">
            <text:p>0.05667389</text:p>
          </table:table-cell>
          <table:table-cell office:value-type="float" office:value="0.1043062" calcext:value-type="float">
            <text:p>0.1043062</text:p>
          </table:table-cell>
          <table:table-cell office:value-type="float" office:value="0.1030153" calcext:value-type="float">
            <text:p>0.1030153</text:p>
          </table:table-cell>
          <table:table-cell office:value-type="float" office:value="0.1039516" calcext:value-type="float">
            <text:p>0.1039516</text:p>
          </table:table-cell>
          <table:table-cell office:value-type="float" office:value="0.1042921" calcext:value-type="float">
            <text:p>0.1042921</text:p>
          </table:table-cell>
          <table:table-cell office:value-type="float" office:value="0.105907" calcext:value-type="float">
            <text:p>0.105907</text:p>
          </table:table-cell>
          <table:table-cell office:value-type="float" office:value="0.1094501" calcext:value-type="float">
            <text:p>0.1094501</text:p>
          </table:table-cell>
          <table:table-cell office:value-type="float" office:value="0" calcext:value-type="float">
            <text:p>0</text:p>
          </table:table-cell>
          <table:table-cell office:value-type="float" office:value="24.12602" calcext:value-type="float">
            <text:p>24.12602</text:p>
          </table:table-cell>
          <table:table-cell office:value-type="float" office:value="24.72259" calcext:value-type="float">
            <text:p>24.72259</text:p>
          </table:table-cell>
          <table:table-cell office:value-type="float" office:value="11.56538" calcext:value-type="float">
            <text:p>11.56538</text:p>
          </table:table-cell>
          <table:table-cell office:value-type="float" office:value="6.383861" calcext:value-type="float">
            <text:p>6.383861</text:p>
          </table:table-cell>
          <table:table-cell office:value-type="float" office:value="4.58166" calcext:value-type="float">
            <text:p>4.58166</text:p>
          </table:table-cell>
          <table:table-cell office:value-type="float" office:value="1.754799" calcext:value-type="float">
            <text:p>1.754799</text:p>
          </table:table-cell>
          <table:table-cell office:value-type="float" office:value="1.262708" calcext:value-type="float">
            <text:p>1.262708</text:p>
          </table:table-cell>
          <table:table-cell office:value-type="float" office:value="2.634553" calcext:value-type="float">
            <text:p>2.634553</text:p>
          </table:table-cell>
          <table:table-cell office:value-type="float" office:value="4.023865" calcext:value-type="float">
            <text:p>4.023865</text:p>
          </table:table-cell>
          <table:table-cell office:value-type="float" office:value="3.984504" calcext:value-type="float">
            <text:p>3.984504</text:p>
          </table:table-cell>
          <table:table-cell office:value-type="float" office:value="4.165064" calcext:value-type="float">
            <text:p>4.165064</text:p>
          </table:table-cell>
          <table:table-cell office:value-type="float" office:value="4.223804" calcext:value-type="float">
            <text:p>4.223804</text:p>
          </table:table-cell>
          <table:table-cell office:value-type="float" office:value="4.400506" calcext:value-type="float">
            <text:p>4.400506</text:p>
          </table:table-cell>
          <table:table-cell office:value-type="float" office:value="4.741982" calcext:value-type="float">
            <text:p>4.741982</text:p>
          </table:table-cell>
          <table:table-cell office:value-type="float" office:value="0" calcext:value-type="float">
            <text:p>0</text:p>
          </table:table-cell>
          <table:table-cell office:value-type="float" office:value="0.1460112" calcext:value-type="float">
            <text:p>0.146011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1" calcext:value-type="float">
            <text:p>2122001</text:p>
          </table:table-cell>
          <table:table-cell office:value-type="float" office:value="1.861951" calcext:value-type="float">
            <text:p>1.861951</text:p>
          </table:table-cell>
          <table:table-cell office:value-type="float" office:value="137.0218" calcext:value-type="float">
            <text:p>137.0218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1913" calcext:value-type="float">
            <text:p>17.1913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6741" calcext:value-type="float">
            <text:p>0.0005006741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73497" calcext:value-type="float">
            <text:p>0.00173497</text:p>
          </table:table-cell>
          <table:table-cell office:value-type="float" office:value="1186.972" calcext:value-type="float">
            <text:p>1186.972</text:p>
          </table:table-cell>
          <table:table-cell office:value-type="float" office:value="1.357676" calcext:value-type="float">
            <text:p>1.357676</text:p>
          </table:table-cell>
          <table:table-cell office:value-type="float" office:value="0" calcext:value-type="float">
            <text:p>0</text:p>
          </table:table-cell>
          <table:table-cell office:value-type="float" office:value="0.1172244" calcext:value-type="float">
            <text:p>0.1172244</text:p>
          </table:table-cell>
          <table:table-cell office:value-type="float" office:value="0.186081" calcext:value-type="float">
            <text:p>0.186081</text:p>
          </table:table-cell>
          <table:table-cell office:value-type="float" office:value="0.07886536" calcext:value-type="float">
            <text:p>0.07886536</text:p>
          </table:table-cell>
          <table:table-cell office:value-type="float" office:value="0.04260685" calcext:value-type="float">
            <text:p>0.04260685</text:p>
          </table:table-cell>
          <table:table-cell office:value-type="float" office:value="0.02973844" calcext:value-type="float">
            <text:p>0.02973844</text:p>
          </table:table-cell>
          <table:table-cell office:value-type="float" office:value="0.01944886" calcext:value-type="float">
            <text:p>0.01944886</text:p>
          </table:table-cell>
          <table:table-cell office:value-type="float" office:value="0.02228493" calcext:value-type="float">
            <text:p>0.02228493</text:p>
          </table:table-cell>
          <table:table-cell office:value-type="float" office:value="0.05666444" calcext:value-type="float">
            <text:p>0.05666444</text:p>
          </table:table-cell>
          <table:table-cell office:value-type="float" office:value="0.104239" calcext:value-type="float">
            <text:p>0.104239</text:p>
          </table:table-cell>
          <table:table-cell office:value-type="float" office:value="0.1030642" calcext:value-type="float">
            <text:p>0.1030642</text:p>
          </table:table-cell>
          <table:table-cell office:value-type="float" office:value="0.1040461" calcext:value-type="float">
            <text:p>0.1040461</text:p>
          </table:table-cell>
          <table:table-cell office:value-type="float" office:value="0.1043998" calcext:value-type="float">
            <text:p>0.1043998</text:p>
          </table:table-cell>
          <table:table-cell office:value-type="float" office:value="0.1060155" calcext:value-type="float">
            <text:p>0.1060155</text:p>
          </table:table-cell>
          <table:table-cell office:value-type="float" office:value="0.109569" calcext:value-type="float">
            <text:p>0.109569</text:p>
          </table:table-cell>
          <table:table-cell office:value-type="float" office:value="0" calcext:value-type="float">
            <text:p>0</text:p>
          </table:table-cell>
          <table:table-cell office:value-type="float" office:value="24.10041" calcext:value-type="float">
            <text:p>24.10041</text:p>
          </table:table-cell>
          <table:table-cell office:value-type="float" office:value="24.69785" calcext:value-type="float">
            <text:p>24.69785</text:p>
          </table:table-cell>
          <table:table-cell office:value-type="float" office:value="11.55624" calcext:value-type="float">
            <text:p>11.55624</text:p>
          </table:table-cell>
          <table:table-cell office:value-type="float" office:value="6.378639" calcext:value-type="float">
            <text:p>6.378639</text:p>
          </table:table-cell>
          <table:table-cell office:value-type="float" office:value="4.577603" calcext:value-type="float">
            <text:p>4.577603</text:p>
          </table:table-cell>
          <table:table-cell office:value-type="float" office:value="1.755725" calcext:value-type="float">
            <text:p>1.755725</text:p>
          </table:table-cell>
          <table:table-cell office:value-type="float" office:value="1.264985" calcext:value-type="float">
            <text:p>1.264985</text:p>
          </table:table-cell>
          <table:table-cell office:value-type="float" office:value="2.640573" calcext:value-type="float">
            <text:p>2.640573</text:p>
          </table:table-cell>
          <table:table-cell office:value-type="float" office:value="4.03287" calcext:value-type="float">
            <text:p>4.03287</text:p>
          </table:table-cell>
          <table:table-cell office:value-type="float" office:value="3.993959" calcext:value-type="float">
            <text:p>3.993959</text:p>
          </table:table-cell>
          <table:table-cell office:value-type="float" office:value="4.175044" calcext:value-type="float">
            <text:p>4.175044</text:p>
          </table:table-cell>
          <table:table-cell office:value-type="float" office:value="4.233842" calcext:value-type="float">
            <text:p>4.233842</text:p>
          </table:table-cell>
          <table:table-cell office:value-type="float" office:value="4.41074" calcext:value-type="float">
            <text:p>4.41074</text:p>
          </table:table-cell>
          <table:table-cell office:value-type="float" office:value="4.753129" calcext:value-type="float">
            <text:p>4.753129</text:p>
          </table:table-cell>
          <table:table-cell office:value-type="float" office:value="0" calcext:value-type="float">
            <text:p>0</text:p>
          </table:table-cell>
          <table:table-cell office:value-type="float" office:value="0.0554816" calcext:value-type="float">
            <text:p>0.0554816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1" calcext:value-type="float">
            <text:p>3122001</text:p>
          </table:table-cell>
          <table:table-cell office:value-type="float" office:value="1.862229" calcext:value-type="float">
            <text:p>1.862229</text:p>
          </table:table-cell>
          <table:table-cell office:value-type="float" office:value="137.0197" calcext:value-type="float">
            <text:p>137.0197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22345" calcext:value-type="float">
            <text:p>17.22345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6847" calcext:value-type="float">
            <text:p>0.0005006847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735076" calcext:value-type="float">
            <text:p>0.001735076</text:p>
          </table:table-cell>
          <table:table-cell office:value-type="float" office:value="1186.941" calcext:value-type="float">
            <text:p>1186.941</text:p>
          </table:table-cell>
          <table:table-cell office:value-type="float" office:value="1.358593" calcext:value-type="float">
            <text:p>1.358593</text:p>
          </table:table-cell>
          <table:table-cell office:value-type="float" office:value="0" calcext:value-type="float">
            <text:p>0</text:p>
          </table:table-cell>
          <table:table-cell office:value-type="float" office:value="0.1092578" calcext:value-type="float">
            <text:p>0.1092578</text:p>
          </table:table-cell>
          <table:table-cell office:value-type="float" office:value="0.1867549" calcext:value-type="float">
            <text:p>0.1867549</text:p>
          </table:table-cell>
          <table:table-cell office:value-type="float" office:value="0.07878366" calcext:value-type="float">
            <text:p>0.07878366</text:p>
          </table:table-cell>
          <table:table-cell office:value-type="float" office:value="0.04247347" calcext:value-type="float">
            <text:p>0.04247347</text:p>
          </table:table-cell>
          <table:table-cell office:value-type="float" office:value="0.02959577" calcext:value-type="float">
            <text:p>0.02959577</text:p>
          </table:table-cell>
          <table:table-cell office:value-type="float" office:value="0.01965047" calcext:value-type="float">
            <text:p>0.01965047</text:p>
          </table:table-cell>
          <table:table-cell office:value-type="float" office:value="0.02246068" calcext:value-type="float">
            <text:p>0.02246068</text:p>
          </table:table-cell>
          <table:table-cell office:value-type="float" office:value="0.05683258" calcext:value-type="float">
            <text:p>0.05683258</text:p>
          </table:table-cell>
          <table:table-cell office:value-type="float" office:value="0.1042064" calcext:value-type="float">
            <text:p>0.1042064</text:p>
          </table:table-cell>
          <table:table-cell office:value-type="float" office:value="0.1031163" calcext:value-type="float">
            <text:p>0.1031163</text:p>
          </table:table-cell>
          <table:table-cell office:value-type="float" office:value="0.1041402" calcext:value-type="float">
            <text:p>0.1041402</text:p>
          </table:table-cell>
          <table:table-cell office:value-type="float" office:value="0.1045019" calcext:value-type="float">
            <text:p>0.1045019</text:p>
          </table:table-cell>
          <table:table-cell office:value-type="float" office:value="0.1061241" calcext:value-type="float">
            <text:p>0.1061241</text:p>
          </table:table-cell>
          <table:table-cell office:value-type="float" office:value="0.1096876" calcext:value-type="float">
            <text:p>0.1096876</text:p>
          </table:table-cell>
          <table:table-cell office:value-type="float" office:value="0" calcext:value-type="float">
            <text:p>0</text:p>
          </table:table-cell>
          <table:table-cell office:value-type="float" office:value="24.06907" calcext:value-type="float">
            <text:p>24.06907</text:p>
          </table:table-cell>
          <table:table-cell office:value-type="float" office:value="24.67391" calcext:value-type="float">
            <text:p>24.67391</text:p>
          </table:table-cell>
          <table:table-cell office:value-type="float" office:value="11.54755" calcext:value-type="float">
            <text:p>11.54755</text:p>
          </table:table-cell>
          <table:table-cell office:value-type="float" office:value="6.373558" calcext:value-type="float">
            <text:p>6.373558</text:p>
          </table:table-cell>
          <table:table-cell office:value-type="float" office:value="4.573587" calcext:value-type="float">
            <text:p>4.573587</text:p>
          </table:table-cell>
          <table:table-cell office:value-type="float" office:value="1.756713" calcext:value-type="float">
            <text:p>1.756713</text:p>
          </table:table-cell>
          <table:table-cell office:value-type="float" office:value="1.267275" calcext:value-type="float">
            <text:p>1.267275</text:p>
          </table:table-cell>
          <table:table-cell office:value-type="float" office:value="2.646644" calcext:value-type="float">
            <text:p>2.646644</text:p>
          </table:table-cell>
          <table:table-cell office:value-type="float" office:value="4.041874" calcext:value-type="float">
            <text:p>4.041874</text:p>
          </table:table-cell>
          <table:table-cell office:value-type="float" office:value="4.003388" calcext:value-type="float">
            <text:p>4.003388</text:p>
          </table:table-cell>
          <table:table-cell office:value-type="float" office:value="4.184999" calcext:value-type="float">
            <text:p>4.184999</text:p>
          </table:table-cell>
          <table:table-cell office:value-type="float" office:value="4.243841" calcext:value-type="float">
            <text:p>4.243841</text:p>
          </table:table-cell>
          <table:table-cell office:value-type="float" office:value="4.420946" calcext:value-type="float">
            <text:p>4.420946</text:p>
          </table:table-cell>
          <table:table-cell office:value-type="float" office:value="4.764281" calcext:value-type="float">
            <text:p>4.764281</text:p>
          </table:table-cell>
          <table:table-cell office:value-type="float" office:value="0" calcext:value-type="float">
            <text:p>0</text:p>
          </table:table-cell>
          <table:table-cell office:value-type="float" office:value="0.0347581" calcext:value-type="float">
            <text:p>0.034758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1" calcext:value-type="float">
            <text:p>4122001</text:p>
          </table:table-cell>
          <table:table-cell office:value-type="float" office:value="1.862381" calcext:value-type="float">
            <text:p>1.862381</text:p>
          </table:table-cell>
          <table:table-cell office:value-type="float" office:value="137.0175" calcext:value-type="float">
            <text:p>137.0175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25559" calcext:value-type="float">
            <text:p>17.25559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6847" calcext:value-type="float">
            <text:p>0.0005006847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735076" calcext:value-type="float">
            <text:p>0.001735076</text:p>
          </table:table-cell>
          <table:table-cell office:value-type="float" office:value="1186.91" calcext:value-type="float">
            <text:p>1186.91</text:p>
          </table:table-cell>
          <table:table-cell office:value-type="float" office:value="1.361174" calcext:value-type="float">
            <text:p>1.361174</text:p>
          </table:table-cell>
          <table:table-cell office:value-type="float" office:value="0" calcext:value-type="float">
            <text:p>0</text:p>
          </table:table-cell>
          <table:table-cell office:value-type="float" office:value="0.08430225" calcext:value-type="float">
            <text:p>0.08430225</text:p>
          </table:table-cell>
          <table:table-cell office:value-type="float" office:value="0.1916876" calcext:value-type="float">
            <text:p>0.1916876</text:p>
          </table:table-cell>
          <table:table-cell office:value-type="float" office:value="0.08113468" calcext:value-type="float">
            <text:p>0.08113468</text:p>
          </table:table-cell>
          <table:table-cell office:value-type="float" office:value="0.04302389" calcext:value-type="float">
            <text:p>0.04302389</text:p>
          </table:table-cell>
          <table:table-cell office:value-type="float" office:value="0.02994168" calcext:value-type="float">
            <text:p>0.02994168</text:p>
          </table:table-cell>
          <table:table-cell office:value-type="float" office:value="0.01989041" calcext:value-type="float">
            <text:p>0.01989041</text:p>
          </table:table-cell>
          <table:table-cell office:value-type="float" office:value="0.02280072" calcext:value-type="float">
            <text:p>0.02280072</text:p>
          </table:table-cell>
          <table:table-cell office:value-type="float" office:value="0.05702676" calcext:value-type="float">
            <text:p>0.05702676</text:p>
          </table:table-cell>
          <table:table-cell office:value-type="float" office:value="0.1042263" calcext:value-type="float">
            <text:p>0.1042263</text:p>
          </table:table-cell>
          <table:table-cell office:value-type="float" office:value="0.1031747" calcext:value-type="float">
            <text:p>0.1031747</text:p>
          </table:table-cell>
          <table:table-cell office:value-type="float" office:value="0.1042343" calcext:value-type="float">
            <text:p>0.1042343</text:p>
          </table:table-cell>
          <table:table-cell office:value-type="float" office:value="0.1046033" calcext:value-type="float">
            <text:p>0.1046033</text:p>
          </table:table-cell>
          <table:table-cell office:value-type="float" office:value="0.1062326" calcext:value-type="float">
            <text:p>0.1062326</text:p>
          </table:table-cell>
          <table:table-cell office:value-type="float" office:value="0.1098059" calcext:value-type="float">
            <text:p>0.1098059</text:p>
          </table:table-cell>
          <table:table-cell office:value-type="float" office:value="0" calcext:value-type="float">
            <text:p>0</text:p>
          </table:table-cell>
          <table:table-cell office:value-type="float" office:value="24.02863" calcext:value-type="float">
            <text:p>24.02863</text:p>
          </table:table-cell>
          <table:table-cell office:value-type="float" office:value="24.65123" calcext:value-type="float">
            <text:p>24.65123</text:p>
          </table:table-cell>
          <table:table-cell office:value-type="float" office:value="11.5392" calcext:value-type="float">
            <text:p>11.5392</text:p>
          </table:table-cell>
          <table:table-cell office:value-type="float" office:value="6.368614" calcext:value-type="float">
            <text:p>6.368614</text:p>
          </table:table-cell>
          <table:table-cell office:value-type="float" office:value="4.569673" calcext:value-type="float">
            <text:p>4.569673</text:p>
          </table:table-cell>
          <table:table-cell office:value-type="float" office:value="1.757721" calcext:value-type="float">
            <text:p>1.757721</text:p>
          </table:table-cell>
          <table:table-cell office:value-type="float" office:value="1.269613" calcext:value-type="float">
            <text:p>1.269613</text:p>
          </table:table-cell>
          <table:table-cell office:value-type="float" office:value="2.65276" calcext:value-type="float">
            <text:p>2.65276</text:p>
          </table:table-cell>
          <table:table-cell office:value-type="float" office:value="4.050895" calcext:value-type="float">
            <text:p>4.050895</text:p>
          </table:table-cell>
          <table:table-cell office:value-type="float" office:value="4.012804" calcext:value-type="float">
            <text:p>4.012804</text:p>
          </table:table-cell>
          <table:table-cell office:value-type="float" office:value="4.194955" calcext:value-type="float">
            <text:p>4.194955</text:p>
          </table:table-cell>
          <table:table-cell office:value-type="float" office:value="4.253845" calcext:value-type="float">
            <text:p>4.253845</text:p>
          </table:table-cell>
          <table:table-cell office:value-type="float" office:value="4.431141" calcext:value-type="float">
            <text:p>4.431141</text:p>
          </table:table-cell>
          <table:table-cell office:value-type="float" office:value="4.775403" calcext:value-type="float">
            <text:p>4.775403</text:p>
          </table:table-cell>
          <table:table-cell office:value-type="float" office:value="0" calcext:value-type="float">
            <text:p>0</text:p>
          </table:table-cell>
          <table:table-cell office:value-type="float" office:value="0.01057011" calcext:value-type="float">
            <text:p>0.0105701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1" calcext:value-type="float">
            <text:p>5122001</text:p>
          </table:table-cell>
          <table:table-cell office:value-type="float" office:value="1.862582" calcext:value-type="float">
            <text:p>1.862582</text:p>
          </table:table-cell>
          <table:table-cell office:value-type="float" office:value="137.015" calcext:value-type="float">
            <text:p>137.015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28785" calcext:value-type="float">
            <text:p>17.28785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6847" calcext:value-type="float">
            <text:p>0.0005006847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658326" calcext:value-type="float">
            <text:p>0.001658326</text:p>
          </table:table-cell>
          <table:table-cell office:value-type="float" office:value="1186.88" calcext:value-type="float">
            <text:p>1186.88</text:p>
          </table:table-cell>
          <table:table-cell office:value-type="float" office:value="1.365674" calcext:value-type="float">
            <text:p>1.365674</text:p>
          </table:table-cell>
          <table:table-cell office:value-type="float" office:value="0" calcext:value-type="float">
            <text:p>0</text:p>
          </table:table-cell>
          <table:table-cell office:value-type="float" office:value="0.08942958" calcext:value-type="float">
            <text:p>0.08942958</text:p>
          </table:table-cell>
          <table:table-cell office:value-type="float" office:value="0.1913769" calcext:value-type="float">
            <text:p>0.1913769</text:p>
          </table:table-cell>
          <table:table-cell office:value-type="float" office:value="0.08484542" calcext:value-type="float">
            <text:p>0.08484542</text:p>
          </table:table-cell>
          <table:table-cell office:value-type="float" office:value="0.04378846" calcext:value-type="float">
            <text:p>0.04378846</text:p>
          </table:table-cell>
          <table:table-cell office:value-type="float" office:value="0.03005907" calcext:value-type="float">
            <text:p>0.03005907</text:p>
          </table:table-cell>
          <table:table-cell office:value-type="float" office:value="0.02073731" calcext:value-type="float">
            <text:p>0.02073731</text:p>
          </table:table-cell>
          <table:table-cell office:value-type="float" office:value="0.02328056" calcext:value-type="float">
            <text:p>0.02328056</text:p>
          </table:table-cell>
          <table:table-cell office:value-type="float" office:value="0.05727013" calcext:value-type="float">
            <text:p>0.05727013</text:p>
          </table:table-cell>
          <table:table-cell office:value-type="float" office:value="0.1042937" calcext:value-type="float">
            <text:p>0.1042937</text:p>
          </table:table-cell>
          <table:table-cell office:value-type="float" office:value="0.10324" calcext:value-type="float">
            <text:p>0.10324</text:p>
          </table:table-cell>
          <table:table-cell office:value-type="float" office:value="0.104329" calcext:value-type="float">
            <text:p>0.104329</text:p>
          </table:table-cell>
          <table:table-cell office:value-type="float" office:value="0.1047053" calcext:value-type="float">
            <text:p>0.1047053</text:p>
          </table:table-cell>
          <table:table-cell office:value-type="float" office:value="0.1063647" calcext:value-type="float">
            <text:p>0.1063647</text:p>
          </table:table-cell>
          <table:table-cell office:value-type="float" office:value="0.1099179" calcext:value-type="float">
            <text:p>0.1099179</text:p>
          </table:table-cell>
          <table:table-cell office:value-type="float" office:value="0" calcext:value-type="float">
            <text:p>0</text:p>
          </table:table-cell>
          <table:table-cell office:value-type="float" office:value="23.97844" calcext:value-type="float">
            <text:p>23.97844</text:p>
          </table:table-cell>
          <table:table-cell office:value-type="float" office:value="24.62996" calcext:value-type="float">
            <text:p>24.62996</text:p>
          </table:table-cell>
          <table:table-cell office:value-type="float" office:value="11.53266" calcext:value-type="float">
            <text:p>11.53266</text:p>
          </table:table-cell>
          <table:table-cell office:value-type="float" office:value="6.364075" calcext:value-type="float">
            <text:p>6.364075</text:p>
          </table:table-cell>
          <table:table-cell office:value-type="float" office:value="4.565942" calcext:value-type="float">
            <text:p>4.565942</text:p>
          </table:table-cell>
          <table:table-cell office:value-type="float" office:value="1.758865" calcext:value-type="float">
            <text:p>1.758865</text:p>
          </table:table-cell>
          <table:table-cell office:value-type="float" office:value="1.272008" calcext:value-type="float">
            <text:p>1.272008</text:p>
          </table:table-cell>
          <table:table-cell office:value-type="float" office:value="2.658904" calcext:value-type="float">
            <text:p>2.658904</text:p>
          </table:table-cell>
          <table:table-cell office:value-type="float" office:value="4.059945" calcext:value-type="float">
            <text:p>4.059945</text:p>
          </table:table-cell>
          <table:table-cell office:value-type="float" office:value="4.022221" calcext:value-type="float">
            <text:p>4.022221</text:p>
          </table:table-cell>
          <table:table-cell office:value-type="float" office:value="4.204886" calcext:value-type="float">
            <text:p>4.204886</text:p>
          </table:table-cell>
          <table:table-cell office:value-type="float" office:value="4.263846" calcext:value-type="float">
            <text:p>4.263846</text:p>
          </table:table-cell>
          <table:table-cell office:value-type="float" office:value="4.441426" calcext:value-type="float">
            <text:p>4.441426</text:p>
          </table:table-cell>
          <table:table-cell office:value-type="float" office:value="4.786431" calcext:value-type="float">
            <text:p>4.786431</text:p>
          </table:table-cell>
          <table:table-cell office:value-type="float" office:value="0" calcext:value-type="float">
            <text:p>0</text:p>
          </table:table-cell>
          <table:table-cell office:value-type="float" office:value="0.03162751" calcext:value-type="float">
            <text:p>0.0316275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1" calcext:value-type="float">
            <text:p>6122001</text:p>
          </table:table-cell>
          <table:table-cell office:value-type="float" office:value="1.863" calcext:value-type="float">
            <text:p>1.863</text:p>
          </table:table-cell>
          <table:table-cell office:value-type="float" office:value="137.0128" calcext:value-type="float">
            <text:p>137.0128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32026" calcext:value-type="float">
            <text:p>17.32026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016" calcext:value-type="float">
            <text:p>0.0005007016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576759" calcext:value-type="float">
            <text:p>0.001576759</text:p>
          </table:table-cell>
          <table:table-cell office:value-type="float" office:value="1186.849" calcext:value-type="float">
            <text:p>1186.849</text:p>
          </table:table-cell>
          <table:table-cell office:value-type="float" office:value="1.368174" calcext:value-type="float">
            <text:p>1.368174</text:p>
          </table:table-cell>
          <table:table-cell office:value-type="float" office:value="0" calcext:value-type="float">
            <text:p>0</text:p>
          </table:table-cell>
          <table:table-cell office:value-type="float" office:value="0.1008854" calcext:value-type="float">
            <text:p>0.1008854</text:p>
          </table:table-cell>
          <table:table-cell office:value-type="float" office:value="0.1896673" calcext:value-type="float">
            <text:p>0.1896673</text:p>
          </table:table-cell>
          <table:table-cell office:value-type="float" office:value="0.08232395" calcext:value-type="float">
            <text:p>0.08232395</text:p>
          </table:table-cell>
          <table:table-cell office:value-type="float" office:value="0.04343704" calcext:value-type="float">
            <text:p>0.04343704</text:p>
          </table:table-cell>
          <table:table-cell office:value-type="float" office:value="0.03003521" calcext:value-type="float">
            <text:p>0.03003521</text:p>
          </table:table-cell>
          <table:table-cell office:value-type="float" office:value="0.0206417" calcext:value-type="float">
            <text:p>0.0206417</text:p>
          </table:table-cell>
          <table:table-cell office:value-type="float" office:value="0.02295791" calcext:value-type="float">
            <text:p>0.02295791</text:p>
          </table:table-cell>
          <table:table-cell office:value-type="float" office:value="0.05741031" calcext:value-type="float">
            <text:p>0.05741031</text:p>
          </table:table-cell>
          <table:table-cell office:value-type="float" office:value="0.1043738" calcext:value-type="float">
            <text:p>0.1043738</text:p>
          </table:table-cell>
          <table:table-cell office:value-type="float" office:value="0.1033137" calcext:value-type="float">
            <text:p>0.1033137</text:p>
          </table:table-cell>
          <table:table-cell office:value-type="float" office:value="0.1044247" calcext:value-type="float">
            <text:p>0.1044247</text:p>
          </table:table-cell>
          <table:table-cell office:value-type="float" office:value="0.1048101" calcext:value-type="float">
            <text:p>0.1048101</text:p>
          </table:table-cell>
          <table:table-cell office:value-type="float" office:value="0.1064571" calcext:value-type="float">
            <text:p>0.1064571</text:p>
          </table:table-cell>
          <table:table-cell office:value-type="float" office:value="0.110039" calcext:value-type="float">
            <text:p>0.110039</text:p>
          </table:table-cell>
          <table:table-cell office:value-type="float" office:value="0" calcext:value-type="float">
            <text:p>0</text:p>
          </table:table-cell>
          <table:table-cell office:value-type="float" office:value="23.94178" calcext:value-type="float">
            <text:p>23.94178</text:p>
          </table:table-cell>
          <table:table-cell office:value-type="float" office:value="24.6091" calcext:value-type="float">
            <text:p>24.6091</text:p>
          </table:table-cell>
          <table:table-cell office:value-type="float" office:value="11.5259" calcext:value-type="float">
            <text:p>11.5259</text:p>
          </table:table-cell>
          <table:table-cell office:value-type="float" office:value="6.359545" calcext:value-type="float">
            <text:p>6.359545</text:p>
          </table:table-cell>
          <table:table-cell office:value-type="float" office:value="4.562169" calcext:value-type="float">
            <text:p>4.562169</text:p>
          </table:table-cell>
          <table:table-cell office:value-type="float" office:value="1.760114" calcext:value-type="float">
            <text:p>1.760114</text:p>
          </table:table-cell>
          <table:table-cell office:value-type="float" office:value="1.274382" calcext:value-type="float">
            <text:p>1.274382</text:p>
          </table:table-cell>
          <table:table-cell office:value-type="float" office:value="2.665084" calcext:value-type="float">
            <text:p>2.665084</text:p>
          </table:table-cell>
          <table:table-cell office:value-type="float" office:value="4.069027" calcext:value-type="float">
            <text:p>4.069027</text:p>
          </table:table-cell>
          <table:table-cell office:value-type="float" office:value="4.031598" calcext:value-type="float">
            <text:p>4.031598</text:p>
          </table:table-cell>
          <table:table-cell office:value-type="float" office:value="4.214813" calcext:value-type="float">
            <text:p>4.214813</text:p>
          </table:table-cell>
          <table:table-cell office:value-type="float" office:value="4.27384" calcext:value-type="float">
            <text:p>4.27384</text:p>
          </table:table-cell>
          <table:table-cell office:value-type="float" office:value="4.451683" calcext:value-type="float">
            <text:p>4.451683</text:p>
          </table:table-cell>
          <table:table-cell office:value-type="float" office:value="4.797491" calcext:value-type="float">
            <text:p>4.797491</text:p>
          </table:table-cell>
          <table:table-cell office:value-type="float" office:value="0" calcext:value-type="float">
            <text:p>0</text:p>
          </table:table-cell>
          <table:table-cell office:value-type="float" office:value="0.02926597" calcext:value-type="float">
            <text:p>0.02926597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1" calcext:value-type="float">
            <text:p>7122001</text:p>
          </table:table-cell>
          <table:table-cell office:value-type="float" office:value="1.863318" calcext:value-type="float">
            <text:p>1.863318</text:p>
          </table:table-cell>
          <table:table-cell office:value-type="float" office:value="137.0106" calcext:value-type="float">
            <text:p>137.0106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35259" calcext:value-type="float">
            <text:p>17.35259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12" calcext:value-type="float">
            <text:p>0.000500712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576861" calcext:value-type="float">
            <text:p>0.001576861</text:p>
          </table:table-cell>
          <table:table-cell office:value-type="float" office:value="1186.818" calcext:value-type="float">
            <text:p>1186.818</text:p>
          </table:table-cell>
          <table:table-cell office:value-type="float" office:value="1.369033" calcext:value-type="float">
            <text:p>1.369033</text:p>
          </table:table-cell>
          <table:table-cell office:value-type="float" office:value="0" calcext:value-type="float">
            <text:p>0</text:p>
          </table:table-cell>
          <table:table-cell office:value-type="float" office:value="0.1052386" calcext:value-type="float">
            <text:p>0.1052386</text:p>
          </table:table-cell>
          <table:table-cell office:value-type="float" office:value="0.1863234" calcext:value-type="float">
            <text:p>0.1863234</text:p>
          </table:table-cell>
          <table:table-cell office:value-type="float" office:value="0.07987405" calcext:value-type="float">
            <text:p>0.07987405</text:p>
          </table:table-cell>
          <table:table-cell office:value-type="float" office:value="0.04296002" calcext:value-type="float">
            <text:p>0.04296002</text:p>
          </table:table-cell>
          <table:table-cell office:value-type="float" office:value="0.02999484" calcext:value-type="float">
            <text:p>0.02999484</text:p>
          </table:table-cell>
          <table:table-cell office:value-type="float" office:value="0.02028013" calcext:value-type="float">
            <text:p>0.02028013</text:p>
          </table:table-cell>
          <table:table-cell office:value-type="float" office:value="0.02298842" calcext:value-type="float">
            <text:p>0.02298842</text:p>
          </table:table-cell>
          <table:table-cell office:value-type="float" office:value="0.05749429" calcext:value-type="float">
            <text:p>0.05749429</text:p>
          </table:table-cell>
          <table:table-cell office:value-type="float" office:value="0.1044745" calcext:value-type="float">
            <text:p>0.1044745</text:p>
          </table:table-cell>
          <table:table-cell office:value-type="float" office:value="0.1033949" calcext:value-type="float">
            <text:p>0.1033949</text:p>
          </table:table-cell>
          <table:table-cell office:value-type="float" office:value="0.1045216" calcext:value-type="float">
            <text:p>0.1045216</text:p>
          </table:table-cell>
          <table:table-cell office:value-type="float" office:value="0.1049117" calcext:value-type="float">
            <text:p>0.1049117</text:p>
          </table:table-cell>
          <table:table-cell office:value-type="float" office:value="0.1065612" calcext:value-type="float">
            <text:p>0.1065612</text:p>
          </table:table-cell>
          <table:table-cell office:value-type="float" office:value="0.1101568" calcext:value-type="float">
            <text:p>0.1101568</text:p>
          </table:table-cell>
          <table:table-cell office:value-type="float" office:value="0" calcext:value-type="float">
            <text:p>0</text:p>
          </table:table-cell>
          <table:table-cell office:value-type="float" office:value="23.90601" calcext:value-type="float">
            <text:p>23.90601</text:p>
          </table:table-cell>
          <table:table-cell office:value-type="float" office:value="24.5875" calcext:value-type="float">
            <text:p>24.5875</text:p>
          </table:table-cell>
          <table:table-cell office:value-type="float" office:value="11.51844" calcext:value-type="float">
            <text:p>11.51844</text:p>
          </table:table-cell>
          <table:table-cell office:value-type="float" office:value="6.354963" calcext:value-type="float">
            <text:p>6.354963</text:p>
          </table:table-cell>
          <table:table-cell office:value-type="float" office:value="4.558466" calcext:value-type="float">
            <text:p>4.558466</text:p>
          </table:table-cell>
          <table:table-cell office:value-type="float" office:value="1.761297" calcext:value-type="float">
            <text:p>1.761297</text:p>
          </table:table-cell>
          <table:table-cell office:value-type="float" office:value="1.276766" calcext:value-type="float">
            <text:p>1.276766</text:p>
          </table:table-cell>
          <table:table-cell office:value-type="float" office:value="2.671275" calcext:value-type="float">
            <text:p>2.671275</text:p>
          </table:table-cell>
          <table:table-cell office:value-type="float" office:value="4.078146" calcext:value-type="float">
            <text:p>4.078146</text:p>
          </table:table-cell>
          <table:table-cell office:value-type="float" office:value="4.040977" calcext:value-type="float">
            <text:p>4.040977</text:p>
          </table:table-cell>
          <table:table-cell office:value-type="float" office:value="4.22473" calcext:value-type="float">
            <text:p>4.22473</text:p>
          </table:table-cell>
          <table:table-cell office:value-type="float" office:value="4.283803" calcext:value-type="float">
            <text:p>4.283803</text:p>
          </table:table-cell>
          <table:table-cell office:value-type="float" office:value="4.461897" calcext:value-type="float">
            <text:p>4.461897</text:p>
          </table:table-cell>
          <table:table-cell office:value-type="float" office:value="4.808561" calcext:value-type="float">
            <text:p>4.808561</text:p>
          </table:table-cell>
          <table:table-cell office:value-type="float" office:value="0" calcext:value-type="float">
            <text:p>0</text:p>
          </table:table-cell>
          <table:table-cell office:value-type="float" office:value="0.0519813" calcext:value-type="float">
            <text:p>0.0519813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1" calcext:value-type="float">
            <text:p>8122001</text:p>
          </table:table-cell>
          <table:table-cell office:value-type="float" office:value="1.863606" calcext:value-type="float">
            <text:p>1.863606</text:p>
          </table:table-cell>
          <table:table-cell office:value-type="float" office:value="137.0085" calcext:value-type="float">
            <text:p>137.0085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38491" calcext:value-type="float">
            <text:p>17.38491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263" calcext:value-type="float">
            <text:p>0.0005007263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577002" calcext:value-type="float">
            <text:p>0.001577002</text:p>
          </table:table-cell>
          <table:table-cell office:value-type="float" office:value="1186.787" calcext:value-type="float">
            <text:p>1186.787</text:p>
          </table:table-cell>
          <table:table-cell office:value-type="float" office:value="1.370185" calcext:value-type="float">
            <text:p>1.370185</text:p>
          </table:table-cell>
          <table:table-cell office:value-type="float" office:value="0" calcext:value-type="float">
            <text:p>0</text:p>
          </table:table-cell>
          <table:table-cell office:value-type="float" office:value="0.1065283" calcext:value-type="float">
            <text:p>0.1065283</text:p>
          </table:table-cell>
          <table:table-cell office:value-type="float" office:value="0.1857465" calcext:value-type="float">
            <text:p>0.1857465</text:p>
          </table:table-cell>
          <table:table-cell office:value-type="float" office:value="0.07951237" calcext:value-type="float">
            <text:p>0.07951237</text:p>
          </table:table-cell>
          <table:table-cell office:value-type="float" office:value="0.0429205" calcext:value-type="float">
            <text:p>0.0429205</text:p>
          </table:table-cell>
          <table:table-cell office:value-type="float" office:value="0.03013284" calcext:value-type="float">
            <text:p>0.03013284</text:p>
          </table:table-cell>
          <table:table-cell office:value-type="float" office:value="0.01999606" calcext:value-type="float">
            <text:p>0.01999606</text:p>
          </table:table-cell>
          <table:table-cell office:value-type="float" office:value="0.02275478" calcext:value-type="float">
            <text:p>0.02275478</text:p>
          </table:table-cell>
          <table:table-cell office:value-type="float" office:value="0.05743384" calcext:value-type="float">
            <text:p>0.05743384</text:p>
          </table:table-cell>
          <table:table-cell office:value-type="float" office:value="0.1045447" calcext:value-type="float">
            <text:p>0.1045447</text:p>
          </table:table-cell>
          <table:table-cell office:value-type="float" office:value="0.1034788" calcext:value-type="float">
            <text:p>0.1034788</text:p>
          </table:table-cell>
          <table:table-cell office:value-type="float" office:value="0.1046196" calcext:value-type="float">
            <text:p>0.1046196</text:p>
          </table:table-cell>
          <table:table-cell office:value-type="float" office:value="0.1050134" calcext:value-type="float">
            <text:p>0.1050134</text:p>
          </table:table-cell>
          <table:table-cell office:value-type="float" office:value="0.1066684" calcext:value-type="float">
            <text:p>0.1066684</text:p>
          </table:table-cell>
          <table:table-cell office:value-type="float" office:value="0.1102757" calcext:value-type="float">
            <text:p>0.1102757</text:p>
          </table:table-cell>
          <table:table-cell office:value-type="float" office:value="0" calcext:value-type="float">
            <text:p>0</text:p>
          </table:table-cell>
          <table:table-cell office:value-type="float" office:value="23.87395" calcext:value-type="float">
            <text:p>23.87395</text:p>
          </table:table-cell>
          <table:table-cell office:value-type="float" office:value="24.566" calcext:value-type="float">
            <text:p>24.566</text:p>
          </table:table-cell>
          <table:table-cell office:value-type="float" office:value="11.51062" calcext:value-type="float">
            <text:p>11.51062</text:p>
          </table:table-cell>
          <table:table-cell office:value-type="float" office:value="6.350357" calcext:value-type="float">
            <text:p>6.350357</text:p>
          </table:table-cell>
          <table:table-cell office:value-type="float" office:value="4.554857" calcext:value-type="float">
            <text:p>4.554857</text:p>
          </table:table-cell>
          <table:table-cell office:value-type="float" office:value="1.762371" calcext:value-type="float">
            <text:p>1.762371</text:p>
          </table:table-cell>
          <table:table-cell office:value-type="float" office:value="1.279086" calcext:value-type="float">
            <text:p>1.279086</text:p>
          </table:table-cell>
          <table:table-cell office:value-type="float" office:value="2.677454" calcext:value-type="float">
            <text:p>2.677454</text:p>
          </table:table-cell>
          <table:table-cell office:value-type="float" office:value="4.087287" calcext:value-type="float">
            <text:p>4.087287</text:p>
          </table:table-cell>
          <table:table-cell office:value-type="float" office:value="4.050354" calcext:value-type="float">
            <text:p>4.050354</text:p>
          </table:table-cell>
          <table:table-cell office:value-type="float" office:value="4.234629" calcext:value-type="float">
            <text:p>4.234629</text:p>
          </table:table-cell>
          <table:table-cell office:value-type="float" office:value="4.293763" calcext:value-type="float">
            <text:p>4.293763</text:p>
          </table:table-cell>
          <table:table-cell office:value-type="float" office:value="4.472093" calcext:value-type="float">
            <text:p>4.472093</text:p>
          </table:table-cell>
          <table:table-cell office:value-type="float" office:value="4.819636" calcext:value-type="float">
            <text:p>4.819636</text:p>
          </table:table-cell>
          <table:table-cell office:value-type="float" office:value="0" calcext:value-type="float">
            <text:p>0</text:p>
          </table:table-cell>
          <table:table-cell office:value-type="float" office:value="0.05549428" calcext:value-type="float">
            <text:p>0.0554942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1" calcext:value-type="float">
            <text:p>9122001</text:p>
          </table:table-cell>
          <table:table-cell office:value-type="float" office:value="1.863823" calcext:value-type="float">
            <text:p>1.863823</text:p>
          </table:table-cell>
          <table:table-cell office:value-type="float" office:value="137.0064" calcext:value-type="float">
            <text:p>137.006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41726" calcext:value-type="float">
            <text:p>17.41726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399" calcext:value-type="float">
            <text:p>0.0005007399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577134" calcext:value-type="float">
            <text:p>0.001577134</text:p>
          </table:table-cell>
          <table:table-cell office:value-type="float" office:value="1186.756" calcext:value-type="float">
            <text:p>1186.756</text:p>
          </table:table-cell>
          <table:table-cell office:value-type="float" office:value="1.371766" calcext:value-type="float">
            <text:p>1.371766</text:p>
          </table:table-cell>
          <table:table-cell office:value-type="float" office:value="0" calcext:value-type="float">
            <text:p>0</text:p>
          </table:table-cell>
          <table:table-cell office:value-type="float" office:value="0.09482892" calcext:value-type="float">
            <text:p>0.09482892</text:p>
          </table:table-cell>
          <table:table-cell office:value-type="float" office:value="0.1868424" calcext:value-type="float">
            <text:p>0.1868424</text:p>
          </table:table-cell>
          <table:table-cell office:value-type="float" office:value="0.08006136" calcext:value-type="float">
            <text:p>0.08006136</text:p>
          </table:table-cell>
          <table:table-cell office:value-type="float" office:value="0.04308853" calcext:value-type="float">
            <text:p>0.04308853</text:p>
          </table:table-cell>
          <table:table-cell office:value-type="float" office:value="0.03030592" calcext:value-type="float">
            <text:p>0.03030592</text:p>
          </table:table-cell>
          <table:table-cell office:value-type="float" office:value="0.01989143" calcext:value-type="float">
            <text:p>0.01989143</text:p>
          </table:table-cell>
          <table:table-cell office:value-type="float" office:value="0.02270334" calcext:value-type="float">
            <text:p>0.02270334</text:p>
          </table:table-cell>
          <table:table-cell office:value-type="float" office:value="0.0574036" calcext:value-type="float">
            <text:p>0.0574036</text:p>
          </table:table-cell>
          <table:table-cell office:value-type="float" office:value="0.104586" calcext:value-type="float">
            <text:p>0.104586</text:p>
          </table:table-cell>
          <table:table-cell office:value-type="float" office:value="0.1035617" calcext:value-type="float">
            <text:p>0.1035617</text:p>
          </table:table-cell>
          <table:table-cell office:value-type="float" office:value="0.1047182" calcext:value-type="float">
            <text:p>0.1047182</text:p>
          </table:table-cell>
          <table:table-cell office:value-type="float" office:value="0.1051151" calcext:value-type="float">
            <text:p>0.1051151</text:p>
          </table:table-cell>
          <table:table-cell office:value-type="float" office:value="0.1067764" calcext:value-type="float">
            <text:p>0.1067764</text:p>
          </table:table-cell>
          <table:table-cell office:value-type="float" office:value="0.1103935" calcext:value-type="float">
            <text:p>0.1103935</text:p>
          </table:table-cell>
          <table:table-cell office:value-type="float" office:value="0" calcext:value-type="float">
            <text:p>0</text:p>
          </table:table-cell>
          <table:table-cell office:value-type="float" office:value="23.84322" calcext:value-type="float">
            <text:p>23.84322</text:p>
          </table:table-cell>
          <table:table-cell office:value-type="float" office:value="24.54526" calcext:value-type="float">
            <text:p>24.54526</text:p>
          </table:table-cell>
          <table:table-cell office:value-type="float" office:value="11.5029" calcext:value-type="float">
            <text:p>11.5029</text:p>
          </table:table-cell>
          <table:table-cell office:value-type="float" office:value="6.345823" calcext:value-type="float">
            <text:p>6.345823</text:p>
          </table:table-cell>
          <table:table-cell office:value-type="float" office:value="4.551327" calcext:value-type="float">
            <text:p>4.551327</text:p>
          </table:table-cell>
          <table:table-cell office:value-type="float" office:value="1.763384" calcext:value-type="float">
            <text:p>1.763384</text:p>
          </table:table-cell>
          <table:table-cell office:value-type="float" office:value="1.281364" calcext:value-type="float">
            <text:p>1.281364</text:p>
          </table:table-cell>
          <table:table-cell office:value-type="float" office:value="2.683602" calcext:value-type="float">
            <text:p>2.683602</text:p>
          </table:table-cell>
          <table:table-cell office:value-type="float" office:value="4.096474" calcext:value-type="float">
            <text:p>4.096474</text:p>
          </table:table-cell>
          <table:table-cell office:value-type="float" office:value="4.059733" calcext:value-type="float">
            <text:p>4.059733</text:p>
          </table:table-cell>
          <table:table-cell office:value-type="float" office:value="4.244527" calcext:value-type="float">
            <text:p>4.244527</text:p>
          </table:table-cell>
          <table:table-cell office:value-type="float" office:value="4.303725" calcext:value-type="float">
            <text:p>4.303725</text:p>
          </table:table-cell>
          <table:table-cell office:value-type="float" office:value="4.482258" calcext:value-type="float">
            <text:p>4.482258</text:p>
          </table:table-cell>
          <table:table-cell office:value-type="float" office:value="4.830705" calcext:value-type="float">
            <text:p>4.830705</text:p>
          </table:table-cell>
          <table:table-cell office:value-type="float" office:value="0" calcext:value-type="float">
            <text:p>0</text:p>
          </table:table-cell>
          <table:table-cell office:value-type="float" office:value="0.01662243" calcext:value-type="float">
            <text:p>0.01662243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1" calcext:value-type="float">
            <text:p>10122001</text:p>
          </table:table-cell>
          <table:table-cell office:value-type="float" office:value="1.863993" calcext:value-type="float">
            <text:p>1.863993</text:p>
          </table:table-cell>
          <table:table-cell office:value-type="float" office:value="137.0043" calcext:value-type="float">
            <text:p>137.0043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44956" calcext:value-type="float">
            <text:p>17.44956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399" calcext:value-type="float">
            <text:p>0.0005007399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577134" calcext:value-type="float">
            <text:p>0.001577134</text:p>
          </table:table-cell>
          <table:table-cell office:value-type="float" office:value="1186.725" calcext:value-type="float">
            <text:p>1186.725</text:p>
          </table:table-cell>
          <table:table-cell office:value-type="float" office:value="1.373152" calcext:value-type="float">
            <text:p>1.373152</text:p>
          </table:table-cell>
          <table:table-cell office:value-type="float" office:value="0" calcext:value-type="float">
            <text:p>0</text:p>
          </table:table-cell>
          <table:table-cell office:value-type="float" office:value="0.09378967" calcext:value-type="float">
            <text:p>0.09378967</text:p>
          </table:table-cell>
          <table:table-cell office:value-type="float" office:value="0.1871793" calcext:value-type="float">
            <text:p>0.1871793</text:p>
          </table:table-cell>
          <table:table-cell office:value-type="float" office:value="0.0800897" calcext:value-type="float">
            <text:p>0.0800897</text:p>
          </table:table-cell>
          <table:table-cell office:value-type="float" office:value="0.04314552" calcext:value-type="float">
            <text:p>0.04314552</text:p>
          </table:table-cell>
          <table:table-cell office:value-type="float" office:value="0.03038912" calcext:value-type="float">
            <text:p>0.03038912</text:p>
          </table:table-cell>
          <table:table-cell office:value-type="float" office:value="0.01991342" calcext:value-type="float">
            <text:p>0.01991342</text:p>
          </table:table-cell>
          <table:table-cell office:value-type="float" office:value="0.02293146" calcext:value-type="float">
            <text:p>0.02293146</text:p>
          </table:table-cell>
          <table:table-cell office:value-type="float" office:value="0.05747555" calcext:value-type="float">
            <text:p>0.05747555</text:p>
          </table:table-cell>
          <table:table-cell office:value-type="float" office:value="0.1046548" calcext:value-type="float">
            <text:p>0.1046548</text:p>
          </table:table-cell>
          <table:table-cell office:value-type="float" office:value="0.1036424" calcext:value-type="float">
            <text:p>0.1036424</text:p>
          </table:table-cell>
          <table:table-cell office:value-type="float" office:value="0.104817" calcext:value-type="float">
            <text:p>0.104817</text:p>
          </table:table-cell>
          <table:table-cell office:value-type="float" office:value="0.1052183" calcext:value-type="float">
            <text:p>0.1052183</text:p>
          </table:table-cell>
          <table:table-cell office:value-type="float" office:value="0.1068844" calcext:value-type="float">
            <text:p>0.1068844</text:p>
          </table:table-cell>
          <table:table-cell office:value-type="float" office:value="0.1105111" calcext:value-type="float">
            <text:p>0.1105111</text:p>
          </table:table-cell>
          <table:table-cell office:value-type="float" office:value="0" calcext:value-type="float">
            <text:p>0</text:p>
          </table:table-cell>
          <table:table-cell office:value-type="float" office:value="23.80722" calcext:value-type="float">
            <text:p>23.80722</text:p>
          </table:table-cell>
          <table:table-cell office:value-type="float" office:value="24.52497" calcext:value-type="float">
            <text:p>24.52497</text:p>
          </table:table-cell>
          <table:table-cell office:value-type="float" office:value="11.49546" calcext:value-type="float">
            <text:p>11.49546</text:p>
          </table:table-cell>
          <table:table-cell office:value-type="float" office:value="6.341415" calcext:value-type="float">
            <text:p>6.341415</text:p>
          </table:table-cell>
          <table:table-cell office:value-type="float" office:value="4.547913" calcext:value-type="float">
            <text:p>4.547913</text:p>
          </table:table-cell>
          <table:table-cell office:value-type="float" office:value="1.764386" calcext:value-type="float">
            <text:p>1.764386</text:p>
          </table:table-cell>
          <table:table-cell office:value-type="float" office:value="1.283662" calcext:value-type="float">
            <text:p>1.283662</text:p>
          </table:table-cell>
          <table:table-cell office:value-type="float" office:value="2.689727" calcext:value-type="float">
            <text:p>2.689727</text:p>
          </table:table-cell>
          <table:table-cell office:value-type="float" office:value="4.105661" calcext:value-type="float">
            <text:p>4.105661</text:p>
          </table:table-cell>
          <table:table-cell office:value-type="float" office:value="4.06911" calcext:value-type="float">
            <text:p>4.06911</text:p>
          </table:table-cell>
          <table:table-cell office:value-type="float" office:value="4.254414" calcext:value-type="float">
            <text:p>4.254414</text:p>
          </table:table-cell>
          <table:table-cell office:value-type="float" office:value="4.313665" calcext:value-type="float">
            <text:p>4.313665</text:p>
          </table:table-cell>
          <table:table-cell office:value-type="float" office:value="4.492414" calcext:value-type="float">
            <text:p>4.492414</text:p>
          </table:table-cell>
          <table:table-cell office:value-type="float" office:value="4.841739" calcext:value-type="float">
            <text:p>4.841739</text:p>
          </table:table-cell>
          <table:table-cell office:value-type="float" office:value="0" calcext:value-type="float">
            <text:p>0</text:p>
          </table:table-cell>
          <table:table-cell office:value-type="float" office:value="0.01349471" calcext:value-type="float">
            <text:p>0.0134947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1" calcext:value-type="float">
            <text:p>11122001</text:p>
          </table:table-cell>
          <table:table-cell office:value-type="float" office:value="1.864036" calcext:value-type="float">
            <text:p>1.864036</text:p>
          </table:table-cell>
          <table:table-cell office:value-type="float" office:value="137.0023" calcext:value-type="float">
            <text:p>137.0023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48186" calcext:value-type="float">
            <text:p>17.48186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399" calcext:value-type="float">
            <text:p>0.0005007399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577134" calcext:value-type="float">
            <text:p>0.001577134</text:p>
          </table:table-cell>
          <table:table-cell office:value-type="float" office:value="1186.693" calcext:value-type="float">
            <text:p>1186.693</text:p>
          </table:table-cell>
          <table:table-cell office:value-type="float" office:value="1.375832" calcext:value-type="float">
            <text:p>1.375832</text:p>
          </table:table-cell>
          <table:table-cell office:value-type="float" office:value="0" calcext:value-type="float">
            <text:p>0</text:p>
          </table:table-cell>
          <table:table-cell office:value-type="float" office:value="0.08885144" calcext:value-type="float">
            <text:p>0.08885144</text:p>
          </table:table-cell>
          <table:table-cell office:value-type="float" office:value="0.1902997" calcext:value-type="float">
            <text:p>0.1902997</text:p>
          </table:table-cell>
          <table:table-cell office:value-type="float" office:value="0.0815752" calcext:value-type="float">
            <text:p>0.0815752</text:p>
          </table:table-cell>
          <table:table-cell office:value-type="float" office:value="0.0435778" calcext:value-type="float">
            <text:p>0.0435778</text:p>
          </table:table-cell>
          <table:table-cell office:value-type="float" office:value="0.0307063" calcext:value-type="float">
            <text:p>0.0307063</text:p>
          </table:table-cell>
          <table:table-cell office:value-type="float" office:value="0.02001197" calcext:value-type="float">
            <text:p>0.02001197</text:p>
          </table:table-cell>
          <table:table-cell office:value-type="float" office:value="0.02301691" calcext:value-type="float">
            <text:p>0.02301691</text:p>
          </table:table-cell>
          <table:table-cell office:value-type="float" office:value="0.05752809" calcext:value-type="float">
            <text:p>0.05752809</text:p>
          </table:table-cell>
          <table:table-cell office:value-type="float" office:value="0.1047323" calcext:value-type="float">
            <text:p>0.1047323</text:p>
          </table:table-cell>
          <table:table-cell office:value-type="float" office:value="0.103722" calcext:value-type="float">
            <text:p>0.103722</text:p>
          </table:table-cell>
          <table:table-cell office:value-type="float" office:value="0.1049155" calcext:value-type="float">
            <text:p>0.1049155</text:p>
          </table:table-cell>
          <table:table-cell office:value-type="float" office:value="0.1053207" calcext:value-type="float">
            <text:p>0.1053207</text:p>
          </table:table-cell>
          <table:table-cell office:value-type="float" office:value="0.1069923" calcext:value-type="float">
            <text:p>0.1069923</text:p>
          </table:table-cell>
          <table:table-cell office:value-type="float" office:value="0.1106285" calcext:value-type="float">
            <text:p>0.1106285</text:p>
          </table:table-cell>
          <table:table-cell office:value-type="float" office:value="0" calcext:value-type="float">
            <text:p>0</text:p>
          </table:table-cell>
          <table:table-cell office:value-type="float" office:value="23.77013" calcext:value-type="float">
            <text:p>23.77013</text:p>
          </table:table-cell>
          <table:table-cell office:value-type="float" office:value="24.50519" calcext:value-type="float">
            <text:p>24.50519</text:p>
          </table:table-cell>
          <table:table-cell office:value-type="float" office:value="11.48828" calcext:value-type="float">
            <text:p>11.48828</text:p>
          </table:table-cell>
          <table:table-cell office:value-type="float" office:value="6.337138" calcext:value-type="float">
            <text:p>6.337138</text:p>
          </table:table-cell>
          <table:table-cell office:value-type="float" office:value="4.544622" calcext:value-type="float">
            <text:p>4.544622</text:p>
          </table:table-cell>
          <table:table-cell office:value-type="float" office:value="1.765381" calcext:value-type="float">
            <text:p>1.765381</text:p>
          </table:table-cell>
          <table:table-cell office:value-type="float" office:value="1.285959" calcext:value-type="float">
            <text:p>1.285959</text:p>
          </table:table-cell>
          <table:table-cell office:value-type="float" office:value="2.695827" calcext:value-type="float">
            <text:p>2.695827</text:p>
          </table:table-cell>
          <table:table-cell office:value-type="float" office:value="4.114884" calcext:value-type="float">
            <text:p>4.114884</text:p>
          </table:table-cell>
          <table:table-cell office:value-type="float" office:value="4.078487" calcext:value-type="float">
            <text:p>4.078487</text:p>
          </table:table-cell>
          <table:table-cell office:value-type="float" office:value="4.264285" calcext:value-type="float">
            <text:p>4.264285</text:p>
          </table:table-cell>
          <table:table-cell office:value-type="float" office:value="4.323586" calcext:value-type="float">
            <text:p>4.323586</text:p>
          </table:table-cell>
          <table:table-cell office:value-type="float" office:value="4.502541" calcext:value-type="float">
            <text:p>4.502541</text:p>
          </table:table-cell>
          <table:table-cell office:value-type="float" office:value="4.852775" calcext:value-type="float">
            <text:p>4.852775</text:p>
          </table:table-cell>
          <table:table-cell office:value-type="float" office:value="0" calcext:value-type="float">
            <text:p>0</text:p>
          </table:table-cell>
          <table:table-cell office:value-type="float" office:value="0.009764405" calcext:value-type="float">
            <text:p>0.009764405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1" calcext:value-type="float">
            <text:p>12122001</text:p>
          </table:table-cell>
          <table:table-cell office:value-type="float" office:value="1.864189" calcext:value-type="float">
            <text:p>1.864189</text:p>
          </table:table-cell>
          <table:table-cell office:value-type="float" office:value="137.0002" calcext:value-type="float">
            <text:p>137.0002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51412" calcext:value-type="float">
            <text:p>17.51412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399" calcext:value-type="float">
            <text:p>0.0005007399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577134" calcext:value-type="float">
            <text:p>0.001577134</text:p>
          </table:table-cell>
          <table:table-cell office:value-type="float" office:value="1186.662" calcext:value-type="float">
            <text:p>1186.662</text:p>
          </table:table-cell>
          <table:table-cell office:value-type="float" office:value="1.376873" calcext:value-type="float">
            <text:p>1.376873</text:p>
          </table:table-cell>
          <table:table-cell office:value-type="float" office:value="0" calcext:value-type="float">
            <text:p>0</text:p>
          </table:table-cell>
          <table:table-cell office:value-type="float" office:value="0.09739709" calcext:value-type="float">
            <text:p>0.09739709</text:p>
          </table:table-cell>
          <table:table-cell office:value-type="float" office:value="0.1874613" calcext:value-type="float">
            <text:p>0.1874613</text:p>
          </table:table-cell>
          <table:table-cell office:value-type="float" office:value="0.08040022" calcext:value-type="float">
            <text:p>0.08040022</text:p>
          </table:table-cell>
          <table:table-cell office:value-type="float" office:value="0.04332385" calcext:value-type="float">
            <text:p>0.04332385</text:p>
          </table:table-cell>
          <table:table-cell office:value-type="float" office:value="0.03061205" calcext:value-type="float">
            <text:p>0.03061205</text:p>
          </table:table-cell>
          <table:table-cell office:value-type="float" office:value="0.02009332" calcext:value-type="float">
            <text:p>0.02009332</text:p>
          </table:table-cell>
          <table:table-cell office:value-type="float" office:value="0.02312117" calcext:value-type="float">
            <text:p>0.02312117</text:p>
          </table:table-cell>
          <table:table-cell office:value-type="float" office:value="0.05761448" calcext:value-type="float">
            <text:p>0.05761448</text:p>
          </table:table-cell>
          <table:table-cell office:value-type="float" office:value="0.1047975" calcext:value-type="float">
            <text:p>0.1047975</text:p>
          </table:table-cell>
          <table:table-cell office:value-type="float" office:value="0.1038019" calcext:value-type="float">
            <text:p>0.1038019</text:p>
          </table:table-cell>
          <table:table-cell office:value-type="float" office:value="0.105014" calcext:value-type="float">
            <text:p>0.105014</text:p>
          </table:table-cell>
          <table:table-cell office:value-type="float" office:value="0.1054235" calcext:value-type="float">
            <text:p>0.1054235</text:p>
          </table:table-cell>
          <table:table-cell office:value-type="float" office:value="0.1071001" calcext:value-type="float">
            <text:p>0.1071001</text:p>
          </table:table-cell>
          <table:table-cell office:value-type="float" office:value="0.1107458" calcext:value-type="float">
            <text:p>0.1107458</text:p>
          </table:table-cell>
          <table:table-cell office:value-type="float" office:value="0" calcext:value-type="float">
            <text:p>0</text:p>
          </table:table-cell>
          <table:table-cell office:value-type="float" office:value="23.72886" calcext:value-type="float">
            <text:p>23.72886</text:p>
          </table:table-cell>
          <table:table-cell office:value-type="float" office:value="24.48535" calcext:value-type="float">
            <text:p>24.48535</text:p>
          </table:table-cell>
          <table:table-cell office:value-type="float" office:value="11.4814" calcext:value-type="float">
            <text:p>11.4814</text:p>
          </table:table-cell>
          <table:table-cell office:value-type="float" office:value="6.332989" calcext:value-type="float">
            <text:p>6.332989</text:p>
          </table:table-cell>
          <table:table-cell office:value-type="float" office:value="4.541435" calcext:value-type="float">
            <text:p>4.541435</text:p>
          </table:table-cell>
          <table:table-cell office:value-type="float" office:value="1.766409" calcext:value-type="float">
            <text:p>1.766409</text:p>
          </table:table-cell>
          <table:table-cell office:value-type="float" office:value="1.288258" calcext:value-type="float">
            <text:p>1.288258</text:p>
          </table:table-cell>
          <table:table-cell office:value-type="float" office:value="2.701914" calcext:value-type="float">
            <text:p>2.701914</text:p>
          </table:table-cell>
          <table:table-cell office:value-type="float" office:value="4.124117" calcext:value-type="float">
            <text:p>4.124117</text:p>
          </table:table-cell>
          <table:table-cell office:value-type="float" office:value="4.087829" calcext:value-type="float">
            <text:p>4.087829</text:p>
          </table:table-cell>
          <table:table-cell office:value-type="float" office:value="4.274155" calcext:value-type="float">
            <text:p>4.274155</text:p>
          </table:table-cell>
          <table:table-cell office:value-type="float" office:value="4.333509" calcext:value-type="float">
            <text:p>4.333509</text:p>
          </table:table-cell>
          <table:table-cell office:value-type="float" office:value="4.512659" calcext:value-type="float">
            <text:p>4.512659</text:p>
          </table:table-cell>
          <table:table-cell office:value-type="float" office:value="4.863803" calcext:value-type="float">
            <text:p>4.863803</text:p>
          </table:table-cell>
          <table:table-cell office:value-type="float" office:value="0" calcext:value-type="float">
            <text:p>0</text:p>
          </table:table-cell>
          <table:table-cell office:value-type="float" office:value="0.03601446" calcext:value-type="float">
            <text:p>0.03601446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1" calcext:value-type="float">
            <text:p>13122001</text:p>
          </table:table-cell>
          <table:table-cell office:value-type="float" office:value="1.864418" calcext:value-type="float">
            <text:p>1.864418</text:p>
          </table:table-cell>
          <table:table-cell office:value-type="float" office:value="136.9982" calcext:value-type="float">
            <text:p>136.9982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54636" calcext:value-type="float">
            <text:p>17.54636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532" calcext:value-type="float">
            <text:p>0.0005007532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577263" calcext:value-type="float">
            <text:p>0.001577263</text:p>
          </table:table-cell>
          <table:table-cell office:value-type="float" office:value="1186.631" calcext:value-type="float">
            <text:p>1186.631</text:p>
          </table:table-cell>
          <table:table-cell office:value-type="float" office:value="1.377605" calcext:value-type="float">
            <text:p>1.377605</text:p>
          </table:table-cell>
          <table:table-cell office:value-type="float" office:value="0" calcext:value-type="float">
            <text:p>0</text:p>
          </table:table-cell>
          <table:table-cell office:value-type="float" office:value="0.09778283" calcext:value-type="float">
            <text:p>0.09778283</text:p>
          </table:table-cell>
          <table:table-cell office:value-type="float" office:value="0.184349" calcext:value-type="float">
            <text:p>0.184349</text:p>
          </table:table-cell>
          <table:table-cell office:value-type="float" office:value="0.07933022" calcext:value-type="float">
            <text:p>0.07933022</text:p>
          </table:table-cell>
          <table:table-cell office:value-type="float" office:value="0.04307223" calcext:value-type="float">
            <text:p>0.04307223</text:p>
          </table:table-cell>
          <table:table-cell office:value-type="float" office:value="0.0306178" calcext:value-type="float">
            <text:p>0.0306178</text:p>
          </table:table-cell>
          <table:table-cell office:value-type="float" office:value="0.01980408" calcext:value-type="float">
            <text:p>0.01980408</text:p>
          </table:table-cell>
          <table:table-cell office:value-type="float" office:value="0.02278482" calcext:value-type="float">
            <text:p>0.02278482</text:p>
          </table:table-cell>
          <table:table-cell office:value-type="float" office:value="0.05757517" calcext:value-type="float">
            <text:p>0.05757517</text:p>
          </table:table-cell>
          <table:table-cell office:value-type="float" office:value="0.104883" calcext:value-type="float">
            <text:p>0.104883</text:p>
          </table:table-cell>
          <table:table-cell office:value-type="float" office:value="0.1038828" calcext:value-type="float">
            <text:p>0.1038828</text:p>
          </table:table-cell>
          <table:table-cell office:value-type="float" office:value="0.1051127" calcext:value-type="float">
            <text:p>0.1051127</text:p>
          </table:table-cell>
          <table:table-cell office:value-type="float" office:value="0.105525" calcext:value-type="float">
            <text:p>0.105525</text:p>
          </table:table-cell>
          <table:table-cell office:value-type="float" office:value="0.1072078" calcext:value-type="float">
            <text:p>0.1072078</text:p>
          </table:table-cell>
          <table:table-cell office:value-type="float" office:value="0.1108626" calcext:value-type="float">
            <text:p>0.1108626</text:p>
          </table:table-cell>
          <table:table-cell office:value-type="float" office:value="0" calcext:value-type="float">
            <text:p>0</text:p>
          </table:table-cell>
          <table:table-cell office:value-type="float" office:value="23.69737" calcext:value-type="float">
            <text:p>23.69737</text:p>
          </table:table-cell>
          <table:table-cell office:value-type="float" office:value="24.46531" calcext:value-type="float">
            <text:p>24.46531</text:p>
          </table:table-cell>
          <table:table-cell office:value-type="float" office:value="11.47402" calcext:value-type="float">
            <text:p>11.47402</text:p>
          </table:table-cell>
          <table:table-cell office:value-type="float" office:value="6.328726" calcext:value-type="float">
            <text:p>6.328726</text:p>
          </table:table-cell>
          <table:table-cell office:value-type="float" office:value="4.538224" calcext:value-type="float">
            <text:p>4.538224</text:p>
          </table:table-cell>
          <table:table-cell office:value-type="float" office:value="1.767387" calcext:value-type="float">
            <text:p>1.767387</text:p>
          </table:table-cell>
          <table:table-cell office:value-type="float" office:value="1.290494" calcext:value-type="float">
            <text:p>1.290494</text:p>
          </table:table-cell>
          <table:table-cell office:value-type="float" office:value="2.707973" calcext:value-type="float">
            <text:p>2.707973</text:p>
          </table:table-cell>
          <table:table-cell office:value-type="float" office:value="4.13335" calcext:value-type="float">
            <text:p>4.13335</text:p>
          </table:table-cell>
          <table:table-cell office:value-type="float" office:value="4.097167" calcext:value-type="float">
            <text:p>4.097167</text:p>
          </table:table-cell>
          <table:table-cell office:value-type="float" office:value="4.284021" calcext:value-type="float">
            <text:p>4.284021</text:p>
          </table:table-cell>
          <table:table-cell office:value-type="float" office:value="4.343423" calcext:value-type="float">
            <text:p>4.343423</text:p>
          </table:table-cell>
          <table:table-cell office:value-type="float" office:value="4.522748" calcext:value-type="float">
            <text:p>4.522748</text:p>
          </table:table-cell>
          <table:table-cell office:value-type="float" office:value="4.874766" calcext:value-type="float">
            <text:p>4.874766</text:p>
          </table:table-cell>
          <table:table-cell office:value-type="float" office:value="0" calcext:value-type="float">
            <text:p>0</text:p>
          </table:table-cell>
          <table:table-cell office:value-type="float" office:value="0.03685807" calcext:value-type="float">
            <text:p>0.03685807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1" calcext:value-type="float">
            <text:p>14122001</text:p>
          </table:table-cell>
          <table:table-cell office:value-type="float" office:value="1.864573" calcext:value-type="float">
            <text:p>1.864573</text:p>
          </table:table-cell>
          <table:table-cell office:value-type="float" office:value="136.9963" calcext:value-type="float">
            <text:p>136.9963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57855" calcext:value-type="float">
            <text:p>17.57855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62" calcext:value-type="float">
            <text:p>0.000500762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536681" calcext:value-type="float">
            <text:p>0.001536681</text:p>
          </table:table-cell>
          <table:table-cell office:value-type="float" office:value="1186.6" calcext:value-type="float">
            <text:p>1186.6</text:p>
          </table:table-cell>
          <table:table-cell office:value-type="float" office:value="1.378571" calcext:value-type="float">
            <text:p>1.378571</text:p>
          </table:table-cell>
          <table:table-cell office:value-type="float" office:value="0" calcext:value-type="float">
            <text:p>0</text:p>
          </table:table-cell>
          <table:table-cell office:value-type="float" office:value="0.08329988" calcext:value-type="float">
            <text:p>0.08329988</text:p>
          </table:table-cell>
          <table:table-cell office:value-type="float" office:value="0.1837277" calcext:value-type="float">
            <text:p>0.1837277</text:p>
          </table:table-cell>
          <table:table-cell office:value-type="float" office:value="0.07922955" calcext:value-type="float">
            <text:p>0.07922955</text:p>
          </table:table-cell>
          <table:table-cell office:value-type="float" office:value="0.04305773" calcext:value-type="float">
            <text:p>0.04305773</text:p>
          </table:table-cell>
          <table:table-cell office:value-type="float" office:value="0.03067802" calcext:value-type="float">
            <text:p>0.03067802</text:p>
          </table:table-cell>
          <table:table-cell office:value-type="float" office:value="0.01963774" calcext:value-type="float">
            <text:p>0.01963774</text:p>
          </table:table-cell>
          <table:table-cell office:value-type="float" office:value="0.02272442" calcext:value-type="float">
            <text:p>0.02272442</text:p>
          </table:table-cell>
          <table:table-cell office:value-type="float" office:value="0.05753549" calcext:value-type="float">
            <text:p>0.05753549</text:p>
          </table:table-cell>
          <table:table-cell office:value-type="float" office:value="0.1049559" calcext:value-type="float">
            <text:p>0.1049559</text:p>
          </table:table-cell>
          <table:table-cell office:value-type="float" office:value="0.1039639" calcext:value-type="float">
            <text:p>0.1039639</text:p>
          </table:table-cell>
          <table:table-cell office:value-type="float" office:value="0.1052113" calcext:value-type="float">
            <text:p>0.1052113</text:p>
          </table:table-cell>
          <table:table-cell office:value-type="float" office:value="0.1056276" calcext:value-type="float">
            <text:p>0.1056276</text:p>
          </table:table-cell>
          <table:table-cell office:value-type="float" office:value="0.1073664" calcext:value-type="float">
            <text:p>0.1073664</text:p>
          </table:table-cell>
          <table:table-cell office:value-type="float" office:value="0.1109651" calcext:value-type="float">
            <text:p>0.1109651</text:p>
          </table:table-cell>
          <table:table-cell office:value-type="float" office:value="0" calcext:value-type="float">
            <text:p>0</text:p>
          </table:table-cell>
          <table:table-cell office:value-type="float" office:value="23.66487" calcext:value-type="float">
            <text:p>23.66487</text:p>
          </table:table-cell>
          <table:table-cell office:value-type="float" office:value="24.44532" calcext:value-type="float">
            <text:p>24.44532</text:p>
          </table:table-cell>
          <table:table-cell office:value-type="float" office:value="11.46655" calcext:value-type="float">
            <text:p>11.46655</text:p>
          </table:table-cell>
          <table:table-cell office:value-type="float" office:value="6.32446" calcext:value-type="float">
            <text:p>6.32446</text:p>
          </table:table-cell>
          <table:table-cell office:value-type="float" office:value="4.535056" calcext:value-type="float">
            <text:p>4.535056</text:p>
          </table:table-cell>
          <table:table-cell office:value-type="float" office:value="1.768302" calcext:value-type="float">
            <text:p>1.768302</text:p>
          </table:table-cell>
          <table:table-cell office:value-type="float" office:value="1.292695" calcext:value-type="float">
            <text:p>1.292695</text:p>
          </table:table-cell>
          <table:table-cell office:value-type="float" office:value="2.713998" calcext:value-type="float">
            <text:p>2.713998</text:p>
          </table:table-cell>
          <table:table-cell office:value-type="float" office:value="4.142583" calcext:value-type="float">
            <text:p>4.142583</text:p>
          </table:table-cell>
          <table:table-cell office:value-type="float" office:value="4.106509" calcext:value-type="float">
            <text:p>4.106509</text:p>
          </table:table-cell>
          <table:table-cell office:value-type="float" office:value="4.293863" calcext:value-type="float">
            <text:p>4.293863</text:p>
          </table:table-cell>
          <table:table-cell office:value-type="float" office:value="4.353305" calcext:value-type="float">
            <text:p>4.353305</text:p>
          </table:table-cell>
          <table:table-cell office:value-type="float" office:value="4.532899" calcext:value-type="float">
            <text:p>4.532899</text:p>
          </table:table-cell>
          <table:table-cell office:value-type="float" office:value="4.885722" calcext:value-type="float">
            <text:p>4.885722</text:p>
          </table:table-cell>
          <table:table-cell office:value-type="float" office:value="0" calcext:value-type="float">
            <text:p>0</text:p>
          </table:table-cell>
          <table:table-cell office:value-type="float" office:value="0.01037002" calcext:value-type="float">
            <text:p>0.0103700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1" calcext:value-type="float">
            <text:p>15122001</text:p>
          </table:table-cell>
          <table:table-cell office:value-type="float" office:value="1.864428" calcext:value-type="float">
            <text:p>1.864428</text:p>
          </table:table-cell>
          <table:table-cell office:value-type="float" office:value="136.9944" calcext:value-type="float">
            <text:p>136.994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61075" calcext:value-type="float">
            <text:p>17.61075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62" calcext:value-type="float">
            <text:p>0.000500762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44616" calcext:value-type="float">
            <text:p>0.00144616</text:p>
          </table:table-cell>
          <table:table-cell office:value-type="float" office:value="1186.569" calcext:value-type="float">
            <text:p>1186.569</text:p>
          </table:table-cell>
          <table:table-cell office:value-type="float" office:value="1.382244" calcext:value-type="float">
            <text:p>1.382244</text:p>
          </table:table-cell>
          <table:table-cell office:value-type="float" office:value="0" calcext:value-type="float">
            <text:p>0</text:p>
          </table:table-cell>
          <table:table-cell office:value-type="float" office:value="0.0852308" calcext:value-type="float">
            <text:p>0.0852308</text:p>
          </table:table-cell>
          <table:table-cell office:value-type="float" office:value="0.1909152" calcext:value-type="float">
            <text:p>0.1909152</text:p>
          </table:table-cell>
          <table:table-cell office:value-type="float" office:value="0.08197108" calcext:value-type="float">
            <text:p>0.08197108</text:p>
          </table:table-cell>
          <table:table-cell office:value-type="float" office:value="0.04383675" calcext:value-type="float">
            <text:p>0.04383675</text:p>
          </table:table-cell>
          <table:table-cell office:value-type="float" office:value="0.03112477" calcext:value-type="float">
            <text:p>0.03112477</text:p>
          </table:table-cell>
          <table:table-cell office:value-type="float" office:value="0.01988009" calcext:value-type="float">
            <text:p>0.01988009</text:p>
          </table:table-cell>
          <table:table-cell office:value-type="float" office:value="0.02289804" calcext:value-type="float">
            <text:p>0.02289804</text:p>
          </table:table-cell>
          <table:table-cell office:value-type="float" office:value="0.0575599" calcext:value-type="float">
            <text:p>0.0575599</text:p>
          </table:table-cell>
          <table:table-cell office:value-type="float" office:value="0.1050273" calcext:value-type="float">
            <text:p>0.1050273</text:p>
          </table:table-cell>
          <table:table-cell office:value-type="float" office:value="0.1040436" calcext:value-type="float">
            <text:p>0.1040436</text:p>
          </table:table-cell>
          <table:table-cell office:value-type="float" office:value="0.1053099" calcext:value-type="float">
            <text:p>0.1053099</text:p>
          </table:table-cell>
          <table:table-cell office:value-type="float" office:value="0.105732" calcext:value-type="float">
            <text:p>0.105732</text:p>
          </table:table-cell>
          <table:table-cell office:value-type="float" office:value="0.1074386" calcext:value-type="float">
            <text:p>0.1074386</text:p>
          </table:table-cell>
          <table:table-cell office:value-type="float" office:value="0.1110899" calcext:value-type="float">
            <text:p>0.1110899</text:p>
          </table:table-cell>
          <table:table-cell office:value-type="float" office:value="0" calcext:value-type="float">
            <text:p>0</text:p>
          </table:table-cell>
          <table:table-cell office:value-type="float" office:value="23.6266" calcext:value-type="float">
            <text:p>23.6266</text:p>
          </table:table-cell>
          <table:table-cell office:value-type="float" office:value="24.42637" calcext:value-type="float">
            <text:p>24.42637</text:p>
          </table:table-cell>
          <table:table-cell office:value-type="float" office:value="11.45955" calcext:value-type="float">
            <text:p>11.45955</text:p>
          </table:table-cell>
          <table:table-cell office:value-type="float" office:value="6.320376" calcext:value-type="float">
            <text:p>6.320376</text:p>
          </table:table-cell>
          <table:table-cell office:value-type="float" office:value="4.532017" calcext:value-type="float">
            <text:p>4.532017</text:p>
          </table:table-cell>
          <table:table-cell office:value-type="float" office:value="1.76921" calcext:value-type="float">
            <text:p>1.76921</text:p>
          </table:table-cell>
          <table:table-cell office:value-type="float" office:value="1.294894" calcext:value-type="float">
            <text:p>1.294894</text:p>
          </table:table-cell>
          <table:table-cell office:value-type="float" office:value="2.719996" calcext:value-type="float">
            <text:p>2.719996</text:p>
          </table:table-cell>
          <table:table-cell office:value-type="float" office:value="4.151816" calcext:value-type="float">
            <text:p>4.151816</text:p>
          </table:table-cell>
          <table:table-cell office:value-type="float" office:value="4.115849" calcext:value-type="float">
            <text:p>4.115849</text:p>
          </table:table-cell>
          <table:table-cell office:value-type="float" office:value="4.303706" calcext:value-type="float">
            <text:p>4.303706</text:p>
          </table:table-cell>
          <table:table-cell office:value-type="float" office:value="4.36319" calcext:value-type="float">
            <text:p>4.36319</text:p>
          </table:table-cell>
          <table:table-cell office:value-type="float" office:value="4.543108" calcext:value-type="float">
            <text:p>4.543108</text:p>
          </table:table-cell>
          <table:table-cell office:value-type="float" office:value="4.896598" calcext:value-type="float">
            <text:p>4.896598</text:p>
          </table:table-cell>
          <table:table-cell office:value-type="float" office:value="0" calcext:value-type="float">
            <text:p>0</text:p>
          </table:table-cell>
          <table:table-cell office:value-type="float" office:value="0.009148438" calcext:value-type="float">
            <text:p>0.00914843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1" calcext:value-type="float">
            <text:p>16122001</text:p>
          </table:table-cell>
          <table:table-cell office:value-type="float" office:value="1.864414" calcext:value-type="float">
            <text:p>1.864414</text:p>
          </table:table-cell>
          <table:table-cell office:value-type="float" office:value="136.9924" calcext:value-type="float">
            <text:p>136.992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64307" calcext:value-type="float">
            <text:p>17.64307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62" calcext:value-type="float">
            <text:p>0.000500762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84707" calcext:value-type="float">
            <text:p>0.001384707</text:p>
          </table:table-cell>
          <table:table-cell office:value-type="float" office:value="1186.538" calcext:value-type="float">
            <text:p>1186.538</text:p>
          </table:table-cell>
          <table:table-cell office:value-type="float" office:value="1.384095" calcext:value-type="float">
            <text:p>1.384095</text:p>
          </table:table-cell>
          <table:table-cell office:value-type="float" office:value="0" calcext:value-type="float">
            <text:p>0</text:p>
          </table:table-cell>
          <table:table-cell office:value-type="float" office:value="0.09962498" calcext:value-type="float">
            <text:p>0.09962498</text:p>
          </table:table-cell>
          <table:table-cell office:value-type="float" office:value="0.1891979" calcext:value-type="float">
            <text:p>0.1891979</text:p>
          </table:table-cell>
          <table:table-cell office:value-type="float" office:value="0.08153713" calcext:value-type="float">
            <text:p>0.08153713</text:p>
          </table:table-cell>
          <table:table-cell office:value-type="float" office:value="0.04381261" calcext:value-type="float">
            <text:p>0.04381261</text:p>
          </table:table-cell>
          <table:table-cell office:value-type="float" office:value="0.03113025" calcext:value-type="float">
            <text:p>0.03113025</text:p>
          </table:table-cell>
          <table:table-cell office:value-type="float" office:value="0.02017072" calcext:value-type="float">
            <text:p>0.02017072</text:p>
          </table:table-cell>
          <table:table-cell office:value-type="float" office:value="0.02311782" calcext:value-type="float">
            <text:p>0.02311782</text:p>
          </table:table-cell>
          <table:table-cell office:value-type="float" office:value="0.05768043" calcext:value-type="float">
            <text:p>0.05768043</text:p>
          </table:table-cell>
          <table:table-cell office:value-type="float" office:value="0.1051128" calcext:value-type="float">
            <text:p>0.1051128</text:p>
          </table:table-cell>
          <table:table-cell office:value-type="float" office:value="0.104123" calcext:value-type="float">
            <text:p>0.104123</text:p>
          </table:table-cell>
          <table:table-cell office:value-type="float" office:value="0.1054085" calcext:value-type="float">
            <text:p>0.1054085</text:p>
          </table:table-cell>
          <table:table-cell office:value-type="float" office:value="0.1058344" calcext:value-type="float">
            <text:p>0.1058344</text:p>
          </table:table-cell>
          <table:table-cell office:value-type="float" office:value="0.1075356" calcext:value-type="float">
            <text:p>0.1075356</text:p>
          </table:table-cell>
          <table:table-cell office:value-type="float" office:value="0.1112076" calcext:value-type="float">
            <text:p>0.1112076</text:p>
          </table:table-cell>
          <table:table-cell office:value-type="float" office:value="0" calcext:value-type="float">
            <text:p>0</text:p>
          </table:table-cell>
          <table:table-cell office:value-type="float" office:value="23.5897" calcext:value-type="float">
            <text:p>23.5897</text:p>
          </table:table-cell>
          <table:table-cell office:value-type="float" office:value="24.40858" calcext:value-type="float">
            <text:p>24.40858</text:p>
          </table:table-cell>
          <table:table-cell office:value-type="float" office:value="11.45328" calcext:value-type="float">
            <text:p>11.45328</text:p>
          </table:table-cell>
          <table:table-cell office:value-type="float" office:value="6.31655" calcext:value-type="float">
            <text:p>6.31655</text:p>
          </table:table-cell>
          <table:table-cell office:value-type="float" office:value="4.529106" calcext:value-type="float">
            <text:p>4.529106</text:p>
          </table:table-cell>
          <table:table-cell office:value-type="float" office:value="1.770203" calcext:value-type="float">
            <text:p>1.770203</text:p>
          </table:table-cell>
          <table:table-cell office:value-type="float" office:value="1.297123" calcext:value-type="float">
            <text:p>1.297123</text:p>
          </table:table-cell>
          <table:table-cell office:value-type="float" office:value="2.725971" calcext:value-type="float">
            <text:p>2.725971</text:p>
          </table:table-cell>
          <table:table-cell office:value-type="float" office:value="4.161049" calcext:value-type="float">
            <text:p>4.161049</text:p>
          </table:table-cell>
          <table:table-cell office:value-type="float" office:value="4.125188" calcext:value-type="float">
            <text:p>4.125188</text:p>
          </table:table-cell>
          <table:table-cell office:value-type="float" office:value="4.313548" calcext:value-type="float">
            <text:p>4.313548</text:p>
          </table:table-cell>
          <table:table-cell office:value-type="float" office:value="4.373075" calcext:value-type="float">
            <text:p>4.373075</text:p>
          </table:table-cell>
          <table:table-cell office:value-type="float" office:value="4.553259" calcext:value-type="float">
            <text:p>4.553259</text:p>
          </table:table-cell>
          <table:table-cell office:value-type="float" office:value="4.907534" calcext:value-type="float">
            <text:p>4.907534</text:p>
          </table:table-cell>
          <table:table-cell office:value-type="float" office:value="0" calcext:value-type="float">
            <text:p>0</text:p>
          </table:table-cell>
          <table:table-cell office:value-type="float" office:value="0.03350787" calcext:value-type="float">
            <text:p>0.03350787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1" calcext:value-type="float">
            <text:p>17122001</text:p>
          </table:table-cell>
          <table:table-cell office:value-type="float" office:value="1.864517" calcext:value-type="float">
            <text:p>1.864517</text:p>
          </table:table-cell>
          <table:table-cell office:value-type="float" office:value="136.9904" calcext:value-type="float">
            <text:p>136.990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67536" calcext:value-type="float">
            <text:p>17.67536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655" calcext:value-type="float">
            <text:p>0.0005007655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84741" calcext:value-type="float">
            <text:p>0.001384741</text:p>
          </table:table-cell>
          <table:table-cell office:value-type="float" office:value="1186.507" calcext:value-type="float">
            <text:p>1186.507</text:p>
          </table:table-cell>
          <table:table-cell office:value-type="float" office:value="1.385158" calcext:value-type="float">
            <text:p>1.385158</text:p>
          </table:table-cell>
          <table:table-cell office:value-type="float" office:value="0" calcext:value-type="float">
            <text:p>0</text:p>
          </table:table-cell>
          <table:table-cell office:value-type="float" office:value="0.0839022" calcext:value-type="float">
            <text:p>0.0839022</text:p>
          </table:table-cell>
          <table:table-cell office:value-type="float" office:value="0.1844527" calcext:value-type="float">
            <text:p>0.1844527</text:p>
          </table:table-cell>
          <table:table-cell office:value-type="float" office:value="0.08004091" calcext:value-type="float">
            <text:p>0.08004091</text:p>
          </table:table-cell>
          <table:table-cell office:value-type="float" office:value="0.04343415" calcext:value-type="float">
            <text:p>0.04343415</text:p>
          </table:table-cell>
          <table:table-cell office:value-type="float" office:value="0.03104091" calcext:value-type="float">
            <text:p>0.03104091</text:p>
          </table:table-cell>
          <table:table-cell office:value-type="float" office:value="0.01990192" calcext:value-type="float">
            <text:p>0.01990192</text:p>
          </table:table-cell>
          <table:table-cell office:value-type="float" office:value="0.02300372" calcext:value-type="float">
            <text:p>0.02300372</text:p>
          </table:table-cell>
          <table:table-cell office:value-type="float" office:value="0.05773262" calcext:value-type="float">
            <text:p>0.05773262</text:p>
          </table:table-cell>
          <table:table-cell office:value-type="float" office:value="0.1052106" calcext:value-type="float">
            <text:p>0.1052106</text:p>
          </table:table-cell>
          <table:table-cell office:value-type="float" office:value="0.1042048" calcext:value-type="float">
            <text:p>0.1042048</text:p>
          </table:table-cell>
          <table:table-cell office:value-type="float" office:value="0.105507" calcext:value-type="float">
            <text:p>0.105507</text:p>
          </table:table-cell>
          <table:table-cell office:value-type="float" office:value="0.1059344" calcext:value-type="float">
            <text:p>0.1059344</text:p>
          </table:table-cell>
          <table:table-cell office:value-type="float" office:value="0.107641" calcext:value-type="float">
            <text:p>0.107641</text:p>
          </table:table-cell>
          <table:table-cell office:value-type="float" office:value="0.1113258" calcext:value-type="float">
            <text:p>0.1113258</text:p>
          </table:table-cell>
          <table:table-cell office:value-type="float" office:value="0" calcext:value-type="float">
            <text:p>0</text:p>
          </table:table-cell>
          <table:table-cell office:value-type="float" office:value="23.55853" calcext:value-type="float">
            <text:p>23.55853</text:p>
          </table:table-cell>
          <table:table-cell office:value-type="float" office:value="24.38988" calcext:value-type="float">
            <text:p>24.38988</text:p>
          </table:table-cell>
          <table:table-cell office:value-type="float" office:value="11.4465" calcext:value-type="float">
            <text:p>11.4465</text:p>
          </table:table-cell>
          <table:table-cell office:value-type="float" office:value="6.312592" calcext:value-type="float">
            <text:p>6.312592</text:p>
          </table:table-cell>
          <table:table-cell office:value-type="float" office:value="4.526179" calcext:value-type="float">
            <text:p>4.526179</text:p>
          </table:table-cell>
          <table:table-cell office:value-type="float" office:value="1.771174" calcext:value-type="float">
            <text:p>1.771174</text:p>
          </table:table-cell>
          <table:table-cell office:value-type="float" office:value="1.299346" calcext:value-type="float">
            <text:p>1.299346</text:p>
          </table:table-cell>
          <table:table-cell office:value-type="float" office:value="2.731945" calcext:value-type="float">
            <text:p>2.731945</text:p>
          </table:table-cell>
          <table:table-cell office:value-type="float" office:value="4.170282" calcext:value-type="float">
            <text:p>4.170282</text:p>
          </table:table-cell>
          <table:table-cell office:value-type="float" office:value="4.134528" calcext:value-type="float">
            <text:p>4.134528</text:p>
          </table:table-cell>
          <table:table-cell office:value-type="float" office:value="4.32337" calcext:value-type="float">
            <text:p>4.32337</text:p>
          </table:table-cell>
          <table:table-cell office:value-type="float" office:value="4.382962" calcext:value-type="float">
            <text:p>4.382962</text:p>
          </table:table-cell>
          <table:table-cell office:value-type="float" office:value="4.563376" calcext:value-type="float">
            <text:p>4.563376</text:p>
          </table:table-cell>
          <table:table-cell office:value-type="float" office:value="4.918487" calcext:value-type="float">
            <text:p>4.918487</text:p>
          </table:table-cell>
          <table:table-cell office:value-type="float" office:value="0" calcext:value-type="float">
            <text:p>0</text:p>
          </table:table-cell>
          <table:table-cell office:value-type="float" office:value="0.01476733" calcext:value-type="float">
            <text:p>0.01476733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1" calcext:value-type="float">
            <text:p>18122001</text:p>
          </table:table-cell>
          <table:table-cell office:value-type="float" office:value="1.864633" calcext:value-type="float">
            <text:p>1.864633</text:p>
          </table:table-cell>
          <table:table-cell office:value-type="float" office:value="136.9886" calcext:value-type="float">
            <text:p>136.9886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70749" calcext:value-type="float">
            <text:p>17.70749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655" calcext:value-type="float">
            <text:p>0.0005007655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84742" calcext:value-type="float">
            <text:p>0.001384742</text:p>
          </table:table-cell>
          <table:table-cell office:value-type="float" office:value="1186.476" calcext:value-type="float">
            <text:p>1186.476</text:p>
          </table:table-cell>
          <table:table-cell office:value-type="float" office:value="1.385704" calcext:value-type="float">
            <text:p>1.385704</text:p>
          </table:table-cell>
          <table:table-cell office:value-type="float" office:value="0" calcext:value-type="float">
            <text:p>0</text:p>
          </table:table-cell>
          <table:table-cell office:value-type="float" office:value="0.08626418" calcext:value-type="float">
            <text:p>0.08626418</text:p>
          </table:table-cell>
          <table:table-cell office:value-type="float" office:value="0.1824548" calcext:value-type="float">
            <text:p>0.1824548</text:p>
          </table:table-cell>
          <table:table-cell office:value-type="float" office:value="0.07876677" calcext:value-type="float">
            <text:p>0.07876677</text:p>
          </table:table-cell>
          <table:table-cell office:value-type="float" office:value="0.04307906" calcext:value-type="float">
            <text:p>0.04307906</text:p>
          </table:table-cell>
          <table:table-cell office:value-type="float" office:value="0.03089975" calcext:value-type="float">
            <text:p>0.03089975</text:p>
          </table:table-cell>
          <table:table-cell office:value-type="float" office:value="0.01969047" calcext:value-type="float">
            <text:p>0.01969047</text:p>
          </table:table-cell>
          <table:table-cell office:value-type="float" office:value="0.02290659" calcext:value-type="float">
            <text:p>0.02290659</text:p>
          </table:table-cell>
          <table:table-cell office:value-type="float" office:value="0.05772182" calcext:value-type="float">
            <text:p>0.05772182</text:p>
          </table:table-cell>
          <table:table-cell office:value-type="float" office:value="0.1052967" calcext:value-type="float">
            <text:p>0.1052967</text:p>
          </table:table-cell>
          <table:table-cell office:value-type="float" office:value="0.1042881" calcext:value-type="float">
            <text:p>0.1042881</text:p>
          </table:table-cell>
          <table:table-cell office:value-type="float" office:value="0.1056058" calcext:value-type="float">
            <text:p>0.1056058</text:p>
          </table:table-cell>
          <table:table-cell office:value-type="float" office:value="0.1060375" calcext:value-type="float">
            <text:p>0.1060375</text:p>
          </table:table-cell>
          <table:table-cell office:value-type="float" office:value="0.1077475" calcext:value-type="float">
            <text:p>0.1077475</text:p>
          </table:table-cell>
          <table:table-cell office:value-type="float" office:value="0.1114435" calcext:value-type="float">
            <text:p>0.1114435</text:p>
          </table:table-cell>
          <table:table-cell office:value-type="float" office:value="0" calcext:value-type="float">
            <text:p>0</text:p>
          </table:table-cell>
          <table:table-cell office:value-type="float" office:value="23.52136" calcext:value-type="float">
            <text:p>23.52136</text:p>
          </table:table-cell>
          <table:table-cell office:value-type="float" office:value="24.37051" calcext:value-type="float">
            <text:p>24.37051</text:p>
          </table:table-cell>
          <table:table-cell office:value-type="float" office:value="11.43943" calcext:value-type="float">
            <text:p>11.43943</text:p>
          </table:table-cell>
          <table:table-cell office:value-type="float" office:value="6.308578" calcext:value-type="float">
            <text:p>6.308578</text:p>
          </table:table-cell>
          <table:table-cell office:value-type="float" office:value="4.523269" calcext:value-type="float">
            <text:p>4.523269</text:p>
          </table:table-cell>
          <table:table-cell office:value-type="float" office:value="1.772085" calcext:value-type="float">
            <text:p>1.772085</text:p>
          </table:table-cell>
          <table:table-cell office:value-type="float" office:value="1.301531" calcext:value-type="float">
            <text:p>1.301531</text:p>
          </table:table-cell>
          <table:table-cell office:value-type="float" office:value="2.737906" calcext:value-type="float">
            <text:p>2.737906</text:p>
          </table:table-cell>
          <table:table-cell office:value-type="float" office:value="4.179515" calcext:value-type="float">
            <text:p>4.179515</text:p>
          </table:table-cell>
          <table:table-cell office:value-type="float" office:value="4.143867" calcext:value-type="float">
            <text:p>4.143867</text:p>
          </table:table-cell>
          <table:table-cell office:value-type="float" office:value="4.333184" calcext:value-type="float">
            <text:p>4.333184</text:p>
          </table:table-cell>
          <table:table-cell office:value-type="float" office:value="4.392828" calcext:value-type="float">
            <text:p>4.392828</text:p>
          </table:table-cell>
          <table:table-cell office:value-type="float" office:value="4.573463" calcext:value-type="float">
            <text:p>4.573463</text:p>
          </table:table-cell>
          <table:table-cell office:value-type="float" office:value="4.92943" calcext:value-type="float">
            <text:p>4.92943</text:p>
          </table:table-cell>
          <table:table-cell office:value-type="float" office:value="0" calcext:value-type="float">
            <text:p>0</text:p>
          </table:table-cell>
          <table:table-cell office:value-type="float" office:value="0.01640346" calcext:value-type="float">
            <text:p>0.01640346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1" calcext:value-type="float">
            <text:p>19122001</text:p>
          </table:table-cell>
          <table:table-cell office:value-type="float" office:value="1.864743" calcext:value-type="float">
            <text:p>1.864743</text:p>
          </table:table-cell>
          <table:table-cell office:value-type="float" office:value="136.9869" calcext:value-type="float">
            <text:p>136.9869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73958" calcext:value-type="float">
            <text:p>17.73958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709" calcext:value-type="float">
            <text:p>0.0005007709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84793" calcext:value-type="float">
            <text:p>0.001384793</text:p>
          </table:table-cell>
          <table:table-cell office:value-type="float" office:value="1186.444" calcext:value-type="float">
            <text:p>1186.444</text:p>
          </table:table-cell>
          <table:table-cell office:value-type="float" office:value="1.386413" calcext:value-type="float">
            <text:p>1.386413</text:p>
          </table:table-cell>
          <table:table-cell office:value-type="float" office:value="0" calcext:value-type="float">
            <text:p>0</text:p>
          </table:table-cell>
          <table:table-cell office:value-type="float" office:value="0.09646855" calcext:value-type="float">
            <text:p>0.09646855</text:p>
          </table:table-cell>
          <table:table-cell office:value-type="float" office:value="0.182048" calcext:value-type="float">
            <text:p>0.182048</text:p>
          </table:table-cell>
          <table:table-cell office:value-type="float" office:value="0.07844839" calcext:value-type="float">
            <text:p>0.07844839</text:p>
          </table:table-cell>
          <table:table-cell office:value-type="float" office:value="0.04294668" calcext:value-type="float">
            <text:p>0.04294668</text:p>
          </table:table-cell>
          <table:table-cell office:value-type="float" office:value="0.03086854" calcext:value-type="float">
            <text:p>0.03086854</text:p>
          </table:table-cell>
          <table:table-cell office:value-type="float" office:value="0.0195159" calcext:value-type="float">
            <text:p>0.0195159</text:p>
          </table:table-cell>
          <table:table-cell office:value-type="float" office:value="0.02273989" calcext:value-type="float">
            <text:p>0.02273989</text:p>
          </table:table-cell>
          <table:table-cell office:value-type="float" office:value="0.05767369" calcext:value-type="float">
            <text:p>0.05767369</text:p>
          </table:table-cell>
          <table:table-cell office:value-type="float" office:value="0.105368" calcext:value-type="float">
            <text:p>0.105368</text:p>
          </table:table-cell>
          <table:table-cell office:value-type="float" office:value="0.1043709" calcext:value-type="float">
            <text:p>0.1043709</text:p>
          </table:table-cell>
          <table:table-cell office:value-type="float" office:value="0.1057046" calcext:value-type="float">
            <text:p>0.1057046</text:p>
          </table:table-cell>
          <table:table-cell office:value-type="float" office:value="0.1061392" calcext:value-type="float">
            <text:p>0.1061392</text:p>
          </table:table-cell>
          <table:table-cell office:value-type="float" office:value="0.1078548" calcext:value-type="float">
            <text:p>0.1078548</text:p>
          </table:table-cell>
          <table:table-cell office:value-type="float" office:value="0.1115598" calcext:value-type="float">
            <text:p>0.1115598</text:p>
          </table:table-cell>
          <table:table-cell office:value-type="float" office:value="0" calcext:value-type="float">
            <text:p>0</text:p>
          </table:table-cell>
          <table:table-cell office:value-type="float" office:value="23.48843" calcext:value-type="float">
            <text:p>23.48843</text:p>
          </table:table-cell>
          <table:table-cell office:value-type="float" office:value="24.35102" calcext:value-type="float">
            <text:p>24.35102</text:p>
          </table:table-cell>
          <table:table-cell office:value-type="float" office:value="11.43212" calcext:value-type="float">
            <text:p>11.43212</text:p>
          </table:table-cell>
          <table:table-cell office:value-type="float" office:value="6.304493" calcext:value-type="float">
            <text:p>6.304493</text:p>
          </table:table-cell>
          <table:table-cell office:value-type="float" office:value="4.520368" calcext:value-type="float">
            <text:p>4.520368</text:p>
          </table:table-cell>
          <table:table-cell office:value-type="float" office:value="1.772937" calcext:value-type="float">
            <text:p>1.772937</text:p>
          </table:table-cell>
          <table:table-cell office:value-type="float" office:value="1.303668" calcext:value-type="float">
            <text:p>1.303668</text:p>
          </table:table-cell>
          <table:table-cell office:value-type="float" office:value="2.743834" calcext:value-type="float">
            <text:p>2.743834</text:p>
          </table:table-cell>
          <table:table-cell office:value-type="float" office:value="4.188748" calcext:value-type="float">
            <text:p>4.188748</text:p>
          </table:table-cell>
          <table:table-cell office:value-type="float" office:value="4.153208" calcext:value-type="float">
            <text:p>4.153208</text:p>
          </table:table-cell>
          <table:table-cell office:value-type="float" office:value="4.342999" calcext:value-type="float">
            <text:p>4.342999</text:p>
          </table:table-cell>
          <table:table-cell office:value-type="float" office:value="4.402676" calcext:value-type="float">
            <text:p>4.402676</text:p>
          </table:table-cell>
          <table:table-cell office:value-type="float" office:value="4.583542" calcext:value-type="float">
            <text:p>4.583542</text:p>
          </table:table-cell>
          <table:table-cell office:value-type="float" office:value="4.940186" calcext:value-type="float">
            <text:p>4.940186</text:p>
          </table:table-cell>
          <table:table-cell office:value-type="float" office:value="0" calcext:value-type="float">
            <text:p>0</text:p>
          </table:table-cell>
          <table:table-cell office:value-type="float" office:value="0.02733001" calcext:value-type="float">
            <text:p>0.0273300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1" calcext:value-type="float">
            <text:p>20122001</text:p>
          </table:table-cell>
          <table:table-cell office:value-type="float" office:value="1.864741" calcext:value-type="float">
            <text:p>1.864741</text:p>
          </table:table-cell>
          <table:table-cell office:value-type="float" office:value="136.9854" calcext:value-type="float">
            <text:p>136.985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77167" calcext:value-type="float">
            <text:p>17.77167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753" calcext:value-type="float">
            <text:p>0.0005007753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84833" calcext:value-type="float">
            <text:p>0.001384833</text:p>
          </table:table-cell>
          <table:table-cell office:value-type="float" office:value="1186.413" calcext:value-type="float">
            <text:p>1186.413</text:p>
          </table:table-cell>
          <table:table-cell office:value-type="float" office:value="1.387925" calcext:value-type="float">
            <text:p>1.387925</text:p>
          </table:table-cell>
          <table:table-cell office:value-type="float" office:value="0" calcext:value-type="float">
            <text:p>0</text:p>
          </table:table-cell>
          <table:table-cell office:value-type="float" office:value="0.08829395" calcext:value-type="float">
            <text:p>0.08829395</text:p>
          </table:table-cell>
          <table:table-cell office:value-type="float" office:value="0.1819946" calcext:value-type="float">
            <text:p>0.1819946</text:p>
          </table:table-cell>
          <table:table-cell office:value-type="float" office:value="0.07892768" calcext:value-type="float">
            <text:p>0.07892768</text:p>
          </table:table-cell>
          <table:table-cell office:value-type="float" office:value="0.04307504" calcext:value-type="float">
            <text:p>0.04307504</text:p>
          </table:table-cell>
          <table:table-cell office:value-type="float" office:value="0.03098514" calcext:value-type="float">
            <text:p>0.03098514</text:p>
          </table:table-cell>
          <table:table-cell office:value-type="float" office:value="0.01945091" calcext:value-type="float">
            <text:p>0.01945091</text:p>
          </table:table-cell>
          <table:table-cell office:value-type="float" office:value="0.02268586" calcext:value-type="float">
            <text:p>0.02268586</text:p>
          </table:table-cell>
          <table:table-cell office:value-type="float" office:value="0.05763879" calcext:value-type="float">
            <text:p>0.05763879</text:p>
          </table:table-cell>
          <table:table-cell office:value-type="float" office:value="0.1054288" calcext:value-type="float">
            <text:p>0.1054288</text:p>
          </table:table-cell>
          <table:table-cell office:value-type="float" office:value="0.1044522" calcext:value-type="float">
            <text:p>0.1044522</text:p>
          </table:table-cell>
          <table:table-cell office:value-type="float" office:value="0.1058032" calcext:value-type="float">
            <text:p>0.1058032</text:p>
          </table:table-cell>
          <table:table-cell office:value-type="float" office:value="0.1062399" calcext:value-type="float">
            <text:p>0.1062399</text:p>
          </table:table-cell>
          <table:table-cell office:value-type="float" office:value="0.1079623" calcext:value-type="float">
            <text:p>0.1079623</text:p>
          </table:table-cell>
          <table:table-cell office:value-type="float" office:value="0.111676" calcext:value-type="float">
            <text:p>0.111676</text:p>
          </table:table-cell>
          <table:table-cell office:value-type="float" office:value="0" calcext:value-type="float">
            <text:p>0</text:p>
          </table:table-cell>
          <table:table-cell office:value-type="float" office:value="23.45723" calcext:value-type="float">
            <text:p>23.45723</text:p>
          </table:table-cell>
          <table:table-cell office:value-type="float" office:value="24.33194" calcext:value-type="float">
            <text:p>24.33194</text:p>
          </table:table-cell>
          <table:table-cell office:value-type="float" office:value="11.42486" calcext:value-type="float">
            <text:p>11.42486</text:p>
          </table:table-cell>
          <table:table-cell office:value-type="float" office:value="6.300435" calcext:value-type="float">
            <text:p>6.300435</text:p>
          </table:table-cell>
          <table:table-cell office:value-type="float" office:value="4.517488" calcext:value-type="float">
            <text:p>4.517488</text:p>
          </table:table-cell>
          <table:table-cell office:value-type="float" office:value="1.773753" calcext:value-type="float">
            <text:p>1.773753</text:p>
          </table:table-cell>
          <table:table-cell office:value-type="float" office:value="1.305774" calcext:value-type="float">
            <text:p>1.305774</text:p>
          </table:table-cell>
          <table:table-cell office:value-type="float" office:value="2.749727" calcext:value-type="float">
            <text:p>2.749727</text:p>
          </table:table-cell>
          <table:table-cell office:value-type="float" office:value="4.197981" calcext:value-type="float">
            <text:p>4.197981</text:p>
          </table:table-cell>
          <table:table-cell office:value-type="float" office:value="4.162548" calcext:value-type="float">
            <text:p>4.162548</text:p>
          </table:table-cell>
          <table:table-cell office:value-type="float" office:value="4.352812" calcext:value-type="float">
            <text:p>4.352812</text:p>
          </table:table-cell>
          <table:table-cell office:value-type="float" office:value="4.41252" calcext:value-type="float">
            <text:p>4.41252</text:p>
          </table:table-cell>
          <table:table-cell office:value-type="float" office:value="4.593589" calcext:value-type="float">
            <text:p>4.593589</text:p>
          </table:table-cell>
          <table:table-cell office:value-type="float" office:value="4.951183" calcext:value-type="float">
            <text:p>4.951183</text:p>
          </table:table-cell>
          <table:table-cell office:value-type="float" office:value="0" calcext:value-type="float">
            <text:p>0</text:p>
          </table:table-cell>
          <table:table-cell office:value-type="float" office:value="0.02500089" calcext:value-type="float">
            <text:p>0.02500089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1" calcext:value-type="float">
            <text:p>21122001</text:p>
          </table:table-cell>
          <table:table-cell office:value-type="float" office:value="1.864745" calcext:value-type="float">
            <text:p>1.864745</text:p>
          </table:table-cell>
          <table:table-cell office:value-type="float" office:value="136.9838" calcext:value-type="float">
            <text:p>136.9838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80372" calcext:value-type="float">
            <text:p>17.80372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753" calcext:value-type="float">
            <text:p>0.0005007753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84833" calcext:value-type="float">
            <text:p>0.001384833</text:p>
          </table:table-cell>
          <table:table-cell office:value-type="float" office:value="1186.381" calcext:value-type="float">
            <text:p>1186.381</text:p>
          </table:table-cell>
          <table:table-cell office:value-type="float" office:value="1.389352" calcext:value-type="float">
            <text:p>1.389352</text:p>
          </table:table-cell>
          <table:table-cell office:value-type="float" office:value="0" calcext:value-type="float">
            <text:p>0</text:p>
          </table:table-cell>
          <table:table-cell office:value-type="float" office:value="0.0718196" calcext:value-type="float">
            <text:p>0.0718196</text:p>
          </table:table-cell>
          <table:table-cell office:value-type="float" office:value="0.1815411" calcext:value-type="float">
            <text:p>0.1815411</text:p>
          </table:table-cell>
          <table:table-cell office:value-type="float" office:value="0.07915521" calcext:value-type="float">
            <text:p>0.07915521</text:p>
          </table:table-cell>
          <table:table-cell office:value-type="float" office:value="0.04314395" calcext:value-type="float">
            <text:p>0.04314395</text:p>
          </table:table-cell>
          <table:table-cell office:value-type="float" office:value="0.03103087" calcext:value-type="float">
            <text:p>0.03103087</text:p>
          </table:table-cell>
          <table:table-cell office:value-type="float" office:value="0.01942711" calcext:value-type="float">
            <text:p>0.01942711</text:p>
          </table:table-cell>
          <table:table-cell office:value-type="float" office:value="0.02269362" calcext:value-type="float">
            <text:p>0.02269362</text:p>
          </table:table-cell>
          <table:table-cell office:value-type="float" office:value="0.05764029" calcext:value-type="float">
            <text:p>0.05764029</text:p>
          </table:table-cell>
          <table:table-cell office:value-type="float" office:value="0.1054856" calcext:value-type="float">
            <text:p>0.1054856</text:p>
          </table:table-cell>
          <table:table-cell office:value-type="float" office:value="0.1045322" calcext:value-type="float">
            <text:p>0.1045322</text:p>
          </table:table-cell>
          <table:table-cell office:value-type="float" office:value="0.1059019" calcext:value-type="float">
            <text:p>0.1059019</text:p>
          </table:table-cell>
          <table:table-cell office:value-type="float" office:value="0.1063422" calcext:value-type="float">
            <text:p>0.1063422</text:p>
          </table:table-cell>
          <table:table-cell office:value-type="float" office:value="0.1080692" calcext:value-type="float">
            <text:p>0.1080692</text:p>
          </table:table-cell>
          <table:table-cell office:value-type="float" office:value="0.1117921" calcext:value-type="float">
            <text:p>0.1117921</text:p>
          </table:table-cell>
          <table:table-cell office:value-type="float" office:value="0" calcext:value-type="float">
            <text:p>0</text:p>
          </table:table-cell>
          <table:table-cell office:value-type="float" office:value="23.42278" calcext:value-type="float">
            <text:p>23.42278</text:p>
          </table:table-cell>
          <table:table-cell office:value-type="float" office:value="24.31307" calcext:value-type="float">
            <text:p>24.31307</text:p>
          </table:table-cell>
          <table:table-cell office:value-type="float" office:value="11.41773" calcext:value-type="float">
            <text:p>11.41773</text:p>
          </table:table-cell>
          <table:table-cell office:value-type="float" office:value="6.296442" calcext:value-type="float">
            <text:p>6.296442</text:p>
          </table:table-cell>
          <table:table-cell office:value-type="float" office:value="4.514648" calcext:value-type="float">
            <text:p>4.514648</text:p>
          </table:table-cell>
          <table:table-cell office:value-type="float" office:value="1.774561" calcext:value-type="float">
            <text:p>1.774561</text:p>
          </table:table-cell>
          <table:table-cell office:value-type="float" office:value="1.307865" calcext:value-type="float">
            <text:p>1.307865</text:p>
          </table:table-cell>
          <table:table-cell office:value-type="float" office:value="2.755594" calcext:value-type="float">
            <text:p>2.755594</text:p>
          </table:table-cell>
          <table:table-cell office:value-type="float" office:value="4.207191" calcext:value-type="float">
            <text:p>4.207191</text:p>
          </table:table-cell>
          <table:table-cell office:value-type="float" office:value="4.171887" calcext:value-type="float">
            <text:p>4.171887</text:p>
          </table:table-cell>
          <table:table-cell office:value-type="float" office:value="4.362614" calcext:value-type="float">
            <text:p>4.362614</text:p>
          </table:table-cell>
          <table:table-cell office:value-type="float" office:value="4.422369" calcext:value-type="float">
            <text:p>4.422369</text:p>
          </table:table-cell>
          <table:table-cell office:value-type="float" office:value="4.603629" calcext:value-type="float">
            <text:p>4.603629</text:p>
          </table:table-cell>
          <table:table-cell office:value-type="float" office:value="4.962154" calcext:value-type="float">
            <text:p>4.962154</text:p>
          </table:table-cell>
          <table:table-cell office:value-type="float" office:value="0" calcext:value-type="float">
            <text:p>0</text:p>
          </table:table-cell>
          <table:table-cell office:value-type="float" office:value="0.008178055" calcext:value-type="float">
            <text:p>0.008178055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1" calcext:value-type="float">
            <text:p>22122001</text:p>
          </table:table-cell>
          <table:table-cell office:value-type="float" office:value="1.864807" calcext:value-type="float">
            <text:p>1.864807</text:p>
          </table:table-cell>
          <table:table-cell office:value-type="float" office:value="136.9821" calcext:value-type="float">
            <text:p>136.9821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83566" calcext:value-type="float">
            <text:p>17.83566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753" calcext:value-type="float">
            <text:p>0.0005007753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84833" calcext:value-type="float">
            <text:p>0.001384833</text:p>
          </table:table-cell>
          <table:table-cell office:value-type="float" office:value="1186.35" calcext:value-type="float">
            <text:p>1186.35</text:p>
          </table:table-cell>
          <table:table-cell office:value-type="float" office:value="1.389683" calcext:value-type="float">
            <text:p>1.389683</text:p>
          </table:table-cell>
          <table:table-cell office:value-type="float" office:value="0" calcext:value-type="float">
            <text:p>0</text:p>
          </table:table-cell>
          <table:table-cell office:value-type="float" office:value="0.1184004" calcext:value-type="float">
            <text:p>0.1184004</text:p>
          </table:table-cell>
          <table:table-cell office:value-type="float" office:value="0.1836609" calcext:value-type="float">
            <text:p>0.1836609</text:p>
          </table:table-cell>
          <table:table-cell office:value-type="float" office:value="0.0781241" calcext:value-type="float">
            <text:p>0.0781241</text:p>
          </table:table-cell>
          <table:table-cell office:value-type="float" office:value="0.04285226" calcext:value-type="float">
            <text:p>0.04285226</text:p>
          </table:table-cell>
          <table:table-cell office:value-type="float" office:value="0.03088878" calcext:value-type="float">
            <text:p>0.03088878</text:p>
          </table:table-cell>
          <table:table-cell office:value-type="float" office:value="0.01946428" calcext:value-type="float">
            <text:p>0.01946428</text:p>
          </table:table-cell>
          <table:table-cell office:value-type="float" office:value="0.02274766" calcext:value-type="float">
            <text:p>0.02274766</text:p>
          </table:table-cell>
          <table:table-cell office:value-type="float" office:value="0.0576681" calcext:value-type="float">
            <text:p>0.0576681</text:p>
          </table:table-cell>
          <table:table-cell office:value-type="float" office:value="0.1055498" calcext:value-type="float">
            <text:p>0.1055498</text:p>
          </table:table-cell>
          <table:table-cell office:value-type="float" office:value="0.1046119" calcext:value-type="float">
            <text:p>0.1046119</text:p>
          </table:table-cell>
          <table:table-cell office:value-type="float" office:value="0.1060002" calcext:value-type="float">
            <text:p>0.1060002</text:p>
          </table:table-cell>
          <table:table-cell office:value-type="float" office:value="0.1064478" calcext:value-type="float">
            <text:p>0.1064478</text:p>
          </table:table-cell>
          <table:table-cell office:value-type="float" office:value="0.1081757" calcext:value-type="float">
            <text:p>0.1081757</text:p>
          </table:table-cell>
          <table:table-cell office:value-type="float" office:value="0.1119079" calcext:value-type="float">
            <text:p>0.1119079</text:p>
          </table:table-cell>
          <table:table-cell office:value-type="float" office:value="0" calcext:value-type="float">
            <text:p>0</text:p>
          </table:table-cell>
          <table:table-cell office:value-type="float" office:value="23.38502" calcext:value-type="float">
            <text:p>23.38502</text:p>
          </table:table-cell>
          <table:table-cell office:value-type="float" office:value="24.29389" calcext:value-type="float">
            <text:p>24.29389</text:p>
          </table:table-cell>
          <table:table-cell office:value-type="float" office:value="11.41074" calcext:value-type="float">
            <text:p>11.41074</text:p>
          </table:table-cell>
          <table:table-cell office:value-type="float" office:value="6.292529" calcext:value-type="float">
            <text:p>6.292529</text:p>
          </table:table-cell>
          <table:table-cell office:value-type="float" office:value="4.511894" calcext:value-type="float">
            <text:p>4.511894</text:p>
          </table:table-cell>
          <table:table-cell office:value-type="float" office:value="1.775378" calcext:value-type="float">
            <text:p>1.775378</text:p>
          </table:table-cell>
          <table:table-cell office:value-type="float" office:value="1.309955" calcext:value-type="float">
            <text:p>1.309955</text:p>
          </table:table-cell>
          <table:table-cell office:value-type="float" office:value="2.761446" calcext:value-type="float">
            <text:p>2.761446</text:p>
          </table:table-cell>
          <table:table-cell office:value-type="float" office:value="4.216378" calcext:value-type="float">
            <text:p>4.216378</text:p>
          </table:table-cell>
          <table:table-cell office:value-type="float" office:value="4.181228" calcext:value-type="float">
            <text:p>4.181228</text:p>
          </table:table-cell>
          <table:table-cell office:value-type="float" office:value="4.372399" calcext:value-type="float">
            <text:p>4.372399</text:p>
          </table:table-cell>
          <table:table-cell office:value-type="float" office:value="4.432188" calcext:value-type="float">
            <text:p>4.432188</text:p>
          </table:table-cell>
          <table:table-cell office:value-type="float" office:value="4.613645" calcext:value-type="float">
            <text:p>4.613645</text:p>
          </table:table-cell>
          <table:table-cell office:value-type="float" office:value="4.972502" calcext:value-type="float">
            <text:p>4.972502</text:p>
          </table:table-cell>
          <table:table-cell office:value-type="float" office:value="0" calcext:value-type="float">
            <text:p>0</text:p>
          </table:table-cell>
          <table:table-cell office:value-type="float" office:value="0.03113762" calcext:value-type="float">
            <text:p>0.0311376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1" calcext:value-type="float">
            <text:p>23122001</text:p>
          </table:table-cell>
          <table:table-cell office:value-type="float" office:value="1.864912" calcext:value-type="float">
            <text:p>1.864912</text:p>
          </table:table-cell>
          <table:table-cell office:value-type="float" office:value="136.9807" calcext:value-type="float">
            <text:p>136.9807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8677" calcext:value-type="float">
            <text:p>17.8677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825" calcext:value-type="float">
            <text:p>0.0005007825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84909" calcext:value-type="float">
            <text:p>0.001384909</text:p>
          </table:table-cell>
          <table:table-cell office:value-type="float" office:value="1186.319" calcext:value-type="float">
            <text:p>1186.319</text:p>
          </table:table-cell>
          <table:table-cell office:value-type="float" office:value="1.389485" calcext:value-type="float">
            <text:p>1.389485</text:p>
          </table:table-cell>
          <table:table-cell office:value-type="float" office:value="0" calcext:value-type="float">
            <text:p>0</text:p>
          </table:table-cell>
          <table:table-cell office:value-type="float" office:value="0.1261338" calcext:value-type="float">
            <text:p>0.1261338</text:p>
          </table:table-cell>
          <table:table-cell office:value-type="float" office:value="0.1787858" calcext:value-type="float">
            <text:p>0.1787858</text:p>
          </table:table-cell>
          <table:table-cell office:value-type="float" office:value="0.07669678" calcext:value-type="float">
            <text:p>0.07669678</text:p>
          </table:table-cell>
          <table:table-cell office:value-type="float" office:value="0.04234134" calcext:value-type="float">
            <text:p>0.04234134</text:p>
          </table:table-cell>
          <table:table-cell office:value-type="float" office:value="0.03059798" calcext:value-type="float">
            <text:p>0.03059798</text:p>
          </table:table-cell>
          <table:table-cell office:value-type="float" office:value="0.01914586" calcext:value-type="float">
            <text:p>0.01914586</text:p>
          </table:table-cell>
          <table:table-cell office:value-type="float" office:value="0.02244558" calcext:value-type="float">
            <text:p>0.02244558</text:p>
          </table:table-cell>
          <table:table-cell office:value-type="float" office:value="0.05764478" calcext:value-type="float">
            <text:p>0.05764478</text:p>
          </table:table-cell>
          <table:table-cell office:value-type="float" office:value="0.1056199" calcext:value-type="float">
            <text:p>0.1056199</text:p>
          </table:table-cell>
          <table:table-cell office:value-type="float" office:value="0.1046922" calcext:value-type="float">
            <text:p>0.1046922</text:p>
          </table:table-cell>
          <table:table-cell office:value-type="float" office:value="0.1060984" calcext:value-type="float">
            <text:p>0.1060984</text:p>
          </table:table-cell>
          <table:table-cell office:value-type="float" office:value="0.1065468" calcext:value-type="float">
            <text:p>0.1065468</text:p>
          </table:table-cell>
          <table:table-cell office:value-type="float" office:value="0.108283" calcext:value-type="float">
            <text:p>0.108283</text:p>
          </table:table-cell>
          <table:table-cell office:value-type="float" office:value="0.112023" calcext:value-type="float">
            <text:p>0.112023</text:p>
          </table:table-cell>
          <table:table-cell office:value-type="float" office:value="0" calcext:value-type="float">
            <text:p>0</text:p>
          </table:table-cell>
          <table:table-cell office:value-type="float" office:value="23.36452" calcext:value-type="float">
            <text:p>23.36452</text:p>
          </table:table-cell>
          <table:table-cell office:value-type="float" office:value="24.27483" calcext:value-type="float">
            <text:p>24.27483</text:p>
          </table:table-cell>
          <table:table-cell office:value-type="float" office:value="11.40325" calcext:value-type="float">
            <text:p>11.40325</text:p>
          </table:table-cell>
          <table:table-cell office:value-type="float" office:value="6.288405" calcext:value-type="float">
            <text:p>6.288405</text:p>
          </table:table-cell>
          <table:table-cell office:value-type="float" office:value="4.509083" calcext:value-type="float">
            <text:p>4.509083</text:p>
          </table:table-cell>
          <table:table-cell office:value-type="float" office:value="1.776146" calcext:value-type="float">
            <text:p>1.776146</text:p>
          </table:table-cell>
          <table:table-cell office:value-type="float" office:value="1.312016" calcext:value-type="float">
            <text:p>1.312016</text:p>
          </table:table-cell>
          <table:table-cell office:value-type="float" office:value="2.767268" calcext:value-type="float">
            <text:p>2.767268</text:p>
          </table:table-cell>
          <table:table-cell office:value-type="float" office:value="4.225565" calcext:value-type="float">
            <text:p>4.225565</text:p>
          </table:table-cell>
          <table:table-cell office:value-type="float" office:value="4.190563" calcext:value-type="float">
            <text:p>4.190563</text:p>
          </table:table-cell>
          <table:table-cell office:value-type="float" office:value="4.382185" calcext:value-type="float">
            <text:p>4.382185</text:p>
          </table:table-cell>
          <table:table-cell office:value-type="float" office:value="4.441993" calcext:value-type="float">
            <text:p>4.441993</text:p>
          </table:table-cell>
          <table:table-cell office:value-type="float" office:value="4.623646" calcext:value-type="float">
            <text:p>4.623646</text:p>
          </table:table-cell>
          <table:table-cell office:value-type="float" office:value="4.983067" calcext:value-type="float">
            <text:p>4.983067</text:p>
          </table:table-cell>
          <table:table-cell office:value-type="float" office:value="0" calcext:value-type="float">
            <text:p>0</text:p>
          </table:table-cell>
          <table:table-cell office:value-type="float" office:value="0.03362288" calcext:value-type="float">
            <text:p>0.0336228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1" calcext:value-type="float">
            <text:p>24122001</text:p>
          </table:table-cell>
          <table:table-cell office:value-type="float" office:value="1.864927" calcext:value-type="float">
            <text:p>1.864927</text:p>
          </table:table-cell>
          <table:table-cell office:value-type="float" office:value="136.9793" calcext:value-type="float">
            <text:p>136.9793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89982" calcext:value-type="float">
            <text:p>17.89982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908" calcext:value-type="float">
            <text:p>0.0005007908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84978" calcext:value-type="float">
            <text:p>0.001384978</text:p>
          </table:table-cell>
          <table:table-cell office:value-type="float" office:value="1186.288" calcext:value-type="float">
            <text:p>1186.288</text:p>
          </table:table-cell>
          <table:table-cell office:value-type="float" office:value="1.388964" calcext:value-type="float">
            <text:p>1.388964</text:p>
          </table:table-cell>
          <table:table-cell office:value-type="float" office:value="0" calcext:value-type="float">
            <text:p>0</text:p>
          </table:table-cell>
          <table:table-cell office:value-type="float" office:value="0.1475059" calcext:value-type="float">
            <text:p>0.1475059</text:p>
          </table:table-cell>
          <table:table-cell office:value-type="float" office:value="0.1917624" calcext:value-type="float">
            <text:p>0.1917624</text:p>
          </table:table-cell>
          <table:table-cell office:value-type="float" office:value="0.07599263" calcext:value-type="float">
            <text:p>0.07599263</text:p>
          </table:table-cell>
          <table:table-cell office:value-type="float" office:value="0.04205298" calcext:value-type="float">
            <text:p>0.04205298</text:p>
          </table:table-cell>
          <table:table-cell office:value-type="float" office:value="0.03041636" calcext:value-type="float">
            <text:p>0.03041636</text:p>
          </table:table-cell>
          <table:table-cell office:value-type="float" office:value="0.01891214" calcext:value-type="float">
            <text:p>0.01891214</text:p>
          </table:table-cell>
          <table:table-cell office:value-type="float" office:value="0.02238827" calcext:value-type="float">
            <text:p>0.02238827</text:p>
          </table:table-cell>
          <table:table-cell office:value-type="float" office:value="0.05758183" calcext:value-type="float">
            <text:p>0.05758183</text:p>
          </table:table-cell>
          <table:table-cell office:value-type="float" office:value="0.1056763" calcext:value-type="float">
            <text:p>0.1056763</text:p>
          </table:table-cell>
          <table:table-cell office:value-type="float" office:value="0.1047717" calcext:value-type="float">
            <text:p>0.1047717</text:p>
          </table:table-cell>
          <table:table-cell office:value-type="float" office:value="0.1061965" calcext:value-type="float">
            <text:p>0.1061965</text:p>
          </table:table-cell>
          <table:table-cell office:value-type="float" office:value="0.1066464" calcext:value-type="float">
            <text:p>0.1066464</text:p>
          </table:table-cell>
          <table:table-cell office:value-type="float" office:value="0.1083893" calcext:value-type="float">
            <text:p>0.1083893</text:p>
          </table:table-cell>
          <table:table-cell office:value-type="float" office:value="0.1121386" calcext:value-type="float">
            <text:p>0.1121386</text:p>
          </table:table-cell>
          <table:table-cell office:value-type="float" office:value="0" calcext:value-type="float">
            <text:p>0</text:p>
          </table:table-cell>
          <table:table-cell office:value-type="float" office:value="23.3495" calcext:value-type="float">
            <text:p>23.3495</text:p>
          </table:table-cell>
          <table:table-cell office:value-type="float" office:value="24.25832" calcext:value-type="float">
            <text:p>24.25832</text:p>
          </table:table-cell>
          <table:table-cell office:value-type="float" office:value="11.39554" calcext:value-type="float">
            <text:p>11.39554</text:p>
          </table:table-cell>
          <table:table-cell office:value-type="float" office:value="6.2842" calcext:value-type="float">
            <text:p>6.2842</text:p>
          </table:table-cell>
          <table:table-cell office:value-type="float" office:value="4.506224" calcext:value-type="float">
            <text:p>4.506224</text:p>
          </table:table-cell>
          <table:table-cell office:value-type="float" office:value="1.776846" calcext:value-type="float">
            <text:p>1.776846</text:p>
          </table:table-cell>
          <table:table-cell office:value-type="float" office:value="1.314026" calcext:value-type="float">
            <text:p>1.314026</text:p>
          </table:table-cell>
          <table:table-cell office:value-type="float" office:value="2.773061" calcext:value-type="float">
            <text:p>2.773061</text:p>
          </table:table-cell>
          <table:table-cell office:value-type="float" office:value="4.234734" calcext:value-type="float">
            <text:p>4.234734</text:p>
          </table:table-cell>
          <table:table-cell office:value-type="float" office:value="4.199865" calcext:value-type="float">
            <text:p>4.199865</text:p>
          </table:table-cell>
          <table:table-cell office:value-type="float" office:value="4.391971" calcext:value-type="float">
            <text:p>4.391971</text:p>
          </table:table-cell>
          <table:table-cell office:value-type="float" office:value="4.4518" calcext:value-type="float">
            <text:p>4.4518</text:p>
          </table:table-cell>
          <table:table-cell office:value-type="float" office:value="4.633625" calcext:value-type="float">
            <text:p>4.633625</text:p>
          </table:table-cell>
          <table:table-cell office:value-type="float" office:value="4.992049" calcext:value-type="float">
            <text:p>4.992049</text:p>
          </table:table-cell>
          <table:table-cell office:value-type="float" office:value="0" calcext:value-type="float">
            <text:p>0</text:p>
          </table:table-cell>
          <table:table-cell office:value-type="float" office:value="0.04830688" calcext:value-type="float">
            <text:p>0.0483068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1" calcext:value-type="float">
            <text:p>25122001</text:p>
          </table:table-cell>
          <table:table-cell office:value-type="float" office:value="1.86493" calcext:value-type="float">
            <text:p>1.86493</text:p>
          </table:table-cell>
          <table:table-cell office:value-type="float" office:value="136.978" calcext:value-type="float">
            <text:p>136.978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93224" calcext:value-type="float">
            <text:p>17.93224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918" calcext:value-type="float">
            <text:p>0.0005007918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84997" calcext:value-type="float">
            <text:p>0.001384997</text:p>
          </table:table-cell>
          <table:table-cell office:value-type="float" office:value="1186.256" calcext:value-type="float">
            <text:p>1186.256</text:p>
          </table:table-cell>
          <table:table-cell office:value-type="float" office:value="1.388369" calcext:value-type="float">
            <text:p>1.388369</text:p>
          </table:table-cell>
          <table:table-cell office:value-type="float" office:value="0" calcext:value-type="float">
            <text:p>0</text:p>
          </table:table-cell>
          <table:table-cell office:value-type="float" office:value="0.1346796" calcext:value-type="float">
            <text:p>0.1346796</text:p>
          </table:table-cell>
          <table:table-cell office:value-type="float" office:value="0.2094544" calcext:value-type="float">
            <text:p>0.2094544</text:p>
          </table:table-cell>
          <table:table-cell office:value-type="float" office:value="0.0760401" calcext:value-type="float">
            <text:p>0.0760401</text:p>
          </table:table-cell>
          <table:table-cell office:value-type="float" office:value="0.04180832" calcext:value-type="float">
            <text:p>0.04180832</text:p>
          </table:table-cell>
          <table:table-cell office:value-type="float" office:value="0.03025301" calcext:value-type="float">
            <text:p>0.03025301</text:p>
          </table:table-cell>
          <table:table-cell office:value-type="float" office:value="0.01870883" calcext:value-type="float">
            <text:p>0.01870883</text:p>
          </table:table-cell>
          <table:table-cell office:value-type="float" office:value="0.02230648" calcext:value-type="float">
            <text:p>0.02230648</text:p>
          </table:table-cell>
          <table:table-cell office:value-type="float" office:value="0.05751738" calcext:value-type="float">
            <text:p>0.05751738</text:p>
          </table:table-cell>
          <table:table-cell office:value-type="float" office:value="0.1057241" calcext:value-type="float">
            <text:p>0.1057241</text:p>
          </table:table-cell>
          <table:table-cell office:value-type="float" office:value="0.1048497" calcext:value-type="float">
            <text:p>0.1048497</text:p>
          </table:table-cell>
          <table:table-cell office:value-type="float" office:value="0.1062945" calcext:value-type="float">
            <text:p>0.1062945</text:p>
          </table:table-cell>
          <table:table-cell office:value-type="float" office:value="0.1067466" calcext:value-type="float">
            <text:p>0.1067466</text:p>
          </table:table-cell>
          <table:table-cell office:value-type="float" office:value="0.1084949" calcext:value-type="float">
            <text:p>0.1084949</text:p>
          </table:table-cell>
          <table:table-cell office:value-type="float" office:value="0.1122544" calcext:value-type="float">
            <text:p>0.1122544</text:p>
          </table:table-cell>
          <table:table-cell office:value-type="float" office:value="0" calcext:value-type="float">
            <text:p>0</text:p>
          </table:table-cell>
          <table:table-cell office:value-type="float" office:value="23.33577" calcext:value-type="float">
            <text:p>23.33577</text:p>
          </table:table-cell>
          <table:table-cell office:value-type="float" office:value="24.25085" calcext:value-type="float">
            <text:p>24.25085</text:p>
          </table:table-cell>
          <table:table-cell office:value-type="float" office:value="11.38767" calcext:value-type="float">
            <text:p>11.38767</text:p>
          </table:table-cell>
          <table:table-cell office:value-type="float" office:value="6.279955" calcext:value-type="float">
            <text:p>6.279955</text:p>
          </table:table-cell>
          <table:table-cell office:value-type="float" office:value="4.503341" calcext:value-type="float">
            <text:p>4.503341</text:p>
          </table:table-cell>
          <table:table-cell office:value-type="float" office:value="1.777493" calcext:value-type="float">
            <text:p>1.777493</text:p>
          </table:table-cell>
          <table:table-cell office:value-type="float" office:value="1.316006" calcext:value-type="float">
            <text:p>1.316006</text:p>
          </table:table-cell>
          <table:table-cell office:value-type="float" office:value="2.778816" calcext:value-type="float">
            <text:p>2.778816</text:p>
          </table:table-cell>
          <table:table-cell office:value-type="float" office:value="4.243876" calcext:value-type="float">
            <text:p>4.243876</text:p>
          </table:table-cell>
          <table:table-cell office:value-type="float" office:value="4.209168" calcext:value-type="float">
            <text:p>4.209168</text:p>
          </table:table-cell>
          <table:table-cell office:value-type="float" office:value="4.401756" calcext:value-type="float">
            <text:p>4.401756</text:p>
          </table:table-cell>
          <table:table-cell office:value-type="float" office:value="4.461598" calcext:value-type="float">
            <text:p>4.461598</text:p>
          </table:table-cell>
          <table:table-cell office:value-type="float" office:value="4.643588" calcext:value-type="float">
            <text:p>4.643588</text:p>
          </table:table-cell>
          <table:table-cell office:value-type="float" office:value="4.999986" calcext:value-type="float">
            <text:p>4.999986</text:p>
          </table:table-cell>
          <table:table-cell office:value-type="float" office:value="0" calcext:value-type="float">
            <text:p>0</text:p>
          </table:table-cell>
          <table:table-cell office:value-type="float" office:value="0.0271911" calcext:value-type="float">
            <text:p>0.027191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1" calcext:value-type="float">
            <text:p>26122001</text:p>
          </table:table-cell>
          <table:table-cell office:value-type="float" office:value="1.864918" calcext:value-type="float">
            <text:p>1.864918</text:p>
          </table:table-cell>
          <table:table-cell office:value-type="float" office:value="136.9768" calcext:value-type="float">
            <text:p>136.9768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96458" calcext:value-type="float">
            <text:p>17.96458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918" calcext:value-type="float">
            <text:p>0.0005007918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351529" calcext:value-type="float">
            <text:p>0.001351529</text:p>
          </table:table-cell>
          <table:table-cell office:value-type="float" office:value="1186.225" calcext:value-type="float">
            <text:p>1186.225</text:p>
          </table:table-cell>
          <table:table-cell office:value-type="float" office:value="1.387778" calcext:value-type="float">
            <text:p>1.387778</text:p>
          </table:table-cell>
          <table:table-cell office:value-type="float" office:value="0" calcext:value-type="float">
            <text:p>0</text:p>
          </table:table-cell>
          <table:table-cell office:value-type="float" office:value="0.1146597" calcext:value-type="float">
            <text:p>0.1146597</text:p>
          </table:table-cell>
          <table:table-cell office:value-type="float" office:value="0.1823839" calcext:value-type="float">
            <text:p>0.1823839</text:p>
          </table:table-cell>
          <table:table-cell office:value-type="float" office:value="0.0783015" calcext:value-type="float">
            <text:p>0.0783015</text:p>
          </table:table-cell>
          <table:table-cell office:value-type="float" office:value="0.04175407" calcext:value-type="float">
            <text:p>0.04175407</text:p>
          </table:table-cell>
          <table:table-cell office:value-type="float" office:value="0.03016818" calcext:value-type="float">
            <text:p>0.03016818</text:p>
          </table:table-cell>
          <table:table-cell office:value-type="float" office:value="0.01857507" calcext:value-type="float">
            <text:p>0.01857507</text:p>
          </table:table-cell>
          <table:table-cell office:value-type="float" office:value="0.02222628" calcext:value-type="float">
            <text:p>0.02222628</text:p>
          </table:table-cell>
          <table:table-cell office:value-type="float" office:value="0.0574564" calcext:value-type="float">
            <text:p>0.0574564</text:p>
          </table:table-cell>
          <table:table-cell office:value-type="float" office:value="0.1057653" calcext:value-type="float">
            <text:p>0.1057653</text:p>
          </table:table-cell>
          <table:table-cell office:value-type="float" office:value="0.1049257" calcext:value-type="float">
            <text:p>0.1049257</text:p>
          </table:table-cell>
          <table:table-cell office:value-type="float" office:value="0.106392" calcext:value-type="float">
            <text:p>0.106392</text:p>
          </table:table-cell>
          <table:table-cell office:value-type="float" office:value="0.10685" calcext:value-type="float">
            <text:p>0.10685</text:p>
          </table:table-cell>
          <table:table-cell office:value-type="float" office:value="0.1087207" calcext:value-type="float">
            <text:p>0.1087207</text:p>
          </table:table-cell>
          <table:table-cell office:value-type="float" office:value="0.1123314" calcext:value-type="float">
            <text:p>0.1123314</text:p>
          </table:table-cell>
          <table:table-cell office:value-type="float" office:value="0" calcext:value-type="float">
            <text:p>0</text:p>
          </table:table-cell>
          <table:table-cell office:value-type="float" office:value="23.31946" calcext:value-type="float">
            <text:p>23.31946</text:p>
          </table:table-cell>
          <table:table-cell office:value-type="float" office:value="24.24151" calcext:value-type="float">
            <text:p>24.24151</text:p>
          </table:table-cell>
          <table:table-cell office:value-type="float" office:value="11.38138" calcext:value-type="float">
            <text:p>11.38138</text:p>
          </table:table-cell>
          <table:table-cell office:value-type="float" office:value="6.27572" calcext:value-type="float">
            <text:p>6.27572</text:p>
          </table:table-cell>
          <table:table-cell office:value-type="float" office:value="4.500435" calcext:value-type="float">
            <text:p>4.500435</text:p>
          </table:table-cell>
          <table:table-cell office:value-type="float" office:value="1.778096" calcext:value-type="float">
            <text:p>1.778096</text:p>
          </table:table-cell>
          <table:table-cell office:value-type="float" office:value="1.317958" calcext:value-type="float">
            <text:p>1.317958</text:p>
          </table:table-cell>
          <table:table-cell office:value-type="float" office:value="2.784534" calcext:value-type="float">
            <text:p>2.784534</text:p>
          </table:table-cell>
          <table:table-cell office:value-type="float" office:value="4.25301" calcext:value-type="float">
            <text:p>4.25301</text:p>
          </table:table-cell>
          <table:table-cell office:value-type="float" office:value="4.21847" calcext:value-type="float">
            <text:p>4.21847</text:p>
          </table:table-cell>
          <table:table-cell office:value-type="float" office:value="4.411522" calcext:value-type="float">
            <text:p>4.411522</text:p>
          </table:table-cell>
          <table:table-cell office:value-type="float" office:value="4.471364" calcext:value-type="float">
            <text:p>4.471364</text:p>
          </table:table-cell>
          <table:table-cell office:value-type="float" office:value="4.65365" calcext:value-type="float">
            <text:p>4.65365</text:p>
          </table:table-cell>
          <table:table-cell office:value-type="float" office:value="5.009508" calcext:value-type="float">
            <text:p>5.009508</text:p>
          </table:table-cell>
          <table:table-cell office:value-type="float" office:value="0" calcext:value-type="float">
            <text:p>0</text:p>
          </table:table-cell>
          <table:table-cell office:value-type="float" office:value="0.01417681" calcext:value-type="float">
            <text:p>0.0141768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1" calcext:value-type="float">
            <text:p>27122001</text:p>
          </table:table-cell>
          <table:table-cell office:value-type="float" office:value="1.864876" calcext:value-type="float">
            <text:p>1.864876</text:p>
          </table:table-cell>
          <table:table-cell office:value-type="float" office:value="136.9757" calcext:value-type="float">
            <text:p>136.9757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7.99673" calcext:value-type="float">
            <text:p>17.99673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918" calcext:value-type="float">
            <text:p>0.0005007918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253696" calcext:value-type="float">
            <text:p>0.001253696</text:p>
          </table:table-cell>
          <table:table-cell office:value-type="float" office:value="1186.195" calcext:value-type="float">
            <text:p>1186.195</text:p>
          </table:table-cell>
          <table:table-cell office:value-type="float" office:value="1.387093" calcext:value-type="float">
            <text:p>1.387093</text:p>
          </table:table-cell>
          <table:table-cell office:value-type="float" office:value="0" calcext:value-type="float">
            <text:p>0</text:p>
          </table:table-cell>
          <table:table-cell office:value-type="float" office:value="0.1300961" calcext:value-type="float">
            <text:p>0.1300961</text:p>
          </table:table-cell>
          <table:table-cell office:value-type="float" office:value="0.187269" calcext:value-type="float">
            <text:p>0.187269</text:p>
          </table:table-cell>
          <table:table-cell office:value-type="float" office:value="0.07699176" calcext:value-type="float">
            <text:p>0.07699176</text:p>
          </table:table-cell>
          <table:table-cell office:value-type="float" office:value="0.04175947" calcext:value-type="float">
            <text:p>0.04175947</text:p>
          </table:table-cell>
          <table:table-cell office:value-type="float" office:value="0.03014325" calcext:value-type="float">
            <text:p>0.03014325</text:p>
          </table:table-cell>
          <table:table-cell office:value-type="float" office:value="0.01852392" calcext:value-type="float">
            <text:p>0.01852392</text:p>
          </table:table-cell>
          <table:table-cell office:value-type="float" office:value="0.02218927" calcext:value-type="float">
            <text:p>0.02218927</text:p>
          </table:table-cell>
          <table:table-cell office:value-type="float" office:value="0.05741705" calcext:value-type="float">
            <text:p>0.05741705</text:p>
          </table:table-cell>
          <table:table-cell office:value-type="float" office:value="0.105806" calcext:value-type="float">
            <text:p>0.105806</text:p>
          </table:table-cell>
          <table:table-cell office:value-type="float" office:value="0.1050004" calcext:value-type="float">
            <text:p>0.1050004</text:p>
          </table:table-cell>
          <table:table-cell office:value-type="float" office:value="0.1064892" calcext:value-type="float">
            <text:p>0.1064892</text:p>
          </table:table-cell>
          <table:table-cell office:value-type="float" office:value="0.106953" calcext:value-type="float">
            <text:p>0.106953</text:p>
          </table:table-cell>
          <table:table-cell office:value-type="float" office:value="0.1087443" calcext:value-type="float">
            <text:p>0.1087443</text:p>
          </table:table-cell>
          <table:table-cell office:value-type="float" office:value="0.1124632" calcext:value-type="float">
            <text:p>0.1124632</text:p>
          </table:table-cell>
          <table:table-cell office:value-type="float" office:value="0" calcext:value-type="float">
            <text:p>0</text:p>
          </table:table-cell>
          <table:table-cell office:value-type="float" office:value="23.30247" calcext:value-type="float">
            <text:p>23.30247</text:p>
          </table:table-cell>
          <table:table-cell office:value-type="float" office:value="24.22876" calcext:value-type="float">
            <text:p>24.22876</text:p>
          </table:table-cell>
          <table:table-cell office:value-type="float" office:value="11.37488" calcext:value-type="float">
            <text:p>11.37488</text:p>
          </table:table-cell>
          <table:table-cell office:value-type="float" office:value="6.271555" calcext:value-type="float">
            <text:p>6.271555</text:p>
          </table:table-cell>
          <table:table-cell office:value-type="float" office:value="4.497554" calcext:value-type="float">
            <text:p>4.497554</text:p>
          </table:table-cell>
          <table:table-cell office:value-type="float" office:value="1.778674" calcext:value-type="float">
            <text:p>1.778674</text:p>
          </table:table-cell>
          <table:table-cell office:value-type="float" office:value="1.319886" calcext:value-type="float">
            <text:p>1.319886</text:p>
          </table:table-cell>
          <table:table-cell office:value-type="float" office:value="2.79022" calcext:value-type="float">
            <text:p>2.79022</text:p>
          </table:table-cell>
          <table:table-cell office:value-type="float" office:value="4.262106" calcext:value-type="float">
            <text:p>4.262106</text:p>
          </table:table-cell>
          <table:table-cell office:value-type="float" office:value="4.227772" calcext:value-type="float">
            <text:p>4.227772</text:p>
          </table:table-cell>
          <table:table-cell office:value-type="float" office:value="4.421279" calcext:value-type="float">
            <text:p>4.421279</text:p>
          </table:table-cell>
          <table:table-cell office:value-type="float" office:value="4.481133" calcext:value-type="float">
            <text:p>4.481133</text:p>
          </table:table-cell>
          <table:table-cell office:value-type="float" office:value="4.663865" calcext:value-type="float">
            <text:p>4.663865</text:p>
          </table:table-cell>
          <table:table-cell office:value-type="float" office:value="5.019423" calcext:value-type="float">
            <text:p>5.019423</text:p>
          </table:table-cell>
          <table:table-cell office:value-type="float" office:value="0" calcext:value-type="float">
            <text:p>0</text:p>
          </table:table-cell>
          <table:table-cell office:value-type="float" office:value="0.02396049" calcext:value-type="float">
            <text:p>0.02396049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1" calcext:value-type="float">
            <text:p>28122001</text:p>
          </table:table-cell>
          <table:table-cell office:value-type="float" office:value="1.864826" calcext:value-type="float">
            <text:p>1.864826</text:p>
          </table:table-cell>
          <table:table-cell office:value-type="float" office:value="136.9745" calcext:value-type="float">
            <text:p>136.9745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8.02906" calcext:value-type="float">
            <text:p>18.02906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918" calcext:value-type="float">
            <text:p>0.0005007918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160837" calcext:value-type="float">
            <text:p>0.001160837</text:p>
          </table:table-cell>
          <table:table-cell office:value-type="float" office:value="1186.164" calcext:value-type="float">
            <text:p>1186.164</text:p>
          </table:table-cell>
          <table:table-cell office:value-type="float" office:value="1.386369" calcext:value-type="float">
            <text:p>1.386369</text:p>
          </table:table-cell>
          <table:table-cell office:value-type="float" office:value="0" calcext:value-type="float">
            <text:p>0</text:p>
          </table:table-cell>
          <table:table-cell office:value-type="float" office:value="0.1361221" calcext:value-type="float">
            <text:p>0.1361221</text:p>
          </table:table-cell>
          <table:table-cell office:value-type="float" office:value="0.1923927" calcext:value-type="float">
            <text:p>0.1923927</text:p>
          </table:table-cell>
          <table:table-cell office:value-type="float" office:value="0.08167246" calcext:value-type="float">
            <text:p>0.08167246</text:p>
          </table:table-cell>
          <table:table-cell office:value-type="float" office:value="0.04170605" calcext:value-type="float">
            <text:p>0.04170605</text:p>
          </table:table-cell>
          <table:table-cell office:value-type="float" office:value="0.03014372" calcext:value-type="float">
            <text:p>0.03014372</text:p>
          </table:table-cell>
          <table:table-cell office:value-type="float" office:value="0.01847382" calcext:value-type="float">
            <text:p>0.01847382</text:p>
          </table:table-cell>
          <table:table-cell office:value-type="float" office:value="0.02216709" calcext:value-type="float">
            <text:p>0.02216709</text:p>
          </table:table-cell>
          <table:table-cell office:value-type="float" office:value="0.05739723" calcext:value-type="float">
            <text:p>0.05739723</text:p>
          </table:table-cell>
          <table:table-cell office:value-type="float" office:value="0.1058516" calcext:value-type="float">
            <text:p>0.1058516</text:p>
          </table:table-cell>
          <table:table-cell office:value-type="float" office:value="0.1050745" calcext:value-type="float">
            <text:p>0.1050745</text:p>
          </table:table-cell>
          <table:table-cell office:value-type="float" office:value="0.1065863" calcext:value-type="float">
            <text:p>0.1065863</text:p>
          </table:table-cell>
          <table:table-cell office:value-type="float" office:value="0.1070533" calcext:value-type="float">
            <text:p>0.1070533</text:p>
          </table:table-cell>
          <table:table-cell office:value-type="float" office:value="0.1088255" calcext:value-type="float">
            <text:p>0.1088255</text:p>
          </table:table-cell>
          <table:table-cell office:value-type="float" office:value="0.1125831" calcext:value-type="float">
            <text:p>0.1125831</text:p>
          </table:table-cell>
          <table:table-cell office:value-type="float" office:value="0" calcext:value-type="float">
            <text:p>0</text:p>
          </table:table-cell>
          <table:table-cell office:value-type="float" office:value="23.28985" calcext:value-type="float">
            <text:p>23.28985</text:p>
          </table:table-cell>
          <table:table-cell office:value-type="float" office:value="24.21838" calcext:value-type="float">
            <text:p>24.21838</text:p>
          </table:table-cell>
          <table:table-cell office:value-type="float" office:value="11.36942" calcext:value-type="float">
            <text:p>11.36942</text:p>
          </table:table-cell>
          <table:table-cell office:value-type="float" office:value="6.267432" calcext:value-type="float">
            <text:p>6.267432</text:p>
          </table:table-cell>
          <table:table-cell office:value-type="float" office:value="4.494695" calcext:value-type="float">
            <text:p>4.494695</text:p>
          </table:table-cell>
          <table:table-cell office:value-type="float" office:value="1.779238" calcext:value-type="float">
            <text:p>1.779238</text:p>
          </table:table-cell>
          <table:table-cell office:value-type="float" office:value="1.3218" calcext:value-type="float">
            <text:p>1.3218</text:p>
          </table:table-cell>
          <table:table-cell office:value-type="float" office:value="2.795879" calcext:value-type="float">
            <text:p>2.795879</text:p>
          </table:table-cell>
          <table:table-cell office:value-type="float" office:value="4.271198" calcext:value-type="float">
            <text:p>4.271198</text:p>
          </table:table-cell>
          <table:table-cell office:value-type="float" office:value="4.237066" calcext:value-type="float">
            <text:p>4.237066</text:p>
          </table:table-cell>
          <table:table-cell office:value-type="float" office:value="4.431036" calcext:value-type="float">
            <text:p>4.431036</text:p>
          </table:table-cell>
          <table:table-cell office:value-type="float" office:value="4.490902" calcext:value-type="float">
            <text:p>4.490902</text:p>
          </table:table-cell>
          <table:table-cell office:value-type="float" office:value="4.673975" calcext:value-type="float">
            <text:p>4.673975</text:p>
          </table:table-cell>
          <table:table-cell office:value-type="float" office:value="5.027397" calcext:value-type="float">
            <text:p>5.027397</text:p>
          </table:table-cell>
          <table:table-cell office:value-type="float" office:value="0" calcext:value-type="float">
            <text:p>0</text:p>
          </table:table-cell>
          <table:table-cell office:value-type="float" office:value="0.03187531" calcext:value-type="float">
            <text:p>0.03187531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1" calcext:value-type="float">
            <text:p>29122001</text:p>
          </table:table-cell>
          <table:table-cell office:value-type="float" office:value="1.864806" calcext:value-type="float">
            <text:p>1.864806</text:p>
          </table:table-cell>
          <table:table-cell office:value-type="float" office:value="136.9734" calcext:value-type="float">
            <text:p>136.973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8.06142" calcext:value-type="float">
            <text:p>18.06142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918" calcext:value-type="float">
            <text:p>0.0005007918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098137" calcext:value-type="float">
            <text:p>0.001098137</text:p>
          </table:table-cell>
          <table:table-cell office:value-type="float" office:value="1186.133" calcext:value-type="float">
            <text:p>1186.133</text:p>
          </table:table-cell>
          <table:table-cell office:value-type="float" office:value="1.38572" calcext:value-type="float">
            <text:p>1.38572</text:p>
          </table:table-cell>
          <table:table-cell office:value-type="float" office:value="0" calcext:value-type="float">
            <text:p>0</text:p>
          </table:table-cell>
          <table:table-cell office:value-type="float" office:value="0.129108" calcext:value-type="float">
            <text:p>0.129108</text:p>
          </table:table-cell>
          <table:table-cell office:value-type="float" office:value="0.1904959" calcext:value-type="float">
            <text:p>0.1904959</text:p>
          </table:table-cell>
          <table:table-cell office:value-type="float" office:value="0.08399069" calcext:value-type="float">
            <text:p>0.08399069</text:p>
          </table:table-cell>
          <table:table-cell office:value-type="float" office:value="0.04158321" calcext:value-type="float">
            <text:p>0.04158321</text:p>
          </table:table-cell>
          <table:table-cell office:value-type="float" office:value="0.03006973" calcext:value-type="float">
            <text:p>0.03006973</text:p>
          </table:table-cell>
          <table:table-cell office:value-type="float" office:value="0.01839331" calcext:value-type="float">
            <text:p>0.01839331</text:p>
          </table:table-cell>
          <table:table-cell office:value-type="float" office:value="0.02212979" calcext:value-type="float">
            <text:p>0.02212979</text:p>
          </table:table-cell>
          <table:table-cell office:value-type="float" office:value="0.05738372" calcext:value-type="float">
            <text:p>0.05738372</text:p>
          </table:table-cell>
          <table:table-cell office:value-type="float" office:value="0.1059002" calcext:value-type="float">
            <text:p>0.1059002</text:p>
          </table:table-cell>
          <table:table-cell office:value-type="float" office:value="0.1051485" calcext:value-type="float">
            <text:p>0.1051485</text:p>
          </table:table-cell>
          <table:table-cell office:value-type="float" office:value="0.106683" calcext:value-type="float">
            <text:p>0.106683</text:p>
          </table:table-cell>
          <table:table-cell office:value-type="float" office:value="0.1071534" calcext:value-type="float">
            <text:p>0.1071534</text:p>
          </table:table-cell>
          <table:table-cell office:value-type="float" office:value="0.1089253" calcext:value-type="float">
            <text:p>0.1089253</text:p>
          </table:table-cell>
          <table:table-cell office:value-type="float" office:value="0.1127018" calcext:value-type="float">
            <text:p>0.1127018</text:p>
          </table:table-cell>
          <table:table-cell office:value-type="float" office:value="0" calcext:value-type="float">
            <text:p>0</text:p>
          </table:table-cell>
          <table:table-cell office:value-type="float" office:value="23.27561" calcext:value-type="float">
            <text:p>23.27561</text:p>
          </table:table-cell>
          <table:table-cell office:value-type="float" office:value="24.20758" calcext:value-type="float">
            <text:p>24.20758</text:p>
          </table:table-cell>
          <table:table-cell office:value-type="float" office:value="11.36609" calcext:value-type="float">
            <text:p>11.36609</text:p>
          </table:table-cell>
          <table:table-cell office:value-type="float" office:value="6.263279" calcext:value-type="float">
            <text:p>6.263279</text:p>
          </table:table-cell>
          <table:table-cell office:value-type="float" office:value="4.491847" calcext:value-type="float">
            <text:p>4.491847</text:p>
          </table:table-cell>
          <table:table-cell office:value-type="float" office:value="1.779783" calcext:value-type="float">
            <text:p>1.779783</text:p>
          </table:table-cell>
          <table:table-cell office:value-type="float" office:value="1.323698" calcext:value-type="float">
            <text:p>1.323698</text:p>
          </table:table-cell>
          <table:table-cell office:value-type="float" office:value="2.801515" calcext:value-type="float">
            <text:p>2.801515</text:p>
          </table:table-cell>
          <table:table-cell office:value-type="float" office:value="4.280248" calcext:value-type="float">
            <text:p>4.280248</text:p>
          </table:table-cell>
          <table:table-cell office:value-type="float" office:value="4.24633" calcext:value-type="float">
            <text:p>4.24633</text:p>
          </table:table-cell>
          <table:table-cell office:value-type="float" office:value="4.440794" calcext:value-type="float">
            <text:p>4.440794</text:p>
          </table:table-cell>
          <table:table-cell office:value-type="float" office:value="4.500671" calcext:value-type="float">
            <text:p>4.500671</text:p>
          </table:table-cell>
          <table:table-cell office:value-type="float" office:value="4.683996" calcext:value-type="float">
            <text:p>4.683996</text:p>
          </table:table-cell>
          <table:table-cell office:value-type="float" office:value="5.035924" calcext:value-type="float">
            <text:p>5.035924</text:p>
          </table:table-cell>
          <table:table-cell office:value-type="float" office:value="0" calcext:value-type="float">
            <text:p>0</text:p>
          </table:table-cell>
          <table:table-cell office:value-type="float" office:value="0.02354622" calcext:value-type="float">
            <text:p>0.02354622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1" calcext:value-type="float">
            <text:p>30122001</text:p>
          </table:table-cell>
          <table:table-cell office:value-type="float" office:value="1.864742" calcext:value-type="float">
            <text:p>1.864742</text:p>
          </table:table-cell>
          <table:table-cell office:value-type="float" office:value="136.9723" calcext:value-type="float">
            <text:p>136.9723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8.09382" calcext:value-type="float">
            <text:p>18.09382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918" calcext:value-type="float">
            <text:p>0.0005007918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098139" calcext:value-type="float">
            <text:p>0.001098139</text:p>
          </table:table-cell>
          <table:table-cell office:value-type="float" office:value="1186.102" calcext:value-type="float">
            <text:p>1186.102</text:p>
          </table:table-cell>
          <table:table-cell office:value-type="float" office:value="1.384992" calcext:value-type="float">
            <text:p>1.384992</text:p>
          </table:table-cell>
          <table:table-cell office:value-type="float" office:value="0" calcext:value-type="float">
            <text:p>0</text:p>
          </table:table-cell>
          <table:table-cell office:value-type="float" office:value="0.1395423" calcext:value-type="float">
            <text:p>0.1395423</text:p>
          </table:table-cell>
          <table:table-cell office:value-type="float" office:value="0.189214" calcext:value-type="float">
            <text:p>0.189214</text:p>
          </table:table-cell>
          <table:table-cell office:value-type="float" office:value="0.08106293" calcext:value-type="float">
            <text:p>0.08106293</text:p>
          </table:table-cell>
          <table:table-cell office:value-type="float" office:value="0.04330747" calcext:value-type="float">
            <text:p>0.04330747</text:p>
          </table:table-cell>
          <table:table-cell office:value-type="float" office:value="0.0300163" calcext:value-type="float">
            <text:p>0.0300163</text:p>
          </table:table-cell>
          <table:table-cell office:value-type="float" office:value="0.01831885" calcext:value-type="float">
            <text:p>0.01831885</text:p>
          </table:table-cell>
          <table:table-cell office:value-type="float" office:value="0.02209141" calcext:value-type="float">
            <text:p>0.02209141</text:p>
          </table:table-cell>
          <table:table-cell office:value-type="float" office:value="0.05737146" calcext:value-type="float">
            <text:p>0.05737146</text:p>
          </table:table-cell>
          <table:table-cell office:value-type="float" office:value="0.1059483" calcext:value-type="float">
            <text:p>0.1059483</text:p>
          </table:table-cell>
          <table:table-cell office:value-type="float" office:value="0.1052228" calcext:value-type="float">
            <text:p>0.1052228</text:p>
          </table:table-cell>
          <table:table-cell office:value-type="float" office:value="0.1067796" calcext:value-type="float">
            <text:p>0.1067796</text:p>
          </table:table-cell>
          <table:table-cell office:value-type="float" office:value="0.1072534" calcext:value-type="float">
            <text:p>0.1072534</text:p>
          </table:table-cell>
          <table:table-cell office:value-type="float" office:value="0.1090308" calcext:value-type="float">
            <text:p>0.1090308</text:p>
          </table:table-cell>
          <table:table-cell office:value-type="float" office:value="0.112821" calcext:value-type="float">
            <text:p>0.112821</text:p>
          </table:table-cell>
          <table:table-cell office:value-type="float" office:value="0" calcext:value-type="float">
            <text:p>0</text:p>
          </table:table-cell>
          <table:table-cell office:value-type="float" office:value="23.26418" calcext:value-type="float">
            <text:p>23.26418</text:p>
          </table:table-cell>
          <table:table-cell office:value-type="float" office:value="24.19745" calcext:value-type="float">
            <text:p>24.19745</text:p>
          </table:table-cell>
          <table:table-cell office:value-type="float" office:value="11.36295" calcext:value-type="float">
            <text:p>11.36295</text:p>
          </table:table-cell>
          <table:table-cell office:value-type="float" office:value="6.25952" calcext:value-type="float">
            <text:p>6.25952</text:p>
          </table:table-cell>
          <table:table-cell office:value-type="float" office:value="4.489005" calcext:value-type="float">
            <text:p>4.489005</text:p>
          </table:table-cell>
          <table:table-cell office:value-type="float" office:value="1.780305" calcext:value-type="float">
            <text:p>1.780305</text:p>
          </table:table-cell>
          <table:table-cell office:value-type="float" office:value="1.325579" calcext:value-type="float">
            <text:p>1.325579</text:p>
          </table:table-cell>
          <table:table-cell office:value-type="float" office:value="2.807122" calcext:value-type="float">
            <text:p>2.807122</text:p>
          </table:table-cell>
          <table:table-cell office:value-type="float" office:value="4.289298" calcext:value-type="float">
            <text:p>4.289298</text:p>
          </table:table-cell>
          <table:table-cell office:value-type="float" office:value="4.255594" calcext:value-type="float">
            <text:p>4.255594</text:p>
          </table:table-cell>
          <table:table-cell office:value-type="float" office:value="4.450551" calcext:value-type="float">
            <text:p>4.450551</text:p>
          </table:table-cell>
          <table:table-cell office:value-type="float" office:value="4.510439" calcext:value-type="float">
            <text:p>4.510439</text:p>
          </table:table-cell>
          <table:table-cell office:value-type="float" office:value="4.693966" calcext:value-type="float">
            <text:p>4.693966</text:p>
          </table:table-cell>
          <table:table-cell office:value-type="float" office:value="5.044089" calcext:value-type="float">
            <text:p>5.044089</text:p>
          </table:table-cell>
          <table:table-cell office:value-type="float" office:value="0" calcext:value-type="float">
            <text:p>0</text:p>
          </table:table-cell>
          <table:table-cell office:value-type="float" office:value="0.04177688" calcext:value-type="float">
            <text:p>0.04177688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1" calcext:value-type="float">
            <text:p>31122001</text:p>
          </table:table-cell>
          <table:table-cell office:value-type="float" office:value="1.864742" calcext:value-type="float">
            <text:p>1.864742</text:p>
          </table:table-cell>
          <table:table-cell office:value-type="float" office:value="136.9714" calcext:value-type="float">
            <text:p>136.9714</text:p>
          </table:table-cell>
          <table:table-cell office:value-type="float" office:value="5" calcext:value-type="float">
            <text:p>5</text:p>
          </table:table-cell>
          <table:table-cell office:value-type="float" office:value="-1.012898" calcext:value-type="float">
            <text:p>-1.012898</text:p>
          </table:table-cell>
          <table:table-cell office:value-type="float" office:value="18.12615" calcext:value-type="float">
            <text:p>18.12615</text:p>
          </table:table-cell>
          <table:table-cell office:value-type="float" office:value="0.01102291" calcext:value-type="float">
            <text:p>0.01102291</text:p>
          </table:table-cell>
          <table:table-cell office:value-type="float" office:value="0.0005007918" calcext:value-type="float">
            <text:p>0.0005007918</text:p>
          </table:table-cell>
          <table:table-cell office:value-type="float" office:value="0.01146799" calcext:value-type="float">
            <text:p>0.01146799</text:p>
          </table:table-cell>
          <table:table-cell office:value-type="float" office:value="0.001098147" calcext:value-type="float">
            <text:p>0.001098147</text:p>
          </table:table-cell>
          <table:table-cell office:value-type="float" office:value="1186.07" calcext:value-type="float">
            <text:p>1186.07</text:p>
          </table:table-cell>
          <table:table-cell office:value-type="float" office:value="1.384408" calcext:value-type="float">
            <text:p>1.384408</text:p>
          </table:table-cell>
          <table:table-cell office:value-type="float" office:value="0" calcext:value-type="float">
            <text:p>0</text:p>
          </table:table-cell>
          <table:table-cell office:value-type="float" office:value="0.1277787" calcext:value-type="float">
            <text:p>0.1277787</text:p>
          </table:table-cell>
          <table:table-cell office:value-type="float" office:value="0.1878995" calcext:value-type="float">
            <text:p>0.1878995</text:p>
          </table:table-cell>
          <table:table-cell office:value-type="float" office:value="0.07696633" calcext:value-type="float">
            <text:p>0.07696633</text:p>
          </table:table-cell>
          <table:table-cell office:value-type="float" office:value="0.04542098" calcext:value-type="float">
            <text:p>0.04542098</text:p>
          </table:table-cell>
          <table:table-cell office:value-type="float" office:value="0.02998769" calcext:value-type="float">
            <text:p>0.02998769</text:p>
          </table:table-cell>
          <table:table-cell office:value-type="float" office:value="0.01826837" calcext:value-type="float">
            <text:p>0.01826837</text:p>
          </table:table-cell>
          <table:table-cell office:value-type="float" office:value="0.02205989" calcext:value-type="float">
            <text:p>0.02205989</text:p>
          </table:table-cell>
          <table:table-cell office:value-type="float" office:value="0.05736436" calcext:value-type="float">
            <text:p>0.05736436</text:p>
          </table:table-cell>
          <table:table-cell office:value-type="float" office:value="0.1059966" calcext:value-type="float">
            <text:p>0.1059966</text:p>
          </table:table-cell>
          <table:table-cell office:value-type="float" office:value="0.1052975" calcext:value-type="float">
            <text:p>0.1052975</text:p>
          </table:table-cell>
          <table:table-cell office:value-type="float" office:value="0.1068761" calcext:value-type="float">
            <text:p>0.1068761</text:p>
          </table:table-cell>
          <table:table-cell office:value-type="float" office:value="0.1073542" calcext:value-type="float">
            <text:p>0.1073542</text:p>
          </table:table-cell>
          <table:table-cell office:value-type="float" office:value="0.1091375" calcext:value-type="float">
            <text:p>0.1091375</text:p>
          </table:table-cell>
          <table:table-cell office:value-type="float" office:value="0.1129376" calcext:value-type="float">
            <text:p>0.1129376</text:p>
          </table:table-cell>
          <table:table-cell office:value-type="float" office:value="0" calcext:value-type="float">
            <text:p>0</text:p>
          </table:table-cell>
          <table:table-cell office:value-type="float" office:value="23.25095" calcext:value-type="float">
            <text:p>23.25095</text:p>
          </table:table-cell>
          <table:table-cell office:value-type="float" office:value="24.18669" calcext:value-type="float">
            <text:p>24.18669</text:p>
          </table:table-cell>
          <table:table-cell office:value-type="float" office:value="11.35904" calcext:value-type="float">
            <text:p>11.35904</text:p>
          </table:table-cell>
          <table:table-cell office:value-type="float" office:value="6.256886" calcext:value-type="float">
            <text:p>6.256886</text:p>
          </table:table-cell>
          <table:table-cell office:value-type="float" office:value="4.486196" calcext:value-type="float">
            <text:p>4.486196</text:p>
          </table:table-cell>
          <table:table-cell office:value-type="float" office:value="1.780809" calcext:value-type="float">
            <text:p>1.780809</text:p>
          </table:table-cell>
          <table:table-cell office:value-type="float" office:value="1.327444" calcext:value-type="float">
            <text:p>1.327444</text:p>
          </table:table-cell>
          <table:table-cell office:value-type="float" office:value="2.812708" calcext:value-type="float">
            <text:p>2.812708</text:p>
          </table:table-cell>
          <table:table-cell office:value-type="float" office:value="4.298306" calcext:value-type="float">
            <text:p>4.298306</text:p>
          </table:table-cell>
          <table:table-cell office:value-type="float" office:value="4.264856" calcext:value-type="float">
            <text:p>4.264856</text:p>
          </table:table-cell>
          <table:table-cell office:value-type="float" office:value="4.460284" calcext:value-type="float">
            <text:p>4.460284</text:p>
          </table:table-cell>
          <table:table-cell office:value-type="float" office:value="4.520208" calcext:value-type="float">
            <text:p>4.520208</text:p>
          </table:table-cell>
          <table:table-cell office:value-type="float" office:value="4.703924" calcext:value-type="float">
            <text:p>4.703924</text:p>
          </table:table-cell>
          <table:table-cell office:value-type="float" office:value="5.052467" calcext:value-type="float">
            <text:p>5.052467</text:p>
          </table:table-cell>
          <table:table-cell office:value-type="float" office:value="0" calcext:value-type="float">
            <text:p>0</text:p>
          </table:table-cell>
          <table:table-cell office:value-type="float" office:value="0.0148689" calcext:value-type="float">
            <text:p>0.0148689</text:p>
          </table:table-cell>
          <table:table-cell office:value-type="float" office:value="0" calcext:value-type="float">
            <text:p>0</text:p>
          </table:table-cell>
          <table:table-cell office:value-type="float" office:value="1.017879" calcext:value-type="float">
            <text:p>1.017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7:50:42.285743981</dc:date>
    <meta:editing-duration>PT7S</meta:editing-duration>
    <meta:editing-cycles>1</meta:editing-cycles>
    <meta:document-statistic meta:table-count="1" meta:cell-count="17202" meta:object-count="0"/>
    <meta:generator>LibreOffice/6.4.7.2$Linux_X86_64 LibreOffice_project/40$Build-2</meta:generator>
  </office:meta>
</office:document-meta>
</file>